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105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2.01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56.11mm"/>
    </style:style>
    <style:style style:name="co6" style:family="table-column">
      <style:table-column-properties fo:break-before="auto" style:column-width="5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18.93mm" svg:y="1m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6mm" svg:y="4.53mm">
            <draw:object draw:notify-on-update-of-ranges="Sheet1.B1:Sheet1.B1 Sheet1.B2:Sheet1.B801 Sheet1.F1:Sheet1.F1 Sheet1.F2:Sheet1.F8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20000wmin20000-116-s405621139c1649266.ukp</text:p>
          </table:table-cell>
          <table:table-cell office:value-type="float" office:value="1.68122" calcext:value-type="float">
            <text:p>1.68122</text:p>
          </table:table-cell>
          <table:table-cell office:value-type="float" office:value="1.73" calcext:value-type="float">
            <text:p>1.73</text:p>
          </table:table-cell>
          <table:table-cell office:value-type="float" office:value="45208" calcext:value-type="float">
            <text:p>45208</text:p>
          </table:table-cell>
          <table:table-cell office:value-type="float" office:value="2064548" calcext:value-type="float">
            <text:p>20645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2064548" calcext:value-type="float">
            <text:p>2064548</text:p>
          </table:table-cell>
          <table:table-cell table:formula="of:=[Sheet1.E2]-[Sheet1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8-s948885877c1154829.ukp</text:p>
          </table:table-cell>
          <table:table-cell office:value-type="float" office:value="1.53769" calcext:value-type="float">
            <text:p>1.53769</text:p>
          </table:table-cell>
          <table:table-cell office:value-type="float" office:value="1.58" calcext:value-type="float">
            <text:p>1.58</text:p>
          </table:table-cell>
          <table:table-cell office:value-type="float" office:value="37604" calcext:value-type="float">
            <text:p>37604</text:p>
          </table:table-cell>
          <table:table-cell office:value-type="float" office:value="1462346" calcext:value-type="float">
            <text:p>146234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1462346" calcext:value-type="float">
            <text:p>1462346</text:p>
          </table:table-cell>
          <table:table-cell table:formula="of:=[Sheet1.E3]-[Sheet1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3-s285045789c1918878.ukp</text:p>
          </table:table-cell>
          <table:table-cell office:value-type="float" office:value="1.64875" calcext:value-type="float">
            <text:p>1.64875</text:p>
          </table:table-cell>
          <table:table-cell office:value-type="float" office:value="1.7" calcext:value-type="float">
            <text:p>1.7</text:p>
          </table:table-cell>
          <table:table-cell office:value-type="float" office:value="49336" calcext:value-type="float">
            <text:p>49336</text:p>
          </table:table-cell>
          <table:table-cell office:value-type="float" office:value="2399159" calcext:value-type="float">
            <text:p>239915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20" calcext:value-type="float">
            <text:p>8420</text:p>
          </table:table-cell>
          <table:table-cell office:value-type="float" office:value="2399159" calcext:value-type="float">
            <text:p>2399159</text:p>
          </table:table-cell>
          <table:table-cell table:formula="of:=[Sheet1.E4]-[Sheet1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7-s852514704c1815894.ukp</text:p>
          </table:table-cell>
          <table:table-cell office:value-type="float" office:value="1.56567" calcext:value-type="float">
            <text:p>1.56567</text:p>
          </table:table-cell>
          <table:table-cell office:value-type="float" office:value="1.61" calcext:value-type="float">
            <text:p>1.61</text:p>
          </table:table-cell>
          <table:table-cell office:value-type="float" office:value="47328" calcext:value-type="float">
            <text:p>47328</text:p>
          </table:table-cell>
          <table:table-cell office:value-type="float" office:value="2340630" calcext:value-type="float">
            <text:p>234063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964" calcext:value-type="float">
            <text:p>8964</text:p>
          </table:table-cell>
          <table:table-cell office:value-type="float" office:value="2340630" calcext:value-type="float">
            <text:p>2340630</text:p>
          </table:table-cell>
          <table:table-cell table:formula="of:=[Sheet1.E5]-[Sheet1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1-s259905739c1734985.ukp</text:p>
          </table:table-cell>
          <table:table-cell office:value-type="float" office:value="1.28977" calcext:value-type="float">
            <text:p>1.28977</text:p>
          </table:table-cell>
          <table:table-cell office:value-type="float" office:value="1.34" calcext:value-type="float">
            <text:p>1.34</text:p>
          </table:table-cell>
          <table:table-cell office:value-type="float" office:value="46424" calcext:value-type="float">
            <text:p>46424</text:p>
          </table:table-cell>
          <table:table-cell office:value-type="float" office:value="2181126" calcext:value-type="float">
            <text:p>21811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920" calcext:value-type="float">
            <text:p>7920</text:p>
          </table:table-cell>
          <table:table-cell office:value-type="float" office:value="2181126" calcext:value-type="float">
            <text:p>2181126</text:p>
          </table:table-cell>
          <table:table-cell table:formula="of:=[Sheet1.E6]-[Sheet1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6-s11639593c1239395.ukp</text:p>
          </table:table-cell>
          <table:table-cell office:value-type="float" office:value="1.36642" calcext:value-type="float">
            <text:p>1.36642</text:p>
          </table:table-cell>
          <table:table-cell office:value-type="float" office:value="1.41" calcext:value-type="float">
            <text:p>1.41</text:p>
          </table:table-cell>
          <table:table-cell office:value-type="float" office:value="38976" calcext:value-type="float">
            <text:p>38976</text:p>
          </table:table-cell>
          <table:table-cell office:value-type="float" office:value="1556242" calcext:value-type="float">
            <text:p>155624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1556242" calcext:value-type="float">
            <text:p>1556242</text:p>
          </table:table-cell>
          <table:table-cell table:formula="of:=[Sheet1.E7]-[Sheet1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-s999292130c1450970.ukp</text:p>
          </table:table-cell>
          <table:table-cell office:value-type="float" office:value="1.36406" calcext:value-type="float">
            <text:p>1.36406</text:p>
          </table:table-cell>
          <table:table-cell office:value-type="float" office:value="1.43" calcext:value-type="float">
            <text:p>1.43</text:p>
          </table:table-cell>
          <table:table-cell office:value-type="float" office:value="42156" calcext:value-type="float">
            <text:p>42156</text:p>
          </table:table-cell>
          <table:table-cell office:value-type="float" office:value="1814060" calcext:value-type="float">
            <text:p>18140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332" calcext:value-type="float">
            <text:p>8332</text:p>
          </table:table-cell>
          <table:table-cell office:value-type="float" office:value="1814060" calcext:value-type="float">
            <text:p>1814060</text:p>
          </table:table-cell>
          <table:table-cell table:formula="of:=[Sheet1.E8]-[Sheet1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6-s88272139c1966020.ukp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1.71" calcext:value-type="float">
            <text:p>1.71</text:p>
          </table:table-cell>
          <table:table-cell office:value-type="float" office:value="50092" calcext:value-type="float">
            <text:p>50092</text:p>
          </table:table-cell>
          <table:table-cell office:value-type="float" office:value="2469369" calcext:value-type="float">
            <text:p>246936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036" calcext:value-type="float">
            <text:p>8036</text:p>
          </table:table-cell>
          <table:table-cell office:value-type="float" office:value="2469369" calcext:value-type="float">
            <text:p>2469369</text:p>
          </table:table-cell>
          <table:table-cell table:formula="of:=[Sheet1.E9]-[Sheet1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6-s764445182c1735590.ukp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39" calcext:value-type="float">
            <text:p>1.39</text:p>
          </table:table-cell>
          <table:table-cell office:value-type="float" office:value="46616" calcext:value-type="float">
            <text:p>46616</text:p>
          </table:table-cell>
          <table:table-cell office:value-type="float" office:value="2178228" calcext:value-type="float">
            <text:p>217822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132" calcext:value-type="float">
            <text:p>8132</text:p>
          </table:table-cell>
          <table:table-cell office:value-type="float" office:value="2178228" calcext:value-type="float">
            <text:p>2178228</text:p>
          </table:table-cell>
          <table:table-cell table:formula="of:=[Sheet1.E10]-[Sheet1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0-s818489023c1628893.ukp</text:p>
          </table:table-cell>
          <table:table-cell office:value-type="float" office:value="10.7577" calcext:value-type="float">
            <text:p>10.7577</text:p>
          </table:table-cell>
          <table:table-cell office:value-type="float" office:value="10.95" calcext:value-type="float">
            <text:p>10.95</text:p>
          </table:table-cell>
          <table:table-cell office:value-type="float" office:value="45944" calcext:value-type="float">
            <text:p>45944</text:p>
          </table:table-cell>
          <table:table-cell office:value-type="float" office:value="4917839" calcext:value-type="float">
            <text:p>491783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20" calcext:value-type="float">
            <text:p>12120</text:p>
          </table:table-cell>
          <table:table-cell office:value-type="float" office:value="4917839" calcext:value-type="float">
            <text:p>4917839</text:p>
          </table:table-cell>
          <table:table-cell table:formula="of:=[Sheet1.E11]-[Sheet1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5-s452751349c1803621.ukp</text:p>
          </table:table-cell>
          <table:table-cell office:value-type="float" office:value="2.02891" calcext:value-type="float">
            <text:p>2.02891</text:p>
          </table:table-cell>
          <table:table-cell office:value-type="float" office:value="2.09" calcext:value-type="float">
            <text:p>2.09</text:p>
          </table:table-cell>
          <table:table-cell office:value-type="float" office:value="47204" calcext:value-type="float">
            <text:p>47204</text:p>
          </table:table-cell>
          <table:table-cell office:value-type="float" office:value="2318161" calcext:value-type="float">
            <text:p>2318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484" calcext:value-type="float">
            <text:p>8484</text:p>
          </table:table-cell>
          <table:table-cell office:value-type="float" office:value="2318161" calcext:value-type="float">
            <text:p>2318161</text:p>
          </table:table-cell>
          <table:table-cell table:formula="of:=[Sheet1.E12]-[Sheet1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8-s753852548c1554051.ukp</text:p>
          </table:table-cell>
          <table:table-cell office:value-type="float" office:value="1.2221" calcext:value-type="float">
            <text:p>1.2221</text:p>
          </table:table-cell>
          <table:table-cell office:value-type="float" office:value="1.27" calcext:value-type="float">
            <text:p>1.27</text:p>
          </table:table-cell>
          <table:table-cell office:value-type="float" office:value="43620" calcext:value-type="float">
            <text:p>43620</text:p>
          </table:table-cell>
          <table:table-cell office:value-type="float" office:value="1972774" calcext:value-type="float">
            <text:p>197277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752" calcext:value-type="float">
            <text:p>8752</text:p>
          </table:table-cell>
          <table:table-cell office:value-type="float" office:value="1972774" calcext:value-type="float">
            <text:p>1972774</text:p>
          </table:table-cell>
          <table:table-cell table:formula="of:=[Sheet1.E13]-[Sheet1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4-s264578645c1793066.ukp</text:p>
          </table:table-cell>
          <table:table-cell office:value-type="float" office:value="1.84524" calcext:value-type="float">
            <text:p>1.84524</text:p>
          </table:table-cell>
          <table:table-cell office:value-type="float" office:value="1.9" calcext:value-type="float">
            <text:p>1.9</text:p>
          </table:table-cell>
          <table:table-cell office:value-type="float" office:value="46944" calcext:value-type="float">
            <text:p>46944</text:p>
          </table:table-cell>
          <table:table-cell office:value-type="float" office:value="2317675" calcext:value-type="float">
            <text:p>231767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152" calcext:value-type="float">
            <text:p>9152</text:p>
          </table:table-cell>
          <table:table-cell office:value-type="float" office:value="2317675" calcext:value-type="float">
            <text:p>2317675</text:p>
          </table:table-cell>
          <table:table-cell table:formula="of:=[Sheet1.E14]-[Sheet1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-s351997719c1411906.ukp</text:p>
          </table:table-cell>
          <table:table-cell office:value-type="float" office:value="2.05737" calcext:value-type="float">
            <text:p>2.05737</text:p>
          </table:table-cell>
          <table:table-cell office:value-type="float" office:value="2.11" calcext:value-type="float">
            <text:p>2.11</text:p>
          </table:table-cell>
          <table:table-cell office:value-type="float" office:value="41012" calcext:value-type="float">
            <text:p>41012</text:p>
          </table:table-cell>
          <table:table-cell office:value-type="float" office:value="1828906" calcext:value-type="float">
            <text:p>18289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040" calcext:value-type="float">
            <text:p>8040</text:p>
          </table:table-cell>
          <table:table-cell office:value-type="float" office:value="1828906" calcext:value-type="float">
            <text:p>1828906</text:p>
          </table:table-cell>
          <table:table-cell table:formula="of:=[Sheet1.E15]-[Sheet1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4-s345851317c1945156.ukp</text:p>
          </table:table-cell>
          <table:table-cell office:value-type="float" office:value="1.28436" calcext:value-type="float">
            <text:p>1.28436</text:p>
          </table:table-cell>
          <table:table-cell office:value-type="float" office:value="1.33" calcext:value-type="float">
            <text:p>1.33</text:p>
          </table:table-cell>
          <table:table-cell office:value-type="float" office:value="49428" calcext:value-type="float">
            <text:p>49428</text:p>
          </table:table-cell>
          <table:table-cell office:value-type="float" office:value="2497695" calcext:value-type="float">
            <text:p>2497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8332" calcext:value-type="float">
            <text:p>8332</text:p>
          </table:table-cell>
          <table:table-cell office:value-type="float" office:value="2497695" calcext:value-type="float">
            <text:p>2497695</text:p>
          </table:table-cell>
          <table:table-cell table:formula="of:=[Sheet1.E16]-[Sheet1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2-s319663318c1899788.ukp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1.32" calcext:value-type="float">
            <text:p>11.32</text:p>
          </table:table-cell>
          <table:table-cell office:value-type="float" office:value="50292" calcext:value-type="float">
            <text:p>50292</text:p>
          </table:table-cell>
          <table:table-cell office:value-type="float" office:value="5744658" calcext:value-type="float">
            <text:p>574465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12424" calcext:value-type="float">
            <text:p>12424</text:p>
          </table:table-cell>
          <table:table-cell office:value-type="float" office:value="5744658" calcext:value-type="float">
            <text:p>5744658</text:p>
          </table:table-cell>
          <table:table-cell table:formula="of:=[Sheet1.E17]-[Sheet1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1-s367303549c1951966.ukp</text:p>
          </table:table-cell>
          <table:table-cell office:value-type="float" office:value="1.45489" calcext:value-type="float">
            <text:p>1.45489</text:p>
          </table:table-cell>
          <table:table-cell office:value-type="float" office:value="1.5" calcext:value-type="float">
            <text:p>1.5</text:p>
          </table:table-cell>
          <table:table-cell office:value-type="float" office:value="49420" calcext:value-type="float">
            <text:p>49420</text:p>
          </table:table-cell>
          <table:table-cell office:value-type="float" office:value="2497858" calcext:value-type="float">
            <text:p>2497858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9004" calcext:value-type="float">
            <text:p>9004</text:p>
          </table:table-cell>
          <table:table-cell office:value-type="float" office:value="2497858" calcext:value-type="float">
            <text:p>2497858</text:p>
          </table:table-cell>
          <table:table-cell table:formula="of:=[Sheet1.E18]-[Sheet1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1-s219788524c1868354.ukp</text:p>
          </table:table-cell>
          <table:table-cell office:value-type="float" office:value="1.3007" calcext:value-type="float">
            <text:p>1.3007</text:p>
          </table:table-cell>
          <table:table-cell office:value-type="float" office:value="1.35" calcext:value-type="float">
            <text:p>1.35</text:p>
          </table:table-cell>
          <table:table-cell office:value-type="float" office:value="48632" calcext:value-type="float">
            <text:p>48632</text:p>
          </table:table-cell>
          <table:table-cell office:value-type="float" office:value="2331616" calcext:value-type="float">
            <text:p>233161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8908" calcext:value-type="float">
            <text:p>8908</text:p>
          </table:table-cell>
          <table:table-cell office:value-type="float" office:value="2331616" calcext:value-type="float">
            <text:p>2331616</text:p>
          </table:table-cell>
          <table:table-cell table:formula="of:=[Sheet1.E19]-[Sheet1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9-s507400487c1888311.ukp</text:p>
          </table:table-cell>
          <table:table-cell office:value-type="float" office:value="1.85943" calcext:value-type="float">
            <text:p>1.85943</text:p>
          </table:table-cell>
          <table:table-cell office:value-type="float" office:value="1.9" calcext:value-type="float">
            <text:p>1.9</text:p>
          </table:table-cell>
          <table:table-cell office:value-type="float" office:value="48500" calcext:value-type="float">
            <text:p>48500</text:p>
          </table:table-cell>
          <table:table-cell office:value-type="float" office:value="2434555" calcext:value-type="float">
            <text:p>2434555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" calcext:value-type="float">
            <text:p>0.06</text:p>
          </table:table-cell>
          <table:table-cell office:value-type="float" office:value="9140" calcext:value-type="float">
            <text:p>9140</text:p>
          </table:table-cell>
          <table:table-cell office:value-type="float" office:value="2434555" calcext:value-type="float">
            <text:p>2434555</text:p>
          </table:table-cell>
          <table:table-cell table:formula="of:=[Sheet1.E20]-[Sheet1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2-s604095046c1660715.ukp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39" calcext:value-type="float">
            <text:p>10.39</text:p>
          </table:table-cell>
          <table:table-cell office:value-type="float" office:value="46432" calcext:value-type="float">
            <text:p>46432</text:p>
          </table:table-cell>
          <table:table-cell office:value-type="float" office:value="5032706" calcext:value-type="float">
            <text:p>50327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12544" calcext:value-type="float">
            <text:p>12544</text:p>
          </table:table-cell>
          <table:table-cell office:value-type="float" office:value="5032706" calcext:value-type="float">
            <text:p>5032706</text:p>
          </table:table-cell>
          <table:table-cell table:formula="of:=[Sheet1.E21]-[Sheet1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-s463795034c1768693.ukp</text:p>
          </table:table-cell>
          <table:table-cell office:value-type="float" office:value="1.19649" calcext:value-type="float">
            <text:p>1.19649</text:p>
          </table:table-cell>
          <table:table-cell office:value-type="float" office:value="1.24" calcext:value-type="float">
            <text:p>1.24</text:p>
          </table:table-cell>
          <table:table-cell office:value-type="float" office:value="46988" calcext:value-type="float">
            <text:p>46988</text:p>
          </table:table-cell>
          <table:table-cell office:value-type="float" office:value="2226285" calcext:value-type="float">
            <text:p>222628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9660" calcext:value-type="float">
            <text:p>9660</text:p>
          </table:table-cell>
          <table:table-cell office:value-type="float" office:value="2226285" calcext:value-type="float">
            <text:p>2226285</text:p>
          </table:table-cell>
          <table:table-cell table:formula="of:=[Sheet1.E22]-[Sheet1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2-s319663318c1882200.ukp</text:p>
          </table:table-cell>
          <table:table-cell office:value-type="float" office:value="1.24528" calcext:value-type="float">
            <text:p>1.24528</text:p>
          </table:table-cell>
          <table:table-cell office:value-type="float" office:value="1.29" calcext:value-type="float">
            <text:p>1.29</text:p>
          </table:table-cell>
          <table:table-cell office:value-type="float" office:value="48388" calcext:value-type="float">
            <text:p>48388</text:p>
          </table:table-cell>
          <table:table-cell office:value-type="float" office:value="2418941" calcext:value-type="float">
            <text:p>241894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8388" calcext:value-type="float">
            <text:p>8388</text:p>
          </table:table-cell>
          <table:table-cell office:value-type="float" office:value="2418941" calcext:value-type="float">
            <text:p>2418941</text:p>
          </table:table-cell>
          <table:table-cell table:formula="of:=[Sheet1.E23]-[Sheet1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9-s676563793c1421878.ukp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1.15" calcext:value-type="float">
            <text:p>1.15</text:p>
          </table:table-cell>
          <table:table-cell office:value-type="float" office:value="41664" calcext:value-type="float">
            <text:p>41664</text:p>
          </table:table-cell>
          <table:table-cell office:value-type="float" office:value="1796051" calcext:value-type="float">
            <text:p>179605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8312" calcext:value-type="float">
            <text:p>8312</text:p>
          </table:table-cell>
          <table:table-cell office:value-type="float" office:value="1796051" calcext:value-type="float">
            <text:p>1796051</text:p>
          </table:table-cell>
          <table:table-cell table:formula="of:=[Sheet1.E24]-[Sheet1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6-s760619917c1864729.ukp</text:p>
          </table:table-cell>
          <table:table-cell office:value-type="float" office:value="1.78127" calcext:value-type="float">
            <text:p>1.78127</text:p>
          </table:table-cell>
          <table:table-cell office:value-type="float" office:value="1.83" calcext:value-type="float">
            <text:p>1.83</text:p>
          </table:table-cell>
          <table:table-cell office:value-type="float" office:value="48504" calcext:value-type="float">
            <text:p>48504</text:p>
          </table:table-cell>
          <table:table-cell office:value-type="float" office:value="2349835" calcext:value-type="float">
            <text:p>234983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9284" calcext:value-type="float">
            <text:p>9284</text:p>
          </table:table-cell>
          <table:table-cell office:value-type="float" office:value="2349835" calcext:value-type="float">
            <text:p>2349835</text:p>
          </table:table-cell>
          <table:table-cell table:formula="of:=[Sheet1.E25]-[Sheet1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3-s104835463c1509892.ukp</text:p>
          </table:table-cell>
          <table:table-cell office:value-type="float" office:value="1.17577" calcext:value-type="float">
            <text:p>1.17577</text:p>
          </table:table-cell>
          <table:table-cell office:value-type="float" office:value="1.22" calcext:value-type="float">
            <text:p>1.22</text:p>
          </table:table-cell>
          <table:table-cell office:value-type="float" office:value="42984" calcext:value-type="float">
            <text:p>42984</text:p>
          </table:table-cell>
          <table:table-cell office:value-type="float" office:value="1904045" calcext:value-type="float">
            <text:p>1904045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9640" calcext:value-type="float">
            <text:p>9640</text:p>
          </table:table-cell>
          <table:table-cell office:value-type="float" office:value="1904045" calcext:value-type="float">
            <text:p>1904045</text:p>
          </table:table-cell>
          <table:table-cell table:formula="of:=[Sheet1.E26]-[Sheet1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5-s802259763c1507227.ukp</text:p>
          </table:table-cell>
          <table:table-cell office:value-type="float" office:value="0.902602" calcext:value-type="float">
            <text:p>0.902602</text:p>
          </table:table-cell>
          <table:table-cell office:value-type="float" office:value="0.95" calcext:value-type="float">
            <text:p>0.95</text:p>
          </table:table-cell>
          <table:table-cell office:value-type="float" office:value="43064" calcext:value-type="float">
            <text:p>43064</text:p>
          </table:table-cell>
          <table:table-cell office:value-type="float" office:value="1909063" calcext:value-type="float">
            <text:p>1909063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9304" calcext:value-type="float">
            <text:p>9304</text:p>
          </table:table-cell>
          <table:table-cell office:value-type="float" office:value="1909063" calcext:value-type="float">
            <text:p>1909063</text:p>
          </table:table-cell>
          <table:table-cell table:formula="of:=[Sheet1.E27]-[Sheet1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4-s208479215c1963252.ukp</text:p>
          </table:table-cell>
          <table:table-cell office:value-type="float" office:value="1.54535" calcext:value-type="float">
            <text:p>1.54535</text:p>
          </table:table-cell>
          <table:table-cell office:value-type="float" office:value="1.59" calcext:value-type="float">
            <text:p>1.59</text:p>
          </table:table-cell>
          <table:table-cell office:value-type="float" office:value="49960" calcext:value-type="float">
            <text:p>49960</text:p>
          </table:table-cell>
          <table:table-cell office:value-type="float" office:value="2464058" calcext:value-type="float">
            <text:p>2464058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424" calcext:value-type="float">
            <text:p>9424</text:p>
          </table:table-cell>
          <table:table-cell office:value-type="float" office:value="2464058" calcext:value-type="float">
            <text:p>2464058</text:p>
          </table:table-cell>
          <table:table-cell table:formula="of:=[Sheet1.E28]-[Sheet1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4-s255129796c1997334.ukp</text:p>
          </table:table-cell>
          <table:table-cell office:value-type="float" office:value="1.13953" calcext:value-type="float">
            <text:p>1.13953</text:p>
          </table:table-cell>
          <table:table-cell office:value-type="float" office:value="1.19" calcext:value-type="float">
            <text:p>1.19</text:p>
          </table:table-cell>
          <table:table-cell office:value-type="float" office:value="50240" calcext:value-type="float">
            <text:p>50240</text:p>
          </table:table-cell>
          <table:table-cell office:value-type="float" office:value="2575799" calcext:value-type="float">
            <text:p>2575799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608" calcext:value-type="float">
            <text:p>9608</text:p>
          </table:table-cell>
          <table:table-cell office:value-type="float" office:value="2575799" calcext:value-type="float">
            <text:p>2575799</text:p>
          </table:table-cell>
          <table:table-cell table:formula="of:=[Sheet1.E29]-[Sheet1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8-s193021599c1719691.ukp</text:p>
          </table:table-cell>
          <table:table-cell office:value-type="float" office:value="11.494" calcext:value-type="float">
            <text:p>11.494</text:p>
          </table:table-cell>
          <table:table-cell office:value-type="float" office:value="11.63" calcext:value-type="float">
            <text:p>11.63</text:p>
          </table:table-cell>
          <table:table-cell office:value-type="float" office:value="47600" calcext:value-type="float">
            <text:p>47600</text:p>
          </table:table-cell>
          <table:table-cell office:value-type="float" office:value="5188639" calcext:value-type="float">
            <text:p>5188639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4" calcext:value-type="float">
            <text:p>0.14</text:p>
          </table:table-cell>
          <table:table-cell office:value-type="float" office:value="14556" calcext:value-type="float">
            <text:p>14556</text:p>
          </table:table-cell>
          <table:table-cell office:value-type="float" office:value="5188639" calcext:value-type="float">
            <text:p>5188639</text:p>
          </table:table-cell>
          <table:table-cell table:formula="of:=[Sheet1.E30]-[Sheet1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8-s965728206c1363049.ukp</text:p>
          </table:table-cell>
          <table:table-cell office:value-type="float" office:value="1.26438" calcext:value-type="float">
            <text:p>1.26438</text:p>
          </table:table-cell>
          <table:table-cell office:value-type="float" office:value="1.31" calcext:value-type="float">
            <text:p>1.31</text:p>
          </table:table-cell>
          <table:table-cell office:value-type="float" office:value="40684" calcext:value-type="float">
            <text:p>40684</text:p>
          </table:table-cell>
          <table:table-cell office:value-type="float" office:value="1710889" calcext:value-type="float">
            <text:p>1710889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3" calcext:value-type="float">
            <text:p>0.13</text:p>
          </table:table-cell>
          <table:table-cell office:value-type="float" office:value="9564" calcext:value-type="float">
            <text:p>9564</text:p>
          </table:table-cell>
          <table:table-cell office:value-type="float" office:value="1710889" calcext:value-type="float">
            <text:p>1710889</text:p>
          </table:table-cell>
          <table:table-cell table:formula="of:=[Sheet1.E31]-[Sheet1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7-s945306385c1375451.ukp</text:p>
          </table:table-cell>
          <table:table-cell office:value-type="float" office:value="2.36586" calcext:value-type="float">
            <text:p>2.36586</text:p>
          </table:table-cell>
          <table:table-cell office:value-type="float" office:value="2.41" calcext:value-type="float">
            <text:p>2.41</text:p>
          </table:table-cell>
          <table:table-cell office:value-type="float" office:value="40912" calcext:value-type="float">
            <text:p>40912</text:p>
          </table:table-cell>
          <table:table-cell office:value-type="float" office:value="1738269" calcext:value-type="float">
            <text:p>173826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9596" calcext:value-type="float">
            <text:p>9596</text:p>
          </table:table-cell>
          <table:table-cell office:value-type="float" office:value="1738269" calcext:value-type="float">
            <text:p>1738269</text:p>
          </table:table-cell>
          <table:table-cell table:formula="of:=[Sheet1.E32]-[Sheet1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9-s345268953c1716265.ukp</text:p>
          </table:table-cell>
          <table:table-cell office:value-type="float" office:value="10.8587" calcext:value-type="float">
            <text:p>10.8587</text:p>
          </table:table-cell>
          <table:table-cell office:value-type="float" office:value="11.05" calcext:value-type="float">
            <text:p>11.05</text:p>
          </table:table-cell>
          <table:table-cell office:value-type="float" office:value="47288" calcext:value-type="float">
            <text:p>47288</text:p>
          </table:table-cell>
          <table:table-cell office:value-type="float" office:value="5193750" calcext:value-type="float">
            <text:p>5193750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4996" calcext:value-type="float">
            <text:p>14996</text:p>
          </table:table-cell>
          <table:table-cell office:value-type="float" office:value="5193750" calcext:value-type="float">
            <text:p>5193750</text:p>
          </table:table-cell>
          <table:table-cell table:formula="of:=[Sheet1.E33]-[Sheet1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5-s723015531c1439153.ukp</text:p>
          </table:table-cell>
          <table:table-cell office:value-type="float" office:value="1.79673" calcext:value-type="float">
            <text:p>1.79673</text:p>
          </table:table-cell>
          <table:table-cell office:value-type="float" office:value="1.84" calcext:value-type="float">
            <text:p>1.84</text:p>
          </table:table-cell>
          <table:table-cell office:value-type="float" office:value="41960" calcext:value-type="float">
            <text:p>41960</text:p>
          </table:table-cell>
          <table:table-cell office:value-type="float" office:value="1819444" calcext:value-type="float">
            <text:p>1819444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9636" calcext:value-type="float">
            <text:p>9636</text:p>
          </table:table-cell>
          <table:table-cell office:value-type="float" office:value="1819444" calcext:value-type="float">
            <text:p>1819444</text:p>
          </table:table-cell>
          <table:table-cell table:formula="of:=[Sheet1.E34]-[Sheet1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9-s509888126c1970222.ukp</text:p>
          </table:table-cell>
          <table:table-cell office:value-type="float" office:value="1.51833" calcext:value-type="float">
            <text:p>1.51833</text:p>
          </table:table-cell>
          <table:table-cell office:value-type="float" office:value="1.58" calcext:value-type="float">
            <text:p>1.58</text:p>
          </table:table-cell>
          <table:table-cell office:value-type="float" office:value="49792" calcext:value-type="float">
            <text:p>49792</text:p>
          </table:table-cell>
          <table:table-cell office:value-type="float" office:value="2555348" calcext:value-type="float">
            <text:p>2555348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9596" calcext:value-type="float">
            <text:p>9596</text:p>
          </table:table-cell>
          <table:table-cell office:value-type="float" office:value="2555348" calcext:value-type="float">
            <text:p>2555348</text:p>
          </table:table-cell>
          <table:table-cell table:formula="of:=[Sheet1.E35]-[Sheet1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2-s913132733c1809797.ukp</text:p>
          </table:table-cell>
          <table:table-cell office:value-type="float" office:value="1.49215" calcext:value-type="float">
            <text:p>1.49215</text:p>
          </table:table-cell>
          <table:table-cell office:value-type="float" office:value="1.55" calcext:value-type="float">
            <text:p>1.55</text:p>
          </table:table-cell>
          <table:table-cell office:value-type="float" office:value="47252" calcext:value-type="float">
            <text:p>47252</text:p>
          </table:table-cell>
          <table:table-cell office:value-type="float" office:value="2311747" calcext:value-type="float">
            <text:p>2311747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9612" calcext:value-type="float">
            <text:p>9612</text:p>
          </table:table-cell>
          <table:table-cell office:value-type="float" office:value="2311747" calcext:value-type="float">
            <text:p>2311747</text:p>
          </table:table-cell>
          <table:table-cell table:formula="of:=[Sheet1.E36]-[Sheet1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1-s211003750c1736592.ukp</text:p>
          </table:table-cell>
          <table:table-cell office:value-type="float" office:value="1.45104" calcext:value-type="float">
            <text:p>1.45104</text:p>
          </table:table-cell>
          <table:table-cell office:value-type="float" office:value="1.5" calcext:value-type="float">
            <text:p>1.5</text:p>
          </table:table-cell>
          <table:table-cell office:value-type="float" office:value="46416" calcext:value-type="float">
            <text:p>46416</text:p>
          </table:table-cell>
          <table:table-cell office:value-type="float" office:value="2188519" calcext:value-type="float">
            <text:p>218851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680" calcext:value-type="float">
            <text:p>9680</text:p>
          </table:table-cell>
          <table:table-cell office:value-type="float" office:value="2188519" calcext:value-type="float">
            <text:p>2188519</text:p>
          </table:table-cell>
          <table:table-cell table:formula="of:=[Sheet1.E37]-[Sheet1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6-s207893161c1758833.ukp</text:p>
          </table:table-cell>
          <table:table-cell office:value-type="float" office:value="9.76802" calcext:value-type="float">
            <text:p>9.76802</text:p>
          </table:table-cell>
          <table:table-cell office:value-type="float" office:value="9.9" calcext:value-type="float">
            <text:p>9.9</text:p>
          </table:table-cell>
          <table:table-cell office:value-type="float" office:value="47940" calcext:value-type="float">
            <text:p>47940</text:p>
          </table:table-cell>
          <table:table-cell office:value-type="float" office:value="5320351" calcext:value-type="float">
            <text:p>532035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13004" calcext:value-type="float">
            <text:p>13004</text:p>
          </table:table-cell>
          <table:table-cell office:value-type="float" office:value="5320351" calcext:value-type="float">
            <text:p>5320351</text:p>
          </table:table-cell>
          <table:table-cell table:formula="of:=[Sheet1.E38]-[Sheet1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9-s179141282c1806664.ukp</text:p>
          </table:table-cell>
          <table:table-cell office:value-type="float" office:value="1.26285" calcext:value-type="float">
            <text:p>1.26285</text:p>
          </table:table-cell>
          <table:table-cell office:value-type="float" office:value="1.31" calcext:value-type="float">
            <text:p>1.31</text:p>
          </table:table-cell>
          <table:table-cell office:value-type="float" office:value="47692" calcext:value-type="float">
            <text:p>47692</text:p>
          </table:table-cell>
          <table:table-cell office:value-type="float" office:value="2270027" calcext:value-type="float">
            <text:p>22700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532" calcext:value-type="float">
            <text:p>9532</text:p>
          </table:table-cell>
          <table:table-cell office:value-type="float" office:value="2270027" calcext:value-type="float">
            <text:p>2270027</text:p>
          </table:table-cell>
          <table:table-cell table:formula="of:=[Sheet1.E39]-[Sheet1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1-s447231691c1278622.ukp</text:p>
          </table:table-cell>
          <table:table-cell office:value-type="float" office:value="0.549045" calcext:value-type="float">
            <text:p>0.549045</text:p>
          </table:table-cell>
          <table:table-cell office:value-type="float" office:value="0.59" calcext:value-type="float">
            <text:p>0.59</text:p>
          </table:table-cell>
          <table:table-cell office:value-type="float" office:value="39380" calcext:value-type="float">
            <text:p>39380</text:p>
          </table:table-cell>
          <table:table-cell office:value-type="float" office:value="1610239" calcext:value-type="float">
            <text:p>1610239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292" calcext:value-type="float">
            <text:p>9292</text:p>
          </table:table-cell>
          <table:table-cell office:value-type="float" office:value="1610239" calcext:value-type="float">
            <text:p>1610239</text:p>
          </table:table-cell>
          <table:table-cell table:formula="of:=[Sheet1.E40]-[Sheet1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8-s551593996c1872946.ukp</text:p>
          </table:table-cell>
          <table:table-cell office:value-type="float" office:value="1.84719" calcext:value-type="float">
            <text:p>1.84719</text:p>
          </table:table-cell>
          <table:table-cell office:value-type="float" office:value="1.89" calcext:value-type="float">
            <text:p>1.89</text:p>
          </table:table-cell>
          <table:table-cell office:value-type="float" office:value="48584" calcext:value-type="float">
            <text:p>48584</text:p>
          </table:table-cell>
          <table:table-cell office:value-type="float" office:value="2353397" calcext:value-type="float">
            <text:p>235339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704" calcext:value-type="float">
            <text:p>9704</text:p>
          </table:table-cell>
          <table:table-cell office:value-type="float" office:value="2353397" calcext:value-type="float">
            <text:p>2353397</text:p>
          </table:table-cell>
          <table:table-cell table:formula="of:=[Sheet1.E41]-[Sheet1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3-s327529482c1818360.ukp</text:p>
          </table:table-cell>
          <table:table-cell office:value-type="float" office:value="1.82145" calcext:value-type="float">
            <text:p>1.82145</text:p>
          </table:table-cell>
          <table:table-cell office:value-type="float" office:value="1.88" calcext:value-type="float">
            <text:p>1.88</text:p>
          </table:table-cell>
          <table:table-cell office:value-type="float" office:value="47428" calcext:value-type="float">
            <text:p>47428</text:p>
          </table:table-cell>
          <table:table-cell office:value-type="float" office:value="2347783" calcext:value-type="float">
            <text:p>2347783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8" calcext:value-type="float">
            <text:p>0.28</text:p>
          </table:table-cell>
          <table:table-cell office:value-type="float" office:value="9324" calcext:value-type="float">
            <text:p>9324</text:p>
          </table:table-cell>
          <table:table-cell office:value-type="float" office:value="2347783" calcext:value-type="float">
            <text:p>2347783</text:p>
          </table:table-cell>
          <table:table-cell table:formula="of:=[Sheet1.E42]-[Sheet1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5-s664964299c1705072.ukp</text:p>
          </table:table-cell>
          <table:table-cell office:value-type="float" office:value="9.74877" calcext:value-type="float">
            <text:p>9.74877</text:p>
          </table:table-cell>
          <table:table-cell office:value-type="float" office:value="9.86" calcext:value-type="float">
            <text:p>9.86</text:p>
          </table:table-cell>
          <table:table-cell office:value-type="float" office:value="47160" calcext:value-type="float">
            <text:p>47160</text:p>
          </table:table-cell>
          <table:table-cell office:value-type="float" office:value="5147693" calcext:value-type="float">
            <text:p>514769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16160" calcext:value-type="float">
            <text:p>16160</text:p>
          </table:table-cell>
          <table:table-cell office:value-type="float" office:value="5147693" calcext:value-type="float">
            <text:p>5147693</text:p>
          </table:table-cell>
          <table:table-cell table:formula="of:=[Sheet1.E43]-[Sheet1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6-s335197937c1911941.ukp</text:p>
          </table:table-cell>
          <table:table-cell office:value-type="float" office:value="1.53484" calcext:value-type="float">
            <text:p>1.53484</text:p>
          </table:table-cell>
          <table:table-cell office:value-type="float" office:value="1.58" calcext:value-type="float">
            <text:p>1.58</text:p>
          </table:table-cell>
          <table:table-cell office:value-type="float" office:value="49292" calcext:value-type="float">
            <text:p>49292</text:p>
          </table:table-cell>
          <table:table-cell office:value-type="float" office:value="2373243" calcext:value-type="float">
            <text:p>237324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9272" calcext:value-type="float">
            <text:p>9272</text:p>
          </table:table-cell>
          <table:table-cell office:value-type="float" office:value="2373243" calcext:value-type="float">
            <text:p>2373243</text:p>
          </table:table-cell>
          <table:table-cell table:formula="of:=[Sheet1.E44]-[Sheet1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4-s207123742c1768257.ukp</text:p>
          </table:table-cell>
          <table:table-cell office:value-type="float" office:value="2.27586" calcext:value-type="float">
            <text:p>2.27586</text:p>
          </table:table-cell>
          <table:table-cell office:value-type="float" office:value="2.34" calcext:value-type="float">
            <text:p>2.34</text:p>
          </table:table-cell>
          <table:table-cell office:value-type="float" office:value="46568" calcext:value-type="float">
            <text:p>46568</text:p>
          </table:table-cell>
          <table:table-cell office:value-type="float" office:value="2267001" calcext:value-type="float">
            <text:p>2267001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38" calcext:value-type="float">
            <text:p>0.38</text:p>
          </table:table-cell>
          <table:table-cell office:value-type="float" office:value="9636" calcext:value-type="float">
            <text:p>9636</text:p>
          </table:table-cell>
          <table:table-cell office:value-type="float" office:value="2267001" calcext:value-type="float">
            <text:p>2267001</text:p>
          </table:table-cell>
          <table:table-cell table:formula="of:=[Sheet1.E45]-[Sheet1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3-s582917646c1829290.ukp</text:p>
          </table:table-cell>
          <table:table-cell office:value-type="float" office:value="10.1738" calcext:value-type="float">
            <text:p>10.1738</text:p>
          </table:table-cell>
          <table:table-cell office:value-type="float" office:value="10.33" calcext:value-type="float">
            <text:p>10.33</text:p>
          </table:table-cell>
          <table:table-cell office:value-type="float" office:value="49248" calcext:value-type="float">
            <text:p>49248</text:p>
          </table:table-cell>
          <table:table-cell office:value-type="float" office:value="5545420" calcext:value-type="float">
            <text:p>5545420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4" calcext:value-type="float">
            <text:p>0.4</text:p>
          </table:table-cell>
          <table:table-cell office:value-type="float" office:value="15700" calcext:value-type="float">
            <text:p>15700</text:p>
          </table:table-cell>
          <table:table-cell office:value-type="float" office:value="5545420" calcext:value-type="float">
            <text:p>5545420</text:p>
          </table:table-cell>
          <table:table-cell table:formula="of:=[Sheet1.E46]-[Sheet1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5-s723015531c1979618.ukp</text:p>
          </table:table-cell>
          <table:table-cell office:value-type="float" office:value="2.02779" calcext:value-type="float">
            <text:p>2.02779</text:p>
          </table:table-cell>
          <table:table-cell office:value-type="float" office:value="2.07" calcext:value-type="float">
            <text:p>2.07</text:p>
          </table:table-cell>
          <table:table-cell office:value-type="float" office:value="49904" calcext:value-type="float">
            <text:p>49904</text:p>
          </table:table-cell>
          <table:table-cell office:value-type="float" office:value="2541361" calcext:value-type="float">
            <text:p>2541361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9296" calcext:value-type="float">
            <text:p>9296</text:p>
          </table:table-cell>
          <table:table-cell office:value-type="float" office:value="2541361" calcext:value-type="float">
            <text:p>2541361</text:p>
          </table:table-cell>
          <table:table-cell table:formula="of:=[Sheet1.E47]-[Sheet1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8-s767427324c1750101.ukp</text:p>
          </table:table-cell>
          <table:table-cell office:value-type="float" office:value="9.28692" calcext:value-type="float">
            <text:p>9.28692</text:p>
          </table:table-cell>
          <table:table-cell office:value-type="float" office:value="9.41" calcext:value-type="float">
            <text:p>9.41</text:p>
          </table:table-cell>
          <table:table-cell office:value-type="float" office:value="47900" calcext:value-type="float">
            <text:p>47900</text:p>
          </table:table-cell>
          <table:table-cell office:value-type="float" office:value="5318091" calcext:value-type="float">
            <text:p>5318091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15784" calcext:value-type="float">
            <text:p>15784</text:p>
          </table:table-cell>
          <table:table-cell office:value-type="float" office:value="5318091" calcext:value-type="float">
            <text:p>5318091</text:p>
          </table:table-cell>
          <table:table-cell table:formula="of:=[Sheet1.E48]-[Sheet1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0-s818489023c1301372.ukp</text:p>
          </table:table-cell>
          <table:table-cell office:value-type="float" office:value="1.74698" calcext:value-type="float">
            <text:p>1.74698</text:p>
          </table:table-cell>
          <table:table-cell office:value-type="float" office:value="1.81" calcext:value-type="float">
            <text:p>1.81</text:p>
          </table:table-cell>
          <table:table-cell office:value-type="float" office:value="39828" calcext:value-type="float">
            <text:p>39828</text:p>
          </table:table-cell>
          <table:table-cell office:value-type="float" office:value="1639784" calcext:value-type="float">
            <text:p>1639784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9640" calcext:value-type="float">
            <text:p>9640</text:p>
          </table:table-cell>
          <table:table-cell office:value-type="float" office:value="1639784" calcext:value-type="float">
            <text:p>1639784</text:p>
          </table:table-cell>
          <table:table-cell table:formula="of:=[Sheet1.E49]-[Sheet1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1-s611080474c1706034.ukp</text:p>
          </table:table-cell>
          <table:table-cell office:value-type="float" office:value="8.90773" calcext:value-type="float">
            <text:p>8.90773</text:p>
          </table:table-cell>
          <table:table-cell office:value-type="float" office:value="9.05" calcext:value-type="float">
            <text:p>9.05</text:p>
          </table:table-cell>
          <table:table-cell office:value-type="float" office:value="47348" calcext:value-type="float">
            <text:p>47348</text:p>
          </table:table-cell>
          <table:table-cell office:value-type="float" office:value="5148476" calcext:value-type="float">
            <text:p>514847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7" calcext:value-type="float">
            <text:p>0.47</text:p>
          </table:table-cell>
          <table:table-cell office:value-type="float" office:value="15740" calcext:value-type="float">
            <text:p>15740</text:p>
          </table:table-cell>
          <table:table-cell office:value-type="float" office:value="5148476" calcext:value-type="float">
            <text:p>5148476</text:p>
          </table:table-cell>
          <table:table-cell table:formula="of:=[Sheet1.E50]-[Sheet1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1-s403017354c1708478.ukp</text:p>
          </table:table-cell>
          <table:table-cell office:value-type="float" office:value="1.26226" calcext:value-type="float">
            <text:p>1.26226</text:p>
          </table:table-cell>
          <table:table-cell office:value-type="float" office:value="1.32" calcext:value-type="float">
            <text:p>1.32</text:p>
          </table:table-cell>
          <table:table-cell office:value-type="float" office:value="46180" calcext:value-type="float">
            <text:p>46180</text:p>
          </table:table-cell>
          <table:table-cell office:value-type="float" office:value="2148723" calcext:value-type="float">
            <text:p>2148723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9" calcext:value-type="float">
            <text:p>0.49</text:p>
          </table:table-cell>
          <table:table-cell office:value-type="float" office:value="9904" calcext:value-type="float">
            <text:p>9904</text:p>
          </table:table-cell>
          <table:table-cell office:value-type="float" office:value="2148723" calcext:value-type="float">
            <text:p>2148723</text:p>
          </table:table-cell>
          <table:table-cell table:formula="of:=[Sheet1.E51]-[Sheet1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-s577520629c1195421.ukp</text:p>
          </table:table-cell>
          <table:table-cell office:value-type="float" office:value="0.862155" calcext:value-type="float">
            <text:p>0.862155</text:p>
          </table:table-cell>
          <table:table-cell office:value-type="float" office:value="0.92" calcext:value-type="float">
            <text:p>0.92</text:p>
          </table:table-cell>
          <table:table-cell office:value-type="float" office:value="38152" calcext:value-type="float">
            <text:p>38152</text:p>
          </table:table-cell>
          <table:table-cell office:value-type="float" office:value="1488511" calcext:value-type="float">
            <text:p>14885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328" calcext:value-type="float">
            <text:p>9328</text:p>
          </table:table-cell>
          <table:table-cell office:value-type="float" office:value="1488511" calcext:value-type="float">
            <text:p>1488511</text:p>
          </table:table-cell>
          <table:table-cell table:formula="of:=[Sheet1.E52]-[Sheet1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3-s100579595c1488833.ukp</text:p>
          </table:table-cell>
          <table:table-cell office:value-type="float" office:value="1.85435" calcext:value-type="float">
            <text:p>1.85435</text:p>
          </table:table-cell>
          <table:table-cell office:value-type="float" office:value="1.9" calcext:value-type="float">
            <text:p>1.9</text:p>
          </table:table-cell>
          <table:table-cell office:value-type="float" office:value="42232" calcext:value-type="float">
            <text:p>42232</text:p>
          </table:table-cell>
          <table:table-cell office:value-type="float" office:value="1916166" calcext:value-type="float">
            <text:p>191616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560" calcext:value-type="float">
            <text:p>9560</text:p>
          </table:table-cell>
          <table:table-cell office:value-type="float" office:value="1916166" calcext:value-type="float">
            <text:p>1916166</text:p>
          </table:table-cell>
          <table:table-cell table:formula="of:=[Sheet1.E53]-[Sheet1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5-s515702491c1879808.ukp</text:p>
          </table:table-cell>
          <table:table-cell office:value-type="float" office:value="1.76216" calcext:value-type="float">
            <text:p>1.76216</text:p>
          </table:table-cell>
          <table:table-cell office:value-type="float" office:value="1.81" calcext:value-type="float">
            <text:p>1.81</text:p>
          </table:table-cell>
          <table:table-cell office:value-type="float" office:value="48360" calcext:value-type="float">
            <text:p>48360</text:p>
          </table:table-cell>
          <table:table-cell office:value-type="float" office:value="2412138" calcext:value-type="float">
            <text:p>241213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9324" calcext:value-type="float">
            <text:p>9324</text:p>
          </table:table-cell>
          <table:table-cell office:value-type="float" office:value="2412138" calcext:value-type="float">
            <text:p>2412138</text:p>
          </table:table-cell>
          <table:table-cell table:formula="of:=[Sheet1.E54]-[Sheet1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7-s617392218c1755406.ukp</text:p>
          </table:table-cell>
          <table:table-cell office:value-type="float" office:value="1.26173" calcext:value-type="float">
            <text:p>1.26173</text:p>
          </table:table-cell>
          <table:table-cell office:value-type="float" office:value="1.31" calcext:value-type="float">
            <text:p>1.31</text:p>
          </table:table-cell>
          <table:table-cell office:value-type="float" office:value="46888" calcext:value-type="float">
            <text:p>46888</text:p>
          </table:table-cell>
          <table:table-cell office:value-type="float" office:value="2193112" calcext:value-type="float">
            <text:p>2193112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6" calcext:value-type="float">
            <text:p>0.56</text:p>
          </table:table-cell>
          <table:table-cell office:value-type="float" office:value="9592" calcext:value-type="float">
            <text:p>9592</text:p>
          </table:table-cell>
          <table:table-cell office:value-type="float" office:value="2193112" calcext:value-type="float">
            <text:p>2193112</text:p>
          </table:table-cell>
          <table:table-cell table:formula="of:=[Sheet1.E55]-[Sheet1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4-s659711563c1813572.ukp</text:p>
          </table:table-cell>
          <table:table-cell office:value-type="float" office:value="0.776227" calcext:value-type="float">
            <text:p>0.776227</text:p>
          </table:table-cell>
          <table:table-cell office:value-type="float" office:value="0.82" calcext:value-type="float">
            <text:p>0.82</text:p>
          </table:table-cell>
          <table:table-cell office:value-type="float" office:value="47792" calcext:value-type="float">
            <text:p>47792</text:p>
          </table:table-cell>
          <table:table-cell office:value-type="float" office:value="2289646" calcext:value-type="float">
            <text:p>22896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532" calcext:value-type="float">
            <text:p>9532</text:p>
          </table:table-cell>
          <table:table-cell office:value-type="float" office:value="2289646" calcext:value-type="float">
            <text:p>2289646</text:p>
          </table:table-cell>
          <table:table-cell table:formula="of:=[Sheet1.E56]-[Sheet1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8-s178912779c1720049.ukp</text:p>
          </table:table-cell>
          <table:table-cell office:value-type="float" office:value="1.4135" calcext:value-type="float">
            <text:p>1.4135</text:p>
          </table:table-cell>
          <table:table-cell office:value-type="float" office:value="1.46" calcext:value-type="float">
            <text:p>1.46</text:p>
          </table:table-cell>
          <table:table-cell office:value-type="float" office:value="46220" calcext:value-type="float">
            <text:p>46220</text:p>
          </table:table-cell>
          <table:table-cell office:value-type="float" office:value="2167846" calcext:value-type="float">
            <text:p>21678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320" calcext:value-type="float">
            <text:p>9320</text:p>
          </table:table-cell>
          <table:table-cell office:value-type="float" office:value="2167846" calcext:value-type="float">
            <text:p>2167846</text:p>
          </table:table-cell>
          <table:table-cell table:formula="of:=[Sheet1.E57]-[Sheet1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9-s345268953c1022418.ukp</text:p>
          </table:table-cell>
          <table:table-cell office:value-type="float" office:value="1.25638" calcext:value-type="float">
            <text:p>1.25638</text:p>
          </table:table-cell>
          <table:table-cell office:value-type="float" office:value="1.3" calcext:value-type="float">
            <text:p>1.3</text:p>
          </table:table-cell>
          <table:table-cell office:value-type="float" office:value="34920" calcext:value-type="float">
            <text:p>34920</text:p>
          </table:table-cell>
          <table:table-cell office:value-type="float" office:value="1314218" calcext:value-type="float">
            <text:p>131421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9300" calcext:value-type="float">
            <text:p>9300</text:p>
          </table:table-cell>
          <table:table-cell office:value-type="float" office:value="1314218" calcext:value-type="float">
            <text:p>1314218</text:p>
          </table:table-cell>
          <table:table-cell table:formula="of:=[Sheet1.E58]-[Sheet1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0-s467683630c1851781.ukp</text:p>
          </table:table-cell>
          <table:table-cell office:value-type="float" office:value="1.57158" calcext:value-type="float">
            <text:p>1.57158</text:p>
          </table:table-cell>
          <table:table-cell office:value-type="float" office:value="1.62" calcext:value-type="float">
            <text:p>1.62</text:p>
          </table:table-cell>
          <table:table-cell office:value-type="float" office:value="48360" calcext:value-type="float">
            <text:p>48360</text:p>
          </table:table-cell>
          <table:table-cell office:value-type="float" office:value="2347353" calcext:value-type="float">
            <text:p>2347353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9608" calcext:value-type="float">
            <text:p>9608</text:p>
          </table:table-cell>
          <table:table-cell office:value-type="float" office:value="2347353" calcext:value-type="float">
            <text:p>2347353</text:p>
          </table:table-cell>
          <table:table-cell table:formula="of:=[Sheet1.E59]-[Sheet1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-s999292130c1905302.ukp</text:p>
          </table:table-cell>
          <table:table-cell office:value-type="float" office:value="1.51931" calcext:value-type="float">
            <text:p>1.51931</text:p>
          </table:table-cell>
          <table:table-cell office:value-type="float" office:value="1.58" calcext:value-type="float">
            <text:p>1.58</text:p>
          </table:table-cell>
          <table:table-cell office:value-type="float" office:value="48916" calcext:value-type="float">
            <text:p>48916</text:p>
          </table:table-cell>
          <table:table-cell office:value-type="float" office:value="2435710" calcext:value-type="float">
            <text:p>243571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9328" calcext:value-type="float">
            <text:p>9328</text:p>
          </table:table-cell>
          <table:table-cell office:value-type="float" office:value="2435710" calcext:value-type="float">
            <text:p>2435710</text:p>
          </table:table-cell>
          <table:table-cell table:formula="of:=[Sheet1.E60]-[Sheet1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4-s506110575c1852067.ukp</text:p>
          </table:table-cell>
          <table:table-cell office:value-type="float" office:value="9.02728" calcext:value-type="float">
            <text:p>9.02728</text:p>
          </table:table-cell>
          <table:table-cell office:value-type="float" office:value="9.18" calcext:value-type="float">
            <text:p>9.18</text:p>
          </table:table-cell>
          <table:table-cell office:value-type="float" office:value="49404" calcext:value-type="float">
            <text:p>49404</text:p>
          </table:table-cell>
          <table:table-cell office:value-type="float" office:value="5629581" calcext:value-type="float">
            <text:p>5629581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76" calcext:value-type="float">
            <text:p>0.76</text:p>
          </table:table-cell>
          <table:table-cell office:value-type="float" office:value="15720" calcext:value-type="float">
            <text:p>15720</text:p>
          </table:table-cell>
          <table:table-cell office:value-type="float" office:value="5629581" calcext:value-type="float">
            <text:p>5629581</text:p>
          </table:table-cell>
          <table:table-cell table:formula="of:=[Sheet1.E61]-[Sheet1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8-s87557726c1864673.ukp</text:p>
          </table:table-cell>
          <table:table-cell office:value-type="float" office:value="2.28243" calcext:value-type="float">
            <text:p>2.28243</text:p>
          </table:table-cell>
          <table:table-cell office:value-type="float" office:value="2.33" calcext:value-type="float">
            <text:p>2.33</text:p>
          </table:table-cell>
          <table:table-cell office:value-type="float" office:value="48768" calcext:value-type="float">
            <text:p>48768</text:p>
          </table:table-cell>
          <table:table-cell office:value-type="float" office:value="2341604" calcext:value-type="float">
            <text:p>2341604</text:p>
          </table:table-cell>
          <table:table-cell office:value-type="float" office:value="0.80333" calcext:value-type="float">
            <text:p>0.80333</text:p>
          </table:table-cell>
          <table:table-cell office:value-type="float" office:value="0.8" calcext:value-type="float">
            <text:p>0.8</text:p>
          </table:table-cell>
          <table:table-cell office:value-type="float" office:value="10540" calcext:value-type="float">
            <text:p>10540</text:p>
          </table:table-cell>
          <table:table-cell office:value-type="float" office:value="2341604" calcext:value-type="float">
            <text:p>2341604</text:p>
          </table:table-cell>
          <table:table-cell table:formula="of:=[Sheet1.E62]-[Sheet1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0-s481113297c1529399.ukp</text:p>
          </table:table-cell>
          <table:table-cell office:value-type="float" office:value="1.65421" calcext:value-type="float">
            <text:p>1.65421</text:p>
          </table:table-cell>
          <table:table-cell office:value-type="float" office:value="1.71" calcext:value-type="float">
            <text:p>1.71</text:p>
          </table:table-cell>
          <table:table-cell office:value-type="float" office:value="43060" calcext:value-type="float">
            <text:p>43060</text:p>
          </table:table-cell>
          <table:table-cell office:value-type="float" office:value="1967833" calcext:value-type="float">
            <text:p>1967833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0.83" calcext:value-type="float">
            <text:p>0.83</text:p>
          </table:table-cell>
          <table:table-cell office:value-type="float" office:value="10528" calcext:value-type="float">
            <text:p>10528</text:p>
          </table:table-cell>
          <table:table-cell office:value-type="float" office:value="1967833" calcext:value-type="float">
            <text:p>1967833</text:p>
          </table:table-cell>
          <table:table-cell table:formula="of:=[Sheet1.E63]-[Sheet1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2-s127422697c1834666.ukp</text:p>
          </table:table-cell>
          <table:table-cell office:value-type="float" office:value="1.35356" calcext:value-type="float">
            <text:p>1.35356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371123" calcext:value-type="float">
            <text:p>2371123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9580" calcext:value-type="float">
            <text:p>9580</text:p>
          </table:table-cell>
          <table:table-cell office:value-type="float" office:value="2371123" calcext:value-type="float">
            <text:p>2371123</text:p>
          </table:table-cell>
          <table:table-cell table:formula="of:=[Sheet1.E64]-[Sheet1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6-s616010305c1473406.ukp</text:p>
          </table:table-cell>
          <table:table-cell office:value-type="float" office:value="1.58003" calcext:value-type="float">
            <text:p>1.58003</text:p>
          </table:table-cell>
          <table:table-cell office:value-type="float" office:value="1.63" calcext:value-type="float">
            <text:p>1.63</text:p>
          </table:table-cell>
          <table:table-cell office:value-type="float" office:value="41940" calcext:value-type="float">
            <text:p>41940</text:p>
          </table:table-cell>
          <table:table-cell office:value-type="float" office:value="1897539" calcext:value-type="float">
            <text:p>189753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9880" calcext:value-type="float">
            <text:p>9880</text:p>
          </table:table-cell>
          <table:table-cell office:value-type="float" office:value="1897539" calcext:value-type="float">
            <text:p>1897539</text:p>
          </table:table-cell>
          <table:table-cell table:formula="of:=[Sheet1.E65]-[Sheet1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9-s916911562c1503575.ukp</text:p>
          </table:table-cell>
          <table:table-cell office:value-type="float" office:value="1.27522" calcext:value-type="float">
            <text:p>1.27522</text:p>
          </table:table-cell>
          <table:table-cell office:value-type="float" office:value="1.32" calcext:value-type="float">
            <text:p>1.32</text:p>
          </table:table-cell>
          <table:table-cell office:value-type="float" office:value="42940" calcext:value-type="float">
            <text:p>42940</text:p>
          </table:table-cell>
          <table:table-cell office:value-type="float" office:value="1884844" calcext:value-type="float">
            <text:p>1884844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9" calcext:value-type="float">
            <text:p>0.89</text:p>
          </table:table-cell>
          <table:table-cell office:value-type="float" office:value="9648" calcext:value-type="float">
            <text:p>9648</text:p>
          </table:table-cell>
          <table:table-cell office:value-type="float" office:value="1884844" calcext:value-type="float">
            <text:p>1884844</text:p>
          </table:table-cell>
          <table:table-cell table:formula="of:=[Sheet1.E66]-[Sheet1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-s577782098c1816375.ukp</text:p>
          </table:table-cell>
          <table:table-cell office:value-type="float" office:value="1.51503" calcext:value-type="float">
            <text:p>1.51503</text:p>
          </table:table-cell>
          <table:table-cell office:value-type="float" office:value="1.56" calcext:value-type="float">
            <text:p>1.56</text:p>
          </table:table-cell>
          <table:table-cell office:value-type="float" office:value="47344" calcext:value-type="float">
            <text:p>47344</text:p>
          </table:table-cell>
          <table:table-cell office:value-type="float" office:value="2341478" calcext:value-type="float">
            <text:p>234147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0572" calcext:value-type="float">
            <text:p>10572</text:p>
          </table:table-cell>
          <table:table-cell office:value-type="float" office:value="2341478" calcext:value-type="float">
            <text:p>2341478</text:p>
          </table:table-cell>
          <table:table-cell table:formula="of:=[Sheet1.E67]-[Sheet1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3-s285045789c1834106.ukp</text:p>
          </table:table-cell>
          <table:table-cell office:value-type="float" office:value="1.53361" calcext:value-type="float">
            <text:p>1.53361</text:p>
          </table:table-cell>
          <table:table-cell office:value-type="float" office:value="1.59" calcext:value-type="float">
            <text:p>1.59</text:p>
          </table:table-cell>
          <table:table-cell office:value-type="float" office:value="47632" calcext:value-type="float">
            <text:p>47632</text:p>
          </table:table-cell>
          <table:table-cell office:value-type="float" office:value="2346148" calcext:value-type="float">
            <text:p>2346148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1" calcext:value-type="float">
            <text:p>0.91</text:p>
          </table:table-cell>
          <table:table-cell office:value-type="float" office:value="9324" calcext:value-type="float">
            <text:p>9324</text:p>
          </table:table-cell>
          <table:table-cell office:value-type="float" office:value="2346148" calcext:value-type="float">
            <text:p>2346148</text:p>
          </table:table-cell>
          <table:table-cell table:formula="of:=[Sheet1.E68]-[Sheet1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1-s219535324c1172487.ukp</text:p>
          </table:table-cell>
          <table:table-cell office:value-type="float" office:value="1.25518" calcext:value-type="float">
            <text:p>1.25518</text:p>
          </table:table-cell>
          <table:table-cell office:value-type="float" office:value="1.3" calcext:value-type="float">
            <text:p>1.3</text:p>
          </table:table-cell>
          <table:table-cell office:value-type="float" office:value="37848" calcext:value-type="float">
            <text:p>37848</text:p>
          </table:table-cell>
          <table:table-cell office:value-type="float" office:value="1486142" calcext:value-type="float">
            <text:p>148614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9844" calcext:value-type="float">
            <text:p>9844</text:p>
          </table:table-cell>
          <table:table-cell office:value-type="float" office:value="1486142" calcext:value-type="float">
            <text:p>1486142</text:p>
          </table:table-cell>
          <table:table-cell table:formula="of:=[Sheet1.E69]-[Sheet1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3-s285045789c1892360.ukp</text:p>
          </table:table-cell>
          <table:table-cell office:value-type="float" office:value="9.37569" calcext:value-type="float">
            <text:p>9.37569</text:p>
          </table:table-cell>
          <table:table-cell office:value-type="float" office:value="9.66" calcext:value-type="float">
            <text:p>9.66</text:p>
          </table:table-cell>
          <table:table-cell office:value-type="float" office:value="50296" calcext:value-type="float">
            <text:p>50296</text:p>
          </table:table-cell>
          <table:table-cell office:value-type="float" office:value="5716637" calcext:value-type="float">
            <text:p>5716637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02" calcext:value-type="float">
            <text:p>1.02</text:p>
          </table:table-cell>
          <table:table-cell office:value-type="float" office:value="15736" calcext:value-type="float">
            <text:p>15736</text:p>
          </table:table-cell>
          <table:table-cell office:value-type="float" office:value="5716637" calcext:value-type="float">
            <text:p>5716637</text:p>
          </table:table-cell>
          <table:table-cell table:formula="of:=[Sheet1.E70]-[Sheet1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2-s604095046c1055295.ukp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1.42" calcext:value-type="float">
            <text:p>1.42</text:p>
          </table:table-cell>
          <table:table-cell office:value-type="float" office:value="35804" calcext:value-type="float">
            <text:p>35804</text:p>
          </table:table-cell>
          <table:table-cell office:value-type="float" office:value="1328925" calcext:value-type="float">
            <text:p>1328925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2" calcext:value-type="float">
            <text:p>1.02</text:p>
          </table:table-cell>
          <table:table-cell office:value-type="float" office:value="9312" calcext:value-type="float">
            <text:p>9312</text:p>
          </table:table-cell>
          <table:table-cell office:value-type="float" office:value="1328925" calcext:value-type="float">
            <text:p>1328925</text:p>
          </table:table-cell>
          <table:table-cell table:formula="of:=[Sheet1.E71]-[Sheet1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7-s852514704c1782122.ukp</text:p>
          </table:table-cell>
          <table:table-cell office:value-type="float" office:value="0.779885" calcext:value-type="float">
            <text:p>0.779885</text:p>
          </table:table-cell>
          <table:table-cell office:value-type="float" office:value="0.83" calcext:value-type="float">
            <text:p>0.83</text:p>
          </table:table-cell>
          <table:table-cell office:value-type="float" office:value="47208" calcext:value-type="float">
            <text:p>47208</text:p>
          </table:table-cell>
          <table:table-cell office:value-type="float" office:value="2249989" calcext:value-type="float">
            <text:p>2249989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7" calcext:value-type="float">
            <text:p>1.17</text:p>
          </table:table-cell>
          <table:table-cell office:value-type="float" office:value="12896" calcext:value-type="float">
            <text:p>12896</text:p>
          </table:table-cell>
          <table:table-cell office:value-type="float" office:value="2249989" calcext:value-type="float">
            <text:p>2249989</text:p>
          </table:table-cell>
          <table:table-cell table:formula="of:=[Sheet1.E72]-[Sheet1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7-s405400535c1913871.ukp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1.09" calcext:value-type="float">
            <text:p>1.09</text:p>
          </table:table-cell>
          <table:table-cell office:value-type="float" office:value="49408" calcext:value-type="float">
            <text:p>49408</text:p>
          </table:table-cell>
          <table:table-cell office:value-type="float" office:value="2400942" calcext:value-type="float">
            <text:p>2400942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1.19" calcext:value-type="float">
            <text:p>1.19</text:p>
          </table:table-cell>
          <table:table-cell office:value-type="float" office:value="10560" calcext:value-type="float">
            <text:p>10560</text:p>
          </table:table-cell>
          <table:table-cell office:value-type="float" office:value="2400942" calcext:value-type="float">
            <text:p>2400942</text:p>
          </table:table-cell>
          <table:table-cell table:formula="of:=[Sheet1.E73]-[Sheet1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6-s180237460c1637325.ukp</text:p>
          </table:table-cell>
          <table:table-cell office:value-type="float" office:value="1.69245" calcext:value-type="float">
            <text:p>1.69245</text:p>
          </table:table-cell>
          <table:table-cell office:value-type="float" office:value="1.74" calcext:value-type="float">
            <text:p>1.74</text:p>
          </table:table-cell>
          <table:table-cell office:value-type="float" office:value="44544" calcext:value-type="float">
            <text:p>44544</text:p>
          </table:table-cell>
          <table:table-cell office:value-type="float" office:value="2110796" calcext:value-type="float">
            <text:p>2110796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9812" calcext:value-type="float">
            <text:p>9812</text:p>
          </table:table-cell>
          <table:table-cell office:value-type="float" office:value="2110796" calcext:value-type="float">
            <text:p>2110796</text:p>
          </table:table-cell>
          <table:table-cell table:formula="of:=[Sheet1.E74]-[Sheet1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4-s512463211c1174175.ukp</text:p>
          </table:table-cell>
          <table:table-cell office:value-type="float" office:value="1.38112" calcext:value-type="float">
            <text:p>1.38112</text:p>
          </table:table-cell>
          <table:table-cell office:value-type="float" office:value="1.43" calcext:value-type="float">
            <text:p>1.43</text:p>
          </table:table-cell>
          <table:table-cell office:value-type="float" office:value="37920" calcext:value-type="float">
            <text:p>37920</text:p>
          </table:table-cell>
          <table:table-cell office:value-type="float" office:value="1487454" calcext:value-type="float">
            <text:p>1487454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9880" calcext:value-type="float">
            <text:p>9880</text:p>
          </table:table-cell>
          <table:table-cell office:value-type="float" office:value="1487454" calcext:value-type="float">
            <text:p>1487454</text:p>
          </table:table-cell>
          <table:table-cell table:formula="of:=[Sheet1.E75]-[Sheet1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1-s311293941c1107461.ukp</text:p>
          </table:table-cell>
          <table:table-cell office:value-type="float" office:value="1.45553" calcext:value-type="float">
            <text:p>1.45553</text:p>
          </table:table-cell>
          <table:table-cell office:value-type="float" office:value="1.5" calcext:value-type="float">
            <text:p>1.5</text:p>
          </table:table-cell>
          <table:table-cell office:value-type="float" office:value="36772" calcext:value-type="float">
            <text:p>36772</text:p>
          </table:table-cell>
          <table:table-cell office:value-type="float" office:value="1393068" calcext:value-type="float">
            <text:p>1393068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9812" calcext:value-type="float">
            <text:p>9812</text:p>
          </table:table-cell>
          <table:table-cell office:value-type="float" office:value="1393068" calcext:value-type="float">
            <text:p>1393068</text:p>
          </table:table-cell>
          <table:table-cell table:formula="of:=[Sheet1.E76]-[Sheet1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7-s583556376c1780263.ukp</text:p>
          </table:table-cell>
          <table:table-cell office:value-type="float" office:value="0.596732" calcext:value-type="float">
            <text:p>0.596732</text:p>
          </table:table-cell>
          <table:table-cell office:value-type="float" office:value="0.64" calcext:value-type="float">
            <text:p>0.64</text:p>
          </table:table-cell>
          <table:table-cell office:value-type="float" office:value="47336" calcext:value-type="float">
            <text:p>47336</text:p>
          </table:table-cell>
          <table:table-cell office:value-type="float" office:value="2255918" calcext:value-type="float">
            <text:p>2255918</text:p>
          </table:table-cell>
          <table:table-cell table:number-columns-repeated="2" office:value-type="float" office:value="1.43" calcext:value-type="float">
            <text:p>1.43</text:p>
          </table:table-cell>
          <table:table-cell office:value-type="float" office:value="12216" calcext:value-type="float">
            <text:p>12216</text:p>
          </table:table-cell>
          <table:table-cell office:value-type="float" office:value="2255918" calcext:value-type="float">
            <text:p>2255918</text:p>
          </table:table-cell>
          <table:table-cell table:formula="of:=[Sheet1.E77]-[Sheet1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5-s568312405c1927590.ukp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26" calcext:value-type="float">
            <text:p>1.26</text:p>
          </table:table-cell>
          <table:table-cell office:value-type="float" office:value="49184" calcext:value-type="float">
            <text:p>49184</text:p>
          </table:table-cell>
          <table:table-cell office:value-type="float" office:value="2481297" calcext:value-type="float">
            <text:p>248129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0356" calcext:value-type="float">
            <text:p>10356</text:p>
          </table:table-cell>
          <table:table-cell office:value-type="float" office:value="2481297" calcext:value-type="float">
            <text:p>2481297</text:p>
          </table:table-cell>
          <table:table-cell table:formula="of:=[Sheet1.E78]-[Sheet1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-s414892754c1568401.ukp</text:p>
          </table:table-cell>
          <table:table-cell office:value-type="float" office:value="1.31473" calcext:value-type="float">
            <text:p>1.31473</text:p>
          </table:table-cell>
          <table:table-cell office:value-type="float" office:value="1.72" calcext:value-type="float">
            <text:p>1.72</text:p>
          </table:table-cell>
          <table:table-cell office:value-type="float" office:value="44020" calcext:value-type="float">
            <text:p>44020</text:p>
          </table:table-cell>
          <table:table-cell office:value-type="float" office:value="1969004" calcext:value-type="float">
            <text:p>1969004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0972" calcext:value-type="float">
            <text:p>10972</text:p>
          </table:table-cell>
          <table:table-cell office:value-type="float" office:value="1969004" calcext:value-type="float">
            <text:p>1969004</text:p>
          </table:table-cell>
          <table:table-cell table:formula="of:=[Sheet1.E79]-[Sheet1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1-s219788524c1733550.ukp</text:p>
          </table:table-cell>
          <table:table-cell office:value-type="float" office:value="10.9367" calcext:value-type="float">
            <text:p>10.9367</text:p>
          </table:table-cell>
          <table:table-cell office:value-type="float" office:value="11.07" calcext:value-type="float">
            <text:p>11.07</text:p>
          </table:table-cell>
          <table:table-cell office:value-type="float" office:value="47788" calcext:value-type="float">
            <text:p>47788</text:p>
          </table:table-cell>
          <table:table-cell office:value-type="float" office:value="5239498" calcext:value-type="float">
            <text:p>5239498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6" calcext:value-type="float">
            <text:p>1.46</text:p>
          </table:table-cell>
          <table:table-cell office:value-type="float" office:value="14348" calcext:value-type="float">
            <text:p>14348</text:p>
          </table:table-cell>
          <table:table-cell office:value-type="float" office:value="5239498" calcext:value-type="float">
            <text:p>5239498</text:p>
          </table:table-cell>
          <table:table-cell table:formula="of:=[Sheet1.E80]-[Sheet1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1-s918482572c1590229.ukp</text:p>
          </table:table-cell>
          <table:table-cell office:value-type="float" office:value="1.60824" calcext:value-type="float">
            <text:p>1.60824</text:p>
          </table:table-cell>
          <table:table-cell office:value-type="float" office:value="1.65" calcext:value-type="float">
            <text:p>1.65</text:p>
          </table:table-cell>
          <table:table-cell office:value-type="float" office:value="44364" calcext:value-type="float">
            <text:p>44364</text:p>
          </table:table-cell>
          <table:table-cell office:value-type="float" office:value="2006088" calcext:value-type="float">
            <text:p>2006088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0424" calcext:value-type="float">
            <text:p>10424</text:p>
          </table:table-cell>
          <table:table-cell office:value-type="float" office:value="2006088" calcext:value-type="float">
            <text:p>2006088</text:p>
          </table:table-cell>
          <table:table-cell table:formula="of:=[Sheet1.E81]-[Sheet1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6-s885510405c1639680.ukp</text:p>
          </table:table-cell>
          <table:table-cell office:value-type="float" office:value="1.62345" calcext:value-type="float">
            <text:p>1.62345</text:p>
          </table:table-cell>
          <table:table-cell office:value-type="float" office:value="1.67" calcext:value-type="float">
            <text:p>1.67</text:p>
          </table:table-cell>
          <table:table-cell office:value-type="float" office:value="45024" calcext:value-type="float">
            <text:p>45024</text:p>
          </table:table-cell>
          <table:table-cell office:value-type="float" office:value="2070662" calcext:value-type="float">
            <text:p>207066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1064" calcext:value-type="float">
            <text:p>11064</text:p>
          </table:table-cell>
          <table:table-cell office:value-type="float" office:value="2070662" calcext:value-type="float">
            <text:p>2070662</text:p>
          </table:table-cell>
          <table:table-cell table:formula="of:=[Sheet1.E82]-[Sheet1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6-s689366126c1830431.ukp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48156" calcext:value-type="float">
            <text:p>48156</text:p>
          </table:table-cell>
          <table:table-cell office:value-type="float" office:value="2311762" calcext:value-type="float">
            <text:p>2311762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2236" calcext:value-type="float">
            <text:p>12236</text:p>
          </table:table-cell>
          <table:table-cell office:value-type="float" office:value="2311762" calcext:value-type="float">
            <text:p>2311762</text:p>
          </table:table-cell>
          <table:table-cell table:formula="of:=[Sheet1.E83]-[Sheet1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0-s251424367c1889294.ukp</text:p>
          </table:table-cell>
          <table:table-cell office:value-type="float" office:value="1.33946" calcext:value-type="float">
            <text:p>1.33946</text:p>
          </table:table-cell>
          <table:table-cell office:value-type="float" office:value="1.38" calcext:value-type="float">
            <text:p>1.38</text:p>
          </table:table-cell>
          <table:table-cell office:value-type="float" office:value="48324" calcext:value-type="float">
            <text:p>48324</text:p>
          </table:table-cell>
          <table:table-cell office:value-type="float" office:value="2421349" calcext:value-type="float">
            <text:p>2421349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0988" calcext:value-type="float">
            <text:p>10988</text:p>
          </table:table-cell>
          <table:table-cell office:value-type="float" office:value="2421349" calcext:value-type="float">
            <text:p>2421349</text:p>
          </table:table-cell>
          <table:table-cell table:formula="of:=[Sheet1.E84]-[Sheet1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8-s904998016c1668001.ukp</text:p>
          </table:table-cell>
          <table:table-cell office:value-type="float" office:value="1.70682" calcext:value-type="float">
            <text:p>1.70682</text:p>
          </table:table-cell>
          <table:table-cell office:value-type="float" office:value="1.75" calcext:value-type="float">
            <text:p>1.75</text:p>
          </table:table-cell>
          <table:table-cell office:value-type="float" office:value="45056" calcext:value-type="float">
            <text:p>45056</text:p>
          </table:table-cell>
          <table:table-cell office:value-type="float" office:value="2141781" calcext:value-type="float">
            <text:p>2141781</text:p>
          </table:table-cell>
          <table:table-cell office:value-type="float" office:value="1.63333" calcext:value-type="float">
            <text:p>1.63333</text:p>
          </table:table-cell>
          <table:table-cell office:value-type="float" office:value="1.63" calcext:value-type="float">
            <text:p>1.63</text:p>
          </table:table-cell>
          <table:table-cell office:value-type="float" office:value="11264" calcext:value-type="float">
            <text:p>11264</text:p>
          </table:table-cell>
          <table:table-cell office:value-type="float" office:value="2141781" calcext:value-type="float">
            <text:p>2141781</text:p>
          </table:table-cell>
          <table:table-cell table:formula="of:=[Sheet1.E85]-[Sheet1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4-s146571312c1721931.ukp</text:p>
          </table:table-cell>
          <table:table-cell office:value-type="float" office:value="12.212" calcext:value-type="float">
            <text:p>12.212</text:p>
          </table:table-cell>
          <table:table-cell office:value-type="float" office:value="12.36" calcext:value-type="float">
            <text:p>12.36</text:p>
          </table:table-cell>
          <table:table-cell office:value-type="float" office:value="47668" calcext:value-type="float">
            <text:p>47668</text:p>
          </table:table-cell>
          <table:table-cell office:value-type="float" office:value="5220335" calcext:value-type="float">
            <text:p>5220335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4432" calcext:value-type="float">
            <text:p>14432</text:p>
          </table:table-cell>
          <table:table-cell office:value-type="float" office:value="5220335" calcext:value-type="float">
            <text:p>5220335</text:p>
          </table:table-cell>
          <table:table-cell table:formula="of:=[Sheet1.E86]-[Sheet1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7-s352626512c1649991.ukp</text:p>
          </table:table-cell>
          <table:table-cell office:value-type="float" office:value="1.35801" calcext:value-type="float">
            <text:p>1.35801</text:p>
          </table:table-cell>
          <table:table-cell office:value-type="float" office:value="1.4" calcext:value-type="float">
            <text:p>1.4</text:p>
          </table:table-cell>
          <table:table-cell office:value-type="float" office:value="45160" calcext:value-type="float">
            <text:p>45160</text:p>
          </table:table-cell>
          <table:table-cell office:value-type="float" office:value="2074837" calcext:value-type="float">
            <text:p>2074837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0516" calcext:value-type="float">
            <text:p>10516</text:p>
          </table:table-cell>
          <table:table-cell office:value-type="float" office:value="2074837" calcext:value-type="float">
            <text:p>2074837</text:p>
          </table:table-cell>
          <table:table-cell table:formula="of:=[Sheet1.E87]-[Sheet1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7-s607801339c1966679.ukp</text:p>
          </table:table-cell>
          <table:table-cell office:value-type="float" office:value="1.73197" calcext:value-type="float">
            <text:p>1.73197</text:p>
          </table:table-cell>
          <table:table-cell office:value-type="float" office:value="1.79" calcext:value-type="float">
            <text:p>1.79</text:p>
          </table:table-cell>
          <table:table-cell office:value-type="float" office:value="49716" calcext:value-type="float">
            <text:p>49716</text:p>
          </table:table-cell>
          <table:table-cell office:value-type="float" office:value="2537642" calcext:value-type="float">
            <text:p>253764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0956" calcext:value-type="float">
            <text:p>10956</text:p>
          </table:table-cell>
          <table:table-cell office:value-type="float" office:value="2537642" calcext:value-type="float">
            <text:p>2537642</text:p>
          </table:table-cell>
          <table:table-cell table:formula="of:=[Sheet1.E88]-[Sheet1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9-s586663876c1192318.ukp</text:p>
          </table:table-cell>
          <table:table-cell office:value-type="float" office:value="1.30125" calcext:value-type="float">
            <text:p>1.30125</text:p>
          </table:table-cell>
          <table:table-cell office:value-type="float" office:value="1.35" calcext:value-type="float">
            <text:p>1.35</text:p>
          </table:table-cell>
          <table:table-cell office:value-type="float" office:value="38164" calcext:value-type="float">
            <text:p>38164</text:p>
          </table:table-cell>
          <table:table-cell office:value-type="float" office:value="1503027" calcext:value-type="float">
            <text:p>1503027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1.93" calcext:value-type="float">
            <text:p>1.93</text:p>
          </table:table-cell>
          <table:table-cell office:value-type="float" office:value="11644" calcext:value-type="float">
            <text:p>11644</text:p>
          </table:table-cell>
          <table:table-cell office:value-type="float" office:value="1503027" calcext:value-type="float">
            <text:p>1503027</text:p>
          </table:table-cell>
          <table:table-cell table:formula="of:=[Sheet1.E89]-[Sheet1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1-s362775446c1191636.ukp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1.46" calcext:value-type="float">
            <text:p>1.46</text:p>
          </table:table-cell>
          <table:table-cell office:value-type="float" office:value="38100" calcext:value-type="float">
            <text:p>38100</text:p>
          </table:table-cell>
          <table:table-cell office:value-type="float" office:value="1508822" calcext:value-type="float">
            <text:p>1508822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1148" calcext:value-type="float">
            <text:p>11148</text:p>
          </table:table-cell>
          <table:table-cell office:value-type="float" office:value="1508822" calcext:value-type="float">
            <text:p>1508822</text:p>
          </table:table-cell>
          <table:table-cell table:formula="of:=[Sheet1.E90]-[Sheet1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3-s512984724c1790143.ukp</text:p>
          </table:table-cell>
          <table:table-cell office:value-type="float" office:value="10.4897" calcext:value-type="float">
            <text:p>10.4897</text:p>
          </table:table-cell>
          <table:table-cell office:value-type="float" office:value="10.62" calcext:value-type="float">
            <text:p>10.62</text:p>
          </table:table-cell>
          <table:table-cell office:value-type="float" office:value="48684" calcext:value-type="float">
            <text:p>48684</text:p>
          </table:table-cell>
          <table:table-cell office:value-type="float" office:value="5416233" calcext:value-type="float">
            <text:p>5416233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396" calcext:value-type="float">
            <text:p>14396</text:p>
          </table:table-cell>
          <table:table-cell office:value-type="float" office:value="5416233" calcext:value-type="float">
            <text:p>5416233</text:p>
          </table:table-cell>
          <table:table-cell table:formula="of:=[Sheet1.E91]-[Sheet1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1-s329274243c1553670.ukp</text:p>
          </table:table-cell>
          <table:table-cell office:value-type="float" office:value="1.16926" calcext:value-type="float">
            <text:p>1.16926</text:p>
          </table:table-cell>
          <table:table-cell office:value-type="float" office:value="1.21" calcext:value-type="float">
            <text:p>1.21</text:p>
          </table:table-cell>
          <table:table-cell office:value-type="float" office:value="43780" calcext:value-type="float">
            <text:p>43780</text:p>
          </table:table-cell>
          <table:table-cell office:value-type="float" office:value="1954242" calcext:value-type="float">
            <text:p>1954242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12460" calcext:value-type="float">
            <text:p>12460</text:p>
          </table:table-cell>
          <table:table-cell office:value-type="float" office:value="1954242" calcext:value-type="float">
            <text:p>1954242</text:p>
          </table:table-cell>
          <table:table-cell table:formula="of:=[Sheet1.E92]-[Sheet1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2-s692706651c1094202.ukp</text:p>
          </table:table-cell>
          <table:table-cell office:value-type="float" office:value="1.34277" calcext:value-type="float">
            <text:p>1.34277</text:p>
          </table:table-cell>
          <table:table-cell office:value-type="float" office:value="1.39" calcext:value-type="float">
            <text:p>1.39</text:p>
          </table:table-cell>
          <table:table-cell office:value-type="float" office:value="36592" calcext:value-type="float">
            <text:p>36592</text:p>
          </table:table-cell>
          <table:table-cell office:value-type="float" office:value="1364687" calcext:value-type="float">
            <text:p>1364687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3" calcext:value-type="float">
            <text:p>2.03</text:p>
          </table:table-cell>
          <table:table-cell office:value-type="float" office:value="10576" calcext:value-type="float">
            <text:p>10576</text:p>
          </table:table-cell>
          <table:table-cell office:value-type="float" office:value="1364687" calcext:value-type="float">
            <text:p>1364687</text:p>
          </table:table-cell>
          <table:table-cell table:formula="of:=[Sheet1.E93]-[Sheet1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6-s661392405c1405261.ukp</text:p>
          </table:table-cell>
          <table:table-cell office:value-type="float" office:value="1.50287" calcext:value-type="float">
            <text:p>1.50287</text:p>
          </table:table-cell>
          <table:table-cell office:value-type="float" office:value="1.56" calcext:value-type="float">
            <text:p>1.56</text:p>
          </table:table-cell>
          <table:table-cell office:value-type="float" office:value="41436" calcext:value-type="float">
            <text:p>41436</text:p>
          </table:table-cell>
          <table:table-cell office:value-type="float" office:value="1775191" calcext:value-type="float">
            <text:p>1775191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5" calcext:value-type="float">
            <text:p>2.05</text:p>
          </table:table-cell>
          <table:table-cell office:value-type="float" office:value="12140" calcext:value-type="float">
            <text:p>12140</text:p>
          </table:table-cell>
          <table:table-cell office:value-type="float" office:value="1775191" calcext:value-type="float">
            <text:p>1775191</text:p>
          </table:table-cell>
          <table:table-cell table:formula="of:=[Sheet1.E94]-[Sheet1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4-s193169413c1671826.ukp</text:p>
          </table:table-cell>
          <table:table-cell office:value-type="float" office:value="9.15363" calcext:value-type="float">
            <text:p>9.15363</text:p>
          </table:table-cell>
          <table:table-cell office:value-type="float" office:value="9.29" calcext:value-type="float">
            <text:p>9.29</text:p>
          </table:table-cell>
          <table:table-cell office:value-type="float" office:value="46560" calcext:value-type="float">
            <text:p>46560</text:p>
          </table:table-cell>
          <table:table-cell office:value-type="float" office:value="5046174" calcext:value-type="float">
            <text:p>5046174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4448" calcext:value-type="float">
            <text:p>14448</text:p>
          </table:table-cell>
          <table:table-cell office:value-type="float" office:value="5046174" calcext:value-type="float">
            <text:p>5046174</text:p>
          </table:table-cell>
          <table:table-cell table:formula="of:=[Sheet1.E95]-[Sheet1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3-s217583718c1683897.ukp</text:p>
          </table:table-cell>
          <table:table-cell office:value-type="float" office:value="8.96813" calcext:value-type="float">
            <text:p>8.96813</text:p>
          </table:table-cell>
          <table:table-cell office:value-type="float" office:value="9.08" calcext:value-type="float">
            <text:p>9.08</text:p>
          </table:table-cell>
          <table:table-cell office:value-type="float" office:value="46908" calcext:value-type="float">
            <text:p>46908</text:p>
          </table:table-cell>
          <table:table-cell office:value-type="float" office:value="5085298" calcext:value-type="float">
            <text:p>5085298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4272" calcext:value-type="float">
            <text:p>14272</text:p>
          </table:table-cell>
          <table:table-cell office:value-type="float" office:value="5085298" calcext:value-type="float">
            <text:p>5085298</text:p>
          </table:table-cell>
          <table:table-cell table:formula="of:=[Sheet1.E96]-[Sheet1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5-s248156760c1718879.ukp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37" calcext:value-type="float">
            <text:p>1.37</text:p>
          </table:table-cell>
          <table:table-cell office:value-type="float" office:value="45812" calcext:value-type="float">
            <text:p>45812</text:p>
          </table:table-cell>
          <table:table-cell office:value-type="float" office:value="2217125" calcext:value-type="float">
            <text:p>221712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1084" calcext:value-type="float">
            <text:p>11084</text:p>
          </table:table-cell>
          <table:table-cell office:value-type="float" office:value="2217125" calcext:value-type="float">
            <text:p>2217125</text:p>
          </table:table-cell>
          <table:table-cell table:formula="of:=[Sheet1.E97]-[Sheet1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3-s915027660c1920952.ukp</text:p>
          </table:table-cell>
          <table:table-cell office:value-type="float" office:value="1.18022" calcext:value-type="float">
            <text:p>1.18022</text:p>
          </table:table-cell>
          <table:table-cell office:value-type="float" office:value="1.23" calcext:value-type="float">
            <text:p>1.23</text:p>
          </table:table-cell>
          <table:table-cell office:value-type="float" office:value="49272" calcext:value-type="float">
            <text:p>49272</text:p>
          </table:table-cell>
          <table:table-cell office:value-type="float" office:value="2408629" calcext:value-type="float">
            <text:p>240862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3000" calcext:value-type="float">
            <text:p>13000</text:p>
          </table:table-cell>
          <table:table-cell office:value-type="float" office:value="2408629" calcext:value-type="float">
            <text:p>2408629</text:p>
          </table:table-cell>
          <table:table-cell table:formula="of:=[Sheet1.E98]-[Sheet1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3-s343141202c1842548.ukp</text:p>
          </table:table-cell>
          <table:table-cell office:value-type="float" office:value="1.54906" calcext:value-type="float">
            <text:p>1.54906</text:p>
          </table:table-cell>
          <table:table-cell office:value-type="float" office:value="1.61" calcext:value-type="float">
            <text:p>1.61</text:p>
          </table:table-cell>
          <table:table-cell office:value-type="float" office:value="47940" calcext:value-type="float">
            <text:p>47940</text:p>
          </table:table-cell>
          <table:table-cell office:value-type="float" office:value="2370610" calcext:value-type="float">
            <text:p>2370610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11716" calcext:value-type="float">
            <text:p>11716</text:p>
          </table:table-cell>
          <table:table-cell office:value-type="float" office:value="2370610" calcext:value-type="float">
            <text:p>2370610</text:p>
          </table:table-cell>
          <table:table-cell table:formula="of:=[Sheet1.E99]-[Sheet1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3-s490853988c1794482.ukp</text:p>
          </table:table-cell>
          <table:table-cell office:value-type="float" office:value="1.13938" calcext:value-type="float">
            <text:p>1.13938</text:p>
          </table:table-cell>
          <table:table-cell office:value-type="float" office:value="1.19" calcext:value-type="float">
            <text:p>1.19</text:p>
          </table:table-cell>
          <table:table-cell office:value-type="float" office:value="47008" calcext:value-type="float">
            <text:p>47008</text:p>
          </table:table-cell>
          <table:table-cell office:value-type="float" office:value="2304995" calcext:value-type="float">
            <text:p>2304995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63" calcext:value-type="float">
            <text:p>2.63</text:p>
          </table:table-cell>
          <table:table-cell office:value-type="float" office:value="12352" calcext:value-type="float">
            <text:p>12352</text:p>
          </table:table-cell>
          <table:table-cell office:value-type="float" office:value="2304995" calcext:value-type="float">
            <text:p>2304995</text:p>
          </table:table-cell>
          <table:table-cell table:formula="of:=[Sheet1.E100]-[Sheet1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5-s995770624c1968439.ukp</text:p>
          </table:table-cell>
          <table:table-cell office:value-type="float" office:value="9.18784" calcext:value-type="float">
            <text:p>9.18784</text:p>
          </table:table-cell>
          <table:table-cell office:value-type="float" office:value="9.32" calcext:value-type="float">
            <text:p>9.32</text:p>
          </table:table-cell>
          <table:table-cell office:value-type="float" office:value="50664" calcext:value-type="float">
            <text:p>50664</text:p>
          </table:table-cell>
          <table:table-cell office:value-type="float" office:value="6018163" calcext:value-type="float">
            <text:p>6018163</text:p>
          </table:table-cell>
          <table:table-cell office:value-type="float" office:value="2.65" calcext:value-type="float">
            <text:p>2.65</text:p>
          </table:table-cell>
          <table:table-cell office:value-type="float" office:value="2.67" calcext:value-type="float">
            <text:p>2.67</text:p>
          </table:table-cell>
          <table:table-cell office:value-type="float" office:value="14492" calcext:value-type="float">
            <text:p>14492</text:p>
          </table:table-cell>
          <table:table-cell office:value-type="float" office:value="6018163" calcext:value-type="float">
            <text:p>6018163</text:p>
          </table:table-cell>
          <table:table-cell table:formula="of:=[Sheet1.E101]-[Sheet1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-s161344243c1467078.ukp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1.42" calcext:value-type="float">
            <text:p>1.42</text:p>
          </table:table-cell>
          <table:table-cell office:value-type="float" office:value="42412" calcext:value-type="float">
            <text:p>42412</text:p>
          </table:table-cell>
          <table:table-cell office:value-type="float" office:value="1850020" calcext:value-type="float">
            <text:p>1850020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2.68" calcext:value-type="float">
            <text:p>2.68</text:p>
          </table:table-cell>
          <table:table-cell office:value-type="float" office:value="13588" calcext:value-type="float">
            <text:p>13588</text:p>
          </table:table-cell>
          <table:table-cell office:value-type="float" office:value="1850020" calcext:value-type="float">
            <text:p>1850020</text:p>
          </table:table-cell>
          <table:table-cell table:formula="of:=[Sheet1.E102]-[Sheet1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4-s506110575c1331463.ukp</text:p>
          </table:table-cell>
          <table:table-cell office:value-type="float" office:value="1.57372" calcext:value-type="float">
            <text:p>1.57372</text:p>
          </table:table-cell>
          <table:table-cell office:value-type="float" office:value="1.62" calcext:value-type="float">
            <text:p>1.62</text:p>
          </table:table-cell>
          <table:table-cell office:value-type="float" office:value="40284" calcext:value-type="float">
            <text:p>40284</text:p>
          </table:table-cell>
          <table:table-cell office:value-type="float" office:value="1668047" calcext:value-type="float">
            <text:p>1668047</text:p>
          </table:table-cell>
          <table:table-cell office:value-type="float" office:value="2.70667" calcext:value-type="float">
            <text:p>2.70667</text:p>
          </table:table-cell>
          <table:table-cell office:value-type="float" office:value="2.7" calcext:value-type="float">
            <text:p>2.7</text:p>
          </table:table-cell>
          <table:table-cell office:value-type="float" office:value="10352" calcext:value-type="float">
            <text:p>10352</text:p>
          </table:table-cell>
          <table:table-cell office:value-type="float" office:value="1668047" calcext:value-type="float">
            <text:p>1668047</text:p>
          </table:table-cell>
          <table:table-cell table:formula="of:=[Sheet1.E103]-[Sheet1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0-s824350602c1863143.ukp</text:p>
          </table:table-cell>
          <table:table-cell office:value-type="float" office:value="2.02338" calcext:value-type="float">
            <text:p>2.02338</text:p>
          </table:table-cell>
          <table:table-cell office:value-type="float" office:value="2.08" calcext:value-type="float">
            <text:p>2.08</text:p>
          </table:table-cell>
          <table:table-cell office:value-type="float" office:value="48012" calcext:value-type="float">
            <text:p>48012</text:p>
          </table:table-cell>
          <table:table-cell office:value-type="float" office:value="2386355" calcext:value-type="float">
            <text:p>2386355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2232" calcext:value-type="float">
            <text:p>12232</text:p>
          </table:table-cell>
          <table:table-cell office:value-type="float" office:value="2386355" calcext:value-type="float">
            <text:p>2386355</text:p>
          </table:table-cell>
          <table:table-cell table:formula="of:=[Sheet1.E104]-[Sheet1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4-s34442418c1257319.ukp</text:p>
          </table:table-cell>
          <table:table-cell office:value-type="float" office:value="0.842025" calcext:value-type="float">
            <text:p>0.842025</text:p>
          </table:table-cell>
          <table:table-cell office:value-type="float" office:value="0.89" calcext:value-type="float">
            <text:p>0.89</text:p>
          </table:table-cell>
          <table:table-cell office:value-type="float" office:value="39116" calcext:value-type="float">
            <text:p>39116</text:p>
          </table:table-cell>
          <table:table-cell office:value-type="float" office:value="1584908" calcext:value-type="float">
            <text:p>1584908</text:p>
          </table:table-cell>
          <table:table-cell office:value-type="float" office:value="2.80667" calcext:value-type="float">
            <text:p>2.80667</text:p>
          </table:table-cell>
          <table:table-cell office:value-type="float" office:value="2.81" calcext:value-type="float">
            <text:p>2.81</text:p>
          </table:table-cell>
          <table:table-cell office:value-type="float" office:value="14228" calcext:value-type="float">
            <text:p>14228</text:p>
          </table:table-cell>
          <table:table-cell office:value-type="float" office:value="1584908" calcext:value-type="float">
            <text:p>1584908</text:p>
          </table:table-cell>
          <table:table-cell table:formula="of:=[Sheet1.E105]-[Sheet1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0-s483963863c1986038.ukp</text:p>
          </table:table-cell>
          <table:table-cell office:value-type="float" office:value="6.72601" calcext:value-type="float">
            <text:p>6.72601</text:p>
          </table:table-cell>
          <table:table-cell office:value-type="float" office:value="6.93" calcext:value-type="float">
            <text:p>6.93</text:p>
          </table:table-cell>
          <table:table-cell office:value-type="float" office:value="51112" calcext:value-type="float">
            <text:p>51112</text:p>
          </table:table-cell>
          <table:table-cell office:value-type="float" office:value="6030942" calcext:value-type="float">
            <text:p>6030942</text:p>
          </table:table-cell>
          <table:table-cell office:value-type="float" office:value="2.89333" calcext:value-type="float">
            <text:p>2.89333</text:p>
          </table:table-cell>
          <table:table-cell office:value-type="float" office:value="2.9" calcext:value-type="float">
            <text:p>2.9</text:p>
          </table:table-cell>
          <table:table-cell office:value-type="float" office:value="14452" calcext:value-type="float">
            <text:p>14452</text:p>
          </table:table-cell>
          <table:table-cell office:value-type="float" office:value="6030942" calcext:value-type="float">
            <text:p>6030942</text:p>
          </table:table-cell>
          <table:table-cell table:formula="of:=[Sheet1.E106]-[Sheet1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4-s37069295c1994547.ukp</text:p>
          </table:table-cell>
          <table:table-cell office:value-type="float" office:value="1.57192" calcext:value-type="float">
            <text:p>1.57192</text:p>
          </table:table-cell>
          <table:table-cell office:value-type="float" office:value="1.62" calcext:value-type="float">
            <text:p>1.62</text:p>
          </table:table-cell>
          <table:table-cell office:value-type="float" office:value="50544" calcext:value-type="float">
            <text:p>50544</text:p>
          </table:table-cell>
          <table:table-cell office:value-type="float" office:value="2521569" calcext:value-type="float">
            <text:p>2521569</text:p>
          </table:table-cell>
          <table:table-cell office:value-type="float" office:value="2.90333" calcext:value-type="float">
            <text:p>2.90333</text:p>
          </table:table-cell>
          <table:table-cell office:value-type="float" office:value="2.9" calcext:value-type="float">
            <text:p>2.9</text:p>
          </table:table-cell>
          <table:table-cell office:value-type="float" office:value="14152" calcext:value-type="float">
            <text:p>14152</text:p>
          </table:table-cell>
          <table:table-cell office:value-type="float" office:value="2521569" calcext:value-type="float">
            <text:p>2521569</text:p>
          </table:table-cell>
          <table:table-cell table:formula="of:=[Sheet1.E107]-[Sheet1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5-s664964299c1745146.ukp</text:p>
          </table:table-cell>
          <table:table-cell office:value-type="float" office:value="0.691427" calcext:value-type="float">
            <text:p>0.691427</text:p>
          </table:table-cell>
          <table:table-cell office:value-type="float" office:value="0.96" calcext:value-type="float">
            <text:p>0.96</text:p>
          </table:table-cell>
          <table:table-cell office:value-type="float" office:value="46812" calcext:value-type="float">
            <text:p>46812</text:p>
          </table:table-cell>
          <table:table-cell office:value-type="float" office:value="2214318" calcext:value-type="float">
            <text:p>2214318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4318" calcext:value-type="float">
            <text:p>2214318</text:p>
          </table:table-cell>
          <table:table-cell table:formula="of:=[Sheet1.E108]-[Sheet1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8-s397831828c1748679.ukp</text:p>
          </table:table-cell>
          <table:table-cell office:value-type="float" office:value="14.9801" calcext:value-type="float">
            <text:p>14.9801</text:p>
          </table:table-cell>
          <table:table-cell office:value-type="float" office:value="15.13" calcext:value-type="float">
            <text:p>15.13</text:p>
          </table:table-cell>
          <table:table-cell office:value-type="float" office:value="47772" calcext:value-type="float">
            <text:p>47772</text:p>
          </table:table-cell>
          <table:table-cell office:value-type="float" office:value="5277705" calcext:value-type="float">
            <text:p>5277705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8" calcext:value-type="float">
            <text:p>2.98</text:p>
          </table:table-cell>
          <table:table-cell office:value-type="float" office:value="14452" calcext:value-type="float">
            <text:p>14452</text:p>
          </table:table-cell>
          <table:table-cell office:value-type="float" office:value="5277705" calcext:value-type="float">
            <text:p>5277705</text:p>
          </table:table-cell>
          <table:table-cell table:formula="of:=[Sheet1.E109]-[Sheet1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3-s512984724c1580064.ukp</text:p>
          </table:table-cell>
          <table:table-cell office:value-type="float" office:value="1.16015" calcext:value-type="float">
            <text:p>1.16015</text:p>
          </table:table-cell>
          <table:table-cell office:value-type="float" office:value="1.21" calcext:value-type="float">
            <text:p>1.21</text:p>
          </table:table-cell>
          <table:table-cell office:value-type="float" office:value="44148" calcext:value-type="float">
            <text:p>44148</text:p>
          </table:table-cell>
          <table:table-cell office:value-type="float" office:value="1976174" calcext:value-type="float">
            <text:p>1976174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13076" calcext:value-type="float">
            <text:p>13076</text:p>
          </table:table-cell>
          <table:table-cell office:value-type="float" office:value="1976174" calcext:value-type="float">
            <text:p>1976174</text:p>
          </table:table-cell>
          <table:table-cell table:formula="of:=[Sheet1.E110]-[Sheet1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7-s559438974c1682902.ukp</text:p>
          </table:table-cell>
          <table:table-cell office:value-type="float" office:value="9.80771" calcext:value-type="float">
            <text:p>9.80771</text:p>
          </table:table-cell>
          <table:table-cell office:value-type="float" office:value="9.92" calcext:value-type="float">
            <text:p>9.92</text:p>
          </table:table-cell>
          <table:table-cell office:value-type="float" office:value="46876" calcext:value-type="float">
            <text:p>46876</text:p>
          </table:table-cell>
          <table:table-cell office:value-type="float" office:value="5090853" calcext:value-type="float">
            <text:p>5090853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3.03" calcext:value-type="float">
            <text:p>3.03</text:p>
          </table:table-cell>
          <table:table-cell office:value-type="float" office:value="14576" calcext:value-type="float">
            <text:p>14576</text:p>
          </table:table-cell>
          <table:table-cell office:value-type="float" office:value="5090853" calcext:value-type="float">
            <text:p>5090853</text:p>
          </table:table-cell>
          <table:table-cell table:formula="of:=[Sheet1.E111]-[Sheet1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5-s342662718c1724049.ukp</text:p>
          </table:table-cell>
          <table:table-cell office:value-type="float" office:value="1.48232" calcext:value-type="float">
            <text:p>1.48232</text:p>
          </table:table-cell>
          <table:table-cell office:value-type="float" office:value="1.53" calcext:value-type="float">
            <text:p>1.53</text:p>
          </table:table-cell>
          <table:table-cell office:value-type="float" office:value="45908" calcext:value-type="float">
            <text:p>45908</text:p>
          </table:table-cell>
          <table:table-cell office:value-type="float" office:value="2209490" calcext:value-type="float">
            <text:p>2209490</text:p>
          </table:table-cell>
          <table:table-cell office:value-type="float" office:value="3.02333" calcext:value-type="float">
            <text:p>3.02333</text:p>
          </table:table-cell>
          <table:table-cell office:value-type="float" office:value="3.03" calcext:value-type="float">
            <text:p>3.03</text:p>
          </table:table-cell>
          <table:table-cell office:value-type="float" office:value="12608" calcext:value-type="float">
            <text:p>12608</text:p>
          </table:table-cell>
          <table:table-cell office:value-type="float" office:value="2209490" calcext:value-type="float">
            <text:p>2209490</text:p>
          </table:table-cell>
          <table:table-cell table:formula="of:=[Sheet1.E112]-[Sheet1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-s855531081c1974905.ukp</text:p>
          </table:table-cell>
          <table:table-cell office:value-type="float" office:value="0.763978" calcext:value-type="float">
            <text:p>0.763978</text:p>
          </table:table-cell>
          <table:table-cell office:value-type="float" office:value="0.81" calcext:value-type="float">
            <text:p>0.81</text:p>
          </table:table-cell>
          <table:table-cell office:value-type="float" office:value="50436" calcext:value-type="float">
            <text:p>50436</text:p>
          </table:table-cell>
          <table:table-cell office:value-type="float" office:value="2496031" calcext:value-type="float">
            <text:p>2496031</text:p>
          </table:table-cell>
          <table:table-cell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office:value-type="float" office:value="14424" calcext:value-type="float">
            <text:p>14424</text:p>
          </table:table-cell>
          <table:table-cell office:value-type="float" office:value="2496031" calcext:value-type="float">
            <text:p>2496031</text:p>
          </table:table-cell>
          <table:table-cell table:formula="of:=[Sheet1.E113]-[Sheet1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7-s301097953c1511129.ukp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26" calcext:value-type="float">
            <text:p>1.26</text:p>
          </table:table-cell>
          <table:table-cell office:value-type="float" office:value="42972" calcext:value-type="float">
            <text:p>42972</text:p>
          </table:table-cell>
          <table:table-cell office:value-type="float" office:value="1900275" calcext:value-type="float">
            <text:p>1900275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" calcext:value-type="float">
            <text:p>3.2</text:p>
          </table:table-cell>
          <table:table-cell office:value-type="float" office:value="13396" calcext:value-type="float">
            <text:p>13396</text:p>
          </table:table-cell>
          <table:table-cell office:value-type="float" office:value="1900275" calcext:value-type="float">
            <text:p>1900275</text:p>
          </table:table-cell>
          <table:table-cell table:formula="of:=[Sheet1.E114]-[Sheet1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9-s832538455c1291847.ukp</text:p>
          </table:table-cell>
          <table:table-cell office:value-type="float" office:value="1.60635" calcext:value-type="float">
            <text:p>1.60635</text:p>
          </table:table-cell>
          <table:table-cell office:value-type="float" office:value="1.65" calcext:value-type="float">
            <text:p>1.65</text:p>
          </table:table-cell>
          <table:table-cell office:value-type="float" office:value="39540" calcext:value-type="float">
            <text:p>39540</text:p>
          </table:table-cell>
          <table:table-cell office:value-type="float" office:value="1627194" calcext:value-type="float">
            <text:p>1627194</text:p>
          </table:table-cell>
          <table:table-cell office:value-type="float" office:value="3.22667" calcext:value-type="float">
            <text:p>3.22667</text:p>
          </table:table-cell>
          <table:table-cell office:value-type="float" office:value="3.23" calcext:value-type="float">
            <text:p>3.23</text:p>
          </table:table-cell>
          <table:table-cell office:value-type="float" office:value="11312" calcext:value-type="float">
            <text:p>11312</text:p>
          </table:table-cell>
          <table:table-cell office:value-type="float" office:value="1627194" calcext:value-type="float">
            <text:p>1627194</text:p>
          </table:table-cell>
          <table:table-cell table:formula="of:=[Sheet1.E115]-[Sheet1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-s720843886c1817994.ukp</text:p>
          </table:table-cell>
          <table:table-cell office:value-type="float" office:value="1.64901" calcext:value-type="float">
            <text:p>1.64901</text:p>
          </table:table-cell>
          <table:table-cell office:value-type="float" office:value="1.71" calcext:value-type="float">
            <text:p>1.71</text:p>
          </table:table-cell>
          <table:table-cell office:value-type="float" office:value="47324" calcext:value-type="float">
            <text:p>47324</text:p>
          </table:table-cell>
          <table:table-cell office:value-type="float" office:value="2335425" calcext:value-type="float">
            <text:p>2335425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2436" calcext:value-type="float">
            <text:p>12436</text:p>
          </table:table-cell>
          <table:table-cell office:value-type="float" office:value="2335425" calcext:value-type="float">
            <text:p>2335425</text:p>
          </table:table-cell>
          <table:table-cell table:formula="of:=[Sheet1.E116]-[Sheet1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2-s319663318c1224252.ukp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.26" calcext:value-type="float">
            <text:p>1.26</text:p>
          </table:table-cell>
          <table:table-cell office:value-type="float" office:value="38700" calcext:value-type="float">
            <text:p>38700</text:p>
          </table:table-cell>
          <table:table-cell office:value-type="float" office:value="1535223" calcext:value-type="float">
            <text:p>1535223</text:p>
          </table:table-cell>
          <table:table-cell office:value-type="float" office:value="3.25333" calcext:value-type="float">
            <text:p>3.25333</text:p>
          </table:table-cell>
          <table:table-cell office:value-type="float" office:value="3.26" calcext:value-type="float">
            <text:p>3.26</text:p>
          </table:table-cell>
          <table:table-cell office:value-type="float" office:value="12840" calcext:value-type="float">
            <text:p>12840</text:p>
          </table:table-cell>
          <table:table-cell office:value-type="float" office:value="1535223" calcext:value-type="float">
            <text:p>1535223</text:p>
          </table:table-cell>
          <table:table-cell table:formula="of:=[Sheet1.E117]-[Sheet1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1-s611080474c1689067.ukp</text:p>
          </table:table-cell>
          <table:table-cell office:value-type="float" office:value="2.12862" calcext:value-type="float">
            <text:p>2.12862</text:p>
          </table:table-cell>
          <table:table-cell office:value-type="float" office:value="2.18" calcext:value-type="float">
            <text:p>2.18</text:p>
          </table:table-cell>
          <table:table-cell office:value-type="float" office:value="45260" calcext:value-type="float">
            <text:p>45260</text:p>
          </table:table-cell>
          <table:table-cell office:value-type="float" office:value="2174216" calcext:value-type="float">
            <text:p>2174216</text:p>
          </table:table-cell>
          <table:table-cell office:value-type="float" office:value="3.28333" calcext:value-type="float">
            <text:p>3.28333</text:p>
          </table:table-cell>
          <table:table-cell office:value-type="float" office:value="3.28" calcext:value-type="float">
            <text:p>3.28</text:p>
          </table:table-cell>
          <table:table-cell office:value-type="float" office:value="12456" calcext:value-type="float">
            <text:p>12456</text:p>
          </table:table-cell>
          <table:table-cell office:value-type="float" office:value="2174216" calcext:value-type="float">
            <text:p>2174216</text:p>
          </table:table-cell>
          <table:table-cell table:formula="of:=[Sheet1.E118]-[Sheet1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2-s931292384c1494851.ukp</text:p>
          </table:table-cell>
          <table:table-cell office:value-type="float" office:value="1.99331" calcext:value-type="float">
            <text:p>1.99331</text:p>
          </table:table-cell>
          <table:table-cell office:value-type="float" office:value="2.04" calcext:value-type="float">
            <text:p>2.04</text:p>
          </table:table-cell>
          <table:table-cell office:value-type="float" office:value="42784" calcext:value-type="float">
            <text:p>42784</text:p>
          </table:table-cell>
          <table:table-cell office:value-type="float" office:value="1874458" calcext:value-type="float">
            <text:p>1874458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11316" calcext:value-type="float">
            <text:p>11316</text:p>
          </table:table-cell>
          <table:table-cell office:value-type="float" office:value="1874458" calcext:value-type="float">
            <text:p>1874458</text:p>
          </table:table-cell>
          <table:table-cell table:formula="of:=[Sheet1.E119]-[Sheet1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8-s343653884c1610728.ukp</text:p>
          </table:table-cell>
          <table:table-cell office:value-type="float" office:value="1.21738" calcext:value-type="float">
            <text:p>1.21738</text:p>
          </table:table-cell>
          <table:table-cell office:value-type="float" office:value="1.27" calcext:value-type="float">
            <text:p>1.27</text:p>
          </table:table-cell>
          <table:table-cell office:value-type="float" office:value="44608" calcext:value-type="float">
            <text:p>44608</text:p>
          </table:table-cell>
          <table:table-cell office:value-type="float" office:value="2028676" calcext:value-type="float">
            <text:p>2028676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14136" calcext:value-type="float">
            <text:p>14136</text:p>
          </table:table-cell>
          <table:table-cell office:value-type="float" office:value="2028676" calcext:value-type="float">
            <text:p>2028676</text:p>
          </table:table-cell>
          <table:table-cell table:formula="of:=[Sheet1.E120]-[Sheet1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1-s611080474c1471487.ukp</text:p>
          </table:table-cell>
          <table:table-cell office:value-type="float" office:value="1.52111" calcext:value-type="float">
            <text:p>1.52111</text:p>
          </table:table-cell>
          <table:table-cell office:value-type="float" office:value="1.57" calcext:value-type="float">
            <text:p>1.57</text:p>
          </table:table-cell>
          <table:table-cell office:value-type="float" office:value="42524" calcext:value-type="float">
            <text:p>42524</text:p>
          </table:table-cell>
          <table:table-cell office:value-type="float" office:value="1853184" calcext:value-type="float">
            <text:p>1853184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3.53" calcext:value-type="float">
            <text:p>3.53</text:p>
          </table:table-cell>
          <table:table-cell office:value-type="float" office:value="13208" calcext:value-type="float">
            <text:p>13208</text:p>
          </table:table-cell>
          <table:table-cell office:value-type="float" office:value="1853184" calcext:value-type="float">
            <text:p>1853184</text:p>
          </table:table-cell>
          <table:table-cell table:formula="of:=[Sheet1.E121]-[Sheet1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3-s653138835c1583713.ukp</text:p>
          </table:table-cell>
          <table:table-cell office:value-type="float" office:value="1.52287" calcext:value-type="float">
            <text:p>1.52287</text:p>
          </table:table-cell>
          <table:table-cell office:value-type="float" office:value="1.57" calcext:value-type="float">
            <text:p>1.57</text:p>
          </table:table-cell>
          <table:table-cell office:value-type="float" office:value="44192" calcext:value-type="float">
            <text:p>44192</text:p>
          </table:table-cell>
          <table:table-cell office:value-type="float" office:value="1991423" calcext:value-type="float">
            <text:p>1991423</text:p>
          </table:table-cell>
          <table:table-cell office:value-type="float" office:value="3.73667" calcext:value-type="float">
            <text:p>3.73667</text:p>
          </table:table-cell>
          <table:table-cell office:value-type="float" office:value="3.73" calcext:value-type="float">
            <text:p>3.73</text:p>
          </table:table-cell>
          <table:table-cell office:value-type="float" office:value="13672" calcext:value-type="float">
            <text:p>13672</text:p>
          </table:table-cell>
          <table:table-cell office:value-type="float" office:value="1991423" calcext:value-type="float">
            <text:p>1991423</text:p>
          </table:table-cell>
          <table:table-cell table:formula="of:=[Sheet1.E122]-[Sheet1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9-s905865785c1896887.ukp</text:p>
          </table:table-cell>
          <table:table-cell office:value-type="float" office:value="1.58098" calcext:value-type="float">
            <text:p>1.58098</text:p>
          </table:table-cell>
          <table:table-cell office:value-type="float" office:value="1.63" calcext:value-type="float">
            <text:p>1.63</text:p>
          </table:table-cell>
          <table:table-cell office:value-type="float" office:value="49152" calcext:value-type="float">
            <text:p>49152</text:p>
          </table:table-cell>
          <table:table-cell office:value-type="float" office:value="2381387" calcext:value-type="float">
            <text:p>2381387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3" calcext:value-type="float">
            <text:p>3.83</text:p>
          </table:table-cell>
          <table:table-cell office:value-type="float" office:value="14032" calcext:value-type="float">
            <text:p>14032</text:p>
          </table:table-cell>
          <table:table-cell office:value-type="float" office:value="2381387" calcext:value-type="float">
            <text:p>2381387</text:p>
          </table:table-cell>
          <table:table-cell table:formula="of:=[Sheet1.E123]-[Sheet1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6-s88272139c1781836.ukp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1.8" calcext:value-type="float">
            <text:p>1.8</text:p>
          </table:table-cell>
          <table:table-cell office:value-type="float" office:value="46844" calcext:value-type="float">
            <text:p>46844</text:p>
          </table:table-cell>
          <table:table-cell office:value-type="float" office:value="2287095" calcext:value-type="float">
            <text:p>2287095</text:p>
          </table:table-cell>
          <table:table-cell office:value-type="float" office:value="3.87667" calcext:value-type="float">
            <text:p>3.87667</text:p>
          </table:table-cell>
          <table:table-cell office:value-type="float" office:value="3.88" calcext:value-type="float">
            <text:p>3.88</text:p>
          </table:table-cell>
          <table:table-cell office:value-type="float" office:value="13352" calcext:value-type="float">
            <text:p>13352</text:p>
          </table:table-cell>
          <table:table-cell office:value-type="float" office:value="2287095" calcext:value-type="float">
            <text:p>2287095</text:p>
          </table:table-cell>
          <table:table-cell table:formula="of:=[Sheet1.E124]-[Sheet1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7-s943590714c1993775.ukp</text:p>
          </table:table-cell>
          <table:table-cell office:value-type="float" office:value="8.26011" calcext:value-type="float">
            <text:p>8.26011</text:p>
          </table:table-cell>
          <table:table-cell office:value-type="float" office:value="8.39" calcext:value-type="float">
            <text:p>8.39</text:p>
          </table:table-cell>
          <table:table-cell office:value-type="float" office:value="51376" calcext:value-type="float">
            <text:p>51376</text:p>
          </table:table-cell>
          <table:table-cell office:value-type="float" office:value="6073336" calcext:value-type="float">
            <text:p>6073336</text:p>
          </table:table-cell>
          <table:table-cell office:value-type="float" office:value="3.89" calcext:value-type="float">
            <text:p>3.89</text:p>
          </table:table-cell>
          <table:table-cell office:value-type="float" office:value="3.9" calcext:value-type="float">
            <text:p>3.9</text:p>
          </table:table-cell>
          <table:table-cell office:value-type="float" office:value="15732" calcext:value-type="float">
            <text:p>15732</text:p>
          </table:table-cell>
          <table:table-cell office:value-type="float" office:value="6073336" calcext:value-type="float">
            <text:p>6073336</text:p>
          </table:table-cell>
          <table:table-cell table:formula="of:=[Sheet1.E125]-[Sheet1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-s577520629c1757564.ukp</text:p>
          </table:table-cell>
          <table:table-cell office:value-type="float" office:value="1.4685" calcext:value-type="float">
            <text:p>1.4685</text:p>
          </table:table-cell>
          <table:table-cell office:value-type="float" office:value="1.55" calcext:value-type="float">
            <text:p>1.55</text:p>
          </table:table-cell>
          <table:table-cell office:value-type="float" office:value="46472" calcext:value-type="float">
            <text:p>46472</text:p>
          </table:table-cell>
          <table:table-cell office:value-type="float" office:value="2237483" calcext:value-type="float">
            <text:p>2237483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3" calcext:value-type="float">
            <text:p>3.93</text:p>
          </table:table-cell>
          <table:table-cell office:value-type="float" office:value="13676" calcext:value-type="float">
            <text:p>13676</text:p>
          </table:table-cell>
          <table:table-cell office:value-type="float" office:value="2237483" calcext:value-type="float">
            <text:p>2237483</text:p>
          </table:table-cell>
          <table:table-cell table:formula="of:=[Sheet1.E126]-[Sheet1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7-s31387311c1849841.ukp</text:p>
          </table:table-cell>
          <table:table-cell office:value-type="float" office:value="1.8925" calcext:value-type="float">
            <text:p>1.8925</text:p>
          </table:table-cell>
          <table:table-cell office:value-type="float" office:value="1.94" calcext:value-type="float">
            <text:p>1.94</text:p>
          </table:table-cell>
          <table:table-cell office:value-type="float" office:value="47796" calcext:value-type="float">
            <text:p>47796</text:p>
          </table:table-cell>
          <table:table-cell office:value-type="float" office:value="2381739" calcext:value-type="float">
            <text:p>2381739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4" calcext:value-type="float">
            <text:p>3.94</text:p>
          </table:table-cell>
          <table:table-cell office:value-type="float" office:value="13352" calcext:value-type="float">
            <text:p>13352</text:p>
          </table:table-cell>
          <table:table-cell office:value-type="float" office:value="2381739" calcext:value-type="float">
            <text:p>2381739</text:p>
          </table:table-cell>
          <table:table-cell table:formula="of:=[Sheet1.E127]-[Sheet1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0-s653992306c1961792.ukp</text:p>
          </table:table-cell>
          <table:table-cell office:value-type="float" office:value="1.35214" calcext:value-type="float">
            <text:p>1.35214</text:p>
          </table:table-cell>
          <table:table-cell office:value-type="float" office:value="1.4" calcext:value-type="float">
            <text:p>1.4</text:p>
          </table:table-cell>
          <table:table-cell office:value-type="float" office:value="49536" calcext:value-type="float">
            <text:p>49536</text:p>
          </table:table-cell>
          <table:table-cell office:value-type="float" office:value="2503449" calcext:value-type="float">
            <text:p>2503449</text:p>
          </table:table-cell>
          <table:table-cell office:value-type="float" office:value="4.11333" calcext:value-type="float">
            <text:p>4.11333</text:p>
          </table:table-cell>
          <table:table-cell office:value-type="float" office:value="4.11" calcext:value-type="float">
            <text:p>4.11</text:p>
          </table:table-cell>
          <table:table-cell office:value-type="float" office:value="12880" calcext:value-type="float">
            <text:p>12880</text:p>
          </table:table-cell>
          <table:table-cell office:value-type="float" office:value="2503449" calcext:value-type="float">
            <text:p>2503449</text:p>
          </table:table-cell>
          <table:table-cell table:formula="of:=[Sheet1.E128]-[Sheet1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5-s419785115c1880526.ukp</text:p>
          </table:table-cell>
          <table:table-cell office:value-type="float" office:value="13.9225" calcext:value-type="float">
            <text:p>13.9225</text:p>
          </table:table-cell>
          <table:table-cell office:value-type="float" office:value="14.06" calcext:value-type="float">
            <text:p>14.06</text:p>
          </table:table-cell>
          <table:table-cell office:value-type="float" office:value="49992" calcext:value-type="float">
            <text:p>49992</text:p>
          </table:table-cell>
          <table:table-cell office:value-type="float" office:value="5701780" calcext:value-type="float">
            <text:p>5701780</text:p>
          </table:table-cell>
          <table:table-cell office:value-type="float" office:value="4.23" calcext:value-type="float">
            <text:p>4.23</text:p>
          </table:table-cell>
          <table:table-cell office:value-type="float" office:value="4.24" calcext:value-type="float">
            <text:p>4.24</text:p>
          </table:table-cell>
          <table:table-cell office:value-type="float" office:value="15444" calcext:value-type="float">
            <text:p>15444</text:p>
          </table:table-cell>
          <table:table-cell office:value-type="float" office:value="5701780" calcext:value-type="float">
            <text:p>5701780</text:p>
          </table:table-cell>
          <table:table-cell table:formula="of:=[Sheet1.E129]-[Sheet1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-s908468142c1790699.ukp</text:p>
          </table:table-cell>
          <table:table-cell office:value-type="float" office:value="1.42571" calcext:value-type="float">
            <text:p>1.42571</text:p>
          </table:table-cell>
          <table:table-cell office:value-type="float" office:value="1.49" calcext:value-type="float">
            <text:p>1.49</text:p>
          </table:table-cell>
          <table:table-cell office:value-type="float" office:value="46832" calcext:value-type="float">
            <text:p>46832</text:p>
          </table:table-cell>
          <table:table-cell office:value-type="float" office:value="2302699" calcext:value-type="float">
            <text:p>2302699</text:p>
          </table:table-cell>
          <table:table-cell office:value-type="float" office:value="4.30333" calcext:value-type="float">
            <text:p>4.30333</text:p>
          </table:table-cell>
          <table:table-cell office:value-type="float" office:value="4.3" calcext:value-type="float">
            <text:p>4.3</text:p>
          </table:table-cell>
          <table:table-cell office:value-type="float" office:value="13500" calcext:value-type="float">
            <text:p>13500</text:p>
          </table:table-cell>
          <table:table-cell office:value-type="float" office:value="2302699" calcext:value-type="float">
            <text:p>2302699</text:p>
          </table:table-cell>
          <table:table-cell table:formula="of:=[Sheet1.E130]-[Sheet1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9-s179141282c1991813.ukp</text:p>
          </table:table-cell>
          <table:table-cell office:value-type="float" office:value="8.26402" calcext:value-type="float">
            <text:p>8.26402</text:p>
          </table:table-cell>
          <table:table-cell office:value-type="float" office:value="8.38" calcext:value-type="float">
            <text:p>8.38</text:p>
          </table:table-cell>
          <table:table-cell office:value-type="float" office:value="51388" calcext:value-type="float">
            <text:p>51388</text:p>
          </table:table-cell>
          <table:table-cell office:value-type="float" office:value="6092540" calcext:value-type="float">
            <text:p>6092540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4.32" calcext:value-type="float">
            <text:p>4.32</text:p>
          </table:table-cell>
          <table:table-cell office:value-type="float" office:value="15668" calcext:value-type="float">
            <text:p>15668</text:p>
          </table:table-cell>
          <table:table-cell office:value-type="float" office:value="6092540" calcext:value-type="float">
            <text:p>6092540</text:p>
          </table:table-cell>
          <table:table-cell table:formula="of:=[Sheet1.E131]-[Sheet1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5-s324200696c1523711.ukp</text:p>
          </table:table-cell>
          <table:table-cell office:value-type="float" office:value="1.24054" calcext:value-type="float">
            <text:p>1.24054</text:p>
          </table:table-cell>
          <table:table-cell office:value-type="float" office:value="1.29" calcext:value-type="float">
            <text:p>1.29</text:p>
          </table:table-cell>
          <table:table-cell office:value-type="float" office:value="43128" calcext:value-type="float">
            <text:p>43128</text:p>
          </table:table-cell>
          <table:table-cell office:value-type="float" office:value="1927001" calcext:value-type="float">
            <text:p>1927001</text:p>
          </table:table-cell>
          <table:table-cell office:value-type="float" office:value="4.55" calcext:value-type="float">
            <text:p>4.55</text:p>
          </table:table-cell>
          <table:table-cell office:value-type="float" office:value="4.56" calcext:value-type="float">
            <text:p>4.56</text:p>
          </table:table-cell>
          <table:table-cell office:value-type="float" office:value="15140" calcext:value-type="float">
            <text:p>15140</text:p>
          </table:table-cell>
          <table:table-cell office:value-type="float" office:value="1927001" calcext:value-type="float">
            <text:p>1927001</text:p>
          </table:table-cell>
          <table:table-cell table:formula="of:=[Sheet1.E132]-[Sheet1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-s855531081c1791319.ukp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12.36" calcext:value-type="float">
            <text:p>12.36</text:p>
          </table:table-cell>
          <table:table-cell office:value-type="float" office:value="48544" calcext:value-type="float">
            <text:p>48544</text:p>
          </table:table-cell>
          <table:table-cell office:value-type="float" office:value="5409208" calcext:value-type="float">
            <text:p>5409208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4.6" calcext:value-type="float">
            <text:p>4.6</text:p>
          </table:table-cell>
          <table:table-cell office:value-type="float" office:value="15640" calcext:value-type="float">
            <text:p>15640</text:p>
          </table:table-cell>
          <table:table-cell office:value-type="float" office:value="5409208" calcext:value-type="float">
            <text:p>5409208</text:p>
          </table:table-cell>
          <table:table-cell table:formula="of:=[Sheet1.E133]-[Sheet1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8-s633218386c1777755.ukp</text:p>
          </table:table-cell>
          <table:table-cell office:value-type="float" office:value="1.42937" calcext:value-type="float">
            <text:p>1.42937</text:p>
          </table:table-cell>
          <table:table-cell office:value-type="float" office:value="1.48" calcext:value-type="float">
            <text:p>1.48</text:p>
          </table:table-cell>
          <table:table-cell office:value-type="float" office:value="47388" calcext:value-type="float">
            <text:p>47388</text:p>
          </table:table-cell>
          <table:table-cell office:value-type="float" office:value="2217474" calcext:value-type="float">
            <text:p>2217474</text:p>
          </table:table-cell>
          <table:table-cell office:value-type="float" office:value="4.76333" calcext:value-type="float">
            <text:p>4.76333</text:p>
          </table:table-cell>
          <table:table-cell office:value-type="float" office:value="4.76" calcext:value-type="float">
            <text:p>4.7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7474" calcext:value-type="float">
            <text:p>2217474</text:p>
          </table:table-cell>
          <table:table-cell table:formula="of:=[Sheet1.E134]-[Sheet1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3-s47721841c1790160.ukp</text:p>
          </table:table-cell>
          <table:table-cell office:value-type="float" office:value="1.44202" calcext:value-type="float">
            <text:p>1.44202</text:p>
          </table:table-cell>
          <table:table-cell office:value-type="float" office:value="1.49" calcext:value-type="float">
            <text:p>1.49</text:p>
          </table:table-cell>
          <table:table-cell office:value-type="float" office:value="47420" calcext:value-type="float">
            <text:p>47420</text:p>
          </table:table-cell>
          <table:table-cell office:value-type="float" office:value="2235798" calcext:value-type="float">
            <text:p>2235798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3" calcext:value-type="float">
            <text:p>4.83</text:p>
          </table:table-cell>
          <table:table-cell office:value-type="float" office:value="13644" calcext:value-type="float">
            <text:p>13644</text:p>
          </table:table-cell>
          <table:table-cell office:value-type="float" office:value="2235798" calcext:value-type="float">
            <text:p>2235798</text:p>
          </table:table-cell>
          <table:table-cell table:formula="of:=[Sheet1.E135]-[Sheet1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9-s507400487c1533768.ukp</text:p>
          </table:table-cell>
          <table:table-cell office:value-type="float" office:value="1.60868" calcext:value-type="float">
            <text:p>1.60868</text:p>
          </table:table-cell>
          <table:table-cell office:value-type="float" office:value="1.66" calcext:value-type="float">
            <text:p>1.66</text:p>
          </table:table-cell>
          <table:table-cell office:value-type="float" office:value="43332" calcext:value-type="float">
            <text:p>43332</text:p>
          </table:table-cell>
          <table:table-cell office:value-type="float" office:value="1932707" calcext:value-type="float">
            <text:p>1932707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3748" calcext:value-type="float">
            <text:p>13748</text:p>
          </table:table-cell>
          <table:table-cell office:value-type="float" office:value="1932707" calcext:value-type="float">
            <text:p>1932707</text:p>
          </table:table-cell>
          <table:table-cell table:formula="of:=[Sheet1.E136]-[Sheet1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4-s685047257c1313197.ukp</text:p>
          </table:table-cell>
          <table:table-cell office:value-type="float" office:value="1.63454" calcext:value-type="float">
            <text:p>1.63454</text:p>
          </table:table-cell>
          <table:table-cell office:value-type="float" office:value="1.68" calcext:value-type="float">
            <text:p>1.68</text:p>
          </table:table-cell>
          <table:table-cell office:value-type="float" office:value="40040" calcext:value-type="float">
            <text:p>40040</text:p>
          </table:table-cell>
          <table:table-cell office:value-type="float" office:value="1650833" calcext:value-type="float">
            <text:p>1650833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2" calcext:value-type="float">
            <text:p>5.02</text:p>
          </table:table-cell>
          <table:table-cell office:value-type="float" office:value="14836" calcext:value-type="float">
            <text:p>14836</text:p>
          </table:table-cell>
          <table:table-cell office:value-type="float" office:value="1650833" calcext:value-type="float">
            <text:p>1650833</text:p>
          </table:table-cell>
          <table:table-cell table:formula="of:=[Sheet1.E137]-[Sheet1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8-s904998016c1990074.ukp</text:p>
          </table:table-cell>
          <table:table-cell office:value-type="float" office:value="8.21266" calcext:value-type="float">
            <text:p>8.21266</text:p>
          </table:table-cell>
          <table:table-cell office:value-type="float" office:value="8.33" calcext:value-type="float">
            <text:p>8.33</text:p>
          </table:table-cell>
          <table:table-cell office:value-type="float" office:value="51208" calcext:value-type="float">
            <text:p>51208</text:p>
          </table:table-cell>
          <table:table-cell office:value-type="float" office:value="6051465" calcext:value-type="float">
            <text:p>6051465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15888" calcext:value-type="float">
            <text:p>15888</text:p>
          </table:table-cell>
          <table:table-cell office:value-type="float" office:value="6051465" calcext:value-type="float">
            <text:p>6051465</text:p>
          </table:table-cell>
          <table:table-cell table:formula="of:=[Sheet1.E138]-[Sheet1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3-s917541816c1775018.ukp</text:p>
          </table:table-cell>
          <table:table-cell office:value-type="float" office:value="10.0042" calcext:value-type="float">
            <text:p>10.0042</text:p>
          </table:table-cell>
          <table:table-cell office:value-type="float" office:value="10.15" calcext:value-type="float">
            <text:p>10.15</text:p>
          </table:table-cell>
          <table:table-cell office:value-type="float" office:value="48328" calcext:value-type="float">
            <text:p>48328</text:p>
          </table:table-cell>
          <table:table-cell office:value-type="float" office:value="5388951" calcext:value-type="float">
            <text:p>5388951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2" calcext:value-type="float">
            <text:p>5.12</text:p>
          </table:table-cell>
          <table:table-cell office:value-type="float" office:value="15608" calcext:value-type="float">
            <text:p>15608</text:p>
          </table:table-cell>
          <table:table-cell office:value-type="float" office:value="5388951" calcext:value-type="float">
            <text:p>5388951</text:p>
          </table:table-cell>
          <table:table-cell table:formula="of:=[Sheet1.E139]-[Sheet1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0-s430006297c1763567.ukp</text:p>
          </table:table-cell>
          <table:table-cell office:value-type="float" office:value="1.71158" calcext:value-type="float">
            <text:p>1.71158</text:p>
          </table:table-cell>
          <table:table-cell office:value-type="float" office:value="1.78" calcext:value-type="float">
            <text:p>1.78</text:p>
          </table:table-cell>
          <table:table-cell office:value-type="float" office:value="46528" calcext:value-type="float">
            <text:p>46528</text:p>
          </table:table-cell>
          <table:table-cell office:value-type="float" office:value="2263457" calcext:value-type="float">
            <text:p>2263457</text:p>
          </table:table-cell>
          <table:table-cell office:value-type="float" office:value="5.15667" calcext:value-type="float">
            <text:p>5.15667</text:p>
          </table:table-cell>
          <table:table-cell office:value-type="float" office:value="5.16" calcext:value-type="float">
            <text:p>5.16</text:p>
          </table:table-cell>
          <table:table-cell office:value-type="float" office:value="13436" calcext:value-type="float">
            <text:p>13436</text:p>
          </table:table-cell>
          <table:table-cell office:value-type="float" office:value="2263457" calcext:value-type="float">
            <text:p>2263457</text:p>
          </table:table-cell>
          <table:table-cell table:formula="of:=[Sheet1.E140]-[Sheet1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4-s208479215c1650119.ukp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44" calcext:value-type="float">
            <text:p>1.44</text:p>
          </table:table-cell>
          <table:table-cell office:value-type="float" office:value="44744" calcext:value-type="float">
            <text:p>44744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4128" calcext:value-type="float">
            <text:p>14128</text:p>
          </table:table-cell>
          <table:table-cell office:value-type="float" office:value="2119980" calcext:value-type="float">
            <text:p>2119980</text:p>
          </table:table-cell>
          <table:table-cell table:formula="of:=[Sheet1.E141]-[Sheet1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8-s988774221c1646275.ukp</text:p>
          </table:table-cell>
          <table:table-cell office:value-type="float" office:value="1.36536" calcext:value-type="float">
            <text:p>1.36536</text:p>
          </table:table-cell>
          <table:table-cell office:value-type="float" office:value="1.67" calcext:value-type="float">
            <text:p>1.67</text:p>
          </table:table-cell>
          <table:table-cell office:value-type="float" office:value="45208" calcext:value-type="float">
            <text:p>45208</text:p>
          </table:table-cell>
          <table:table-cell office:value-type="float" office:value="2060421" calcext:value-type="float">
            <text:p>2060421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1" calcext:value-type="float">
            <text:p>5.21</text:p>
          </table:table-cell>
          <table:table-cell office:value-type="float" office:value="13520" calcext:value-type="float">
            <text:p>13520</text:p>
          </table:table-cell>
          <table:table-cell office:value-type="float" office:value="2060421" calcext:value-type="float">
            <text:p>2060421</text:p>
          </table:table-cell>
          <table:table-cell table:formula="of:=[Sheet1.E142]-[Sheet1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7-s989083921c1181335.ukp</text:p>
          </table:table-cell>
          <table:table-cell office:value-type="float" office:value="1.67312" calcext:value-type="float">
            <text:p>1.67312</text:p>
          </table:table-cell>
          <table:table-cell office:value-type="float" office:value="1.72" calcext:value-type="float">
            <text:p>1.72</text:p>
          </table:table-cell>
          <table:table-cell office:value-type="float" office:value="37916" calcext:value-type="float">
            <text:p>37916</text:p>
          </table:table-cell>
          <table:table-cell office:value-type="float" office:value="1477236" calcext:value-type="float">
            <text:p>1477236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14188" calcext:value-type="float">
            <text:p>14188</text:p>
          </table:table-cell>
          <table:table-cell office:value-type="float" office:value="1477236" calcext:value-type="float">
            <text:p>1477236</text:p>
          </table:table-cell>
          <table:table-cell table:formula="of:=[Sheet1.E143]-[Sheet1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7-s277361362c1622905.ukp</text:p>
          </table:table-cell>
          <table:table-cell office:value-type="float" office:value="1.74681" calcext:value-type="float">
            <text:p>1.74681</text:p>
          </table:table-cell>
          <table:table-cell office:value-type="float" office:value="1.79" calcext:value-type="float">
            <text:p>1.79</text:p>
          </table:table-cell>
          <table:table-cell office:value-type="float" office:value="44792" calcext:value-type="float">
            <text:p>44792</text:p>
          </table:table-cell>
          <table:table-cell office:value-type="float" office:value="2030980" calcext:value-type="float">
            <text:p>2030980</text:p>
          </table:table-cell>
          <table:table-cell office:value-type="float" office:value="5.29333" calcext:value-type="float">
            <text:p>5.29333</text:p>
          </table:table-cell>
          <table:table-cell office:value-type="float" office:value="5.3" calcext:value-type="float">
            <text:p>5.3</text:p>
          </table:table-cell>
          <table:table-cell office:value-type="float" office:value="14432" calcext:value-type="float">
            <text:p>14432</text:p>
          </table:table-cell>
          <table:table-cell office:value-type="float" office:value="2030980" calcext:value-type="float">
            <text:p>2030980</text:p>
          </table:table-cell>
          <table:table-cell table:formula="of:=[Sheet1.E144]-[Sheet1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2-s666650214c1698897.ukp</text:p>
          </table:table-cell>
          <table:table-cell office:value-type="float" office:value="2.70088" calcext:value-type="float">
            <text:p>2.70088</text:p>
          </table:table-cell>
          <table:table-cell office:value-type="float" office:value="2.75" calcext:value-type="float">
            <text:p>2.75</text:p>
          </table:table-cell>
          <table:table-cell office:value-type="float" office:value="45524" calcext:value-type="float">
            <text:p>45524</text:p>
          </table:table-cell>
          <table:table-cell office:value-type="float" office:value="2182555" calcext:value-type="float">
            <text:p>2182555</text:p>
          </table:table-cell>
          <table:table-cell office:value-type="float" office:value="5.33667" calcext:value-type="float">
            <text:p>5.33667</text:p>
          </table:table-cell>
          <table:table-cell office:value-type="float" office:value="5.34" calcext:value-type="float">
            <text:p>5.34</text:p>
          </table:table-cell>
          <table:table-cell office:value-type="float" office:value="13488" calcext:value-type="float">
            <text:p>13488</text:p>
          </table:table-cell>
          <table:table-cell office:value-type="float" office:value="2182555" calcext:value-type="float">
            <text:p>2182555</text:p>
          </table:table-cell>
          <table:table-cell table:formula="of:=[Sheet1.E145]-[Sheet1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1-s791104459c1448808.ukp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1.14" calcext:value-type="float">
            <text:p>1.14</text:p>
          </table:table-cell>
          <table:table-cell office:value-type="float" office:value="42000" calcext:value-type="float">
            <text:p>42000</text:p>
          </table:table-cell>
          <table:table-cell office:value-type="float" office:value="1812190" calcext:value-type="float">
            <text:p>1812190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5.35" calcext:value-type="float">
            <text:p>5.35</text:p>
          </table:table-cell>
          <table:table-cell office:value-type="float" office:value="15628" calcext:value-type="float">
            <text:p>15628</text:p>
          </table:table-cell>
          <table:table-cell office:value-type="float" office:value="1812190" calcext:value-type="float">
            <text:p>1812190</text:p>
          </table:table-cell>
          <table:table-cell table:formula="of:=[Sheet1.E146]-[Sheet1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4-s90959982c1861478.ukp</text:p>
          </table:table-cell>
          <table:table-cell office:value-type="float" office:value="11.0709" calcext:value-type="float">
            <text:p>11.0709</text:p>
          </table:table-cell>
          <table:table-cell office:value-type="float" office:value="11.21" calcext:value-type="float">
            <text:p>11.21</text:p>
          </table:table-cell>
          <table:table-cell office:value-type="float" office:value="49668" calcext:value-type="float">
            <text:p>49668</text:p>
          </table:table-cell>
          <table:table-cell office:value-type="float" office:value="5662177" calcext:value-type="float">
            <text:p>5662177</text:p>
          </table:table-cell>
          <table:table-cell office:value-type="float" office:value="5.38" calcext:value-type="float">
            <text:p>5.38</text:p>
          </table:table-cell>
          <table:table-cell office:value-type="float" office:value="5.4" calcext:value-type="float">
            <text:p>5.4</text:p>
          </table:table-cell>
          <table:table-cell office:value-type="float" office:value="15732" calcext:value-type="float">
            <text:p>15732</text:p>
          </table:table-cell>
          <table:table-cell office:value-type="float" office:value="5662177" calcext:value-type="float">
            <text:p>5662177</text:p>
          </table:table-cell>
          <table:table-cell table:formula="of:=[Sheet1.E147]-[Sheet1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4-s193169413c1637747.ukp</text:p>
          </table:table-cell>
          <table:table-cell office:value-type="float" office:value="1.83637" calcext:value-type="float">
            <text:p>1.83637</text:p>
          </table:table-cell>
          <table:table-cell office:value-type="float" office:value="1.88" calcext:value-type="float">
            <text:p>1.88</text:p>
          </table:table-cell>
          <table:table-cell office:value-type="float" office:value="44948" calcext:value-type="float">
            <text:p>44948</text:p>
          </table:table-cell>
          <table:table-cell office:value-type="float" office:value="2054538" calcext:value-type="float">
            <text:p>2054538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5.41" calcext:value-type="float">
            <text:p>5.41</text:p>
          </table:table-cell>
          <table:table-cell office:value-type="float" office:value="14584" calcext:value-type="float">
            <text:p>14584</text:p>
          </table:table-cell>
          <table:table-cell office:value-type="float" office:value="2054538" calcext:value-type="float">
            <text:p>2054538</text:p>
          </table:table-cell>
          <table:table-cell table:formula="of:=[Sheet1.E148]-[Sheet1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7-s676454610c1366199.ukp</text:p>
          </table:table-cell>
          <table:table-cell office:value-type="float" office:value="1.68011" calcext:value-type="float">
            <text:p>1.68011</text:p>
          </table:table-cell>
          <table:table-cell office:value-type="float" office:value="1.73" calcext:value-type="float">
            <text:p>1.73</text:p>
          </table:table-cell>
          <table:table-cell office:value-type="float" office:value="40764" calcext:value-type="float">
            <text:p>40764</text:p>
          </table:table-cell>
          <table:table-cell office:value-type="float" office:value="1718556" calcext:value-type="float">
            <text:p>1718556</text:p>
          </table:table-cell>
          <table:table-cell office:value-type="float" office:value="5.84333" calcext:value-type="float">
            <text:p>5.84333</text:p>
          </table:table-cell>
          <table:table-cell office:value-type="float" office:value="5.84" calcext:value-type="float">
            <text:p>5.84</text:p>
          </table:table-cell>
          <table:table-cell office:value-type="float" office:value="14740" calcext:value-type="float">
            <text:p>14740</text:p>
          </table:table-cell>
          <table:table-cell office:value-type="float" office:value="1718556" calcext:value-type="float">
            <text:p>1718556</text:p>
          </table:table-cell>
          <table:table-cell table:formula="of:=[Sheet1.E149]-[Sheet1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7-s559438974c1505399.ukp</text:p>
          </table:table-cell>
          <table:table-cell office:value-type="float" office:value="1.48751" calcext:value-type="float">
            <text:p>1.48751</text:p>
          </table:table-cell>
          <table:table-cell office:value-type="float" office:value="1.53" calcext:value-type="float">
            <text:p>1.53</text:p>
          </table:table-cell>
          <table:table-cell office:value-type="float" office:value="42376" calcext:value-type="float">
            <text:p>42376</text:p>
          </table:table-cell>
          <table:table-cell office:value-type="float" office:value="1931664" calcext:value-type="float">
            <text:p>1931664</text:p>
          </table:table-cell>
          <table:table-cell office:value-type="float" office:value="5.90667" calcext:value-type="float">
            <text:p>5.90667</text:p>
          </table:table-cell>
          <table:table-cell office:value-type="float" office:value="5.91" calcext:value-type="float">
            <text:p>5.91</text:p>
          </table:table-cell>
          <table:table-cell office:value-type="float" office:value="15192" calcext:value-type="float">
            <text:p>15192</text:p>
          </table:table-cell>
          <table:table-cell office:value-type="float" office:value="1931664" calcext:value-type="float">
            <text:p>1931664</text:p>
          </table:table-cell>
          <table:table-cell table:formula="of:=[Sheet1.E150]-[Sheet1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9-s832538455c1972129.ukp</text:p>
          </table:table-cell>
          <table:table-cell office:value-type="float" office:value="5.86361" calcext:value-type="float">
            <text:p>5.86361</text:p>
          </table:table-cell>
          <table:table-cell office:value-type="float" office:value="5.98" calcext:value-type="float">
            <text:p>5.98</text:p>
          </table:table-cell>
          <table:table-cell office:value-type="float" office:value="51160" calcext:value-type="float">
            <text:p>51160</text:p>
          </table:table-cell>
          <table:table-cell office:value-type="float" office:value="5999373" calcext:value-type="float">
            <text:p>5999373</text:p>
          </table:table-cell>
          <table:table-cell office:value-type="float" office:value="5.92333" calcext:value-type="float">
            <text:p>5.92333</text:p>
          </table:table-cell>
          <table:table-cell office:value-type="float" office:value="5.93" calcext:value-type="float">
            <text:p>5.93</text:p>
          </table:table-cell>
          <table:table-cell office:value-type="float" office:value="16108" calcext:value-type="float">
            <text:p>16108</text:p>
          </table:table-cell>
          <table:table-cell office:value-type="float" office:value="5999373" calcext:value-type="float">
            <text:p>5999373</text:p>
          </table:table-cell>
          <table:table-cell table:formula="of:=[Sheet1.E151]-[Sheet1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7-s405400535c1966876.ukp</text:p>
          </table:table-cell>
          <table:table-cell office:value-type="float" office:value="6.53814" calcext:value-type="float">
            <text:p>6.53814</text:p>
          </table:table-cell>
          <table:table-cell office:value-type="float" office:value="6.66" calcext:value-type="float">
            <text:p>6.66</text:p>
          </table:table-cell>
          <table:table-cell office:value-type="float" office:value="50964" calcext:value-type="float">
            <text:p>50964</text:p>
          </table:table-cell>
          <table:table-cell office:value-type="float" office:value="5975878" calcext:value-type="float">
            <text:p>5975878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560" calcext:value-type="float">
            <text:p>17560</text:p>
          </table:table-cell>
          <table:table-cell office:value-type="float" office:value="5975878" calcext:value-type="float">
            <text:p>5975878</text:p>
          </table:table-cell>
          <table:table-cell table:formula="of:=[Sheet1.E152]-[Sheet1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9-s291809797c1767296.ukp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1.51" calcext:value-type="float">
            <text:p>1.51</text:p>
          </table:table-cell>
          <table:table-cell office:value-type="float" office:value="46576" calcext:value-type="float">
            <text:p>46576</text:p>
          </table:table-cell>
          <table:table-cell office:value-type="float" office:value="2256639" calcext:value-type="float">
            <text:p>2256639</text:p>
          </table:table-cell>
          <table:table-cell office:value-type="float" office:value="6.04333" calcext:value-type="float">
            <text:p>6.04333</text:p>
          </table:table-cell>
          <table:table-cell office:value-type="float" office:value="6.05" calcext:value-type="float">
            <text:p>6.05</text:p>
          </table:table-cell>
          <table:table-cell office:value-type="float" office:value="15140" calcext:value-type="float">
            <text:p>15140</text:p>
          </table:table-cell>
          <table:table-cell office:value-type="float" office:value="2256639" calcext:value-type="float">
            <text:p>2256639</text:p>
          </table:table-cell>
          <table:table-cell table:formula="of:=[Sheet1.E153]-[Sheet1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0-s824350602c1949199.ukp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22" calcext:value-type="float">
            <text:p>2.22</text:p>
          </table:table-cell>
          <table:table-cell office:value-type="float" office:value="50040" calcext:value-type="float">
            <text:p>50040</text:p>
          </table:table-cell>
          <table:table-cell office:value-type="float" office:value="2441581" calcext:value-type="float">
            <text:p>2441581</text:p>
          </table:table-cell>
          <table:table-cell office:value-type="float" office:value="6.05667" calcext:value-type="float">
            <text:p>6.05667</text:p>
          </table:table-cell>
          <table:table-cell office:value-type="float" office:value="6.05" calcext:value-type="float">
            <text:p>6.05</text:p>
          </table:table-cell>
          <table:table-cell office:value-type="float" office:value="15076" calcext:value-type="float">
            <text:p>15076</text:p>
          </table:table-cell>
          <table:table-cell office:value-type="float" office:value="2441581" calcext:value-type="float">
            <text:p>2441581</text:p>
          </table:table-cell>
          <table:table-cell table:formula="of:=[Sheet1.E154]-[Sheet1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6-s925211847c1892969.ukp</text:p>
          </table:table-cell>
          <table:table-cell office:value-type="float" office:value="1.571" calcext:value-type="float">
            <text:p>1.571</text:p>
          </table:table-cell>
          <table:table-cell office:value-type="float" office:value="1.63" calcext:value-type="float">
            <text:p>1.63</text:p>
          </table:table-cell>
          <table:table-cell office:value-type="float" office:value="48636" calcext:value-type="float">
            <text:p>48636</text:p>
          </table:table-cell>
          <table:table-cell office:value-type="float" office:value="2436034" calcext:value-type="float">
            <text:p>2436034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6.31" calcext:value-type="float">
            <text:p>6.31</text:p>
          </table:table-cell>
          <table:table-cell office:value-type="float" office:value="14060" calcext:value-type="float">
            <text:p>14060</text:p>
          </table:table-cell>
          <table:table-cell office:value-type="float" office:value="2436034" calcext:value-type="float">
            <text:p>2436034</text:p>
          </table:table-cell>
          <table:table-cell table:formula="of:=[Sheet1.E155]-[Sheet1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6-s925211847c1864548.ukp</text:p>
          </table:table-cell>
          <table:table-cell office:value-type="float" office:value="13.0216" calcext:value-type="float">
            <text:p>13.0216</text:p>
          </table:table-cell>
          <table:table-cell office:value-type="float" office:value="13.16" calcext:value-type="float">
            <text:p>13.16</text:p>
          </table:table-cell>
          <table:table-cell office:value-type="float" office:value="49720" calcext:value-type="float">
            <text:p>49720</text:p>
          </table:table-cell>
          <table:table-cell office:value-type="float" office:value="5648836" calcext:value-type="float">
            <text:p>5648836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4" calcext:value-type="float">
            <text:p>6.34</text:p>
          </table:table-cell>
          <table:table-cell office:value-type="float" office:value="15932" calcext:value-type="float">
            <text:p>15932</text:p>
          </table:table-cell>
          <table:table-cell office:value-type="float" office:value="5648836" calcext:value-type="float">
            <text:p>5648836</text:p>
          </table:table-cell>
          <table:table-cell table:formula="of:=[Sheet1.E156]-[Sheet1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2-s218633345c1612484.ukp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38" calcext:value-type="float">
            <text:p>1.38</text:p>
          </table:table-cell>
          <table:table-cell office:value-type="float" office:value="44128" calcext:value-type="float">
            <text:p>44128</text:p>
          </table:table-cell>
          <table:table-cell office:value-type="float" office:value="2073995" calcext:value-type="float">
            <text:p>2073995</text:p>
          </table:table-cell>
          <table:table-cell office:value-type="float" office:value="6.52333" calcext:value-type="float">
            <text:p>6.52333</text:p>
          </table:table-cell>
          <table:table-cell office:value-type="float" office:value="6.52" calcext:value-type="float">
            <text:p>6.52</text:p>
          </table:table-cell>
          <table:table-cell office:value-type="float" office:value="15336" calcext:value-type="float">
            <text:p>15336</text:p>
          </table:table-cell>
          <table:table-cell office:value-type="float" office:value="2073995" calcext:value-type="float">
            <text:p>2073995</text:p>
          </table:table-cell>
          <table:table-cell table:formula="of:=[Sheet1.E157]-[Sheet1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3-s582917646c1745382.ukp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1.62" calcext:value-type="float">
            <text:p>1.62</text:p>
          </table:table-cell>
          <table:table-cell office:value-type="float" office:value="46692" calcext:value-type="float">
            <text:p>46692</text:p>
          </table:table-cell>
          <table:table-cell office:value-type="float" office:value="2208343" calcext:value-type="float">
            <text:p>2208343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4" calcext:value-type="float">
            <text:p>6.54</text:p>
          </table:table-cell>
          <table:table-cell office:value-type="float" office:value="15280" calcext:value-type="float">
            <text:p>15280</text:p>
          </table:table-cell>
          <table:table-cell office:value-type="float" office:value="2208343" calcext:value-type="float">
            <text:p>2208343</text:p>
          </table:table-cell>
          <table:table-cell table:formula="of:=[Sheet1.E158]-[Sheet1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2-s316472754c1553834.ukp</text:p>
          </table:table-cell>
          <table:table-cell office:value-type="float" office:value="1.90829" calcext:value-type="float">
            <text:p>1.90829</text:p>
          </table:table-cell>
          <table:table-cell office:value-type="float" office:value="1.96" calcext:value-type="float">
            <text:p>1.96</text:p>
          </table:table-cell>
          <table:table-cell office:value-type="float" office:value="43252" calcext:value-type="float">
            <text:p>43252</text:p>
          </table:table-cell>
          <table:table-cell office:value-type="float" office:value="1981677" calcext:value-type="float">
            <text:p>1981677</text:p>
          </table:table-cell>
          <table:table-cell office:value-type="float" office:value="6.63667" calcext:value-type="float">
            <text:p>6.63667</text:p>
          </table:table-cell>
          <table:table-cell office:value-type="float" office:value="6.64" calcext:value-type="float">
            <text:p>6.64</text:p>
          </table:table-cell>
          <table:table-cell office:value-type="float" office:value="14812" calcext:value-type="float">
            <text:p>14812</text:p>
          </table:table-cell>
          <table:table-cell office:value-type="float" office:value="1981677" calcext:value-type="float">
            <text:p>1981677</text:p>
          </table:table-cell>
          <table:table-cell table:formula="of:=[Sheet1.E159]-[Sheet1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6-s894606712c1722629.ukp</text:p>
          </table:table-cell>
          <table:table-cell office:value-type="float" office:value="1.25439" calcext:value-type="float">
            <text:p>1.25439</text:p>
          </table:table-cell>
          <table:table-cell office:value-type="float" office:value="1.3" calcext:value-type="float">
            <text:p>1.3</text:p>
          </table:table-cell>
          <table:table-cell office:value-type="float" office:value="45860" calcext:value-type="float">
            <text:p>45860</text:p>
          </table:table-cell>
          <table:table-cell office:value-type="float" office:value="2205679" calcext:value-type="float">
            <text:p>2205679</text:p>
          </table:table-cell>
          <table:table-cell office:value-type="float" office:value="6.86333" calcext:value-type="float">
            <text:p>6.86333</text:p>
          </table:table-cell>
          <table:table-cell office:value-type="float" office:value="6.86" calcext:value-type="float">
            <text:p>6.86</text:p>
          </table:table-cell>
          <table:table-cell office:value-type="float" office:value="15168" calcext:value-type="float">
            <text:p>15168</text:p>
          </table:table-cell>
          <table:table-cell office:value-type="float" office:value="2205679" calcext:value-type="float">
            <text:p>2205679</text:p>
          </table:table-cell>
          <table:table-cell table:formula="of:=[Sheet1.E160]-[Sheet1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1-s211003750c1958298.ukp</text:p>
          </table:table-cell>
          <table:table-cell office:value-type="float" office:value="7.12726" calcext:value-type="float">
            <text:p>7.12726</text:p>
          </table:table-cell>
          <table:table-cell office:value-type="float" office:value="7.24" calcext:value-type="float">
            <text:p>7.24</text:p>
          </table:table-cell>
          <table:table-cell office:value-type="float" office:value="50756" calcext:value-type="float">
            <text:p>50756</text:p>
          </table:table-cell>
          <table:table-cell office:value-type="float" office:value="5962258" calcext:value-type="float">
            <text:p>5962258</text:p>
          </table:table-cell>
          <table:table-cell office:value-type="float" office:value="6.90333" calcext:value-type="float">
            <text:p>6.90333</text:p>
          </table:table-cell>
          <table:table-cell office:value-type="float" office:value="6.91" calcext:value-type="float">
            <text:p>6.91</text:p>
          </table:table-cell>
          <table:table-cell office:value-type="float" office:value="17704" calcext:value-type="float">
            <text:p>17704</text:p>
          </table:table-cell>
          <table:table-cell office:value-type="float" office:value="5962258" calcext:value-type="float">
            <text:p>5962258</text:p>
          </table:table-cell>
          <table:table-cell table:formula="of:=[Sheet1.E161]-[Sheet1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9-s509888126c1753551.ukp</text:p>
          </table:table-cell>
          <table:table-cell office:value-type="float" office:value="9.80883" calcext:value-type="float">
            <text:p>9.80883</text:p>
          </table:table-cell>
          <table:table-cell office:value-type="float" office:value="9.95" calcext:value-type="float">
            <text:p>9.95</text:p>
          </table:table-cell>
          <table:table-cell office:value-type="float" office:value="47908" calcext:value-type="float">
            <text:p>47908</text:p>
          </table:table-cell>
          <table:table-cell office:value-type="float" office:value="5320941" calcext:value-type="float">
            <text:p>5320941</text:p>
          </table:table-cell>
          <table:table-cell office:value-type="float" office:value="7.00333" calcext:value-type="float">
            <text:p>7.00333</text:p>
          </table:table-cell>
          <table:table-cell office:value-type="float" office:value="7.02" calcext:value-type="float">
            <text:p>7.02</text:p>
          </table:table-cell>
          <table:table-cell office:value-type="float" office:value="16124" calcext:value-type="float">
            <text:p>16124</text:p>
          </table:table-cell>
          <table:table-cell office:value-type="float" office:value="5320941" calcext:value-type="float">
            <text:p>5320941</text:p>
          </table:table-cell>
          <table:table-cell table:formula="of:=[Sheet1.E162]-[Sheet1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-s774727805c1737310.ukp</text:p>
          </table:table-cell>
          <table:table-cell office:value-type="float" office:value="8.9481" calcext:value-type="float">
            <text:p>8.9481</text:p>
          </table:table-cell>
          <table:table-cell office:value-type="float" office:value="9.09" calcext:value-type="float">
            <text:p>9.09</text:p>
          </table:table-cell>
          <table:table-cell office:value-type="float" office:value="47868" calcext:value-type="float">
            <text:p>47868</text:p>
          </table:table-cell>
          <table:table-cell office:value-type="float" office:value="5266508" calcext:value-type="float">
            <text:p>5266508</text:p>
          </table:table-cell>
          <table:table-cell office:value-type="float" office:value="7.05333" calcext:value-type="float">
            <text:p>7.05333</text:p>
          </table:table-cell>
          <table:table-cell office:value-type="float" office:value="7.06" calcext:value-type="float">
            <text:p>7.06</text:p>
          </table:table-cell>
          <table:table-cell office:value-type="float" office:value="15536" calcext:value-type="float">
            <text:p>15536</text:p>
          </table:table-cell>
          <table:table-cell office:value-type="float" office:value="5266508" calcext:value-type="float">
            <text:p>5266508</text:p>
          </table:table-cell>
          <table:table-cell table:formula="of:=[Sheet1.E163]-[Sheet1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9-s509888126c1390702.ukp</text:p>
          </table:table-cell>
          <table:table-cell office:value-type="float" office:value="1.27713" calcext:value-type="float">
            <text:p>1.27713</text:p>
          </table:table-cell>
          <table:table-cell office:value-type="float" office:value="1.32" calcext:value-type="float">
            <text:p>1.32</text:p>
          </table:table-cell>
          <table:table-cell office:value-type="float" office:value="41160" calcext:value-type="float">
            <text:p>41160</text:p>
          </table:table-cell>
          <table:table-cell office:value-type="float" office:value="1761243" calcext:value-type="float">
            <text:p>1761243</text:p>
          </table:table-cell>
          <table:table-cell office:value-type="float" office:value="7.57333" calcext:value-type="float">
            <text:p>7.57333</text:p>
          </table:table-cell>
          <table:table-cell office:value-type="float" office:value="7.57" calcext:value-type="float">
            <text:p>7.57</text:p>
          </table:table-cell>
          <table:table-cell office:value-type="float" office:value="16860" calcext:value-type="float">
            <text:p>16860</text:p>
          </table:table-cell>
          <table:table-cell office:value-type="float" office:value="1761243" calcext:value-type="float">
            <text:p>1761243</text:p>
          </table:table-cell>
          <table:table-cell table:formula="of:=[Sheet1.E164]-[Sheet1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1-s791104459c1372166.ukp</text:p>
          </table:table-cell>
          <table:table-cell office:value-type="float" office:value="1.39756" calcext:value-type="float">
            <text:p>1.39756</text:p>
          </table:table-cell>
          <table:table-cell office:value-type="float" office:value="1.44" calcext:value-type="float">
            <text:p>1.44</text:p>
          </table:table-cell>
          <table:table-cell office:value-type="float" office:value="40280" calcext:value-type="float">
            <text:p>40280</text:p>
          </table:table-cell>
          <table:table-cell office:value-type="float" office:value="1751086" calcext:value-type="float">
            <text:p>1751086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16848" calcext:value-type="float">
            <text:p>16848</text:p>
          </table:table-cell>
          <table:table-cell office:value-type="float" office:value="1751086" calcext:value-type="float">
            <text:p>1751086</text:p>
          </table:table-cell>
          <table:table-cell table:formula="of:=[Sheet1.E165]-[Sheet1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-s260379653c1491928.ukp</text:p>
          </table:table-cell>
          <table:table-cell office:value-type="float" office:value="1.73069" calcext:value-type="float">
            <text:p>1.73069</text:p>
          </table:table-cell>
          <table:table-cell office:value-type="float" office:value="1.79" calcext:value-type="float">
            <text:p>1.79</text:p>
          </table:table-cell>
          <table:table-cell office:value-type="float" office:value="42724" calcext:value-type="float">
            <text:p>42724</text:p>
          </table:table-cell>
          <table:table-cell office:value-type="float" office:value="1864827" calcext:value-type="float">
            <text:p>1864827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16512" calcext:value-type="float">
            <text:p>16512</text:p>
          </table:table-cell>
          <table:table-cell office:value-type="float" office:value="1864827" calcext:value-type="float">
            <text:p>1864827</text:p>
          </table:table-cell>
          <table:table-cell table:formula="of:=[Sheet1.E166]-[Sheet1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-s908468142c1956620.ukp</text:p>
          </table:table-cell>
          <table:table-cell office:value-type="float" office:value="7.64748" calcext:value-type="float">
            <text:p>7.64748</text:p>
          </table:table-cell>
          <table:table-cell office:value-type="float" office:value="7.77" calcext:value-type="float">
            <text:p>7.77</text:p>
          </table:table-cell>
          <table:table-cell office:value-type="float" office:value="50580" calcext:value-type="float">
            <text:p>50580</text:p>
          </table:table-cell>
          <table:table-cell office:value-type="float" office:value="5945352" calcext:value-type="float">
            <text:p>5945352</text:p>
          </table:table-cell>
          <table:table-cell office:value-type="float" office:value="7.67667" calcext:value-type="float">
            <text:p>7.67667</text:p>
          </table:table-cell>
          <table:table-cell office:value-type="float" office:value="7.68" calcext:value-type="float">
            <text:p>7.68</text:p>
          </table:table-cell>
          <table:table-cell office:value-type="float" office:value="17664" calcext:value-type="float">
            <text:p>17664</text:p>
          </table:table-cell>
          <table:table-cell office:value-type="float" office:value="5945352" calcext:value-type="float">
            <text:p>5945352</text:p>
          </table:table-cell>
          <table:table-cell table:formula="of:=[Sheet1.E167]-[Sheet1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0-s430006297c1797894.ukp</text:p>
          </table:table-cell>
          <table:table-cell office:value-type="float" office:value="1.24898" calcext:value-type="float">
            <text:p>1.24898</text:p>
          </table:table-cell>
          <table:table-cell office:value-type="float" office:value="1.29" calcext:value-type="float">
            <text:p>1.29</text:p>
          </table:table-cell>
          <table:table-cell office:value-type="float" office:value="47444" calcext:value-type="float">
            <text:p>47444</text:p>
          </table:table-cell>
          <table:table-cell office:value-type="float" office:value="2257048" calcext:value-type="float">
            <text:p>2257048</text:p>
          </table:table-cell>
          <table:table-cell office:value-type="float" office:value="7.72667" calcext:value-type="float">
            <text:p>7.72667</text:p>
          </table:table-cell>
          <table:table-cell office:value-type="float" office:value="7.73" calcext:value-type="float">
            <text:p>7.73</text:p>
          </table:table-cell>
          <table:table-cell office:value-type="float" office:value="16380" calcext:value-type="float">
            <text:p>16380</text:p>
          </table:table-cell>
          <table:table-cell office:value-type="float" office:value="2257048" calcext:value-type="float">
            <text:p>2257048</text:p>
          </table:table-cell>
          <table:table-cell table:formula="of:=[Sheet1.E168]-[Sheet1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5-s248156760c1391545.ukp</text:p>
          </table:table-cell>
          <table:table-cell office:value-type="float" office:value="2.03515" calcext:value-type="float">
            <text:p>2.03515</text:p>
          </table:table-cell>
          <table:table-cell office:value-type="float" office:value="2.09" calcext:value-type="float">
            <text:p>2.09</text:p>
          </table:table-cell>
          <table:table-cell office:value-type="float" office:value="41012" calcext:value-type="float">
            <text:p>41012</text:p>
          </table:table-cell>
          <table:table-cell office:value-type="float" office:value="1753965" calcext:value-type="float">
            <text:p>1753965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7.84" calcext:value-type="float">
            <text:p>7.84</text:p>
          </table:table-cell>
          <table:table-cell office:value-type="float" office:value="15328" calcext:value-type="float">
            <text:p>15328</text:p>
          </table:table-cell>
          <table:table-cell office:value-type="float" office:value="1753965" calcext:value-type="float">
            <text:p>1753965</text:p>
          </table:table-cell>
          <table:table-cell table:formula="of:=[Sheet1.E169]-[Sheet1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2-s218633345c1479427.ukp</text:p>
          </table:table-cell>
          <table:table-cell office:value-type="float" office:value="1.24266" calcext:value-type="float">
            <text:p>1.24266</text:p>
          </table:table-cell>
          <table:table-cell office:value-type="float" office:value="1.29" calcext:value-type="float">
            <text:p>1.29</text:p>
          </table:table-cell>
          <table:table-cell office:value-type="float" office:value="42432" calcext:value-type="float">
            <text:p>42432</text:p>
          </table:table-cell>
          <table:table-cell office:value-type="float" office:value="1861453" calcext:value-type="float">
            <text:p>1861453</text:p>
          </table:table-cell>
          <table:table-cell office:value-type="float" office:value="7.83667" calcext:value-type="float">
            <text:p>7.83667</text:p>
          </table:table-cell>
          <table:table-cell office:value-type="float" office:value="7.83" calcext:value-type="float">
            <text:p>7.83</text:p>
          </table:table-cell>
          <table:table-cell office:value-type="float" office:value="16620" calcext:value-type="float">
            <text:p>16620</text:p>
          </table:table-cell>
          <table:table-cell office:value-type="float" office:value="1861453" calcext:value-type="float">
            <text:p>1861453</text:p>
          </table:table-cell>
          <table:table-cell table:formula="of:=[Sheet1.E170]-[Sheet1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6-s562370200c1633240.ukp</text:p>
          </table:table-cell>
          <table:table-cell office:value-type="float" office:value="1.83173" calcext:value-type="float">
            <text:p>1.83173</text:p>
          </table:table-cell>
          <table:table-cell office:value-type="float" office:value="1.88" calcext:value-type="float">
            <text:p>1.88</text:p>
          </table:table-cell>
          <table:table-cell office:value-type="float" office:value="44496" calcext:value-type="float">
            <text:p>44496</text:p>
          </table:table-cell>
          <table:table-cell office:value-type="float" office:value="2089370" calcext:value-type="float">
            <text:p>2089370</text:p>
          </table:table-cell>
          <table:table-cell office:value-type="float" office:value="7.88667" calcext:value-type="float">
            <text:p>7.88667</text:p>
          </table:table-cell>
          <table:table-cell office:value-type="float" office:value="7.89" calcext:value-type="float">
            <text:p>7.89</text:p>
          </table:table-cell>
          <table:table-cell office:value-type="float" office:value="15216" calcext:value-type="float">
            <text:p>15216</text:p>
          </table:table-cell>
          <table:table-cell office:value-type="float" office:value="2089370" calcext:value-type="float">
            <text:p>2089370</text:p>
          </table:table-cell>
          <table:table-cell table:formula="of:=[Sheet1.E171]-[Sheet1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3-s327529482c1055607.ukp</text:p>
          </table:table-cell>
          <table:table-cell office:value-type="float" office:value="5.96172" calcext:value-type="float">
            <text:p>5.96172</text:p>
          </table:table-cell>
          <table:table-cell office:value-type="float" office:value="6.07" calcext:value-type="float">
            <text:p>6.07</text:p>
          </table:table-cell>
          <table:table-cell office:value-type="float" office:value="36672" calcext:value-type="float">
            <text:p>36672</text:p>
          </table:table-cell>
          <table:table-cell office:value-type="float" office:value="3182773" calcext:value-type="float">
            <text:p>3182773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7.93" calcext:value-type="float">
            <text:p>7.93</text:p>
          </table:table-cell>
          <table:table-cell office:value-type="float" office:value="14592" calcext:value-type="float">
            <text:p>14592</text:p>
          </table:table-cell>
          <table:table-cell office:value-type="float" office:value="3182773" calcext:value-type="float">
            <text:p>3182773</text:p>
          </table:table-cell>
          <table:table-cell table:formula="of:=[Sheet1.E172]-[Sheet1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4-s264578645c1110884.ukp</text:p>
          </table:table-cell>
          <table:table-cell office:value-type="float" office:value="1.44943" calcext:value-type="float">
            <text:p>1.44943</text:p>
          </table:table-cell>
          <table:table-cell office:value-type="float" office:value="1.5" calcext:value-type="float">
            <text:p>1.5</text:p>
          </table:table-cell>
          <table:table-cell office:value-type="float" office:value="36876" calcext:value-type="float">
            <text:p>36876</text:p>
          </table:table-cell>
          <table:table-cell office:value-type="float" office:value="1399758" calcext:value-type="float">
            <text:p>1399758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5340" calcext:value-type="float">
            <text:p>15340</text:p>
          </table:table-cell>
          <table:table-cell office:value-type="float" office:value="1399758" calcext:value-type="float">
            <text:p>1399758</text:p>
          </table:table-cell>
          <table:table-cell table:formula="of:=[Sheet1.E173]-[Sheet1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0-s972099972c1955629.ukp</text:p>
          </table:table-cell>
          <table:table-cell office:value-type="float" office:value="5.58985" calcext:value-type="float">
            <text:p>5.58985</text:p>
          </table:table-cell>
          <table:table-cell office:value-type="float" office:value="5.72" calcext:value-type="float">
            <text:p>5.72</text:p>
          </table:table-cell>
          <table:table-cell office:value-type="float" office:value="50852" calcext:value-type="float">
            <text:p>50852</text:p>
          </table:table-cell>
          <table:table-cell office:value-type="float" office:value="5953127" calcext:value-type="float">
            <text:p>5953127</text:p>
          </table:table-cell>
          <table:table-cell office:value-type="float" office:value="7.97" calcext:value-type="float">
            <text:p>7.97</text:p>
          </table:table-cell>
          <table:table-cell office:value-type="float" office:value="7.98" calcext:value-type="float">
            <text:p>7.98</text:p>
          </table:table-cell>
          <table:table-cell office:value-type="float" office:value="17656" calcext:value-type="float">
            <text:p>17656</text:p>
          </table:table-cell>
          <table:table-cell office:value-type="float" office:value="5953127" calcext:value-type="float">
            <text:p>5953127</text:p>
          </table:table-cell>
          <table:table-cell table:formula="of:=[Sheet1.E174]-[Sheet1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5-s957468776c1932529.ukp</text:p>
          </table:table-cell>
          <table:table-cell office:value-type="float" office:value="1.776" calcext:value-type="float">
            <text:p>1.776</text:p>
          </table:table-cell>
          <table:table-cell office:value-type="float" office:value="1.82" calcext:value-type="float">
            <text:p>1.82</text:p>
          </table:table-cell>
          <table:table-cell office:value-type="float" office:value="49048" calcext:value-type="float">
            <text:p>49048</text:p>
          </table:table-cell>
          <table:table-cell office:value-type="float" office:value="2494874" calcext:value-type="float">
            <text:p>2494874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14744" calcext:value-type="float">
            <text:p>14744</text:p>
          </table:table-cell>
          <table:table-cell office:value-type="float" office:value="2494874" calcext:value-type="float">
            <text:p>2494874</text:p>
          </table:table-cell>
          <table:table-cell table:formula="of:=[Sheet1.E175]-[Sheet1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7-s207178132c1776801.ukp</text:p>
          </table:table-cell>
          <table:table-cell office:value-type="float" office:value="1.34988" calcext:value-type="float">
            <text:p>1.34988</text:p>
          </table:table-cell>
          <table:table-cell office:value-type="float" office:value="1.4" calcext:value-type="float">
            <text:p>1.4</text:p>
          </table:table-cell>
          <table:table-cell office:value-type="float" office:value="46832" calcext:value-type="float">
            <text:p>46832</text:p>
          </table:table-cell>
          <table:table-cell office:value-type="float" office:value="2277940" calcext:value-type="float">
            <text:p>2277940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5344" calcext:value-type="float">
            <text:p>15344</text:p>
          </table:table-cell>
          <table:table-cell office:value-type="float" office:value="2277940" calcext:value-type="float">
            <text:p>2277940</text:p>
          </table:table-cell>
          <table:table-cell table:formula="of:=[Sheet1.E176]-[Sheet1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0-s582600153c1805082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2" calcext:value-type="float">
            <text:p>10.02</text:p>
          </table:table-cell>
          <table:table-cell office:value-type="float" office:value="48768" calcext:value-type="float">
            <text:p>48768</text:p>
          </table:table-cell>
          <table:table-cell office:value-type="float" office:value="5446152" calcext:value-type="float">
            <text:p>5446152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8.24" calcext:value-type="float">
            <text:p>8.24</text:p>
          </table:table-cell>
          <table:table-cell office:value-type="float" office:value="17352" calcext:value-type="float">
            <text:p>17352</text:p>
          </table:table-cell>
          <table:table-cell office:value-type="float" office:value="5446152" calcext:value-type="float">
            <text:p>5446152</text:p>
          </table:table-cell>
          <table:table-cell table:formula="of:=[Sheet1.E177]-[Sheet1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5-s515702491c1954823.ukp</text:p>
          </table:table-cell>
          <table:table-cell office:value-type="float" office:value="7.15679" calcext:value-type="float">
            <text:p>7.15679</text:p>
          </table:table-cell>
          <table:table-cell office:value-type="float" office:value="7.55" calcext:value-type="float">
            <text:p>7.55</text:p>
          </table:table-cell>
          <table:table-cell office:value-type="float" office:value="50520" calcext:value-type="float">
            <text:p>50520</text:p>
          </table:table-cell>
          <table:table-cell office:value-type="float" office:value="5931811" calcext:value-type="float">
            <text:p>5931811</text:p>
          </table:table-cell>
          <table:table-cell office:value-type="float" office:value="8.35667" calcext:value-type="float">
            <text:p>8.35667</text:p>
          </table:table-cell>
          <table:table-cell office:value-type="float" office:value="8.36" calcext:value-type="float">
            <text:p>8.36</text:p>
          </table:table-cell>
          <table:table-cell office:value-type="float" office:value="17836" calcext:value-type="float">
            <text:p>17836</text:p>
          </table:table-cell>
          <table:table-cell office:value-type="float" office:value="5931811" calcext:value-type="float">
            <text:p>5931811</text:p>
          </table:table-cell>
          <table:table-cell table:formula="of:=[Sheet1.E178]-[Sheet1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6-s180237460c1368978.ukp</text:p>
          </table:table-cell>
          <table:table-cell office:value-type="float" office:value="1.13134" calcext:value-type="float">
            <text:p>1.13134</text:p>
          </table:table-cell>
          <table:table-cell office:value-type="float" office:value="1.18" calcext:value-type="float">
            <text:p>1.18</text:p>
          </table:table-cell>
          <table:table-cell office:value-type="float" office:value="40976" calcext:value-type="float">
            <text:p>40976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8.40333" calcext:value-type="float">
            <text:p>8.40333</text:p>
          </table:table-cell>
          <table:table-cell office:value-type="float" office:value="8.4" calcext:value-type="float">
            <text:p>8.4</text:p>
          </table:table-cell>
          <table:table-cell office:value-type="float" office:value="15076" calcext:value-type="float">
            <text:p>15076</text:p>
          </table:table-cell>
          <table:table-cell office:value-type="float" office:value="1713300" calcext:value-type="float">
            <text:p>1713300</text:p>
          </table:table-cell>
          <table:table-cell table:formula="of:=[Sheet1.E179]-[Sheet1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-s273864349c1970782.ukp</text:p>
          </table:table-cell>
          <table:table-cell office:value-type="float" office:value="7.06721" calcext:value-type="float">
            <text:p>7.06721</text:p>
          </table:table-cell>
          <table:table-cell office:value-type="float" office:value="7.26" calcext:value-type="float">
            <text:p>7.26</text:p>
          </table:table-cell>
          <table:table-cell office:value-type="float" office:value="50972" calcext:value-type="float">
            <text:p>50972</text:p>
          </table:table-cell>
          <table:table-cell office:value-type="float" office:value="5989405" calcext:value-type="float">
            <text:p>5989405</text:p>
          </table:table-cell>
          <table:table-cell office:value-type="float" office:value="8.43333" calcext:value-type="float">
            <text:p>8.43333</text:p>
          </table:table-cell>
          <table:table-cell office:value-type="float" office:value="8.44" calcext:value-type="float">
            <text:p>8.44</text:p>
          </table:table-cell>
          <table:table-cell office:value-type="float" office:value="17368" calcext:value-type="float">
            <text:p>17368</text:p>
          </table:table-cell>
          <table:table-cell office:value-type="float" office:value="5989405" calcext:value-type="float">
            <text:p>5989405</text:p>
          </table:table-cell>
          <table:table-cell table:formula="of:=[Sheet1.E180]-[Sheet1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2-s637657677c1056039.ukp</text:p>
          </table:table-cell>
          <table:table-cell office:value-type="float" office:value="1.45688" calcext:value-type="float">
            <text:p>1.45688</text:p>
          </table:table-cell>
          <table:table-cell office:value-type="float" office:value="1.5" calcext:value-type="float">
            <text:p>1.5</text:p>
          </table:table-cell>
          <table:table-cell office:value-type="float" office:value="36052" calcext:value-type="float">
            <text:p>36052</text:p>
          </table:table-cell>
          <table:table-cell office:value-type="float" office:value="1330646" calcext:value-type="float">
            <text:p>1330646</text:p>
          </table:table-cell>
          <table:table-cell office:value-type="float" office:value="8.51333" calcext:value-type="float">
            <text:p>8.51333</text:p>
          </table:table-cell>
          <table:table-cell office:value-type="float" office:value="8.51" calcext:value-type="float">
            <text:p>8.51</text:p>
          </table:table-cell>
          <table:table-cell office:value-type="float" office:value="15836" calcext:value-type="float">
            <text:p>15836</text:p>
          </table:table-cell>
          <table:table-cell office:value-type="float" office:value="1330646" calcext:value-type="float">
            <text:p>1330646</text:p>
          </table:table-cell>
          <table:table-cell table:formula="of:=[Sheet1.E181]-[Sheet1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8-s767427324c1786587.ukp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1.59" calcext:value-type="float">
            <text:p>1.59</text:p>
          </table:table-cell>
          <table:table-cell office:value-type="float" office:value="46760" calcext:value-type="float">
            <text:p>46760</text:p>
          </table:table-cell>
          <table:table-cell office:value-type="float" office:value="2283469" calcext:value-type="float">
            <text:p>2283469</text:p>
          </table:table-cell>
          <table:table-cell office:value-type="float" office:value="8.58667" calcext:value-type="float">
            <text:p>8.58667</text:p>
          </table:table-cell>
          <table:table-cell office:value-type="float" office:value="8.59" calcext:value-type="float">
            <text:p>8.59</text:p>
          </table:table-cell>
          <table:table-cell office:value-type="float" office:value="16620" calcext:value-type="float">
            <text:p>16620</text:p>
          </table:table-cell>
          <table:table-cell office:value-type="float" office:value="2283469" calcext:value-type="float">
            <text:p>2283469</text:p>
          </table:table-cell>
          <table:table-cell table:formula="of:=[Sheet1.E182]-[Sheet1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4-s661561692c1681311.ukp</text:p>
          </table:table-cell>
          <table:table-cell office:value-type="float" office:value="12.7792" calcext:value-type="float">
            <text:p>12.7792</text:p>
          </table:table-cell>
          <table:table-cell office:value-type="float" office:value="12.9" calcext:value-type="float">
            <text:p>12.9</text:p>
          </table:table-cell>
          <table:table-cell office:value-type="float" office:value="46892" calcext:value-type="float">
            <text:p>46892</text:p>
          </table:table-cell>
          <table:table-cell office:value-type="float" office:value="5062901" calcext:value-type="float">
            <text:p>5062901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14236" calcext:value-type="float">
            <text:p>14236</text:p>
          </table:table-cell>
          <table:table-cell office:value-type="float" office:value="5062901" calcext:value-type="float">
            <text:p>5062901</text:p>
          </table:table-cell>
          <table:table-cell table:formula="of:=[Sheet1.E183]-[Sheet1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3-s362367963c1767800.ukp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2" calcext:value-type="float">
            <text:p>12</text:p>
          </table:table-cell>
          <table:table-cell office:value-type="float" office:value="48244" calcext:value-type="float">
            <text:p>48244</text:p>
          </table:table-cell>
          <table:table-cell office:value-type="float" office:value="5329609" calcext:value-type="float">
            <text:p>5329609</text:p>
          </table:table-cell>
          <table:table-cell office:value-type="float" office:value="8.74333" calcext:value-type="float">
            <text:p>8.74333</text:p>
          </table:table-cell>
          <table:table-cell office:value-type="float" office:value="8.76" calcext:value-type="float">
            <text:p>8.76</text:p>
          </table:table-cell>
          <table:table-cell office:value-type="float" office:value="16120" calcext:value-type="float">
            <text:p>16120</text:p>
          </table:table-cell>
          <table:table-cell office:value-type="float" office:value="5329609" calcext:value-type="float">
            <text:p>5329609</text:p>
          </table:table-cell>
          <table:table-cell table:formula="of:=[Sheet1.E184]-[Sheet1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0-s305421952c1833682.ukp</text:p>
          </table:table-cell>
          <table:table-cell office:value-type="float" office:value="8.98449" calcext:value-type="float">
            <text:p>8.98449</text:p>
          </table:table-cell>
          <table:table-cell office:value-type="float" office:value="9.14" calcext:value-type="float">
            <text:p>9.14</text:p>
          </table:table-cell>
          <table:table-cell office:value-type="float" office:value="49188" calcext:value-type="float">
            <text:p>49188</text:p>
          </table:table-cell>
          <table:table-cell office:value-type="float" office:value="5550356" calcext:value-type="float">
            <text:p>555035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7592" calcext:value-type="float">
            <text:p>17592</text:p>
          </table:table-cell>
          <table:table-cell office:value-type="float" office:value="5550356" calcext:value-type="float">
            <text:p>5550356</text:p>
          </table:table-cell>
          <table:table-cell table:formula="of:=[Sheet1.E185]-[Sheet1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7-s207178132c1732003.ukp</text:p>
          </table:table-cell>
          <table:table-cell office:value-type="float" office:value="1.87606" calcext:value-type="float">
            <text:p>1.87606</text:p>
          </table:table-cell>
          <table:table-cell office:value-type="float" office:value="1.95" calcext:value-type="float">
            <text:p>1.95</text:p>
          </table:table-cell>
          <table:table-cell office:value-type="float" office:value="46552" calcext:value-type="float">
            <text:p>46552</text:p>
          </table:table-cell>
          <table:table-cell office:value-type="float" office:value="2170857" calcext:value-type="float">
            <text:p>2170857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15320" calcext:value-type="float">
            <text:p>15320</text:p>
          </table:table-cell>
          <table:table-cell office:value-type="float" office:value="2170857" calcext:value-type="float">
            <text:p>2170857</text:p>
          </table:table-cell>
          <table:table-cell table:formula="of:=[Sheet1.E186]-[Sheet1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6-s885510405c1564455.ukp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1.62" calcext:value-type="float">
            <text:p>1.62</text:p>
          </table:table-cell>
          <table:table-cell office:value-type="float" office:value="43592" calcext:value-type="float">
            <text:p>43592</text:p>
          </table:table-cell>
          <table:table-cell office:value-type="float" office:value="2018315" calcext:value-type="float">
            <text:p>2018315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8" calcext:value-type="float">
            <text:p>8.88</text:p>
          </table:table-cell>
          <table:table-cell office:value-type="float" office:value="16708" calcext:value-type="float">
            <text:p>16708</text:p>
          </table:table-cell>
          <table:table-cell office:value-type="float" office:value="2018315" calcext:value-type="float">
            <text:p>2018315</text:p>
          </table:table-cell>
          <table:table-cell table:formula="of:=[Sheet1.E187]-[Sheet1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9-s923188628c1333172.ukp</text:p>
          </table:table-cell>
          <table:table-cell office:value-type="float" office:value="1.21932" calcext:value-type="float">
            <text:p>1.21932</text:p>
          </table:table-cell>
          <table:table-cell office:value-type="float" office:value="1.27" calcext:value-type="float">
            <text:p>1.27</text:p>
          </table:table-cell>
          <table:table-cell office:value-type="float" office:value="40304" calcext:value-type="float">
            <text:p>40304</text:p>
          </table:table-cell>
          <table:table-cell office:value-type="float" office:value="1669090" calcext:value-type="float">
            <text:p>1669090</text:p>
          </table:table-cell>
          <table:table-cell table:number-columns-repeated="2" office:value-type="float" office:value="8.99" calcext:value-type="float">
            <text:p>8.99</text:p>
          </table:table-cell>
          <table:table-cell office:value-type="float" office:value="16952" calcext:value-type="float">
            <text:p>16952</text:p>
          </table:table-cell>
          <table:table-cell office:value-type="float" office:value="1669090" calcext:value-type="float">
            <text:p>1669090</text:p>
          </table:table-cell>
          <table:table-cell table:formula="of:=[Sheet1.E188]-[Sheet1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2-s351421871c1221076.ukp</text:p>
          </table:table-cell>
          <table:table-cell office:value-type="float" office:value="1.61984" calcext:value-type="float">
            <text:p>1.61984</text:p>
          </table:table-cell>
          <table:table-cell office:value-type="float" office:value="1.67" calcext:value-type="float">
            <text:p>1.67</text:p>
          </table:table-cell>
          <table:table-cell office:value-type="float" office:value="38564" calcext:value-type="float">
            <text:p>38564</text:p>
          </table:table-cell>
          <table:table-cell office:value-type="float" office:value="1546101" calcext:value-type="float">
            <text:p>1546101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15516" calcext:value-type="float">
            <text:p>15516</text:p>
          </table:table-cell>
          <table:table-cell office:value-type="float" office:value="1546101" calcext:value-type="float">
            <text:p>1546101</text:p>
          </table:table-cell>
          <table:table-cell table:formula="of:=[Sheet1.E189]-[Sheet1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6-s207893161c1419612.ukp</text:p>
          </table:table-cell>
          <table:table-cell office:value-type="float" office:value="1.25719" calcext:value-type="float">
            <text:p>1.25719</text:p>
          </table:table-cell>
          <table:table-cell office:value-type="float" office:value="1.3" calcext:value-type="float">
            <text:p>1.3</text:p>
          </table:table-cell>
          <table:table-cell office:value-type="float" office:value="41728" calcext:value-type="float">
            <text:p>41728</text:p>
          </table:table-cell>
          <table:table-cell office:value-type="float" office:value="1792321" calcext:value-type="float">
            <text:p>1792321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2" calcext:value-type="float">
            <text:p>9.12</text:p>
          </table:table-cell>
          <table:table-cell office:value-type="float" office:value="16796" calcext:value-type="float">
            <text:p>16796</text:p>
          </table:table-cell>
          <table:table-cell office:value-type="float" office:value="1792321" calcext:value-type="float">
            <text:p>1792321</text:p>
          </table:table-cell>
          <table:table-cell table:formula="of:=[Sheet1.E190]-[Sheet1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0-s245781550c1180507.ukp</text:p>
          </table:table-cell>
          <table:table-cell office:value-type="float" office:value="1.39115" calcext:value-type="float">
            <text:p>1.39115</text:p>
          </table:table-cell>
          <table:table-cell office:value-type="float" office:value="1.44" calcext:value-type="float">
            <text:p>1.44</text:p>
          </table:table-cell>
          <table:table-cell office:value-type="float" office:value="37888" calcext:value-type="float">
            <text:p>37888</text:p>
          </table:table-cell>
          <table:table-cell office:value-type="float" office:value="1472350" calcext:value-type="float">
            <text:p>1472350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" calcext:value-type="float">
            <text:p>9.2</text:p>
          </table:table-cell>
          <table:table-cell office:value-type="float" office:value="16056" calcext:value-type="float">
            <text:p>16056</text:p>
          </table:table-cell>
          <table:table-cell office:value-type="float" office:value="1472350" calcext:value-type="float">
            <text:p>1472350</text:p>
          </table:table-cell>
          <table:table-cell table:formula="of:=[Sheet1.E191]-[Sheet1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2-s666650214c1152544.ukp</text:p>
          </table:table-cell>
          <table:table-cell office:value-type="float" office:value="1.38828" calcext:value-type="float">
            <text:p>1.38828</text:p>
          </table:table-cell>
          <table:table-cell office:value-type="float" office:value="1.43" calcext:value-type="float">
            <text:p>1.43</text:p>
          </table:table-cell>
          <table:table-cell office:value-type="float" office:value="37488" calcext:value-type="float">
            <text:p>37488</text:p>
          </table:table-cell>
          <table:table-cell office:value-type="float" office:value="1450302" calcext:value-type="float">
            <text:p>1450302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15644" calcext:value-type="float">
            <text:p>15644</text:p>
          </table:table-cell>
          <table:table-cell office:value-type="float" office:value="1450302" calcext:value-type="float">
            <text:p>1450302</text:p>
          </table:table-cell>
          <table:table-cell table:formula="of:=[Sheet1.E192]-[Sheet1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3-s653138835c1760249.ukp</text:p>
          </table:table-cell>
          <table:table-cell office:value-type="float" office:value="11.6511" calcext:value-type="float">
            <text:p>11.6511</text:p>
          </table:table-cell>
          <table:table-cell office:value-type="float" office:value="11.79" calcext:value-type="float">
            <text:p>11.79</text:p>
          </table:table-cell>
          <table:table-cell office:value-type="float" office:value="48316" calcext:value-type="float">
            <text:p>48316</text:p>
          </table:table-cell>
          <table:table-cell office:value-type="float" office:value="5314374" calcext:value-type="float">
            <text:p>5314374</text:p>
          </table:table-cell>
          <table:table-cell office:value-type="float" office:value="9.25333" calcext:value-type="float">
            <text:p>9.25333</text:p>
          </table:table-cell>
          <table:table-cell office:value-type="float" office:value="9.26" calcext:value-type="float">
            <text:p>9.26</text:p>
          </table:table-cell>
          <table:table-cell office:value-type="float" office:value="15984" calcext:value-type="float">
            <text:p>15984</text:p>
          </table:table-cell>
          <table:table-cell office:value-type="float" office:value="5314374" calcext:value-type="float">
            <text:p>5314374</text:p>
          </table:table-cell>
          <table:table-cell table:formula="of:=[Sheet1.E193]-[Sheet1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4-s207123742c1116716.ukp</text:p>
          </table:table-cell>
          <table:table-cell office:value-type="float" office:value="1.74191" calcext:value-type="float">
            <text:p>1.74191</text:p>
          </table:table-cell>
          <table:table-cell office:value-type="float" office:value="1.8" calcext:value-type="float">
            <text:p>1.8</text:p>
          </table:table-cell>
          <table:table-cell office:value-type="float" office:value="36872" calcext:value-type="float">
            <text:p>36872</text:p>
          </table:table-cell>
          <table:table-cell office:value-type="float" office:value="1399383" calcext:value-type="float">
            <text:p>1399383</text:p>
          </table:table-cell>
          <table:table-cell table:number-columns-repeated="2" office:value-type="float" office:value="9.49" calcext:value-type="float">
            <text:p>9.49</text:p>
          </table:table-cell>
          <table:table-cell office:value-type="float" office:value="12940" calcext:value-type="float">
            <text:p>12940</text:p>
          </table:table-cell>
          <table:table-cell office:value-type="float" office:value="1399383" calcext:value-type="float">
            <text:p>1399383</text:p>
          </table:table-cell>
          <table:table-cell table:formula="of:=[Sheet1.E194]-[Sheet1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8-s865461609c1944509.ukp</text:p>
          </table:table-cell>
          <table:table-cell office:value-type="float" office:value="5.76043" calcext:value-type="float">
            <text:p>5.76043</text:p>
          </table:table-cell>
          <table:table-cell office:value-type="float" office:value="6.16" calcext:value-type="float">
            <text:p>6.16</text:p>
          </table:table-cell>
          <table:table-cell office:value-type="float" office:value="50456" calcext:value-type="float">
            <text:p>50456</text:p>
          </table:table-cell>
          <table:table-cell office:value-type="float" office:value="5881153" calcext:value-type="float">
            <text:p>5881153</text:p>
          </table:table-cell>
          <table:table-cell office:value-type="float" office:value="9.49" calcext:value-type="float">
            <text:p>9.49</text:p>
          </table:table-cell>
          <table:table-cell office:value-type="float" office:value="9.5" calcext:value-type="float">
            <text:p>9.5</text:p>
          </table:table-cell>
          <table:table-cell office:value-type="float" office:value="19640" calcext:value-type="float">
            <text:p>19640</text:p>
          </table:table-cell>
          <table:table-cell office:value-type="float" office:value="5881153" calcext:value-type="float">
            <text:p>5881153</text:p>
          </table:table-cell>
          <table:table-cell table:formula="of:=[Sheet1.E195]-[Sheet1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8-s115731280c1686672.ukp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1.53" calcext:value-type="float">
            <text:p>1.53</text:p>
          </table:table-cell>
          <table:table-cell office:value-type="float" office:value="45144" calcext:value-type="float">
            <text:p>45144</text:p>
          </table:table-cell>
          <table:table-cell office:value-type="float" office:value="2167410" calcext:value-type="float">
            <text:p>2167410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16452" calcext:value-type="float">
            <text:p>16452</text:p>
          </table:table-cell>
          <table:table-cell office:value-type="float" office:value="2167410" calcext:value-type="float">
            <text:p>2167410</text:p>
          </table:table-cell>
          <table:table-cell table:formula="of:=[Sheet1.E196]-[Sheet1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1-s161938540c1648274.ukp</text:p>
          </table:table-cell>
          <table:table-cell office:value-type="float" office:value="2.15473" calcext:value-type="float">
            <text:p>2.15473</text:p>
          </table:table-cell>
          <table:table-cell office:value-type="float" office:value="2.21" calcext:value-type="float">
            <text:p>2.21</text:p>
          </table:table-cell>
          <table:table-cell office:value-type="float" office:value="44744" calcext:value-type="float">
            <text:p>44744</text:p>
          </table:table-cell>
          <table:table-cell office:value-type="float" office:value="2108427" calcext:value-type="float">
            <text:p>2108427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9.57" calcext:value-type="float">
            <text:p>9.57</text:p>
          </table:table-cell>
          <table:table-cell office:value-type="float" office:value="16308" calcext:value-type="float">
            <text:p>16308</text:p>
          </table:table-cell>
          <table:table-cell office:value-type="float" office:value="2108427" calcext:value-type="float">
            <text:p>2108427</text:p>
          </table:table-cell>
          <table:table-cell table:formula="of:=[Sheet1.E197]-[Sheet1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9-s399496341c1308616.ukp</text:p>
          </table:table-cell>
          <table:table-cell office:value-type="float" office:value="1.44389" calcext:value-type="float">
            <text:p>1.44389</text:p>
          </table:table-cell>
          <table:table-cell office:value-type="float" office:value="1.49" calcext:value-type="float">
            <text:p>1.49</text:p>
          </table:table-cell>
          <table:table-cell office:value-type="float" office:value="40032" calcext:value-type="float">
            <text:p>40032</text:p>
          </table:table-cell>
          <table:table-cell office:value-type="float" office:value="1634855" calcext:value-type="float">
            <text:p>1634855</text:p>
          </table:table-cell>
          <table:table-cell office:value-type="float" office:value="9.73667" calcext:value-type="float">
            <text:p>9.73667</text:p>
          </table:table-cell>
          <table:table-cell office:value-type="float" office:value="9.75" calcext:value-type="float">
            <text:p>9.75</text:p>
          </table:table-cell>
          <table:table-cell office:value-type="float" office:value="16380" calcext:value-type="float">
            <text:p>16380</text:p>
          </table:table-cell>
          <table:table-cell office:value-type="float" office:value="1634855" calcext:value-type="float">
            <text:p>1634855</text:p>
          </table:table-cell>
          <table:table-cell table:formula="of:=[Sheet1.E198]-[Sheet1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0-s251424367c1781640.ukp</text:p>
          </table:table-cell>
          <table:table-cell office:value-type="float" office:value="11.1099" calcext:value-type="float">
            <text:p>11.1099</text:p>
          </table:table-cell>
          <table:table-cell office:value-type="float" office:value="11.23" calcext:value-type="float">
            <text:p>11.23</text:p>
          </table:table-cell>
          <table:table-cell office:value-type="float" office:value="48536" calcext:value-type="float">
            <text:p>48536</text:p>
          </table:table-cell>
          <table:table-cell office:value-type="float" office:value="5384537" calcext:value-type="float">
            <text:p>5384537</text:p>
          </table:table-cell>
          <table:table-cell office:value-type="float" office:value="9.74667" calcext:value-type="float">
            <text:p>9.74667</text:p>
          </table:table-cell>
          <table:table-cell office:value-type="float" office:value="9.75" calcext:value-type="float">
            <text:p>9.75</text:p>
          </table:table-cell>
          <table:table-cell office:value-type="float" office:value="17044" calcext:value-type="float">
            <text:p>17044</text:p>
          </table:table-cell>
          <table:table-cell office:value-type="float" office:value="5384537" calcext:value-type="float">
            <text:p>5384537</text:p>
          </table:table-cell>
          <table:table-cell table:formula="of:=[Sheet1.E199]-[Sheet1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0-s53290165c1825318.ukp</text:p>
          </table:table-cell>
          <table:table-cell office:value-type="float" office:value="2.42989" calcext:value-type="float">
            <text:p>2.42989</text:p>
          </table:table-cell>
          <table:table-cell office:value-type="float" office:value="2.48" calcext:value-type="float">
            <text:p>2.48</text:p>
          </table:table-cell>
          <table:table-cell office:value-type="float" office:value="47936" calcext:value-type="float">
            <text:p>47936</text:p>
          </table:table-cell>
          <table:table-cell office:value-type="float" office:value="2293547" calcext:value-type="float">
            <text:p>2293547</text:p>
          </table:table-cell>
          <table:table-cell office:value-type="float" office:value="9.88667" calcext:value-type="float">
            <text:p>9.88667</text:p>
          </table:table-cell>
          <table:table-cell office:value-type="float" office:value="9.88" calcext:value-type="float">
            <text:p>9.88</text:p>
          </table:table-cell>
          <table:table-cell office:value-type="float" office:value="16964" calcext:value-type="float">
            <text:p>16964</text:p>
          </table:table-cell>
          <table:table-cell office:value-type="float" office:value="2293547" calcext:value-type="float">
            <text:p>2293547</text:p>
          </table:table-cell>
          <table:table-cell table:formula="of:=[Sheet1.E200]-[Sheet1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5-s515702491c1831686.ukp</text:p>
          </table:table-cell>
          <table:table-cell office:value-type="float" office:value="1.34597" calcext:value-type="float">
            <text:p>1.34597</text:p>
          </table:table-cell>
          <table:table-cell office:value-type="float" office:value="1.39" calcext:value-type="float">
            <text:p>1.39</text:p>
          </table:table-cell>
          <table:table-cell office:value-type="float" office:value="48084" calcext:value-type="float">
            <text:p>48084</text:p>
          </table:table-cell>
          <table:table-cell office:value-type="float" office:value="2296242" calcext:value-type="float">
            <text:p>2296242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6242" calcext:value-type="float">
            <text:p>2296242</text:p>
          </table:table-cell>
          <table:table-cell table:formula="of:=[Sheet1.E201]-[Sheet1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1-s115726845c1929080.ukp</text:p>
          </table:table-cell>
          <table:table-cell office:value-type="float" office:value="1.56926" calcext:value-type="float">
            <text:p>1.56926</text:p>
          </table:table-cell>
          <table:table-cell office:value-type="float" office:value="1.62" calcext:value-type="float">
            <text:p>1.62</text:p>
          </table:table-cell>
          <table:table-cell office:value-type="float" office:value="49628" calcext:value-type="float">
            <text:p>49628</text:p>
          </table:table-cell>
          <table:table-cell office:value-type="float" office:value="2414723" calcext:value-type="float">
            <text:p>2414723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15628" calcext:value-type="float">
            <text:p>15628</text:p>
          </table:table-cell>
          <table:table-cell office:value-type="float" office:value="2414723" calcext:value-type="float">
            <text:p>2414723</text:p>
          </table:table-cell>
          <table:table-cell table:formula="of:=[Sheet1.E202]-[Sheet1.I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0-s271358749c1474151.ukp</text:p>
          </table:table-cell>
          <table:table-cell office:value-type="float" office:value="1.43891" calcext:value-type="float">
            <text:p>1.43891</text:p>
          </table:table-cell>
          <table:table-cell office:value-type="float" office:value="1.48" calcext:value-type="float">
            <text:p>1.48</text:p>
          </table:table-cell>
          <table:table-cell office:value-type="float" office:value="42520" calcext:value-type="float">
            <text:p>42520</text:p>
          </table:table-cell>
          <table:table-cell office:value-type="float" office:value="1853317" calcext:value-type="float">
            <text:p>1853317</text:p>
          </table:table-cell>
          <table:table-cell office:value-type="float" office:value="10.18666" calcext:value-type="float">
            <text:p>10.18666</text:p>
          </table:table-cell>
          <table:table-cell office:value-type="float" office:value="10.2" calcext:value-type="float">
            <text:p>10.2</text:p>
          </table:table-cell>
          <table:table-cell office:value-type="float" office:value="15424" calcext:value-type="float">
            <text:p>15424</text:p>
          </table:table-cell>
          <table:table-cell office:value-type="float" office:value="1853317" calcext:value-type="float">
            <text:p>1853317</text:p>
          </table:table-cell>
          <table:table-cell table:formula="of:=[Sheet1.E203]-[Sheet1.I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7-s943590714c1588208.ukp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5" calcext:value-type="float">
            <text:p>1.65</text:p>
          </table:table-cell>
          <table:table-cell office:value-type="float" office:value="43820" calcext:value-type="float">
            <text:p>43820</text:p>
          </table:table-cell>
          <table:table-cell office:value-type="float" office:value="2048300" calcext:value-type="float">
            <text:p>2048300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16560" calcext:value-type="float">
            <text:p>16560</text:p>
          </table:table-cell>
          <table:table-cell office:value-type="float" office:value="2048300" calcext:value-type="float">
            <text:p>2048300</text:p>
          </table:table-cell>
          <table:table-cell table:formula="of:=[Sheet1.E204]-[Sheet1.I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6-s764445182c1859917.ukp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10.5" calcext:value-type="float">
            <text:p>10.5</text:p>
          </table:table-cell>
          <table:table-cell office:value-type="float" office:value="49768" calcext:value-type="float">
            <text:p>49768</text:p>
          </table:table-cell>
          <table:table-cell office:value-type="float" office:value="5628943" calcext:value-type="float">
            <text:p>5628943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2" calcext:value-type="float">
            <text:p>10.22</text:p>
          </table:table-cell>
          <table:table-cell office:value-type="float" office:value="17152" calcext:value-type="float">
            <text:p>17152</text:p>
          </table:table-cell>
          <table:table-cell office:value-type="float" office:value="5628943" calcext:value-type="float">
            <text:p>5628943</text:p>
          </table:table-cell>
          <table:table-cell table:formula="of:=[Sheet1.E205]-[Sheet1.I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8-s767427324c1230542.ukp</text:p>
          </table:table-cell>
          <table:table-cell office:value-type="float" office:value="1.29194" calcext:value-type="float">
            <text:p>1.29194</text:p>
          </table:table-cell>
          <table:table-cell office:value-type="float" office:value="1.34" calcext:value-type="float">
            <text:p>1.34</text:p>
          </table:table-cell>
          <table:table-cell office:value-type="float" office:value="38500" calcext:value-type="float">
            <text:p>38500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10.24333" calcext:value-type="float">
            <text:p>10.24333</text:p>
          </table:table-cell>
          <table:table-cell office:value-type="float" office:value="10.25" calcext:value-type="float">
            <text:p>10.25</text:p>
          </table:table-cell>
          <table:table-cell office:value-type="float" office:value="15836" calcext:value-type="float">
            <text:p>15836</text:p>
          </table:table-cell>
          <table:table-cell office:value-type="float" office:value="1534199" calcext:value-type="float">
            <text:p>1534199</text:p>
          </table:table-cell>
          <table:table-cell table:formula="of:=[Sheet1.E206]-[Sheet1.I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8-s965728206c1940571.ukp</text:p>
          </table:table-cell>
          <table:table-cell office:value-type="float" office:value="6.91912" calcext:value-type="float">
            <text:p>6.91912</text:p>
          </table:table-cell>
          <table:table-cell office:value-type="float" office:value="7.06" calcext:value-type="float">
            <text:p>7.06</text:p>
          </table:table-cell>
          <table:table-cell office:value-type="float" office:value="50372" calcext:value-type="float">
            <text:p>50372</text:p>
          </table:table-cell>
          <table:table-cell office:value-type="float" office:value="5888634" calcext:value-type="float">
            <text:p>5888634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17896" calcext:value-type="float">
            <text:p>17896</text:p>
          </table:table-cell>
          <table:table-cell office:value-type="float" office:value="5888634" calcext:value-type="float">
            <text:p>5888634</text:p>
          </table:table-cell>
          <table:table-cell table:formula="of:=[Sheet1.E207]-[Sheet1.I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-s720843886c1669722.ukp</text:p>
          </table:table-cell>
          <table:table-cell office:value-type="float" office:value="1.54408" calcext:value-type="float">
            <text:p>1.54408</text:p>
          </table:table-cell>
          <table:table-cell office:value-type="float" office:value="1.6" calcext:value-type="float">
            <text:p>1.6</text:p>
          </table:table-cell>
          <table:table-cell office:value-type="float" office:value="45512" calcext:value-type="float">
            <text:p>45512</text:p>
          </table:table-cell>
          <table:table-cell office:value-type="float" office:value="2096592" calcext:value-type="float">
            <text:p>2096592</text:p>
          </table:table-cell>
          <table:table-cell office:value-type="float" office:value="10.50666" calcext:value-type="float">
            <text:p>10.50666</text:p>
          </table:table-cell>
          <table:table-cell office:value-type="float" office:value="10.5" calcext:value-type="float">
            <text:p>10.5</text:p>
          </table:table-cell>
          <table:table-cell office:value-type="float" office:value="16252" calcext:value-type="float">
            <text:p>16252</text:p>
          </table:table-cell>
          <table:table-cell office:value-type="float" office:value="2096592" calcext:value-type="float">
            <text:p>2096592</text:p>
          </table:table-cell>
          <table:table-cell table:formula="of:=[Sheet1.E208]-[Sheet1.I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6-s207893161c1937199.ukp</text:p>
          </table:table-cell>
          <table:table-cell office:value-type="float" office:value="6.08676" calcext:value-type="float">
            <text:p>6.08676</text:p>
          </table:table-cell>
          <table:table-cell office:value-type="float" office:value="6.2" calcext:value-type="float">
            <text:p>6.2</text:p>
          </table:table-cell>
          <table:table-cell office:value-type="float" office:value="50268" calcext:value-type="float">
            <text:p>50268</text:p>
          </table:table-cell>
          <table:table-cell office:value-type="float" office:value="5893690" calcext:value-type="float">
            <text:p>5893690</text:p>
          </table:table-cell>
          <table:table-cell table:number-columns-repeated="2" office:value-type="float" office:value="10.59" calcext:value-type="float">
            <text:p>10.59</text:p>
          </table:table-cell>
          <table:table-cell office:value-type="float" office:value="19088" calcext:value-type="float">
            <text:p>19088</text:p>
          </table:table-cell>
          <table:table-cell office:value-type="float" office:value="5893690" calcext:value-type="float">
            <text:p>5893690</text:p>
          </table:table-cell>
          <table:table-cell table:formula="of:=[Sheet1.E209]-[Sheet1.I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4-s34442418c1512480.ukp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1.3" calcext:value-type="float">
            <text:p>1.3</text:p>
          </table:table-cell>
          <table:table-cell office:value-type="float" office:value="42788" calcext:value-type="float">
            <text:p>42788</text:p>
          </table:table-cell>
          <table:table-cell office:value-type="float" office:value="1933410" calcext:value-type="float">
            <text:p>1933410</text:p>
          </table:table-cell>
          <table:table-cell office:value-type="float" office:value="10.78333" calcext:value-type="float">
            <text:p>10.78333</text:p>
          </table:table-cell>
          <table:table-cell office:value-type="float" office:value="10.79" calcext:value-type="float">
            <text:p>10.79</text:p>
          </table:table-cell>
          <table:table-cell office:value-type="float" office:value="16432" calcext:value-type="float">
            <text:p>16432</text:p>
          </table:table-cell>
          <table:table-cell office:value-type="float" office:value="1933410" calcext:value-type="float">
            <text:p>1933410</text:p>
          </table:table-cell>
          <table:table-cell table:formula="of:=[Sheet1.E210]-[Sheet1.I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8-s904998016c1639309.ukp</text:p>
          </table:table-cell>
          <table:table-cell office:value-type="float" office:value="1.50383" calcext:value-type="float">
            <text:p>1.50383</text:p>
          </table:table-cell>
          <table:table-cell office:value-type="float" office:value="1.55" calcext:value-type="float">
            <text:p>1.55</text:p>
          </table:table-cell>
          <table:table-cell office:value-type="float" office:value="44884" calcext:value-type="float">
            <text:p>44884</text:p>
          </table:table-cell>
          <table:table-cell office:value-type="float" office:value="2057760" calcext:value-type="float">
            <text:p>2057760</text:p>
          </table:table-cell>
          <table:table-cell office:value-type="float" office:value="10.83666" calcext:value-type="float">
            <text:p>10.83666</text:p>
          </table:table-cell>
          <table:table-cell office:value-type="float" office:value="10.83" calcext:value-type="float">
            <text:p>10.83</text:p>
          </table:table-cell>
          <table:table-cell office:value-type="float" office:value="17328" calcext:value-type="float">
            <text:p>17328</text:p>
          </table:table-cell>
          <table:table-cell office:value-type="float" office:value="2057760" calcext:value-type="float">
            <text:p>2057760</text:p>
          </table:table-cell>
          <table:table-cell table:formula="of:=[Sheet1.E211]-[Sheet1.I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9-s785559520c1727794.ukp</text:p>
          </table:table-cell>
          <table:table-cell office:value-type="float" office:value="11.4335" calcext:value-type="float">
            <text:p>11.4335</text:p>
          </table:table-cell>
          <table:table-cell office:value-type="float" office:value="11.56" calcext:value-type="float">
            <text:p>11.56</text:p>
          </table:table-cell>
          <table:table-cell office:value-type="float" office:value="47452" calcext:value-type="float">
            <text:p>47452</text:p>
          </table:table-cell>
          <table:table-cell office:value-type="float" office:value="5223551" calcext:value-type="float">
            <text:p>5223551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7752" calcext:value-type="float">
            <text:p>17752</text:p>
          </table:table-cell>
          <table:table-cell office:value-type="float" office:value="5223551" calcext:value-type="float">
            <text:p>5223551</text:p>
          </table:table-cell>
          <table:table-cell table:formula="of:=[Sheet1.E212]-[Sheet1.I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2-s117967725c1941864.ukp</text:p>
          </table:table-cell>
          <table:table-cell office:value-type="float" office:value="9.0936" calcext:value-type="float">
            <text:p>9.0936</text:p>
          </table:table-cell>
          <table:table-cell office:value-type="float" office:value="9.22" calcext:value-type="float">
            <text:p>9.22</text:p>
          </table:table-cell>
          <table:table-cell office:value-type="float" office:value="50480" calcext:value-type="float">
            <text:p>50480</text:p>
          </table:table-cell>
          <table:table-cell office:value-type="float" office:value="5900754" calcext:value-type="float">
            <text:p>5900754</text:p>
          </table:table-cell>
          <table:table-cell office:value-type="float" office:value="11.39333" calcext:value-type="float">
            <text:p>11.39333</text:p>
          </table:table-cell>
          <table:table-cell office:value-type="float" office:value="11.41" calcext:value-type="float">
            <text:p>11.41</text:p>
          </table:table-cell>
          <table:table-cell office:value-type="float" office:value="19484" calcext:value-type="float">
            <text:p>19484</text:p>
          </table:table-cell>
          <table:table-cell office:value-type="float" office:value="5900754" calcext:value-type="float">
            <text:p>5900754</text:p>
          </table:table-cell>
          <table:table-cell table:formula="of:=[Sheet1.E213]-[Sheet1.I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7-s277361362c1443168.ukp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1.39" calcext:value-type="float">
            <text:p>1.39</text:p>
          </table:table-cell>
          <table:table-cell office:value-type="float" office:value="41444" calcext:value-type="float">
            <text:p>41444</text:p>
          </table:table-cell>
          <table:table-cell office:value-type="float" office:value="1842150" calcext:value-type="float">
            <text:p>1842150</text:p>
          </table:table-cell>
          <table:table-cell office:value-type="float" office:value="11.55667" calcext:value-type="float">
            <text:p>11.55667</text:p>
          </table:table-cell>
          <table:table-cell office:value-type="float" office:value="11.56" calcext:value-type="float">
            <text:p>11.56</text:p>
          </table:table-cell>
          <table:table-cell office:value-type="float" office:value="16788" calcext:value-type="float">
            <text:p>16788</text:p>
          </table:table-cell>
          <table:table-cell office:value-type="float" office:value="1842150" calcext:value-type="float">
            <text:p>1842150</text:p>
          </table:table-cell>
          <table:table-cell table:formula="of:=[Sheet1.E214]-[Sheet1.I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2-s127422697c1298308.ukp</text:p>
          </table:table-cell>
          <table:table-cell office:value-type="float" office:value="1.3963" calcext:value-type="float">
            <text:p>1.3963</text:p>
          </table:table-cell>
          <table:table-cell office:value-type="float" office:value="1.44" calcext:value-type="float">
            <text:p>1.44</text:p>
          </table:table-cell>
          <table:table-cell office:value-type="float" office:value="39716" calcext:value-type="float">
            <text:p>39716</text:p>
          </table:table-cell>
          <table:table-cell office:value-type="float" office:value="1636529" calcext:value-type="float">
            <text:p>1636529</text:p>
          </table:table-cell>
          <table:table-cell office:value-type="float" office:value="11.64667" calcext:value-type="float">
            <text:p>11.64667</text:p>
          </table:table-cell>
          <table:table-cell office:value-type="float" office:value="11.66" calcext:value-type="float">
            <text:p>11.66</text:p>
          </table:table-cell>
          <table:table-cell office:value-type="float" office:value="17228" calcext:value-type="float">
            <text:p>17228</text:p>
          </table:table-cell>
          <table:table-cell office:value-type="float" office:value="1636529" calcext:value-type="float">
            <text:p>1636529</text:p>
          </table:table-cell>
          <table:table-cell table:formula="of:=[Sheet1.E215]-[Sheet1.I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2-s931292384c1928871.ukp</text:p>
          </table:table-cell>
          <table:table-cell office:value-type="float" office:value="5.82443" calcext:value-type="float">
            <text:p>5.82443</text:p>
          </table:table-cell>
          <table:table-cell office:value-type="float" office:value="5.96" calcext:value-type="float">
            <text:p>5.96</text:p>
          </table:table-cell>
          <table:table-cell office:value-type="float" office:value="50272" calcext:value-type="float">
            <text:p>50272</text:p>
          </table:table-cell>
          <table:table-cell office:value-type="float" office:value="5861906" calcext:value-type="float">
            <text:p>586190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19540" calcext:value-type="float">
            <text:p>19540</text:p>
          </table:table-cell>
          <table:table-cell office:value-type="float" office:value="5861906" calcext:value-type="float">
            <text:p>5861906</text:p>
          </table:table-cell>
          <table:table-cell table:formula="of:=[Sheet1.E216]-[Sheet1.I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4-s359051238c1348798.ukp</text:p>
          </table:table-cell>
          <table:table-cell office:value-type="float" office:value="1.36182" calcext:value-type="float">
            <text:p>1.36182</text:p>
          </table:table-cell>
          <table:table-cell office:value-type="float" office:value="1.41" calcext:value-type="float">
            <text:p>1.41</text:p>
          </table:table-cell>
          <table:table-cell office:value-type="float" office:value="40228" calcext:value-type="float">
            <text:p>40228</text:p>
          </table:table-cell>
          <table:table-cell office:value-type="float" office:value="1728340" calcext:value-type="float">
            <text:p>1728340</text:p>
          </table:table-cell>
          <table:table-cell office:value-type="float" office:value="11.82333" calcext:value-type="float">
            <text:p>11.82333</text:p>
          </table:table-cell>
          <table:table-cell office:value-type="float" office:value="11.82" calcext:value-type="float">
            <text:p>11.82</text:p>
          </table:table-cell>
          <table:table-cell office:value-type="float" office:value="17128" calcext:value-type="float">
            <text:p>17128</text:p>
          </table:table-cell>
          <table:table-cell office:value-type="float" office:value="1728340" calcext:value-type="float">
            <text:p>1728340</text:p>
          </table:table-cell>
          <table:table-cell table:formula="of:=[Sheet1.E217]-[Sheet1.I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2-s604520447c1559463.ukp</text:p>
          </table:table-cell>
          <table:table-cell office:value-type="float" office:value="1.32174" calcext:value-type="float">
            <text:p>1.32174</text:p>
          </table:table-cell>
          <table:table-cell office:value-type="float" office:value="1.37" calcext:value-type="float">
            <text:p>1.37</text:p>
          </table:table-cell>
          <table:table-cell office:value-type="float" office:value="43436" calcext:value-type="float">
            <text:p>43436</text:p>
          </table:table-cell>
          <table:table-cell office:value-type="float" office:value="1990035" calcext:value-type="float">
            <text:p>1990035</text:p>
          </table:table-cell>
          <table:table-cell office:value-type="float" office:value="11.91667" calcext:value-type="float">
            <text:p>11.91667</text:p>
          </table:table-cell>
          <table:table-cell office:value-type="float" office:value="11.92" calcext:value-type="float">
            <text:p>11.92</text:p>
          </table:table-cell>
          <table:table-cell office:value-type="float" office:value="16568" calcext:value-type="float">
            <text:p>16568</text:p>
          </table:table-cell>
          <table:table-cell office:value-type="float" office:value="1990035" calcext:value-type="float">
            <text:p>1990035</text:p>
          </table:table-cell>
          <table:table-cell table:formula="of:=[Sheet1.E218]-[Sheet1.I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8-s753852548c1600927.ukp</text:p>
          </table:table-cell>
          <table:table-cell office:value-type="float" office:value="1.74393" calcext:value-type="float">
            <text:p>1.74393</text:p>
          </table:table-cell>
          <table:table-cell office:value-type="float" office:value="1.79" calcext:value-type="float">
            <text:p>1.79</text:p>
          </table:table-cell>
          <table:table-cell office:value-type="float" office:value="43976" calcext:value-type="float">
            <text:p>43976</text:p>
          </table:table-cell>
          <table:table-cell office:value-type="float" office:value="2071188" calcext:value-type="float">
            <text:p>207118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  <table:table-cell office:value-type="float" office:value="16300" calcext:value-type="float">
            <text:p>16300</text:p>
          </table:table-cell>
          <table:table-cell office:value-type="float" office:value="2071188" calcext:value-type="float">
            <text:p>2071188</text:p>
          </table:table-cell>
          <table:table-cell table:formula="of:=[Sheet1.E219]-[Sheet1.I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9-s785559520c1139772.ukp</text:p>
          </table:table-cell>
          <table:table-cell office:value-type="float" office:value="1.28893" calcext:value-type="float">
            <text:p>1.28893</text:p>
          </table:table-cell>
          <table:table-cell office:value-type="float" office:value="1.34" calcext:value-type="float">
            <text:p>1.34</text:p>
          </table:table-cell>
          <table:table-cell office:value-type="float" office:value="37172" calcext:value-type="float">
            <text:p>37172</text:p>
          </table:table-cell>
          <table:table-cell office:value-type="float" office:value="1440779" calcext:value-type="float">
            <text:p>1440779</text:p>
          </table:table-cell>
          <table:table-cell office:value-type="float" office:value="11.94667" calcext:value-type="float">
            <text:p>11.94667</text:p>
          </table:table-cell>
          <table:table-cell office:value-type="float" office:value="11.94" calcext:value-type="float">
            <text:p>11.94</text:p>
          </table:table-cell>
          <table:table-cell office:value-type="float" office:value="15880" calcext:value-type="float">
            <text:p>15880</text:p>
          </table:table-cell>
          <table:table-cell office:value-type="float" office:value="1440779" calcext:value-type="float">
            <text:p>1440779</text:p>
          </table:table-cell>
          <table:table-cell table:formula="of:=[Sheet1.E220]-[Sheet1.I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8-s343653884c1601272.ukp</text:p>
          </table:table-cell>
          <table:table-cell office:value-type="float" office:value="1.5893" calcext:value-type="float">
            <text:p>1.5893</text:p>
          </table:table-cell>
          <table:table-cell office:value-type="float" office:value="1.63" calcext:value-type="float">
            <text:p>1.63</text:p>
          </table:table-cell>
          <table:table-cell office:value-type="float" office:value="44032" calcext:value-type="float">
            <text:p>44032</text:p>
          </table:table-cell>
          <table:table-cell office:value-type="float" office:value="2059901" calcext:value-type="float">
            <text:p>2059901</text:p>
          </table:table-cell>
          <table:table-cell office:value-type="float" office:value="12.03667" calcext:value-type="float">
            <text:p>12.03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920" calcext:value-type="float">
            <text:p>16920</text:p>
          </table:table-cell>
          <table:table-cell office:value-type="float" office:value="2059901" calcext:value-type="float">
            <text:p>2059901</text:p>
          </table:table-cell>
          <table:table-cell table:formula="of:=[Sheet1.E221]-[Sheet1.I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4-s981619751c1457662.ukp</text:p>
          </table:table-cell>
          <table:table-cell office:value-type="float" office:value="1.79549" calcext:value-type="float">
            <text:p>1.79549</text:p>
          </table:table-cell>
          <table:table-cell office:value-type="float" office:value="1.84" calcext:value-type="float">
            <text:p>1.84</text:p>
          </table:table-cell>
          <table:table-cell office:value-type="float" office:value="42252" calcext:value-type="float">
            <text:p>42252</text:p>
          </table:table-cell>
          <table:table-cell office:value-type="float" office:value="1833543" calcext:value-type="float">
            <text:p>1833543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3" calcext:value-type="float">
            <text:p>12.3</text:p>
          </table:table-cell>
          <table:table-cell office:value-type="float" office:value="18548" calcext:value-type="float">
            <text:p>18548</text:p>
          </table:table-cell>
          <table:table-cell office:value-type="float" office:value="1833543" calcext:value-type="float">
            <text:p>1833543</text:p>
          </table:table-cell>
          <table:table-cell table:formula="of:=[Sheet1.E222]-[Sheet1.I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7-s998577081c1647697.ukp</text:p>
          </table:table-cell>
          <table:table-cell office:value-type="float" office:value="1.48923" calcext:value-type="float">
            <text:p>1.48923</text:p>
          </table:table-cell>
          <table:table-cell office:value-type="float" office:value="1.53" calcext:value-type="float">
            <text:p>1.53</text:p>
          </table:table-cell>
          <table:table-cell office:value-type="float" office:value="45276" calcext:value-type="float">
            <text:p>45276</text:p>
          </table:table-cell>
          <table:table-cell office:value-type="float" office:value="2071518" calcext:value-type="float">
            <text:p>2071518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5956" calcext:value-type="float">
            <text:p>15956</text:p>
          </table:table-cell>
          <table:table-cell office:value-type="float" office:value="2071518" calcext:value-type="float">
            <text:p>2071518</text:p>
          </table:table-cell>
          <table:table-cell table:formula="of:=[Sheet1.E223]-[Sheet1.I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5-s522080131c1074408.ukp</text:p>
          </table:table-cell>
          <table:table-cell office:value-type="float" office:value="1.50543" calcext:value-type="float">
            <text:p>1.50543</text:p>
          </table:table-cell>
          <table:table-cell office:value-type="float" office:value="1.56" calcext:value-type="float">
            <text:p>1.56</text:p>
          </table:table-cell>
          <table:table-cell office:value-type="float" office:value="35664" calcext:value-type="float">
            <text:p>35664</text:p>
          </table:table-cell>
          <table:table-cell office:value-type="float" office:value="1381760" calcext:value-type="float">
            <text:p>1381760</text:p>
          </table:table-cell>
          <table:table-cell office:value-type="float" office:value="12.44667" calcext:value-type="float">
            <text:p>12.44667</text:p>
          </table:table-cell>
          <table:table-cell office:value-type="float" office:value="12.46" calcext:value-type="float">
            <text:p>12.46</text:p>
          </table:table-cell>
          <table:table-cell office:value-type="float" office:value="14300" calcext:value-type="float">
            <text:p>14300</text:p>
          </table:table-cell>
          <table:table-cell office:value-type="float" office:value="1381760" calcext:value-type="float">
            <text:p>1381760</text:p>
          </table:table-cell>
          <table:table-cell table:formula="of:=[Sheet1.E224]-[Sheet1.I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0-s582600153c1464842.ukp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1.59" calcext:value-type="float">
            <text:p>1.59</text:p>
          </table:table-cell>
          <table:table-cell office:value-type="float" office:value="42004" calcext:value-type="float">
            <text:p>42004</text:p>
          </table:table-cell>
          <table:table-cell office:value-type="float" office:value="1877964" calcext:value-type="float">
            <text:p>1877964</text:p>
          </table:table-cell>
          <table:table-cell office:value-type="float" office:value="12.45333" calcext:value-type="float">
            <text:p>12.4533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64" calcext:value-type="float">
            <text:p>17064</text:p>
          </table:table-cell>
          <table:table-cell office:value-type="float" office:value="1877964" calcext:value-type="float">
            <text:p>1877964</text:p>
          </table:table-cell>
          <table:table-cell table:formula="of:=[Sheet1.E225]-[Sheet1.I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6-s100860099c1605950.ukp</text:p>
          </table:table-cell>
          <table:table-cell office:value-type="float" office:value="2.77051" calcext:value-type="float">
            <text:p>2.77051</text:p>
          </table:table-cell>
          <table:table-cell office:value-type="float" office:value="2.86" calcext:value-type="float">
            <text:p>2.86</text:p>
          </table:table-cell>
          <table:table-cell office:value-type="float" office:value="44412" calcext:value-type="float">
            <text:p>44412</text:p>
          </table:table-cell>
          <table:table-cell office:value-type="float" office:value="2015880" calcext:value-type="float">
            <text:p>2015880</text:p>
          </table:table-cell>
          <table:table-cell office:value-type="float" office:value="12.60333" calcext:value-type="float">
            <text:p>12.60333</text:p>
          </table:table-cell>
          <table:table-cell office:value-type="float" office:value="12.6" calcext:value-type="float">
            <text:p>12.6</text:p>
          </table:table-cell>
          <table:table-cell office:value-type="float" office:value="18384" calcext:value-type="float">
            <text:p>18384</text:p>
          </table:table-cell>
          <table:table-cell office:value-type="float" office:value="2015880" calcext:value-type="float">
            <text:p>2015880</text:p>
          </table:table-cell>
          <table:table-cell table:formula="of:=[Sheet1.E226]-[Sheet1.I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5-s609893802c1805815.ukp</text:p>
          </table:table-cell>
          <table:table-cell office:value-type="float" office:value="1.35352" calcext:value-type="float">
            <text:p>1.35352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252497" calcext:value-type="float">
            <text:p>2252497</text:p>
          </table:table-cell>
          <table:table-cell office:value-type="float" office:value="12.71" calcext:value-type="float">
            <text:p>12.71</text:p>
          </table:table-cell>
          <table:table-cell office:value-type="float" office:value="12.72" calcext:value-type="float">
            <text:p>12.72</text:p>
          </table:table-cell>
          <table:table-cell office:value-type="float" office:value="18068" calcext:value-type="float">
            <text:p>18068</text:p>
          </table:table-cell>
          <table:table-cell office:value-type="float" office:value="2252497" calcext:value-type="float">
            <text:p>2252497</text:p>
          </table:table-cell>
          <table:table-cell table:formula="of:=[Sheet1.E227]-[Sheet1.I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4-s685047257c1595025.ukp</text:p>
          </table:table-cell>
          <table:table-cell office:value-type="float" office:value="1.42406" calcext:value-type="float">
            <text:p>1.42406</text:p>
          </table:table-cell>
          <table:table-cell office:value-type="float" office:value="1.47" calcext:value-type="float">
            <text:p>1.47</text:p>
          </table:table-cell>
          <table:table-cell office:value-type="float" office:value="43868" calcext:value-type="float">
            <text:p>43868</text:p>
          </table:table-cell>
          <table:table-cell office:value-type="float" office:value="2050097" calcext:value-type="float">
            <text:p>2050097</text:p>
          </table:table-cell>
          <table:table-cell office:value-type="float" office:value="12.71667" calcext:value-type="float">
            <text:p>12.71667</text:p>
          </table:table-cell>
          <table:table-cell office:value-type="float" office:value="12.72" calcext:value-type="float">
            <text:p>12.72</text:p>
          </table:table-cell>
          <table:table-cell office:value-type="float" office:value="18608" calcext:value-type="float">
            <text:p>18608</text:p>
          </table:table-cell>
          <table:table-cell office:value-type="float" office:value="2050097" calcext:value-type="float">
            <text:p>2050097</text:p>
          </table:table-cell>
          <table:table-cell table:formula="of:=[Sheet1.E228]-[Sheet1.I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4-s193169413c1601801.ukp</text:p>
          </table:table-cell>
          <table:table-cell office:value-type="float" office:value="1.60649" calcext:value-type="float">
            <text:p>1.60649</text:p>
          </table:table-cell>
          <table:table-cell office:value-type="float" office:value="1.65" calcext:value-type="float">
            <text:p>1.65</text:p>
          </table:table-cell>
          <table:table-cell office:value-type="float" office:value="44024" calcext:value-type="float">
            <text:p>44024</text:p>
          </table:table-cell>
          <table:table-cell office:value-type="float" office:value="2053894" calcext:value-type="float">
            <text:p>205389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17052" calcext:value-type="float">
            <text:p>17052</text:p>
          </table:table-cell>
          <table:table-cell office:value-type="float" office:value="2053894" calcext:value-type="float">
            <text:p>2053894</text:p>
          </table:table-cell>
          <table:table-cell table:formula="of:=[Sheet1.E229]-[Sheet1.I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3-s490853988c1574339.ukp</text:p>
          </table:table-cell>
          <table:table-cell office:value-type="float" office:value="1.06715" calcext:value-type="float">
            <text:p>1.06715</text:p>
          </table:table-cell>
          <table:table-cell office:value-type="float" office:value="1.11" calcext:value-type="float">
            <text:p>1.11</text:p>
          </table:table-cell>
          <table:table-cell office:value-type="float" office:value="44072" calcext:value-type="float">
            <text:p>44072</text:p>
          </table:table-cell>
          <table:table-cell office:value-type="float" office:value="1975381" calcext:value-type="float">
            <text:p>1975381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5220" calcext:value-type="float">
            <text:p>15220</text:p>
          </table:table-cell>
          <table:table-cell office:value-type="float" office:value="1975381" calcext:value-type="float">
            <text:p>1975381</text:p>
          </table:table-cell>
          <table:table-cell table:formula="of:=[Sheet1.E230]-[Sheet1.I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5-s995770624c1536499.ukp</text:p>
          </table:table-cell>
          <table:table-cell office:value-type="float" office:value="1.39445" calcext:value-type="float">
            <text:p>1.39445</text:p>
          </table:table-cell>
          <table:table-cell office:value-type="float" office:value="1.44" calcext:value-type="float">
            <text:p>1.44</text:p>
          </table:table-cell>
          <table:table-cell office:value-type="float" office:value="43488" calcext:value-type="float">
            <text:p>43488</text:p>
          </table:table-cell>
          <table:table-cell office:value-type="float" office:value="1920858" calcext:value-type="float">
            <text:p>192085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8992" calcext:value-type="float">
            <text:p>18992</text:p>
          </table:table-cell>
          <table:table-cell office:value-type="float" office:value="1920858" calcext:value-type="float">
            <text:p>1920858</text:p>
          </table:table-cell>
          <table:table-cell table:formula="of:=[Sheet1.E231]-[Sheet1.I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7-s468933413c1802891.ukp</text:p>
          </table:table-cell>
          <table:table-cell office:value-type="float" office:value="1.27814" calcext:value-type="float">
            <text:p>1.27814</text:p>
          </table:table-cell>
          <table:table-cell office:value-type="float" office:value="1.35" calcext:value-type="float">
            <text:p>1.35</text:p>
          </table:table-cell>
          <table:table-cell office:value-type="float" office:value="46972" calcext:value-type="float">
            <text:p>46972</text:p>
          </table:table-cell>
          <table:table-cell office:value-type="float" office:value="2311022" calcext:value-type="float">
            <text:p>2311022</text:p>
          </table:table-cell>
          <table:table-cell office:value-type="float" office:value="13.06667" calcext:value-type="float">
            <text:p>13.06667</text:p>
          </table:table-cell>
          <table:table-cell office:value-type="float" office:value="13.07" calcext:value-type="float">
            <text:p>13.07</text:p>
          </table:table-cell>
          <table:table-cell office:value-type="float" office:value="16988" calcext:value-type="float">
            <text:p>16988</text:p>
          </table:table-cell>
          <table:table-cell office:value-type="float" office:value="2311022" calcext:value-type="float">
            <text:p>2311022</text:p>
          </table:table-cell>
          <table:table-cell table:formula="of:=[Sheet1.E232]-[Sheet1.I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3-s917541816c1915753.ukp</text:p>
          </table:table-cell>
          <table:table-cell office:value-type="float" office:value="6.96729" calcext:value-type="float">
            <text:p>6.96729</text:p>
          </table:table-cell>
          <table:table-cell office:value-type="float" office:value="7.11" calcext:value-type="float">
            <text:p>7.11</text:p>
          </table:table-cell>
          <table:table-cell office:value-type="float" office:value="50164" calcext:value-type="float">
            <text:p>50164</text:p>
          </table:table-cell>
          <table:table-cell office:value-type="float" office:value="5844051" calcext:value-type="float">
            <text:p>5844051</text:p>
          </table:table-cell>
          <table:table-cell office:value-type="float" office:value="13.18667" calcext:value-type="float">
            <text:p>13.18667</text:p>
          </table:table-cell>
          <table:table-cell office:value-type="float" office:value="13.19" calcext:value-type="float">
            <text:p>13.19</text:p>
          </table:table-cell>
          <table:table-cell office:value-type="float" office:value="19676" calcext:value-type="float">
            <text:p>19676</text:p>
          </table:table-cell>
          <table:table-cell office:value-type="float" office:value="5844051" calcext:value-type="float">
            <text:p>5844051</text:p>
          </table:table-cell>
          <table:table-cell table:formula="of:=[Sheet1.E233]-[Sheet1.I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8-s193021599c1342753.ukp</text:p>
          </table:table-cell>
          <table:table-cell office:value-type="float" office:value="1.56695" calcext:value-type="float">
            <text:p>1.56695</text:p>
          </table:table-cell>
          <table:table-cell office:value-type="float" office:value="1.62" calcext:value-type="float">
            <text:p>1.62</text:p>
          </table:table-cell>
          <table:table-cell office:value-type="float" office:value="40408" calcext:value-type="float">
            <text:p>40408</text:p>
          </table:table-cell>
          <table:table-cell office:value-type="float" office:value="1690199" calcext:value-type="float">
            <text:p>1690199</text:p>
          </table:table-cell>
          <table:table-cell table:number-columns-repeated="2" office:value-type="float" office:value="13.22" calcext:value-type="float">
            <text:p>13.22</text:p>
          </table:table-cell>
          <table:table-cell office:value-type="float" office:value="17040" calcext:value-type="float">
            <text:p>17040</text:p>
          </table:table-cell>
          <table:table-cell office:value-type="float" office:value="1690199" calcext:value-type="float">
            <text:p>1690199</text:p>
          </table:table-cell>
          <table:table-cell table:formula="of:=[Sheet1.E234]-[Sheet1.I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1-s219788524c1618606.ukp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1.82" calcext:value-type="float">
            <text:p>1.82</text:p>
          </table:table-cell>
          <table:table-cell office:value-type="float" office:value="44148" calcext:value-type="float">
            <text:p>44148</text:p>
          </table:table-cell>
          <table:table-cell office:value-type="float" office:value="2062688" calcext:value-type="float">
            <text:p>2062688</text:p>
          </table:table-cell>
          <table:table-cell office:value-type="float" office:value="13.46333" calcext:value-type="float">
            <text:p>13.46333</text:p>
          </table:table-cell>
          <table:table-cell office:value-type="float" office:value="13.46" calcext:value-type="float">
            <text:p>13.46</text:p>
          </table:table-cell>
          <table:table-cell office:value-type="float" office:value="17088" calcext:value-type="float">
            <text:p>17088</text:p>
          </table:table-cell>
          <table:table-cell office:value-type="float" office:value="2062688" calcext:value-type="float">
            <text:p>2062688</text:p>
          </table:table-cell>
          <table:table-cell table:formula="of:=[Sheet1.E235]-[Sheet1.I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5-s6971566c1939219.ukp</text:p>
          </table:table-cell>
          <table:table-cell office:value-type="float" office:value="5.40543" calcext:value-type="float">
            <text:p>5.40543</text:p>
          </table:table-cell>
          <table:table-cell office:value-type="float" office:value="5.54" calcext:value-type="float">
            <text:p>5.54</text:p>
          </table:table-cell>
          <table:table-cell office:value-type="float" office:value="50480" calcext:value-type="float">
            <text:p>50480</text:p>
          </table:table-cell>
          <table:table-cell office:value-type="float" office:value="5889968" calcext:value-type="float">
            <text:p>5889968</text:p>
          </table:table-cell>
          <table:table-cell office:value-type="float" office:value="13.47" calcext:value-type="float">
            <text:p>13.47</text:p>
          </table:table-cell>
          <table:table-cell office:value-type="float" office:value="13.48" calcext:value-type="float">
            <text:p>13.48</text:p>
          </table:table-cell>
          <table:table-cell office:value-type="float" office:value="19664" calcext:value-type="float">
            <text:p>19664</text:p>
          </table:table-cell>
          <table:table-cell office:value-type="float" office:value="5889968" calcext:value-type="float">
            <text:p>5889968</text:p>
          </table:table-cell>
          <table:table-cell table:formula="of:=[Sheet1.E236]-[Sheet1.I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1-s403017354c1815855.ukp</text:p>
          </table:table-cell>
          <table:table-cell office:value-type="float" office:value="9.38248" calcext:value-type="float">
            <text:p>9.38248</text:p>
          </table:table-cell>
          <table:table-cell office:value-type="float" office:value="9.51" calcext:value-type="float">
            <text:p>9.51</text:p>
          </table:table-cell>
          <table:table-cell office:value-type="float" office:value="49076" calcext:value-type="float">
            <text:p>49076</text:p>
          </table:table-cell>
          <table:table-cell office:value-type="float" office:value="5506303" calcext:value-type="float">
            <text:p>5506303</text:p>
          </table:table-cell>
          <table:table-cell office:value-type="float" office:value="13.52333" calcext:value-type="float">
            <text:p>13.52333</text:p>
          </table:table-cell>
          <table:table-cell office:value-type="float" office:value="13.54" calcext:value-type="float">
            <text:p>13.54</text:p>
          </table:table-cell>
          <table:table-cell office:value-type="float" office:value="19692" calcext:value-type="float">
            <text:p>19692</text:p>
          </table:table-cell>
          <table:table-cell office:value-type="float" office:value="5506303" calcext:value-type="float">
            <text:p>5506303</text:p>
          </table:table-cell>
          <table:table-cell table:formula="of:=[Sheet1.E237]-[Sheet1.I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6-s335197937c1441929.ukp</text:p>
          </table:table-cell>
          <table:table-cell office:value-type="float" office:value="1.62504" calcext:value-type="float">
            <text:p>1.62504</text:p>
          </table:table-cell>
          <table:table-cell office:value-type="float" office:value="1.67" calcext:value-type="float">
            <text:p>1.67</text:p>
          </table:table-cell>
          <table:table-cell office:value-type="float" office:value="41476" calcext:value-type="float">
            <text:p>41476</text:p>
          </table:table-cell>
          <table:table-cell office:value-type="float" office:value="1826897" calcext:value-type="float">
            <text:p>1826897</text:p>
          </table:table-cell>
          <table:table-cell office:value-type="float" office:value="13.52666" calcext:value-type="float">
            <text:p>13.52666</text:p>
          </table:table-cell>
          <table:table-cell office:value-type="float" office:value="13.53" calcext:value-type="float">
            <text:p>13.53</text:p>
          </table:table-cell>
          <table:table-cell office:value-type="float" office:value="19024" calcext:value-type="float">
            <text:p>19024</text:p>
          </table:table-cell>
          <table:table-cell office:value-type="float" office:value="1826897" calcext:value-type="float">
            <text:p>1826897</text:p>
          </table:table-cell>
          <table:table-cell table:formula="of:=[Sheet1.E238]-[Sheet1.I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-s273864349c1640559.ukp</text:p>
          </table:table-cell>
          <table:table-cell office:value-type="float" office:value="1.65315" calcext:value-type="float">
            <text:p>1.65315</text:p>
          </table:table-cell>
          <table:table-cell office:value-type="float" office:value="1.7" calcext:value-type="float">
            <text:p>1.7</text:p>
          </table:table-cell>
          <table:table-cell office:value-type="float" office:value="44620" calcext:value-type="float">
            <text:p>44620</text:p>
          </table:table-cell>
          <table:table-cell office:value-type="float" office:value="2106506" calcext:value-type="float">
            <text:p>2106506</text:p>
          </table:table-cell>
          <table:table-cell office:value-type="float" office:value="13.59666" calcext:value-type="float">
            <text:p>13.59666</text:p>
          </table:table-cell>
          <table:table-cell office:value-type="float" office:value="13.61" calcext:value-type="float">
            <text:p>13.61</text:p>
          </table:table-cell>
          <table:table-cell office:value-type="float" office:value="17336" calcext:value-type="float">
            <text:p>17336</text:p>
          </table:table-cell>
          <table:table-cell office:value-type="float" office:value="2106506" calcext:value-type="float">
            <text:p>2106506</text:p>
          </table:table-cell>
          <table:table-cell table:formula="of:=[Sheet1.E239]-[Sheet1.I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7-s389788488c1657651.ukp</text:p>
          </table:table-cell>
          <table:table-cell office:value-type="float" office:value="0.991499" calcext:value-type="float">
            <text:p>0.991499</text:p>
          </table:table-cell>
          <table:table-cell office:value-type="float" office:value="1.04" calcext:value-type="float">
            <text:p>1.04</text:p>
          </table:table-cell>
          <table:table-cell office:value-type="float" office:value="45304" calcext:value-type="float">
            <text:p>45304</text:p>
          </table:table-cell>
          <table:table-cell office:value-type="float" office:value="2075287" calcext:value-type="float">
            <text:p>2075287</text:p>
          </table:table-cell>
          <table:table-cell office:value-type="float" office:value="13.67333" calcext:value-type="float">
            <text:p>13.67333</text:p>
          </table:table-cell>
          <table:table-cell office:value-type="float" office:value="13.67" calcext:value-type="float">
            <text:p>13.67</text:p>
          </table:table-cell>
          <table:table-cell office:value-type="float" office:value="18612" calcext:value-type="float">
            <text:p>18612</text:p>
          </table:table-cell>
          <table:table-cell office:value-type="float" office:value="2075287" calcext:value-type="float">
            <text:p>2075287</text:p>
          </table:table-cell>
          <table:table-cell table:formula="of:=[Sheet1.E240]-[Sheet1.I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2-s913132733c1928098.ukp</text:p>
          </table:table-cell>
          <table:table-cell office:value-type="float" office:value="8.79877" calcext:value-type="float">
            <text:p>8.79877</text:p>
          </table:table-cell>
          <table:table-cell office:value-type="float" office:value="8.94" calcext:value-type="float">
            <text:p>8.94</text:p>
          </table:table-cell>
          <table:table-cell office:value-type="float" office:value="50368" calcext:value-type="float">
            <text:p>50368</text:p>
          </table:table-cell>
          <table:table-cell office:value-type="float" office:value="5873909" calcext:value-type="float">
            <text:p>5873909</text:p>
          </table:table-cell>
          <table:table-cell office:value-type="float" office:value="13.68" calcext:value-type="float">
            <text:p>13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9688" calcext:value-type="float">
            <text:p>19688</text:p>
          </table:table-cell>
          <table:table-cell office:value-type="float" office:value="5873909" calcext:value-type="float">
            <text:p>5873909</text:p>
          </table:table-cell>
          <table:table-cell table:formula="of:=[Sheet1.E241]-[Sheet1.I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2-s323499100c1904117.ukp</text:p>
          </table:table-cell>
          <table:table-cell office:value-type="float" office:value="7.40813" calcext:value-type="float">
            <text:p>7.40813</text:p>
          </table:table-cell>
          <table:table-cell office:value-type="float" office:value="7.52" calcext:value-type="float">
            <text:p>7.52</text:p>
          </table:table-cell>
          <table:table-cell office:value-type="float" office:value="49804" calcext:value-type="float">
            <text:p>49804</text:p>
          </table:table-cell>
          <table:table-cell office:value-type="float" office:value="5827884" calcext:value-type="float">
            <text:p>5827884</text:p>
          </table:table-cell>
          <table:table-cell office:value-type="float" office:value="13.70667" calcext:value-type="float">
            <text:p>13.70667</text:p>
          </table:table-cell>
          <table:table-cell office:value-type="float" office:value="13.72" calcext:value-type="float">
            <text:p>13.72</text:p>
          </table:table-cell>
          <table:table-cell office:value-type="float" office:value="19852" calcext:value-type="float">
            <text:p>19852</text:p>
          </table:table-cell>
          <table:table-cell office:value-type="float" office:value="5827884" calcext:value-type="float">
            <text:p>5827884</text:p>
          </table:table-cell>
          <table:table-cell table:formula="of:=[Sheet1.E242]-[Sheet1.I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1-s259905739c1786644.ukp</text:p>
          </table:table-cell>
          <table:table-cell office:value-type="float" office:value="8.81818" calcext:value-type="float">
            <text:p>8.81818</text:p>
          </table:table-cell>
          <table:table-cell office:value-type="float" office:value="9.18" calcext:value-type="float">
            <text:p>9.18</text:p>
          </table:table-cell>
          <table:table-cell office:value-type="float" office:value="48548" calcext:value-type="float">
            <text:p>48548</text:p>
          </table:table-cell>
          <table:table-cell office:value-type="float" office:value="5411740" calcext:value-type="float">
            <text:p>5411740</text:p>
          </table:table-cell>
          <table:table-cell office:value-type="float" office:value="14.05333" calcext:value-type="float">
            <text:p>14.05333</text:p>
          </table:table-cell>
          <table:table-cell office:value-type="float" office:value="14.06" calcext:value-type="float">
            <text:p>14.06</text:p>
          </table:table-cell>
          <table:table-cell office:value-type="float" office:value="19684" calcext:value-type="float">
            <text:p>19684</text:p>
          </table:table-cell>
          <table:table-cell office:value-type="float" office:value="5411740" calcext:value-type="float">
            <text:p>5411740</text:p>
          </table:table-cell>
          <table:table-cell table:formula="of:=[Sheet1.E243]-[Sheet1.I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1-s219535324c1935465.ukp</text:p>
          </table:table-cell>
          <table:table-cell office:value-type="float" office:value="1.79511" calcext:value-type="float">
            <text:p>1.79511</text:p>
          </table:table-cell>
          <table:table-cell office:value-type="float" office:value="1.84" calcext:value-type="float">
            <text:p>1.84</text:p>
          </table:table-cell>
          <table:table-cell office:value-type="float" office:value="49232" calcext:value-type="float">
            <text:p>49232</text:p>
          </table:table-cell>
          <table:table-cell office:value-type="float" office:value="2505664" calcext:value-type="float">
            <text:p>250566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15" calcext:value-type="float">
            <text:p>14.15</text:p>
          </table:table-cell>
          <table:table-cell office:value-type="float" office:value="16308" calcext:value-type="float">
            <text:p>16308</text:p>
          </table:table-cell>
          <table:table-cell office:value-type="float" office:value="2505664" calcext:value-type="float">
            <text:p>2505664</text:p>
          </table:table-cell>
          <table:table-cell table:formula="of:=[Sheet1.E244]-[Sheet1.I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3-s217583718c1142879.ukp</text:p>
          </table:table-cell>
          <table:table-cell office:value-type="float" office:value="1.3671" calcext:value-type="float">
            <text:p>1.3671</text:p>
          </table:table-cell>
          <table:table-cell office:value-type="float" office:value="1.43" calcext:value-type="float">
            <text:p>1.43</text:p>
          </table:table-cell>
          <table:table-cell office:value-type="float" office:value="37296" calcext:value-type="float">
            <text:p>37296</text:p>
          </table:table-cell>
          <table:table-cell office:value-type="float" office:value="1433711" calcext:value-type="float">
            <text:p>1433711</text:p>
          </table:table-cell>
          <table:table-cell office:value-type="float" office:value="14.21333" calcext:value-type="float">
            <text:p>14.21333</text:p>
          </table:table-cell>
          <table:table-cell office:value-type="float" office:value="14.22" calcext:value-type="float">
            <text:p>14.22</text:p>
          </table:table-cell>
          <table:table-cell office:value-type="float" office:value="17068" calcext:value-type="float">
            <text:p>17068</text:p>
          </table:table-cell>
          <table:table-cell office:value-type="float" office:value="1433711" calcext:value-type="float">
            <text:p>1433711</text:p>
          </table:table-cell>
          <table:table-cell table:formula="of:=[Sheet1.E245]-[Sheet1.I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2-s323499100c1558521.ukp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1.13" calcext:value-type="float">
            <text:p>1.13</text:p>
          </table:table-cell>
          <table:table-cell office:value-type="float" office:value="43244" calcext:value-type="float">
            <text:p>43244</text:p>
          </table:table-cell>
          <table:table-cell office:value-type="float" office:value="1993703" calcext:value-type="float">
            <text:p>1993703</text:p>
          </table:table-cell>
          <table:table-cell office:value-type="float" office:value="14.27667" calcext:value-type="float">
            <text:p>14.27667</text:p>
          </table:table-cell>
          <table:table-cell office:value-type="float" office:value="14.28" calcext:value-type="float">
            <text:p>14.28</text:p>
          </table:table-cell>
          <table:table-cell office:value-type="float" office:value="18548" calcext:value-type="float">
            <text:p>18548</text:p>
          </table:table-cell>
          <table:table-cell office:value-type="float" office:value="1993703" calcext:value-type="float">
            <text:p>1993703</text:p>
          </table:table-cell>
          <table:table-cell table:formula="of:=[Sheet1.E246]-[Sheet1.I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-s684448574c1544915.ukp</text:p>
          </table:table-cell>
          <table:table-cell office:value-type="float" office:value="1.81348" calcext:value-type="float">
            <text:p>1.81348</text:p>
          </table:table-cell>
          <table:table-cell office:value-type="float" office:value="1.88" calcext:value-type="float">
            <text:p>1.88</text:p>
          </table:table-cell>
          <table:table-cell office:value-type="float" office:value="43060" calcext:value-type="float">
            <text:p>43060</text:p>
          </table:table-cell>
          <table:table-cell office:value-type="float" office:value="1986391" calcext:value-type="float">
            <text:p>1986391</text:p>
          </table:table-cell>
          <table:table-cell office:value-type="float" office:value="14.30667" calcext:value-type="float">
            <text:p>14.30667</text:p>
          </table:table-cell>
          <table:table-cell office:value-type="float" office:value="14.3" calcext:value-type="float">
            <text:p>14.3</text:p>
          </table:table-cell>
          <table:table-cell office:value-type="float" office:value="16936" calcext:value-type="float">
            <text:p>16936</text:p>
          </table:table-cell>
          <table:table-cell office:value-type="float" office:value="1986391" calcext:value-type="float">
            <text:p>1986391</text:p>
          </table:table-cell>
          <table:table-cell table:formula="of:=[Sheet1.E247]-[Sheet1.I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-s451986827c1874407.ukp</text:p>
          </table:table-cell>
          <table:table-cell office:value-type="float" office:value="1.42761" calcext:value-type="float">
            <text:p>1.42761</text:p>
          </table:table-cell>
          <table:table-cell office:value-type="float" office:value="1.47" calcext:value-type="float">
            <text:p>1.47</text:p>
          </table:table-cell>
          <table:table-cell office:value-type="float" office:value="48536" calcext:value-type="float">
            <text:p>48536</text:p>
          </table:table-cell>
          <table:table-cell office:value-type="float" office:value="2366407" calcext:value-type="float">
            <text:p>2366407</text:p>
          </table:table-cell>
          <table:table-cell table:number-columns-repeated="2" office:value-type="float" office:value="14.37" calcext:value-type="float">
            <text:p>14.37</text:p>
          </table:table-cell>
          <table:table-cell office:value-type="float" office:value="18452" calcext:value-type="float">
            <text:p>18452</text:p>
          </table:table-cell>
          <table:table-cell office:value-type="float" office:value="2366407" calcext:value-type="float">
            <text:p>2366407</text:p>
          </table:table-cell>
          <table:table-cell table:formula="of:=[Sheet1.E248]-[Sheet1.I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2-s870038921c1590634.ukp</text:p>
          </table:table-cell>
          <table:table-cell office:value-type="float" office:value="1.9453" calcext:value-type="float">
            <text:p>1.9453</text:p>
          </table:table-cell>
          <table:table-cell office:value-type="float" office:value="2" calcext:value-type="float">
            <text:p>2</text:p>
          </table:table-cell>
          <table:table-cell office:value-type="float" office:value="43724" calcext:value-type="float">
            <text:p>43724</text:p>
          </table:table-cell>
          <table:table-cell office:value-type="float" office:value="2036539" calcext:value-type="float">
            <text:p>2036539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8" calcext:value-type="float">
            <text:p>14.48</text:p>
          </table:table-cell>
          <table:table-cell office:value-type="float" office:value="18476" calcext:value-type="float">
            <text:p>18476</text:p>
          </table:table-cell>
          <table:table-cell office:value-type="float" office:value="2036539" calcext:value-type="float">
            <text:p>2036539</text:p>
          </table:table-cell>
          <table:table-cell table:formula="of:=[Sheet1.E249]-[Sheet1.I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0-s139860385c1389776.ukp</text:p>
          </table:table-cell>
          <table:table-cell office:value-type="float" office:value="1.52127" calcext:value-type="float">
            <text:p>1.52127</text:p>
          </table:table-cell>
          <table:table-cell office:value-type="float" office:value="1.57" calcext:value-type="float">
            <text:p>1.57</text:p>
          </table:table-cell>
          <table:table-cell office:value-type="float" office:value="41204" calcext:value-type="float">
            <text:p>41204</text:p>
          </table:table-cell>
          <table:table-cell office:value-type="float" office:value="1752541" calcext:value-type="float">
            <text:p>1752541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6" calcext:value-type="float">
            <text:p>14.56</text:p>
          </table:table-cell>
          <table:table-cell office:value-type="float" office:value="18896" calcext:value-type="float">
            <text:p>18896</text:p>
          </table:table-cell>
          <table:table-cell office:value-type="float" office:value="1752541" calcext:value-type="float">
            <text:p>1752541</text:p>
          </table:table-cell>
          <table:table-cell table:formula="of:=[Sheet1.E250]-[Sheet1.I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0-s677916848c1791253.ukp</text:p>
          </table:table-cell>
          <table:table-cell office:value-type="float" office:value="11.5846" calcext:value-type="float">
            <text:p>11.5846</text:p>
          </table:table-cell>
          <table:table-cell office:value-type="float" office:value="11.72" calcext:value-type="float">
            <text:p>11.72</text:p>
          </table:table-cell>
          <table:table-cell office:value-type="float" office:value="48588" calcext:value-type="float">
            <text:p>48588</text:p>
          </table:table-cell>
          <table:table-cell office:value-type="float" office:value="5421250" calcext:value-type="float">
            <text:p>5421250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9" calcext:value-type="float">
            <text:p>14.59</text:p>
          </table:table-cell>
          <table:table-cell office:value-type="float" office:value="17828" calcext:value-type="float">
            <text:p>17828</text:p>
          </table:table-cell>
          <table:table-cell office:value-type="float" office:value="5421250" calcext:value-type="float">
            <text:p>5421250</text:p>
          </table:table-cell>
          <table:table-cell table:formula="of:=[Sheet1.E251]-[Sheet1.I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4-s661561692c1660167.ukp</text:p>
          </table:table-cell>
          <table:table-cell office:value-type="float" office:value="1.47735" calcext:value-type="float">
            <text:p>1.47735</text:p>
          </table:table-cell>
          <table:table-cell office:value-type="float" office:value="1.52" calcext:value-type="float">
            <text:p>1.52</text:p>
          </table:table-cell>
          <table:table-cell office:value-type="float" office:value="45420" calcext:value-type="float">
            <text:p>45420</text:p>
          </table:table-cell>
          <table:table-cell office:value-type="float" office:value="2084592" calcext:value-type="float">
            <text:p>2084592</text:p>
          </table:table-cell>
          <table:table-cell office:value-type="float" office:value="14.60333" calcext:value-type="float">
            <text:p>14.60333</text:p>
          </table:table-cell>
          <table:table-cell office:value-type="float" office:value="14.6" calcext:value-type="float">
            <text:p>14.6</text:p>
          </table:table-cell>
          <table:table-cell office:value-type="float" office:value="18332" calcext:value-type="float">
            <text:p>18332</text:p>
          </table:table-cell>
          <table:table-cell office:value-type="float" office:value="2084592" calcext:value-type="float">
            <text:p>2084592</text:p>
          </table:table-cell>
          <table:table-cell table:formula="of:=[Sheet1.E252]-[Sheet1.I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2-s731025097c1635824.ukp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1.21" calcext:value-type="float">
            <text:p>1.21</text:p>
          </table:table-cell>
          <table:table-cell office:value-type="float" office:value="45052" calcext:value-type="float">
            <text:p>45052</text:p>
          </table:table-cell>
          <table:table-cell office:value-type="float" office:value="2047225" calcext:value-type="float">
            <text:p>2047225</text:p>
          </table:table-cell>
          <table:table-cell office:value-type="float" office:value="14.71333" calcext:value-type="float">
            <text:p>14.71333</text:p>
          </table:table-cell>
          <table:table-cell office:value-type="float" office:value="14.71" calcext:value-type="float">
            <text:p>14.71</text:p>
          </table:table-cell>
          <table:table-cell office:value-type="float" office:value="16088" calcext:value-type="float">
            <text:p>16088</text:p>
          </table:table-cell>
          <table:table-cell office:value-type="float" office:value="2047225" calcext:value-type="float">
            <text:p>2047225</text:p>
          </table:table-cell>
          <table:table-cell table:formula="of:=[Sheet1.E253]-[Sheet1.I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7-s945306385c1874745.ukp</text:p>
          </table:table-cell>
          <table:table-cell office:value-type="float" office:value="7.58369" calcext:value-type="float">
            <text:p>7.58369</text:p>
          </table:table-cell>
          <table:table-cell office:value-type="float" office:value="7.71" calcext:value-type="float">
            <text:p>7.71</text:p>
          </table:table-cell>
          <table:table-cell office:value-type="float" office:value="49164" calcext:value-type="float">
            <text:p>49164</text:p>
          </table:table-cell>
          <table:table-cell office:value-type="float" office:value="5719935" calcext:value-type="float">
            <text:p>5719935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7" calcext:value-type="float">
            <text:p>14.97</text:p>
          </table:table-cell>
          <table:table-cell office:value-type="float" office:value="21420" calcext:value-type="float">
            <text:p>21420</text:p>
          </table:table-cell>
          <table:table-cell office:value-type="float" office:value="5719935" calcext:value-type="float">
            <text:p>5719935</text:p>
          </table:table-cell>
          <table:table-cell table:formula="of:=[Sheet1.E254]-[Sheet1.I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1-s362775446c1717059.ukp</text:p>
          </table:table-cell>
          <table:table-cell office:value-type="float" office:value="10.5794" calcext:value-type="float">
            <text:p>10.5794</text:p>
          </table:table-cell>
          <table:table-cell office:value-type="float" office:value="10.7" calcext:value-type="float">
            <text:p>10.7</text:p>
          </table:table-cell>
          <table:table-cell office:value-type="float" office:value="47632" calcext:value-type="float">
            <text:p>47632</text:p>
          </table:table-cell>
          <table:table-cell office:value-type="float" office:value="5179617" calcext:value-type="float">
            <text:p>5179617</text:p>
          </table:table-cell>
          <table:table-cell office:value-type="float" office:value="15.3" calcext:value-type="float">
            <text:p>15.3</text:p>
          </table:table-cell>
          <table:table-cell office:value-type="float" office:value="15.31" calcext:value-type="float">
            <text:p>15.31</text:p>
          </table:table-cell>
          <table:table-cell office:value-type="float" office:value="17752" calcext:value-type="float">
            <text:p>17752</text:p>
          </table:table-cell>
          <table:table-cell office:value-type="float" office:value="5179617" calcext:value-type="float">
            <text:p>5179617</text:p>
          </table:table-cell>
          <table:table-cell table:formula="of:=[Sheet1.E255]-[Sheet1.I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0-s810086031c1684696.ukp</text:p>
          </table:table-cell>
          <table:table-cell office:value-type="float" office:value="9.95978" calcext:value-type="float">
            <text:p>9.95978</text:p>
          </table:table-cell>
          <table:table-cell office:value-type="float" office:value="10.1" calcext:value-type="float">
            <text:p>10.1</text:p>
          </table:table-cell>
          <table:table-cell office:value-type="float" office:value="46768" calcext:value-type="float">
            <text:p>46768</text:p>
          </table:table-cell>
          <table:table-cell office:value-type="float" office:value="5089605" calcext:value-type="float">
            <text:p>5089605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19408" calcext:value-type="float">
            <text:p>19408</text:p>
          </table:table-cell>
          <table:table-cell office:value-type="float" office:value="5089605" calcext:value-type="float">
            <text:p>5089605</text:p>
          </table:table-cell>
          <table:table-cell table:formula="of:=[Sheet1.E256]-[Sheet1.I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-s908468142c1466388.ukp</text:p>
          </table:table-cell>
          <table:table-cell office:value-type="float" office:value="1.09936" calcext:value-type="float">
            <text:p>1.09936</text:p>
          </table:table-cell>
          <table:table-cell office:value-type="float" office:value="1.16" calcext:value-type="float">
            <text:p>1.16</text:p>
          </table:table-cell>
          <table:table-cell office:value-type="float" office:value="42376" calcext:value-type="float">
            <text:p>42376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15.4" calcext:value-type="float">
            <text:p>15.4</text:p>
          </table:table-cell>
          <table:table-cell office:value-type="float" office:value="15.39" calcext:value-type="float">
            <text:p>15.39</text:p>
          </table:table-cell>
          <table:table-cell office:value-type="float" office:value="16824" calcext:value-type="float">
            <text:p>16824</text:p>
          </table:table-cell>
          <table:table-cell office:value-type="float" office:value="1841666" calcext:value-type="float">
            <text:p>1841666</text:p>
          </table:table-cell>
          <table:table-cell table:formula="of:=[Sheet1.E257]-[Sheet1.I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9-s345268953c1286129.ukp</text:p>
          </table:table-cell>
          <table:table-cell office:value-type="float" office:value="1.59757" calcext:value-type="float">
            <text:p>1.59757</text:p>
          </table:table-cell>
          <table:table-cell office:value-type="float" office:value="1.64" calcext:value-type="float">
            <text:p>1.64</text:p>
          </table:table-cell>
          <table:table-cell office:value-type="float" office:value="39576" calcext:value-type="float">
            <text:p>39576</text:p>
          </table:table-cell>
          <table:table-cell office:value-type="float" office:value="1617375" calcext:value-type="float">
            <text:p>1617375</text:p>
          </table:table-cell>
          <table:table-cell office:value-type="float" office:value="15.42333" calcext:value-type="float">
            <text:p>15.42333</text:p>
          </table:table-cell>
          <table:table-cell office:value-type="float" office:value="15.42" calcext:value-type="float">
            <text:p>15.42</text:p>
          </table:table-cell>
          <table:table-cell office:value-type="float" office:value="15852" calcext:value-type="float">
            <text:p>15852</text:p>
          </table:table-cell>
          <table:table-cell office:value-type="float" office:value="1617375" calcext:value-type="float">
            <text:p>1617375</text:p>
          </table:table-cell>
          <table:table-cell table:formula="of:=[Sheet1.E258]-[Sheet1.I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3-s490853988c1794567.ukp</text:p>
          </table:table-cell>
          <table:table-cell office:value-type="float" office:value="10.8375" calcext:value-type="float">
            <text:p>10.8375</text:p>
          </table:table-cell>
          <table:table-cell office:value-type="float" office:value="10.96" calcext:value-type="float">
            <text:p>10.96</text:p>
          </table:table-cell>
          <table:table-cell office:value-type="float" office:value="48632" calcext:value-type="float">
            <text:p>48632</text:p>
          </table:table-cell>
          <table:table-cell office:value-type="float" office:value="5457074" calcext:value-type="float">
            <text:p>5457074</text:p>
          </table:table-cell>
          <table:table-cell office:value-type="float" office:value="15.70667" calcext:value-type="float">
            <text:p>15.70667</text:p>
          </table:table-cell>
          <table:table-cell office:value-type="float" office:value="15.72" calcext:value-type="float">
            <text:p>15.72</text:p>
          </table:table-cell>
          <table:table-cell office:value-type="float" office:value="17740" calcext:value-type="float">
            <text:p>17740</text:p>
          </table:table-cell>
          <table:table-cell office:value-type="float" office:value="5457074" calcext:value-type="float">
            <text:p>5457074</text:p>
          </table:table-cell>
          <table:table-cell table:formula="of:=[Sheet1.E259]-[Sheet1.I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7-s943590714c1758699.ukp</text:p>
          </table:table-cell>
          <table:table-cell office:value-type="float" office:value="1.09855" calcext:value-type="float">
            <text:p>1.09855</text:p>
          </table:table-cell>
          <table:table-cell office:value-type="float" office:value="1.14" calcext:value-type="float">
            <text:p>1.14</text:p>
          </table:table-cell>
          <table:table-cell office:value-type="float" office:value="46740" calcext:value-type="float">
            <text:p>46740</text:p>
          </table:table-cell>
          <table:table-cell office:value-type="float" office:value="2220136" calcext:value-type="float">
            <text:p>2220136</text:p>
          </table:table-cell>
          <table:table-cell office:value-type="float" office:value="15.76666" calcext:value-type="float">
            <text:p>15.76666</text:p>
          </table:table-cell>
          <table:table-cell office:value-type="float" office:value="15.77" calcext:value-type="float">
            <text:p>15.77</text:p>
          </table:table-cell>
          <table:table-cell office:value-type="float" office:value="17448" calcext:value-type="float">
            <text:p>17448</text:p>
          </table:table-cell>
          <table:table-cell office:value-type="float" office:value="2220136" calcext:value-type="float">
            <text:p>2220136</text:p>
          </table:table-cell>
          <table:table-cell table:formula="of:=[Sheet1.E260]-[Sheet1.I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6-s32492284c1823494.ukp</text:p>
          </table:table-cell>
          <table:table-cell office:value-type="float" office:value="1.8896" calcext:value-type="float">
            <text:p>1.8896</text:p>
          </table:table-cell>
          <table:table-cell office:value-type="float" office:value="1.94" calcext:value-type="float">
            <text:p>1.94</text:p>
          </table:table-cell>
          <table:table-cell office:value-type="float" office:value="47476" calcext:value-type="float">
            <text:p>47476</text:p>
          </table:table-cell>
          <table:table-cell office:value-type="float" office:value="2332133" calcext:value-type="float">
            <text:p>2332133</text:p>
          </table:table-cell>
          <table:table-cell office:value-type="float" office:value="15.84666" calcext:value-type="float">
            <text:p>15.84666</text:p>
          </table:table-cell>
          <table:table-cell office:value-type="float" office:value="15.85" calcext:value-type="float">
            <text:p>15.85</text:p>
          </table:table-cell>
          <table:table-cell office:value-type="float" office:value="17988" calcext:value-type="float">
            <text:p>17988</text:p>
          </table:table-cell>
          <table:table-cell office:value-type="float" office:value="2332133" calcext:value-type="float">
            <text:p>2332133</text:p>
          </table:table-cell>
          <table:table-cell table:formula="of:=[Sheet1.E261]-[Sheet1.I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4-s685047257c1910506.ukp</text:p>
          </table:table-cell>
          <table:table-cell office:value-type="float" office:value="5.80258" calcext:value-type="float">
            <text:p>5.80258</text:p>
          </table:table-cell>
          <table:table-cell office:value-type="float" office:value="6.16" calcext:value-type="float">
            <text:p>6.16</text:p>
          </table:table-cell>
          <table:table-cell office:value-type="float" office:value="50096" calcext:value-type="float">
            <text:p>50096</text:p>
          </table:table-cell>
          <table:table-cell office:value-type="float" office:value="5787224" calcext:value-type="float">
            <text:p>5787224</text:p>
          </table:table-cell>
          <table:table-cell office:value-type="float" office:value="16.01333" calcext:value-type="float">
            <text:p>16.01333</text:p>
          </table:table-cell>
          <table:table-cell office:value-type="float" office:value="16.02" calcext:value-type="float">
            <text:p>16.02</text:p>
          </table:table-cell>
          <table:table-cell office:value-type="float" office:value="20580" calcext:value-type="float">
            <text:p>20580</text:p>
          </table:table-cell>
          <table:table-cell office:value-type="float" office:value="5787224" calcext:value-type="float">
            <text:p>5787224</text:p>
          </table:table-cell>
          <table:table-cell table:formula="of:=[Sheet1.E262]-[Sheet1.I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3-s100579595c1250122.ukp</text:p>
          </table:table-cell>
          <table:table-cell office:value-type="float" office:value="1.42678" calcext:value-type="float">
            <text:p>1.42678</text:p>
          </table:table-cell>
          <table:table-cell office:value-type="float" office:value="1.47" calcext:value-type="float">
            <text:p>1.47</text:p>
          </table:table-cell>
          <table:table-cell office:value-type="float" office:value="38928" calcext:value-type="float">
            <text:p>38928</text:p>
          </table:table-cell>
          <table:table-cell office:value-type="float" office:value="1577184" calcext:value-type="float">
            <text:p>1577184</text:p>
          </table:table-cell>
          <table:table-cell office:value-type="float" office:value="16.04333" calcext:value-type="float">
            <text:p>16.04333</text:p>
          </table:table-cell>
          <table:table-cell office:value-type="float" office:value="16.05" calcext:value-type="float">
            <text:p>16.05</text:p>
          </table:table-cell>
          <table:table-cell office:value-type="float" office:value="19028" calcext:value-type="float">
            <text:p>19028</text:p>
          </table:table-cell>
          <table:table-cell office:value-type="float" office:value="1577184" calcext:value-type="float">
            <text:p>1577184</text:p>
          </table:table-cell>
          <table:table-cell table:formula="of:=[Sheet1.E263]-[Sheet1.I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0-s483963863c1528896.ukp</text:p>
          </table:table-cell>
          <table:table-cell office:value-type="float" office:value="1.76588" calcext:value-type="float">
            <text:p>1.76588</text:p>
          </table:table-cell>
          <table:table-cell office:value-type="float" office:value="1.81" calcext:value-type="float">
            <text:p>1.81</text:p>
          </table:table-cell>
          <table:table-cell office:value-type="float" office:value="42872" calcext:value-type="float">
            <text:p>42872</text:p>
          </table:table-cell>
          <table:table-cell office:value-type="float" office:value="1955588" calcext:value-type="float">
            <text:p>1955588</text:p>
          </table:table-cell>
          <table:table-cell office:value-type="float" office:value="16.19333" calcext:value-type="float">
            <text:p>16.19333</text:p>
          </table:table-cell>
          <table:table-cell office:value-type="float" office:value="16.19" calcext:value-type="float">
            <text:p>16.19</text:p>
          </table:table-cell>
          <table:table-cell office:value-type="float" office:value="17468" calcext:value-type="float">
            <text:p>17468</text:p>
          </table:table-cell>
          <table:table-cell office:value-type="float" office:value="1955588" calcext:value-type="float">
            <text:p>1955588</text:p>
          </table:table-cell>
          <table:table-cell table:formula="of:=[Sheet1.E264]-[Sheet1.I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5-s342662718c1791900.ukp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1.14" calcext:value-type="float">
            <text:p>11.14</text:p>
          </table:table-cell>
          <table:table-cell office:value-type="float" office:value="48808" calcext:value-type="float">
            <text:p>48808</text:p>
          </table:table-cell>
          <table:table-cell office:value-type="float" office:value="5418450" calcext:value-type="float">
            <text:p>5418450</text:p>
          </table:table-cell>
          <table:table-cell office:value-type="float" office:value="16.22667" calcext:value-type="float">
            <text:p>16.22667</text:p>
          </table:table-cell>
          <table:table-cell office:value-type="float" office:value="16.24" calcext:value-type="float">
            <text:p>16.24</text:p>
          </table:table-cell>
          <table:table-cell office:value-type="float" office:value="19692" calcext:value-type="float">
            <text:p>19692</text:p>
          </table:table-cell>
          <table:table-cell office:value-type="float" office:value="5418450" calcext:value-type="float">
            <text:p>5418450</text:p>
          </table:table-cell>
          <table:table-cell table:formula="of:=[Sheet1.E265]-[Sheet1.I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-s451986827c1701716.ukp</text:p>
          </table:table-cell>
          <table:table-cell office:value-type="float" office:value="2.04817" calcext:value-type="float">
            <text:p>2.04817</text:p>
          </table:table-cell>
          <table:table-cell office:value-type="float" office:value="2.11" calcext:value-type="float">
            <text:p>2.11</text:p>
          </table:table-cell>
          <table:table-cell office:value-type="float" office:value="45760" calcext:value-type="float">
            <text:p>45760</text:p>
          </table:table-cell>
          <table:table-cell office:value-type="float" office:value="2192650" calcext:value-type="float">
            <text:p>2192650</text:p>
          </table:table-cell>
          <table:table-cell office:value-type="float" office:value="16.24333" calcext:value-type="float">
            <text:p>16.24333</text:p>
          </table:table-cell>
          <table:table-cell office:value-type="float" office:value="16.25" calcext:value-type="float">
            <text:p>16.25</text:p>
          </table:table-cell>
          <table:table-cell office:value-type="float" office:value="16596" calcext:value-type="float">
            <text:p>16596</text:p>
          </table:table-cell>
          <table:table-cell office:value-type="float" office:value="2192650" calcext:value-type="float">
            <text:p>2192650</text:p>
          </table:table-cell>
          <table:table-cell table:formula="of:=[Sheet1.E266]-[Sheet1.I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9-s785559520c1891422.ukp</text:p>
          </table:table-cell>
          <table:table-cell office:value-type="float" office:value="7.47639" calcext:value-type="float">
            <text:p>7.47639</text:p>
          </table:table-cell>
          <table:table-cell office:value-type="float" office:value="7.61" calcext:value-type="float">
            <text:p>7.61</text:p>
          </table:table-cell>
          <table:table-cell office:value-type="float" office:value="49592" calcext:value-type="float">
            <text:p>49592</text:p>
          </table:table-cell>
          <table:table-cell office:value-type="float" office:value="5744147" calcext:value-type="float">
            <text:p>5744147</text:p>
          </table:table-cell>
          <table:table-cell office:value-type="float" office:value="16.59333" calcext:value-type="float">
            <text:p>16.59333</text:p>
          </table:table-cell>
          <table:table-cell office:value-type="float" office:value="16.63" calcext:value-type="float">
            <text:p>16.63</text:p>
          </table:table-cell>
          <table:table-cell office:value-type="float" office:value="20356" calcext:value-type="float">
            <text:p>20356</text:p>
          </table:table-cell>
          <table:table-cell office:value-type="float" office:value="5744147" calcext:value-type="float">
            <text:p>5744147</text:p>
          </table:table-cell>
          <table:table-cell table:formula="of:=[Sheet1.E267]-[Sheet1.I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4-s359051238c1907077.ukp</text:p>
          </table:table-cell>
          <table:table-cell office:value-type="float" office:value="7.28157" calcext:value-type="float">
            <text:p>7.28157</text:p>
          </table:table-cell>
          <table:table-cell office:value-type="float" office:value="7.39" calcext:value-type="float">
            <text:p>7.39</text:p>
          </table:table-cell>
          <table:table-cell office:value-type="float" office:value="49792" calcext:value-type="float">
            <text:p>49792</text:p>
          </table:table-cell>
          <table:table-cell office:value-type="float" office:value="5811271" calcext:value-type="float">
            <text:p>5811271</text:p>
          </table:table-cell>
          <table:table-cell table:number-columns-repeated="2" office:value-type="float" office:value="16.74" calcext:value-type="float">
            <text:p>16.74</text:p>
          </table:table-cell>
          <table:table-cell office:value-type="float" office:value="20860" calcext:value-type="float">
            <text:p>20860</text:p>
          </table:table-cell>
          <table:table-cell office:value-type="float" office:value="5811271" calcext:value-type="float">
            <text:p>5811271</text:p>
          </table:table-cell>
          <table:table-cell table:formula="of:=[Sheet1.E268]-[Sheet1.I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0-s245781550c1679740.ukp</text:p>
          </table:table-cell>
          <table:table-cell office:value-type="float" office:value="1.93558" calcext:value-type="float">
            <text:p>1.93558</text:p>
          </table:table-cell>
          <table:table-cell office:value-type="float" office:value="1.99" calcext:value-type="float">
            <text:p>1.99</text:p>
          </table:table-cell>
          <table:table-cell office:value-type="float" office:value="45108" calcext:value-type="float">
            <text:p>45108</text:p>
          </table:table-cell>
          <table:table-cell office:value-type="float" office:value="2147140" calcext:value-type="float">
            <text:p>2147140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9032" calcext:value-type="float">
            <text:p>19032</text:p>
          </table:table-cell>
          <table:table-cell office:value-type="float" office:value="2147140" calcext:value-type="float">
            <text:p>2147140</text:p>
          </table:table-cell>
          <table:table-cell table:formula="of:=[Sheet1.E269]-[Sheet1.I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6-s100860099c1025550.ukp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1.34" calcext:value-type="float">
            <text:p>1.34</text:p>
          </table:table-cell>
          <table:table-cell office:value-type="float" office:value="35076" calcext:value-type="float">
            <text:p>35076</text:p>
          </table:table-cell>
          <table:table-cell office:value-type="float" office:value="1309376" calcext:value-type="float">
            <text:p>1309376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6004" calcext:value-type="float">
            <text:p>16004</text:p>
          </table:table-cell>
          <table:table-cell office:value-type="float" office:value="1309376" calcext:value-type="float">
            <text:p>1309376</text:p>
          </table:table-cell>
          <table:table-cell table:formula="of:=[Sheet1.E270]-[Sheet1.I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0-s467683630c1469451.ukp</text:p>
          </table:table-cell>
          <table:table-cell office:value-type="float" office:value="1.20759" calcext:value-type="float">
            <text:p>1.20759</text:p>
          </table:table-cell>
          <table:table-cell office:value-type="float" office:value="1.26" calcext:value-type="float">
            <text:p>1.26</text:p>
          </table:table-cell>
          <table:table-cell office:value-type="float" office:value="41844" calcext:value-type="float">
            <text:p>41844</text:p>
          </table:table-cell>
          <table:table-cell office:value-type="float" office:value="1897116" calcext:value-type="float">
            <text:p>1897116</text:p>
          </table:table-cell>
          <table:table-cell office:value-type="float" office:value="17.00333" calcext:value-type="float">
            <text:p>17.00333</text:p>
          </table:table-cell>
          <table:table-cell office:value-type="float" office:value="17" calcext:value-type="float">
            <text:p>17</text:p>
          </table:table-cell>
          <table:table-cell office:value-type="float" office:value="19524" calcext:value-type="float">
            <text:p>19524</text:p>
          </table:table-cell>
          <table:table-cell office:value-type="float" office:value="1897116" calcext:value-type="float">
            <text:p>1897116</text:p>
          </table:table-cell>
          <table:table-cell table:formula="of:=[Sheet1.E271]-[Sheet1.I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-s135458708c1496815.ukp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2.36" calcext:value-type="float">
            <text:p>2.36</text:p>
          </table:table-cell>
          <table:table-cell office:value-type="float" office:value="43004" calcext:value-type="float">
            <text:p>43004</text:p>
          </table:table-cell>
          <table:table-cell office:value-type="float" office:value="1885232" calcext:value-type="float">
            <text:p>1885232</text:p>
          </table:table-cell>
          <table:table-cell office:value-type="float" office:value="17.19666" calcext:value-type="float">
            <text:p>17.19666</text:p>
          </table:table-cell>
          <table:table-cell office:value-type="float" office:value="17.21" calcext:value-type="float">
            <text:p>17.21</text:p>
          </table:table-cell>
          <table:table-cell office:value-type="float" office:value="17608" calcext:value-type="float">
            <text:p>17608</text:p>
          </table:table-cell>
          <table:table-cell office:value-type="float" office:value="1885232" calcext:value-type="float">
            <text:p>1885232</text:p>
          </table:table-cell>
          <table:table-cell table:formula="of:=[Sheet1.E272]-[Sheet1.I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4-s512463211c1837476.ukp</text:p>
          </table:table-cell>
          <table:table-cell office:value-type="float" office:value="9.46053" calcext:value-type="float">
            <text:p>9.46053</text:p>
          </table:table-cell>
          <table:table-cell office:value-type="float" office:value="9.74" calcext:value-type="float">
            <text:p>9.74</text:p>
          </table:table-cell>
          <table:table-cell office:value-type="float" office:value="49492" calcext:value-type="float">
            <text:p>49492</text:p>
          </table:table-cell>
          <table:table-cell office:value-type="float" office:value="5544940" calcext:value-type="float">
            <text:p>554494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29" calcext:value-type="float">
            <text:p>17.29</text:p>
          </table:table-cell>
          <table:table-cell office:value-type="float" office:value="19984" calcext:value-type="float">
            <text:p>19984</text:p>
          </table:table-cell>
          <table:table-cell office:value-type="float" office:value="5544940" calcext:value-type="float">
            <text:p>5544940</text:p>
          </table:table-cell>
          <table:table-cell table:formula="of:=[Sheet1.E273]-[Sheet1.I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-s273864349c1072686.ukp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1.79" calcext:value-type="float">
            <text:p>1.79</text:p>
          </table:table-cell>
          <table:table-cell office:value-type="float" office:value="36280" calcext:value-type="float">
            <text:p>36280</text:p>
          </table:table-cell>
          <table:table-cell office:value-type="float" office:value="1346014" calcext:value-type="float">
            <text:p>1346014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6" calcext:value-type="float">
            <text:p>17.36</text:p>
          </table:table-cell>
          <table:table-cell office:value-type="float" office:value="17372" calcext:value-type="float">
            <text:p>17372</text:p>
          </table:table-cell>
          <table:table-cell office:value-type="float" office:value="1346014" calcext:value-type="float">
            <text:p>1346014</text:p>
          </table:table-cell>
          <table:table-cell table:formula="of:=[Sheet1.E274]-[Sheet1.I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6-s925211847c1466824.ukp</text:p>
          </table:table-cell>
          <table:table-cell office:value-type="float" office:value="1.21425" calcext:value-type="float">
            <text:p>1.21425</text:p>
          </table:table-cell>
          <table:table-cell office:value-type="float" office:value="1.26" calcext:value-type="float">
            <text:p>1.26</text:p>
          </table:table-cell>
          <table:table-cell office:value-type="float" office:value="42524" calcext:value-type="float">
            <text:p>42524</text:p>
          </table:table-cell>
          <table:table-cell office:value-type="float" office:value="1840731" calcext:value-type="float">
            <text:p>1840731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7" calcext:value-type="float">
            <text:p>17.37</text:p>
          </table:table-cell>
          <table:table-cell office:value-type="float" office:value="16124" calcext:value-type="float">
            <text:p>16124</text:p>
          </table:table-cell>
          <table:table-cell office:value-type="float" office:value="1840731" calcext:value-type="float">
            <text:p>1840731</text:p>
          </table:table-cell>
          <table:table-cell table:formula="of:=[Sheet1.E275]-[Sheet1.I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5-s152642710c1432123.ukp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29" calcext:value-type="float">
            <text:p>1.29</text:p>
          </table:table-cell>
          <table:table-cell office:value-type="float" office:value="41876" calcext:value-type="float">
            <text:p>41876</text:p>
          </table:table-cell>
          <table:table-cell office:value-type="float" office:value="1807778" calcext:value-type="float">
            <text:p>1807778</text:p>
          </table:table-cell>
          <table:table-cell office:value-type="float" office:value="17.38666" calcext:value-type="float">
            <text:p>17.38666</text:p>
          </table:table-cell>
          <table:table-cell office:value-type="float" office:value="17.39" calcext:value-type="float">
            <text:p>17.39</text:p>
          </table:table-cell>
          <table:table-cell office:value-type="float" office:value="18644" calcext:value-type="float">
            <text:p>18644</text:p>
          </table:table-cell>
          <table:table-cell office:value-type="float" office:value="1807778" calcext:value-type="float">
            <text:p>1807778</text:p>
          </table:table-cell>
          <table:table-cell table:formula="of:=[Sheet1.E276]-[Sheet1.I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9-s586663876c1257334.ukp</text:p>
          </table:table-cell>
          <table:table-cell office:value-type="float" office:value="1.68996" calcext:value-type="float">
            <text:p>1.68996</text:p>
          </table:table-cell>
          <table:table-cell office:value-type="float" office:value="1.74" calcext:value-type="float">
            <text:p>1.74</text:p>
          </table:table-cell>
          <table:table-cell office:value-type="float" office:value="38616" calcext:value-type="float">
            <text:p>38616</text:p>
          </table:table-cell>
          <table:table-cell office:value-type="float" office:value="1602428" calcext:value-type="float">
            <text:p>1602428</text:p>
          </table:table-cell>
          <table:table-cell office:value-type="float" office:value="17.44333" calcext:value-type="float">
            <text:p>17.44333</text:p>
          </table:table-cell>
          <table:table-cell office:value-type="float" office:value="17.44" calcext:value-type="float">
            <text:p>17.44</text:p>
          </table:table-cell>
          <table:table-cell office:value-type="float" office:value="18832" calcext:value-type="float">
            <text:p>18832</text:p>
          </table:table-cell>
          <table:table-cell office:value-type="float" office:value="1602428" calcext:value-type="float">
            <text:p>1602428</text:p>
          </table:table-cell>
          <table:table-cell table:formula="of:=[Sheet1.E277]-[Sheet1.I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9-s16986492c1508722.ukp</text:p>
          </table:table-cell>
          <table:table-cell office:value-type="float" office:value="1.20866" calcext:value-type="float">
            <text:p>1.20866</text:p>
          </table:table-cell>
          <table:table-cell office:value-type="float" office:value="1.25" calcext:value-type="float">
            <text:p>1.25</text:p>
          </table:table-cell>
          <table:table-cell office:value-type="float" office:value="43048" calcext:value-type="float">
            <text:p>43048</text:p>
          </table:table-cell>
          <table:table-cell office:value-type="float" office:value="1899727" calcext:value-type="float">
            <text:p>1899727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office:value-type="float" office:value="17616" calcext:value-type="float">
            <text:p>17616</text:p>
          </table:table-cell>
          <table:table-cell office:value-type="float" office:value="1899727" calcext:value-type="float">
            <text:p>1899727</text:p>
          </table:table-cell>
          <table:table-cell table:formula="of:=[Sheet1.E278]-[Sheet1.I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2-s637657677c1926700.ukp</text:p>
          </table:table-cell>
          <table:table-cell office:value-type="float" office:value="7.74007" calcext:value-type="float">
            <text:p>7.74007</text:p>
          </table:table-cell>
          <table:table-cell office:value-type="float" office:value="7.86" calcext:value-type="float">
            <text:p>7.86</text:p>
          </table:table-cell>
          <table:table-cell office:value-type="float" office:value="50120" calcext:value-type="float">
            <text:p>50120</text:p>
          </table:table-cell>
          <table:table-cell office:value-type="float" office:value="5862027" calcext:value-type="float">
            <text:p>5862027</text:p>
          </table:table-cell>
          <table:table-cell office:value-type="float" office:value="17.59333" calcext:value-type="float">
            <text:p>17.59333</text:p>
          </table:table-cell>
          <table:table-cell office:value-type="float" office:value="17.61" calcext:value-type="float">
            <text:p>17.61</text:p>
          </table:table-cell>
          <table:table-cell office:value-type="float" office:value="19992" calcext:value-type="float">
            <text:p>19992</text:p>
          </table:table-cell>
          <table:table-cell office:value-type="float" office:value="5862027" calcext:value-type="float">
            <text:p>5862027</text:p>
          </table:table-cell>
          <table:table-cell table:formula="of:=[Sheet1.E279]-[Sheet1.I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8-s678444546c1220760.ukp</text:p>
          </table:table-cell>
          <table:table-cell office:value-type="float" office:value="1.48688" calcext:value-type="float">
            <text:p>1.48688</text:p>
          </table:table-cell>
          <table:table-cell office:value-type="float" office:value="1.54" calcext:value-type="float">
            <text:p>1.54</text:p>
          </table:table-cell>
          <table:table-cell office:value-type="float" office:value="38448" calcext:value-type="float">
            <text:p>38448</text:p>
          </table:table-cell>
          <table:table-cell office:value-type="float" office:value="1536188" calcext:value-type="float">
            <text:p>1536188</text:p>
          </table:table-cell>
          <table:table-cell office:value-type="float" office:value="17.78666" calcext:value-type="float">
            <text:p>17.78666</text:p>
          </table:table-cell>
          <table:table-cell office:value-type="float" office:value="17.78" calcext:value-type="float">
            <text:p>17.78</text:p>
          </table:table-cell>
          <table:table-cell office:value-type="float" office:value="19024" calcext:value-type="float">
            <text:p>19024</text:p>
          </table:table-cell>
          <table:table-cell office:value-type="float" office:value="1536188" calcext:value-type="float">
            <text:p>1536188</text:p>
          </table:table-cell>
          <table:table-cell table:formula="of:=[Sheet1.E280]-[Sheet1.I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9-s916911562c1456112.ukp</text:p>
          </table:table-cell>
          <table:table-cell office:value-type="float" office:value="1.65672" calcext:value-type="float">
            <text:p>1.65672</text:p>
          </table:table-cell>
          <table:table-cell office:value-type="float" office:value="1.7" calcext:value-type="float">
            <text:p>1.7</text:p>
          </table:table-cell>
          <table:table-cell office:value-type="float" office:value="41700" calcext:value-type="float">
            <text:p>41700</text:p>
          </table:table-cell>
          <table:table-cell office:value-type="float" office:value="1866033" calcext:value-type="float">
            <text:p>1866033</text:p>
          </table:table-cell>
          <table:table-cell office:value-type="float" office:value="17.86666" calcext:value-type="float">
            <text:p>17.86666</text:p>
          </table:table-cell>
          <table:table-cell office:value-type="float" office:value="17.86" calcext:value-type="float">
            <text:p>17.86</text:p>
          </table:table-cell>
          <table:table-cell office:value-type="float" office:value="18720" calcext:value-type="float">
            <text:p>18720</text:p>
          </table:table-cell>
          <table:table-cell office:value-type="float" office:value="1866033" calcext:value-type="float">
            <text:p>1866033</text:p>
          </table:table-cell>
          <table:table-cell table:formula="of:=[Sheet1.E281]-[Sheet1.I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5-s802259763c1923117.ukp</text:p>
          </table:table-cell>
          <table:table-cell office:value-type="float" office:value="11.7807" calcext:value-type="float">
            <text:p>11.7807</text:p>
          </table:table-cell>
          <table:table-cell office:value-type="float" office:value="11.97" calcext:value-type="float">
            <text:p>11.97</text:p>
          </table:table-cell>
          <table:table-cell office:value-type="float" office:value="50056" calcext:value-type="float">
            <text:p>50056</text:p>
          </table:table-cell>
          <table:table-cell office:value-type="float" office:value="5818276" calcext:value-type="float">
            <text:p>5818276</text:p>
          </table:table-cell>
          <table:table-cell office:value-type="float" office:value="17.87333" calcext:value-type="float">
            <text:p>17.87333</text:p>
          </table:table-cell>
          <table:table-cell office:value-type="float" office:value="17.88" calcext:value-type="float">
            <text:p>17.88</text:p>
          </table:table-cell>
          <table:table-cell office:value-type="float" office:value="19640" calcext:value-type="float">
            <text:p>19640</text:p>
          </table:table-cell>
          <table:table-cell office:value-type="float" office:value="5818276" calcext:value-type="float">
            <text:p>5818276</text:p>
          </table:table-cell>
          <table:table-cell table:formula="of:=[Sheet1.E282]-[Sheet1.I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3-s653138835c1887143.ukp</text:p>
          </table:table-cell>
          <table:table-cell office:value-type="float" office:value="6.85194" calcext:value-type="float">
            <text:p>6.85194</text:p>
          </table:table-cell>
          <table:table-cell office:value-type="float" office:value="6.98" calcext:value-type="float">
            <text:p>6.98</text:p>
          </table:table-cell>
          <table:table-cell office:value-type="float" office:value="49476" calcext:value-type="float">
            <text:p>49476</text:p>
          </table:table-cell>
          <table:table-cell office:value-type="float" office:value="5721480" calcext:value-type="float">
            <text:p>5721480</text:p>
          </table:table-cell>
          <table:table-cell office:value-type="float" office:value="17.98333" calcext:value-type="float">
            <text:p>17.98333</text:p>
          </table:table-cell>
          <table:table-cell office:value-type="float" office:value="18" calcext:value-type="float">
            <text:p>18</text:p>
          </table:table-cell>
          <table:table-cell office:value-type="float" office:value="22736" calcext:value-type="float">
            <text:p>22736</text:p>
          </table:table-cell>
          <table:table-cell office:value-type="float" office:value="5721480" calcext:value-type="float">
            <text:p>5721480</text:p>
          </table:table-cell>
          <table:table-cell table:formula="of:=[Sheet1.E283]-[Sheet1.I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8-s948885877c1796611.ukp</text:p>
          </table:table-cell>
          <table:table-cell office:value-type="float" office:value="1.67636" calcext:value-type="float">
            <text:p>1.67636</text:p>
          </table:table-cell>
          <table:table-cell office:value-type="float" office:value="1.72" calcext:value-type="float">
            <text:p>1.72</text:p>
          </table:table-cell>
          <table:table-cell office:value-type="float" office:value="46988" calcext:value-type="float">
            <text:p>46988</text:p>
          </table:table-cell>
          <table:table-cell office:value-type="float" office:value="2291302" calcext:value-type="float">
            <text:p>2291302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18.42" calcext:value-type="float">
            <text:p>18.42</text:p>
          </table:table-cell>
          <table:table-cell office:value-type="float" office:value="18400" calcext:value-type="float">
            <text:p>18400</text:p>
          </table:table-cell>
          <table:table-cell office:value-type="float" office:value="2291302" calcext:value-type="float">
            <text:p>2291302</text:p>
          </table:table-cell>
          <table:table-cell table:formula="of:=[Sheet1.E284]-[Sheet1.I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9-s676563793c1579695.ukp</text:p>
          </table:table-cell>
          <table:table-cell office:value-type="float" office:value="1.34319" calcext:value-type="float">
            <text:p>1.34319</text:p>
          </table:table-cell>
          <table:table-cell office:value-type="float" office:value="1.39" calcext:value-type="float">
            <text:p>1.39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238" calcext:value-type="float">
            <text:p>2024238</text:p>
          </table:table-cell>
          <table:table-cell office:value-type="float" office:value="18.59666" calcext:value-type="float">
            <text:p>18.59666</text:p>
          </table:table-cell>
          <table:table-cell office:value-type="float" office:value="18.59" calcext:value-type="float">
            <text:p>18.59</text:p>
          </table:table-cell>
          <table:table-cell office:value-type="float" office:value="18676" calcext:value-type="float">
            <text:p>18676</text:p>
          </table:table-cell>
          <table:table-cell office:value-type="float" office:value="2024238" calcext:value-type="float">
            <text:p>2024238</text:p>
          </table:table-cell>
          <table:table-cell table:formula="of:=[Sheet1.E285]-[Sheet1.I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-s364656855c1284166.ukp</text:p>
          </table:table-cell>
          <table:table-cell office:value-type="float" office:value="1.35802" calcext:value-type="float">
            <text:p>1.35802</text:p>
          </table:table-cell>
          <table:table-cell office:value-type="float" office:value="1.4" calcext:value-type="float">
            <text:p>1.4</text:p>
          </table:table-cell>
          <table:table-cell office:value-type="float" office:value="39516" calcext:value-type="float">
            <text:p>39516</text:p>
          </table:table-cell>
          <table:table-cell office:value-type="float" office:value="1603691" calcext:value-type="float">
            <text:p>1603691</text:p>
          </table:table-cell>
          <table:table-cell office:value-type="float" office:value="18.60333" calcext:value-type="float">
            <text:p>18.60333</text:p>
          </table:table-cell>
          <table:table-cell office:value-type="float" office:value="18.6" calcext:value-type="float">
            <text:p>18.6</text:p>
          </table:table-cell>
          <table:table-cell office:value-type="float" office:value="18972" calcext:value-type="float">
            <text:p>18972</text:p>
          </table:table-cell>
          <table:table-cell office:value-type="float" office:value="1603691" calcext:value-type="float">
            <text:p>1603691</text:p>
          </table:table-cell>
          <table:table-cell table:formula="of:=[Sheet1.E286]-[Sheet1.I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9-s956890340c1333249.ukp</text:p>
          </table:table-cell>
          <table:table-cell office:value-type="float" office:value="1.61077" calcext:value-type="float">
            <text:p>1.61077</text:p>
          </table:table-cell>
          <table:table-cell office:value-type="float" office:value="1.66" calcext:value-type="float">
            <text:p>1.66</text:p>
          </table:table-cell>
          <table:table-cell office:value-type="float" office:value="40288" calcext:value-type="float">
            <text:p>40288</text:p>
          </table:table-cell>
          <table:table-cell office:value-type="float" office:value="1673351" calcext:value-type="float">
            <text:p>1673351</text:p>
          </table:table-cell>
          <table:table-cell office:value-type="float" office:value="18.92666" calcext:value-type="float">
            <text:p>18.92666</text:p>
          </table:table-cell>
          <table:table-cell office:value-type="float" office:value="18.95" calcext:value-type="float">
            <text:p>18.95</text:p>
          </table:table-cell>
          <table:table-cell office:value-type="float" office:value="17472" calcext:value-type="float">
            <text:p>17472</text:p>
          </table:table-cell>
          <table:table-cell office:value-type="float" office:value="1673351" calcext:value-type="float">
            <text:p>1673351</text:p>
          </table:table-cell>
          <table:table-cell table:formula="of:=[Sheet1.E287]-[Sheet1.I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3-s47721841c1608868.ukp</text:p>
          </table:table-cell>
          <table:table-cell office:value-type="float" office:value="1.03123" calcext:value-type="float">
            <text:p>1.03123</text:p>
          </table:table-cell>
          <table:table-cell office:value-type="float" office:value="1.08" calcext:value-type="float">
            <text:p>1.08</text:p>
          </table:table-cell>
          <table:table-cell office:value-type="float" office:value="44024" calcext:value-type="float">
            <text:p>44024</text:p>
          </table:table-cell>
          <table:table-cell office:value-type="float" office:value="2052136" calcext:value-type="float">
            <text:p>2052136</text:p>
          </table:table-cell>
          <table:table-cell office:value-type="float" office:value="19.02333" calcext:value-type="float">
            <text:p>19.02333</text:p>
          </table:table-cell>
          <table:table-cell office:value-type="float" office:value="19.01" calcext:value-type="float">
            <text:p>19.01</text:p>
          </table:table-cell>
          <table:table-cell office:value-type="float" office:value="20108" calcext:value-type="float">
            <text:p>20108</text:p>
          </table:table-cell>
          <table:table-cell office:value-type="float" office:value="2052136" calcext:value-type="float">
            <text:p>2052136</text:p>
          </table:table-cell>
          <table:table-cell table:formula="of:=[Sheet1.E288]-[Sheet1.I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3-s898011697c1527832.ukp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1.19" calcext:value-type="float">
            <text:p>1.19</text:p>
          </table:table-cell>
          <table:table-cell office:value-type="float" office:value="43448" calcext:value-type="float">
            <text:p>43448</text:p>
          </table:table-cell>
          <table:table-cell office:value-type="float" office:value="1912276" calcext:value-type="float">
            <text:p>1912276</text:p>
          </table:table-cell>
          <table:table-cell office:value-type="float" office:value="19.20333" calcext:value-type="float">
            <text:p>19.20333</text:p>
          </table:table-cell>
          <table:table-cell office:value-type="float" office:value="19.2" calcext:value-type="float">
            <text:p>19.2</text:p>
          </table:table-cell>
          <table:table-cell office:value-type="float" office:value="17436" calcext:value-type="float">
            <text:p>17436</text:p>
          </table:table-cell>
          <table:table-cell office:value-type="float" office:value="1912276" calcext:value-type="float">
            <text:p>1912276</text:p>
          </table:table-cell>
          <table:table-cell table:formula="of:=[Sheet1.E289]-[Sheet1.I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4-s345851317c1186038.ukp</text:p>
          </table:table-cell>
          <table:table-cell office:value-type="float" office:value="1.16756" calcext:value-type="float">
            <text:p>1.16756</text:p>
          </table:table-cell>
          <table:table-cell office:value-type="float" office:value="1.21" calcext:value-type="float">
            <text:p>1.21</text:p>
          </table:table-cell>
          <table:table-cell office:value-type="float" office:value="37920" calcext:value-type="float">
            <text:p>37920</text:p>
          </table:table-cell>
          <table:table-cell office:value-type="float" office:value="1481358" calcext:value-type="float">
            <text:p>1481358</text:p>
          </table:table-cell>
          <table:table-cell office:value-type="float" office:value="19.51666" calcext:value-type="float">
            <text:p>19.51666</text:p>
          </table:table-cell>
          <table:table-cell office:value-type="float" office:value="19.51" calcext:value-type="float">
            <text:p>19.51</text:p>
          </table:table-cell>
          <table:table-cell office:value-type="float" office:value="17544" calcext:value-type="float">
            <text:p>17544</text:p>
          </table:table-cell>
          <table:table-cell office:value-type="float" office:value="1481358" calcext:value-type="float">
            <text:p>1481358</text:p>
          </table:table-cell>
          <table:table-cell table:formula="of:=[Sheet1.E290]-[Sheet1.I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5-s11371460c1605504.ukp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1.29" calcext:value-type="float">
            <text:p>1.29</text:p>
          </table:table-cell>
          <table:table-cell office:value-type="float" office:value="43872" calcext:value-type="float">
            <text:p>43872</text:p>
          </table:table-cell>
          <table:table-cell office:value-type="float" office:value="2048697" calcext:value-type="float">
            <text:p>2048697</text:p>
          </table:table-cell>
          <table:table-cell office:value-type="float" office:value="19.56666" calcext:value-type="float">
            <text:p>19.56666</text:p>
          </table:table-cell>
          <table:table-cell office:value-type="float" office:value="19.58" calcext:value-type="float">
            <text:p>19.58</text:p>
          </table:table-cell>
          <table:table-cell office:value-type="float" office:value="19956" calcext:value-type="float">
            <text:p>19956</text:p>
          </table:table-cell>
          <table:table-cell office:value-type="float" office:value="2048697" calcext:value-type="float">
            <text:p>2048697</text:p>
          </table:table-cell>
          <table:table-cell table:formula="of:=[Sheet1.E291]-[Sheet1.I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5-s664964299c1881901.ukp</text:p>
          </table:table-cell>
          <table:table-cell office:value-type="float" office:value="8.55333" calcext:value-type="float">
            <text:p>8.55333</text:p>
          </table:table-cell>
          <table:table-cell office:value-type="float" office:value="8.71" calcext:value-type="float">
            <text:p>8.71</text:p>
          </table:table-cell>
          <table:table-cell office:value-type="float" office:value="49728" calcext:value-type="float">
            <text:p>49728</text:p>
          </table:table-cell>
          <table:table-cell office:value-type="float" office:value="5706878" calcext:value-type="float">
            <text:p>5706878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7" calcext:value-type="float">
            <text:p>19.7</text:p>
          </table:table-cell>
          <table:table-cell office:value-type="float" office:value="23624" calcext:value-type="float">
            <text:p>23624</text:p>
          </table:table-cell>
          <table:table-cell office:value-type="float" office:value="5706878" calcext:value-type="float">
            <text:p>5706878</text:p>
          </table:table-cell>
          <table:table-cell table:formula="of:=[Sheet1.E292]-[Sheet1.I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1-s586185750c1382914.ukp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1.35" calcext:value-type="float">
            <text:p>1.35</text:p>
          </table:table-cell>
          <table:table-cell office:value-type="float" office:value="41012" calcext:value-type="float">
            <text:p>41012</text:p>
          </table:table-cell>
          <table:table-cell office:value-type="float" office:value="1732348" calcext:value-type="float">
            <text:p>1732348</text:p>
          </table:table-cell>
          <table:table-cell office:value-type="float" office:value="19.72333" calcext:value-type="float">
            <text:p>19.72333</text:p>
          </table:table-cell>
          <table:table-cell office:value-type="float" office:value="19.72" calcext:value-type="float">
            <text:p>19.72</text:p>
          </table:table-cell>
          <table:table-cell office:value-type="float" office:value="18932" calcext:value-type="float">
            <text:p>18932</text:p>
          </table:table-cell>
          <table:table-cell office:value-type="float" office:value="1732348" calcext:value-type="float">
            <text:p>1732348</text:p>
          </table:table-cell>
          <table:table-cell table:formula="of:=[Sheet1.E293]-[Sheet1.I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8-s752268543c1404939.ukp</text:p>
          </table:table-cell>
          <table:table-cell office:value-type="float" office:value="1.2744" calcext:value-type="float">
            <text:p>1.2744</text:p>
          </table:table-cell>
          <table:table-cell office:value-type="float" office:value="1.32" calcext:value-type="float">
            <text:p>1.32</text:p>
          </table:table-cell>
          <table:table-cell office:value-type="float" office:value="40964" calcext:value-type="float">
            <text:p>40964</text:p>
          </table:table-cell>
          <table:table-cell office:value-type="float" office:value="1796545" calcext:value-type="float">
            <text:p>1796545</text:p>
          </table:table-cell>
          <table:table-cell office:value-type="float" office:value="19.72666" calcext:value-type="float">
            <text:p>19.72666</text:p>
          </table:table-cell>
          <table:table-cell office:value-type="float" office:value="19.72" calcext:value-type="float">
            <text:p>19.72</text:p>
          </table:table-cell>
          <table:table-cell office:value-type="float" office:value="20980" calcext:value-type="float">
            <text:p>20980</text:p>
          </table:table-cell>
          <table:table-cell office:value-type="float" office:value="1796545" calcext:value-type="float">
            <text:p>1796545</text:p>
          </table:table-cell>
          <table:table-cell table:formula="of:=[Sheet1.E294]-[Sheet1.I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9-s543190476c1453442.ukp</text:p>
          </table:table-cell>
          <table:table-cell office:value-type="float" office:value="1.46896" calcext:value-type="float">
            <text:p>1.46896</text:p>
          </table:table-cell>
          <table:table-cell office:value-type="float" office:value="1.51" calcext:value-type="float">
            <text:p>1.51</text:p>
          </table:table-cell>
          <table:table-cell office:value-type="float" office:value="41648" calcext:value-type="float">
            <text:p>41648</text:p>
          </table:table-cell>
          <table:table-cell office:value-type="float" office:value="1860603" calcext:value-type="float">
            <text:p>1860603</text:p>
          </table:table-cell>
          <table:table-cell table:number-columns-repeated="2" office:value-type="float" office:value="19.73" calcext:value-type="float">
            <text:p>19.73</text:p>
          </table:table-cell>
          <table:table-cell office:value-type="float" office:value="19652" calcext:value-type="float">
            <text:p>19652</text:p>
          </table:table-cell>
          <table:table-cell office:value-type="float" office:value="1860603" calcext:value-type="float">
            <text:p>1860603</text:p>
          </table:table-cell>
          <table:table-cell table:formula="of:=[Sheet1.E295]-[Sheet1.I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1-s586185750c1925039.ukp</text:p>
          </table:table-cell>
          <table:table-cell office:value-type="float" office:value="9.26212" calcext:value-type="float">
            <text:p>9.26212</text:p>
          </table:table-cell>
          <table:table-cell office:value-type="float" office:value="9.46" calcext:value-type="float">
            <text:p>9.46</text:p>
          </table:table-cell>
          <table:table-cell office:value-type="float" office:value="50228" calcext:value-type="float">
            <text:p>50228</text:p>
          </table:table-cell>
          <table:table-cell office:value-type="float" office:value="5844209" calcext:value-type="float">
            <text:p>5844209</text:p>
          </table:table-cell>
          <table:table-cell office:value-type="float" office:value="19.73333" calcext:value-type="float">
            <text:p>19.73333</text:p>
          </table:table-cell>
          <table:table-cell office:value-type="float" office:value="19.74" calcext:value-type="float">
            <text:p>19.74</text:p>
          </table:table-cell>
          <table:table-cell office:value-type="float" office:value="20344" calcext:value-type="float">
            <text:p>20344</text:p>
          </table:table-cell>
          <table:table-cell office:value-type="float" office:value="5844209" calcext:value-type="float">
            <text:p>5844209</text:p>
          </table:table-cell>
          <table:table-cell table:formula="of:=[Sheet1.E296]-[Sheet1.I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6-s760619917c1456916.ukp</text:p>
          </table:table-cell>
          <table:table-cell office:value-type="float" office:value="1.55405" calcext:value-type="float">
            <text:p>1.55405</text:p>
          </table:table-cell>
          <table:table-cell office:value-type="float" office:value="1.6" calcext:value-type="float">
            <text:p>1.6</text:p>
          </table:table-cell>
          <table:table-cell office:value-type="float" office:value="41760" calcext:value-type="float">
            <text:p>41760</text:p>
          </table:table-cell>
          <table:table-cell office:value-type="float" office:value="1874101" calcext:value-type="float">
            <text:p>1874101</text:p>
          </table:table-cell>
          <table:table-cell office:value-type="float" office:value="19.92666" calcext:value-type="float">
            <text:p>19.92666</text:p>
          </table:table-cell>
          <table:table-cell office:value-type="float" office:value="19.93" calcext:value-type="float">
            <text:p>19.93</text:p>
          </table:table-cell>
          <table:table-cell office:value-type="float" office:value="19228" calcext:value-type="float">
            <text:p>19228</text:p>
          </table:table-cell>
          <table:table-cell office:value-type="float" office:value="1874101" calcext:value-type="float">
            <text:p>1874101</text:p>
          </table:table-cell>
          <table:table-cell table:formula="of:=[Sheet1.E297]-[Sheet1.I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6-s100860099c1885004.ukp</text:p>
          </table:table-cell>
          <table:table-cell office:value-type="float" office:value="6.66988" calcext:value-type="float">
            <text:p>6.66988</text:p>
          </table:table-cell>
          <table:table-cell office:value-type="float" office:value="7.02" calcext:value-type="float">
            <text:p>7.02</text:p>
          </table:table-cell>
          <table:table-cell office:value-type="float" office:value="49792" calcext:value-type="float">
            <text:p>49792</text:p>
          </table:table-cell>
          <table:table-cell office:value-type="float" office:value="5704360" calcext:value-type="float">
            <text:p>5704360</text:p>
          </table:table-cell>
          <table:table-cell office:value-type="float" office:value="20.07333" calcext:value-type="float">
            <text:p>20.07333</text:p>
          </table:table-cell>
          <table:table-cell office:value-type="float" office:value="20.08" calcext:value-type="float">
            <text:p>20.08</text:p>
          </table:table-cell>
          <table:table-cell office:value-type="float" office:value="23832" calcext:value-type="float">
            <text:p>23832</text:p>
          </table:table-cell>
          <table:table-cell office:value-type="float" office:value="5704360" calcext:value-type="float">
            <text:p>5704360</text:p>
          </table:table-cell>
          <table:table-cell table:formula="of:=[Sheet1.E298]-[Sheet1.I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8-s115731280c1072056.ukp</text:p>
          </table:table-cell>
          <table:table-cell office:value-type="float" office:value="1.19299" calcext:value-type="float">
            <text:p>1.19299</text:p>
          </table:table-cell>
          <table:table-cell office:value-type="float" office:value="1.24" calcext:value-type="float">
            <text:p>1.24</text:p>
          </table:table-cell>
          <table:table-cell office:value-type="float" office:value="36024" calcext:value-type="float">
            <text:p>36024</text:p>
          </table:table-cell>
          <table:table-cell office:value-type="float" office:value="1345776" calcext:value-type="float">
            <text:p>1345776</text:p>
          </table:table-cell>
          <table:table-cell office:value-type="float" office:value="20.23333" calcext:value-type="float">
            <text:p>20.23333</text:p>
          </table:table-cell>
          <table:table-cell office:value-type="float" office:value="20.23" calcext:value-type="float">
            <text:p>20.23</text:p>
          </table:table-cell>
          <table:table-cell office:value-type="float" office:value="17716" calcext:value-type="float">
            <text:p>17716</text:p>
          </table:table-cell>
          <table:table-cell office:value-type="float" office:value="1345776" calcext:value-type="float">
            <text:p>1345776</text:p>
          </table:table-cell>
          <table:table-cell table:formula="of:=[Sheet1.E299]-[Sheet1.I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1-s918482572c1649912.ukp</text:p>
          </table:table-cell>
          <table:table-cell office:value-type="float" office:value="8.96245" calcext:value-type="float">
            <text:p>8.96245</text:p>
          </table:table-cell>
          <table:table-cell office:value-type="float" office:value="9.09" calcext:value-type="float">
            <text:p>9.09</text:p>
          </table:table-cell>
          <table:table-cell office:value-type="float" office:value="46136" calcext:value-type="float">
            <text:p>46136</text:p>
          </table:table-cell>
          <table:table-cell office:value-type="float" office:value="4978411" calcext:value-type="float">
            <text:p>4978411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4" calcext:value-type="float">
            <text:p>20.44</text:p>
          </table:table-cell>
          <table:table-cell office:value-type="float" office:value="17556" calcext:value-type="float">
            <text:p>17556</text:p>
          </table:table-cell>
          <table:table-cell office:value-type="float" office:value="4978411" calcext:value-type="float">
            <text:p>4978411</text:p>
          </table:table-cell>
          <table:table-cell table:formula="of:=[Sheet1.E300]-[Sheet1.I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8-s551593996c1838167.ukp</text:p>
          </table:table-cell>
          <table:table-cell office:value-type="float" office:value="10.7354" calcext:value-type="float">
            <text:p>10.7354</text:p>
          </table:table-cell>
          <table:table-cell office:value-type="float" office:value="11.02" calcext:value-type="float">
            <text:p>11.02</text:p>
          </table:table-cell>
          <table:table-cell office:value-type="float" office:value="49328" calcext:value-type="float">
            <text:p>49328</text:p>
          </table:table-cell>
          <table:table-cell office:value-type="float" office:value="5555969" calcext:value-type="float">
            <text:p>5555969</text:p>
          </table:table-cell>
          <table:table-cell office:value-type="float" office:value="20.46333" calcext:value-type="float">
            <text:p>20.46333</text:p>
          </table:table-cell>
          <table:table-cell office:value-type="float" office:value="20.47" calcext:value-type="float">
            <text:p>20.47</text:p>
          </table:table-cell>
          <table:table-cell office:value-type="float" office:value="21648" calcext:value-type="float">
            <text:p>21648</text:p>
          </table:table-cell>
          <table:table-cell office:value-type="float" office:value="5555969" calcext:value-type="float">
            <text:p>5555969</text:p>
          </table:table-cell>
          <table:table-cell table:formula="of:=[Sheet1.E301]-[Sheet1.I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2-s351421871c1784152.ukp</text:p>
          </table:table-cell>
          <table:table-cell office:value-type="float" office:value="8.4814" calcext:value-type="float">
            <text:p>8.4814</text:p>
          </table:table-cell>
          <table:table-cell office:value-type="float" office:value="8.6" calcext:value-type="float">
            <text:p>8.6</text:p>
          </table:table-cell>
          <table:table-cell office:value-type="float" office:value="48360" calcext:value-type="float">
            <text:p>48360</text:p>
          </table:table-cell>
          <table:table-cell office:value-type="float" office:value="5392356" calcext:value-type="float">
            <text:p>5392356</text:p>
          </table:table-cell>
          <table:table-cell office:value-type="float" office:value="20.49333" calcext:value-type="float">
            <text:p>20.49333</text:p>
          </table:table-cell>
          <table:table-cell office:value-type="float" office:value="20.5" calcext:value-type="float">
            <text:p>20.5</text:p>
          </table:table-cell>
          <table:table-cell office:value-type="float" office:value="19676" calcext:value-type="float">
            <text:p>19676</text:p>
          </table:table-cell>
          <table:table-cell office:value-type="float" office:value="5392356" calcext:value-type="float">
            <text:p>5392356</text:p>
          </table:table-cell>
          <table:table-cell table:formula="of:=[Sheet1.E302]-[Sheet1.I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8-s87557726c1558231.ukp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21" calcext:value-type="float">
            <text:p>1.21</text:p>
          </table:table-cell>
          <table:table-cell office:value-type="float" office:value="43340" calcext:value-type="float">
            <text:p>43340</text:p>
          </table:table-cell>
          <table:table-cell office:value-type="float" office:value="1991668" calcext:value-type="float">
            <text:p>1991668</text:p>
          </table:table-cell>
          <table:table-cell table:number-columns-repeated="2" office:value-type="float" office:value="20.57" calcext:value-type="float">
            <text:p>20.57</text:p>
          </table:table-cell>
          <table:table-cell office:value-type="float" office:value="21688" calcext:value-type="float">
            <text:p>21688</text:p>
          </table:table-cell>
          <table:table-cell office:value-type="float" office:value="1991668" calcext:value-type="float">
            <text:p>1991668</text:p>
          </table:table-cell>
          <table:table-cell table:formula="of:=[Sheet1.E303]-[Sheet1.I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9-s291809797c1601224.ukp</text:p>
          </table:table-cell>
          <table:table-cell office:value-type="float" office:value="1.7359" calcext:value-type="float">
            <text:p>1.7359</text:p>
          </table:table-cell>
          <table:table-cell office:value-type="float" office:value="1.78" calcext:value-type="float">
            <text:p>1.78</text:p>
          </table:table-cell>
          <table:table-cell office:value-type="float" office:value="44548" calcext:value-type="float">
            <text:p>44548</text:p>
          </table:table-cell>
          <table:table-cell office:value-type="float" office:value="1993463" calcext:value-type="float">
            <text:p>1993463</text:p>
          </table:table-cell>
          <table:table-cell table:number-columns-repeated="2" office:value-type="float" office:value="20.59" calcext:value-type="float">
            <text:p>20.59</text:p>
          </table:table-cell>
          <table:table-cell office:value-type="float" office:value="19720" calcext:value-type="float">
            <text:p>19720</text:p>
          </table:table-cell>
          <table:table-cell office:value-type="float" office:value="1993463" calcext:value-type="float">
            <text:p>1993463</text:p>
          </table:table-cell>
          <table:table-cell table:formula="of:=[Sheet1.E304]-[Sheet1.I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0-s810086031c1733083.ukp</text:p>
          </table:table-cell>
          <table:table-cell office:value-type="float" office:value="1.37356" calcext:value-type="float">
            <text:p>1.37356</text:p>
          </table:table-cell>
          <table:table-cell office:value-type="float" office:value="1.42" calcext:value-type="float">
            <text:p>1.42</text:p>
          </table:table-cell>
          <table:table-cell office:value-type="float" office:value="46532" calcext:value-type="float">
            <text:p>46532</text:p>
          </table:table-cell>
          <table:table-cell office:value-type="float" office:value="2192253" calcext:value-type="float">
            <text:p>2192253</text:p>
          </table:table-cell>
          <table:table-cell office:value-type="float" office:value="20.68333" calcext:value-type="float">
            <text:p>20.68333</text:p>
          </table:table-cell>
          <table:table-cell office:value-type="float" office:value="20.67" calcext:value-type="float">
            <text:p>20.67</text:p>
          </table:table-cell>
          <table:table-cell office:value-type="float" office:value="19420" calcext:value-type="float">
            <text:p>19420</text:p>
          </table:table-cell>
          <table:table-cell office:value-type="float" office:value="2192253" calcext:value-type="float">
            <text:p>2192253</text:p>
          </table:table-cell>
          <table:table-cell table:formula="of:=[Sheet1.E305]-[Sheet1.I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4-s207123742c1802639.ukp</text:p>
          </table:table-cell>
          <table:table-cell office:value-type="float" office:value="9.80919" calcext:value-type="float">
            <text:p>9.80919</text:p>
          </table:table-cell>
          <table:table-cell office:value-type="float" office:value="9.93" calcext:value-type="float">
            <text:p>9.93</text:p>
          </table:table-cell>
          <table:table-cell office:value-type="float" office:value="48620" calcext:value-type="float">
            <text:p>48620</text:p>
          </table:table-cell>
          <table:table-cell office:value-type="float" office:value="5455948" calcext:value-type="float">
            <text:p>5455948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19492" calcext:value-type="float">
            <text:p>19492</text:p>
          </table:table-cell>
          <table:table-cell office:value-type="float" office:value="5455948" calcext:value-type="float">
            <text:p>5455948</text:p>
          </table:table-cell>
          <table:table-cell table:formula="of:=[Sheet1.E306]-[Sheet1.I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7-s207178132c1934170.ukp</text:p>
          </table:table-cell>
          <table:table-cell office:value-type="float" office:value="8.32" calcext:value-type="float">
            <text:p>8.32</text:p>
          </table:table-cell>
          <table:table-cell office:value-type="float" office:value="8.44" calcext:value-type="float">
            <text:p>8.44</text:p>
          </table:table-cell>
          <table:table-cell office:value-type="float" office:value="50092" calcext:value-type="float">
            <text:p>50092</text:p>
          </table:table-cell>
          <table:table-cell office:value-type="float" office:value="5874686" calcext:value-type="float">
            <text:p>5874686</text:p>
          </table:table-cell>
          <table:table-cell office:value-type="float" office:value="20.84333" calcext:value-type="float">
            <text:p>20.84333</text:p>
          </table:table-cell>
          <table:table-cell office:value-type="float" office:value="20.85" calcext:value-type="float">
            <text:p>20.85</text:p>
          </table:table-cell>
          <table:table-cell office:value-type="float" office:value="19704" calcext:value-type="float">
            <text:p>19704</text:p>
          </table:table-cell>
          <table:table-cell office:value-type="float" office:value="5874686" calcext:value-type="float">
            <text:p>5874686</text:p>
          </table:table-cell>
          <table:table-cell table:formula="of:=[Sheet1.E307]-[Sheet1.I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3-s343141202c1692591.ukp</text:p>
          </table:table-cell>
          <table:table-cell office:value-type="float" office:value="1.47731" calcext:value-type="float">
            <text:p>1.47731</text:p>
          </table:table-cell>
          <table:table-cell office:value-type="float" office:value="1.52" calcext:value-type="float">
            <text:p>1.52</text:p>
          </table:table-cell>
          <table:table-cell office:value-type="float" office:value="45848" calcext:value-type="float">
            <text:p>45848</text:p>
          </table:table-cell>
          <table:table-cell office:value-type="float" office:value="2129557" calcext:value-type="float">
            <text:p>2129557</text:p>
          </table:table-cell>
          <table:table-cell table:number-columns-repeated="2" office:value-type="float" office:value="20.85" calcext:value-type="float">
            <text:p>20.85</text:p>
          </table:table-cell>
          <table:table-cell office:value-type="float" office:value="18868" calcext:value-type="float">
            <text:p>18868</text:p>
          </table:table-cell>
          <table:table-cell office:value-type="float" office:value="2129557" calcext:value-type="float">
            <text:p>2129557</text:p>
          </table:table-cell>
          <table:table-cell table:formula="of:=[Sheet1.E308]-[Sheet1.I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9-s345268953c1879060.ukp</text:p>
          </table:table-cell>
          <table:table-cell office:value-type="float" office:value="5.7358" calcext:value-type="float">
            <text:p>5.7358</text:p>
          </table:table-cell>
          <table:table-cell office:value-type="float" office:value="5.91" calcext:value-type="float">
            <text:p>5.91</text:p>
          </table:table-cell>
          <table:table-cell office:value-type="float" office:value="49580" calcext:value-type="float">
            <text:p>49580</text:p>
          </table:table-cell>
          <table:table-cell office:value-type="float" office:value="5711033" calcext:value-type="float">
            <text:p>5711033</text:p>
          </table:table-cell>
          <table:table-cell table:number-columns-repeated="2" office:value-type="float" office:value="21.42" calcext:value-type="float">
            <text:p>21.42</text:p>
          </table:table-cell>
          <table:table-cell office:value-type="float" office:value="26300" calcext:value-type="float">
            <text:p>26300</text:p>
          </table:table-cell>
          <table:table-cell office:value-type="float" office:value="5711033" calcext:value-type="float">
            <text:p>5711033</text:p>
          </table:table-cell>
          <table:table-cell table:formula="of:=[Sheet1.E309]-[Sheet1.I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7-s405400535c1581406.ukp</text:p>
          </table:table-cell>
          <table:table-cell office:value-type="float" office:value="1.49001" calcext:value-type="float">
            <text:p>1.49001</text:p>
          </table:table-cell>
          <table:table-cell office:value-type="float" office:value="1.55" calcext:value-type="float">
            <text:p>1.55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739" calcext:value-type="float">
            <text:p>2024739</text:p>
          </table:table-cell>
          <table:table-cell office:value-type="float" office:value="21.42666" calcext:value-type="float">
            <text:p>21.42666</text:p>
          </table:table-cell>
          <table:table-cell office:value-type="float" office:value="21.43" calcext:value-type="float">
            <text:p>21.43</text:p>
          </table:table-cell>
          <table:table-cell office:value-type="float" office:value="20068" calcext:value-type="float">
            <text:p>20068</text:p>
          </table:table-cell>
          <table:table-cell office:value-type="float" office:value="2024739" calcext:value-type="float">
            <text:p>2024739</text:p>
          </table:table-cell>
          <table:table-cell table:formula="of:=[Sheet1.E310]-[Sheet1.I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9-s785559520c1292316.ukp</text:p>
          </table:table-cell>
          <table:table-cell office:value-type="float" office:value="1.74569" calcext:value-type="float">
            <text:p>1.74569</text:p>
          </table:table-cell>
          <table:table-cell office:value-type="float" office:value="1.8" calcext:value-type="float">
            <text:p>1.8</text:p>
          </table:table-cell>
          <table:table-cell office:value-type="float" office:value="39240" calcext:value-type="float">
            <text:p>39240</text:p>
          </table:table-cell>
          <table:table-cell office:value-type="float" office:value="1667738" calcext:value-type="float">
            <text:p>1667738</text:p>
          </table:table-cell>
          <table:table-cell office:value-type="float" office:value="21.49666" calcext:value-type="float">
            <text:p>21.49666</text:p>
          </table:table-cell>
          <table:table-cell office:value-type="float" office:value="21.49" calcext:value-type="float">
            <text:p>21.49</text:p>
          </table:table-cell>
          <table:table-cell office:value-type="float" office:value="17236" calcext:value-type="float">
            <text:p>17236</text:p>
          </table:table-cell>
          <table:table-cell office:value-type="float" office:value="1667738" calcext:value-type="float">
            <text:p>1667738</text:p>
          </table:table-cell>
          <table:table-cell table:formula="of:=[Sheet1.E311]-[Sheet1.I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6-s689366126c1832326.ukp</text:p>
          </table:table-cell>
          <table:table-cell office:value-type="float" office:value="13.1691" calcext:value-type="float">
            <text:p>13.1691</text:p>
          </table:table-cell>
          <table:table-cell office:value-type="float" office:value="13.29" calcext:value-type="float">
            <text:p>13.29</text:p>
          </table:table-cell>
          <table:table-cell office:value-type="float" office:value="49328" calcext:value-type="float">
            <text:p>49328</text:p>
          </table:table-cell>
          <table:table-cell office:value-type="float" office:value="5540129" calcext:value-type="float">
            <text:p>5540129</text:p>
          </table:table-cell>
          <table:table-cell office:value-type="float" office:value="21.56" calcext:value-type="float">
            <text:p>21.56</text:p>
          </table:table-cell>
          <table:table-cell office:value-type="float" office:value="21.57" calcext:value-type="float">
            <text:p>21.57</text:p>
          </table:table-cell>
          <table:table-cell office:value-type="float" office:value="20776" calcext:value-type="float">
            <text:p>20776</text:p>
          </table:table-cell>
          <table:table-cell office:value-type="float" office:value="5540129" calcext:value-type="float">
            <text:p>5540129</text:p>
          </table:table-cell>
          <table:table-cell table:formula="of:=[Sheet1.E312]-[Sheet1.I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4-s34442418c1895016.ukp</text:p>
          </table:table-cell>
          <table:table-cell office:value-type="float" office:value="7.54238" calcext:value-type="float">
            <text:p>7.54238</text:p>
          </table:table-cell>
          <table:table-cell office:value-type="float" office:value="7.65" calcext:value-type="float">
            <text:p>7.65</text:p>
          </table:table-cell>
          <table:table-cell office:value-type="float" office:value="49832" calcext:value-type="float">
            <text:p>49832</text:p>
          </table:table-cell>
          <table:table-cell office:value-type="float" office:value="5754388" calcext:value-type="float">
            <text:p>5754388</text:p>
          </table:table-cell>
          <table:table-cell office:value-type="float" office:value="21.83333" calcext:value-type="float">
            <text:p>21.83333</text:p>
          </table:table-cell>
          <table:table-cell office:value-type="float" office:value="21.83" calcext:value-type="float">
            <text:p>21.83</text:p>
          </table:table-cell>
          <table:table-cell office:value-type="float" office:value="21104" calcext:value-type="float">
            <text:p>21104</text:p>
          </table:table-cell>
          <table:table-cell office:value-type="float" office:value="5754388" calcext:value-type="float">
            <text:p>5754388</text:p>
          </table:table-cell>
          <table:table-cell table:formula="of:=[Sheet1.E313]-[Sheet1.I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5-s342662718c1086673.ukp</text:p>
          </table:table-cell>
          <table:table-cell office:value-type="float" office:value="1.30309" calcext:value-type="float">
            <text:p>1.30309</text:p>
          </table:table-cell>
          <table:table-cell office:value-type="float" office:value="1.35" calcext:value-type="float">
            <text:p>1.35</text:p>
          </table:table-cell>
          <table:table-cell office:value-type="float" office:value="36340" calcext:value-type="float">
            <text:p>36340</text:p>
          </table:table-cell>
          <table:table-cell office:value-type="float" office:value="1358325" calcext:value-type="float">
            <text:p>1358325</text:p>
          </table:table-cell>
          <table:table-cell office:value-type="float" office:value="21.99" calcext:value-type="float">
            <text:p>21.99</text:p>
          </table:table-cell>
          <table:table-cell office:value-type="float" office:value="21.98" calcext:value-type="float">
            <text:p>21.98</text:p>
          </table:table-cell>
          <table:table-cell office:value-type="float" office:value="17600" calcext:value-type="float">
            <text:p>17600</text:p>
          </table:table-cell>
          <table:table-cell office:value-type="float" office:value="1358325" calcext:value-type="float">
            <text:p>1358325</text:p>
          </table:table-cell>
          <table:table-cell table:formula="of:=[Sheet1.E314]-[Sheet1.I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-s260379653c1619961.ukp</text:p>
          </table:table-cell>
          <table:table-cell office:value-type="float" office:value="1.67676" calcext:value-type="float">
            <text:p>1.67676</text:p>
          </table:table-cell>
          <table:table-cell office:value-type="float" office:value="1.74" calcext:value-type="float">
            <text:p>1.74</text:p>
          </table:table-cell>
          <table:table-cell office:value-type="float" office:value="44300" calcext:value-type="float">
            <text:p>44300</text:p>
          </table:table-cell>
          <table:table-cell office:value-type="float" office:value="2069703" calcext:value-type="float">
            <text:p>2069703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" calcext:value-type="float">
            <text:p>22.1</text:p>
          </table:table-cell>
          <table:table-cell office:value-type="float" office:value="19664" calcext:value-type="float">
            <text:p>19664</text:p>
          </table:table-cell>
          <table:table-cell office:value-type="float" office:value="2069703" calcext:value-type="float">
            <text:p>2069703</text:p>
          </table:table-cell>
          <table:table-cell table:formula="of:=[Sheet1.E315]-[Sheet1.I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8-s752268543c1666901.ukp</text:p>
          </table:table-cell>
          <table:table-cell office:value-type="float" office:value="10.5589" calcext:value-type="float">
            <text:p>10.5589</text:p>
          </table:table-cell>
          <table:table-cell office:value-type="float" office:value="10.69" calcext:value-type="float">
            <text:p>10.69</text:p>
          </table:table-cell>
          <table:table-cell office:value-type="float" office:value="46572" calcext:value-type="float">
            <text:p>46572</text:p>
          </table:table-cell>
          <table:table-cell office:value-type="float" office:value="5036582" calcext:value-type="float">
            <text:p>5036582</text:p>
          </table:table-cell>
          <table:table-cell office:value-type="float" office:value="22.24667" calcext:value-type="float">
            <text:p>22.24667</text:p>
          </table:table-cell>
          <table:table-cell office:value-type="float" office:value="22.25" calcext:value-type="float">
            <text:p>22.25</text:p>
          </table:table-cell>
          <table:table-cell office:value-type="float" office:value="17944" calcext:value-type="float">
            <text:p>17944</text:p>
          </table:table-cell>
          <table:table-cell office:value-type="float" office:value="5036582" calcext:value-type="float">
            <text:p>5036582</text:p>
          </table:table-cell>
          <table:table-cell table:formula="of:=[Sheet1.E316]-[Sheet1.I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2-s351421871c1456334.ukp</text:p>
          </table:table-cell>
          <table:table-cell office:value-type="float" office:value="1.03389" calcext:value-type="float">
            <text:p>1.03389</text:p>
          </table:table-cell>
          <table:table-cell office:value-type="float" office:value="1.08" calcext:value-type="float">
            <text:p>1.08</text:p>
          </table:table-cell>
          <table:table-cell office:value-type="float" office:value="41784" calcext:value-type="float">
            <text:p>41784</text:p>
          </table:table-cell>
          <table:table-cell office:value-type="float" office:value="1874512" calcext:value-type="float">
            <text:p>1874512</text:p>
          </table:table-cell>
          <table:table-cell office:value-type="float" office:value="22.27333" calcext:value-type="float">
            <text:p>22.27333</text:p>
          </table:table-cell>
          <table:table-cell office:value-type="float" office:value="22.27" calcext:value-type="float">
            <text:p>22.27</text:p>
          </table:table-cell>
          <table:table-cell office:value-type="float" office:value="20028" calcext:value-type="float">
            <text:p>20028</text:p>
          </table:table-cell>
          <table:table-cell office:value-type="float" office:value="1874512" calcext:value-type="float">
            <text:p>1874512</text:p>
          </table:table-cell>
          <table:table-cell table:formula="of:=[Sheet1.E317]-[Sheet1.I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-s351997719c1668209.ukp</text:p>
          </table:table-cell>
          <table:table-cell office:value-type="float" office:value="9.65642" calcext:value-type="float">
            <text:p>9.65642</text:p>
          </table:table-cell>
          <table:table-cell office:value-type="float" office:value="9.79" calcext:value-type="float">
            <text:p>9.79</text:p>
          </table:table-cell>
          <table:table-cell office:value-type="float" office:value="46816" calcext:value-type="float">
            <text:p>46816</text:p>
          </table:table-cell>
          <table:table-cell office:value-type="float" office:value="5036221" calcext:value-type="float">
            <text:p>5036221</text:p>
          </table:table-cell>
          <table:table-cell office:value-type="float" office:value="22.38" calcext:value-type="float">
            <text:p>22.38</text:p>
          </table:table-cell>
          <table:table-cell office:value-type="float" office:value="22.39" calcext:value-type="float">
            <text:p>22.39</text:p>
          </table:table-cell>
          <table:table-cell office:value-type="float" office:value="19236" calcext:value-type="float">
            <text:p>19236</text:p>
          </table:table-cell>
          <table:table-cell office:value-type="float" office:value="5036221" calcext:value-type="float">
            <text:p>5036221</text:p>
          </table:table-cell>
          <table:table-cell table:formula="of:=[Sheet1.E318]-[Sheet1.I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3-s917541816c1533414.ukp</text:p>
          </table:table-cell>
          <table:table-cell office:value-type="float" office:value="2.01323" calcext:value-type="float">
            <text:p>2.01323</text:p>
          </table:table-cell>
          <table:table-cell office:value-type="float" office:value="2.07" calcext:value-type="float">
            <text:p>2.07</text:p>
          </table:table-cell>
          <table:table-cell office:value-type="float" office:value="43372" calcext:value-type="float">
            <text:p>43372</text:p>
          </table:table-cell>
          <table:table-cell office:value-type="float" office:value="1922459" calcext:value-type="float">
            <text:p>1922459</text:p>
          </table:table-cell>
          <table:table-cell office:value-type="float" office:value="22.98333" calcext:value-type="float">
            <text:p>22.98333</text:p>
          </table:table-cell>
          <table:table-cell office:value-type="float" office:value="22.98" calcext:value-type="float">
            <text:p>22.98</text:p>
          </table:table-cell>
          <table:table-cell office:value-type="float" office:value="20180" calcext:value-type="float">
            <text:p>20180</text:p>
          </table:table-cell>
          <table:table-cell office:value-type="float" office:value="1922459" calcext:value-type="float">
            <text:p>1922459</text:p>
          </table:table-cell>
          <table:table-cell table:formula="of:=[Sheet1.E319]-[Sheet1.I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9-s977952308c1574937.ukp</text:p>
          </table:table-cell>
          <table:table-cell office:value-type="float" office:value="1.56283" calcext:value-type="float">
            <text:p>1.56283</text:p>
          </table:table-cell>
          <table:table-cell office:value-type="float" office:value="1.62" calcext:value-type="float">
            <text:p>1.62</text:p>
          </table:table-cell>
          <table:table-cell office:value-type="float" office:value="43552" calcext:value-type="float">
            <text:p>43552</text:p>
          </table:table-cell>
          <table:table-cell office:value-type="float" office:value="2023786" calcext:value-type="float">
            <text:p>2023786</text:p>
          </table:table-cell>
          <table:table-cell office:value-type="float" office:value="23.06333" calcext:value-type="float">
            <text:p>23.06333</text:p>
          </table:table-cell>
          <table:table-cell office:value-type="float" office:value="23.05" calcext:value-type="float">
            <text:p>23.05</text:p>
          </table:table-cell>
          <table:table-cell office:value-type="float" office:value="19720" calcext:value-type="float">
            <text:p>19720</text:p>
          </table:table-cell>
          <table:table-cell office:value-type="float" office:value="2023786" calcext:value-type="float">
            <text:p>2023786</text:p>
          </table:table-cell>
          <table:table-cell table:formula="of:=[Sheet1.E320]-[Sheet1.I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5-s522080131c1544167.ukp</text:p>
          </table:table-cell>
          <table:table-cell office:value-type="float" office:value="1.2517" calcext:value-type="float">
            <text:p>1.2517</text:p>
          </table:table-cell>
          <table:table-cell office:value-type="float" office:value="1.3" calcext:value-type="float">
            <text:p>1.3</text:p>
          </table:table-cell>
          <table:table-cell office:value-type="float" office:value="43492" calcext:value-type="float">
            <text:p>43492</text:p>
          </table:table-cell>
          <table:table-cell office:value-type="float" office:value="1951175" calcext:value-type="float">
            <text:p>1951175</text:p>
          </table:table-cell>
          <table:table-cell office:value-type="float" office:value="23.19333" calcext:value-type="float">
            <text:p>23.19333</text:p>
          </table:table-cell>
          <table:table-cell office:value-type="float" office:value="23.19" calcext:value-type="float">
            <text:p>23.19</text:p>
          </table:table-cell>
          <table:table-cell office:value-type="float" office:value="19536" calcext:value-type="float">
            <text:p>19536</text:p>
          </table:table-cell>
          <table:table-cell office:value-type="float" office:value="1951175" calcext:value-type="float">
            <text:p>1951175</text:p>
          </table:table-cell>
          <table:table-cell table:formula="of:=[Sheet1.E321]-[Sheet1.I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8-s752268543c1302331.ukp</text:p>
          </table:table-cell>
          <table:table-cell office:value-type="float" office:value="1.50577" calcext:value-type="float">
            <text:p>1.50577</text:p>
          </table:table-cell>
          <table:table-cell office:value-type="float" office:value="1.55" calcext:value-type="float">
            <text:p>1.55</text:p>
          </table:table-cell>
          <table:table-cell office:value-type="float" office:value="39840" calcext:value-type="float">
            <text:p>39840</text:p>
          </table:table-cell>
          <table:table-cell office:value-type="float" office:value="1631122" calcext:value-type="float">
            <text:p>1631122</text:p>
          </table:table-cell>
          <table:table-cell table:number-columns-repeated="2" office:value-type="float" office:value="23.31" calcext:value-type="float">
            <text:p>23.31</text:p>
          </table:table-cell>
          <table:table-cell office:value-type="float" office:value="20340" calcext:value-type="float">
            <text:p>20340</text:p>
          </table:table-cell>
          <table:table-cell office:value-type="float" office:value="1631122" calcext:value-type="float">
            <text:p>1631122</text:p>
          </table:table-cell>
          <table:table-cell table:formula="of:=[Sheet1.E322]-[Sheet1.I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3-s955524903c1557446.ukp</text:p>
          </table:table-cell>
          <table:table-cell office:value-type="float" office:value="1.82712" calcext:value-type="float">
            <text:p>1.82712</text:p>
          </table:table-cell>
          <table:table-cell office:value-type="float" office:value="1.88" calcext:value-type="float">
            <text:p>1.88</text:p>
          </table:table-cell>
          <table:table-cell office:value-type="float" office:value="43312" calcext:value-type="float">
            <text:p>43312</text:p>
          </table:table-cell>
          <table:table-cell office:value-type="float" office:value="2000716" calcext:value-type="float">
            <text:p>2000716</text:p>
          </table:table-cell>
          <table:table-cell office:value-type="float" office:value="23.36" calcext:value-type="float">
            <text:p>23.36</text:p>
          </table:table-cell>
          <table:table-cell office:value-type="float" office:value="23.35" calcext:value-type="float">
            <text:p>23.35</text:p>
          </table:table-cell>
          <table:table-cell office:value-type="float" office:value="21528" calcext:value-type="float">
            <text:p>21528</text:p>
          </table:table-cell>
          <table:table-cell office:value-type="float" office:value="2000716" calcext:value-type="float">
            <text:p>2000716</text:p>
          </table:table-cell>
          <table:table-cell table:formula="of:=[Sheet1.E323]-[Sheet1.I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-s577782098c1871029.ukp</text:p>
          </table:table-cell>
          <table:table-cell office:value-type="float" office:value="1.74553" calcext:value-type="float">
            <text:p>1.74553</text:p>
          </table:table-cell>
          <table:table-cell office:value-type="float" office:value="1.8" calcext:value-type="float">
            <text:p>1.8</text:p>
          </table:table-cell>
          <table:table-cell office:value-type="float" office:value="48676" calcext:value-type="float">
            <text:p>48676</text:p>
          </table:table-cell>
          <table:table-cell office:value-type="float" office:value="2360563" calcext:value-type="float">
            <text:p>2360563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2" calcext:value-type="float">
            <text:p>23.42</text:p>
          </table:table-cell>
          <table:table-cell office:value-type="float" office:value="19396" calcext:value-type="float">
            <text:p>19396</text:p>
          </table:table-cell>
          <table:table-cell office:value-type="float" office:value="2360563" calcext:value-type="float">
            <text:p>2360563</text:p>
          </table:table-cell>
          <table:table-cell table:formula="of:=[Sheet1.E324]-[Sheet1.I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-s577782098c1718268.ukp</text:p>
          </table:table-cell>
          <table:table-cell office:value-type="float" office:value="9.95515" calcext:value-type="float">
            <text:p>9.95515</text:p>
          </table:table-cell>
          <table:table-cell office:value-type="float" office:value="10.08" calcext:value-type="float">
            <text:p>10.08</text:p>
          </table:table-cell>
          <table:table-cell office:value-type="float" office:value="47428" calcext:value-type="float">
            <text:p>47428</text:p>
          </table:table-cell>
          <table:table-cell office:value-type="float" office:value="5192016" calcext:value-type="float">
            <text:p>5192016</text:p>
          </table:table-cell>
          <table:table-cell table:number-columns-repeated="2" office:value-type="float" office:value="23.86" calcext:value-type="float">
            <text:p>23.86</text:p>
          </table:table-cell>
          <table:table-cell office:value-type="float" office:value="20436" calcext:value-type="float">
            <text:p>20436</text:p>
          </table:table-cell>
          <table:table-cell office:value-type="float" office:value="5192016" calcext:value-type="float">
            <text:p>5192016</text:p>
          </table:table-cell>
          <table:table-cell table:formula="of:=[Sheet1.E325]-[Sheet1.I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1-s586185750c1808596.ukp</text:p>
          </table:table-cell>
          <table:table-cell office:value-type="float" office:value="12.6606" calcext:value-type="float">
            <text:p>12.6606</text:p>
          </table:table-cell>
          <table:table-cell office:value-type="float" office:value="12.79" calcext:value-type="float">
            <text:p>12.79</text:p>
          </table:table-cell>
          <table:table-cell office:value-type="float" office:value="48672" calcext:value-type="float">
            <text:p>48672</text:p>
          </table:table-cell>
          <table:table-cell office:value-type="float" office:value="5464571" calcext:value-type="float">
            <text:p>5464571</text:p>
          </table:table-cell>
          <table:table-cell office:value-type="float" office:value="23.86667" calcext:value-type="float">
            <text:p>23.86667</text:p>
          </table:table-cell>
          <table:table-cell office:value-type="float" office:value="23.87" calcext:value-type="float">
            <text:p>23.87</text:p>
          </table:table-cell>
          <table:table-cell office:value-type="float" office:value="19916" calcext:value-type="float">
            <text:p>19916</text:p>
          </table:table-cell>
          <table:table-cell office:value-type="float" office:value="5464571" calcext:value-type="float">
            <text:p>5464571</text:p>
          </table:table-cell>
          <table:table-cell table:formula="of:=[Sheet1.E326]-[Sheet1.I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0-s582600153c1334579.ukp</text:p>
          </table:table-cell>
          <table:table-cell office:value-type="float" office:value="1.41616" calcext:value-type="float">
            <text:p>1.41616</text:p>
          </table:table-cell>
          <table:table-cell office:value-type="float" office:value="1.47" calcext:value-type="float">
            <text:p>1.47</text:p>
          </table:table-cell>
          <table:table-cell office:value-type="float" office:value="40404" calcext:value-type="float">
            <text:p>40404</text:p>
          </table:table-cell>
          <table:table-cell office:value-type="float" office:value="1671968" calcext:value-type="float">
            <text:p>1671968</text:p>
          </table:table-cell>
          <table:table-cell office:value-type="float" office:value="23.88666" calcext:value-type="float">
            <text:p>23.88666</text:p>
          </table:table-cell>
          <table:table-cell office:value-type="float" office:value="23.89" calcext:value-type="float">
            <text:p>23.89</text:p>
          </table:table-cell>
          <table:table-cell office:value-type="float" office:value="19276" calcext:value-type="float">
            <text:p>19276</text:p>
          </table:table-cell>
          <table:table-cell office:value-type="float" office:value="1671968" calcext:value-type="float">
            <text:p>1671968</text:p>
          </table:table-cell>
          <table:table-cell table:formula="of:=[Sheet1.E327]-[Sheet1.I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1-s945974533c1241558.ukp</text:p>
          </table:table-cell>
          <table:table-cell office:value-type="float" office:value="1.65847" calcext:value-type="float">
            <text:p>1.65847</text:p>
          </table:table-cell>
          <table:table-cell office:value-type="float" office:value="1.7" calcext:value-type="float">
            <text:p>1.7</text:p>
          </table:table-cell>
          <table:table-cell office:value-type="float" office:value="38392" calcext:value-type="float">
            <text:p>38392</text:p>
          </table:table-cell>
          <table:table-cell office:value-type="float" office:value="1584146" calcext:value-type="float">
            <text:p>1584146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5" calcext:value-type="float">
            <text:p>24.15</text:p>
          </table:table-cell>
          <table:table-cell office:value-type="float" office:value="19176" calcext:value-type="float">
            <text:p>19176</text:p>
          </table:table-cell>
          <table:table-cell office:value-type="float" office:value="1584146" calcext:value-type="float">
            <text:p>1584146</text:p>
          </table:table-cell>
          <table:table-cell table:formula="of:=[Sheet1.E328]-[Sheet1.I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8-s988774221c1804063.ukp</text:p>
          </table:table-cell>
          <table:table-cell office:value-type="float" office:value="1.53038" calcext:value-type="float">
            <text:p>1.53038</text:p>
          </table:table-cell>
          <table:table-cell office:value-type="float" office:value="1.58" calcext:value-type="float">
            <text:p>1.58</text:p>
          </table:table-cell>
          <table:table-cell office:value-type="float" office:value="47108" calcext:value-type="float">
            <text:p>47108</text:p>
          </table:table-cell>
          <table:table-cell office:value-type="float" office:value="2307782" calcext:value-type="float">
            <text:p>2307782</text:p>
          </table:table-cell>
          <table:table-cell office:value-type="float" office:value="25.22" calcext:value-type="float">
            <text:p>25.22</text:p>
          </table:table-cell>
          <table:table-cell office:value-type="float" office:value="25.24" calcext:value-type="float">
            <text:p>25.24</text:p>
          </table:table-cell>
          <table:table-cell office:value-type="float" office:value="19052" calcext:value-type="float">
            <text:p>19052</text:p>
          </table:table-cell>
          <table:table-cell office:value-type="float" office:value="2307782" calcext:value-type="float">
            <text:p>2307782</text:p>
          </table:table-cell>
          <table:table-cell table:formula="of:=[Sheet1.E329]-[Sheet1.I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4-s146571312c1427459.ukp</text:p>
          </table:table-cell>
          <table:table-cell office:value-type="float" office:value="1.55572" calcext:value-type="float">
            <text:p>1.55572</text:p>
          </table:table-cell>
          <table:table-cell office:value-type="float" office:value="1.6" calcext:value-type="float">
            <text:p>1.6</text:p>
          </table:table-cell>
          <table:table-cell office:value-type="float" office:value="41084" calcext:value-type="float">
            <text:p>41084</text:p>
          </table:table-cell>
          <table:table-cell office:value-type="float" office:value="1834056" calcext:value-type="float">
            <text:p>183405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22012" calcext:value-type="float">
            <text:p>22012</text:p>
          </table:table-cell>
          <table:table-cell office:value-type="float" office:value="1834056" calcext:value-type="float">
            <text:p>1834056</text:p>
          </table:table-cell>
          <table:table-cell table:formula="of:=[Sheet1.E330]-[Sheet1.I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8-s948885877c1792337.ukp</text:p>
          </table:table-cell>
          <table:table-cell office:value-type="float" office:value="10.3127" calcext:value-type="float">
            <text:p>10.3127</text:p>
          </table:table-cell>
          <table:table-cell office:value-type="float" office:value="10.45" calcext:value-type="float">
            <text:p>10.45</text:p>
          </table:table-cell>
          <table:table-cell office:value-type="float" office:value="48572" calcext:value-type="float">
            <text:p>48572</text:p>
          </table:table-cell>
          <table:table-cell office:value-type="float" office:value="5424008" calcext:value-type="float">
            <text:p>5424008</text:p>
          </table:table-cell>
          <table:table-cell office:value-type="float" office:value="25.36667" calcext:value-type="float">
            <text:p>25.36667</text:p>
          </table:table-cell>
          <table:table-cell office:value-type="float" office:value="25.37" calcext:value-type="float">
            <text:p>25.37</text:p>
          </table:table-cell>
          <table:table-cell office:value-type="float" office:value="21856" calcext:value-type="float">
            <text:p>21856</text:p>
          </table:table-cell>
          <table:table-cell office:value-type="float" office:value="5424008" calcext:value-type="float">
            <text:p>5424008</text:p>
          </table:table-cell>
          <table:table-cell table:formula="of:=[Sheet1.E331]-[Sheet1.I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8-s87557726c1848306.ukp</text:p>
          </table:table-cell>
          <table:table-cell office:value-type="float" office:value="6.53144" calcext:value-type="float">
            <text:p>6.53144</text:p>
          </table:table-cell>
          <table:table-cell office:value-type="float" office:value="6.64" calcext:value-type="float">
            <text:p>6.64</text:p>
          </table:table-cell>
          <table:table-cell office:value-type="float" office:value="48908" calcext:value-type="float">
            <text:p>48908</text:p>
          </table:table-cell>
          <table:table-cell office:value-type="float" office:value="5613361" calcext:value-type="float">
            <text:p>5613361</text:p>
          </table:table-cell>
          <table:table-cell office:value-type="float" office:value="25.91" calcext:value-type="float">
            <text:p>25.91</text:p>
          </table:table-cell>
          <table:table-cell office:value-type="float" office:value="25.92" calcext:value-type="float">
            <text:p>25.92</text:p>
          </table:table-cell>
          <table:table-cell office:value-type="float" office:value="23932" calcext:value-type="float">
            <text:p>23932</text:p>
          </table:table-cell>
          <table:table-cell office:value-type="float" office:value="5613361" calcext:value-type="float">
            <text:p>5613361</text:p>
          </table:table-cell>
          <table:table-cell table:formula="of:=[Sheet1.E332]-[Sheet1.I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3-s917541816c1507409.ukp</text:p>
          </table:table-cell>
          <table:table-cell office:value-type="float" office:value="1.6814" calcext:value-type="float">
            <text:p>1.6814</text:p>
          </table:table-cell>
          <table:table-cell office:value-type="float" office:value="2.01" calcext:value-type="float">
            <text:p>2.01</text:p>
          </table:table-cell>
          <table:table-cell office:value-type="float" office:value="42504" calcext:value-type="float">
            <text:p>42504</text:p>
          </table:table-cell>
          <table:table-cell office:value-type="float" office:value="1928172" calcext:value-type="float">
            <text:p>1928172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20764" calcext:value-type="float">
            <text:p>20764</text:p>
          </table:table-cell>
          <table:table-cell office:value-type="float" office:value="1928172" calcext:value-type="float">
            <text:p>1928172</text:p>
          </table:table-cell>
          <table:table-cell table:formula="of:=[Sheet1.E333]-[Sheet1.I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9-s16986492c1828891.ukp</text:p>
          </table:table-cell>
          <table:table-cell office:value-type="float" office:value="10.9379" calcext:value-type="float">
            <text:p>10.9379</text:p>
          </table:table-cell>
          <table:table-cell office:value-type="float" office:value="11.05" calcext:value-type="float">
            <text:p>11.05</text:p>
          </table:table-cell>
          <table:table-cell office:value-type="float" office:value="49168" calcext:value-type="float">
            <text:p>49168</text:p>
          </table:table-cell>
          <table:table-cell office:value-type="float" office:value="5530387" calcext:value-type="float">
            <text:p>5530387</text:p>
          </table:table-cell>
          <table:table-cell table:number-columns-repeated="2" office:value-type="float" office:value="25.97" calcext:value-type="float">
            <text:p>25.97</text:p>
          </table:table-cell>
          <table:table-cell office:value-type="float" office:value="22848" calcext:value-type="float">
            <text:p>22848</text:p>
          </table:table-cell>
          <table:table-cell office:value-type="float" office:value="5530387" calcext:value-type="float">
            <text:p>5530387</text:p>
          </table:table-cell>
          <table:table-cell table:formula="of:=[Sheet1.E334]-[Sheet1.I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5-s664964299c1087365.ukp</text:p>
          </table:table-cell>
          <table:table-cell office:value-type="float" office:value="1.68968" calcext:value-type="float">
            <text:p>1.68968</text:p>
          </table:table-cell>
          <table:table-cell office:value-type="float" office:value="1.74" calcext:value-type="float">
            <text:p>1.74</text:p>
          </table:table-cell>
          <table:table-cell office:value-type="float" office:value="36012" calcext:value-type="float">
            <text:p>36012</text:p>
          </table:table-cell>
          <table:table-cell office:value-type="float" office:value="1392975" calcext:value-type="float">
            <text:p>1392975</text:p>
          </table:table-cell>
          <table:table-cell table:number-columns-repeated="2" office:value-type="float" office:value="26.11" calcext:value-type="float">
            <text:p>26.11</text:p>
          </table:table-cell>
          <table:table-cell office:value-type="float" office:value="19380" calcext:value-type="float">
            <text:p>19380</text:p>
          </table:table-cell>
          <table:table-cell office:value-type="float" office:value="1392975" calcext:value-type="float">
            <text:p>1392975</text:p>
          </table:table-cell>
          <table:table-cell table:formula="of:=[Sheet1.E335]-[Sheet1.I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8-s397831828c1338008.ukp</text:p>
          </table:table-cell>
          <table:table-cell office:value-type="float" office:value="1.40599" calcext:value-type="float">
            <text:p>1.40599</text:p>
          </table:table-cell>
          <table:table-cell office:value-type="float" office:value="1.45" calcext:value-type="float">
            <text:p>1.4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1723" calcext:value-type="float">
            <text:p>1711723</text:p>
          </table:table-cell>
          <table:table-cell office:value-type="float" office:value="26.11333" calcext:value-type="float">
            <text:p>26.11333</text:p>
          </table:table-cell>
          <table:table-cell office:value-type="float" office:value="26.12" calcext:value-type="float">
            <text:p>26.12</text:p>
          </table:table-cell>
          <table:table-cell office:value-type="float" office:value="21252" calcext:value-type="float">
            <text:p>21252</text:p>
          </table:table-cell>
          <table:table-cell office:value-type="float" office:value="1711723" calcext:value-type="float">
            <text:p>1711723</text:p>
          </table:table-cell>
          <table:table-cell table:formula="of:=[Sheet1.E336]-[Sheet1.I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6-s405621139c1401964.ukp</text:p>
          </table:table-cell>
          <table:table-cell office:value-type="float" office:value="1.37502" calcext:value-type="float">
            <text:p>1.37502</text:p>
          </table:table-cell>
          <table:table-cell office:value-type="float" office:value="1.42" calcext:value-type="float">
            <text:p>1.42</text:p>
          </table:table-cell>
          <table:table-cell office:value-type="float" office:value="40808" calcext:value-type="float">
            <text:p>40808</text:p>
          </table:table-cell>
          <table:table-cell office:value-type="float" office:value="1787284" calcext:value-type="float">
            <text:p>1787284</text:p>
          </table:table-cell>
          <table:table-cell office:value-type="float" office:value="26.18333" calcext:value-type="float">
            <text:p>26.18333</text:p>
          </table:table-cell>
          <table:table-cell office:value-type="float" office:value="26.18" calcext:value-type="float">
            <text:p>26.18</text:p>
          </table:table-cell>
          <table:table-cell office:value-type="float" office:value="21568" calcext:value-type="float">
            <text:p>21568</text:p>
          </table:table-cell>
          <table:table-cell office:value-type="float" office:value="1787284" calcext:value-type="float">
            <text:p>1787284</text:p>
          </table:table-cell>
          <table:table-cell table:formula="of:=[Sheet1.E337]-[Sheet1.I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5-s152642710c1287618.ukp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1.29" calcext:value-type="float">
            <text:p>1.29</text:p>
          </table:table-cell>
          <table:table-cell office:value-type="float" office:value="39228" calcext:value-type="float">
            <text:p>39228</text:p>
          </table:table-cell>
          <table:table-cell office:value-type="float" office:value="1656838" calcext:value-type="float">
            <text:p>1656838</text:p>
          </table:table-cell>
          <table:table-cell office:value-type="float" office:value="26.22666" calcext:value-type="float">
            <text:p>26.22666</text:p>
          </table:table-cell>
          <table:table-cell office:value-type="float" office:value="26.22" calcext:value-type="float">
            <text:p>26.22</text:p>
          </table:table-cell>
          <table:table-cell office:value-type="float" office:value="19772" calcext:value-type="float">
            <text:p>19772</text:p>
          </table:table-cell>
          <table:table-cell office:value-type="float" office:value="1656838" calcext:value-type="float">
            <text:p>1656838</text:p>
          </table:table-cell>
          <table:table-cell table:formula="of:=[Sheet1.E338]-[Sheet1.I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4-s981619751c1449657.ukp</text:p>
          </table:table-cell>
          <table:table-cell office:value-type="float" office:value="1.45193" calcext:value-type="float">
            <text:p>1.45193</text:p>
          </table:table-cell>
          <table:table-cell office:value-type="float" office:value="1.5" calcext:value-type="float">
            <text:p>1.5</text:p>
          </table:table-cell>
          <table:table-cell office:value-type="float" office:value="41656" calcext:value-type="float">
            <text:p>41656</text:p>
          </table:table-cell>
          <table:table-cell office:value-type="float" office:value="1864046" calcext:value-type="float">
            <text:p>1864046</text:p>
          </table:table-cell>
          <table:table-cell office:value-type="float" office:value="26.30666" calcext:value-type="float">
            <text:p>26.30666</text:p>
          </table:table-cell>
          <table:table-cell office:value-type="float" office:value="26.31" calcext:value-type="float">
            <text:p>26.31</text:p>
          </table:table-cell>
          <table:table-cell office:value-type="float" office:value="19792" calcext:value-type="float">
            <text:p>19792</text:p>
          </table:table-cell>
          <table:table-cell office:value-type="float" office:value="1864046" calcext:value-type="float">
            <text:p>1864046</text:p>
          </table:table-cell>
          <table:table-cell table:formula="of:=[Sheet1.E339]-[Sheet1.I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3-s731218263c1138837.ukp</text:p>
          </table:table-cell>
          <table:table-cell office:value-type="float" office:value="1.46867" calcext:value-type="float">
            <text:p>1.46867</text:p>
          </table:table-cell>
          <table:table-cell office:value-type="float" office:value="1.51" calcext:value-type="float">
            <text:p>1.51</text:p>
          </table:table-cell>
          <table:table-cell office:value-type="float" office:value="37156" calcext:value-type="float">
            <text:p>37156</text:p>
          </table:table-cell>
          <table:table-cell office:value-type="float" office:value="1420209" calcext:value-type="float">
            <text:p>1420209</text:p>
          </table:table-cell>
          <table:table-cell office:value-type="float" office:value="26.44666" calcext:value-type="float">
            <text:p>26.44666</text:p>
          </table:table-cell>
          <table:table-cell office:value-type="float" office:value="26.44" calcext:value-type="float">
            <text:p>26.44</text:p>
          </table:table-cell>
          <table:table-cell office:value-type="float" office:value="18908" calcext:value-type="float">
            <text:p>18908</text:p>
          </table:table-cell>
          <table:table-cell office:value-type="float" office:value="1420209" calcext:value-type="float">
            <text:p>1420209</text:p>
          </table:table-cell>
          <table:table-cell table:formula="of:=[Sheet1.E340]-[Sheet1.I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-s618866736c1596239.ukp</text:p>
          </table:table-cell>
          <table:table-cell office:value-type="float" office:value="1.22963" calcext:value-type="float">
            <text:p>1.22963</text:p>
          </table:table-cell>
          <table:table-cell office:value-type="float" office:value="1.28" calcext:value-type="float">
            <text:p>1.28</text:p>
          </table:table-cell>
          <table:table-cell office:value-type="float" office:value="44528" calcext:value-type="float">
            <text:p>44528</text:p>
          </table:table-cell>
          <table:table-cell office:value-type="float" office:value="1998608" calcext:value-type="float">
            <text:p>1998608</text:p>
          </table:table-cell>
          <table:table-cell office:value-type="float" office:value="26.52333" calcext:value-type="float">
            <text:p>26.52333</text:p>
          </table:table-cell>
          <table:table-cell office:value-type="float" office:value="26.52" calcext:value-type="float">
            <text:p>26.52</text:p>
          </table:table-cell>
          <table:table-cell office:value-type="float" office:value="17456" calcext:value-type="float">
            <text:p>17456</text:p>
          </table:table-cell>
          <table:table-cell office:value-type="float" office:value="1998608" calcext:value-type="float">
            <text:p>1998608</text:p>
          </table:table-cell>
          <table:table-cell table:formula="of:=[Sheet1.E341]-[Sheet1.I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6-s894606712c1593271.ukp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1.39" calcext:value-type="float">
            <text:p>1.39</text:p>
          </table:table-cell>
          <table:table-cell office:value-type="float" office:value="44208" calcext:value-type="float">
            <text:p>44208</text:p>
          </table:table-cell>
          <table:table-cell office:value-type="float" office:value="1993283" calcext:value-type="float">
            <text:p>199328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57" calcext:value-type="float">
            <text:p>26.57</text:p>
          </table:table-cell>
          <table:table-cell office:value-type="float" office:value="22276" calcext:value-type="float">
            <text:p>22276</text:p>
          </table:table-cell>
          <table:table-cell office:value-type="float" office:value="1993283" calcext:value-type="float">
            <text:p>1993283</text:p>
          </table:table-cell>
          <table:table-cell table:formula="of:=[Sheet1.E342]-[Sheet1.I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8-s551593996c1861688.ukp</text:p>
          </table:table-cell>
          <table:table-cell office:value-type="float" office:value="7.85484" calcext:value-type="float">
            <text:p>7.85484</text:p>
          </table:table-cell>
          <table:table-cell office:value-type="float" office:value="7.97" calcext:value-type="float">
            <text:p>7.97</text:p>
          </table:table-cell>
          <table:table-cell office:value-type="float" office:value="49312" calcext:value-type="float">
            <text:p>49312</text:p>
          </table:table-cell>
          <table:table-cell office:value-type="float" office:value="5651535" calcext:value-type="float">
            <text:p>5651535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1" calcext:value-type="float">
            <text:p>26.61</text:p>
          </table:table-cell>
          <table:table-cell office:value-type="float" office:value="22380" calcext:value-type="float">
            <text:p>22380</text:p>
          </table:table-cell>
          <table:table-cell office:value-type="float" office:value="5651535" calcext:value-type="float">
            <text:p>5651535</text:p>
          </table:table-cell>
          <table:table-cell table:formula="of:=[Sheet1.E343]-[Sheet1.I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1-s211003750c1454557.ukp</text:p>
          </table:table-cell>
          <table:table-cell office:value-type="float" office:value="1.58061" calcext:value-type="float">
            <text:p>1.58061</text:p>
          </table:table-cell>
          <table:table-cell office:value-type="float" office:value="1.63" calcext:value-type="float">
            <text:p>1.63</text:p>
          </table:table-cell>
          <table:table-cell office:value-type="float" office:value="41648" calcext:value-type="float">
            <text:p>41648</text:p>
          </table:table-cell>
          <table:table-cell office:value-type="float" office:value="1869071" calcext:value-type="float">
            <text:p>1869071</text:p>
          </table:table-cell>
          <table:table-cell table:number-columns-repeated="2" office:value-type="float" office:value="26.67" calcext:value-type="float">
            <text:p>26.67</text:p>
          </table:table-cell>
          <table:table-cell office:value-type="float" office:value="19032" calcext:value-type="float">
            <text:p>19032</text:p>
          </table:table-cell>
          <table:table-cell office:value-type="float" office:value="1869071" calcext:value-type="float">
            <text:p>1869071</text:p>
          </table:table-cell>
          <table:table-cell table:formula="of:=[Sheet1.E344]-[Sheet1.I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5-s344310712c1508521.ukp</text:p>
          </table:table-cell>
          <table:table-cell office:value-type="float" office:value="9.21036" calcext:value-type="float">
            <text:p>9.21036</text:p>
          </table:table-cell>
          <table:table-cell office:value-type="float" office:value="9.34" calcext:value-type="float">
            <text:p>9.34</text:p>
          </table:table-cell>
          <table:table-cell office:value-type="float" office:value="44236" calcext:value-type="float">
            <text:p>44236</text:p>
          </table:table-cell>
          <table:table-cell office:value-type="float" office:value="4568410" calcext:value-type="float">
            <text:p>4568410</text:p>
          </table:table-cell>
          <table:table-cell office:value-type="float" office:value="26.88666" calcext:value-type="float">
            <text:p>26.88666</text:p>
          </table:table-cell>
          <table:table-cell office:value-type="float" office:value="26.89" calcext:value-type="float">
            <text:p>26.89</text:p>
          </table:table-cell>
          <table:table-cell office:value-type="float" office:value="22184" calcext:value-type="float">
            <text:p>22184</text:p>
          </table:table-cell>
          <table:table-cell office:value-type="float" office:value="4568410" calcext:value-type="float">
            <text:p>4568410</text:p>
          </table:table-cell>
          <table:table-cell table:formula="of:=[Sheet1.E345]-[Sheet1.I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3-s898011697c1461384.ukp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1.17" calcext:value-type="float">
            <text:p>1.17</text:p>
          </table:table-cell>
          <table:table-cell office:value-type="float" office:value="41776" calcext:value-type="float">
            <text:p>41776</text:p>
          </table:table-cell>
          <table:table-cell office:value-type="float" office:value="1866053" calcext:value-type="float">
            <text:p>1866053</text:p>
          </table:table-cell>
          <table:table-cell office:value-type="float" office:value="26.91666" calcext:value-type="float">
            <text:p>26.91666</text:p>
          </table:table-cell>
          <table:table-cell office:value-type="float" office:value="26.91" calcext:value-type="float">
            <text:p>26.91</text:p>
          </table:table-cell>
          <table:table-cell office:value-type="float" office:value="19680" calcext:value-type="float">
            <text:p>19680</text:p>
          </table:table-cell>
          <table:table-cell office:value-type="float" office:value="1866053" calcext:value-type="float">
            <text:p>1866053</text:p>
          </table:table-cell>
          <table:table-cell table:formula="of:=[Sheet1.E346]-[Sheet1.I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7-s998577081c1500555.ukp</text:p>
          </table:table-cell>
          <table:table-cell office:value-type="float" office:value="1.391" calcext:value-type="float">
            <text:p>1.391</text:p>
          </table:table-cell>
          <table:table-cell office:value-type="float" office:value="1.44" calcext:value-type="float">
            <text:p>1.44</text:p>
          </table:table-cell>
          <table:table-cell office:value-type="float" office:value="42524" calcext:value-type="float">
            <text:p>42524</text:p>
          </table:table-cell>
          <table:table-cell office:value-type="float" office:value="1914517" calcext:value-type="float">
            <text:p>191451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96" calcext:value-type="float">
            <text:p>26.96</text:p>
          </table:table-cell>
          <table:table-cell office:value-type="float" office:value="20316" calcext:value-type="float">
            <text:p>20316</text:p>
          </table:table-cell>
          <table:table-cell office:value-type="float" office:value="1914517" calcext:value-type="float">
            <text:p>1914517</text:p>
          </table:table-cell>
          <table:table-cell table:formula="of:=[Sheet1.E347]-[Sheet1.I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5-s522080131c1646295.ukp</text:p>
          </table:table-cell>
          <table:table-cell office:value-type="float" office:value="9.0693" calcext:value-type="float">
            <text:p>9.0693</text:p>
          </table:table-cell>
          <table:table-cell office:value-type="float" office:value="9.2" calcext:value-type="float">
            <text:p>9.2</text:p>
          </table:table-cell>
          <table:table-cell office:value-type="float" office:value="46220" calcext:value-type="float">
            <text:p>46220</text:p>
          </table:table-cell>
          <table:table-cell office:value-type="float" office:value="4963391" calcext:value-type="float">
            <text:p>4963391</text:p>
          </table:table-cell>
          <table:table-cell office:value-type="float" office:value="27.04666" calcext:value-type="float">
            <text:p>27.04666</text:p>
          </table:table-cell>
          <table:table-cell office:value-type="float" office:value="27.06" calcext:value-type="float">
            <text:p>27.06</text:p>
          </table:table-cell>
          <table:table-cell office:value-type="float" office:value="17848" calcext:value-type="float">
            <text:p>17848</text:p>
          </table:table-cell>
          <table:table-cell office:value-type="float" office:value="4963391" calcext:value-type="float">
            <text:p>4963391</text:p>
          </table:table-cell>
          <table:table-cell table:formula="of:=[Sheet1.E348]-[Sheet1.I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-s351997719c1967033.ukp</text:p>
          </table:table-cell>
          <table:table-cell office:value-type="float" office:value="1.63781" calcext:value-type="float">
            <text:p>1.63781</text:p>
          </table:table-cell>
          <table:table-cell office:value-type="float" office:value="1.69" calcext:value-type="float">
            <text:p>1.69</text:p>
          </table:table-cell>
          <table:table-cell office:value-type="float" office:value="49984" calcext:value-type="float">
            <text:p>49984</text:p>
          </table:table-cell>
          <table:table-cell office:value-type="float" office:value="2497802" calcext:value-type="float">
            <text:p>2497802</text:p>
          </table:table-cell>
          <table:table-cell office:value-type="float" office:value="27.70333" calcext:value-type="float">
            <text:p>27.70333</text:p>
          </table:table-cell>
          <table:table-cell office:value-type="float" office:value="27.71" calcext:value-type="float">
            <text:p>27.71</text:p>
          </table:table-cell>
          <table:table-cell office:value-type="float" office:value="20068" calcext:value-type="float">
            <text:p>20068</text:p>
          </table:table-cell>
          <table:table-cell office:value-type="float" office:value="2497802" calcext:value-type="float">
            <text:p>2497802</text:p>
          </table:table-cell>
          <table:table-cell table:formula="of:=[Sheet1.E349]-[Sheet1.I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-s135458708c1411727.ukp</text:p>
          </table:table-cell>
          <table:table-cell office:value-type="float" office:value="1.59288" calcext:value-type="float">
            <text:p>1.59288</text:p>
          </table:table-cell>
          <table:table-cell office:value-type="float" office:value="1.65" calcext:value-type="float">
            <text:p>1.65</text:p>
          </table:table-cell>
          <table:table-cell office:value-type="float" office:value="41148" calcext:value-type="float">
            <text:p>41148</text:p>
          </table:table-cell>
          <table:table-cell office:value-type="float" office:value="1815354" calcext:value-type="float">
            <text:p>1815354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5" calcext:value-type="float">
            <text:p>27.85</text:p>
          </table:table-cell>
          <table:table-cell office:value-type="float" office:value="21568" calcext:value-type="float">
            <text:p>21568</text:p>
          </table:table-cell>
          <table:table-cell office:value-type="float" office:value="1815354" calcext:value-type="float">
            <text:p>1815354</text:p>
          </table:table-cell>
          <table:table-cell table:formula="of:=[Sheet1.E350]-[Sheet1.I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5-s344310712c1599774.ukp</text:p>
          </table:table-cell>
          <table:table-cell office:value-type="float" office:value="1.47154" calcext:value-type="float">
            <text:p>1.47154</text:p>
          </table:table-cell>
          <table:table-cell office:value-type="float" office:value="1.53" calcext:value-type="float">
            <text:p>1.53</text:p>
          </table:table-cell>
          <table:table-cell office:value-type="float" office:value="43968" calcext:value-type="float">
            <text:p>43968</text:p>
          </table:table-cell>
          <table:table-cell office:value-type="float" office:value="2041987" calcext:value-type="float">
            <text:p>2041987</text:p>
          </table:table-cell>
          <table:table-cell office:value-type="float" office:value="27.99666" calcext:value-type="float">
            <text:p>27.99666</text:p>
          </table:table-cell>
          <table:table-cell office:value-type="float" office:value="27.99" calcext:value-type="float">
            <text:p>27.99</text:p>
          </table:table-cell>
          <table:table-cell office:value-type="float" office:value="21796" calcext:value-type="float">
            <text:p>21796</text:p>
          </table:table-cell>
          <table:table-cell office:value-type="float" office:value="2041987" calcext:value-type="float">
            <text:p>2041987</text:p>
          </table:table-cell>
          <table:table-cell table:formula="of:=[Sheet1.E351]-[Sheet1.I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0-s305421952c1385552.ukp</text:p>
          </table:table-cell>
          <table:table-cell office:value-type="float" office:value="2.02906" calcext:value-type="float">
            <text:p>2.02906</text:p>
          </table:table-cell>
          <table:table-cell office:value-type="float" office:value="2.44" calcext:value-type="float">
            <text:p>2.44</text:p>
          </table:table-cell>
          <table:table-cell office:value-type="float" office:value="41052" calcext:value-type="float">
            <text:p>41052</text:p>
          </table:table-cell>
          <table:table-cell office:value-type="float" office:value="1734416" calcext:value-type="float">
            <text:p>1734416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float" office:value="19420" calcext:value-type="float">
            <text:p>19420</text:p>
          </table:table-cell>
          <table:table-cell office:value-type="float" office:value="1734416" calcext:value-type="float">
            <text:p>1734416</text:p>
          </table:table-cell>
          <table:table-cell table:formula="of:=[Sheet1.E352]-[Sheet1.I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5-s452751349c1866491.ukp</text:p>
          </table:table-cell>
          <table:table-cell office:value-type="float" office:value="9.48346" calcext:value-type="float">
            <text:p>9.48346</text:p>
          </table:table-cell>
          <table:table-cell office:value-type="float" office:value="9.6" calcext:value-type="float">
            <text:p>9.6</text:p>
          </table:table-cell>
          <table:table-cell office:value-type="float" office:value="49856" calcext:value-type="float">
            <text:p>49856</text:p>
          </table:table-cell>
          <table:table-cell office:value-type="float" office:value="5625671" calcext:value-type="float">
            <text:p>5625671</text:p>
          </table:table-cell>
          <table:table-cell office:value-type="float" office:value="28.60333" calcext:value-type="float">
            <text:p>28.60333</text:p>
          </table:table-cell>
          <table:table-cell office:value-type="float" office:value="28.6" calcext:value-type="float">
            <text:p>28.6</text:p>
          </table:table-cell>
          <table:table-cell office:value-type="float" office:value="23576" calcext:value-type="float">
            <text:p>23576</text:p>
          </table:table-cell>
          <table:table-cell office:value-type="float" office:value="5625671" calcext:value-type="float">
            <text:p>5625671</text:p>
          </table:table-cell>
          <table:table-cell table:formula="of:=[Sheet1.E353]-[Sheet1.I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3-s362367963c1466051.ukp</text:p>
          </table:table-cell>
          <table:table-cell office:value-type="float" office:value="1.44879" calcext:value-type="float">
            <text:p>1.44879</text:p>
          </table:table-cell>
          <table:table-cell office:value-type="float" office:value="1.49" calcext:value-type="float">
            <text:p>1.49</text:p>
          </table:table-cell>
          <table:table-cell office:value-type="float" office:value="42412" calcext:value-type="float">
            <text:p>42412</text:p>
          </table:table-cell>
          <table:table-cell office:value-type="float" office:value="1843661" calcext:value-type="float">
            <text:p>1843661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7" calcext:value-type="float">
            <text:p>28.7</text:p>
          </table:table-cell>
          <table:table-cell office:value-type="float" office:value="21132" calcext:value-type="float">
            <text:p>21132</text:p>
          </table:table-cell>
          <table:table-cell office:value-type="float" office:value="1843661" calcext:value-type="float">
            <text:p>1843661</text:p>
          </table:table-cell>
          <table:table-cell table:formula="of:=[Sheet1.E354]-[Sheet1.I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-s463795034c1376516.ukp</text:p>
          </table:table-cell>
          <table:table-cell office:value-type="float" office:value="1.34847" calcext:value-type="float">
            <text:p>1.34847</text:p>
          </table:table-cell>
          <table:table-cell office:value-type="float" office:value="1.4" calcext:value-type="float">
            <text:p>1.4</text:p>
          </table:table-cell>
          <table:table-cell office:value-type="float" office:value="40488" calcext:value-type="float">
            <text:p>4048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68" calcext:value-type="float">
            <text:p>28.68</text:p>
          </table:table-cell>
          <table:table-cell office:value-type="float" office:value="21128" calcext:value-type="float">
            <text:p>21128</text:p>
          </table:table-cell>
          <table:table-cell office:value-type="float" office:value="1765896" calcext:value-type="float">
            <text:p>1765896</text:p>
          </table:table-cell>
          <table:table-cell table:formula="of:=[Sheet1.E355]-[Sheet1.I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7-s31387311c1742111.ukp</text:p>
          </table:table-cell>
          <table:table-cell office:value-type="float" office:value="1.92179" calcext:value-type="float">
            <text:p>1.92179</text:p>
          </table:table-cell>
          <table:table-cell office:value-type="float" office:value="1.99" calcext:value-type="float">
            <text:p>1.99</text:p>
          </table:table-cell>
          <table:table-cell office:value-type="float" office:value="46844" calcext:value-type="float">
            <text:p>46844</text:p>
          </table:table-cell>
          <table:table-cell office:value-type="float" office:value="2194731" calcext:value-type="float">
            <text:p>2194731</text:p>
          </table:table-cell>
          <table:table-cell office:value-type="float" office:value="28.73666" calcext:value-type="float">
            <text:p>28.73666</text:p>
          </table:table-cell>
          <table:table-cell office:value-type="float" office:value="28.75" calcext:value-type="float">
            <text:p>28.75</text:p>
          </table:table-cell>
          <table:table-cell office:value-type="float" office:value="21148" calcext:value-type="float">
            <text:p>21148</text:p>
          </table:table-cell>
          <table:table-cell office:value-type="float" office:value="2194731" calcext:value-type="float">
            <text:p>2194731</text:p>
          </table:table-cell>
          <table:table-cell table:formula="of:=[Sheet1.E356]-[Sheet1.I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5-s419785115c1627187.ukp</text:p>
          </table:table-cell>
          <table:table-cell office:value-type="float" office:value="2.34742" calcext:value-type="float">
            <text:p>2.34742</text:p>
          </table:table-cell>
          <table:table-cell office:value-type="float" office:value="2.41" calcext:value-type="float">
            <text:p>2.41</text:p>
          </table:table-cell>
          <table:table-cell office:value-type="float" office:value="44324" calcext:value-type="float">
            <text:p>44324</text:p>
          </table:table-cell>
          <table:table-cell office:value-type="float" office:value="2088818" calcext:value-type="float">
            <text:p>2088818</text:p>
          </table:table-cell>
          <table:table-cell office:value-type="float" office:value="28.78" calcext:value-type="float">
            <text:p>28.78</text:p>
          </table:table-cell>
          <table:table-cell office:value-type="float" office:value="28.77" calcext:value-type="float">
            <text:p>28.77</text:p>
          </table:table-cell>
          <table:table-cell office:value-type="float" office:value="19104" calcext:value-type="float">
            <text:p>19104</text:p>
          </table:table-cell>
          <table:table-cell office:value-type="float" office:value="2088818" calcext:value-type="float">
            <text:p>2088818</text:p>
          </table:table-cell>
          <table:table-cell table:formula="of:=[Sheet1.E357]-[Sheet1.I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6-s661392405c1116962.ukp</text:p>
          </table:table-cell>
          <table:table-cell office:value-type="float" office:value="1.42322" calcext:value-type="float">
            <text:p>1.42322</text:p>
          </table:table-cell>
          <table:table-cell office:value-type="float" office:value="1.47" calcext:value-type="float">
            <text:p>1.47</text:p>
          </table:table-cell>
          <table:table-cell office:value-type="float" office:value="36436" calcext:value-type="float">
            <text:p>36436</text:p>
          </table:table-cell>
          <table:table-cell office:value-type="float" office:value="1438301" calcext:value-type="float">
            <text:p>1438301</text:p>
          </table:table-cell>
          <table:table-cell office:value-type="float" office:value="28.88666" calcext:value-type="float">
            <text:p>28.88666</text:p>
          </table:table-cell>
          <table:table-cell office:value-type="float" office:value="28.88" calcext:value-type="float">
            <text:p>28.88</text:p>
          </table:table-cell>
          <table:table-cell office:value-type="float" office:value="21088" calcext:value-type="float">
            <text:p>21088</text:p>
          </table:table-cell>
          <table:table-cell office:value-type="float" office:value="1438301" calcext:value-type="float">
            <text:p>1438301</text:p>
          </table:table-cell>
          <table:table-cell table:formula="of:=[Sheet1.E358]-[Sheet1.I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8-s19360487c1026799.ukp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1.37" calcext:value-type="float">
            <text:p>1.37</text:p>
          </table:table-cell>
          <table:table-cell office:value-type="float" office:value="35000" calcext:value-type="float">
            <text:p>35000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28.95333" calcext:value-type="float">
            <text:p>28.95333</text:p>
          </table:table-cell>
          <table:table-cell office:value-type="float" office:value="28.93" calcext:value-type="float">
            <text:p>28.93</text:p>
          </table:table-cell>
          <table:table-cell office:value-type="float" office:value="19348" calcext:value-type="float">
            <text:p>19348</text:p>
          </table:table-cell>
          <table:table-cell office:value-type="float" office:value="1313352" calcext:value-type="float">
            <text:p>1313352</text:p>
          </table:table-cell>
          <table:table-cell table:formula="of:=[Sheet1.E359]-[Sheet1.I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0-s972099972c1431774.ukp</text:p>
          </table:table-cell>
          <table:table-cell office:value-type="float" office:value="1.23366" calcext:value-type="float">
            <text:p>1.23366</text:p>
          </table:table-cell>
          <table:table-cell office:value-type="float" office:value="1.28" calcext:value-type="float">
            <text:p>1.28</text:p>
          </table:table-cell>
          <table:table-cell office:value-type="float" office:value="41784" calcext:value-type="float">
            <text:p>41784</text:p>
          </table:table-cell>
          <table:table-cell office:value-type="float" office:value="1794804" calcext:value-type="float">
            <text:p>1794804</text:p>
          </table:table-cell>
          <table:table-cell office:value-type="float" office:value="29.09333" calcext:value-type="float">
            <text:p>29.09333</text:p>
          </table:table-cell>
          <table:table-cell office:value-type="float" office:value="29.08" calcext:value-type="float">
            <text:p>29.08</text:p>
          </table:table-cell>
          <table:table-cell office:value-type="float" office:value="21164" calcext:value-type="float">
            <text:p>21164</text:p>
          </table:table-cell>
          <table:table-cell office:value-type="float" office:value="1794804" calcext:value-type="float">
            <text:p>1794804</text:p>
          </table:table-cell>
          <table:table-cell table:formula="of:=[Sheet1.E360]-[Sheet1.I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5-s802259763c1938380.ukp</text:p>
          </table:table-cell>
          <table:table-cell office:value-type="float" office:value="1.58498" calcext:value-type="float">
            <text:p>1.58498</text:p>
          </table:table-cell>
          <table:table-cell office:value-type="float" office:value="1.63" calcext:value-type="float">
            <text:p>1.63</text:p>
          </table:table-cell>
          <table:table-cell office:value-type="float" office:value="49416" calcext:value-type="float">
            <text:p>49416</text:p>
          </table:table-cell>
          <table:table-cell office:value-type="float" office:value="2502016" calcext:value-type="float">
            <text:p>2502016</text:p>
          </table:table-cell>
          <table:table-cell office:value-type="float" office:value="29.31666" calcext:value-type="float">
            <text:p>29.31666</text:p>
          </table:table-cell>
          <table:table-cell office:value-type="float" office:value="29.3" calcext:value-type="float">
            <text:p>29.3</text:p>
          </table:table-cell>
          <table:table-cell office:value-type="float" office:value="20712" calcext:value-type="float">
            <text:p>20712</text:p>
          </table:table-cell>
          <table:table-cell office:value-type="float" office:value="2502016" calcext:value-type="float">
            <text:p>2502016</text:p>
          </table:table-cell>
          <table:table-cell table:formula="of:=[Sheet1.E361]-[Sheet1.I3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-s135458708c1922678.ukp</text:p>
          </table:table-cell>
          <table:table-cell office:value-type="float" office:value="10.0808" calcext:value-type="float">
            <text:p>10.0808</text:p>
          </table:table-cell>
          <table:table-cell office:value-type="float" office:value="10.22" calcext:value-type="float">
            <text:p>10.22</text:p>
          </table:table-cell>
          <table:table-cell office:value-type="float" office:value="50680" calcext:value-type="float">
            <text:p>50680</text:p>
          </table:table-cell>
          <table:table-cell office:value-type="float" office:value="5809649" calcext:value-type="float">
            <text:p>5809649</text:p>
          </table:table-cell>
          <table:table-cell office:value-type="float" office:value="29.38666" calcext:value-type="float">
            <text:p>29.38666</text:p>
          </table:table-cell>
          <table:table-cell office:value-type="float" office:value="29.39" calcext:value-type="float">
            <text:p>29.39</text:p>
          </table:table-cell>
          <table:table-cell office:value-type="float" office:value="20764" calcext:value-type="float">
            <text:p>20764</text:p>
          </table:table-cell>
          <table:table-cell office:value-type="float" office:value="5809649" calcext:value-type="float">
            <text:p>5809649</text:p>
          </table:table-cell>
          <table:table-cell table:formula="of:=[Sheet1.E362]-[Sheet1.I3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1-s879272876c1649031.ukp</text:p>
          </table:table-cell>
          <table:table-cell office:value-type="float" office:value="1.20451" calcext:value-type="float">
            <text:p>1.20451</text:p>
          </table:table-cell>
          <table:table-cell office:value-type="float" office:value="1.25" calcext:value-type="float">
            <text:p>1.25</text:p>
          </table:table-cell>
          <table:table-cell office:value-type="float" office:value="45228" calcext:value-type="float">
            <text:p>45228</text:p>
          </table:table-cell>
          <table:table-cell office:value-type="float" office:value="2068651" calcext:value-type="float">
            <text:p>2068651</text:p>
          </table:table-cell>
          <table:table-cell table:number-columns-repeated="2" office:value-type="float" office:value="29.75" calcext:value-type="float">
            <text:p>29.75</text:p>
          </table:table-cell>
          <table:table-cell office:value-type="float" office:value="22772" calcext:value-type="float">
            <text:p>22772</text:p>
          </table:table-cell>
          <table:table-cell office:value-type="float" office:value="2068651" calcext:value-type="float">
            <text:p>2068651</text:p>
          </table:table-cell>
          <table:table-cell table:formula="of:=[Sheet1.E363]-[Sheet1.I3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0-s818489023c1859030.ukp</text:p>
          </table:table-cell>
          <table:table-cell office:value-type="float" office:value="7.92661" calcext:value-type="float">
            <text:p>7.92661</text:p>
          </table:table-cell>
          <table:table-cell office:value-type="float" office:value="8.04" calcext:value-type="float">
            <text:p>8.04</text:p>
          </table:table-cell>
          <table:table-cell office:value-type="float" office:value="49144" calcext:value-type="float">
            <text:p>49144</text:p>
          </table:table-cell>
          <table:table-cell office:value-type="float" office:value="5633786" calcext:value-type="float">
            <text:p>5633786</text:p>
          </table:table-cell>
          <table:table-cell office:value-type="float" office:value="29.76333" calcext:value-type="float">
            <text:p>29.76333</text:p>
          </table:table-cell>
          <table:table-cell office:value-type="float" office:value="29.76" calcext:value-type="float">
            <text:p>29.76</text:p>
          </table:table-cell>
          <table:table-cell office:value-type="float" office:value="23404" calcext:value-type="float">
            <text:p>23404</text:p>
          </table:table-cell>
          <table:table-cell office:value-type="float" office:value="5633786" calcext:value-type="float">
            <text:p>5633786</text:p>
          </table:table-cell>
          <table:table-cell table:formula="of:=[Sheet1.E364]-[Sheet1.I3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3-s327529482c1363053.ukp</text:p>
          </table:table-cell>
          <table:table-cell office:value-type="float" office:value="1.30116" calcext:value-type="float">
            <text:p>1.30116</text:p>
          </table:table-cell>
          <table:table-cell office:value-type="float" office:value="1.35" calcext:value-type="float">
            <text:p>1.35</text:p>
          </table:table-cell>
          <table:table-cell office:value-type="float" office:value="40684" calcext:value-type="float">
            <text:p>40684</text:p>
          </table:table-cell>
          <table:table-cell office:value-type="float" office:value="1717308" calcext:value-type="float">
            <text:p>1717308</text:p>
          </table:table-cell>
          <table:table-cell office:value-type="float" office:value="29.99333" calcext:value-type="float">
            <text:p>29.99333</text:p>
          </table:table-cell>
          <table:table-cell office:value-type="float" office:value="30" calcext:value-type="float">
            <text:p>30</text:p>
          </table:table-cell>
          <table:table-cell office:value-type="float" office:value="19884" calcext:value-type="float">
            <text:p>19884</text:p>
          </table:table-cell>
          <table:table-cell office:value-type="float" office:value="1717308" calcext:value-type="float">
            <text:p>1717308</text:p>
          </table:table-cell>
          <table:table-cell table:formula="of:=[Sheet1.E365]-[Sheet1.I3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3-s362367963c1211137.ukp</text:p>
          </table:table-cell>
          <table:table-cell office:value-type="float" office:value="1.19793" calcext:value-type="float">
            <text:p>1.19793</text:p>
          </table:table-cell>
          <table:table-cell office:value-type="float" office:value="1.24" calcext:value-type="float">
            <text:p>1.24</text:p>
          </table:table-cell>
          <table:table-cell office:value-type="float" office:value="37896" calcext:value-type="float">
            <text:p>37896</text:p>
          </table:table-cell>
          <table:table-cell office:value-type="float" office:value="1552575" calcext:value-type="float">
            <text:p>1552575</text:p>
          </table:table-cell>
          <table:table-cell table:number-columns-repeated="2" office:value-type="float" office:value="30.02" calcext:value-type="float">
            <text:p>30.02</text:p>
          </table:table-cell>
          <table:table-cell office:value-type="float" office:value="20284" calcext:value-type="float">
            <text:p>20284</text:p>
          </table:table-cell>
          <table:table-cell office:value-type="float" office:value="1552575" calcext:value-type="float">
            <text:p>1552575</text:p>
          </table:table-cell>
          <table:table-cell table:formula="of:=[Sheet1.E366]-[Sheet1.I3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0-s53290165c1262796.ukp</text:p>
          </table:table-cell>
          <table:table-cell office:value-type="float" office:value="1.38052" calcext:value-type="float">
            <text:p>1.38052</text:p>
          </table:table-cell>
          <table:table-cell office:value-type="float" office:value="1.43" calcext:value-type="float">
            <text:p>1.43</text:p>
          </table:table-cell>
          <table:table-cell office:value-type="float" office:value="38724" calcext:value-type="float">
            <text:p>38724</text:p>
          </table:table-cell>
          <table:table-cell office:value-type="float" office:value="1617445" calcext:value-type="float">
            <text:p>1617445</text:p>
          </table:table-cell>
          <table:table-cell office:value-type="float" office:value="30.17333" calcext:value-type="float">
            <text:p>30.17333</text:p>
          </table:table-cell>
          <table:table-cell office:value-type="float" office:value="30.17" calcext:value-type="float">
            <text:p>30.17</text:p>
          </table:table-cell>
          <table:table-cell office:value-type="float" office:value="20896" calcext:value-type="float">
            <text:p>20896</text:p>
          </table:table-cell>
          <table:table-cell office:value-type="float" office:value="1617445" calcext:value-type="float">
            <text:p>1617445</text:p>
          </table:table-cell>
          <table:table-cell table:formula="of:=[Sheet1.E367]-[Sheet1.I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8-s678444546c1152528.ukp</text:p>
          </table:table-cell>
          <table:table-cell office:value-type="float" office:value="1.81724" calcext:value-type="float">
            <text:p>1.81724</text:p>
          </table:table-cell>
          <table:table-cell office:value-type="float" office:value="1.86" calcext:value-type="float">
            <text:p>1.86</text:p>
          </table:table-cell>
          <table:table-cell office:value-type="float" office:value="36812" calcext:value-type="float">
            <text:p>36812</text:p>
          </table:table-cell>
          <table:table-cell office:value-type="float" office:value="1476577" calcext:value-type="float">
            <text:p>1476577</text:p>
          </table:table-cell>
          <table:table-cell office:value-type="float" office:value="30.24" calcext:value-type="float">
            <text:p>30.24</text:p>
          </table:table-cell>
          <table:table-cell office:value-type="float" office:value="30.23" calcext:value-type="float">
            <text:p>30.23</text:p>
          </table:table-cell>
          <table:table-cell office:value-type="float" office:value="19004" calcext:value-type="float">
            <text:p>19004</text:p>
          </table:table-cell>
          <table:table-cell office:value-type="float" office:value="1476577" calcext:value-type="float">
            <text:p>1476577</text:p>
          </table:table-cell>
          <table:table-cell table:formula="of:=[Sheet1.E368]-[Sheet1.I3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2-s731025097c1734427.ukp</text:p>
          </table:table-cell>
          <table:table-cell office:value-type="float" office:value="11.6507" calcext:value-type="float">
            <text:p>11.6507</text:p>
          </table:table-cell>
          <table:table-cell office:value-type="float" office:value="11.85" calcext:value-type="float">
            <text:p>11.85</text:p>
          </table:table-cell>
          <table:table-cell office:value-type="float" office:value="47564" calcext:value-type="float">
            <text:p>47564</text:p>
          </table:table-cell>
          <table:table-cell office:value-type="float" office:value="5244592" calcext:value-type="float">
            <text:p>5244592</text:p>
          </table:table-cell>
          <table:table-cell office:value-type="float" office:value="30.52666" calcext:value-type="float">
            <text:p>30.52666</text:p>
          </table:table-cell>
          <table:table-cell office:value-type="float" office:value="30.52" calcext:value-type="float">
            <text:p>30.52</text:p>
          </table:table-cell>
          <table:table-cell office:value-type="float" office:value="19540" calcext:value-type="float">
            <text:p>19540</text:p>
          </table:table-cell>
          <table:table-cell office:value-type="float" office:value="5244592" calcext:value-type="float">
            <text:p>5244592</text:p>
          </table:table-cell>
          <table:table-cell table:formula="of:=[Sheet1.E369]-[Sheet1.I3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2-s731025097c1051774.ukp</text:p>
          </table:table-cell>
          <table:table-cell office:value-type="float" office:value="1.09395" calcext:value-type="float">
            <text:p>1.09395</text:p>
          </table:table-cell>
          <table:table-cell office:value-type="float" office:value="1.14" calcext:value-type="float">
            <text:p>1.14</text:p>
          </table:table-cell>
          <table:table-cell office:value-type="float" office:value="35540" calcext:value-type="float">
            <text:p>35540</text:p>
          </table:table-cell>
          <table:table-cell office:value-type="float" office:value="1339633" calcext:value-type="float">
            <text:p>1339633</text:p>
          </table:table-cell>
          <table:table-cell office:value-type="float" office:value="30.77" calcext:value-type="float">
            <text:p>30.77</text:p>
          </table:table-cell>
          <table:table-cell office:value-type="float" office:value="30.76" calcext:value-type="float">
            <text:p>30.76</text:p>
          </table:table-cell>
          <table:table-cell office:value-type="float" office:value="19440" calcext:value-type="float">
            <text:p>19440</text:p>
          </table:table-cell>
          <table:table-cell office:value-type="float" office:value="1339633" calcext:value-type="float">
            <text:p>1339633</text:p>
          </table:table-cell>
          <table:table-cell table:formula="of:=[Sheet1.E370]-[Sheet1.I3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5-s995770624c1634233.ukp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1.25" calcext:value-type="float">
            <text:p>1.25</text:p>
          </table:table-cell>
          <table:table-cell office:value-type="float" office:value="44484" calcext:value-type="float">
            <text:p>44484</text:p>
          </table:table-cell>
          <table:table-cell office:value-type="float" office:value="2085793" calcext:value-type="float">
            <text:p>2085793</text:p>
          </table:table-cell>
          <table:table-cell office:value-type="float" office:value="31.24666" calcext:value-type="float">
            <text:p>31.24666</text:p>
          </table:table-cell>
          <table:table-cell office:value-type="float" office:value="31.24" calcext:value-type="float">
            <text:p>31.24</text:p>
          </table:table-cell>
          <table:table-cell office:value-type="float" office:value="21304" calcext:value-type="float">
            <text:p>21304</text:p>
          </table:table-cell>
          <table:table-cell office:value-type="float" office:value="2085793" calcext:value-type="float">
            <text:p>2085793</text:p>
          </table:table-cell>
          <table:table-cell table:formula="of:=[Sheet1.E371]-[Sheet1.I3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3-s915027660c1358566.ukp</text:p>
          </table:table-cell>
          <table:table-cell office:value-type="float" office:value="1.60008" calcext:value-type="float">
            <text:p>1.60008</text:p>
          </table:table-cell>
          <table:table-cell office:value-type="float" office:value="1.65" calcext:value-type="float">
            <text:p>1.65</text:p>
          </table:table-cell>
          <table:table-cell office:value-type="float" office:value="40168" calcext:value-type="float">
            <text:p>40168</text:p>
          </table:table-cell>
          <table:table-cell office:value-type="float" office:value="1738483" calcext:value-type="float">
            <text:p>1738483</text:p>
          </table:table-cell>
          <table:table-cell office:value-type="float" office:value="31.26333" calcext:value-type="float">
            <text:p>31.26333</text:p>
          </table:table-cell>
          <table:table-cell office:value-type="float" office:value="31.26" calcext:value-type="float">
            <text:p>31.26</text:p>
          </table:table-cell>
          <table:table-cell office:value-type="float" office:value="19580" calcext:value-type="float">
            <text:p>19580</text:p>
          </table:table-cell>
          <table:table-cell office:value-type="float" office:value="1738483" calcext:value-type="float">
            <text:p>1738483</text:p>
          </table:table-cell>
          <table:table-cell table:formula="of:=[Sheet1.E372]-[Sheet1.I3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8-s865461609c1233835.ukp</text:p>
          </table:table-cell>
          <table:table-cell office:value-type="float" office:value="1.52046" calcext:value-type="float">
            <text:p>1.52046</text:p>
          </table:table-cell>
          <table:table-cell office:value-type="float" office:value="1.57" calcext:value-type="float">
            <text:p>1.57</text:p>
          </table:table-cell>
          <table:table-cell office:value-type="float" office:value="38256" calcext:value-type="float">
            <text:p>38256</text:p>
          </table:table-cell>
          <table:table-cell office:value-type="float" office:value="1578298" calcext:value-type="float">
            <text:p>1578298</text:p>
          </table:table-cell>
          <table:table-cell office:value-type="float" office:value="31.40666" calcext:value-type="float">
            <text:p>31.40666</text:p>
          </table:table-cell>
          <table:table-cell office:value-type="float" office:value="31.4" calcext:value-type="float">
            <text:p>31.4</text:p>
          </table:table-cell>
          <table:table-cell office:value-type="float" office:value="20624" calcext:value-type="float">
            <text:p>20624</text:p>
          </table:table-cell>
          <table:table-cell office:value-type="float" office:value="1578298" calcext:value-type="float">
            <text:p>1578298</text:p>
          </table:table-cell>
          <table:table-cell table:formula="of:=[Sheet1.E373]-[Sheet1.I3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7-s389788488c1551240.ukp</text:p>
          </table:table-cell>
          <table:table-cell office:value-type="float" office:value="2.65863" calcext:value-type="float">
            <text:p>2.65863</text:p>
          </table:table-cell>
          <table:table-cell office:value-type="float" office:value="2.73" calcext:value-type="float">
            <text:p>2.73</text:p>
          </table:table-cell>
          <table:table-cell office:value-type="float" office:value="43224" calcext:value-type="float">
            <text:p>43224</text:p>
          </table:table-cell>
          <table:table-cell office:value-type="float" office:value="1984104" calcext:value-type="float">
            <text:p>1984104</text:p>
          </table:table-cell>
          <table:table-cell office:value-type="float" office:value="31.46666" calcext:value-type="float">
            <text:p>31.46666</text:p>
          </table:table-cell>
          <table:table-cell office:value-type="float" office:value="31.47" calcext:value-type="float">
            <text:p>31.47</text:p>
          </table:table-cell>
          <table:table-cell office:value-type="float" office:value="18832" calcext:value-type="float">
            <text:p>18832</text:p>
          </table:table-cell>
          <table:table-cell office:value-type="float" office:value="1984104" calcext:value-type="float">
            <text:p>1984104</text:p>
          </table:table-cell>
          <table:table-cell table:formula="of:=[Sheet1.E374]-[Sheet1.I3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2-s218633345c1843191.ukp</text:p>
          </table:table-cell>
          <table:table-cell office:value-type="float" office:value="7.43746" calcext:value-type="float">
            <text:p>7.43746</text:p>
          </table:table-cell>
          <table:table-cell office:value-type="float" office:value="7.82" calcext:value-type="float">
            <text:p>7.82</text:p>
          </table:table-cell>
          <table:table-cell office:value-type="float" office:value="49036" calcext:value-type="float">
            <text:p>49036</text:p>
          </table:table-cell>
          <table:table-cell office:value-type="float" office:value="5610504" calcext:value-type="float">
            <text:p>5610504</text:p>
          </table:table-cell>
          <table:table-cell office:value-type="float" office:value="31.50666" calcext:value-type="float">
            <text:p>31.50666</text:p>
          </table:table-cell>
          <table:table-cell office:value-type="float" office:value="31.51" calcext:value-type="float">
            <text:p>31.51</text:p>
          </table:table-cell>
          <table:table-cell office:value-type="float" office:value="23420" calcext:value-type="float">
            <text:p>23420</text:p>
          </table:table-cell>
          <table:table-cell office:value-type="float" office:value="5610504" calcext:value-type="float">
            <text:p>5610504</text:p>
          </table:table-cell>
          <table:table-cell table:formula="of:=[Sheet1.E375]-[Sheet1.I3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0-s653992306c1092543.ukp</text:p>
          </table:table-cell>
          <table:table-cell office:value-type="float" office:value="1.15472" calcext:value-type="float">
            <text:p>1.15472</text:p>
          </table:table-cell>
          <table:table-cell office:value-type="float" office:value="1.27" calcext:value-type="float">
            <text:p>1.27</text:p>
          </table:table-cell>
          <table:table-cell office:value-type="float" office:value="36656" calcext:value-type="float">
            <text:p>36656</text:p>
          </table:table-cell>
          <table:table-cell office:value-type="float" office:value="1358036" calcext:value-type="float">
            <text:p>1358036</text:p>
          </table:table-cell>
          <table:table-cell office:value-type="float" office:value="31.67" calcext:value-type="float">
            <text:p>31.67</text:p>
          </table:table-cell>
          <table:table-cell office:value-type="float" office:value="31.66" calcext:value-type="float">
            <text:p>31.66</text:p>
          </table:table-cell>
          <table:table-cell office:value-type="float" office:value="21612" calcext:value-type="float">
            <text:p>21612</text:p>
          </table:table-cell>
          <table:table-cell office:value-type="float" office:value="1358036" calcext:value-type="float">
            <text:p>1358036</text:p>
          </table:table-cell>
          <table:table-cell table:formula="of:=[Sheet1.E376]-[Sheet1.I3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-s577520629c1493710.ukp</text:p>
          </table:table-cell>
          <table:table-cell office:value-type="float" office:value="8.49715" calcext:value-type="float">
            <text:p>8.49715</text:p>
          </table:table-cell>
          <table:table-cell office:value-type="float" office:value="8.64" calcext:value-type="float">
            <text:p>8.64</text:p>
          </table:table-cell>
          <table:table-cell office:value-type="float" office:value="44096" calcext:value-type="float">
            <text:p>44096</text:p>
          </table:table-cell>
          <table:table-cell office:value-type="float" office:value="4507855" calcext:value-type="float">
            <text:p>4507855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21440" calcext:value-type="float">
            <text:p>21440</text:p>
          </table:table-cell>
          <table:table-cell office:value-type="float" office:value="4507855" calcext:value-type="float">
            <text:p>4507855</text:p>
          </table:table-cell>
          <table:table-cell table:formula="of:=[Sheet1.E377]-[Sheet1.I3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0-s810086031c1546141.ukp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" calcext:value-type="float">
            <text:p>1.2</text:p>
          </table:table-cell>
          <table:table-cell office:value-type="float" office:value="43168" calcext:value-type="float">
            <text:p>43168</text:p>
          </table:table-cell>
          <table:table-cell office:value-type="float" office:value="1965553" calcext:value-type="float">
            <text:p>1965553</text:p>
          </table:table-cell>
          <table:table-cell office:value-type="float" office:value="31.74333" calcext:value-type="float">
            <text:p>31.74333</text:p>
          </table:table-cell>
          <table:table-cell office:value-type="float" office:value="31.73" calcext:value-type="float">
            <text:p>31.73</text:p>
          </table:table-cell>
          <table:table-cell office:value-type="float" office:value="22100" calcext:value-type="float">
            <text:p>22100</text:p>
          </table:table-cell>
          <table:table-cell office:value-type="float" office:value="1965553" calcext:value-type="float">
            <text:p>1965553</text:p>
          </table:table-cell>
          <table:table-cell table:formula="of:=[Sheet1.E378]-[Sheet1.I3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1-s161938540c1309413.ukp</text:p>
          </table:table-cell>
          <table:table-cell office:value-type="float" office:value="1.37976" calcext:value-type="float">
            <text:p>1.37976</text:p>
          </table:table-cell>
          <table:table-cell office:value-type="float" office:value="1.43" calcext:value-type="float">
            <text:p>1.43</text:p>
          </table:table-cell>
          <table:table-cell office:value-type="float" office:value="39952" calcext:value-type="float">
            <text:p>39952</text:p>
          </table:table-cell>
          <table:table-cell office:value-type="float" office:value="1636811" calcext:value-type="float">
            <text:p>1636811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22512" calcext:value-type="float">
            <text:p>22512</text:p>
          </table:table-cell>
          <table:table-cell office:value-type="float" office:value="1636811" calcext:value-type="float">
            <text:p>1636811</text:p>
          </table:table-cell>
          <table:table-cell table:formula="of:=[Sheet1.E379]-[Sheet1.I3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2-s57171364c1138182.ukp</text:p>
          </table:table-cell>
          <table:table-cell office:value-type="float" office:value="1.45554" calcext:value-type="float">
            <text:p>1.45554</text:p>
          </table:table-cell>
          <table:table-cell office:value-type="float" office:value="1.5" calcext:value-type="float">
            <text:p>1.5</text:p>
          </table:table-cell>
          <table:table-cell office:value-type="float" office:value="37140" calcext:value-type="float">
            <text:p>37140</text:p>
          </table:table-cell>
          <table:table-cell office:value-type="float" office:value="1410830" calcext:value-type="float">
            <text:p>1410830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19092" calcext:value-type="float">
            <text:p>19092</text:p>
          </table:table-cell>
          <table:table-cell office:value-type="float" office:value="1410830" calcext:value-type="float">
            <text:p>1410830</text:p>
          </table:table-cell>
          <table:table-cell table:formula="of:=[Sheet1.E380]-[Sheet1.I3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0-s481113297c1685225.ukp</text:p>
          </table:table-cell>
          <table:table-cell office:value-type="float" office:value="1.54714" calcext:value-type="float">
            <text:p>1.54714</text:p>
          </table:table-cell>
          <table:table-cell office:value-type="float" office:value="1.6" calcext:value-type="float">
            <text:p>1.6</text:p>
          </table:table-cell>
          <table:table-cell office:value-type="float" office:value="45652" calcext:value-type="float">
            <text:p>45652</text:p>
          </table:table-cell>
          <table:table-cell office:value-type="float" office:value="2120998" calcext:value-type="float">
            <text:p>2120998</text:p>
          </table:table-cell>
          <table:table-cell office:value-type="float" office:value="32.18" calcext:value-type="float">
            <text:p>32.18</text:p>
          </table:table-cell>
          <table:table-cell office:value-type="float" office:value="32.17" calcext:value-type="float">
            <text:p>32.17</text:p>
          </table:table-cell>
          <table:table-cell office:value-type="float" office:value="23060" calcext:value-type="float">
            <text:p>23060</text:p>
          </table:table-cell>
          <table:table-cell office:value-type="float" office:value="2120998" calcext:value-type="float">
            <text:p>2120998</text:p>
          </table:table-cell>
          <table:table-cell table:formula="of:=[Sheet1.E381]-[Sheet1.I3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2-s323499100c1522925.ukp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63" calcext:value-type="float">
            <text:p>1.63</text:p>
          </table:table-cell>
          <table:table-cell office:value-type="float" office:value="43180" calcext:value-type="float">
            <text:p>43180</text:p>
          </table:table-cell>
          <table:table-cell office:value-type="float" office:value="1906232" calcext:value-type="float">
            <text:p>1906232</text:p>
          </table:table-cell>
          <table:table-cell office:value-type="float" office:value="32.26333" calcext:value-type="float">
            <text:p>32.26333</text:p>
          </table:table-cell>
          <table:table-cell office:value-type="float" office:value="32.25" calcext:value-type="float">
            <text:p>32.25</text:p>
          </table:table-cell>
          <table:table-cell office:value-type="float" office:value="17712" calcext:value-type="float">
            <text:p>17712</text:p>
          </table:table-cell>
          <table:table-cell office:value-type="float" office:value="1906232" calcext:value-type="float">
            <text:p>1906232</text:p>
          </table:table-cell>
          <table:table-cell table:formula="of:=[Sheet1.E382]-[Sheet1.I3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0-s155213243c1302296.ukp</text:p>
          </table:table-cell>
          <table:table-cell office:value-type="float" office:value="1.17867" calcext:value-type="float">
            <text:p>1.17867</text:p>
          </table:table-cell>
          <table:table-cell office:value-type="float" office:value="1.4" calcext:value-type="float">
            <text:p>1.4</text:p>
          </table:table-cell>
          <table:table-cell office:value-type="float" office:value="39472" calcext:value-type="float">
            <text:p>39472</text:p>
          </table:table-cell>
          <table:table-cell office:value-type="float" office:value="1669053" calcext:value-type="float">
            <text:p>1669053</text:p>
          </table:table-cell>
          <table:table-cell office:value-type="float" office:value="32.92666" calcext:value-type="float">
            <text:p>32.92666</text:p>
          </table:table-cell>
          <table:table-cell office:value-type="float" office:value="32.92" calcext:value-type="float">
            <text:p>32.92</text:p>
          </table:table-cell>
          <table:table-cell office:value-type="float" office:value="21236" calcext:value-type="float">
            <text:p>21236</text:p>
          </table:table-cell>
          <table:table-cell office:value-type="float" office:value="1669053" calcext:value-type="float">
            <text:p>1669053</text:p>
          </table:table-cell>
          <table:table-cell table:formula="of:=[Sheet1.E383]-[Sheet1.I3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4-s90959982c1115495.ukp</text:p>
          </table:table-cell>
          <table:table-cell office:value-type="float" office:value="1.41141" calcext:value-type="float">
            <text:p>1.41141</text:p>
          </table:table-cell>
          <table:table-cell office:value-type="float" office:value="1.46" calcext:value-type="float">
            <text:p>1.46</text:p>
          </table:table-cell>
          <table:table-cell office:value-type="float" office:value="36876" calcext:value-type="float">
            <text:p>36876</text:p>
          </table:table-cell>
          <table:table-cell office:value-type="float" office:value="1404053" calcext:value-type="float">
            <text:p>1404053</text:p>
          </table:table-cell>
          <table:table-cell office:value-type="float" office:value="32.94666" calcext:value-type="float">
            <text:p>32.94666</text:p>
          </table:table-cell>
          <table:table-cell office:value-type="float" office:value="32.93" calcext:value-type="float">
            <text:p>32.93</text:p>
          </table:table-cell>
          <table:table-cell office:value-type="float" office:value="23832" calcext:value-type="float">
            <text:p>23832</text:p>
          </table:table-cell>
          <table:table-cell office:value-type="float" office:value="1404053" calcext:value-type="float">
            <text:p>1404053</text:p>
          </table:table-cell>
          <table:table-cell table:formula="of:=[Sheet1.E384]-[Sheet1.I3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6-s11639593c1278571.ukp</text:p>
          </table:table-cell>
          <table:table-cell office:value-type="float" office:value="1.89814" calcext:value-type="float">
            <text:p>1.89814</text:p>
          </table:table-cell>
          <table:table-cell office:value-type="float" office:value="1.94" calcext:value-type="float">
            <text:p>1.94</text:p>
          </table:table-cell>
          <table:table-cell office:value-type="float" office:value="38912" calcext:value-type="float">
            <text:p>38912</text:p>
          </table:table-cell>
          <table:table-cell office:value-type="float" office:value="1637021" calcext:value-type="float">
            <text:p>1637021</text:p>
          </table:table-cell>
          <table:table-cell office:value-type="float" office:value="33.21333" calcext:value-type="float">
            <text:p>33.21333</text:p>
          </table:table-cell>
          <table:table-cell office:value-type="float" office:value="33.2" calcext:value-type="float">
            <text:p>33.2</text:p>
          </table:table-cell>
          <table:table-cell office:value-type="float" office:value="19336" calcext:value-type="float">
            <text:p>19336</text:p>
          </table:table-cell>
          <table:table-cell office:value-type="float" office:value="1637021" calcext:value-type="float">
            <text:p>1637021</text:p>
          </table:table-cell>
          <table:table-cell table:formula="of:=[Sheet1.E385]-[Sheet1.I3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5-s609893802c1577168.ukp</text:p>
          </table:table-cell>
          <table:table-cell office:value-type="float" office:value="2.07087" calcext:value-type="float">
            <text:p>2.07087</text:p>
          </table:table-cell>
          <table:table-cell office:value-type="float" office:value="2.14" calcext:value-type="float">
            <text:p>2.14</text:p>
          </table:table-cell>
          <table:table-cell office:value-type="float" office:value="43668" calcext:value-type="float">
            <text:p>43668</text:p>
          </table:table-cell>
          <table:table-cell office:value-type="float" office:value="2013610" calcext:value-type="float">
            <text:p>2013610</text:p>
          </table:table-cell>
          <table:table-cell office:value-type="float" office:value="33.26666" calcext:value-type="float">
            <text:p>33.26666</text:p>
          </table:table-cell>
          <table:table-cell office:value-type="float" office:value="33.25" calcext:value-type="float">
            <text:p>33.25</text:p>
          </table:table-cell>
          <table:table-cell office:value-type="float" office:value="21480" calcext:value-type="float">
            <text:p>21480</text:p>
          </table:table-cell>
          <table:table-cell office:value-type="float" office:value="2013610" calcext:value-type="float">
            <text:p>2013610</text:p>
          </table:table-cell>
          <table:table-cell table:formula="of:=[Sheet1.E386]-[Sheet1.I3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7-s607801339c1461978.ukp</text:p>
          </table:table-cell>
          <table:table-cell office:value-type="float" office:value="1.39165" calcext:value-type="float">
            <text:p>1.39165</text:p>
          </table:table-cell>
          <table:table-cell office:value-type="float" office:value="1.44" calcext:value-type="float">
            <text:p>1.44</text:p>
          </table:table-cell>
          <table:table-cell office:value-type="float" office:value="42260" calcext:value-type="float">
            <text:p>42260</text:p>
          </table:table-cell>
          <table:table-cell office:value-type="float" office:value="1842482" calcext:value-type="float">
            <text:p>1842482</text:p>
          </table:table-cell>
          <table:table-cell office:value-type="float" office:value="33.43" calcext:value-type="float">
            <text:p>33.43</text:p>
          </table:table-cell>
          <table:table-cell office:value-type="float" office:value="33.42" calcext:value-type="float">
            <text:p>33.42</text:p>
          </table:table-cell>
          <table:table-cell office:value-type="float" office:value="21120" calcext:value-type="float">
            <text:p>21120</text:p>
          </table:table-cell>
          <table:table-cell office:value-type="float" office:value="1842482" calcext:value-type="float">
            <text:p>1842482</text:p>
          </table:table-cell>
          <table:table-cell table:formula="of:=[Sheet1.E387]-[Sheet1.I3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3-s512984724c1600843.ukp</text:p>
          </table:table-cell>
          <table:table-cell office:value-type="float" office:value="2.02923" calcext:value-type="float">
            <text:p>2.02923</text:p>
          </table:table-cell>
          <table:table-cell office:value-type="float" office:value="2.08" calcext:value-type="float">
            <text:p>2.08</text:p>
          </table:table-cell>
          <table:table-cell office:value-type="float" office:value="43908" calcext:value-type="float">
            <text:p>43908</text:p>
          </table:table-cell>
          <table:table-cell office:value-type="float" office:value="2042578" calcext:value-type="float">
            <text:p>2042578</text:p>
          </table:table-cell>
          <table:table-cell office:value-type="float" office:value="33.55333" calcext:value-type="float">
            <text:p>33.55333</text:p>
          </table:table-cell>
          <table:table-cell office:value-type="float" office:value="33.56" calcext:value-type="float">
            <text:p>33.56</text:p>
          </table:table-cell>
          <table:table-cell office:value-type="float" office:value="22248" calcext:value-type="float">
            <text:p>22248</text:p>
          </table:table-cell>
          <table:table-cell office:value-type="float" office:value="2042578" calcext:value-type="float">
            <text:p>2042578</text:p>
          </table:table-cell>
          <table:table-cell table:formula="of:=[Sheet1.E388]-[Sheet1.I3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4-s512463211c1276908.ukp</text:p>
          </table:table-cell>
          <table:table-cell office:value-type="float" office:value="1.92275" calcext:value-type="float">
            <text:p>1.92275</text:p>
          </table:table-cell>
          <table:table-cell office:value-type="float" office:value="1.97" calcext:value-type="float">
            <text:p>1.97</text:p>
          </table:table-cell>
          <table:table-cell office:value-type="float" office:value="38932" calcext:value-type="float">
            <text:p>38932</text:p>
          </table:table-cell>
          <table:table-cell office:value-type="float" office:value="1643863" calcext:value-type="float">
            <text:p>1643863</text:p>
          </table:table-cell>
          <table:table-cell office:value-type="float" office:value="33.60333" calcext:value-type="float">
            <text:p>33.60333</text:p>
          </table:table-cell>
          <table:table-cell office:value-type="float" office:value="33.59" calcext:value-type="float">
            <text:p>33.59</text:p>
          </table:table-cell>
          <table:table-cell office:value-type="float" office:value="20720" calcext:value-type="float">
            <text:p>20720</text:p>
          </table:table-cell>
          <table:table-cell office:value-type="float" office:value="1643863" calcext:value-type="float">
            <text:p>1643863</text:p>
          </table:table-cell>
          <table:table-cell table:formula="of:=[Sheet1.E389]-[Sheet1.I3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8-s633218386c1369500.ukp</text:p>
          </table:table-cell>
          <table:table-cell office:value-type="float" office:value="1.24796" calcext:value-type="float">
            <text:p>1.24796</text:p>
          </table:table-cell>
          <table:table-cell office:value-type="float" office:value="1.29" calcext:value-type="float">
            <text:p>1.29</text:p>
          </table:table-cell>
          <table:table-cell office:value-type="float" office:value="40448" calcext:value-type="float">
            <text:p>40448</text:p>
          </table:table-cell>
          <table:table-cell office:value-type="float" office:value="1740605" calcext:value-type="float">
            <text:p>1740605</text:p>
          </table:table-cell>
          <table:table-cell office:value-type="float" office:value="33.79333" calcext:value-type="float">
            <text:p>33.79333</text:p>
          </table:table-cell>
          <table:table-cell office:value-type="float" office:value="33.79" calcext:value-type="float">
            <text:p>33.79</text:p>
          </table:table-cell>
          <table:table-cell office:value-type="float" office:value="23088" calcext:value-type="float">
            <text:p>23088</text:p>
          </table:table-cell>
          <table:table-cell office:value-type="float" office:value="1740605" calcext:value-type="float">
            <text:p>1740605</text:p>
          </table:table-cell>
          <table:table-cell table:formula="of:=[Sheet1.E390]-[Sheet1.I3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0-s467683630c1746191.ukp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1.35" calcext:value-type="float">
            <text:p>11.35</text:p>
          </table:table-cell>
          <table:table-cell office:value-type="float" office:value="47976" calcext:value-type="float">
            <text:p>47976</text:p>
          </table:table-cell>
          <table:table-cell office:value-type="float" office:value="5291045" calcext:value-type="float">
            <text:p>5291045</text:p>
          </table:table-cell>
          <table:table-cell office:value-type="float" office:value="33.92" calcext:value-type="float">
            <text:p>33.92</text:p>
          </table:table-cell>
          <table:table-cell office:value-type="float" office:value="33.91" calcext:value-type="float">
            <text:p>33.91</text:p>
          </table:table-cell>
          <table:table-cell office:value-type="float" office:value="21280" calcext:value-type="float">
            <text:p>21280</text:p>
          </table:table-cell>
          <table:table-cell office:value-type="float" office:value="5291045" calcext:value-type="float">
            <text:p>5291045</text:p>
          </table:table-cell>
          <table:table-cell table:formula="of:=[Sheet1.E391]-[Sheet1.I3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-s855531081c1465391.ukp</text:p>
          </table:table-cell>
          <table:table-cell office:value-type="float" office:value="2.10666" calcext:value-type="float">
            <text:p>2.10666</text:p>
          </table:table-cell>
          <table:table-cell office:value-type="float" office:value="2.32" calcext:value-type="float">
            <text:p>2.32</text:p>
          </table:table-cell>
          <table:table-cell office:value-type="float" office:value="41876" calcext:value-type="float">
            <text:p>41876</text:p>
          </table:table-cell>
          <table:table-cell office:value-type="float" office:value="1878777" calcext:value-type="float">
            <text:p>1878777</text:p>
          </table:table-cell>
          <table:table-cell office:value-type="float" office:value="34.26333" calcext:value-type="float">
            <text:p>34.26333</text:p>
          </table:table-cell>
          <table:table-cell office:value-type="float" office:value="34.26" calcext:value-type="float">
            <text:p>34.26</text:p>
          </table:table-cell>
          <table:table-cell office:value-type="float" office:value="22252" calcext:value-type="float">
            <text:p>22252</text:p>
          </table:table-cell>
          <table:table-cell office:value-type="float" office:value="1878777" calcext:value-type="float">
            <text:p>1878777</text:p>
          </table:table-cell>
          <table:table-cell table:formula="of:=[Sheet1.E392]-[Sheet1.I3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5-s568312405c1192793.ukp</text:p>
          </table:table-cell>
          <table:table-cell office:value-type="float" office:value="1.25902" calcext:value-type="float">
            <text:p>1.25902</text:p>
          </table:table-cell>
          <table:table-cell office:value-type="float" office:value="1.3" calcext:value-type="float">
            <text:p>1.3</text:p>
          </table:table-cell>
          <table:table-cell office:value-type="float" office:value="37956" calcext:value-type="float">
            <text:p>37956</text:p>
          </table:table-cell>
          <table:table-cell office:value-type="float" office:value="1496227" calcext:value-type="float">
            <text:p>1496227</text:p>
          </table:table-cell>
          <table:table-cell office:value-type="float" office:value="34.3" calcext:value-type="float">
            <text:p>34.3</text:p>
          </table:table-cell>
          <table:table-cell office:value-type="float" office:value="34.29" calcext:value-type="float">
            <text:p>34.29</text:p>
          </table:table-cell>
          <table:table-cell office:value-type="float" office:value="21100" calcext:value-type="float">
            <text:p>21100</text:p>
          </table:table-cell>
          <table:table-cell office:value-type="float" office:value="1496227" calcext:value-type="float">
            <text:p>1496227</text:p>
          </table:table-cell>
          <table:table-cell table:formula="of:=[Sheet1.E393]-[Sheet1.I3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5-s957468776c1846303.ukp</text:p>
          </table:table-cell>
          <table:table-cell office:value-type="float" office:value="1.67224" calcext:value-type="float">
            <text:p>1.67224</text:p>
          </table:table-cell>
          <table:table-cell office:value-type="float" office:value="1.72" calcext:value-type="float">
            <text:p>1.72</text:p>
          </table:table-cell>
          <table:table-cell office:value-type="float" office:value="48320" calcext:value-type="float">
            <text:p>48320</text:p>
          </table:table-cell>
          <table:table-cell office:value-type="float" office:value="2332115" calcext:value-type="float">
            <text:p>2332115</text:p>
          </table:table-cell>
          <table:table-cell office:value-type="float" office:value="34.30666" calcext:value-type="float">
            <text:p>34.30666</text:p>
          </table:table-cell>
          <table:table-cell office:value-type="float" office:value="34.3" calcext:value-type="float">
            <text:p>34.3</text:p>
          </table:table-cell>
          <table:table-cell office:value-type="float" office:value="20052" calcext:value-type="float">
            <text:p>20052</text:p>
          </table:table-cell>
          <table:table-cell office:value-type="float" office:value="2332115" calcext:value-type="float">
            <text:p>2332115</text:p>
          </table:table-cell>
          <table:table-cell table:formula="of:=[Sheet1.E394]-[Sheet1.I3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2-s913132733c1330671.ukp</text:p>
          </table:table-cell>
          <table:table-cell office:value-type="float" office:value="1.42617" calcext:value-type="float">
            <text:p>1.42617</text:p>
          </table:table-cell>
          <table:table-cell office:value-type="float" office:value="1.47" calcext:value-type="float">
            <text:p>1.47</text:p>
          </table:table-cell>
          <table:table-cell office:value-type="float" office:value="40084" calcext:value-type="float">
            <text:p>40084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34.52666" calcext:value-type="float">
            <text:p>34.52666</text:p>
          </table:table-cell>
          <table:table-cell office:value-type="float" office:value="34.5" calcext:value-type="float">
            <text:p>34.5</text:p>
          </table:table-cell>
          <table:table-cell office:value-type="float" office:value="19392" calcext:value-type="float">
            <text:p>19392</text:p>
          </table:table-cell>
          <table:table-cell office:value-type="float" office:value="1656582" calcext:value-type="float">
            <text:p>1656582</text:p>
          </table:table-cell>
          <table:table-cell table:formula="of:=[Sheet1.E395]-[Sheet1.I3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-s774727805c1128316.ukp</text:p>
          </table:table-cell>
          <table:table-cell office:value-type="float" office:value="1.02912" calcext:value-type="float">
            <text:p>1.02912</text:p>
          </table:table-cell>
          <table:table-cell office:value-type="float" office:value="1.08" calcext:value-type="float">
            <text:p>1.08</text:p>
          </table:table-cell>
          <table:table-cell office:value-type="float" office:value="36460" calcext:value-type="float">
            <text:p>36460</text:p>
          </table:table-cell>
          <table:table-cell office:value-type="float" office:value="1438367" calcext:value-type="float">
            <text:p>1438367</text:p>
          </table:table-cell>
          <table:table-cell office:value-type="float" office:value="34.77333" calcext:value-type="float">
            <text:p>34.77333</text:p>
          </table:table-cell>
          <table:table-cell office:value-type="float" office:value="34.76" calcext:value-type="float">
            <text:p>34.76</text:p>
          </table:table-cell>
          <table:table-cell office:value-type="float" office:value="21448" calcext:value-type="float">
            <text:p>21448</text:p>
          </table:table-cell>
          <table:table-cell office:value-type="float" office:value="1438367" calcext:value-type="float">
            <text:p>1438367</text:p>
          </table:table-cell>
          <table:table-cell table:formula="of:=[Sheet1.E396]-[Sheet1.I3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5-s419785115c1594475.ukp</text:p>
          </table:table-cell>
          <table:table-cell office:value-type="float" office:value="1.21233" calcext:value-type="float">
            <text:p>1.21233</text:p>
          </table:table-cell>
          <table:table-cell office:value-type="float" office:value="1.26" calcext:value-type="float">
            <text:p>1.26</text:p>
          </table:table-cell>
          <table:table-cell office:value-type="float" office:value="44300" calcext:value-type="float">
            <text:p>44300</text:p>
          </table:table-cell>
          <table:table-cell office:value-type="float" office:value="1998729" calcext:value-type="float">
            <text:p>1998729</text:p>
          </table:table-cell>
          <table:table-cell office:value-type="float" office:value="34.81333" calcext:value-type="float">
            <text:p>34.81333</text:p>
          </table:table-cell>
          <table:table-cell office:value-type="float" office:value="34.82" calcext:value-type="float">
            <text:p>34.82</text:p>
          </table:table-cell>
          <table:table-cell office:value-type="float" office:value="24268" calcext:value-type="float">
            <text:p>24268</text:p>
          </table:table-cell>
          <table:table-cell office:value-type="float" office:value="1998729" calcext:value-type="float">
            <text:p>1998729</text:p>
          </table:table-cell>
          <table:table-cell table:formula="of:=[Sheet1.E397]-[Sheet1.I3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6-s207893161c1106990.ukp</text:p>
          </table:table-cell>
          <table:table-cell office:value-type="float" office:value="1.4308" calcext:value-type="float">
            <text:p>1.4308</text:p>
          </table:table-cell>
          <table:table-cell office:value-type="float" office:value="1.5" calcext:value-type="float">
            <text:p>1.5</text:p>
          </table:table-cell>
          <table:table-cell office:value-type="float" office:value="36252" calcext:value-type="float">
            <text:p>36252</text:p>
          </table:table-cell>
          <table:table-cell office:value-type="float" office:value="1422082" calcext:value-type="float">
            <text:p>1422082</text:p>
          </table:table-cell>
          <table:table-cell office:value-type="float" office:value="34.93" calcext:value-type="float">
            <text:p>34.93</text:p>
          </table:table-cell>
          <table:table-cell office:value-type="float" office:value="34.92" calcext:value-type="float">
            <text:p>34.92</text:p>
          </table:table-cell>
          <table:table-cell office:value-type="float" office:value="21220" calcext:value-type="float">
            <text:p>21220</text:p>
          </table:table-cell>
          <table:table-cell office:value-type="float" office:value="1422082" calcext:value-type="float">
            <text:p>1422082</text:p>
          </table:table-cell>
          <table:table-cell table:formula="of:=[Sheet1.E398]-[Sheet1.I3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6-s885510405c1865617.ukp</text:p>
          </table:table-cell>
          <table:table-cell office:value-type="float" office:value="11.7373" calcext:value-type="float">
            <text:p>11.7373</text:p>
          </table:table-cell>
          <table:table-cell office:value-type="float" office:value="11.87" calcext:value-type="float">
            <text:p>11.87</text:p>
          </table:table-cell>
          <table:table-cell office:value-type="float" office:value="49756" calcext:value-type="float">
            <text:p>49756</text:p>
          </table:table-cell>
          <table:table-cell office:value-type="float" office:value="5639926" calcext:value-type="float">
            <text:p>5639926</text:p>
          </table:table-cell>
          <table:table-cell office:value-type="float" office:value="34.98666" calcext:value-type="float">
            <text:p>34.98666</text:p>
          </table:table-cell>
          <table:table-cell office:value-type="float" office:value="34.98" calcext:value-type="float">
            <text:p>34.98</text:p>
          </table:table-cell>
          <table:table-cell office:value-type="float" office:value="25072" calcext:value-type="float">
            <text:p>25072</text:p>
          </table:table-cell>
          <table:table-cell office:value-type="float" office:value="5639926" calcext:value-type="float">
            <text:p>5639926</text:p>
          </table:table-cell>
          <table:table-cell table:formula="of:=[Sheet1.E399]-[Sheet1.I3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5-s802259763c1859860.ukp</text:p>
          </table:table-cell>
          <table:table-cell office:value-type="float" office:value="10.8013" calcext:value-type="float">
            <text:p>10.8013</text:p>
          </table:table-cell>
          <table:table-cell office:value-type="float" office:value="10.93" calcext:value-type="float">
            <text:p>10.93</text:p>
          </table:table-cell>
          <table:table-cell office:value-type="float" office:value="49796" calcext:value-type="float">
            <text:p>49796</text:p>
          </table:table-cell>
          <table:table-cell office:value-type="float" office:value="5596229" calcext:value-type="float">
            <text:p>5596229</text:p>
          </table:table-cell>
          <table:table-cell office:value-type="float" office:value="35.27333" calcext:value-type="float">
            <text:p>35.27333</text:p>
          </table:table-cell>
          <table:table-cell office:value-type="float" office:value="35.29" calcext:value-type="float">
            <text:p>35.29</text:p>
          </table:table-cell>
          <table:table-cell office:value-type="float" office:value="22112" calcext:value-type="float">
            <text:p>22112</text:p>
          </table:table-cell>
          <table:table-cell office:value-type="float" office:value="5596229" calcext:value-type="float">
            <text:p>5596229</text:p>
          </table:table-cell>
          <table:table-cell table:formula="of:=[Sheet1.E400]-[Sheet1.I4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-s684448574c1772748.ukp</text:p>
          </table:table-cell>
          <table:table-cell office:value-type="float" office:value="11.5598" calcext:value-type="float">
            <text:p>11.5598</text:p>
          </table:table-cell>
          <table:table-cell office:value-type="float" office:value="11.7" calcext:value-type="float">
            <text:p>11.7</text:p>
          </table:table-cell>
          <table:table-cell office:value-type="float" office:value="48396" calcext:value-type="float">
            <text:p>48396</text:p>
          </table:table-cell>
          <table:table-cell office:value-type="float" office:value="5370245" calcext:value-type="float">
            <text:p>5370245</text:p>
          </table:table-cell>
          <table:table-cell office:value-type="float" office:value="35.51666" calcext:value-type="float">
            <text:p>35.51666</text:p>
          </table:table-cell>
          <table:table-cell office:value-type="float" office:value="35.52" calcext:value-type="float">
            <text:p>35.52</text:p>
          </table:table-cell>
          <table:table-cell office:value-type="float" office:value="19644" calcext:value-type="float">
            <text:p>19644</text:p>
          </table:table-cell>
          <table:table-cell office:value-type="float" office:value="5370245" calcext:value-type="float">
            <text:p>5370245</text:p>
          </table:table-cell>
          <table:table-cell table:formula="of:=[Sheet1.E401]-[Sheet1.I4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3-s217583718c1439577.ukp</text:p>
          </table:table-cell>
          <table:table-cell office:value-type="float" office:value="1.30648" calcext:value-type="float">
            <text:p>1.30648</text:p>
          </table:table-cell>
          <table:table-cell office:value-type="float" office:value="1.35" calcext:value-type="float">
            <text:p>1.35</text:p>
          </table:table-cell>
          <table:table-cell office:value-type="float" office:value="41476" calcext:value-type="float">
            <text:p>41476</text:p>
          </table:table-cell>
          <table:table-cell office:value-type="float" office:value="1844760" calcext:value-type="float">
            <text:p>1844760</text:p>
          </table:table-cell>
          <table:table-cell office:value-type="float" office:value="35.70333" calcext:value-type="float">
            <text:p>35.70333</text:p>
          </table:table-cell>
          <table:table-cell office:value-type="float" office:value="35.68" calcext:value-type="float">
            <text:p>35.68</text:p>
          </table:table-cell>
          <table:table-cell office:value-type="float" office:value="22252" calcext:value-type="float">
            <text:p>22252</text:p>
          </table:table-cell>
          <table:table-cell office:value-type="float" office:value="1844760" calcext:value-type="float">
            <text:p>1844760</text:p>
          </table:table-cell>
          <table:table-cell table:formula="of:=[Sheet1.E402]-[Sheet1.I4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6-s180237460c1628661.ukp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2.6" calcext:value-type="float">
            <text:p>12.6</text:p>
          </table:table-cell>
          <table:table-cell office:value-type="float" office:value="46052" calcext:value-type="float">
            <text:p>46052</text:p>
          </table:table-cell>
          <table:table-cell office:value-type="float" office:value="4935703" calcext:value-type="float">
            <text:p>4935703</text:p>
          </table:table-cell>
          <table:table-cell office:value-type="float" office:value="35.78666" calcext:value-type="float">
            <text:p>35.78666</text:p>
          </table:table-cell>
          <table:table-cell office:value-type="float" office:value="35.77" calcext:value-type="float">
            <text:p>35.77</text:p>
          </table:table-cell>
          <table:table-cell office:value-type="float" office:value="22492" calcext:value-type="float">
            <text:p>22492</text:p>
          </table:table-cell>
          <table:table-cell office:value-type="float" office:value="4935703" calcext:value-type="float">
            <text:p>4935703</text:p>
          </table:table-cell>
          <table:table-cell table:formula="of:=[Sheet1.E403]-[Sheet1.I4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3-s731218263c1046919.ukp</text:p>
          </table:table-cell>
          <table:table-cell office:value-type="float" office:value="1.29325" calcext:value-type="float">
            <text:p>1.29325</text:p>
          </table:table-cell>
          <table:table-cell office:value-type="float" office:value="1.34" calcext:value-type="float">
            <text:p>1.34</text:p>
          </table:table-cell>
          <table:table-cell office:value-type="float" office:value="35308" calcext:value-type="float">
            <text:p>35308</text:p>
          </table:table-cell>
          <table:table-cell office:value-type="float" office:value="1334722" calcext:value-type="float">
            <text:p>1334722</text:p>
          </table:table-cell>
          <table:table-cell office:value-type="float" office:value="35.81666" calcext:value-type="float">
            <text:p>35.81666</text:p>
          </table:table-cell>
          <table:table-cell office:value-type="float" office:value="35.8" calcext:value-type="float">
            <text:p>35.8</text:p>
          </table:table-cell>
          <table:table-cell office:value-type="float" office:value="23452" calcext:value-type="float">
            <text:p>23452</text:p>
          </table:table-cell>
          <table:table-cell office:value-type="float" office:value="1334722" calcext:value-type="float">
            <text:p>1334722</text:p>
          </table:table-cell>
          <table:table-cell table:formula="of:=[Sheet1.E404]-[Sheet1.I4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-s774727805c1448211.ukp</text:p>
          </table:table-cell>
          <table:table-cell office:value-type="float" office:value="1.32392" calcext:value-type="float">
            <text:p>1.32392</text:p>
          </table:table-cell>
          <table:table-cell office:value-type="float" office:value="1.37" calcext:value-type="float">
            <text:p>1.37</text:p>
          </table:table-cell>
          <table:table-cell office:value-type="float" office:value="42148" calcext:value-type="float">
            <text:p>42148</text:p>
          </table:table-cell>
          <table:table-cell office:value-type="float" office:value="1814348" calcext:value-type="float">
            <text:p>1814348</text:p>
          </table:table-cell>
          <table:table-cell office:value-type="float" office:value="36.14333" calcext:value-type="float">
            <text:p>36.14333</text:p>
          </table:table-cell>
          <table:table-cell office:value-type="float" office:value="36.12" calcext:value-type="float">
            <text:p>36.12</text:p>
          </table:table-cell>
          <table:table-cell office:value-type="float" office:value="19508" calcext:value-type="float">
            <text:p>19508</text:p>
          </table:table-cell>
          <table:table-cell office:value-type="float" office:value="1814348" calcext:value-type="float">
            <text:p>1814348</text:p>
          </table:table-cell>
          <table:table-cell table:formula="of:=[Sheet1.E405]-[Sheet1.I4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0-s155213243c1596642.ukp</text:p>
          </table:table-cell>
          <table:table-cell office:value-type="float" office:value="1.11135" calcext:value-type="float">
            <text:p>1.11135</text:p>
          </table:table-cell>
          <table:table-cell office:value-type="float" office:value="1.23" calcext:value-type="float">
            <text:p>1.23</text:p>
          </table:table-cell>
          <table:table-cell office:value-type="float" office:value="44368" calcext:value-type="float">
            <text:p>44368</text:p>
          </table:table-cell>
          <table:table-cell office:value-type="float" office:value="2006754" calcext:value-type="float">
            <text:p>2006754</text:p>
          </table:table-cell>
          <table:table-cell office:value-type="float" office:value="36.17333" calcext:value-type="float">
            <text:p>36.17333</text:p>
          </table:table-cell>
          <table:table-cell office:value-type="float" office:value="36.15" calcext:value-type="float">
            <text:p>36.15</text:p>
          </table:table-cell>
          <table:table-cell office:value-type="float" office:value="21704" calcext:value-type="float">
            <text:p>21704</text:p>
          </table:table-cell>
          <table:table-cell office:value-type="float" office:value="2006754" calcext:value-type="float">
            <text:p>2006754</text:p>
          </table:table-cell>
          <table:table-cell table:formula="of:=[Sheet1.E406]-[Sheet1.I4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9-s956890340c1829250.ukp</text:p>
          </table:table-cell>
          <table:table-cell office:value-type="float" office:value="7.50617" calcext:value-type="float">
            <text:p>7.50617</text:p>
          </table:table-cell>
          <table:table-cell office:value-type="float" office:value="7.62" calcext:value-type="float">
            <text:p>7.62</text:p>
          </table:table-cell>
          <table:table-cell office:value-type="float" office:value="48616" calcext:value-type="float">
            <text:p>48616</text:p>
          </table:table-cell>
          <table:table-cell office:value-type="float" office:value="5542805" calcext:value-type="float">
            <text:p>5542805</text:p>
          </table:table-cell>
          <table:table-cell office:value-type="float" office:value="36.43666" calcext:value-type="float">
            <text:p>36.43666</text:p>
          </table:table-cell>
          <table:table-cell office:value-type="float" office:value="36.44" calcext:value-type="float">
            <text:p>36.44</text:p>
          </table:table-cell>
          <table:table-cell office:value-type="float" office:value="26488" calcext:value-type="float">
            <text:p>26488</text:p>
          </table:table-cell>
          <table:table-cell office:value-type="float" office:value="5542805" calcext:value-type="float">
            <text:p>5542805</text:p>
          </table:table-cell>
          <table:table-cell table:formula="of:=[Sheet1.E407]-[Sheet1.I4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5-s11371460c1659902.ukp</text:p>
          </table:table-cell>
          <table:table-cell office:value-type="float" office:value="1.36613" calcext:value-type="float">
            <text:p>1.36613</text:p>
          </table:table-cell>
          <table:table-cell office:value-type="float" office:value="1.41" calcext:value-type="float">
            <text:p>1.41</text:p>
          </table:table-cell>
          <table:table-cell office:value-type="float" office:value="45416" calcext:value-type="float">
            <text:p>45416</text:p>
          </table:table-cell>
          <table:table-cell office:value-type="float" office:value="2073975" calcext:value-type="float">
            <text:p>2073975</text:p>
          </table:table-cell>
          <table:table-cell office:value-type="float" office:value="36.49666" calcext:value-type="float">
            <text:p>36.49666</text:p>
          </table:table-cell>
          <table:table-cell office:value-type="float" office:value="36.49" calcext:value-type="float">
            <text:p>36.49</text:p>
          </table:table-cell>
          <table:table-cell office:value-type="float" office:value="19236" calcext:value-type="float">
            <text:p>19236</text:p>
          </table:table-cell>
          <table:table-cell office:value-type="float" office:value="2073975" calcext:value-type="float">
            <text:p>2073975</text:p>
          </table:table-cell>
          <table:table-cell table:formula="of:=[Sheet1.E408]-[Sheet1.I4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6-s764445182c1340663.ukp</text:p>
          </table:table-cell>
          <table:table-cell office:value-type="float" office:value="1.48116" calcext:value-type="float">
            <text:p>1.48116</text:p>
          </table:table-cell>
          <table:table-cell office:value-type="float" office:value="1.53" calcext:value-type="float">
            <text:p>1.53</text:p>
          </table:table-cell>
          <table:table-cell office:value-type="float" office:value="39904" calcext:value-type="float">
            <text:p>39904</text:p>
          </table:table-cell>
          <table:table-cell office:value-type="float" office:value="1713186" calcext:value-type="float">
            <text:p>1713186</text:p>
          </table:table-cell>
          <table:table-cell office:value-type="float" office:value="36.52666" calcext:value-type="float">
            <text:p>36.52666</text:p>
          </table:table-cell>
          <table:table-cell office:value-type="float" office:value="36.51" calcext:value-type="float">
            <text:p>36.51</text:p>
          </table:table-cell>
          <table:table-cell office:value-type="float" office:value="20860" calcext:value-type="float">
            <text:p>20860</text:p>
          </table:table-cell>
          <table:table-cell office:value-type="float" office:value="1713186" calcext:value-type="float">
            <text:p>1713186</text:p>
          </table:table-cell>
          <table:table-cell table:formula="of:=[Sheet1.E409]-[Sheet1.I4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2-s117967725c1767011.ukp</text:p>
          </table:table-cell>
          <table:table-cell office:value-type="float" office:value="1.42284" calcext:value-type="float">
            <text:p>1.42284</text:p>
          </table:table-cell>
          <table:table-cell office:value-type="float" office:value="1.47" calcext:value-type="float">
            <text:p>1.47</text:p>
          </table:table-cell>
          <table:table-cell office:value-type="float" office:value="47056" calcext:value-type="float">
            <text:p>47056</text:p>
          </table:table-cell>
          <table:table-cell office:value-type="float" office:value="2224358" calcext:value-type="float">
            <text:p>2224358</text:p>
          </table:table-cell>
          <table:table-cell office:value-type="float" office:value="36.70333" calcext:value-type="float">
            <text:p>36.70333</text:p>
          </table:table-cell>
          <table:table-cell office:value-type="float" office:value="36.69" calcext:value-type="float">
            <text:p>36.69</text:p>
          </table:table-cell>
          <table:table-cell office:value-type="float" office:value="20948" calcext:value-type="float">
            <text:p>20948</text:p>
          </table:table-cell>
          <table:table-cell office:value-type="float" office:value="2224358" calcext:value-type="float">
            <text:p>2224358</text:p>
          </table:table-cell>
          <table:table-cell table:formula="of:=[Sheet1.E410]-[Sheet1.I4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8-s865461609c1593165.ukp</text:p>
          </table:table-cell>
          <table:table-cell office:value-type="float" office:value="1.64894" calcext:value-type="float">
            <text:p>1.64894</text:p>
          </table:table-cell>
          <table:table-cell office:value-type="float" office:value="1.69" calcext:value-type="float">
            <text:p>1.69</text:p>
          </table:table-cell>
          <table:table-cell office:value-type="float" office:value="44324" calcext:value-type="float">
            <text:p>44324</text:p>
          </table:table-cell>
          <table:table-cell office:value-type="float" office:value="1993162" calcext:value-type="float">
            <text:p>1993162</text:p>
          </table:table-cell>
          <table:table-cell office:value-type="float" office:value="36.81333" calcext:value-type="float">
            <text:p>36.81333</text:p>
          </table:table-cell>
          <table:table-cell office:value-type="float" office:value="36.81" calcext:value-type="float">
            <text:p>36.81</text:p>
          </table:table-cell>
          <table:table-cell office:value-type="float" office:value="23084" calcext:value-type="float">
            <text:p>23084</text:p>
          </table:table-cell>
          <table:table-cell office:value-type="float" office:value="1993162" calcext:value-type="float">
            <text:p>1993162</text:p>
          </table:table-cell>
          <table:table-cell table:formula="of:=[Sheet1.E411]-[Sheet1.I4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0-s342094980c1801899.ukp</text:p>
          </table:table-cell>
          <table:table-cell office:value-type="float" office:value="9.86335" calcext:value-type="float">
            <text:p>9.86335</text:p>
          </table:table-cell>
          <table:table-cell office:value-type="float" office:value="10.01" calcext:value-type="float">
            <text:p>10.01</text:p>
          </table:table-cell>
          <table:table-cell office:value-type="float" office:value="48884" calcext:value-type="float">
            <text:p>48884</text:p>
          </table:table-cell>
          <table:table-cell office:value-type="float" office:value="5441598" calcext:value-type="float">
            <text:p>5441598</text:p>
          </table:table-cell>
          <table:table-cell office:value-type="float" office:value="37.03" calcext:value-type="float">
            <text:p>37.03</text:p>
          </table:table-cell>
          <table:table-cell office:value-type="float" office:value="37.02" calcext:value-type="float">
            <text:p>37.02</text:p>
          </table:table-cell>
          <table:table-cell office:value-type="float" office:value="22916" calcext:value-type="float">
            <text:p>22916</text:p>
          </table:table-cell>
          <table:table-cell office:value-type="float" office:value="5441598" calcext:value-type="float">
            <text:p>5441598</text:p>
          </table:table-cell>
          <table:table-cell table:formula="of:=[Sheet1.E412]-[Sheet1.I4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2-s870038921c1058374.ukp</text:p>
          </table:table-cell>
          <table:table-cell office:value-type="float" office:value="1.22199" calcext:value-type="float">
            <text:p>1.22199</text:p>
          </table:table-cell>
          <table:table-cell office:value-type="float" office:value="1.27" calcext:value-type="float">
            <text:p>1.27</text:p>
          </table:table-cell>
          <table:table-cell office:value-type="float" office:value="36032" calcext:value-type="float">
            <text:p>36032</text:p>
          </table:table-cell>
          <table:table-cell office:value-type="float" office:value="1333543" calcext:value-type="float">
            <text:p>1333543</text:p>
          </table:table-cell>
          <table:table-cell office:value-type="float" office:value="37.15" calcext:value-type="float">
            <text:p>37.15</text:p>
          </table:table-cell>
          <table:table-cell office:value-type="float" office:value="37.14" calcext:value-type="float">
            <text:p>37.14</text:p>
          </table:table-cell>
          <table:table-cell office:value-type="float" office:value="21484" calcext:value-type="float">
            <text:p>21484</text:p>
          </table:table-cell>
          <table:table-cell office:value-type="float" office:value="1333543" calcext:value-type="float">
            <text:p>1333543</text:p>
          </table:table-cell>
          <table:table-cell table:formula="of:=[Sheet1.E413]-[Sheet1.I4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7-s583556376c1670601.ukp</text:p>
          </table:table-cell>
          <table:table-cell office:value-type="float" office:value="11.2387" calcext:value-type="float">
            <text:p>11.2387</text:p>
          </table:table-cell>
          <table:table-cell office:value-type="float" office:value="11.35" calcext:value-type="float">
            <text:p>11.35</text:p>
          </table:table-cell>
          <table:table-cell office:value-type="float" office:value="46820" calcext:value-type="float">
            <text:p>46820</text:p>
          </table:table-cell>
          <table:table-cell office:value-type="float" office:value="5086244" calcext:value-type="float">
            <text:p>5086244</text:p>
          </table:table-cell>
          <table:table-cell table:number-columns-repeated="2" office:value-type="float" office:value="37.42" calcext:value-type="float">
            <text:p>37.42</text:p>
          </table:table-cell>
          <table:table-cell office:value-type="float" office:value="24280" calcext:value-type="float">
            <text:p>24280</text:p>
          </table:table-cell>
          <table:table-cell office:value-type="float" office:value="5086244" calcext:value-type="float">
            <text:p>5086244</text:p>
          </table:table-cell>
          <table:table-cell table:formula="of:=[Sheet1.E414]-[Sheet1.I4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-s720843886c1834312.ukp</text:p>
          </table:table-cell>
          <table:table-cell office:value-type="float" office:value="6.08183" calcext:value-type="float">
            <text:p>6.08183</text:p>
          </table:table-cell>
          <table:table-cell office:value-type="float" office:value="6.57" calcext:value-type="float">
            <text:p>6.57</text:p>
          </table:table-cell>
          <table:table-cell office:value-type="float" office:value="48740" calcext:value-type="float">
            <text:p>48740</text:p>
          </table:table-cell>
          <table:table-cell office:value-type="float" office:value="5570079" calcext:value-type="float">
            <text:p>5570079</text:p>
          </table:table-cell>
          <table:table-cell office:value-type="float" office:value="37.68333" calcext:value-type="float">
            <text:p>37.68333</text:p>
          </table:table-cell>
          <table:table-cell office:value-type="float" office:value="37.67" calcext:value-type="float">
            <text:p>37.67</text:p>
          </table:table-cell>
          <table:table-cell office:value-type="float" office:value="26524" calcext:value-type="float">
            <text:p>26524</text:p>
          </table:table-cell>
          <table:table-cell office:value-type="float" office:value="5570079" calcext:value-type="float">
            <text:p>5570079</text:p>
          </table:table-cell>
          <table:table-cell table:formula="of:=[Sheet1.E415]-[Sheet1.I4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2-s316472754c1228505.ukp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1.31" calcext:value-type="float">
            <text:p>1.31</text:p>
          </table:table-cell>
          <table:table-cell office:value-type="float" office:value="38664" calcext:value-type="float">
            <text:p>38664</text:p>
          </table:table-cell>
          <table:table-cell office:value-type="float" office:value="1530445" calcext:value-type="float">
            <text:p>1530445</text:p>
          </table:table-cell>
          <table:table-cell office:value-type="float" office:value="37.84" calcext:value-type="float">
            <text:p>37.84</text:p>
          </table:table-cell>
          <table:table-cell office:value-type="float" office:value="37.83" calcext:value-type="float">
            <text:p>37.83</text:p>
          </table:table-cell>
          <table:table-cell office:value-type="float" office:value="18976" calcext:value-type="float">
            <text:p>18976</text:p>
          </table:table-cell>
          <table:table-cell office:value-type="float" office:value="1530445" calcext:value-type="float">
            <text:p>1530445</text:p>
          </table:table-cell>
          <table:table-cell table:formula="of:=[Sheet1.E416]-[Sheet1.I4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1-s329274243c1817277.ukp</text:p>
          </table:table-cell>
          <table:table-cell office:value-type="float" office:value="5.70171" calcext:value-type="float">
            <text:p>5.70171</text:p>
          </table:table-cell>
          <table:table-cell office:value-type="float" office:value="5.81" calcext:value-type="float">
            <text:p>5.81</text:p>
          </table:table-cell>
          <table:table-cell office:value-type="float" office:value="48568" calcext:value-type="float">
            <text:p>48568</text:p>
          </table:table-cell>
          <table:table-cell office:value-type="float" office:value="5503460" calcext:value-type="float">
            <text:p>5503460</text:p>
          </table:table-cell>
          <table:table-cell office:value-type="float" office:value="38.09333" calcext:value-type="float">
            <text:p>38.09333</text:p>
          </table:table-cell>
          <table:table-cell office:value-type="float" office:value="38.09" calcext:value-type="float">
            <text:p>38.09</text:p>
          </table:table-cell>
          <table:table-cell office:value-type="float" office:value="28092" calcext:value-type="float">
            <text:p>28092</text:p>
          </table:table-cell>
          <table:table-cell office:value-type="float" office:value="5503460" calcext:value-type="float">
            <text:p>5503460</text:p>
          </table:table-cell>
          <table:table-cell table:formula="of:=[Sheet1.E417]-[Sheet1.I4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6-s760619917c1836582.ukp</text:p>
          </table:table-cell>
          <table:table-cell office:value-type="float" office:value="6.12916" calcext:value-type="float">
            <text:p>6.12916</text:p>
          </table:table-cell>
          <table:table-cell office:value-type="float" office:value="6.26" calcext:value-type="float">
            <text:p>6.26</text:p>
          </table:table-cell>
          <table:table-cell office:value-type="float" office:value="48736" calcext:value-type="float">
            <text:p>48736</text:p>
          </table:table-cell>
          <table:table-cell office:value-type="float" office:value="5578183" calcext:value-type="float">
            <text:p>5578183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6" calcext:value-type="float">
            <text:p>38.56</text:p>
          </table:table-cell>
          <table:table-cell office:value-type="float" office:value="24888" calcext:value-type="float">
            <text:p>24888</text:p>
          </table:table-cell>
          <table:table-cell office:value-type="float" office:value="5578183" calcext:value-type="float">
            <text:p>5578183</text:p>
          </table:table-cell>
          <table:table-cell table:formula="of:=[Sheet1.E418]-[Sheet1.I4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3-s743151267c1121428.ukp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23" calcext:value-type="float">
            <text:p>1.23</text:p>
          </table:table-cell>
          <table:table-cell office:value-type="float" office:value="36944" calcext:value-type="float">
            <text:p>36944</text:p>
          </table:table-cell>
          <table:table-cell office:value-type="float" office:value="1412085" calcext:value-type="float">
            <text:p>1412085</text:p>
          </table:table-cell>
          <table:table-cell office:value-type="float" office:value="39.07" calcext:value-type="float">
            <text:p>39.07</text:p>
          </table:table-cell>
          <table:table-cell office:value-type="float" office:value="39.05" calcext:value-type="float">
            <text:p>39.05</text:p>
          </table:table-cell>
          <table:table-cell office:value-type="float" office:value="19312" calcext:value-type="float">
            <text:p>19312</text:p>
          </table:table-cell>
          <table:table-cell office:value-type="float" office:value="1412085" calcext:value-type="float">
            <text:p>1412085</text:p>
          </table:table-cell>
          <table:table-cell table:formula="of:=[Sheet1.E419]-[Sheet1.I4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9-s905865785c1801895.ukp</text:p>
          </table:table-cell>
          <table:table-cell office:value-type="float" office:value="4.94123" calcext:value-type="float">
            <text:p>4.94123</text:p>
          </table:table-cell>
          <table:table-cell office:value-type="float" office:value="5.11" calcext:value-type="float">
            <text:p>5.11</text:p>
          </table:table-cell>
          <table:table-cell office:value-type="float" office:value="48220" calcext:value-type="float">
            <text:p>48220</text:p>
          </table:table-cell>
          <table:table-cell office:value-type="float" office:value="5449526" calcext:value-type="float">
            <text:p>5449526</text:p>
          </table:table-cell>
          <table:table-cell office:value-type="float" office:value="39.27666" calcext:value-type="float">
            <text:p>39.27666</text:p>
          </table:table-cell>
          <table:table-cell office:value-type="float" office:value="39.28" calcext:value-type="float">
            <text:p>39.28</text:p>
          </table:table-cell>
          <table:table-cell office:value-type="float" office:value="28064" calcext:value-type="float">
            <text:p>28064</text:p>
          </table:table-cell>
          <table:table-cell office:value-type="float" office:value="5449526" calcext:value-type="float">
            <text:p>5449526</text:p>
          </table:table-cell>
          <table:table-cell table:formula="of:=[Sheet1.E420]-[Sheet1.I4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-s618866736c1081259.ukp</text:p>
          </table:table-cell>
          <table:table-cell office:value-type="float" office:value="1.25045" calcext:value-type="float">
            <text:p>1.25045</text:p>
          </table:table-cell>
          <table:table-cell office:value-type="float" office:value="1.31" calcext:value-type="float">
            <text:p>1.31</text:p>
          </table:table-cell>
          <table:table-cell office:value-type="float" office:value="35824" calcext:value-type="float">
            <text:p>35824</text:p>
          </table:table-cell>
          <table:table-cell office:value-type="float" office:value="1375802" calcext:value-type="float">
            <text:p>1375802</text:p>
          </table:table-cell>
          <table:table-cell office:value-type="float" office:value="39.28333" calcext:value-type="float">
            <text:p>39.28333</text:p>
          </table:table-cell>
          <table:table-cell office:value-type="float" office:value="39.27" calcext:value-type="float">
            <text:p>39.27</text:p>
          </table:table-cell>
          <table:table-cell office:value-type="float" office:value="21192" calcext:value-type="float">
            <text:p>21192</text:p>
          </table:table-cell>
          <table:table-cell office:value-type="float" office:value="1375802" calcext:value-type="float">
            <text:p>1375802</text:p>
          </table:table-cell>
          <table:table-cell table:formula="of:=[Sheet1.E421]-[Sheet1.I4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0-s972099972c1534114.ukp</text:p>
          </table:table-cell>
          <table:table-cell office:value-type="float" office:value="2.22953" calcext:value-type="float">
            <text:p>2.22953</text:p>
          </table:table-cell>
          <table:table-cell office:value-type="float" office:value="2.29" calcext:value-type="float">
            <text:p>2.29</text:p>
          </table:table-cell>
          <table:table-cell office:value-type="float" office:value="42892" calcext:value-type="float">
            <text:p>42892</text:p>
          </table:table-cell>
          <table:table-cell office:value-type="float" office:value="1964449" calcext:value-type="float">
            <text:p>1964449</text:p>
          </table:table-cell>
          <table:table-cell office:value-type="float" office:value="39.34666" calcext:value-type="float">
            <text:p>39.34666</text:p>
          </table:table-cell>
          <table:table-cell office:value-type="float" office:value="39.32" calcext:value-type="float">
            <text:p>39.32</text:p>
          </table:table-cell>
          <table:table-cell office:value-type="float" office:value="21628" calcext:value-type="float">
            <text:p>21628</text:p>
          </table:table-cell>
          <table:table-cell office:value-type="float" office:value="1964449" calcext:value-type="float">
            <text:p>1964449</text:p>
          </table:table-cell>
          <table:table-cell table:formula="of:=[Sheet1.E422]-[Sheet1.I4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5-s6971566c1290217.ukp</text:p>
          </table:table-cell>
          <table:table-cell office:value-type="float" office:value="1.38144" calcext:value-type="float">
            <text:p>1.38144</text:p>
          </table:table-cell>
          <table:table-cell office:value-type="float" office:value="1.43" calcext:value-type="float">
            <text:p>1.43</text:p>
          </table:table-cell>
          <table:table-cell office:value-type="float" office:value="39536" calcext:value-type="float">
            <text:p>39536</text:p>
          </table:table-cell>
          <table:table-cell office:value-type="float" office:value="1614073" calcext:value-type="float">
            <text:p>1614073</text:p>
          </table:table-cell>
          <table:table-cell office:value-type="float" office:value="39.41333" calcext:value-type="float">
            <text:p>39.41333</text:p>
          </table:table-cell>
          <table:table-cell office:value-type="float" office:value="39.4" calcext:value-type="float">
            <text:p>39.4</text:p>
          </table:table-cell>
          <table:table-cell office:value-type="float" office:value="19756" calcext:value-type="float">
            <text:p>19756</text:p>
          </table:table-cell>
          <table:table-cell office:value-type="float" office:value="1614073" calcext:value-type="float">
            <text:p>1614073</text:p>
          </table:table-cell>
          <table:table-cell table:formula="of:=[Sheet1.E423]-[Sheet1.I4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4-s90959982c1094083.ukp</text:p>
          </table:table-cell>
          <table:table-cell office:value-type="float" office:value="0.960877" calcext:value-type="float">
            <text:p>0.960877</text:p>
          </table:table-cell>
          <table:table-cell office:value-type="float" office:value="1.01" calcext:value-type="float">
            <text:p>1.01</text:p>
          </table:table-cell>
          <table:table-cell office:value-type="float" office:value="36124" calcext:value-type="float">
            <text:p>36124</text:p>
          </table:table-cell>
          <table:table-cell office:value-type="float" office:value="1390220" calcext:value-type="float">
            <text:p>1390220</text:p>
          </table:table-cell>
          <table:table-cell office:value-type="float" office:value="39.49333" calcext:value-type="float">
            <text:p>39.49333</text:p>
          </table:table-cell>
          <table:table-cell office:value-type="float" office:value="39.48" calcext:value-type="float">
            <text:p>39.48</text:p>
          </table:table-cell>
          <table:table-cell office:value-type="float" office:value="24120" calcext:value-type="float">
            <text:p>24120</text:p>
          </table:table-cell>
          <table:table-cell office:value-type="float" office:value="1390220" calcext:value-type="float">
            <text:p>1390220</text:p>
          </table:table-cell>
          <table:table-cell table:formula="of:=[Sheet1.E424]-[Sheet1.I4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9-s543190476c1149473.ukp</text:p>
          </table:table-cell>
          <table:table-cell office:value-type="float" office:value="1.44463" calcext:value-type="float">
            <text:p>1.44463</text:p>
          </table:table-cell>
          <table:table-cell office:value-type="float" office:value="1.49" calcext:value-type="float">
            <text:p>1.49</text:p>
          </table:table-cell>
          <table:table-cell office:value-type="float" office:value="37340" calcext:value-type="float">
            <text:p>37340</text:p>
          </table:table-cell>
          <table:table-cell office:value-type="float" office:value="1438583" calcext:value-type="float">
            <text:p>1438583</text:p>
          </table:table-cell>
          <table:table-cell office:value-type="float" office:value="39.76333" calcext:value-type="float">
            <text:p>39.76333</text:p>
          </table:table-cell>
          <table:table-cell office:value-type="float" office:value="39.74" calcext:value-type="float">
            <text:p>39.74</text:p>
          </table:table-cell>
          <table:table-cell office:value-type="float" office:value="23604" calcext:value-type="float">
            <text:p>23604</text:p>
          </table:table-cell>
          <table:table-cell office:value-type="float" office:value="1438583" calcext:value-type="float">
            <text:p>1438583</text:p>
          </table:table-cell>
          <table:table-cell table:formula="of:=[Sheet1.E425]-[Sheet1.I4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-s364656855c1288769.ukp</text:p>
          </table:table-cell>
          <table:table-cell office:value-type="float" office:value="1.50299" calcext:value-type="float">
            <text:p>1.50299</text:p>
          </table:table-cell>
          <table:table-cell office:value-type="float" office:value="1.55" calcext:value-type="float">
            <text:p>1.55</text:p>
          </table:table-cell>
          <table:table-cell office:value-type="float" office:value="39112" calcext:value-type="float">
            <text:p>39112</text:p>
          </table:table-cell>
          <table:table-cell office:value-type="float" office:value="1640815" calcext:value-type="float">
            <text:p>1640815</text:p>
          </table:table-cell>
          <table:table-cell office:value-type="float" office:value="39.80333" calcext:value-type="float">
            <text:p>39.80333</text:p>
          </table:table-cell>
          <table:table-cell office:value-type="float" office:value="39.78" calcext:value-type="float">
            <text:p>39.78</text:p>
          </table:table-cell>
          <table:table-cell office:value-type="float" office:value="19628" calcext:value-type="float">
            <text:p>19628</text:p>
          </table:table-cell>
          <table:table-cell office:value-type="float" office:value="1640815" calcext:value-type="float">
            <text:p>1640815</text:p>
          </table:table-cell>
          <table:table-cell table:formula="of:=[Sheet1.E426]-[Sheet1.I4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5-s324200696c1239535.ukp</text:p>
          </table:table-cell>
          <table:table-cell office:value-type="float" office:value="1.6992" calcext:value-type="float">
            <text:p>1.6992</text:p>
          </table:table-cell>
          <table:table-cell office:value-type="float" office:value="1.75" calcext:value-type="float">
            <text:p>1.75</text:p>
          </table:table-cell>
          <table:table-cell office:value-type="float" office:value="38480" calcext:value-type="float">
            <text:p>38480</text:p>
          </table:table-cell>
          <table:table-cell office:value-type="float" office:value="1595529" calcext:value-type="float">
            <text:p>1595529</text:p>
          </table:table-cell>
          <table:table-cell office:value-type="float" office:value="39.86666" calcext:value-type="float">
            <text:p>39.86666</text:p>
          </table:table-cell>
          <table:table-cell office:value-type="float" office:value="39.84" calcext:value-type="float">
            <text:p>39.84</text:p>
          </table:table-cell>
          <table:table-cell office:value-type="float" office:value="21804" calcext:value-type="float">
            <text:p>21804</text:p>
          </table:table-cell>
          <table:table-cell office:value-type="float" office:value="1595529" calcext:value-type="float">
            <text:p>1595529</text:p>
          </table:table-cell>
          <table:table-cell table:formula="of:=[Sheet1.E427]-[Sheet1.I4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6-s698894093c1360608.ukp</text:p>
          </table:table-cell>
          <table:table-cell office:value-type="float" office:value="1.06573" calcext:value-type="float">
            <text:p>1.06573</text:p>
          </table:table-cell>
          <table:table-cell office:value-type="float" office:value="1.13" calcext:value-type="float">
            <text:p>1.13</text:p>
          </table:table-cell>
          <table:table-cell office:value-type="float" office:value="40760" calcext:value-type="float">
            <text:p>40760</text:p>
          </table:table-cell>
          <table:table-cell office:value-type="float" office:value="1693842" calcext:value-type="float">
            <text:p>1693842</text:p>
          </table:table-cell>
          <table:table-cell office:value-type="float" office:value="39.97666" calcext:value-type="float">
            <text:p>39.97666</text:p>
          </table:table-cell>
          <table:table-cell office:value-type="float" office:value="39.96" calcext:value-type="float">
            <text:p>39.96</text:p>
          </table:table-cell>
          <table:table-cell office:value-type="float" office:value="21488" calcext:value-type="float">
            <text:p>21488</text:p>
          </table:table-cell>
          <table:table-cell office:value-type="float" office:value="1693842" calcext:value-type="float">
            <text:p>1693842</text:p>
          </table:table-cell>
          <table:table-cell table:formula="of:=[Sheet1.E428]-[Sheet1.I4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0-s305421952c1047166.ukp</text:p>
          </table:table-cell>
          <table:table-cell office:value-type="float" office:value="1.39178" calcext:value-type="float">
            <text:p>1.39178</text:p>
          </table:table-cell>
          <table:table-cell office:value-type="float" office:value="1.73" calcext:value-type="float">
            <text:p>1.73</text:p>
          </table:table-cell>
          <table:table-cell office:value-type="float" office:value="35392" calcext:value-type="float">
            <text:p>35392</text:p>
          </table:table-cell>
          <table:table-cell office:value-type="float" office:value="1333890" calcext:value-type="float">
            <text:p>1333890</text:p>
          </table:table-cell>
          <table:table-cell office:value-type="float" office:value="40.15333" calcext:value-type="float">
            <text:p>40.15333</text:p>
          </table:table-cell>
          <table:table-cell office:value-type="float" office:value="40.13" calcext:value-type="float">
            <text:p>40.13</text:p>
          </table:table-cell>
          <table:table-cell office:value-type="float" office:value="21240" calcext:value-type="float">
            <text:p>21240</text:p>
          </table:table-cell>
          <table:table-cell office:value-type="float" office:value="1333890" calcext:value-type="float">
            <text:p>1333890</text:p>
          </table:table-cell>
          <table:table-cell table:formula="of:=[Sheet1.E429]-[Sheet1.I4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4-s255129796c1195417.ukp</text:p>
          </table:table-cell>
          <table:table-cell office:value-type="float" office:value="1.37483" calcext:value-type="float">
            <text:p>1.37483</text:p>
          </table:table-cell>
          <table:table-cell office:value-type="float" office:value="1.42" calcext:value-type="float">
            <text:p>1.42</text:p>
          </table:table-cell>
          <table:table-cell office:value-type="float" office:value="38060" calcext:value-type="float">
            <text:p>38060</text:p>
          </table:table-cell>
          <table:table-cell office:value-type="float" office:value="1503131" calcext:value-type="float">
            <text:p>1503131</text:p>
          </table:table-cell>
          <table:table-cell office:value-type="float" office:value="40.22" calcext:value-type="float">
            <text:p>40.22</text:p>
          </table:table-cell>
          <table:table-cell office:value-type="float" office:value="40.2" calcext:value-type="float">
            <text:p>40.2</text:p>
          </table:table-cell>
          <table:table-cell office:value-type="float" office:value="21156" calcext:value-type="float">
            <text:p>21156</text:p>
          </table:table-cell>
          <table:table-cell office:value-type="float" office:value="1503131" calcext:value-type="float">
            <text:p>1503131</text:p>
          </table:table-cell>
          <table:table-cell table:formula="of:=[Sheet1.E430]-[Sheet1.I4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1-s403017354c1323223.ukp</text:p>
          </table:table-cell>
          <table:table-cell office:value-type="float" office:value="1.49731" calcext:value-type="float">
            <text:p>1.49731</text:p>
          </table:table-cell>
          <table:table-cell office:value-type="float" office:value="1.54" calcext:value-type="float">
            <text:p>1.54</text:p>
          </table:table-cell>
          <table:table-cell office:value-type="float" office:value="39668" calcext:value-type="float">
            <text:p>39668</text:p>
          </table:table-cell>
          <table:table-cell office:value-type="float" office:value="1694404" calcext:value-type="float">
            <text:p>1694404</text:p>
          </table:table-cell>
          <table:table-cell office:value-type="float" office:value="40.58333" calcext:value-type="float">
            <text:p>40.58333</text:p>
          </table:table-cell>
          <table:table-cell office:value-type="float" office:value="40.58" calcext:value-type="float">
            <text:p>40.58</text:p>
          </table:table-cell>
          <table:table-cell office:value-type="float" office:value="21360" calcext:value-type="float">
            <text:p>21360</text:p>
          </table:table-cell>
          <table:table-cell office:value-type="float" office:value="1694404" calcext:value-type="float">
            <text:p>1694404</text:p>
          </table:table-cell>
          <table:table-cell table:formula="of:=[Sheet1.E431]-[Sheet1.I4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6-s32492284c1230787.ukp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1.71" calcext:value-type="float">
            <text:p>1.71</text:p>
          </table:table-cell>
          <table:table-cell office:value-type="float" office:value="38584" calcext:value-type="float">
            <text:p>38584</text:p>
          </table:table-cell>
          <table:table-cell office:value-type="float" office:value="1536537" calcext:value-type="float">
            <text:p>1536537</text:p>
          </table:table-cell>
          <table:table-cell table:number-columns-repeated="2" office:value-type="float" office:value="40.79" calcext:value-type="float">
            <text:p>40.79</text:p>
          </table:table-cell>
          <table:table-cell office:value-type="float" office:value="21548" calcext:value-type="float">
            <text:p>21548</text:p>
          </table:table-cell>
          <table:table-cell office:value-type="float" office:value="1536537" calcext:value-type="float">
            <text:p>1536537</text:p>
          </table:table-cell>
          <table:table-cell table:formula="of:=[Sheet1.E432]-[Sheet1.I4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7-s617392218c1820735.ukp</text:p>
          </table:table-cell>
          <table:table-cell office:value-type="float" office:value="6.27143" calcext:value-type="float">
            <text:p>6.27143</text:p>
          </table:table-cell>
          <table:table-cell office:value-type="float" office:value="6.38" calcext:value-type="float">
            <text:p>6.38</text:p>
          </table:table-cell>
          <table:table-cell office:value-type="float" office:value="48524" calcext:value-type="float">
            <text:p>48524</text:p>
          </table:table-cell>
          <table:table-cell office:value-type="float" office:value="5489020" calcext:value-type="float">
            <text:p>5489020</text:p>
          </table:table-cell>
          <table:table-cell office:value-type="float" office:value="40.97333" calcext:value-type="float">
            <text:p>40.97333</text:p>
          </table:table-cell>
          <table:table-cell office:value-type="float" office:value="40.97" calcext:value-type="float">
            <text:p>40.97</text:p>
          </table:table-cell>
          <table:table-cell office:value-type="float" office:value="25176" calcext:value-type="float">
            <text:p>25176</text:p>
          </table:table-cell>
          <table:table-cell office:value-type="float" office:value="5489020" calcext:value-type="float">
            <text:p>5489020</text:p>
          </table:table-cell>
          <table:table-cell table:formula="of:=[Sheet1.E433]-[Sheet1.I4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2-s604520447c1319153.ukp</text:p>
          </table:table-cell>
          <table:table-cell office:value-type="float" office:value="0.943815" calcext:value-type="float">
            <text:p>0.943815</text:p>
          </table:table-cell>
          <table:table-cell office:value-type="float" office:value="0.99" calcext:value-type="float">
            <text:p>0.99</text:p>
          </table:table-cell>
          <table:table-cell office:value-type="float" office:value="40064" calcext:value-type="float">
            <text:p>40064</text:p>
          </table:table-cell>
          <table:table-cell office:value-type="float" office:value="1645976" calcext:value-type="float">
            <text:p>1645976</text:p>
          </table:table-cell>
          <table:table-cell office:value-type="float" office:value="41.69666" calcext:value-type="float">
            <text:p>41.69666</text:p>
          </table:table-cell>
          <table:table-cell office:value-type="float" office:value="41.68" calcext:value-type="float">
            <text:p>41.68</text:p>
          </table:table-cell>
          <table:table-cell office:value-type="float" office:value="21456" calcext:value-type="float">
            <text:p>21456</text:p>
          </table:table-cell>
          <table:table-cell office:value-type="float" office:value="1645976" calcext:value-type="float">
            <text:p>1645976</text:p>
          </table:table-cell>
          <table:table-cell table:formula="of:=[Sheet1.E434]-[Sheet1.I4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7-s301097953c1221119.ukp</text:p>
          </table:table-cell>
          <table:table-cell office:value-type="float" office:value="1.36145" calcext:value-type="float">
            <text:p>1.36145</text:p>
          </table:table-cell>
          <table:table-cell office:value-type="float" office:value="1.41" calcext:value-type="float">
            <text:p>1.41</text:p>
          </table:table-cell>
          <table:table-cell office:value-type="float" office:value="38152" calcext:value-type="float">
            <text:p>38152</text:p>
          </table:table-cell>
          <table:table-cell office:value-type="float" office:value="1564507" calcext:value-type="float">
            <text:p>1564507</text:p>
          </table:table-cell>
          <table:table-cell office:value-type="float" office:value="42.18" calcext:value-type="float">
            <text:p>42.18</text:p>
          </table:table-cell>
          <table:table-cell office:value-type="float" office:value="42.16" calcext:value-type="float">
            <text:p>42.16</text:p>
          </table:table-cell>
          <table:table-cell office:value-type="float" office:value="22136" calcext:value-type="float">
            <text:p>22136</text:p>
          </table:table-cell>
          <table:table-cell office:value-type="float" office:value="1564507" calcext:value-type="float">
            <text:p>1564507</text:p>
          </table:table-cell>
          <table:table-cell table:formula="of:=[Sheet1.E435]-[Sheet1.I4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4-s264578645c1665196.ukp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9" calcext:value-type="float">
            <text:p>10.49</text:p>
          </table:table-cell>
          <table:table-cell office:value-type="float" office:value="46620" calcext:value-type="float">
            <text:p>46620</text:p>
          </table:table-cell>
          <table:table-cell office:value-type="float" office:value="5048251" calcext:value-type="float">
            <text:p>5048251</text:p>
          </table:table-cell>
          <table:table-cell office:value-type="float" office:value="42.53333" calcext:value-type="float">
            <text:p>42.53333</text:p>
          </table:table-cell>
          <table:table-cell office:value-type="float" office:value="42.53" calcext:value-type="float">
            <text:p>42.53</text:p>
          </table:table-cell>
          <table:table-cell office:value-type="float" office:value="23048" calcext:value-type="float">
            <text:p>23048</text:p>
          </table:table-cell>
          <table:table-cell office:value-type="float" office:value="5048251" calcext:value-type="float">
            <text:p>5048251</text:p>
          </table:table-cell>
          <table:table-cell table:formula="of:=[Sheet1.E436]-[Sheet1.I4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3-s955524903c1494165.ukp</text:p>
          </table:table-cell>
          <table:table-cell office:value-type="float" office:value="1.31784" calcext:value-type="float">
            <text:p>1.31784</text:p>
          </table:table-cell>
          <table:table-cell office:value-type="float" office:value="1.36" calcext:value-type="float">
            <text:p>1.36</text:p>
          </table:table-cell>
          <table:table-cell office:value-type="float" office:value="42776" calcext:value-type="float">
            <text:p>42776</text:p>
          </table:table-cell>
          <table:table-cell office:value-type="float" office:value="1878347" calcext:value-type="float">
            <text:p>1878347</text:p>
          </table:table-cell>
          <table:table-cell office:value-type="float" office:value="42.54" calcext:value-type="float">
            <text:p>42.54</text:p>
          </table:table-cell>
          <table:table-cell office:value-type="float" office:value="42.52" calcext:value-type="float">
            <text:p>42.52</text:p>
          </table:table-cell>
          <table:table-cell office:value-type="float" office:value="21660" calcext:value-type="float">
            <text:p>21660</text:p>
          </table:table-cell>
          <table:table-cell office:value-type="float" office:value="1878347" calcext:value-type="float">
            <text:p>1878347</text:p>
          </table:table-cell>
          <table:table-cell table:formula="of:=[Sheet1.E437]-[Sheet1.I4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6-s616010305c1797255.ukp</text:p>
          </table:table-cell>
          <table:table-cell office:value-type="float" office:value="6.3263" calcext:value-type="float">
            <text:p>6.3263</text:p>
          </table:table-cell>
          <table:table-cell office:value-type="float" office:value="6.44" calcext:value-type="float">
            <text:p>6.44</text:p>
          </table:table-cell>
          <table:table-cell office:value-type="float" office:value="48276" calcext:value-type="float">
            <text:p>48276</text:p>
          </table:table-cell>
          <table:table-cell office:value-type="float" office:value="5447460" calcext:value-type="float">
            <text:p>5447460</text:p>
          </table:table-cell>
          <table:table-cell office:value-type="float" office:value="42.68333" calcext:value-type="float">
            <text:p>42.68333</text:p>
          </table:table-cell>
          <table:table-cell office:value-type="float" office:value="42.67" calcext:value-type="float">
            <text:p>42.67</text:p>
          </table:table-cell>
          <table:table-cell office:value-type="float" office:value="27580" calcext:value-type="float">
            <text:p>27580</text:p>
          </table:table-cell>
          <table:table-cell office:value-type="float" office:value="5447460" calcext:value-type="float">
            <text:p>5447460</text:p>
          </table:table-cell>
          <table:table-cell table:formula="of:=[Sheet1.E438]-[Sheet1.I4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1-s311293941c1052140.ukp</text:p>
          </table:table-cell>
          <table:table-cell office:value-type="float" office:value="1.28359" calcext:value-type="float">
            <text:p>1.28359</text:p>
          </table:table-cell>
          <table:table-cell office:value-type="float" office:value="1.33" calcext:value-type="float">
            <text:p>1.33</text:p>
          </table:table-cell>
          <table:table-cell office:value-type="float" office:value="35288" calcext:value-type="float">
            <text:p>35288</text:p>
          </table:table-cell>
          <table:table-cell office:value-type="float" office:value="1347563" calcext:value-type="float">
            <text:p>1347563</text:p>
          </table:table-cell>
          <table:table-cell office:value-type="float" office:value="42.70333" calcext:value-type="float">
            <text:p>42.70333</text:p>
          </table:table-cell>
          <table:table-cell office:value-type="float" office:value="42.68" calcext:value-type="float">
            <text:p>42.68</text:p>
          </table:table-cell>
          <table:table-cell office:value-type="float" office:value="19376" calcext:value-type="float">
            <text:p>19376</text:p>
          </table:table-cell>
          <table:table-cell office:value-type="float" office:value="1347563" calcext:value-type="float">
            <text:p>1347563</text:p>
          </table:table-cell>
          <table:table-cell table:formula="of:=[Sheet1.E439]-[Sheet1.I4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8-s551593996c1341341.ukp</text:p>
          </table:table-cell>
          <table:table-cell office:value-type="float" office:value="1.48895" calcext:value-type="float">
            <text:p>1.48895</text:p>
          </table:table-cell>
          <table:table-cell office:value-type="float" office:value="1.55" calcext:value-type="float">
            <text:p>1.5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5663" calcext:value-type="float">
            <text:p>1715663</text:p>
          </table:table-cell>
          <table:table-cell office:value-type="float" office:value="42.77666" calcext:value-type="float">
            <text:p>42.77666</text:p>
          </table:table-cell>
          <table:table-cell office:value-type="float" office:value="42.76" calcext:value-type="float">
            <text:p>42.76</text:p>
          </table:table-cell>
          <table:table-cell office:value-type="float" office:value="20432" calcext:value-type="float">
            <text:p>20432</text:p>
          </table:table-cell>
          <table:table-cell office:value-type="float" office:value="1715663" calcext:value-type="float">
            <text:p>1715663</text:p>
          </table:table-cell>
          <table:table-cell table:formula="of:=[Sheet1.E440]-[Sheet1.I4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4-s506110575c1126951.ukp</text:p>
          </table:table-cell>
          <table:table-cell office:value-type="float" office:value="2.20475" calcext:value-type="float">
            <text:p>2.20475</text:p>
          </table:table-cell>
          <table:table-cell office:value-type="float" office:value="2.26" calcext:value-type="float">
            <text:p>2.26</text:p>
          </table:table-cell>
          <table:table-cell office:value-type="float" office:value="36616" calcext:value-type="float">
            <text:p>36616</text:p>
          </table:table-cell>
          <table:table-cell office:value-type="float" office:value="1434679" calcext:value-type="float">
            <text:p>1434679</text:p>
          </table:table-cell>
          <table:table-cell office:value-type="float" office:value="42.83" calcext:value-type="float">
            <text:p>42.83</text:p>
          </table:table-cell>
          <table:table-cell office:value-type="float" office:value="42.82" calcext:value-type="float">
            <text:p>42.82</text:p>
          </table:table-cell>
          <table:table-cell office:value-type="float" office:value="18872" calcext:value-type="float">
            <text:p>18872</text:p>
          </table:table-cell>
          <table:table-cell office:value-type="float" office:value="1434679" calcext:value-type="float">
            <text:p>1434679</text:p>
          </table:table-cell>
          <table:table-cell table:formula="of:=[Sheet1.E441]-[Sheet1.I4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7-s617392218c1422393.ukp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1.31" calcext:value-type="float">
            <text:p>1.31</text:p>
          </table:table-cell>
          <table:table-cell office:value-type="float" office:value="41208" calcext:value-type="float">
            <text:p>41208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43.64666" calcext:value-type="float">
            <text:p>43.64666</text:p>
          </table:table-cell>
          <table:table-cell office:value-type="float" office:value="43.62" calcext:value-type="float">
            <text:p>43.62</text:p>
          </table:table-cell>
          <table:table-cell office:value-type="float" office:value="22540" calcext:value-type="float">
            <text:p>22540</text:p>
          </table:table-cell>
          <table:table-cell office:value-type="float" office:value="1813604" calcext:value-type="float">
            <text:p>1813604</text:p>
          </table:table-cell>
          <table:table-cell table:formula="of:=[Sheet1.E442]-[Sheet1.I4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4-s611662245c1457628.ukp</text:p>
          </table:table-cell>
          <table:table-cell office:value-type="float" office:value="1.37109" calcext:value-type="float">
            <text:p>1.37109</text:p>
          </table:table-cell>
          <table:table-cell office:value-type="float" office:value="1.42" calcext:value-type="float">
            <text:p>1.42</text:p>
          </table:table-cell>
          <table:table-cell office:value-type="float" office:value="42196" calcext:value-type="float">
            <text:p>42196</text:p>
          </table:table-cell>
          <table:table-cell office:value-type="float" office:value="1834309" calcext:value-type="float">
            <text:p>1834309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7" calcext:value-type="float">
            <text:p>43.67</text:p>
          </table:table-cell>
          <table:table-cell office:value-type="float" office:value="21368" calcext:value-type="float">
            <text:p>21368</text:p>
          </table:table-cell>
          <table:table-cell office:value-type="float" office:value="1834309" calcext:value-type="float">
            <text:p>1834309</text:p>
          </table:table-cell>
          <table:table-cell table:formula="of:=[Sheet1.E443]-[Sheet1.I4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2-s117967725c1099389.ukp</text:p>
          </table:table-cell>
          <table:table-cell office:value-type="float" office:value="1.55866" calcext:value-type="float">
            <text:p>1.55866</text:p>
          </table:table-cell>
          <table:table-cell office:value-type="float" office:value="1.61" calcext:value-type="float">
            <text:p>1.61</text:p>
          </table:table-cell>
          <table:table-cell office:value-type="float" office:value="36152" calcext:value-type="float">
            <text:p>36152</text:p>
          </table:table-cell>
          <table:table-cell office:value-type="float" office:value="1407447" calcext:value-type="float">
            <text:p>1407447</text:p>
          </table:table-cell>
          <table:table-cell office:value-type="float" office:value="44.06999" calcext:value-type="float">
            <text:p>44.06999</text:p>
          </table:table-cell>
          <table:table-cell office:value-type="float" office:value="44.06" calcext:value-type="float">
            <text:p>44.06</text:p>
          </table:table-cell>
          <table:table-cell office:value-type="float" office:value="23700" calcext:value-type="float">
            <text:p>23700</text:p>
          </table:table-cell>
          <table:table-cell office:value-type="float" office:value="1407447" calcext:value-type="float">
            <text:p>1407447</text:p>
          </table:table-cell>
          <table:table-cell table:formula="of:=[Sheet1.E444]-[Sheet1.I4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4-s359051238c1136218.ukp</text:p>
          </table:table-cell>
          <table:table-cell office:value-type="float" office:value="1.52093" calcext:value-type="float">
            <text:p>1.52093</text:p>
          </table:table-cell>
          <table:table-cell office:value-type="float" office:value="1.57" calcext:value-type="float">
            <text:p>1.57</text:p>
          </table:table-cell>
          <table:table-cell office:value-type="float" office:value="37196" calcext:value-type="float">
            <text:p>37196</text:p>
          </table:table-cell>
          <table:table-cell office:value-type="float" office:value="1424664" calcext:value-type="float">
            <text:p>1424664</text:p>
          </table:table-cell>
          <table:table-cell office:value-type="float" office:value="44.07666" calcext:value-type="float">
            <text:p>44.07666</text:p>
          </table:table-cell>
          <table:table-cell office:value-type="float" office:value="44.06" calcext:value-type="float">
            <text:p>44.06</text:p>
          </table:table-cell>
          <table:table-cell office:value-type="float" office:value="21592" calcext:value-type="float">
            <text:p>21592</text:p>
          </table:table-cell>
          <table:table-cell office:value-type="float" office:value="1424664" calcext:value-type="float">
            <text:p>1424664</text:p>
          </table:table-cell>
          <table:table-cell table:formula="of:=[Sheet1.E445]-[Sheet1.I4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0-s467683630c1826003.ukp</text:p>
          </table:table-cell>
          <table:table-cell office:value-type="float" office:value="6.657" calcext:value-type="float">
            <text:p>6.657</text:p>
          </table:table-cell>
          <table:table-cell office:value-type="float" office:value="6.78" calcext:value-type="float">
            <text:p>6.78</text:p>
          </table:table-cell>
          <table:table-cell office:value-type="float" office:value="48784" calcext:value-type="float">
            <text:p>48784</text:p>
          </table:table-cell>
          <table:table-cell office:value-type="float" office:value="5552827" calcext:value-type="float">
            <text:p>5552827</text:p>
          </table:table-cell>
          <table:table-cell office:value-type="float" office:value="44.16" calcext:value-type="float">
            <text:p>44.16</text:p>
          </table:table-cell>
          <table:table-cell office:value-type="float" office:value="44.17" calcext:value-type="float">
            <text:p>44.17</text:p>
          </table:table-cell>
          <table:table-cell office:value-type="float" office:value="26436" calcext:value-type="float">
            <text:p>26436</text:p>
          </table:table-cell>
          <table:table-cell office:value-type="float" office:value="5552827" calcext:value-type="float">
            <text:p>5552827</text:p>
          </table:table-cell>
          <table:table-cell table:formula="of:=[Sheet1.E446]-[Sheet1.I4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4-s146571312c1960998.ukp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1.72" calcext:value-type="float">
            <text:p>1.72</text:p>
          </table:table-cell>
          <table:table-cell office:value-type="float" office:value="50252" calcext:value-type="float">
            <text:p>50252</text:p>
          </table:table-cell>
          <table:table-cell office:value-type="float" office:value="2467658" calcext:value-type="float">
            <text:p>2467658</text:p>
          </table:table-cell>
          <table:table-cell office:value-type="float" office:value="44.36666" calcext:value-type="float">
            <text:p>44.36666</text:p>
          </table:table-cell>
          <table:table-cell office:value-type="float" office:value="44.35" calcext:value-type="float">
            <text:p>44.35</text:p>
          </table:table-cell>
          <table:table-cell office:value-type="float" office:value="25196" calcext:value-type="float">
            <text:p>25196</text:p>
          </table:table-cell>
          <table:table-cell office:value-type="float" office:value="2467658" calcext:value-type="float">
            <text:p>2467658</text:p>
          </table:table-cell>
          <table:table-cell table:formula="of:=[Sheet1.E447]-[Sheet1.I4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1-s879272876c1412754.ukp</text:p>
          </table:table-cell>
          <table:table-cell office:value-type="float" office:value="1.31539" calcext:value-type="float">
            <text:p>1.31539</text:p>
          </table:table-cell>
          <table:table-cell office:value-type="float" office:value="1.36" calcext:value-type="float">
            <text:p>1.36</text:p>
          </table:table-cell>
          <table:table-cell office:value-type="float" office:value="41092" calcext:value-type="float">
            <text:p>41092</text:p>
          </table:table-cell>
          <table:table-cell office:value-type="float" office:value="1808916" calcext:value-type="float">
            <text:p>1808916</text:p>
          </table:table-cell>
          <table:table-cell office:value-type="float" office:value="44.67333" calcext:value-type="float">
            <text:p>44.67333</text:p>
          </table:table-cell>
          <table:table-cell office:value-type="float" office:value="44.67" calcext:value-type="float">
            <text:p>44.67</text:p>
          </table:table-cell>
          <table:table-cell office:value-type="float" office:value="20056" calcext:value-type="float">
            <text:p>20056</text:p>
          </table:table-cell>
          <table:table-cell office:value-type="float" office:value="1808916" calcext:value-type="float">
            <text:p>1808916</text:p>
          </table:table-cell>
          <table:table-cell table:formula="of:=[Sheet1.E448]-[Sheet1.I4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4-s37069295c1111294.ukp</text:p>
          </table:table-cell>
          <table:table-cell office:value-type="float" office:value="1.54091" calcext:value-type="float">
            <text:p>1.54091</text:p>
          </table:table-cell>
          <table:table-cell office:value-type="float" office:value="1.59" calcext:value-type="float">
            <text:p>1.59</text:p>
          </table:table-cell>
          <table:table-cell office:value-type="float" office:value="36360" calcext:value-type="float">
            <text:p>36360</text:p>
          </table:table-cell>
          <table:table-cell office:value-type="float" office:value="1427701" calcext:value-type="float">
            <text:p>1427701</text:p>
          </table:table-cell>
          <table:table-cell office:value-type="float" office:value="44.90666" calcext:value-type="float">
            <text:p>44.90666</text:p>
          </table:table-cell>
          <table:table-cell office:value-type="float" office:value="44.89" calcext:value-type="float">
            <text:p>44.89</text:p>
          </table:table-cell>
          <table:table-cell office:value-type="float" office:value="21148" calcext:value-type="float">
            <text:p>21148</text:p>
          </table:table-cell>
          <table:table-cell office:value-type="float" office:value="1427701" calcext:value-type="float">
            <text:p>1427701</text:p>
          </table:table-cell>
          <table:table-cell table:formula="of:=[Sheet1.E449]-[Sheet1.I4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9-s509888126c1770066.ukp</text:p>
          </table:table-cell>
          <table:table-cell office:value-type="float" office:value="8.02285" calcext:value-type="float">
            <text:p>8.02285</text:p>
          </table:table-cell>
          <table:table-cell office:value-type="float" office:value="8.38" calcext:value-type="float">
            <text:p>8.38</text:p>
          </table:table-cell>
          <table:table-cell office:value-type="float" office:value="47700" calcext:value-type="float">
            <text:p>47700</text:p>
          </table:table-cell>
          <table:table-cell office:value-type="float" office:value="5383028" calcext:value-type="float">
            <text:p>5383028</text:p>
          </table:table-cell>
          <table:table-cell office:value-type="float" office:value="45.47" calcext:value-type="float">
            <text:p>45.47</text:p>
          </table:table-cell>
          <table:table-cell office:value-type="float" office:value="45.45" calcext:value-type="float">
            <text:p>45.45</text:p>
          </table:table-cell>
          <table:table-cell office:value-type="float" office:value="26188" calcext:value-type="float">
            <text:p>26188</text:p>
          </table:table-cell>
          <table:table-cell office:value-type="float" office:value="5383028" calcext:value-type="float">
            <text:p>5383028</text:p>
          </table:table-cell>
          <table:table-cell table:formula="of:=[Sheet1.E450]-[Sheet1.I4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7-s676454610c1172391.ukp</text:p>
          </table:table-cell>
          <table:table-cell office:value-type="float" office:value="1.58535" calcext:value-type="float">
            <text:p>1.58535</text:p>
          </table:table-cell>
          <table:table-cell office:value-type="float" office:value="1.63" calcext:value-type="float">
            <text:p>1.63</text:p>
          </table:table-cell>
          <table:table-cell office:value-type="float" office:value="37376" calcext:value-type="float">
            <text:p>37376</text:p>
          </table:table-cell>
          <table:table-cell office:value-type="float" office:value="1499668" calcext:value-type="float">
            <text:p>1499668</text:p>
          </table:table-cell>
          <table:table-cell office:value-type="float" office:value="45.61666" calcext:value-type="float">
            <text:p>45.61666</text:p>
          </table:table-cell>
          <table:table-cell office:value-type="float" office:value="45.6" calcext:value-type="float">
            <text:p>45.6</text:p>
          </table:table-cell>
          <table:table-cell office:value-type="float" office:value="21140" calcext:value-type="float">
            <text:p>21140</text:p>
          </table:table-cell>
          <table:table-cell office:value-type="float" office:value="1499668" calcext:value-type="float">
            <text:p>1499668</text:p>
          </table:table-cell>
          <table:table-cell table:formula="of:=[Sheet1.E451]-[Sheet1.I4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8-s19360487c1745870.ukp</text:p>
          </table:table-cell>
          <table:table-cell office:value-type="float" office:value="1.74491" calcext:value-type="float">
            <text:p>1.74491</text:p>
          </table:table-cell>
          <table:table-cell office:value-type="float" office:value="1.8" calcext:value-type="float">
            <text:p>1.8</text:p>
          </table:table-cell>
          <table:table-cell office:value-type="float" office:value="46780" calcext:value-type="float">
            <text:p>46780</text:p>
          </table:table-cell>
          <table:table-cell office:value-type="float" office:value="2196990" calcext:value-type="float">
            <text:p>2196990</text:p>
          </table:table-cell>
          <table:table-cell office:value-type="float" office:value="46.16333" calcext:value-type="float">
            <text:p>46.16333</text:p>
          </table:table-cell>
          <table:table-cell office:value-type="float" office:value="46.14" calcext:value-type="float">
            <text:p>46.14</text:p>
          </table:table-cell>
          <table:table-cell office:value-type="float" office:value="22904" calcext:value-type="float">
            <text:p>22904</text:p>
          </table:table-cell>
          <table:table-cell office:value-type="float" office:value="2196990" calcext:value-type="float">
            <text:p>2196990</text:p>
          </table:table-cell>
          <table:table-cell table:formula="of:=[Sheet1.E452]-[Sheet1.I4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7-s31387311c1500717.ukp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10.38" calcext:value-type="float">
            <text:p>10.38</text:p>
          </table:table-cell>
          <table:table-cell office:value-type="float" office:value="44120" calcext:value-type="float">
            <text:p>44120</text:p>
          </table:table-cell>
          <table:table-cell office:value-type="float" office:value="4527904" calcext:value-type="float">
            <text:p>4527904</text:p>
          </table:table-cell>
          <table:table-cell office:value-type="float" office:value="46.85333" calcext:value-type="float">
            <text:p>46.85333</text:p>
          </table:table-cell>
          <table:table-cell office:value-type="float" office:value="46.84" calcext:value-type="float">
            <text:p>46.84</text:p>
          </table:table-cell>
          <table:table-cell office:value-type="float" office:value="21700" calcext:value-type="float">
            <text:p>21700</text:p>
          </table:table-cell>
          <table:table-cell office:value-type="float" office:value="4527904" calcext:value-type="float">
            <text:p>4527904</text:p>
          </table:table-cell>
          <table:table-cell table:formula="of:=[Sheet1.E453]-[Sheet1.I4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0-s342094980c1124357.ukp</text:p>
          </table:table-cell>
          <table:table-cell office:value-type="float" office:value="1.35851" calcext:value-type="float">
            <text:p>1.35851</text:p>
          </table:table-cell>
          <table:table-cell office:value-type="float" office:value="1.4" calcext:value-type="float">
            <text:p>1.4</text:p>
          </table:table-cell>
          <table:table-cell office:value-type="float" office:value="36584" calcext:value-type="float">
            <text:p>36584</text:p>
          </table:table-cell>
          <table:table-cell office:value-type="float" office:value="1449125" calcext:value-type="float">
            <text:p>1449125</text:p>
          </table:table-cell>
          <table:table-cell office:value-type="float" office:value="47.11666" calcext:value-type="float">
            <text:p>47.11666</text:p>
          </table:table-cell>
          <table:table-cell office:value-type="float" office:value="47.1" calcext:value-type="float">
            <text:p>47.1</text:p>
          </table:table-cell>
          <table:table-cell office:value-type="float" office:value="23336" calcext:value-type="float">
            <text:p>23336</text:p>
          </table:table-cell>
          <table:table-cell office:value-type="float" office:value="1449125" calcext:value-type="float">
            <text:p>1449125</text:p>
          </table:table-cell>
          <table:table-cell table:formula="of:=[Sheet1.E454]-[Sheet1.I4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-s273864349c1759284.ukp</text:p>
          </table:table-cell>
          <table:table-cell office:value-type="float" office:value="11.6953" calcext:value-type="float">
            <text:p>11.6953</text:p>
          </table:table-cell>
          <table:table-cell office:value-type="float" office:value="11.83" calcext:value-type="float">
            <text:p>11.83</text:p>
          </table:table-cell>
          <table:table-cell office:value-type="float" office:value="47952" calcext:value-type="float">
            <text:p>47952</text:p>
          </table:table-cell>
          <table:table-cell office:value-type="float" office:value="5309486" calcext:value-type="float">
            <text:p>5309486</text:p>
          </table:table-cell>
          <table:table-cell office:value-type="float" office:value="47.21666" calcext:value-type="float">
            <text:p>47.21666</text:p>
          </table:table-cell>
          <table:table-cell office:value-type="float" office:value="47.2" calcext:value-type="float">
            <text:p>47.2</text:p>
          </table:table-cell>
          <table:table-cell office:value-type="float" office:value="22068" calcext:value-type="float">
            <text:p>22068</text:p>
          </table:table-cell>
          <table:table-cell office:value-type="float" office:value="5309486" calcext:value-type="float">
            <text:p>5309486</text:p>
          </table:table-cell>
          <table:table-cell table:formula="of:=[Sheet1.E455]-[Sheet1.I4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0-s677916848c1943229.ukp</text:p>
          </table:table-cell>
          <table:table-cell office:value-type="float" office:value="1.58587" calcext:value-type="float">
            <text:p>1.58587</text:p>
          </table:table-cell>
          <table:table-cell office:value-type="float" office:value="1.63" calcext:value-type="float">
            <text:p>1.63</text:p>
          </table:table-cell>
          <table:table-cell office:value-type="float" office:value="49864" calcext:value-type="float">
            <text:p>49864</text:p>
          </table:table-cell>
          <table:table-cell office:value-type="float" office:value="2448822" calcext:value-type="float">
            <text:p>2448822</text:p>
          </table:table-cell>
          <table:table-cell office:value-type="float" office:value="47.59333" calcext:value-type="float">
            <text:p>47.59333</text:p>
          </table:table-cell>
          <table:table-cell office:value-type="float" office:value="47.57" calcext:value-type="float">
            <text:p>47.57</text:p>
          </table:table-cell>
          <table:table-cell office:value-type="float" office:value="23692" calcext:value-type="float">
            <text:p>23692</text:p>
          </table:table-cell>
          <table:table-cell office:value-type="float" office:value="2448822" calcext:value-type="float">
            <text:p>2448822</text:p>
          </table:table-cell>
          <table:table-cell table:formula="of:=[Sheet1.E456]-[Sheet1.I4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2-s366491978c1077092.ukp</text:p>
          </table:table-cell>
          <table:table-cell office:value-type="float" office:value="1.62736" calcext:value-type="float">
            <text:p>1.62736</text:p>
          </table:table-cell>
          <table:table-cell office:value-type="float" office:value="1.67" calcext:value-type="float">
            <text:p>1.67</text:p>
          </table:table-cell>
          <table:table-cell office:value-type="float" office:value="35864" calcext:value-type="float">
            <text:p>35864</text:p>
          </table:table-cell>
          <table:table-cell office:value-type="float" office:value="1376373" calcext:value-type="float">
            <text:p>1376373</text:p>
          </table:table-cell>
          <table:table-cell office:value-type="float" office:value="47.95999" calcext:value-type="float">
            <text:p>47.95999</text:p>
          </table:table-cell>
          <table:table-cell office:value-type="float" office:value="47.94" calcext:value-type="float">
            <text:p>47.94</text:p>
          </table:table-cell>
          <table:table-cell office:value-type="float" office:value="21428" calcext:value-type="float">
            <text:p>21428</text:p>
          </table:table-cell>
          <table:table-cell office:value-type="float" office:value="1376373" calcext:value-type="float">
            <text:p>1376373</text:p>
          </table:table-cell>
          <table:table-cell table:formula="of:=[Sheet1.E457]-[Sheet1.I4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9-s832538455c1329948.ukp</text:p>
          </table:table-cell>
          <table:table-cell office:value-type="float" office:value="1.6422" calcext:value-type="float">
            <text:p>1.6422</text:p>
          </table:table-cell>
          <table:table-cell office:value-type="float" office:value="1.7" calcext:value-type="float">
            <text:p>1.7</text:p>
          </table:table-cell>
          <table:table-cell office:value-type="float" office:value="39624" calcext:value-type="float">
            <text:p>39624</text:p>
          </table:table-cell>
          <table:table-cell office:value-type="float" office:value="1710072" calcext:value-type="float">
            <text:p>1710072</text:p>
          </table:table-cell>
          <table:table-cell office:value-type="float" office:value="48.04333" calcext:value-type="float">
            <text:p>48.04333</text:p>
          </table:table-cell>
          <table:table-cell office:value-type="float" office:value="48.02" calcext:value-type="float">
            <text:p>48.02</text:p>
          </table:table-cell>
          <table:table-cell office:value-type="float" office:value="22544" calcext:value-type="float">
            <text:p>22544</text:p>
          </table:table-cell>
          <table:table-cell office:value-type="float" office:value="1710072" calcext:value-type="float">
            <text:p>1710072</text:p>
          </table:table-cell>
          <table:table-cell table:formula="of:=[Sheet1.E458]-[Sheet1.I4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-s260379653c1879272.ukp</text:p>
          </table:table-cell>
          <table:table-cell office:value-type="float" office:value="9.49529" calcext:value-type="float">
            <text:p>9.49529</text:p>
          </table:table-cell>
          <table:table-cell office:value-type="float" office:value="9.62" calcext:value-type="float">
            <text:p>9.62</text:p>
          </table:table-cell>
          <table:table-cell office:value-type="float" office:value="49936" calcext:value-type="float">
            <text:p>49936</text:p>
          </table:table-cell>
          <table:table-cell office:value-type="float" office:value="5659819" calcext:value-type="float">
            <text:p>5659819</text:p>
          </table:table-cell>
          <table:table-cell office:value-type="float" office:value="48.26666" calcext:value-type="float">
            <text:p>48.26666</text:p>
          </table:table-cell>
          <table:table-cell office:value-type="float" office:value="48.25" calcext:value-type="float">
            <text:p>48.25</text:p>
          </table:table-cell>
          <table:table-cell office:value-type="float" office:value="24196" calcext:value-type="float">
            <text:p>24196</text:p>
          </table:table-cell>
          <table:table-cell office:value-type="float" office:value="5659819" calcext:value-type="float">
            <text:p>5659819</text:p>
          </table:table-cell>
          <table:table-cell table:formula="of:=[Sheet1.E459]-[Sheet1.I4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2-s637657677c1234918.ukp</text:p>
          </table:table-cell>
          <table:table-cell office:value-type="float" office:value="1.70738" calcext:value-type="float">
            <text:p>1.70738</text:p>
          </table:table-cell>
          <table:table-cell office:value-type="float" office:value="1.77" calcext:value-type="float">
            <text:p>1.77</text:p>
          </table:table-cell>
          <table:table-cell office:value-type="float" office:value="38200" calcext:value-type="float">
            <text:p>38200</text:p>
          </table:table-cell>
          <table:table-cell office:value-type="float" office:value="1588427" calcext:value-type="float">
            <text:p>1588427</text:p>
          </table:table-cell>
          <table:table-cell office:value-type="float" office:value="48.36" calcext:value-type="float">
            <text:p>48.36</text:p>
          </table:table-cell>
          <table:table-cell office:value-type="float" office:value="48.34" calcext:value-type="float">
            <text:p>48.34</text:p>
          </table:table-cell>
          <table:table-cell office:value-type="float" office:value="21436" calcext:value-type="float">
            <text:p>21436</text:p>
          </table:table-cell>
          <table:table-cell office:value-type="float" office:value="1588427" calcext:value-type="float">
            <text:p>1588427</text:p>
          </table:table-cell>
          <table:table-cell table:formula="of:=[Sheet1.E460]-[Sheet1.I4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3-s915027660c1806147.ukp</text:p>
          </table:table-cell>
          <table:table-cell office:value-type="float" office:value="6.14705" calcext:value-type="float">
            <text:p>6.14705</text:p>
          </table:table-cell>
          <table:table-cell office:value-type="float" office:value="6.26" calcext:value-type="float">
            <text:p>6.26</text:p>
          </table:table-cell>
          <table:table-cell office:value-type="float" office:value="48356" calcext:value-type="float">
            <text:p>48356</text:p>
          </table:table-cell>
          <table:table-cell office:value-type="float" office:value="5470153" calcext:value-type="float">
            <text:p>5470153</text:p>
          </table:table-cell>
          <table:table-cell office:value-type="float" office:value="48.39666" calcext:value-type="float">
            <text:p>48.39666</text:p>
          </table:table-cell>
          <table:table-cell office:value-type="float" office:value="48.39" calcext:value-type="float">
            <text:p>48.39</text:p>
          </table:table-cell>
          <table:table-cell office:value-type="float" office:value="28116" calcext:value-type="float">
            <text:p>28116</text:p>
          </table:table-cell>
          <table:table-cell office:value-type="float" office:value="5470153" calcext:value-type="float">
            <text:p>5470153</text:p>
          </table:table-cell>
          <table:table-cell table:formula="of:=[Sheet1.E461]-[Sheet1.I4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9-s198519773c1384939.ukp</text:p>
          </table:table-cell>
          <table:table-cell office:value-type="float" office:value="1.67335" calcext:value-type="float">
            <text:p>1.67335</text:p>
          </table:table-cell>
          <table:table-cell office:value-type="float" office:value="1.73" calcext:value-type="float">
            <text:p>1.73</text:p>
          </table:table-cell>
          <table:table-cell office:value-type="float" office:value="41160" calcext:value-type="float">
            <text:p>41160</text:p>
          </table:table-cell>
          <table:table-cell office:value-type="float" office:value="1728807" calcext:value-type="float">
            <text:p>1728807</text:p>
          </table:table-cell>
          <table:table-cell office:value-type="float" office:value="48.41" calcext:value-type="float">
            <text:p>48.41</text:p>
          </table:table-cell>
          <table:table-cell office:value-type="float" office:value="48.39" calcext:value-type="float">
            <text:p>48.39</text:p>
          </table:table-cell>
          <table:table-cell office:value-type="float" office:value="22068" calcext:value-type="float">
            <text:p>22068</text:p>
          </table:table-cell>
          <table:table-cell office:value-type="float" office:value="1728807" calcext:value-type="float">
            <text:p>1728807</text:p>
          </table:table-cell>
          <table:table-cell table:formula="of:=[Sheet1.E462]-[Sheet1.I4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0-s483963863c1523737.ukp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1.42" calcext:value-type="float">
            <text:p>1.42</text:p>
          </table:table-cell>
          <table:table-cell office:value-type="float" office:value="43296" calcext:value-type="float">
            <text:p>43296</text:p>
          </table:table-cell>
          <table:table-cell office:value-type="float" office:value="1907846" calcext:value-type="float">
            <text:p>1907846</text:p>
          </table:table-cell>
          <table:table-cell office:value-type="float" office:value="48.55" calcext:value-type="float">
            <text:p>48.55</text:p>
          </table:table-cell>
          <table:table-cell office:value-type="float" office:value="48.52" calcext:value-type="float">
            <text:p>48.52</text:p>
          </table:table-cell>
          <table:table-cell office:value-type="float" office:value="21164" calcext:value-type="float">
            <text:p>21164</text:p>
          </table:table-cell>
          <table:table-cell office:value-type="float" office:value="1907846" calcext:value-type="float">
            <text:p>1907846</text:p>
          </table:table-cell>
          <table:table-cell table:formula="of:=[Sheet1.E463]-[Sheet1.I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8-s397831828c1358629.ukp</text:p>
          </table:table-cell>
          <table:table-cell office:value-type="float" office:value="1.39026" calcext:value-type="float">
            <text:p>1.39026</text:p>
          </table:table-cell>
          <table:table-cell office:value-type="float" office:value="1.44" calcext:value-type="float">
            <text:p>1.44</text:p>
          </table:table-cell>
          <table:table-cell office:value-type="float" office:value="40704" calcext:value-type="float">
            <text:p>40704</text:p>
          </table:table-cell>
          <table:table-cell office:value-type="float" office:value="1703395" calcext:value-type="float">
            <text:p>1703395</text:p>
          </table:table-cell>
          <table:table-cell office:value-type="float" office:value="48.66" calcext:value-type="float">
            <text:p>48.66</text:p>
          </table:table-cell>
          <table:table-cell office:value-type="float" office:value="48.64" calcext:value-type="float">
            <text:p>48.64</text:p>
          </table:table-cell>
          <table:table-cell office:value-type="float" office:value="21988" calcext:value-type="float">
            <text:p>21988</text:p>
          </table:table-cell>
          <table:table-cell office:value-type="float" office:value="1703395" calcext:value-type="float">
            <text:p>1703395</text:p>
          </table:table-cell>
          <table:table-cell table:formula="of:=[Sheet1.E464]-[Sheet1.I4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3-s743151267c1174380.ukp</text:p>
          </table:table-cell>
          <table:table-cell office:value-type="float" office:value="1.12735" calcext:value-type="float">
            <text:p>1.12735</text:p>
          </table:table-cell>
          <table:table-cell office:value-type="float" office:value="1.17" calcext:value-type="float">
            <text:p>1.17</text:p>
          </table:table-cell>
          <table:table-cell office:value-type="float" office:value="37304" calcext:value-type="float">
            <text:p>37304</text:p>
          </table:table-cell>
          <table:table-cell office:value-type="float" office:value="1506662" calcext:value-type="float">
            <text:p>1506662</text:p>
          </table:table-cell>
          <table:table-cell office:value-type="float" office:value="48.74" calcext:value-type="float">
            <text:p>48.74</text:p>
          </table:table-cell>
          <table:table-cell office:value-type="float" office:value="48.71" calcext:value-type="float">
            <text:p>48.71</text:p>
          </table:table-cell>
          <table:table-cell office:value-type="float" office:value="21500" calcext:value-type="float">
            <text:p>21500</text:p>
          </table:table-cell>
          <table:table-cell office:value-type="float" office:value="1506662" calcext:value-type="float">
            <text:p>1506662</text:p>
          </table:table-cell>
          <table:table-cell table:formula="of:=[Sheet1.E465]-[Sheet1.I4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7-s352626512c1027793.ukp</text:p>
          </table:table-cell>
          <table:table-cell office:value-type="float" office:value="1.45249" calcext:value-type="float">
            <text:p>1.45249</text:p>
          </table:table-cell>
          <table:table-cell office:value-type="float" office:value="1.5" calcext:value-type="float">
            <text:p>1.5</text:p>
          </table:table-cell>
          <table:table-cell office:value-type="float" office:value="34920" calcext:value-type="float">
            <text:p>34920</text:p>
          </table:table-cell>
          <table:table-cell office:value-type="float" office:value="1306614" calcext:value-type="float">
            <text:p>1306614</text:p>
          </table:table-cell>
          <table:table-cell office:value-type="float" office:value="48.76" calcext:value-type="float">
            <text:p>48.76</text:p>
          </table:table-cell>
          <table:table-cell office:value-type="float" office:value="48.74" calcext:value-type="float">
            <text:p>48.74</text:p>
          </table:table-cell>
          <table:table-cell office:value-type="float" office:value="21492" calcext:value-type="float">
            <text:p>21492</text:p>
          </table:table-cell>
          <table:table-cell office:value-type="float" office:value="1306614" calcext:value-type="float">
            <text:p>1306614</text:p>
          </table:table-cell>
          <table:table-cell table:formula="of:=[Sheet1.E466]-[Sheet1.I4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9-s956890340c1857737.ukp</text:p>
          </table:table-cell>
          <table:table-cell office:value-type="float" office:value="14.0091" calcext:value-type="float">
            <text:p>14.0091</text:p>
          </table:table-cell>
          <table:table-cell office:value-type="float" office:value="14.14" calcext:value-type="float">
            <text:p>14.14</text:p>
          </table:table-cell>
          <table:table-cell office:value-type="float" office:value="49712" calcext:value-type="float">
            <text:p>49712</text:p>
          </table:table-cell>
          <table:table-cell office:value-type="float" office:value="5608946" calcext:value-type="float">
            <text:p>5608946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48.83" calcext:value-type="float">
            <text:p>48.83</text:p>
          </table:table-cell>
          <table:table-cell office:value-type="float" office:value="24040" calcext:value-type="float">
            <text:p>24040</text:p>
          </table:table-cell>
          <table:table-cell office:value-type="float" office:value="5608946" calcext:value-type="float">
            <text:p>5608946</text:p>
          </table:table-cell>
          <table:table-cell table:formula="of:=[Sheet1.E467]-[Sheet1.I4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0-s251424367c1416030.ukp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1.27" calcext:value-type="float">
            <text:p>1.27</text:p>
          </table:table-cell>
          <table:table-cell office:value-type="float" office:value="41668" calcext:value-type="float">
            <text:p>41668</text:p>
          </table:table-cell>
          <table:table-cell office:value-type="float" office:value="1769496" calcext:value-type="float">
            <text:p>1769496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6" calcext:value-type="float">
            <text:p>48.86</text:p>
          </table:table-cell>
          <table:table-cell office:value-type="float" office:value="23912" calcext:value-type="float">
            <text:p>23912</text:p>
          </table:table-cell>
          <table:table-cell office:value-type="float" office:value="1769496" calcext:value-type="float">
            <text:p>1769496</text:p>
          </table:table-cell>
          <table:table-cell table:formula="of:=[Sheet1.E468]-[Sheet1.I4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5-s344310712c1360490.ukp</text:p>
          </table:table-cell>
          <table:table-cell office:value-type="float" office:value="1.1682" calcext:value-type="float">
            <text:p>1.1682</text:p>
          </table:table-cell>
          <table:table-cell office:value-type="float" office:value="1.21" calcext:value-type="float">
            <text:p>1.21</text:p>
          </table:table-cell>
          <table:table-cell office:value-type="float" office:value="40680" calcext:value-type="float">
            <text:p>40680</text:p>
          </table:table-cell>
          <table:table-cell office:value-type="float" office:value="1706742" calcext:value-type="float">
            <text:p>1706742</text:p>
          </table:table-cell>
          <table:table-cell office:value-type="float" office:value="48.96333" calcext:value-type="float">
            <text:p>48.96333</text:p>
          </table:table-cell>
          <table:table-cell office:value-type="float" office:value="48.95" calcext:value-type="float">
            <text:p>48.95</text:p>
          </table:table-cell>
          <table:table-cell office:value-type="float" office:value="21488" calcext:value-type="float">
            <text:p>21488</text:p>
          </table:table-cell>
          <table:table-cell office:value-type="float" office:value="1706742" calcext:value-type="float">
            <text:p>1706742</text:p>
          </table:table-cell>
          <table:table-cell table:formula="of:=[Sheet1.E469]-[Sheet1.I4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-s684448574c1154184.ukp</text:p>
          </table:table-cell>
          <table:table-cell office:value-type="float" office:value="1.40675" calcext:value-type="float">
            <text:p>1.40675</text:p>
          </table:table-cell>
          <table:table-cell office:value-type="float" office:value="1.45" calcext:value-type="float">
            <text:p>1.45</text:p>
          </table:table-cell>
          <table:table-cell office:value-type="float" office:value="37448" calcext:value-type="float">
            <text:p>37448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49.17333" calcext:value-type="float">
            <text:p>49.17333</text:p>
          </table:table-cell>
          <table:table-cell office:value-type="float" office:value="49.16" calcext:value-type="float">
            <text:p>49.16</text:p>
          </table:table-cell>
          <table:table-cell office:value-type="float" office:value="21156" calcext:value-type="float">
            <text:p>21156</text:p>
          </table:table-cell>
          <table:table-cell office:value-type="float" office:value="1450131" calcext:value-type="float">
            <text:p>1450131</text:p>
          </table:table-cell>
          <table:table-cell table:formula="of:=[Sheet1.E470]-[Sheet1.I4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6-s562370200c1257497.ukp</text:p>
          </table:table-cell>
          <table:table-cell office:value-type="float" office:value="1.60735" calcext:value-type="float">
            <text:p>1.60735</text:p>
          </table:table-cell>
          <table:table-cell office:value-type="float" office:value="1.66" calcext:value-type="float">
            <text:p>1.66</text:p>
          </table:table-cell>
          <table:table-cell office:value-type="float" office:value="38912" calcext:value-type="float">
            <text:p>38912</text:p>
          </table:table-cell>
          <table:table-cell office:value-type="float" office:value="1569187" calcext:value-type="float">
            <text:p>1569187</text:p>
          </table:table-cell>
          <table:table-cell office:value-type="float" office:value="49.70333" calcext:value-type="float">
            <text:p>49.70333</text:p>
          </table:table-cell>
          <table:table-cell office:value-type="float" office:value="49.69" calcext:value-type="float">
            <text:p>49.69</text:p>
          </table:table-cell>
          <table:table-cell office:value-type="float" office:value="19432" calcext:value-type="float">
            <text:p>19432</text:p>
          </table:table-cell>
          <table:table-cell office:value-type="float" office:value="1569187" calcext:value-type="float">
            <text:p>1569187</text:p>
          </table:table-cell>
          <table:table-cell table:formula="of:=[Sheet1.E471]-[Sheet1.I4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0-s271358749c1470317.ukp</text:p>
          </table:table-cell>
          <table:table-cell office:value-type="float" office:value="1.79133" calcext:value-type="float">
            <text:p>1.79133</text:p>
          </table:table-cell>
          <table:table-cell office:value-type="float" office:value="1.85" calcext:value-type="float">
            <text:p>1.85</text:p>
          </table:table-cell>
          <table:table-cell office:value-type="float" office:value="41920" calcext:value-type="float">
            <text:p>41920</text:p>
          </table:table-cell>
          <table:table-cell office:value-type="float" office:value="1888292" calcext:value-type="float">
            <text:p>1888292</text:p>
          </table:table-cell>
          <table:table-cell office:value-type="float" office:value="49.70666" calcext:value-type="float">
            <text:p>49.70666</text:p>
          </table:table-cell>
          <table:table-cell office:value-type="float" office:value="49.68" calcext:value-type="float">
            <text:p>49.68</text:p>
          </table:table-cell>
          <table:table-cell office:value-type="float" office:value="22288" calcext:value-type="float">
            <text:p>22288</text:p>
          </table:table-cell>
          <table:table-cell office:value-type="float" office:value="1888292" calcext:value-type="float">
            <text:p>1888292</text:p>
          </table:table-cell>
          <table:table-cell table:formula="of:=[Sheet1.E472]-[Sheet1.I4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-s161344243c1048427.ukp</text:p>
          </table:table-cell>
          <table:table-cell office:value-type="float" office:value="1.39053" calcext:value-type="float">
            <text:p>1.39053</text:p>
          </table:table-cell>
          <table:table-cell office:value-type="float" office:value="1.44" calcext:value-type="float">
            <text:p>1.44</text:p>
          </table:table-cell>
          <table:table-cell office:value-type="float" office:value="35360" calcext:value-type="float">
            <text:p>35360</text:p>
          </table:table-cell>
          <table:table-cell office:value-type="float" office:value="1343116" calcext:value-type="float">
            <text:p>1343116</text:p>
          </table:table-cell>
          <table:table-cell office:value-type="float" office:value="49.77666" calcext:value-type="float">
            <text:p>49.77666</text:p>
          </table:table-cell>
          <table:table-cell office:value-type="float" office:value="49.75" calcext:value-type="float">
            <text:p>49.75</text:p>
          </table:table-cell>
          <table:table-cell office:value-type="float" office:value="23380" calcext:value-type="float">
            <text:p>23380</text:p>
          </table:table-cell>
          <table:table-cell office:value-type="float" office:value="1343116" calcext:value-type="float">
            <text:p>1343116</text:p>
          </table:table-cell>
          <table:table-cell table:formula="of:=[Sheet1.E473]-[Sheet1.I4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-s577520629c1811012.ukp</text:p>
          </table:table-cell>
          <table:table-cell office:value-type="float" office:value="8.17465" calcext:value-type="float">
            <text:p>8.17465</text:p>
          </table:table-cell>
          <table:table-cell office:value-type="float" office:value="8.36" calcext:value-type="float">
            <text:p>8.36</text:p>
          </table:table-cell>
          <table:table-cell office:value-type="float" office:value="48572" calcext:value-type="float">
            <text:p>48572</text:p>
          </table:table-cell>
          <table:table-cell office:value-type="float" office:value="5490122" calcext:value-type="float">
            <text:p>5490122</text:p>
          </table:table-cell>
          <table:table-cell office:value-type="float" office:value="49.83666" calcext:value-type="float">
            <text:p>49.83666</text:p>
          </table:table-cell>
          <table:table-cell office:value-type="float" office:value="49.83" calcext:value-type="float">
            <text:p>49.83</text:p>
          </table:table-cell>
          <table:table-cell office:value-type="float" office:value="24676" calcext:value-type="float">
            <text:p>24676</text:p>
          </table:table-cell>
          <table:table-cell office:value-type="float" office:value="5490122" calcext:value-type="float">
            <text:p>5490122</text:p>
          </table:table-cell>
          <table:table-cell table:formula="of:=[Sheet1.E474]-[Sheet1.I4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1-s918482572c1155174.ukp</text:p>
          </table:table-cell>
          <table:table-cell office:value-type="float" office:value="1.40526" calcext:value-type="float">
            <text:p>1.40526</text:p>
          </table:table-cell>
          <table:table-cell office:value-type="float" office:value="1.46" calcext:value-type="float">
            <text:p>1.46</text:p>
          </table:table-cell>
          <table:table-cell office:value-type="float" office:value="37028" calcext:value-type="float">
            <text:p>37028</text:p>
          </table:table-cell>
          <table:table-cell office:value-type="float" office:value="1482934" calcext:value-type="float">
            <text:p>1482934</text:p>
          </table:table-cell>
          <table:table-cell office:value-type="float" office:value="49.89666" calcext:value-type="float">
            <text:p>49.89666</text:p>
          </table:table-cell>
          <table:table-cell office:value-type="float" office:value="49.87" calcext:value-type="float">
            <text:p>49.87</text:p>
          </table:table-cell>
          <table:table-cell office:value-type="float" office:value="23260" calcext:value-type="float">
            <text:p>23260</text:p>
          </table:table-cell>
          <table:table-cell office:value-type="float" office:value="1482934" calcext:value-type="float">
            <text:p>1482934</text:p>
          </table:table-cell>
          <table:table-cell table:formula="of:=[Sheet1.E475]-[Sheet1.I4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0-s342094980c1337990.ukp</text:p>
          </table:table-cell>
          <table:table-cell office:value-type="float" office:value="1.31039" calcext:value-type="float">
            <text:p>1.31039</text:p>
          </table:table-cell>
          <table:table-cell office:value-type="float" office:value="1.36" calcext:value-type="float">
            <text:p>1.36</text:p>
          </table:table-cell>
          <table:table-cell office:value-type="float" office:value="40224" calcext:value-type="float">
            <text:p>40224</text:p>
          </table:table-cell>
          <table:table-cell office:value-type="float" office:value="1674231" calcext:value-type="float">
            <text:p>1674231</text:p>
          </table:table-cell>
          <table:table-cell office:value-type="float" office:value="50.17" calcext:value-type="float">
            <text:p>50.17</text:p>
          </table:table-cell>
          <table:table-cell office:value-type="float" office:value="50.15" calcext:value-type="float">
            <text:p>50.15</text:p>
          </table:table-cell>
          <table:table-cell office:value-type="float" office:value="25196" calcext:value-type="float">
            <text:p>25196</text:p>
          </table:table-cell>
          <table:table-cell office:value-type="float" office:value="1674231" calcext:value-type="float">
            <text:p>1674231</text:p>
          </table:table-cell>
          <table:table-cell table:formula="of:=[Sheet1.E476]-[Sheet1.I4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7-s945306385c1090323.ukp</text:p>
          </table:table-cell>
          <table:table-cell office:value-type="float" office:value="1.68517" calcext:value-type="float">
            <text:p>1.68517</text:p>
          </table:table-cell>
          <table:table-cell office:value-type="float" office:value="1.74" calcext:value-type="float">
            <text:p>1.74</text:p>
          </table:table-cell>
          <table:table-cell office:value-type="float" office:value="36132" calcext:value-type="float">
            <text:p>36132</text:p>
          </table:table-cell>
          <table:table-cell office:value-type="float" office:value="1392312" calcext:value-type="float">
            <text:p>1392312</text:p>
          </table:table-cell>
          <table:table-cell office:value-type="float" office:value="50.65" calcext:value-type="float">
            <text:p>50.65</text:p>
          </table:table-cell>
          <table:table-cell office:value-type="float" office:value="50.63" calcext:value-type="float">
            <text:p>50.63</text:p>
          </table:table-cell>
          <table:table-cell office:value-type="float" office:value="23428" calcext:value-type="float">
            <text:p>23428</text:p>
          </table:table-cell>
          <table:table-cell office:value-type="float" office:value="1392312" calcext:value-type="float">
            <text:p>1392312</text:p>
          </table:table-cell>
          <table:table-cell table:formula="of:=[Sheet1.E477]-[Sheet1.I4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6-s616010305c1479318.ukp</text:p>
          </table:table-cell>
          <table:table-cell office:value-type="float" office:value="1.23854" calcext:value-type="float">
            <text:p>1.23854</text:p>
          </table:table-cell>
          <table:table-cell office:value-type="float" office:value="1.28" calcext:value-type="float">
            <text:p>1.28</text:p>
          </table:table-cell>
          <table:table-cell office:value-type="float" office:value="42548" calcext:value-type="float">
            <text:p>42548</text:p>
          </table:table-cell>
          <table:table-cell office:value-type="float" office:value="1860724" calcext:value-type="float">
            <text:p>1860724</text:p>
          </table:table-cell>
          <table:table-cell office:value-type="float" office:value="50.81333" calcext:value-type="float">
            <text:p>50.81333</text:p>
          </table:table-cell>
          <table:table-cell office:value-type="float" office:value="50.79" calcext:value-type="float">
            <text:p>50.79</text:p>
          </table:table-cell>
          <table:table-cell office:value-type="float" office:value="23684" calcext:value-type="float">
            <text:p>23684</text:p>
          </table:table-cell>
          <table:table-cell office:value-type="float" office:value="1860724" calcext:value-type="float">
            <text:p>1860724</text:p>
          </table:table-cell>
          <table:table-cell table:formula="of:=[Sheet1.E478]-[Sheet1.I4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1-s945974533c1858394.ukp</text:p>
          </table:table-cell>
          <table:table-cell office:value-type="float" office:value="1.71548" calcext:value-type="float">
            <text:p>1.71548</text:p>
          </table:table-cell>
          <table:table-cell office:value-type="float" office:value="1.76" calcext:value-type="float">
            <text:p>1.76</text:p>
          </table:table-cell>
          <table:table-cell office:value-type="float" office:value="48452" calcext:value-type="float">
            <text:p>48452</text:p>
          </table:table-cell>
          <table:table-cell office:value-type="float" office:value="2327373" calcext:value-type="float">
            <text:p>2327373</text:p>
          </table:table-cell>
          <table:table-cell office:value-type="float" office:value="50.86666" calcext:value-type="float">
            <text:p>50.86666</text:p>
          </table:table-cell>
          <table:table-cell office:value-type="float" office:value="50.84" calcext:value-type="float">
            <text:p>50.84</text:p>
          </table:table-cell>
          <table:table-cell office:value-type="float" office:value="22100" calcext:value-type="float">
            <text:p>22100</text:p>
          </table:table-cell>
          <table:table-cell office:value-type="float" office:value="2327373" calcext:value-type="float">
            <text:p>2327373</text:p>
          </table:table-cell>
          <table:table-cell table:formula="of:=[Sheet1.E479]-[Sheet1.I4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0-s155213243c1921419.ukp</text:p>
          </table:table-cell>
          <table:table-cell office:value-type="float" office:value="9.90583" calcext:value-type="float">
            <text:p>9.90583</text:p>
          </table:table-cell>
          <table:table-cell office:value-type="float" office:value="10.05" calcext:value-type="float">
            <text:p>10.05</text:p>
          </table:table-cell>
          <table:table-cell office:value-type="float" office:value="50632" calcext:value-type="float">
            <text:p>50632</text:p>
          </table:table-cell>
          <table:table-cell office:value-type="float" office:value="5785685" calcext:value-type="float">
            <text:p>5785685</text:p>
          </table:table-cell>
          <table:table-cell office:value-type="float" office:value="50.99666" calcext:value-type="float">
            <text:p>50.99666</text:p>
          </table:table-cell>
          <table:table-cell office:value-type="float" office:value="50.97" calcext:value-type="float">
            <text:p>50.97</text:p>
          </table:table-cell>
          <table:table-cell office:value-type="float" office:value="24704" calcext:value-type="float">
            <text:p>24704</text:p>
          </table:table-cell>
          <table:table-cell office:value-type="float" office:value="5785685" calcext:value-type="float">
            <text:p>5785685</text:p>
          </table:table-cell>
          <table:table-cell table:formula="of:=[Sheet1.E480]-[Sheet1.I4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9-s923188628c1632432.ukp</text:p>
          </table:table-cell>
          <table:table-cell office:value-type="float" office:value="9.94518" calcext:value-type="float">
            <text:p>9.94518</text:p>
          </table:table-cell>
          <table:table-cell office:value-type="float" office:value="10.08" calcext:value-type="float">
            <text:p>10.08</text:p>
          </table:table-cell>
          <table:table-cell office:value-type="float" office:value="46092" calcext:value-type="float">
            <text:p>46092</text:p>
          </table:table-cell>
          <table:table-cell office:value-type="float" office:value="4927745" calcext:value-type="float">
            <text:p>4927745</text:p>
          </table:table-cell>
          <table:table-cell office:value-type="float" office:value="51.03666" calcext:value-type="float">
            <text:p>51.03666</text:p>
          </table:table-cell>
          <table:table-cell office:value-type="float" office:value="51.03" calcext:value-type="float">
            <text:p>51.03</text:p>
          </table:table-cell>
          <table:table-cell office:value-type="float" office:value="29248" calcext:value-type="float">
            <text:p>29248</text:p>
          </table:table-cell>
          <table:table-cell office:value-type="float" office:value="4927745" calcext:value-type="float">
            <text:p>4927745</text:p>
          </table:table-cell>
          <table:table-cell table:formula="of:=[Sheet1.E481]-[Sheet1.I4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6-s698894093c1222826.ukp</text:p>
          </table:table-cell>
          <table:table-cell office:value-type="float" office:value="1.38493" calcext:value-type="float">
            <text:p>1.38493</text:p>
          </table:table-cell>
          <table:table-cell office:value-type="float" office:value="1.44" calcext:value-type="float">
            <text:p>1.44</text:p>
          </table:table-cell>
          <table:table-cell office:value-type="float" office:value="38148" calcext:value-type="float">
            <text:p>38148</text:p>
          </table:table-cell>
          <table:table-cell office:value-type="float" office:value="1551253" calcext:value-type="float">
            <text:p>1551253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1" calcext:value-type="float">
            <text:p>51.71</text:p>
          </table:table-cell>
          <table:table-cell office:value-type="float" office:value="23280" calcext:value-type="float">
            <text:p>23280</text:p>
          </table:table-cell>
          <table:table-cell office:value-type="float" office:value="1551253" calcext:value-type="float">
            <text:p>1551253</text:p>
          </table:table-cell>
          <table:table-cell table:formula="of:=[Sheet1.E482]-[Sheet1.I4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2-s604095046c1307739.ukp</text:p>
          </table:table-cell>
          <table:table-cell office:value-type="float" office:value="1.46354" calcext:value-type="float">
            <text:p>1.46354</text:p>
          </table:table-cell>
          <table:table-cell office:value-type="float" office:value="1.53" calcext:value-type="float">
            <text:p>1.53</text:p>
          </table:table-cell>
          <table:table-cell office:value-type="float" office:value="39212" calcext:value-type="float">
            <text:p>39212</text:p>
          </table:table-cell>
          <table:table-cell office:value-type="float" office:value="1666840" calcext:value-type="float">
            <text:p>1666840</text:p>
          </table:table-cell>
          <table:table-cell office:value-type="float" office:value="51.77666" calcext:value-type="float">
            <text:p>51.77666</text:p>
          </table:table-cell>
          <table:table-cell office:value-type="float" office:value="51.77" calcext:value-type="float">
            <text:p>51.77</text:p>
          </table:table-cell>
          <table:table-cell office:value-type="float" office:value="25056" calcext:value-type="float">
            <text:p>25056</text:p>
          </table:table-cell>
          <table:table-cell office:value-type="float" office:value="1666840" calcext:value-type="float">
            <text:p>1666840</text:p>
          </table:table-cell>
          <table:table-cell table:formula="of:=[Sheet1.E483]-[Sheet1.I4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8-s343653884c1808168.ukp</text:p>
          </table:table-cell>
          <table:table-cell office:value-type="float" office:value="10.1255" calcext:value-type="float">
            <text:p>10.1255</text:p>
          </table:table-cell>
          <table:table-cell office:value-type="float" office:value="10.27" calcext:value-type="float">
            <text:p>10.27</text:p>
          </table:table-cell>
          <table:table-cell office:value-type="float" office:value="48852" calcext:value-type="float">
            <text:p>48852</text:p>
          </table:table-cell>
          <table:table-cell office:value-type="float" office:value="5485430" calcext:value-type="float">
            <text:p>5485430</text:p>
          </table:table-cell>
          <table:table-cell office:value-type="float" office:value="51.77999" calcext:value-type="float">
            <text:p>51.77999</text:p>
          </table:table-cell>
          <table:table-cell office:value-type="float" office:value="51.77" calcext:value-type="float">
            <text:p>51.77</text:p>
          </table:table-cell>
          <table:table-cell office:value-type="float" office:value="27796" calcext:value-type="float">
            <text:p>27796</text:p>
          </table:table-cell>
          <table:table-cell office:value-type="float" office:value="5485430" calcext:value-type="float">
            <text:p>5485430</text:p>
          </table:table-cell>
          <table:table-cell table:formula="of:=[Sheet1.E484]-[Sheet1.I4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9-s923188628c1155607.ukp</text:p>
          </table:table-cell>
          <table:table-cell office:value-type="float" office:value="1.53362" calcext:value-type="float">
            <text:p>1.53362</text:p>
          </table:table-cell>
          <table:table-cell office:value-type="float" office:value="1.58" calcext:value-type="float">
            <text:p>1.58</text:p>
          </table:table-cell>
          <table:table-cell office:value-type="float" office:value="37056" calcext:value-type="float">
            <text:p>37056</text:p>
          </table:table-cell>
          <table:table-cell office:value-type="float" office:value="1473041" calcext:value-type="float">
            <text:p>1473041</text:p>
          </table:table-cell>
          <table:table-cell office:value-type="float" office:value="51.83" calcext:value-type="float">
            <text:p>51.83</text:p>
          </table:table-cell>
          <table:table-cell office:value-type="float" office:value="51.82" calcext:value-type="float">
            <text:p>51.82</text:p>
          </table:table-cell>
          <table:table-cell office:value-type="float" office:value="21272" calcext:value-type="float">
            <text:p>21272</text:p>
          </table:table-cell>
          <table:table-cell office:value-type="float" office:value="1473041" calcext:value-type="float">
            <text:p>1473041</text:p>
          </table:table-cell>
          <table:table-cell table:formula="of:=[Sheet1.E485]-[Sheet1.I4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0-s653992306c1793626.ukp</text:p>
          </table:table-cell>
          <table:table-cell office:value-type="float" office:value="7.2448" calcext:value-type="float">
            <text:p>7.2448</text:p>
          </table:table-cell>
          <table:table-cell office:value-type="float" office:value="7.36" calcext:value-type="float">
            <text:p>7.36</text:p>
          </table:table-cell>
          <table:table-cell office:value-type="float" office:value="48164" calcext:value-type="float">
            <text:p>48164</text:p>
          </table:table-cell>
          <table:table-cell office:value-type="float" office:value="5460866" calcext:value-type="float">
            <text:p>5460866</text:p>
          </table:table-cell>
          <table:table-cell office:value-type="float" office:value="51.99999" calcext:value-type="float">
            <text:p>51.99999</text:p>
          </table:table-cell>
          <table:table-cell office:value-type="float" office:value="51.99" calcext:value-type="float">
            <text:p>51.99</text:p>
          </table:table-cell>
          <table:table-cell office:value-type="float" office:value="27508" calcext:value-type="float">
            <text:p>27508</text:p>
          </table:table-cell>
          <table:table-cell office:value-type="float" office:value="5460866" calcext:value-type="float">
            <text:p>5460866</text:p>
          </table:table-cell>
          <table:table-cell table:formula="of:=[Sheet1.E486]-[Sheet1.I4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2-s57171364c1383811.ukp</text:p>
          </table:table-cell>
          <table:table-cell office:value-type="float" office:value="1.75808" calcext:value-type="float">
            <text:p>1.75808</text:p>
          </table:table-cell>
          <table:table-cell office:value-type="float" office:value="1.82" calcext:value-type="float">
            <text:p>1.82</text:p>
          </table:table-cell>
          <table:table-cell office:value-type="float" office:value="40632" calcext:value-type="float">
            <text:p>40632</text:p>
          </table:table-cell>
          <table:table-cell office:value-type="float" office:value="1753692" calcext:value-type="float">
            <text:p>1753692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21756" calcext:value-type="float">
            <text:p>21756</text:p>
          </table:table-cell>
          <table:table-cell office:value-type="float" office:value="1753692" calcext:value-type="float">
            <text:p>1753692</text:p>
          </table:table-cell>
          <table:table-cell table:formula="of:=[Sheet1.E487]-[Sheet1.I4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-s908468142c1516079.ukp</text:p>
          </table:table-cell>
          <table:table-cell office:value-type="float" office:value="10.332" calcext:value-type="float">
            <text:p>10.332</text:p>
          </table:table-cell>
          <table:table-cell office:value-type="float" office:value="10.54" calcext:value-type="float">
            <text:p>10.54</text:p>
          </table:table-cell>
          <table:table-cell office:value-type="float" office:value="44308" calcext:value-type="float">
            <text:p>44308</text:p>
          </table:table-cell>
          <table:table-cell office:value-type="float" office:value="4576635" calcext:value-type="float">
            <text:p>4576635</text:p>
          </table:table-cell>
          <table:table-cell office:value-type="float" office:value="52.01666" calcext:value-type="float">
            <text:p>52.01666</text:p>
          </table:table-cell>
          <table:table-cell office:value-type="float" office:value="52" calcext:value-type="float">
            <text:p>52</text:p>
          </table:table-cell>
          <table:table-cell office:value-type="float" office:value="23968" calcext:value-type="float">
            <text:p>23968</text:p>
          </table:table-cell>
          <table:table-cell office:value-type="float" office:value="4576635" calcext:value-type="float">
            <text:p>4576635</text:p>
          </table:table-cell>
          <table:table-cell table:formula="of:=[Sheet1.E488]-[Sheet1.I4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9-s198519773c1042180.ukp</text:p>
          </table:table-cell>
          <table:table-cell office:value-type="float" office:value="1.51024" calcext:value-type="float">
            <text:p>1.51024</text:p>
          </table:table-cell>
          <table:table-cell office:value-type="float" office:value="1.58" calcext:value-type="float">
            <text:p>1.58</text:p>
          </table:table-cell>
          <table:table-cell office:value-type="float" office:value="35332" calcext:value-type="float">
            <text:p>35332</text:p>
          </table:table-cell>
          <table:table-cell office:value-type="float" office:value="1323685" calcext:value-type="float">
            <text:p>1323685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9" calcext:value-type="float">
            <text:p>52.69</text:p>
          </table:table-cell>
          <table:table-cell office:value-type="float" office:value="21060" calcext:value-type="float">
            <text:p>21060</text:p>
          </table:table-cell>
          <table:table-cell office:value-type="float" office:value="1323685" calcext:value-type="float">
            <text:p>1323685</text:p>
          </table:table-cell>
          <table:table-cell table:formula="of:=[Sheet1.E489]-[Sheet1.I4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9-s676563793c1885467.ukp</text:p>
          </table:table-cell>
          <table:table-cell office:value-type="float" office:value="8.86148" calcext:value-type="float">
            <text:p>8.86148</text:p>
          </table:table-cell>
          <table:table-cell office:value-type="float" office:value="8.98" calcext:value-type="float">
            <text:p>8.98</text:p>
          </table:table-cell>
          <table:table-cell office:value-type="float" office:value="50056" calcext:value-type="float">
            <text:p>50056</text:p>
          </table:table-cell>
          <table:table-cell office:value-type="float" office:value="5695472" calcext:value-type="float">
            <text:p>5695472</text:p>
          </table:table-cell>
          <table:table-cell office:value-type="float" office:value="53.12333" calcext:value-type="float">
            <text:p>53.12333</text:p>
          </table:table-cell>
          <table:table-cell office:value-type="float" office:value="53.11" calcext:value-type="float">
            <text:p>53.11</text:p>
          </table:table-cell>
          <table:table-cell office:value-type="float" office:value="24440" calcext:value-type="float">
            <text:p>24440</text:p>
          </table:table-cell>
          <table:table-cell office:value-type="float" office:value="5695472" calcext:value-type="float">
            <text:p>5695472</text:p>
          </table:table-cell>
          <table:table-cell table:formula="of:=[Sheet1.E490]-[Sheet1.I4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3-s104835463c1137779.ukp</text:p>
          </table:table-cell>
          <table:table-cell office:value-type="float" office:value="1.63371" calcext:value-type="float">
            <text:p>1.63371</text:p>
          </table:table-cell>
          <table:table-cell office:value-type="float" office:value="1.68" calcext:value-type="float">
            <text:p>1.68</text:p>
          </table:table-cell>
          <table:table-cell office:value-type="float" office:value="36744" calcext:value-type="float">
            <text:p>36744</text:p>
          </table:table-cell>
          <table:table-cell office:value-type="float" office:value="1458017" calcext:value-type="float">
            <text:p>1458017</text:p>
          </table:table-cell>
          <table:table-cell office:value-type="float" office:value="53.22" calcext:value-type="float">
            <text:p>53.22</text:p>
          </table:table-cell>
          <table:table-cell office:value-type="float" office:value="53.19" calcext:value-type="float">
            <text:p>53.19</text:p>
          </table:table-cell>
          <table:table-cell office:value-type="float" office:value="21224" calcext:value-type="float">
            <text:p>21224</text:p>
          </table:table-cell>
          <table:table-cell office:value-type="float" office:value="1458017" calcext:value-type="float">
            <text:p>1458017</text:p>
          </table:table-cell>
          <table:table-cell table:formula="of:=[Sheet1.E491]-[Sheet1.I4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5-s522080131c1779899.ukp</text:p>
          </table:table-cell>
          <table:table-cell office:value-type="float" office:value="7.88176" calcext:value-type="float">
            <text:p>7.88176</text:p>
          </table:table-cell>
          <table:table-cell office:value-type="float" office:value="7.99" calcext:value-type="float">
            <text:p>7.99</text:p>
          </table:table-cell>
          <table:table-cell office:value-type="float" office:value="48024" calcext:value-type="float">
            <text:p>48024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53.25333" calcext:value-type="float">
            <text:p>53.25333</text:p>
          </table:table-cell>
          <table:table-cell office:value-type="float" office:value="53.23" calcext:value-type="float">
            <text:p>53.23</text:p>
          </table:table-cell>
          <table:table-cell office:value-type="float" office:value="30136" calcext:value-type="float">
            <text:p>30136</text:p>
          </table:table-cell>
          <table:table-cell office:value-type="float" office:value="5381685" calcext:value-type="float">
            <text:p>5381685</text:p>
          </table:table-cell>
          <table:table-cell table:formula="of:=[Sheet1.E492]-[Sheet1.I4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-s135458708c1790901.ukp</text:p>
          </table:table-cell>
          <table:table-cell office:value-type="float" office:value="5.76666" calcext:value-type="float">
            <text:p>5.76666</text:p>
          </table:table-cell>
          <table:table-cell office:value-type="float" office:value="5.89" calcext:value-type="float">
            <text:p>5.89</text:p>
          </table:table-cell>
          <table:table-cell office:value-type="float" office:value="48168" calcext:value-type="float">
            <text:p>48168</text:p>
          </table:table-cell>
          <table:table-cell office:value-type="float" office:value="5426893" calcext:value-type="float">
            <text:p>5426893</text:p>
          </table:table-cell>
          <table:table-cell office:value-type="float" office:value="53.29333" calcext:value-type="float">
            <text:p>53.29333</text:p>
          </table:table-cell>
          <table:table-cell office:value-type="float" office:value="53.27" calcext:value-type="float">
            <text:p>53.27</text:p>
          </table:table-cell>
          <table:table-cell office:value-type="float" office:value="26620" calcext:value-type="float">
            <text:p>26620</text:p>
          </table:table-cell>
          <table:table-cell office:value-type="float" office:value="5426893" calcext:value-type="float">
            <text:p>5426893</text:p>
          </table:table-cell>
          <table:table-cell table:formula="of:=[Sheet1.E493]-[Sheet1.I4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8-s633218386c1882045.ukp</text:p>
          </table:table-cell>
          <table:table-cell office:value-type="float" office:value="9.34738" calcext:value-type="float">
            <text:p>9.34738</text:p>
          </table:table-cell>
          <table:table-cell office:value-type="float" office:value="9.49" calcext:value-type="float">
            <text:p>9.49</text:p>
          </table:table-cell>
          <table:table-cell office:value-type="float" office:value="50148" calcext:value-type="float">
            <text:p>50148</text:p>
          </table:table-cell>
          <table:table-cell office:value-type="float" office:value="5667160" calcext:value-type="float">
            <text:p>5667160</text:p>
          </table:table-cell>
          <table:table-cell office:value-type="float" office:value="53.55333" calcext:value-type="float">
            <text:p>53.55333</text:p>
          </table:table-cell>
          <table:table-cell office:value-type="float" office:value="53.53" calcext:value-type="float">
            <text:p>53.53</text:p>
          </table:table-cell>
          <table:table-cell office:value-type="float" office:value="26336" calcext:value-type="float">
            <text:p>26336</text:p>
          </table:table-cell>
          <table:table-cell office:value-type="float" office:value="5667160" calcext:value-type="float">
            <text:p>5667160</text:p>
          </table:table-cell>
          <table:table-cell table:formula="of:=[Sheet1.E494]-[Sheet1.I4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0-s430006297c1836320.ukp</text:p>
          </table:table-cell>
          <table:table-cell office:value-type="float" office:value="9.18469" calcext:value-type="float">
            <text:p>9.18469</text:p>
          </table:table-cell>
          <table:table-cell office:value-type="float" office:value="9.32" calcext:value-type="float">
            <text:p>9.32</text:p>
          </table:table-cell>
          <table:table-cell office:value-type="float" office:value="48872" calcext:value-type="float">
            <text:p>48872</text:p>
          </table:table-cell>
          <table:table-cell office:value-type="float" office:value="5590584" calcext:value-type="float">
            <text:p>5590584</text:p>
          </table:table-cell>
          <table:table-cell office:value-type="float" office:value="53.99666" calcext:value-type="float">
            <text:p>53.99666</text:p>
          </table:table-cell>
          <table:table-cell office:value-type="float" office:value="53.99" calcext:value-type="float">
            <text:p>53.99</text:p>
          </table:table-cell>
          <table:table-cell office:value-type="float" office:value="26060" calcext:value-type="float">
            <text:p>26060</text:p>
          </table:table-cell>
          <table:table-cell office:value-type="float" office:value="5590584" calcext:value-type="float">
            <text:p>5590584</text:p>
          </table:table-cell>
          <table:table-cell table:formula="of:=[Sheet1.E495]-[Sheet1.I4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7-s676454610c1588106.ukp</text:p>
          </table:table-cell>
          <table:table-cell office:value-type="float" office:value="8.91071" calcext:value-type="float">
            <text:p>8.91071</text:p>
          </table:table-cell>
          <table:table-cell office:value-type="float" office:value="9.04" calcext:value-type="float">
            <text:p>9.04</text:p>
          </table:table-cell>
          <table:table-cell office:value-type="float" office:value="45488" calcext:value-type="float">
            <text:p>45488</text:p>
          </table:table-cell>
          <table:table-cell office:value-type="float" office:value="4785647" calcext:value-type="float">
            <text:p>4785647</text:p>
          </table:table-cell>
          <table:table-cell office:value-type="float" office:value="54.17333" calcext:value-type="float">
            <text:p>54.17333</text:p>
          </table:table-cell>
          <table:table-cell office:value-type="float" office:value="54.16" calcext:value-type="float">
            <text:p>54.16</text:p>
          </table:table-cell>
          <table:table-cell office:value-type="float" office:value="23948" calcext:value-type="float">
            <text:p>23948</text:p>
          </table:table-cell>
          <table:table-cell office:value-type="float" office:value="4785647" calcext:value-type="float">
            <text:p>4785647</text:p>
          </table:table-cell>
          <table:table-cell table:formula="of:=[Sheet1.E496]-[Sheet1.I4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2-s366491978c1703062.ukp</text:p>
          </table:table-cell>
          <table:table-cell office:value-type="float" office:value="1.53619" calcext:value-type="float">
            <text:p>1.53619</text:p>
          </table:table-cell>
          <table:table-cell office:value-type="float" office:value="1.58" calcext:value-type="float">
            <text:p>1.58</text:p>
          </table:table-cell>
          <table:table-cell office:value-type="float" office:value="46128" calcext:value-type="float">
            <text:p>46128</text:p>
          </table:table-cell>
          <table:table-cell office:value-type="float" office:value="2139724" calcext:value-type="float">
            <text:p>2139724</text:p>
          </table:table-cell>
          <table:table-cell office:value-type="float" office:value="54.61999" calcext:value-type="float">
            <text:p>54.61999</text:p>
          </table:table-cell>
          <table:table-cell office:value-type="float" office:value="54.61" calcext:value-type="float">
            <text:p>54.61</text:p>
          </table:table-cell>
          <table:table-cell office:value-type="float" office:value="25132" calcext:value-type="float">
            <text:p>25132</text:p>
          </table:table-cell>
          <table:table-cell office:value-type="float" office:value="2139724" calcext:value-type="float">
            <text:p>2139724</text:p>
          </table:table-cell>
          <table:table-cell table:formula="of:=[Sheet1.E497]-[Sheet1.I4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7-s207178132c1718032.ukp</text:p>
          </table:table-cell>
          <table:table-cell office:value-type="float" office:value="10.8583" calcext:value-type="float">
            <text:p>10.8583</text:p>
          </table:table-cell>
          <table:table-cell office:value-type="float" office:value="10.97" calcext:value-type="float">
            <text:p>10.97</text:p>
          </table:table-cell>
          <table:table-cell office:value-type="float" office:value="47400" calcext:value-type="float">
            <text:p>47400</text:p>
          </table:table-cell>
          <table:table-cell office:value-type="float" office:value="5187137" calcext:value-type="float">
            <text:p>5187137</text:p>
          </table:table-cell>
          <table:table-cell office:value-type="float" office:value="54.84999" calcext:value-type="float">
            <text:p>54.84999</text:p>
          </table:table-cell>
          <table:table-cell office:value-type="float" office:value="54.83" calcext:value-type="float">
            <text:p>54.83</text:p>
          </table:table-cell>
          <table:table-cell office:value-type="float" office:value="25760" calcext:value-type="float">
            <text:p>25760</text:p>
          </table:table-cell>
          <table:table-cell office:value-type="float" office:value="5187137" calcext:value-type="float">
            <text:p>5187137</text:p>
          </table:table-cell>
          <table:table-cell table:formula="of:=[Sheet1.E498]-[Sheet1.I4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1-s115726845c1267790.ukp</text:p>
          </table:table-cell>
          <table:table-cell office:value-type="float" office:value="1.79542" calcext:value-type="float">
            <text:p>1.79542</text:p>
          </table:table-cell>
          <table:table-cell office:value-type="float" office:value="1.84" calcext:value-type="float">
            <text:p>1.84</text:p>
          </table:table-cell>
          <table:table-cell office:value-type="float" office:value="38900" calcext:value-type="float">
            <text:p>38900</text:p>
          </table:table-cell>
          <table:table-cell office:value-type="float" office:value="1617838" calcext:value-type="float">
            <text:p>1617838</text:p>
          </table:table-cell>
          <table:table-cell office:value-type="float" office:value="55.01999" calcext:value-type="float">
            <text:p>55.01999</text:p>
          </table:table-cell>
          <table:table-cell office:value-type="float" office:value="55" calcext:value-type="float">
            <text:p>55</text:p>
          </table:table-cell>
          <table:table-cell office:value-type="float" office:value="23004" calcext:value-type="float">
            <text:p>23004</text:p>
          </table:table-cell>
          <table:table-cell office:value-type="float" office:value="1617838" calcext:value-type="float">
            <text:p>1617838</text:p>
          </table:table-cell>
          <table:table-cell table:formula="of:=[Sheet1.E499]-[Sheet1.I4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5-s452751349c1175294.ukp</text:p>
          </table:table-cell>
          <table:table-cell office:value-type="float" office:value="1.60338" calcext:value-type="float">
            <text:p>1.60338</text:p>
          </table:table-cell>
          <table:table-cell office:value-type="float" office:value="1.65" calcext:value-type="float">
            <text:p>1.65</text:p>
          </table:table-cell>
          <table:table-cell office:value-type="float" office:value="37840" calcext:value-type="float">
            <text:p>37840</text:p>
          </table:table-cell>
          <table:table-cell office:value-type="float" office:value="1472451" calcext:value-type="float">
            <text:p>1472451</text:p>
          </table:table-cell>
          <table:table-cell office:value-type="float" office:value="55.11666" calcext:value-type="float">
            <text:p>55.11666</text:p>
          </table:table-cell>
          <table:table-cell office:value-type="float" office:value="55.08" calcext:value-type="float">
            <text:p>55.08</text:p>
          </table:table-cell>
          <table:table-cell office:value-type="float" office:value="21520" calcext:value-type="float">
            <text:p>21520</text:p>
          </table:table-cell>
          <table:table-cell office:value-type="float" office:value="1472451" calcext:value-type="float">
            <text:p>1472451</text:p>
          </table:table-cell>
          <table:table-cell table:formula="of:=[Sheet1.E500]-[Sheet1.I5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0-s139860385c1033411.ukp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1.64" calcext:value-type="float">
            <text:p>1.64</text:p>
          </table:table-cell>
          <table:table-cell office:value-type="float" office:value="35128" calcext:value-type="float">
            <text:p>35128</text:p>
          </table:table-cell>
          <table:table-cell office:value-type="float" office:value="1320654" calcext:value-type="float">
            <text:p>1320654</text:p>
          </table:table-cell>
          <table:table-cell office:value-type="float" office:value="55.71333" calcext:value-type="float">
            <text:p>55.71333</text:p>
          </table:table-cell>
          <table:table-cell office:value-type="float" office:value="55.69" calcext:value-type="float">
            <text:p>55.69</text:p>
          </table:table-cell>
          <table:table-cell office:value-type="float" office:value="21324" calcext:value-type="float">
            <text:p>21324</text:p>
          </table:table-cell>
          <table:table-cell office:value-type="float" office:value="1320654" calcext:value-type="float">
            <text:p>1320654</text:p>
          </table:table-cell>
          <table:table-cell table:formula="of:=[Sheet1.E501]-[Sheet1.I5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-s603562343c1357401.ukp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1.21" calcext:value-type="float">
            <text:p>1.21</text:p>
          </table:table-cell>
          <table:table-cell office:value-type="float" office:value="40684" calcext:value-type="float">
            <text:p>40684</text:p>
          </table:table-cell>
          <table:table-cell office:value-type="float" office:value="1693656" calcext:value-type="float">
            <text:p>1693656</text:p>
          </table:table-cell>
          <table:table-cell office:value-type="float" office:value="55.74999" calcext:value-type="float">
            <text:p>55.74999</text:p>
          </table:table-cell>
          <table:table-cell office:value-type="float" office:value="55.72" calcext:value-type="float">
            <text:p>55.72</text:p>
          </table:table-cell>
          <table:table-cell office:value-type="float" office:value="21440" calcext:value-type="float">
            <text:p>21440</text:p>
          </table:table-cell>
          <table:table-cell office:value-type="float" office:value="1693656" calcext:value-type="float">
            <text:p>1693656</text:p>
          </table:table-cell>
          <table:table-cell table:formula="of:=[Sheet1.E502]-[Sheet1.I5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7-s607801339c1839898.ukp</text:p>
          </table:table-cell>
          <table:table-cell office:value-type="float" office:value="10.0175" calcext:value-type="float">
            <text:p>10.0175</text:p>
          </table:table-cell>
          <table:table-cell office:value-type="float" office:value="10.16" calcext:value-type="float">
            <text:p>10.16</text:p>
          </table:table-cell>
          <table:table-cell office:value-type="float" office:value="49376" calcext:value-type="float">
            <text:p>49376</text:p>
          </table:table-cell>
          <table:table-cell office:value-type="float" office:value="5577798" calcext:value-type="float">
            <text:p>5577798</text:p>
          </table:table-cell>
          <table:table-cell office:value-type="float" office:value="55.97999" calcext:value-type="float">
            <text:p>55.97999</text:p>
          </table:table-cell>
          <table:table-cell office:value-type="float" office:value="55.97" calcext:value-type="float">
            <text:p>55.97</text:p>
          </table:table-cell>
          <table:table-cell office:value-type="float" office:value="24808" calcext:value-type="float">
            <text:p>24808</text:p>
          </table:table-cell>
          <table:table-cell office:value-type="float" office:value="5577798" calcext:value-type="float">
            <text:p>5577798</text:p>
          </table:table-cell>
          <table:table-cell table:formula="of:=[Sheet1.E503]-[Sheet1.I5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9-s905865785c1150444.ukp</text:p>
          </table:table-cell>
          <table:table-cell office:value-type="float" office:value="1.6754" calcext:value-type="float">
            <text:p>1.6754</text:p>
          </table:table-cell>
          <table:table-cell office:value-type="float" office:value="1.72" calcext:value-type="float">
            <text:p>1.72</text:p>
          </table:table-cell>
          <table:table-cell office:value-type="float" office:value="36944" calcext:value-type="float">
            <text:p>36944</text:p>
          </table:table-cell>
          <table:table-cell office:value-type="float" office:value="1476387" calcext:value-type="float">
            <text:p>1476387</text:p>
          </table:table-cell>
          <table:table-cell office:value-type="float" office:value="56.13666" calcext:value-type="float">
            <text:p>56.13666</text:p>
          </table:table-cell>
          <table:table-cell office:value-type="float" office:value="56.13" calcext:value-type="float">
            <text:p>56.13</text:p>
          </table:table-cell>
          <table:table-cell office:value-type="float" office:value="23404" calcext:value-type="float">
            <text:p>23404</text:p>
          </table:table-cell>
          <table:table-cell office:value-type="float" office:value="1476387" calcext:value-type="float">
            <text:p>1476387</text:p>
          </table:table-cell>
          <table:table-cell table:formula="of:=[Sheet1.E504]-[Sheet1.I5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9-s832538455c1885270.ukp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0.32" calcext:value-type="float">
            <text:p>10.32</text:p>
          </table:table-cell>
          <table:table-cell office:value-type="float" office:value="49956" calcext:value-type="float">
            <text:p>49956</text:p>
          </table:table-cell>
          <table:table-cell office:value-type="float" office:value="5696669" calcext:value-type="float">
            <text:p>5696669</text:p>
          </table:table-cell>
          <table:table-cell office:value-type="float" office:value="56.23" calcext:value-type="float">
            <text:p>56.23</text:p>
          </table:table-cell>
          <table:table-cell office:value-type="float" office:value="56.22" calcext:value-type="float">
            <text:p>56.22</text:p>
          </table:table-cell>
          <table:table-cell office:value-type="float" office:value="24396" calcext:value-type="float">
            <text:p>24396</text:p>
          </table:table-cell>
          <table:table-cell office:value-type="float" office:value="5696669" calcext:value-type="float">
            <text:p>5696669</text:p>
          </table:table-cell>
          <table:table-cell table:formula="of:=[Sheet1.E505]-[Sheet1.I5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0-s53290165c1831682.ukp</text:p>
          </table:table-cell>
          <table:table-cell office:value-type="float" office:value="7.74233" calcext:value-type="float">
            <text:p>7.74233</text:p>
          </table:table-cell>
          <table:table-cell office:value-type="float" office:value="7.88" calcext:value-type="float">
            <text:p>7.88</text:p>
          </table:table-cell>
          <table:table-cell office:value-type="float" office:value="48860" calcext:value-type="float">
            <text:p>48860</text:p>
          </table:table-cell>
          <table:table-cell office:value-type="float" office:value="5534471" calcext:value-type="float">
            <text:p>5534471</text:p>
          </table:table-cell>
          <table:table-cell office:value-type="float" office:value="56.27666" calcext:value-type="float">
            <text:p>56.27666</text:p>
          </table:table-cell>
          <table:table-cell office:value-type="float" office:value="56.26" calcext:value-type="float">
            <text:p>56.26</text:p>
          </table:table-cell>
          <table:table-cell office:value-type="float" office:value="26312" calcext:value-type="float">
            <text:p>26312</text:p>
          </table:table-cell>
          <table:table-cell office:value-type="float" office:value="5534471" calcext:value-type="float">
            <text:p>5534471</text:p>
          </table:table-cell>
          <table:table-cell table:formula="of:=[Sheet1.E506]-[Sheet1.I5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9-s956890340c1988643.ukp</text:p>
          </table:table-cell>
          <table:table-cell office:value-type="float" office:value="1.71587" calcext:value-type="float">
            <text:p>1.71587</text:p>
          </table:table-cell>
          <table:table-cell office:value-type="float" office:value="1.76" calcext:value-type="float">
            <text:p>1.76</text:p>
          </table:table-cell>
          <table:table-cell office:value-type="float" office:value="49920" calcext:value-type="float">
            <text:p>49920</text:p>
          </table:table-cell>
          <table:table-cell office:value-type="float" office:value="2559048" calcext:value-type="float">
            <text:p>2559048</text:p>
          </table:table-cell>
          <table:table-cell office:value-type="float" office:value="56.86666" calcext:value-type="float">
            <text:p>56.86666</text:p>
          </table:table-cell>
          <table:table-cell office:value-type="float" office:value="56.85" calcext:value-type="float">
            <text:p>56.85</text:p>
          </table:table-cell>
          <table:table-cell office:value-type="float" office:value="23660" calcext:value-type="float">
            <text:p>23660</text:p>
          </table:table-cell>
          <table:table-cell office:value-type="float" office:value="2559048" calcext:value-type="float">
            <text:p>2559048</text:p>
          </table:table-cell>
          <table:table-cell table:formula="of:=[Sheet1.E507]-[Sheet1.I5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0-s818489023c1188312.ukp</text:p>
          </table:table-cell>
          <table:table-cell office:value-type="float" office:value="1.74806" calcext:value-type="float">
            <text:p>1.74806</text:p>
          </table:table-cell>
          <table:table-cell office:value-type="float" office:value="1.85" calcext:value-type="float">
            <text:p>1.85</text:p>
          </table:table-cell>
          <table:table-cell office:value-type="float" office:value="37652" calcext:value-type="float">
            <text:p>37652</text:p>
          </table:table-cell>
          <table:table-cell office:value-type="float" office:value="1524716" calcext:value-type="float">
            <text:p>1524716</text:p>
          </table:table-cell>
          <table:table-cell office:value-type="float" office:value="57.05333" calcext:value-type="float">
            <text:p>57.05333</text:p>
          </table:table-cell>
          <table:table-cell office:value-type="float" office:value="57.01" calcext:value-type="float">
            <text:p>57.01</text:p>
          </table:table-cell>
          <table:table-cell office:value-type="float" office:value="23544" calcext:value-type="float">
            <text:p>23544</text:p>
          </table:table-cell>
          <table:table-cell office:value-type="float" office:value="1524716" calcext:value-type="float">
            <text:p>1524716</text:p>
          </table:table-cell>
          <table:table-cell table:formula="of:=[Sheet1.E508]-[Sheet1.I5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9-s179141282c1295615.ukp</text:p>
          </table:table-cell>
          <table:table-cell office:value-type="float" office:value="1.35999" calcext:value-type="float">
            <text:p>1.35999</text:p>
          </table:table-cell>
          <table:table-cell office:value-type="float" office:value="1.41" calcext:value-type="float">
            <text:p>1.41</text:p>
          </table:table-cell>
          <table:table-cell office:value-type="float" office:value="39220" calcext:value-type="float">
            <text:p>39220</text:p>
          </table:table-cell>
          <table:table-cell office:value-type="float" office:value="1656436" calcext:value-type="float">
            <text:p>1656436</text:p>
          </table:table-cell>
          <table:table-cell office:value-type="float" office:value="57.59333" calcext:value-type="float">
            <text:p>57.59333</text:p>
          </table:table-cell>
          <table:table-cell office:value-type="float" office:value="57.56" calcext:value-type="float">
            <text:p>57.56</text:p>
          </table:table-cell>
          <table:table-cell office:value-type="float" office:value="24244" calcext:value-type="float">
            <text:p>24244</text:p>
          </table:table-cell>
          <table:table-cell office:value-type="float" office:value="1656436" calcext:value-type="float">
            <text:p>1656436</text:p>
          </table:table-cell>
          <table:table-cell table:formula="of:=[Sheet1.E509]-[Sheet1.I5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1-s367303549c1245931.ukp</text:p>
          </table:table-cell>
          <table:table-cell office:value-type="float" office:value="1.71036" calcext:value-type="float">
            <text:p>1.71036</text:p>
          </table:table-cell>
          <table:table-cell office:value-type="float" office:value="1.76" calcext:value-type="float">
            <text:p>1.76</text:p>
          </table:table-cell>
          <table:table-cell office:value-type="float" office:value="38752" calcext:value-type="float">
            <text:p>38752</text:p>
          </table:table-cell>
          <table:table-cell office:value-type="float" office:value="1557043" calcext:value-type="float">
            <text:p>1557043</text:p>
          </table:table-cell>
          <table:table-cell office:value-type="float" office:value="58.20999" calcext:value-type="float">
            <text:p>58.20999</text:p>
          </table:table-cell>
          <table:table-cell office:value-type="float" office:value="58.19" calcext:value-type="float">
            <text:p>58.19</text:p>
          </table:table-cell>
          <table:table-cell office:value-type="float" office:value="21788" calcext:value-type="float">
            <text:p>21788</text:p>
          </table:table-cell>
          <table:table-cell office:value-type="float" office:value="1557043" calcext:value-type="float">
            <text:p>1557043</text:p>
          </table:table-cell>
          <table:table-cell table:formula="of:=[Sheet1.E510]-[Sheet1.I5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7-s468933413c1034948.ukp</text:p>
          </table:table-cell>
          <table:table-cell office:value-type="float" office:value="1.63937" calcext:value-type="float">
            <text:p>1.63937</text:p>
          </table:table-cell>
          <table:table-cell office:value-type="float" office:value="1.69" calcext:value-type="float">
            <text:p>1.69</text:p>
          </table:table-cell>
          <table:table-cell office:value-type="float" office:value="35648" calcext:value-type="float">
            <text:p>35648</text:p>
          </table:table-cell>
          <table:table-cell office:value-type="float" office:value="1298336" calcext:value-type="float">
            <text:p>1298336</text:p>
          </table:table-cell>
          <table:table-cell office:value-type="float" office:value="58.73666" calcext:value-type="float">
            <text:p>58.73666</text:p>
          </table:table-cell>
          <table:table-cell office:value-type="float" office:value="58.71" calcext:value-type="float">
            <text:p>58.71</text:p>
          </table:table-cell>
          <table:table-cell office:value-type="float" office:value="23740" calcext:value-type="float">
            <text:p>23740</text:p>
          </table:table-cell>
          <table:table-cell office:value-type="float" office:value="1298336" calcext:value-type="float">
            <text:p>1298336</text:p>
          </table:table-cell>
          <table:table-cell table:formula="of:=[Sheet1.E511]-[Sheet1.I5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-s414892754c1072316.ukp</text:p>
          </table:table-cell>
          <table:table-cell office:value-type="float" office:value="2.4983" calcext:value-type="float">
            <text:p>2.4983</text:p>
          </table:table-cell>
          <table:table-cell office:value-type="float" office:value="2.56" calcext:value-type="float">
            <text:p>2.56</text:p>
          </table:table-cell>
          <table:table-cell office:value-type="float" office:value="35540" calcext:value-type="float">
            <text:p>35540</text:p>
          </table:table-cell>
          <table:table-cell office:value-type="float" office:value="1369353" calcext:value-type="float">
            <text:p>1369353</text:p>
          </table:table-cell>
          <table:table-cell office:value-type="float" office:value="59.38333" calcext:value-type="float">
            <text:p>59.38333</text:p>
          </table:table-cell>
          <table:table-cell office:value-type="float" office:value="59.36" calcext:value-type="float">
            <text:p>59.36</text:p>
          </table:table-cell>
          <table:table-cell office:value-type="float" office:value="21576" calcext:value-type="float">
            <text:p>21576</text:p>
          </table:table-cell>
          <table:table-cell office:value-type="float" office:value="1369353" calcext:value-type="float">
            <text:p>1369353</text:p>
          </table:table-cell>
          <table:table-cell table:formula="of:=[Sheet1.E512]-[Sheet1.I5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0-s139860385c1654159.ukp</text:p>
          </table:table-cell>
          <table:table-cell office:value-type="float" office:value="14.7984" calcext:value-type="float">
            <text:p>14.7984</text:p>
          </table:table-cell>
          <table:table-cell office:value-type="float" office:value="14.93" calcext:value-type="float">
            <text:p>14.93</text:p>
          </table:table-cell>
          <table:table-cell office:value-type="float" office:value="46484" calcext:value-type="float">
            <text:p>46484</text:p>
          </table:table-cell>
          <table:table-cell office:value-type="float" office:value="5001160" calcext:value-type="float">
            <text:p>5001160</text:p>
          </table:table-cell>
          <table:table-cell office:value-type="float" office:value="59.93666" calcext:value-type="float">
            <text:p>59.93666</text:p>
          </table:table-cell>
          <table:table-cell office:value-type="float" office:value="59.92" calcext:value-type="float">
            <text:p>59.92</text:p>
          </table:table-cell>
          <table:table-cell office:value-type="float" office:value="21264" calcext:value-type="float">
            <text:p>21264</text:p>
          </table:table-cell>
          <table:table-cell office:value-type="float" office:value="5001160" calcext:value-type="float">
            <text:p>5001160</text:p>
          </table:table-cell>
          <table:table-cell table:formula="of:=[Sheet1.E513]-[Sheet1.I5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1-s329274243c1102068.ukp</text:p>
          </table:table-cell>
          <table:table-cell office:value-type="float" office:value="1.64702" calcext:value-type="float">
            <text:p>1.64702</text:p>
          </table:table-cell>
          <table:table-cell office:value-type="float" office:value="1.71" calcext:value-type="float">
            <text:p>1.71</text:p>
          </table:table-cell>
          <table:table-cell office:value-type="float" office:value="36076" calcext:value-type="float">
            <text:p>36076</text:p>
          </table:table-cell>
          <table:table-cell office:value-type="float" office:value="1410411" calcext:value-type="float">
            <text:p>1410411</text:p>
          </table:table-cell>
          <table:table-cell office:value-type="float" office:value="60.21666" calcext:value-type="float">
            <text:p>60.21666</text:p>
          </table:table-cell>
          <table:table-cell office:value-type="float" office:value="60.2" calcext:value-type="float">
            <text:p>60.2</text:p>
          </table:table-cell>
          <table:table-cell office:value-type="float" office:value="26188" calcext:value-type="float">
            <text:p>26188</text:p>
          </table:table-cell>
          <table:table-cell office:value-type="float" office:value="1410411" calcext:value-type="float">
            <text:p>1410411</text:p>
          </table:table-cell>
          <table:table-cell table:formula="of:=[Sheet1.E514]-[Sheet1.I5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7-s583556376c1492654.ukp</text:p>
          </table:table-cell>
          <table:table-cell office:value-type="float" office:value="1.36949" calcext:value-type="float">
            <text:p>1.36949</text:p>
          </table:table-cell>
          <table:table-cell office:value-type="float" office:value="1.42" calcext:value-type="float">
            <text:p>1.42</text:p>
          </table:table-cell>
          <table:table-cell office:value-type="float" office:value="42220" calcext:value-type="float">
            <text:p>42220</text:p>
          </table:table-cell>
          <table:table-cell office:value-type="float" office:value="1906101" calcext:value-type="float">
            <text:p>1906101</text:p>
          </table:table-cell>
          <table:table-cell office:value-type="float" office:value="60.55333" calcext:value-type="float">
            <text:p>60.55333</text:p>
          </table:table-cell>
          <table:table-cell office:value-type="float" office:value="60.52" calcext:value-type="float">
            <text:p>60.52</text:p>
          </table:table-cell>
          <table:table-cell office:value-type="float" office:value="25980" calcext:value-type="float">
            <text:p>25980</text:p>
          </table:table-cell>
          <table:table-cell office:value-type="float" office:value="1906101" calcext:value-type="float">
            <text:p>1906101</text:p>
          </table:table-cell>
          <table:table-cell table:formula="of:=[Sheet1.E515]-[Sheet1.I5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9-s977952308c1341676.ukp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32" calcext:value-type="float">
            <text:p>1.32</text:p>
          </table:table-cell>
          <table:table-cell office:value-type="float" office:value="40464" calcext:value-type="float">
            <text:p>40464</text:p>
          </table:table-cell>
          <table:table-cell office:value-type="float" office:value="1684931" calcext:value-type="float">
            <text:p>1684931</text:p>
          </table:table-cell>
          <table:table-cell office:value-type="float" office:value="60.64999" calcext:value-type="float">
            <text:p>60.64999</text:p>
          </table:table-cell>
          <table:table-cell office:value-type="float" office:value="60.62" calcext:value-type="float">
            <text:p>60.62</text:p>
          </table:table-cell>
          <table:table-cell office:value-type="float" office:value="23592" calcext:value-type="float">
            <text:p>23592</text:p>
          </table:table-cell>
          <table:table-cell office:value-type="float" office:value="1684931" calcext:value-type="float">
            <text:p>1684931</text:p>
          </table:table-cell>
          <table:table-cell table:formula="of:=[Sheet1.E516]-[Sheet1.I5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6-s689366126c1159250.ukp</text:p>
          </table:table-cell>
          <table:table-cell office:value-type="float" office:value="1.63519" calcext:value-type="float">
            <text:p>1.63519</text:p>
          </table:table-cell>
          <table:table-cell office:value-type="float" office:value="1.69" calcext:value-type="float">
            <text:p>1.69</text:p>
          </table:table-cell>
          <table:table-cell office:value-type="float" office:value="37204" calcext:value-type="float">
            <text:p>37204</text:p>
          </table:table-cell>
          <table:table-cell office:value-type="float" office:value="1486861" calcext:value-type="float">
            <text:p>1486861</text:p>
          </table:table-cell>
          <table:table-cell office:value-type="float" office:value="60.77666" calcext:value-type="float">
            <text:p>60.77666</text:p>
          </table:table-cell>
          <table:table-cell office:value-type="float" office:value="60.76" calcext:value-type="float">
            <text:p>60.76</text:p>
          </table:table-cell>
          <table:table-cell office:value-type="float" office:value="23740" calcext:value-type="float">
            <text:p>23740</text:p>
          </table:table-cell>
          <table:table-cell office:value-type="float" office:value="1486861" calcext:value-type="float">
            <text:p>1486861</text:p>
          </table:table-cell>
          <table:table-cell table:formula="of:=[Sheet1.E517]-[Sheet1.I5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5-s957468776c1759906.ukp</text:p>
          </table:table-cell>
          <table:table-cell office:value-type="float" office:value="6.0244" calcext:value-type="float">
            <text:p>6.0244</text:p>
          </table:table-cell>
          <table:table-cell office:value-type="float" office:value="6.14" calcext:value-type="float">
            <text:p>6.14</text:p>
          </table:table-cell>
          <table:table-cell office:value-type="float" office:value="47668" calcext:value-type="float">
            <text:p>47668</text:p>
          </table:table-cell>
          <table:table-cell office:value-type="float" office:value="5337805" calcext:value-type="float">
            <text:p>5337805</text:p>
          </table:table-cell>
          <table:table-cell office:value-type="float" office:value="61.15999" calcext:value-type="float">
            <text:p>61.159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428" calcext:value-type="float">
            <text:p>27428</text:p>
          </table:table-cell>
          <table:table-cell office:value-type="float" office:value="5337805" calcext:value-type="float">
            <text:p>5337805</text:p>
          </table:table-cell>
          <table:table-cell table:formula="of:=[Sheet1.E518]-[Sheet1.I5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0-s677916848c1284544.ukp</text:p>
          </table:table-cell>
          <table:table-cell office:value-type="float" office:value="1.12473" calcext:value-type="float">
            <text:p>1.12473</text:p>
          </table:table-cell>
          <table:table-cell office:value-type="float" office:value="1.17" calcext:value-type="float">
            <text:p>1.17</text:p>
          </table:table-cell>
          <table:table-cell office:value-type="float" office:value="39160" calcext:value-type="float">
            <text:p>39160</text:p>
          </table:table-cell>
          <table:table-cell office:value-type="float" office:value="1632907" calcext:value-type="float">
            <text:p>1632907</text:p>
          </table:table-cell>
          <table:table-cell office:value-type="float" office:value="62.22666" calcext:value-type="float">
            <text:p>62.22666</text:p>
          </table:table-cell>
          <table:table-cell office:value-type="float" office:value="62.2" calcext:value-type="float">
            <text:p>62.2</text:p>
          </table:table-cell>
          <table:table-cell office:value-type="float" office:value="24076" calcext:value-type="float">
            <text:p>24076</text:p>
          </table:table-cell>
          <table:table-cell office:value-type="float" office:value="1632907" calcext:value-type="float">
            <text:p>1632907</text:p>
          </table:table-cell>
          <table:table-cell table:formula="of:=[Sheet1.E519]-[Sheet1.I5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9-s399496341c1053313.ukp</text:p>
          </table:table-cell>
          <table:table-cell office:value-type="float" office:value="1.49871" calcext:value-type="float">
            <text:p>1.49871</text:p>
          </table:table-cell>
          <table:table-cell office:value-type="float" office:value="1.54" calcext:value-type="float">
            <text:p>1.54</text:p>
          </table:table-cell>
          <table:table-cell office:value-type="float" office:value="35444" calcext:value-type="float">
            <text:p>35444</text:p>
          </table:table-cell>
          <table:table-cell office:value-type="float" office:value="1340533" calcext:value-type="float">
            <text:p>1340533</text:p>
          </table:table-cell>
          <table:table-cell office:value-type="float" office:value="62.39666" calcext:value-type="float">
            <text:p>62.39666</text:p>
          </table:table-cell>
          <table:table-cell office:value-type="float" office:value="62.37" calcext:value-type="float">
            <text:p>62.37</text:p>
          </table:table-cell>
          <table:table-cell office:value-type="float" office:value="23544" calcext:value-type="float">
            <text:p>23544</text:p>
          </table:table-cell>
          <table:table-cell office:value-type="float" office:value="1340533" calcext:value-type="float">
            <text:p>1340533</text:p>
          </table:table-cell>
          <table:table-cell table:formula="of:=[Sheet1.E520]-[Sheet1.I5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7-s389788488c1542674.ukp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14.85" calcext:value-type="float">
            <text:p>14.85</text:p>
          </table:table-cell>
          <table:table-cell office:value-type="float" office:value="44692" calcext:value-type="float">
            <text:p>44692</text:p>
          </table:table-cell>
          <table:table-cell office:value-type="float" office:value="4696103" calcext:value-type="float">
            <text:p>4696103</text:p>
          </table:table-cell>
          <table:table-cell office:value-type="float" office:value="62.75666" calcext:value-type="float">
            <text:p>62.75666</text:p>
          </table:table-cell>
          <table:table-cell office:value-type="float" office:value="62.75" calcext:value-type="float">
            <text:p>62.75</text:p>
          </table:table-cell>
          <table:table-cell office:value-type="float" office:value="25612" calcext:value-type="float">
            <text:p>25612</text:p>
          </table:table-cell>
          <table:table-cell office:value-type="float" office:value="4696103" calcext:value-type="float">
            <text:p>4696103</text:p>
          </table:table-cell>
          <table:table-cell table:formula="of:=[Sheet1.E521]-[Sheet1.I5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7-s989083921c1973332.ukp</text:p>
          </table:table-cell>
          <table:table-cell office:value-type="float" office:value="1.58374" calcext:value-type="float">
            <text:p>1.58374</text:p>
          </table:table-cell>
          <table:table-cell office:value-type="float" office:value="1.63" calcext:value-type="float">
            <text:p>1.63</text:p>
          </table:table-cell>
          <table:table-cell office:value-type="float" office:value="49868" calcext:value-type="float">
            <text:p>49868</text:p>
          </table:table-cell>
          <table:table-cell office:value-type="float" office:value="2527277" calcext:value-type="float">
            <text:p>2527277</text:p>
          </table:table-cell>
          <table:table-cell office:value-type="float" office:value="62.98333" calcext:value-type="float">
            <text:p>62.98333</text:p>
          </table:table-cell>
          <table:table-cell office:value-type="float" office:value="62.96" calcext:value-type="float">
            <text:p>62.96</text:p>
          </table:table-cell>
          <table:table-cell office:value-type="float" office:value="26376" calcext:value-type="float">
            <text:p>26376</text:p>
          </table:table-cell>
          <table:table-cell office:value-type="float" office:value="2527277" calcext:value-type="float">
            <text:p>2527277</text:p>
          </table:table-cell>
          <table:table-cell table:formula="of:=[Sheet1.E522]-[Sheet1.I5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4-s659711563c1076379.ukp</text:p>
          </table:table-cell>
          <table:table-cell office:value-type="float" office:value="1.75823" calcext:value-type="float">
            <text:p>1.75823</text:p>
          </table:table-cell>
          <table:table-cell office:value-type="float" office:value="1.81" calcext:value-type="float">
            <text:p>1.81</text:p>
          </table:table-cell>
          <table:table-cell office:value-type="float" office:value="35840" calcext:value-type="float">
            <text:p>35840</text:p>
          </table:table-cell>
          <table:table-cell office:value-type="float" office:value="1382938" calcext:value-type="float">
            <text:p>1382938</text:p>
          </table:table-cell>
          <table:table-cell office:value-type="float" office:value="63.28999" calcext:value-type="float">
            <text:p>63.28999</text:p>
          </table:table-cell>
          <table:table-cell office:value-type="float" office:value="63.26" calcext:value-type="float">
            <text:p>63.26</text:p>
          </table:table-cell>
          <table:table-cell office:value-type="float" office:value="23448" calcext:value-type="float">
            <text:p>23448</text:p>
          </table:table-cell>
          <table:table-cell office:value-type="float" office:value="1382938" calcext:value-type="float">
            <text:p>1382938</text:p>
          </table:table-cell>
          <table:table-cell table:formula="of:=[Sheet1.E523]-[Sheet1.I5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8-s115731280c1476738.ukp</text:p>
          </table:table-cell>
          <table:table-cell office:value-type="float" office:value="8.36473" calcext:value-type="float">
            <text:p>8.36473</text:p>
          </table:table-cell>
          <table:table-cell office:value-type="float" office:value="8.49" calcext:value-type="float">
            <text:p>8.49</text:p>
          </table:table-cell>
          <table:table-cell office:value-type="float" office:value="43760" calcext:value-type="float">
            <text:p>43760</text:p>
          </table:table-cell>
          <table:table-cell office:value-type="float" office:value="4453520" calcext:value-type="float">
            <text:p>4453520</text:p>
          </table:table-cell>
          <table:table-cell office:value-type="float" office:value="63.43333" calcext:value-type="float">
            <text:p>63.43333</text:p>
          </table:table-cell>
          <table:table-cell office:value-type="float" office:value="63.43" calcext:value-type="float">
            <text:p>63.43</text:p>
          </table:table-cell>
          <table:table-cell office:value-type="float" office:value="28060" calcext:value-type="float">
            <text:p>28060</text:p>
          </table:table-cell>
          <table:table-cell office:value-type="float" office:value="4453520" calcext:value-type="float">
            <text:p>4453520</text:p>
          </table:table-cell>
          <table:table-cell table:formula="of:=[Sheet1.E524]-[Sheet1.I5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2-s692706651c1125100.ukp</text:p>
          </table:table-cell>
          <table:table-cell office:value-type="float" office:value="1.93195" calcext:value-type="float">
            <text:p>1.93195</text:p>
          </table:table-cell>
          <table:table-cell office:value-type="float" office:value="1.98" calcext:value-type="float">
            <text:p>1.98</text:p>
          </table:table-cell>
          <table:table-cell office:value-type="float" office:value="36424" calcext:value-type="float">
            <text:p>36424</text:p>
          </table:table-cell>
          <table:table-cell office:value-type="float" office:value="1447074" calcext:value-type="float">
            <text:p>1447074</text:p>
          </table:table-cell>
          <table:table-cell office:value-type="float" office:value="63.64333" calcext:value-type="float">
            <text:p>63.64333</text:p>
          </table:table-cell>
          <table:table-cell office:value-type="float" office:value="63.61" calcext:value-type="float">
            <text:p>63.61</text:p>
          </table:table-cell>
          <table:table-cell office:value-type="float" office:value="21416" calcext:value-type="float">
            <text:p>21416</text:p>
          </table:table-cell>
          <table:table-cell office:value-type="float" office:value="1447074" calcext:value-type="float">
            <text:p>1447074</text:p>
          </table:table-cell>
          <table:table-cell table:formula="of:=[Sheet1.E525]-[Sheet1.I5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7-s559438974c1859344.ukp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1.81" calcext:value-type="float">
            <text:p>1.81</text:p>
          </table:table-cell>
          <table:table-cell office:value-type="float" office:value="48440" calcext:value-type="float">
            <text:p>48440</text:p>
          </table:table-cell>
          <table:table-cell office:value-type="float" office:value="2331393" calcext:value-type="float">
            <text:p>2331393</text:p>
          </table:table-cell>
          <table:table-cell office:value-type="float" office:value="63.96333" calcext:value-type="float">
            <text:p>63.96333</text:p>
          </table:table-cell>
          <table:table-cell office:value-type="float" office:value="63.92" calcext:value-type="float">
            <text:p>63.92</text:p>
          </table:table-cell>
          <table:table-cell office:value-type="float" office:value="21484" calcext:value-type="float">
            <text:p>21484</text:p>
          </table:table-cell>
          <table:table-cell office:value-type="float" office:value="2331393" calcext:value-type="float">
            <text:p>2331393</text:p>
          </table:table-cell>
          <table:table-cell table:formula="of:=[Sheet1.E526]-[Sheet1.I5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8-s193021599c1031203.ukp</text:p>
          </table:table-cell>
          <table:table-cell office:value-type="float" office:value="1.23164" calcext:value-type="float">
            <text:p>1.23164</text:p>
          </table:table-cell>
          <table:table-cell office:value-type="float" office:value="1.29" calcext:value-type="float">
            <text:p>1.29</text:p>
          </table:table-cell>
          <table:table-cell office:value-type="float" office:value="35052" calcext:value-type="float">
            <text:p>35052</text:p>
          </table:table-cell>
          <table:table-cell office:value-type="float" office:value="1319695" calcext:value-type="float">
            <text:p>1319695</text:p>
          </table:table-cell>
          <table:table-cell office:value-type="float" office:value="65.22666" calcext:value-type="float">
            <text:p>65.22666</text:p>
          </table:table-cell>
          <table:table-cell office:value-type="float" office:value="65.19" calcext:value-type="float">
            <text:p>65.19</text:p>
          </table:table-cell>
          <table:table-cell office:value-type="float" office:value="23884" calcext:value-type="float">
            <text:p>23884</text:p>
          </table:table-cell>
          <table:table-cell office:value-type="float" office:value="1319695" calcext:value-type="float">
            <text:p>1319695</text:p>
          </table:table-cell>
          <table:table-cell table:formula="of:=[Sheet1.E527]-[Sheet1.I5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-s603562343c1262362.ukp</text:p>
          </table:table-cell>
          <table:table-cell office:value-type="float" office:value="1.48556" calcext:value-type="float">
            <text:p>1.48556</text:p>
          </table:table-cell>
          <table:table-cell office:value-type="float" office:value="1.55" calcext:value-type="float">
            <text:p>1.55</text:p>
          </table:table-cell>
          <table:table-cell office:value-type="float" office:value="38704" calcext:value-type="float">
            <text:p>38704</text:p>
          </table:table-cell>
          <table:table-cell office:value-type="float" office:value="1605500" calcext:value-type="float">
            <text:p>1605500</text:p>
          </table:table-cell>
          <table:table-cell office:value-type="float" office:value="65.29999" calcext:value-type="float">
            <text:p>65.29999</text:p>
          </table:table-cell>
          <table:table-cell office:value-type="float" office:value="65.26" calcext:value-type="float">
            <text:p>65.26</text:p>
          </table:table-cell>
          <table:table-cell office:value-type="float" office:value="21704" calcext:value-type="float">
            <text:p>21704</text:p>
          </table:table-cell>
          <table:table-cell office:value-type="float" office:value="1605500" calcext:value-type="float">
            <text:p>1605500</text:p>
          </table:table-cell>
          <table:table-cell table:formula="of:=[Sheet1.E528]-[Sheet1.I5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3-s743151267c1560616.ukp</text:p>
          </table:table-cell>
          <table:table-cell office:value-type="float" office:value="9.9351" calcext:value-type="float">
            <text:p>9.9351</text:p>
          </table:table-cell>
          <table:table-cell office:value-type="float" office:value="10.05" calcext:value-type="float">
            <text:p>10.05</text:p>
          </table:table-cell>
          <table:table-cell office:value-type="float" office:value="45164" calcext:value-type="float">
            <text:p>45164</text:p>
          </table:table-cell>
          <table:table-cell office:value-type="float" office:value="4728571" calcext:value-type="float">
            <text:p>4728571</text:p>
          </table:table-cell>
          <table:table-cell office:value-type="float" office:value="66.37333" calcext:value-type="float">
            <text:p>66.37333</text:p>
          </table:table-cell>
          <table:table-cell office:value-type="float" office:value="66.35" calcext:value-type="float">
            <text:p>66.35</text:p>
          </table:table-cell>
          <table:table-cell office:value-type="float" office:value="26492" calcext:value-type="float">
            <text:p>26492</text:p>
          </table:table-cell>
          <table:table-cell office:value-type="float" office:value="4728571" calcext:value-type="float">
            <text:p>4728571</text:p>
          </table:table-cell>
          <table:table-cell table:formula="of:=[Sheet1.E529]-[Sheet1.I5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4-s661561692c1118363.ukp</text:p>
          </table:table-cell>
          <table:table-cell office:value-type="float" office:value="2.99285" calcext:value-type="float">
            <text:p>2.99285</text:p>
          </table:table-cell>
          <table:table-cell office:value-type="float" office:value="3.07" calcext:value-type="float">
            <text:p>3.07</text:p>
          </table:table-cell>
          <table:table-cell office:value-type="float" office:value="36476" calcext:value-type="float">
            <text:p>36476</text:p>
          </table:table-cell>
          <table:table-cell office:value-type="float" office:value="1429011" calcext:value-type="float">
            <text:p>1429011</text:p>
          </table:table-cell>
          <table:table-cell office:value-type="float" office:value="66.67999" calcext:value-type="float">
            <text:p>66.67999</text:p>
          </table:table-cell>
          <table:table-cell office:value-type="float" office:value="66.64" calcext:value-type="float">
            <text:p>66.64</text:p>
          </table:table-cell>
          <table:table-cell office:value-type="float" office:value="21196" calcext:value-type="float">
            <text:p>21196</text:p>
          </table:table-cell>
          <table:table-cell office:value-type="float" office:value="1429011" calcext:value-type="float">
            <text:p>1429011</text:p>
          </table:table-cell>
          <table:table-cell table:formula="of:=[Sheet1.E530]-[Sheet1.I5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5-s6971566c1397322.ukp</text:p>
          </table:table-cell>
          <table:table-cell office:value-type="float" office:value="1.70116" calcext:value-type="float">
            <text:p>1.70116</text:p>
          </table:table-cell>
          <table:table-cell office:value-type="float" office:value="1.75" calcext:value-type="float">
            <text:p>1.75</text:p>
          </table:table-cell>
          <table:table-cell office:value-type="float" office:value="40776" calcext:value-type="float">
            <text:p>40776</text:p>
          </table:table-cell>
          <table:table-cell office:value-type="float" office:value="1785253" calcext:value-type="float">
            <text:p>1785253</text:p>
          </table:table-cell>
          <table:table-cell office:value-type="float" office:value="67.09666" calcext:value-type="float">
            <text:p>67.09666</text:p>
          </table:table-cell>
          <table:table-cell office:value-type="float" office:value="67.07" calcext:value-type="float">
            <text:p>67.07</text:p>
          </table:table-cell>
          <table:table-cell office:value-type="float" office:value="23748" calcext:value-type="float">
            <text:p>23748</text:p>
          </table:table-cell>
          <table:table-cell office:value-type="float" office:value="1785253" calcext:value-type="float">
            <text:p>1785253</text:p>
          </table:table-cell>
          <table:table-cell table:formula="of:=[Sheet1.E531]-[Sheet1.I5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8-s178912779c1812511.ukp</text:p>
          </table:table-cell>
          <table:table-cell office:value-type="float" office:value="2.14667" calcext:value-type="float">
            <text:p>2.14667</text:p>
          </table:table-cell>
          <table:table-cell office:value-type="float" office:value="2.19" calcext:value-type="float">
            <text:p>2.19</text:p>
          </table:table-cell>
          <table:table-cell office:value-type="float" office:value="47280" calcext:value-type="float">
            <text:p>47280</text:p>
          </table:table-cell>
          <table:table-cell office:value-type="float" office:value="2327988" calcext:value-type="float">
            <text:p>2327988</text:p>
          </table:table-cell>
          <table:table-cell office:value-type="float" office:value="67.19333" calcext:value-type="float">
            <text:p>67.19333</text:p>
          </table:table-cell>
          <table:table-cell office:value-type="float" office:value="67.18" calcext:value-type="float">
            <text:p>67.18</text:p>
          </table:table-cell>
          <table:table-cell office:value-type="float" office:value="23260" calcext:value-type="float">
            <text:p>23260</text:p>
          </table:table-cell>
          <table:table-cell office:value-type="float" office:value="2327988" calcext:value-type="float">
            <text:p>2327988</text:p>
          </table:table-cell>
          <table:table-cell table:formula="of:=[Sheet1.E532]-[Sheet1.I5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4-s661561692c1725449.ukp</text:p>
          </table:table-cell>
          <table:table-cell office:value-type="float" office:value="5.942" calcext:value-type="float">
            <text:p>5.942</text:p>
          </table:table-cell>
          <table:table-cell office:value-type="float" office:value="6.05" calcext:value-type="float">
            <text:p>6.05</text:p>
          </table:table-cell>
          <table:table-cell office:value-type="float" office:value="46900" calcext:value-type="float">
            <text:p>46900</text:p>
          </table:table-cell>
          <table:table-cell office:value-type="float" office:value="5206125" calcext:value-type="float">
            <text:p>5206125</text:p>
          </table:table-cell>
          <table:table-cell office:value-type="float" office:value="68.98333" calcext:value-type="float">
            <text:p>68.98333</text:p>
          </table:table-cell>
          <table:table-cell office:value-type="float" office:value="68.98" calcext:value-type="float">
            <text:p>68.98</text:p>
          </table:table-cell>
          <table:table-cell office:value-type="float" office:value="34432" calcext:value-type="float">
            <text:p>34432</text:p>
          </table:table-cell>
          <table:table-cell office:value-type="float" office:value="5206125" calcext:value-type="float">
            <text:p>5206125</text:p>
          </table:table-cell>
          <table:table-cell table:formula="of:=[Sheet1.E533]-[Sheet1.I5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3-s582917646c1120755.ukp</text:p>
          </table:table-cell>
          <table:table-cell office:value-type="float" office:value="2.33697" calcext:value-type="float">
            <text:p>2.33697</text:p>
          </table:table-cell>
          <table:table-cell office:value-type="float" office:value="2.4" calcext:value-type="float">
            <text:p>2.4</text:p>
          </table:table-cell>
          <table:table-cell office:value-type="float" office:value="36448" calcext:value-type="float">
            <text:p>36448</text:p>
          </table:table-cell>
          <table:table-cell office:value-type="float" office:value="1441003" calcext:value-type="float">
            <text:p>1441003</text:p>
          </table:table-cell>
          <table:table-cell office:value-type="float" office:value="69.32666" calcext:value-type="float">
            <text:p>69.32666</text:p>
          </table:table-cell>
          <table:table-cell office:value-type="float" office:value="69.3" calcext:value-type="float">
            <text:p>69.3</text:p>
          </table:table-cell>
          <table:table-cell office:value-type="float" office:value="23548" calcext:value-type="float">
            <text:p>23548</text:p>
          </table:table-cell>
          <table:table-cell office:value-type="float" office:value="1441003" calcext:value-type="float">
            <text:p>1441003</text:p>
          </table:table-cell>
          <table:table-cell table:formula="of:=[Sheet1.E534]-[Sheet1.I5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2-s316472754c1050804.ukp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11.37" calcext:value-type="float">
            <text:p>11.37</text:p>
          </table:table-cell>
          <table:table-cell office:value-type="float" office:value="36824" calcext:value-type="float">
            <text:p>36824</text:p>
          </table:table-cell>
          <table:table-cell office:value-type="float" office:value="3177062" calcext:value-type="float">
            <text:p>3177062</text:p>
          </table:table-cell>
          <table:table-cell office:value-type="float" office:value="69.93333" calcext:value-type="float">
            <text:p>69.93333</text:p>
          </table:table-cell>
          <table:table-cell office:value-type="float" office:value="69.91" calcext:value-type="float">
            <text:p>69.91</text:p>
          </table:table-cell>
          <table:table-cell office:value-type="float" office:value="21948" calcext:value-type="float">
            <text:p>21948</text:p>
          </table:table-cell>
          <table:table-cell office:value-type="float" office:value="3177062" calcext:value-type="float">
            <text:p>3177062</text:p>
          </table:table-cell>
          <table:table-cell table:formula="of:=[Sheet1.E535]-[Sheet1.I5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1-s259905739c1892653.ukp</text:p>
          </table:table-cell>
          <table:table-cell office:value-type="float" office:value="1.85452" calcext:value-type="float">
            <text:p>1.85452</text:p>
          </table:table-cell>
          <table:table-cell office:value-type="float" office:value="1.9" calcext:value-type="float">
            <text:p>1.9</text:p>
          </table:table-cell>
          <table:table-cell office:value-type="float" office:value="48624" calcext:value-type="float">
            <text:p>48624</text:p>
          </table:table-cell>
          <table:table-cell office:value-type="float" office:value="2425514" calcext:value-type="float">
            <text:p>2425514</text:p>
          </table:table-cell>
          <table:table-cell office:value-type="float" office:value="70.04333" calcext:value-type="float">
            <text:p>70.04333</text:p>
          </table:table-cell>
          <table:table-cell office:value-type="float" office:value="69.99" calcext:value-type="float">
            <text:p>69.99</text:p>
          </table:table-cell>
          <table:table-cell office:value-type="float" office:value="25444" calcext:value-type="float">
            <text:p>25444</text:p>
          </table:table-cell>
          <table:table-cell office:value-type="float" office:value="2425514" calcext:value-type="float">
            <text:p>2425514</text:p>
          </table:table-cell>
          <table:table-cell table:formula="of:=[Sheet1.E536]-[Sheet1.I5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1-s362775446c1057374.ukp</text:p>
          </table:table-cell>
          <table:table-cell office:value-type="float" office:value="1.59991" calcext:value-type="float">
            <text:p>1.59991</text:p>
          </table:table-cell>
          <table:table-cell office:value-type="float" office:value="1.66" calcext:value-type="float">
            <text:p>1.66</text:p>
          </table:table-cell>
          <table:table-cell office:value-type="float" office:value="35648" calcext:value-type="float">
            <text:p>35648</text:p>
          </table:table-cell>
          <table:table-cell office:value-type="float" office:value="1359830" calcext:value-type="float">
            <text:p>1359830</text:p>
          </table:table-cell>
          <table:table-cell office:value-type="float" office:value="70.16999" calcext:value-type="float">
            <text:p>70.16999</text:p>
          </table:table-cell>
          <table:table-cell office:value-type="float" office:value="70.13" calcext:value-type="float">
            <text:p>70.13</text:p>
          </table:table-cell>
          <table:table-cell office:value-type="float" office:value="23592" calcext:value-type="float">
            <text:p>23592</text:p>
          </table:table-cell>
          <table:table-cell office:value-type="float" office:value="1359830" calcext:value-type="float">
            <text:p>1359830</text:p>
          </table:table-cell>
          <table:table-cell table:formula="of:=[Sheet1.E537]-[Sheet1.I5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2-s731025097c1746932.ukp</text:p>
          </table:table-cell>
          <table:table-cell office:value-type="float" office:value="4.61855" calcext:value-type="float">
            <text:p>4.61855</text:p>
          </table:table-cell>
          <table:table-cell office:value-type="float" office:value="4.73" calcext:value-type="float">
            <text:p>4.73</text:p>
          </table:table-cell>
          <table:table-cell office:value-type="float" office:value="47288" calcext:value-type="float">
            <text:p>47288</text:p>
          </table:table-cell>
          <table:table-cell office:value-type="float" office:value="5291652" calcext:value-type="float">
            <text:p>5291652</text:p>
          </table:table-cell>
          <table:table-cell office:value-type="float" office:value="70.66333" calcext:value-type="float">
            <text:p>70.66333</text:p>
          </table:table-cell>
          <table:table-cell office:value-type="float" office:value="70.63" calcext:value-type="float">
            <text:p>70.63</text:p>
          </table:table-cell>
          <table:table-cell office:value-type="float" office:value="27016" calcext:value-type="float">
            <text:p>27016</text:p>
          </table:table-cell>
          <table:table-cell office:value-type="float" office:value="5291652" calcext:value-type="float">
            <text:p>5291652</text:p>
          </table:table-cell>
          <table:table-cell table:formula="of:=[Sheet1.E538]-[Sheet1.I5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6-s698894093c1913587.ukp</text:p>
          </table:table-cell>
          <table:table-cell office:value-type="float" office:value="9.1917" calcext:value-type="float">
            <text:p>9.1917</text:p>
          </table:table-cell>
          <table:table-cell office:value-type="float" office:value="9.31" calcext:value-type="float">
            <text:p>9.31</text:p>
          </table:table-cell>
          <table:table-cell office:value-type="float" office:value="50460" calcext:value-type="float">
            <text:p>50460</text:p>
          </table:table-cell>
          <table:table-cell office:value-type="float" office:value="5782087" calcext:value-type="float">
            <text:p>5782087</text:p>
          </table:table-cell>
          <table:table-cell office:value-type="float" office:value="70.80666" calcext:value-type="float">
            <text:p>70.80666</text:p>
          </table:table-cell>
          <table:table-cell office:value-type="float" office:value="70.78" calcext:value-type="float">
            <text:p>70.78</text:p>
          </table:table-cell>
          <table:table-cell office:value-type="float" office:value="25692" calcext:value-type="float">
            <text:p>25692</text:p>
          </table:table-cell>
          <table:table-cell office:value-type="float" office:value="5782087" calcext:value-type="float">
            <text:p>5782087</text:p>
          </table:table-cell>
          <table:table-cell table:formula="of:=[Sheet1.E539]-[Sheet1.I5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8-s965728206c1175276.ukp</text:p>
          </table:table-cell>
          <table:table-cell office:value-type="float" office:value="2.11377" calcext:value-type="float">
            <text:p>2.11377</text:p>
          </table:table-cell>
          <table:table-cell office:value-type="float" office:value="2.17" calcext:value-type="float">
            <text:p>2.17</text:p>
          </table:table-cell>
          <table:table-cell office:value-type="float" office:value="37308" calcext:value-type="float">
            <text:p>37308</text:p>
          </table:table-cell>
          <table:table-cell office:value-type="float" office:value="1502785" calcext:value-type="float">
            <text:p>1502785</text:p>
          </table:table-cell>
          <table:table-cell office:value-type="float" office:value="71.22333" calcext:value-type="float">
            <text:p>71.22333</text:p>
          </table:table-cell>
          <table:table-cell office:value-type="float" office:value="71.2" calcext:value-type="float">
            <text:p>71.2</text:p>
          </table:table-cell>
          <table:table-cell office:value-type="float" office:value="23460" calcext:value-type="float">
            <text:p>23460</text:p>
          </table:table-cell>
          <table:table-cell office:value-type="float" office:value="1502785" calcext:value-type="float">
            <text:p>1502785</text:p>
          </table:table-cell>
          <table:table-cell table:formula="of:=[Sheet1.E540]-[Sheet1.I5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4-s611662245c1962448.ukp</text:p>
          </table:table-cell>
          <table:table-cell office:value-type="float" office:value="1.81329" calcext:value-type="float">
            <text:p>1.81329</text:p>
          </table:table-cell>
          <table:table-cell office:value-type="float" office:value="1.87" calcext:value-type="float">
            <text:p>1.87</text:p>
          </table:table-cell>
          <table:table-cell office:value-type="float" office:value="49536" calcext:value-type="float">
            <text:p>49536</text:p>
          </table:table-cell>
          <table:table-cell office:value-type="float" office:value="2533193" calcext:value-type="float">
            <text:p>2533193</text:p>
          </table:table-cell>
          <table:table-cell office:value-type="float" office:value="72.69999" calcext:value-type="float">
            <text:p>72.69999</text:p>
          </table:table-cell>
          <table:table-cell office:value-type="float" office:value="72.65" calcext:value-type="float">
            <text:p>72.65</text:p>
          </table:table-cell>
          <table:table-cell office:value-type="float" office:value="25680" calcext:value-type="float">
            <text:p>25680</text:p>
          </table:table-cell>
          <table:table-cell office:value-type="float" office:value="2533193" calcext:value-type="float">
            <text:p>2533193</text:p>
          </table:table-cell>
          <table:table-cell table:formula="of:=[Sheet1.E541]-[Sheet1.I5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4-s611662245c1619800.ukp</text:p>
          </table:table-cell>
          <table:table-cell office:value-type="float" office:value="9.75116" calcext:value-type="float">
            <text:p>9.75116</text:p>
          </table:table-cell>
          <table:table-cell office:value-type="float" office:value="9.87" calcext:value-type="float">
            <text:p>9.87</text:p>
          </table:table-cell>
          <table:table-cell office:value-type="float" office:value="46100" calcext:value-type="float">
            <text:p>46100</text:p>
          </table:table-cell>
          <table:table-cell office:value-type="float" office:value="4888469" calcext:value-type="float">
            <text:p>4888469</text:p>
          </table:table-cell>
          <table:table-cell office:value-type="float" office:value="74.26999" calcext:value-type="float">
            <text:p>74.26999</text:p>
          </table:table-cell>
          <table:table-cell office:value-type="float" office:value="74.26" calcext:value-type="float">
            <text:p>74.26</text:p>
          </table:table-cell>
          <table:table-cell office:value-type="float" office:value="31904" calcext:value-type="float">
            <text:p>31904</text:p>
          </table:table-cell>
          <table:table-cell office:value-type="float" office:value="4888469" calcext:value-type="float">
            <text:p>4888469</text:p>
          </table:table-cell>
          <table:table-cell table:formula="of:=[Sheet1.E542]-[Sheet1.I5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1-s586185750c1932042.ukp</text:p>
          </table:table-cell>
          <table:table-cell office:value-type="float" office:value="1.84104" calcext:value-type="float">
            <text:p>1.84104</text:p>
          </table:table-cell>
          <table:table-cell office:value-type="float" office:value="1.89" calcext:value-type="float">
            <text:p>1.89</text:p>
          </table:table-cell>
          <table:table-cell office:value-type="float" office:value="48976" calcext:value-type="float">
            <text:p>48976</text:p>
          </table:table-cell>
          <table:table-cell office:value-type="float" office:value="2468358" calcext:value-type="float">
            <text:p>2468358</text:p>
          </table:table-cell>
          <table:table-cell office:value-type="float" office:value="74.31333" calcext:value-type="float">
            <text:p>74.31333</text:p>
          </table:table-cell>
          <table:table-cell office:value-type="float" office:value="74.27" calcext:value-type="float">
            <text:p>74.27</text:p>
          </table:table-cell>
          <table:table-cell office:value-type="float" office:value="26912" calcext:value-type="float">
            <text:p>26912</text:p>
          </table:table-cell>
          <table:table-cell office:value-type="float" office:value="2468358" calcext:value-type="float">
            <text:p>2468358</text:p>
          </table:table-cell>
          <table:table-cell table:formula="of:=[Sheet1.E543]-[Sheet1.I5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5-s419785115c1703623.ukp</text:p>
          </table:table-cell>
          <table:table-cell office:value-type="float" office:value="6.27935" calcext:value-type="float">
            <text:p>6.27935</text:p>
          </table:table-cell>
          <table:table-cell office:value-type="float" office:value="6.39" calcext:value-type="float">
            <text:p>6.39</text:p>
          </table:table-cell>
          <table:table-cell office:value-type="float" office:value="46580" calcext:value-type="float">
            <text:p>46580</text:p>
          </table:table-cell>
          <table:table-cell office:value-type="float" office:value="5171656" calcext:value-type="float">
            <text:p>5171656</text:p>
          </table:table-cell>
          <table:table-cell office:value-type="float" office:value="76.09333" calcext:value-type="float">
            <text:p>76.09333</text:p>
          </table:table-cell>
          <table:table-cell office:value-type="float" office:value="76.08" calcext:value-type="float">
            <text:p>76.08</text:p>
          </table:table-cell>
          <table:table-cell office:value-type="float" office:value="36140" calcext:value-type="float">
            <text:p>36140</text:p>
          </table:table-cell>
          <table:table-cell office:value-type="float" office:value="5171656" calcext:value-type="float">
            <text:p>5171656</text:p>
          </table:table-cell>
          <table:table-cell table:formula="of:=[Sheet1.E544]-[Sheet1.I5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0-s824350602c1740612.ukp</text:p>
          </table:table-cell>
          <table:table-cell office:value-type="float" office:value="8.00361" calcext:value-type="float">
            <text:p>8.00361</text:p>
          </table:table-cell>
          <table:table-cell office:value-type="float" office:value="8.36" calcext:value-type="float">
            <text:p>8.36</text:p>
          </table:table-cell>
          <table:table-cell office:value-type="float" office:value="47240" calcext:value-type="float">
            <text:p>47240</text:p>
          </table:table-cell>
          <table:table-cell office:value-type="float" office:value="5283542" calcext:value-type="float">
            <text:p>5283542</text:p>
          </table:table-cell>
          <table:table-cell office:value-type="float" office:value="78.79999" calcext:value-type="float">
            <text:p>78.79999</text:p>
          </table:table-cell>
          <table:table-cell office:value-type="float" office:value="78.77" calcext:value-type="float">
            <text:p>78.77</text:p>
          </table:table-cell>
          <table:table-cell office:value-type="float" office:value="35076" calcext:value-type="float">
            <text:p>35076</text:p>
          </table:table-cell>
          <table:table-cell office:value-type="float" office:value="5283542" calcext:value-type="float">
            <text:p>5283542</text:p>
          </table:table-cell>
          <table:table-cell table:formula="of:=[Sheet1.E545]-[Sheet1.I5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4-s659711563c1737566.ukp</text:p>
          </table:table-cell>
          <table:table-cell office:value-type="float" office:value="6.78562" calcext:value-type="float">
            <text:p>6.78562</text:p>
          </table:table-cell>
          <table:table-cell office:value-type="float" office:value="6.9" calcext:value-type="float">
            <text:p>6.9</text:p>
          </table:table-cell>
          <table:table-cell office:value-type="float" office:value="47292" calcext:value-type="float">
            <text:p>47292</text:p>
          </table:table-cell>
          <table:table-cell office:value-type="float" office:value="5259980" calcext:value-type="float">
            <text:p>5259980</text:p>
          </table:table-cell>
          <table:table-cell office:value-type="float" office:value="79.64666" calcext:value-type="float">
            <text:p>79.64666</text:p>
          </table:table-cell>
          <table:table-cell office:value-type="float" office:value="79.61" calcext:value-type="float">
            <text:p>79.61</text:p>
          </table:table-cell>
          <table:table-cell office:value-type="float" office:value="34568" calcext:value-type="float">
            <text:p>34568</text:p>
          </table:table-cell>
          <table:table-cell office:value-type="float" office:value="5259980" calcext:value-type="float">
            <text:p>5259980</text:p>
          </table:table-cell>
          <table:table-cell table:formula="of:=[Sheet1.E546]-[Sheet1.I5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2-s931292384c1982486.ukp</text:p>
          </table:table-cell>
          <table:table-cell office:value-type="float" office:value="1.78807" calcext:value-type="float">
            <text:p>1.78807</text:p>
          </table:table-cell>
          <table:table-cell office:value-type="float" office:value="1.84" calcext:value-type="float">
            <text:p>1.84</text:p>
          </table:table-cell>
          <table:table-cell office:value-type="float" office:value="49924" calcext:value-type="float">
            <text:p>49924</text:p>
          </table:table-cell>
          <table:table-cell office:value-type="float" office:value="2539119" calcext:value-type="float">
            <text:p>2539119</text:p>
          </table:table-cell>
          <table:table-cell office:value-type="float" office:value="79.80333" calcext:value-type="float">
            <text:p>79.80333</text:p>
          </table:table-cell>
          <table:table-cell office:value-type="float" office:value="79.77" calcext:value-type="float">
            <text:p>79.77</text:p>
          </table:table-cell>
          <table:table-cell office:value-type="float" office:value="27224" calcext:value-type="float">
            <text:p>27224</text:p>
          </table:table-cell>
          <table:table-cell office:value-type="float" office:value="2539119" calcext:value-type="float">
            <text:p>2539119</text:p>
          </table:table-cell>
          <table:table-cell table:formula="of:=[Sheet1.E547]-[Sheet1.I5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8-s397831828c1761639.ukp</text:p>
          </table:table-cell>
          <table:table-cell office:value-type="float" office:value="8.09714" calcext:value-type="float">
            <text:p>8.09714</text:p>
          </table:table-cell>
          <table:table-cell office:value-type="float" office:value="8.21" calcext:value-type="float">
            <text:p>8.21</text:p>
          </table:table-cell>
          <table:table-cell office:value-type="float" office:value="47872" calcext:value-type="float">
            <text:p>47872</text:p>
          </table:table-cell>
          <table:table-cell office:value-type="float" office:value="5325749" calcext:value-type="float">
            <text:p>5325749</text:p>
          </table:table-cell>
          <table:table-cell office:value-type="float" office:value="81.71999" calcext:value-type="float">
            <text:p>81.71999</text:p>
          </table:table-cell>
          <table:table-cell office:value-type="float" office:value="81.68" calcext:value-type="float">
            <text:p>81.68</text:p>
          </table:table-cell>
          <table:table-cell office:value-type="float" office:value="31900" calcext:value-type="float">
            <text:p>31900</text:p>
          </table:table-cell>
          <table:table-cell office:value-type="float" office:value="5325749" calcext:value-type="float">
            <text:p>5325749</text:p>
          </table:table-cell>
          <table:table-cell table:formula="of:=[Sheet1.E548]-[Sheet1.I5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3-s653138835c1034820.ukp</text:p>
          </table:table-cell>
          <table:table-cell office:value-type="float" office:value="1.92839" calcext:value-type="float">
            <text:p>1.92839</text:p>
          </table:table-cell>
          <table:table-cell office:value-type="float" office:value="1.99" calcext:value-type="float">
            <text:p>1.99</text:p>
          </table:table-cell>
          <table:table-cell office:value-type="float" office:value="35076" calcext:value-type="float">
            <text:p>35076</text:p>
          </table:table-cell>
          <table:table-cell office:value-type="float" office:value="1321569" calcext:value-type="float">
            <text:p>1321569</text:p>
          </table:table-cell>
          <table:table-cell office:value-type="float" office:value="84.22333" calcext:value-type="float">
            <text:p>84.22333</text:p>
          </table:table-cell>
          <table:table-cell office:value-type="float" office:value="84.16" calcext:value-type="float">
            <text:p>84.16</text:p>
          </table:table-cell>
          <table:table-cell office:value-type="float" office:value="21724" calcext:value-type="float">
            <text:p>21724</text:p>
          </table:table-cell>
          <table:table-cell office:value-type="float" office:value="1321569" calcext:value-type="float">
            <text:p>1321569</text:p>
          </table:table-cell>
          <table:table-cell table:formula="of:=[Sheet1.E549]-[Sheet1.I5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-s351997719c1737764.ukp</text:p>
          </table:table-cell>
          <table:table-cell office:value-type="float" office:value="5.98695" calcext:value-type="float">
            <text:p>5.98695</text:p>
          </table:table-cell>
          <table:table-cell office:value-type="float" office:value="6.14" calcext:value-type="float">
            <text:p>6.14</text:p>
          </table:table-cell>
          <table:table-cell office:value-type="float" office:value="47268" calcext:value-type="float">
            <text:p>47268</text:p>
          </table:table-cell>
          <table:table-cell office:value-type="float" office:value="5257172" calcext:value-type="float">
            <text:p>5257172</text:p>
          </table:table-cell>
          <table:table-cell office:value-type="float" office:value="85.88999" calcext:value-type="float">
            <text:p>85.88999</text:p>
          </table:table-cell>
          <table:table-cell office:value-type="float" office:value="85.86" calcext:value-type="float">
            <text:p>85.86</text:p>
          </table:table-cell>
          <table:table-cell office:value-type="float" office:value="30228" calcext:value-type="float">
            <text:p>30228</text:p>
          </table:table-cell>
          <table:table-cell office:value-type="float" office:value="5257172" calcext:value-type="float">
            <text:p>5257172</text:p>
          </table:table-cell>
          <table:table-cell table:formula="of:=[Sheet1.E550]-[Sheet1.I5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4-s981619751c1772861.ukp</text:p>
          </table:table-cell>
          <table:table-cell office:value-type="float" office:value="8.32212" calcext:value-type="float">
            <text:p>8.32212</text:p>
          </table:table-cell>
          <table:table-cell office:value-type="float" office:value="8.44" calcext:value-type="float">
            <text:p>8.44</text:p>
          </table:table-cell>
          <table:table-cell office:value-type="float" office:value="47828" calcext:value-type="float">
            <text:p>47828</text:p>
          </table:table-cell>
          <table:table-cell office:value-type="float" office:value="5372834" calcext:value-type="float">
            <text:p>5372834</text:p>
          </table:table-cell>
          <table:table-cell office:value-type="float" office:value="86.18666" calcext:value-type="float">
            <text:p>86.18666</text:p>
          </table:table-cell>
          <table:table-cell office:value-type="float" office:value="86.16" calcext:value-type="float">
            <text:p>86.16</text:p>
          </table:table-cell>
          <table:table-cell office:value-type="float" office:value="28128" calcext:value-type="float">
            <text:p>28128</text:p>
          </table:table-cell>
          <table:table-cell office:value-type="float" office:value="5372834" calcext:value-type="float">
            <text:p>5372834</text:p>
          </table:table-cell>
          <table:table-cell table:formula="of:=[Sheet1.E551]-[Sheet1.I5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9-s543190476c1741570.ukp</text:p>
          </table:table-cell>
          <table:table-cell office:value-type="float" office:value="5.94731" calcext:value-type="float">
            <text:p>5.94731</text:p>
          </table:table-cell>
          <table:table-cell office:value-type="float" office:value="6.06" calcext:value-type="float">
            <text:p>6.06</text:p>
          </table:table-cell>
          <table:table-cell office:value-type="float" office:value="47144" calcext:value-type="float">
            <text:p>47144</text:p>
          </table:table-cell>
          <table:table-cell office:value-type="float" office:value="5262940" calcext:value-type="float">
            <text:p>5262940</text:p>
          </table:table-cell>
          <table:table-cell office:value-type="float" office:value="87.10333" calcext:value-type="float">
            <text:p>87.10333</text:p>
          </table:table-cell>
          <table:table-cell office:value-type="float" office:value="87.06" calcext:value-type="float">
            <text:p>87.06</text:p>
          </table:table-cell>
          <table:table-cell office:value-type="float" office:value="33968" calcext:value-type="float">
            <text:p>33968</text:p>
          </table:table-cell>
          <table:table-cell office:value-type="float" office:value="5262940" calcext:value-type="float">
            <text:p>5262940</text:p>
          </table:table-cell>
          <table:table-cell table:formula="of:=[Sheet1.E552]-[Sheet1.I5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-s999292130c1645290.ukp</text:p>
          </table:table-cell>
          <table:table-cell office:value-type="float" office:value="9.0276" calcext:value-type="float">
            <text:p>9.0276</text:p>
          </table:table-cell>
          <table:table-cell office:value-type="float" office:value="9.17" calcext:value-type="float">
            <text:p>9.17</text:p>
          </table:table-cell>
          <table:table-cell office:value-type="float" office:value="46340" calcext:value-type="float">
            <text:p>46340</text:p>
          </table:table-cell>
          <table:table-cell office:value-type="float" office:value="4974999" calcext:value-type="float">
            <text:p>4974999</text:p>
          </table:table-cell>
          <table:table-cell office:value-type="float" office:value="88.45666" calcext:value-type="float">
            <text:p>88.45666</text:p>
          </table:table-cell>
          <table:table-cell office:value-type="float" office:value="88.42" calcext:value-type="float">
            <text:p>88.42</text:p>
          </table:table-cell>
          <table:table-cell office:value-type="float" office:value="30704" calcext:value-type="float">
            <text:p>30704</text:p>
          </table:table-cell>
          <table:table-cell office:value-type="float" office:value="4974999" calcext:value-type="float">
            <text:p>4974999</text:p>
          </table:table-cell>
          <table:table-cell table:formula="of:=[Sheet1.E553]-[Sheet1.I5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7-s989083921c1704577.ukp</text:p>
          </table:table-cell>
          <table:table-cell office:value-type="float" office:value="6.72711" calcext:value-type="float">
            <text:p>6.72711</text:p>
          </table:table-cell>
          <table:table-cell office:value-type="float" office:value="6.85" calcext:value-type="float">
            <text:p>6.85</text:p>
          </table:table-cell>
          <table:table-cell office:value-type="float" office:value="46892" calcext:value-type="float">
            <text:p>46892</text:p>
          </table:table-cell>
          <table:table-cell office:value-type="float" office:value="5160716" calcext:value-type="float">
            <text:p>5160716</text:p>
          </table:table-cell>
          <table:table-cell office:value-type="float" office:value="90.30666" calcext:value-type="float">
            <text:p>90.30666</text:p>
          </table:table-cell>
          <table:table-cell office:value-type="float" office:value="90.27" calcext:value-type="float">
            <text:p>90.27</text:p>
          </table:table-cell>
          <table:table-cell office:value-type="float" office:value="30584" calcext:value-type="float">
            <text:p>30584</text:p>
          </table:table-cell>
          <table:table-cell office:value-type="float" office:value="5160716" calcext:value-type="float">
            <text:p>5160716</text:p>
          </table:table-cell>
          <table:table-cell table:formula="of:=[Sheet1.E554]-[Sheet1.I5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2-s57171364c1778708.ukp</text:p>
          </table:table-cell>
          <table:table-cell office:value-type="float" office:value="9.05044" calcext:value-type="float">
            <text:p>9.05044</text:p>
          </table:table-cell>
          <table:table-cell office:value-type="float" office:value="9.19" calcext:value-type="float">
            <text:p>9.19</text:p>
          </table:table-cell>
          <table:table-cell office:value-type="float" office:value="47920" calcext:value-type="float">
            <text:p>47920</text:p>
          </table:table-cell>
          <table:table-cell office:value-type="float" office:value="5388737" calcext:value-type="float">
            <text:p>5388737</text:p>
          </table:table-cell>
          <table:table-cell office:value-type="float" office:value="90.32332" calcext:value-type="float">
            <text:p>90.32332</text:p>
          </table:table-cell>
          <table:table-cell office:value-type="float" office:value="90.27" calcext:value-type="float">
            <text:p>90.27</text:p>
          </table:table-cell>
          <table:table-cell office:value-type="float" office:value="26172" calcext:value-type="float">
            <text:p>26172</text:p>
          </table:table-cell>
          <table:table-cell office:value-type="float" office:value="5388737" calcext:value-type="float">
            <text:p>5388737</text:p>
          </table:table-cell>
          <table:table-cell table:formula="of:=[Sheet1.E555]-[Sheet1.I5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-s618866736c1469822.ukp</text:p>
          </table:table-cell>
          <table:table-cell office:value-type="float" office:value="9.30455" calcext:value-type="float">
            <text:p>9.30455</text:p>
          </table:table-cell>
          <table:table-cell office:value-type="float" office:value="9.44" calcext:value-type="float">
            <text:p>9.44</text:p>
          </table:table-cell>
          <table:table-cell office:value-type="float" office:value="43488" calcext:value-type="float">
            <text:p>43488</text:p>
          </table:table-cell>
          <table:table-cell office:value-type="float" office:value="4420307" calcext:value-type="float">
            <text:p>4420307</text:p>
          </table:table-cell>
          <table:table-cell office:value-type="float" office:value="92.14999" calcext:value-type="float">
            <text:p>92.14999</text:p>
          </table:table-cell>
          <table:table-cell office:value-type="float" office:value="92.12" calcext:value-type="float">
            <text:p>92.12</text:p>
          </table:table-cell>
          <table:table-cell office:value-type="float" office:value="28104" calcext:value-type="float">
            <text:p>28104</text:p>
          </table:table-cell>
          <table:table-cell office:value-type="float" office:value="4420307" calcext:value-type="float">
            <text:p>4420307</text:p>
          </table:table-cell>
          <table:table-cell table:formula="of:=[Sheet1.E556]-[Sheet1.I5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2-s323499100c1470900.ukp</text:p>
          </table:table-cell>
          <table:table-cell office:value-type="float" office:value="10.3188" calcext:value-type="float">
            <text:p>10.3188</text:p>
          </table:table-cell>
          <table:table-cell office:value-type="float" office:value="10.48" calcext:value-type="float">
            <text:p>10.48</text:p>
          </table:table-cell>
          <table:table-cell office:value-type="float" office:value="43584" calcext:value-type="float">
            <text:p>43584</text:p>
          </table:table-cell>
          <table:table-cell office:value-type="float" office:value="4474778" calcext:value-type="float">
            <text:p>4474778</text:p>
          </table:table-cell>
          <table:table-cell office:value-type="float" office:value="94.74999" calcext:value-type="float">
            <text:p>94.74999</text:p>
          </table:table-cell>
          <table:table-cell office:value-type="float" office:value="94.73" calcext:value-type="float">
            <text:p>94.73</text:p>
          </table:table-cell>
          <table:table-cell office:value-type="float" office:value="28092" calcext:value-type="float">
            <text:p>28092</text:p>
          </table:table-cell>
          <table:table-cell office:value-type="float" office:value="4474778" calcext:value-type="float">
            <text:p>4474778</text:p>
          </table:table-cell>
          <table:table-cell table:formula="of:=[Sheet1.E557]-[Sheet1.I5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2-s366491978c1717385.ukp</text:p>
          </table:table-cell>
          <table:table-cell office:value-type="float" office:value="8.18669" calcext:value-type="float">
            <text:p>8.18669</text:p>
          </table:table-cell>
          <table:table-cell office:value-type="float" office:value="8.3" calcext:value-type="float">
            <text:p>8.3</text:p>
          </table:table-cell>
          <table:table-cell office:value-type="float" office:value="47040" calcext:value-type="float">
            <text:p>47040</text:p>
          </table:table-cell>
          <table:table-cell office:value-type="float" office:value="5199291" calcext:value-type="float">
            <text:p>5199291</text:p>
          </table:table-cell>
          <table:table-cell office:value-type="float" office:value="95.29332" calcext:value-type="float">
            <text:p>95.29332</text:p>
          </table:table-cell>
          <table:table-cell office:value-type="float" office:value="95.23" calcext:value-type="float">
            <text:p>95.23</text:p>
          </table:table-cell>
          <table:table-cell office:value-type="float" office:value="34800" calcext:value-type="float">
            <text:p>34800</text:p>
          </table:table-cell>
          <table:table-cell office:value-type="float" office:value="5199291" calcext:value-type="float">
            <text:p>5199291</text:p>
          </table:table-cell>
          <table:table-cell table:formula="of:=[Sheet1.E558]-[Sheet1.I5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1-s311293941c1708024.ukp</text:p>
          </table:table-cell>
          <table:table-cell office:value-type="float" office:value="6.36434" calcext:value-type="float">
            <text:p>6.36434</text:p>
          </table:table-cell>
          <table:table-cell office:value-type="float" office:value="6.51" calcext:value-type="float">
            <text:p>6.51</text:p>
          </table:table-cell>
          <table:table-cell office:value-type="float" office:value="46976" calcext:value-type="float">
            <text:p>46976</text:p>
          </table:table-cell>
          <table:table-cell office:value-type="float" office:value="5172136" calcext:value-type="float">
            <text:p>5172136</text:p>
          </table:table-cell>
          <table:table-cell office:value-type="float" office:value="95.50332" calcext:value-type="float">
            <text:p>95.50332</text:p>
          </table:table-cell>
          <table:table-cell office:value-type="float" office:value="95.47" calcext:value-type="float">
            <text:p>95.47</text:p>
          </table:table-cell>
          <table:table-cell office:value-type="float" office:value="32964" calcext:value-type="float">
            <text:p>32964</text:p>
          </table:table-cell>
          <table:table-cell office:value-type="float" office:value="5172136" calcext:value-type="float">
            <text:p>5172136</text:p>
          </table:table-cell>
          <table:table-cell table:formula="of:=[Sheet1.E559]-[Sheet1.I5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9-s16986492c1977203.ukp</text:p>
          </table:table-cell>
          <table:table-cell office:value-type="float" office:value="1.78147" calcext:value-type="float">
            <text:p>1.78147</text:p>
          </table:table-cell>
          <table:table-cell office:value-type="float" office:value="1.83" calcext:value-type="float">
            <text:p>1.83</text:p>
          </table:table-cell>
          <table:table-cell office:value-type="float" office:value="49840" calcext:value-type="float">
            <text:p>49840</text:p>
          </table:table-cell>
          <table:table-cell office:value-type="float" office:value="2549056" calcext:value-type="float">
            <text:p>2549056</text:p>
          </table:table-cell>
          <table:table-cell office:value-type="float" office:value="96.52999" calcext:value-type="float">
            <text:p>96.52999</text:p>
          </table:table-cell>
          <table:table-cell office:value-type="float" office:value="96.51" calcext:value-type="float">
            <text:p>96.51</text:p>
          </table:table-cell>
          <table:table-cell office:value-type="float" office:value="27444" calcext:value-type="float">
            <text:p>27444</text:p>
          </table:table-cell>
          <table:table-cell office:value-type="float" office:value="2549056" calcext:value-type="float">
            <text:p>2549056</text:p>
          </table:table-cell>
          <table:table-cell table:formula="of:=[Sheet1.E560]-[Sheet1.I5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3-s100579595c1731060.ukp</text:p>
          </table:table-cell>
          <table:table-cell office:value-type="float" office:value="8.85012" calcext:value-type="float">
            <text:p>8.85012</text:p>
          </table:table-cell>
          <table:table-cell office:value-type="float" office:value="8.96" calcext:value-type="float">
            <text:p>8.96</text:p>
          </table:table-cell>
          <table:table-cell office:value-type="float" office:value="47352" calcext:value-type="float">
            <text:p>47352</text:p>
          </table:table-cell>
          <table:table-cell office:value-type="float" office:value="5248411" calcext:value-type="float">
            <text:p>5248411</text:p>
          </table:table-cell>
          <table:table-cell office:value-type="float" office:value="97.19332" calcext:value-type="float">
            <text:p>97.19332</text:p>
          </table:table-cell>
          <table:table-cell office:value-type="float" office:value="97.15" calcext:value-type="float">
            <text:p>97.15</text:p>
          </table:table-cell>
          <table:table-cell office:value-type="float" office:value="31880" calcext:value-type="float">
            <text:p>31880</text:p>
          </table:table-cell>
          <table:table-cell office:value-type="float" office:value="5248411" calcext:value-type="float">
            <text:p>5248411</text:p>
          </table:table-cell>
          <table:table-cell table:formula="of:=[Sheet1.E561]-[Sheet1.I5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9-s977952308c1516191.ukp</text:p>
          </table:table-cell>
          <table:table-cell office:value-type="float" office:value="9.43682" calcext:value-type="float">
            <text:p>9.43682</text:p>
          </table:table-cell>
          <table:table-cell office:value-type="float" office:value="9.57" calcext:value-type="float">
            <text:p>9.57</text:p>
          </table:table-cell>
          <table:table-cell office:value-type="float" office:value="44476" calcext:value-type="float">
            <text:p>44476</text:p>
          </table:table-cell>
          <table:table-cell office:value-type="float" office:value="4572024" calcext:value-type="float">
            <text:p>4572024</text:p>
          </table:table-cell>
          <table:table-cell office:value-type="float" office:value="98.07666" calcext:value-type="float">
            <text:p>98.07666</text:p>
          </table:table-cell>
          <table:table-cell office:value-type="float" office:value="98.03" calcext:value-type="float">
            <text:p>98.03</text:p>
          </table:table-cell>
          <table:table-cell office:value-type="float" office:value="29672" calcext:value-type="float">
            <text:p>29672</text:p>
          </table:table-cell>
          <table:table-cell office:value-type="float" office:value="4572024" calcext:value-type="float">
            <text:p>4572024</text:p>
          </table:table-cell>
          <table:table-cell table:formula="of:=[Sheet1.E562]-[Sheet1.I5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0-s342094980c1723343.ukp</text:p>
          </table:table-cell>
          <table:table-cell office:value-type="float" office:value="7.1296" calcext:value-type="float">
            <text:p>7.1296</text:p>
          </table:table-cell>
          <table:table-cell office:value-type="float" office:value="7.24" calcext:value-type="float">
            <text:p>7.24</text:p>
          </table:table-cell>
          <table:table-cell office:value-type="float" office:value="47180" calcext:value-type="float">
            <text:p>47180</text:p>
          </table:table-cell>
          <table:table-cell office:value-type="float" office:value="5214675" calcext:value-type="float">
            <text:p>5214675</text:p>
          </table:table-cell>
          <table:table-cell office:value-type="float" office:value="98.58666" calcext:value-type="float">
            <text:p>98.58666</text:p>
          </table:table-cell>
          <table:table-cell office:value-type="float" office:value="98.54" calcext:value-type="float">
            <text:p>98.54</text:p>
          </table:table-cell>
          <table:table-cell office:value-type="float" office:value="28452" calcext:value-type="float">
            <text:p>28452</text:p>
          </table:table-cell>
          <table:table-cell office:value-type="float" office:value="5214675" calcext:value-type="float">
            <text:p>5214675</text:p>
          </table:table-cell>
          <table:table-cell table:formula="of:=[Sheet1.E563]-[Sheet1.I5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-s364656855c1564883.ukp</text:p>
          </table:table-cell>
          <table:table-cell office:value-type="float" office:value="9.31572" calcext:value-type="float">
            <text:p>9.31572</text:p>
          </table:table-cell>
          <table:table-cell office:value-type="float" office:value="9.45" calcext:value-type="float">
            <text:p>9.45</text:p>
          </table:table-cell>
          <table:table-cell office:value-type="float" office:value="44820" calcext:value-type="float">
            <text:p>44820</text:p>
          </table:table-cell>
          <table:table-cell office:value-type="float" office:value="4713341" calcext:value-type="float">
            <text:p>4713341</text:p>
          </table:table-cell>
          <table:table-cell office:value-type="float" office:value="99.50332" calcext:value-type="float">
            <text:p>99.50332</text:p>
          </table:table-cell>
          <table:table-cell office:value-type="float" office:value="99.46" calcext:value-type="float">
            <text:p>99.46</text:p>
          </table:table-cell>
          <table:table-cell office:value-type="float" office:value="27052" calcext:value-type="float">
            <text:p>27052</text:p>
          </table:table-cell>
          <table:table-cell office:value-type="float" office:value="4713341" calcext:value-type="float">
            <text:p>4713341</text:p>
          </table:table-cell>
          <table:table-cell table:formula="of:=[Sheet1.E564]-[Sheet1.I5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1-s447231691c1951922.ukp</text:p>
          </table:table-cell>
          <table:table-cell office:value-type="float" office:value="2.20174" calcext:value-type="float">
            <text:p>2.20174</text:p>
          </table:table-cell>
          <table:table-cell office:value-type="float" office:value="2.25" calcext:value-type="float">
            <text:p>2.25</text:p>
          </table:table-cell>
          <table:table-cell office:value-type="float" office:value="49656" calcext:value-type="float">
            <text:p>49656</text:p>
          </table:table-cell>
          <table:table-cell office:value-type="float" office:value="2506989" calcext:value-type="float">
            <text:p>2506989</text:p>
          </table:table-cell>
          <table:table-cell office:value-type="float" office:value="100.95999" calcext:value-type="float">
            <text:p>100.95999</text:p>
          </table:table-cell>
          <table:table-cell office:value-type="float" office:value="100.92" calcext:value-type="float">
            <text:p>100.92</text:p>
          </table:table-cell>
          <table:table-cell office:value-type="float" office:value="29828" calcext:value-type="float">
            <text:p>29828</text:p>
          </table:table-cell>
          <table:table-cell office:value-type="float" office:value="2506989" calcext:value-type="float">
            <text:p>2506989</text:p>
          </table:table-cell>
          <table:table-cell table:formula="of:=[Sheet1.E565]-[Sheet1.I5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4-s659711563c1459660.ukp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10.79" calcext:value-type="float">
            <text:p>10.79</text:p>
          </table:table-cell>
          <table:table-cell office:value-type="float" office:value="43408" calcext:value-type="float">
            <text:p>43408</text:p>
          </table:table-cell>
          <table:table-cell office:value-type="float" office:value="4403642" calcext:value-type="float">
            <text:p>4403642</text:p>
          </table:table-cell>
          <table:table-cell office:value-type="float" office:value="101.65332" calcext:value-type="float">
            <text:p>101.65332</text:p>
          </table:table-cell>
          <table:table-cell office:value-type="float" office:value="101.6" calcext:value-type="float">
            <text:p>101.6</text:p>
          </table:table-cell>
          <table:table-cell office:value-type="float" office:value="27368" calcext:value-type="float">
            <text:p>27368</text:p>
          </table:table-cell>
          <table:table-cell office:value-type="float" office:value="4403642" calcext:value-type="float">
            <text:p>4403642</text:p>
          </table:table-cell>
          <table:table-cell table:formula="of:=[Sheet1.E566]-[Sheet1.I5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6-s405621139c1871751.ukp</text:p>
          </table:table-cell>
          <table:table-cell office:value-type="float" office:value="9.36666" calcext:value-type="float">
            <text:p>9.36666</text:p>
          </table:table-cell>
          <table:table-cell office:value-type="float" office:value="9.52" calcext:value-type="float">
            <text:p>9.52</text:p>
          </table:table-cell>
          <table:table-cell office:value-type="float" office:value="49784" calcext:value-type="float">
            <text:p>49784</text:p>
          </table:table-cell>
          <table:table-cell office:value-type="float" office:value="5681815" calcext:value-type="float">
            <text:p>5681815</text:p>
          </table:table-cell>
          <table:table-cell office:value-type="float" office:value="103.16332" calcext:value-type="float">
            <text:p>103.16332</text:p>
          </table:table-cell>
          <table:table-cell office:value-type="float" office:value="103.11" calcext:value-type="float">
            <text:p>103.11</text:p>
          </table:table-cell>
          <table:table-cell office:value-type="float" office:value="30000" calcext:value-type="float">
            <text:p>30000</text:p>
          </table:table-cell>
          <table:table-cell office:value-type="float" office:value="5681815" calcext:value-type="float">
            <text:p>5681815</text:p>
          </table:table-cell>
          <table:table-cell table:formula="of:=[Sheet1.E567]-[Sheet1.I5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6-s661392405c1710624.ukp</text:p>
          </table:table-cell>
          <table:table-cell office:value-type="float" office:value="6.61422" calcext:value-type="float">
            <text:p>6.61422</text:p>
          </table:table-cell>
          <table:table-cell office:value-type="float" office:value="6.73" calcext:value-type="float">
            <text:p>6.73</text:p>
          </table:table-cell>
          <table:table-cell office:value-type="float" office:value="46896" calcext:value-type="float">
            <text:p>46896</text:p>
          </table:table-cell>
          <table:table-cell office:value-type="float" office:value="5156094" calcext:value-type="float">
            <text:p>5156094</text:p>
          </table:table-cell>
          <table:table-cell office:value-type="float" office:value="104.67332" calcext:value-type="float">
            <text:p>104.67332</text:p>
          </table:table-cell>
          <table:table-cell office:value-type="float" office:value="104.63" calcext:value-type="float">
            <text:p>104.63</text:p>
          </table:table-cell>
          <table:table-cell office:value-type="float" office:value="36340" calcext:value-type="float">
            <text:p>36340</text:p>
          </table:table-cell>
          <table:table-cell office:value-type="float" office:value="5156094" calcext:value-type="float">
            <text:p>5156094</text:p>
          </table:table-cell>
          <table:table-cell table:formula="of:=[Sheet1.E568]-[Sheet1.I5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1-s311293941c1543686.ukp</text:p>
          </table:table-cell>
          <table:table-cell office:value-type="float" office:value="9.2398" calcext:value-type="float">
            <text:p>9.2398</text:p>
          </table:table-cell>
          <table:table-cell office:value-type="float" office:value="9.36" calcext:value-type="float">
            <text:p>9.36</text:p>
          </table:table-cell>
          <table:table-cell office:value-type="float" office:value="44604" calcext:value-type="float">
            <text:p>44604</text:p>
          </table:table-cell>
          <table:table-cell office:value-type="float" office:value="4658992" calcext:value-type="float">
            <text:p>4658992</text:p>
          </table:table-cell>
          <table:table-cell office:value-type="float" office:value="105.61999" calcext:value-type="float">
            <text:p>105.61999</text:p>
          </table:table-cell>
          <table:table-cell office:value-type="float" office:value="105.57" calcext:value-type="float">
            <text:p>105.57</text:p>
          </table:table-cell>
          <table:table-cell office:value-type="float" office:value="28112" calcext:value-type="float">
            <text:p>28112</text:p>
          </table:table-cell>
          <table:table-cell office:value-type="float" office:value="4658992" calcext:value-type="float">
            <text:p>4658992</text:p>
          </table:table-cell>
          <table:table-cell table:formula="of:=[Sheet1.E569]-[Sheet1.I5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9-s977952308c1703551.ukp</text:p>
          </table:table-cell>
          <table:table-cell office:value-type="float" office:value="8.22882" calcext:value-type="float">
            <text:p>8.22882</text:p>
          </table:table-cell>
          <table:table-cell office:value-type="float" office:value="8.35" calcext:value-type="float">
            <text:p>8.35</text:p>
          </table:table-cell>
          <table:table-cell office:value-type="float" office:value="46752" calcext:value-type="float">
            <text:p>46752</text:p>
          </table:table-cell>
          <table:table-cell office:value-type="float" office:value="5152015" calcext:value-type="float">
            <text:p>5152015</text:p>
          </table:table-cell>
          <table:table-cell office:value-type="float" office:value="107.02666" calcext:value-type="float">
            <text:p>107.02666</text:p>
          </table:table-cell>
          <table:table-cell office:value-type="float" office:value="107" calcext:value-type="float">
            <text:p>107</text:p>
          </table:table-cell>
          <table:table-cell office:value-type="float" office:value="38112" calcext:value-type="float">
            <text:p>38112</text:p>
          </table:table-cell>
          <table:table-cell office:value-type="float" office:value="5152015" calcext:value-type="float">
            <text:p>5152015</text:p>
          </table:table-cell>
          <table:table-cell table:formula="of:=[Sheet1.E570]-[Sheet1.I5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7-s583556376c1736605.ukp</text:p>
          </table:table-cell>
          <table:table-cell office:value-type="float" office:value="8.39089" calcext:value-type="float">
            <text:p>8.39089</text:p>
          </table:table-cell>
          <table:table-cell office:value-type="float" office:value="8.54" calcext:value-type="float">
            <text:p>8.54</text:p>
          </table:table-cell>
          <table:table-cell office:value-type="float" office:value="47412" calcext:value-type="float">
            <text:p>47412</text:p>
          </table:table-cell>
          <table:table-cell office:value-type="float" office:value="5297467" calcext:value-type="float">
            <text:p>5297467</text:p>
          </table:table-cell>
          <table:table-cell office:value-type="float" office:value="107.77666" calcext:value-type="float">
            <text:p>107.77666</text:p>
          </table:table-cell>
          <table:table-cell office:value-type="float" office:value="107.72" calcext:value-type="float">
            <text:p>107.72</text:p>
          </table:table-cell>
          <table:table-cell office:value-type="float" office:value="28556" calcext:value-type="float">
            <text:p>28556</text:p>
          </table:table-cell>
          <table:table-cell office:value-type="float" office:value="5297467" calcext:value-type="float">
            <text:p>5297467</text:p>
          </table:table-cell>
          <table:table-cell table:formula="of:=[Sheet1.E571]-[Sheet1.I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9-s16986492c1633454.ukp</text:p>
          </table:table-cell>
          <table:table-cell office:value-type="float" office:value="7.45806" calcext:value-type="float">
            <text:p>7.45806</text:p>
          </table:table-cell>
          <table:table-cell office:value-type="float" office:value="7.66" calcext:value-type="float">
            <text:p>7.66</text:p>
          </table:table-cell>
          <table:table-cell office:value-type="float" office:value="45780" calcext:value-type="float">
            <text:p>45780</text:p>
          </table:table-cell>
          <table:table-cell office:value-type="float" office:value="4939242" calcext:value-type="float">
            <text:p>4939242</text:p>
          </table:table-cell>
          <table:table-cell office:value-type="float" office:value="111.42332" calcext:value-type="float">
            <text:p>111.42332</text:p>
          </table:table-cell>
          <table:table-cell office:value-type="float" office:value="111.43" calcext:value-type="float">
            <text:p>111.43</text:p>
          </table:table-cell>
          <table:table-cell office:value-type="float" office:value="37340" calcext:value-type="float">
            <text:p>37340</text:p>
          </table:table-cell>
          <table:table-cell office:value-type="float" office:value="4939242" calcext:value-type="float">
            <text:p>4939242</text:p>
          </table:table-cell>
          <table:table-cell table:formula="of:=[Sheet1.E572]-[Sheet1.I5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7-s352626512c1877833.ukp</text:p>
          </table:table-cell>
          <table:table-cell office:value-type="float" office:value="9.981" calcext:value-type="float">
            <text:p>9.981</text:p>
          </table:table-cell>
          <table:table-cell office:value-type="float" office:value="10.12" calcext:value-type="float">
            <text:p>10.12</text:p>
          </table:table-cell>
          <table:table-cell office:value-type="float" office:value="50024" calcext:value-type="float">
            <text:p>50024</text:p>
          </table:table-cell>
          <table:table-cell office:value-type="float" office:value="5669234" calcext:value-type="float">
            <text:p>5669234</text:p>
          </table:table-cell>
          <table:table-cell office:value-type="float" office:value="111.64332" calcext:value-type="float">
            <text:p>111.64332</text:p>
          </table:table-cell>
          <table:table-cell office:value-type="float" office:value="111.6" calcext:value-type="float">
            <text:p>111.6</text:p>
          </table:table-cell>
          <table:table-cell office:value-type="float" office:value="31180" calcext:value-type="float">
            <text:p>31180</text:p>
          </table:table-cell>
          <table:table-cell office:value-type="float" office:value="5669234" calcext:value-type="float">
            <text:p>5669234</text:p>
          </table:table-cell>
          <table:table-cell table:formula="of:=[Sheet1.E573]-[Sheet1.I5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8-s633218386c1738971.ukp</text:p>
          </table:table-cell>
          <table:table-cell office:value-type="float" office:value="6.23837" calcext:value-type="float">
            <text:p>6.23837</text:p>
          </table:table-cell>
          <table:table-cell office:value-type="float" office:value="6.35" calcext:value-type="float">
            <text:p>6.35</text:p>
          </table:table-cell>
          <table:table-cell office:value-type="float" office:value="47340" calcext:value-type="float">
            <text:p>47340</text:p>
          </table:table-cell>
          <table:table-cell office:value-type="float" office:value="5244578" calcext:value-type="float">
            <text:p>5244578</text:p>
          </table:table-cell>
          <table:table-cell office:value-type="float" office:value="111.88332" calcext:value-type="float">
            <text:p>111.88332</text:p>
          </table:table-cell>
          <table:table-cell office:value-type="float" office:value="111.82" calcext:value-type="float">
            <text:p>111.82</text:p>
          </table:table-cell>
          <table:table-cell office:value-type="float" office:value="31860" calcext:value-type="float">
            <text:p>31860</text:p>
          </table:table-cell>
          <table:table-cell office:value-type="float" office:value="5244578" calcext:value-type="float">
            <text:p>5244578</text:p>
          </table:table-cell>
          <table:table-cell table:formula="of:=[Sheet1.E574]-[Sheet1.I5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8-s343653884c1657107.ukp</text:p>
          </table:table-cell>
          <table:table-cell office:value-type="float" office:value="7.42566" calcext:value-type="float">
            <text:p>7.42566</text:p>
          </table:table-cell>
          <table:table-cell office:value-type="float" office:value="7.54" calcext:value-type="float">
            <text:p>7.54</text:p>
          </table:table-cell>
          <table:table-cell office:value-type="float" office:value="46064" calcext:value-type="float">
            <text:p>46064</text:p>
          </table:table-cell>
          <table:table-cell office:value-type="float" office:value="5027652" calcext:value-type="float">
            <text:p>5027652</text:p>
          </table:table-cell>
          <table:table-cell office:value-type="float" office:value="113.78332" calcext:value-type="float">
            <text:p>113.78332</text:p>
          </table:table-cell>
          <table:table-cell office:value-type="float" office:value="113.71" calcext:value-type="float">
            <text:p>113.71</text:p>
          </table:table-cell>
          <table:table-cell office:value-type="float" office:value="35964" calcext:value-type="float">
            <text:p>35964</text:p>
          </table:table-cell>
          <table:table-cell office:value-type="float" office:value="5027652" calcext:value-type="float">
            <text:p>5027652</text:p>
          </table:table-cell>
          <table:table-cell table:formula="of:=[Sheet1.E575]-[Sheet1.I5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5-s324200696c1663465.ukp</text:p>
          </table:table-cell>
          <table:table-cell office:value-type="float" office:value="5.96946" calcext:value-type="float">
            <text:p>5.96946</text:p>
          </table:table-cell>
          <table:table-cell office:value-type="float" office:value="6.32" calcext:value-type="float">
            <text:p>6.32</text:p>
          </table:table-cell>
          <table:table-cell office:value-type="float" office:value="46048" calcext:value-type="float">
            <text:p>46048</text:p>
          </table:table-cell>
          <table:table-cell office:value-type="float" office:value="5043127" calcext:value-type="float">
            <text:p>5043127</text:p>
          </table:table-cell>
          <table:table-cell office:value-type="float" office:value="116.43999" calcext:value-type="float">
            <text:p>116.43999</text:p>
          </table:table-cell>
          <table:table-cell office:value-type="float" office:value="116.38" calcext:value-type="float">
            <text:p>116.38</text:p>
          </table:table-cell>
          <table:table-cell office:value-type="float" office:value="36732" calcext:value-type="float">
            <text:p>36732</text:p>
          </table:table-cell>
          <table:table-cell office:value-type="float" office:value="5043127" calcext:value-type="float">
            <text:p>5043127</text:p>
          </table:table-cell>
          <table:table-cell table:formula="of:=[Sheet1.E576]-[Sheet1.I5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2-s637657677c1492341.ukp</text:p>
          </table:table-cell>
          <table:table-cell office:value-type="float" office:value="8.78104" calcext:value-type="float">
            <text:p>8.78104</text:p>
          </table:table-cell>
          <table:table-cell office:value-type="float" office:value="8.9" calcext:value-type="float">
            <text:p>8.9</text:p>
          </table:table-cell>
          <table:table-cell office:value-type="float" office:value="43884" calcext:value-type="float">
            <text:p>43884</text:p>
          </table:table-cell>
          <table:table-cell office:value-type="float" office:value="4502320" calcext:value-type="float">
            <text:p>4502320</text:p>
          </table:table-cell>
          <table:table-cell office:value-type="float" office:value="117.21999" calcext:value-type="float">
            <text:p>117.21999</text:p>
          </table:table-cell>
          <table:table-cell office:value-type="float" office:value="117.18" calcext:value-type="float">
            <text:p>117.18</text:p>
          </table:table-cell>
          <table:table-cell office:value-type="float" office:value="28140" calcext:value-type="float">
            <text:p>28140</text:p>
          </table:table-cell>
          <table:table-cell office:value-type="float" office:value="4502320" calcext:value-type="float">
            <text:p>4502320</text:p>
          </table:table-cell>
          <table:table-cell table:formula="of:=[Sheet1.E577]-[Sheet1.I5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8-s948885877c1694873.ukp</text:p>
          </table:table-cell>
          <table:table-cell office:value-type="float" office:value="8.99992" calcext:value-type="float">
            <text:p>8.99992</text:p>
          </table:table-cell>
          <table:table-cell office:value-type="float" office:value="9.19" calcext:value-type="float">
            <text:p>9.19</text:p>
          </table:table-cell>
          <table:table-cell office:value-type="float" office:value="46420" calcext:value-type="float">
            <text:p>46420</text:p>
          </table:table-cell>
          <table:table-cell office:value-type="float" office:value="5134184" calcext:value-type="float">
            <text:p>5134184</text:p>
          </table:table-cell>
          <table:table-cell office:value-type="float" office:value="119.00332" calcext:value-type="float">
            <text:p>119.00332</text:p>
          </table:table-cell>
          <table:table-cell office:value-type="float" office:value="118.96" calcext:value-type="float">
            <text:p>118.96</text:p>
          </table:table-cell>
          <table:table-cell office:value-type="float" office:value="35500" calcext:value-type="float">
            <text:p>35500</text:p>
          </table:table-cell>
          <table:table-cell office:value-type="float" office:value="5134184" calcext:value-type="float">
            <text:p>5134184</text:p>
          </table:table-cell>
          <table:table-cell table:formula="of:=[Sheet1.E578]-[Sheet1.I5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8-s988774221c1657653.ukp</text:p>
          </table:table-cell>
          <table:table-cell office:value-type="float" office:value="6.18772" calcext:value-type="float">
            <text:p>6.18772</text:p>
          </table:table-cell>
          <table:table-cell office:value-type="float" office:value="6.6" calcext:value-type="float">
            <text:p>6.6</text:p>
          </table:table-cell>
          <table:table-cell office:value-type="float" office:value="46008" calcext:value-type="float">
            <text:p>46008</text:p>
          </table:table-cell>
          <table:table-cell office:value-type="float" office:value="5022577" calcext:value-type="float">
            <text:p>5022577</text:p>
          </table:table-cell>
          <table:table-cell office:value-type="float" office:value="119.90666" calcext:value-type="float">
            <text:p>119.90666</text:p>
          </table:table-cell>
          <table:table-cell office:value-type="float" office:value="119.85" calcext:value-type="float">
            <text:p>119.85</text:p>
          </table:table-cell>
          <table:table-cell office:value-type="float" office:value="35940" calcext:value-type="float">
            <text:p>35940</text:p>
          </table:table-cell>
          <table:table-cell office:value-type="float" office:value="5022577" calcext:value-type="float">
            <text:p>5022577</text:p>
          </table:table-cell>
          <table:table-cell table:formula="of:=[Sheet1.E579]-[Sheet1.I5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2-s604095046c1066549.ukp</text:p>
          </table:table-cell>
          <table:table-cell office:value-type="float" office:value="7.03805" calcext:value-type="float">
            <text:p>7.03805</text:p>
          </table:table-cell>
          <table:table-cell office:value-type="float" office:value="7.16" calcext:value-type="float">
            <text:p>7.16</text:p>
          </table:table-cell>
          <table:table-cell office:value-type="float" office:value="36832" calcext:value-type="float">
            <text:p>36832</text:p>
          </table:table-cell>
          <table:table-cell office:value-type="float" office:value="3208443" calcext:value-type="float">
            <text:p>3208443</text:p>
          </table:table-cell>
          <table:table-cell office:value-type="float" office:value="120.55999" calcext:value-type="float">
            <text:p>120.55999</text:p>
          </table:table-cell>
          <table:table-cell office:value-type="float" office:value="120.51" calcext:value-type="float">
            <text:p>120.51</text:p>
          </table:table-cell>
          <table:table-cell office:value-type="float" office:value="32444" calcext:value-type="float">
            <text:p>32444</text:p>
          </table:table-cell>
          <table:table-cell office:value-type="float" office:value="3208443" calcext:value-type="float">
            <text:p>3208443</text:p>
          </table:table-cell>
          <table:table-cell table:formula="of:=[Sheet1.E580]-[Sheet1.I5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8-s193021599c1683953.ukp</text:p>
          </table:table-cell>
          <table:table-cell office:value-type="float" office:value="7.44616" calcext:value-type="float">
            <text:p>7.44616</text:p>
          </table:table-cell>
          <table:table-cell office:value-type="float" office:value="7.57" calcext:value-type="float">
            <text:p>7.57</text:p>
          </table:table-cell>
          <table:table-cell office:value-type="float" office:value="46528" calcext:value-type="float">
            <text:p>46528</text:p>
          </table:table-cell>
          <table:table-cell office:value-type="float" office:value="5080121" calcext:value-type="float">
            <text:p>5080121</text:p>
          </table:table-cell>
          <table:table-cell office:value-type="float" office:value="129.92332" calcext:value-type="float">
            <text:p>129.92332</text:p>
          </table:table-cell>
          <table:table-cell office:value-type="float" office:value="129.85" calcext:value-type="float">
            <text:p>129.85</text:p>
          </table:table-cell>
          <table:table-cell office:value-type="float" office:value="38076" calcext:value-type="float">
            <text:p>38076</text:p>
          </table:table-cell>
          <table:table-cell office:value-type="float" office:value="5080121" calcext:value-type="float">
            <text:p>5080121</text:p>
          </table:table-cell>
          <table:table-cell table:formula="of:=[Sheet1.E581]-[Sheet1.I5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4-s37069295c1705264.ukp</text:p>
          </table:table-cell>
          <table:table-cell office:value-type="float" office:value="7.84419" calcext:value-type="float">
            <text:p>7.84419</text:p>
          </table:table-cell>
          <table:table-cell office:value-type="float" office:value="7.97" calcext:value-type="float">
            <text:p>7.97</text:p>
          </table:table-cell>
          <table:table-cell office:value-type="float" office:value="46744" calcext:value-type="float">
            <text:p>46744</text:p>
          </table:table-cell>
          <table:table-cell office:value-type="float" office:value="5145522" calcext:value-type="float">
            <text:p>5145522</text:p>
          </table:table-cell>
          <table:table-cell office:value-type="float" office:value="129.97999" calcext:value-type="float">
            <text:p>129.9799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4408" calcext:value-type="float">
            <text:p>34408</text:p>
          </table:table-cell>
          <table:table-cell office:value-type="float" office:value="5145522" calcext:value-type="float">
            <text:p>5145522</text:p>
          </table:table-cell>
          <table:table-cell table:formula="of:=[Sheet1.E582]-[Sheet1.I5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5-s248156760c1509156.ukp</text:p>
          </table:table-cell>
          <table:table-cell office:value-type="float" office:value="10.6961" calcext:value-type="float">
            <text:p>10.6961</text:p>
          </table:table-cell>
          <table:table-cell office:value-type="float" office:value="10.82" calcext:value-type="float">
            <text:p>10.82</text:p>
          </table:table-cell>
          <table:table-cell office:value-type="float" office:value="44216" calcext:value-type="float">
            <text:p>44216</text:p>
          </table:table-cell>
          <table:table-cell office:value-type="float" office:value="4558766" calcext:value-type="float">
            <text:p>4558766</text:p>
          </table:table-cell>
          <table:table-cell office:value-type="float" office:value="130.40999" calcext:value-type="float">
            <text:p>130.40999</text:p>
          </table:table-cell>
          <table:table-cell office:value-type="float" office:value="130.34" calcext:value-type="float">
            <text:p>130.34</text:p>
          </table:table-cell>
          <table:table-cell office:value-type="float" office:value="28016" calcext:value-type="float">
            <text:p>28016</text:p>
          </table:table-cell>
          <table:table-cell office:value-type="float" office:value="4558766" calcext:value-type="float">
            <text:p>4558766</text:p>
          </table:table-cell>
          <table:table-cell table:formula="of:=[Sheet1.E583]-[Sheet1.I5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5-s11371460c1712788.ukp</text:p>
          </table:table-cell>
          <table:table-cell office:value-type="float" office:value="9.24147" calcext:value-type="float">
            <text:p>9.24147</text:p>
          </table:table-cell>
          <table:table-cell office:value-type="float" office:value="9.36" calcext:value-type="float">
            <text:p>9.36</text:p>
          </table:table-cell>
          <table:table-cell office:value-type="float" office:value="46896" calcext:value-type="float">
            <text:p>46896</text:p>
          </table:table-cell>
          <table:table-cell office:value-type="float" office:value="5193771" calcext:value-type="float">
            <text:p>5193771</text:p>
          </table:table-cell>
          <table:table-cell office:value-type="float" office:value="131.85999" calcext:value-type="float">
            <text:p>131.85999</text:p>
          </table:table-cell>
          <table:table-cell office:value-type="float" office:value="131.8" calcext:value-type="float">
            <text:p>131.8</text:p>
          </table:table-cell>
          <table:table-cell office:value-type="float" office:value="36412" calcext:value-type="float">
            <text:p>36412</text:p>
          </table:table-cell>
          <table:table-cell office:value-type="float" office:value="5193771" calcext:value-type="float">
            <text:p>5193771</text:p>
          </table:table-cell>
          <table:table-cell table:formula="of:=[Sheet1.E584]-[Sheet1.I5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2-s931292384c1699090.ukp</text:p>
          </table:table-cell>
          <table:table-cell office:value-type="float" office:value="9.02951" calcext:value-type="float">
            <text:p>9.02951</text:p>
          </table:table-cell>
          <table:table-cell office:value-type="float" office:value="9.17" calcext:value-type="float">
            <text:p>9.17</text:p>
          </table:table-cell>
          <table:table-cell office:value-type="float" office:value="47028" calcext:value-type="float">
            <text:p>47028</text:p>
          </table:table-cell>
          <table:table-cell office:value-type="float" office:value="5125952" calcext:value-type="float">
            <text:p>5125952</text:p>
          </table:table-cell>
          <table:table-cell office:value-type="float" office:value="134.89332" calcext:value-type="float">
            <text:p>134.89332</text:p>
          </table:table-cell>
          <table:table-cell office:value-type="float" office:value="134.83" calcext:value-type="float">
            <text:p>134.83</text:p>
          </table:table-cell>
          <table:table-cell office:value-type="float" office:value="37348" calcext:value-type="float">
            <text:p>37348</text:p>
          </table:table-cell>
          <table:table-cell office:value-type="float" office:value="5125952" calcext:value-type="float">
            <text:p>5125952</text:p>
          </table:table-cell>
          <table:table-cell table:formula="of:=[Sheet1.E585]-[Sheet1.I5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5-s344310712c1683052.ukp</text:p>
          </table:table-cell>
          <table:table-cell office:value-type="float" office:value="7.97104" calcext:value-type="float">
            <text:p>7.97104</text:p>
          </table:table-cell>
          <table:table-cell office:value-type="float" office:value="8.08" calcext:value-type="float">
            <text:p>8.08</text:p>
          </table:table-cell>
          <table:table-cell office:value-type="float" office:value="46540" calcext:value-type="float">
            <text:p>46540</text:p>
          </table:table-cell>
          <table:table-cell office:value-type="float" office:value="5104516" calcext:value-type="float">
            <text:p>5104516</text:p>
          </table:table-cell>
          <table:table-cell office:value-type="float" office:value="136.26999" calcext:value-type="float">
            <text:p>136.26999</text:p>
          </table:table-cell>
          <table:table-cell office:value-type="float" office:value="136.21" calcext:value-type="float">
            <text:p>136.21</text:p>
          </table:table-cell>
          <table:table-cell office:value-type="float" office:value="39004" calcext:value-type="float">
            <text:p>39004</text:p>
          </table:table-cell>
          <table:table-cell office:value-type="float" office:value="5104516" calcext:value-type="float">
            <text:p>5104516</text:p>
          </table:table-cell>
          <table:table-cell table:formula="of:=[Sheet1.E586]-[Sheet1.I5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6-s335197937c1680650.ukp</text:p>
          </table:table-cell>
          <table:table-cell office:value-type="float" office:value="8.18846" calcext:value-type="float">
            <text:p>8.18846</text:p>
          </table:table-cell>
          <table:table-cell office:value-type="float" office:value="8.3" calcext:value-type="float">
            <text:p>8.3</text:p>
          </table:table-cell>
          <table:table-cell office:value-type="float" office:value="46428" calcext:value-type="float">
            <text:p>46428</text:p>
          </table:table-cell>
          <table:table-cell office:value-type="float" office:value="5083260" calcext:value-type="float">
            <text:p>5083260</text:p>
          </table:table-cell>
          <table:table-cell office:value-type="float" office:value="141.87665" calcext:value-type="float">
            <text:p>141.87665</text:p>
          </table:table-cell>
          <table:table-cell office:value-type="float" office:value="141.81" calcext:value-type="float">
            <text:p>141.81</text:p>
          </table:table-cell>
          <table:table-cell office:value-type="float" office:value="36524" calcext:value-type="float">
            <text:p>36524</text:p>
          </table:table-cell>
          <table:table-cell office:value-type="float" office:value="5083260" calcext:value-type="float">
            <text:p>5083260</text:p>
          </table:table-cell>
          <table:table-cell table:formula="of:=[Sheet1.E587]-[Sheet1.I5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1-s611080474c1685870.ukp</text:p>
          </table:table-cell>
          <table:table-cell office:value-type="float" office:value="6.40999" calcext:value-type="float">
            <text:p>6.40999</text:p>
          </table:table-cell>
          <table:table-cell office:value-type="float" office:value="6.56" calcext:value-type="float">
            <text:p>6.56</text:p>
          </table:table-cell>
          <table:table-cell office:value-type="float" office:value="46692" calcext:value-type="float">
            <text:p>46692</text:p>
          </table:table-cell>
          <table:table-cell office:value-type="float" office:value="5086307" calcext:value-type="float">
            <text:p>5086307</text:p>
          </table:table-cell>
          <table:table-cell office:value-type="float" office:value="144.43332" calcext:value-type="float">
            <text:p>144.43332</text:p>
          </table:table-cell>
          <table:table-cell office:value-type="float" office:value="144.35" calcext:value-type="float">
            <text:p>144.35</text:p>
          </table:table-cell>
          <table:table-cell office:value-type="float" office:value="36964" calcext:value-type="float">
            <text:p>36964</text:p>
          </table:table-cell>
          <table:table-cell office:value-type="float" office:value="5086307" calcext:value-type="float">
            <text:p>5086307</text:p>
          </table:table-cell>
          <table:table-cell table:formula="of:=[Sheet1.E588]-[Sheet1.I5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0-s430006297c1431009.ukp</text:p>
          </table:table-cell>
          <table:table-cell office:value-type="float" office:value="9.007" calcext:value-type="float">
            <text:p>9.007</text:p>
          </table:table-cell>
          <table:table-cell office:value-type="float" office:value="9.13" calcext:value-type="float">
            <text:p>9.13</text:p>
          </table:table-cell>
          <table:table-cell office:value-type="float" office:value="42932" calcext:value-type="float">
            <text:p>42932</text:p>
          </table:table-cell>
          <table:table-cell office:value-type="float" office:value="4326216" calcext:value-type="float">
            <text:p>4326216</text:p>
          </table:table-cell>
          <table:table-cell office:value-type="float" office:value="144.68665" calcext:value-type="float">
            <text:p>144.6866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0388" calcext:value-type="float">
            <text:p>30388</text:p>
          </table:table-cell>
          <table:table-cell office:value-type="float" office:value="4326216" calcext:value-type="float">
            <text:p>4326216</text:p>
          </table:table-cell>
          <table:table-cell table:formula="of:=[Sheet1.E589]-[Sheet1.I5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4-s193169413c1666059.ukp</text:p>
          </table:table-cell>
          <table:table-cell office:value-type="float" office:value="8.91961" calcext:value-type="float">
            <text:p>8.91961</text:p>
          </table:table-cell>
          <table:table-cell office:value-type="float" office:value="9.05" calcext:value-type="float">
            <text:p>9.05</text:p>
          </table:table-cell>
          <table:table-cell office:value-type="float" office:value="46212" calcext:value-type="float">
            <text:p>46212</text:p>
          </table:table-cell>
          <table:table-cell office:value-type="float" office:value="5026831" calcext:value-type="float">
            <text:p>5026831</text:p>
          </table:table-cell>
          <table:table-cell office:value-type="float" office:value="149.37332" calcext:value-type="float">
            <text:p>149.37332</text:p>
          </table:table-cell>
          <table:table-cell office:value-type="float" office:value="149.29" calcext:value-type="float">
            <text:p>149.29</text:p>
          </table:table-cell>
          <table:table-cell office:value-type="float" office:value="35788" calcext:value-type="float">
            <text:p>35788</text:p>
          </table:table-cell>
          <table:table-cell office:value-type="float" office:value="5026831" calcext:value-type="float">
            <text:p>5026831</text:p>
          </table:table-cell>
          <table:table-cell table:formula="of:=[Sheet1.E590]-[Sheet1.I5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3-s955524903c1596348.ukp</text:p>
          </table:table-cell>
          <table:table-cell office:value-type="float" office:value="5.8657" calcext:value-type="float">
            <text:p>5.8657</text:p>
          </table:table-cell>
          <table:table-cell office:value-type="float" office:value="5.98" calcext:value-type="float">
            <text:p>5.98</text:p>
          </table:table-cell>
          <table:table-cell office:value-type="float" office:value="45024" calcext:value-type="float">
            <text:p>45024</text:p>
          </table:table-cell>
          <table:table-cell office:value-type="float" office:value="4803992" calcext:value-type="float">
            <text:p>4803992</text:p>
          </table:table-cell>
          <table:table-cell office:value-type="float" office:value="152.27332" calcext:value-type="float">
            <text:p>152.27332</text:p>
          </table:table-cell>
          <table:table-cell office:value-type="float" office:value="152.19" calcext:value-type="float">
            <text:p>152.19</text:p>
          </table:table-cell>
          <table:table-cell office:value-type="float" office:value="37584" calcext:value-type="float">
            <text:p>37584</text:p>
          </table:table-cell>
          <table:table-cell office:value-type="float" office:value="4803992" calcext:value-type="float">
            <text:p>4803992</text:p>
          </table:table-cell>
          <table:table-cell table:formula="of:=[Sheet1.E591]-[Sheet1.I5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1-s329274243c1316858.ukp</text:p>
          </table:table-cell>
          <table:table-cell office:value-type="float" office:value="9.64555" calcext:value-type="float">
            <text:p>9.64555</text:p>
          </table:table-cell>
          <table:table-cell office:value-type="float" office:value="9.78" calcext:value-type="float">
            <text:p>9.78</text:p>
          </table:table-cell>
          <table:table-cell office:value-type="float" office:value="41124" calcext:value-type="float">
            <text:p>41124</text:p>
          </table:table-cell>
          <table:table-cell office:value-type="float" office:value="3958353" calcext:value-type="float">
            <text:p>3958353</text:p>
          </table:table-cell>
          <table:table-cell office:value-type="float" office:value="158.14999" calcext:value-type="float">
            <text:p>158.14999</text:p>
          </table:table-cell>
          <table:table-cell office:value-type="float" office:value="158.06" calcext:value-type="float">
            <text:p>158.06</text:p>
          </table:table-cell>
          <table:table-cell office:value-type="float" office:value="35856" calcext:value-type="float">
            <text:p>35856</text:p>
          </table:table-cell>
          <table:table-cell office:value-type="float" office:value="3958353" calcext:value-type="float">
            <text:p>3958353</text:p>
          </table:table-cell>
          <table:table-cell table:formula="of:=[Sheet1.E592]-[Sheet1.I5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8-s904998016c1554542.ukp</text:p>
          </table:table-cell>
          <table:table-cell office:value-type="float" office:value="8.6809" calcext:value-type="float">
            <text:p>8.6809</text:p>
          </table:table-cell>
          <table:table-cell office:value-type="float" office:value="8.8" calcext:value-type="float">
            <text:p>8.8</text:p>
          </table:table-cell>
          <table:table-cell office:value-type="float" office:value="44700" calcext:value-type="float">
            <text:p>44700</text:p>
          </table:table-cell>
          <table:table-cell office:value-type="float" office:value="4683861" calcext:value-type="float">
            <text:p>4683861</text:p>
          </table:table-cell>
          <table:table-cell office:value-type="float" office:value="158.76665" calcext:value-type="float">
            <text:p>158.76665</text:p>
          </table:table-cell>
          <table:table-cell office:value-type="float" office:value="158.69" calcext:value-type="float">
            <text:p>158.69</text:p>
          </table:table-cell>
          <table:table-cell office:value-type="float" office:value="35572" calcext:value-type="float">
            <text:p>35572</text:p>
          </table:table-cell>
          <table:table-cell office:value-type="float" office:value="4683861" calcext:value-type="float">
            <text:p>4683861</text:p>
          </table:table-cell>
          <table:table-cell table:formula="of:=[Sheet1.E593]-[Sheet1.I5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9-s905865785c1675850.ukp</text:p>
          </table:table-cell>
          <table:table-cell office:value-type="float" office:value="10.2791" calcext:value-type="float">
            <text:p>10.2791</text:p>
          </table:table-cell>
          <table:table-cell office:value-type="float" office:value="10.41" calcext:value-type="float">
            <text:p>10.41</text:p>
          </table:table-cell>
          <table:table-cell office:value-type="float" office:value="46764" calcext:value-type="float">
            <text:p>46764</text:p>
          </table:table-cell>
          <table:table-cell office:value-type="float" office:value="5048418" calcext:value-type="float">
            <text:p>5048418</text:p>
          </table:table-cell>
          <table:table-cell office:value-type="float" office:value="160.06998" calcext:value-type="float">
            <text:p>160.06998</text:p>
          </table:table-cell>
          <table:table-cell office:value-type="float" office:value="160.15" calcext:value-type="float">
            <text:p>160.15</text:p>
          </table:table-cell>
          <table:table-cell office:value-type="float" office:value="34180" calcext:value-type="float">
            <text:p>34180</text:p>
          </table:table-cell>
          <table:table-cell office:value-type="float" office:value="5048418" calcext:value-type="float">
            <text:p>5048418</text:p>
          </table:table-cell>
          <table:table-cell table:formula="of:=[Sheet1.E594]-[Sheet1.I5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6-s88272139c1177060.ukp</text:p>
          </table:table-cell>
          <table:table-cell office:value-type="float" office:value="9.52215" calcext:value-type="float">
            <text:p>9.52215</text:p>
          </table:table-cell>
          <table:table-cell office:value-type="float" office:value="9.81" calcext:value-type="float">
            <text:p>9.81</text:p>
          </table:table-cell>
          <table:table-cell office:value-type="float" office:value="39156" calcext:value-type="float">
            <text:p>39156</text:p>
          </table:table-cell>
          <table:table-cell office:value-type="float" office:value="3553628" calcext:value-type="float">
            <text:p>3553628</text:p>
          </table:table-cell>
          <table:table-cell office:value-type="float" office:value="160.54665" calcext:value-type="float">
            <text:p>160.54665</text:p>
          </table:table-cell>
          <table:table-cell office:value-type="float" office:value="160.46" calcext:value-type="float">
            <text:p>160.46</text:p>
          </table:table-cell>
          <table:table-cell office:value-type="float" office:value="37936" calcext:value-type="float">
            <text:p>37936</text:p>
          </table:table-cell>
          <table:table-cell office:value-type="float" office:value="3553628" calcext:value-type="float">
            <text:p>3553628</text:p>
          </table:table-cell>
          <table:table-cell table:formula="of:=[Sheet1.E595]-[Sheet1.I5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6-s661392405c1518352.ukp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10.45" calcext:value-type="float">
            <text:p>10.45</text:p>
          </table:table-cell>
          <table:table-cell office:value-type="float" office:value="44260" calcext:value-type="float">
            <text:p>44260</text:p>
          </table:table-cell>
          <table:table-cell office:value-type="float" office:value="4562837" calcext:value-type="float">
            <text:p>4562837</text:p>
          </table:table-cell>
          <table:table-cell office:value-type="float" office:value="162.10998" calcext:value-type="float">
            <text:p>162.10998</text:p>
          </table:table-cell>
          <table:table-cell office:value-type="float" office:value="162.01" calcext:value-type="float">
            <text:p>162.01</text:p>
          </table:table-cell>
          <table:table-cell office:value-type="float" office:value="31140" calcext:value-type="float">
            <text:p>31140</text:p>
          </table:table-cell>
          <table:table-cell office:value-type="float" office:value="4562837" calcext:value-type="float">
            <text:p>4562837</text:p>
          </table:table-cell>
          <table:table-cell table:formula="of:=[Sheet1.E596]-[Sheet1.I5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7-s676454610c1667472.ukp</text:p>
          </table:table-cell>
          <table:table-cell office:value-type="float" office:value="9.85312" calcext:value-type="float">
            <text:p>9.85312</text:p>
          </table:table-cell>
          <table:table-cell office:value-type="float" office:value="9.99" calcext:value-type="float">
            <text:p>9.99</text:p>
          </table:table-cell>
          <table:table-cell office:value-type="float" office:value="46124" calcext:value-type="float">
            <text:p>46124</text:p>
          </table:table-cell>
          <table:table-cell office:value-type="float" office:value="5032882" calcext:value-type="float">
            <text:p>5032882</text:p>
          </table:table-cell>
          <table:table-cell office:value-type="float" office:value="163.99998" calcext:value-type="float">
            <text:p>163.99998</text:p>
          </table:table-cell>
          <table:table-cell office:value-type="float" office:value="163.91" calcext:value-type="float">
            <text:p>163.91</text:p>
          </table:table-cell>
          <table:table-cell office:value-type="float" office:value="34620" calcext:value-type="float">
            <text:p>34620</text:p>
          </table:table-cell>
          <table:table-cell office:value-type="float" office:value="5032882" calcext:value-type="float">
            <text:p>5032882</text:p>
          </table:table-cell>
          <table:table-cell table:formula="of:=[Sheet1.E597]-[Sheet1.I5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2-s127422697c1661008.ukp</text:p>
          </table:table-cell>
          <table:table-cell office:value-type="float" office:value="8.27702" calcext:value-type="float">
            <text:p>8.27702</text:p>
          </table:table-cell>
          <table:table-cell office:value-type="float" office:value="8.54" calcext:value-type="float">
            <text:p>8.54</text:p>
          </table:table-cell>
          <table:table-cell office:value-type="float" office:value="46016" calcext:value-type="float">
            <text:p>46016</text:p>
          </table:table-cell>
          <table:table-cell office:value-type="float" office:value="5013238" calcext:value-type="float">
            <text:p>5013238</text:p>
          </table:table-cell>
          <table:table-cell office:value-type="float" office:value="164.28332" calcext:value-type="float">
            <text:p>164.28332</text:p>
          </table:table-cell>
          <table:table-cell office:value-type="float" office:value="164.2" calcext:value-type="float">
            <text:p>164.2</text:p>
          </table:table-cell>
          <table:table-cell office:value-type="float" office:value="39632" calcext:value-type="float">
            <text:p>39632</text:p>
          </table:table-cell>
          <table:table-cell office:value-type="float" office:value="5013238" calcext:value-type="float">
            <text:p>5013238</text:p>
          </table:table-cell>
          <table:table-cell table:formula="of:=[Sheet1.E598]-[Sheet1.I5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-s451986827c1683740.ukp</text:p>
          </table:table-cell>
          <table:table-cell office:value-type="float" office:value="8.98245" calcext:value-type="float">
            <text:p>8.98245</text:p>
          </table:table-cell>
          <table:table-cell office:value-type="float" office:value="9.12" calcext:value-type="float">
            <text:p>9.12</text:p>
          </table:table-cell>
          <table:table-cell office:value-type="float" office:value="46984" calcext:value-type="float">
            <text:p>46984</text:p>
          </table:table-cell>
          <table:table-cell office:value-type="float" office:value="5088917" calcext:value-type="float">
            <text:p>5088917</text:p>
          </table:table-cell>
          <table:table-cell office:value-type="float" office:value="167.98998" calcext:value-type="float">
            <text:p>167.98998</text:p>
          </table:table-cell>
          <table:table-cell office:value-type="float" office:value="167.9" calcext:value-type="float">
            <text:p>167.9</text:p>
          </table:table-cell>
          <table:table-cell office:value-type="float" office:value="35052" calcext:value-type="float">
            <text:p>35052</text:p>
          </table:table-cell>
          <table:table-cell office:value-type="float" office:value="5088917" calcext:value-type="float">
            <text:p>5088917</text:p>
          </table:table-cell>
          <table:table-cell table:formula="of:=[Sheet1.E599]-[Sheet1.I5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4-s37069295c1594027.ukp</text:p>
          </table:table-cell>
          <table:table-cell office:value-type="float" office:value="9.49592" calcext:value-type="float">
            <text:p>9.49592</text:p>
          </table:table-cell>
          <table:table-cell office:value-type="float" office:value="9.63" calcext:value-type="float">
            <text:p>9.63</text:p>
          </table:table-cell>
          <table:table-cell office:value-type="float" office:value="45644" calcext:value-type="float">
            <text:p>45644</text:p>
          </table:table-cell>
          <table:table-cell office:value-type="float" office:value="4795778" calcext:value-type="float">
            <text:p>4795778</text:p>
          </table:table-cell>
          <table:table-cell office:value-type="float" office:value="168.68332" calcext:value-type="float">
            <text:p>168.68332</text:p>
          </table:table-cell>
          <table:table-cell office:value-type="float" office:value="168.63" calcext:value-type="float">
            <text:p>168.63</text:p>
          </table:table-cell>
          <table:table-cell office:value-type="float" office:value="40388" calcext:value-type="float">
            <text:p>40388</text:p>
          </table:table-cell>
          <table:table-cell office:value-type="float" office:value="4795778" calcext:value-type="float">
            <text:p>4795778</text:p>
          </table:table-cell>
          <table:table-cell table:formula="of:=[Sheet1.E600]-[Sheet1.I6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4-s685047257c1339353.ukp</text:p>
          </table:table-cell>
          <table:table-cell office:value-type="float" office:value="10.5215" calcext:value-type="float">
            <text:p>10.5215</text:p>
          </table:table-cell>
          <table:table-cell office:value-type="float" office:value="10.65" calcext:value-type="float">
            <text:p>10.65</text:p>
          </table:table-cell>
          <table:table-cell office:value-type="float" office:value="41720" calcext:value-type="float">
            <text:p>41720</text:p>
          </table:table-cell>
          <table:table-cell office:value-type="float" office:value="4018976" calcext:value-type="float">
            <text:p>4018976</text:p>
          </table:table-cell>
          <table:table-cell office:value-type="float" office:value="171.16998" calcext:value-type="float">
            <text:p>171.16998</text:p>
          </table:table-cell>
          <table:table-cell office:value-type="float" office:value="171.06" calcext:value-type="float">
            <text:p>171.06</text:p>
          </table:table-cell>
          <table:table-cell office:value-type="float" office:value="35272" calcext:value-type="float">
            <text:p>35272</text:p>
          </table:table-cell>
          <table:table-cell office:value-type="float" office:value="4018976" calcext:value-type="float">
            <text:p>4018976</text:p>
          </table:table-cell>
          <table:table-cell table:formula="of:=[Sheet1.E601]-[Sheet1.I6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7-s468933413c1652347.ukp</text:p>
          </table:table-cell>
          <table:table-cell office:value-type="float" office:value="7.18374" calcext:value-type="float">
            <text:p>7.18374</text:p>
          </table:table-cell>
          <table:table-cell office:value-type="float" office:value="7.31" calcext:value-type="float">
            <text:p>7.31</text:p>
          </table:table-cell>
          <table:table-cell office:value-type="float" office:value="45804" calcext:value-type="float">
            <text:p>45804</text:p>
          </table:table-cell>
          <table:table-cell office:value-type="float" office:value="4998447" calcext:value-type="float">
            <text:p>4998447</text:p>
          </table:table-cell>
          <table:table-cell office:value-type="float" office:value="174.87332" calcext:value-type="float">
            <text:p>174.87332</text:p>
          </table:table-cell>
          <table:table-cell office:value-type="float" office:value="174.77" calcext:value-type="float">
            <text:p>174.77</text:p>
          </table:table-cell>
          <table:table-cell office:value-type="float" office:value="40420" calcext:value-type="float">
            <text:p>40420</text:p>
          </table:table-cell>
          <table:table-cell office:value-type="float" office:value="4998447" calcext:value-type="float">
            <text:p>4998447</text:p>
          </table:table-cell>
          <table:table-cell table:formula="of:=[Sheet1.E602]-[Sheet1.I6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3-s512984724c1573094.ukp</text:p>
          </table:table-cell>
          <table:table-cell office:value-type="float" office:value="6.69328" calcext:value-type="float">
            <text:p>6.69328</text:p>
          </table:table-cell>
          <table:table-cell office:value-type="float" office:value="6.83" calcext:value-type="float">
            <text:p>6.83</text:p>
          </table:table-cell>
          <table:table-cell office:value-type="float" office:value="44760" calcext:value-type="float">
            <text:p>44760</text:p>
          </table:table-cell>
          <table:table-cell office:value-type="float" office:value="4747387" calcext:value-type="float">
            <text:p>4747387</text:p>
          </table:table-cell>
          <table:table-cell office:value-type="float" office:value="175.34332" calcext:value-type="float">
            <text:p>175.34332</text:p>
          </table:table-cell>
          <table:table-cell office:value-type="float" office:value="175.27" calcext:value-type="float">
            <text:p>175.27</text:p>
          </table:table-cell>
          <table:table-cell office:value-type="float" office:value="48020" calcext:value-type="float">
            <text:p>48020</text:p>
          </table:table-cell>
          <table:table-cell office:value-type="float" office:value="4747387" calcext:value-type="float">
            <text:p>4747387</text:p>
          </table:table-cell>
          <table:table-cell table:formula="of:=[Sheet1.E603]-[Sheet1.I6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8-s753852548c1612443.ukp</text:p>
          </table:table-cell>
          <table:table-cell office:value-type="float" office:value="7.47115" calcext:value-type="float">
            <text:p>7.47115</text:p>
          </table:table-cell>
          <table:table-cell office:value-type="float" office:value="7.65" calcext:value-type="float">
            <text:p>7.65</text:p>
          </table:table-cell>
          <table:table-cell office:value-type="float" office:value="45296" calcext:value-type="float">
            <text:p>45296</text:p>
          </table:table-cell>
          <table:table-cell office:value-type="float" office:value="4868517" calcext:value-type="float">
            <text:p>4868517</text:p>
          </table:table-cell>
          <table:table-cell office:value-type="float" office:value="176.28332" calcext:value-type="float">
            <text:p>176.28332</text:p>
          </table:table-cell>
          <table:table-cell office:value-type="float" office:value="176.19" calcext:value-type="float">
            <text:p>176.19</text:p>
          </table:table-cell>
          <table:table-cell office:value-type="float" office:value="47396" calcext:value-type="float">
            <text:p>47396</text:p>
          </table:table-cell>
          <table:table-cell office:value-type="float" office:value="4868517" calcext:value-type="float">
            <text:p>4868517</text:p>
          </table:table-cell>
          <table:table-cell table:formula="of:=[Sheet1.E604]-[Sheet1.I6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-s774727805c1638836.ukp</text:p>
          </table:table-cell>
          <table:table-cell office:value-type="float" office:value="6.13512" calcext:value-type="float">
            <text:p>6.13512</text:p>
          </table:table-cell>
          <table:table-cell office:value-type="float" office:value="6.26" calcext:value-type="float">
            <text:p>6.26</text:p>
          </table:table-cell>
          <table:table-cell office:value-type="float" office:value="45740" calcext:value-type="float">
            <text:p>45740</text:p>
          </table:table-cell>
          <table:table-cell office:value-type="float" office:value="4959578" calcext:value-type="float">
            <text:p>4959578</text:p>
          </table:table-cell>
          <table:table-cell office:value-type="float" office:value="176.36665" calcext:value-type="float">
            <text:p>176.366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41624" calcext:value-type="float">
            <text:p>41624</text:p>
          </table:table-cell>
          <table:table-cell office:value-type="float" office:value="4959578" calcext:value-type="float">
            <text:p>4959578</text:p>
          </table:table-cell>
          <table:table-cell table:formula="of:=[Sheet1.E605]-[Sheet1.I6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3-s955524903c1294794.ukp</text:p>
          </table:table-cell>
          <table:table-cell office:value-type="float" office:value="9.62584" calcext:value-type="float">
            <text:p>9.62584</text:p>
          </table:table-cell>
          <table:table-cell office:value-type="float" office:value="9.76" calcext:value-type="float">
            <text:p>9.76</text:p>
          </table:table-cell>
          <table:table-cell office:value-type="float" office:value="40928" calcext:value-type="float">
            <text:p>40928</text:p>
          </table:table-cell>
          <table:table-cell office:value-type="float" office:value="3890405" calcext:value-type="float">
            <text:p>3890405</text:p>
          </table:table-cell>
          <table:table-cell office:value-type="float" office:value="181.74332" calcext:value-type="float">
            <text:p>181.74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6692" calcext:value-type="float">
            <text:p>36692</text:p>
          </table:table-cell>
          <table:table-cell office:value-type="float" office:value="3890405" calcext:value-type="float">
            <text:p>3890405</text:p>
          </table:table-cell>
          <table:table-cell table:formula="of:=[Sheet1.E606]-[Sheet1.I6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6-s11639593c1589912.ukp</text:p>
          </table:table-cell>
          <table:table-cell office:value-type="float" office:value="9.25947" calcext:value-type="float">
            <text:p>9.25947</text:p>
          </table:table-cell>
          <table:table-cell office:value-type="float" office:value="9.4" calcext:value-type="float">
            <text:p>9.4</text:p>
          </table:table-cell>
          <table:table-cell office:value-type="float" office:value="45216" calcext:value-type="float">
            <text:p>45216</text:p>
          </table:table-cell>
          <table:table-cell office:value-type="float" office:value="4793362" calcext:value-type="float">
            <text:p>4793362</text:p>
          </table:table-cell>
          <table:table-cell office:value-type="float" office:value="181.76332" calcext:value-type="float">
            <text:p>181.76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4084" calcext:value-type="float">
            <text:p>34084</text:p>
          </table:table-cell>
          <table:table-cell office:value-type="float" office:value="4793362" calcext:value-type="float">
            <text:p>4793362</text:p>
          </table:table-cell>
          <table:table-cell table:formula="of:=[Sheet1.E607]-[Sheet1.I6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0-s251424367c1607708.ukp</text:p>
          </table:table-cell>
          <table:table-cell office:value-type="float" office:value="6.12967" calcext:value-type="float">
            <text:p>6.12967</text:p>
          </table:table-cell>
          <table:table-cell office:value-type="float" office:value="6.24" calcext:value-type="float">
            <text:p>6.24</text:p>
          </table:table-cell>
          <table:table-cell office:value-type="float" office:value="45392" calcext:value-type="float">
            <text:p>45392</text:p>
          </table:table-cell>
          <table:table-cell office:value-type="float" office:value="4851478" calcext:value-type="float">
            <text:p>4851478</text:p>
          </table:table-cell>
          <table:table-cell office:value-type="float" office:value="183.37665" calcext:value-type="float">
            <text:p>183.37665</text:p>
          </table:table-cell>
          <table:table-cell office:value-type="float" office:value="183.29" calcext:value-type="float">
            <text:p>183.29</text:p>
          </table:table-cell>
          <table:table-cell office:value-type="float" office:value="37620" calcext:value-type="float">
            <text:p>37620</text:p>
          </table:table-cell>
          <table:table-cell office:value-type="float" office:value="4851478" calcext:value-type="float">
            <text:p>4851478</text:p>
          </table:table-cell>
          <table:table-cell table:formula="of:=[Sheet1.E608]-[Sheet1.I6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6-s32492284c1414745.ukp</text:p>
          </table:table-cell>
          <table:table-cell office:value-type="float" office:value="9.38747" calcext:value-type="float">
            <text:p>9.38747</text:p>
          </table:table-cell>
          <table:table-cell office:value-type="float" office:value="9.52" calcext:value-type="float">
            <text:p>9.52</text:p>
          </table:table-cell>
          <table:table-cell office:value-type="float" office:value="42652" calcext:value-type="float">
            <text:p>42652</text:p>
          </table:table-cell>
          <table:table-cell office:value-type="float" office:value="4278957" calcext:value-type="float">
            <text:p>4278957</text:p>
          </table:table-cell>
          <table:table-cell office:value-type="float" office:value="184.01665" calcext:value-type="float">
            <text:p>184.01665</text:p>
          </table:table-cell>
          <table:table-cell office:value-type="float" office:value="183.91" calcext:value-type="float">
            <text:p>183.91</text:p>
          </table:table-cell>
          <table:table-cell office:value-type="float" office:value="35948" calcext:value-type="float">
            <text:p>35948</text:p>
          </table:table-cell>
          <table:table-cell office:value-type="float" office:value="4278957" calcext:value-type="float">
            <text:p>4278957</text:p>
          </table:table-cell>
          <table:table-cell table:formula="of:=[Sheet1.E609]-[Sheet1.I6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6-s562370200c1574025.ukp</text:p>
          </table:table-cell>
          <table:table-cell office:value-type="float" office:value="9.30025" calcext:value-type="float">
            <text:p>9.30025</text:p>
          </table:table-cell>
          <table:table-cell office:value-type="float" office:value="9.42" calcext:value-type="float">
            <text:p>9.42</text:p>
          </table:table-cell>
          <table:table-cell office:value-type="float" office:value="45300" calcext:value-type="float">
            <text:p>45300</text:p>
          </table:table-cell>
          <table:table-cell office:value-type="float" office:value="4773885" calcext:value-type="float">
            <text:p>4773885</text:p>
          </table:table-cell>
          <table:table-cell office:value-type="float" office:value="188.07332" calcext:value-type="float">
            <text:p>188.07332</text:p>
          </table:table-cell>
          <table:table-cell office:value-type="float" office:value="187.96" calcext:value-type="float">
            <text:p>187.96</text:p>
          </table:table-cell>
          <table:table-cell office:value-type="float" office:value="40488" calcext:value-type="float">
            <text:p>40488</text:p>
          </table:table-cell>
          <table:table-cell office:value-type="float" office:value="4773885" calcext:value-type="float">
            <text:p>4773885</text:p>
          </table:table-cell>
          <table:table-cell table:formula="of:=[Sheet1.E610]-[Sheet1.I6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5-s152642710c1605504.ukp</text:p>
          </table:table-cell>
          <table:table-cell office:value-type="float" office:value="6.16878" calcext:value-type="float">
            <text:p>6.16878</text:p>
          </table:table-cell>
          <table:table-cell office:value-type="float" office:value="6.28" calcext:value-type="float">
            <text:p>6.28</text:p>
          </table:table-cell>
          <table:table-cell office:value-type="float" office:value="45300" calcext:value-type="float">
            <text:p>45300</text:p>
          </table:table-cell>
          <table:table-cell office:value-type="float" office:value="4828321" calcext:value-type="float">
            <text:p>4828321</text:p>
          </table:table-cell>
          <table:table-cell office:value-type="float" office:value="188.16998" calcext:value-type="float">
            <text:p>188.16998</text:p>
          </table:table-cell>
          <table:table-cell office:value-type="float" office:value="188.06" calcext:value-type="float">
            <text:p>188.06</text:p>
          </table:table-cell>
          <table:table-cell office:value-type="float" office:value="40028" calcext:value-type="float">
            <text:p>40028</text:p>
          </table:table-cell>
          <table:table-cell office:value-type="float" office:value="4828321" calcext:value-type="float">
            <text:p>4828321</text:p>
          </table:table-cell>
          <table:table-cell table:formula="of:=[Sheet1.E611]-[Sheet1.I6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1-s447231691c1342027.ukp</text:p>
          </table:table-cell>
          <table:table-cell office:value-type="float" office:value="10.2931" calcext:value-type="float">
            <text:p>10.2931</text:p>
          </table:table-cell>
          <table:table-cell office:value-type="float" office:value="10.42" calcext:value-type="float">
            <text:p>10.42</text:p>
          </table:table-cell>
          <table:table-cell office:value-type="float" office:value="41744" calcext:value-type="float">
            <text:p>41744</text:p>
          </table:table-cell>
          <table:table-cell office:value-type="float" office:value="4044292" calcext:value-type="float">
            <text:p>4044292</text:p>
          </table:table-cell>
          <table:table-cell office:value-type="float" office:value="193.32665" calcext:value-type="float">
            <text:p>193.32665</text:p>
          </table:table-cell>
          <table:table-cell office:value-type="float" office:value="193.22" calcext:value-type="float">
            <text:p>193.22</text:p>
          </table:table-cell>
          <table:table-cell office:value-type="float" office:value="35992" calcext:value-type="float">
            <text:p>35992</text:p>
          </table:table-cell>
          <table:table-cell office:value-type="float" office:value="4044292" calcext:value-type="float">
            <text:p>4044292</text:p>
          </table:table-cell>
          <table:table-cell table:formula="of:=[Sheet1.E612]-[Sheet1.I6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9-s399496341c1277769.ukp</text:p>
          </table:table-cell>
          <table:table-cell office:value-type="float" office:value="9.55176" calcext:value-type="float">
            <text:p>9.55176</text:p>
          </table:table-cell>
          <table:table-cell office:value-type="float" office:value="9.71" calcext:value-type="float">
            <text:p>9.71</text:p>
          </table:table-cell>
          <table:table-cell office:value-type="float" office:value="40644" calcext:value-type="float">
            <text:p>40644</text:p>
          </table:table-cell>
          <table:table-cell office:value-type="float" office:value="3847428" calcext:value-type="float">
            <text:p>3847428</text:p>
          </table:table-cell>
          <table:table-cell office:value-type="float" office:value="194.13665" calcext:value-type="float">
            <text:p>194.13665</text:p>
          </table:table-cell>
          <table:table-cell office:value-type="float" office:value="194.04" calcext:value-type="float">
            <text:p>194.04</text:p>
          </table:table-cell>
          <table:table-cell office:value-type="float" office:value="41424" calcext:value-type="float">
            <text:p>41424</text:p>
          </table:table-cell>
          <table:table-cell office:value-type="float" office:value="3847428" calcext:value-type="float">
            <text:p>3847428</text:p>
          </table:table-cell>
          <table:table-cell table:formula="of:=[Sheet1.E613]-[Sheet1.I6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2-s692706651c1523440.ukp</text:p>
          </table:table-cell>
          <table:table-cell office:value-type="float" office:value="6.49769" calcext:value-type="float">
            <text:p>6.49769</text:p>
          </table:table-cell>
          <table:table-cell office:value-type="float" office:value="6.62" calcext:value-type="float">
            <text:p>6.62</text:p>
          </table:table-cell>
          <table:table-cell office:value-type="float" office:value="44064" calcext:value-type="float">
            <text:p>44064</text:p>
          </table:table-cell>
          <table:table-cell office:value-type="float" office:value="4609994" calcext:value-type="float">
            <text:p>4609994</text:p>
          </table:table-cell>
          <table:table-cell office:value-type="float" office:value="195.25331" calcext:value-type="float">
            <text:p>195.25331</text:p>
          </table:table-cell>
          <table:table-cell office:value-type="float" office:value="195.17" calcext:value-type="float">
            <text:p>195.17</text:p>
          </table:table-cell>
          <table:table-cell office:value-type="float" office:value="46168" calcext:value-type="float">
            <text:p>46168</text:p>
          </table:table-cell>
          <table:table-cell office:value-type="float" office:value="4609994" calcext:value-type="float">
            <text:p>4609994</text:p>
          </table:table-cell>
          <table:table-cell table:formula="of:=[Sheet1.E614]-[Sheet1.I6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1-s447231691c1648147.ukp</text:p>
          </table:table-cell>
          <table:table-cell office:value-type="float" office:value="8.79269" calcext:value-type="float">
            <text:p>8.79269</text:p>
          </table:table-cell>
          <table:table-cell office:value-type="float" office:value="8.92" calcext:value-type="float">
            <text:p>8.92</text:p>
          </table:table-cell>
          <table:table-cell office:value-type="float" office:value="45828" calcext:value-type="float">
            <text:p>45828</text:p>
          </table:table-cell>
          <table:table-cell office:value-type="float" office:value="4977133" calcext:value-type="float">
            <text:p>4977133</text:p>
          </table:table-cell>
          <table:table-cell office:value-type="float" office:value="198.25998" calcext:value-type="float">
            <text:p>198.25998</text:p>
          </table:table-cell>
          <table:table-cell office:value-type="float" office:value="198.17" calcext:value-type="float">
            <text:p>198.17</text:p>
          </table:table-cell>
          <table:table-cell office:value-type="float" office:value="41424" calcext:value-type="float">
            <text:p>41424</text:p>
          </table:table-cell>
          <table:table-cell office:value-type="float" office:value="4977133" calcext:value-type="float">
            <text:p>4977133</text:p>
          </table:table-cell>
          <table:table-cell table:formula="of:=[Sheet1.E615]-[Sheet1.I6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-s414892754c1296479.ukp</text:p>
          </table:table-cell>
          <table:table-cell office:value-type="float" office:value="11.9184" calcext:value-type="float">
            <text:p>11.9184</text:p>
          </table:table-cell>
          <table:table-cell office:value-type="float" office:value="12.04" calcext:value-type="float">
            <text:p>12.04</text:p>
          </table:table-cell>
          <table:table-cell office:value-type="float" office:value="41004" calcext:value-type="float">
            <text:p>41004</text:p>
          </table:table-cell>
          <table:table-cell office:value-type="float" office:value="3906383" calcext:value-type="float">
            <text:p>3906383</text:p>
          </table:table-cell>
          <table:table-cell office:value-type="float" office:value="199.97331" calcext:value-type="float">
            <text:p>199.97331</text:p>
          </table:table-cell>
          <table:table-cell office:value-type="float" office:value="199.87" calcext:value-type="float">
            <text:p>199.87</text:p>
          </table:table-cell>
          <table:table-cell office:value-type="float" office:value="31720" calcext:value-type="float">
            <text:p>31720</text:p>
          </table:table-cell>
          <table:table-cell office:value-type="float" office:value="3906383" calcext:value-type="float">
            <text:p>3906383</text:p>
          </table:table-cell>
          <table:table-cell table:formula="of:=[Sheet1.E616]-[Sheet1.I6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4-s34442418c1185129.ukp</text:p>
          </table:table-cell>
          <table:table-cell office:value-type="float" office:value="10.2815" calcext:value-type="float">
            <text:p>10.2815</text:p>
          </table:table-cell>
          <table:table-cell office:value-type="float" office:value="10.43" calcext:value-type="float">
            <text:p>10.43</text:p>
          </table:table-cell>
          <table:table-cell office:value-type="float" office:value="39236" calcext:value-type="float">
            <text:p>39236</text:p>
          </table:table-cell>
          <table:table-cell office:value-type="float" office:value="3568772" calcext:value-type="float">
            <text:p>3568772</text:p>
          </table:table-cell>
          <table:table-cell office:value-type="float" office:value="206.10331" calcext:value-type="float">
            <text:p>206.10331</text:p>
          </table:table-cell>
          <table:table-cell office:value-type="float" office:value="205.97" calcext:value-type="float">
            <text:p>205.97</text:p>
          </table:table-cell>
          <table:table-cell office:value-type="float" office:value="34664" calcext:value-type="float">
            <text:p>34664</text:p>
          </table:table-cell>
          <table:table-cell office:value-type="float" office:value="3568772" calcext:value-type="float">
            <text:p>3568772</text:p>
          </table:table-cell>
          <table:table-cell table:formula="of:=[Sheet1.E617]-[Sheet1.I6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1-s161938540c1071297.ukp</text:p>
          </table:table-cell>
          <table:table-cell office:value-type="float" office:value="5.69987" calcext:value-type="float">
            <text:p>5.69987</text:p>
          </table:table-cell>
          <table:table-cell office:value-type="float" office:value="5.81" calcext:value-type="float">
            <text:p>5.81</text:p>
          </table:table-cell>
          <table:table-cell office:value-type="float" office:value="36900" calcext:value-type="float">
            <text:p>36900</text:p>
          </table:table-cell>
          <table:table-cell office:value-type="float" office:value="3197958" calcext:value-type="float">
            <text:p>3197958</text:p>
          </table:table-cell>
          <table:table-cell office:value-type="float" office:value="208.37998" calcext:value-type="float">
            <text:p>208.37998</text:p>
          </table:table-cell>
          <table:table-cell office:value-type="float" office:value="208.32" calcext:value-type="float">
            <text:p>208.32</text:p>
          </table:table-cell>
          <table:table-cell office:value-type="float" office:value="40428" calcext:value-type="float">
            <text:p>40428</text:p>
          </table:table-cell>
          <table:table-cell office:value-type="float" office:value="3197958" calcext:value-type="float">
            <text:p>3197958</text:p>
          </table:table-cell>
          <table:table-cell table:formula="of:=[Sheet1.E618]-[Sheet1.I6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4-s611662245c1505907.ukp</text:p>
          </table:table-cell>
          <table:table-cell office:value-type="float" office:value="4.81953" calcext:value-type="float">
            <text:p>4.81953</text:p>
          </table:table-cell>
          <table:table-cell office:value-type="float" office:value="4.94" calcext:value-type="float">
            <text:p>4.94</text:p>
          </table:table-cell>
          <table:table-cell office:value-type="float" office:value="43620" calcext:value-type="float">
            <text:p>43620</text:p>
          </table:table-cell>
          <table:table-cell office:value-type="float" office:value="4531588" calcext:value-type="float">
            <text:p>4531588</text:p>
          </table:table-cell>
          <table:table-cell office:value-type="float" office:value="210.14665" calcext:value-type="float">
            <text:p>210.14665</text:p>
          </table:table-cell>
          <table:table-cell office:value-type="float" office:value="210.05" calcext:value-type="float">
            <text:p>210.05</text:p>
          </table:table-cell>
          <table:table-cell office:value-type="float" office:value="46544" calcext:value-type="float">
            <text:p>46544</text:p>
          </table:table-cell>
          <table:table-cell office:value-type="float" office:value="4531588" calcext:value-type="float">
            <text:p>4531588</text:p>
          </table:table-cell>
          <table:table-cell table:formula="of:=[Sheet1.E619]-[Sheet1.I6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1-s403017354c1574848.ukp</text:p>
          </table:table-cell>
          <table:table-cell office:value-type="float" office:value="7.48971" calcext:value-type="float">
            <text:p>7.48971</text:p>
          </table:table-cell>
          <table:table-cell office:value-type="float" office:value="7.61" calcext:value-type="float">
            <text:p>7.61</text:p>
          </table:table-cell>
          <table:table-cell office:value-type="float" office:value="44716" calcext:value-type="float">
            <text:p>44716</text:p>
          </table:table-cell>
          <table:table-cell office:value-type="float" office:value="4764826" calcext:value-type="float">
            <text:p>4764826</text:p>
          </table:table-cell>
          <table:table-cell office:value-type="float" office:value="211.61998" calcext:value-type="float">
            <text:p>211.61998</text:p>
          </table:table-cell>
          <table:table-cell office:value-type="float" office:value="211.49" calcext:value-type="float">
            <text:p>211.49</text:p>
          </table:table-cell>
          <table:table-cell office:value-type="float" office:value="44016" calcext:value-type="float">
            <text:p>44016</text:p>
          </table:table-cell>
          <table:table-cell office:value-type="float" office:value="4764826" calcext:value-type="float">
            <text:p>4764826</text:p>
          </table:table-cell>
          <table:table-cell table:formula="of:=[Sheet1.E620]-[Sheet1.I6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-s720843886c1219357.ukp</text:p>
          </table:table-cell>
          <table:table-cell office:value-type="float" office:value="8.80905" calcext:value-type="float">
            <text:p>8.80905</text:p>
          </table:table-cell>
          <table:table-cell office:value-type="float" office:value="8.97" calcext:value-type="float">
            <text:p>8.97</text:p>
          </table:table-cell>
          <table:table-cell office:value-type="float" office:value="39596" calcext:value-type="float">
            <text:p>39596</text:p>
          </table:table-cell>
          <table:table-cell office:value-type="float" office:value="3671202" calcext:value-type="float">
            <text:p>3671202</text:p>
          </table:table-cell>
          <table:table-cell office:value-type="float" office:value="213.90331" calcext:value-type="float">
            <text:p>213.90331</text:p>
          </table:table-cell>
          <table:table-cell office:value-type="float" office:value="213.78" calcext:value-type="float">
            <text:p>213.78</text:p>
          </table:table-cell>
          <table:table-cell office:value-type="float" office:value="44076" calcext:value-type="float">
            <text:p>44076</text:p>
          </table:table-cell>
          <table:table-cell office:value-type="float" office:value="3671202" calcext:value-type="float">
            <text:p>3671202</text:p>
          </table:table-cell>
          <table:table-cell table:formula="of:=[Sheet1.E621]-[Sheet1.I6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7-s301097953c1172820.ukp</text:p>
          </table:table-cell>
          <table:table-cell office:value-type="float" office:value="10.2112" calcext:value-type="float">
            <text:p>10.2112</text:p>
          </table:table-cell>
          <table:table-cell office:value-type="float" office:value="10.34" calcext:value-type="float">
            <text:p>10.34</text:p>
          </table:table-cell>
          <table:table-cell office:value-type="float" office:value="39052" calcext:value-type="float">
            <text:p>39052</text:p>
          </table:table-cell>
          <table:table-cell office:value-type="float" office:value="3536850" calcext:value-type="float">
            <text:p>3536850</text:p>
          </table:table-cell>
          <table:table-cell office:value-type="float" office:value="216.29665" calcext:value-type="float">
            <text:p>216.29665</text:p>
          </table:table-cell>
          <table:table-cell office:value-type="float" office:value="216.18" calcext:value-type="float">
            <text:p>216.18</text:p>
          </table:table-cell>
          <table:table-cell office:value-type="float" office:value="35708" calcext:value-type="float">
            <text:p>35708</text:p>
          </table:table-cell>
          <table:table-cell office:value-type="float" office:value="3536850" calcext:value-type="float">
            <text:p>3536850</text:p>
          </table:table-cell>
          <table:table-cell table:formula="of:=[Sheet1.E622]-[Sheet1.I6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7-s852514704c1577913.ukp</text:p>
          </table:table-cell>
          <table:table-cell office:value-type="float" office:value="6.61912" calcext:value-type="float">
            <text:p>6.61912</text:p>
          </table:table-cell>
          <table:table-cell office:value-type="float" office:value="6.73" calcext:value-type="float">
            <text:p>6.73</text:p>
          </table:table-cell>
          <table:table-cell office:value-type="float" office:value="44648" calcext:value-type="float">
            <text:p>44648</text:p>
          </table:table-cell>
          <table:table-cell office:value-type="float" office:value="4759686" calcext:value-type="float">
            <text:p>4759686</text:p>
          </table:table-cell>
          <table:table-cell office:value-type="float" office:value="216.42331" calcext:value-type="float">
            <text:p>216.42331</text:p>
          </table:table-cell>
          <table:table-cell office:value-type="float" office:value="216.29" calcext:value-type="float">
            <text:p>216.29</text:p>
          </table:table-cell>
          <table:table-cell office:value-type="float" office:value="41936" calcext:value-type="float">
            <text:p>41936</text:p>
          </table:table-cell>
          <table:table-cell office:value-type="float" office:value="4759686" calcext:value-type="float">
            <text:p>4759686</text:p>
          </table:table-cell>
          <table:table-cell table:formula="of:=[Sheet1.E623]-[Sheet1.I6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8-s178912779c1587922.ukp</text:p>
          </table:table-cell>
          <table:table-cell office:value-type="float" office:value="7.50713" calcext:value-type="float">
            <text:p>7.50713</text:p>
          </table:table-cell>
          <table:table-cell office:value-type="float" office:value="7.63" calcext:value-type="float">
            <text:p>7.63</text:p>
          </table:table-cell>
          <table:table-cell office:value-type="float" office:value="44996" calcext:value-type="float">
            <text:p>44996</text:p>
          </table:table-cell>
          <table:table-cell office:value-type="float" office:value="4793129" calcext:value-type="float">
            <text:p>4793129</text:p>
          </table:table-cell>
          <table:table-cell office:value-type="float" office:value="216.46331" calcext:value-type="float">
            <text:p>216.46331</text:p>
          </table:table-cell>
          <table:table-cell office:value-type="float" office:value="216.34" calcext:value-type="float">
            <text:p>216.34</text:p>
          </table:table-cell>
          <table:table-cell office:value-type="float" office:value="47476" calcext:value-type="float">
            <text:p>47476</text:p>
          </table:table-cell>
          <table:table-cell office:value-type="float" office:value="4793129" calcext:value-type="float">
            <text:p>4793129</text:p>
          </table:table-cell>
          <table:table-cell table:formula="of:=[Sheet1.E624]-[Sheet1.I6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1-s115726845c1555680.ukp</text:p>
          </table:table-cell>
          <table:table-cell office:value-type="float" office:value="7.75202" calcext:value-type="float">
            <text:p>7.75202</text:p>
          </table:table-cell>
          <table:table-cell office:value-type="float" office:value="7.86" calcext:value-type="float">
            <text:p>7.86</text:p>
          </table:table-cell>
          <table:table-cell office:value-type="float" office:value="44256" calcext:value-type="float">
            <text:p>44256</text:p>
          </table:table-cell>
          <table:table-cell office:value-type="float" office:value="4686013" calcext:value-type="float">
            <text:p>4686013</text:p>
          </table:table-cell>
          <table:table-cell office:value-type="float" office:value="219.42331" calcext:value-type="float">
            <text:p>219.42331</text:p>
          </table:table-cell>
          <table:table-cell office:value-type="float" office:value="219.3" calcext:value-type="float">
            <text:p>219.3</text:p>
          </table:table-cell>
          <table:table-cell office:value-type="float" office:value="43904" calcext:value-type="float">
            <text:p>43904</text:p>
          </table:table-cell>
          <table:table-cell office:value-type="float" office:value="4686013" calcext:value-type="float">
            <text:p>4686013</text:p>
          </table:table-cell>
          <table:table-cell table:formula="of:=[Sheet1.E625]-[Sheet1.I6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5-s11371460c1292625.ukp</text:p>
          </table:table-cell>
          <table:table-cell office:value-type="float" office:value="9.57644" calcext:value-type="float">
            <text:p>9.57644</text:p>
          </table:table-cell>
          <table:table-cell office:value-type="float" office:value="9.7" calcext:value-type="float">
            <text:p>9.7</text:p>
          </table:table-cell>
          <table:table-cell office:value-type="float" office:value="40932" calcext:value-type="float">
            <text:p>40932</text:p>
          </table:table-cell>
          <table:table-cell office:value-type="float" office:value="3903093" calcext:value-type="float">
            <text:p>3903093</text:p>
          </table:table-cell>
          <table:table-cell office:value-type="float" office:value="220.62664" calcext:value-type="float">
            <text:p>220.62664</text:p>
          </table:table-cell>
          <table:table-cell office:value-type="float" office:value="220.51" calcext:value-type="float">
            <text:p>220.51</text:p>
          </table:table-cell>
          <table:table-cell office:value-type="float" office:value="38592" calcext:value-type="float">
            <text:p>38592</text:p>
          </table:table-cell>
          <table:table-cell office:value-type="float" office:value="3903093" calcext:value-type="float">
            <text:p>3903093</text:p>
          </table:table-cell>
          <table:table-cell table:formula="of:=[Sheet1.E626]-[Sheet1.I6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0-s271358749c1597428.ukp</text:p>
          </table:table-cell>
          <table:table-cell office:value-type="float" office:value="8.07864" calcext:value-type="float">
            <text:p>8.07864</text:p>
          </table:table-cell>
          <table:table-cell office:value-type="float" office:value="8.19" calcext:value-type="float">
            <text:p>8.19</text:p>
          </table:table-cell>
          <table:table-cell office:value-type="float" office:value="45104" calcext:value-type="float">
            <text:p>45104</text:p>
          </table:table-cell>
          <table:table-cell office:value-type="float" office:value="4840525" calcext:value-type="float">
            <text:p>4840525</text:p>
          </table:table-cell>
          <table:table-cell office:value-type="float" office:value="221.01665" calcext:value-type="float">
            <text:p>221.01665</text:p>
          </table:table-cell>
          <table:table-cell office:value-type="float" office:value="220.88" calcext:value-type="float">
            <text:p>220.88</text:p>
          </table:table-cell>
          <table:table-cell office:value-type="float" office:value="46348" calcext:value-type="float">
            <text:p>46348</text:p>
          </table:table-cell>
          <table:table-cell office:value-type="float" office:value="4840525" calcext:value-type="float">
            <text:p>4840525</text:p>
          </table:table-cell>
          <table:table-cell table:formula="of:=[Sheet1.E627]-[Sheet1.I6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1-s918482572c1558514.ukp</text:p>
          </table:table-cell>
          <table:table-cell office:value-type="float" office:value="7.5202" calcext:value-type="float">
            <text:p>7.5202</text:p>
          </table:table-cell>
          <table:table-cell office:value-type="float" office:value="7.66" calcext:value-type="float">
            <text:p>7.66</text:p>
          </table:table-cell>
          <table:table-cell office:value-type="float" office:value="44348" calcext:value-type="float">
            <text:p>44348</text:p>
          </table:table-cell>
          <table:table-cell office:value-type="float" office:value="4689338" calcext:value-type="float">
            <text:p>4689338</text:p>
          </table:table-cell>
          <table:table-cell office:value-type="float" office:value="222.49998" calcext:value-type="float">
            <text:p>222.49998</text:p>
          </table:table-cell>
          <table:table-cell office:value-type="float" office:value="222.37" calcext:value-type="float">
            <text:p>222.37</text:p>
          </table:table-cell>
          <table:table-cell office:value-type="float" office:value="42340" calcext:value-type="float">
            <text:p>42340</text:p>
          </table:table-cell>
          <table:table-cell office:value-type="float" office:value="4689338" calcext:value-type="float">
            <text:p>4689338</text:p>
          </table:table-cell>
          <table:table-cell table:formula="of:=[Sheet1.E628]-[Sheet1.I6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2-s127422697c1212998.ukp</text:p>
          </table:table-cell>
          <table:table-cell office:value-type="float" office:value="10.9539" calcext:value-type="float">
            <text:p>10.9539</text:p>
          </table:table-cell>
          <table:table-cell office:value-type="float" office:value="11.09" calcext:value-type="float">
            <text:p>11.09</text:p>
          </table:table-cell>
          <table:table-cell office:value-type="float" office:value="39528" calcext:value-type="float">
            <text:p>39528</text:p>
          </table:table-cell>
          <table:table-cell office:value-type="float" office:value="3647654" calcext:value-type="float">
            <text:p>3647654</text:p>
          </table:table-cell>
          <table:table-cell office:value-type="float" office:value="227.12331" calcext:value-type="float">
            <text:p>227.12331</text:p>
          </table:table-cell>
          <table:table-cell office:value-type="float" office:value="227" calcext:value-type="float">
            <text:p>227</text:p>
          </table:table-cell>
          <table:table-cell office:value-type="float" office:value="37660" calcext:value-type="float">
            <text:p>37660</text:p>
          </table:table-cell>
          <table:table-cell office:value-type="float" office:value="3647654" calcext:value-type="float">
            <text:p>3647654</text:p>
          </table:table-cell>
          <table:table-cell table:formula="of:=[Sheet1.E629]-[Sheet1.I6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1-s945974533c1526716.ukp</text:p>
          </table:table-cell>
          <table:table-cell office:value-type="float" office:value="5.25152" calcext:value-type="float">
            <text:p>5.25152</text:p>
          </table:table-cell>
          <table:table-cell office:value-type="float" office:value="5.36" calcext:value-type="float">
            <text:p>5.36</text:p>
          </table:table-cell>
          <table:table-cell office:value-type="float" office:value="43996" calcext:value-type="float">
            <text:p>43996</text:p>
          </table:table-cell>
          <table:table-cell office:value-type="float" office:value="4601351" calcext:value-type="float">
            <text:p>4601351</text:p>
          </table:table-cell>
          <table:table-cell office:value-type="float" office:value="227.95331" calcext:value-type="float">
            <text:p>227.95331</text:p>
          </table:table-cell>
          <table:table-cell office:value-type="float" office:value="227.82" calcext:value-type="float">
            <text:p>227.82</text:p>
          </table:table-cell>
          <table:table-cell office:value-type="float" office:value="45852" calcext:value-type="float">
            <text:p>45852</text:p>
          </table:table-cell>
          <table:table-cell office:value-type="float" office:value="4601351" calcext:value-type="float">
            <text:p>4601351</text:p>
          </table:table-cell>
          <table:table-cell table:formula="of:=[Sheet1.E630]-[Sheet1.I6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9-s507400487c1522008.ukp</text:p>
          </table:table-cell>
          <table:table-cell office:value-type="float" office:value="9.61983" calcext:value-type="float">
            <text:p>9.61983</text:p>
          </table:table-cell>
          <table:table-cell office:value-type="float" office:value="9.74" calcext:value-type="float">
            <text:p>9.74</text:p>
          </table:table-cell>
          <table:table-cell office:value-type="float" office:value="44508" calcext:value-type="float">
            <text:p>44508</text:p>
          </table:table-cell>
          <table:table-cell office:value-type="float" office:value="4596211" calcext:value-type="float">
            <text:p>4596211</text:p>
          </table:table-cell>
          <table:table-cell office:value-type="float" office:value="229.59998" calcext:value-type="float">
            <text:p>229.59998</text:p>
          </table:table-cell>
          <table:table-cell office:value-type="float" office:value="229.46" calcext:value-type="float">
            <text:p>229.46</text:p>
          </table:table-cell>
          <table:table-cell office:value-type="float" office:value="39904" calcext:value-type="float">
            <text:p>39904</text:p>
          </table:table-cell>
          <table:table-cell office:value-type="float" office:value="4596211" calcext:value-type="float">
            <text:p>4596211</text:p>
          </table:table-cell>
          <table:table-cell table:formula="of:=[Sheet1.E631]-[Sheet1.I6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8-s752268543c1570154.ukp</text:p>
          </table:table-cell>
          <table:table-cell office:value-type="float" office:value="6.08308" calcext:value-type="float">
            <text:p>6.08308</text:p>
          </table:table-cell>
          <table:table-cell office:value-type="float" office:value="6.44" calcext:value-type="float">
            <text:p>6.44</text:p>
          </table:table-cell>
          <table:table-cell office:value-type="float" office:value="44432" calcext:value-type="float">
            <text:p>44432</text:p>
          </table:table-cell>
          <table:table-cell office:value-type="float" office:value="4732335" calcext:value-type="float">
            <text:p>4732335</text:p>
          </table:table-cell>
          <table:table-cell office:value-type="float" office:value="231.73331" calcext:value-type="float">
            <text:p>231.73331</text:p>
          </table:table-cell>
          <table:table-cell office:value-type="float" office:value="231.6" calcext:value-type="float">
            <text:p>231.6</text:p>
          </table:table-cell>
          <table:table-cell office:value-type="float" office:value="43368" calcext:value-type="float">
            <text:p>43368</text:p>
          </table:table-cell>
          <table:table-cell office:value-type="float" office:value="4732335" calcext:value-type="float">
            <text:p>4732335</text:p>
          </table:table-cell>
          <table:table-cell table:formula="of:=[Sheet1.E632]-[Sheet1.I6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6-s925211847c1448382.ukp</text:p>
          </table:table-cell>
          <table:table-cell office:value-type="float" office:value="5.14888" calcext:value-type="float">
            <text:p>5.14888</text:p>
          </table:table-cell>
          <table:table-cell office:value-type="float" office:value="5.26" calcext:value-type="float">
            <text:p>5.26</text:p>
          </table:table-cell>
          <table:table-cell office:value-type="float" office:value="42628" calcext:value-type="float">
            <text:p>42628</text:p>
          </table:table-cell>
          <table:table-cell office:value-type="float" office:value="4360395" calcext:value-type="float">
            <text:p>4360395</text:p>
          </table:table-cell>
          <table:table-cell office:value-type="float" office:value="233.39664" calcext:value-type="float">
            <text:p>233.39664</text:p>
          </table:table-cell>
          <table:table-cell office:value-type="float" office:value="233.3" calcext:value-type="float">
            <text:p>233.3</text:p>
          </table:table-cell>
          <table:table-cell office:value-type="float" office:value="50936" calcext:value-type="float">
            <text:p>50936</text:p>
          </table:table-cell>
          <table:table-cell office:value-type="float" office:value="4360395" calcext:value-type="float">
            <text:p>4360395</text:p>
          </table:table-cell>
          <table:table-cell table:formula="of:=[Sheet1.E633]-[Sheet1.I6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3-s104835463c1223551.ukp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10.81" calcext:value-type="float">
            <text:p>10.81</text:p>
          </table:table-cell>
          <table:table-cell office:value-type="float" office:value="39788" calcext:value-type="float">
            <text:p>39788</text:p>
          </table:table-cell>
          <table:table-cell office:value-type="float" office:value="3690452" calcext:value-type="float">
            <text:p>3690452</text:p>
          </table:table-cell>
          <table:table-cell office:value-type="float" office:value="233.43664" calcext:value-type="float">
            <text:p>233.43664</text:p>
          </table:table-cell>
          <table:table-cell office:value-type="float" office:value="233.31" calcext:value-type="float">
            <text:p>233.31</text:p>
          </table:table-cell>
          <table:table-cell office:value-type="float" office:value="39300" calcext:value-type="float">
            <text:p>39300</text:p>
          </table:table-cell>
          <table:table-cell office:value-type="float" office:value="3690452" calcext:value-type="float">
            <text:p>3690452</text:p>
          </table:table-cell>
          <table:table-cell table:formula="of:=[Sheet1.E634]-[Sheet1.I6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7-s617392218c1334410.ukp</text:p>
          </table:table-cell>
          <table:table-cell office:value-type="float" office:value="8.55903" calcext:value-type="float">
            <text:p>8.55903</text:p>
          </table:table-cell>
          <table:table-cell office:value-type="float" office:value="8.71" calcext:value-type="float">
            <text:p>8.71</text:p>
          </table:table-cell>
          <table:table-cell office:value-type="float" office:value="41352" calcext:value-type="float">
            <text:p>41352</text:p>
          </table:table-cell>
          <table:table-cell office:value-type="float" office:value="3991013" calcext:value-type="float">
            <text:p>3991013</text:p>
          </table:table-cell>
          <table:table-cell office:value-type="float" office:value="235.92331" calcext:value-type="float">
            <text:p>235.92331</text:p>
          </table:table-cell>
          <table:table-cell office:value-type="float" office:value="235.78" calcext:value-type="float">
            <text:p>235.78</text:p>
          </table:table-cell>
          <table:table-cell office:value-type="float" office:value="46064" calcext:value-type="float">
            <text:p>46064</text:p>
          </table:table-cell>
          <table:table-cell office:value-type="float" office:value="3991013" calcext:value-type="float">
            <text:p>3991013</text:p>
          </table:table-cell>
          <table:table-cell table:formula="of:=[Sheet1.E635]-[Sheet1.I6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6-s760619917c1306781.ukp</text:p>
          </table:table-cell>
          <table:table-cell office:value-type="float" office:value="8.98605" calcext:value-type="float">
            <text:p>8.98605</text:p>
          </table:table-cell>
          <table:table-cell office:value-type="float" office:value="9.13" calcext:value-type="float">
            <text:p>9.13</text:p>
          </table:table-cell>
          <table:table-cell office:value-type="float" office:value="40996" calcext:value-type="float">
            <text:p>40996</text:p>
          </table:table-cell>
          <table:table-cell office:value-type="float" office:value="3937495" calcext:value-type="float">
            <text:p>3937495</text:p>
          </table:table-cell>
          <table:table-cell office:value-type="float" office:value="236.77664" calcext:value-type="float">
            <text:p>236.77664</text:p>
          </table:table-cell>
          <table:table-cell office:value-type="float" office:value="236.63" calcext:value-type="float">
            <text:p>236.63</text:p>
          </table:table-cell>
          <table:table-cell office:value-type="float" office:value="44128" calcext:value-type="float">
            <text:p>44128</text:p>
          </table:table-cell>
          <table:table-cell office:value-type="float" office:value="3937495" calcext:value-type="float">
            <text:p>3937495</text:p>
          </table:table-cell>
          <table:table-cell table:formula="of:=[Sheet1.E636]-[Sheet1.I6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8-s988774221c1371468.ukp</text:p>
          </table:table-cell>
          <table:table-cell office:value-type="float" office:value="9.23939" calcext:value-type="float">
            <text:p>9.23939</text:p>
          </table:table-cell>
          <table:table-cell office:value-type="float" office:value="9.36" calcext:value-type="float">
            <text:p>9.36</text:p>
          </table:table-cell>
          <table:table-cell office:value-type="float" office:value="42176" calcext:value-type="float">
            <text:p>42176</text:p>
          </table:table-cell>
          <table:table-cell office:value-type="float" office:value="4137853" calcext:value-type="float">
            <text:p>4137853</text:p>
          </table:table-cell>
          <table:table-cell office:value-type="float" office:value="236.78998" calcext:value-type="float">
            <text:p>236.78998</text:p>
          </table:table-cell>
          <table:table-cell office:value-type="float" office:value="236.64" calcext:value-type="float">
            <text:p>236.64</text:p>
          </table:table-cell>
          <table:table-cell office:value-type="float" office:value="35768" calcext:value-type="float">
            <text:p>35768</text:p>
          </table:table-cell>
          <table:table-cell office:value-type="float" office:value="4137853" calcext:value-type="float">
            <text:p>4137853</text:p>
          </table:table-cell>
          <table:table-cell table:formula="of:=[Sheet1.E637]-[Sheet1.I6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7-s31387311c1583866.ukp</text:p>
          </table:table-cell>
          <table:table-cell office:value-type="float" office:value="7.73293" calcext:value-type="float">
            <text:p>7.73293</text:p>
          </table:table-cell>
          <table:table-cell office:value-type="float" office:value="7.85" calcext:value-type="float">
            <text:p>7.85</text:p>
          </table:table-cell>
          <table:table-cell office:value-type="float" office:value="44988" calcext:value-type="float">
            <text:p>44988</text:p>
          </table:table-cell>
          <table:table-cell office:value-type="float" office:value="4778941" calcext:value-type="float">
            <text:p>4778941</text:p>
          </table:table-cell>
          <table:table-cell office:value-type="float" office:value="237.21664" calcext:value-type="float">
            <text:p>237.21664</text:p>
          </table:table-cell>
          <table:table-cell office:value-type="float" office:value="237.08" calcext:value-type="float">
            <text:p>237.08</text:p>
          </table:table-cell>
          <table:table-cell office:value-type="float" office:value="43624" calcext:value-type="float">
            <text:p>43624</text:p>
          </table:table-cell>
          <table:table-cell office:value-type="float" office:value="4778941" calcext:value-type="float">
            <text:p>4778941</text:p>
          </table:table-cell>
          <table:table-cell table:formula="of:=[Sheet1.E638]-[Sheet1.I6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7-s998577081c1187478.ukp</text:p>
          </table:table-cell>
          <table:table-cell office:value-type="float" office:value="11.0514" calcext:value-type="float">
            <text:p>11.0514</text:p>
          </table:table-cell>
          <table:table-cell office:value-type="float" office:value="11.19" calcext:value-type="float">
            <text:p>11.19</text:p>
          </table:table-cell>
          <table:table-cell office:value-type="float" office:value="39180" calcext:value-type="float">
            <text:p>39180</text:p>
          </table:table-cell>
          <table:table-cell office:value-type="float" office:value="3583189" calcext:value-type="float">
            <text:p>3583189</text:p>
          </table:table-cell>
          <table:table-cell office:value-type="float" office:value="242.53998" calcext:value-type="float">
            <text:p>242.53998</text:p>
          </table:table-cell>
          <table:table-cell office:value-type="float" office:value="242.41" calcext:value-type="float">
            <text:p>242.41</text:p>
          </table:table-cell>
          <table:table-cell office:value-type="float" office:value="40940" calcext:value-type="float">
            <text:p>40940</text:p>
          </table:table-cell>
          <table:table-cell office:value-type="float" office:value="3583189" calcext:value-type="float">
            <text:p>3583189</text:p>
          </table:table-cell>
          <table:table-cell table:formula="of:=[Sheet1.E639]-[Sheet1.I6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6-s764445182c1554487.ukp</text:p>
          </table:table-cell>
          <table:table-cell office:value-type="float" office:value="5.79823" calcext:value-type="float">
            <text:p>5.79823</text:p>
          </table:table-cell>
          <table:table-cell office:value-type="float" office:value="5.91" calcext:value-type="float">
            <text:p>5.91</text:p>
          </table:table-cell>
          <table:table-cell office:value-type="float" office:value="44480" calcext:value-type="float">
            <text:p>44480</text:p>
          </table:table-cell>
          <table:table-cell office:value-type="float" office:value="4689886" calcext:value-type="float">
            <text:p>4689886</text:p>
          </table:table-cell>
          <table:table-cell office:value-type="float" office:value="244.62664" calcext:value-type="float">
            <text:p>244.62664</text:p>
          </table:table-cell>
          <table:table-cell office:value-type="float" office:value="244.46" calcext:value-type="float">
            <text:p>244.46</text:p>
          </table:table-cell>
          <table:table-cell office:value-type="float" office:value="48780" calcext:value-type="float">
            <text:p>48780</text:p>
          </table:table-cell>
          <table:table-cell office:value-type="float" office:value="4689886" calcext:value-type="float">
            <text:p>4689886</text:p>
          </table:table-cell>
          <table:table-cell table:formula="of:=[Sheet1.E640]-[Sheet1.I6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5-s568312405c1126439.ukp</text:p>
          </table:table-cell>
          <table:table-cell office:value-type="float" office:value="8.6082" calcext:value-type="float">
            <text:p>8.6082</text:p>
          </table:table-cell>
          <table:table-cell office:value-type="float" office:value="8.74" calcext:value-type="float">
            <text:p>8.74</text:p>
          </table:table-cell>
          <table:table-cell office:value-type="float" office:value="38292" calcext:value-type="float">
            <text:p>38292</text:p>
          </table:table-cell>
          <table:table-cell office:value-type="float" office:value="3389113" calcext:value-type="float">
            <text:p>3389113</text:p>
          </table:table-cell>
          <table:table-cell office:value-type="float" office:value="246.61331" calcext:value-type="float">
            <text:p>246.61331</text:p>
          </table:table-cell>
          <table:table-cell office:value-type="float" office:value="246.62" calcext:value-type="float">
            <text:p>246.62</text:p>
          </table:table-cell>
          <table:table-cell office:value-type="float" office:value="42672" calcext:value-type="float">
            <text:p>42672</text:p>
          </table:table-cell>
          <table:table-cell office:value-type="float" office:value="3389113" calcext:value-type="float">
            <text:p>3389113</text:p>
          </table:table-cell>
          <table:table-cell table:formula="of:=[Sheet1.E641]-[Sheet1.I6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4-s146571312c1527612.ukp</text:p>
          </table:table-cell>
          <table:table-cell office:value-type="float" office:value="5.53448" calcext:value-type="float">
            <text:p>5.53448</text:p>
          </table:table-cell>
          <table:table-cell office:value-type="float" office:value="5.65" calcext:value-type="float">
            <text:p>5.65</text:p>
          </table:table-cell>
          <table:table-cell office:value-type="float" office:value="44012" calcext:value-type="float">
            <text:p>44012</text:p>
          </table:table-cell>
          <table:table-cell office:value-type="float" office:value="4608692" calcext:value-type="float">
            <text:p>4608692</text:p>
          </table:table-cell>
          <table:table-cell office:value-type="float" office:value="246.99664" calcext:value-type="float">
            <text:p>246.99664</text:p>
          </table:table-cell>
          <table:table-cell office:value-type="float" office:value="246.85" calcext:value-type="float">
            <text:p>246.85</text:p>
          </table:table-cell>
          <table:table-cell office:value-type="float" office:value="42700" calcext:value-type="float">
            <text:p>42700</text:p>
          </table:table-cell>
          <table:table-cell office:value-type="float" office:value="4608692" calcext:value-type="float">
            <text:p>4608692</text:p>
          </table:table-cell>
          <table:table-cell table:formula="of:=[Sheet1.E642]-[Sheet1.I6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8-s87557726c1285467.ukp</text:p>
          </table:table-cell>
          <table:table-cell office:value-type="float" office:value="10.4563" calcext:value-type="float">
            <text:p>10.4563</text:p>
          </table:table-cell>
          <table:table-cell office:value-type="float" office:value="10.58" calcext:value-type="float">
            <text:p>10.58</text:p>
          </table:table-cell>
          <table:table-cell office:value-type="float" office:value="40656" calcext:value-type="float">
            <text:p>40656</text:p>
          </table:table-cell>
          <table:table-cell office:value-type="float" office:value="3875857" calcext:value-type="float">
            <text:p>3875857</text:p>
          </table:table-cell>
          <table:table-cell office:value-type="float" office:value="251.94997" calcext:value-type="float">
            <text:p>251.94997</text:p>
          </table:table-cell>
          <table:table-cell office:value-type="float" office:value="251.96" calcext:value-type="float">
            <text:p>251.96</text:p>
          </table:table-cell>
          <table:table-cell office:value-type="float" office:value="41708" calcext:value-type="float">
            <text:p>41708</text:p>
          </table:table-cell>
          <table:table-cell office:value-type="float" office:value="3875857" calcext:value-type="float">
            <text:p>3875857</text:p>
          </table:table-cell>
          <table:table-cell table:formula="of:=[Sheet1.E643]-[Sheet1.I6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9-s179141282c1374017.ukp</text:p>
          </table:table-cell>
          <table:table-cell office:value-type="float" office:value="9.89844" calcext:value-type="float">
            <text:p>9.89844</text:p>
          </table:table-cell>
          <table:table-cell office:value-type="float" office:value="10.04" calcext:value-type="float">
            <text:p>10.04</text:p>
          </table:table-cell>
          <table:table-cell office:value-type="float" office:value="42216" calcext:value-type="float">
            <text:p>42216</text:p>
          </table:table-cell>
          <table:table-cell office:value-type="float" office:value="4167076" calcext:value-type="float">
            <text:p>4167076</text:p>
          </table:table-cell>
          <table:table-cell office:value-type="float" office:value="253.91664" calcext:value-type="float">
            <text:p>253.91664</text:p>
          </table:table-cell>
          <table:table-cell office:value-type="float" office:value="253.77" calcext:value-type="float">
            <text:p>253.77</text:p>
          </table:table-cell>
          <table:table-cell office:value-type="float" office:value="41512" calcext:value-type="float">
            <text:p>41512</text:p>
          </table:table-cell>
          <table:table-cell office:value-type="float" office:value="4167076" calcext:value-type="float">
            <text:p>4167076</text:p>
          </table:table-cell>
          <table:table-cell table:formula="of:=[Sheet1.E644]-[Sheet1.I6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4-s359051238c1574253.ukp</text:p>
          </table:table-cell>
          <table:table-cell office:value-type="float" office:value="9.47897" calcext:value-type="float">
            <text:p>9.47897</text:p>
          </table:table-cell>
          <table:table-cell office:value-type="float" office:value="9.61" calcext:value-type="float">
            <text:p>9.61</text:p>
          </table:table-cell>
          <table:table-cell office:value-type="float" office:value="45268" calcext:value-type="float">
            <text:p>45268</text:p>
          </table:table-cell>
          <table:table-cell office:value-type="float" office:value="4760618" calcext:value-type="float">
            <text:p>4760618</text:p>
          </table:table-cell>
          <table:table-cell office:value-type="float" office:value="255.08997" calcext:value-type="float">
            <text:p>255.08997</text:p>
          </table:table-cell>
          <table:table-cell office:value-type="float" office:value="254.92" calcext:value-type="float">
            <text:p>254.92</text:p>
          </table:table-cell>
          <table:table-cell office:value-type="float" office:value="41396" calcext:value-type="float">
            <text:p>41396</text:p>
          </table:table-cell>
          <table:table-cell office:value-type="float" office:value="4760618" calcext:value-type="float">
            <text:p>4760618</text:p>
          </table:table-cell>
          <table:table-cell table:formula="of:=[Sheet1.E645]-[Sheet1.I6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7-s989083921c1429622.ukp</text:p>
          </table:table-cell>
          <table:table-cell office:value-type="float" office:value="9.76693" calcext:value-type="float">
            <text:p>9.76693</text:p>
          </table:table-cell>
          <table:table-cell office:value-type="float" office:value="9.9" calcext:value-type="float">
            <text:p>9.9</text:p>
          </table:table-cell>
          <table:table-cell office:value-type="float" office:value="42968" calcext:value-type="float">
            <text:p>42968</text:p>
          </table:table-cell>
          <table:table-cell office:value-type="float" office:value="4311419" calcext:value-type="float">
            <text:p>4311419</text:p>
          </table:table-cell>
          <table:table-cell office:value-type="float" office:value="256.17664" calcext:value-type="float">
            <text:p>256.17664</text:p>
          </table:table-cell>
          <table:table-cell office:value-type="float" office:value="256.02" calcext:value-type="float">
            <text:p>256.02</text:p>
          </table:table-cell>
          <table:table-cell office:value-type="float" office:value="41052" calcext:value-type="float">
            <text:p>41052</text:p>
          </table:table-cell>
          <table:table-cell office:value-type="float" office:value="4311419" calcext:value-type="float">
            <text:p>4311419</text:p>
          </table:table-cell>
          <table:table-cell table:formula="of:=[Sheet1.E646]-[Sheet1.I6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9-s923188628c1583118.ukp</text:p>
          </table:table-cell>
          <table:table-cell office:value-type="float" office:value="7.87522" calcext:value-type="float">
            <text:p>7.87522</text:p>
          </table:table-cell>
          <table:table-cell office:value-type="float" office:value="8.02" calcext:value-type="float">
            <text:p>8.02</text:p>
          </table:table-cell>
          <table:table-cell office:value-type="float" office:value="44916" calcext:value-type="float">
            <text:p>44916</text:p>
          </table:table-cell>
          <table:table-cell office:value-type="float" office:value="4770692" calcext:value-type="float">
            <text:p>4770692</text:p>
          </table:table-cell>
          <table:table-cell office:value-type="float" office:value="256.62664" calcext:value-type="float">
            <text:p>256.62664</text:p>
          </table:table-cell>
          <table:table-cell office:value-type="float" office:value="256.47" calcext:value-type="float">
            <text:p>256.47</text:p>
          </table:table-cell>
          <table:table-cell office:value-type="float" office:value="41860" calcext:value-type="float">
            <text:p>41860</text:p>
          </table:table-cell>
          <table:table-cell office:value-type="float" office:value="4770692" calcext:value-type="float">
            <text:p>4770692</text:p>
          </table:table-cell>
          <table:table-cell table:formula="of:=[Sheet1.E647]-[Sheet1.I6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5-s609893802c1351938.ukp</text:p>
          </table:table-cell>
          <table:table-cell office:value-type="float" office:value="6.49351" calcext:value-type="float">
            <text:p>6.49351</text:p>
          </table:table-cell>
          <table:table-cell office:value-type="float" office:value="6.6" calcext:value-type="float">
            <text:p>6.6</text:p>
          </table:table-cell>
          <table:table-cell office:value-type="float" office:value="41296" calcext:value-type="float">
            <text:p>41296</text:p>
          </table:table-cell>
          <table:table-cell office:value-type="float" office:value="4053099" calcext:value-type="float">
            <text:p>4053099</text:p>
          </table:table-cell>
          <table:table-cell office:value-type="float" office:value="261.47331" calcext:value-type="float">
            <text:p>261.47331</text:p>
          </table:table-cell>
          <table:table-cell office:value-type="float" office:value="261.36" calcext:value-type="float">
            <text:p>261.36</text:p>
          </table:table-cell>
          <table:table-cell office:value-type="float" office:value="52212" calcext:value-type="float">
            <text:p>52212</text:p>
          </table:table-cell>
          <table:table-cell office:value-type="float" office:value="4053099" calcext:value-type="float">
            <text:p>4053099</text:p>
          </table:table-cell>
          <table:table-cell table:formula="of:=[Sheet1.E648]-[Sheet1.I6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6-s689366126c1412984.ukp</text:p>
          </table:table-cell>
          <table:table-cell office:value-type="float" office:value="4.48846" calcext:value-type="float">
            <text:p>4.48846</text:p>
          </table:table-cell>
          <table:table-cell office:value-type="float" office:value="4.61" calcext:value-type="float">
            <text:p>4.61</text:p>
          </table:table-cell>
          <table:table-cell office:value-type="float" office:value="42144" calcext:value-type="float">
            <text:p>42144</text:p>
          </table:table-cell>
          <table:table-cell office:value-type="float" office:value="4241206" calcext:value-type="float">
            <text:p>4241206</text:p>
          </table:table-cell>
          <table:table-cell office:value-type="float" office:value="263.59664" calcext:value-type="float">
            <text:p>263.59664</text:p>
          </table:table-cell>
          <table:table-cell office:value-type="float" office:value="263.48" calcext:value-type="float">
            <text:p>263.48</text:p>
          </table:table-cell>
          <table:table-cell office:value-type="float" office:value="53540" calcext:value-type="float">
            <text:p>53540</text:p>
          </table:table-cell>
          <table:table-cell office:value-type="float" office:value="4241206" calcext:value-type="float">
            <text:p>4241206</text:p>
          </table:table-cell>
          <table:table-cell table:formula="of:=[Sheet1.E649]-[Sheet1.I6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3-s731218263c1569635.ukp</text:p>
          </table:table-cell>
          <table:table-cell office:value-type="float" office:value="6.05877" calcext:value-type="float">
            <text:p>6.05877</text:p>
          </table:table-cell>
          <table:table-cell office:value-type="float" office:value="6.17" calcext:value-type="float">
            <text:p>6.17</text:p>
          </table:table-cell>
          <table:table-cell office:value-type="float" office:value="44640" calcext:value-type="float">
            <text:p>44640</text:p>
          </table:table-cell>
          <table:table-cell office:value-type="float" office:value="4728336" calcext:value-type="float">
            <text:p>4728336</text:p>
          </table:table-cell>
          <table:table-cell office:value-type="float" office:value="267.41664" calcext:value-type="float">
            <text:p>267.41664</text:p>
          </table:table-cell>
          <table:table-cell office:value-type="float" office:value="267.25" calcext:value-type="float">
            <text:p>267.25</text:p>
          </table:table-cell>
          <table:table-cell office:value-type="float" office:value="41208" calcext:value-type="float">
            <text:p>41208</text:p>
          </table:table-cell>
          <table:table-cell office:value-type="float" office:value="4728336" calcext:value-type="float">
            <text:p>4728336</text:p>
          </table:table-cell>
          <table:table-cell table:formula="of:=[Sheet1.E650]-[Sheet1.I6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-s684448574c1397683.ukp</text:p>
          </table:table-cell>
          <table:table-cell office:value-type="float" office:value="6.93859" calcext:value-type="float">
            <text:p>6.93859</text:p>
          </table:table-cell>
          <table:table-cell office:value-type="float" office:value="7.14" calcext:value-type="float">
            <text:p>7.14</text:p>
          </table:table-cell>
          <table:table-cell office:value-type="float" office:value="41944" calcext:value-type="float">
            <text:p>41944</text:p>
          </table:table-cell>
          <table:table-cell office:value-type="float" office:value="4201816" calcext:value-type="float">
            <text:p>4201816</text:p>
          </table:table-cell>
          <table:table-cell office:value-type="float" office:value="267.51997" calcext:value-type="float">
            <text:p>267.51997</text:p>
          </table:table-cell>
          <table:table-cell office:value-type="float" office:value="267.42" calcext:value-type="float">
            <text:p>267.42</text:p>
          </table:table-cell>
          <table:table-cell office:value-type="float" office:value="53424" calcext:value-type="float">
            <text:p>53424</text:p>
          </table:table-cell>
          <table:table-cell office:value-type="float" office:value="4201816" calcext:value-type="float">
            <text:p>4201816</text:p>
          </table:table-cell>
          <table:table-cell table:formula="of:=[Sheet1.E651]-[Sheet1.I6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1-s211003750c1186420.ukp</text:p>
          </table:table-cell>
          <table:table-cell office:value-type="float" office:value="10.3166" calcext:value-type="float">
            <text:p>10.3166</text:p>
          </table:table-cell>
          <table:table-cell office:value-type="float" office:value="10.45" calcext:value-type="float">
            <text:p>10.45</text:p>
          </table:table-cell>
          <table:table-cell office:value-type="float" office:value="39280" calcext:value-type="float">
            <text:p>39280</text:p>
          </table:table-cell>
          <table:table-cell office:value-type="float" office:value="3577773" calcext:value-type="float">
            <text:p>3577773</text:p>
          </table:table-cell>
          <table:table-cell office:value-type="float" office:value="267.70331" calcext:value-type="float">
            <text:p>267.70331</text:p>
          </table:table-cell>
          <table:table-cell office:value-type="float" office:value="267.55" calcext:value-type="float">
            <text:p>267.55</text:p>
          </table:table-cell>
          <table:table-cell office:value-type="float" office:value="36572" calcext:value-type="float">
            <text:p>36572</text:p>
          </table:table-cell>
          <table:table-cell office:value-type="float" office:value="3577773" calcext:value-type="float">
            <text:p>3577773</text:p>
          </table:table-cell>
          <table:table-cell table:formula="of:=[Sheet1.E652]-[Sheet1.I6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2-s604520447c1398376.ukp</text:p>
          </table:table-cell>
          <table:table-cell office:value-type="float" office:value="6.19112" calcext:value-type="float">
            <text:p>6.19112</text:p>
          </table:table-cell>
          <table:table-cell office:value-type="float" office:value="6.32" calcext:value-type="float">
            <text:p>6.32</text:p>
          </table:table-cell>
          <table:table-cell office:value-type="float" office:value="41788" calcext:value-type="float">
            <text:p>41788</text:p>
          </table:table-cell>
          <table:table-cell office:value-type="float" office:value="4192460" calcext:value-type="float">
            <text:p>4192460</text:p>
          </table:table-cell>
          <table:table-cell office:value-type="float" office:value="268.33997" calcext:value-type="float">
            <text:p>268.33997</text:p>
          </table:table-cell>
          <table:table-cell office:value-type="float" office:value="268.23" calcext:value-type="float">
            <text:p>268.23</text:p>
          </table:table-cell>
          <table:table-cell office:value-type="float" office:value="53608" calcext:value-type="float">
            <text:p>53608</text:p>
          </table:table-cell>
          <table:table-cell office:value-type="float" office:value="4192460" calcext:value-type="float">
            <text:p>4192460</text:p>
          </table:table-cell>
          <table:table-cell table:formula="of:=[Sheet1.E653]-[Sheet1.I6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8-s678444546c1117457.ukp</text:p>
          </table:table-cell>
          <table:table-cell office:value-type="float" office:value="8.63924" calcext:value-type="float">
            <text:p>8.63924</text:p>
          </table:table-cell>
          <table:table-cell office:value-type="float" office:value="8.76" calcext:value-type="float">
            <text:p>8.76</text:p>
          </table:table-cell>
          <table:table-cell office:value-type="float" office:value="38108" calcext:value-type="float">
            <text:p>38108</text:p>
          </table:table-cell>
          <table:table-cell office:value-type="float" office:value="3341456" calcext:value-type="float">
            <text:p>3341456</text:p>
          </table:table-cell>
          <table:table-cell office:value-type="float" office:value="268.52997" calcext:value-type="float">
            <text:p>268.52997</text:p>
          </table:table-cell>
          <table:table-cell office:value-type="float" office:value="268.37" calcext:value-type="float">
            <text:p>268.37</text:p>
          </table:table-cell>
          <table:table-cell office:value-type="float" office:value="40732" calcext:value-type="float">
            <text:p>40732</text:p>
          </table:table-cell>
          <table:table-cell office:value-type="float" office:value="3341456" calcext:value-type="float">
            <text:p>3341456</text:p>
          </table:table-cell>
          <table:table-cell table:formula="of:=[Sheet1.E654]-[Sheet1.I6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2-s666650214c1562554.ukp</text:p>
          </table:table-cell>
          <table:table-cell office:value-type="float" office:value="12.7287" calcext:value-type="float">
            <text:p>12.7287</text:p>
          </table:table-cell>
          <table:table-cell office:value-type="float" office:value="12.86" calcext:value-type="float">
            <text:p>12.86</text:p>
          </table:table-cell>
          <table:table-cell office:value-type="float" office:value="45188" calcext:value-type="float">
            <text:p>45188</text:p>
          </table:table-cell>
          <table:table-cell office:value-type="float" office:value="4711811" calcext:value-type="float">
            <text:p>4711811</text:p>
          </table:table-cell>
          <table:table-cell office:value-type="float" office:value="272.93331" calcext:value-type="float">
            <text:p>272.93331</text:p>
          </table:table-cell>
          <table:table-cell office:value-type="float" office:value="272.76" calcext:value-type="float">
            <text:p>272.76</text:p>
          </table:table-cell>
          <table:table-cell office:value-type="float" office:value="42096" calcext:value-type="float">
            <text:p>42096</text:p>
          </table:table-cell>
          <table:table-cell office:value-type="float" office:value="4711811" calcext:value-type="float">
            <text:p>4711811</text:p>
          </table:table-cell>
          <table:table-cell table:formula="of:=[Sheet1.E655]-[Sheet1.I6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4-s506110575c1514867.ukp</text:p>
          </table:table-cell>
          <table:table-cell office:value-type="float" office:value="5.50324" calcext:value-type="float">
            <text:p>5.50324</text:p>
          </table:table-cell>
          <table:table-cell office:value-type="float" office:value="5.9" calcext:value-type="float">
            <text:p>5.9</text:p>
          </table:table-cell>
          <table:table-cell office:value-type="float" office:value="43892" calcext:value-type="float">
            <text:p>43892</text:p>
          </table:table-cell>
          <table:table-cell office:value-type="float" office:value="4581884" calcext:value-type="float">
            <text:p>4581884</text:p>
          </table:table-cell>
          <table:table-cell office:value-type="float" office:value="273.63664" calcext:value-type="float">
            <text:p>273.63664</text:p>
          </table:table-cell>
          <table:table-cell office:value-type="float" office:value="273.47" calcext:value-type="float">
            <text:p>273.47</text:p>
          </table:table-cell>
          <table:table-cell office:value-type="float" office:value="46728" calcext:value-type="float">
            <text:p>46728</text:p>
          </table:table-cell>
          <table:table-cell office:value-type="float" office:value="4581884" calcext:value-type="float">
            <text:p>4581884</text:p>
          </table:table-cell>
          <table:table-cell table:formula="of:=[Sheet1.E656]-[Sheet1.I6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-s364656855c1491886.ukp</text:p>
          </table:table-cell>
          <table:table-cell office:value-type="float" office:value="6.00882" calcext:value-type="float">
            <text:p>6.00882</text:p>
          </table:table-cell>
          <table:table-cell office:value-type="float" office:value="6.2" calcext:value-type="float">
            <text:p>6.2</text:p>
          </table:table-cell>
          <table:table-cell office:value-type="float" office:value="43612" calcext:value-type="float">
            <text:p>43612</text:p>
          </table:table-cell>
          <table:table-cell office:value-type="float" office:value="4477572" calcext:value-type="float">
            <text:p>4477572</text:p>
          </table:table-cell>
          <table:table-cell office:value-type="float" office:value="274.73331" calcext:value-type="float">
            <text:p>274.73331</text:p>
          </table:table-cell>
          <table:table-cell office:value-type="float" office:value="274.55" calcext:value-type="float">
            <text:p>274.55</text:p>
          </table:table-cell>
          <table:table-cell office:value-type="float" office:value="47900" calcext:value-type="float">
            <text:p>47900</text:p>
          </table:table-cell>
          <table:table-cell office:value-type="float" office:value="4477572" calcext:value-type="float">
            <text:p>4477572</text:p>
          </table:table-cell>
          <table:table-cell table:formula="of:=[Sheet1.E657]-[Sheet1.I6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7-s352626512c1504585.ukp</text:p>
          </table:table-cell>
          <table:table-cell office:value-type="float" office:value="7.69683" calcext:value-type="float">
            <text:p>7.69683</text:p>
          </table:table-cell>
          <table:table-cell office:value-type="float" office:value="7.81" calcext:value-type="float">
            <text:p>7.81</text:p>
          </table:table-cell>
          <table:table-cell office:value-type="float" office:value="43396" calcext:value-type="float">
            <text:p>43396</text:p>
          </table:table-cell>
          <table:table-cell office:value-type="float" office:value="4527965" calcext:value-type="float">
            <text:p>4527965</text:p>
          </table:table-cell>
          <table:table-cell office:value-type="float" office:value="277.15331" calcext:value-type="float">
            <text:p>277.153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41812" calcext:value-type="float">
            <text:p>41812</text:p>
          </table:table-cell>
          <table:table-cell office:value-type="float" office:value="4527965" calcext:value-type="float">
            <text:p>4527965</text:p>
          </table:table-cell>
          <table:table-cell table:formula="of:=[Sheet1.E658]-[Sheet1.I6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1-s115726845c1162419.ukp</text:p>
          </table:table-cell>
          <table:table-cell office:value-type="float" office:value="11.3075" calcext:value-type="float">
            <text:p>11.3075</text:p>
          </table:table-cell>
          <table:table-cell office:value-type="float" office:value="11.44" calcext:value-type="float">
            <text:p>11.44</text:p>
          </table:table-cell>
          <table:table-cell office:value-type="float" office:value="38880" calcext:value-type="float">
            <text:p>38880</text:p>
          </table:table-cell>
          <table:table-cell office:value-type="float" office:value="3498499" calcext:value-type="float">
            <text:p>3498499</text:p>
          </table:table-cell>
          <table:table-cell office:value-type="float" office:value="286.35664" calcext:value-type="float">
            <text:p>286.35664</text:p>
          </table:table-cell>
          <table:table-cell office:value-type="float" office:value="286.19" calcext:value-type="float">
            <text:p>286.19</text:p>
          </table:table-cell>
          <table:table-cell office:value-type="float" office:value="42060" calcext:value-type="float">
            <text:p>42060</text:p>
          </table:table-cell>
          <table:table-cell office:value-type="float" office:value="3498499" calcext:value-type="float">
            <text:p>3498499</text:p>
          </table:table-cell>
          <table:table-cell table:formula="of:=[Sheet1.E659]-[Sheet1.I6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7-s559438974c1462198.ukp</text:p>
          </table:table-cell>
          <table:table-cell office:value-type="float" office:value="5.76372" calcext:value-type="float">
            <text:p>5.76372</text:p>
          </table:table-cell>
          <table:table-cell office:value-type="float" office:value="6.13" calcext:value-type="float">
            <text:p>6.13</text:p>
          </table:table-cell>
          <table:table-cell office:value-type="float" office:value="42960" calcext:value-type="float">
            <text:p>42960</text:p>
          </table:table-cell>
          <table:table-cell office:value-type="float" office:value="4395229" calcext:value-type="float">
            <text:p>4395229</text:p>
          </table:table-cell>
          <table:table-cell office:value-type="float" office:value="291.73997" calcext:value-type="float">
            <text:p>291.73997</text:p>
          </table:table-cell>
          <table:table-cell office:value-type="float" office:value="291.55" calcext:value-type="float">
            <text:p>291.55</text:p>
          </table:table-cell>
          <table:table-cell office:value-type="float" office:value="46912" calcext:value-type="float">
            <text:p>46912</text:p>
          </table:table-cell>
          <table:table-cell office:value-type="float" office:value="4395229" calcext:value-type="float">
            <text:p>4395229</text:p>
          </table:table-cell>
          <table:table-cell table:formula="of:=[Sheet1.E660]-[Sheet1.I6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4-s345851317c1317467.ukp</text:p>
          </table:table-cell>
          <table:table-cell office:value-type="float" office:value="8.66239" calcext:value-type="float">
            <text:p>8.66239</text:p>
          </table:table-cell>
          <table:table-cell office:value-type="float" office:value="8.8" calcext:value-type="float">
            <text:p>8.8</text:p>
          </table:table-cell>
          <table:table-cell office:value-type="float" office:value="41168" calcext:value-type="float">
            <text:p>41168</text:p>
          </table:table-cell>
          <table:table-cell office:value-type="float" office:value="3970976" calcext:value-type="float">
            <text:p>3970976</text:p>
          </table:table-cell>
          <table:table-cell office:value-type="float" office:value="291.75331" calcext:value-type="float">
            <text:p>291.75331</text:p>
          </table:table-cell>
          <table:table-cell office:value-type="float" office:value="291.59" calcext:value-type="float">
            <text:p>291.59</text:p>
          </table:table-cell>
          <table:table-cell office:value-type="float" office:value="41556" calcext:value-type="float">
            <text:p>41556</text:p>
          </table:table-cell>
          <table:table-cell office:value-type="float" office:value="3970976" calcext:value-type="float">
            <text:p>3970976</text:p>
          </table:table-cell>
          <table:table-cell table:formula="of:=[Sheet1.E661]-[Sheet1.I6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6-s88272139c1487240.ukp</text:p>
          </table:table-cell>
          <table:table-cell office:value-type="float" office:value="7.87887" calcext:value-type="float">
            <text:p>7.87887</text:p>
          </table:table-cell>
          <table:table-cell office:value-type="float" office:value="8.01" calcext:value-type="float">
            <text:p>8.01</text:p>
          </table:table-cell>
          <table:table-cell office:value-type="float" office:value="43364" calcext:value-type="float">
            <text:p>43364</text:p>
          </table:table-cell>
          <table:table-cell office:value-type="float" office:value="4487408" calcext:value-type="float">
            <text:p>4487408</text:p>
          </table:table-cell>
          <table:table-cell office:value-type="float" office:value="294.3633" calcext:value-type="float">
            <text:p>294.3633</text:p>
          </table:table-cell>
          <table:table-cell office:value-type="float" office:value="294.19" calcext:value-type="float">
            <text:p>294.19</text:p>
          </table:table-cell>
          <table:table-cell office:value-type="float" office:value="41336" calcext:value-type="float">
            <text:p>41336</text:p>
          </table:table-cell>
          <table:table-cell office:value-type="float" office:value="4487408" calcext:value-type="float">
            <text:p>4487408</text:p>
          </table:table-cell>
          <table:table-cell table:formula="of:=[Sheet1.E662]-[Sheet1.I6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0-s245781550c1569117.ukp</text:p>
          </table:table-cell>
          <table:table-cell office:value-type="float" office:value="7.60693" calcext:value-type="float">
            <text:p>7.60693</text:p>
          </table:table-cell>
          <table:table-cell office:value-type="float" office:value="8.09" calcext:value-type="float">
            <text:p>8.09</text:p>
          </table:table-cell>
          <table:table-cell office:value-type="float" office:value="44656" calcext:value-type="float">
            <text:p>44656</text:p>
          </table:table-cell>
          <table:table-cell office:value-type="float" office:value="4713022" calcext:value-type="float">
            <text:p>4713022</text:p>
          </table:table-cell>
          <table:table-cell office:value-type="float" office:value="295.71664" calcext:value-type="float">
            <text:p>295.71664</text:p>
          </table:table-cell>
          <table:table-cell office:value-type="float" office:value="295.52" calcext:value-type="float">
            <text:p>295.52</text:p>
          </table:table-cell>
          <table:table-cell office:value-type="float" office:value="40916" calcext:value-type="float">
            <text:p>40916</text:p>
          </table:table-cell>
          <table:table-cell office:value-type="float" office:value="4713022" calcext:value-type="float">
            <text:p>4713022</text:p>
          </table:table-cell>
          <table:table-cell table:formula="of:=[Sheet1.E663]-[Sheet1.I6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3-s898011697c1487691.ukp</text:p>
          </table:table-cell>
          <table:table-cell office:value-type="float" office:value="5.37216" calcext:value-type="float">
            <text:p>5.37216</text:p>
          </table:table-cell>
          <table:table-cell office:value-type="float" office:value="5.49" calcext:value-type="float">
            <text:p>5.49</text:p>
          </table:table-cell>
          <table:table-cell office:value-type="float" office:value="43524" calcext:value-type="float">
            <text:p>43524</text:p>
          </table:table-cell>
          <table:table-cell office:value-type="float" office:value="4464551" calcext:value-type="float">
            <text:p>4464551</text:p>
          </table:table-cell>
          <table:table-cell office:value-type="float" office:value="301.98664" calcext:value-type="float">
            <text:p>301.98664</text:p>
          </table:table-cell>
          <table:table-cell office:value-type="float" office:value="301.79" calcext:value-type="float">
            <text:p>301.79</text:p>
          </table:table-cell>
          <table:table-cell office:value-type="float" office:value="43452" calcext:value-type="float">
            <text:p>43452</text:p>
          </table:table-cell>
          <table:table-cell office:value-type="float" office:value="4464551" calcext:value-type="float">
            <text:p>4464551</text:p>
          </table:table-cell>
          <table:table-cell table:formula="of:=[Sheet1.E664]-[Sheet1.I6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4-s512463211c1492155.ukp</text:p>
          </table:table-cell>
          <table:table-cell office:value-type="float" office:value="6.88586" calcext:value-type="float">
            <text:p>6.88586</text:p>
          </table:table-cell>
          <table:table-cell office:value-type="float" office:value="7" calcext:value-type="float">
            <text:p>7</text:p>
          </table:table-cell>
          <table:table-cell office:value-type="float" office:value="43600" calcext:value-type="float">
            <text:p>43600</text:p>
          </table:table-cell>
          <table:table-cell office:value-type="float" office:value="4485919" calcext:value-type="float">
            <text:p>4485919</text:p>
          </table:table-cell>
          <table:table-cell office:value-type="float" office:value="303.4333" calcext:value-type="float">
            <text:p>303.4333</text:p>
          </table:table-cell>
          <table:table-cell office:value-type="float" office:value="303.23" calcext:value-type="float">
            <text:p>303.23</text:p>
          </table:table-cell>
          <table:table-cell office:value-type="float" office:value="48492" calcext:value-type="float">
            <text:p>48492</text:p>
          </table:table-cell>
          <table:table-cell office:value-type="float" office:value="4485919" calcext:value-type="float">
            <text:p>4485919</text:p>
          </table:table-cell>
          <table:table-cell table:formula="of:=[Sheet1.E665]-[Sheet1.I6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7-s277361362c1385020.ukp</text:p>
          </table:table-cell>
          <table:table-cell office:value-type="float" office:value="10.3961" calcext:value-type="float">
            <text:p>10.3961</text:p>
          </table:table-cell>
          <table:table-cell office:value-type="float" office:value="10.53" calcext:value-type="float">
            <text:p>10.53</text:p>
          </table:table-cell>
          <table:table-cell office:value-type="float" office:value="42280" calcext:value-type="float">
            <text:p>42280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309.16997" calcext:value-type="float">
            <text:p>309.16997</text:p>
          </table:table-cell>
          <table:table-cell office:value-type="float" office:value="308.99" calcext:value-type="float">
            <text:p>308.99</text:p>
          </table:table-cell>
          <table:table-cell office:value-type="float" office:value="43052" calcext:value-type="float">
            <text:p>43052</text:p>
          </table:table-cell>
          <table:table-cell office:value-type="float" office:value="4153950" calcext:value-type="float">
            <text:p>4153950</text:p>
          </table:table-cell>
          <table:table-cell table:formula="of:=[Sheet1.E666]-[Sheet1.I6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3-s104835463c1424773.ukp</text:p>
          </table:table-cell>
          <table:table-cell office:value-type="float" office:value="6.96651" calcext:value-type="float">
            <text:p>6.96651</text:p>
          </table:table-cell>
          <table:table-cell office:value-type="float" office:value="7.08" calcext:value-type="float">
            <text:p>7.08</text:p>
          </table:table-cell>
          <table:table-cell office:value-type="float" office:value="42280" calcext:value-type="float">
            <text:p>42280</text:p>
          </table:table-cell>
          <table:table-cell office:value-type="float" office:value="4283985" calcext:value-type="float">
            <text:p>4283985</text:p>
          </table:table-cell>
          <table:table-cell office:value-type="float" office:value="312.41997" calcext:value-type="float">
            <text:p>312.41997</text:p>
          </table:table-cell>
          <table:table-cell office:value-type="float" office:value="312.23" calcext:value-type="float">
            <text:p>312.23</text:p>
          </table:table-cell>
          <table:table-cell office:value-type="float" office:value="48736" calcext:value-type="float">
            <text:p>48736</text:p>
          </table:table-cell>
          <table:table-cell office:value-type="float" office:value="4283985" calcext:value-type="float">
            <text:p>4283985</text:p>
          </table:table-cell>
          <table:table-cell table:formula="of:=[Sheet1.E667]-[Sheet1.I6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7-s389788488c1300582.ukp</text:p>
          </table:table-cell>
          <table:table-cell office:value-type="float" office:value="6.37788" calcext:value-type="float">
            <text:p>6.37788</text:p>
          </table:table-cell>
          <table:table-cell office:value-type="float" office:value="6.49" calcext:value-type="float">
            <text:p>6.49</text:p>
          </table:table-cell>
          <table:table-cell office:value-type="float" office:value="40488" calcext:value-type="float">
            <text:p>40488</text:p>
          </table:table-cell>
          <table:table-cell office:value-type="float" office:value="3918774" calcext:value-type="float">
            <text:p>3918774</text:p>
          </table:table-cell>
          <table:table-cell office:value-type="float" office:value="315.13997" calcext:value-type="float">
            <text:p>315.13997</text:p>
          </table:table-cell>
          <table:table-cell office:value-type="float" office:value="315.01" calcext:value-type="float">
            <text:p>315.01</text:p>
          </table:table-cell>
          <table:table-cell office:value-type="float" office:value="48220" calcext:value-type="float">
            <text:p>48220</text:p>
          </table:table-cell>
          <table:table-cell office:value-type="float" office:value="3918774" calcext:value-type="float">
            <text:p>3918774</text:p>
          </table:table-cell>
          <table:table-cell table:formula="of:=[Sheet1.E668]-[Sheet1.I6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-s618866736c1395411.ukp</text:p>
          </table:table-cell>
          <table:table-cell office:value-type="float" office:value="4.97144" calcext:value-type="float">
            <text:p>4.97144</text:p>
          </table:table-cell>
          <table:table-cell office:value-type="float" office:value="5.44" calcext:value-type="float">
            <text:p>5.44</text:p>
          </table:table-cell>
          <table:table-cell office:value-type="float" office:value="41744" calcext:value-type="float">
            <text:p>41744</text:p>
          </table:table-cell>
          <table:table-cell office:value-type="float" office:value="4170261" calcext:value-type="float">
            <text:p>4170261</text:p>
          </table:table-cell>
          <table:table-cell office:value-type="float" office:value="318.16663" calcext:value-type="float">
            <text:p>318.16663</text:p>
          </table:table-cell>
          <table:table-cell office:value-type="float" office:value="317.96" calcext:value-type="float">
            <text:p>317.96</text:p>
          </table:table-cell>
          <table:table-cell office:value-type="float" office:value="46884" calcext:value-type="float">
            <text:p>46884</text:p>
          </table:table-cell>
          <table:table-cell office:value-type="float" office:value="4170261" calcext:value-type="float">
            <text:p>4170261</text:p>
          </table:table-cell>
          <table:table-cell table:formula="of:=[Sheet1.E669]-[Sheet1.I6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9-s198519773c1448324.ukp</text:p>
          </table:table-cell>
          <table:table-cell office:value-type="float" office:value="6.75534" calcext:value-type="float">
            <text:p>6.75534</text:p>
          </table:table-cell>
          <table:table-cell office:value-type="float" office:value="6.87" calcext:value-type="float">
            <text:p>6.87</text:p>
          </table:table-cell>
          <table:table-cell office:value-type="float" office:value="42728" calcext:value-type="float">
            <text:p>42728</text:p>
          </table:table-cell>
          <table:table-cell office:value-type="float" office:value="4365456" calcext:value-type="float">
            <text:p>4365456</text:p>
          </table:table-cell>
          <table:table-cell office:value-type="float" office:value="320.5733" calcext:value-type="float">
            <text:p>320.5733</text:p>
          </table:table-cell>
          <table:table-cell office:value-type="float" office:value="320.36" calcext:value-type="float">
            <text:p>320.36</text:p>
          </table:table-cell>
          <table:table-cell office:value-type="float" office:value="51216" calcext:value-type="float">
            <text:p>51216</text:p>
          </table:table-cell>
          <table:table-cell office:value-type="float" office:value="4365456" calcext:value-type="float">
            <text:p>4365456</text:p>
          </table:table-cell>
          <table:table-cell table:formula="of:=[Sheet1.E670]-[Sheet1.I6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1-s362775446c1475582.ukp</text:p>
          </table:table-cell>
          <table:table-cell office:value-type="float" office:value="7.92222" calcext:value-type="float">
            <text:p>7.92222</text:p>
          </table:table-cell>
          <table:table-cell office:value-type="float" office:value="8.04" calcext:value-type="float">
            <text:p>8.04</text:p>
          </table:table-cell>
          <table:table-cell office:value-type="float" office:value="43096" calcext:value-type="float">
            <text:p>43096</text:p>
          </table:table-cell>
          <table:table-cell office:value-type="float" office:value="4429446" calcext:value-type="float">
            <text:p>4429446</text:p>
          </table:table-cell>
          <table:table-cell office:value-type="float" office:value="327.24997" calcext:value-type="float">
            <text:p>327.24997</text:p>
          </table:table-cell>
          <table:table-cell office:value-type="float" office:value="327.06" calcext:value-type="float">
            <text:p>327.06</text:p>
          </table:table-cell>
          <table:table-cell office:value-type="float" office:value="44088" calcext:value-type="float">
            <text:p>44088</text:p>
          </table:table-cell>
          <table:table-cell office:value-type="float" office:value="4429446" calcext:value-type="float">
            <text:p>4429446</text:p>
          </table:table-cell>
          <table:table-cell table:formula="of:=[Sheet1.E671]-[Sheet1.I6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6-s100860099c1274846.ukp</text:p>
          </table:table-cell>
          <table:table-cell office:value-type="float" office:value="11.6271" calcext:value-type="float">
            <text:p>11.6271</text:p>
          </table:table-cell>
          <table:table-cell office:value-type="float" office:value="11.84" calcext:value-type="float">
            <text:p>11.84</text:p>
          </table:table-cell>
          <table:table-cell office:value-type="float" office:value="40344" calcext:value-type="float">
            <text:p>40344</text:p>
          </table:table-cell>
          <table:table-cell office:value-type="float" office:value="3821836" calcext:value-type="float">
            <text:p>3821836</text:p>
          </table:table-cell>
          <table:table-cell office:value-type="float" office:value="332.69663" calcext:value-type="float">
            <text:p>332.69663</text:p>
          </table:table-cell>
          <table:table-cell office:value-type="float" office:value="332.47" calcext:value-type="float">
            <text:p>332.47</text:p>
          </table:table-cell>
          <table:table-cell office:value-type="float" office:value="42064" calcext:value-type="float">
            <text:p>42064</text:p>
          </table:table-cell>
          <table:table-cell office:value-type="float" office:value="3821836" calcext:value-type="float">
            <text:p>3821836</text:p>
          </table:table-cell>
          <table:table-cell table:formula="of:=[Sheet1.E672]-[Sheet1.I6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0-s139860385c1507701.ukp</text:p>
          </table:table-cell>
          <table:table-cell office:value-type="float" office:value="6.32998" calcext:value-type="float">
            <text:p>6.32998</text:p>
          </table:table-cell>
          <table:table-cell office:value-type="float" office:value="6.46" calcext:value-type="float">
            <text:p>6.46</text:p>
          </table:table-cell>
          <table:table-cell office:value-type="float" office:value="43796" calcext:value-type="float">
            <text:p>43796</text:p>
          </table:table-cell>
          <table:table-cell office:value-type="float" office:value="4536028" calcext:value-type="float">
            <text:p>4536028</text:p>
          </table:table-cell>
          <table:table-cell office:value-type="float" office:value="332.96663" calcext:value-type="float">
            <text:p>332.96663</text:p>
          </table:table-cell>
          <table:table-cell office:value-type="float" office:value="332.75" calcext:value-type="float">
            <text:p>332.75</text:p>
          </table:table-cell>
          <table:table-cell office:value-type="float" office:value="41352" calcext:value-type="float">
            <text:p>41352</text:p>
          </table:table-cell>
          <table:table-cell office:value-type="float" office:value="4536028" calcext:value-type="float">
            <text:p>4536028</text:p>
          </table:table-cell>
          <table:table-cell table:formula="of:=[Sheet1.E673]-[Sheet1.I6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0-s245781550c1990034.ukp</text:p>
          </table:table-cell>
          <table:table-cell office:value-type="float" office:value="8.85469" calcext:value-type="float">
            <text:p>8.85469</text:p>
          </table:table-cell>
          <table:table-cell office:value-type="float" office:value="9.15" calcext:value-type="float">
            <text:p>9.15</text:p>
          </table:table-cell>
          <table:table-cell office:value-type="float" office:value="51724" calcext:value-type="float">
            <text:p>51724</text:p>
          </table:table-cell>
          <table:table-cell office:value-type="float" office:value="5989202" calcext:value-type="float">
            <text:p>5989202</text:p>
          </table:table-cell>
          <table:table-cell office:value-type="float" office:value="335.68663" calcext:value-type="float">
            <text:p>335.68663</text:p>
          </table:table-cell>
          <table:table-cell office:value-type="float" office:value="335.46" calcext:value-type="float">
            <text:p>335.46</text:p>
          </table:table-cell>
          <table:table-cell office:value-type="float" office:value="48216" calcext:value-type="float">
            <text:p>48216</text:p>
          </table:table-cell>
          <table:table-cell office:value-type="float" office:value="5989202" calcext:value-type="float">
            <text:p>5989202</text:p>
          </table:table-cell>
          <table:table-cell table:formula="of:=[Sheet1.E674]-[Sheet1.I6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4-s255129796c1451827.ukp</text:p>
          </table:table-cell>
          <table:table-cell office:value-type="float" office:value="6.76337" calcext:value-type="float">
            <text:p>6.76337</text:p>
          </table:table-cell>
          <table:table-cell office:value-type="float" office:value="7.23" calcext:value-type="float">
            <text:p>7.23</text:p>
          </table:table-cell>
          <table:table-cell office:value-type="float" office:value="42820" calcext:value-type="float">
            <text:p>42820</text:p>
          </table:table-cell>
          <table:table-cell office:value-type="float" office:value="4376001" calcext:value-type="float">
            <text:p>4376001</text:p>
          </table:table-cell>
          <table:table-cell office:value-type="float" office:value="338.27663" calcext:value-type="float">
            <text:p>338.27663</text:p>
          </table:table-cell>
          <table:table-cell office:value-type="float" office:value="338.07" calcext:value-type="float">
            <text:p>338.07</text:p>
          </table:table-cell>
          <table:table-cell office:value-type="float" office:value="50124" calcext:value-type="float">
            <text:p>50124</text:p>
          </table:table-cell>
          <table:table-cell office:value-type="float" office:value="4376001" calcext:value-type="float">
            <text:p>4376001</text:p>
          </table:table-cell>
          <table:table-cell table:formula="of:=[Sheet1.E675]-[Sheet1.I6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1-s945974533c1294842.ukp</text:p>
          </table:table-cell>
          <table:table-cell office:value-type="float" office:value="8.49012" calcext:value-type="float">
            <text:p>8.49012</text:p>
          </table:table-cell>
          <table:table-cell office:value-type="float" office:value="8.62" calcext:value-type="float">
            <text:p>8.62</text:p>
          </table:table-cell>
          <table:table-cell office:value-type="float" office:value="40800" calcext:value-type="float">
            <text:p>40800</text:p>
          </table:table-cell>
          <table:table-cell office:value-type="float" office:value="3896826" calcext:value-type="float">
            <text:p>3896826</text:p>
          </table:table-cell>
          <table:table-cell office:value-type="float" office:value="343.0633" calcext:value-type="float">
            <text:p>343.0633</text:p>
          </table:table-cell>
          <table:table-cell office:value-type="float" office:value="342.86" calcext:value-type="float">
            <text:p>342.86</text:p>
          </table:table-cell>
          <table:table-cell office:value-type="float" office:value="48396" calcext:value-type="float">
            <text:p>48396</text:p>
          </table:table-cell>
          <table:table-cell office:value-type="float" office:value="3896826" calcext:value-type="float">
            <text:p>3896826</text:p>
          </table:table-cell>
          <table:table-cell table:formula="of:=[Sheet1.E676]-[Sheet1.I6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8-s965728206c1237842.ukp</text:p>
          </table:table-cell>
          <table:table-cell office:value-type="float" office:value="11.3338" calcext:value-type="float">
            <text:p>11.3338</text:p>
          </table:table-cell>
          <table:table-cell office:value-type="float" office:value="11.46" calcext:value-type="float">
            <text:p>11.46</text:p>
          </table:table-cell>
          <table:table-cell office:value-type="float" office:value="39912" calcext:value-type="float">
            <text:p>39912</text:p>
          </table:table-cell>
          <table:table-cell office:value-type="float" office:value="3718902" calcext:value-type="float">
            <text:p>3718902</text:p>
          </table:table-cell>
          <table:table-cell office:value-type="float" office:value="343.14997" calcext:value-type="float">
            <text:p>343.14997</text:p>
          </table:table-cell>
          <table:table-cell office:value-type="float" office:value="342.91" calcext:value-type="float">
            <text:p>342.91</text:p>
          </table:table-cell>
          <table:table-cell office:value-type="float" office:value="46152" calcext:value-type="float">
            <text:p>46152</text:p>
          </table:table-cell>
          <table:table-cell office:value-type="float" office:value="3718902" calcext:value-type="float">
            <text:p>3718902</text:p>
          </table:table-cell>
          <table:table-cell table:formula="of:=[Sheet1.E677]-[Sheet1.I6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9-s676563793c1487829.ukp</text:p>
          </table:table-cell>
          <table:table-cell office:value-type="float" office:value="6.43308" calcext:value-type="float">
            <text:p>6.43308</text:p>
          </table:table-cell>
          <table:table-cell office:value-type="float" office:value="6.55" calcext:value-type="float">
            <text:p>6.55</text:p>
          </table:table-cell>
          <table:table-cell office:value-type="float" office:value="43588" calcext:value-type="float">
            <text:p>43588</text:p>
          </table:table-cell>
          <table:table-cell office:value-type="float" office:value="4472241" calcext:value-type="float">
            <text:p>4472241</text:p>
          </table:table-cell>
          <table:table-cell office:value-type="float" office:value="344.1733" calcext:value-type="float">
            <text:p>344.1733</text:p>
          </table:table-cell>
          <table:table-cell office:value-type="float" office:value="343.94" calcext:value-type="float">
            <text:p>343.94</text:p>
          </table:table-cell>
          <table:table-cell office:value-type="float" office:value="50196" calcext:value-type="float">
            <text:p>50196</text:p>
          </table:table-cell>
          <table:table-cell office:value-type="float" office:value="4472241" calcext:value-type="float">
            <text:p>4472241</text:p>
          </table:table-cell>
          <table:table-cell table:formula="of:=[Sheet1.E678]-[Sheet1.I6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0-s53290165c1304509.ukp</text:p>
          </table:table-cell>
          <table:table-cell office:value-type="float" office:value="7.90792" calcext:value-type="float">
            <text:p>7.90792</text:p>
          </table:table-cell>
          <table:table-cell office:value-type="float" office:value="8.04" calcext:value-type="float">
            <text:p>8.04</text:p>
          </table:table-cell>
          <table:table-cell office:value-type="float" office:value="40956" calcext:value-type="float">
            <text:p>40956</text:p>
          </table:table-cell>
          <table:table-cell office:value-type="float" office:value="3908095" calcext:value-type="float">
            <text:p>3908095</text:p>
          </table:table-cell>
          <table:table-cell office:value-type="float" office:value="347.16997" calcext:value-type="float">
            <text:p>347.16997</text:p>
          </table:table-cell>
          <table:table-cell office:value-type="float" office:value="346.93" calcext:value-type="float">
            <text:p>346.93</text:p>
          </table:table-cell>
          <table:table-cell office:value-type="float" office:value="50868" calcext:value-type="float">
            <text:p>50868</text:p>
          </table:table-cell>
          <table:table-cell office:value-type="float" office:value="3908095" calcext:value-type="float">
            <text:p>3908095</text:p>
          </table:table-cell>
          <table:table-cell table:formula="of:=[Sheet1.E679]-[Sheet1.I6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3-s731218263c1057822.ukp</text:p>
          </table:table-cell>
          <table:table-cell office:value-type="float" office:value="10.4542" calcext:value-type="float">
            <text:p>10.4542</text:p>
          </table:table-cell>
          <table:table-cell office:value-type="float" office:value="10.58" calcext:value-type="float">
            <text:p>10.58</text:p>
          </table:table-cell>
          <table:table-cell office:value-type="float" office:value="37052" calcext:value-type="float">
            <text:p>37052</text:p>
          </table:table-cell>
          <table:table-cell office:value-type="float" office:value="3173089" calcext:value-type="float">
            <text:p>3173089</text:p>
          </table:table-cell>
          <table:table-cell office:value-type="float" office:value="348.18663" calcext:value-type="float">
            <text:p>348.18663</text:p>
          </table:table-cell>
          <table:table-cell office:value-type="float" office:value="347.95" calcext:value-type="float">
            <text:p>347.95</text:p>
          </table:table-cell>
          <table:table-cell office:value-type="float" office:value="40296" calcext:value-type="float">
            <text:p>40296</text:p>
          </table:table-cell>
          <table:table-cell office:value-type="float" office:value="3173089" calcext:value-type="float">
            <text:p>3173089</text:p>
          </table:table-cell>
          <table:table-cell table:formula="of:=[Sheet1.E680]-[Sheet1.I6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5-s248156760c1341378.ukp</text:p>
          </table:table-cell>
          <table:table-cell office:value-type="float" office:value="5.22396" calcext:value-type="float">
            <text:p>5.22396</text:p>
          </table:table-cell>
          <table:table-cell office:value-type="float" office:value="5.58" calcext:value-type="float">
            <text:p>5.58</text:p>
          </table:table-cell>
          <table:table-cell office:value-type="float" office:value="41032" calcext:value-type="float">
            <text:p>41032</text:p>
          </table:table-cell>
          <table:table-cell office:value-type="float" office:value="4017557" calcext:value-type="float">
            <text:p>4017557</text:p>
          </table:table-cell>
          <table:table-cell office:value-type="float" office:value="348.2433" calcext:value-type="float">
            <text:p>348.2433</text:p>
          </table:table-cell>
          <table:table-cell office:value-type="float" office:value="348.03" calcext:value-type="float">
            <text:p>348.03</text:p>
          </table:table-cell>
          <table:table-cell office:value-type="float" office:value="52000" calcext:value-type="float">
            <text:p>52000</text:p>
          </table:table-cell>
          <table:table-cell office:value-type="float" office:value="4017557" calcext:value-type="float">
            <text:p>4017557</text:p>
          </table:table-cell>
          <table:table-cell table:formula="of:=[Sheet1.E681]-[Sheet1.I6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2-s870038921c1303950.ukp</text:p>
          </table:table-cell>
          <table:table-cell office:value-type="float" office:value="9.99967" calcext:value-type="float">
            <text:p>9.99967</text:p>
          </table:table-cell>
          <table:table-cell office:value-type="float" office:value="10.14" calcext:value-type="float">
            <text:p>10.14</text:p>
          </table:table-cell>
          <table:table-cell office:value-type="float" office:value="41124" calcext:value-type="float">
            <text:p>41124</text:p>
          </table:table-cell>
          <table:table-cell office:value-type="float" office:value="3908367" calcext:value-type="float">
            <text:p>3908367</text:p>
          </table:table-cell>
          <table:table-cell office:value-type="float" office:value="351.28663" calcext:value-type="float">
            <text:p>351.28663</text:p>
          </table:table-cell>
          <table:table-cell office:value-type="float" office:value="351.07" calcext:value-type="float">
            <text:p>351.07</text:p>
          </table:table-cell>
          <table:table-cell office:value-type="float" office:value="48408" calcext:value-type="float">
            <text:p>48408</text:p>
          </table:table-cell>
          <table:table-cell office:value-type="float" office:value="3908367" calcext:value-type="float">
            <text:p>3908367</text:p>
          </table:table-cell>
          <table:table-cell table:formula="of:=[Sheet1.E682]-[Sheet1.I6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1-s879272876c1510009.ukp</text:p>
          </table:table-cell>
          <table:table-cell office:value-type="float" office:value="10.5362" calcext:value-type="float">
            <text:p>10.5362</text:p>
          </table:table-cell>
          <table:table-cell office:value-type="float" office:value="10.65" calcext:value-type="float">
            <text:p>10.65</text:p>
          </table:table-cell>
          <table:table-cell office:value-type="float" office:value="44128" calcext:value-type="float">
            <text:p>44128</text:p>
          </table:table-cell>
          <table:table-cell office:value-type="float" office:value="4552957" calcext:value-type="float">
            <text:p>4552957</text:p>
          </table:table-cell>
          <table:table-cell office:value-type="float" office:value="351.72663" calcext:value-type="float">
            <text:p>351.72663</text:p>
          </table:table-cell>
          <table:table-cell office:value-type="float" office:value="351.48" calcext:value-type="float">
            <text:p>351.48</text:p>
          </table:table-cell>
          <table:table-cell office:value-type="float" office:value="50852" calcext:value-type="float">
            <text:p>50852</text:p>
          </table:table-cell>
          <table:table-cell office:value-type="float" office:value="4552957" calcext:value-type="float">
            <text:p>4552957</text:p>
          </table:table-cell>
          <table:table-cell table:formula="of:=[Sheet1.E683]-[Sheet1.I6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-s260379653c1520334.ukp</text:p>
          </table:table-cell>
          <table:table-cell office:value-type="float" office:value="8.62636" calcext:value-type="float">
            <text:p>8.62636</text:p>
          </table:table-cell>
          <table:table-cell office:value-type="float" office:value="8.83" calcext:value-type="float">
            <text:p>8.83</text:p>
          </table:table-cell>
          <table:table-cell office:value-type="float" office:value="43900" calcext:value-type="float">
            <text:p>43900</text:p>
          </table:table-cell>
          <table:table-cell office:value-type="float" office:value="4560690" calcext:value-type="float">
            <text:p>4560690</text:p>
          </table:table-cell>
          <table:table-cell office:value-type="float" office:value="353.2633" calcext:value-type="float">
            <text:p>353.2633</text:p>
          </table:table-cell>
          <table:table-cell office:value-type="float" office:value="353.04" calcext:value-type="float">
            <text:p>353.04</text:p>
          </table:table-cell>
          <table:table-cell office:value-type="float" office:value="43612" calcext:value-type="float">
            <text:p>43612</text:p>
          </table:table-cell>
          <table:table-cell office:value-type="float" office:value="4560690" calcext:value-type="float">
            <text:p>4560690</text:p>
          </table:table-cell>
          <table:table-cell table:formula="of:=[Sheet1.E684]-[Sheet1.I6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5-s452751349c1460704.ukp</text:p>
          </table:table-cell>
          <table:table-cell office:value-type="float" office:value="6.53657" calcext:value-type="float">
            <text:p>6.53657</text:p>
          </table:table-cell>
          <table:table-cell office:value-type="float" office:value="6.67" calcext:value-type="float">
            <text:p>6.67</text:p>
          </table:table-cell>
          <table:table-cell office:value-type="float" office:value="42992" calcext:value-type="float">
            <text:p>42992</text:p>
          </table:table-cell>
          <table:table-cell office:value-type="float" office:value="4381558" calcext:value-type="float">
            <text:p>4381558</text:p>
          </table:table-cell>
          <table:table-cell office:value-type="float" office:value="354.22663" calcext:value-type="float">
            <text:p>354.22663</text:p>
          </table:table-cell>
          <table:table-cell office:value-type="float" office:value="354" calcext:value-type="float">
            <text:p>354</text:p>
          </table:table-cell>
          <table:table-cell office:value-type="float" office:value="47624" calcext:value-type="float">
            <text:p>47624</text:p>
          </table:table-cell>
          <table:table-cell office:value-type="float" office:value="4381558" calcext:value-type="float">
            <text:p>4381558</text:p>
          </table:table-cell>
          <table:table-cell table:formula="of:=[Sheet1.E685]-[Sheet1.I6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8-s767427324c1083167.ukp</text:p>
          </table:table-cell>
          <table:table-cell office:value-type="float" office:value="6.92856" calcext:value-type="float">
            <text:p>6.92856</text:p>
          </table:table-cell>
          <table:table-cell office:value-type="float" office:value="7.04" calcext:value-type="float">
            <text:p>7.04</text:p>
          </table:table-cell>
          <table:table-cell office:value-type="float" office:value="37004" calcext:value-type="float">
            <text:p>37004</text:p>
          </table:table-cell>
          <table:table-cell office:value-type="float" office:value="3224664" calcext:value-type="float">
            <text:p>3224664</text:p>
          </table:table-cell>
          <table:table-cell office:value-type="float" office:value="357.48663" calcext:value-type="float">
            <text:p>357.48663</text:p>
          </table:table-cell>
          <table:table-cell office:value-type="float" office:value="357.33" calcext:value-type="float">
            <text:p>357.33</text:p>
          </table:table-cell>
          <table:table-cell office:value-type="float" office:value="52112" calcext:value-type="float">
            <text:p>52112</text:p>
          </table:table-cell>
          <table:table-cell office:value-type="float" office:value="3224664" calcext:value-type="float">
            <text:p>3224664</text:p>
          </table:table-cell>
          <table:table-cell table:formula="of:=[Sheet1.E686]-[Sheet1.I6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0-s824350602c1144033.ukp</text:p>
          </table:table-cell>
          <table:table-cell office:value-type="float" office:value="9.54948" calcext:value-type="float">
            <text:p>9.54948</text:p>
          </table:table-cell>
          <table:table-cell office:value-type="float" office:value="9.7" calcext:value-type="float">
            <text:p>9.7</text:p>
          </table:table-cell>
          <table:table-cell office:value-type="float" office:value="38632" calcext:value-type="float">
            <text:p>38632</text:p>
          </table:table-cell>
          <table:table-cell office:value-type="float" office:value="3449315" calcext:value-type="float">
            <text:p>3449315</text:p>
          </table:table-cell>
          <table:table-cell office:value-type="float" office:value="358.60663" calcext:value-type="float">
            <text:p>358.60663</text:p>
          </table:table-cell>
          <table:table-cell office:value-type="float" office:value="358.37" calcext:value-type="float">
            <text:p>358.37</text:p>
          </table:table-cell>
          <table:table-cell office:value-type="float" office:value="43880" calcext:value-type="float">
            <text:p>43880</text:p>
          </table:table-cell>
          <table:table-cell office:value-type="float" office:value="3449315" calcext:value-type="float">
            <text:p>3449315</text:p>
          </table:table-cell>
          <table:table-cell table:formula="of:=[Sheet1.E687]-[Sheet1.I6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0-s481113297c1411262.ukp</text:p>
          </table:table-cell>
          <table:table-cell office:value-type="float" office:value="7.70765" calcext:value-type="float">
            <text:p>7.70765</text:p>
          </table:table-cell>
          <table:table-cell office:value-type="float" office:value="7.89" calcext:value-type="float">
            <text:p>7.89</text:p>
          </table:table-cell>
          <table:table-cell office:value-type="float" office:value="42292" calcext:value-type="float">
            <text:p>42292</text:p>
          </table:table-cell>
          <table:table-cell office:value-type="float" office:value="4223474" calcext:value-type="float">
            <text:p>4223474</text:p>
          </table:table-cell>
          <table:table-cell office:value-type="float" office:value="359.9133" calcext:value-type="float">
            <text:p>359.9133</text:p>
          </table:table-cell>
          <table:table-cell office:value-type="float" office:value="359.69" calcext:value-type="float">
            <text:p>359.69</text:p>
          </table:table-cell>
          <table:table-cell office:value-type="float" office:value="48612" calcext:value-type="float">
            <text:p>48612</text:p>
          </table:table-cell>
          <table:table-cell office:value-type="float" office:value="4223474" calcext:value-type="float">
            <text:p>4223474</text:p>
          </table:table-cell>
          <table:table-cell table:formula="of:=[Sheet1.E688]-[Sheet1.I6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-s855531081c1092800.ukp</text:p>
          </table:table-cell>
          <table:table-cell office:value-type="float" office:value="5.39431" calcext:value-type="float">
            <text:p>5.39431</text:p>
          </table:table-cell>
          <table:table-cell office:value-type="float" office:value="5.58" calcext:value-type="float">
            <text:p>5.58</text:p>
          </table:table-cell>
          <table:table-cell office:value-type="float" office:value="37080" calcext:value-type="float">
            <text:p>37080</text:p>
          </table:table-cell>
          <table:table-cell office:value-type="float" office:value="3234838" calcext:value-type="float">
            <text:p>3234838</text:p>
          </table:table-cell>
          <table:table-cell office:value-type="float" office:value="363.29996" calcext:value-type="float">
            <text:p>363.29996</text:p>
          </table:table-cell>
          <table:table-cell office:value-type="float" office:value="363.12" calcext:value-type="float">
            <text:p>363.12</text:p>
          </table:table-cell>
          <table:table-cell office:value-type="float" office:value="57288" calcext:value-type="float">
            <text:p>57288</text:p>
          </table:table-cell>
          <table:table-cell office:value-type="float" office:value="3234838" calcext:value-type="float">
            <text:p>3234838</text:p>
          </table:table-cell>
          <table:table-cell table:formula="of:=[Sheet1.E689]-[Sheet1.I6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2-s692706651c1276856.ukp</text:p>
          </table:table-cell>
          <table:table-cell office:value-type="float" office:value="9.11972" calcext:value-type="float">
            <text:p>9.11972</text:p>
          </table:table-cell>
          <table:table-cell office:value-type="float" office:value="9.26" calcext:value-type="float">
            <text:p>9.26</text:p>
          </table:table-cell>
          <table:table-cell office:value-type="float" office:value="40560" calcext:value-type="float">
            <text:p>40560</text:p>
          </table:table-cell>
          <table:table-cell office:value-type="float" office:value="3864381" calcext:value-type="float">
            <text:p>3864381</text:p>
          </table:table-cell>
          <table:table-cell office:value-type="float" office:value="364.5033" calcext:value-type="float">
            <text:p>364.5033</text:p>
          </table:table-cell>
          <table:table-cell office:value-type="float" office:value="364.28" calcext:value-type="float">
            <text:p>364.28</text:p>
          </table:table-cell>
          <table:table-cell office:value-type="float" office:value="44600" calcext:value-type="float">
            <text:p>44600</text:p>
          </table:table-cell>
          <table:table-cell office:value-type="float" office:value="3864381" calcext:value-type="float">
            <text:p>3864381</text:p>
          </table:table-cell>
          <table:table-cell table:formula="of:=[Sheet1.E690]-[Sheet1.I6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4-s208479215c1282861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1" calcext:value-type="float">
            <text:p>10.01</text:p>
          </table:table-cell>
          <table:table-cell office:value-type="float" office:value="40404" calcext:value-type="float">
            <text:p>40404</text:p>
          </table:table-cell>
          <table:table-cell office:value-type="float" office:value="3876804" calcext:value-type="float">
            <text:p>3876804</text:p>
          </table:table-cell>
          <table:table-cell office:value-type="float" office:value="366.2033" calcext:value-type="float">
            <text:p>366.2033</text:p>
          </table:table-cell>
          <table:table-cell office:value-type="float" office:value="366.12" calcext:value-type="float">
            <text:p>366.12</text:p>
          </table:table-cell>
          <table:table-cell office:value-type="float" office:value="45496" calcext:value-type="float">
            <text:p>45496</text:p>
          </table:table-cell>
          <table:table-cell office:value-type="float" office:value="3876804" calcext:value-type="float">
            <text:p>3876804</text:p>
          </table:table-cell>
          <table:table-cell table:formula="of:=[Sheet1.E691]-[Sheet1.I6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-s451986827c1235104.ukp</text:p>
          </table:table-cell>
          <table:table-cell office:value-type="float" office:value="4.45765" calcext:value-type="float">
            <text:p>4.45765</text:p>
          </table:table-cell>
          <table:table-cell office:value-type="float" office:value="4.59" calcext:value-type="float">
            <text:p>4.59</text:p>
          </table:table-cell>
          <table:table-cell office:value-type="float" office:value="39460" calcext:value-type="float">
            <text:p>39460</text:p>
          </table:table-cell>
          <table:table-cell office:value-type="float" office:value="3679672" calcext:value-type="float">
            <text:p>3679672</text:p>
          </table:table-cell>
          <table:table-cell office:value-type="float" office:value="366.75996" calcext:value-type="float">
            <text:p>366.75996</text:p>
          </table:table-cell>
          <table:table-cell office:value-type="float" office:value="366.56" calcext:value-type="float">
            <text:p>366.56</text:p>
          </table:table-cell>
          <table:table-cell office:value-type="float" office:value="52388" calcext:value-type="float">
            <text:p>52388</text:p>
          </table:table-cell>
          <table:table-cell office:value-type="float" office:value="3679672" calcext:value-type="float">
            <text:p>3679672</text:p>
          </table:table-cell>
          <table:table-cell table:formula="of:=[Sheet1.E692]-[Sheet1.I6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5-s957468776c1359135.ukp</text:p>
          </table:table-cell>
          <table:table-cell office:value-type="float" office:value="11.9754" calcext:value-type="float">
            <text:p>11.9754</text:p>
          </table:table-cell>
          <table:table-cell office:value-type="float" office:value="12.1" calcext:value-type="float">
            <text:p>12.1</text:p>
          </table:table-cell>
          <table:table-cell office:value-type="float" office:value="41692" calcext:value-type="float">
            <text:p>41692</text:p>
          </table:table-cell>
          <table:table-cell office:value-type="float" office:value="4096620" calcext:value-type="float">
            <text:p>4096620</text:p>
          </table:table-cell>
          <table:table-cell office:value-type="float" office:value="368.7733" calcext:value-type="float">
            <text:p>368.7733</text:p>
          </table:table-cell>
          <table:table-cell office:value-type="float" office:value="368.51" calcext:value-type="float">
            <text:p>368.51</text:p>
          </table:table-cell>
          <table:table-cell office:value-type="float" office:value="48572" calcext:value-type="float">
            <text:p>48572</text:p>
          </table:table-cell>
          <table:table-cell office:value-type="float" office:value="4096620" calcext:value-type="float">
            <text:p>4096620</text:p>
          </table:table-cell>
          <table:table-cell table:formula="of:=[Sheet1.E693]-[Sheet1.I6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1-s219535324c1166941.ukp</text:p>
          </table:table-cell>
          <table:table-cell office:value-type="float" office:value="8.82118" calcext:value-type="float">
            <text:p>8.82118</text:p>
          </table:table-cell>
          <table:table-cell office:value-type="float" office:value="8.97" calcext:value-type="float">
            <text:p>8.97</text:p>
          </table:table-cell>
          <table:table-cell office:value-type="float" office:value="38768" calcext:value-type="float">
            <text:p>38768</text:p>
          </table:table-cell>
          <table:table-cell office:value-type="float" office:value="3505846" calcext:value-type="float">
            <text:p>3505846</text:p>
          </table:table-cell>
          <table:table-cell office:value-type="float" office:value="371.97996" calcext:value-type="float">
            <text:p>371.97996</text:p>
          </table:table-cell>
          <table:table-cell office:value-type="float" office:value="371.74" calcext:value-type="float">
            <text:p>371.74</text:p>
          </table:table-cell>
          <table:table-cell office:value-type="float" office:value="39420" calcext:value-type="float">
            <text:p>39420</text:p>
          </table:table-cell>
          <table:table-cell office:value-type="float" office:value="3505846" calcext:value-type="float">
            <text:p>3505846</text:p>
          </table:table-cell>
          <table:table-cell table:formula="of:=[Sheet1.E694]-[Sheet1.I6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2-s57171364c1308116.ukp</text:p>
          </table:table-cell>
          <table:table-cell office:value-type="float" office:value="10.3474" calcext:value-type="float">
            <text:p>10.3474</text:p>
          </table:table-cell>
          <table:table-cell office:value-type="float" office:value="10.65" calcext:value-type="float">
            <text:p>10.65</text:p>
          </table:table-cell>
          <table:table-cell office:value-type="float" office:value="41180" calcext:value-type="float">
            <text:p>41180</text:p>
          </table:table-cell>
          <table:table-cell office:value-type="float" office:value="3935915" calcext:value-type="float">
            <text:p>3935915</text:p>
          </table:table-cell>
          <table:table-cell office:value-type="float" office:value="378.90663" calcext:value-type="float">
            <text:p>378.90663</text:p>
          </table:table-cell>
          <table:table-cell office:value-type="float" office:value="378.65" calcext:value-type="float">
            <text:p>378.65</text:p>
          </table:table-cell>
          <table:table-cell office:value-type="float" office:value="47676" calcext:value-type="float">
            <text:p>47676</text:p>
          </table:table-cell>
          <table:table-cell office:value-type="float" office:value="3935915" calcext:value-type="float">
            <text:p>3935915</text:p>
          </table:table-cell>
          <table:table-cell table:formula="of:=[Sheet1.E695]-[Sheet1.I6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5-s6971566c1331979.ukp</text:p>
          </table:table-cell>
          <table:table-cell office:value-type="float" office:value="8.68367" calcext:value-type="float">
            <text:p>8.68367</text:p>
          </table:table-cell>
          <table:table-cell office:value-type="float" office:value="8.84" calcext:value-type="float">
            <text:p>8.84</text:p>
          </table:table-cell>
          <table:table-cell office:value-type="float" office:value="41568" calcext:value-type="float">
            <text:p>41568</text:p>
          </table:table-cell>
          <table:table-cell office:value-type="float" office:value="4003845" calcext:value-type="float">
            <text:p>4003845</text:p>
          </table:table-cell>
          <table:table-cell office:value-type="float" office:value="380.92996" calcext:value-type="float">
            <text:p>380.92996</text:p>
          </table:table-cell>
          <table:table-cell office:value-type="float" office:value="380.7" calcext:value-type="float">
            <text:p>380.7</text:p>
          </table:table-cell>
          <table:table-cell office:value-type="float" office:value="50036" calcext:value-type="float">
            <text:p>50036</text:p>
          </table:table-cell>
          <table:table-cell office:value-type="float" office:value="4003845" calcext:value-type="float">
            <text:p>4003845</text:p>
          </table:table-cell>
          <table:table-cell table:formula="of:=[Sheet1.E696]-[Sheet1.I6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0-s155213243c1070927.ukp</text:p>
          </table:table-cell>
          <table:table-cell office:value-type="float" office:value="8.48971" calcext:value-type="float">
            <text:p>8.48971</text:p>
          </table:table-cell>
          <table:table-cell office:value-type="float" office:value="8.63" calcext:value-type="float">
            <text:p>8.63</text:p>
          </table:table-cell>
          <table:table-cell office:value-type="float" office:value="36688" calcext:value-type="float">
            <text:p>36688</text:p>
          </table:table-cell>
          <table:table-cell office:value-type="float" office:value="3186893" calcext:value-type="float">
            <text:p>3186893</text:p>
          </table:table-cell>
          <table:table-cell office:value-type="float" office:value="381.42663" calcext:value-type="float">
            <text:p>381.42663</text:p>
          </table:table-cell>
          <table:table-cell office:value-type="float" office:value="381.18" calcext:value-type="float">
            <text:p>381.18</text:p>
          </table:table-cell>
          <table:table-cell office:value-type="float" office:value="37984" calcext:value-type="float">
            <text:p>37984</text:p>
          </table:table-cell>
          <table:table-cell office:value-type="float" office:value="3186893" calcext:value-type="float">
            <text:p>3186893</text:p>
          </table:table-cell>
          <table:table-cell table:formula="of:=[Sheet1.E697]-[Sheet1.I6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1-s219788524c1178643.ukp</text:p>
          </table:table-cell>
          <table:table-cell office:value-type="float" office:value="4.59758" calcext:value-type="float">
            <text:p>4.59758</text:p>
          </table:table-cell>
          <table:table-cell office:value-type="float" office:value="4.7" calcext:value-type="float">
            <text:p>4.7</text:p>
          </table:table-cell>
          <table:table-cell office:value-type="float" office:value="38520" calcext:value-type="float">
            <text:p>38520</text:p>
          </table:table-cell>
          <table:table-cell office:value-type="float" office:value="3498003" calcext:value-type="float">
            <text:p>3498003</text:p>
          </table:table-cell>
          <table:table-cell office:value-type="float" office:value="382.33996" calcext:value-type="float">
            <text:p>382.33996</text:p>
          </table:table-cell>
          <table:table-cell office:value-type="float" office:value="382.17" calcext:value-type="float">
            <text:p>382.17</text:p>
          </table:table-cell>
          <table:table-cell office:value-type="float" office:value="58468" calcext:value-type="float">
            <text:p>58468</text:p>
          </table:table-cell>
          <table:table-cell office:value-type="float" office:value="3498003" calcext:value-type="float">
            <text:p>3498003</text:p>
          </table:table-cell>
          <table:table-cell table:formula="of:=[Sheet1.E698]-[Sheet1.I6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0-s481113297c1511246.ukp</text:p>
          </table:table-cell>
          <table:table-cell office:value-type="float" office:value="10.394" calcext:value-type="float">
            <text:p>10.394</text:p>
          </table:table-cell>
          <table:table-cell office:value-type="float" office:value="10.53" calcext:value-type="float">
            <text:p>10.53</text:p>
          </table:table-cell>
          <table:table-cell office:value-type="float" office:value="44260" calcext:value-type="float">
            <text:p>44260</text:p>
          </table:table-cell>
          <table:table-cell office:value-type="float" office:value="4548155" calcext:value-type="float">
            <text:p>4548155</text:p>
          </table:table-cell>
          <table:table-cell office:value-type="float" office:value="383.17996" calcext:value-type="float">
            <text:p>383.17996</text:p>
          </table:table-cell>
          <table:table-cell office:value-type="float" office:value="382.93" calcext:value-type="float">
            <text:p>382.93</text:p>
          </table:table-cell>
          <table:table-cell office:value-type="float" office:value="47388" calcext:value-type="float">
            <text:p>47388</text:p>
          </table:table-cell>
          <table:table-cell office:value-type="float" office:value="4548155" calcext:value-type="float">
            <text:p>4548155</text:p>
          </table:table-cell>
          <table:table-cell table:formula="of:=[Sheet1.E699]-[Sheet1.I6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3-s327529482c1215934.ukp</text:p>
          </table:table-cell>
          <table:table-cell office:value-type="float" office:value="9.37707" calcext:value-type="float">
            <text:p>9.37707</text:p>
          </table:table-cell>
          <table:table-cell office:value-type="float" office:value="9.51" calcext:value-type="float">
            <text:p>9.51</text:p>
          </table:table-cell>
          <table:table-cell office:value-type="float" office:value="39640" calcext:value-type="float">
            <text:p>39640</text:p>
          </table:table-cell>
          <table:table-cell office:value-type="float" office:value="3643331" calcext:value-type="float">
            <text:p>3643331</text:p>
          </table:table-cell>
          <table:table-cell office:value-type="float" office:value="385.3233" calcext:value-type="float">
            <text:p>385.3233</text:p>
          </table:table-cell>
          <table:table-cell office:value-type="float" office:value="385.08" calcext:value-type="float">
            <text:p>385.08</text:p>
          </table:table-cell>
          <table:table-cell office:value-type="float" office:value="50944" calcext:value-type="float">
            <text:p>50944</text:p>
          </table:table-cell>
          <table:table-cell office:value-type="float" office:value="3643331" calcext:value-type="float">
            <text:p>3643331</text:p>
          </table:table-cell>
          <table:table-cell table:formula="of:=[Sheet1.E700]-[Sheet1.I7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3-s47721841c1341145.ukp</text:p>
          </table:table-cell>
          <table:table-cell office:value-type="float" office:value="8.53973" calcext:value-type="float">
            <text:p>8.53973</text:p>
          </table:table-cell>
          <table:table-cell office:value-type="float" office:value="8.66" calcext:value-type="float">
            <text:p>8.66</text:p>
          </table:table-cell>
          <table:table-cell office:value-type="float" office:value="41552" calcext:value-type="float">
            <text:p>41552</text:p>
          </table:table-cell>
          <table:table-cell office:value-type="float" office:value="4044376" calcext:value-type="float">
            <text:p>4044376</text:p>
          </table:table-cell>
          <table:table-cell office:value-type="float" office:value="386.23663" calcext:value-type="float">
            <text:p>386.23663</text:p>
          </table:table-cell>
          <table:table-cell office:value-type="float" office:value="386" calcext:value-type="float">
            <text:p>386</text:p>
          </table:table-cell>
          <table:table-cell office:value-type="float" office:value="41708" calcext:value-type="float">
            <text:p>41708</text:p>
          </table:table-cell>
          <table:table-cell office:value-type="float" office:value="4044376" calcext:value-type="float">
            <text:p>4044376</text:p>
          </table:table-cell>
          <table:table-cell table:formula="of:=[Sheet1.E701]-[Sheet1.I7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5-s568312405c1292526.ukp</text:p>
          </table:table-cell>
          <table:table-cell office:value-type="float" office:value="5.74668" calcext:value-type="float">
            <text:p>5.74668</text:p>
          </table:table-cell>
          <table:table-cell office:value-type="float" office:value="5.86" calcext:value-type="float">
            <text:p>5.86</text:p>
          </table:table-cell>
          <table:table-cell office:value-type="float" office:value="40464" calcext:value-type="float">
            <text:p>40464</text:p>
          </table:table-cell>
          <table:table-cell office:value-type="float" office:value="3861473" calcext:value-type="float">
            <text:p>3861473</text:p>
          </table:table-cell>
          <table:table-cell office:value-type="float" office:value="386.7733" calcext:value-type="float">
            <text:p>386.7733</text:p>
          </table:table-cell>
          <table:table-cell office:value-type="float" office:value="386.51" calcext:value-type="float">
            <text:p>386.51</text:p>
          </table:table-cell>
          <table:table-cell office:value-type="float" office:value="55516" calcext:value-type="float">
            <text:p>55516</text:p>
          </table:table-cell>
          <table:table-cell office:value-type="float" office:value="3861473" calcext:value-type="float">
            <text:p>3861473</text:p>
          </table:table-cell>
          <table:table-cell table:formula="of:=[Sheet1.E702]-[Sheet1.I7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6-s894606712c1077587.ukp</text:p>
          </table:table-cell>
          <table:table-cell office:value-type="float" office:value="4.96889" calcext:value-type="float">
            <text:p>4.96889</text:p>
          </table:table-cell>
          <table:table-cell office:value-type="float" office:value="5.08" calcext:value-type="float">
            <text:p>5.08</text:p>
          </table:table-cell>
          <table:table-cell office:value-type="float" office:value="36888" calcext:value-type="float">
            <text:p>36888</text:p>
          </table:table-cell>
          <table:table-cell office:value-type="float" office:value="3208407" calcext:value-type="float">
            <text:p>3208407</text:p>
          </table:table-cell>
          <table:table-cell office:value-type="float" office:value="388.67329" calcext:value-type="float">
            <text:p>388.67329</text:p>
          </table:table-cell>
          <table:table-cell office:value-type="float" office:value="388.42" calcext:value-type="float">
            <text:p>388.42</text:p>
          </table:table-cell>
          <table:table-cell office:value-type="float" office:value="41016" calcext:value-type="float">
            <text:p>41016</text:p>
          </table:table-cell>
          <table:table-cell office:value-type="float" office:value="3208407" calcext:value-type="float">
            <text:p>3208407</text:p>
          </table:table-cell>
          <table:table-cell table:formula="of:=[Sheet1.E703]-[Sheet1.I7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9-s291809797c1457462.ukp</text:p>
          </table:table-cell>
          <table:table-cell office:value-type="float" office:value="7.64984" calcext:value-type="float">
            <text:p>7.64984</text:p>
          </table:table-cell>
          <table:table-cell office:value-type="float" office:value="8.04" calcext:value-type="float">
            <text:p>8.04</text:p>
          </table:table-cell>
          <table:table-cell office:value-type="float" office:value="42904" calcext:value-type="float">
            <text:p>42904</text:p>
          </table:table-cell>
          <table:table-cell office:value-type="float" office:value="4379990" calcext:value-type="float">
            <text:p>4379990</text:p>
          </table:table-cell>
          <table:table-cell office:value-type="float" office:value="390.88663" calcext:value-type="float">
            <text:p>390.88663</text:p>
          </table:table-cell>
          <table:table-cell office:value-type="float" office:value="390.62" calcext:value-type="float">
            <text:p>390.62</text:p>
          </table:table-cell>
          <table:table-cell office:value-type="float" office:value="47344" calcext:value-type="float">
            <text:p>47344</text:p>
          </table:table-cell>
          <table:table-cell office:value-type="float" office:value="4379990" calcext:value-type="float">
            <text:p>4379990</text:p>
          </table:table-cell>
          <table:table-cell table:formula="of:=[Sheet1.E704]-[Sheet1.I7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3-s898011697c1400387.ukp</text:p>
          </table:table-cell>
          <table:table-cell office:value-type="float" office:value="8.77245" calcext:value-type="float">
            <text:p>8.77245</text:p>
          </table:table-cell>
          <table:table-cell office:value-type="float" office:value="8.89" calcext:value-type="float">
            <text:p>8.89</text:p>
          </table:table-cell>
          <table:table-cell office:value-type="float" office:value="42652" calcext:value-type="float">
            <text:p>42652</text:p>
          </table:table-cell>
          <table:table-cell office:value-type="float" office:value="4207207" calcext:value-type="float">
            <text:p>4207207</text:p>
          </table:table-cell>
          <table:table-cell office:value-type="float" office:value="404.34329" calcext:value-type="float">
            <text:p>404.34329</text:p>
          </table:table-cell>
          <table:table-cell office:value-type="float" office:value="404.08" calcext:value-type="float">
            <text:p>404.08</text:p>
          </table:table-cell>
          <table:table-cell office:value-type="float" office:value="46416" calcext:value-type="float">
            <text:p>46416</text:p>
          </table:table-cell>
          <table:table-cell office:value-type="float" office:value="4207207" calcext:value-type="float">
            <text:p>4207207</text:p>
          </table:table-cell>
          <table:table-cell table:formula="of:=[Sheet1.E705]-[Sheet1.I7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2-s913132733c1372451.ukp</text:p>
          </table:table-cell>
          <table:table-cell office:value-type="float" office:value="10.1522" calcext:value-type="float">
            <text:p>10.1522</text:p>
          </table:table-cell>
          <table:table-cell office:value-type="float" office:value="10.27" calcext:value-type="float">
            <text:p>10.27</text:p>
          </table:table-cell>
          <table:table-cell office:value-type="float" office:value="42048" calcext:value-type="float">
            <text:p>42048</text:p>
          </table:table-cell>
          <table:table-cell office:value-type="float" office:value="4153260" calcext:value-type="float">
            <text:p>4153260</text:p>
          </table:table-cell>
          <table:table-cell office:value-type="float" office:value="404.89329" calcext:value-type="float">
            <text:p>404.89329</text:p>
          </table:table-cell>
          <table:table-cell office:value-type="float" office:value="404.64" calcext:value-type="float">
            <text:p>404.64</text:p>
          </table:table-cell>
          <table:table-cell office:value-type="float" office:value="54208" calcext:value-type="float">
            <text:p>54208</text:p>
          </table:table-cell>
          <table:table-cell office:value-type="float" office:value="4153260" calcext:value-type="float">
            <text:p>4153260</text:p>
          </table:table-cell>
          <table:table-cell table:formula="of:=[Sheet1.E706]-[Sheet1.I7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4-s264578645c1278054.ukp</text:p>
          </table:table-cell>
          <table:table-cell office:value-type="float" office:value="5.81919" calcext:value-type="float">
            <text:p>5.81919</text:p>
          </table:table-cell>
          <table:table-cell office:value-type="float" office:value="5.95" calcext:value-type="float">
            <text:p>5.95</text:p>
          </table:table-cell>
          <table:table-cell office:value-type="float" office:value="40064" calcext:value-type="float">
            <text:p>40064</text:p>
          </table:table-cell>
          <table:table-cell office:value-type="float" office:value="3830175" calcext:value-type="float">
            <text:p>3830175</text:p>
          </table:table-cell>
          <table:table-cell office:value-type="float" office:value="413.69663" calcext:value-type="float">
            <text:p>413.69663</text:p>
          </table:table-cell>
          <table:table-cell office:value-type="float" office:value="413.41" calcext:value-type="float">
            <text:p>413.41</text:p>
          </table:table-cell>
          <table:table-cell office:value-type="float" office:value="53372" calcext:value-type="float">
            <text:p>53372</text:p>
          </table:table-cell>
          <table:table-cell office:value-type="float" office:value="3830175" calcext:value-type="float">
            <text:p>3830175</text:p>
          </table:table-cell>
          <table:table-cell table:formula="of:=[Sheet1.E707]-[Sheet1.I7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9-s198519773c1963585.ukp</text:p>
          </table:table-cell>
          <table:table-cell office:value-type="float" office:value="10.3015" calcext:value-type="float">
            <text:p>10.3015</text:p>
          </table:table-cell>
          <table:table-cell office:value-type="float" office:value="10.47" calcext:value-type="float">
            <text:p>10.47</text:p>
          </table:table-cell>
          <table:table-cell office:value-type="float" office:value="51252" calcext:value-type="float">
            <text:p>51252</text:p>
          </table:table-cell>
          <table:table-cell office:value-type="float" office:value="5944358" calcext:value-type="float">
            <text:p>5944358</text:p>
          </table:table-cell>
          <table:table-cell office:value-type="float" office:value="417.41329" calcext:value-type="float">
            <text:p>417.41329</text:p>
          </table:table-cell>
          <table:table-cell office:value-type="float" office:value="417.14" calcext:value-type="float">
            <text:p>417.14</text:p>
          </table:table-cell>
          <table:table-cell office:value-type="float" office:value="52144" calcext:value-type="float">
            <text:p>52144</text:p>
          </table:table-cell>
          <table:table-cell office:value-type="float" office:value="5944358" calcext:value-type="float">
            <text:p>5944358</text:p>
          </table:table-cell>
          <table:table-cell table:formula="of:=[Sheet1.E708]-[Sheet1.I7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5-s995770624c1387312.ukp</text:p>
          </table:table-cell>
          <table:table-cell office:value-type="float" office:value="10.9101" calcext:value-type="float">
            <text:p>10.9101</text:p>
          </table:table-cell>
          <table:table-cell office:value-type="float" office:value="11.04" calcext:value-type="float">
            <text:p>11.04</text:p>
          </table:table-cell>
          <table:table-cell office:value-type="float" office:value="42328" calcext:value-type="float">
            <text:p>42328</text:p>
          </table:table-cell>
          <table:table-cell office:value-type="float" office:value="4204422" calcext:value-type="float">
            <text:p>4204422</text:p>
          </table:table-cell>
          <table:table-cell office:value-type="float" office:value="420.02996" calcext:value-type="float">
            <text:p>420.02996</text:p>
          </table:table-cell>
          <table:table-cell office:value-type="float" office:value="419.76" calcext:value-type="float">
            <text:p>419.76</text:p>
          </table:table-cell>
          <table:table-cell office:value-type="float" office:value="46220" calcext:value-type="float">
            <text:p>46220</text:p>
          </table:table-cell>
          <table:table-cell office:value-type="float" office:value="4204422" calcext:value-type="float">
            <text:p>4204422</text:p>
          </table:table-cell>
          <table:table-cell table:formula="of:=[Sheet1.E709]-[Sheet1.I7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2-s319663318c1399313.ukp</text:p>
          </table:table-cell>
          <table:table-cell office:value-type="float" office:value="7.29232" calcext:value-type="float">
            <text:p>7.29232</text:p>
          </table:table-cell>
          <table:table-cell office:value-type="float" office:value="7.41" calcext:value-type="float">
            <text:p>7.41</text:p>
          </table:table-cell>
          <table:table-cell office:value-type="float" office:value="42092" calcext:value-type="float">
            <text:p>42092</text:p>
          </table:table-cell>
          <table:table-cell office:value-type="float" office:value="4196738" calcext:value-type="float">
            <text:p>4196738</text:p>
          </table:table-cell>
          <table:table-cell office:value-type="float" office:value="420.63329" calcext:value-type="float">
            <text:p>420.63329</text:p>
          </table:table-cell>
          <table:table-cell office:value-type="float" office:value="420.35" calcext:value-type="float">
            <text:p>420.35</text:p>
          </table:table-cell>
          <table:table-cell office:value-type="float" office:value="52368" calcext:value-type="float">
            <text:p>52368</text:p>
          </table:table-cell>
          <table:table-cell office:value-type="float" office:value="4196738" calcext:value-type="float">
            <text:p>4196738</text:p>
          </table:table-cell>
          <table:table-cell table:formula="of:=[Sheet1.E710]-[Sheet1.I7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7-s945306385c1343923.ukp</text:p>
          </table:table-cell>
          <table:table-cell office:value-type="float" office:value="13.4994" calcext:value-type="float">
            <text:p>13.4994</text:p>
          </table:table-cell>
          <table:table-cell office:value-type="float" office:value="13.62" calcext:value-type="float">
            <text:p>13.62</text:p>
          </table:table-cell>
          <table:table-cell office:value-type="float" office:value="41384" calcext:value-type="float">
            <text:p>41384</text:p>
          </table:table-cell>
          <table:table-cell office:value-type="float" office:value="4068052" calcext:value-type="float">
            <text:p>4068052</text:p>
          </table:table-cell>
          <table:table-cell office:value-type="float" office:value="422.78996" calcext:value-type="float">
            <text:p>422.78996</text:p>
          </table:table-cell>
          <table:table-cell office:value-type="float" office:value="422.5" calcext:value-type="float">
            <text:p>422.5</text:p>
          </table:table-cell>
          <table:table-cell office:value-type="float" office:value="49192" calcext:value-type="float">
            <text:p>49192</text:p>
          </table:table-cell>
          <table:table-cell office:value-type="float" office:value="4068052" calcext:value-type="float">
            <text:p>4068052</text:p>
          </table:table-cell>
          <table:table-cell table:formula="of:=[Sheet1.E711]-[Sheet1.I7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2-s666650214c1109425.ukp</text:p>
          </table:table-cell>
          <table:table-cell office:value-type="float" office:value="5.20111" calcext:value-type="float">
            <text:p>5.20111</text:p>
          </table:table-cell>
          <table:table-cell office:value-type="float" office:value="5.31" calcext:value-type="float">
            <text:p>5.31</text:p>
          </table:table-cell>
          <table:table-cell office:value-type="float" office:value="37316" calcext:value-type="float">
            <text:p>37316</text:p>
          </table:table-cell>
          <table:table-cell office:value-type="float" office:value="3286578" calcext:value-type="float">
            <text:p>3286578</text:p>
          </table:table-cell>
          <table:table-cell office:value-type="float" office:value="423.38996" calcext:value-type="float">
            <text:p>423.38996</text:p>
          </table:table-cell>
          <table:table-cell office:value-type="float" office:value="423.12" calcext:value-type="float">
            <text:p>423.12</text:p>
          </table:table-cell>
          <table:table-cell office:value-type="float" office:value="59144" calcext:value-type="float">
            <text:p>59144</text:p>
          </table:table-cell>
          <table:table-cell office:value-type="float" office:value="3286578" calcext:value-type="float">
            <text:p>3286578</text:p>
          </table:table-cell>
          <table:table-cell table:formula="of:=[Sheet1.E712]-[Sheet1.I7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0-s582600153c1294224.ukp</text:p>
          </table:table-cell>
          <table:table-cell office:value-type="float" office:value="5.59741" calcext:value-type="float">
            <text:p>5.59741</text:p>
          </table:table-cell>
          <table:table-cell office:value-type="float" office:value="5.71" calcext:value-type="float">
            <text:p>5.71</text:p>
          </table:table-cell>
          <table:table-cell office:value-type="float" office:value="40312" calcext:value-type="float">
            <text:p>40312</text:p>
          </table:table-cell>
          <table:table-cell office:value-type="float" office:value="3858077" calcext:value-type="float">
            <text:p>3858077</text:p>
          </table:table-cell>
          <table:table-cell office:value-type="float" office:value="423.95996" calcext:value-type="float">
            <text:p>423.95996</text:p>
          </table:table-cell>
          <table:table-cell office:value-type="float" office:value="423.69" calcext:value-type="float">
            <text:p>423.69</text:p>
          </table:table-cell>
          <table:table-cell office:value-type="float" office:value="52888" calcext:value-type="float">
            <text:p>52888</text:p>
          </table:table-cell>
          <table:table-cell office:value-type="float" office:value="3858077" calcext:value-type="float">
            <text:p>3858077</text:p>
          </table:table-cell>
          <table:table-cell table:formula="of:=[Sheet1.E713]-[Sheet1.I7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4-s207123742c1384075.ukp</text:p>
          </table:table-cell>
          <table:table-cell office:value-type="float" office:value="7.12319" calcext:value-type="float">
            <text:p>7.12319</text:p>
          </table:table-cell>
          <table:table-cell office:value-type="float" office:value="7.24" calcext:value-type="float">
            <text:p>7.24</text:p>
          </table:table-cell>
          <table:table-cell office:value-type="float" office:value="41616" calcext:value-type="float">
            <text:p>41616</text:p>
          </table:table-cell>
          <table:table-cell office:value-type="float" office:value="4155825" calcext:value-type="float">
            <text:p>4155825</text:p>
          </table:table-cell>
          <table:table-cell office:value-type="float" office:value="424.23329" calcext:value-type="float">
            <text:p>424.23329</text:p>
          </table:table-cell>
          <table:table-cell office:value-type="float" office:value="423.93" calcext:value-type="float">
            <text:p>423.93</text:p>
          </table:table-cell>
          <table:table-cell office:value-type="float" office:value="51852" calcext:value-type="float">
            <text:p>51852</text:p>
          </table:table-cell>
          <table:table-cell office:value-type="float" office:value="4155825" calcext:value-type="float">
            <text:p>4155825</text:p>
          </table:table-cell>
          <table:table-cell table:formula="of:=[Sheet1.E714]-[Sheet1.I7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6-s11639593c1264149.ukp</text:p>
          </table:table-cell>
          <table:table-cell office:value-type="float" office:value="5.37114" calcext:value-type="float">
            <text:p>5.37114</text:p>
          </table:table-cell>
          <table:table-cell office:value-type="float" office:value="5.48" calcext:value-type="float">
            <text:p>5.48</text:p>
          </table:table-cell>
          <table:table-cell office:value-type="float" office:value="39788" calcext:value-type="float">
            <text:p>39788</text:p>
          </table:table-cell>
          <table:table-cell office:value-type="float" office:value="3766817" calcext:value-type="float">
            <text:p>3766817</text:p>
          </table:table-cell>
          <table:table-cell office:value-type="float" office:value="425.98996" calcext:value-type="float">
            <text:p>425.98996</text:p>
          </table:table-cell>
          <table:table-cell office:value-type="float" office:value="425.71" calcext:value-type="float">
            <text:p>425.71</text:p>
          </table:table-cell>
          <table:table-cell office:value-type="float" office:value="53752" calcext:value-type="float">
            <text:p>53752</text:p>
          </table:table-cell>
          <table:table-cell office:value-type="float" office:value="3766817" calcext:value-type="float">
            <text:p>3766817</text:p>
          </table:table-cell>
          <table:table-cell table:formula="of:=[Sheet1.E715]-[Sheet1.I7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5-s723015531c1399641.ukp</text:p>
          </table:table-cell>
          <table:table-cell office:value-type="float" office:value="7.0656" calcext:value-type="float">
            <text:p>7.0656</text:p>
          </table:table-cell>
          <table:table-cell office:value-type="float" office:value="7.46" calcext:value-type="float">
            <text:p>7.46</text:p>
          </table:table-cell>
          <table:table-cell office:value-type="float" office:value="41972" calcext:value-type="float">
            <text:p>41972</text:p>
          </table:table-cell>
          <table:table-cell office:value-type="float" office:value="4211059" calcext:value-type="float">
            <text:p>4211059</text:p>
          </table:table-cell>
          <table:table-cell office:value-type="float" office:value="429.73662" calcext:value-type="float">
            <text:p>429.73662</text:p>
          </table:table-cell>
          <table:table-cell office:value-type="float" office:value="429.45" calcext:value-type="float">
            <text:p>429.45</text:p>
          </table:table-cell>
          <table:table-cell office:value-type="float" office:value="48460" calcext:value-type="float">
            <text:p>48460</text:p>
          </table:table-cell>
          <table:table-cell office:value-type="float" office:value="4211059" calcext:value-type="float">
            <text:p>4211059</text:p>
          </table:table-cell>
          <table:table-cell table:formula="of:=[Sheet1.E716]-[Sheet1.I7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3-s582917646c1369464.ukp</text:p>
          </table:table-cell>
          <table:table-cell office:value-type="float" office:value="6.87437" calcext:value-type="float">
            <text:p>6.87437</text:p>
          </table:table-cell>
          <table:table-cell office:value-type="float" office:value="6.99" calcext:value-type="float">
            <text:p>6.99</text:p>
          </table:table-cell>
          <table:table-cell office:value-type="float" office:value="41364" calcext:value-type="float">
            <text:p>41364</text:p>
          </table:table-cell>
          <table:table-cell office:value-type="float" office:value="4120764" calcext:value-type="float">
            <text:p>4120764</text:p>
          </table:table-cell>
          <table:table-cell office:value-type="float" office:value="431.68996" calcext:value-type="float">
            <text:p>431.68996</text:p>
          </table:table-cell>
          <table:table-cell office:value-type="float" office:value="431.38" calcext:value-type="float">
            <text:p>431.38</text:p>
          </table:table-cell>
          <table:table-cell office:value-type="float" office:value="53856" calcext:value-type="float">
            <text:p>53856</text:p>
          </table:table-cell>
          <table:table-cell office:value-type="float" office:value="4120764" calcext:value-type="float">
            <text:p>4120764</text:p>
          </table:table-cell>
          <table:table-cell table:formula="of:=[Sheet1.E717]-[Sheet1.I7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8-s753852548c1350534.ukp</text:p>
          </table:table-cell>
          <table:table-cell office:value-type="float" office:value="11.0491" calcext:value-type="float">
            <text:p>11.0491</text:p>
          </table:table-cell>
          <table:table-cell office:value-type="float" office:value="11.18" calcext:value-type="float">
            <text:p>11.18</text:p>
          </table:table-cell>
          <table:table-cell office:value-type="float" office:value="41628" calcext:value-type="float">
            <text:p>41628</text:p>
          </table:table-cell>
          <table:table-cell office:value-type="float" office:value="4067817" calcext:value-type="float">
            <text:p>4067817</text:p>
          </table:table-cell>
          <table:table-cell office:value-type="float" office:value="432.19662" calcext:value-type="float">
            <text:p>432.19662</text:p>
          </table:table-cell>
          <table:table-cell office:value-type="float" office:value="431.93" calcext:value-type="float">
            <text:p>431.93</text:p>
          </table:table-cell>
          <table:table-cell office:value-type="float" office:value="54348" calcext:value-type="float">
            <text:p>54348</text:p>
          </table:table-cell>
          <table:table-cell office:value-type="float" office:value="4067817" calcext:value-type="float">
            <text:p>4067817</text:p>
          </table:table-cell>
          <table:table-cell table:formula="of:=[Sheet1.E718]-[Sheet1.I7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6-s894606712c1121210.ukp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10.26" calcext:value-type="float">
            <text:p>10.26</text:p>
          </table:table-cell>
          <table:table-cell office:value-type="float" office:value="38088" calcext:value-type="float">
            <text:p>38088</text:p>
          </table:table-cell>
          <table:table-cell office:value-type="float" office:value="3373454" calcext:value-type="float">
            <text:p>3373454</text:p>
          </table:table-cell>
          <table:table-cell office:value-type="float" office:value="432.38662" calcext:value-type="float">
            <text:p>432.38662</text:p>
          </table:table-cell>
          <table:table-cell office:value-type="float" office:value="432.09" calcext:value-type="float">
            <text:p>432.09</text:p>
          </table:table-cell>
          <table:table-cell office:value-type="float" office:value="47620" calcext:value-type="float">
            <text:p>47620</text:p>
          </table:table-cell>
          <table:table-cell office:value-type="float" office:value="3373454" calcext:value-type="float">
            <text:p>3373454</text:p>
          </table:table-cell>
          <table:table-cell table:formula="of:=[Sheet1.E719]-[Sheet1.I7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5-s324200696c1124061.ukp</text:p>
          </table:table-cell>
          <table:table-cell office:value-type="float" office:value="8.52544" calcext:value-type="float">
            <text:p>8.52544</text:p>
          </table:table-cell>
          <table:table-cell office:value-type="float" office:value="8.64" calcext:value-type="float">
            <text:p>8.64</text:p>
          </table:table-cell>
          <table:table-cell office:value-type="float" office:value="38156" calcext:value-type="float">
            <text:p>38156</text:p>
          </table:table-cell>
          <table:table-cell office:value-type="float" office:value="3383751" calcext:value-type="float">
            <text:p>3383751</text:p>
          </table:table-cell>
          <table:table-cell office:value-type="float" office:value="432.76996" calcext:value-type="float">
            <text:p>432.76996</text:p>
          </table:table-cell>
          <table:table-cell office:value-type="float" office:value="432.48" calcext:value-type="float">
            <text:p>432.48</text:p>
          </table:table-cell>
          <table:table-cell office:value-type="float" office:value="43268" calcext:value-type="float">
            <text:p>43268</text:p>
          </table:table-cell>
          <table:table-cell office:value-type="float" office:value="3383751" calcext:value-type="float">
            <text:p>3383751</text:p>
          </table:table-cell>
          <table:table-cell table:formula="of:=[Sheet1.E720]-[Sheet1.I7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0-s653992306c1250851.ukp</text:p>
          </table:table-cell>
          <table:table-cell office:value-type="float" office:value="9.8793" calcext:value-type="float">
            <text:p>9.8793</text:p>
          </table:table-cell>
          <table:table-cell office:value-type="float" office:value="10.01" calcext:value-type="float">
            <text:p>10.01</text:p>
          </table:table-cell>
          <table:table-cell office:value-type="float" office:value="40096" calcext:value-type="float">
            <text:p>40096</text:p>
          </table:table-cell>
          <table:table-cell office:value-type="float" office:value="3781294" calcext:value-type="float">
            <text:p>3781294</text:p>
          </table:table-cell>
          <table:table-cell office:value-type="float" office:value="434.68662" calcext:value-type="float">
            <text:p>434.68662</text:p>
          </table:table-cell>
          <table:table-cell office:value-type="float" office:value="434.42" calcext:value-type="float">
            <text:p>434.42</text:p>
          </table:table-cell>
          <table:table-cell office:value-type="float" office:value="51176" calcext:value-type="float">
            <text:p>51176</text:p>
          </table:table-cell>
          <table:table-cell office:value-type="float" office:value="3781294" calcext:value-type="float">
            <text:p>3781294</text:p>
          </table:table-cell>
          <table:table-cell table:formula="of:=[Sheet1.E721]-[Sheet1.I7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7-s943590714c1136886.ukp</text:p>
          </table:table-cell>
          <table:table-cell office:value-type="float" office:value="9.52969" calcext:value-type="float">
            <text:p>9.52969</text:p>
          </table:table-cell>
          <table:table-cell office:value-type="float" office:value="9.65" calcext:value-type="float">
            <text:p>9.65</text:p>
          </table:table-cell>
          <table:table-cell office:value-type="float" office:value="38224" calcext:value-type="float">
            <text:p>38224</text:p>
          </table:table-cell>
          <table:table-cell office:value-type="float" office:value="3423879" calcext:value-type="float">
            <text:p>3423879</text:p>
          </table:table-cell>
          <table:table-cell office:value-type="float" office:value="437.12329" calcext:value-type="float">
            <text:p>437.12329</text:p>
          </table:table-cell>
          <table:table-cell office:value-type="float" office:value="436.84" calcext:value-type="float">
            <text:p>436.84</text:p>
          </table:table-cell>
          <table:table-cell office:value-type="float" office:value="53164" calcext:value-type="float">
            <text:p>53164</text:p>
          </table:table-cell>
          <table:table-cell office:value-type="float" office:value="3423879" calcext:value-type="float">
            <text:p>3423879</text:p>
          </table:table-cell>
          <table:table-cell table:formula="of:=[Sheet1.E722]-[Sheet1.I7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3-s743151267c1423973.ukp</text:p>
          </table:table-cell>
          <table:table-cell office:value-type="float" office:value="6.38004" calcext:value-type="float">
            <text:p>6.38004</text:p>
          </table:table-cell>
          <table:table-cell office:value-type="float" office:value="6.5" calcext:value-type="float">
            <text:p>6.5</text:p>
          </table:table-cell>
          <table:table-cell office:value-type="float" office:value="42412" calcext:value-type="float">
            <text:p>42412</text:p>
          </table:table-cell>
          <table:table-cell office:value-type="float" office:value="4288588" calcext:value-type="float">
            <text:p>4288588</text:p>
          </table:table-cell>
          <table:table-cell office:value-type="float" office:value="437.51996" calcext:value-type="float">
            <text:p>437.51996</text:p>
          </table:table-cell>
          <table:table-cell office:value-type="float" office:value="437.21" calcext:value-type="float">
            <text:p>437.21</text:p>
          </table:table-cell>
          <table:table-cell office:value-type="float" office:value="54864" calcext:value-type="float">
            <text:p>54864</text:p>
          </table:table-cell>
          <table:table-cell office:value-type="float" office:value="4288588" calcext:value-type="float">
            <text:p>4288588</text:p>
          </table:table-cell>
          <table:table-cell table:formula="of:=[Sheet1.E723]-[Sheet1.I7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-s414892754c1268196.ukp</text:p>
          </table:table-cell>
          <table:table-cell office:value-type="float" office:value="5.0787" calcext:value-type="float">
            <text:p>5.0787</text:p>
          </table:table-cell>
          <table:table-cell office:value-type="float" office:value="5.57" calcext:value-type="float">
            <text:p>5.57</text:p>
          </table:table-cell>
          <table:table-cell office:value-type="float" office:value="40056" calcext:value-type="float">
            <text:p>40056</text:p>
          </table:table-cell>
          <table:table-cell office:value-type="float" office:value="3788329" calcext:value-type="float">
            <text:p>3788329</text:p>
          </table:table-cell>
          <table:table-cell office:value-type="float" office:value="437.54996" calcext:value-type="float">
            <text:p>437.54996</text:p>
          </table:table-cell>
          <table:table-cell office:value-type="float" office:value="437.26" calcext:value-type="float">
            <text:p>437.26</text:p>
          </table:table-cell>
          <table:table-cell office:value-type="float" office:value="49544" calcext:value-type="float">
            <text:p>49544</text:p>
          </table:table-cell>
          <table:table-cell office:value-type="float" office:value="3788329" calcext:value-type="float">
            <text:p>3788329</text:p>
          </table:table-cell>
          <table:table-cell table:formula="of:=[Sheet1.E724]-[Sheet1.I7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1-s161938540c1412688.ukp</text:p>
          </table:table-cell>
          <table:table-cell office:value-type="float" office:value="9.59842" calcext:value-type="float">
            <text:p>9.59842</text:p>
          </table:table-cell>
          <table:table-cell office:value-type="float" office:value="9.77" calcext:value-type="float">
            <text:p>9.77</text:p>
          </table:table-cell>
          <table:table-cell office:value-type="float" office:value="42808" calcext:value-type="float">
            <text:p>42808</text:p>
          </table:table-cell>
          <table:table-cell office:value-type="float" office:value="4257982" calcext:value-type="float">
            <text:p>4257982</text:p>
          </table:table-cell>
          <table:table-cell office:value-type="float" office:value="438.64329" calcext:value-type="float">
            <text:p>438.64329</text:p>
          </table:table-cell>
          <table:table-cell office:value-type="float" office:value="438.33" calcext:value-type="float">
            <text:p>438.33</text:p>
          </table:table-cell>
          <table:table-cell office:value-type="float" office:value="47204" calcext:value-type="float">
            <text:p>47204</text:p>
          </table:table-cell>
          <table:table-cell office:value-type="float" office:value="4257982" calcext:value-type="float">
            <text:p>4257982</text:p>
          </table:table-cell>
          <table:table-cell table:formula="of:=[Sheet1.E725]-[Sheet1.I7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9-s586663876c1358828.ukp</text:p>
          </table:table-cell>
          <table:table-cell office:value-type="float" office:value="5.55951" calcext:value-type="float">
            <text:p>5.55951</text:p>
          </table:table-cell>
          <table:table-cell office:value-type="float" office:value="5.69" calcext:value-type="float">
            <text:p>5.69</text:p>
          </table:table-cell>
          <table:table-cell office:value-type="float" office:value="41332" calcext:value-type="float">
            <text:p>41332</text:p>
          </table:table-cell>
          <table:table-cell office:value-type="float" office:value="4068377" calcext:value-type="float">
            <text:p>4068377</text:p>
          </table:table-cell>
          <table:table-cell office:value-type="float" office:value="438.68329" calcext:value-type="float">
            <text:p>438.68329</text:p>
          </table:table-cell>
          <table:table-cell office:value-type="float" office:value="438.39" calcext:value-type="float">
            <text:p>438.39</text:p>
          </table:table-cell>
          <table:table-cell office:value-type="float" office:value="53112" calcext:value-type="float">
            <text:p>53112</text:p>
          </table:table-cell>
          <table:table-cell office:value-type="float" office:value="4068377" calcext:value-type="float">
            <text:p>4068377</text:p>
          </table:table-cell>
          <table:table-cell table:formula="of:=[Sheet1.E726]-[Sheet1.I7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9-s399496341c1229097.ukp</text:p>
          </table:table-cell>
          <table:table-cell office:value-type="float" office:value="6.05139" calcext:value-type="float">
            <text:p>6.05139</text:p>
          </table:table-cell>
          <table:table-cell office:value-type="float" office:value="6.16" calcext:value-type="float">
            <text:p>6.16</text:p>
          </table:table-cell>
          <table:table-cell office:value-type="float" office:value="39168" calcext:value-type="float">
            <text:p>39168</text:p>
          </table:table-cell>
          <table:table-cell office:value-type="float" office:value="3662471" calcext:value-type="float">
            <text:p>3662471</text:p>
          </table:table-cell>
          <table:table-cell office:value-type="float" office:value="438.87996" calcext:value-type="float">
            <text:p>438.87996</text:p>
          </table:table-cell>
          <table:table-cell office:value-type="float" office:value="438.58" calcext:value-type="float">
            <text:p>438.58</text:p>
          </table:table-cell>
          <table:table-cell office:value-type="float" office:value="62484" calcext:value-type="float">
            <text:p>62484</text:p>
          </table:table-cell>
          <table:table-cell office:value-type="float" office:value="3662471" calcext:value-type="float">
            <text:p>3662471</text:p>
          </table:table-cell>
          <table:table-cell table:formula="of:=[Sheet1.E727]-[Sheet1.I7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8-s115731280c1079942.ukp</text:p>
          </table:table-cell>
          <table:table-cell office:value-type="float" office:value="6.31195" calcext:value-type="float">
            <text:p>6.31195</text:p>
          </table:table-cell>
          <table:table-cell office:value-type="float" office:value="6.42" calcext:value-type="float">
            <text:p>6.42</text:p>
          </table:table-cell>
          <table:table-cell office:value-type="float" office:value="36908" calcext:value-type="float">
            <text:p>36908</text:p>
          </table:table-cell>
          <table:table-cell office:value-type="float" office:value="3195873" calcext:value-type="float">
            <text:p>3195873</text:p>
          </table:table-cell>
          <table:table-cell office:value-type="float" office:value="439.57329" calcext:value-type="float">
            <text:p>439.57329</text:p>
          </table:table-cell>
          <table:table-cell office:value-type="float" office:value="439.27" calcext:value-type="float">
            <text:p>439.27</text:p>
          </table:table-cell>
          <table:table-cell office:value-type="float" office:value="42912" calcext:value-type="float">
            <text:p>42912</text:p>
          </table:table-cell>
          <table:table-cell office:value-type="float" office:value="3195873" calcext:value-type="float">
            <text:p>3195873</text:p>
          </table:table-cell>
          <table:table-cell table:formula="of:=[Sheet1.E728]-[Sheet1.I7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1-s791104459c1215868.ukp</text:p>
          </table:table-cell>
          <table:table-cell office:value-type="float" office:value="4.86691" calcext:value-type="float">
            <text:p>4.86691</text:p>
          </table:table-cell>
          <table:table-cell office:value-type="float" office:value="4.98" calcext:value-type="float">
            <text:p>4.98</text:p>
          </table:table-cell>
          <table:table-cell office:value-type="float" office:value="39228" calcext:value-type="float">
            <text:p>39228</text:p>
          </table:table-cell>
          <table:table-cell office:value-type="float" office:value="3630097" calcext:value-type="float">
            <text:p>3630097</text:p>
          </table:table-cell>
          <table:table-cell office:value-type="float" office:value="441.75996" calcext:value-type="float">
            <text:p>441.75996</text:p>
          </table:table-cell>
          <table:table-cell office:value-type="float" office:value="441.44" calcext:value-type="float">
            <text:p>441.44</text:p>
          </table:table-cell>
          <table:table-cell office:value-type="float" office:value="55988" calcext:value-type="float">
            <text:p>55988</text:p>
          </table:table-cell>
          <table:table-cell office:value-type="float" office:value="3630097" calcext:value-type="float">
            <text:p>3630097</text:p>
          </table:table-cell>
          <table:table-cell table:formula="of:=[Sheet1.E729]-[Sheet1.I7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9-s543190476c1437885.ukp</text:p>
          </table:table-cell>
          <table:table-cell office:value-type="float" office:value="9.98836" calcext:value-type="float">
            <text:p>9.98836</text:p>
          </table:table-cell>
          <table:table-cell office:value-type="float" office:value="10.11" calcext:value-type="float">
            <text:p>10.11</text:p>
          </table:table-cell>
          <table:table-cell office:value-type="float" office:value="43028" calcext:value-type="float">
            <text:p>43028</text:p>
          </table:table-cell>
          <table:table-cell office:value-type="float" office:value="4328184" calcext:value-type="float">
            <text:p>4328184</text:p>
          </table:table-cell>
          <table:table-cell office:value-type="float" office:value="443.55662" calcext:value-type="float">
            <text:p>443.55662</text:p>
          </table:table-cell>
          <table:table-cell office:value-type="float" office:value="443.27" calcext:value-type="float">
            <text:p>443.27</text:p>
          </table:table-cell>
          <table:table-cell office:value-type="float" office:value="53664" calcext:value-type="float">
            <text:p>53664</text:p>
          </table:table-cell>
          <table:table-cell office:value-type="float" office:value="4328184" calcext:value-type="float">
            <text:p>4328184</text:p>
          </table:table-cell>
          <table:table-cell table:formula="of:=[Sheet1.E730]-[Sheet1.I7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9-s291809797c1407069.ukp</text:p>
          </table:table-cell>
          <table:table-cell office:value-type="float" office:value="9.0436" calcext:value-type="float">
            <text:p>9.0436</text:p>
          </table:table-cell>
          <table:table-cell office:value-type="float" office:value="9.17" calcext:value-type="float">
            <text:p>9.17</text:p>
          </table:table-cell>
          <table:table-cell office:value-type="float" office:value="42580" calcext:value-type="float">
            <text:p>42580</text:p>
          </table:table-cell>
          <table:table-cell office:value-type="float" office:value="4237014" calcext:value-type="float">
            <text:p>4237014</text:p>
          </table:table-cell>
          <table:table-cell office:value-type="float" office:value="443.82662" calcext:value-type="float">
            <text:p>443.82662</text:p>
          </table:table-cell>
          <table:table-cell office:value-type="float" office:value="443.51" calcext:value-type="float">
            <text:p>443.51</text:p>
          </table:table-cell>
          <table:table-cell office:value-type="float" office:value="50624" calcext:value-type="float">
            <text:p>50624</text:p>
          </table:table-cell>
          <table:table-cell office:value-type="float" office:value="4237014" calcext:value-type="float">
            <text:p>4237014</text:p>
          </table:table-cell>
          <table:table-cell table:formula="of:=[Sheet1.E731]-[Sheet1.I7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2-s117967725c1121559.ukp</text:p>
          </table:table-cell>
          <table:table-cell office:value-type="float" office:value="10.3246" calcext:value-type="float">
            <text:p>10.3246</text:p>
          </table:table-cell>
          <table:table-cell office:value-type="float" office:value="10.46" calcext:value-type="float">
            <text:p>10.46</text:p>
          </table:table-cell>
          <table:table-cell office:value-type="float" office:value="38124" calcext:value-type="float">
            <text:p>38124</text:p>
          </table:table-cell>
          <table:table-cell office:value-type="float" office:value="3373819" calcext:value-type="float">
            <text:p>3373819</text:p>
          </table:table-cell>
          <table:table-cell office:value-type="float" office:value="445.97662" calcext:value-type="float">
            <text:p>445.97662</text:p>
          </table:table-cell>
          <table:table-cell office:value-type="float" office:value="445.69" calcext:value-type="float">
            <text:p>445.69</text:p>
          </table:table-cell>
          <table:table-cell office:value-type="float" office:value="47736" calcext:value-type="float">
            <text:p>47736</text:p>
          </table:table-cell>
          <table:table-cell office:value-type="float" office:value="3373819" calcext:value-type="float">
            <text:p>3373819</text:p>
          </table:table-cell>
          <table:table-cell table:formula="of:=[Sheet1.E732]-[Sheet1.I7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0-s810086031c1242628.ukp</text:p>
          </table:table-cell>
          <table:table-cell office:value-type="float" office:value="5.67539" calcext:value-type="float">
            <text:p>5.67539</text:p>
          </table:table-cell>
          <table:table-cell office:value-type="float" office:value="5.79" calcext:value-type="float">
            <text:p>5.79</text:p>
          </table:table-cell>
          <table:table-cell office:value-type="float" office:value="39488" calcext:value-type="float">
            <text:p>39488</text:p>
          </table:table-cell>
          <table:table-cell office:value-type="float" office:value="3704393" calcext:value-type="float">
            <text:p>3704393</text:p>
          </table:table-cell>
          <table:table-cell office:value-type="float" office:value="450.40996" calcext:value-type="float">
            <text:p>450.40996</text:p>
          </table:table-cell>
          <table:table-cell office:value-type="float" office:value="450.09" calcext:value-type="float">
            <text:p>450.09</text:p>
          </table:table-cell>
          <table:table-cell office:value-type="float" office:value="55636" calcext:value-type="float">
            <text:p>55636</text:p>
          </table:table-cell>
          <table:table-cell office:value-type="float" office:value="3704393" calcext:value-type="float">
            <text:p>3704393</text:p>
          </table:table-cell>
          <table:table-cell table:formula="of:=[Sheet1.E733]-[Sheet1.I7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7-s468933413c1124507.ukp</text:p>
          </table:table-cell>
          <table:table-cell office:value-type="float" office:value="11.949" calcext:value-type="float">
            <text:p>11.949</text:p>
          </table:table-cell>
          <table:table-cell office:value-type="float" office:value="12.08" calcext:value-type="float">
            <text:p>12.08</text:p>
          </table:table-cell>
          <table:table-cell office:value-type="float" office:value="38368" calcext:value-type="float">
            <text:p>38368</text:p>
          </table:table-cell>
          <table:table-cell office:value-type="float" office:value="3380079" calcext:value-type="float">
            <text:p>3380079</text:p>
          </table:table-cell>
          <table:table-cell office:value-type="float" office:value="452.64662" calcext:value-type="float">
            <text:p>452.64662</text:p>
          </table:table-cell>
          <table:table-cell office:value-type="float" office:value="452.37" calcext:value-type="float">
            <text:p>452.37</text:p>
          </table:table-cell>
          <table:table-cell office:value-type="float" office:value="59812" calcext:value-type="float">
            <text:p>59812</text:p>
          </table:table-cell>
          <table:table-cell office:value-type="float" office:value="3380079" calcext:value-type="float">
            <text:p>3380079</text:p>
          </table:table-cell>
          <table:table-cell table:formula="of:=[Sheet1.E734]-[Sheet1.I7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7-s405400535c1354156.ukp</text:p>
          </table:table-cell>
          <table:table-cell office:value-type="float" office:value="11.2548" calcext:value-type="float">
            <text:p>11.2548</text:p>
          </table:table-cell>
          <table:table-cell office:value-type="float" office:value="11.39" calcext:value-type="float">
            <text:p>11.39</text:p>
          </table:table-cell>
          <table:table-cell office:value-type="float" office:value="41708" calcext:value-type="float">
            <text:p>41708</text:p>
          </table:table-cell>
          <table:table-cell office:value-type="float" office:value="4074011" calcext:value-type="float">
            <text:p>4074011</text:p>
          </table:table-cell>
          <table:table-cell office:value-type="float" office:value="452.98329" calcext:value-type="float">
            <text:p>452.98329</text:p>
          </table:table-cell>
          <table:table-cell office:value-type="float" office:value="452.67" calcext:value-type="float">
            <text:p>452.67</text:p>
          </table:table-cell>
          <table:table-cell office:value-type="float" office:value="55440" calcext:value-type="float">
            <text:p>55440</text:p>
          </table:table-cell>
          <table:table-cell office:value-type="float" office:value="4074011" calcext:value-type="float">
            <text:p>4074011</text:p>
          </table:table-cell>
          <table:table-cell table:formula="of:=[Sheet1.E735]-[Sheet1.I7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-s603562343c1370625.ukp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6.16" calcext:value-type="float">
            <text:p>6.16</text:p>
          </table:table-cell>
          <table:table-cell office:value-type="float" office:value="41452" calcext:value-type="float">
            <text:p>41452</text:p>
          </table:table-cell>
          <table:table-cell office:value-type="float" office:value="4111810" calcext:value-type="float">
            <text:p>4111810</text:p>
          </table:table-cell>
          <table:table-cell office:value-type="float" office:value="453.27996" calcext:value-type="float">
            <text:p>453.27996</text:p>
          </table:table-cell>
          <table:table-cell office:value-type="float" office:value="452.98" calcext:value-type="float">
            <text:p>452.98</text:p>
          </table:table-cell>
          <table:table-cell office:value-type="float" office:value="48620" calcext:value-type="float">
            <text:p>48620</text:p>
          </table:table-cell>
          <table:table-cell office:value-type="float" office:value="4111810" calcext:value-type="float">
            <text:p>4111810</text:p>
          </table:table-cell>
          <table:table-cell table:formula="of:=[Sheet1.E736]-[Sheet1.I7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1-s219535324c1223585.ukp</text:p>
          </table:table-cell>
          <table:table-cell office:value-type="float" office:value="8.75195" calcext:value-type="float">
            <text:p>8.75195</text:p>
          </table:table-cell>
          <table:table-cell office:value-type="float" office:value="8.87" calcext:value-type="float">
            <text:p>8.87</text:p>
          </table:table-cell>
          <table:table-cell office:value-type="float" office:value="39352" calcext:value-type="float">
            <text:p>39352</text:p>
          </table:table-cell>
          <table:table-cell office:value-type="float" office:value="3646685" calcext:value-type="float">
            <text:p>3646685</text:p>
          </table:table-cell>
          <table:table-cell office:value-type="float" office:value="454.74662" calcext:value-type="float">
            <text:p>454.74662</text:p>
          </table:table-cell>
          <table:table-cell office:value-type="float" office:value="454.46" calcext:value-type="float">
            <text:p>454.46</text:p>
          </table:table-cell>
          <table:table-cell office:value-type="float" office:value="56600" calcext:value-type="float">
            <text:p>56600</text:p>
          </table:table-cell>
          <table:table-cell office:value-type="float" office:value="3646685" calcext:value-type="float">
            <text:p>3646685</text:p>
          </table:table-cell>
          <table:table-cell table:formula="of:=[Sheet1.E737]-[Sheet1.I7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-s463795034c1101005.ukp</text:p>
          </table:table-cell>
          <table:table-cell office:value-type="float" office:value="4.80409" calcext:value-type="float">
            <text:p>4.80409</text:p>
          </table:table-cell>
          <table:table-cell office:value-type="float" office:value="5.21" calcext:value-type="float">
            <text:p>5.21</text:p>
          </table:table-cell>
          <table:table-cell office:value-type="float" office:value="37412" calcext:value-type="float">
            <text:p>37412</text:p>
          </table:table-cell>
          <table:table-cell office:value-type="float" office:value="3259733" calcext:value-type="float">
            <text:p>3259733</text:p>
          </table:table-cell>
          <table:table-cell office:value-type="float" office:value="459.33662" calcext:value-type="float">
            <text:p>459.33662</text:p>
          </table:table-cell>
          <table:table-cell office:value-type="float" office:value="459.01" calcext:value-type="float">
            <text:p>459.01</text:p>
          </table:table-cell>
          <table:table-cell office:value-type="float" office:value="50720" calcext:value-type="float">
            <text:p>50720</text:p>
          </table:table-cell>
          <table:table-cell office:value-type="float" office:value="3259733" calcext:value-type="float">
            <text:p>3259733</text:p>
          </table:table-cell>
          <table:table-cell table:formula="of:=[Sheet1.E738]-[Sheet1.I7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2-s870038921c1199985.ukp</text:p>
          </table:table-cell>
          <table:table-cell office:value-type="float" office:value="6.23616" calcext:value-type="float">
            <text:p>6.23616</text:p>
          </table:table-cell>
          <table:table-cell office:value-type="float" office:value="6.35" calcext:value-type="float">
            <text:p>6.35</text:p>
          </table:table-cell>
          <table:table-cell office:value-type="float" office:value="39008" calcext:value-type="float">
            <text:p>39008</text:p>
          </table:table-cell>
          <table:table-cell office:value-type="float" office:value="3554229" calcext:value-type="float">
            <text:p>3554229</text:p>
          </table:table-cell>
          <table:table-cell office:value-type="float" office:value="461.28662" calcext:value-type="float">
            <text:p>461.28662</text:p>
          </table:table-cell>
          <table:table-cell office:value-type="float" office:value="460.98" calcext:value-type="float">
            <text:p>460.98</text:p>
          </table:table-cell>
          <table:table-cell office:value-type="float" office:value="57204" calcext:value-type="float">
            <text:p>57204</text:p>
          </table:table-cell>
          <table:table-cell office:value-type="float" office:value="3554229" calcext:value-type="float">
            <text:p>3554229</text:p>
          </table:table-cell>
          <table:table-cell table:formula="of:=[Sheet1.E739]-[Sheet1.I7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3-s362367963c1219946.ukp</text:p>
          </table:table-cell>
          <table:table-cell office:value-type="float" office:value="5.68275" calcext:value-type="float">
            <text:p>5.68275</text:p>
          </table:table-cell>
          <table:table-cell office:value-type="float" office:value="5.8" calcext:value-type="float">
            <text:p>5.8</text:p>
          </table:table-cell>
          <table:table-cell office:value-type="float" office:value="39268" calcext:value-type="float">
            <text:p>39268</text:p>
          </table:table-cell>
          <table:table-cell office:value-type="float" office:value="3623873" calcext:value-type="float">
            <text:p>3623873</text:p>
          </table:table-cell>
          <table:table-cell office:value-type="float" office:value="461.64995" calcext:value-type="float">
            <text:p>461.64995</text:p>
          </table:table-cell>
          <table:table-cell office:value-type="float" office:value="461.31" calcext:value-type="float">
            <text:p>461.31</text:p>
          </table:table-cell>
          <table:table-cell office:value-type="float" office:value="60920" calcext:value-type="float">
            <text:p>60920</text:p>
          </table:table-cell>
          <table:table-cell office:value-type="float" office:value="3623873" calcext:value-type="float">
            <text:p>3623873</text:p>
          </table:table-cell>
          <table:table-cell table:formula="of:=[Sheet1.E740]-[Sheet1.I7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7-s301097953c1105643.ukp</text:p>
          </table:table-cell>
          <table:table-cell office:value-type="float" office:value="5.26161" calcext:value-type="float">
            <text:p>5.26161</text:p>
          </table:table-cell>
          <table:table-cell office:value-type="float" office:value="5.37" calcext:value-type="float">
            <text:p>5.37</text:p>
          </table:table-cell>
          <table:table-cell office:value-type="float" office:value="37580" calcext:value-type="float">
            <text:p>37580</text:p>
          </table:table-cell>
          <table:table-cell office:value-type="float" office:value="3277743" calcext:value-type="float">
            <text:p>3277743</text:p>
          </table:table-cell>
          <table:table-cell office:value-type="float" office:value="464.04995" calcext:value-type="float">
            <text:p>464.04995</text:p>
          </table:table-cell>
          <table:table-cell office:value-type="float" office:value="463.73" calcext:value-type="float">
            <text:p>463.73</text:p>
          </table:table-cell>
          <table:table-cell office:value-type="float" office:value="53508" calcext:value-type="float">
            <text:p>53508</text:p>
          </table:table-cell>
          <table:table-cell office:value-type="float" office:value="3277743" calcext:value-type="float">
            <text:p>3277743</text:p>
          </table:table-cell>
          <table:table-cell table:formula="of:=[Sheet1.E741]-[Sheet1.I7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-s463795034c1454414.ukp</text:p>
          </table:table-cell>
          <table:table-cell office:value-type="float" office:value="8.46427" calcext:value-type="float">
            <text:p>8.46427</text:p>
          </table:table-cell>
          <table:table-cell office:value-type="float" office:value="8.61" calcext:value-type="float">
            <text:p>8.61</text:p>
          </table:table-cell>
          <table:table-cell office:value-type="float" office:value="43348" calcext:value-type="float">
            <text:p>43348</text:p>
          </table:table-cell>
          <table:table-cell office:value-type="float" office:value="4387033" calcext:value-type="float">
            <text:p>4387033</text:p>
          </table:table-cell>
          <table:table-cell office:value-type="float" office:value="468.06329" calcext:value-type="float">
            <text:p>468.06329</text:p>
          </table:table-cell>
          <table:table-cell office:value-type="float" office:value="467.76" calcext:value-type="float">
            <text:p>467.76</text:p>
          </table:table-cell>
          <table:table-cell office:value-type="float" office:value="43600" calcext:value-type="float">
            <text:p>43600</text:p>
          </table:table-cell>
          <table:table-cell office:value-type="float" office:value="4387033" calcext:value-type="float">
            <text:p>4387033</text:p>
          </table:table-cell>
          <table:table-cell table:formula="of:=[Sheet1.E742]-[Sheet1.I7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1-s879272876c1075219.ukp</text:p>
          </table:table-cell>
          <table:table-cell office:value-type="float" office:value="8.27557" calcext:value-type="float">
            <text:p>8.27557</text:p>
          </table:table-cell>
          <table:table-cell office:value-type="float" office:value="8.41" calcext:value-type="float">
            <text:p>8.41</text:p>
          </table:table-cell>
          <table:table-cell office:value-type="float" office:value="36896" calcext:value-type="float">
            <text:p>36896</text:p>
          </table:table-cell>
          <table:table-cell office:value-type="float" office:value="3194207" calcext:value-type="float">
            <text:p>3194207</text:p>
          </table:table-cell>
          <table:table-cell office:value-type="float" office:value="469.46662" calcext:value-type="float">
            <text:p>469.46662</text:p>
          </table:table-cell>
          <table:table-cell office:value-type="float" office:value="469.15" calcext:value-type="float">
            <text:p>469.15</text:p>
          </table:table-cell>
          <table:table-cell office:value-type="float" office:value="42412" calcext:value-type="float">
            <text:p>42412</text:p>
          </table:table-cell>
          <table:table-cell office:value-type="float" office:value="3194207" calcext:value-type="float">
            <text:p>3194207</text:p>
          </table:table-cell>
          <table:table-cell table:formula="of:=[Sheet1.E743]-[Sheet1.I7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0-s972099972c1118941.ukp</text:p>
          </table:table-cell>
          <table:table-cell office:value-type="float" office:value="8.6479" calcext:value-type="float">
            <text:p>8.6479</text:p>
          </table:table-cell>
          <table:table-cell office:value-type="float" office:value="8.78" calcext:value-type="float">
            <text:p>8.78</text:p>
          </table:table-cell>
          <table:table-cell office:value-type="float" office:value="38008" calcext:value-type="float">
            <text:p>38008</text:p>
          </table:table-cell>
          <table:table-cell office:value-type="float" office:value="3363363" calcext:value-type="float">
            <text:p>3363363</text:p>
          </table:table-cell>
          <table:table-cell office:value-type="float" office:value="470.90662" calcext:value-type="float">
            <text:p>470.90662</text:p>
          </table:table-cell>
          <table:table-cell office:value-type="float" office:value="470.59" calcext:value-type="float">
            <text:p>470.59</text:p>
          </table:table-cell>
          <table:table-cell office:value-type="float" office:value="60888" calcext:value-type="float">
            <text:p>60888</text:p>
          </table:table-cell>
          <table:table-cell office:value-type="float" office:value="3363363" calcext:value-type="float">
            <text:p>3363363</text:p>
          </table:table-cell>
          <table:table-cell table:formula="of:=[Sheet1.E744]-[Sheet1.I7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7-s607801339c1264854.ukp</text:p>
          </table:table-cell>
          <table:table-cell office:value-type="float" office:value="5.75356" calcext:value-type="float">
            <text:p>5.75356</text:p>
          </table:table-cell>
          <table:table-cell office:value-type="float" office:value="6.14" calcext:value-type="float">
            <text:p>6.14</text:p>
          </table:table-cell>
          <table:table-cell office:value-type="float" office:value="39964" calcext:value-type="float">
            <text:p>39964</text:p>
          </table:table-cell>
          <table:table-cell office:value-type="float" office:value="3785704" calcext:value-type="float">
            <text:p>3785704</text:p>
          </table:table-cell>
          <table:table-cell office:value-type="float" office:value="471.47995" calcext:value-type="float">
            <text:p>471.47995</text:p>
          </table:table-cell>
          <table:table-cell office:value-type="float" office:value="471.16" calcext:value-type="float">
            <text:p>471.16</text:p>
          </table:table-cell>
          <table:table-cell office:value-type="float" office:value="54260" calcext:value-type="float">
            <text:p>54260</text:p>
          </table:table-cell>
          <table:table-cell office:value-type="float" office:value="3785704" calcext:value-type="float">
            <text:p>3785704</text:p>
          </table:table-cell>
          <table:table-cell table:formula="of:=[Sheet1.E745]-[Sheet1.I7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4-s345851317c1373891.ukp</text:p>
          </table:table-cell>
          <table:table-cell office:value-type="float" office:value="9.86008" calcext:value-type="float">
            <text:p>9.86008</text:p>
          </table:table-cell>
          <table:table-cell office:value-type="float" office:value="9.99" calcext:value-type="float">
            <text:p>9.99</text:p>
          </table:table-cell>
          <table:table-cell office:value-type="float" office:value="41520" calcext:value-type="float">
            <text:p>41520</text:p>
          </table:table-cell>
          <table:table-cell office:value-type="float" office:value="4119886" calcext:value-type="float">
            <text:p>4119886</text:p>
          </table:table-cell>
          <table:table-cell office:value-type="float" office:value="475.88662" calcext:value-type="float">
            <text:p>475.88662</text:p>
          </table:table-cell>
          <table:table-cell office:value-type="float" office:value="475.57" calcext:value-type="float">
            <text:p>475.57</text:p>
          </table:table-cell>
          <table:table-cell office:value-type="float" office:value="51072" calcext:value-type="float">
            <text:p>51072</text:p>
          </table:table-cell>
          <table:table-cell office:value-type="float" office:value="4119886" calcext:value-type="float">
            <text:p>4119886</text:p>
          </table:table-cell>
          <table:table-cell table:formula="of:=[Sheet1.E746]-[Sheet1.I7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3-s47721841c1326555.ukp</text:p>
          </table:table-cell>
          <table:table-cell office:value-type="float" office:value="6.97875" calcext:value-type="float">
            <text:p>6.97875</text:p>
          </table:table-cell>
          <table:table-cell office:value-type="float" office:value="7.37" calcext:value-type="float">
            <text:p>7.37</text:p>
          </table:table-cell>
          <table:table-cell office:value-type="float" office:value="40908" calcext:value-type="float">
            <text:p>40908</text:p>
          </table:table-cell>
          <table:table-cell office:value-type="float" office:value="3976127" calcext:value-type="float">
            <text:p>3976127</text:p>
          </table:table-cell>
          <table:table-cell office:value-type="float" office:value="478.53662" calcext:value-type="float">
            <text:p>478.53662</text:p>
          </table:table-cell>
          <table:table-cell office:value-type="float" office:value="478.19" calcext:value-type="float">
            <text:p>478.19</text:p>
          </table:table-cell>
          <table:table-cell office:value-type="float" office:value="59184" calcext:value-type="float">
            <text:p>59184</text:p>
          </table:table-cell>
          <table:table-cell office:value-type="float" office:value="3976127" calcext:value-type="float">
            <text:p>3976127</text:p>
          </table:table-cell>
          <table:table-cell table:formula="of:=[Sheet1.E747]-[Sheet1.I7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-s161344243c1096797.ukp</text:p>
          </table:table-cell>
          <table:table-cell office:value-type="float" office:value="5.27267" calcext:value-type="float">
            <text:p>5.27267</text:p>
          </table:table-cell>
          <table:table-cell office:value-type="float" office:value="5.72" calcext:value-type="float">
            <text:p>5.72</text:p>
          </table:table-cell>
          <table:table-cell office:value-type="float" office:value="37192" calcext:value-type="float">
            <text:p>37192</text:p>
          </table:table-cell>
          <table:table-cell office:value-type="float" office:value="3240873" calcext:value-type="float">
            <text:p>3240873</text:p>
          </table:table-cell>
          <table:table-cell office:value-type="float" office:value="479.43329" calcext:value-type="float">
            <text:p>479.43329</text:p>
          </table:table-cell>
          <table:table-cell office:value-type="float" office:value="479.11" calcext:value-type="float">
            <text:p>479.11</text:p>
          </table:table-cell>
          <table:table-cell office:value-type="float" office:value="51024" calcext:value-type="float">
            <text:p>51024</text:p>
          </table:table-cell>
          <table:table-cell office:value-type="float" office:value="3240873" calcext:value-type="float">
            <text:p>3240873</text:p>
          </table:table-cell>
          <table:table-cell table:formula="of:=[Sheet1.E748]-[Sheet1.I7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8-s178912779c1365922.ukp</text:p>
          </table:table-cell>
          <table:table-cell office:value-type="float" office:value="9.15372" calcext:value-type="float">
            <text:p>9.15372</text:p>
          </table:table-cell>
          <table:table-cell office:value-type="float" office:value="9.36" calcext:value-type="float">
            <text:p>9.36</text:p>
          </table:table-cell>
          <table:table-cell office:value-type="float" office:value="41968" calcext:value-type="float">
            <text:p>41968</text:p>
          </table:table-cell>
          <table:table-cell office:value-type="float" office:value="4114842" calcext:value-type="float">
            <text:p>4114842</text:p>
          </table:table-cell>
          <table:table-cell office:value-type="float" office:value="481.42329" calcext:value-type="float">
            <text:p>481.42329</text:p>
          </table:table-cell>
          <table:table-cell office:value-type="float" office:value="481.08" calcext:value-type="float">
            <text:p>481.08</text:p>
          </table:table-cell>
          <table:table-cell office:value-type="float" office:value="51512" calcext:value-type="float">
            <text:p>51512</text:p>
          </table:table-cell>
          <table:table-cell office:value-type="float" office:value="4114842" calcext:value-type="float">
            <text:p>4114842</text:p>
          </table:table-cell>
          <table:table-cell table:formula="of:=[Sheet1.E749]-[Sheet1.I7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7-s277361362c1140199.ukp</text:p>
          </table:table-cell>
          <table:table-cell office:value-type="float" office:value="5.40809" calcext:value-type="float">
            <text:p>5.40809</text:p>
          </table:table-cell>
          <table:table-cell office:value-type="float" office:value="5.52" calcext:value-type="float">
            <text:p>5.52</text:p>
          </table:table-cell>
          <table:table-cell office:value-type="float" office:value="38108" calcext:value-type="float">
            <text:p>38108</text:p>
          </table:table-cell>
          <table:table-cell office:value-type="float" office:value="3365912" calcext:value-type="float">
            <text:p>3365912</text:p>
          </table:table-cell>
          <table:table-cell office:value-type="float" office:value="489.44995" calcext:value-type="float">
            <text:p>489.44995</text:p>
          </table:table-cell>
          <table:table-cell office:value-type="float" office:value="489.13" calcext:value-type="float">
            <text:p>489.13</text:p>
          </table:table-cell>
          <table:table-cell office:value-type="float" office:value="52464" calcext:value-type="float">
            <text:p>52464</text:p>
          </table:table-cell>
          <table:table-cell office:value-type="float" office:value="3365912" calcext:value-type="float">
            <text:p>3365912</text:p>
          </table:table-cell>
          <table:table-cell table:formula="of:=[Sheet1.E750]-[Sheet1.I7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-s999292130c1082699.ukp</text:p>
          </table:table-cell>
          <table:table-cell office:value-type="float" office:value="5.57101" calcext:value-type="float">
            <text:p>5.57101</text:p>
          </table:table-cell>
          <table:table-cell office:value-type="float" office:value="5.71" calcext:value-type="float">
            <text:p>5.71</text:p>
          </table:table-cell>
          <table:table-cell office:value-type="float" office:value="37048" calcext:value-type="float">
            <text:p>37048</text:p>
          </table:table-cell>
          <table:table-cell office:value-type="float" office:value="3208928" calcext:value-type="float">
            <text:p>3208928</text:p>
          </table:table-cell>
          <table:table-cell office:value-type="float" office:value="492.93329" calcext:value-type="float">
            <text:p>492.93329</text:p>
          </table:table-cell>
          <table:table-cell office:value-type="float" office:value="492.6" calcext:value-type="float">
            <text:p>492.6</text:p>
          </table:table-cell>
          <table:table-cell office:value-type="float" office:value="51848" calcext:value-type="float">
            <text:p>51848</text:p>
          </table:table-cell>
          <table:table-cell office:value-type="float" office:value="3208928" calcext:value-type="float">
            <text:p>3208928</text:p>
          </table:table-cell>
          <table:table-cell table:formula="of:=[Sheet1.E751]-[Sheet1.I7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3-s343141202c1392767.ukp</text:p>
          </table:table-cell>
          <table:table-cell office:value-type="float" office:value="9.17682" calcext:value-type="float">
            <text:p>9.17682</text:p>
          </table:table-cell>
          <table:table-cell office:value-type="float" office:value="9.41" calcext:value-type="float">
            <text:p>9.41</text:p>
          </table:table-cell>
          <table:table-cell office:value-type="float" office:value="41784" calcext:value-type="float">
            <text:p>41784</text:p>
          </table:table-cell>
          <table:table-cell office:value-type="float" office:value="4196592" calcext:value-type="float">
            <text:p>4196592</text:p>
          </table:table-cell>
          <table:table-cell office:value-type="float" office:value="494.97328" calcext:value-type="float">
            <text:p>494.97328</text:p>
          </table:table-cell>
          <table:table-cell office:value-type="float" office:value="494.66" calcext:value-type="float">
            <text:p>494.66</text:p>
          </table:table-cell>
          <table:table-cell office:value-type="float" office:value="49928" calcext:value-type="float">
            <text:p>49928</text:p>
          </table:table-cell>
          <table:table-cell office:value-type="float" office:value="4196592" calcext:value-type="float">
            <text:p>4196592</text:p>
          </table:table-cell>
          <table:table-cell table:formula="of:=[Sheet1.E752]-[Sheet1.I7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6-s180237460c1091135.ukp</text:p>
          </table:table-cell>
          <table:table-cell office:value-type="float" office:value="5.70292" calcext:value-type="float">
            <text:p>5.70292</text:p>
          </table:table-cell>
          <table:table-cell office:value-type="float" office:value="5.85" calcext:value-type="float">
            <text:p>5.85</text:p>
          </table:table-cell>
          <table:table-cell office:value-type="float" office:value="37172" calcext:value-type="float">
            <text:p>37172</text:p>
          </table:table-cell>
          <table:table-cell office:value-type="float" office:value="3241000" calcext:value-type="float">
            <text:p>3241000</text:p>
          </table:table-cell>
          <table:table-cell office:value-type="float" office:value="495.42328" calcext:value-type="float">
            <text:p>495.42328</text:p>
          </table:table-cell>
          <table:table-cell office:value-type="float" office:value="495.08" calcext:value-type="float">
            <text:p>495.08</text:p>
          </table:table-cell>
          <table:table-cell office:value-type="float" office:value="55248" calcext:value-type="float">
            <text:p>55248</text:p>
          </table:table-cell>
          <table:table-cell office:value-type="float" office:value="3241000" calcext:value-type="float">
            <text:p>3241000</text:p>
          </table:table-cell>
          <table:table-cell table:formula="of:=[Sheet1.E753]-[Sheet1.I7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8-s19360487c1260793.ukp</text:p>
          </table:table-cell>
          <table:table-cell office:value-type="float" office:value="6.99239" calcext:value-type="float">
            <text:p>6.99239</text:p>
          </table:table-cell>
          <table:table-cell office:value-type="float" office:value="7.11" calcext:value-type="float">
            <text:p>7.11</text:p>
          </table:table-cell>
          <table:table-cell office:value-type="float" office:value="39696" calcext:value-type="float">
            <text:p>39696</text:p>
          </table:table-cell>
          <table:table-cell office:value-type="float" office:value="3758815" calcext:value-type="float">
            <text:p>3758815</text:p>
          </table:table-cell>
          <table:table-cell office:value-type="float" office:value="495.79328" calcext:value-type="float">
            <text:p>495.79328</text:p>
          </table:table-cell>
          <table:table-cell office:value-type="float" office:value="495.45" calcext:value-type="float">
            <text:p>495.45</text:p>
          </table:table-cell>
          <table:table-cell office:value-type="float" office:value="50016" calcext:value-type="float">
            <text:p>50016</text:p>
          </table:table-cell>
          <table:table-cell office:value-type="float" office:value="3758815" calcext:value-type="float">
            <text:p>3758815</text:p>
          </table:table-cell>
          <table:table-cell table:formula="of:=[Sheet1.E754]-[Sheet1.I7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6-s698894093c1087619.ukp</text:p>
          </table:table-cell>
          <table:table-cell office:value-type="float" office:value="6.81615" calcext:value-type="float">
            <text:p>6.81615</text:p>
          </table:table-cell>
          <table:table-cell office:value-type="float" office:value="6.95" calcext:value-type="float">
            <text:p>6.95</text:p>
          </table:table-cell>
          <table:table-cell office:value-type="float" office:value="37168" calcext:value-type="float">
            <text:p>37168</text:p>
          </table:table-cell>
          <table:table-cell office:value-type="float" office:value="3214544" calcext:value-type="float">
            <text:p>3214544</text:p>
          </table:table-cell>
          <table:table-cell office:value-type="float" office:value="498.71328" calcext:value-type="float">
            <text:p>498.71328</text:p>
          </table:table-cell>
          <table:table-cell office:value-type="float" office:value="498.38" calcext:value-type="float">
            <text:p>498.38</text:p>
          </table:table-cell>
          <table:table-cell office:value-type="float" office:value="49004" calcext:value-type="float">
            <text:p>49004</text:p>
          </table:table-cell>
          <table:table-cell office:value-type="float" office:value="3214544" calcext:value-type="float">
            <text:p>3214544</text:p>
          </table:table-cell>
          <table:table-cell table:formula="of:=[Sheet1.E755]-[Sheet1.I7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3-s217583718c1309370.ukp</text:p>
          </table:table-cell>
          <table:table-cell office:value-type="float" office:value="6.8683" calcext:value-type="float">
            <text:p>6.8683</text:p>
          </table:table-cell>
          <table:table-cell office:value-type="float" office:value="7.24" calcext:value-type="float">
            <text:p>7.24</text:p>
          </table:table-cell>
          <table:table-cell office:value-type="float" office:value="40656" calcext:value-type="float">
            <text:p>40656</text:p>
          </table:table-cell>
          <table:table-cell office:value-type="float" office:value="3909383" calcext:value-type="float">
            <text:p>3909383</text:p>
          </table:table-cell>
          <table:table-cell office:value-type="float" office:value="499.01328" calcext:value-type="float">
            <text:p>499.01328</text:p>
          </table:table-cell>
          <table:table-cell office:value-type="float" office:value="498.67" calcext:value-type="float">
            <text:p>498.67</text:p>
          </table:table-cell>
          <table:table-cell office:value-type="float" office:value="59016" calcext:value-type="float">
            <text:p>59016</text:p>
          </table:table-cell>
          <table:table-cell office:value-type="float" office:value="3909383" calcext:value-type="float">
            <text:p>3909383</text:p>
          </table:table-cell>
          <table:table-cell table:formula="of:=[Sheet1.E756]-[Sheet1.I7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4-s90959982c1128617.ukp</text:p>
          </table:table-cell>
          <table:table-cell office:value-type="float" office:value="5.94148" calcext:value-type="float">
            <text:p>5.94148</text:p>
          </table:table-cell>
          <table:table-cell office:value-type="float" office:value="6.31" calcext:value-type="float">
            <text:p>6.31</text:p>
          </table:table-cell>
          <table:table-cell office:value-type="float" office:value="37796" calcext:value-type="float">
            <text:p>37796</text:p>
          </table:table-cell>
          <table:table-cell office:value-type="float" office:value="3365439" calcext:value-type="float">
            <text:p>3365439</text:p>
          </table:table-cell>
          <table:table-cell office:value-type="float" office:value="500.90328" calcext:value-type="float">
            <text:p>500.90328</text:p>
          </table:table-cell>
          <table:table-cell office:value-type="float" office:value="500.54" calcext:value-type="float">
            <text:p>500.54</text:p>
          </table:table-cell>
          <table:table-cell office:value-type="float" office:value="52428" calcext:value-type="float">
            <text:p>52428</text:p>
          </table:table-cell>
          <table:table-cell office:value-type="float" office:value="3365439" calcext:value-type="float">
            <text:p>3365439</text:p>
          </table:table-cell>
          <table:table-cell table:formula="of:=[Sheet1.E757]-[Sheet1.I7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0-s677916848c1138464.ukp</text:p>
          </table:table-cell>
          <table:table-cell office:value-type="float" office:value="5.85443" calcext:value-type="float">
            <text:p>5.85443</text:p>
          </table:table-cell>
          <table:table-cell office:value-type="float" office:value="5.97" calcext:value-type="float">
            <text:p>5.97</text:p>
          </table:table-cell>
          <table:table-cell office:value-type="float" office:value="37780" calcext:value-type="float">
            <text:p>37780</text:p>
          </table:table-cell>
          <table:table-cell office:value-type="float" office:value="3380140" calcext:value-type="float">
            <text:p>3380140</text:p>
          </table:table-cell>
          <table:table-cell office:value-type="float" office:value="505.35995" calcext:value-type="float">
            <text:p>505.35995</text:p>
          </table:table-cell>
          <table:table-cell office:value-type="float" office:value="505.02" calcext:value-type="float">
            <text:p>505.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80140" calcext:value-type="float">
            <text:p>3380140</text:p>
          </table:table-cell>
          <table:table-cell table:formula="of:=[Sheet1.E758]-[Sheet1.I7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9-s916911562c1086171.ukp</text:p>
          </table:table-cell>
          <table:table-cell office:value-type="float" office:value="4.87786" calcext:value-type="float">
            <text:p>4.87786</text:p>
          </table:table-cell>
          <table:table-cell office:value-type="float" office:value="4.99" calcext:value-type="float">
            <text:p>4.99</text:p>
          </table:table-cell>
          <table:table-cell office:value-type="float" office:value="37088" calcext:value-type="float">
            <text:p>37088</text:p>
          </table:table-cell>
          <table:table-cell office:value-type="float" office:value="3219507" calcext:value-type="float">
            <text:p>3219507</text:p>
          </table:table-cell>
          <table:table-cell office:value-type="float" office:value="506.18328" calcext:value-type="float">
            <text:p>506.18328</text:p>
          </table:table-cell>
          <table:table-cell office:value-type="float" office:value="505.85" calcext:value-type="float">
            <text:p>505.85</text:p>
          </table:table-cell>
          <table:table-cell office:value-type="float" office:value="50916" calcext:value-type="float">
            <text:p>50916</text:p>
          </table:table-cell>
          <table:table-cell office:value-type="float" office:value="3219507" calcext:value-type="float">
            <text:p>3219507</text:p>
          </table:table-cell>
          <table:table-cell table:formula="of:=[Sheet1.E759]-[Sheet1.I7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8-s678444546c1316905.ukp</text:p>
          </table:table-cell>
          <table:table-cell office:value-type="float" office:value="8.4477" calcext:value-type="float">
            <text:p>8.4477</text:p>
          </table:table-cell>
          <table:table-cell office:value-type="float" office:value="8.84" calcext:value-type="float">
            <text:p>8.84</text:p>
          </table:table-cell>
          <table:table-cell office:value-type="float" office:value="40756" calcext:value-type="float">
            <text:p>40756</text:p>
          </table:table-cell>
          <table:table-cell office:value-type="float" office:value="3917239" calcext:value-type="float">
            <text:p>3917239</text:p>
          </table:table-cell>
          <table:table-cell office:value-type="float" office:value="507.69995" calcext:value-type="float">
            <text:p>507.69995</text:p>
          </table:table-cell>
          <table:table-cell office:value-type="float" office:value="507.36" calcext:value-type="float">
            <text:p>507.36</text:p>
          </table:table-cell>
          <table:table-cell office:value-type="float" office:value="45512" calcext:value-type="float">
            <text:p>45512</text:p>
          </table:table-cell>
          <table:table-cell office:value-type="float" office:value="3917239" calcext:value-type="float">
            <text:p>3917239</text:p>
          </table:table-cell>
          <table:table-cell table:formula="of:=[Sheet1.E760]-[Sheet1.I7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9-s586663876c1432971.ukp</text:p>
          </table:table-cell>
          <table:table-cell office:value-type="float" office:value="8.85455" calcext:value-type="float">
            <text:p>8.85455</text:p>
          </table:table-cell>
          <table:table-cell office:value-type="float" office:value="8.99" calcext:value-type="float">
            <text:p>8.99</text:p>
          </table:table-cell>
          <table:table-cell office:value-type="float" office:value="42812" calcext:value-type="float">
            <text:p>42812</text:p>
          </table:table-cell>
          <table:table-cell office:value-type="float" office:value="4308797" calcext:value-type="float">
            <text:p>4308797</text:p>
          </table:table-cell>
          <table:table-cell office:value-type="float" office:value="508.99995" calcext:value-type="float">
            <text:p>508.99995</text:p>
          </table:table-cell>
          <table:table-cell office:value-type="float" office:value="508.67" calcext:value-type="float">
            <text:p>508.67</text:p>
          </table:table-cell>
          <table:table-cell office:value-type="float" office:value="53416" calcext:value-type="float">
            <text:p>53416</text:p>
          </table:table-cell>
          <table:table-cell office:value-type="float" office:value="4308797" calcext:value-type="float">
            <text:p>4308797</text:p>
          </table:table-cell>
          <table:table-cell table:formula="of:=[Sheet1.E761]-[Sheet1.I7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6-s562370200c1257276.ukp</text:p>
          </table:table-cell>
          <table:table-cell office:value-type="float" office:value="6.53822" calcext:value-type="float">
            <text:p>6.53822</text:p>
          </table:table-cell>
          <table:table-cell office:value-type="float" office:value="6.68" calcext:value-type="float">
            <text:p>6.68</text:p>
          </table:table-cell>
          <table:table-cell office:value-type="float" office:value="39828" calcext:value-type="float">
            <text:p>39828</text:p>
          </table:table-cell>
          <table:table-cell office:value-type="float" office:value="3772008" calcext:value-type="float">
            <text:p>3772008</text:p>
          </table:table-cell>
          <table:table-cell office:value-type="float" office:value="509.74662" calcext:value-type="float">
            <text:p>509.74662</text:p>
          </table:table-cell>
          <table:table-cell office:value-type="float" office:value="509.42" calcext:value-type="float">
            <text:p>509.42</text:p>
          </table:table-cell>
          <table:table-cell office:value-type="float" office:value="58860" calcext:value-type="float">
            <text:p>58860</text:p>
          </table:table-cell>
          <table:table-cell office:value-type="float" office:value="3772008" calcext:value-type="float">
            <text:p>3772008</text:p>
          </table:table-cell>
          <table:table-cell table:formula="of:=[Sheet1.E762]-[Sheet1.I7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4-s255129796c1363463.ukp</text:p>
          </table:table-cell>
          <table:table-cell office:value-type="float" office:value="11.3002" calcext:value-type="float">
            <text:p>11.3002</text:p>
          </table:table-cell>
          <table:table-cell office:value-type="float" office:value="11.42" calcext:value-type="float">
            <text:p>11.42</text:p>
          </table:table-cell>
          <table:table-cell office:value-type="float" office:value="41824" calcext:value-type="float">
            <text:p>41824</text:p>
          </table:table-cell>
          <table:table-cell office:value-type="float" office:value="4114890" calcext:value-type="float">
            <text:p>4114890</text:p>
          </table:table-cell>
          <table:table-cell office:value-type="float" office:value="510.99662" calcext:value-type="float">
            <text:p>510.99662</text:p>
          </table:table-cell>
          <table:table-cell office:value-type="float" office:value="510.66" calcext:value-type="float">
            <text:p>510.66</text:p>
          </table:table-cell>
          <table:table-cell office:value-type="float" office:value="50660" calcext:value-type="float">
            <text:p>50660</text:p>
          </table:table-cell>
          <table:table-cell office:value-type="float" office:value="4114890" calcext:value-type="float">
            <text:p>4114890</text:p>
          </table:table-cell>
          <table:table-cell table:formula="of:=[Sheet1.E763]-[Sheet1.I7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6-s405621139c1265615.ukp</text:p>
          </table:table-cell>
          <table:table-cell office:value-type="float" office:value="8.21469" calcext:value-type="float">
            <text:p>8.21469</text:p>
          </table:table-cell>
          <table:table-cell office:value-type="float" office:value="8.59" calcext:value-type="float">
            <text:p>8.59</text:p>
          </table:table-cell>
          <table:table-cell office:value-type="float" office:value="39828" calcext:value-type="float">
            <text:p>39828</text:p>
          </table:table-cell>
          <table:table-cell office:value-type="float" office:value="3801207" calcext:value-type="float">
            <text:p>3801207</text:p>
          </table:table-cell>
          <table:table-cell office:value-type="float" office:value="512.53662" calcext:value-type="float">
            <text:p>512.53662</text:p>
          </table:table-cell>
          <table:table-cell office:value-type="float" office:value="512.19" calcext:value-type="float">
            <text:p>512.19</text:p>
          </table:table-cell>
          <table:table-cell office:value-type="float" office:value="50564" calcext:value-type="float">
            <text:p>50564</text:p>
          </table:table-cell>
          <table:table-cell office:value-type="float" office:value="3801207" calcext:value-type="float">
            <text:p>3801207</text:p>
          </table:table-cell>
          <table:table-cell table:formula="of:=[Sheet1.E764]-[Sheet1.I7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2-s351421871c1282410.ukp</text:p>
          </table:table-cell>
          <table:table-cell office:value-type="float" office:value="6.6551" calcext:value-type="float">
            <text:p>6.6551</text:p>
          </table:table-cell>
          <table:table-cell office:value-type="float" office:value="6.77" calcext:value-type="float">
            <text:p>6.77</text:p>
          </table:table-cell>
          <table:table-cell office:value-type="float" office:value="40324" calcext:value-type="float">
            <text:p>40324</text:p>
          </table:table-cell>
          <table:table-cell office:value-type="float" office:value="3830624" calcext:value-type="float">
            <text:p>3830624</text:p>
          </table:table-cell>
          <table:table-cell office:value-type="float" office:value="514.74662" calcext:value-type="float">
            <text:p>514.74662</text:p>
          </table:table-cell>
          <table:table-cell office:value-type="float" office:value="514.41" calcext:value-type="float">
            <text:p>514.41</text:p>
          </table:table-cell>
          <table:table-cell office:value-type="float" office:value="53652" calcext:value-type="float">
            <text:p>53652</text:p>
          </table:table-cell>
          <table:table-cell office:value-type="float" office:value="3830624" calcext:value-type="float">
            <text:p>3830624</text:p>
          </table:table-cell>
          <table:table-cell table:formula="of:=[Sheet1.E765]-[Sheet1.I7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-s161344243c1346441.ukp</text:p>
          </table:table-cell>
          <table:table-cell office:value-type="float" office:value="9.17712" calcext:value-type="float">
            <text:p>9.17712</text:p>
          </table:table-cell>
          <table:table-cell office:value-type="float" office:value="9.32" calcext:value-type="float">
            <text:p>9.32</text:p>
          </table:table-cell>
          <table:table-cell office:value-type="float" office:value="41772" calcext:value-type="float">
            <text:p>41772</text:p>
          </table:table-cell>
          <table:table-cell office:value-type="float" office:value="4047634" calcext:value-type="float">
            <text:p>4047634</text:p>
          </table:table-cell>
          <table:table-cell office:value-type="float" office:value="515.96328" calcext:value-type="float">
            <text:p>515.96328</text:p>
          </table:table-cell>
          <table:table-cell office:value-type="float" office:value="515.6" calcext:value-type="float">
            <text:p>515.6</text:p>
          </table:table-cell>
          <table:table-cell office:value-type="float" office:value="55168" calcext:value-type="float">
            <text:p>55168</text:p>
          </table:table-cell>
          <table:table-cell office:value-type="float" office:value="4047634" calcext:value-type="float">
            <text:p>4047634</text:p>
          </table:table-cell>
          <table:table-cell table:formula="of:=[Sheet1.E766]-[Sheet1.I7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4-s208479215c1253064.ukp</text:p>
          </table:table-cell>
          <table:table-cell office:value-type="float" office:value="5.75982" calcext:value-type="float">
            <text:p>5.75982</text:p>
          </table:table-cell>
          <table:table-cell office:value-type="float" office:value="5.87" calcext:value-type="float">
            <text:p>5.87</text:p>
          </table:table-cell>
          <table:table-cell office:value-type="float" office:value="39820" calcext:value-type="float">
            <text:p>39820</text:p>
          </table:table-cell>
          <table:table-cell office:value-type="float" office:value="3753820" calcext:value-type="float">
            <text:p>3753820</text:p>
          </table:table-cell>
          <table:table-cell office:value-type="float" office:value="522.48662" calcext:value-type="float">
            <text:p>522.48662</text:p>
          </table:table-cell>
          <table:table-cell office:value-type="float" office:value="522.12" calcext:value-type="float">
            <text:p>522.12</text:p>
          </table:table-cell>
          <table:table-cell office:value-type="float" office:value="54556" calcext:value-type="float">
            <text:p>54556</text:p>
          </table:table-cell>
          <table:table-cell office:value-type="float" office:value="3753820" calcext:value-type="float">
            <text:p>3753820</text:p>
          </table:table-cell>
          <table:table-cell table:formula="of:=[Sheet1.E767]-[Sheet1.I7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3-s490853988c1231133.ukp</text:p>
          </table:table-cell>
          <table:table-cell office:value-type="float" office:value="7.40201" calcext:value-type="float">
            <text:p>7.40201</text:p>
          </table:table-cell>
          <table:table-cell office:value-type="float" office:value="7.53" calcext:value-type="float">
            <text:p>7.53</text:p>
          </table:table-cell>
          <table:table-cell office:value-type="float" office:value="39472" calcext:value-type="float">
            <text:p>39472</text:p>
          </table:table-cell>
          <table:table-cell office:value-type="float" office:value="3687150" calcext:value-type="float">
            <text:p>3687150</text:p>
          </table:table-cell>
          <table:table-cell office:value-type="float" office:value="525.21995" calcext:value-type="float">
            <text:p>525.21995</text:p>
          </table:table-cell>
          <table:table-cell office:value-type="float" office:value="524.86" calcext:value-type="float">
            <text:p>524.86</text:p>
          </table:table-cell>
          <table:table-cell office:value-type="float" office:value="50772" calcext:value-type="float">
            <text:p>50772</text:p>
          </table:table-cell>
          <table:table-cell office:value-type="float" office:value="3687150" calcext:value-type="float">
            <text:p>3687150</text:p>
          </table:table-cell>
          <table:table-cell table:formula="of:=[Sheet1.E768]-[Sheet1.I7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3-s285045789c1082461.ukp</text:p>
          </table:table-cell>
          <table:table-cell office:value-type="float" office:value="6.27687" calcext:value-type="float">
            <text:p>6.27687</text:p>
          </table:table-cell>
          <table:table-cell office:value-type="float" office:value="6.39" calcext:value-type="float">
            <text:p>6.39</text:p>
          </table:table-cell>
          <table:table-cell office:value-type="float" office:value="37116" calcext:value-type="float">
            <text:p>37116</text:p>
          </table:table-cell>
          <table:table-cell office:value-type="float" office:value="3201007" calcext:value-type="float">
            <text:p>3201007</text:p>
          </table:table-cell>
          <table:table-cell office:value-type="float" office:value="528.59328" calcext:value-type="float">
            <text:p>528.59328</text:p>
          </table:table-cell>
          <table:table-cell office:value-type="float" office:value="528.27" calcext:value-type="float">
            <text:p>528.27</text:p>
          </table:table-cell>
          <table:table-cell office:value-type="float" office:value="45700" calcext:value-type="float">
            <text:p>45700</text:p>
          </table:table-cell>
          <table:table-cell office:value-type="float" office:value="3201007" calcext:value-type="float">
            <text:p>3201007</text:p>
          </table:table-cell>
          <table:table-cell table:formula="of:=[Sheet1.E769]-[Sheet1.I7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4-s981619751c1275575.ukp</text:p>
          </table:table-cell>
          <table:table-cell office:value-type="float" office:value="10.3473" calcext:value-type="float">
            <text:p>10.3473</text:p>
          </table:table-cell>
          <table:table-cell office:value-type="float" office:value="10.47" calcext:value-type="float">
            <text:p>10.47</text:p>
          </table:table-cell>
          <table:table-cell office:value-type="float" office:value="40652" calcext:value-type="float">
            <text:p>40652</text:p>
          </table:table-cell>
          <table:table-cell office:value-type="float" office:value="3842475" calcext:value-type="float">
            <text:p>3842475</text:p>
          </table:table-cell>
          <table:table-cell office:value-type="float" office:value="533.37328" calcext:value-type="float">
            <text:p>533.37328</text:p>
          </table:table-cell>
          <table:table-cell office:value-type="float" office:value="533.13" calcext:value-type="float">
            <text:p>533.13</text:p>
          </table:table-cell>
          <table:table-cell office:value-type="float" office:value="47136" calcext:value-type="float">
            <text:p>47136</text:p>
          </table:table-cell>
          <table:table-cell office:value-type="float" office:value="3842475" calcext:value-type="float">
            <text:p>3842475</text:p>
          </table:table-cell>
          <table:table-cell table:formula="of:=[Sheet1.E770]-[Sheet1.I7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1-s367303549c1089092.ukp</text:p>
          </table:table-cell>
          <table:table-cell office:value-type="float" office:value="5.99522" calcext:value-type="float">
            <text:p>5.99522</text:p>
          </table:table-cell>
          <table:table-cell office:value-type="float" office:value="6.35" calcext:value-type="float">
            <text:p>6.35</text:p>
          </table:table-cell>
          <table:table-cell office:value-type="float" office:value="37324" calcext:value-type="float">
            <text:p>37324</text:p>
          </table:table-cell>
          <table:table-cell office:value-type="float" office:value="3200330" calcext:value-type="float">
            <text:p>3200330</text:p>
          </table:table-cell>
          <table:table-cell office:value-type="float" office:value="534.58328" calcext:value-type="float">
            <text:p>534.58328</text:p>
          </table:table-cell>
          <table:table-cell office:value-type="float" office:value="534.21" calcext:value-type="float">
            <text:p>534.21</text:p>
          </table:table-cell>
          <table:table-cell office:value-type="float" office:value="49608" calcext:value-type="float">
            <text:p>49608</text:p>
          </table:table-cell>
          <table:table-cell office:value-type="float" office:value="3200330" calcext:value-type="float">
            <text:p>3200330</text:p>
          </table:table-cell>
          <table:table-cell table:formula="of:=[Sheet1.E771]-[Sheet1.I7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9-s507400487c1217026.ukp</text:p>
          </table:table-cell>
          <table:table-cell office:value-type="float" office:value="6.579" calcext:value-type="float">
            <text:p>6.579</text:p>
          </table:table-cell>
          <table:table-cell office:value-type="float" office:value="6.69" calcext:value-type="float">
            <text:p>6.69</text:p>
          </table:table-cell>
          <table:table-cell office:value-type="float" office:value="39084" calcext:value-type="float">
            <text:p>39084</text:p>
          </table:table-cell>
          <table:table-cell office:value-type="float" office:value="3630556" calcext:value-type="float">
            <text:p>3630556</text:p>
          </table:table-cell>
          <table:table-cell office:value-type="float" office:value="539.89661" calcext:value-type="float">
            <text:p>539.89661</text:p>
          </table:table-cell>
          <table:table-cell office:value-type="float" office:value="539.54" calcext:value-type="float">
            <text:p>539.54</text:p>
          </table:table-cell>
          <table:table-cell office:value-type="float" office:value="52440" calcext:value-type="float">
            <text:p>52440</text:p>
          </table:table-cell>
          <table:table-cell office:value-type="float" office:value="3630556" calcext:value-type="float">
            <text:p>3630556</text:p>
          </table:table-cell>
          <table:table-cell table:formula="of:=[Sheet1.E772]-[Sheet1.I7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2-s218633345c1078405.ukp</text:p>
          </table:table-cell>
          <table:table-cell office:value-type="float" office:value="11.3472" calcext:value-type="float">
            <text:p>11.3472</text:p>
          </table:table-cell>
          <table:table-cell office:value-type="float" office:value="11.48" calcext:value-type="float">
            <text:p>11.48</text:p>
          </table:table-cell>
          <table:table-cell office:value-type="float" office:value="37628" calcext:value-type="float">
            <text:p>37628</text:p>
          </table:table-cell>
          <table:table-cell office:value-type="float" office:value="3253675" calcext:value-type="float">
            <text:p>3253675</text:p>
          </table:table-cell>
          <table:table-cell office:value-type="float" office:value="540.75328" calcext:value-type="float">
            <text:p>540.75328</text:p>
          </table:table-cell>
          <table:table-cell office:value-type="float" office:value="540.4" calcext:value-type="float">
            <text:p>540.4</text:p>
          </table:table-cell>
          <table:table-cell office:value-type="float" office:value="62848" calcext:value-type="float">
            <text:p>62848</text:p>
          </table:table-cell>
          <table:table-cell office:value-type="float" office:value="3253675" calcext:value-type="float">
            <text:p>3253675</text:p>
          </table:table-cell>
          <table:table-cell table:formula="of:=[Sheet1.E773]-[Sheet1.I7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3-s915027660c1157104.ukp</text:p>
          </table:table-cell>
          <table:table-cell office:value-type="float" office:value="11.1628" calcext:value-type="float">
            <text:p>11.1628</text:p>
          </table:table-cell>
          <table:table-cell office:value-type="float" office:value="11.3" calcext:value-type="float">
            <text:p>11.3</text:p>
          </table:table-cell>
          <table:table-cell office:value-type="float" office:value="38636" calcext:value-type="float">
            <text:p>38636</text:p>
          </table:table-cell>
          <table:table-cell office:value-type="float" office:value="3478984" calcext:value-type="float">
            <text:p>3478984</text:p>
          </table:table-cell>
          <table:table-cell office:value-type="float" office:value="543.94661" calcext:value-type="float">
            <text:p>543.94661</text:p>
          </table:table-cell>
          <table:table-cell office:value-type="float" office:value="543.59" calcext:value-type="float">
            <text:p>543.59</text:p>
          </table:table-cell>
          <table:table-cell office:value-type="float" office:value="57968" calcext:value-type="float">
            <text:p>57968</text:p>
          </table:table-cell>
          <table:table-cell office:value-type="float" office:value="3478984" calcext:value-type="float">
            <text:p>3478984</text:p>
          </table:table-cell>
          <table:table-cell table:formula="of:=[Sheet1.E774]-[Sheet1.I7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1-s791104459c1370617.ukp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9.06" calcext:value-type="float">
            <text:p>9.06</text:p>
          </table:table-cell>
          <table:table-cell office:value-type="float" office:value="42040" calcext:value-type="float">
            <text:p>42040</text:p>
          </table:table-cell>
          <table:table-cell office:value-type="float" office:value="4137737" calcext:value-type="float">
            <text:p>4137737</text:p>
          </table:table-cell>
          <table:table-cell office:value-type="float" office:value="546.79328" calcext:value-type="float">
            <text:p>546.79328</text:p>
          </table:table-cell>
          <table:table-cell office:value-type="float" office:value="546.42" calcext:value-type="float">
            <text:p>546.42</text:p>
          </table:table-cell>
          <table:table-cell office:value-type="float" office:value="56824" calcext:value-type="float">
            <text:p>56824</text:p>
          </table:table-cell>
          <table:table-cell office:value-type="float" office:value="4137737" calcext:value-type="float">
            <text:p>4137737</text:p>
          </table:table-cell>
          <table:table-cell table:formula="of:=[Sheet1.E775]-[Sheet1.I7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6-s885510405c1093219.ukp</text:p>
          </table:table-cell>
          <table:table-cell office:value-type="float" office:value="6.09386" calcext:value-type="float">
            <text:p>6.09386</text:p>
          </table:table-cell>
          <table:table-cell office:value-type="float" office:value="6.21" calcext:value-type="float">
            <text:p>6.21</text:p>
          </table:table-cell>
          <table:table-cell office:value-type="float" office:value="37164" calcext:value-type="float">
            <text:p>37164</text:p>
          </table:table-cell>
          <table:table-cell office:value-type="float" office:value="3237554" calcext:value-type="float">
            <text:p>3237554</text:p>
          </table:table-cell>
          <table:table-cell office:value-type="float" office:value="548.76661" calcext:value-type="float">
            <text:p>548.76661</text:p>
          </table:table-cell>
          <table:table-cell office:value-type="float" office:value="548.41" calcext:value-type="float">
            <text:p>548.41</text:p>
          </table:table-cell>
          <table:table-cell office:value-type="float" office:value="51100" calcext:value-type="float">
            <text:p>51100</text:p>
          </table:table-cell>
          <table:table-cell office:value-type="float" office:value="3237554" calcext:value-type="float">
            <text:p>3237554</text:p>
          </table:table-cell>
          <table:table-cell table:formula="of:=[Sheet1.E776]-[Sheet1.I7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-s603562343c1357468.ukp</text:p>
          </table:table-cell>
          <table:table-cell office:value-type="float" office:value="9.16476" calcext:value-type="float">
            <text:p>9.16476</text:p>
          </table:table-cell>
          <table:table-cell office:value-type="float" office:value="9.39" calcext:value-type="float">
            <text:p>9.39</text:p>
          </table:table-cell>
          <table:table-cell office:value-type="float" office:value="41936" calcext:value-type="float">
            <text:p>41936</text:p>
          </table:table-cell>
          <table:table-cell office:value-type="float" office:value="4091479" calcext:value-type="float">
            <text:p>4091479</text:p>
          </table:table-cell>
          <table:table-cell office:value-type="float" office:value="549.84328" calcext:value-type="float">
            <text:p>549.84328</text:p>
          </table:table-cell>
          <table:table-cell office:value-type="float" office:value="549.5" calcext:value-type="float">
            <text:p>549.5</text:p>
          </table:table-cell>
          <table:table-cell office:value-type="float" office:value="58564" calcext:value-type="float">
            <text:p>58564</text:p>
          </table:table-cell>
          <table:table-cell office:value-type="float" office:value="4091479" calcext:value-type="float">
            <text:p>4091479</text:p>
          </table:table-cell>
          <table:table-cell table:formula="of:=[Sheet1.E777]-[Sheet1.I7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-s577782098c1211849.ukp</text:p>
          </table:table-cell>
          <table:table-cell office:value-type="float" office:value="8.81047" calcext:value-type="float">
            <text:p>8.81047</text:p>
          </table:table-cell>
          <table:table-cell office:value-type="float" office:value="9.01" calcext:value-type="float">
            <text:p>9.01</text:p>
          </table:table-cell>
          <table:table-cell office:value-type="float" office:value="39040" calcext:value-type="float">
            <text:p>39040</text:p>
          </table:table-cell>
          <table:table-cell office:value-type="float" office:value="3607834" calcext:value-type="float">
            <text:p>3607834</text:p>
          </table:table-cell>
          <table:table-cell office:value-type="float" office:value="556.93994" calcext:value-type="float">
            <text:p>556.93994</text:p>
          </table:table-cell>
          <table:table-cell office:value-type="float" office:value="556.59" calcext:value-type="float">
            <text:p>556.59</text:p>
          </table:table-cell>
          <table:table-cell office:value-type="float" office:value="51640" calcext:value-type="float">
            <text:p>51640</text:p>
          </table:table-cell>
          <table:table-cell office:value-type="float" office:value="3607834" calcext:value-type="float">
            <text:p>3607834</text:p>
          </table:table-cell>
          <table:table-cell table:formula="of:=[Sheet1.E778]-[Sheet1.I7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5-s515702491c1397428.ukp</text:p>
          </table:table-cell>
          <table:table-cell office:value-type="float" office:value="9.6991" calcext:value-type="float">
            <text:p>9.6991</text:p>
          </table:table-cell>
          <table:table-cell office:value-type="float" office:value="9.82" calcext:value-type="float">
            <text:p>9.82</text:p>
          </table:table-cell>
          <table:table-cell office:value-type="float" office:value="42408" calcext:value-type="float">
            <text:p>42408</text:p>
          </table:table-cell>
          <table:table-cell office:value-type="float" office:value="4203869" calcext:value-type="float">
            <text:p>4203869</text:p>
          </table:table-cell>
          <table:table-cell office:value-type="float" office:value="561.09661" calcext:value-type="float">
            <text:p>561.09661</text:p>
          </table:table-cell>
          <table:table-cell office:value-type="float" office:value="560.72" calcext:value-type="float">
            <text:p>560.72</text:p>
          </table:table-cell>
          <table:table-cell office:value-type="float" office:value="50048" calcext:value-type="float">
            <text:p>50048</text:p>
          </table:table-cell>
          <table:table-cell office:value-type="float" office:value="4203869" calcext:value-type="float">
            <text:p>4203869</text:p>
          </table:table-cell>
          <table:table-cell table:formula="of:=[Sheet1.E779]-[Sheet1.I7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7-s998577081c1088514.ukp</text:p>
          </table:table-cell>
          <table:table-cell office:value-type="float" office:value="7.19288" calcext:value-type="float">
            <text:p>7.19288</text:p>
          </table:table-cell>
          <table:table-cell office:value-type="float" office:value="7.38" calcext:value-type="float">
            <text:p>7.38</text:p>
          </table:table-cell>
          <table:table-cell office:value-type="float" office:value="37044" calcext:value-type="float">
            <text:p>37044</text:p>
          </table:table-cell>
          <table:table-cell office:value-type="float" office:value="3242540" calcext:value-type="float">
            <text:p>3242540</text:p>
          </table:table-cell>
          <table:table-cell office:value-type="float" office:value="564.59994" calcext:value-type="float">
            <text:p>564.59994</text:p>
          </table:table-cell>
          <table:table-cell office:value-type="float" office:value="564.23" calcext:value-type="float">
            <text:p>564.23</text:p>
          </table:table-cell>
          <table:table-cell office:value-type="float" office:value="51224" calcext:value-type="float">
            <text:p>51224</text:p>
          </table:table-cell>
          <table:table-cell office:value-type="float" office:value="3242540" calcext:value-type="float">
            <text:p>3242540</text:p>
          </table:table-cell>
          <table:table-cell table:formula="of:=[Sheet1.E780]-[Sheet1.I7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0-s483963863c1120598.ukp</text:p>
          </table:table-cell>
          <table:table-cell office:value-type="float" office:value="11.3202" calcext:value-type="float">
            <text:p>11.3202</text:p>
          </table:table-cell>
          <table:table-cell office:value-type="float" office:value="11.45" calcext:value-type="float">
            <text:p>11.45</text:p>
          </table:table-cell>
          <table:table-cell office:value-type="float" office:value="38048" calcext:value-type="float">
            <text:p>38048</text:p>
          </table:table-cell>
          <table:table-cell office:value-type="float" office:value="3361276" calcext:value-type="float">
            <text:p>3361276</text:p>
          </table:table-cell>
          <table:table-cell office:value-type="float" office:value="569.69661" calcext:value-type="float">
            <text:p>569.69661</text:p>
          </table:table-cell>
          <table:table-cell office:value-type="float" office:value="569.32" calcext:value-type="float">
            <text:p>569.32</text:p>
          </table:table-cell>
          <table:table-cell office:value-type="float" office:value="48204" calcext:value-type="float">
            <text:p>48204</text:p>
          </table:table-cell>
          <table:table-cell office:value-type="float" office:value="3361276" calcext:value-type="float">
            <text:p>3361276</text:p>
          </table:table-cell>
          <table:table-cell table:formula="of:=[Sheet1.E781]-[Sheet1.I7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5-s342662718c1176150.ukp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7.09" calcext:value-type="float">
            <text:p>7.09</text:p>
          </table:table-cell>
          <table:table-cell office:value-type="float" office:value="38336" calcext:value-type="float">
            <text:p>38336</text:p>
          </table:table-cell>
          <table:table-cell office:value-type="float" office:value="3503683" calcext:value-type="float">
            <text:p>3503683</text:p>
          </table:table-cell>
          <table:table-cell office:value-type="float" office:value="575.28994" calcext:value-type="float">
            <text:p>575.28994</text:p>
          </table:table-cell>
          <table:table-cell office:value-type="float" office:value="574.89" calcext:value-type="float">
            <text:p>574.89</text:p>
          </table:table-cell>
          <table:table-cell office:value-type="float" office:value="58324" calcext:value-type="float">
            <text:p>58324</text:p>
          </table:table-cell>
          <table:table-cell office:value-type="float" office:value="3503683" calcext:value-type="float">
            <text:p>3503683</text:p>
          </table:table-cell>
          <table:table-cell table:formula="of:=[Sheet1.E782]-[Sheet1.I7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1-s259905739c1088107.ukp</text:p>
          </table:table-cell>
          <table:table-cell office:value-type="float" office:value="6.72284" calcext:value-type="float">
            <text:p>6.72284</text:p>
          </table:table-cell>
          <table:table-cell office:value-type="float" office:value="6.84" calcext:value-type="float">
            <text:p>6.84</text:p>
          </table:table-cell>
          <table:table-cell office:value-type="float" office:value="37248" calcext:value-type="float">
            <text:p>37248</text:p>
          </table:table-cell>
          <table:table-cell office:value-type="float" office:value="3224114" calcext:value-type="float">
            <text:p>3224114</text:p>
          </table:table-cell>
          <table:table-cell office:value-type="float" office:value="576.49661" calcext:value-type="float">
            <text:p>576.49661</text:p>
          </table:table-cell>
          <table:table-cell office:value-type="float" office:value="576.09" calcext:value-type="float">
            <text:p>576.09</text:p>
          </table:table-cell>
          <table:table-cell office:value-type="float" office:value="51796" calcext:value-type="float">
            <text:p>51796</text:p>
          </table:table-cell>
          <table:table-cell office:value-type="float" office:value="3224114" calcext:value-type="float">
            <text:p>3224114</text:p>
          </table:table-cell>
          <table:table-cell table:formula="of:=[Sheet1.E783]-[Sheet1.I7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2-s604520447c1443632.ukp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2.13" calcext:value-type="float">
            <text:p>12.13</text:p>
          </table:table-cell>
          <table:table-cell office:value-type="float" office:value="43168" calcext:value-type="float">
            <text:p>43168</text:p>
          </table:table-cell>
          <table:table-cell office:value-type="float" office:value="4350865" calcext:value-type="float">
            <text:p>4350865</text:p>
          </table:table-cell>
          <table:table-cell office:value-type="float" office:value="578.30328" calcext:value-type="float">
            <text:p>578.30328</text:p>
          </table:table-cell>
          <table:table-cell office:value-type="float" office:value="577.92" calcext:value-type="float">
            <text:p>577.92</text:p>
          </table:table-cell>
          <table:table-cell office:value-type="float" office:value="53728" calcext:value-type="float">
            <text:p>53728</text:p>
          </table:table-cell>
          <table:table-cell office:value-type="float" office:value="4350865" calcext:value-type="float">
            <text:p>4350865</text:p>
          </table:table-cell>
          <table:table-cell table:formula="of:=[Sheet1.E784]-[Sheet1.I7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7-s852514704c1119161.ukp</text:p>
          </table:table-cell>
          <table:table-cell office:value-type="float" office:value="9.19831" calcext:value-type="float">
            <text:p>9.19831</text:p>
          </table:table-cell>
          <table:table-cell office:value-type="float" office:value="9.34" calcext:value-type="float">
            <text:p>9.34</text:p>
          </table:table-cell>
          <table:table-cell office:value-type="float" office:value="38136" calcext:value-type="float">
            <text:p>38136</text:p>
          </table:table-cell>
          <table:table-cell office:value-type="float" office:value="3356903" calcext:value-type="float">
            <text:p>3356903</text:p>
          </table:table-cell>
          <table:table-cell office:value-type="float" office:value="581.52328" calcext:value-type="float">
            <text:p>581.52328</text:p>
          </table:table-cell>
          <table:table-cell office:value-type="float" office:value="581.15" calcext:value-type="float">
            <text:p>581.15</text:p>
          </table:table-cell>
          <table:table-cell office:value-type="float" office:value="49540" calcext:value-type="float">
            <text:p>49540</text:p>
          </table:table-cell>
          <table:table-cell office:value-type="float" office:value="3356903" calcext:value-type="float">
            <text:p>3356903</text:p>
          </table:table-cell>
          <table:table-cell table:formula="of:=[Sheet1.E785]-[Sheet1.I7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2-s316472754c1155251.ukp</text:p>
          </table:table-cell>
          <table:table-cell office:value-type="float" office:value="6.96778" calcext:value-type="float">
            <text:p>6.96778</text:p>
          </table:table-cell>
          <table:table-cell office:value-type="float" office:value="7.16" calcext:value-type="float">
            <text:p>7.16</text:p>
          </table:table-cell>
          <table:table-cell office:value-type="float" office:value="38184" calcext:value-type="float">
            <text:p>38184</text:p>
          </table:table-cell>
          <table:table-cell office:value-type="float" office:value="3438890" calcext:value-type="float">
            <text:p>3438890</text:p>
          </table:table-cell>
          <table:table-cell office:value-type="float" office:value="581.62994" calcext:value-type="float">
            <text:p>581.62994</text:p>
          </table:table-cell>
          <table:table-cell office:value-type="float" office:value="581.22" calcext:value-type="float">
            <text:p>581.22</text:p>
          </table:table-cell>
          <table:table-cell office:value-type="float" office:value="63640" calcext:value-type="float">
            <text:p>63640</text:p>
          </table:table-cell>
          <table:table-cell office:value-type="float" office:value="3438890" calcext:value-type="float">
            <text:p>3438890</text:p>
          </table:table-cell>
          <table:table-cell table:formula="of:=[Sheet1.E786]-[Sheet1.I7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1-s367303549c1249067.ukp</text:p>
          </table:table-cell>
          <table:table-cell office:value-type="float" office:value="9.55338" calcext:value-type="float">
            <text:p>9.55338</text:p>
          </table:table-cell>
          <table:table-cell office:value-type="float" office:value="9.69" calcext:value-type="float">
            <text:p>9.69</text:p>
          </table:table-cell>
          <table:table-cell office:value-type="float" office:value="39908" calcext:value-type="float">
            <text:p>39908</text:p>
          </table:table-cell>
          <table:table-cell office:value-type="float" office:value="3729386" calcext:value-type="float">
            <text:p>3729386</text:p>
          </table:table-cell>
          <table:table-cell office:value-type="float" office:value="584.01661" calcext:value-type="float">
            <text:p>584.01661</text:p>
          </table:table-cell>
          <table:table-cell office:value-type="float" office:value="583.62" calcext:value-type="float">
            <text:p>583.62</text:p>
          </table:table-cell>
          <table:table-cell office:value-type="float" office:value="53720" calcext:value-type="float">
            <text:p>53720</text:p>
          </table:table-cell>
          <table:table-cell office:value-type="float" office:value="3729386" calcext:value-type="float">
            <text:p>3729386</text:p>
          </table:table-cell>
          <table:table-cell table:formula="of:=[Sheet1.E787]-[Sheet1.I7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8-s19360487c1059295.ukp</text:p>
          </table:table-cell>
          <table:table-cell office:value-type="float" office:value="10.2736" calcext:value-type="float">
            <text:p>10.2736</text:p>
          </table:table-cell>
          <table:table-cell office:value-type="float" office:value="10.42" calcext:value-type="float">
            <text:p>10.42</text:p>
          </table:table-cell>
          <table:table-cell office:value-type="float" office:value="37068" calcext:value-type="float">
            <text:p>37068</text:p>
          </table:table-cell>
          <table:table-cell office:value-type="float" office:value="3175840" calcext:value-type="float">
            <text:p>3175840</text:p>
          </table:table-cell>
          <table:table-cell office:value-type="float" office:value="595.38994" calcext:value-type="float">
            <text:p>595.38994</text:p>
          </table:table-cell>
          <table:table-cell office:value-type="float" office:value="594.98" calcext:value-type="float">
            <text:p>594.98</text:p>
          </table:table-cell>
          <table:table-cell office:value-type="float" office:value="47060" calcext:value-type="float">
            <text:p>47060</text:p>
          </table:table-cell>
          <table:table-cell office:value-type="float" office:value="3175840" calcext:value-type="float">
            <text:p>3175840</text:p>
          </table:table-cell>
          <table:table-cell table:formula="of:=[Sheet1.E788]-[Sheet1.I7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5-s609893802c1076370.ukp</text:p>
          </table:table-cell>
          <table:table-cell office:value-type="float" office:value="9.99442" calcext:value-type="float">
            <text:p>9.99442</text:p>
          </table:table-cell>
          <table:table-cell office:value-type="float" office:value="10.11" calcext:value-type="float">
            <text:p>10.11</text:p>
          </table:table-cell>
          <table:table-cell office:value-type="float" office:value="37348" calcext:value-type="float">
            <text:p>37348</text:p>
          </table:table-cell>
          <table:table-cell office:value-type="float" office:value="3233107" calcext:value-type="float">
            <text:p>3233107</text:p>
          </table:table-cell>
          <table:table-cell office:value-type="float" office:value="599.20327" calcext:value-type="float">
            <text:p>599.20327</text:p>
          </table:table-cell>
          <table:table-cell office:value-type="float" office:value="598.83" calcext:value-type="float">
            <text:p>598.83</text:p>
          </table:table-cell>
          <table:table-cell office:value-type="float" office:value="49824" calcext:value-type="float">
            <text:p>49824</text:p>
          </table:table-cell>
          <table:table-cell office:value-type="float" office:value="3233107" calcext:value-type="float">
            <text:p>3233107</text:p>
          </table:table-cell>
          <table:table-cell table:formula="of:=[Sheet1.E789]-[Sheet1.I7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6-s32492284c1085001.ukp</text:p>
          </table:table-cell>
          <table:table-cell office:value-type="float" office:value="6.61602" calcext:value-type="float">
            <text:p>6.61602</text:p>
          </table:table-cell>
          <table:table-cell office:value-type="float" office:value="6.73" calcext:value-type="float">
            <text:p>6.73</text:p>
          </table:table-cell>
          <table:table-cell office:value-type="float" office:value="37068" calcext:value-type="float">
            <text:p>37068</text:p>
          </table:table-cell>
          <table:table-cell office:value-type="float" office:value="3220150" calcext:value-type="float">
            <text:p>3220150</text:p>
          </table:table-cell>
          <table:table-cell office:value-type="float" office:value="601.66994" calcext:value-type="float">
            <text:p>601.66994</text:p>
          </table:table-cell>
          <table:table-cell office:value-type="float" office:value="601.27" calcext:value-type="float">
            <text:p>601.27</text:p>
          </table:table-cell>
          <table:table-cell office:value-type="float" office:value="52752" calcext:value-type="float">
            <text:p>52752</text:p>
          </table:table-cell>
          <table:table-cell office:value-type="float" office:value="3220150" calcext:value-type="float">
            <text:p>3220150</text:p>
          </table:table-cell>
          <table:table-cell table:formula="of:=[Sheet1.E790]-[Sheet1.I7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0-s271358749c1913342.ukp</text:p>
          </table:table-cell>
          <table:table-cell office:value-type="float" office:value="9.8874" calcext:value-type="float">
            <text:p>9.8874</text:p>
          </table:table-cell>
          <table:table-cell office:value-type="float" office:value="10.01" calcext:value-type="float">
            <text:p>10.01</text:p>
          </table:table-cell>
          <table:table-cell office:value-type="float" office:value="50592" calcext:value-type="float">
            <text:p>50592</text:p>
          </table:table-cell>
          <table:table-cell office:value-type="float" office:value="5803078" calcext:value-type="float">
            <text:p>5803078</text:p>
          </table:table-cell>
          <table:table-cell office:value-type="float" office:value="605.13327" calcext:value-type="float">
            <text:p>605.13327</text:p>
          </table:table-cell>
          <table:table-cell office:value-type="float" office:value="604.73" calcext:value-type="float">
            <text:p>604.73</text:p>
          </table:table-cell>
          <table:table-cell office:value-type="float" office:value="56600" calcext:value-type="float">
            <text:p>56600</text:p>
          </table:table-cell>
          <table:table-cell office:value-type="float" office:value="5803078" calcext:value-type="float">
            <text:p>5803078</text:p>
          </table:table-cell>
          <table:table-cell table:formula="of:=[Sheet1.E791]-[Sheet1.I7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6-s335197937c1960694.ukp</text:p>
          </table:table-cell>
          <table:table-cell office:value-type="float" office:value="9.825" calcext:value-type="float">
            <text:p>9.825</text:p>
          </table:table-cell>
          <table:table-cell office:value-type="float" office:value="9.94" calcext:value-type="float">
            <text:p>9.94</text:p>
          </table:table-cell>
          <table:table-cell office:value-type="float" office:value="51256" calcext:value-type="float">
            <text:p>51256</text:p>
          </table:table-cell>
          <table:table-cell office:value-type="float" office:value="5923606" calcext:value-type="float">
            <text:p>5923606</text:p>
          </table:table-cell>
          <table:table-cell office:value-type="float" office:value="613.67661" calcext:value-type="float">
            <text:p>613.67661</text:p>
          </table:table-cell>
          <table:table-cell office:value-type="float" office:value="613.29" calcext:value-type="float">
            <text:p>613.29</text:p>
          </table:table-cell>
          <table:table-cell office:value-type="float" office:value="55824" calcext:value-type="float">
            <text:p>55824</text:p>
          </table:table-cell>
          <table:table-cell office:value-type="float" office:value="5923606" calcext:value-type="float">
            <text:p>5923606</text:p>
          </table:table-cell>
          <table:table-cell table:formula="of:=[Sheet1.E792]-[Sheet1.I7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8-s865461609c1069655.ukp</text:p>
          </table:table-cell>
          <table:table-cell office:value-type="float" office:value="9.53903" calcext:value-type="float">
            <text:p>9.53903</text:p>
          </table:table-cell>
          <table:table-cell office:value-type="float" office:value="9.67" calcext:value-type="float">
            <text:p>9.67</text:p>
          </table:table-cell>
          <table:table-cell office:value-type="float" office:value="37424" calcext:value-type="float">
            <text:p>37424</text:p>
          </table:table-cell>
          <table:table-cell office:value-type="float" office:value="3188466" calcext:value-type="float">
            <text:p>3188466</text:p>
          </table:table-cell>
          <table:table-cell office:value-type="float" office:value="614.55661" calcext:value-type="float">
            <text:p>614.55661</text:p>
          </table:table-cell>
          <table:table-cell office:value-type="float" office:value="614.16" calcext:value-type="float">
            <text:p>614.16</text:p>
          </table:table-cell>
          <table:table-cell office:value-type="float" office:value="54528" calcext:value-type="float">
            <text:p>54528</text:p>
          </table:table-cell>
          <table:table-cell office:value-type="float" office:value="3188466" calcext:value-type="float">
            <text:p>3188466</text:p>
          </table:table-cell>
          <table:table-cell table:formula="of:=[Sheet1.E793]-[Sheet1.I7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5-s723015531c1066735.ukp</text:p>
          </table:table-cell>
          <table:table-cell office:value-type="float" office:value="8.69296" calcext:value-type="float">
            <text:p>8.69296</text:p>
          </table:table-cell>
          <table:table-cell office:value-type="float" office:value="8.81" calcext:value-type="float">
            <text:p>8.81</text:p>
          </table:table-cell>
          <table:table-cell office:value-type="float" office:value="37376" calcext:value-type="float">
            <text:p>37376</text:p>
          </table:table-cell>
          <table:table-cell office:value-type="float" office:value="3207143" calcext:value-type="float">
            <text:p>3207143</text:p>
          </table:table-cell>
          <table:table-cell office:value-type="float" office:value="641.29327" calcext:value-type="float">
            <text:p>641.29327</text:p>
          </table:table-cell>
          <table:table-cell office:value-type="float" office:value="640.86" calcext:value-type="float">
            <text:p>640.86</text:p>
          </table:table-cell>
          <table:table-cell office:value-type="float" office:value="51208" calcext:value-type="float">
            <text:p>51208</text:p>
          </table:table-cell>
          <table:table-cell office:value-type="float" office:value="3207143" calcext:value-type="float">
            <text:p>3207143</text:p>
          </table:table-cell>
          <table:table-cell table:formula="of:=[Sheet1.E794]-[Sheet1.I7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9-s916911562c1178635.ukp</text:p>
          </table:table-cell>
          <table:table-cell office:value-type="float" office:value="10.9475" calcext:value-type="float">
            <text:p>10.9475</text:p>
          </table:table-cell>
          <table:table-cell office:value-type="float" office:value="11.07" calcext:value-type="float">
            <text:p>11.07</text:p>
          </table:table-cell>
          <table:table-cell office:value-type="float" office:value="39144" calcext:value-type="float">
            <text:p>39144</text:p>
          </table:table-cell>
          <table:table-cell office:value-type="float" office:value="3550441" calcext:value-type="float">
            <text:p>3550441</text:p>
          </table:table-cell>
          <table:table-cell office:value-type="float" office:value="663.64993" calcext:value-type="float">
            <text:p>663.64993</text:p>
          </table:table-cell>
          <table:table-cell office:value-type="float" office:value="663.48" calcext:value-type="float">
            <text:p>663.48</text:p>
          </table:table-cell>
          <table:table-cell office:value-type="float" office:value="59740" calcext:value-type="float">
            <text:p>59740</text:p>
          </table:table-cell>
          <table:table-cell office:value-type="float" office:value="3550441" calcext:value-type="float">
            <text:p>3550441</text:p>
          </table:table-cell>
          <table:table-cell table:formula="of:=[Sheet1.E795]-[Sheet1.I7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3-s100579595c1905262.ukp</text:p>
          </table:table-cell>
          <table:table-cell office:value-type="float" office:value="9.82407" calcext:value-type="float">
            <text:p>9.82407</text:p>
          </table:table-cell>
          <table:table-cell office:value-type="float" office:value="9.96" calcext:value-type="float">
            <text:p>9.96</text:p>
          </table:table-cell>
          <table:table-cell office:value-type="float" office:value="50408" calcext:value-type="float">
            <text:p>50408</text:p>
          </table:table-cell>
          <table:table-cell office:value-type="float" office:value="5762035" calcext:value-type="float">
            <text:p>5762035</text:p>
          </table:table-cell>
          <table:table-cell office:value-type="float" office:value="674.67327" calcext:value-type="float">
            <text:p>674.67327</text:p>
          </table:table-cell>
          <table:table-cell office:value-type="float" office:value="674.2" calcext:value-type="float">
            <text:p>674.2</text:p>
          </table:table-cell>
          <table:table-cell office:value-type="float" office:value="61068" calcext:value-type="float">
            <text:p>61068</text:p>
          </table:table-cell>
          <table:table-cell office:value-type="float" office:value="5762035" calcext:value-type="float">
            <text:p>5762035</text:p>
          </table:table-cell>
          <table:table-cell table:formula="of:=[Sheet1.E796]-[Sheet1.I7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0-s305421952c1090580.ukp</text:p>
          </table:table-cell>
          <table:table-cell office:value-type="float" office:value="7.4192" calcext:value-type="float">
            <text:p>7.4192</text:p>
          </table:table-cell>
          <table:table-cell office:value-type="float" office:value="7.56" calcext:value-type="float">
            <text:p>7.56</text:p>
          </table:table-cell>
          <table:table-cell office:value-type="float" office:value="37160" calcext:value-type="float">
            <text:p>37160</text:p>
          </table:table-cell>
          <table:table-cell office:value-type="float" office:value="3229061" calcext:value-type="float">
            <text:p>3229061</text:p>
          </table:table-cell>
          <table:table-cell office:value-type="float" office:value="682.95327" calcext:value-type="float">
            <text:p>682.95327</text:p>
          </table:table-cell>
          <table:table-cell office:value-type="float" office:value="682.49" calcext:value-type="float">
            <text:p>682.49</text:p>
          </table:table-cell>
          <table:table-cell office:value-type="float" office:value="51096" calcext:value-type="float">
            <text:p>51096</text:p>
          </table:table-cell>
          <table:table-cell office:value-type="float" office:value="3229061" calcext:value-type="float">
            <text:p>3229061</text:p>
          </table:table-cell>
          <table:table-cell table:formula="of:=[Sheet1.E797]-[Sheet1.I7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6-s616010305c1984529.ukp</text:p>
          </table:table-cell>
          <table:table-cell office:value-type="float" office:value="9.37212" calcext:value-type="float">
            <text:p>9.37212</text:p>
          </table:table-cell>
          <table:table-cell office:value-type="float" office:value="9.5" calcext:value-type="float">
            <text:p>9.5</text:p>
          </table:table-cell>
          <table:table-cell office:value-type="float" office:value="51568" calcext:value-type="float">
            <text:p>51568</text:p>
          </table:table-cell>
          <table:table-cell office:value-type="float" office:value="5994234" calcext:value-type="float">
            <text:p>5994234</text:p>
          </table:table-cell>
          <table:table-cell office:value-type="float" office:value="703.99993" calcext:value-type="float">
            <text:p>703.99993</text:p>
          </table:table-cell>
          <table:table-cell office:value-type="float" office:value="703.55" calcext:value-type="float">
            <text:p>703.55</text:p>
          </table:table-cell>
          <table:table-cell office:value-type="float" office:value="55516" calcext:value-type="float">
            <text:p>55516</text:p>
          </table:table-cell>
          <table:table-cell office:value-type="float" office:value="5994234" calcext:value-type="float">
            <text:p>5994234</text:p>
          </table:table-cell>
          <table:table-cell table:formula="of:=[Sheet1.E798]-[Sheet1.I7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2-s366491978c1931956.ukp</text:p>
          </table:table-cell>
          <table:table-cell office:value-type="float" office:value="11.6138" calcext:value-type="float">
            <text:p>11.6138</text:p>
          </table:table-cell>
          <table:table-cell office:value-type="float" office:value="11.82" calcext:value-type="float">
            <text:p>11.82</text:p>
          </table:table-cell>
          <table:table-cell office:value-type="float" office:value="50744" calcext:value-type="float">
            <text:p>50744</text:p>
          </table:table-cell>
          <table:table-cell office:value-type="float" office:value="5837206" calcext:value-type="float">
            <text:p>5837206</text:p>
          </table:table-cell>
          <table:table-cell office:value-type="float" office:value="746.88659" calcext:value-type="float">
            <text:p>746.88659</text:p>
          </table:table-cell>
          <table:table-cell office:value-type="float" office:value="746.35" calcext:value-type="float">
            <text:p>746.35</text:p>
          </table:table-cell>
          <table:table-cell office:value-type="float" office:value="59872" calcext:value-type="float">
            <text:p>59872</text:p>
          </table:table-cell>
          <table:table-cell office:value-type="float" office:value="5837206" calcext:value-type="float">
            <text:p>5837206</text:p>
          </table:table-cell>
          <table:table-cell table:formula="of:=[Sheet1.E799]-[Sheet1.I7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3-s343141202c1981234.ukp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37" calcext:value-type="float">
            <text:p>12.37</text:p>
          </table:table-cell>
          <table:table-cell office:value-type="float" office:value="51676" calcext:value-type="float">
            <text:p>51676</text:p>
          </table:table-cell>
          <table:table-cell office:value-type="float" office:value="6008924" calcext:value-type="float">
            <text:p>6008924</text:p>
          </table:table-cell>
          <table:table-cell office:value-type="float" office:value="801.40992" calcext:value-type="float">
            <text:p>801.40992</text:p>
          </table:table-cell>
          <table:table-cell office:value-type="float" office:value="800.87" calcext:value-type="float">
            <text:p>800.87</text:p>
          </table:table-cell>
          <table:table-cell office:value-type="float" office:value="58448" calcext:value-type="float">
            <text:p>58448</text:p>
          </table:table-cell>
          <table:table-cell office:value-type="float" office:value="6008924" calcext:value-type="float">
            <text:p>6008924</text:p>
          </table:table-cell>
          <table:table-cell table:formula="of:=[Sheet1.E800]-[Sheet1.I8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5-s152642710c1960781.ukp</text:p>
          </table:table-cell>
          <table:table-cell office:value-type="float" office:value="9.04826" calcext:value-type="float">
            <text:p>9.04826</text:p>
          </table:table-cell>
          <table:table-cell office:value-type="float" office:value="9.18" calcext:value-type="float">
            <text:p>9.18</text:p>
          </table:table-cell>
          <table:table-cell office:value-type="float" office:value="51348" calcext:value-type="float">
            <text:p>51348</text:p>
          </table:table-cell>
          <table:table-cell office:value-type="float" office:value="5903915" calcext:value-type="float">
            <text:p>5903915</text:p>
          </table:table-cell>
          <table:table-cell office:value-type="float" office:value="828.89325" calcext:value-type="float">
            <text:p>828.89325</text:p>
          </table:table-cell>
          <table:table-cell office:value-type="float" office:value="828.28" calcext:value-type="float">
            <text:p>828.28</text:p>
          </table:table-cell>
          <table:table-cell office:value-type="float" office:value="65976" calcext:value-type="float">
            <text:p>65976</text:p>
          </table:table-cell>
          <table:table-cell office:value-type="float" office:value="5903915" calcext:value-type="float">
            <text:p>5903915</text:p>
          </table:table-cell>
          <table:table-cell table:formula="of:=[Sheet1.E801]-[Sheet1.I8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801])" office:value-type="float" office:value="4014.04584" calcext:value-type="float">
            <text:p>4014.04584</text:p>
          </table:table-cell>
          <table:table-cell table:formula="of:=SUM([.C2:.C801])" office:value-type="float" office:value="4099.58" calcext:value-type="float">
            <text:p>4099.58</text:p>
          </table:table-cell>
          <table:table-cell table:formula="of:=SUM([.D2:.D801])" office:value-type="float" office:value="34836840" calcext:value-type="float">
            <text:p>34836840</text:p>
          </table:table-cell>
          <table:table-cell/>
          <table:table-cell table:formula="of:=SUM([.F2:.F801])" office:value-type="float" office:value="97374.1004499999" calcext:value-type="float">
            <text:p>97374.1004499999</text:p>
          </table:table-cell>
          <table:table-cell table:formula="of:=SUM([.G2:.G801])" office:value-type="float" office:value="97319.54" calcext:value-type="float">
            <text:p>97319.54</text:p>
          </table:table-cell>
          <table:table-cell table:formula="of:=SUM([.H2:.H801])" office:value-type="float" office:value="21429012" calcext:value-type="float">
            <text:p>21429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formula="of:=STDEV([.B2:.B801])" office:value-type="float" office:value="3.81745438956678" calcext:value-type="float">
            <text:p>3.8174543896</text:p>
          </table:table-cell>
          <table:table-cell table:formula="of:=STDEV([.C2:.C801])" office:value-type="float" office:value="3.86043844084703" calcext:value-type="float">
            <text:p>3.8604384408</text:p>
          </table:table-cell>
          <table:table-cell table:formula="of:=STDEV([.D2:.D801])" office:value-type="float" office:value="4398.185890388" calcext:value-type="float">
            <text:p>4398.185890388</text:p>
          </table:table-cell>
          <table:table-cell/>
          <table:table-cell table:formula="of:=STDEV([.F2:.F801])" office:value-type="float" office:value="173.308412087918" calcext:value-type="float">
            <text:p>173.3084120879</text:p>
          </table:table-cell>
          <table:table-cell table:formula="of:=STDEV([.G2:.G801])" office:value-type="float" office:value="173.192016333957" calcext:value-type="float">
            <text:p>173.192016334</text:p>
          </table:table-cell>
          <table:table-cell table:formula="of:=STDEV([.H2:.H801])" office:value-type="float" office:value="14228.7249863857" calcext:value-type="float">
            <text:p>14228.7249863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800</text:p>
          </table:table-cell>
          <table:table-cell table:formula="of:=[.B802]/800" office:value-type="float" office:value="5.01755729999999" calcext:value-type="float">
            <text:p>5.0175573</text:p>
          </table:table-cell>
          <table:table-cell table:formula="of:=[.C802]/800" office:value-type="float" office:value="5.124475" calcext:value-type="float">
            <text:p>5.124475</text:p>
          </table:table-cell>
          <table:table-cell table:formula="of:=[.D802]/800" office:value-type="float" office:value="43546.05" calcext:value-type="float">
            <text:p>43546.05</text:p>
          </table:table-cell>
          <table:table-cell/>
          <table:table-cell table:formula="of:=[.F802]/800" office:value-type="float" office:value="121.7176255625" calcext:value-type="float">
            <text:p>121.7176255625</text:p>
          </table:table-cell>
          <table:table-cell table:formula="of:=[.G802]/800" office:value-type="float" office:value="121.649425" calcext:value-type="float">
            <text:p>121.649425</text:p>
          </table:table-cell>
          <table:table-cell table:formula="of:=[.H802]/800" office:value-type="float" office:value="26786.265" calcext:value-type="float">
            <text:p>26786.265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9.99mm" svg:height="89.99mm" svg:x="315.19mm" svg:y="3.66mm">
            <draw:object draw:notify-on-update-of-ranges="Sheet2.B1:Sheet2.B1 Sheet2.B2:Sheet2.B201 Sheet2.F1:Sheet2.F1 Sheet2.F2:Sheet2.F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20000wmin20000-116-s405621139c1649266.ukp</text:p>
          </table:table-cell>
          <table:table-cell office:value-type="float" office:value="1.68122" calcext:value-type="float">
            <text:p>1.68122</text:p>
          </table:table-cell>
          <table:table-cell office:value-type="float" office:value="1.73" calcext:value-type="float">
            <text:p>1.73</text:p>
          </table:table-cell>
          <table:table-cell office:value-type="float" office:value="45208" calcext:value-type="float">
            <text:p>45208</text:p>
          </table:table-cell>
          <table:table-cell office:value-type="float" office:value="2064548" calcext:value-type="float">
            <text:p>20645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2064548" calcext:value-type="float">
            <text:p>2064548</text:p>
          </table:table-cell>
          <table:table-cell table:formula="of:=[Sheet2.E2]-[Sheet2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8-s948885877c1154829.ukp</text:p>
          </table:table-cell>
          <table:table-cell office:value-type="float" office:value="1.53769" calcext:value-type="float">
            <text:p>1.53769</text:p>
          </table:table-cell>
          <table:table-cell office:value-type="float" office:value="1.58" calcext:value-type="float">
            <text:p>1.58</text:p>
          </table:table-cell>
          <table:table-cell office:value-type="float" office:value="37604" calcext:value-type="float">
            <text:p>37604</text:p>
          </table:table-cell>
          <table:table-cell office:value-type="float" office:value="1462346" calcext:value-type="float">
            <text:p>146234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1462346" calcext:value-type="float">
            <text:p>1462346</text:p>
          </table:table-cell>
          <table:table-cell table:formula="of:=[Sheet2.E3]-[Sheet2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3-s285045789c1918878.ukp</text:p>
          </table:table-cell>
          <table:table-cell office:value-type="float" office:value="1.64875" calcext:value-type="float">
            <text:p>1.64875</text:p>
          </table:table-cell>
          <table:table-cell office:value-type="float" office:value="1.7" calcext:value-type="float">
            <text:p>1.7</text:p>
          </table:table-cell>
          <table:table-cell office:value-type="float" office:value="49336" calcext:value-type="float">
            <text:p>49336</text:p>
          </table:table-cell>
          <table:table-cell office:value-type="float" office:value="2399159" calcext:value-type="float">
            <text:p>239915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20" calcext:value-type="float">
            <text:p>8420</text:p>
          </table:table-cell>
          <table:table-cell office:value-type="float" office:value="2399159" calcext:value-type="float">
            <text:p>2399159</text:p>
          </table:table-cell>
          <table:table-cell table:formula="of:=[Sheet2.E4]-[Sheet2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1-s259905739c1734985.ukp</text:p>
          </table:table-cell>
          <table:table-cell office:value-type="float" office:value="1.28977" calcext:value-type="float">
            <text:p>1.28977</text:p>
          </table:table-cell>
          <table:table-cell office:value-type="float" office:value="1.34" calcext:value-type="float">
            <text:p>1.34</text:p>
          </table:table-cell>
          <table:table-cell office:value-type="float" office:value="46424" calcext:value-type="float">
            <text:p>46424</text:p>
          </table:table-cell>
          <table:table-cell office:value-type="float" office:value="2181126" calcext:value-type="float">
            <text:p>21811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920" calcext:value-type="float">
            <text:p>7920</text:p>
          </table:table-cell>
          <table:table-cell office:value-type="float" office:value="2181126" calcext:value-type="float">
            <text:p>2181126</text:p>
          </table:table-cell>
          <table:table-cell table:formula="of:=[Sheet2.E5]-[Sheet2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6-s11639593c1239395.ukp</text:p>
          </table:table-cell>
          <table:table-cell office:value-type="float" office:value="1.36642" calcext:value-type="float">
            <text:p>1.36642</text:p>
          </table:table-cell>
          <table:table-cell office:value-type="float" office:value="1.41" calcext:value-type="float">
            <text:p>1.41</text:p>
          </table:table-cell>
          <table:table-cell office:value-type="float" office:value="38976" calcext:value-type="float">
            <text:p>38976</text:p>
          </table:table-cell>
          <table:table-cell office:value-type="float" office:value="1556242" calcext:value-type="float">
            <text:p>155624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1556242" calcext:value-type="float">
            <text:p>1556242</text:p>
          </table:table-cell>
          <table:table-cell table:formula="of:=[Sheet2.E6]-[Sheet2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-s999292130c1450970.ukp</text:p>
          </table:table-cell>
          <table:table-cell office:value-type="float" office:value="1.36406" calcext:value-type="float">
            <text:p>1.36406</text:p>
          </table:table-cell>
          <table:table-cell office:value-type="float" office:value="1.43" calcext:value-type="float">
            <text:p>1.43</text:p>
          </table:table-cell>
          <table:table-cell office:value-type="float" office:value="42156" calcext:value-type="float">
            <text:p>42156</text:p>
          </table:table-cell>
          <table:table-cell office:value-type="float" office:value="1814060" calcext:value-type="float">
            <text:p>18140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332" calcext:value-type="float">
            <text:p>8332</text:p>
          </table:table-cell>
          <table:table-cell office:value-type="float" office:value="1814060" calcext:value-type="float">
            <text:p>1814060</text:p>
          </table:table-cell>
          <table:table-cell table:formula="of:=[Sheet2.E7]-[Sheet2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6-s88272139c1966020.ukp</text:p>
          </table:table-cell>
          <table:table-cell office:value-type="float" office:value="1.66548" calcext:value-type="float">
            <text:p>1.66548</text:p>
          </table:table-cell>
          <table:table-cell office:value-type="float" office:value="1.71" calcext:value-type="float">
            <text:p>1.71</text:p>
          </table:table-cell>
          <table:table-cell office:value-type="float" office:value="50092" calcext:value-type="float">
            <text:p>50092</text:p>
          </table:table-cell>
          <table:table-cell office:value-type="float" office:value="2469369" calcext:value-type="float">
            <text:p>246936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036" calcext:value-type="float">
            <text:p>8036</text:p>
          </table:table-cell>
          <table:table-cell office:value-type="float" office:value="2469369" calcext:value-type="float">
            <text:p>2469369</text:p>
          </table:table-cell>
          <table:table-cell table:formula="of:=[Sheet2.E8]-[Sheet2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6-s764445182c1735590.ukp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39" calcext:value-type="float">
            <text:p>1.39</text:p>
          </table:table-cell>
          <table:table-cell office:value-type="float" office:value="46616" calcext:value-type="float">
            <text:p>46616</text:p>
          </table:table-cell>
          <table:table-cell office:value-type="float" office:value="2178228" calcext:value-type="float">
            <text:p>217822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132" calcext:value-type="float">
            <text:p>8132</text:p>
          </table:table-cell>
          <table:table-cell office:value-type="float" office:value="2178228" calcext:value-type="float">
            <text:p>2178228</text:p>
          </table:table-cell>
          <table:table-cell table:formula="of:=[Sheet2.E9]-[Sheet2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8-s753852548c1554051.ukp</text:p>
          </table:table-cell>
          <table:table-cell office:value-type="float" office:value="1.2221" calcext:value-type="float">
            <text:p>1.2221</text:p>
          </table:table-cell>
          <table:table-cell office:value-type="float" office:value="1.27" calcext:value-type="float">
            <text:p>1.27</text:p>
          </table:table-cell>
          <table:table-cell office:value-type="float" office:value="43620" calcext:value-type="float">
            <text:p>43620</text:p>
          </table:table-cell>
          <table:table-cell office:value-type="float" office:value="1972774" calcext:value-type="float">
            <text:p>197277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752" calcext:value-type="float">
            <text:p>8752</text:p>
          </table:table-cell>
          <table:table-cell office:value-type="float" office:value="1972774" calcext:value-type="float">
            <text:p>1972774</text:p>
          </table:table-cell>
          <table:table-cell table:formula="of:=[Sheet2.E10]-[Sheet2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1-s219788524c1868354.ukp</text:p>
          </table:table-cell>
          <table:table-cell office:value-type="float" office:value="1.3007" calcext:value-type="float">
            <text:p>1.3007</text:p>
          </table:table-cell>
          <table:table-cell office:value-type="float" office:value="1.35" calcext:value-type="float">
            <text:p>1.35</text:p>
          </table:table-cell>
          <table:table-cell office:value-type="float" office:value="48632" calcext:value-type="float">
            <text:p>48632</text:p>
          </table:table-cell>
          <table:table-cell office:value-type="float" office:value="2331616" calcext:value-type="float">
            <text:p>233161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8908" calcext:value-type="float">
            <text:p>8908</text:p>
          </table:table-cell>
          <table:table-cell office:value-type="float" office:value="2331616" calcext:value-type="float">
            <text:p>2331616</text:p>
          </table:table-cell>
          <table:table-cell table:formula="of:=[Sheet2.E11]-[Sheet2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-s463795034c1768693.ukp</text:p>
          </table:table-cell>
          <table:table-cell office:value-type="float" office:value="1.19649" calcext:value-type="float">
            <text:p>1.19649</text:p>
          </table:table-cell>
          <table:table-cell office:value-type="float" office:value="1.24" calcext:value-type="float">
            <text:p>1.24</text:p>
          </table:table-cell>
          <table:table-cell office:value-type="float" office:value="46988" calcext:value-type="float">
            <text:p>46988</text:p>
          </table:table-cell>
          <table:table-cell office:value-type="float" office:value="2226285" calcext:value-type="float">
            <text:p>222628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9660" calcext:value-type="float">
            <text:p>9660</text:p>
          </table:table-cell>
          <table:table-cell office:value-type="float" office:value="2226285" calcext:value-type="float">
            <text:p>2226285</text:p>
          </table:table-cell>
          <table:table-cell table:formula="of:=[Sheet2.E12]-[Sheet2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9-s676563793c1421878.ukp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1.15" calcext:value-type="float">
            <text:p>1.15</text:p>
          </table:table-cell>
          <table:table-cell office:value-type="float" office:value="41664" calcext:value-type="float">
            <text:p>41664</text:p>
          </table:table-cell>
          <table:table-cell office:value-type="float" office:value="1796051" calcext:value-type="float">
            <text:p>179605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8312" calcext:value-type="float">
            <text:p>8312</text:p>
          </table:table-cell>
          <table:table-cell office:value-type="float" office:value="1796051" calcext:value-type="float">
            <text:p>1796051</text:p>
          </table:table-cell>
          <table:table-cell table:formula="of:=[Sheet2.E13]-[Sheet2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6-s760619917c1864729.ukp</text:p>
          </table:table-cell>
          <table:table-cell office:value-type="float" office:value="1.78127" calcext:value-type="float">
            <text:p>1.78127</text:p>
          </table:table-cell>
          <table:table-cell office:value-type="float" office:value="1.83" calcext:value-type="float">
            <text:p>1.83</text:p>
          </table:table-cell>
          <table:table-cell office:value-type="float" office:value="48504" calcext:value-type="float">
            <text:p>48504</text:p>
          </table:table-cell>
          <table:table-cell office:value-type="float" office:value="2349835" calcext:value-type="float">
            <text:p>234983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9284" calcext:value-type="float">
            <text:p>9284</text:p>
          </table:table-cell>
          <table:table-cell office:value-type="float" office:value="2349835" calcext:value-type="float">
            <text:p>2349835</text:p>
          </table:table-cell>
          <table:table-cell table:formula="of:=[Sheet2.E14]-[Sheet2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3-s104835463c1509892.ukp</text:p>
          </table:table-cell>
          <table:table-cell office:value-type="float" office:value="1.17577" calcext:value-type="float">
            <text:p>1.17577</text:p>
          </table:table-cell>
          <table:table-cell office:value-type="float" office:value="1.22" calcext:value-type="float">
            <text:p>1.22</text:p>
          </table:table-cell>
          <table:table-cell office:value-type="float" office:value="42984" calcext:value-type="float">
            <text:p>42984</text:p>
          </table:table-cell>
          <table:table-cell office:value-type="float" office:value="1904045" calcext:value-type="float">
            <text:p>1904045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9640" calcext:value-type="float">
            <text:p>9640</text:p>
          </table:table-cell>
          <table:table-cell office:value-type="float" office:value="1904045" calcext:value-type="float">
            <text:p>1904045</text:p>
          </table:table-cell>
          <table:table-cell table:formula="of:=[Sheet2.E15]-[Sheet2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5-s802259763c1507227.ukp</text:p>
          </table:table-cell>
          <table:table-cell office:value-type="float" office:value="0.902602" calcext:value-type="float">
            <text:p>0.902602</text:p>
          </table:table-cell>
          <table:table-cell office:value-type="float" office:value="0.95" calcext:value-type="float">
            <text:p>0.95</text:p>
          </table:table-cell>
          <table:table-cell office:value-type="float" office:value="43064" calcext:value-type="float">
            <text:p>43064</text:p>
          </table:table-cell>
          <table:table-cell office:value-type="float" office:value="1909063" calcext:value-type="float">
            <text:p>1909063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9304" calcext:value-type="float">
            <text:p>9304</text:p>
          </table:table-cell>
          <table:table-cell office:value-type="float" office:value="1909063" calcext:value-type="float">
            <text:p>1909063</text:p>
          </table:table-cell>
          <table:table-cell table:formula="of:=[Sheet2.E16]-[Sheet2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4-s208479215c1963252.ukp</text:p>
          </table:table-cell>
          <table:table-cell office:value-type="float" office:value="1.54535" calcext:value-type="float">
            <text:p>1.54535</text:p>
          </table:table-cell>
          <table:table-cell office:value-type="float" office:value="1.59" calcext:value-type="float">
            <text:p>1.59</text:p>
          </table:table-cell>
          <table:table-cell office:value-type="float" office:value="49960" calcext:value-type="float">
            <text:p>49960</text:p>
          </table:table-cell>
          <table:table-cell office:value-type="float" office:value="2464058" calcext:value-type="float">
            <text:p>2464058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424" calcext:value-type="float">
            <text:p>9424</text:p>
          </table:table-cell>
          <table:table-cell office:value-type="float" office:value="2464058" calcext:value-type="float">
            <text:p>2464058</text:p>
          </table:table-cell>
          <table:table-cell table:formula="of:=[Sheet2.E17]-[Sheet2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8-s965728206c1363049.ukp</text:p>
          </table:table-cell>
          <table:table-cell office:value-type="float" office:value="1.26438" calcext:value-type="float">
            <text:p>1.26438</text:p>
          </table:table-cell>
          <table:table-cell office:value-type="float" office:value="1.31" calcext:value-type="float">
            <text:p>1.31</text:p>
          </table:table-cell>
          <table:table-cell office:value-type="float" office:value="40684" calcext:value-type="float">
            <text:p>40684</text:p>
          </table:table-cell>
          <table:table-cell office:value-type="float" office:value="1710889" calcext:value-type="float">
            <text:p>1710889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3" calcext:value-type="float">
            <text:p>0.13</text:p>
          </table:table-cell>
          <table:table-cell office:value-type="float" office:value="9564" calcext:value-type="float">
            <text:p>9564</text:p>
          </table:table-cell>
          <table:table-cell office:value-type="float" office:value="1710889" calcext:value-type="float">
            <text:p>1710889</text:p>
          </table:table-cell>
          <table:table-cell table:formula="of:=[Sheet2.E18]-[Sheet2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7-s945306385c1375451.ukp</text:p>
          </table:table-cell>
          <table:table-cell office:value-type="float" office:value="2.36586" calcext:value-type="float">
            <text:p>2.36586</text:p>
          </table:table-cell>
          <table:table-cell office:value-type="float" office:value="2.41" calcext:value-type="float">
            <text:p>2.41</text:p>
          </table:table-cell>
          <table:table-cell office:value-type="float" office:value="40912" calcext:value-type="float">
            <text:p>40912</text:p>
          </table:table-cell>
          <table:table-cell office:value-type="float" office:value="1738269" calcext:value-type="float">
            <text:p>173826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9596" calcext:value-type="float">
            <text:p>9596</text:p>
          </table:table-cell>
          <table:table-cell office:value-type="float" office:value="1738269" calcext:value-type="float">
            <text:p>1738269</text:p>
          </table:table-cell>
          <table:table-cell table:formula="of:=[Sheet2.E19]-[Sheet2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5-s723015531c1439153.ukp</text:p>
          </table:table-cell>
          <table:table-cell office:value-type="float" office:value="1.79673" calcext:value-type="float">
            <text:p>1.79673</text:p>
          </table:table-cell>
          <table:table-cell office:value-type="float" office:value="1.84" calcext:value-type="float">
            <text:p>1.84</text:p>
          </table:table-cell>
          <table:table-cell office:value-type="float" office:value="41960" calcext:value-type="float">
            <text:p>41960</text:p>
          </table:table-cell>
          <table:table-cell office:value-type="float" office:value="1819444" calcext:value-type="float">
            <text:p>1819444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9636" calcext:value-type="float">
            <text:p>9636</text:p>
          </table:table-cell>
          <table:table-cell office:value-type="float" office:value="1819444" calcext:value-type="float">
            <text:p>1819444</text:p>
          </table:table-cell>
          <table:table-cell table:formula="of:=[Sheet2.E20]-[Sheet2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1-s211003750c1736592.ukp</text:p>
          </table:table-cell>
          <table:table-cell office:value-type="float" office:value="1.45104" calcext:value-type="float">
            <text:p>1.45104</text:p>
          </table:table-cell>
          <table:table-cell office:value-type="float" office:value="1.5" calcext:value-type="float">
            <text:p>1.5</text:p>
          </table:table-cell>
          <table:table-cell office:value-type="float" office:value="46416" calcext:value-type="float">
            <text:p>46416</text:p>
          </table:table-cell>
          <table:table-cell office:value-type="float" office:value="2188519" calcext:value-type="float">
            <text:p>2188519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680" calcext:value-type="float">
            <text:p>9680</text:p>
          </table:table-cell>
          <table:table-cell office:value-type="float" office:value="2188519" calcext:value-type="float">
            <text:p>2188519</text:p>
          </table:table-cell>
          <table:table-cell table:formula="of:=[Sheet2.E21]-[Sheet2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9-s179141282c1806664.ukp</text:p>
          </table:table-cell>
          <table:table-cell office:value-type="float" office:value="1.26285" calcext:value-type="float">
            <text:p>1.26285</text:p>
          </table:table-cell>
          <table:table-cell office:value-type="float" office:value="1.31" calcext:value-type="float">
            <text:p>1.31</text:p>
          </table:table-cell>
          <table:table-cell office:value-type="float" office:value="47692" calcext:value-type="float">
            <text:p>47692</text:p>
          </table:table-cell>
          <table:table-cell office:value-type="float" office:value="2270027" calcext:value-type="float">
            <text:p>22700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532" calcext:value-type="float">
            <text:p>9532</text:p>
          </table:table-cell>
          <table:table-cell office:value-type="float" office:value="2270027" calcext:value-type="float">
            <text:p>2270027</text:p>
          </table:table-cell>
          <table:table-cell table:formula="of:=[Sheet2.E22]-[Sheet2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1-s447231691c1278622.ukp</text:p>
          </table:table-cell>
          <table:table-cell office:value-type="float" office:value="0.549045" calcext:value-type="float">
            <text:p>0.549045</text:p>
          </table:table-cell>
          <table:table-cell office:value-type="float" office:value="0.59" calcext:value-type="float">
            <text:p>0.59</text:p>
          </table:table-cell>
          <table:table-cell office:value-type="float" office:value="39380" calcext:value-type="float">
            <text:p>39380</text:p>
          </table:table-cell>
          <table:table-cell office:value-type="float" office:value="1610239" calcext:value-type="float">
            <text:p>1610239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292" calcext:value-type="float">
            <text:p>9292</text:p>
          </table:table-cell>
          <table:table-cell office:value-type="float" office:value="1610239" calcext:value-type="float">
            <text:p>1610239</text:p>
          </table:table-cell>
          <table:table-cell table:formula="of:=[Sheet2.E23]-[Sheet2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8-s551593996c1872946.ukp</text:p>
          </table:table-cell>
          <table:table-cell office:value-type="float" office:value="1.84719" calcext:value-type="float">
            <text:p>1.84719</text:p>
          </table:table-cell>
          <table:table-cell office:value-type="float" office:value="1.89" calcext:value-type="float">
            <text:p>1.89</text:p>
          </table:table-cell>
          <table:table-cell office:value-type="float" office:value="48584" calcext:value-type="float">
            <text:p>48584</text:p>
          </table:table-cell>
          <table:table-cell office:value-type="float" office:value="2353397" calcext:value-type="float">
            <text:p>235339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704" calcext:value-type="float">
            <text:p>9704</text:p>
          </table:table-cell>
          <table:table-cell office:value-type="float" office:value="2353397" calcext:value-type="float">
            <text:p>2353397</text:p>
          </table:table-cell>
          <table:table-cell table:formula="of:=[Sheet2.E24]-[Sheet2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6-s335197937c1911941.ukp</text:p>
          </table:table-cell>
          <table:table-cell office:value-type="float" office:value="1.53484" calcext:value-type="float">
            <text:p>1.53484</text:p>
          </table:table-cell>
          <table:table-cell office:value-type="float" office:value="1.58" calcext:value-type="float">
            <text:p>1.58</text:p>
          </table:table-cell>
          <table:table-cell office:value-type="float" office:value="49292" calcext:value-type="float">
            <text:p>49292</text:p>
          </table:table-cell>
          <table:table-cell office:value-type="float" office:value="2373243" calcext:value-type="float">
            <text:p>237324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9272" calcext:value-type="float">
            <text:p>9272</text:p>
          </table:table-cell>
          <table:table-cell office:value-type="float" office:value="2373243" calcext:value-type="float">
            <text:p>2373243</text:p>
          </table:table-cell>
          <table:table-cell table:formula="of:=[Sheet2.E25]-[Sheet2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0-s818489023c1301372.ukp</text:p>
          </table:table-cell>
          <table:table-cell office:value-type="float" office:value="1.74698" calcext:value-type="float">
            <text:p>1.74698</text:p>
          </table:table-cell>
          <table:table-cell office:value-type="float" office:value="1.81" calcext:value-type="float">
            <text:p>1.81</text:p>
          </table:table-cell>
          <table:table-cell office:value-type="float" office:value="39828" calcext:value-type="float">
            <text:p>39828</text:p>
          </table:table-cell>
          <table:table-cell office:value-type="float" office:value="1639784" calcext:value-type="float">
            <text:p>1639784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9640" calcext:value-type="float">
            <text:p>9640</text:p>
          </table:table-cell>
          <table:table-cell office:value-type="float" office:value="1639784" calcext:value-type="float">
            <text:p>1639784</text:p>
          </table:table-cell>
          <table:table-cell table:formula="of:=[Sheet2.E26]-[Sheet2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1-s403017354c1708478.ukp</text:p>
          </table:table-cell>
          <table:table-cell office:value-type="float" office:value="1.26226" calcext:value-type="float">
            <text:p>1.26226</text:p>
          </table:table-cell>
          <table:table-cell office:value-type="float" office:value="1.32" calcext:value-type="float">
            <text:p>1.32</text:p>
          </table:table-cell>
          <table:table-cell office:value-type="float" office:value="46180" calcext:value-type="float">
            <text:p>46180</text:p>
          </table:table-cell>
          <table:table-cell office:value-type="float" office:value="2148723" calcext:value-type="float">
            <text:p>2148723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9" calcext:value-type="float">
            <text:p>0.49</text:p>
          </table:table-cell>
          <table:table-cell office:value-type="float" office:value="9904" calcext:value-type="float">
            <text:p>9904</text:p>
          </table:table-cell>
          <table:table-cell office:value-type="float" office:value="2148723" calcext:value-type="float">
            <text:p>2148723</text:p>
          </table:table-cell>
          <table:table-cell table:formula="of:=[Sheet2.E27]-[Sheet2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-s577520629c1195421.ukp</text:p>
          </table:table-cell>
          <table:table-cell office:value-type="float" office:value="0.862155" calcext:value-type="float">
            <text:p>0.862155</text:p>
          </table:table-cell>
          <table:table-cell office:value-type="float" office:value="0.92" calcext:value-type="float">
            <text:p>0.92</text:p>
          </table:table-cell>
          <table:table-cell office:value-type="float" office:value="38152" calcext:value-type="float">
            <text:p>38152</text:p>
          </table:table-cell>
          <table:table-cell office:value-type="float" office:value="1488511" calcext:value-type="float">
            <text:p>148851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328" calcext:value-type="float">
            <text:p>9328</text:p>
          </table:table-cell>
          <table:table-cell office:value-type="float" office:value="1488511" calcext:value-type="float">
            <text:p>1488511</text:p>
          </table:table-cell>
          <table:table-cell table:formula="of:=[Sheet2.E28]-[Sheet2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7-s617392218c1755406.ukp</text:p>
          </table:table-cell>
          <table:table-cell office:value-type="float" office:value="1.26173" calcext:value-type="float">
            <text:p>1.26173</text:p>
          </table:table-cell>
          <table:table-cell office:value-type="float" office:value="1.31" calcext:value-type="float">
            <text:p>1.31</text:p>
          </table:table-cell>
          <table:table-cell office:value-type="float" office:value="46888" calcext:value-type="float">
            <text:p>46888</text:p>
          </table:table-cell>
          <table:table-cell office:value-type="float" office:value="2193112" calcext:value-type="float">
            <text:p>2193112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6" calcext:value-type="float">
            <text:p>0.56</text:p>
          </table:table-cell>
          <table:table-cell office:value-type="float" office:value="9592" calcext:value-type="float">
            <text:p>9592</text:p>
          </table:table-cell>
          <table:table-cell office:value-type="float" office:value="2193112" calcext:value-type="float">
            <text:p>2193112</text:p>
          </table:table-cell>
          <table:table-cell table:formula="of:=[Sheet2.E29]-[Sheet2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4-s659711563c1813572.ukp</text:p>
          </table:table-cell>
          <table:table-cell office:value-type="float" office:value="0.776227" calcext:value-type="float">
            <text:p>0.776227</text:p>
          </table:table-cell>
          <table:table-cell office:value-type="float" office:value="0.82" calcext:value-type="float">
            <text:p>0.82</text:p>
          </table:table-cell>
          <table:table-cell office:value-type="float" office:value="47792" calcext:value-type="float">
            <text:p>47792</text:p>
          </table:table-cell>
          <table:table-cell office:value-type="float" office:value="2289646" calcext:value-type="float">
            <text:p>22896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532" calcext:value-type="float">
            <text:p>9532</text:p>
          </table:table-cell>
          <table:table-cell office:value-type="float" office:value="2289646" calcext:value-type="float">
            <text:p>2289646</text:p>
          </table:table-cell>
          <table:table-cell table:formula="of:=[Sheet2.E30]-[Sheet2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8-s178912779c1720049.ukp</text:p>
          </table:table-cell>
          <table:table-cell office:value-type="float" office:value="1.4135" calcext:value-type="float">
            <text:p>1.4135</text:p>
          </table:table-cell>
          <table:table-cell office:value-type="float" office:value="1.46" calcext:value-type="float">
            <text:p>1.46</text:p>
          </table:table-cell>
          <table:table-cell office:value-type="float" office:value="46220" calcext:value-type="float">
            <text:p>46220</text:p>
          </table:table-cell>
          <table:table-cell office:value-type="float" office:value="2167846" calcext:value-type="float">
            <text:p>2167846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320" calcext:value-type="float">
            <text:p>9320</text:p>
          </table:table-cell>
          <table:table-cell office:value-type="float" office:value="2167846" calcext:value-type="float">
            <text:p>2167846</text:p>
          </table:table-cell>
          <table:table-cell table:formula="of:=[Sheet2.E31]-[Sheet2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0-s467683630c1851781.ukp</text:p>
          </table:table-cell>
          <table:table-cell office:value-type="float" office:value="1.57158" calcext:value-type="float">
            <text:p>1.57158</text:p>
          </table:table-cell>
          <table:table-cell office:value-type="float" office:value="1.62" calcext:value-type="float">
            <text:p>1.62</text:p>
          </table:table-cell>
          <table:table-cell office:value-type="float" office:value="48360" calcext:value-type="float">
            <text:p>48360</text:p>
          </table:table-cell>
          <table:table-cell office:value-type="float" office:value="2347353" calcext:value-type="float">
            <text:p>2347353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9608" calcext:value-type="float">
            <text:p>9608</text:p>
          </table:table-cell>
          <table:table-cell office:value-type="float" office:value="2347353" calcext:value-type="float">
            <text:p>2347353</text:p>
          </table:table-cell>
          <table:table-cell table:formula="of:=[Sheet2.E32]-[Sheet2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8-s87557726c1864673.ukp</text:p>
          </table:table-cell>
          <table:table-cell office:value-type="float" office:value="2.28243" calcext:value-type="float">
            <text:p>2.28243</text:p>
          </table:table-cell>
          <table:table-cell office:value-type="float" office:value="2.33" calcext:value-type="float">
            <text:p>2.33</text:p>
          </table:table-cell>
          <table:table-cell office:value-type="float" office:value="48768" calcext:value-type="float">
            <text:p>48768</text:p>
          </table:table-cell>
          <table:table-cell office:value-type="float" office:value="2341604" calcext:value-type="float">
            <text:p>2341604</text:p>
          </table:table-cell>
          <table:table-cell office:value-type="float" office:value="0.80333" calcext:value-type="float">
            <text:p>0.80333</text:p>
          </table:table-cell>
          <table:table-cell office:value-type="float" office:value="0.8" calcext:value-type="float">
            <text:p>0.8</text:p>
          </table:table-cell>
          <table:table-cell office:value-type="float" office:value="10540" calcext:value-type="float">
            <text:p>10540</text:p>
          </table:table-cell>
          <table:table-cell office:value-type="float" office:value="2341604" calcext:value-type="float">
            <text:p>2341604</text:p>
          </table:table-cell>
          <table:table-cell table:formula="of:=[Sheet2.E33]-[Sheet2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9-s916911562c1503575.ukp</text:p>
          </table:table-cell>
          <table:table-cell office:value-type="float" office:value="1.27522" calcext:value-type="float">
            <text:p>1.27522</text:p>
          </table:table-cell>
          <table:table-cell office:value-type="float" office:value="1.32" calcext:value-type="float">
            <text:p>1.32</text:p>
          </table:table-cell>
          <table:table-cell office:value-type="float" office:value="42940" calcext:value-type="float">
            <text:p>42940</text:p>
          </table:table-cell>
          <table:table-cell office:value-type="float" office:value="1884844" calcext:value-type="float">
            <text:p>1884844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9" calcext:value-type="float">
            <text:p>0.89</text:p>
          </table:table-cell>
          <table:table-cell office:value-type="float" office:value="9648" calcext:value-type="float">
            <text:p>9648</text:p>
          </table:table-cell>
          <table:table-cell office:value-type="float" office:value="1884844" calcext:value-type="float">
            <text:p>1884844</text:p>
          </table:table-cell>
          <table:table-cell table:formula="of:=[Sheet2.E34]-[Sheet2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1-s219535324c1172487.ukp</text:p>
          </table:table-cell>
          <table:table-cell office:value-type="float" office:value="1.25518" calcext:value-type="float">
            <text:p>1.25518</text:p>
          </table:table-cell>
          <table:table-cell office:value-type="float" office:value="1.3" calcext:value-type="float">
            <text:p>1.3</text:p>
          </table:table-cell>
          <table:table-cell office:value-type="float" office:value="37848" calcext:value-type="float">
            <text:p>37848</text:p>
          </table:table-cell>
          <table:table-cell office:value-type="float" office:value="1486142" calcext:value-type="float">
            <text:p>1486142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9844" calcext:value-type="float">
            <text:p>9844</text:p>
          </table:table-cell>
          <table:table-cell office:value-type="float" office:value="1486142" calcext:value-type="float">
            <text:p>1486142</text:p>
          </table:table-cell>
          <table:table-cell table:formula="of:=[Sheet2.E35]-[Sheet2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2-s604095046c1055295.ukp</text:p>
          </table:table-cell>
          <table:table-cell office:value-type="float" office:value="1.36857" calcext:value-type="float">
            <text:p>1.36857</text:p>
          </table:table-cell>
          <table:table-cell office:value-type="float" office:value="1.42" calcext:value-type="float">
            <text:p>1.42</text:p>
          </table:table-cell>
          <table:table-cell office:value-type="float" office:value="35804" calcext:value-type="float">
            <text:p>35804</text:p>
          </table:table-cell>
          <table:table-cell office:value-type="float" office:value="1328925" calcext:value-type="float">
            <text:p>1328925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2" calcext:value-type="float">
            <text:p>1.02</text:p>
          </table:table-cell>
          <table:table-cell office:value-type="float" office:value="9312" calcext:value-type="float">
            <text:p>9312</text:p>
          </table:table-cell>
          <table:table-cell office:value-type="float" office:value="1328925" calcext:value-type="float">
            <text:p>1328925</text:p>
          </table:table-cell>
          <table:table-cell table:formula="of:=[Sheet2.E36]-[Sheet2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7-s852514704c1782122.ukp</text:p>
          </table:table-cell>
          <table:table-cell office:value-type="float" office:value="0.779885" calcext:value-type="float">
            <text:p>0.779885</text:p>
          </table:table-cell>
          <table:table-cell office:value-type="float" office:value="0.83" calcext:value-type="float">
            <text:p>0.83</text:p>
          </table:table-cell>
          <table:table-cell office:value-type="float" office:value="47208" calcext:value-type="float">
            <text:p>47208</text:p>
          </table:table-cell>
          <table:table-cell office:value-type="float" office:value="2249989" calcext:value-type="float">
            <text:p>2249989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7" calcext:value-type="float">
            <text:p>1.17</text:p>
          </table:table-cell>
          <table:table-cell office:value-type="float" office:value="12896" calcext:value-type="float">
            <text:p>12896</text:p>
          </table:table-cell>
          <table:table-cell office:value-type="float" office:value="2249989" calcext:value-type="float">
            <text:p>2249989</text:p>
          </table:table-cell>
          <table:table-cell table:formula="of:=[Sheet2.E37]-[Sheet2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7-s405400535c1913871.ukp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1.09" calcext:value-type="float">
            <text:p>1.09</text:p>
          </table:table-cell>
          <table:table-cell office:value-type="float" office:value="49408" calcext:value-type="float">
            <text:p>49408</text:p>
          </table:table-cell>
          <table:table-cell office:value-type="float" office:value="2400942" calcext:value-type="float">
            <text:p>2400942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1.19" calcext:value-type="float">
            <text:p>1.19</text:p>
          </table:table-cell>
          <table:table-cell office:value-type="float" office:value="10560" calcext:value-type="float">
            <text:p>10560</text:p>
          </table:table-cell>
          <table:table-cell office:value-type="float" office:value="2400942" calcext:value-type="float">
            <text:p>2400942</text:p>
          </table:table-cell>
          <table:table-cell table:formula="of:=[Sheet2.E38]-[Sheet2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4-s512463211c1174175.ukp</text:p>
          </table:table-cell>
          <table:table-cell office:value-type="float" office:value="1.38112" calcext:value-type="float">
            <text:p>1.38112</text:p>
          </table:table-cell>
          <table:table-cell office:value-type="float" office:value="1.43" calcext:value-type="float">
            <text:p>1.43</text:p>
          </table:table-cell>
          <table:table-cell office:value-type="float" office:value="37920" calcext:value-type="float">
            <text:p>37920</text:p>
          </table:table-cell>
          <table:table-cell office:value-type="float" office:value="1487454" calcext:value-type="float">
            <text:p>1487454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9880" calcext:value-type="float">
            <text:p>9880</text:p>
          </table:table-cell>
          <table:table-cell office:value-type="float" office:value="1487454" calcext:value-type="float">
            <text:p>1487454</text:p>
          </table:table-cell>
          <table:table-cell table:formula="of:=[Sheet2.E39]-[Sheet2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1-s311293941c1107461.ukp</text:p>
          </table:table-cell>
          <table:table-cell office:value-type="float" office:value="1.45553" calcext:value-type="float">
            <text:p>1.45553</text:p>
          </table:table-cell>
          <table:table-cell office:value-type="float" office:value="1.5" calcext:value-type="float">
            <text:p>1.5</text:p>
          </table:table-cell>
          <table:table-cell office:value-type="float" office:value="36772" calcext:value-type="float">
            <text:p>36772</text:p>
          </table:table-cell>
          <table:table-cell office:value-type="float" office:value="1393068" calcext:value-type="float">
            <text:p>1393068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9812" calcext:value-type="float">
            <text:p>9812</text:p>
          </table:table-cell>
          <table:table-cell office:value-type="float" office:value="1393068" calcext:value-type="float">
            <text:p>1393068</text:p>
          </table:table-cell>
          <table:table-cell table:formula="of:=[Sheet2.E40]-[Sheet2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7-s583556376c1780263.ukp</text:p>
          </table:table-cell>
          <table:table-cell office:value-type="float" office:value="0.596732" calcext:value-type="float">
            <text:p>0.596732</text:p>
          </table:table-cell>
          <table:table-cell office:value-type="float" office:value="0.64" calcext:value-type="float">
            <text:p>0.64</text:p>
          </table:table-cell>
          <table:table-cell office:value-type="float" office:value="47336" calcext:value-type="float">
            <text:p>47336</text:p>
          </table:table-cell>
          <table:table-cell office:value-type="float" office:value="2255918" calcext:value-type="float">
            <text:p>2255918</text:p>
          </table:table-cell>
          <table:table-cell table:number-columns-repeated="2" office:value-type="float" office:value="1.43" calcext:value-type="float">
            <text:p>1.43</text:p>
          </table:table-cell>
          <table:table-cell office:value-type="float" office:value="12216" calcext:value-type="float">
            <text:p>12216</text:p>
          </table:table-cell>
          <table:table-cell office:value-type="float" office:value="2255918" calcext:value-type="float">
            <text:p>2255918</text:p>
          </table:table-cell>
          <table:table-cell table:formula="of:=[Sheet2.E41]-[Sheet2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-s414892754c1568401.ukp</text:p>
          </table:table-cell>
          <table:table-cell office:value-type="float" office:value="1.31473" calcext:value-type="float">
            <text:p>1.31473</text:p>
          </table:table-cell>
          <table:table-cell office:value-type="float" office:value="1.72" calcext:value-type="float">
            <text:p>1.72</text:p>
          </table:table-cell>
          <table:table-cell office:value-type="float" office:value="44020" calcext:value-type="float">
            <text:p>44020</text:p>
          </table:table-cell>
          <table:table-cell office:value-type="float" office:value="1969004" calcext:value-type="float">
            <text:p>1969004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0972" calcext:value-type="float">
            <text:p>10972</text:p>
          </table:table-cell>
          <table:table-cell office:value-type="float" office:value="1969004" calcext:value-type="float">
            <text:p>1969004</text:p>
          </table:table-cell>
          <table:table-cell table:formula="of:=[Sheet2.E42]-[Sheet2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1-s918482572c1590229.ukp</text:p>
          </table:table-cell>
          <table:table-cell office:value-type="float" office:value="1.60824" calcext:value-type="float">
            <text:p>1.60824</text:p>
          </table:table-cell>
          <table:table-cell office:value-type="float" office:value="1.65" calcext:value-type="float">
            <text:p>1.65</text:p>
          </table:table-cell>
          <table:table-cell office:value-type="float" office:value="44364" calcext:value-type="float">
            <text:p>44364</text:p>
          </table:table-cell>
          <table:table-cell office:value-type="float" office:value="2006088" calcext:value-type="float">
            <text:p>2006088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0424" calcext:value-type="float">
            <text:p>10424</text:p>
          </table:table-cell>
          <table:table-cell office:value-type="float" office:value="2006088" calcext:value-type="float">
            <text:p>2006088</text:p>
          </table:table-cell>
          <table:table-cell table:formula="of:=[Sheet2.E43]-[Sheet2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6-s885510405c1639680.ukp</text:p>
          </table:table-cell>
          <table:table-cell office:value-type="float" office:value="1.62345" calcext:value-type="float">
            <text:p>1.62345</text:p>
          </table:table-cell>
          <table:table-cell office:value-type="float" office:value="1.67" calcext:value-type="float">
            <text:p>1.67</text:p>
          </table:table-cell>
          <table:table-cell office:value-type="float" office:value="45024" calcext:value-type="float">
            <text:p>45024</text:p>
          </table:table-cell>
          <table:table-cell office:value-type="float" office:value="2070662" calcext:value-type="float">
            <text:p>207066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1064" calcext:value-type="float">
            <text:p>11064</text:p>
          </table:table-cell>
          <table:table-cell office:value-type="float" office:value="2070662" calcext:value-type="float">
            <text:p>2070662</text:p>
          </table:table-cell>
          <table:table-cell table:formula="of:=[Sheet2.E44]-[Sheet2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6-s689366126c1830431.ukp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48156" calcext:value-type="float">
            <text:p>48156</text:p>
          </table:table-cell>
          <table:table-cell office:value-type="float" office:value="2311762" calcext:value-type="float">
            <text:p>2311762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2236" calcext:value-type="float">
            <text:p>12236</text:p>
          </table:table-cell>
          <table:table-cell office:value-type="float" office:value="2311762" calcext:value-type="float">
            <text:p>2311762</text:p>
          </table:table-cell>
          <table:table-cell table:formula="of:=[Sheet2.E45]-[Sheet2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7-s352626512c1649991.ukp</text:p>
          </table:table-cell>
          <table:table-cell office:value-type="float" office:value="1.35801" calcext:value-type="float">
            <text:p>1.35801</text:p>
          </table:table-cell>
          <table:table-cell office:value-type="float" office:value="1.4" calcext:value-type="float">
            <text:p>1.4</text:p>
          </table:table-cell>
          <table:table-cell office:value-type="float" office:value="45160" calcext:value-type="float">
            <text:p>45160</text:p>
          </table:table-cell>
          <table:table-cell office:value-type="float" office:value="2074837" calcext:value-type="float">
            <text:p>2074837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0516" calcext:value-type="float">
            <text:p>10516</text:p>
          </table:table-cell>
          <table:table-cell office:value-type="float" office:value="2074837" calcext:value-type="float">
            <text:p>2074837</text:p>
          </table:table-cell>
          <table:table-cell table:formula="of:=[Sheet2.E46]-[Sheet2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9-s586663876c1192318.ukp</text:p>
          </table:table-cell>
          <table:table-cell office:value-type="float" office:value="1.30125" calcext:value-type="float">
            <text:p>1.30125</text:p>
          </table:table-cell>
          <table:table-cell office:value-type="float" office:value="1.35" calcext:value-type="float">
            <text:p>1.35</text:p>
          </table:table-cell>
          <table:table-cell office:value-type="float" office:value="38164" calcext:value-type="float">
            <text:p>38164</text:p>
          </table:table-cell>
          <table:table-cell office:value-type="float" office:value="1503027" calcext:value-type="float">
            <text:p>1503027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1.93" calcext:value-type="float">
            <text:p>1.93</text:p>
          </table:table-cell>
          <table:table-cell office:value-type="float" office:value="11644" calcext:value-type="float">
            <text:p>11644</text:p>
          </table:table-cell>
          <table:table-cell office:value-type="float" office:value="1503027" calcext:value-type="float">
            <text:p>1503027</text:p>
          </table:table-cell>
          <table:table-cell table:formula="of:=[Sheet2.E47]-[Sheet2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1-s362775446c1191636.ukp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1.46" calcext:value-type="float">
            <text:p>1.46</text:p>
          </table:table-cell>
          <table:table-cell office:value-type="float" office:value="38100" calcext:value-type="float">
            <text:p>38100</text:p>
          </table:table-cell>
          <table:table-cell office:value-type="float" office:value="1508822" calcext:value-type="float">
            <text:p>1508822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1148" calcext:value-type="float">
            <text:p>11148</text:p>
          </table:table-cell>
          <table:table-cell office:value-type="float" office:value="1508822" calcext:value-type="float">
            <text:p>1508822</text:p>
          </table:table-cell>
          <table:table-cell table:formula="of:=[Sheet2.E48]-[Sheet2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1-s329274243c1553670.ukp</text:p>
          </table:table-cell>
          <table:table-cell office:value-type="float" office:value="1.16926" calcext:value-type="float">
            <text:p>1.16926</text:p>
          </table:table-cell>
          <table:table-cell office:value-type="float" office:value="1.21" calcext:value-type="float">
            <text:p>1.21</text:p>
          </table:table-cell>
          <table:table-cell office:value-type="float" office:value="43780" calcext:value-type="float">
            <text:p>43780</text:p>
          </table:table-cell>
          <table:table-cell office:value-type="float" office:value="1954242" calcext:value-type="float">
            <text:p>1954242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12460" calcext:value-type="float">
            <text:p>12460</text:p>
          </table:table-cell>
          <table:table-cell office:value-type="float" office:value="1954242" calcext:value-type="float">
            <text:p>1954242</text:p>
          </table:table-cell>
          <table:table-cell table:formula="of:=[Sheet2.E49]-[Sheet2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2-s692706651c1094202.ukp</text:p>
          </table:table-cell>
          <table:table-cell office:value-type="float" office:value="1.34277" calcext:value-type="float">
            <text:p>1.34277</text:p>
          </table:table-cell>
          <table:table-cell office:value-type="float" office:value="1.39" calcext:value-type="float">
            <text:p>1.39</text:p>
          </table:table-cell>
          <table:table-cell office:value-type="float" office:value="36592" calcext:value-type="float">
            <text:p>36592</text:p>
          </table:table-cell>
          <table:table-cell office:value-type="float" office:value="1364687" calcext:value-type="float">
            <text:p>1364687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3" calcext:value-type="float">
            <text:p>2.03</text:p>
          </table:table-cell>
          <table:table-cell office:value-type="float" office:value="10576" calcext:value-type="float">
            <text:p>10576</text:p>
          </table:table-cell>
          <table:table-cell office:value-type="float" office:value="1364687" calcext:value-type="float">
            <text:p>1364687</text:p>
          </table:table-cell>
          <table:table-cell table:formula="of:=[Sheet2.E50]-[Sheet2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6-s661392405c1405261.ukp</text:p>
          </table:table-cell>
          <table:table-cell office:value-type="float" office:value="1.50287" calcext:value-type="float">
            <text:p>1.50287</text:p>
          </table:table-cell>
          <table:table-cell office:value-type="float" office:value="1.56" calcext:value-type="float">
            <text:p>1.56</text:p>
          </table:table-cell>
          <table:table-cell office:value-type="float" office:value="41436" calcext:value-type="float">
            <text:p>41436</text:p>
          </table:table-cell>
          <table:table-cell office:value-type="float" office:value="1775191" calcext:value-type="float">
            <text:p>1775191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5" calcext:value-type="float">
            <text:p>2.05</text:p>
          </table:table-cell>
          <table:table-cell office:value-type="float" office:value="12140" calcext:value-type="float">
            <text:p>12140</text:p>
          </table:table-cell>
          <table:table-cell office:value-type="float" office:value="1775191" calcext:value-type="float">
            <text:p>1775191</text:p>
          </table:table-cell>
          <table:table-cell table:formula="of:=[Sheet2.E51]-[Sheet2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3-s915027660c1920952.ukp</text:p>
          </table:table-cell>
          <table:table-cell office:value-type="float" office:value="1.18022" calcext:value-type="float">
            <text:p>1.18022</text:p>
          </table:table-cell>
          <table:table-cell office:value-type="float" office:value="1.23" calcext:value-type="float">
            <text:p>1.23</text:p>
          </table:table-cell>
          <table:table-cell office:value-type="float" office:value="49272" calcext:value-type="float">
            <text:p>49272</text:p>
          </table:table-cell>
          <table:table-cell office:value-type="float" office:value="2408629" calcext:value-type="float">
            <text:p>2408629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3000" calcext:value-type="float">
            <text:p>13000</text:p>
          </table:table-cell>
          <table:table-cell office:value-type="float" office:value="2408629" calcext:value-type="float">
            <text:p>2408629</text:p>
          </table:table-cell>
          <table:table-cell table:formula="of:=[Sheet2.E52]-[Sheet2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-s161344243c1467078.ukp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1.42" calcext:value-type="float">
            <text:p>1.42</text:p>
          </table:table-cell>
          <table:table-cell office:value-type="float" office:value="42412" calcext:value-type="float">
            <text:p>42412</text:p>
          </table:table-cell>
          <table:table-cell office:value-type="float" office:value="1850020" calcext:value-type="float">
            <text:p>1850020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2.68" calcext:value-type="float">
            <text:p>2.68</text:p>
          </table:table-cell>
          <table:table-cell office:value-type="float" office:value="13588" calcext:value-type="float">
            <text:p>13588</text:p>
          </table:table-cell>
          <table:table-cell office:value-type="float" office:value="1850020" calcext:value-type="float">
            <text:p>1850020</text:p>
          </table:table-cell>
          <table:table-cell table:formula="of:=[Sheet2.E53]-[Sheet2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4-s506110575c1331463.ukp</text:p>
          </table:table-cell>
          <table:table-cell office:value-type="float" office:value="1.57372" calcext:value-type="float">
            <text:p>1.57372</text:p>
          </table:table-cell>
          <table:table-cell office:value-type="float" office:value="1.62" calcext:value-type="float">
            <text:p>1.62</text:p>
          </table:table-cell>
          <table:table-cell office:value-type="float" office:value="40284" calcext:value-type="float">
            <text:p>40284</text:p>
          </table:table-cell>
          <table:table-cell office:value-type="float" office:value="1668047" calcext:value-type="float">
            <text:p>1668047</text:p>
          </table:table-cell>
          <table:table-cell office:value-type="float" office:value="2.70667" calcext:value-type="float">
            <text:p>2.70667</text:p>
          </table:table-cell>
          <table:table-cell office:value-type="float" office:value="2.7" calcext:value-type="float">
            <text:p>2.7</text:p>
          </table:table-cell>
          <table:table-cell office:value-type="float" office:value="10352" calcext:value-type="float">
            <text:p>10352</text:p>
          </table:table-cell>
          <table:table-cell office:value-type="float" office:value="1668047" calcext:value-type="float">
            <text:p>1668047</text:p>
          </table:table-cell>
          <table:table-cell table:formula="of:=[Sheet2.E54]-[Sheet2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4-s34442418c1257319.ukp</text:p>
          </table:table-cell>
          <table:table-cell office:value-type="float" office:value="0.842025" calcext:value-type="float">
            <text:p>0.842025</text:p>
          </table:table-cell>
          <table:table-cell office:value-type="float" office:value="0.89" calcext:value-type="float">
            <text:p>0.89</text:p>
          </table:table-cell>
          <table:table-cell office:value-type="float" office:value="39116" calcext:value-type="float">
            <text:p>39116</text:p>
          </table:table-cell>
          <table:table-cell office:value-type="float" office:value="1584908" calcext:value-type="float">
            <text:p>1584908</text:p>
          </table:table-cell>
          <table:table-cell office:value-type="float" office:value="2.80667" calcext:value-type="float">
            <text:p>2.80667</text:p>
          </table:table-cell>
          <table:table-cell office:value-type="float" office:value="2.81" calcext:value-type="float">
            <text:p>2.81</text:p>
          </table:table-cell>
          <table:table-cell office:value-type="float" office:value="14228" calcext:value-type="float">
            <text:p>14228</text:p>
          </table:table-cell>
          <table:table-cell office:value-type="float" office:value="1584908" calcext:value-type="float">
            <text:p>1584908</text:p>
          </table:table-cell>
          <table:table-cell table:formula="of:=[Sheet2.E55]-[Sheet2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4-s37069295c1994547.ukp</text:p>
          </table:table-cell>
          <table:table-cell office:value-type="float" office:value="1.57192" calcext:value-type="float">
            <text:p>1.57192</text:p>
          </table:table-cell>
          <table:table-cell office:value-type="float" office:value="1.62" calcext:value-type="float">
            <text:p>1.62</text:p>
          </table:table-cell>
          <table:table-cell office:value-type="float" office:value="50544" calcext:value-type="float">
            <text:p>50544</text:p>
          </table:table-cell>
          <table:table-cell office:value-type="float" office:value="2521569" calcext:value-type="float">
            <text:p>2521569</text:p>
          </table:table-cell>
          <table:table-cell office:value-type="float" office:value="2.90333" calcext:value-type="float">
            <text:p>2.90333</text:p>
          </table:table-cell>
          <table:table-cell office:value-type="float" office:value="2.9" calcext:value-type="float">
            <text:p>2.9</text:p>
          </table:table-cell>
          <table:table-cell office:value-type="float" office:value="14152" calcext:value-type="float">
            <text:p>14152</text:p>
          </table:table-cell>
          <table:table-cell office:value-type="float" office:value="2521569" calcext:value-type="float">
            <text:p>2521569</text:p>
          </table:table-cell>
          <table:table-cell table:formula="of:=[Sheet2.E56]-[Sheet2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5-s664964299c1745146.ukp</text:p>
          </table:table-cell>
          <table:table-cell office:value-type="float" office:value="0.691427" calcext:value-type="float">
            <text:p>0.691427</text:p>
          </table:table-cell>
          <table:table-cell office:value-type="float" office:value="0.96" calcext:value-type="float">
            <text:p>0.96</text:p>
          </table:table-cell>
          <table:table-cell office:value-type="float" office:value="46812" calcext:value-type="float">
            <text:p>46812</text:p>
          </table:table-cell>
          <table:table-cell office:value-type="float" office:value="2214318" calcext:value-type="float">
            <text:p>2214318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4318" calcext:value-type="float">
            <text:p>2214318</text:p>
          </table:table-cell>
          <table:table-cell table:formula="of:=[Sheet2.E57]-[Sheet2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3-s512984724c1580064.ukp</text:p>
          </table:table-cell>
          <table:table-cell office:value-type="float" office:value="1.16015" calcext:value-type="float">
            <text:p>1.16015</text:p>
          </table:table-cell>
          <table:table-cell office:value-type="float" office:value="1.21" calcext:value-type="float">
            <text:p>1.21</text:p>
          </table:table-cell>
          <table:table-cell office:value-type="float" office:value="44148" calcext:value-type="float">
            <text:p>44148</text:p>
          </table:table-cell>
          <table:table-cell office:value-type="float" office:value="1976174" calcext:value-type="float">
            <text:p>1976174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13076" calcext:value-type="float">
            <text:p>13076</text:p>
          </table:table-cell>
          <table:table-cell office:value-type="float" office:value="1976174" calcext:value-type="float">
            <text:p>1976174</text:p>
          </table:table-cell>
          <table:table-cell table:formula="of:=[Sheet2.E58]-[Sheet2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-s855531081c1974905.ukp</text:p>
          </table:table-cell>
          <table:table-cell office:value-type="float" office:value="0.763978" calcext:value-type="float">
            <text:p>0.763978</text:p>
          </table:table-cell>
          <table:table-cell office:value-type="float" office:value="0.81" calcext:value-type="float">
            <text:p>0.81</text:p>
          </table:table-cell>
          <table:table-cell office:value-type="float" office:value="50436" calcext:value-type="float">
            <text:p>50436</text:p>
          </table:table-cell>
          <table:table-cell office:value-type="float" office:value="2496031" calcext:value-type="float">
            <text:p>2496031</text:p>
          </table:table-cell>
          <table:table-cell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office:value-type="float" office:value="14424" calcext:value-type="float">
            <text:p>14424</text:p>
          </table:table-cell>
          <table:table-cell office:value-type="float" office:value="2496031" calcext:value-type="float">
            <text:p>2496031</text:p>
          </table:table-cell>
          <table:table-cell table:formula="of:=[Sheet2.E59]-[Sheet2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7-s301097953c1511129.ukp</text:p>
          </table:table-cell>
          <table:table-cell office:value-type="float" office:value="1.2174" calcext:value-type="float">
            <text:p>1.2174</text:p>
          </table:table-cell>
          <table:table-cell office:value-type="float" office:value="1.26" calcext:value-type="float">
            <text:p>1.26</text:p>
          </table:table-cell>
          <table:table-cell office:value-type="float" office:value="42972" calcext:value-type="float">
            <text:p>42972</text:p>
          </table:table-cell>
          <table:table-cell office:value-type="float" office:value="1900275" calcext:value-type="float">
            <text:p>1900275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" calcext:value-type="float">
            <text:p>3.2</text:p>
          </table:table-cell>
          <table:table-cell office:value-type="float" office:value="13396" calcext:value-type="float">
            <text:p>13396</text:p>
          </table:table-cell>
          <table:table-cell office:value-type="float" office:value="1900275" calcext:value-type="float">
            <text:p>1900275</text:p>
          </table:table-cell>
          <table:table-cell table:formula="of:=[Sheet2.E60]-[Sheet2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9-s832538455c1291847.ukp</text:p>
          </table:table-cell>
          <table:table-cell office:value-type="float" office:value="1.60635" calcext:value-type="float">
            <text:p>1.60635</text:p>
          </table:table-cell>
          <table:table-cell office:value-type="float" office:value="1.65" calcext:value-type="float">
            <text:p>1.65</text:p>
          </table:table-cell>
          <table:table-cell office:value-type="float" office:value="39540" calcext:value-type="float">
            <text:p>39540</text:p>
          </table:table-cell>
          <table:table-cell office:value-type="float" office:value="1627194" calcext:value-type="float">
            <text:p>1627194</text:p>
          </table:table-cell>
          <table:table-cell office:value-type="float" office:value="3.22667" calcext:value-type="float">
            <text:p>3.22667</text:p>
          </table:table-cell>
          <table:table-cell office:value-type="float" office:value="3.23" calcext:value-type="float">
            <text:p>3.23</text:p>
          </table:table-cell>
          <table:table-cell office:value-type="float" office:value="11312" calcext:value-type="float">
            <text:p>11312</text:p>
          </table:table-cell>
          <table:table-cell office:value-type="float" office:value="1627194" calcext:value-type="float">
            <text:p>1627194</text:p>
          </table:table-cell>
          <table:table-cell table:formula="of:=[Sheet2.E61]-[Sheet2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2-s319663318c1224252.ukp</text:p>
          </table:table-cell>
          <table:table-cell office:value-type="float" office:value="1.21612" calcext:value-type="float">
            <text:p>1.21612</text:p>
          </table:table-cell>
          <table:table-cell office:value-type="float" office:value="1.26" calcext:value-type="float">
            <text:p>1.26</text:p>
          </table:table-cell>
          <table:table-cell office:value-type="float" office:value="38700" calcext:value-type="float">
            <text:p>38700</text:p>
          </table:table-cell>
          <table:table-cell office:value-type="float" office:value="1535223" calcext:value-type="float">
            <text:p>1535223</text:p>
          </table:table-cell>
          <table:table-cell office:value-type="float" office:value="3.25333" calcext:value-type="float">
            <text:p>3.25333</text:p>
          </table:table-cell>
          <table:table-cell office:value-type="float" office:value="3.26" calcext:value-type="float">
            <text:p>3.26</text:p>
          </table:table-cell>
          <table:table-cell office:value-type="float" office:value="12840" calcext:value-type="float">
            <text:p>12840</text:p>
          </table:table-cell>
          <table:table-cell office:value-type="float" office:value="1535223" calcext:value-type="float">
            <text:p>1535223</text:p>
          </table:table-cell>
          <table:table-cell table:formula="of:=[Sheet2.E62]-[Sheet2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2-s931292384c1494851.ukp</text:p>
          </table:table-cell>
          <table:table-cell office:value-type="float" office:value="1.99331" calcext:value-type="float">
            <text:p>1.99331</text:p>
          </table:table-cell>
          <table:table-cell office:value-type="float" office:value="2.04" calcext:value-type="float">
            <text:p>2.04</text:p>
          </table:table-cell>
          <table:table-cell office:value-type="float" office:value="42784" calcext:value-type="float">
            <text:p>42784</text:p>
          </table:table-cell>
          <table:table-cell office:value-type="float" office:value="1874458" calcext:value-type="float">
            <text:p>1874458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11316" calcext:value-type="float">
            <text:p>11316</text:p>
          </table:table-cell>
          <table:table-cell office:value-type="float" office:value="1874458" calcext:value-type="float">
            <text:p>1874458</text:p>
          </table:table-cell>
          <table:table-cell table:formula="of:=[Sheet2.E63]-[Sheet2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8-s343653884c1610728.ukp</text:p>
          </table:table-cell>
          <table:table-cell office:value-type="float" office:value="1.21738" calcext:value-type="float">
            <text:p>1.21738</text:p>
          </table:table-cell>
          <table:table-cell office:value-type="float" office:value="1.27" calcext:value-type="float">
            <text:p>1.27</text:p>
          </table:table-cell>
          <table:table-cell office:value-type="float" office:value="44608" calcext:value-type="float">
            <text:p>44608</text:p>
          </table:table-cell>
          <table:table-cell office:value-type="float" office:value="2028676" calcext:value-type="float">
            <text:p>2028676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14136" calcext:value-type="float">
            <text:p>14136</text:p>
          </table:table-cell>
          <table:table-cell office:value-type="float" office:value="2028676" calcext:value-type="float">
            <text:p>2028676</text:p>
          </table:table-cell>
          <table:table-cell table:formula="of:=[Sheet2.E64]-[Sheet2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1-s611080474c1471487.ukp</text:p>
          </table:table-cell>
          <table:table-cell office:value-type="float" office:value="1.52111" calcext:value-type="float">
            <text:p>1.52111</text:p>
          </table:table-cell>
          <table:table-cell office:value-type="float" office:value="1.57" calcext:value-type="float">
            <text:p>1.57</text:p>
          </table:table-cell>
          <table:table-cell office:value-type="float" office:value="42524" calcext:value-type="float">
            <text:p>42524</text:p>
          </table:table-cell>
          <table:table-cell office:value-type="float" office:value="1853184" calcext:value-type="float">
            <text:p>1853184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3.53" calcext:value-type="float">
            <text:p>3.53</text:p>
          </table:table-cell>
          <table:table-cell office:value-type="float" office:value="13208" calcext:value-type="float">
            <text:p>13208</text:p>
          </table:table-cell>
          <table:table-cell office:value-type="float" office:value="1853184" calcext:value-type="float">
            <text:p>1853184</text:p>
          </table:table-cell>
          <table:table-cell table:formula="of:=[Sheet2.E65]-[Sheet2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3-s653138835c1583713.ukp</text:p>
          </table:table-cell>
          <table:table-cell office:value-type="float" office:value="1.52287" calcext:value-type="float">
            <text:p>1.52287</text:p>
          </table:table-cell>
          <table:table-cell office:value-type="float" office:value="1.57" calcext:value-type="float">
            <text:p>1.57</text:p>
          </table:table-cell>
          <table:table-cell office:value-type="float" office:value="44192" calcext:value-type="float">
            <text:p>44192</text:p>
          </table:table-cell>
          <table:table-cell office:value-type="float" office:value="1991423" calcext:value-type="float">
            <text:p>1991423</text:p>
          </table:table-cell>
          <table:table-cell office:value-type="float" office:value="3.73667" calcext:value-type="float">
            <text:p>3.73667</text:p>
          </table:table-cell>
          <table:table-cell office:value-type="float" office:value="3.73" calcext:value-type="float">
            <text:p>3.73</text:p>
          </table:table-cell>
          <table:table-cell office:value-type="float" office:value="13672" calcext:value-type="float">
            <text:p>13672</text:p>
          </table:table-cell>
          <table:table-cell office:value-type="float" office:value="1991423" calcext:value-type="float">
            <text:p>1991423</text:p>
          </table:table-cell>
          <table:table-cell table:formula="of:=[Sheet2.E66]-[Sheet2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9-s905865785c1896887.ukp</text:p>
          </table:table-cell>
          <table:table-cell office:value-type="float" office:value="1.58098" calcext:value-type="float">
            <text:p>1.58098</text:p>
          </table:table-cell>
          <table:table-cell office:value-type="float" office:value="1.63" calcext:value-type="float">
            <text:p>1.63</text:p>
          </table:table-cell>
          <table:table-cell office:value-type="float" office:value="49152" calcext:value-type="float">
            <text:p>49152</text:p>
          </table:table-cell>
          <table:table-cell office:value-type="float" office:value="2381387" calcext:value-type="float">
            <text:p>2381387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3" calcext:value-type="float">
            <text:p>3.83</text:p>
          </table:table-cell>
          <table:table-cell office:value-type="float" office:value="14032" calcext:value-type="float">
            <text:p>14032</text:p>
          </table:table-cell>
          <table:table-cell office:value-type="float" office:value="2381387" calcext:value-type="float">
            <text:p>2381387</text:p>
          </table:table-cell>
          <table:table-cell table:formula="of:=[Sheet2.E67]-[Sheet2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5-s324200696c1523711.ukp</text:p>
          </table:table-cell>
          <table:table-cell office:value-type="float" office:value="1.24054" calcext:value-type="float">
            <text:p>1.24054</text:p>
          </table:table-cell>
          <table:table-cell office:value-type="float" office:value="1.29" calcext:value-type="float">
            <text:p>1.29</text:p>
          </table:table-cell>
          <table:table-cell office:value-type="float" office:value="43128" calcext:value-type="float">
            <text:p>43128</text:p>
          </table:table-cell>
          <table:table-cell office:value-type="float" office:value="1927001" calcext:value-type="float">
            <text:p>1927001</text:p>
          </table:table-cell>
          <table:table-cell office:value-type="float" office:value="4.55" calcext:value-type="float">
            <text:p>4.55</text:p>
          </table:table-cell>
          <table:table-cell office:value-type="float" office:value="4.56" calcext:value-type="float">
            <text:p>4.56</text:p>
          </table:table-cell>
          <table:table-cell office:value-type="float" office:value="15140" calcext:value-type="float">
            <text:p>15140</text:p>
          </table:table-cell>
          <table:table-cell office:value-type="float" office:value="1927001" calcext:value-type="float">
            <text:p>1927001</text:p>
          </table:table-cell>
          <table:table-cell table:formula="of:=[Sheet2.E68]-[Sheet2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8-s633218386c1777755.ukp</text:p>
          </table:table-cell>
          <table:table-cell office:value-type="float" office:value="1.42937" calcext:value-type="float">
            <text:p>1.42937</text:p>
          </table:table-cell>
          <table:table-cell office:value-type="float" office:value="1.48" calcext:value-type="float">
            <text:p>1.48</text:p>
          </table:table-cell>
          <table:table-cell office:value-type="float" office:value="47388" calcext:value-type="float">
            <text:p>47388</text:p>
          </table:table-cell>
          <table:table-cell office:value-type="float" office:value="2217474" calcext:value-type="float">
            <text:p>2217474</text:p>
          </table:table-cell>
          <table:table-cell office:value-type="float" office:value="4.76333" calcext:value-type="float">
            <text:p>4.76333</text:p>
          </table:table-cell>
          <table:table-cell office:value-type="float" office:value="4.76" calcext:value-type="float">
            <text:p>4.7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7474" calcext:value-type="float">
            <text:p>2217474</text:p>
          </table:table-cell>
          <table:table-cell table:formula="of:=[Sheet2.E69]-[Sheet2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3-s47721841c1790160.ukp</text:p>
          </table:table-cell>
          <table:table-cell office:value-type="float" office:value="1.44202" calcext:value-type="float">
            <text:p>1.44202</text:p>
          </table:table-cell>
          <table:table-cell office:value-type="float" office:value="1.49" calcext:value-type="float">
            <text:p>1.49</text:p>
          </table:table-cell>
          <table:table-cell office:value-type="float" office:value="47420" calcext:value-type="float">
            <text:p>47420</text:p>
          </table:table-cell>
          <table:table-cell office:value-type="float" office:value="2235798" calcext:value-type="float">
            <text:p>2235798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3" calcext:value-type="float">
            <text:p>4.83</text:p>
          </table:table-cell>
          <table:table-cell office:value-type="float" office:value="13644" calcext:value-type="float">
            <text:p>13644</text:p>
          </table:table-cell>
          <table:table-cell office:value-type="float" office:value="2235798" calcext:value-type="float">
            <text:p>2235798</text:p>
          </table:table-cell>
          <table:table-cell table:formula="of:=[Sheet2.E70]-[Sheet2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9-s507400487c1533768.ukp</text:p>
          </table:table-cell>
          <table:table-cell office:value-type="float" office:value="1.60868" calcext:value-type="float">
            <text:p>1.60868</text:p>
          </table:table-cell>
          <table:table-cell office:value-type="float" office:value="1.66" calcext:value-type="float">
            <text:p>1.66</text:p>
          </table:table-cell>
          <table:table-cell office:value-type="float" office:value="43332" calcext:value-type="float">
            <text:p>43332</text:p>
          </table:table-cell>
          <table:table-cell office:value-type="float" office:value="1932707" calcext:value-type="float">
            <text:p>1932707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3748" calcext:value-type="float">
            <text:p>13748</text:p>
          </table:table-cell>
          <table:table-cell office:value-type="float" office:value="1932707" calcext:value-type="float">
            <text:p>1932707</text:p>
          </table:table-cell>
          <table:table-cell table:formula="of:=[Sheet2.E71]-[Sheet2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4-s685047257c1313197.ukp</text:p>
          </table:table-cell>
          <table:table-cell office:value-type="float" office:value="1.63454" calcext:value-type="float">
            <text:p>1.63454</text:p>
          </table:table-cell>
          <table:table-cell office:value-type="float" office:value="1.68" calcext:value-type="float">
            <text:p>1.68</text:p>
          </table:table-cell>
          <table:table-cell office:value-type="float" office:value="40040" calcext:value-type="float">
            <text:p>40040</text:p>
          </table:table-cell>
          <table:table-cell office:value-type="float" office:value="1650833" calcext:value-type="float">
            <text:p>1650833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2" calcext:value-type="float">
            <text:p>5.02</text:p>
          </table:table-cell>
          <table:table-cell office:value-type="float" office:value="14836" calcext:value-type="float">
            <text:p>14836</text:p>
          </table:table-cell>
          <table:table-cell office:value-type="float" office:value="1650833" calcext:value-type="float">
            <text:p>1650833</text:p>
          </table:table-cell>
          <table:table-cell table:formula="of:=[Sheet2.E72]-[Sheet2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8-s988774221c1646275.ukp</text:p>
          </table:table-cell>
          <table:table-cell office:value-type="float" office:value="1.36536" calcext:value-type="float">
            <text:p>1.36536</text:p>
          </table:table-cell>
          <table:table-cell office:value-type="float" office:value="1.67" calcext:value-type="float">
            <text:p>1.67</text:p>
          </table:table-cell>
          <table:table-cell office:value-type="float" office:value="45208" calcext:value-type="float">
            <text:p>45208</text:p>
          </table:table-cell>
          <table:table-cell office:value-type="float" office:value="2060421" calcext:value-type="float">
            <text:p>2060421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1" calcext:value-type="float">
            <text:p>5.21</text:p>
          </table:table-cell>
          <table:table-cell office:value-type="float" office:value="13520" calcext:value-type="float">
            <text:p>13520</text:p>
          </table:table-cell>
          <table:table-cell office:value-type="float" office:value="2060421" calcext:value-type="float">
            <text:p>2060421</text:p>
          </table:table-cell>
          <table:table-cell table:formula="of:=[Sheet2.E73]-[Sheet2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7-s989083921c1181335.ukp</text:p>
          </table:table-cell>
          <table:table-cell office:value-type="float" office:value="1.67312" calcext:value-type="float">
            <text:p>1.67312</text:p>
          </table:table-cell>
          <table:table-cell office:value-type="float" office:value="1.72" calcext:value-type="float">
            <text:p>1.72</text:p>
          </table:table-cell>
          <table:table-cell office:value-type="float" office:value="37916" calcext:value-type="float">
            <text:p>37916</text:p>
          </table:table-cell>
          <table:table-cell office:value-type="float" office:value="1477236" calcext:value-type="float">
            <text:p>1477236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14188" calcext:value-type="float">
            <text:p>14188</text:p>
          </table:table-cell>
          <table:table-cell office:value-type="float" office:value="1477236" calcext:value-type="float">
            <text:p>1477236</text:p>
          </table:table-cell>
          <table:table-cell table:formula="of:=[Sheet2.E74]-[Sheet2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7-s277361362c1622905.ukp</text:p>
          </table:table-cell>
          <table:table-cell office:value-type="float" office:value="1.74681" calcext:value-type="float">
            <text:p>1.74681</text:p>
          </table:table-cell>
          <table:table-cell office:value-type="float" office:value="1.79" calcext:value-type="float">
            <text:p>1.79</text:p>
          </table:table-cell>
          <table:table-cell office:value-type="float" office:value="44792" calcext:value-type="float">
            <text:p>44792</text:p>
          </table:table-cell>
          <table:table-cell office:value-type="float" office:value="2030980" calcext:value-type="float">
            <text:p>2030980</text:p>
          </table:table-cell>
          <table:table-cell office:value-type="float" office:value="5.29333" calcext:value-type="float">
            <text:p>5.29333</text:p>
          </table:table-cell>
          <table:table-cell office:value-type="float" office:value="5.3" calcext:value-type="float">
            <text:p>5.3</text:p>
          </table:table-cell>
          <table:table-cell office:value-type="float" office:value="14432" calcext:value-type="float">
            <text:p>14432</text:p>
          </table:table-cell>
          <table:table-cell office:value-type="float" office:value="2030980" calcext:value-type="float">
            <text:p>2030980</text:p>
          </table:table-cell>
          <table:table-cell table:formula="of:=[Sheet2.E75]-[Sheet2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1-s791104459c1448808.ukp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1.14" calcext:value-type="float">
            <text:p>1.14</text:p>
          </table:table-cell>
          <table:table-cell office:value-type="float" office:value="42000" calcext:value-type="float">
            <text:p>42000</text:p>
          </table:table-cell>
          <table:table-cell office:value-type="float" office:value="1812190" calcext:value-type="float">
            <text:p>1812190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5.35" calcext:value-type="float">
            <text:p>5.35</text:p>
          </table:table-cell>
          <table:table-cell office:value-type="float" office:value="15628" calcext:value-type="float">
            <text:p>15628</text:p>
          </table:table-cell>
          <table:table-cell office:value-type="float" office:value="1812190" calcext:value-type="float">
            <text:p>1812190</text:p>
          </table:table-cell>
          <table:table-cell table:formula="of:=[Sheet2.E76]-[Sheet2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4-s193169413c1637747.ukp</text:p>
          </table:table-cell>
          <table:table-cell office:value-type="float" office:value="1.83637" calcext:value-type="float">
            <text:p>1.83637</text:p>
          </table:table-cell>
          <table:table-cell office:value-type="float" office:value="1.88" calcext:value-type="float">
            <text:p>1.88</text:p>
          </table:table-cell>
          <table:table-cell office:value-type="float" office:value="44948" calcext:value-type="float">
            <text:p>44948</text:p>
          </table:table-cell>
          <table:table-cell office:value-type="float" office:value="2054538" calcext:value-type="float">
            <text:p>2054538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5.41" calcext:value-type="float">
            <text:p>5.41</text:p>
          </table:table-cell>
          <table:table-cell office:value-type="float" office:value="14584" calcext:value-type="float">
            <text:p>14584</text:p>
          </table:table-cell>
          <table:table-cell office:value-type="float" office:value="2054538" calcext:value-type="float">
            <text:p>2054538</text:p>
          </table:table-cell>
          <table:table-cell table:formula="of:=[Sheet2.E77]-[Sheet2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7-s676454610c1366199.ukp</text:p>
          </table:table-cell>
          <table:table-cell office:value-type="float" office:value="1.68011" calcext:value-type="float">
            <text:p>1.68011</text:p>
          </table:table-cell>
          <table:table-cell office:value-type="float" office:value="1.73" calcext:value-type="float">
            <text:p>1.73</text:p>
          </table:table-cell>
          <table:table-cell office:value-type="float" office:value="40764" calcext:value-type="float">
            <text:p>40764</text:p>
          </table:table-cell>
          <table:table-cell office:value-type="float" office:value="1718556" calcext:value-type="float">
            <text:p>1718556</text:p>
          </table:table-cell>
          <table:table-cell office:value-type="float" office:value="5.84333" calcext:value-type="float">
            <text:p>5.84333</text:p>
          </table:table-cell>
          <table:table-cell office:value-type="float" office:value="5.84" calcext:value-type="float">
            <text:p>5.84</text:p>
          </table:table-cell>
          <table:table-cell office:value-type="float" office:value="14740" calcext:value-type="float">
            <text:p>14740</text:p>
          </table:table-cell>
          <table:table-cell office:value-type="float" office:value="1718556" calcext:value-type="float">
            <text:p>1718556</text:p>
          </table:table-cell>
          <table:table-cell table:formula="of:=[Sheet2.E78]-[Sheet2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0-s824350602c1949199.ukp</text:p>
          </table:table-cell>
          <table:table-cell office:value-type="float" office:value="2.17166" calcext:value-type="float">
            <text:p>2.17166</text:p>
          </table:table-cell>
          <table:table-cell office:value-type="float" office:value="2.22" calcext:value-type="float">
            <text:p>2.22</text:p>
          </table:table-cell>
          <table:table-cell office:value-type="float" office:value="50040" calcext:value-type="float">
            <text:p>50040</text:p>
          </table:table-cell>
          <table:table-cell office:value-type="float" office:value="2441581" calcext:value-type="float">
            <text:p>2441581</text:p>
          </table:table-cell>
          <table:table-cell office:value-type="float" office:value="6.05667" calcext:value-type="float">
            <text:p>6.05667</text:p>
          </table:table-cell>
          <table:table-cell office:value-type="float" office:value="6.05" calcext:value-type="float">
            <text:p>6.05</text:p>
          </table:table-cell>
          <table:table-cell office:value-type="float" office:value="15076" calcext:value-type="float">
            <text:p>15076</text:p>
          </table:table-cell>
          <table:table-cell office:value-type="float" office:value="2441581" calcext:value-type="float">
            <text:p>2441581</text:p>
          </table:table-cell>
          <table:table-cell table:formula="of:=[Sheet2.E79]-[Sheet2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3-s582917646c1745382.ukp</text:p>
          </table:table-cell>
          <table:table-cell office:value-type="float" office:value="1.57074" calcext:value-type="float">
            <text:p>1.57074</text:p>
          </table:table-cell>
          <table:table-cell office:value-type="float" office:value="1.62" calcext:value-type="float">
            <text:p>1.62</text:p>
          </table:table-cell>
          <table:table-cell office:value-type="float" office:value="46692" calcext:value-type="float">
            <text:p>46692</text:p>
          </table:table-cell>
          <table:table-cell office:value-type="float" office:value="2208343" calcext:value-type="float">
            <text:p>2208343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4" calcext:value-type="float">
            <text:p>6.54</text:p>
          </table:table-cell>
          <table:table-cell office:value-type="float" office:value="15280" calcext:value-type="float">
            <text:p>15280</text:p>
          </table:table-cell>
          <table:table-cell office:value-type="float" office:value="2208343" calcext:value-type="float">
            <text:p>2208343</text:p>
          </table:table-cell>
          <table:table-cell table:formula="of:=[Sheet2.E80]-[Sheet2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9-s509888126c1390702.ukp</text:p>
          </table:table-cell>
          <table:table-cell office:value-type="float" office:value="1.27713" calcext:value-type="float">
            <text:p>1.27713</text:p>
          </table:table-cell>
          <table:table-cell office:value-type="float" office:value="1.32" calcext:value-type="float">
            <text:p>1.32</text:p>
          </table:table-cell>
          <table:table-cell office:value-type="float" office:value="41160" calcext:value-type="float">
            <text:p>41160</text:p>
          </table:table-cell>
          <table:table-cell office:value-type="float" office:value="1761243" calcext:value-type="float">
            <text:p>1761243</text:p>
          </table:table-cell>
          <table:table-cell office:value-type="float" office:value="7.57333" calcext:value-type="float">
            <text:p>7.57333</text:p>
          </table:table-cell>
          <table:table-cell office:value-type="float" office:value="7.57" calcext:value-type="float">
            <text:p>7.57</text:p>
          </table:table-cell>
          <table:table-cell office:value-type="float" office:value="16860" calcext:value-type="float">
            <text:p>16860</text:p>
          </table:table-cell>
          <table:table-cell office:value-type="float" office:value="1761243" calcext:value-type="float">
            <text:p>1761243</text:p>
          </table:table-cell>
          <table:table-cell table:formula="of:=[Sheet2.E81]-[Sheet2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-s260379653c1491928.ukp</text:p>
          </table:table-cell>
          <table:table-cell office:value-type="float" office:value="1.73069" calcext:value-type="float">
            <text:p>1.73069</text:p>
          </table:table-cell>
          <table:table-cell office:value-type="float" office:value="1.79" calcext:value-type="float">
            <text:p>1.79</text:p>
          </table:table-cell>
          <table:table-cell office:value-type="float" office:value="42724" calcext:value-type="float">
            <text:p>42724</text:p>
          </table:table-cell>
          <table:table-cell office:value-type="float" office:value="1864827" calcext:value-type="float">
            <text:p>1864827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16512" calcext:value-type="float">
            <text:p>16512</text:p>
          </table:table-cell>
          <table:table-cell office:value-type="float" office:value="1864827" calcext:value-type="float">
            <text:p>1864827</text:p>
          </table:table-cell>
          <table:table-cell table:formula="of:=[Sheet2.E82]-[Sheet2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0-s430006297c1797894.ukp</text:p>
          </table:table-cell>
          <table:table-cell office:value-type="float" office:value="1.24898" calcext:value-type="float">
            <text:p>1.24898</text:p>
          </table:table-cell>
          <table:table-cell office:value-type="float" office:value="1.29" calcext:value-type="float">
            <text:p>1.29</text:p>
          </table:table-cell>
          <table:table-cell office:value-type="float" office:value="47444" calcext:value-type="float">
            <text:p>47444</text:p>
          </table:table-cell>
          <table:table-cell office:value-type="float" office:value="2257048" calcext:value-type="float">
            <text:p>2257048</text:p>
          </table:table-cell>
          <table:table-cell office:value-type="float" office:value="7.72667" calcext:value-type="float">
            <text:p>7.72667</text:p>
          </table:table-cell>
          <table:table-cell office:value-type="float" office:value="7.73" calcext:value-type="float">
            <text:p>7.73</text:p>
          </table:table-cell>
          <table:table-cell office:value-type="float" office:value="16380" calcext:value-type="float">
            <text:p>16380</text:p>
          </table:table-cell>
          <table:table-cell office:value-type="float" office:value="2257048" calcext:value-type="float">
            <text:p>2257048</text:p>
          </table:table-cell>
          <table:table-cell table:formula="of:=[Sheet2.E83]-[Sheet2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5-s248156760c1391545.ukp</text:p>
          </table:table-cell>
          <table:table-cell office:value-type="float" office:value="2.03515" calcext:value-type="float">
            <text:p>2.03515</text:p>
          </table:table-cell>
          <table:table-cell office:value-type="float" office:value="2.09" calcext:value-type="float">
            <text:p>2.09</text:p>
          </table:table-cell>
          <table:table-cell office:value-type="float" office:value="41012" calcext:value-type="float">
            <text:p>41012</text:p>
          </table:table-cell>
          <table:table-cell office:value-type="float" office:value="1753965" calcext:value-type="float">
            <text:p>1753965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7.84" calcext:value-type="float">
            <text:p>7.84</text:p>
          </table:table-cell>
          <table:table-cell office:value-type="float" office:value="15328" calcext:value-type="float">
            <text:p>15328</text:p>
          </table:table-cell>
          <table:table-cell office:value-type="float" office:value="1753965" calcext:value-type="float">
            <text:p>1753965</text:p>
          </table:table-cell>
          <table:table-cell table:formula="of:=[Sheet2.E84]-[Sheet2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2-s218633345c1479427.ukp</text:p>
          </table:table-cell>
          <table:table-cell office:value-type="float" office:value="1.24266" calcext:value-type="float">
            <text:p>1.24266</text:p>
          </table:table-cell>
          <table:table-cell office:value-type="float" office:value="1.29" calcext:value-type="float">
            <text:p>1.29</text:p>
          </table:table-cell>
          <table:table-cell office:value-type="float" office:value="42432" calcext:value-type="float">
            <text:p>42432</text:p>
          </table:table-cell>
          <table:table-cell office:value-type="float" office:value="1861453" calcext:value-type="float">
            <text:p>1861453</text:p>
          </table:table-cell>
          <table:table-cell office:value-type="float" office:value="7.83667" calcext:value-type="float">
            <text:p>7.83667</text:p>
          </table:table-cell>
          <table:table-cell office:value-type="float" office:value="7.83" calcext:value-type="float">
            <text:p>7.83</text:p>
          </table:table-cell>
          <table:table-cell office:value-type="float" office:value="16620" calcext:value-type="float">
            <text:p>16620</text:p>
          </table:table-cell>
          <table:table-cell office:value-type="float" office:value="1861453" calcext:value-type="float">
            <text:p>1861453</text:p>
          </table:table-cell>
          <table:table-cell table:formula="of:=[Sheet2.E85]-[Sheet2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4-s264578645c1110884.ukp</text:p>
          </table:table-cell>
          <table:table-cell office:value-type="float" office:value="1.44943" calcext:value-type="float">
            <text:p>1.44943</text:p>
          </table:table-cell>
          <table:table-cell office:value-type="float" office:value="1.5" calcext:value-type="float">
            <text:p>1.5</text:p>
          </table:table-cell>
          <table:table-cell office:value-type="float" office:value="36876" calcext:value-type="float">
            <text:p>36876</text:p>
          </table:table-cell>
          <table:table-cell office:value-type="float" office:value="1399758" calcext:value-type="float">
            <text:p>1399758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5340" calcext:value-type="float">
            <text:p>15340</text:p>
          </table:table-cell>
          <table:table-cell office:value-type="float" office:value="1399758" calcext:value-type="float">
            <text:p>1399758</text:p>
          </table:table-cell>
          <table:table-cell table:formula="of:=[Sheet2.E86]-[Sheet2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6-s180237460c1368978.ukp</text:p>
          </table:table-cell>
          <table:table-cell office:value-type="float" office:value="1.13134" calcext:value-type="float">
            <text:p>1.13134</text:p>
          </table:table-cell>
          <table:table-cell office:value-type="float" office:value="1.18" calcext:value-type="float">
            <text:p>1.18</text:p>
          </table:table-cell>
          <table:table-cell office:value-type="float" office:value="40976" calcext:value-type="float">
            <text:p>40976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8.40333" calcext:value-type="float">
            <text:p>8.40333</text:p>
          </table:table-cell>
          <table:table-cell office:value-type="float" office:value="8.4" calcext:value-type="float">
            <text:p>8.4</text:p>
          </table:table-cell>
          <table:table-cell office:value-type="float" office:value="15076" calcext:value-type="float">
            <text:p>15076</text:p>
          </table:table-cell>
          <table:table-cell office:value-type="float" office:value="1713300" calcext:value-type="float">
            <text:p>1713300</text:p>
          </table:table-cell>
          <table:table-cell table:formula="of:=[Sheet2.E87]-[Sheet2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2-s637657677c1056039.ukp</text:p>
          </table:table-cell>
          <table:table-cell office:value-type="float" office:value="1.45688" calcext:value-type="float">
            <text:p>1.45688</text:p>
          </table:table-cell>
          <table:table-cell office:value-type="float" office:value="1.5" calcext:value-type="float">
            <text:p>1.5</text:p>
          </table:table-cell>
          <table:table-cell office:value-type="float" office:value="36052" calcext:value-type="float">
            <text:p>36052</text:p>
          </table:table-cell>
          <table:table-cell office:value-type="float" office:value="1330646" calcext:value-type="float">
            <text:p>1330646</text:p>
          </table:table-cell>
          <table:table-cell office:value-type="float" office:value="8.51333" calcext:value-type="float">
            <text:p>8.51333</text:p>
          </table:table-cell>
          <table:table-cell office:value-type="float" office:value="8.51" calcext:value-type="float">
            <text:p>8.51</text:p>
          </table:table-cell>
          <table:table-cell office:value-type="float" office:value="15836" calcext:value-type="float">
            <text:p>15836</text:p>
          </table:table-cell>
          <table:table-cell office:value-type="float" office:value="1330646" calcext:value-type="float">
            <text:p>1330646</text:p>
          </table:table-cell>
          <table:table-cell table:formula="of:=[Sheet2.E88]-[Sheet2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7-s207178132c1732003.ukp</text:p>
          </table:table-cell>
          <table:table-cell office:value-type="float" office:value="1.87606" calcext:value-type="float">
            <text:p>1.87606</text:p>
          </table:table-cell>
          <table:table-cell office:value-type="float" office:value="1.95" calcext:value-type="float">
            <text:p>1.95</text:p>
          </table:table-cell>
          <table:table-cell office:value-type="float" office:value="46552" calcext:value-type="float">
            <text:p>46552</text:p>
          </table:table-cell>
          <table:table-cell office:value-type="float" office:value="2170857" calcext:value-type="float">
            <text:p>2170857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15320" calcext:value-type="float">
            <text:p>15320</text:p>
          </table:table-cell>
          <table:table-cell office:value-type="float" office:value="2170857" calcext:value-type="float">
            <text:p>2170857</text:p>
          </table:table-cell>
          <table:table-cell table:formula="of:=[Sheet2.E89]-[Sheet2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9-s923188628c1333172.ukp</text:p>
          </table:table-cell>
          <table:table-cell office:value-type="float" office:value="1.21932" calcext:value-type="float">
            <text:p>1.21932</text:p>
          </table:table-cell>
          <table:table-cell office:value-type="float" office:value="1.27" calcext:value-type="float">
            <text:p>1.27</text:p>
          </table:table-cell>
          <table:table-cell office:value-type="float" office:value="40304" calcext:value-type="float">
            <text:p>40304</text:p>
          </table:table-cell>
          <table:table-cell office:value-type="float" office:value="1669090" calcext:value-type="float">
            <text:p>1669090</text:p>
          </table:table-cell>
          <table:table-cell table:number-columns-repeated="2" office:value-type="float" office:value="8.99" calcext:value-type="float">
            <text:p>8.99</text:p>
          </table:table-cell>
          <table:table-cell office:value-type="float" office:value="16952" calcext:value-type="float">
            <text:p>16952</text:p>
          </table:table-cell>
          <table:table-cell office:value-type="float" office:value="1669090" calcext:value-type="float">
            <text:p>1669090</text:p>
          </table:table-cell>
          <table:table-cell table:formula="of:=[Sheet2.E90]-[Sheet2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2-s351421871c1221076.ukp</text:p>
          </table:table-cell>
          <table:table-cell office:value-type="float" office:value="1.61984" calcext:value-type="float">
            <text:p>1.61984</text:p>
          </table:table-cell>
          <table:table-cell office:value-type="float" office:value="1.67" calcext:value-type="float">
            <text:p>1.67</text:p>
          </table:table-cell>
          <table:table-cell office:value-type="float" office:value="38564" calcext:value-type="float">
            <text:p>38564</text:p>
          </table:table-cell>
          <table:table-cell office:value-type="float" office:value="1546101" calcext:value-type="float">
            <text:p>1546101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15516" calcext:value-type="float">
            <text:p>15516</text:p>
          </table:table-cell>
          <table:table-cell office:value-type="float" office:value="1546101" calcext:value-type="float">
            <text:p>1546101</text:p>
          </table:table-cell>
          <table:table-cell table:formula="of:=[Sheet2.E91]-[Sheet2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6-s207893161c1419612.ukp</text:p>
          </table:table-cell>
          <table:table-cell office:value-type="float" office:value="1.25719" calcext:value-type="float">
            <text:p>1.25719</text:p>
          </table:table-cell>
          <table:table-cell office:value-type="float" office:value="1.3" calcext:value-type="float">
            <text:p>1.3</text:p>
          </table:table-cell>
          <table:table-cell office:value-type="float" office:value="41728" calcext:value-type="float">
            <text:p>41728</text:p>
          </table:table-cell>
          <table:table-cell office:value-type="float" office:value="1792321" calcext:value-type="float">
            <text:p>1792321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2" calcext:value-type="float">
            <text:p>9.12</text:p>
          </table:table-cell>
          <table:table-cell office:value-type="float" office:value="16796" calcext:value-type="float">
            <text:p>16796</text:p>
          </table:table-cell>
          <table:table-cell office:value-type="float" office:value="1792321" calcext:value-type="float">
            <text:p>1792321</text:p>
          </table:table-cell>
          <table:table-cell table:formula="of:=[Sheet2.E92]-[Sheet2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0-s245781550c1180507.ukp</text:p>
          </table:table-cell>
          <table:table-cell office:value-type="float" office:value="1.39115" calcext:value-type="float">
            <text:p>1.39115</text:p>
          </table:table-cell>
          <table:table-cell office:value-type="float" office:value="1.44" calcext:value-type="float">
            <text:p>1.44</text:p>
          </table:table-cell>
          <table:table-cell office:value-type="float" office:value="37888" calcext:value-type="float">
            <text:p>37888</text:p>
          </table:table-cell>
          <table:table-cell office:value-type="float" office:value="1472350" calcext:value-type="float">
            <text:p>1472350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" calcext:value-type="float">
            <text:p>9.2</text:p>
          </table:table-cell>
          <table:table-cell office:value-type="float" office:value="16056" calcext:value-type="float">
            <text:p>16056</text:p>
          </table:table-cell>
          <table:table-cell office:value-type="float" office:value="1472350" calcext:value-type="float">
            <text:p>1472350</text:p>
          </table:table-cell>
          <table:table-cell table:formula="of:=[Sheet2.E93]-[Sheet2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2-s666650214c1152544.ukp</text:p>
          </table:table-cell>
          <table:table-cell office:value-type="float" office:value="1.38828" calcext:value-type="float">
            <text:p>1.38828</text:p>
          </table:table-cell>
          <table:table-cell office:value-type="float" office:value="1.43" calcext:value-type="float">
            <text:p>1.43</text:p>
          </table:table-cell>
          <table:table-cell office:value-type="float" office:value="37488" calcext:value-type="float">
            <text:p>37488</text:p>
          </table:table-cell>
          <table:table-cell office:value-type="float" office:value="1450302" calcext:value-type="float">
            <text:p>1450302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15644" calcext:value-type="float">
            <text:p>15644</text:p>
          </table:table-cell>
          <table:table-cell office:value-type="float" office:value="1450302" calcext:value-type="float">
            <text:p>1450302</text:p>
          </table:table-cell>
          <table:table-cell table:formula="of:=[Sheet2.E94]-[Sheet2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4-s207123742c1116716.ukp</text:p>
          </table:table-cell>
          <table:table-cell office:value-type="float" office:value="1.74191" calcext:value-type="float">
            <text:p>1.74191</text:p>
          </table:table-cell>
          <table:table-cell office:value-type="float" office:value="1.8" calcext:value-type="float">
            <text:p>1.8</text:p>
          </table:table-cell>
          <table:table-cell office:value-type="float" office:value="36872" calcext:value-type="float">
            <text:p>36872</text:p>
          </table:table-cell>
          <table:table-cell office:value-type="float" office:value="1399383" calcext:value-type="float">
            <text:p>1399383</text:p>
          </table:table-cell>
          <table:table-cell table:number-columns-repeated="2" office:value-type="float" office:value="9.49" calcext:value-type="float">
            <text:p>9.49</text:p>
          </table:table-cell>
          <table:table-cell office:value-type="float" office:value="12940" calcext:value-type="float">
            <text:p>12940</text:p>
          </table:table-cell>
          <table:table-cell office:value-type="float" office:value="1399383" calcext:value-type="float">
            <text:p>1399383</text:p>
          </table:table-cell>
          <table:table-cell table:formula="of:=[Sheet2.E95]-[Sheet2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9-s399496341c1308616.ukp</text:p>
          </table:table-cell>
          <table:table-cell office:value-type="float" office:value="1.44389" calcext:value-type="float">
            <text:p>1.44389</text:p>
          </table:table-cell>
          <table:table-cell office:value-type="float" office:value="1.49" calcext:value-type="float">
            <text:p>1.49</text:p>
          </table:table-cell>
          <table:table-cell office:value-type="float" office:value="40032" calcext:value-type="float">
            <text:p>40032</text:p>
          </table:table-cell>
          <table:table-cell office:value-type="float" office:value="1634855" calcext:value-type="float">
            <text:p>1634855</text:p>
          </table:table-cell>
          <table:table-cell office:value-type="float" office:value="9.73667" calcext:value-type="float">
            <text:p>9.73667</text:p>
          </table:table-cell>
          <table:table-cell office:value-type="float" office:value="9.75" calcext:value-type="float">
            <text:p>9.75</text:p>
          </table:table-cell>
          <table:table-cell office:value-type="float" office:value="16380" calcext:value-type="float">
            <text:p>16380</text:p>
          </table:table-cell>
          <table:table-cell office:value-type="float" office:value="1634855" calcext:value-type="float">
            <text:p>1634855</text:p>
          </table:table-cell>
          <table:table-cell table:formula="of:=[Sheet2.E96]-[Sheet2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0-s53290165c1825318.ukp</text:p>
          </table:table-cell>
          <table:table-cell office:value-type="float" office:value="2.42989" calcext:value-type="float">
            <text:p>2.42989</text:p>
          </table:table-cell>
          <table:table-cell office:value-type="float" office:value="2.48" calcext:value-type="float">
            <text:p>2.48</text:p>
          </table:table-cell>
          <table:table-cell office:value-type="float" office:value="47936" calcext:value-type="float">
            <text:p>47936</text:p>
          </table:table-cell>
          <table:table-cell office:value-type="float" office:value="2293547" calcext:value-type="float">
            <text:p>2293547</text:p>
          </table:table-cell>
          <table:table-cell office:value-type="float" office:value="9.88667" calcext:value-type="float">
            <text:p>9.88667</text:p>
          </table:table-cell>
          <table:table-cell office:value-type="float" office:value="9.88" calcext:value-type="float">
            <text:p>9.88</text:p>
          </table:table-cell>
          <table:table-cell office:value-type="float" office:value="16964" calcext:value-type="float">
            <text:p>16964</text:p>
          </table:table-cell>
          <table:table-cell office:value-type="float" office:value="2293547" calcext:value-type="float">
            <text:p>2293547</text:p>
          </table:table-cell>
          <table:table-cell table:formula="of:=[Sheet2.E97]-[Sheet2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5-s515702491c1831686.ukp</text:p>
          </table:table-cell>
          <table:table-cell office:value-type="float" office:value="1.34597" calcext:value-type="float">
            <text:p>1.34597</text:p>
          </table:table-cell>
          <table:table-cell office:value-type="float" office:value="1.39" calcext:value-type="float">
            <text:p>1.39</text:p>
          </table:table-cell>
          <table:table-cell office:value-type="float" office:value="48084" calcext:value-type="float">
            <text:p>48084</text:p>
          </table:table-cell>
          <table:table-cell office:value-type="float" office:value="2296242" calcext:value-type="float">
            <text:p>2296242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6242" calcext:value-type="float">
            <text:p>2296242</text:p>
          </table:table-cell>
          <table:table-cell table:formula="of:=[Sheet2.E98]-[Sheet2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1-s115726845c1929080.ukp</text:p>
          </table:table-cell>
          <table:table-cell office:value-type="float" office:value="1.56926" calcext:value-type="float">
            <text:p>1.56926</text:p>
          </table:table-cell>
          <table:table-cell office:value-type="float" office:value="1.62" calcext:value-type="float">
            <text:p>1.62</text:p>
          </table:table-cell>
          <table:table-cell office:value-type="float" office:value="49628" calcext:value-type="float">
            <text:p>49628</text:p>
          </table:table-cell>
          <table:table-cell office:value-type="float" office:value="2414723" calcext:value-type="float">
            <text:p>2414723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15628" calcext:value-type="float">
            <text:p>15628</text:p>
          </table:table-cell>
          <table:table-cell office:value-type="float" office:value="2414723" calcext:value-type="float">
            <text:p>2414723</text:p>
          </table:table-cell>
          <table:table-cell table:formula="of:=[Sheet2.E99]-[Sheet2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0-s271358749c1474151.ukp</text:p>
          </table:table-cell>
          <table:table-cell office:value-type="float" office:value="1.43891" calcext:value-type="float">
            <text:p>1.43891</text:p>
          </table:table-cell>
          <table:table-cell office:value-type="float" office:value="1.48" calcext:value-type="float">
            <text:p>1.48</text:p>
          </table:table-cell>
          <table:table-cell office:value-type="float" office:value="42520" calcext:value-type="float">
            <text:p>42520</text:p>
          </table:table-cell>
          <table:table-cell office:value-type="float" office:value="1853317" calcext:value-type="float">
            <text:p>1853317</text:p>
          </table:table-cell>
          <table:table-cell office:value-type="float" office:value="10.18666" calcext:value-type="float">
            <text:p>10.18666</text:p>
          </table:table-cell>
          <table:table-cell office:value-type="float" office:value="10.2" calcext:value-type="float">
            <text:p>10.2</text:p>
          </table:table-cell>
          <table:table-cell office:value-type="float" office:value="15424" calcext:value-type="float">
            <text:p>15424</text:p>
          </table:table-cell>
          <table:table-cell office:value-type="float" office:value="1853317" calcext:value-type="float">
            <text:p>1853317</text:p>
          </table:table-cell>
          <table:table-cell table:formula="of:=[Sheet2.E100]-[Sheet2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8-s767427324c1230542.ukp</text:p>
          </table:table-cell>
          <table:table-cell office:value-type="float" office:value="1.29194" calcext:value-type="float">
            <text:p>1.29194</text:p>
          </table:table-cell>
          <table:table-cell office:value-type="float" office:value="1.34" calcext:value-type="float">
            <text:p>1.34</text:p>
          </table:table-cell>
          <table:table-cell office:value-type="float" office:value="38500" calcext:value-type="float">
            <text:p>38500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10.24333" calcext:value-type="float">
            <text:p>10.24333</text:p>
          </table:table-cell>
          <table:table-cell office:value-type="float" office:value="10.25" calcext:value-type="float">
            <text:p>10.25</text:p>
          </table:table-cell>
          <table:table-cell office:value-type="float" office:value="15836" calcext:value-type="float">
            <text:p>15836</text:p>
          </table:table-cell>
          <table:table-cell office:value-type="float" office:value="1534199" calcext:value-type="float">
            <text:p>1534199</text:p>
          </table:table-cell>
          <table:table-cell table:formula="of:=[Sheet2.E101]-[Sheet2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-s720843886c1669722.ukp</text:p>
          </table:table-cell>
          <table:table-cell office:value-type="float" office:value="1.54408" calcext:value-type="float">
            <text:p>1.54408</text:p>
          </table:table-cell>
          <table:table-cell office:value-type="float" office:value="1.6" calcext:value-type="float">
            <text:p>1.6</text:p>
          </table:table-cell>
          <table:table-cell office:value-type="float" office:value="45512" calcext:value-type="float">
            <text:p>45512</text:p>
          </table:table-cell>
          <table:table-cell office:value-type="float" office:value="2096592" calcext:value-type="float">
            <text:p>2096592</text:p>
          </table:table-cell>
          <table:table-cell office:value-type="float" office:value="10.50666" calcext:value-type="float">
            <text:p>10.50666</text:p>
          </table:table-cell>
          <table:table-cell office:value-type="float" office:value="10.5" calcext:value-type="float">
            <text:p>10.5</text:p>
          </table:table-cell>
          <table:table-cell office:value-type="float" office:value="16252" calcext:value-type="float">
            <text:p>16252</text:p>
          </table:table-cell>
          <table:table-cell office:value-type="float" office:value="2096592" calcext:value-type="float">
            <text:p>2096592</text:p>
          </table:table-cell>
          <table:table-cell table:formula="of:=[Sheet2.E102]-[Sheet2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8-s904998016c1639309.ukp</text:p>
          </table:table-cell>
          <table:table-cell office:value-type="float" office:value="1.50383" calcext:value-type="float">
            <text:p>1.50383</text:p>
          </table:table-cell>
          <table:table-cell office:value-type="float" office:value="1.55" calcext:value-type="float">
            <text:p>1.55</text:p>
          </table:table-cell>
          <table:table-cell office:value-type="float" office:value="44884" calcext:value-type="float">
            <text:p>44884</text:p>
          </table:table-cell>
          <table:table-cell office:value-type="float" office:value="2057760" calcext:value-type="float">
            <text:p>2057760</text:p>
          </table:table-cell>
          <table:table-cell office:value-type="float" office:value="10.83666" calcext:value-type="float">
            <text:p>10.83666</text:p>
          </table:table-cell>
          <table:table-cell office:value-type="float" office:value="10.83" calcext:value-type="float">
            <text:p>10.83</text:p>
          </table:table-cell>
          <table:table-cell office:value-type="float" office:value="17328" calcext:value-type="float">
            <text:p>17328</text:p>
          </table:table-cell>
          <table:table-cell office:value-type="float" office:value="2057760" calcext:value-type="float">
            <text:p>2057760</text:p>
          </table:table-cell>
          <table:table-cell table:formula="of:=[Sheet2.E103]-[Sheet2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2-s127422697c1298308.ukp</text:p>
          </table:table-cell>
          <table:table-cell office:value-type="float" office:value="1.3963" calcext:value-type="float">
            <text:p>1.3963</text:p>
          </table:table-cell>
          <table:table-cell office:value-type="float" office:value="1.44" calcext:value-type="float">
            <text:p>1.44</text:p>
          </table:table-cell>
          <table:table-cell office:value-type="float" office:value="39716" calcext:value-type="float">
            <text:p>39716</text:p>
          </table:table-cell>
          <table:table-cell office:value-type="float" office:value="1636529" calcext:value-type="float">
            <text:p>1636529</text:p>
          </table:table-cell>
          <table:table-cell office:value-type="float" office:value="11.64667" calcext:value-type="float">
            <text:p>11.64667</text:p>
          </table:table-cell>
          <table:table-cell office:value-type="float" office:value="11.66" calcext:value-type="float">
            <text:p>11.66</text:p>
          </table:table-cell>
          <table:table-cell office:value-type="float" office:value="17228" calcext:value-type="float">
            <text:p>17228</text:p>
          </table:table-cell>
          <table:table-cell office:value-type="float" office:value="1636529" calcext:value-type="float">
            <text:p>1636529</text:p>
          </table:table-cell>
          <table:table-cell table:formula="of:=[Sheet2.E104]-[Sheet2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9-s785559520c1139772.ukp</text:p>
          </table:table-cell>
          <table:table-cell office:value-type="float" office:value="1.28893" calcext:value-type="float">
            <text:p>1.28893</text:p>
          </table:table-cell>
          <table:table-cell office:value-type="float" office:value="1.34" calcext:value-type="float">
            <text:p>1.34</text:p>
          </table:table-cell>
          <table:table-cell office:value-type="float" office:value="37172" calcext:value-type="float">
            <text:p>37172</text:p>
          </table:table-cell>
          <table:table-cell office:value-type="float" office:value="1440779" calcext:value-type="float">
            <text:p>1440779</text:p>
          </table:table-cell>
          <table:table-cell office:value-type="float" office:value="11.94667" calcext:value-type="float">
            <text:p>11.94667</text:p>
          </table:table-cell>
          <table:table-cell office:value-type="float" office:value="11.94" calcext:value-type="float">
            <text:p>11.94</text:p>
          </table:table-cell>
          <table:table-cell office:value-type="float" office:value="15880" calcext:value-type="float">
            <text:p>15880</text:p>
          </table:table-cell>
          <table:table-cell office:value-type="float" office:value="1440779" calcext:value-type="float">
            <text:p>1440779</text:p>
          </table:table-cell>
          <table:table-cell table:formula="of:=[Sheet2.E105]-[Sheet2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4-s981619751c1457662.ukp</text:p>
          </table:table-cell>
          <table:table-cell office:value-type="float" office:value="1.79549" calcext:value-type="float">
            <text:p>1.79549</text:p>
          </table:table-cell>
          <table:table-cell office:value-type="float" office:value="1.84" calcext:value-type="float">
            <text:p>1.84</text:p>
          </table:table-cell>
          <table:table-cell office:value-type="float" office:value="42252" calcext:value-type="float">
            <text:p>42252</text:p>
          </table:table-cell>
          <table:table-cell office:value-type="float" office:value="1833543" calcext:value-type="float">
            <text:p>1833543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3" calcext:value-type="float">
            <text:p>12.3</text:p>
          </table:table-cell>
          <table:table-cell office:value-type="float" office:value="18548" calcext:value-type="float">
            <text:p>18548</text:p>
          </table:table-cell>
          <table:table-cell office:value-type="float" office:value="1833543" calcext:value-type="float">
            <text:p>1833543</text:p>
          </table:table-cell>
          <table:table-cell table:formula="of:=[Sheet2.E106]-[Sheet2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7-s998577081c1647697.ukp</text:p>
          </table:table-cell>
          <table:table-cell office:value-type="float" office:value="1.48923" calcext:value-type="float">
            <text:p>1.48923</text:p>
          </table:table-cell>
          <table:table-cell office:value-type="float" office:value="1.53" calcext:value-type="float">
            <text:p>1.53</text:p>
          </table:table-cell>
          <table:table-cell office:value-type="float" office:value="45276" calcext:value-type="float">
            <text:p>45276</text:p>
          </table:table-cell>
          <table:table-cell office:value-type="float" office:value="2071518" calcext:value-type="float">
            <text:p>2071518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5956" calcext:value-type="float">
            <text:p>15956</text:p>
          </table:table-cell>
          <table:table-cell office:value-type="float" office:value="2071518" calcext:value-type="float">
            <text:p>2071518</text:p>
          </table:table-cell>
          <table:table-cell table:formula="of:=[Sheet2.E107]-[Sheet2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6-s100860099c1605950.ukp</text:p>
          </table:table-cell>
          <table:table-cell office:value-type="float" office:value="2.77051" calcext:value-type="float">
            <text:p>2.77051</text:p>
          </table:table-cell>
          <table:table-cell office:value-type="float" office:value="2.86" calcext:value-type="float">
            <text:p>2.86</text:p>
          </table:table-cell>
          <table:table-cell office:value-type="float" office:value="44412" calcext:value-type="float">
            <text:p>44412</text:p>
          </table:table-cell>
          <table:table-cell office:value-type="float" office:value="2015880" calcext:value-type="float">
            <text:p>2015880</text:p>
          </table:table-cell>
          <table:table-cell office:value-type="float" office:value="12.60333" calcext:value-type="float">
            <text:p>12.60333</text:p>
          </table:table-cell>
          <table:table-cell office:value-type="float" office:value="12.6" calcext:value-type="float">
            <text:p>12.6</text:p>
          </table:table-cell>
          <table:table-cell office:value-type="float" office:value="18384" calcext:value-type="float">
            <text:p>18384</text:p>
          </table:table-cell>
          <table:table-cell office:value-type="float" office:value="2015880" calcext:value-type="float">
            <text:p>2015880</text:p>
          </table:table-cell>
          <table:table-cell table:formula="of:=[Sheet2.E108]-[Sheet2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5-s609893802c1805815.ukp</text:p>
          </table:table-cell>
          <table:table-cell office:value-type="float" office:value="1.35352" calcext:value-type="float">
            <text:p>1.35352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252497" calcext:value-type="float">
            <text:p>2252497</text:p>
          </table:table-cell>
          <table:table-cell office:value-type="float" office:value="12.71" calcext:value-type="float">
            <text:p>12.71</text:p>
          </table:table-cell>
          <table:table-cell office:value-type="float" office:value="12.72" calcext:value-type="float">
            <text:p>12.72</text:p>
          </table:table-cell>
          <table:table-cell office:value-type="float" office:value="18068" calcext:value-type="float">
            <text:p>18068</text:p>
          </table:table-cell>
          <table:table-cell office:value-type="float" office:value="2252497" calcext:value-type="float">
            <text:p>2252497</text:p>
          </table:table-cell>
          <table:table-cell table:formula="of:=[Sheet2.E109]-[Sheet2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3-s490853988c1574339.ukp</text:p>
          </table:table-cell>
          <table:table-cell office:value-type="float" office:value="1.06715" calcext:value-type="float">
            <text:p>1.06715</text:p>
          </table:table-cell>
          <table:table-cell office:value-type="float" office:value="1.11" calcext:value-type="float">
            <text:p>1.11</text:p>
          </table:table-cell>
          <table:table-cell office:value-type="float" office:value="44072" calcext:value-type="float">
            <text:p>44072</text:p>
          </table:table-cell>
          <table:table-cell office:value-type="float" office:value="1975381" calcext:value-type="float">
            <text:p>1975381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5220" calcext:value-type="float">
            <text:p>15220</text:p>
          </table:table-cell>
          <table:table-cell office:value-type="float" office:value="1975381" calcext:value-type="float">
            <text:p>1975381</text:p>
          </table:table-cell>
          <table:table-cell table:formula="of:=[Sheet2.E110]-[Sheet2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5-s995770624c1536499.ukp</text:p>
          </table:table-cell>
          <table:table-cell office:value-type="float" office:value="1.39445" calcext:value-type="float">
            <text:p>1.39445</text:p>
          </table:table-cell>
          <table:table-cell office:value-type="float" office:value="1.44" calcext:value-type="float">
            <text:p>1.44</text:p>
          </table:table-cell>
          <table:table-cell office:value-type="float" office:value="43488" calcext:value-type="float">
            <text:p>43488</text:p>
          </table:table-cell>
          <table:table-cell office:value-type="float" office:value="1920858" calcext:value-type="float">
            <text:p>192085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8992" calcext:value-type="float">
            <text:p>18992</text:p>
          </table:table-cell>
          <table:table-cell office:value-type="float" office:value="1920858" calcext:value-type="float">
            <text:p>1920858</text:p>
          </table:table-cell>
          <table:table-cell table:formula="of:=[Sheet2.E111]-[Sheet2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8-s193021599c1342753.ukp</text:p>
          </table:table-cell>
          <table:table-cell office:value-type="float" office:value="1.56695" calcext:value-type="float">
            <text:p>1.56695</text:p>
          </table:table-cell>
          <table:table-cell office:value-type="float" office:value="1.62" calcext:value-type="float">
            <text:p>1.62</text:p>
          </table:table-cell>
          <table:table-cell office:value-type="float" office:value="40408" calcext:value-type="float">
            <text:p>40408</text:p>
          </table:table-cell>
          <table:table-cell office:value-type="float" office:value="1690199" calcext:value-type="float">
            <text:p>1690199</text:p>
          </table:table-cell>
          <table:table-cell table:number-columns-repeated="2" office:value-type="float" office:value="13.22" calcext:value-type="float">
            <text:p>13.22</text:p>
          </table:table-cell>
          <table:table-cell office:value-type="float" office:value="17040" calcext:value-type="float">
            <text:p>17040</text:p>
          </table:table-cell>
          <table:table-cell office:value-type="float" office:value="1690199" calcext:value-type="float">
            <text:p>1690199</text:p>
          </table:table-cell>
          <table:table-cell table:formula="of:=[Sheet2.E112]-[Sheet2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7-s389788488c1657651.ukp</text:p>
          </table:table-cell>
          <table:table-cell office:value-type="float" office:value="0.991499" calcext:value-type="float">
            <text:p>0.991499</text:p>
          </table:table-cell>
          <table:table-cell office:value-type="float" office:value="1.04" calcext:value-type="float">
            <text:p>1.04</text:p>
          </table:table-cell>
          <table:table-cell office:value-type="float" office:value="45304" calcext:value-type="float">
            <text:p>45304</text:p>
          </table:table-cell>
          <table:table-cell office:value-type="float" office:value="2075287" calcext:value-type="float">
            <text:p>2075287</text:p>
          </table:table-cell>
          <table:table-cell office:value-type="float" office:value="13.67333" calcext:value-type="float">
            <text:p>13.67333</text:p>
          </table:table-cell>
          <table:table-cell office:value-type="float" office:value="13.67" calcext:value-type="float">
            <text:p>13.67</text:p>
          </table:table-cell>
          <table:table-cell office:value-type="float" office:value="18612" calcext:value-type="float">
            <text:p>18612</text:p>
          </table:table-cell>
          <table:table-cell office:value-type="float" office:value="2075287" calcext:value-type="float">
            <text:p>2075287</text:p>
          </table:table-cell>
          <table:table-cell table:formula="of:=[Sheet2.E113]-[Sheet2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3-s217583718c1142879.ukp</text:p>
          </table:table-cell>
          <table:table-cell office:value-type="float" office:value="1.3671" calcext:value-type="float">
            <text:p>1.3671</text:p>
          </table:table-cell>
          <table:table-cell office:value-type="float" office:value="1.43" calcext:value-type="float">
            <text:p>1.43</text:p>
          </table:table-cell>
          <table:table-cell office:value-type="float" office:value="37296" calcext:value-type="float">
            <text:p>37296</text:p>
          </table:table-cell>
          <table:table-cell office:value-type="float" office:value="1433711" calcext:value-type="float">
            <text:p>1433711</text:p>
          </table:table-cell>
          <table:table-cell office:value-type="float" office:value="14.21333" calcext:value-type="float">
            <text:p>14.21333</text:p>
          </table:table-cell>
          <table:table-cell office:value-type="float" office:value="14.22" calcext:value-type="float">
            <text:p>14.22</text:p>
          </table:table-cell>
          <table:table-cell office:value-type="float" office:value="17068" calcext:value-type="float">
            <text:p>17068</text:p>
          </table:table-cell>
          <table:table-cell office:value-type="float" office:value="1433711" calcext:value-type="float">
            <text:p>1433711</text:p>
          </table:table-cell>
          <table:table-cell table:formula="of:=[Sheet2.E114]-[Sheet2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-s451986827c1874407.ukp</text:p>
          </table:table-cell>
          <table:table-cell office:value-type="float" office:value="1.42761" calcext:value-type="float">
            <text:p>1.42761</text:p>
          </table:table-cell>
          <table:table-cell office:value-type="float" office:value="1.47" calcext:value-type="float">
            <text:p>1.47</text:p>
          </table:table-cell>
          <table:table-cell office:value-type="float" office:value="48536" calcext:value-type="float">
            <text:p>48536</text:p>
          </table:table-cell>
          <table:table-cell office:value-type="float" office:value="2366407" calcext:value-type="float">
            <text:p>2366407</text:p>
          </table:table-cell>
          <table:table-cell table:number-columns-repeated="2" office:value-type="float" office:value="14.37" calcext:value-type="float">
            <text:p>14.37</text:p>
          </table:table-cell>
          <table:table-cell office:value-type="float" office:value="18452" calcext:value-type="float">
            <text:p>18452</text:p>
          </table:table-cell>
          <table:table-cell office:value-type="float" office:value="2366407" calcext:value-type="float">
            <text:p>2366407</text:p>
          </table:table-cell>
          <table:table-cell table:formula="of:=[Sheet2.E115]-[Sheet2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0-s139860385c1389776.ukp</text:p>
          </table:table-cell>
          <table:table-cell office:value-type="float" office:value="1.52127" calcext:value-type="float">
            <text:p>1.52127</text:p>
          </table:table-cell>
          <table:table-cell office:value-type="float" office:value="1.57" calcext:value-type="float">
            <text:p>1.57</text:p>
          </table:table-cell>
          <table:table-cell office:value-type="float" office:value="41204" calcext:value-type="float">
            <text:p>41204</text:p>
          </table:table-cell>
          <table:table-cell office:value-type="float" office:value="1752541" calcext:value-type="float">
            <text:p>1752541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6" calcext:value-type="float">
            <text:p>14.56</text:p>
          </table:table-cell>
          <table:table-cell office:value-type="float" office:value="18896" calcext:value-type="float">
            <text:p>18896</text:p>
          </table:table-cell>
          <table:table-cell office:value-type="float" office:value="1752541" calcext:value-type="float">
            <text:p>1752541</text:p>
          </table:table-cell>
          <table:table-cell table:formula="of:=[Sheet2.E116]-[Sheet2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4-s661561692c1660167.ukp</text:p>
          </table:table-cell>
          <table:table-cell office:value-type="float" office:value="1.47735" calcext:value-type="float">
            <text:p>1.47735</text:p>
          </table:table-cell>
          <table:table-cell office:value-type="float" office:value="1.52" calcext:value-type="float">
            <text:p>1.52</text:p>
          </table:table-cell>
          <table:table-cell office:value-type="float" office:value="45420" calcext:value-type="float">
            <text:p>45420</text:p>
          </table:table-cell>
          <table:table-cell office:value-type="float" office:value="2084592" calcext:value-type="float">
            <text:p>2084592</text:p>
          </table:table-cell>
          <table:table-cell office:value-type="float" office:value="14.60333" calcext:value-type="float">
            <text:p>14.60333</text:p>
          </table:table-cell>
          <table:table-cell office:value-type="float" office:value="14.6" calcext:value-type="float">
            <text:p>14.6</text:p>
          </table:table-cell>
          <table:table-cell office:value-type="float" office:value="18332" calcext:value-type="float">
            <text:p>18332</text:p>
          </table:table-cell>
          <table:table-cell office:value-type="float" office:value="2084592" calcext:value-type="float">
            <text:p>2084592</text:p>
          </table:table-cell>
          <table:table-cell table:formula="of:=[Sheet2.E117]-[Sheet2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2-s731025097c1635824.ukp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1.21" calcext:value-type="float">
            <text:p>1.21</text:p>
          </table:table-cell>
          <table:table-cell office:value-type="float" office:value="45052" calcext:value-type="float">
            <text:p>45052</text:p>
          </table:table-cell>
          <table:table-cell office:value-type="float" office:value="2047225" calcext:value-type="float">
            <text:p>2047225</text:p>
          </table:table-cell>
          <table:table-cell office:value-type="float" office:value="14.71333" calcext:value-type="float">
            <text:p>14.71333</text:p>
          </table:table-cell>
          <table:table-cell office:value-type="float" office:value="14.71" calcext:value-type="float">
            <text:p>14.71</text:p>
          </table:table-cell>
          <table:table-cell office:value-type="float" office:value="16088" calcext:value-type="float">
            <text:p>16088</text:p>
          </table:table-cell>
          <table:table-cell office:value-type="float" office:value="2047225" calcext:value-type="float">
            <text:p>2047225</text:p>
          </table:table-cell>
          <table:table-cell table:formula="of:=[Sheet2.E118]-[Sheet2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-s908468142c1466388.ukp</text:p>
          </table:table-cell>
          <table:table-cell office:value-type="float" office:value="1.09936" calcext:value-type="float">
            <text:p>1.09936</text:p>
          </table:table-cell>
          <table:table-cell office:value-type="float" office:value="1.16" calcext:value-type="float">
            <text:p>1.16</text:p>
          </table:table-cell>
          <table:table-cell office:value-type="float" office:value="42376" calcext:value-type="float">
            <text:p>42376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15.4" calcext:value-type="float">
            <text:p>15.4</text:p>
          </table:table-cell>
          <table:table-cell office:value-type="float" office:value="15.39" calcext:value-type="float">
            <text:p>15.39</text:p>
          </table:table-cell>
          <table:table-cell office:value-type="float" office:value="16824" calcext:value-type="float">
            <text:p>16824</text:p>
          </table:table-cell>
          <table:table-cell office:value-type="float" office:value="1841666" calcext:value-type="float">
            <text:p>1841666</text:p>
          </table:table-cell>
          <table:table-cell table:formula="of:=[Sheet2.E119]-[Sheet2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9-s345268953c1286129.ukp</text:p>
          </table:table-cell>
          <table:table-cell office:value-type="float" office:value="1.59757" calcext:value-type="float">
            <text:p>1.59757</text:p>
          </table:table-cell>
          <table:table-cell office:value-type="float" office:value="1.64" calcext:value-type="float">
            <text:p>1.64</text:p>
          </table:table-cell>
          <table:table-cell office:value-type="float" office:value="39576" calcext:value-type="float">
            <text:p>39576</text:p>
          </table:table-cell>
          <table:table-cell office:value-type="float" office:value="1617375" calcext:value-type="float">
            <text:p>1617375</text:p>
          </table:table-cell>
          <table:table-cell office:value-type="float" office:value="15.42333" calcext:value-type="float">
            <text:p>15.42333</text:p>
          </table:table-cell>
          <table:table-cell office:value-type="float" office:value="15.42" calcext:value-type="float">
            <text:p>15.42</text:p>
          </table:table-cell>
          <table:table-cell office:value-type="float" office:value="15852" calcext:value-type="float">
            <text:p>15852</text:p>
          </table:table-cell>
          <table:table-cell office:value-type="float" office:value="1617375" calcext:value-type="float">
            <text:p>1617375</text:p>
          </table:table-cell>
          <table:table-cell table:formula="of:=[Sheet2.E120]-[Sheet2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7-s943590714c1758699.ukp</text:p>
          </table:table-cell>
          <table:table-cell office:value-type="float" office:value="1.09855" calcext:value-type="float">
            <text:p>1.09855</text:p>
          </table:table-cell>
          <table:table-cell office:value-type="float" office:value="1.14" calcext:value-type="float">
            <text:p>1.14</text:p>
          </table:table-cell>
          <table:table-cell office:value-type="float" office:value="46740" calcext:value-type="float">
            <text:p>46740</text:p>
          </table:table-cell>
          <table:table-cell office:value-type="float" office:value="2220136" calcext:value-type="float">
            <text:p>2220136</text:p>
          </table:table-cell>
          <table:table-cell office:value-type="float" office:value="15.76666" calcext:value-type="float">
            <text:p>15.76666</text:p>
          </table:table-cell>
          <table:table-cell office:value-type="float" office:value="15.77" calcext:value-type="float">
            <text:p>15.77</text:p>
          </table:table-cell>
          <table:table-cell office:value-type="float" office:value="17448" calcext:value-type="float">
            <text:p>17448</text:p>
          </table:table-cell>
          <table:table-cell office:value-type="float" office:value="2220136" calcext:value-type="float">
            <text:p>2220136</text:p>
          </table:table-cell>
          <table:table-cell table:formula="of:=[Sheet2.E121]-[Sheet2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3-s100579595c1250122.ukp</text:p>
          </table:table-cell>
          <table:table-cell office:value-type="float" office:value="1.42678" calcext:value-type="float">
            <text:p>1.42678</text:p>
          </table:table-cell>
          <table:table-cell office:value-type="float" office:value="1.47" calcext:value-type="float">
            <text:p>1.47</text:p>
          </table:table-cell>
          <table:table-cell office:value-type="float" office:value="38928" calcext:value-type="float">
            <text:p>38928</text:p>
          </table:table-cell>
          <table:table-cell office:value-type="float" office:value="1577184" calcext:value-type="float">
            <text:p>1577184</text:p>
          </table:table-cell>
          <table:table-cell office:value-type="float" office:value="16.04333" calcext:value-type="float">
            <text:p>16.04333</text:p>
          </table:table-cell>
          <table:table-cell office:value-type="float" office:value="16.05" calcext:value-type="float">
            <text:p>16.05</text:p>
          </table:table-cell>
          <table:table-cell office:value-type="float" office:value="19028" calcext:value-type="float">
            <text:p>19028</text:p>
          </table:table-cell>
          <table:table-cell office:value-type="float" office:value="1577184" calcext:value-type="float">
            <text:p>1577184</text:p>
          </table:table-cell>
          <table:table-cell table:formula="of:=[Sheet2.E122]-[Sheet2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-s135458708c1496815.ukp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2.36" calcext:value-type="float">
            <text:p>2.36</text:p>
          </table:table-cell>
          <table:table-cell office:value-type="float" office:value="43004" calcext:value-type="float">
            <text:p>43004</text:p>
          </table:table-cell>
          <table:table-cell office:value-type="float" office:value="1885232" calcext:value-type="float">
            <text:p>1885232</text:p>
          </table:table-cell>
          <table:table-cell office:value-type="float" office:value="17.19666" calcext:value-type="float">
            <text:p>17.19666</text:p>
          </table:table-cell>
          <table:table-cell office:value-type="float" office:value="17.21" calcext:value-type="float">
            <text:p>17.21</text:p>
          </table:table-cell>
          <table:table-cell office:value-type="float" office:value="17608" calcext:value-type="float">
            <text:p>17608</text:p>
          </table:table-cell>
          <table:table-cell office:value-type="float" office:value="1885232" calcext:value-type="float">
            <text:p>1885232</text:p>
          </table:table-cell>
          <table:table-cell table:formula="of:=[Sheet2.E123]-[Sheet2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-s273864349c1072686.ukp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1.79" calcext:value-type="float">
            <text:p>1.79</text:p>
          </table:table-cell>
          <table:table-cell office:value-type="float" office:value="36280" calcext:value-type="float">
            <text:p>36280</text:p>
          </table:table-cell>
          <table:table-cell office:value-type="float" office:value="1346014" calcext:value-type="float">
            <text:p>1346014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6" calcext:value-type="float">
            <text:p>17.36</text:p>
          </table:table-cell>
          <table:table-cell office:value-type="float" office:value="17372" calcext:value-type="float">
            <text:p>17372</text:p>
          </table:table-cell>
          <table:table-cell office:value-type="float" office:value="1346014" calcext:value-type="float">
            <text:p>1346014</text:p>
          </table:table-cell>
          <table:table-cell table:formula="of:=[Sheet2.E124]-[Sheet2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6-s925211847c1466824.ukp</text:p>
          </table:table-cell>
          <table:table-cell office:value-type="float" office:value="1.21425" calcext:value-type="float">
            <text:p>1.21425</text:p>
          </table:table-cell>
          <table:table-cell office:value-type="float" office:value="1.26" calcext:value-type="float">
            <text:p>1.26</text:p>
          </table:table-cell>
          <table:table-cell office:value-type="float" office:value="42524" calcext:value-type="float">
            <text:p>42524</text:p>
          </table:table-cell>
          <table:table-cell office:value-type="float" office:value="1840731" calcext:value-type="float">
            <text:p>1840731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7" calcext:value-type="float">
            <text:p>17.37</text:p>
          </table:table-cell>
          <table:table-cell office:value-type="float" office:value="16124" calcext:value-type="float">
            <text:p>16124</text:p>
          </table:table-cell>
          <table:table-cell office:value-type="float" office:value="1840731" calcext:value-type="float">
            <text:p>1840731</text:p>
          </table:table-cell>
          <table:table-cell table:formula="of:=[Sheet2.E125]-[Sheet2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5-s152642710c1432123.ukp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29" calcext:value-type="float">
            <text:p>1.29</text:p>
          </table:table-cell>
          <table:table-cell office:value-type="float" office:value="41876" calcext:value-type="float">
            <text:p>41876</text:p>
          </table:table-cell>
          <table:table-cell office:value-type="float" office:value="1807778" calcext:value-type="float">
            <text:p>1807778</text:p>
          </table:table-cell>
          <table:table-cell office:value-type="float" office:value="17.38666" calcext:value-type="float">
            <text:p>17.38666</text:p>
          </table:table-cell>
          <table:table-cell office:value-type="float" office:value="17.39" calcext:value-type="float">
            <text:p>17.39</text:p>
          </table:table-cell>
          <table:table-cell office:value-type="float" office:value="18644" calcext:value-type="float">
            <text:p>18644</text:p>
          </table:table-cell>
          <table:table-cell office:value-type="float" office:value="1807778" calcext:value-type="float">
            <text:p>1807778</text:p>
          </table:table-cell>
          <table:table-cell table:formula="of:=[Sheet2.E126]-[Sheet2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9-s16986492c1508722.ukp</text:p>
          </table:table-cell>
          <table:table-cell office:value-type="float" office:value="1.20866" calcext:value-type="float">
            <text:p>1.20866</text:p>
          </table:table-cell>
          <table:table-cell office:value-type="float" office:value="1.25" calcext:value-type="float">
            <text:p>1.25</text:p>
          </table:table-cell>
          <table:table-cell office:value-type="float" office:value="43048" calcext:value-type="float">
            <text:p>43048</text:p>
          </table:table-cell>
          <table:table-cell office:value-type="float" office:value="1899727" calcext:value-type="float">
            <text:p>1899727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office:value-type="float" office:value="17616" calcext:value-type="float">
            <text:p>17616</text:p>
          </table:table-cell>
          <table:table-cell office:value-type="float" office:value="1899727" calcext:value-type="float">
            <text:p>1899727</text:p>
          </table:table-cell>
          <table:table-cell table:formula="of:=[Sheet2.E127]-[Sheet2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8-s678444546c1220760.ukp</text:p>
          </table:table-cell>
          <table:table-cell office:value-type="float" office:value="1.48688" calcext:value-type="float">
            <text:p>1.48688</text:p>
          </table:table-cell>
          <table:table-cell office:value-type="float" office:value="1.54" calcext:value-type="float">
            <text:p>1.54</text:p>
          </table:table-cell>
          <table:table-cell office:value-type="float" office:value="38448" calcext:value-type="float">
            <text:p>38448</text:p>
          </table:table-cell>
          <table:table-cell office:value-type="float" office:value="1536188" calcext:value-type="float">
            <text:p>1536188</text:p>
          </table:table-cell>
          <table:table-cell office:value-type="float" office:value="17.78666" calcext:value-type="float">
            <text:p>17.78666</text:p>
          </table:table-cell>
          <table:table-cell office:value-type="float" office:value="17.78" calcext:value-type="float">
            <text:p>17.78</text:p>
          </table:table-cell>
          <table:table-cell office:value-type="float" office:value="19024" calcext:value-type="float">
            <text:p>19024</text:p>
          </table:table-cell>
          <table:table-cell office:value-type="float" office:value="1536188" calcext:value-type="float">
            <text:p>1536188</text:p>
          </table:table-cell>
          <table:table-cell table:formula="of:=[Sheet2.E128]-[Sheet2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-s364656855c1284166.ukp</text:p>
          </table:table-cell>
          <table:table-cell office:value-type="float" office:value="1.35802" calcext:value-type="float">
            <text:p>1.35802</text:p>
          </table:table-cell>
          <table:table-cell office:value-type="float" office:value="1.4" calcext:value-type="float">
            <text:p>1.4</text:p>
          </table:table-cell>
          <table:table-cell office:value-type="float" office:value="39516" calcext:value-type="float">
            <text:p>39516</text:p>
          </table:table-cell>
          <table:table-cell office:value-type="float" office:value="1603691" calcext:value-type="float">
            <text:p>1603691</text:p>
          </table:table-cell>
          <table:table-cell office:value-type="float" office:value="18.60333" calcext:value-type="float">
            <text:p>18.60333</text:p>
          </table:table-cell>
          <table:table-cell office:value-type="float" office:value="18.6" calcext:value-type="float">
            <text:p>18.6</text:p>
          </table:table-cell>
          <table:table-cell office:value-type="float" office:value="18972" calcext:value-type="float">
            <text:p>18972</text:p>
          </table:table-cell>
          <table:table-cell office:value-type="float" office:value="1603691" calcext:value-type="float">
            <text:p>1603691</text:p>
          </table:table-cell>
          <table:table-cell table:formula="of:=[Sheet2.E129]-[Sheet2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9-s956890340c1333249.ukp</text:p>
          </table:table-cell>
          <table:table-cell office:value-type="float" office:value="1.61077" calcext:value-type="float">
            <text:p>1.61077</text:p>
          </table:table-cell>
          <table:table-cell office:value-type="float" office:value="1.66" calcext:value-type="float">
            <text:p>1.66</text:p>
          </table:table-cell>
          <table:table-cell office:value-type="float" office:value="40288" calcext:value-type="float">
            <text:p>40288</text:p>
          </table:table-cell>
          <table:table-cell office:value-type="float" office:value="1673351" calcext:value-type="float">
            <text:p>1673351</text:p>
          </table:table-cell>
          <table:table-cell office:value-type="float" office:value="18.92666" calcext:value-type="float">
            <text:p>18.92666</text:p>
          </table:table-cell>
          <table:table-cell office:value-type="float" office:value="18.95" calcext:value-type="float">
            <text:p>18.95</text:p>
          </table:table-cell>
          <table:table-cell office:value-type="float" office:value="17472" calcext:value-type="float">
            <text:p>17472</text:p>
          </table:table-cell>
          <table:table-cell office:value-type="float" office:value="1673351" calcext:value-type="float">
            <text:p>1673351</text:p>
          </table:table-cell>
          <table:table-cell table:formula="of:=[Sheet2.E130]-[Sheet2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3-s898011697c1527832.ukp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1.19" calcext:value-type="float">
            <text:p>1.19</text:p>
          </table:table-cell>
          <table:table-cell office:value-type="float" office:value="43448" calcext:value-type="float">
            <text:p>43448</text:p>
          </table:table-cell>
          <table:table-cell office:value-type="float" office:value="1912276" calcext:value-type="float">
            <text:p>1912276</text:p>
          </table:table-cell>
          <table:table-cell office:value-type="float" office:value="19.20333" calcext:value-type="float">
            <text:p>19.20333</text:p>
          </table:table-cell>
          <table:table-cell office:value-type="float" office:value="19.2" calcext:value-type="float">
            <text:p>19.2</text:p>
          </table:table-cell>
          <table:table-cell office:value-type="float" office:value="17436" calcext:value-type="float">
            <text:p>17436</text:p>
          </table:table-cell>
          <table:table-cell office:value-type="float" office:value="1912276" calcext:value-type="float">
            <text:p>1912276</text:p>
          </table:table-cell>
          <table:table-cell table:formula="of:=[Sheet2.E131]-[Sheet2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4-s345851317c1186038.ukp</text:p>
          </table:table-cell>
          <table:table-cell office:value-type="float" office:value="1.16756" calcext:value-type="float">
            <text:p>1.16756</text:p>
          </table:table-cell>
          <table:table-cell office:value-type="float" office:value="1.21" calcext:value-type="float">
            <text:p>1.21</text:p>
          </table:table-cell>
          <table:table-cell office:value-type="float" office:value="37920" calcext:value-type="float">
            <text:p>37920</text:p>
          </table:table-cell>
          <table:table-cell office:value-type="float" office:value="1481358" calcext:value-type="float">
            <text:p>1481358</text:p>
          </table:table-cell>
          <table:table-cell office:value-type="float" office:value="19.51666" calcext:value-type="float">
            <text:p>19.51666</text:p>
          </table:table-cell>
          <table:table-cell office:value-type="float" office:value="19.51" calcext:value-type="float">
            <text:p>19.51</text:p>
          </table:table-cell>
          <table:table-cell office:value-type="float" office:value="17544" calcext:value-type="float">
            <text:p>17544</text:p>
          </table:table-cell>
          <table:table-cell office:value-type="float" office:value="1481358" calcext:value-type="float">
            <text:p>1481358</text:p>
          </table:table-cell>
          <table:table-cell table:formula="of:=[Sheet2.E132]-[Sheet2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1-s586185750c1382914.ukp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1.35" calcext:value-type="float">
            <text:p>1.35</text:p>
          </table:table-cell>
          <table:table-cell office:value-type="float" office:value="41012" calcext:value-type="float">
            <text:p>41012</text:p>
          </table:table-cell>
          <table:table-cell office:value-type="float" office:value="1732348" calcext:value-type="float">
            <text:p>1732348</text:p>
          </table:table-cell>
          <table:table-cell office:value-type="float" office:value="19.72333" calcext:value-type="float">
            <text:p>19.72333</text:p>
          </table:table-cell>
          <table:table-cell office:value-type="float" office:value="19.72" calcext:value-type="float">
            <text:p>19.72</text:p>
          </table:table-cell>
          <table:table-cell office:value-type="float" office:value="18932" calcext:value-type="float">
            <text:p>18932</text:p>
          </table:table-cell>
          <table:table-cell office:value-type="float" office:value="1732348" calcext:value-type="float">
            <text:p>1732348</text:p>
          </table:table-cell>
          <table:table-cell table:formula="of:=[Sheet2.E133]-[Sheet2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8-s115731280c1072056.ukp</text:p>
          </table:table-cell>
          <table:table-cell office:value-type="float" office:value="1.19299" calcext:value-type="float">
            <text:p>1.19299</text:p>
          </table:table-cell>
          <table:table-cell office:value-type="float" office:value="1.24" calcext:value-type="float">
            <text:p>1.24</text:p>
          </table:table-cell>
          <table:table-cell office:value-type="float" office:value="36024" calcext:value-type="float">
            <text:p>36024</text:p>
          </table:table-cell>
          <table:table-cell office:value-type="float" office:value="1345776" calcext:value-type="float">
            <text:p>1345776</text:p>
          </table:table-cell>
          <table:table-cell office:value-type="float" office:value="20.23333" calcext:value-type="float">
            <text:p>20.23333</text:p>
          </table:table-cell>
          <table:table-cell office:value-type="float" office:value="20.23" calcext:value-type="float">
            <text:p>20.23</text:p>
          </table:table-cell>
          <table:table-cell office:value-type="float" office:value="17716" calcext:value-type="float">
            <text:p>17716</text:p>
          </table:table-cell>
          <table:table-cell office:value-type="float" office:value="1345776" calcext:value-type="float">
            <text:p>1345776</text:p>
          </table:table-cell>
          <table:table-cell table:formula="of:=[Sheet2.E134]-[Sheet2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9-s291809797c1601224.ukp</text:p>
          </table:table-cell>
          <table:table-cell office:value-type="float" office:value="1.7359" calcext:value-type="float">
            <text:p>1.7359</text:p>
          </table:table-cell>
          <table:table-cell office:value-type="float" office:value="1.78" calcext:value-type="float">
            <text:p>1.78</text:p>
          </table:table-cell>
          <table:table-cell office:value-type="float" office:value="44548" calcext:value-type="float">
            <text:p>44548</text:p>
          </table:table-cell>
          <table:table-cell office:value-type="float" office:value="1993463" calcext:value-type="float">
            <text:p>1993463</text:p>
          </table:table-cell>
          <table:table-cell table:number-columns-repeated="2" office:value-type="float" office:value="20.59" calcext:value-type="float">
            <text:p>20.59</text:p>
          </table:table-cell>
          <table:table-cell office:value-type="float" office:value="19720" calcext:value-type="float">
            <text:p>19720</text:p>
          </table:table-cell>
          <table:table-cell office:value-type="float" office:value="1993463" calcext:value-type="float">
            <text:p>1993463</text:p>
          </table:table-cell>
          <table:table-cell table:formula="of:=[Sheet2.E135]-[Sheet2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0-s810086031c1733083.ukp</text:p>
          </table:table-cell>
          <table:table-cell office:value-type="float" office:value="1.37356" calcext:value-type="float">
            <text:p>1.37356</text:p>
          </table:table-cell>
          <table:table-cell office:value-type="float" office:value="1.42" calcext:value-type="float">
            <text:p>1.42</text:p>
          </table:table-cell>
          <table:table-cell office:value-type="float" office:value="46532" calcext:value-type="float">
            <text:p>46532</text:p>
          </table:table-cell>
          <table:table-cell office:value-type="float" office:value="2192253" calcext:value-type="float">
            <text:p>2192253</text:p>
          </table:table-cell>
          <table:table-cell office:value-type="float" office:value="20.68333" calcext:value-type="float">
            <text:p>20.68333</text:p>
          </table:table-cell>
          <table:table-cell office:value-type="float" office:value="20.67" calcext:value-type="float">
            <text:p>20.67</text:p>
          </table:table-cell>
          <table:table-cell office:value-type="float" office:value="19420" calcext:value-type="float">
            <text:p>19420</text:p>
          </table:table-cell>
          <table:table-cell office:value-type="float" office:value="2192253" calcext:value-type="float">
            <text:p>2192253</text:p>
          </table:table-cell>
          <table:table-cell table:formula="of:=[Sheet2.E136]-[Sheet2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3-s343141202c1692591.ukp</text:p>
          </table:table-cell>
          <table:table-cell office:value-type="float" office:value="1.47731" calcext:value-type="float">
            <text:p>1.47731</text:p>
          </table:table-cell>
          <table:table-cell office:value-type="float" office:value="1.52" calcext:value-type="float">
            <text:p>1.52</text:p>
          </table:table-cell>
          <table:table-cell office:value-type="float" office:value="45848" calcext:value-type="float">
            <text:p>45848</text:p>
          </table:table-cell>
          <table:table-cell office:value-type="float" office:value="2129557" calcext:value-type="float">
            <text:p>2129557</text:p>
          </table:table-cell>
          <table:table-cell table:number-columns-repeated="2" office:value-type="float" office:value="20.85" calcext:value-type="float">
            <text:p>20.85</text:p>
          </table:table-cell>
          <table:table-cell office:value-type="float" office:value="18868" calcext:value-type="float">
            <text:p>18868</text:p>
          </table:table-cell>
          <table:table-cell office:value-type="float" office:value="2129557" calcext:value-type="float">
            <text:p>2129557</text:p>
          </table:table-cell>
          <table:table-cell table:formula="of:=[Sheet2.E137]-[Sheet2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5-s342662718c1086673.ukp</text:p>
          </table:table-cell>
          <table:table-cell office:value-type="float" office:value="1.30309" calcext:value-type="float">
            <text:p>1.30309</text:p>
          </table:table-cell>
          <table:table-cell office:value-type="float" office:value="1.35" calcext:value-type="float">
            <text:p>1.35</text:p>
          </table:table-cell>
          <table:table-cell office:value-type="float" office:value="36340" calcext:value-type="float">
            <text:p>36340</text:p>
          </table:table-cell>
          <table:table-cell office:value-type="float" office:value="1358325" calcext:value-type="float">
            <text:p>1358325</text:p>
          </table:table-cell>
          <table:table-cell office:value-type="float" office:value="21.99" calcext:value-type="float">
            <text:p>21.99</text:p>
          </table:table-cell>
          <table:table-cell office:value-type="float" office:value="21.98" calcext:value-type="float">
            <text:p>21.98</text:p>
          </table:table-cell>
          <table:table-cell office:value-type="float" office:value="17600" calcext:value-type="float">
            <text:p>17600</text:p>
          </table:table-cell>
          <table:table-cell office:value-type="float" office:value="1358325" calcext:value-type="float">
            <text:p>1358325</text:p>
          </table:table-cell>
          <table:table-cell table:formula="of:=[Sheet2.E138]-[Sheet2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3-s917541816c1533414.ukp</text:p>
          </table:table-cell>
          <table:table-cell office:value-type="float" office:value="2.01323" calcext:value-type="float">
            <text:p>2.01323</text:p>
          </table:table-cell>
          <table:table-cell office:value-type="float" office:value="2.07" calcext:value-type="float">
            <text:p>2.07</text:p>
          </table:table-cell>
          <table:table-cell office:value-type="float" office:value="43372" calcext:value-type="float">
            <text:p>43372</text:p>
          </table:table-cell>
          <table:table-cell office:value-type="float" office:value="1922459" calcext:value-type="float">
            <text:p>1922459</text:p>
          </table:table-cell>
          <table:table-cell office:value-type="float" office:value="22.98333" calcext:value-type="float">
            <text:p>22.98333</text:p>
          </table:table-cell>
          <table:table-cell office:value-type="float" office:value="22.98" calcext:value-type="float">
            <text:p>22.98</text:p>
          </table:table-cell>
          <table:table-cell office:value-type="float" office:value="20180" calcext:value-type="float">
            <text:p>20180</text:p>
          </table:table-cell>
          <table:table-cell office:value-type="float" office:value="1922459" calcext:value-type="float">
            <text:p>1922459</text:p>
          </table:table-cell>
          <table:table-cell table:formula="of:=[Sheet2.E139]-[Sheet2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5-s522080131c1544167.ukp</text:p>
          </table:table-cell>
          <table:table-cell office:value-type="float" office:value="1.2517" calcext:value-type="float">
            <text:p>1.2517</text:p>
          </table:table-cell>
          <table:table-cell office:value-type="float" office:value="1.3" calcext:value-type="float">
            <text:p>1.3</text:p>
          </table:table-cell>
          <table:table-cell office:value-type="float" office:value="43492" calcext:value-type="float">
            <text:p>43492</text:p>
          </table:table-cell>
          <table:table-cell office:value-type="float" office:value="1951175" calcext:value-type="float">
            <text:p>1951175</text:p>
          </table:table-cell>
          <table:table-cell office:value-type="float" office:value="23.19333" calcext:value-type="float">
            <text:p>23.19333</text:p>
          </table:table-cell>
          <table:table-cell office:value-type="float" office:value="23.19" calcext:value-type="float">
            <text:p>23.19</text:p>
          </table:table-cell>
          <table:table-cell office:value-type="float" office:value="19536" calcext:value-type="float">
            <text:p>19536</text:p>
          </table:table-cell>
          <table:table-cell office:value-type="float" office:value="1951175" calcext:value-type="float">
            <text:p>1951175</text:p>
          </table:table-cell>
          <table:table-cell table:formula="of:=[Sheet2.E140]-[Sheet2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8-s752268543c1302331.ukp</text:p>
          </table:table-cell>
          <table:table-cell office:value-type="float" office:value="1.50577" calcext:value-type="float">
            <text:p>1.50577</text:p>
          </table:table-cell>
          <table:table-cell office:value-type="float" office:value="1.55" calcext:value-type="float">
            <text:p>1.55</text:p>
          </table:table-cell>
          <table:table-cell office:value-type="float" office:value="39840" calcext:value-type="float">
            <text:p>39840</text:p>
          </table:table-cell>
          <table:table-cell office:value-type="float" office:value="1631122" calcext:value-type="float">
            <text:p>1631122</text:p>
          </table:table-cell>
          <table:table-cell table:number-columns-repeated="2" office:value-type="float" office:value="23.31" calcext:value-type="float">
            <text:p>23.31</text:p>
          </table:table-cell>
          <table:table-cell office:value-type="float" office:value="20340" calcext:value-type="float">
            <text:p>20340</text:p>
          </table:table-cell>
          <table:table-cell office:value-type="float" office:value="1631122" calcext:value-type="float">
            <text:p>1631122</text:p>
          </table:table-cell>
          <table:table-cell table:formula="of:=[Sheet2.E141]-[Sheet2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-s577782098c1871029.ukp</text:p>
          </table:table-cell>
          <table:table-cell office:value-type="float" office:value="1.74553" calcext:value-type="float">
            <text:p>1.74553</text:p>
          </table:table-cell>
          <table:table-cell office:value-type="float" office:value="1.8" calcext:value-type="float">
            <text:p>1.8</text:p>
          </table:table-cell>
          <table:table-cell office:value-type="float" office:value="48676" calcext:value-type="float">
            <text:p>48676</text:p>
          </table:table-cell>
          <table:table-cell office:value-type="float" office:value="2360563" calcext:value-type="float">
            <text:p>2360563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2" calcext:value-type="float">
            <text:p>23.42</text:p>
          </table:table-cell>
          <table:table-cell office:value-type="float" office:value="19396" calcext:value-type="float">
            <text:p>19396</text:p>
          </table:table-cell>
          <table:table-cell office:value-type="float" office:value="2360563" calcext:value-type="float">
            <text:p>2360563</text:p>
          </table:table-cell>
          <table:table-cell table:formula="of:=[Sheet2.E142]-[Sheet2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0-s582600153c1334579.ukp</text:p>
          </table:table-cell>
          <table:table-cell office:value-type="float" office:value="1.41616" calcext:value-type="float">
            <text:p>1.41616</text:p>
          </table:table-cell>
          <table:table-cell office:value-type="float" office:value="1.47" calcext:value-type="float">
            <text:p>1.47</text:p>
          </table:table-cell>
          <table:table-cell office:value-type="float" office:value="40404" calcext:value-type="float">
            <text:p>40404</text:p>
          </table:table-cell>
          <table:table-cell office:value-type="float" office:value="1671968" calcext:value-type="float">
            <text:p>1671968</text:p>
          </table:table-cell>
          <table:table-cell office:value-type="float" office:value="23.88666" calcext:value-type="float">
            <text:p>23.88666</text:p>
          </table:table-cell>
          <table:table-cell office:value-type="float" office:value="23.89" calcext:value-type="float">
            <text:p>23.89</text:p>
          </table:table-cell>
          <table:table-cell office:value-type="float" office:value="19276" calcext:value-type="float">
            <text:p>19276</text:p>
          </table:table-cell>
          <table:table-cell office:value-type="float" office:value="1671968" calcext:value-type="float">
            <text:p>1671968</text:p>
          </table:table-cell>
          <table:table-cell table:formula="of:=[Sheet2.E143]-[Sheet2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3-s731218263c1138837.ukp</text:p>
          </table:table-cell>
          <table:table-cell office:value-type="float" office:value="1.46867" calcext:value-type="float">
            <text:p>1.46867</text:p>
          </table:table-cell>
          <table:table-cell office:value-type="float" office:value="1.51" calcext:value-type="float">
            <text:p>1.51</text:p>
          </table:table-cell>
          <table:table-cell office:value-type="float" office:value="37156" calcext:value-type="float">
            <text:p>37156</text:p>
          </table:table-cell>
          <table:table-cell office:value-type="float" office:value="1420209" calcext:value-type="float">
            <text:p>1420209</text:p>
          </table:table-cell>
          <table:table-cell office:value-type="float" office:value="26.44666" calcext:value-type="float">
            <text:p>26.44666</text:p>
          </table:table-cell>
          <table:table-cell office:value-type="float" office:value="26.44" calcext:value-type="float">
            <text:p>26.44</text:p>
          </table:table-cell>
          <table:table-cell office:value-type="float" office:value="18908" calcext:value-type="float">
            <text:p>18908</text:p>
          </table:table-cell>
          <table:table-cell office:value-type="float" office:value="1420209" calcext:value-type="float">
            <text:p>1420209</text:p>
          </table:table-cell>
          <table:table-cell table:formula="of:=[Sheet2.E144]-[Sheet2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-s618866736c1596239.ukp</text:p>
          </table:table-cell>
          <table:table-cell office:value-type="float" office:value="1.22963" calcext:value-type="float">
            <text:p>1.22963</text:p>
          </table:table-cell>
          <table:table-cell office:value-type="float" office:value="1.28" calcext:value-type="float">
            <text:p>1.28</text:p>
          </table:table-cell>
          <table:table-cell office:value-type="float" office:value="44528" calcext:value-type="float">
            <text:p>44528</text:p>
          </table:table-cell>
          <table:table-cell office:value-type="float" office:value="1998608" calcext:value-type="float">
            <text:p>1998608</text:p>
          </table:table-cell>
          <table:table-cell office:value-type="float" office:value="26.52333" calcext:value-type="float">
            <text:p>26.52333</text:p>
          </table:table-cell>
          <table:table-cell office:value-type="float" office:value="26.52" calcext:value-type="float">
            <text:p>26.52</text:p>
          </table:table-cell>
          <table:table-cell office:value-type="float" office:value="17456" calcext:value-type="float">
            <text:p>17456</text:p>
          </table:table-cell>
          <table:table-cell office:value-type="float" office:value="1998608" calcext:value-type="float">
            <text:p>1998608</text:p>
          </table:table-cell>
          <table:table-cell table:formula="of:=[Sheet2.E145]-[Sheet2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6-s894606712c1593271.ukp</text:p>
          </table:table-cell>
          <table:table-cell office:value-type="float" office:value="1.34163" calcext:value-type="float">
            <text:p>1.34163</text:p>
          </table:table-cell>
          <table:table-cell office:value-type="float" office:value="1.39" calcext:value-type="float">
            <text:p>1.39</text:p>
          </table:table-cell>
          <table:table-cell office:value-type="float" office:value="44208" calcext:value-type="float">
            <text:p>44208</text:p>
          </table:table-cell>
          <table:table-cell office:value-type="float" office:value="1993283" calcext:value-type="float">
            <text:p>199328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57" calcext:value-type="float">
            <text:p>26.57</text:p>
          </table:table-cell>
          <table:table-cell office:value-type="float" office:value="22276" calcext:value-type="float">
            <text:p>22276</text:p>
          </table:table-cell>
          <table:table-cell office:value-type="float" office:value="1993283" calcext:value-type="float">
            <text:p>1993283</text:p>
          </table:table-cell>
          <table:table-cell table:formula="of:=[Sheet2.E146]-[Sheet2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-s351997719c1967033.ukp</text:p>
          </table:table-cell>
          <table:table-cell office:value-type="float" office:value="1.63781" calcext:value-type="float">
            <text:p>1.63781</text:p>
          </table:table-cell>
          <table:table-cell office:value-type="float" office:value="1.69" calcext:value-type="float">
            <text:p>1.69</text:p>
          </table:table-cell>
          <table:table-cell office:value-type="float" office:value="49984" calcext:value-type="float">
            <text:p>49984</text:p>
          </table:table-cell>
          <table:table-cell office:value-type="float" office:value="2497802" calcext:value-type="float">
            <text:p>2497802</text:p>
          </table:table-cell>
          <table:table-cell office:value-type="float" office:value="27.70333" calcext:value-type="float">
            <text:p>27.70333</text:p>
          </table:table-cell>
          <table:table-cell office:value-type="float" office:value="27.71" calcext:value-type="float">
            <text:p>27.71</text:p>
          </table:table-cell>
          <table:table-cell office:value-type="float" office:value="20068" calcext:value-type="float">
            <text:p>20068</text:p>
          </table:table-cell>
          <table:table-cell office:value-type="float" office:value="2497802" calcext:value-type="float">
            <text:p>2497802</text:p>
          </table:table-cell>
          <table:table-cell table:formula="of:=[Sheet2.E147]-[Sheet2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0-s305421952c1385552.ukp</text:p>
          </table:table-cell>
          <table:table-cell office:value-type="float" office:value="2.02906" calcext:value-type="float">
            <text:p>2.02906</text:p>
          </table:table-cell>
          <table:table-cell office:value-type="float" office:value="2.44" calcext:value-type="float">
            <text:p>2.44</text:p>
          </table:table-cell>
          <table:table-cell office:value-type="float" office:value="41052" calcext:value-type="float">
            <text:p>41052</text:p>
          </table:table-cell>
          <table:table-cell office:value-type="float" office:value="1734416" calcext:value-type="float">
            <text:p>1734416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float" office:value="19420" calcext:value-type="float">
            <text:p>19420</text:p>
          </table:table-cell>
          <table:table-cell office:value-type="float" office:value="1734416" calcext:value-type="float">
            <text:p>1734416</text:p>
          </table:table-cell>
          <table:table-cell table:formula="of:=[Sheet2.E148]-[Sheet2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3-s362367963c1466051.ukp</text:p>
          </table:table-cell>
          <table:table-cell office:value-type="float" office:value="1.44879" calcext:value-type="float">
            <text:p>1.44879</text:p>
          </table:table-cell>
          <table:table-cell office:value-type="float" office:value="1.49" calcext:value-type="float">
            <text:p>1.49</text:p>
          </table:table-cell>
          <table:table-cell office:value-type="float" office:value="42412" calcext:value-type="float">
            <text:p>42412</text:p>
          </table:table-cell>
          <table:table-cell office:value-type="float" office:value="1843661" calcext:value-type="float">
            <text:p>1843661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7" calcext:value-type="float">
            <text:p>28.7</text:p>
          </table:table-cell>
          <table:table-cell office:value-type="float" office:value="21132" calcext:value-type="float">
            <text:p>21132</text:p>
          </table:table-cell>
          <table:table-cell office:value-type="float" office:value="1843661" calcext:value-type="float">
            <text:p>1843661</text:p>
          </table:table-cell>
          <table:table-cell table:formula="of:=[Sheet2.E149]-[Sheet2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7-s31387311c1742111.ukp</text:p>
          </table:table-cell>
          <table:table-cell office:value-type="float" office:value="1.92179" calcext:value-type="float">
            <text:p>1.92179</text:p>
          </table:table-cell>
          <table:table-cell office:value-type="float" office:value="1.99" calcext:value-type="float">
            <text:p>1.99</text:p>
          </table:table-cell>
          <table:table-cell office:value-type="float" office:value="46844" calcext:value-type="float">
            <text:p>46844</text:p>
          </table:table-cell>
          <table:table-cell office:value-type="float" office:value="2194731" calcext:value-type="float">
            <text:p>2194731</text:p>
          </table:table-cell>
          <table:table-cell office:value-type="float" office:value="28.73666" calcext:value-type="float">
            <text:p>28.73666</text:p>
          </table:table-cell>
          <table:table-cell office:value-type="float" office:value="28.75" calcext:value-type="float">
            <text:p>28.75</text:p>
          </table:table-cell>
          <table:table-cell office:value-type="float" office:value="21148" calcext:value-type="float">
            <text:p>21148</text:p>
          </table:table-cell>
          <table:table-cell office:value-type="float" office:value="2194731" calcext:value-type="float">
            <text:p>2194731</text:p>
          </table:table-cell>
          <table:table-cell table:formula="of:=[Sheet2.E150]-[Sheet2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0-s972099972c1431774.ukp</text:p>
          </table:table-cell>
          <table:table-cell office:value-type="float" office:value="1.23366" calcext:value-type="float">
            <text:p>1.23366</text:p>
          </table:table-cell>
          <table:table-cell office:value-type="float" office:value="1.28" calcext:value-type="float">
            <text:p>1.28</text:p>
          </table:table-cell>
          <table:table-cell office:value-type="float" office:value="41784" calcext:value-type="float">
            <text:p>41784</text:p>
          </table:table-cell>
          <table:table-cell office:value-type="float" office:value="1794804" calcext:value-type="float">
            <text:p>1794804</text:p>
          </table:table-cell>
          <table:table-cell office:value-type="float" office:value="29.09333" calcext:value-type="float">
            <text:p>29.09333</text:p>
          </table:table-cell>
          <table:table-cell office:value-type="float" office:value="29.08" calcext:value-type="float">
            <text:p>29.08</text:p>
          </table:table-cell>
          <table:table-cell office:value-type="float" office:value="21164" calcext:value-type="float">
            <text:p>21164</text:p>
          </table:table-cell>
          <table:table-cell office:value-type="float" office:value="1794804" calcext:value-type="float">
            <text:p>1794804</text:p>
          </table:table-cell>
          <table:table-cell table:formula="of:=[Sheet2.E151]-[Sheet2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1-s879272876c1649031.ukp</text:p>
          </table:table-cell>
          <table:table-cell office:value-type="float" office:value="1.20451" calcext:value-type="float">
            <text:p>1.20451</text:p>
          </table:table-cell>
          <table:table-cell office:value-type="float" office:value="1.25" calcext:value-type="float">
            <text:p>1.25</text:p>
          </table:table-cell>
          <table:table-cell office:value-type="float" office:value="45228" calcext:value-type="float">
            <text:p>45228</text:p>
          </table:table-cell>
          <table:table-cell office:value-type="float" office:value="2068651" calcext:value-type="float">
            <text:p>2068651</text:p>
          </table:table-cell>
          <table:table-cell table:number-columns-repeated="2" office:value-type="float" office:value="29.75" calcext:value-type="float">
            <text:p>29.75</text:p>
          </table:table-cell>
          <table:table-cell office:value-type="float" office:value="22772" calcext:value-type="float">
            <text:p>22772</text:p>
          </table:table-cell>
          <table:table-cell office:value-type="float" office:value="2068651" calcext:value-type="float">
            <text:p>2068651</text:p>
          </table:table-cell>
          <table:table-cell table:formula="of:=[Sheet2.E152]-[Sheet2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3-s327529482c1363053.ukp</text:p>
          </table:table-cell>
          <table:table-cell office:value-type="float" office:value="1.30116" calcext:value-type="float">
            <text:p>1.30116</text:p>
          </table:table-cell>
          <table:table-cell office:value-type="float" office:value="1.35" calcext:value-type="float">
            <text:p>1.35</text:p>
          </table:table-cell>
          <table:table-cell office:value-type="float" office:value="40684" calcext:value-type="float">
            <text:p>40684</text:p>
          </table:table-cell>
          <table:table-cell office:value-type="float" office:value="1717308" calcext:value-type="float">
            <text:p>1717308</text:p>
          </table:table-cell>
          <table:table-cell office:value-type="float" office:value="29.99333" calcext:value-type="float">
            <text:p>29.99333</text:p>
          </table:table-cell>
          <table:table-cell office:value-type="float" office:value="30" calcext:value-type="float">
            <text:p>30</text:p>
          </table:table-cell>
          <table:table-cell office:value-type="float" office:value="19884" calcext:value-type="float">
            <text:p>19884</text:p>
          </table:table-cell>
          <table:table-cell office:value-type="float" office:value="1717308" calcext:value-type="float">
            <text:p>1717308</text:p>
          </table:table-cell>
          <table:table-cell table:formula="of:=[Sheet2.E153]-[Sheet2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0-s653992306c1092543.ukp</text:p>
          </table:table-cell>
          <table:table-cell office:value-type="float" office:value="1.15472" calcext:value-type="float">
            <text:p>1.15472</text:p>
          </table:table-cell>
          <table:table-cell office:value-type="float" office:value="1.27" calcext:value-type="float">
            <text:p>1.27</text:p>
          </table:table-cell>
          <table:table-cell office:value-type="float" office:value="36656" calcext:value-type="float">
            <text:p>36656</text:p>
          </table:table-cell>
          <table:table-cell office:value-type="float" office:value="1358036" calcext:value-type="float">
            <text:p>1358036</text:p>
          </table:table-cell>
          <table:table-cell office:value-type="float" office:value="31.67" calcext:value-type="float">
            <text:p>31.67</text:p>
          </table:table-cell>
          <table:table-cell office:value-type="float" office:value="31.66" calcext:value-type="float">
            <text:p>31.66</text:p>
          </table:table-cell>
          <table:table-cell office:value-type="float" office:value="21612" calcext:value-type="float">
            <text:p>21612</text:p>
          </table:table-cell>
          <table:table-cell office:value-type="float" office:value="1358036" calcext:value-type="float">
            <text:p>1358036</text:p>
          </table:table-cell>
          <table:table-cell table:formula="of:=[Sheet2.E154]-[Sheet2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81-s161938540c1309413.ukp</text:p>
          </table:table-cell>
          <table:table-cell office:value-type="float" office:value="1.37976" calcext:value-type="float">
            <text:p>1.37976</text:p>
          </table:table-cell>
          <table:table-cell office:value-type="float" office:value="1.43" calcext:value-type="float">
            <text:p>1.43</text:p>
          </table:table-cell>
          <table:table-cell office:value-type="float" office:value="39952" calcext:value-type="float">
            <text:p>39952</text:p>
          </table:table-cell>
          <table:table-cell office:value-type="float" office:value="1636811" calcext:value-type="float">
            <text:p>1636811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22512" calcext:value-type="float">
            <text:p>22512</text:p>
          </table:table-cell>
          <table:table-cell office:value-type="float" office:value="1636811" calcext:value-type="float">
            <text:p>1636811</text:p>
          </table:table-cell>
          <table:table-cell table:formula="of:=[Sheet2.E155]-[Sheet2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42-s57171364c1138182.ukp</text:p>
          </table:table-cell>
          <table:table-cell office:value-type="float" office:value="1.45554" calcext:value-type="float">
            <text:p>1.45554</text:p>
          </table:table-cell>
          <table:table-cell office:value-type="float" office:value="1.5" calcext:value-type="float">
            <text:p>1.5</text:p>
          </table:table-cell>
          <table:table-cell office:value-type="float" office:value="37140" calcext:value-type="float">
            <text:p>37140</text:p>
          </table:table-cell>
          <table:table-cell office:value-type="float" office:value="1410830" calcext:value-type="float">
            <text:p>1410830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19092" calcext:value-type="float">
            <text:p>19092</text:p>
          </table:table-cell>
          <table:table-cell office:value-type="float" office:value="1410830" calcext:value-type="float">
            <text:p>1410830</text:p>
          </table:table-cell>
          <table:table-cell table:formula="of:=[Sheet2.E156]-[Sheet2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0-s481113297c1685225.ukp</text:p>
          </table:table-cell>
          <table:table-cell office:value-type="float" office:value="1.54714" calcext:value-type="float">
            <text:p>1.54714</text:p>
          </table:table-cell>
          <table:table-cell office:value-type="float" office:value="1.6" calcext:value-type="float">
            <text:p>1.6</text:p>
          </table:table-cell>
          <table:table-cell office:value-type="float" office:value="45652" calcext:value-type="float">
            <text:p>45652</text:p>
          </table:table-cell>
          <table:table-cell office:value-type="float" office:value="2120998" calcext:value-type="float">
            <text:p>2120998</text:p>
          </table:table-cell>
          <table:table-cell office:value-type="float" office:value="32.18" calcext:value-type="float">
            <text:p>32.18</text:p>
          </table:table-cell>
          <table:table-cell office:value-type="float" office:value="32.17" calcext:value-type="float">
            <text:p>32.17</text:p>
          </table:table-cell>
          <table:table-cell office:value-type="float" office:value="23060" calcext:value-type="float">
            <text:p>23060</text:p>
          </table:table-cell>
          <table:table-cell office:value-type="float" office:value="2120998" calcext:value-type="float">
            <text:p>2120998</text:p>
          </table:table-cell>
          <table:table-cell table:formula="of:=[Sheet2.E157]-[Sheet2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2-s323499100c1522925.ukp</text:p>
          </table:table-cell>
          <table:table-cell office:value-type="float" office:value="1.5834" calcext:value-type="float">
            <text:p>1.5834</text:p>
          </table:table-cell>
          <table:table-cell office:value-type="float" office:value="1.63" calcext:value-type="float">
            <text:p>1.63</text:p>
          </table:table-cell>
          <table:table-cell office:value-type="float" office:value="43180" calcext:value-type="float">
            <text:p>43180</text:p>
          </table:table-cell>
          <table:table-cell office:value-type="float" office:value="1906232" calcext:value-type="float">
            <text:p>1906232</text:p>
          </table:table-cell>
          <table:table-cell office:value-type="float" office:value="32.26333" calcext:value-type="float">
            <text:p>32.26333</text:p>
          </table:table-cell>
          <table:table-cell office:value-type="float" office:value="32.25" calcext:value-type="float">
            <text:p>32.25</text:p>
          </table:table-cell>
          <table:table-cell office:value-type="float" office:value="17712" calcext:value-type="float">
            <text:p>17712</text:p>
          </table:table-cell>
          <table:table-cell office:value-type="float" office:value="1906232" calcext:value-type="float">
            <text:p>1906232</text:p>
          </table:table-cell>
          <table:table-cell table:formula="of:=[Sheet2.E158]-[Sheet2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4-s90959982c1115495.ukp</text:p>
          </table:table-cell>
          <table:table-cell office:value-type="float" office:value="1.41141" calcext:value-type="float">
            <text:p>1.41141</text:p>
          </table:table-cell>
          <table:table-cell office:value-type="float" office:value="1.46" calcext:value-type="float">
            <text:p>1.46</text:p>
          </table:table-cell>
          <table:table-cell office:value-type="float" office:value="36876" calcext:value-type="float">
            <text:p>36876</text:p>
          </table:table-cell>
          <table:table-cell office:value-type="float" office:value="1404053" calcext:value-type="float">
            <text:p>1404053</text:p>
          </table:table-cell>
          <table:table-cell office:value-type="float" office:value="32.94666" calcext:value-type="float">
            <text:p>32.94666</text:p>
          </table:table-cell>
          <table:table-cell office:value-type="float" office:value="32.93" calcext:value-type="float">
            <text:p>32.93</text:p>
          </table:table-cell>
          <table:table-cell office:value-type="float" office:value="23832" calcext:value-type="float">
            <text:p>23832</text:p>
          </table:table-cell>
          <table:table-cell office:value-type="float" office:value="1404053" calcext:value-type="float">
            <text:p>1404053</text:p>
          </table:table-cell>
          <table:table-cell table:formula="of:=[Sheet2.E159]-[Sheet2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7-s607801339c1461978.ukp</text:p>
          </table:table-cell>
          <table:table-cell office:value-type="float" office:value="1.39165" calcext:value-type="float">
            <text:p>1.39165</text:p>
          </table:table-cell>
          <table:table-cell office:value-type="float" office:value="1.44" calcext:value-type="float">
            <text:p>1.44</text:p>
          </table:table-cell>
          <table:table-cell office:value-type="float" office:value="42260" calcext:value-type="float">
            <text:p>42260</text:p>
          </table:table-cell>
          <table:table-cell office:value-type="float" office:value="1842482" calcext:value-type="float">
            <text:p>1842482</text:p>
          </table:table-cell>
          <table:table-cell office:value-type="float" office:value="33.43" calcext:value-type="float">
            <text:p>33.43</text:p>
          </table:table-cell>
          <table:table-cell office:value-type="float" office:value="33.42" calcext:value-type="float">
            <text:p>33.42</text:p>
          </table:table-cell>
          <table:table-cell office:value-type="float" office:value="21120" calcext:value-type="float">
            <text:p>21120</text:p>
          </table:table-cell>
          <table:table-cell office:value-type="float" office:value="1842482" calcext:value-type="float">
            <text:p>1842482</text:p>
          </table:table-cell>
          <table:table-cell table:formula="of:=[Sheet2.E160]-[Sheet2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5-s568312405c1192793.ukp</text:p>
          </table:table-cell>
          <table:table-cell office:value-type="float" office:value="1.25902" calcext:value-type="float">
            <text:p>1.25902</text:p>
          </table:table-cell>
          <table:table-cell office:value-type="float" office:value="1.3" calcext:value-type="float">
            <text:p>1.3</text:p>
          </table:table-cell>
          <table:table-cell office:value-type="float" office:value="37956" calcext:value-type="float">
            <text:p>37956</text:p>
          </table:table-cell>
          <table:table-cell office:value-type="float" office:value="1496227" calcext:value-type="float">
            <text:p>1496227</text:p>
          </table:table-cell>
          <table:table-cell office:value-type="float" office:value="34.3" calcext:value-type="float">
            <text:p>34.3</text:p>
          </table:table-cell>
          <table:table-cell office:value-type="float" office:value="34.29" calcext:value-type="float">
            <text:p>34.29</text:p>
          </table:table-cell>
          <table:table-cell office:value-type="float" office:value="21100" calcext:value-type="float">
            <text:p>21100</text:p>
          </table:table-cell>
          <table:table-cell office:value-type="float" office:value="1496227" calcext:value-type="float">
            <text:p>1496227</text:p>
          </table:table-cell>
          <table:table-cell table:formula="of:=[Sheet2.E161]-[Sheet2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5-s957468776c1846303.ukp</text:p>
          </table:table-cell>
          <table:table-cell office:value-type="float" office:value="1.67224" calcext:value-type="float">
            <text:p>1.67224</text:p>
          </table:table-cell>
          <table:table-cell office:value-type="float" office:value="1.72" calcext:value-type="float">
            <text:p>1.72</text:p>
          </table:table-cell>
          <table:table-cell office:value-type="float" office:value="48320" calcext:value-type="float">
            <text:p>48320</text:p>
          </table:table-cell>
          <table:table-cell office:value-type="float" office:value="2332115" calcext:value-type="float">
            <text:p>2332115</text:p>
          </table:table-cell>
          <table:table-cell office:value-type="float" office:value="34.30666" calcext:value-type="float">
            <text:p>34.30666</text:p>
          </table:table-cell>
          <table:table-cell office:value-type="float" office:value="34.3" calcext:value-type="float">
            <text:p>34.3</text:p>
          </table:table-cell>
          <table:table-cell office:value-type="float" office:value="20052" calcext:value-type="float">
            <text:p>20052</text:p>
          </table:table-cell>
          <table:table-cell office:value-type="float" office:value="2332115" calcext:value-type="float">
            <text:p>2332115</text:p>
          </table:table-cell>
          <table:table-cell table:formula="of:=[Sheet2.E162]-[Sheet2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2-s913132733c1330671.ukp</text:p>
          </table:table-cell>
          <table:table-cell office:value-type="float" office:value="1.42617" calcext:value-type="float">
            <text:p>1.42617</text:p>
          </table:table-cell>
          <table:table-cell office:value-type="float" office:value="1.47" calcext:value-type="float">
            <text:p>1.47</text:p>
          </table:table-cell>
          <table:table-cell office:value-type="float" office:value="40084" calcext:value-type="float">
            <text:p>40084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34.52666" calcext:value-type="float">
            <text:p>34.52666</text:p>
          </table:table-cell>
          <table:table-cell office:value-type="float" office:value="34.5" calcext:value-type="float">
            <text:p>34.5</text:p>
          </table:table-cell>
          <table:table-cell office:value-type="float" office:value="19392" calcext:value-type="float">
            <text:p>19392</text:p>
          </table:table-cell>
          <table:table-cell office:value-type="float" office:value="1656582" calcext:value-type="float">
            <text:p>1656582</text:p>
          </table:table-cell>
          <table:table-cell table:formula="of:=[Sheet2.E163]-[Sheet2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5-s419785115c1594475.ukp</text:p>
          </table:table-cell>
          <table:table-cell office:value-type="float" office:value="1.21233" calcext:value-type="float">
            <text:p>1.21233</text:p>
          </table:table-cell>
          <table:table-cell office:value-type="float" office:value="1.26" calcext:value-type="float">
            <text:p>1.26</text:p>
          </table:table-cell>
          <table:table-cell office:value-type="float" office:value="44300" calcext:value-type="float">
            <text:p>44300</text:p>
          </table:table-cell>
          <table:table-cell office:value-type="float" office:value="1998729" calcext:value-type="float">
            <text:p>1998729</text:p>
          </table:table-cell>
          <table:table-cell office:value-type="float" office:value="34.81333" calcext:value-type="float">
            <text:p>34.81333</text:p>
          </table:table-cell>
          <table:table-cell office:value-type="float" office:value="34.82" calcext:value-type="float">
            <text:p>34.82</text:p>
          </table:table-cell>
          <table:table-cell office:value-type="float" office:value="24268" calcext:value-type="float">
            <text:p>24268</text:p>
          </table:table-cell>
          <table:table-cell office:value-type="float" office:value="1998729" calcext:value-type="float">
            <text:p>1998729</text:p>
          </table:table-cell>
          <table:table-cell table:formula="of:=[Sheet2.E164]-[Sheet2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2-s774727805c1448211.ukp</text:p>
          </table:table-cell>
          <table:table-cell office:value-type="float" office:value="1.32392" calcext:value-type="float">
            <text:p>1.32392</text:p>
          </table:table-cell>
          <table:table-cell office:value-type="float" office:value="1.37" calcext:value-type="float">
            <text:p>1.37</text:p>
          </table:table-cell>
          <table:table-cell office:value-type="float" office:value="42148" calcext:value-type="float">
            <text:p>42148</text:p>
          </table:table-cell>
          <table:table-cell office:value-type="float" office:value="1814348" calcext:value-type="float">
            <text:p>1814348</text:p>
          </table:table-cell>
          <table:table-cell office:value-type="float" office:value="36.14333" calcext:value-type="float">
            <text:p>36.14333</text:p>
          </table:table-cell>
          <table:table-cell office:value-type="float" office:value="36.12" calcext:value-type="float">
            <text:p>36.12</text:p>
          </table:table-cell>
          <table:table-cell office:value-type="float" office:value="19508" calcext:value-type="float">
            <text:p>19508</text:p>
          </table:table-cell>
          <table:table-cell office:value-type="float" office:value="1814348" calcext:value-type="float">
            <text:p>1814348</text:p>
          </table:table-cell>
          <table:table-cell table:formula="of:=[Sheet2.E165]-[Sheet2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0-s155213243c1596642.ukp</text:p>
          </table:table-cell>
          <table:table-cell office:value-type="float" office:value="1.11135" calcext:value-type="float">
            <text:p>1.11135</text:p>
          </table:table-cell>
          <table:table-cell office:value-type="float" office:value="1.23" calcext:value-type="float">
            <text:p>1.23</text:p>
          </table:table-cell>
          <table:table-cell office:value-type="float" office:value="44368" calcext:value-type="float">
            <text:p>44368</text:p>
          </table:table-cell>
          <table:table-cell office:value-type="float" office:value="2006754" calcext:value-type="float">
            <text:p>2006754</text:p>
          </table:table-cell>
          <table:table-cell office:value-type="float" office:value="36.17333" calcext:value-type="float">
            <text:p>36.17333</text:p>
          </table:table-cell>
          <table:table-cell office:value-type="float" office:value="36.15" calcext:value-type="float">
            <text:p>36.15</text:p>
          </table:table-cell>
          <table:table-cell office:value-type="float" office:value="21704" calcext:value-type="float">
            <text:p>21704</text:p>
          </table:table-cell>
          <table:table-cell office:value-type="float" office:value="2006754" calcext:value-type="float">
            <text:p>2006754</text:p>
          </table:table-cell>
          <table:table-cell table:formula="of:=[Sheet2.E166]-[Sheet2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5-s11371460c1659902.ukp</text:p>
          </table:table-cell>
          <table:table-cell office:value-type="float" office:value="1.36613" calcext:value-type="float">
            <text:p>1.36613</text:p>
          </table:table-cell>
          <table:table-cell office:value-type="float" office:value="1.41" calcext:value-type="float">
            <text:p>1.41</text:p>
          </table:table-cell>
          <table:table-cell office:value-type="float" office:value="45416" calcext:value-type="float">
            <text:p>45416</text:p>
          </table:table-cell>
          <table:table-cell office:value-type="float" office:value="2073975" calcext:value-type="float">
            <text:p>2073975</text:p>
          </table:table-cell>
          <table:table-cell office:value-type="float" office:value="36.49666" calcext:value-type="float">
            <text:p>36.49666</text:p>
          </table:table-cell>
          <table:table-cell office:value-type="float" office:value="36.49" calcext:value-type="float">
            <text:p>36.49</text:p>
          </table:table-cell>
          <table:table-cell office:value-type="float" office:value="19236" calcext:value-type="float">
            <text:p>19236</text:p>
          </table:table-cell>
          <table:table-cell office:value-type="float" office:value="2073975" calcext:value-type="float">
            <text:p>2073975</text:p>
          </table:table-cell>
          <table:table-cell table:formula="of:=[Sheet2.E167]-[Sheet2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2-s117967725c1767011.ukp</text:p>
          </table:table-cell>
          <table:table-cell office:value-type="float" office:value="1.42284" calcext:value-type="float">
            <text:p>1.42284</text:p>
          </table:table-cell>
          <table:table-cell office:value-type="float" office:value="1.47" calcext:value-type="float">
            <text:p>1.47</text:p>
          </table:table-cell>
          <table:table-cell office:value-type="float" office:value="47056" calcext:value-type="float">
            <text:p>47056</text:p>
          </table:table-cell>
          <table:table-cell office:value-type="float" office:value="2224358" calcext:value-type="float">
            <text:p>2224358</text:p>
          </table:table-cell>
          <table:table-cell office:value-type="float" office:value="36.70333" calcext:value-type="float">
            <text:p>36.70333</text:p>
          </table:table-cell>
          <table:table-cell office:value-type="float" office:value="36.69" calcext:value-type="float">
            <text:p>36.69</text:p>
          </table:table-cell>
          <table:table-cell office:value-type="float" office:value="20948" calcext:value-type="float">
            <text:p>20948</text:p>
          </table:table-cell>
          <table:table-cell office:value-type="float" office:value="2224358" calcext:value-type="float">
            <text:p>2224358</text:p>
          </table:table-cell>
          <table:table-cell table:formula="of:=[Sheet2.E168]-[Sheet2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8-s865461609c1593165.ukp</text:p>
          </table:table-cell>
          <table:table-cell office:value-type="float" office:value="1.64894" calcext:value-type="float">
            <text:p>1.64894</text:p>
          </table:table-cell>
          <table:table-cell office:value-type="float" office:value="1.69" calcext:value-type="float">
            <text:p>1.69</text:p>
          </table:table-cell>
          <table:table-cell office:value-type="float" office:value="44324" calcext:value-type="float">
            <text:p>44324</text:p>
          </table:table-cell>
          <table:table-cell office:value-type="float" office:value="1993162" calcext:value-type="float">
            <text:p>1993162</text:p>
          </table:table-cell>
          <table:table-cell office:value-type="float" office:value="36.81333" calcext:value-type="float">
            <text:p>36.81333</text:p>
          </table:table-cell>
          <table:table-cell office:value-type="float" office:value="36.81" calcext:value-type="float">
            <text:p>36.81</text:p>
          </table:table-cell>
          <table:table-cell office:value-type="float" office:value="23084" calcext:value-type="float">
            <text:p>23084</text:p>
          </table:table-cell>
          <table:table-cell office:value-type="float" office:value="1993162" calcext:value-type="float">
            <text:p>1993162</text:p>
          </table:table-cell>
          <table:table-cell table:formula="of:=[Sheet2.E169]-[Sheet2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2-s870038921c1058374.ukp</text:p>
          </table:table-cell>
          <table:table-cell office:value-type="float" office:value="1.22199" calcext:value-type="float">
            <text:p>1.22199</text:p>
          </table:table-cell>
          <table:table-cell office:value-type="float" office:value="1.27" calcext:value-type="float">
            <text:p>1.27</text:p>
          </table:table-cell>
          <table:table-cell office:value-type="float" office:value="36032" calcext:value-type="float">
            <text:p>36032</text:p>
          </table:table-cell>
          <table:table-cell office:value-type="float" office:value="1333543" calcext:value-type="float">
            <text:p>1333543</text:p>
          </table:table-cell>
          <table:table-cell office:value-type="float" office:value="37.15" calcext:value-type="float">
            <text:p>37.15</text:p>
          </table:table-cell>
          <table:table-cell office:value-type="float" office:value="37.14" calcext:value-type="float">
            <text:p>37.14</text:p>
          </table:table-cell>
          <table:table-cell office:value-type="float" office:value="21484" calcext:value-type="float">
            <text:p>21484</text:p>
          </table:table-cell>
          <table:table-cell office:value-type="float" office:value="1333543" calcext:value-type="float">
            <text:p>1333543</text:p>
          </table:table-cell>
          <table:table-cell table:formula="of:=[Sheet2.E170]-[Sheet2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2-s316472754c1228505.ukp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1.31" calcext:value-type="float">
            <text:p>1.31</text:p>
          </table:table-cell>
          <table:table-cell office:value-type="float" office:value="38664" calcext:value-type="float">
            <text:p>38664</text:p>
          </table:table-cell>
          <table:table-cell office:value-type="float" office:value="1530445" calcext:value-type="float">
            <text:p>1530445</text:p>
          </table:table-cell>
          <table:table-cell office:value-type="float" office:value="37.84" calcext:value-type="float">
            <text:p>37.84</text:p>
          </table:table-cell>
          <table:table-cell office:value-type="float" office:value="37.83" calcext:value-type="float">
            <text:p>37.83</text:p>
          </table:table-cell>
          <table:table-cell office:value-type="float" office:value="18976" calcext:value-type="float">
            <text:p>18976</text:p>
          </table:table-cell>
          <table:table-cell office:value-type="float" office:value="1530445" calcext:value-type="float">
            <text:p>1530445</text:p>
          </table:table-cell>
          <table:table-cell table:formula="of:=[Sheet2.E171]-[Sheet2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3-s743151267c1121428.ukp</text:p>
          </table:table-cell>
          <table:table-cell office:value-type="float" office:value="1.1806" calcext:value-type="float">
            <text:p>1.1806</text:p>
          </table:table-cell>
          <table:table-cell office:value-type="float" office:value="1.23" calcext:value-type="float">
            <text:p>1.23</text:p>
          </table:table-cell>
          <table:table-cell office:value-type="float" office:value="36944" calcext:value-type="float">
            <text:p>36944</text:p>
          </table:table-cell>
          <table:table-cell office:value-type="float" office:value="1412085" calcext:value-type="float">
            <text:p>1412085</text:p>
          </table:table-cell>
          <table:table-cell office:value-type="float" office:value="39.07" calcext:value-type="float">
            <text:p>39.07</text:p>
          </table:table-cell>
          <table:table-cell office:value-type="float" office:value="39.05" calcext:value-type="float">
            <text:p>39.05</text:p>
          </table:table-cell>
          <table:table-cell office:value-type="float" office:value="19312" calcext:value-type="float">
            <text:p>19312</text:p>
          </table:table-cell>
          <table:table-cell office:value-type="float" office:value="1412085" calcext:value-type="float">
            <text:p>1412085</text:p>
          </table:table-cell>
          <table:table-cell table:formula="of:=[Sheet2.E172]-[Sheet2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5-s6971566c1290217.ukp</text:p>
          </table:table-cell>
          <table:table-cell office:value-type="float" office:value="1.38144" calcext:value-type="float">
            <text:p>1.38144</text:p>
          </table:table-cell>
          <table:table-cell office:value-type="float" office:value="1.43" calcext:value-type="float">
            <text:p>1.43</text:p>
          </table:table-cell>
          <table:table-cell office:value-type="float" office:value="39536" calcext:value-type="float">
            <text:p>39536</text:p>
          </table:table-cell>
          <table:table-cell office:value-type="float" office:value="1614073" calcext:value-type="float">
            <text:p>1614073</text:p>
          </table:table-cell>
          <table:table-cell office:value-type="float" office:value="39.41333" calcext:value-type="float">
            <text:p>39.41333</text:p>
          </table:table-cell>
          <table:table-cell office:value-type="float" office:value="39.4" calcext:value-type="float">
            <text:p>39.4</text:p>
          </table:table-cell>
          <table:table-cell office:value-type="float" office:value="19756" calcext:value-type="float">
            <text:p>19756</text:p>
          </table:table-cell>
          <table:table-cell office:value-type="float" office:value="1614073" calcext:value-type="float">
            <text:p>1614073</text:p>
          </table:table-cell>
          <table:table-cell table:formula="of:=[Sheet2.E173]-[Sheet2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9-s543190476c1149473.ukp</text:p>
          </table:table-cell>
          <table:table-cell office:value-type="float" office:value="1.44463" calcext:value-type="float">
            <text:p>1.44463</text:p>
          </table:table-cell>
          <table:table-cell office:value-type="float" office:value="1.49" calcext:value-type="float">
            <text:p>1.49</text:p>
          </table:table-cell>
          <table:table-cell office:value-type="float" office:value="37340" calcext:value-type="float">
            <text:p>37340</text:p>
          </table:table-cell>
          <table:table-cell office:value-type="float" office:value="1438583" calcext:value-type="float">
            <text:p>1438583</text:p>
          </table:table-cell>
          <table:table-cell office:value-type="float" office:value="39.76333" calcext:value-type="float">
            <text:p>39.76333</text:p>
          </table:table-cell>
          <table:table-cell office:value-type="float" office:value="39.74" calcext:value-type="float">
            <text:p>39.74</text:p>
          </table:table-cell>
          <table:table-cell office:value-type="float" office:value="23604" calcext:value-type="float">
            <text:p>23604</text:p>
          </table:table-cell>
          <table:table-cell office:value-type="float" office:value="1438583" calcext:value-type="float">
            <text:p>1438583</text:p>
          </table:table-cell>
          <table:table-cell table:formula="of:=[Sheet2.E174]-[Sheet2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6-s698894093c1360608.ukp</text:p>
          </table:table-cell>
          <table:table-cell office:value-type="float" office:value="1.06573" calcext:value-type="float">
            <text:p>1.06573</text:p>
          </table:table-cell>
          <table:table-cell office:value-type="float" office:value="1.13" calcext:value-type="float">
            <text:p>1.13</text:p>
          </table:table-cell>
          <table:table-cell office:value-type="float" office:value="40760" calcext:value-type="float">
            <text:p>40760</text:p>
          </table:table-cell>
          <table:table-cell office:value-type="float" office:value="1693842" calcext:value-type="float">
            <text:p>1693842</text:p>
          </table:table-cell>
          <table:table-cell office:value-type="float" office:value="39.97666" calcext:value-type="float">
            <text:p>39.97666</text:p>
          </table:table-cell>
          <table:table-cell office:value-type="float" office:value="39.96" calcext:value-type="float">
            <text:p>39.96</text:p>
          </table:table-cell>
          <table:table-cell office:value-type="float" office:value="21488" calcext:value-type="float">
            <text:p>21488</text:p>
          </table:table-cell>
          <table:table-cell office:value-type="float" office:value="1693842" calcext:value-type="float">
            <text:p>1693842</text:p>
          </table:table-cell>
          <table:table-cell table:formula="of:=[Sheet2.E175]-[Sheet2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44-s255129796c1195417.ukp</text:p>
          </table:table-cell>
          <table:table-cell office:value-type="float" office:value="1.37483" calcext:value-type="float">
            <text:p>1.37483</text:p>
          </table:table-cell>
          <table:table-cell office:value-type="float" office:value="1.42" calcext:value-type="float">
            <text:p>1.42</text:p>
          </table:table-cell>
          <table:table-cell office:value-type="float" office:value="38060" calcext:value-type="float">
            <text:p>38060</text:p>
          </table:table-cell>
          <table:table-cell office:value-type="float" office:value="1503131" calcext:value-type="float">
            <text:p>1503131</text:p>
          </table:table-cell>
          <table:table-cell office:value-type="float" office:value="40.22" calcext:value-type="float">
            <text:p>40.22</text:p>
          </table:table-cell>
          <table:table-cell office:value-type="float" office:value="40.2" calcext:value-type="float">
            <text:p>40.2</text:p>
          </table:table-cell>
          <table:table-cell office:value-type="float" office:value="21156" calcext:value-type="float">
            <text:p>21156</text:p>
          </table:table-cell>
          <table:table-cell office:value-type="float" office:value="1503131" calcext:value-type="float">
            <text:p>1503131</text:p>
          </table:table-cell>
          <table:table-cell table:formula="of:=[Sheet2.E176]-[Sheet2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06-s32492284c1230787.ukp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1.71" calcext:value-type="float">
            <text:p>1.71</text:p>
          </table:table-cell>
          <table:table-cell office:value-type="float" office:value="38584" calcext:value-type="float">
            <text:p>38584</text:p>
          </table:table-cell>
          <table:table-cell office:value-type="float" office:value="1536537" calcext:value-type="float">
            <text:p>1536537</text:p>
          </table:table-cell>
          <table:table-cell table:number-columns-repeated="2" office:value-type="float" office:value="40.79" calcext:value-type="float">
            <text:p>40.79</text:p>
          </table:table-cell>
          <table:table-cell office:value-type="float" office:value="21548" calcext:value-type="float">
            <text:p>21548</text:p>
          </table:table-cell>
          <table:table-cell office:value-type="float" office:value="1536537" calcext:value-type="float">
            <text:p>1536537</text:p>
          </table:table-cell>
          <table:table-cell table:formula="of:=[Sheet2.E177]-[Sheet2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2-s604520447c1319153.ukp</text:p>
          </table:table-cell>
          <table:table-cell office:value-type="float" office:value="0.943815" calcext:value-type="float">
            <text:p>0.943815</text:p>
          </table:table-cell>
          <table:table-cell office:value-type="float" office:value="0.99" calcext:value-type="float">
            <text:p>0.99</text:p>
          </table:table-cell>
          <table:table-cell office:value-type="float" office:value="40064" calcext:value-type="float">
            <text:p>40064</text:p>
          </table:table-cell>
          <table:table-cell office:value-type="float" office:value="1645976" calcext:value-type="float">
            <text:p>1645976</text:p>
          </table:table-cell>
          <table:table-cell office:value-type="float" office:value="41.69666" calcext:value-type="float">
            <text:p>41.69666</text:p>
          </table:table-cell>
          <table:table-cell office:value-type="float" office:value="41.68" calcext:value-type="float">
            <text:p>41.68</text:p>
          </table:table-cell>
          <table:table-cell office:value-type="float" office:value="21456" calcext:value-type="float">
            <text:p>21456</text:p>
          </table:table-cell>
          <table:table-cell office:value-type="float" office:value="1645976" calcext:value-type="float">
            <text:p>1645976</text:p>
          </table:table-cell>
          <table:table-cell table:formula="of:=[Sheet2.E178]-[Sheet2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3-s955524903c1494165.ukp</text:p>
          </table:table-cell>
          <table:table-cell office:value-type="float" office:value="1.31784" calcext:value-type="float">
            <text:p>1.31784</text:p>
          </table:table-cell>
          <table:table-cell office:value-type="float" office:value="1.36" calcext:value-type="float">
            <text:p>1.36</text:p>
          </table:table-cell>
          <table:table-cell office:value-type="float" office:value="42776" calcext:value-type="float">
            <text:p>42776</text:p>
          </table:table-cell>
          <table:table-cell office:value-type="float" office:value="1878347" calcext:value-type="float">
            <text:p>1878347</text:p>
          </table:table-cell>
          <table:table-cell office:value-type="float" office:value="42.54" calcext:value-type="float">
            <text:p>42.54</text:p>
          </table:table-cell>
          <table:table-cell office:value-type="float" office:value="42.52" calcext:value-type="float">
            <text:p>42.52</text:p>
          </table:table-cell>
          <table:table-cell office:value-type="float" office:value="21660" calcext:value-type="float">
            <text:p>21660</text:p>
          </table:table-cell>
          <table:table-cell office:value-type="float" office:value="1878347" calcext:value-type="float">
            <text:p>1878347</text:p>
          </table:table-cell>
          <table:table-cell table:formula="of:=[Sheet2.E179]-[Sheet2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4-s611662245c1457628.ukp</text:p>
          </table:table-cell>
          <table:table-cell office:value-type="float" office:value="1.37109" calcext:value-type="float">
            <text:p>1.37109</text:p>
          </table:table-cell>
          <table:table-cell office:value-type="float" office:value="1.42" calcext:value-type="float">
            <text:p>1.42</text:p>
          </table:table-cell>
          <table:table-cell office:value-type="float" office:value="42196" calcext:value-type="float">
            <text:p>42196</text:p>
          </table:table-cell>
          <table:table-cell office:value-type="float" office:value="1834309" calcext:value-type="float">
            <text:p>1834309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7" calcext:value-type="float">
            <text:p>43.67</text:p>
          </table:table-cell>
          <table:table-cell office:value-type="float" office:value="21368" calcext:value-type="float">
            <text:p>21368</text:p>
          </table:table-cell>
          <table:table-cell office:value-type="float" office:value="1834309" calcext:value-type="float">
            <text:p>1834309</text:p>
          </table:table-cell>
          <table:table-cell table:formula="of:=[Sheet2.E180]-[Sheet2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4-s359051238c1136218.ukp</text:p>
          </table:table-cell>
          <table:table-cell office:value-type="float" office:value="1.52093" calcext:value-type="float">
            <text:p>1.52093</text:p>
          </table:table-cell>
          <table:table-cell office:value-type="float" office:value="1.57" calcext:value-type="float">
            <text:p>1.57</text:p>
          </table:table-cell>
          <table:table-cell office:value-type="float" office:value="37196" calcext:value-type="float">
            <text:p>37196</text:p>
          </table:table-cell>
          <table:table-cell office:value-type="float" office:value="1424664" calcext:value-type="float">
            <text:p>1424664</text:p>
          </table:table-cell>
          <table:table-cell office:value-type="float" office:value="44.07666" calcext:value-type="float">
            <text:p>44.07666</text:p>
          </table:table-cell>
          <table:table-cell office:value-type="float" office:value="44.06" calcext:value-type="float">
            <text:p>44.06</text:p>
          </table:table-cell>
          <table:table-cell office:value-type="float" office:value="21592" calcext:value-type="float">
            <text:p>21592</text:p>
          </table:table-cell>
          <table:table-cell office:value-type="float" office:value="1424664" calcext:value-type="float">
            <text:p>1424664</text:p>
          </table:table-cell>
          <table:table-cell table:formula="of:=[Sheet2.E181]-[Sheet2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24-s146571312c1960998.ukp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1.72" calcext:value-type="float">
            <text:p>1.72</text:p>
          </table:table-cell>
          <table:table-cell office:value-type="float" office:value="50252" calcext:value-type="float">
            <text:p>50252</text:p>
          </table:table-cell>
          <table:table-cell office:value-type="float" office:value="2467658" calcext:value-type="float">
            <text:p>2467658</text:p>
          </table:table-cell>
          <table:table-cell office:value-type="float" office:value="44.36666" calcext:value-type="float">
            <text:p>44.36666</text:p>
          </table:table-cell>
          <table:table-cell office:value-type="float" office:value="44.35" calcext:value-type="float">
            <text:p>44.35</text:p>
          </table:table-cell>
          <table:table-cell office:value-type="float" office:value="25196" calcext:value-type="float">
            <text:p>25196</text:p>
          </table:table-cell>
          <table:table-cell office:value-type="float" office:value="2467658" calcext:value-type="float">
            <text:p>2467658</text:p>
          </table:table-cell>
          <table:table-cell table:formula="of:=[Sheet2.E182]-[Sheet2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18-s19360487c1745870.ukp</text:p>
          </table:table-cell>
          <table:table-cell office:value-type="float" office:value="1.74491" calcext:value-type="float">
            <text:p>1.74491</text:p>
          </table:table-cell>
          <table:table-cell office:value-type="float" office:value="1.8" calcext:value-type="float">
            <text:p>1.8</text:p>
          </table:table-cell>
          <table:table-cell office:value-type="float" office:value="46780" calcext:value-type="float">
            <text:p>46780</text:p>
          </table:table-cell>
          <table:table-cell office:value-type="float" office:value="2196990" calcext:value-type="float">
            <text:p>2196990</text:p>
          </table:table-cell>
          <table:table-cell office:value-type="float" office:value="46.16333" calcext:value-type="float">
            <text:p>46.16333</text:p>
          </table:table-cell>
          <table:table-cell office:value-type="float" office:value="46.14" calcext:value-type="float">
            <text:p>46.14</text:p>
          </table:table-cell>
          <table:table-cell office:value-type="float" office:value="22904" calcext:value-type="float">
            <text:p>22904</text:p>
          </table:table-cell>
          <table:table-cell office:value-type="float" office:value="2196990" calcext:value-type="float">
            <text:p>2196990</text:p>
          </table:table-cell>
          <table:table-cell table:formula="of:=[Sheet2.E183]-[Sheet2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0-s677916848c1943229.ukp</text:p>
          </table:table-cell>
          <table:table-cell office:value-type="float" office:value="1.58587" calcext:value-type="float">
            <text:p>1.58587</text:p>
          </table:table-cell>
          <table:table-cell office:value-type="float" office:value="1.63" calcext:value-type="float">
            <text:p>1.63</text:p>
          </table:table-cell>
          <table:table-cell office:value-type="float" office:value="49864" calcext:value-type="float">
            <text:p>49864</text:p>
          </table:table-cell>
          <table:table-cell office:value-type="float" office:value="2448822" calcext:value-type="float">
            <text:p>2448822</text:p>
          </table:table-cell>
          <table:table-cell office:value-type="float" office:value="47.59333" calcext:value-type="float">
            <text:p>47.59333</text:p>
          </table:table-cell>
          <table:table-cell office:value-type="float" office:value="47.57" calcext:value-type="float">
            <text:p>47.57</text:p>
          </table:table-cell>
          <table:table-cell office:value-type="float" office:value="23692" calcext:value-type="float">
            <text:p>23692</text:p>
          </table:table-cell>
          <table:table-cell office:value-type="float" office:value="2448822" calcext:value-type="float">
            <text:p>2448822</text:p>
          </table:table-cell>
          <table:table-cell table:formula="of:=[Sheet2.E184]-[Sheet2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59-s198519773c1384939.ukp</text:p>
          </table:table-cell>
          <table:table-cell office:value-type="float" office:value="1.67335" calcext:value-type="float">
            <text:p>1.67335</text:p>
          </table:table-cell>
          <table:table-cell office:value-type="float" office:value="1.73" calcext:value-type="float">
            <text:p>1.73</text:p>
          </table:table-cell>
          <table:table-cell office:value-type="float" office:value="41160" calcext:value-type="float">
            <text:p>41160</text:p>
          </table:table-cell>
          <table:table-cell office:value-type="float" office:value="1728807" calcext:value-type="float">
            <text:p>1728807</text:p>
          </table:table-cell>
          <table:table-cell office:value-type="float" office:value="48.41" calcext:value-type="float">
            <text:p>48.41</text:p>
          </table:table-cell>
          <table:table-cell office:value-type="float" office:value="48.39" calcext:value-type="float">
            <text:p>48.39</text:p>
          </table:table-cell>
          <table:table-cell office:value-type="float" office:value="22068" calcext:value-type="float">
            <text:p>22068</text:p>
          </table:table-cell>
          <table:table-cell office:value-type="float" office:value="1728807" calcext:value-type="float">
            <text:p>1728807</text:p>
          </table:table-cell>
          <table:table-cell table:formula="of:=[Sheet2.E185]-[Sheet2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0-s483963863c1523737.ukp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1.42" calcext:value-type="float">
            <text:p>1.42</text:p>
          </table:table-cell>
          <table:table-cell office:value-type="float" office:value="43296" calcext:value-type="float">
            <text:p>43296</text:p>
          </table:table-cell>
          <table:table-cell office:value-type="float" office:value="1907846" calcext:value-type="float">
            <text:p>1907846</text:p>
          </table:table-cell>
          <table:table-cell office:value-type="float" office:value="48.55" calcext:value-type="float">
            <text:p>48.55</text:p>
          </table:table-cell>
          <table:table-cell office:value-type="float" office:value="48.52" calcext:value-type="float">
            <text:p>48.52</text:p>
          </table:table-cell>
          <table:table-cell office:value-type="float" office:value="21164" calcext:value-type="float">
            <text:p>21164</text:p>
          </table:table-cell>
          <table:table-cell office:value-type="float" office:value="1907846" calcext:value-type="float">
            <text:p>1907846</text:p>
          </table:table-cell>
          <table:table-cell table:formula="of:=[Sheet2.E186]-[Sheet2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8-s397831828c1358629.ukp</text:p>
          </table:table-cell>
          <table:table-cell office:value-type="float" office:value="1.39026" calcext:value-type="float">
            <text:p>1.39026</text:p>
          </table:table-cell>
          <table:table-cell office:value-type="float" office:value="1.44" calcext:value-type="float">
            <text:p>1.44</text:p>
          </table:table-cell>
          <table:table-cell office:value-type="float" office:value="40704" calcext:value-type="float">
            <text:p>40704</text:p>
          </table:table-cell>
          <table:table-cell office:value-type="float" office:value="1703395" calcext:value-type="float">
            <text:p>1703395</text:p>
          </table:table-cell>
          <table:table-cell office:value-type="float" office:value="48.66" calcext:value-type="float">
            <text:p>48.66</text:p>
          </table:table-cell>
          <table:table-cell office:value-type="float" office:value="48.64" calcext:value-type="float">
            <text:p>48.64</text:p>
          </table:table-cell>
          <table:table-cell office:value-type="float" office:value="21988" calcext:value-type="float">
            <text:p>21988</text:p>
          </table:table-cell>
          <table:table-cell office:value-type="float" office:value="1703395" calcext:value-type="float">
            <text:p>1703395</text:p>
          </table:table-cell>
          <table:table-cell table:formula="of:=[Sheet2.E187]-[Sheet2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90-s251424367c1416030.ukp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1.27" calcext:value-type="float">
            <text:p>1.27</text:p>
          </table:table-cell>
          <table:table-cell office:value-type="float" office:value="41668" calcext:value-type="float">
            <text:p>41668</text:p>
          </table:table-cell>
          <table:table-cell office:value-type="float" office:value="1769496" calcext:value-type="float">
            <text:p>1769496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6" calcext:value-type="float">
            <text:p>48.86</text:p>
          </table:table-cell>
          <table:table-cell office:value-type="float" office:value="23912" calcext:value-type="float">
            <text:p>23912</text:p>
          </table:table-cell>
          <table:table-cell office:value-type="float" office:value="1769496" calcext:value-type="float">
            <text:p>1769496</text:p>
          </table:table-cell>
          <table:table-cell table:formula="of:=[Sheet2.E188]-[Sheet2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75-s344310712c1360490.ukp</text:p>
          </table:table-cell>
          <table:table-cell office:value-type="float" office:value="1.1682" calcext:value-type="float">
            <text:p>1.1682</text:p>
          </table:table-cell>
          <table:table-cell office:value-type="float" office:value="1.21" calcext:value-type="float">
            <text:p>1.21</text:p>
          </table:table-cell>
          <table:table-cell office:value-type="float" office:value="40680" calcext:value-type="float">
            <text:p>40680</text:p>
          </table:table-cell>
          <table:table-cell office:value-type="float" office:value="1706742" calcext:value-type="float">
            <text:p>1706742</text:p>
          </table:table-cell>
          <table:table-cell office:value-type="float" office:value="48.96333" calcext:value-type="float">
            <text:p>48.96333</text:p>
          </table:table-cell>
          <table:table-cell office:value-type="float" office:value="48.95" calcext:value-type="float">
            <text:p>48.95</text:p>
          </table:table-cell>
          <table:table-cell office:value-type="float" office:value="21488" calcext:value-type="float">
            <text:p>21488</text:p>
          </table:table-cell>
          <table:table-cell office:value-type="float" office:value="1706742" calcext:value-type="float">
            <text:p>1706742</text:p>
          </table:table-cell>
          <table:table-cell table:formula="of:=[Sheet2.E189]-[Sheet2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9-s684448574c1154184.ukp</text:p>
          </table:table-cell>
          <table:table-cell office:value-type="float" office:value="1.40675" calcext:value-type="float">
            <text:p>1.40675</text:p>
          </table:table-cell>
          <table:table-cell office:value-type="float" office:value="1.45" calcext:value-type="float">
            <text:p>1.45</text:p>
          </table:table-cell>
          <table:table-cell office:value-type="float" office:value="37448" calcext:value-type="float">
            <text:p>37448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49.17333" calcext:value-type="float">
            <text:p>49.17333</text:p>
          </table:table-cell>
          <table:table-cell office:value-type="float" office:value="49.16" calcext:value-type="float">
            <text:p>49.16</text:p>
          </table:table-cell>
          <table:table-cell office:value-type="float" office:value="21156" calcext:value-type="float">
            <text:p>21156</text:p>
          </table:table-cell>
          <table:table-cell office:value-type="float" office:value="1450131" calcext:value-type="float">
            <text:p>1450131</text:p>
          </table:table-cell>
          <table:table-cell table:formula="of:=[Sheet2.E190]-[Sheet2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6-s562370200c1257497.ukp</text:p>
          </table:table-cell>
          <table:table-cell office:value-type="float" office:value="1.60735" calcext:value-type="float">
            <text:p>1.60735</text:p>
          </table:table-cell>
          <table:table-cell office:value-type="float" office:value="1.66" calcext:value-type="float">
            <text:p>1.66</text:p>
          </table:table-cell>
          <table:table-cell office:value-type="float" office:value="38912" calcext:value-type="float">
            <text:p>38912</text:p>
          </table:table-cell>
          <table:table-cell office:value-type="float" office:value="1569187" calcext:value-type="float">
            <text:p>1569187</text:p>
          </table:table-cell>
          <table:table-cell office:value-type="float" office:value="49.70333" calcext:value-type="float">
            <text:p>49.70333</text:p>
          </table:table-cell>
          <table:table-cell office:value-type="float" office:value="49.69" calcext:value-type="float">
            <text:p>49.69</text:p>
          </table:table-cell>
          <table:table-cell office:value-type="float" office:value="19432" calcext:value-type="float">
            <text:p>19432</text:p>
          </table:table-cell>
          <table:table-cell office:value-type="float" office:value="1569187" calcext:value-type="float">
            <text:p>1569187</text:p>
          </table:table-cell>
          <table:table-cell table:formula="of:=[Sheet2.E191]-[Sheet2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0-s342094980c1337990.ukp</text:p>
          </table:table-cell>
          <table:table-cell office:value-type="float" office:value="1.31039" calcext:value-type="float">
            <text:p>1.31039</text:p>
          </table:table-cell>
          <table:table-cell office:value-type="float" office:value="1.36" calcext:value-type="float">
            <text:p>1.36</text:p>
          </table:table-cell>
          <table:table-cell office:value-type="float" office:value="40224" calcext:value-type="float">
            <text:p>40224</text:p>
          </table:table-cell>
          <table:table-cell office:value-type="float" office:value="1674231" calcext:value-type="float">
            <text:p>1674231</text:p>
          </table:table-cell>
          <table:table-cell office:value-type="float" office:value="50.17" calcext:value-type="float">
            <text:p>50.17</text:p>
          </table:table-cell>
          <table:table-cell office:value-type="float" office:value="50.15" calcext:value-type="float">
            <text:p>50.15</text:p>
          </table:table-cell>
          <table:table-cell office:value-type="float" office:value="25196" calcext:value-type="float">
            <text:p>25196</text:p>
          </table:table-cell>
          <table:table-cell office:value-type="float" office:value="1674231" calcext:value-type="float">
            <text:p>1674231</text:p>
          </table:table-cell>
          <table:table-cell table:formula="of:=[Sheet2.E192]-[Sheet2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86-s616010305c1479318.ukp</text:p>
          </table:table-cell>
          <table:table-cell office:value-type="float" office:value="1.23854" calcext:value-type="float">
            <text:p>1.23854</text:p>
          </table:table-cell>
          <table:table-cell office:value-type="float" office:value="1.28" calcext:value-type="float">
            <text:p>1.28</text:p>
          </table:table-cell>
          <table:table-cell office:value-type="float" office:value="42548" calcext:value-type="float">
            <text:p>42548</text:p>
          </table:table-cell>
          <table:table-cell office:value-type="float" office:value="1860724" calcext:value-type="float">
            <text:p>1860724</text:p>
          </table:table-cell>
          <table:table-cell office:value-type="float" office:value="50.81333" calcext:value-type="float">
            <text:p>50.81333</text:p>
          </table:table-cell>
          <table:table-cell office:value-type="float" office:value="50.79" calcext:value-type="float">
            <text:p>50.79</text:p>
          </table:table-cell>
          <table:table-cell office:value-type="float" office:value="23684" calcext:value-type="float">
            <text:p>23684</text:p>
          </table:table-cell>
          <table:table-cell office:value-type="float" office:value="1860724" calcext:value-type="float">
            <text:p>1860724</text:p>
          </table:table-cell>
          <table:table-cell table:formula="of:=[Sheet2.E193]-[Sheet2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71-s945974533c1858394.ukp</text:p>
          </table:table-cell>
          <table:table-cell office:value-type="float" office:value="1.71548" calcext:value-type="float">
            <text:p>1.71548</text:p>
          </table:table-cell>
          <table:table-cell office:value-type="float" office:value="1.76" calcext:value-type="float">
            <text:p>1.76</text:p>
          </table:table-cell>
          <table:table-cell office:value-type="float" office:value="48452" calcext:value-type="float">
            <text:p>48452</text:p>
          </table:table-cell>
          <table:table-cell office:value-type="float" office:value="2327373" calcext:value-type="float">
            <text:p>2327373</text:p>
          </table:table-cell>
          <table:table-cell office:value-type="float" office:value="50.86666" calcext:value-type="float">
            <text:p>50.86666</text:p>
          </table:table-cell>
          <table:table-cell office:value-type="float" office:value="50.84" calcext:value-type="float">
            <text:p>50.84</text:p>
          </table:table-cell>
          <table:table-cell office:value-type="float" office:value="22100" calcext:value-type="float">
            <text:p>22100</text:p>
          </table:table-cell>
          <table:table-cell office:value-type="float" office:value="2327373" calcext:value-type="float">
            <text:p>2327373</text:p>
          </table:table-cell>
          <table:table-cell table:formula="of:=[Sheet2.E194]-[Sheet2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52-s366491978c1703062.ukp</text:p>
          </table:table-cell>
          <table:table-cell office:value-type="float" office:value="1.53619" calcext:value-type="float">
            <text:p>1.53619</text:p>
          </table:table-cell>
          <table:table-cell office:value-type="float" office:value="1.58" calcext:value-type="float">
            <text:p>1.58</text:p>
          </table:table-cell>
          <table:table-cell office:value-type="float" office:value="46128" calcext:value-type="float">
            <text:p>46128</text:p>
          </table:table-cell>
          <table:table-cell office:value-type="float" office:value="2139724" calcext:value-type="float">
            <text:p>2139724</text:p>
          </table:table-cell>
          <table:table-cell office:value-type="float" office:value="54.61999" calcext:value-type="float">
            <text:p>54.61999</text:p>
          </table:table-cell>
          <table:table-cell office:value-type="float" office:value="54.61" calcext:value-type="float">
            <text:p>54.61</text:p>
          </table:table-cell>
          <table:table-cell office:value-type="float" office:value="25132" calcext:value-type="float">
            <text:p>25132</text:p>
          </table:table-cell>
          <table:table-cell office:value-type="float" office:value="2139724" calcext:value-type="float">
            <text:p>2139724</text:p>
          </table:table-cell>
          <table:table-cell table:formula="of:=[Sheet2.E195]-[Sheet2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5-s452751349c1175294.ukp</text:p>
          </table:table-cell>
          <table:table-cell office:value-type="float" office:value="1.60338" calcext:value-type="float">
            <text:p>1.60338</text:p>
          </table:table-cell>
          <table:table-cell office:value-type="float" office:value="1.65" calcext:value-type="float">
            <text:p>1.65</text:p>
          </table:table-cell>
          <table:table-cell office:value-type="float" office:value="37840" calcext:value-type="float">
            <text:p>37840</text:p>
          </table:table-cell>
          <table:table-cell office:value-type="float" office:value="1472451" calcext:value-type="float">
            <text:p>1472451</text:p>
          </table:table-cell>
          <table:table-cell office:value-type="float" office:value="55.11666" calcext:value-type="float">
            <text:p>55.11666</text:p>
          </table:table-cell>
          <table:table-cell office:value-type="float" office:value="55.08" calcext:value-type="float">
            <text:p>55.08</text:p>
          </table:table-cell>
          <table:table-cell office:value-type="float" office:value="21520" calcext:value-type="float">
            <text:p>21520</text:p>
          </table:table-cell>
          <table:table-cell office:value-type="float" office:value="1472451" calcext:value-type="float">
            <text:p>1472451</text:p>
          </table:table-cell>
          <table:table-cell table:formula="of:=[Sheet2.E196]-[Sheet2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3-s603562343c1357401.ukp</text:p>
          </table:table-cell>
          <table:table-cell office:value-type="float" office:value="1.16157" calcext:value-type="float">
            <text:p>1.16157</text:p>
          </table:table-cell>
          <table:table-cell office:value-type="float" office:value="1.21" calcext:value-type="float">
            <text:p>1.21</text:p>
          </table:table-cell>
          <table:table-cell office:value-type="float" office:value="40684" calcext:value-type="float">
            <text:p>40684</text:p>
          </table:table-cell>
          <table:table-cell office:value-type="float" office:value="1693656" calcext:value-type="float">
            <text:p>1693656</text:p>
          </table:table-cell>
          <table:table-cell office:value-type="float" office:value="55.74999" calcext:value-type="float">
            <text:p>55.74999</text:p>
          </table:table-cell>
          <table:table-cell office:value-type="float" office:value="55.72" calcext:value-type="float">
            <text:p>55.72</text:p>
          </table:table-cell>
          <table:table-cell office:value-type="float" office:value="21440" calcext:value-type="float">
            <text:p>21440</text:p>
          </table:table-cell>
          <table:table-cell office:value-type="float" office:value="1693656" calcext:value-type="float">
            <text:p>1693656</text:p>
          </table:table-cell>
          <table:table-cell table:formula="of:=[Sheet2.E197]-[Sheet2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31-s367303549c1245931.ukp</text:p>
          </table:table-cell>
          <table:table-cell office:value-type="float" office:value="1.71036" calcext:value-type="float">
            <text:p>1.71036</text:p>
          </table:table-cell>
          <table:table-cell office:value-type="float" office:value="1.76" calcext:value-type="float">
            <text:p>1.76</text:p>
          </table:table-cell>
          <table:table-cell office:value-type="float" office:value="38752" calcext:value-type="float">
            <text:p>38752</text:p>
          </table:table-cell>
          <table:table-cell office:value-type="float" office:value="1557043" calcext:value-type="float">
            <text:p>1557043</text:p>
          </table:table-cell>
          <table:table-cell office:value-type="float" office:value="58.20999" calcext:value-type="float">
            <text:p>58.20999</text:p>
          </table:table-cell>
          <table:table-cell office:value-type="float" office:value="58.19" calcext:value-type="float">
            <text:p>58.19</text:p>
          </table:table-cell>
          <table:table-cell office:value-type="float" office:value="21788" calcext:value-type="float">
            <text:p>21788</text:p>
          </table:table-cell>
          <table:table-cell office:value-type="float" office:value="1557043" calcext:value-type="float">
            <text:p>1557043</text:p>
          </table:table-cell>
          <table:table-cell table:formula="of:=[Sheet2.E198]-[Sheet2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7-s468933413c1034948.ukp</text:p>
          </table:table-cell>
          <table:table-cell office:value-type="float" office:value="1.63937" calcext:value-type="float">
            <text:p>1.63937</text:p>
          </table:table-cell>
          <table:table-cell office:value-type="float" office:value="1.69" calcext:value-type="float">
            <text:p>1.69</text:p>
          </table:table-cell>
          <table:table-cell office:value-type="float" office:value="35648" calcext:value-type="float">
            <text:p>35648</text:p>
          </table:table-cell>
          <table:table-cell office:value-type="float" office:value="1298336" calcext:value-type="float">
            <text:p>1298336</text:p>
          </table:table-cell>
          <table:table-cell office:value-type="float" office:value="58.73666" calcext:value-type="float">
            <text:p>58.73666</text:p>
          </table:table-cell>
          <table:table-cell office:value-type="float" office:value="58.71" calcext:value-type="float">
            <text:p>58.71</text:p>
          </table:table-cell>
          <table:table-cell office:value-type="float" office:value="23740" calcext:value-type="float">
            <text:p>23740</text:p>
          </table:table-cell>
          <table:table-cell office:value-type="float" office:value="1298336" calcext:value-type="float">
            <text:p>1298336</text:p>
          </table:table-cell>
          <table:table-cell table:formula="of:=[Sheet2.E199]-[Sheet2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69-s977952308c1341676.ukp</text:p>
          </table:table-cell>
          <table:table-cell office:value-type="float" office:value="1.27778" calcext:value-type="float">
            <text:p>1.27778</text:p>
          </table:table-cell>
          <table:table-cell office:value-type="float" office:value="1.32" calcext:value-type="float">
            <text:p>1.32</text:p>
          </table:table-cell>
          <table:table-cell office:value-type="float" office:value="40464" calcext:value-type="float">
            <text:p>40464</text:p>
          </table:table-cell>
          <table:table-cell office:value-type="float" office:value="1684931" calcext:value-type="float">
            <text:p>1684931</text:p>
          </table:table-cell>
          <table:table-cell office:value-type="float" office:value="60.64999" calcext:value-type="float">
            <text:p>60.64999</text:p>
          </table:table-cell>
          <table:table-cell office:value-type="float" office:value="60.62" calcext:value-type="float">
            <text:p>60.62</text:p>
          </table:table-cell>
          <table:table-cell office:value-type="float" office:value="23592" calcext:value-type="float">
            <text:p>23592</text:p>
          </table:table-cell>
          <table:table-cell office:value-type="float" office:value="1684931" calcext:value-type="float">
            <text:p>1684931</text:p>
          </table:table-cell>
          <table:table-cell table:formula="of:=[Sheet2.E200]-[Sheet2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20000-167-s559438974c1859344.ukp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1.81" calcext:value-type="float">
            <text:p>1.81</text:p>
          </table:table-cell>
          <table:table-cell office:value-type="float" office:value="48440" calcext:value-type="float">
            <text:p>48440</text:p>
          </table:table-cell>
          <table:table-cell office:value-type="float" office:value="2331393" calcext:value-type="float">
            <text:p>2331393</text:p>
          </table:table-cell>
          <table:table-cell office:value-type="float" office:value="63.96333" calcext:value-type="float">
            <text:p>63.96333</text:p>
          </table:table-cell>
          <table:table-cell office:value-type="float" office:value="63.92" calcext:value-type="float">
            <text:p>63.92</text:p>
          </table:table-cell>
          <table:table-cell office:value-type="float" office:value="21484" calcext:value-type="float">
            <text:p>21484</text:p>
          </table:table-cell>
          <table:table-cell office:value-type="float" office:value="2331393" calcext:value-type="float">
            <text:p>2331393</text:p>
          </table:table-cell>
          <table:table-cell table:formula="of:=[Sheet2.E201]-[Sheet2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284.316323" calcext:value-type="float">
            <text:p>284.316323</text:p>
          </table:table-cell>
          <table:table-cell table:formula="of:=SUM([.C2:.C201])" office:value-type="float" office:value="295.83" calcext:value-type="float">
            <text:p>295.83</text:p>
          </table:table-cell>
          <table:table-cell table:formula="of:=SUM([.D2:.D201])" office:value-type="float" office:value="8560108" calcext:value-type="float">
            <text:p>8560108</text:p>
          </table:table-cell>
          <table:table-cell/>
          <table:table-cell table:formula="of:=SUM([.F2:.F201])" office:value-type="float" office:value="3399.01969" calcext:value-type="float">
            <text:p>3399.01969</text:p>
          </table:table-cell>
          <table:table-cell table:formula="of:=SUM([.G2:.G201])" office:value-type="float" office:value="3398.31" calcext:value-type="float">
            <text:p>3398.31</text:p>
          </table:table-cell>
          <table:table-cell table:formula="of:=SUM([.H2:.H201])" office:value-type="float" office:value="3224528" calcext:value-type="float">
            <text:p>322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style-name="ce1" table:formula="of:=[.B202]/200" office:value-type="float" office:value="1.421581615" calcext:value-type="float">
            <text:p>1.42</text:p>
          </table:table-cell>
          <table:table-cell table:formula="of:=[.C202]/200" office:value-type="float" office:value="1.47915" calcext:value-type="float">
            <text:p>1.47915</text:p>
          </table:table-cell>
          <table:table-cell table:formula="of:=[.D202]/200" office:value-type="float" office:value="42800.54" calcext:value-type="float">
            <text:p>42800.54</text:p>
          </table:table-cell>
          <table:table-cell/>
          <table:table-cell table:style-name="ce1" table:formula="of:=[.F202]/200" office:value-type="float" office:value="16.99509845" calcext:value-type="float">
            <text:p>17.00</text:p>
          </table:table-cell>
          <table:table-cell table:formula="of:=[.G202]/200" office:value-type="float" office:value="16.99155" calcext:value-type="float">
            <text:p>16.99155</text:p>
          </table:table-cell>
          <table:table-cell table:formula="of:=[.H202]/200" office:value-type="float" office:value="16122.64" calcext:value-type="float">
            <text:p>16122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01])" office:value-type="float" office:value="0.311134851980135" calcext:value-type="float">
            <text:p>0.31</text:p>
          </table:table-cell>
          <table:table-cell table:formula="of:=STDEV([.C2:.C201])" office:value-type="float" office:value="0.313977206067014" calcext:value-type="float">
            <text:p>0.3139772061</text:p>
          </table:table-cell>
          <table:table-cell table:formula="of:=STDEV([.D2:.D201])" office:value-type="float" office:value="3979.81869090318" calcext:value-type="float">
            <text:p>3979.8186909032</text:p>
          </table:table-cell>
          <table:table-cell/>
          <table:table-cell table:style-name="ce1" table:formula="of:=STDEV([.F2:.F201])" office:value-type="float" office:value="17.053603138816" calcext:value-type="float">
            <text:p>17.05</text:p>
          </table:table-cell>
          <table:table-cell table:formula="of:=STDEV([.G2:.G201])" office:value-type="float" office:value="17.0460402893231" calcext:value-type="float">
            <text:p>17.0460402893</text:p>
          </table:table-cell>
          <table:table-cell table:formula="of:=STDEV([.H2:.H201])" office:value-type="float" office:value="4696.7098919826" calcext:value-type="float">
            <text:p>4696.7098919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201])" office:value-type="float" office:value="0.549045" calcext:value-type="float">
            <text:p>0.55</text:p>
          </table:table-cell>
          <table:table-cell table:formula="of:=MIN([.C2:.C201])" office:value-type="float" office:value="0.59" calcext:value-type="float">
            <text:p>0.59</text:p>
          </table:table-cell>
          <table:table-cell table:formula="of:=MIN([.D2:.D201])" office:value-type="float" office:value="35648" calcext:value-type="float">
            <text:p>35648</text:p>
          </table:table-cell>
          <table:table-cell/>
          <table:table-cell table:style-name="ce1" table:formula="of:=MIN([.F2:.F201])" office:value-type="float" office:value="0.01" calcext:value-type="float">
            <text:p>0.01</text:p>
          </table:table-cell>
          <table:table-cell table:formula="of:=MIN([.G2:.G201])" office:value-type="float" office:value="0.01" calcext:value-type="float">
            <text:p>0.01</text:p>
          </table:table-cell>
          <table:table-cell table:formula="of:=MIN([.H2:.H201])" office:value-type="float" office:value="7840" calcext:value-type="float">
            <text:p>7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201])" office:value-type="float" office:value="2.77051" calcext:value-type="float">
            <text:p>2.77</text:p>
          </table:table-cell>
          <table:table-cell table:formula="of:=MAX([.C2:.C201])" office:value-type="float" office:value="2.86" calcext:value-type="float">
            <text:p>2.86</text:p>
          </table:table-cell>
          <table:table-cell table:formula="of:=MAX([.D2:.D201])" office:value-type="float" office:value="50544" calcext:value-type="float">
            <text:p>50544</text:p>
          </table:table-cell>
          <table:table-cell/>
          <table:table-cell table:style-name="ce1" table:formula="of:=MAX([.F2:.F201])" office:value-type="float" office:value="63.96333" calcext:value-type="float">
            <text:p>63.96</text:p>
          </table:table-cell>
          <table:table-cell table:formula="of:=MAX([.G2:.G201])" office:value-type="float" office:value="63.92" calcext:value-type="float">
            <text:p>63.92</text:p>
          </table:table-cell>
          <table:table-cell table:formula="of:=MAX([.H2:.H201])" office:value-type="float" office:value="25196" calcext:value-type="float">
            <text:p>25196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59.99mm" svg:height="89.99mm" svg:x="298.9mm" svg:y="4.53mm">
            <draw:object draw:notify-on-update-of-ranges="Sheet3.B1:Sheet3.B1 Sheet3.B2:Sheet3.B201 Sheet3.F1:Sheet3.F1 Sheet3.F2:Sheet3.F2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20000wmin50000-157-s852514704c1815894.ukp</text:p>
          </table:table-cell>
          <table:table-cell office:value-type="float" office:value="1.56567" calcext:value-type="float">
            <text:p>1.56567</text:p>
          </table:table-cell>
          <table:table-cell office:value-type="float" office:value="1.61" calcext:value-type="float">
            <text:p>1.61</text:p>
          </table:table-cell>
          <table:table-cell office:value-type="float" office:value="47328" calcext:value-type="float">
            <text:p>47328</text:p>
          </table:table-cell>
          <table:table-cell office:value-type="float" office:value="2340630" calcext:value-type="float">
            <text:p>234063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964" calcext:value-type="float">
            <text:p>8964</text:p>
          </table:table-cell>
          <table:table-cell office:value-type="float" office:value="2340630" calcext:value-type="float">
            <text:p>2340630</text:p>
          </table:table-cell>
          <table:table-cell table:formula="of:=[Sheet3.E2]-[Sheet3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5-s452751349c1803621.ukp</text:p>
          </table:table-cell>
          <table:table-cell office:value-type="float" office:value="2.02891" calcext:value-type="float">
            <text:p>2.02891</text:p>
          </table:table-cell>
          <table:table-cell office:value-type="float" office:value="2.09" calcext:value-type="float">
            <text:p>2.09</text:p>
          </table:table-cell>
          <table:table-cell office:value-type="float" office:value="47204" calcext:value-type="float">
            <text:p>47204</text:p>
          </table:table-cell>
          <table:table-cell office:value-type="float" office:value="2318161" calcext:value-type="float">
            <text:p>2318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484" calcext:value-type="float">
            <text:p>8484</text:p>
          </table:table-cell>
          <table:table-cell office:value-type="float" office:value="2318161" calcext:value-type="float">
            <text:p>2318161</text:p>
          </table:table-cell>
          <table:table-cell table:formula="of:=[Sheet3.E3]-[Sheet3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4-s264578645c1793066.ukp</text:p>
          </table:table-cell>
          <table:table-cell office:value-type="float" office:value="1.84524" calcext:value-type="float">
            <text:p>1.84524</text:p>
          </table:table-cell>
          <table:table-cell office:value-type="float" office:value="1.9" calcext:value-type="float">
            <text:p>1.9</text:p>
          </table:table-cell>
          <table:table-cell office:value-type="float" office:value="46944" calcext:value-type="float">
            <text:p>46944</text:p>
          </table:table-cell>
          <table:table-cell office:value-type="float" office:value="2317675" calcext:value-type="float">
            <text:p>231767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152" calcext:value-type="float">
            <text:p>9152</text:p>
          </table:table-cell>
          <table:table-cell office:value-type="float" office:value="2317675" calcext:value-type="float">
            <text:p>2317675</text:p>
          </table:table-cell>
          <table:table-cell table:formula="of:=[Sheet3.E4]-[Sheet3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-s351997719c1411906.ukp</text:p>
          </table:table-cell>
          <table:table-cell office:value-type="float" office:value="2.05737" calcext:value-type="float">
            <text:p>2.05737</text:p>
          </table:table-cell>
          <table:table-cell office:value-type="float" office:value="2.11" calcext:value-type="float">
            <text:p>2.11</text:p>
          </table:table-cell>
          <table:table-cell office:value-type="float" office:value="41012" calcext:value-type="float">
            <text:p>41012</text:p>
          </table:table-cell>
          <table:table-cell office:value-type="float" office:value="1828906" calcext:value-type="float">
            <text:p>18289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040" calcext:value-type="float">
            <text:p>8040</text:p>
          </table:table-cell>
          <table:table-cell office:value-type="float" office:value="1828906" calcext:value-type="float">
            <text:p>1828906</text:p>
          </table:table-cell>
          <table:table-cell table:formula="of:=[Sheet3.E5]-[Sheet3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4-s345851317c1945156.ukp</text:p>
          </table:table-cell>
          <table:table-cell office:value-type="float" office:value="1.28436" calcext:value-type="float">
            <text:p>1.28436</text:p>
          </table:table-cell>
          <table:table-cell office:value-type="float" office:value="1.33" calcext:value-type="float">
            <text:p>1.33</text:p>
          </table:table-cell>
          <table:table-cell office:value-type="float" office:value="49428" calcext:value-type="float">
            <text:p>49428</text:p>
          </table:table-cell>
          <table:table-cell office:value-type="float" office:value="2497695" calcext:value-type="float">
            <text:p>2497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8332" calcext:value-type="float">
            <text:p>8332</text:p>
          </table:table-cell>
          <table:table-cell office:value-type="float" office:value="2497695" calcext:value-type="float">
            <text:p>2497695</text:p>
          </table:table-cell>
          <table:table-cell table:formula="of:=[Sheet3.E6]-[Sheet3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1-s367303549c1951966.ukp</text:p>
          </table:table-cell>
          <table:table-cell office:value-type="float" office:value="1.45489" calcext:value-type="float">
            <text:p>1.45489</text:p>
          </table:table-cell>
          <table:table-cell office:value-type="float" office:value="1.5" calcext:value-type="float">
            <text:p>1.5</text:p>
          </table:table-cell>
          <table:table-cell office:value-type="float" office:value="49420" calcext:value-type="float">
            <text:p>49420</text:p>
          </table:table-cell>
          <table:table-cell office:value-type="float" office:value="2497858" calcext:value-type="float">
            <text:p>2497858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9004" calcext:value-type="float">
            <text:p>9004</text:p>
          </table:table-cell>
          <table:table-cell office:value-type="float" office:value="2497858" calcext:value-type="float">
            <text:p>2497858</text:p>
          </table:table-cell>
          <table:table-cell table:formula="of:=[Sheet3.E7]-[Sheet3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9-s507400487c1888311.ukp</text:p>
          </table:table-cell>
          <table:table-cell office:value-type="float" office:value="1.85943" calcext:value-type="float">
            <text:p>1.85943</text:p>
          </table:table-cell>
          <table:table-cell office:value-type="float" office:value="1.9" calcext:value-type="float">
            <text:p>1.9</text:p>
          </table:table-cell>
          <table:table-cell office:value-type="float" office:value="48500" calcext:value-type="float">
            <text:p>48500</text:p>
          </table:table-cell>
          <table:table-cell office:value-type="float" office:value="2434555" calcext:value-type="float">
            <text:p>2434555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" calcext:value-type="float">
            <text:p>0.06</text:p>
          </table:table-cell>
          <table:table-cell office:value-type="float" office:value="9140" calcext:value-type="float">
            <text:p>9140</text:p>
          </table:table-cell>
          <table:table-cell office:value-type="float" office:value="2434555" calcext:value-type="float">
            <text:p>2434555</text:p>
          </table:table-cell>
          <table:table-cell table:formula="of:=[Sheet3.E8]-[Sheet3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2-s319663318c1882200.ukp</text:p>
          </table:table-cell>
          <table:table-cell office:value-type="float" office:value="1.24528" calcext:value-type="float">
            <text:p>1.24528</text:p>
          </table:table-cell>
          <table:table-cell office:value-type="float" office:value="1.29" calcext:value-type="float">
            <text:p>1.29</text:p>
          </table:table-cell>
          <table:table-cell office:value-type="float" office:value="48388" calcext:value-type="float">
            <text:p>48388</text:p>
          </table:table-cell>
          <table:table-cell office:value-type="float" office:value="2418941" calcext:value-type="float">
            <text:p>241894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8388" calcext:value-type="float">
            <text:p>8388</text:p>
          </table:table-cell>
          <table:table-cell office:value-type="float" office:value="2418941" calcext:value-type="float">
            <text:p>2418941</text:p>
          </table:table-cell>
          <table:table-cell table:formula="of:=[Sheet3.E9]-[Sheet3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4-s255129796c1997334.ukp</text:p>
          </table:table-cell>
          <table:table-cell office:value-type="float" office:value="1.13953" calcext:value-type="float">
            <text:p>1.13953</text:p>
          </table:table-cell>
          <table:table-cell office:value-type="float" office:value="1.19" calcext:value-type="float">
            <text:p>1.19</text:p>
          </table:table-cell>
          <table:table-cell office:value-type="float" office:value="50240" calcext:value-type="float">
            <text:p>50240</text:p>
          </table:table-cell>
          <table:table-cell office:value-type="float" office:value="2575799" calcext:value-type="float">
            <text:p>2575799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608" calcext:value-type="float">
            <text:p>9608</text:p>
          </table:table-cell>
          <table:table-cell office:value-type="float" office:value="2575799" calcext:value-type="float">
            <text:p>2575799</text:p>
          </table:table-cell>
          <table:table-cell table:formula="of:=[Sheet3.E10]-[Sheet3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9-s509888126c1970222.ukp</text:p>
          </table:table-cell>
          <table:table-cell office:value-type="float" office:value="1.51833" calcext:value-type="float">
            <text:p>1.51833</text:p>
          </table:table-cell>
          <table:table-cell office:value-type="float" office:value="1.58" calcext:value-type="float">
            <text:p>1.58</text:p>
          </table:table-cell>
          <table:table-cell office:value-type="float" office:value="49792" calcext:value-type="float">
            <text:p>49792</text:p>
          </table:table-cell>
          <table:table-cell office:value-type="float" office:value="2555348" calcext:value-type="float">
            <text:p>2555348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9596" calcext:value-type="float">
            <text:p>9596</text:p>
          </table:table-cell>
          <table:table-cell office:value-type="float" office:value="2555348" calcext:value-type="float">
            <text:p>2555348</text:p>
          </table:table-cell>
          <table:table-cell table:formula="of:=[Sheet3.E11]-[Sheet3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2-s913132733c1809797.ukp</text:p>
          </table:table-cell>
          <table:table-cell office:value-type="float" office:value="1.49215" calcext:value-type="float">
            <text:p>1.49215</text:p>
          </table:table-cell>
          <table:table-cell office:value-type="float" office:value="1.55" calcext:value-type="float">
            <text:p>1.55</text:p>
          </table:table-cell>
          <table:table-cell office:value-type="float" office:value="47252" calcext:value-type="float">
            <text:p>47252</text:p>
          </table:table-cell>
          <table:table-cell office:value-type="float" office:value="2311747" calcext:value-type="float">
            <text:p>2311747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9612" calcext:value-type="float">
            <text:p>9612</text:p>
          </table:table-cell>
          <table:table-cell office:value-type="float" office:value="2311747" calcext:value-type="float">
            <text:p>2311747</text:p>
          </table:table-cell>
          <table:table-cell table:formula="of:=[Sheet3.E12]-[Sheet3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3-s327529482c1818360.ukp</text:p>
          </table:table-cell>
          <table:table-cell office:value-type="float" office:value="1.82145" calcext:value-type="float">
            <text:p>1.82145</text:p>
          </table:table-cell>
          <table:table-cell office:value-type="float" office:value="1.88" calcext:value-type="float">
            <text:p>1.88</text:p>
          </table:table-cell>
          <table:table-cell office:value-type="float" office:value="47428" calcext:value-type="float">
            <text:p>47428</text:p>
          </table:table-cell>
          <table:table-cell office:value-type="float" office:value="2347783" calcext:value-type="float">
            <text:p>2347783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8" calcext:value-type="float">
            <text:p>0.28</text:p>
          </table:table-cell>
          <table:table-cell office:value-type="float" office:value="9324" calcext:value-type="float">
            <text:p>9324</text:p>
          </table:table-cell>
          <table:table-cell office:value-type="float" office:value="2347783" calcext:value-type="float">
            <text:p>2347783</text:p>
          </table:table-cell>
          <table:table-cell table:formula="of:=[Sheet3.E13]-[Sheet3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4-s207123742c1768257.ukp</text:p>
          </table:table-cell>
          <table:table-cell office:value-type="float" office:value="2.27586" calcext:value-type="float">
            <text:p>2.27586</text:p>
          </table:table-cell>
          <table:table-cell office:value-type="float" office:value="2.34" calcext:value-type="float">
            <text:p>2.34</text:p>
          </table:table-cell>
          <table:table-cell office:value-type="float" office:value="46568" calcext:value-type="float">
            <text:p>46568</text:p>
          </table:table-cell>
          <table:table-cell office:value-type="float" office:value="2267001" calcext:value-type="float">
            <text:p>2267001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38" calcext:value-type="float">
            <text:p>0.38</text:p>
          </table:table-cell>
          <table:table-cell office:value-type="float" office:value="9636" calcext:value-type="float">
            <text:p>9636</text:p>
          </table:table-cell>
          <table:table-cell office:value-type="float" office:value="2267001" calcext:value-type="float">
            <text:p>2267001</text:p>
          </table:table-cell>
          <table:table-cell table:formula="of:=[Sheet3.E14]-[Sheet3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5-s723015531c1979618.ukp</text:p>
          </table:table-cell>
          <table:table-cell office:value-type="float" office:value="2.02779" calcext:value-type="float">
            <text:p>2.02779</text:p>
          </table:table-cell>
          <table:table-cell office:value-type="float" office:value="2.07" calcext:value-type="float">
            <text:p>2.07</text:p>
          </table:table-cell>
          <table:table-cell office:value-type="float" office:value="49904" calcext:value-type="float">
            <text:p>49904</text:p>
          </table:table-cell>
          <table:table-cell office:value-type="float" office:value="2541361" calcext:value-type="float">
            <text:p>2541361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9296" calcext:value-type="float">
            <text:p>9296</text:p>
          </table:table-cell>
          <table:table-cell office:value-type="float" office:value="2541361" calcext:value-type="float">
            <text:p>2541361</text:p>
          </table:table-cell>
          <table:table-cell table:formula="of:=[Sheet3.E15]-[Sheet3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3-s100579595c1488833.ukp</text:p>
          </table:table-cell>
          <table:table-cell office:value-type="float" office:value="1.85435" calcext:value-type="float">
            <text:p>1.85435</text:p>
          </table:table-cell>
          <table:table-cell office:value-type="float" office:value="1.9" calcext:value-type="float">
            <text:p>1.9</text:p>
          </table:table-cell>
          <table:table-cell office:value-type="float" office:value="42232" calcext:value-type="float">
            <text:p>42232</text:p>
          </table:table-cell>
          <table:table-cell office:value-type="float" office:value="1916166" calcext:value-type="float">
            <text:p>1916166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560" calcext:value-type="float">
            <text:p>9560</text:p>
          </table:table-cell>
          <table:table-cell office:value-type="float" office:value="1916166" calcext:value-type="float">
            <text:p>1916166</text:p>
          </table:table-cell>
          <table:table-cell table:formula="of:=[Sheet3.E16]-[Sheet3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5-s515702491c1879808.ukp</text:p>
          </table:table-cell>
          <table:table-cell office:value-type="float" office:value="1.76216" calcext:value-type="float">
            <text:p>1.76216</text:p>
          </table:table-cell>
          <table:table-cell office:value-type="float" office:value="1.81" calcext:value-type="float">
            <text:p>1.81</text:p>
          </table:table-cell>
          <table:table-cell office:value-type="float" office:value="48360" calcext:value-type="float">
            <text:p>48360</text:p>
          </table:table-cell>
          <table:table-cell office:value-type="float" office:value="2412138" calcext:value-type="float">
            <text:p>2412138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9324" calcext:value-type="float">
            <text:p>9324</text:p>
          </table:table-cell>
          <table:table-cell office:value-type="float" office:value="2412138" calcext:value-type="float">
            <text:p>2412138</text:p>
          </table:table-cell>
          <table:table-cell table:formula="of:=[Sheet3.E17]-[Sheet3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9-s345268953c1022418.ukp</text:p>
          </table:table-cell>
          <table:table-cell office:value-type="float" office:value="1.25638" calcext:value-type="float">
            <text:p>1.25638</text:p>
          </table:table-cell>
          <table:table-cell office:value-type="float" office:value="1.3" calcext:value-type="float">
            <text:p>1.3</text:p>
          </table:table-cell>
          <table:table-cell office:value-type="float" office:value="34920" calcext:value-type="float">
            <text:p>34920</text:p>
          </table:table-cell>
          <table:table-cell office:value-type="float" office:value="1314218" calcext:value-type="float">
            <text:p>131421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9300" calcext:value-type="float">
            <text:p>9300</text:p>
          </table:table-cell>
          <table:table-cell office:value-type="float" office:value="1314218" calcext:value-type="float">
            <text:p>1314218</text:p>
          </table:table-cell>
          <table:table-cell table:formula="of:=[Sheet3.E18]-[Sheet3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-s999292130c1905302.ukp</text:p>
          </table:table-cell>
          <table:table-cell office:value-type="float" office:value="1.51931" calcext:value-type="float">
            <text:p>1.51931</text:p>
          </table:table-cell>
          <table:table-cell office:value-type="float" office:value="1.58" calcext:value-type="float">
            <text:p>1.58</text:p>
          </table:table-cell>
          <table:table-cell office:value-type="float" office:value="48916" calcext:value-type="float">
            <text:p>48916</text:p>
          </table:table-cell>
          <table:table-cell office:value-type="float" office:value="2435710" calcext:value-type="float">
            <text:p>243571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9328" calcext:value-type="float">
            <text:p>9328</text:p>
          </table:table-cell>
          <table:table-cell office:value-type="float" office:value="2435710" calcext:value-type="float">
            <text:p>2435710</text:p>
          </table:table-cell>
          <table:table-cell table:formula="of:=[Sheet3.E19]-[Sheet3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0-s481113297c1529399.ukp</text:p>
          </table:table-cell>
          <table:table-cell office:value-type="float" office:value="1.65421" calcext:value-type="float">
            <text:p>1.65421</text:p>
          </table:table-cell>
          <table:table-cell office:value-type="float" office:value="1.71" calcext:value-type="float">
            <text:p>1.71</text:p>
          </table:table-cell>
          <table:table-cell office:value-type="float" office:value="43060" calcext:value-type="float">
            <text:p>43060</text:p>
          </table:table-cell>
          <table:table-cell office:value-type="float" office:value="1967833" calcext:value-type="float">
            <text:p>1967833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0.83" calcext:value-type="float">
            <text:p>0.83</text:p>
          </table:table-cell>
          <table:table-cell office:value-type="float" office:value="10528" calcext:value-type="float">
            <text:p>10528</text:p>
          </table:table-cell>
          <table:table-cell office:value-type="float" office:value="1967833" calcext:value-type="float">
            <text:p>1967833</text:p>
          </table:table-cell>
          <table:table-cell table:formula="of:=[Sheet3.E20]-[Sheet3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2-s127422697c1834666.ukp</text:p>
          </table:table-cell>
          <table:table-cell office:value-type="float" office:value="1.35356" calcext:value-type="float">
            <text:p>1.35356</text:p>
          </table:table-cell>
          <table:table-cell office:value-type="float" office:value="1.4" calcext:value-type="float">
            <text:p>1.4</text:p>
          </table:table-cell>
          <table:table-cell office:value-type="float" office:value="47476" calcext:value-type="float">
            <text:p>47476</text:p>
          </table:table-cell>
          <table:table-cell office:value-type="float" office:value="2371123" calcext:value-type="float">
            <text:p>2371123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9580" calcext:value-type="float">
            <text:p>9580</text:p>
          </table:table-cell>
          <table:table-cell office:value-type="float" office:value="2371123" calcext:value-type="float">
            <text:p>2371123</text:p>
          </table:table-cell>
          <table:table-cell table:formula="of:=[Sheet3.E21]-[Sheet3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6-s616010305c1473406.ukp</text:p>
          </table:table-cell>
          <table:table-cell office:value-type="float" office:value="1.58003" calcext:value-type="float">
            <text:p>1.58003</text:p>
          </table:table-cell>
          <table:table-cell office:value-type="float" office:value="1.63" calcext:value-type="float">
            <text:p>1.63</text:p>
          </table:table-cell>
          <table:table-cell office:value-type="float" office:value="41940" calcext:value-type="float">
            <text:p>41940</text:p>
          </table:table-cell>
          <table:table-cell office:value-type="float" office:value="1897539" calcext:value-type="float">
            <text:p>1897539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9880" calcext:value-type="float">
            <text:p>9880</text:p>
          </table:table-cell>
          <table:table-cell office:value-type="float" office:value="1897539" calcext:value-type="float">
            <text:p>1897539</text:p>
          </table:table-cell>
          <table:table-cell table:formula="of:=[Sheet3.E22]-[Sheet3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-s577782098c1816375.ukp</text:p>
          </table:table-cell>
          <table:table-cell office:value-type="float" office:value="1.51503" calcext:value-type="float">
            <text:p>1.51503</text:p>
          </table:table-cell>
          <table:table-cell office:value-type="float" office:value="1.56" calcext:value-type="float">
            <text:p>1.56</text:p>
          </table:table-cell>
          <table:table-cell office:value-type="float" office:value="47344" calcext:value-type="float">
            <text:p>47344</text:p>
          </table:table-cell>
          <table:table-cell office:value-type="float" office:value="2341478" calcext:value-type="float">
            <text:p>234147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0572" calcext:value-type="float">
            <text:p>10572</text:p>
          </table:table-cell>
          <table:table-cell office:value-type="float" office:value="2341478" calcext:value-type="float">
            <text:p>2341478</text:p>
          </table:table-cell>
          <table:table-cell table:formula="of:=[Sheet3.E23]-[Sheet3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3-s285045789c1834106.ukp</text:p>
          </table:table-cell>
          <table:table-cell office:value-type="float" office:value="1.53361" calcext:value-type="float">
            <text:p>1.53361</text:p>
          </table:table-cell>
          <table:table-cell office:value-type="float" office:value="1.59" calcext:value-type="float">
            <text:p>1.59</text:p>
          </table:table-cell>
          <table:table-cell office:value-type="float" office:value="47632" calcext:value-type="float">
            <text:p>47632</text:p>
          </table:table-cell>
          <table:table-cell office:value-type="float" office:value="2346148" calcext:value-type="float">
            <text:p>2346148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1" calcext:value-type="float">
            <text:p>0.91</text:p>
          </table:table-cell>
          <table:table-cell office:value-type="float" office:value="9324" calcext:value-type="float">
            <text:p>9324</text:p>
          </table:table-cell>
          <table:table-cell office:value-type="float" office:value="2346148" calcext:value-type="float">
            <text:p>2346148</text:p>
          </table:table-cell>
          <table:table-cell table:formula="of:=[Sheet3.E24]-[Sheet3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6-s180237460c1637325.ukp</text:p>
          </table:table-cell>
          <table:table-cell office:value-type="float" office:value="1.69245" calcext:value-type="float">
            <text:p>1.69245</text:p>
          </table:table-cell>
          <table:table-cell office:value-type="float" office:value="1.74" calcext:value-type="float">
            <text:p>1.74</text:p>
          </table:table-cell>
          <table:table-cell office:value-type="float" office:value="44544" calcext:value-type="float">
            <text:p>44544</text:p>
          </table:table-cell>
          <table:table-cell office:value-type="float" office:value="2110796" calcext:value-type="float">
            <text:p>2110796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9812" calcext:value-type="float">
            <text:p>9812</text:p>
          </table:table-cell>
          <table:table-cell office:value-type="float" office:value="2110796" calcext:value-type="float">
            <text:p>2110796</text:p>
          </table:table-cell>
          <table:table-cell table:formula="of:=[Sheet3.E25]-[Sheet3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5-s568312405c1927590.ukp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26" calcext:value-type="float">
            <text:p>1.26</text:p>
          </table:table-cell>
          <table:table-cell office:value-type="float" office:value="49184" calcext:value-type="float">
            <text:p>49184</text:p>
          </table:table-cell>
          <table:table-cell office:value-type="float" office:value="2481297" calcext:value-type="float">
            <text:p>2481297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0356" calcext:value-type="float">
            <text:p>10356</text:p>
          </table:table-cell>
          <table:table-cell office:value-type="float" office:value="2481297" calcext:value-type="float">
            <text:p>2481297</text:p>
          </table:table-cell>
          <table:table-cell table:formula="of:=[Sheet3.E26]-[Sheet3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0-s251424367c1889294.ukp</text:p>
          </table:table-cell>
          <table:table-cell office:value-type="float" office:value="1.33946" calcext:value-type="float">
            <text:p>1.33946</text:p>
          </table:table-cell>
          <table:table-cell office:value-type="float" office:value="1.38" calcext:value-type="float">
            <text:p>1.38</text:p>
          </table:table-cell>
          <table:table-cell office:value-type="float" office:value="48324" calcext:value-type="float">
            <text:p>48324</text:p>
          </table:table-cell>
          <table:table-cell office:value-type="float" office:value="2421349" calcext:value-type="float">
            <text:p>2421349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0988" calcext:value-type="float">
            <text:p>10988</text:p>
          </table:table-cell>
          <table:table-cell office:value-type="float" office:value="2421349" calcext:value-type="float">
            <text:p>2421349</text:p>
          </table:table-cell>
          <table:table-cell table:formula="of:=[Sheet3.E27]-[Sheet3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8-s904998016c1668001.ukp</text:p>
          </table:table-cell>
          <table:table-cell office:value-type="float" office:value="1.70682" calcext:value-type="float">
            <text:p>1.70682</text:p>
          </table:table-cell>
          <table:table-cell office:value-type="float" office:value="1.75" calcext:value-type="float">
            <text:p>1.75</text:p>
          </table:table-cell>
          <table:table-cell office:value-type="float" office:value="45056" calcext:value-type="float">
            <text:p>45056</text:p>
          </table:table-cell>
          <table:table-cell office:value-type="float" office:value="2141781" calcext:value-type="float">
            <text:p>2141781</text:p>
          </table:table-cell>
          <table:table-cell office:value-type="float" office:value="1.63333" calcext:value-type="float">
            <text:p>1.63333</text:p>
          </table:table-cell>
          <table:table-cell office:value-type="float" office:value="1.63" calcext:value-type="float">
            <text:p>1.63</text:p>
          </table:table-cell>
          <table:table-cell office:value-type="float" office:value="11264" calcext:value-type="float">
            <text:p>11264</text:p>
          </table:table-cell>
          <table:table-cell office:value-type="float" office:value="2141781" calcext:value-type="float">
            <text:p>2141781</text:p>
          </table:table-cell>
          <table:table-cell table:formula="of:=[Sheet3.E28]-[Sheet3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7-s607801339c1966679.ukp</text:p>
          </table:table-cell>
          <table:table-cell office:value-type="float" office:value="1.73197" calcext:value-type="float">
            <text:p>1.73197</text:p>
          </table:table-cell>
          <table:table-cell office:value-type="float" office:value="1.79" calcext:value-type="float">
            <text:p>1.79</text:p>
          </table:table-cell>
          <table:table-cell office:value-type="float" office:value="49716" calcext:value-type="float">
            <text:p>49716</text:p>
          </table:table-cell>
          <table:table-cell office:value-type="float" office:value="2537642" calcext:value-type="float">
            <text:p>253764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0956" calcext:value-type="float">
            <text:p>10956</text:p>
          </table:table-cell>
          <table:table-cell office:value-type="float" office:value="2537642" calcext:value-type="float">
            <text:p>2537642</text:p>
          </table:table-cell>
          <table:table-cell table:formula="of:=[Sheet3.E29]-[Sheet3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5-s248156760c1718879.ukp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37" calcext:value-type="float">
            <text:p>1.37</text:p>
          </table:table-cell>
          <table:table-cell office:value-type="float" office:value="45812" calcext:value-type="float">
            <text:p>45812</text:p>
          </table:table-cell>
          <table:table-cell office:value-type="float" office:value="2217125" calcext:value-type="float">
            <text:p>2217125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1084" calcext:value-type="float">
            <text:p>11084</text:p>
          </table:table-cell>
          <table:table-cell office:value-type="float" office:value="2217125" calcext:value-type="float">
            <text:p>2217125</text:p>
          </table:table-cell>
          <table:table-cell table:formula="of:=[Sheet3.E30]-[Sheet3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3-s343141202c1842548.ukp</text:p>
          </table:table-cell>
          <table:table-cell office:value-type="float" office:value="1.54906" calcext:value-type="float">
            <text:p>1.54906</text:p>
          </table:table-cell>
          <table:table-cell office:value-type="float" office:value="1.61" calcext:value-type="float">
            <text:p>1.61</text:p>
          </table:table-cell>
          <table:table-cell office:value-type="float" office:value="47940" calcext:value-type="float">
            <text:p>47940</text:p>
          </table:table-cell>
          <table:table-cell office:value-type="float" office:value="2370610" calcext:value-type="float">
            <text:p>2370610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11716" calcext:value-type="float">
            <text:p>11716</text:p>
          </table:table-cell>
          <table:table-cell office:value-type="float" office:value="2370610" calcext:value-type="float">
            <text:p>2370610</text:p>
          </table:table-cell>
          <table:table-cell table:formula="of:=[Sheet3.E31]-[Sheet3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3-s490853988c1794482.ukp</text:p>
          </table:table-cell>
          <table:table-cell office:value-type="float" office:value="1.13938" calcext:value-type="float">
            <text:p>1.13938</text:p>
          </table:table-cell>
          <table:table-cell office:value-type="float" office:value="1.19" calcext:value-type="float">
            <text:p>1.19</text:p>
          </table:table-cell>
          <table:table-cell office:value-type="float" office:value="47008" calcext:value-type="float">
            <text:p>47008</text:p>
          </table:table-cell>
          <table:table-cell office:value-type="float" office:value="2304995" calcext:value-type="float">
            <text:p>2304995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63" calcext:value-type="float">
            <text:p>2.63</text:p>
          </table:table-cell>
          <table:table-cell office:value-type="float" office:value="12352" calcext:value-type="float">
            <text:p>12352</text:p>
          </table:table-cell>
          <table:table-cell office:value-type="float" office:value="2304995" calcext:value-type="float">
            <text:p>2304995</text:p>
          </table:table-cell>
          <table:table-cell table:formula="of:=[Sheet3.E32]-[Sheet3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0-s824350602c1863143.ukp</text:p>
          </table:table-cell>
          <table:table-cell office:value-type="float" office:value="2.02338" calcext:value-type="float">
            <text:p>2.02338</text:p>
          </table:table-cell>
          <table:table-cell office:value-type="float" office:value="2.08" calcext:value-type="float">
            <text:p>2.08</text:p>
          </table:table-cell>
          <table:table-cell office:value-type="float" office:value="48012" calcext:value-type="float">
            <text:p>48012</text:p>
          </table:table-cell>
          <table:table-cell office:value-type="float" office:value="2386355" calcext:value-type="float">
            <text:p>2386355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2232" calcext:value-type="float">
            <text:p>12232</text:p>
          </table:table-cell>
          <table:table-cell office:value-type="float" office:value="2386355" calcext:value-type="float">
            <text:p>2386355</text:p>
          </table:table-cell>
          <table:table-cell table:formula="of:=[Sheet3.E33]-[Sheet3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5-s342662718c1724049.ukp</text:p>
          </table:table-cell>
          <table:table-cell office:value-type="float" office:value="1.48232" calcext:value-type="float">
            <text:p>1.48232</text:p>
          </table:table-cell>
          <table:table-cell office:value-type="float" office:value="1.53" calcext:value-type="float">
            <text:p>1.53</text:p>
          </table:table-cell>
          <table:table-cell office:value-type="float" office:value="45908" calcext:value-type="float">
            <text:p>45908</text:p>
          </table:table-cell>
          <table:table-cell office:value-type="float" office:value="2209490" calcext:value-type="float">
            <text:p>2209490</text:p>
          </table:table-cell>
          <table:table-cell office:value-type="float" office:value="3.02333" calcext:value-type="float">
            <text:p>3.02333</text:p>
          </table:table-cell>
          <table:table-cell office:value-type="float" office:value="3.03" calcext:value-type="float">
            <text:p>3.03</text:p>
          </table:table-cell>
          <table:table-cell office:value-type="float" office:value="12608" calcext:value-type="float">
            <text:p>12608</text:p>
          </table:table-cell>
          <table:table-cell office:value-type="float" office:value="2209490" calcext:value-type="float">
            <text:p>2209490</text:p>
          </table:table-cell>
          <table:table-cell table:formula="of:=[Sheet3.E34]-[Sheet3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-s720843886c1817994.ukp</text:p>
          </table:table-cell>
          <table:table-cell office:value-type="float" office:value="1.64901" calcext:value-type="float">
            <text:p>1.64901</text:p>
          </table:table-cell>
          <table:table-cell office:value-type="float" office:value="1.71" calcext:value-type="float">
            <text:p>1.71</text:p>
          </table:table-cell>
          <table:table-cell office:value-type="float" office:value="47324" calcext:value-type="float">
            <text:p>47324</text:p>
          </table:table-cell>
          <table:table-cell office:value-type="float" office:value="2335425" calcext:value-type="float">
            <text:p>2335425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2436" calcext:value-type="float">
            <text:p>12436</text:p>
          </table:table-cell>
          <table:table-cell office:value-type="float" office:value="2335425" calcext:value-type="float">
            <text:p>2335425</text:p>
          </table:table-cell>
          <table:table-cell table:formula="of:=[Sheet3.E35]-[Sheet3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1-s611080474c1689067.ukp</text:p>
          </table:table-cell>
          <table:table-cell office:value-type="float" office:value="2.12862" calcext:value-type="float">
            <text:p>2.12862</text:p>
          </table:table-cell>
          <table:table-cell office:value-type="float" office:value="2.18" calcext:value-type="float">
            <text:p>2.18</text:p>
          </table:table-cell>
          <table:table-cell office:value-type="float" office:value="45260" calcext:value-type="float">
            <text:p>45260</text:p>
          </table:table-cell>
          <table:table-cell office:value-type="float" office:value="2174216" calcext:value-type="float">
            <text:p>2174216</text:p>
          </table:table-cell>
          <table:table-cell office:value-type="float" office:value="3.28333" calcext:value-type="float">
            <text:p>3.28333</text:p>
          </table:table-cell>
          <table:table-cell office:value-type="float" office:value="3.28" calcext:value-type="float">
            <text:p>3.28</text:p>
          </table:table-cell>
          <table:table-cell office:value-type="float" office:value="12456" calcext:value-type="float">
            <text:p>12456</text:p>
          </table:table-cell>
          <table:table-cell office:value-type="float" office:value="2174216" calcext:value-type="float">
            <text:p>2174216</text:p>
          </table:table-cell>
          <table:table-cell table:formula="of:=[Sheet3.E36]-[Sheet3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6-s88272139c1781836.ukp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1.8" calcext:value-type="float">
            <text:p>1.8</text:p>
          </table:table-cell>
          <table:table-cell office:value-type="float" office:value="46844" calcext:value-type="float">
            <text:p>46844</text:p>
          </table:table-cell>
          <table:table-cell office:value-type="float" office:value="2287095" calcext:value-type="float">
            <text:p>2287095</text:p>
          </table:table-cell>
          <table:table-cell office:value-type="float" office:value="3.87667" calcext:value-type="float">
            <text:p>3.87667</text:p>
          </table:table-cell>
          <table:table-cell office:value-type="float" office:value="3.88" calcext:value-type="float">
            <text:p>3.88</text:p>
          </table:table-cell>
          <table:table-cell office:value-type="float" office:value="13352" calcext:value-type="float">
            <text:p>13352</text:p>
          </table:table-cell>
          <table:table-cell office:value-type="float" office:value="2287095" calcext:value-type="float">
            <text:p>2287095</text:p>
          </table:table-cell>
          <table:table-cell table:formula="of:=[Sheet3.E37]-[Sheet3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-s577520629c1757564.ukp</text:p>
          </table:table-cell>
          <table:table-cell office:value-type="float" office:value="1.4685" calcext:value-type="float">
            <text:p>1.4685</text:p>
          </table:table-cell>
          <table:table-cell office:value-type="float" office:value="1.55" calcext:value-type="float">
            <text:p>1.55</text:p>
          </table:table-cell>
          <table:table-cell office:value-type="float" office:value="46472" calcext:value-type="float">
            <text:p>46472</text:p>
          </table:table-cell>
          <table:table-cell office:value-type="float" office:value="2237483" calcext:value-type="float">
            <text:p>2237483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3" calcext:value-type="float">
            <text:p>3.93</text:p>
          </table:table-cell>
          <table:table-cell office:value-type="float" office:value="13676" calcext:value-type="float">
            <text:p>13676</text:p>
          </table:table-cell>
          <table:table-cell office:value-type="float" office:value="2237483" calcext:value-type="float">
            <text:p>2237483</text:p>
          </table:table-cell>
          <table:table-cell table:formula="of:=[Sheet3.E38]-[Sheet3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7-s31387311c1849841.ukp</text:p>
          </table:table-cell>
          <table:table-cell office:value-type="float" office:value="1.8925" calcext:value-type="float">
            <text:p>1.8925</text:p>
          </table:table-cell>
          <table:table-cell office:value-type="float" office:value="1.94" calcext:value-type="float">
            <text:p>1.94</text:p>
          </table:table-cell>
          <table:table-cell office:value-type="float" office:value="47796" calcext:value-type="float">
            <text:p>47796</text:p>
          </table:table-cell>
          <table:table-cell office:value-type="float" office:value="2381739" calcext:value-type="float">
            <text:p>2381739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4" calcext:value-type="float">
            <text:p>3.94</text:p>
          </table:table-cell>
          <table:table-cell office:value-type="float" office:value="13352" calcext:value-type="float">
            <text:p>13352</text:p>
          </table:table-cell>
          <table:table-cell office:value-type="float" office:value="2381739" calcext:value-type="float">
            <text:p>2381739</text:p>
          </table:table-cell>
          <table:table-cell table:formula="of:=[Sheet3.E39]-[Sheet3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0-s653992306c1961792.ukp</text:p>
          </table:table-cell>
          <table:table-cell office:value-type="float" office:value="1.35214" calcext:value-type="float">
            <text:p>1.35214</text:p>
          </table:table-cell>
          <table:table-cell office:value-type="float" office:value="1.4" calcext:value-type="float">
            <text:p>1.4</text:p>
          </table:table-cell>
          <table:table-cell office:value-type="float" office:value="49536" calcext:value-type="float">
            <text:p>49536</text:p>
          </table:table-cell>
          <table:table-cell office:value-type="float" office:value="2503449" calcext:value-type="float">
            <text:p>2503449</text:p>
          </table:table-cell>
          <table:table-cell office:value-type="float" office:value="4.11333" calcext:value-type="float">
            <text:p>4.11333</text:p>
          </table:table-cell>
          <table:table-cell office:value-type="float" office:value="4.11" calcext:value-type="float">
            <text:p>4.11</text:p>
          </table:table-cell>
          <table:table-cell office:value-type="float" office:value="12880" calcext:value-type="float">
            <text:p>12880</text:p>
          </table:table-cell>
          <table:table-cell office:value-type="float" office:value="2503449" calcext:value-type="float">
            <text:p>2503449</text:p>
          </table:table-cell>
          <table:table-cell table:formula="of:=[Sheet3.E40]-[Sheet3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-s908468142c1790699.ukp</text:p>
          </table:table-cell>
          <table:table-cell office:value-type="float" office:value="1.42571" calcext:value-type="float">
            <text:p>1.42571</text:p>
          </table:table-cell>
          <table:table-cell office:value-type="float" office:value="1.49" calcext:value-type="float">
            <text:p>1.49</text:p>
          </table:table-cell>
          <table:table-cell office:value-type="float" office:value="46832" calcext:value-type="float">
            <text:p>46832</text:p>
          </table:table-cell>
          <table:table-cell office:value-type="float" office:value="2302699" calcext:value-type="float">
            <text:p>2302699</text:p>
          </table:table-cell>
          <table:table-cell office:value-type="float" office:value="4.30333" calcext:value-type="float">
            <text:p>4.30333</text:p>
          </table:table-cell>
          <table:table-cell office:value-type="float" office:value="4.3" calcext:value-type="float">
            <text:p>4.3</text:p>
          </table:table-cell>
          <table:table-cell office:value-type="float" office:value="13500" calcext:value-type="float">
            <text:p>13500</text:p>
          </table:table-cell>
          <table:table-cell office:value-type="float" office:value="2302699" calcext:value-type="float">
            <text:p>2302699</text:p>
          </table:table-cell>
          <table:table-cell table:formula="of:=[Sheet3.E41]-[Sheet3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0-s430006297c1763567.ukp</text:p>
          </table:table-cell>
          <table:table-cell office:value-type="float" office:value="1.71158" calcext:value-type="float">
            <text:p>1.71158</text:p>
          </table:table-cell>
          <table:table-cell office:value-type="float" office:value="1.78" calcext:value-type="float">
            <text:p>1.78</text:p>
          </table:table-cell>
          <table:table-cell office:value-type="float" office:value="46528" calcext:value-type="float">
            <text:p>46528</text:p>
          </table:table-cell>
          <table:table-cell office:value-type="float" office:value="2263457" calcext:value-type="float">
            <text:p>2263457</text:p>
          </table:table-cell>
          <table:table-cell office:value-type="float" office:value="5.15667" calcext:value-type="float">
            <text:p>5.15667</text:p>
          </table:table-cell>
          <table:table-cell office:value-type="float" office:value="5.16" calcext:value-type="float">
            <text:p>5.16</text:p>
          </table:table-cell>
          <table:table-cell office:value-type="float" office:value="13436" calcext:value-type="float">
            <text:p>13436</text:p>
          </table:table-cell>
          <table:table-cell office:value-type="float" office:value="2263457" calcext:value-type="float">
            <text:p>2263457</text:p>
          </table:table-cell>
          <table:table-cell table:formula="of:=[Sheet3.E42]-[Sheet3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4-s208479215c1650119.ukp</text:p>
          </table:table-cell>
          <table:table-cell office:value-type="float" office:value="1.3927" calcext:value-type="float">
            <text:p>1.3927</text:p>
          </table:table-cell>
          <table:table-cell office:value-type="float" office:value="1.44" calcext:value-type="float">
            <text:p>1.44</text:p>
          </table:table-cell>
          <table:table-cell office:value-type="float" office:value="44744" calcext:value-type="float">
            <text:p>44744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4128" calcext:value-type="float">
            <text:p>14128</text:p>
          </table:table-cell>
          <table:table-cell office:value-type="float" office:value="2119980" calcext:value-type="float">
            <text:p>2119980</text:p>
          </table:table-cell>
          <table:table-cell table:formula="of:=[Sheet3.E43]-[Sheet3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2-s666650214c1698897.ukp</text:p>
          </table:table-cell>
          <table:table-cell office:value-type="float" office:value="2.70088" calcext:value-type="float">
            <text:p>2.70088</text:p>
          </table:table-cell>
          <table:table-cell office:value-type="float" office:value="2.75" calcext:value-type="float">
            <text:p>2.75</text:p>
          </table:table-cell>
          <table:table-cell office:value-type="float" office:value="45524" calcext:value-type="float">
            <text:p>45524</text:p>
          </table:table-cell>
          <table:table-cell office:value-type="float" office:value="2182555" calcext:value-type="float">
            <text:p>2182555</text:p>
          </table:table-cell>
          <table:table-cell office:value-type="float" office:value="5.33667" calcext:value-type="float">
            <text:p>5.33667</text:p>
          </table:table-cell>
          <table:table-cell office:value-type="float" office:value="5.34" calcext:value-type="float">
            <text:p>5.34</text:p>
          </table:table-cell>
          <table:table-cell office:value-type="float" office:value="13488" calcext:value-type="float">
            <text:p>13488</text:p>
          </table:table-cell>
          <table:table-cell office:value-type="float" office:value="2182555" calcext:value-type="float">
            <text:p>2182555</text:p>
          </table:table-cell>
          <table:table-cell table:formula="of:=[Sheet3.E44]-[Sheet3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7-s559438974c1505399.ukp</text:p>
          </table:table-cell>
          <table:table-cell office:value-type="float" office:value="1.48751" calcext:value-type="float">
            <text:p>1.48751</text:p>
          </table:table-cell>
          <table:table-cell office:value-type="float" office:value="1.53" calcext:value-type="float">
            <text:p>1.53</text:p>
          </table:table-cell>
          <table:table-cell office:value-type="float" office:value="42376" calcext:value-type="float">
            <text:p>42376</text:p>
          </table:table-cell>
          <table:table-cell office:value-type="float" office:value="1931664" calcext:value-type="float">
            <text:p>1931664</text:p>
          </table:table-cell>
          <table:table-cell office:value-type="float" office:value="5.90667" calcext:value-type="float">
            <text:p>5.90667</text:p>
          </table:table-cell>
          <table:table-cell office:value-type="float" office:value="5.91" calcext:value-type="float">
            <text:p>5.91</text:p>
          </table:table-cell>
          <table:table-cell office:value-type="float" office:value="15192" calcext:value-type="float">
            <text:p>15192</text:p>
          </table:table-cell>
          <table:table-cell office:value-type="float" office:value="1931664" calcext:value-type="float">
            <text:p>1931664</text:p>
          </table:table-cell>
          <table:table-cell table:formula="of:=[Sheet3.E45]-[Sheet3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9-s291809797c1767296.ukp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1.51" calcext:value-type="float">
            <text:p>1.51</text:p>
          </table:table-cell>
          <table:table-cell office:value-type="float" office:value="46576" calcext:value-type="float">
            <text:p>46576</text:p>
          </table:table-cell>
          <table:table-cell office:value-type="float" office:value="2256639" calcext:value-type="float">
            <text:p>2256639</text:p>
          </table:table-cell>
          <table:table-cell office:value-type="float" office:value="6.04333" calcext:value-type="float">
            <text:p>6.04333</text:p>
          </table:table-cell>
          <table:table-cell office:value-type="float" office:value="6.05" calcext:value-type="float">
            <text:p>6.05</text:p>
          </table:table-cell>
          <table:table-cell office:value-type="float" office:value="15140" calcext:value-type="float">
            <text:p>15140</text:p>
          </table:table-cell>
          <table:table-cell office:value-type="float" office:value="2256639" calcext:value-type="float">
            <text:p>2256639</text:p>
          </table:table-cell>
          <table:table-cell table:formula="of:=[Sheet3.E46]-[Sheet3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6-s925211847c1892969.ukp</text:p>
          </table:table-cell>
          <table:table-cell office:value-type="float" office:value="1.571" calcext:value-type="float">
            <text:p>1.571</text:p>
          </table:table-cell>
          <table:table-cell office:value-type="float" office:value="1.63" calcext:value-type="float">
            <text:p>1.63</text:p>
          </table:table-cell>
          <table:table-cell office:value-type="float" office:value="48636" calcext:value-type="float">
            <text:p>48636</text:p>
          </table:table-cell>
          <table:table-cell office:value-type="float" office:value="2436034" calcext:value-type="float">
            <text:p>2436034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6.31" calcext:value-type="float">
            <text:p>6.31</text:p>
          </table:table-cell>
          <table:table-cell office:value-type="float" office:value="14060" calcext:value-type="float">
            <text:p>14060</text:p>
          </table:table-cell>
          <table:table-cell office:value-type="float" office:value="2436034" calcext:value-type="float">
            <text:p>2436034</text:p>
          </table:table-cell>
          <table:table-cell table:formula="of:=[Sheet3.E47]-[Sheet3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2-s218633345c1612484.ukp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38" calcext:value-type="float">
            <text:p>1.38</text:p>
          </table:table-cell>
          <table:table-cell office:value-type="float" office:value="44128" calcext:value-type="float">
            <text:p>44128</text:p>
          </table:table-cell>
          <table:table-cell office:value-type="float" office:value="2073995" calcext:value-type="float">
            <text:p>2073995</text:p>
          </table:table-cell>
          <table:table-cell office:value-type="float" office:value="6.52333" calcext:value-type="float">
            <text:p>6.52333</text:p>
          </table:table-cell>
          <table:table-cell office:value-type="float" office:value="6.52" calcext:value-type="float">
            <text:p>6.52</text:p>
          </table:table-cell>
          <table:table-cell office:value-type="float" office:value="15336" calcext:value-type="float">
            <text:p>15336</text:p>
          </table:table-cell>
          <table:table-cell office:value-type="float" office:value="2073995" calcext:value-type="float">
            <text:p>2073995</text:p>
          </table:table-cell>
          <table:table-cell table:formula="of:=[Sheet3.E48]-[Sheet3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2-s316472754c1553834.ukp</text:p>
          </table:table-cell>
          <table:table-cell office:value-type="float" office:value="1.90829" calcext:value-type="float">
            <text:p>1.90829</text:p>
          </table:table-cell>
          <table:table-cell office:value-type="float" office:value="1.96" calcext:value-type="float">
            <text:p>1.96</text:p>
          </table:table-cell>
          <table:table-cell office:value-type="float" office:value="43252" calcext:value-type="float">
            <text:p>43252</text:p>
          </table:table-cell>
          <table:table-cell office:value-type="float" office:value="1981677" calcext:value-type="float">
            <text:p>1981677</text:p>
          </table:table-cell>
          <table:table-cell office:value-type="float" office:value="6.63667" calcext:value-type="float">
            <text:p>6.63667</text:p>
          </table:table-cell>
          <table:table-cell office:value-type="float" office:value="6.64" calcext:value-type="float">
            <text:p>6.64</text:p>
          </table:table-cell>
          <table:table-cell office:value-type="float" office:value="14812" calcext:value-type="float">
            <text:p>14812</text:p>
          </table:table-cell>
          <table:table-cell office:value-type="float" office:value="1981677" calcext:value-type="float">
            <text:p>1981677</text:p>
          </table:table-cell>
          <table:table-cell table:formula="of:=[Sheet3.E49]-[Sheet3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6-s894606712c1722629.ukp</text:p>
          </table:table-cell>
          <table:table-cell office:value-type="float" office:value="1.25439" calcext:value-type="float">
            <text:p>1.25439</text:p>
          </table:table-cell>
          <table:table-cell office:value-type="float" office:value="1.3" calcext:value-type="float">
            <text:p>1.3</text:p>
          </table:table-cell>
          <table:table-cell office:value-type="float" office:value="45860" calcext:value-type="float">
            <text:p>45860</text:p>
          </table:table-cell>
          <table:table-cell office:value-type="float" office:value="2205679" calcext:value-type="float">
            <text:p>2205679</text:p>
          </table:table-cell>
          <table:table-cell office:value-type="float" office:value="6.86333" calcext:value-type="float">
            <text:p>6.86333</text:p>
          </table:table-cell>
          <table:table-cell office:value-type="float" office:value="6.86" calcext:value-type="float">
            <text:p>6.86</text:p>
          </table:table-cell>
          <table:table-cell office:value-type="float" office:value="15168" calcext:value-type="float">
            <text:p>15168</text:p>
          </table:table-cell>
          <table:table-cell office:value-type="float" office:value="2205679" calcext:value-type="float">
            <text:p>2205679</text:p>
          </table:table-cell>
          <table:table-cell table:formula="of:=[Sheet3.E50]-[Sheet3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1-s791104459c1372166.ukp</text:p>
          </table:table-cell>
          <table:table-cell office:value-type="float" office:value="1.39756" calcext:value-type="float">
            <text:p>1.39756</text:p>
          </table:table-cell>
          <table:table-cell office:value-type="float" office:value="1.44" calcext:value-type="float">
            <text:p>1.44</text:p>
          </table:table-cell>
          <table:table-cell office:value-type="float" office:value="40280" calcext:value-type="float">
            <text:p>40280</text:p>
          </table:table-cell>
          <table:table-cell office:value-type="float" office:value="1751086" calcext:value-type="float">
            <text:p>1751086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16848" calcext:value-type="float">
            <text:p>16848</text:p>
          </table:table-cell>
          <table:table-cell office:value-type="float" office:value="1751086" calcext:value-type="float">
            <text:p>1751086</text:p>
          </table:table-cell>
          <table:table-cell table:formula="of:=[Sheet3.E51]-[Sheet3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6-s562370200c1633240.ukp</text:p>
          </table:table-cell>
          <table:table-cell office:value-type="float" office:value="1.83173" calcext:value-type="float">
            <text:p>1.83173</text:p>
          </table:table-cell>
          <table:table-cell office:value-type="float" office:value="1.88" calcext:value-type="float">
            <text:p>1.88</text:p>
          </table:table-cell>
          <table:table-cell office:value-type="float" office:value="44496" calcext:value-type="float">
            <text:p>44496</text:p>
          </table:table-cell>
          <table:table-cell office:value-type="float" office:value="2089370" calcext:value-type="float">
            <text:p>2089370</text:p>
          </table:table-cell>
          <table:table-cell office:value-type="float" office:value="7.88667" calcext:value-type="float">
            <text:p>7.88667</text:p>
          </table:table-cell>
          <table:table-cell office:value-type="float" office:value="7.89" calcext:value-type="float">
            <text:p>7.89</text:p>
          </table:table-cell>
          <table:table-cell office:value-type="float" office:value="15216" calcext:value-type="float">
            <text:p>15216</text:p>
          </table:table-cell>
          <table:table-cell office:value-type="float" office:value="2089370" calcext:value-type="float">
            <text:p>2089370</text:p>
          </table:table-cell>
          <table:table-cell table:formula="of:=[Sheet3.E52]-[Sheet3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5-s957468776c1932529.ukp</text:p>
          </table:table-cell>
          <table:table-cell office:value-type="float" office:value="1.776" calcext:value-type="float">
            <text:p>1.776</text:p>
          </table:table-cell>
          <table:table-cell office:value-type="float" office:value="1.82" calcext:value-type="float">
            <text:p>1.82</text:p>
          </table:table-cell>
          <table:table-cell office:value-type="float" office:value="49048" calcext:value-type="float">
            <text:p>49048</text:p>
          </table:table-cell>
          <table:table-cell office:value-type="float" office:value="2494874" calcext:value-type="float">
            <text:p>2494874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14744" calcext:value-type="float">
            <text:p>14744</text:p>
          </table:table-cell>
          <table:table-cell office:value-type="float" office:value="2494874" calcext:value-type="float">
            <text:p>2494874</text:p>
          </table:table-cell>
          <table:table-cell table:formula="of:=[Sheet3.E53]-[Sheet3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7-s207178132c1776801.ukp</text:p>
          </table:table-cell>
          <table:table-cell office:value-type="float" office:value="1.34988" calcext:value-type="float">
            <text:p>1.34988</text:p>
          </table:table-cell>
          <table:table-cell office:value-type="float" office:value="1.4" calcext:value-type="float">
            <text:p>1.4</text:p>
          </table:table-cell>
          <table:table-cell office:value-type="float" office:value="46832" calcext:value-type="float">
            <text:p>46832</text:p>
          </table:table-cell>
          <table:table-cell office:value-type="float" office:value="2277940" calcext:value-type="float">
            <text:p>2277940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5344" calcext:value-type="float">
            <text:p>15344</text:p>
          </table:table-cell>
          <table:table-cell office:value-type="float" office:value="2277940" calcext:value-type="float">
            <text:p>2277940</text:p>
          </table:table-cell>
          <table:table-cell table:formula="of:=[Sheet3.E54]-[Sheet3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8-s767427324c1786587.ukp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1.59" calcext:value-type="float">
            <text:p>1.59</text:p>
          </table:table-cell>
          <table:table-cell office:value-type="float" office:value="46760" calcext:value-type="float">
            <text:p>46760</text:p>
          </table:table-cell>
          <table:table-cell office:value-type="float" office:value="2283469" calcext:value-type="float">
            <text:p>2283469</text:p>
          </table:table-cell>
          <table:table-cell office:value-type="float" office:value="8.58667" calcext:value-type="float">
            <text:p>8.58667</text:p>
          </table:table-cell>
          <table:table-cell office:value-type="float" office:value="8.59" calcext:value-type="float">
            <text:p>8.59</text:p>
          </table:table-cell>
          <table:table-cell office:value-type="float" office:value="16620" calcext:value-type="float">
            <text:p>16620</text:p>
          </table:table-cell>
          <table:table-cell office:value-type="float" office:value="2283469" calcext:value-type="float">
            <text:p>2283469</text:p>
          </table:table-cell>
          <table:table-cell table:formula="of:=[Sheet3.E55]-[Sheet3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6-s885510405c1564455.ukp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1.62" calcext:value-type="float">
            <text:p>1.62</text:p>
          </table:table-cell>
          <table:table-cell office:value-type="float" office:value="43592" calcext:value-type="float">
            <text:p>43592</text:p>
          </table:table-cell>
          <table:table-cell office:value-type="float" office:value="2018315" calcext:value-type="float">
            <text:p>2018315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8" calcext:value-type="float">
            <text:p>8.88</text:p>
          </table:table-cell>
          <table:table-cell office:value-type="float" office:value="16708" calcext:value-type="float">
            <text:p>16708</text:p>
          </table:table-cell>
          <table:table-cell office:value-type="float" office:value="2018315" calcext:value-type="float">
            <text:p>2018315</text:p>
          </table:table-cell>
          <table:table-cell table:formula="of:=[Sheet3.E56]-[Sheet3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8-s115731280c1686672.ukp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1.53" calcext:value-type="float">
            <text:p>1.53</text:p>
          </table:table-cell>
          <table:table-cell office:value-type="float" office:value="45144" calcext:value-type="float">
            <text:p>45144</text:p>
          </table:table-cell>
          <table:table-cell office:value-type="float" office:value="2167410" calcext:value-type="float">
            <text:p>2167410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16452" calcext:value-type="float">
            <text:p>16452</text:p>
          </table:table-cell>
          <table:table-cell office:value-type="float" office:value="2167410" calcext:value-type="float">
            <text:p>2167410</text:p>
          </table:table-cell>
          <table:table-cell table:formula="of:=[Sheet3.E57]-[Sheet3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1-s161938540c1648274.ukp</text:p>
          </table:table-cell>
          <table:table-cell office:value-type="float" office:value="2.15473" calcext:value-type="float">
            <text:p>2.15473</text:p>
          </table:table-cell>
          <table:table-cell office:value-type="float" office:value="2.21" calcext:value-type="float">
            <text:p>2.21</text:p>
          </table:table-cell>
          <table:table-cell office:value-type="float" office:value="44744" calcext:value-type="float">
            <text:p>44744</text:p>
          </table:table-cell>
          <table:table-cell office:value-type="float" office:value="2108427" calcext:value-type="float">
            <text:p>2108427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9.57" calcext:value-type="float">
            <text:p>9.57</text:p>
          </table:table-cell>
          <table:table-cell office:value-type="float" office:value="16308" calcext:value-type="float">
            <text:p>16308</text:p>
          </table:table-cell>
          <table:table-cell office:value-type="float" office:value="2108427" calcext:value-type="float">
            <text:p>2108427</text:p>
          </table:table-cell>
          <table:table-cell table:formula="of:=[Sheet3.E58]-[Sheet3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7-s943590714c1588208.ukp</text:p>
          </table:table-cell>
          <table:table-cell office:value-type="float" office:value="1.60532" calcext:value-type="float">
            <text:p>1.60532</text:p>
          </table:table-cell>
          <table:table-cell office:value-type="float" office:value="1.65" calcext:value-type="float">
            <text:p>1.65</text:p>
          </table:table-cell>
          <table:table-cell office:value-type="float" office:value="43820" calcext:value-type="float">
            <text:p>43820</text:p>
          </table:table-cell>
          <table:table-cell office:value-type="float" office:value="2048300" calcext:value-type="float">
            <text:p>2048300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16560" calcext:value-type="float">
            <text:p>16560</text:p>
          </table:table-cell>
          <table:table-cell office:value-type="float" office:value="2048300" calcext:value-type="float">
            <text:p>2048300</text:p>
          </table:table-cell>
          <table:table-cell table:formula="of:=[Sheet3.E59]-[Sheet3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4-s34442418c1512480.ukp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1.3" calcext:value-type="float">
            <text:p>1.3</text:p>
          </table:table-cell>
          <table:table-cell office:value-type="float" office:value="42788" calcext:value-type="float">
            <text:p>42788</text:p>
          </table:table-cell>
          <table:table-cell office:value-type="float" office:value="1933410" calcext:value-type="float">
            <text:p>1933410</text:p>
          </table:table-cell>
          <table:table-cell office:value-type="float" office:value="10.78333" calcext:value-type="float">
            <text:p>10.78333</text:p>
          </table:table-cell>
          <table:table-cell office:value-type="float" office:value="10.79" calcext:value-type="float">
            <text:p>10.79</text:p>
          </table:table-cell>
          <table:table-cell office:value-type="float" office:value="16432" calcext:value-type="float">
            <text:p>16432</text:p>
          </table:table-cell>
          <table:table-cell office:value-type="float" office:value="1933410" calcext:value-type="float">
            <text:p>1933410</text:p>
          </table:table-cell>
          <table:table-cell table:formula="of:=[Sheet3.E60]-[Sheet3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7-s277361362c1443168.ukp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1.39" calcext:value-type="float">
            <text:p>1.39</text:p>
          </table:table-cell>
          <table:table-cell office:value-type="float" office:value="41444" calcext:value-type="float">
            <text:p>41444</text:p>
          </table:table-cell>
          <table:table-cell office:value-type="float" office:value="1842150" calcext:value-type="float">
            <text:p>1842150</text:p>
          </table:table-cell>
          <table:table-cell office:value-type="float" office:value="11.55667" calcext:value-type="float">
            <text:p>11.55667</text:p>
          </table:table-cell>
          <table:table-cell office:value-type="float" office:value="11.56" calcext:value-type="float">
            <text:p>11.56</text:p>
          </table:table-cell>
          <table:table-cell office:value-type="float" office:value="16788" calcext:value-type="float">
            <text:p>16788</text:p>
          </table:table-cell>
          <table:table-cell office:value-type="float" office:value="1842150" calcext:value-type="float">
            <text:p>1842150</text:p>
          </table:table-cell>
          <table:table-cell table:formula="of:=[Sheet3.E61]-[Sheet3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4-s359051238c1348798.ukp</text:p>
          </table:table-cell>
          <table:table-cell office:value-type="float" office:value="1.36182" calcext:value-type="float">
            <text:p>1.36182</text:p>
          </table:table-cell>
          <table:table-cell office:value-type="float" office:value="1.41" calcext:value-type="float">
            <text:p>1.41</text:p>
          </table:table-cell>
          <table:table-cell office:value-type="float" office:value="40228" calcext:value-type="float">
            <text:p>40228</text:p>
          </table:table-cell>
          <table:table-cell office:value-type="float" office:value="1728340" calcext:value-type="float">
            <text:p>1728340</text:p>
          </table:table-cell>
          <table:table-cell office:value-type="float" office:value="11.82333" calcext:value-type="float">
            <text:p>11.82333</text:p>
          </table:table-cell>
          <table:table-cell office:value-type="float" office:value="11.82" calcext:value-type="float">
            <text:p>11.82</text:p>
          </table:table-cell>
          <table:table-cell office:value-type="float" office:value="17128" calcext:value-type="float">
            <text:p>17128</text:p>
          </table:table-cell>
          <table:table-cell office:value-type="float" office:value="1728340" calcext:value-type="float">
            <text:p>1728340</text:p>
          </table:table-cell>
          <table:table-cell table:formula="of:=[Sheet3.E62]-[Sheet3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2-s604520447c1559463.ukp</text:p>
          </table:table-cell>
          <table:table-cell office:value-type="float" office:value="1.32174" calcext:value-type="float">
            <text:p>1.32174</text:p>
          </table:table-cell>
          <table:table-cell office:value-type="float" office:value="1.37" calcext:value-type="float">
            <text:p>1.37</text:p>
          </table:table-cell>
          <table:table-cell office:value-type="float" office:value="43436" calcext:value-type="float">
            <text:p>43436</text:p>
          </table:table-cell>
          <table:table-cell office:value-type="float" office:value="1990035" calcext:value-type="float">
            <text:p>1990035</text:p>
          </table:table-cell>
          <table:table-cell office:value-type="float" office:value="11.91667" calcext:value-type="float">
            <text:p>11.91667</text:p>
          </table:table-cell>
          <table:table-cell office:value-type="float" office:value="11.92" calcext:value-type="float">
            <text:p>11.92</text:p>
          </table:table-cell>
          <table:table-cell office:value-type="float" office:value="16568" calcext:value-type="float">
            <text:p>16568</text:p>
          </table:table-cell>
          <table:table-cell office:value-type="float" office:value="1990035" calcext:value-type="float">
            <text:p>1990035</text:p>
          </table:table-cell>
          <table:table-cell table:formula="of:=[Sheet3.E63]-[Sheet3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8-s753852548c1600927.ukp</text:p>
          </table:table-cell>
          <table:table-cell office:value-type="float" office:value="1.74393" calcext:value-type="float">
            <text:p>1.74393</text:p>
          </table:table-cell>
          <table:table-cell office:value-type="float" office:value="1.79" calcext:value-type="float">
            <text:p>1.79</text:p>
          </table:table-cell>
          <table:table-cell office:value-type="float" office:value="43976" calcext:value-type="float">
            <text:p>43976</text:p>
          </table:table-cell>
          <table:table-cell office:value-type="float" office:value="2071188" calcext:value-type="float">
            <text:p>2071188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  <table:table-cell office:value-type="float" office:value="16300" calcext:value-type="float">
            <text:p>16300</text:p>
          </table:table-cell>
          <table:table-cell office:value-type="float" office:value="2071188" calcext:value-type="float">
            <text:p>2071188</text:p>
          </table:table-cell>
          <table:table-cell table:formula="of:=[Sheet3.E64]-[Sheet3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8-s343653884c1601272.ukp</text:p>
          </table:table-cell>
          <table:table-cell office:value-type="float" office:value="1.5893" calcext:value-type="float">
            <text:p>1.5893</text:p>
          </table:table-cell>
          <table:table-cell office:value-type="float" office:value="1.63" calcext:value-type="float">
            <text:p>1.63</text:p>
          </table:table-cell>
          <table:table-cell office:value-type="float" office:value="44032" calcext:value-type="float">
            <text:p>44032</text:p>
          </table:table-cell>
          <table:table-cell office:value-type="float" office:value="2059901" calcext:value-type="float">
            <text:p>2059901</text:p>
          </table:table-cell>
          <table:table-cell office:value-type="float" office:value="12.03667" calcext:value-type="float">
            <text:p>12.03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920" calcext:value-type="float">
            <text:p>16920</text:p>
          </table:table-cell>
          <table:table-cell office:value-type="float" office:value="2059901" calcext:value-type="float">
            <text:p>2059901</text:p>
          </table:table-cell>
          <table:table-cell table:formula="of:=[Sheet3.E65]-[Sheet3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5-s522080131c1074408.ukp</text:p>
          </table:table-cell>
          <table:table-cell office:value-type="float" office:value="1.50543" calcext:value-type="float">
            <text:p>1.50543</text:p>
          </table:table-cell>
          <table:table-cell office:value-type="float" office:value="1.56" calcext:value-type="float">
            <text:p>1.56</text:p>
          </table:table-cell>
          <table:table-cell office:value-type="float" office:value="35664" calcext:value-type="float">
            <text:p>35664</text:p>
          </table:table-cell>
          <table:table-cell office:value-type="float" office:value="1381760" calcext:value-type="float">
            <text:p>1381760</text:p>
          </table:table-cell>
          <table:table-cell office:value-type="float" office:value="12.44667" calcext:value-type="float">
            <text:p>12.44667</text:p>
          </table:table-cell>
          <table:table-cell office:value-type="float" office:value="12.46" calcext:value-type="float">
            <text:p>12.46</text:p>
          </table:table-cell>
          <table:table-cell office:value-type="float" office:value="14300" calcext:value-type="float">
            <text:p>14300</text:p>
          </table:table-cell>
          <table:table-cell office:value-type="float" office:value="1381760" calcext:value-type="float">
            <text:p>1381760</text:p>
          </table:table-cell>
          <table:table-cell table:formula="of:=[Sheet3.E66]-[Sheet3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0-s582600153c1464842.ukp</text:p>
          </table:table-cell>
          <table:table-cell office:value-type="float" office:value="1.25068" calcext:value-type="float">
            <text:p>1.25068</text:p>
          </table:table-cell>
          <table:table-cell office:value-type="float" office:value="1.59" calcext:value-type="float">
            <text:p>1.59</text:p>
          </table:table-cell>
          <table:table-cell office:value-type="float" office:value="42004" calcext:value-type="float">
            <text:p>42004</text:p>
          </table:table-cell>
          <table:table-cell office:value-type="float" office:value="1877964" calcext:value-type="float">
            <text:p>1877964</text:p>
          </table:table-cell>
          <table:table-cell office:value-type="float" office:value="12.45333" calcext:value-type="float">
            <text:p>12.4533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64" calcext:value-type="float">
            <text:p>17064</text:p>
          </table:table-cell>
          <table:table-cell office:value-type="float" office:value="1877964" calcext:value-type="float">
            <text:p>1877964</text:p>
          </table:table-cell>
          <table:table-cell table:formula="of:=[Sheet3.E67]-[Sheet3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4-s685047257c1595025.ukp</text:p>
          </table:table-cell>
          <table:table-cell office:value-type="float" office:value="1.42406" calcext:value-type="float">
            <text:p>1.42406</text:p>
          </table:table-cell>
          <table:table-cell office:value-type="float" office:value="1.47" calcext:value-type="float">
            <text:p>1.47</text:p>
          </table:table-cell>
          <table:table-cell office:value-type="float" office:value="43868" calcext:value-type="float">
            <text:p>43868</text:p>
          </table:table-cell>
          <table:table-cell office:value-type="float" office:value="2050097" calcext:value-type="float">
            <text:p>2050097</text:p>
          </table:table-cell>
          <table:table-cell office:value-type="float" office:value="12.71667" calcext:value-type="float">
            <text:p>12.71667</text:p>
          </table:table-cell>
          <table:table-cell office:value-type="float" office:value="12.72" calcext:value-type="float">
            <text:p>12.72</text:p>
          </table:table-cell>
          <table:table-cell office:value-type="float" office:value="18608" calcext:value-type="float">
            <text:p>18608</text:p>
          </table:table-cell>
          <table:table-cell office:value-type="float" office:value="2050097" calcext:value-type="float">
            <text:p>2050097</text:p>
          </table:table-cell>
          <table:table-cell table:formula="of:=[Sheet3.E68]-[Sheet3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4-s193169413c1601801.ukp</text:p>
          </table:table-cell>
          <table:table-cell office:value-type="float" office:value="1.60649" calcext:value-type="float">
            <text:p>1.60649</text:p>
          </table:table-cell>
          <table:table-cell office:value-type="float" office:value="1.65" calcext:value-type="float">
            <text:p>1.65</text:p>
          </table:table-cell>
          <table:table-cell office:value-type="float" office:value="44024" calcext:value-type="float">
            <text:p>44024</text:p>
          </table:table-cell>
          <table:table-cell office:value-type="float" office:value="2053894" calcext:value-type="float">
            <text:p>205389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17052" calcext:value-type="float">
            <text:p>17052</text:p>
          </table:table-cell>
          <table:table-cell office:value-type="float" office:value="2053894" calcext:value-type="float">
            <text:p>2053894</text:p>
          </table:table-cell>
          <table:table-cell table:formula="of:=[Sheet3.E69]-[Sheet3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7-s468933413c1802891.ukp</text:p>
          </table:table-cell>
          <table:table-cell office:value-type="float" office:value="1.27814" calcext:value-type="float">
            <text:p>1.27814</text:p>
          </table:table-cell>
          <table:table-cell office:value-type="float" office:value="1.35" calcext:value-type="float">
            <text:p>1.35</text:p>
          </table:table-cell>
          <table:table-cell office:value-type="float" office:value="46972" calcext:value-type="float">
            <text:p>46972</text:p>
          </table:table-cell>
          <table:table-cell office:value-type="float" office:value="2311022" calcext:value-type="float">
            <text:p>2311022</text:p>
          </table:table-cell>
          <table:table-cell office:value-type="float" office:value="13.06667" calcext:value-type="float">
            <text:p>13.06667</text:p>
          </table:table-cell>
          <table:table-cell office:value-type="float" office:value="13.07" calcext:value-type="float">
            <text:p>13.07</text:p>
          </table:table-cell>
          <table:table-cell office:value-type="float" office:value="16988" calcext:value-type="float">
            <text:p>16988</text:p>
          </table:table-cell>
          <table:table-cell office:value-type="float" office:value="2311022" calcext:value-type="float">
            <text:p>2311022</text:p>
          </table:table-cell>
          <table:table-cell table:formula="of:=[Sheet3.E70]-[Sheet3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1-s219788524c1618606.ukp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1.82" calcext:value-type="float">
            <text:p>1.82</text:p>
          </table:table-cell>
          <table:table-cell office:value-type="float" office:value="44148" calcext:value-type="float">
            <text:p>44148</text:p>
          </table:table-cell>
          <table:table-cell office:value-type="float" office:value="2062688" calcext:value-type="float">
            <text:p>2062688</text:p>
          </table:table-cell>
          <table:table-cell office:value-type="float" office:value="13.46333" calcext:value-type="float">
            <text:p>13.46333</text:p>
          </table:table-cell>
          <table:table-cell office:value-type="float" office:value="13.46" calcext:value-type="float">
            <text:p>13.46</text:p>
          </table:table-cell>
          <table:table-cell office:value-type="float" office:value="17088" calcext:value-type="float">
            <text:p>17088</text:p>
          </table:table-cell>
          <table:table-cell office:value-type="float" office:value="2062688" calcext:value-type="float">
            <text:p>2062688</text:p>
          </table:table-cell>
          <table:table-cell table:formula="of:=[Sheet3.E71]-[Sheet3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6-s335197937c1441929.ukp</text:p>
          </table:table-cell>
          <table:table-cell office:value-type="float" office:value="1.62504" calcext:value-type="float">
            <text:p>1.62504</text:p>
          </table:table-cell>
          <table:table-cell office:value-type="float" office:value="1.67" calcext:value-type="float">
            <text:p>1.67</text:p>
          </table:table-cell>
          <table:table-cell office:value-type="float" office:value="41476" calcext:value-type="float">
            <text:p>41476</text:p>
          </table:table-cell>
          <table:table-cell office:value-type="float" office:value="1826897" calcext:value-type="float">
            <text:p>1826897</text:p>
          </table:table-cell>
          <table:table-cell office:value-type="float" office:value="13.52666" calcext:value-type="float">
            <text:p>13.52666</text:p>
          </table:table-cell>
          <table:table-cell office:value-type="float" office:value="13.53" calcext:value-type="float">
            <text:p>13.53</text:p>
          </table:table-cell>
          <table:table-cell office:value-type="float" office:value="19024" calcext:value-type="float">
            <text:p>19024</text:p>
          </table:table-cell>
          <table:table-cell office:value-type="float" office:value="1826897" calcext:value-type="float">
            <text:p>1826897</text:p>
          </table:table-cell>
          <table:table-cell table:formula="of:=[Sheet3.E72]-[Sheet3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-s273864349c1640559.ukp</text:p>
          </table:table-cell>
          <table:table-cell office:value-type="float" office:value="1.65315" calcext:value-type="float">
            <text:p>1.65315</text:p>
          </table:table-cell>
          <table:table-cell office:value-type="float" office:value="1.7" calcext:value-type="float">
            <text:p>1.7</text:p>
          </table:table-cell>
          <table:table-cell office:value-type="float" office:value="44620" calcext:value-type="float">
            <text:p>44620</text:p>
          </table:table-cell>
          <table:table-cell office:value-type="float" office:value="2106506" calcext:value-type="float">
            <text:p>2106506</text:p>
          </table:table-cell>
          <table:table-cell office:value-type="float" office:value="13.59666" calcext:value-type="float">
            <text:p>13.59666</text:p>
          </table:table-cell>
          <table:table-cell office:value-type="float" office:value="13.61" calcext:value-type="float">
            <text:p>13.61</text:p>
          </table:table-cell>
          <table:table-cell office:value-type="float" office:value="17336" calcext:value-type="float">
            <text:p>17336</text:p>
          </table:table-cell>
          <table:table-cell office:value-type="float" office:value="2106506" calcext:value-type="float">
            <text:p>2106506</text:p>
          </table:table-cell>
          <table:table-cell table:formula="of:=[Sheet3.E73]-[Sheet3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1-s219535324c1935465.ukp</text:p>
          </table:table-cell>
          <table:table-cell office:value-type="float" office:value="1.79511" calcext:value-type="float">
            <text:p>1.79511</text:p>
          </table:table-cell>
          <table:table-cell office:value-type="float" office:value="1.84" calcext:value-type="float">
            <text:p>1.84</text:p>
          </table:table-cell>
          <table:table-cell office:value-type="float" office:value="49232" calcext:value-type="float">
            <text:p>49232</text:p>
          </table:table-cell>
          <table:table-cell office:value-type="float" office:value="2505664" calcext:value-type="float">
            <text:p>2505664</text:p>
          </table:table-cell>
          <table:table-cell office:value-type="float" office:value="14.16" calcext:value-type="float">
            <text:p>14.16</text:p>
          </table:table-cell>
          <table:table-cell office:value-type="float" office:value="14.15" calcext:value-type="float">
            <text:p>14.15</text:p>
          </table:table-cell>
          <table:table-cell office:value-type="float" office:value="16308" calcext:value-type="float">
            <text:p>16308</text:p>
          </table:table-cell>
          <table:table-cell office:value-type="float" office:value="2505664" calcext:value-type="float">
            <text:p>2505664</text:p>
          </table:table-cell>
          <table:table-cell table:formula="of:=[Sheet3.E74]-[Sheet3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2-s323499100c1558521.ukp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1.13" calcext:value-type="float">
            <text:p>1.13</text:p>
          </table:table-cell>
          <table:table-cell office:value-type="float" office:value="43244" calcext:value-type="float">
            <text:p>43244</text:p>
          </table:table-cell>
          <table:table-cell office:value-type="float" office:value="1993703" calcext:value-type="float">
            <text:p>1993703</text:p>
          </table:table-cell>
          <table:table-cell office:value-type="float" office:value="14.27667" calcext:value-type="float">
            <text:p>14.27667</text:p>
          </table:table-cell>
          <table:table-cell office:value-type="float" office:value="14.28" calcext:value-type="float">
            <text:p>14.28</text:p>
          </table:table-cell>
          <table:table-cell office:value-type="float" office:value="18548" calcext:value-type="float">
            <text:p>18548</text:p>
          </table:table-cell>
          <table:table-cell office:value-type="float" office:value="1993703" calcext:value-type="float">
            <text:p>1993703</text:p>
          </table:table-cell>
          <table:table-cell table:formula="of:=[Sheet3.E75]-[Sheet3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-s684448574c1544915.ukp</text:p>
          </table:table-cell>
          <table:table-cell office:value-type="float" office:value="1.81348" calcext:value-type="float">
            <text:p>1.81348</text:p>
          </table:table-cell>
          <table:table-cell office:value-type="float" office:value="1.88" calcext:value-type="float">
            <text:p>1.88</text:p>
          </table:table-cell>
          <table:table-cell office:value-type="float" office:value="43060" calcext:value-type="float">
            <text:p>43060</text:p>
          </table:table-cell>
          <table:table-cell office:value-type="float" office:value="1986391" calcext:value-type="float">
            <text:p>1986391</text:p>
          </table:table-cell>
          <table:table-cell office:value-type="float" office:value="14.30667" calcext:value-type="float">
            <text:p>14.30667</text:p>
          </table:table-cell>
          <table:table-cell office:value-type="float" office:value="14.3" calcext:value-type="float">
            <text:p>14.3</text:p>
          </table:table-cell>
          <table:table-cell office:value-type="float" office:value="16936" calcext:value-type="float">
            <text:p>16936</text:p>
          </table:table-cell>
          <table:table-cell office:value-type="float" office:value="1986391" calcext:value-type="float">
            <text:p>1986391</text:p>
          </table:table-cell>
          <table:table-cell table:formula="of:=[Sheet3.E76]-[Sheet3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2-s870038921c1590634.ukp</text:p>
          </table:table-cell>
          <table:table-cell office:value-type="float" office:value="1.9453" calcext:value-type="float">
            <text:p>1.9453</text:p>
          </table:table-cell>
          <table:table-cell office:value-type="float" office:value="2" calcext:value-type="float">
            <text:p>2</text:p>
          </table:table-cell>
          <table:table-cell office:value-type="float" office:value="43724" calcext:value-type="float">
            <text:p>43724</text:p>
          </table:table-cell>
          <table:table-cell office:value-type="float" office:value="2036539" calcext:value-type="float">
            <text:p>2036539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8" calcext:value-type="float">
            <text:p>14.48</text:p>
          </table:table-cell>
          <table:table-cell office:value-type="float" office:value="18476" calcext:value-type="float">
            <text:p>18476</text:p>
          </table:table-cell>
          <table:table-cell office:value-type="float" office:value="2036539" calcext:value-type="float">
            <text:p>2036539</text:p>
          </table:table-cell>
          <table:table-cell table:formula="of:=[Sheet3.E77]-[Sheet3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6-s32492284c1823494.ukp</text:p>
          </table:table-cell>
          <table:table-cell office:value-type="float" office:value="1.8896" calcext:value-type="float">
            <text:p>1.8896</text:p>
          </table:table-cell>
          <table:table-cell office:value-type="float" office:value="1.94" calcext:value-type="float">
            <text:p>1.94</text:p>
          </table:table-cell>
          <table:table-cell office:value-type="float" office:value="47476" calcext:value-type="float">
            <text:p>47476</text:p>
          </table:table-cell>
          <table:table-cell office:value-type="float" office:value="2332133" calcext:value-type="float">
            <text:p>2332133</text:p>
          </table:table-cell>
          <table:table-cell office:value-type="float" office:value="15.84666" calcext:value-type="float">
            <text:p>15.84666</text:p>
          </table:table-cell>
          <table:table-cell office:value-type="float" office:value="15.85" calcext:value-type="float">
            <text:p>15.85</text:p>
          </table:table-cell>
          <table:table-cell office:value-type="float" office:value="17988" calcext:value-type="float">
            <text:p>17988</text:p>
          </table:table-cell>
          <table:table-cell office:value-type="float" office:value="2332133" calcext:value-type="float">
            <text:p>2332133</text:p>
          </table:table-cell>
          <table:table-cell table:formula="of:=[Sheet3.E78]-[Sheet3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0-s483963863c1528896.ukp</text:p>
          </table:table-cell>
          <table:table-cell office:value-type="float" office:value="1.76588" calcext:value-type="float">
            <text:p>1.76588</text:p>
          </table:table-cell>
          <table:table-cell office:value-type="float" office:value="1.81" calcext:value-type="float">
            <text:p>1.81</text:p>
          </table:table-cell>
          <table:table-cell office:value-type="float" office:value="42872" calcext:value-type="float">
            <text:p>42872</text:p>
          </table:table-cell>
          <table:table-cell office:value-type="float" office:value="1955588" calcext:value-type="float">
            <text:p>1955588</text:p>
          </table:table-cell>
          <table:table-cell office:value-type="float" office:value="16.19333" calcext:value-type="float">
            <text:p>16.19333</text:p>
          </table:table-cell>
          <table:table-cell office:value-type="float" office:value="16.19" calcext:value-type="float">
            <text:p>16.19</text:p>
          </table:table-cell>
          <table:table-cell office:value-type="float" office:value="17468" calcext:value-type="float">
            <text:p>17468</text:p>
          </table:table-cell>
          <table:table-cell office:value-type="float" office:value="1955588" calcext:value-type="float">
            <text:p>1955588</text:p>
          </table:table-cell>
          <table:table-cell table:formula="of:=[Sheet3.E79]-[Sheet3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-s451986827c1701716.ukp</text:p>
          </table:table-cell>
          <table:table-cell office:value-type="float" office:value="2.04817" calcext:value-type="float">
            <text:p>2.04817</text:p>
          </table:table-cell>
          <table:table-cell office:value-type="float" office:value="2.11" calcext:value-type="float">
            <text:p>2.11</text:p>
          </table:table-cell>
          <table:table-cell office:value-type="float" office:value="45760" calcext:value-type="float">
            <text:p>45760</text:p>
          </table:table-cell>
          <table:table-cell office:value-type="float" office:value="2192650" calcext:value-type="float">
            <text:p>2192650</text:p>
          </table:table-cell>
          <table:table-cell office:value-type="float" office:value="16.24333" calcext:value-type="float">
            <text:p>16.24333</text:p>
          </table:table-cell>
          <table:table-cell office:value-type="float" office:value="16.25" calcext:value-type="float">
            <text:p>16.25</text:p>
          </table:table-cell>
          <table:table-cell office:value-type="float" office:value="16596" calcext:value-type="float">
            <text:p>16596</text:p>
          </table:table-cell>
          <table:table-cell office:value-type="float" office:value="2192650" calcext:value-type="float">
            <text:p>2192650</text:p>
          </table:table-cell>
          <table:table-cell table:formula="of:=[Sheet3.E80]-[Sheet3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0-s245781550c1679740.ukp</text:p>
          </table:table-cell>
          <table:table-cell office:value-type="float" office:value="1.93558" calcext:value-type="float">
            <text:p>1.93558</text:p>
          </table:table-cell>
          <table:table-cell office:value-type="float" office:value="1.99" calcext:value-type="float">
            <text:p>1.99</text:p>
          </table:table-cell>
          <table:table-cell office:value-type="float" office:value="45108" calcext:value-type="float">
            <text:p>45108</text:p>
          </table:table-cell>
          <table:table-cell office:value-type="float" office:value="2147140" calcext:value-type="float">
            <text:p>2147140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9032" calcext:value-type="float">
            <text:p>19032</text:p>
          </table:table-cell>
          <table:table-cell office:value-type="float" office:value="2147140" calcext:value-type="float">
            <text:p>2147140</text:p>
          </table:table-cell>
          <table:table-cell table:formula="of:=[Sheet3.E81]-[Sheet3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6-s100860099c1025550.ukp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1.34" calcext:value-type="float">
            <text:p>1.34</text:p>
          </table:table-cell>
          <table:table-cell office:value-type="float" office:value="35076" calcext:value-type="float">
            <text:p>35076</text:p>
          </table:table-cell>
          <table:table-cell office:value-type="float" office:value="1309376" calcext:value-type="float">
            <text:p>1309376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6004" calcext:value-type="float">
            <text:p>16004</text:p>
          </table:table-cell>
          <table:table-cell office:value-type="float" office:value="1309376" calcext:value-type="float">
            <text:p>1309376</text:p>
          </table:table-cell>
          <table:table-cell table:formula="of:=[Sheet3.E82]-[Sheet3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0-s467683630c1469451.ukp</text:p>
          </table:table-cell>
          <table:table-cell office:value-type="float" office:value="1.20759" calcext:value-type="float">
            <text:p>1.20759</text:p>
          </table:table-cell>
          <table:table-cell office:value-type="float" office:value="1.26" calcext:value-type="float">
            <text:p>1.26</text:p>
          </table:table-cell>
          <table:table-cell office:value-type="float" office:value="41844" calcext:value-type="float">
            <text:p>41844</text:p>
          </table:table-cell>
          <table:table-cell office:value-type="float" office:value="1897116" calcext:value-type="float">
            <text:p>1897116</text:p>
          </table:table-cell>
          <table:table-cell office:value-type="float" office:value="17.00333" calcext:value-type="float">
            <text:p>17.00333</text:p>
          </table:table-cell>
          <table:table-cell office:value-type="float" office:value="17" calcext:value-type="float">
            <text:p>17</text:p>
          </table:table-cell>
          <table:table-cell office:value-type="float" office:value="19524" calcext:value-type="float">
            <text:p>19524</text:p>
          </table:table-cell>
          <table:table-cell office:value-type="float" office:value="1897116" calcext:value-type="float">
            <text:p>1897116</text:p>
          </table:table-cell>
          <table:table-cell table:formula="of:=[Sheet3.E83]-[Sheet3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9-s586663876c1257334.ukp</text:p>
          </table:table-cell>
          <table:table-cell office:value-type="float" office:value="1.68996" calcext:value-type="float">
            <text:p>1.68996</text:p>
          </table:table-cell>
          <table:table-cell office:value-type="float" office:value="1.74" calcext:value-type="float">
            <text:p>1.74</text:p>
          </table:table-cell>
          <table:table-cell office:value-type="float" office:value="38616" calcext:value-type="float">
            <text:p>38616</text:p>
          </table:table-cell>
          <table:table-cell office:value-type="float" office:value="1602428" calcext:value-type="float">
            <text:p>1602428</text:p>
          </table:table-cell>
          <table:table-cell office:value-type="float" office:value="17.44333" calcext:value-type="float">
            <text:p>17.44333</text:p>
          </table:table-cell>
          <table:table-cell office:value-type="float" office:value="17.44" calcext:value-type="float">
            <text:p>17.44</text:p>
          </table:table-cell>
          <table:table-cell office:value-type="float" office:value="18832" calcext:value-type="float">
            <text:p>18832</text:p>
          </table:table-cell>
          <table:table-cell office:value-type="float" office:value="1602428" calcext:value-type="float">
            <text:p>1602428</text:p>
          </table:table-cell>
          <table:table-cell table:formula="of:=[Sheet3.E84]-[Sheet3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9-s916911562c1456112.ukp</text:p>
          </table:table-cell>
          <table:table-cell office:value-type="float" office:value="1.65672" calcext:value-type="float">
            <text:p>1.65672</text:p>
          </table:table-cell>
          <table:table-cell office:value-type="float" office:value="1.7" calcext:value-type="float">
            <text:p>1.7</text:p>
          </table:table-cell>
          <table:table-cell office:value-type="float" office:value="41700" calcext:value-type="float">
            <text:p>41700</text:p>
          </table:table-cell>
          <table:table-cell office:value-type="float" office:value="1866033" calcext:value-type="float">
            <text:p>1866033</text:p>
          </table:table-cell>
          <table:table-cell office:value-type="float" office:value="17.86666" calcext:value-type="float">
            <text:p>17.86666</text:p>
          </table:table-cell>
          <table:table-cell office:value-type="float" office:value="17.86" calcext:value-type="float">
            <text:p>17.86</text:p>
          </table:table-cell>
          <table:table-cell office:value-type="float" office:value="18720" calcext:value-type="float">
            <text:p>18720</text:p>
          </table:table-cell>
          <table:table-cell office:value-type="float" office:value="1866033" calcext:value-type="float">
            <text:p>1866033</text:p>
          </table:table-cell>
          <table:table-cell table:formula="of:=[Sheet3.E85]-[Sheet3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8-s948885877c1796611.ukp</text:p>
          </table:table-cell>
          <table:table-cell office:value-type="float" office:value="1.67636" calcext:value-type="float">
            <text:p>1.67636</text:p>
          </table:table-cell>
          <table:table-cell office:value-type="float" office:value="1.72" calcext:value-type="float">
            <text:p>1.72</text:p>
          </table:table-cell>
          <table:table-cell office:value-type="float" office:value="46988" calcext:value-type="float">
            <text:p>46988</text:p>
          </table:table-cell>
          <table:table-cell office:value-type="float" office:value="2291302" calcext:value-type="float">
            <text:p>2291302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18.42" calcext:value-type="float">
            <text:p>18.42</text:p>
          </table:table-cell>
          <table:table-cell office:value-type="float" office:value="18400" calcext:value-type="float">
            <text:p>18400</text:p>
          </table:table-cell>
          <table:table-cell office:value-type="float" office:value="2291302" calcext:value-type="float">
            <text:p>2291302</text:p>
          </table:table-cell>
          <table:table-cell table:formula="of:=[Sheet3.E86]-[Sheet3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9-s676563793c1579695.ukp</text:p>
          </table:table-cell>
          <table:table-cell office:value-type="float" office:value="1.34319" calcext:value-type="float">
            <text:p>1.34319</text:p>
          </table:table-cell>
          <table:table-cell office:value-type="float" office:value="1.39" calcext:value-type="float">
            <text:p>1.39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238" calcext:value-type="float">
            <text:p>2024238</text:p>
          </table:table-cell>
          <table:table-cell office:value-type="float" office:value="18.59666" calcext:value-type="float">
            <text:p>18.59666</text:p>
          </table:table-cell>
          <table:table-cell office:value-type="float" office:value="18.59" calcext:value-type="float">
            <text:p>18.59</text:p>
          </table:table-cell>
          <table:table-cell office:value-type="float" office:value="18676" calcext:value-type="float">
            <text:p>18676</text:p>
          </table:table-cell>
          <table:table-cell office:value-type="float" office:value="2024238" calcext:value-type="float">
            <text:p>2024238</text:p>
          </table:table-cell>
          <table:table-cell table:formula="of:=[Sheet3.E87]-[Sheet3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3-s47721841c1608868.ukp</text:p>
          </table:table-cell>
          <table:table-cell office:value-type="float" office:value="1.03123" calcext:value-type="float">
            <text:p>1.03123</text:p>
          </table:table-cell>
          <table:table-cell office:value-type="float" office:value="1.08" calcext:value-type="float">
            <text:p>1.08</text:p>
          </table:table-cell>
          <table:table-cell office:value-type="float" office:value="44024" calcext:value-type="float">
            <text:p>44024</text:p>
          </table:table-cell>
          <table:table-cell office:value-type="float" office:value="2052136" calcext:value-type="float">
            <text:p>2052136</text:p>
          </table:table-cell>
          <table:table-cell office:value-type="float" office:value="19.02333" calcext:value-type="float">
            <text:p>19.02333</text:p>
          </table:table-cell>
          <table:table-cell office:value-type="float" office:value="19.01" calcext:value-type="float">
            <text:p>19.01</text:p>
          </table:table-cell>
          <table:table-cell office:value-type="float" office:value="20108" calcext:value-type="float">
            <text:p>20108</text:p>
          </table:table-cell>
          <table:table-cell office:value-type="float" office:value="2052136" calcext:value-type="float">
            <text:p>2052136</text:p>
          </table:table-cell>
          <table:table-cell table:formula="of:=[Sheet3.E88]-[Sheet3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5-s11371460c1605504.ukp</text:p>
          </table:table-cell>
          <table:table-cell office:value-type="float" office:value="1.23977" calcext:value-type="float">
            <text:p>1.23977</text:p>
          </table:table-cell>
          <table:table-cell office:value-type="float" office:value="1.29" calcext:value-type="float">
            <text:p>1.29</text:p>
          </table:table-cell>
          <table:table-cell office:value-type="float" office:value="43872" calcext:value-type="float">
            <text:p>43872</text:p>
          </table:table-cell>
          <table:table-cell office:value-type="float" office:value="2048697" calcext:value-type="float">
            <text:p>2048697</text:p>
          </table:table-cell>
          <table:table-cell office:value-type="float" office:value="19.56666" calcext:value-type="float">
            <text:p>19.56666</text:p>
          </table:table-cell>
          <table:table-cell office:value-type="float" office:value="19.58" calcext:value-type="float">
            <text:p>19.58</text:p>
          </table:table-cell>
          <table:table-cell office:value-type="float" office:value="19956" calcext:value-type="float">
            <text:p>19956</text:p>
          </table:table-cell>
          <table:table-cell office:value-type="float" office:value="2048697" calcext:value-type="float">
            <text:p>2048697</text:p>
          </table:table-cell>
          <table:table-cell table:formula="of:=[Sheet3.E89]-[Sheet3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8-s752268543c1404939.ukp</text:p>
          </table:table-cell>
          <table:table-cell office:value-type="float" office:value="1.2744" calcext:value-type="float">
            <text:p>1.2744</text:p>
          </table:table-cell>
          <table:table-cell office:value-type="float" office:value="1.32" calcext:value-type="float">
            <text:p>1.32</text:p>
          </table:table-cell>
          <table:table-cell office:value-type="float" office:value="40964" calcext:value-type="float">
            <text:p>40964</text:p>
          </table:table-cell>
          <table:table-cell office:value-type="float" office:value="1796545" calcext:value-type="float">
            <text:p>1796545</text:p>
          </table:table-cell>
          <table:table-cell office:value-type="float" office:value="19.72666" calcext:value-type="float">
            <text:p>19.72666</text:p>
          </table:table-cell>
          <table:table-cell office:value-type="float" office:value="19.72" calcext:value-type="float">
            <text:p>19.72</text:p>
          </table:table-cell>
          <table:table-cell office:value-type="float" office:value="20980" calcext:value-type="float">
            <text:p>20980</text:p>
          </table:table-cell>
          <table:table-cell office:value-type="float" office:value="1796545" calcext:value-type="float">
            <text:p>1796545</text:p>
          </table:table-cell>
          <table:table-cell table:formula="of:=[Sheet3.E90]-[Sheet3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9-s543190476c1453442.ukp</text:p>
          </table:table-cell>
          <table:table-cell office:value-type="float" office:value="1.46896" calcext:value-type="float">
            <text:p>1.46896</text:p>
          </table:table-cell>
          <table:table-cell office:value-type="float" office:value="1.51" calcext:value-type="float">
            <text:p>1.51</text:p>
          </table:table-cell>
          <table:table-cell office:value-type="float" office:value="41648" calcext:value-type="float">
            <text:p>41648</text:p>
          </table:table-cell>
          <table:table-cell office:value-type="float" office:value="1860603" calcext:value-type="float">
            <text:p>1860603</text:p>
          </table:table-cell>
          <table:table-cell table:number-columns-repeated="2" office:value-type="float" office:value="19.73" calcext:value-type="float">
            <text:p>19.73</text:p>
          </table:table-cell>
          <table:table-cell office:value-type="float" office:value="19652" calcext:value-type="float">
            <text:p>19652</text:p>
          </table:table-cell>
          <table:table-cell office:value-type="float" office:value="1860603" calcext:value-type="float">
            <text:p>1860603</text:p>
          </table:table-cell>
          <table:table-cell table:formula="of:=[Sheet3.E91]-[Sheet3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6-s760619917c1456916.ukp</text:p>
          </table:table-cell>
          <table:table-cell office:value-type="float" office:value="1.55405" calcext:value-type="float">
            <text:p>1.55405</text:p>
          </table:table-cell>
          <table:table-cell office:value-type="float" office:value="1.6" calcext:value-type="float">
            <text:p>1.6</text:p>
          </table:table-cell>
          <table:table-cell office:value-type="float" office:value="41760" calcext:value-type="float">
            <text:p>41760</text:p>
          </table:table-cell>
          <table:table-cell office:value-type="float" office:value="1874101" calcext:value-type="float">
            <text:p>1874101</text:p>
          </table:table-cell>
          <table:table-cell office:value-type="float" office:value="19.92666" calcext:value-type="float">
            <text:p>19.92666</text:p>
          </table:table-cell>
          <table:table-cell office:value-type="float" office:value="19.93" calcext:value-type="float">
            <text:p>19.93</text:p>
          </table:table-cell>
          <table:table-cell office:value-type="float" office:value="19228" calcext:value-type="float">
            <text:p>19228</text:p>
          </table:table-cell>
          <table:table-cell office:value-type="float" office:value="1874101" calcext:value-type="float">
            <text:p>1874101</text:p>
          </table:table-cell>
          <table:table-cell table:formula="of:=[Sheet3.E92]-[Sheet3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8-s87557726c1558231.ukp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21" calcext:value-type="float">
            <text:p>1.21</text:p>
          </table:table-cell>
          <table:table-cell office:value-type="float" office:value="43340" calcext:value-type="float">
            <text:p>43340</text:p>
          </table:table-cell>
          <table:table-cell office:value-type="float" office:value="1991668" calcext:value-type="float">
            <text:p>1991668</text:p>
          </table:table-cell>
          <table:table-cell table:number-columns-repeated="2" office:value-type="float" office:value="20.57" calcext:value-type="float">
            <text:p>20.57</text:p>
          </table:table-cell>
          <table:table-cell office:value-type="float" office:value="21688" calcext:value-type="float">
            <text:p>21688</text:p>
          </table:table-cell>
          <table:table-cell office:value-type="float" office:value="1991668" calcext:value-type="float">
            <text:p>1991668</text:p>
          </table:table-cell>
          <table:table-cell table:formula="of:=[Sheet3.E93]-[Sheet3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7-s405400535c1581406.ukp</text:p>
          </table:table-cell>
          <table:table-cell office:value-type="float" office:value="1.49001" calcext:value-type="float">
            <text:p>1.49001</text:p>
          </table:table-cell>
          <table:table-cell office:value-type="float" office:value="1.55" calcext:value-type="float">
            <text:p>1.55</text:p>
          </table:table-cell>
          <table:table-cell office:value-type="float" office:value="43624" calcext:value-type="float">
            <text:p>43624</text:p>
          </table:table-cell>
          <table:table-cell office:value-type="float" office:value="2024739" calcext:value-type="float">
            <text:p>2024739</text:p>
          </table:table-cell>
          <table:table-cell office:value-type="float" office:value="21.42666" calcext:value-type="float">
            <text:p>21.42666</text:p>
          </table:table-cell>
          <table:table-cell office:value-type="float" office:value="21.43" calcext:value-type="float">
            <text:p>21.43</text:p>
          </table:table-cell>
          <table:table-cell office:value-type="float" office:value="20068" calcext:value-type="float">
            <text:p>20068</text:p>
          </table:table-cell>
          <table:table-cell office:value-type="float" office:value="2024739" calcext:value-type="float">
            <text:p>2024739</text:p>
          </table:table-cell>
          <table:table-cell table:formula="of:=[Sheet3.E94]-[Sheet3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9-s785559520c1292316.ukp</text:p>
          </table:table-cell>
          <table:table-cell office:value-type="float" office:value="1.74569" calcext:value-type="float">
            <text:p>1.74569</text:p>
          </table:table-cell>
          <table:table-cell office:value-type="float" office:value="1.8" calcext:value-type="float">
            <text:p>1.8</text:p>
          </table:table-cell>
          <table:table-cell office:value-type="float" office:value="39240" calcext:value-type="float">
            <text:p>39240</text:p>
          </table:table-cell>
          <table:table-cell office:value-type="float" office:value="1667738" calcext:value-type="float">
            <text:p>1667738</text:p>
          </table:table-cell>
          <table:table-cell office:value-type="float" office:value="21.49666" calcext:value-type="float">
            <text:p>21.49666</text:p>
          </table:table-cell>
          <table:table-cell office:value-type="float" office:value="21.49" calcext:value-type="float">
            <text:p>21.49</text:p>
          </table:table-cell>
          <table:table-cell office:value-type="float" office:value="17236" calcext:value-type="float">
            <text:p>17236</text:p>
          </table:table-cell>
          <table:table-cell office:value-type="float" office:value="1667738" calcext:value-type="float">
            <text:p>1667738</text:p>
          </table:table-cell>
          <table:table-cell table:formula="of:=[Sheet3.E95]-[Sheet3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-s260379653c1619961.ukp</text:p>
          </table:table-cell>
          <table:table-cell office:value-type="float" office:value="1.67676" calcext:value-type="float">
            <text:p>1.67676</text:p>
          </table:table-cell>
          <table:table-cell office:value-type="float" office:value="1.74" calcext:value-type="float">
            <text:p>1.74</text:p>
          </table:table-cell>
          <table:table-cell office:value-type="float" office:value="44300" calcext:value-type="float">
            <text:p>44300</text:p>
          </table:table-cell>
          <table:table-cell office:value-type="float" office:value="2069703" calcext:value-type="float">
            <text:p>2069703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" calcext:value-type="float">
            <text:p>22.1</text:p>
          </table:table-cell>
          <table:table-cell office:value-type="float" office:value="19664" calcext:value-type="float">
            <text:p>19664</text:p>
          </table:table-cell>
          <table:table-cell office:value-type="float" office:value="2069703" calcext:value-type="float">
            <text:p>2069703</text:p>
          </table:table-cell>
          <table:table-cell table:formula="of:=[Sheet3.E96]-[Sheet3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2-s351421871c1456334.ukp</text:p>
          </table:table-cell>
          <table:table-cell office:value-type="float" office:value="1.03389" calcext:value-type="float">
            <text:p>1.03389</text:p>
          </table:table-cell>
          <table:table-cell office:value-type="float" office:value="1.08" calcext:value-type="float">
            <text:p>1.08</text:p>
          </table:table-cell>
          <table:table-cell office:value-type="float" office:value="41784" calcext:value-type="float">
            <text:p>41784</text:p>
          </table:table-cell>
          <table:table-cell office:value-type="float" office:value="1874512" calcext:value-type="float">
            <text:p>1874512</text:p>
          </table:table-cell>
          <table:table-cell office:value-type="float" office:value="22.27333" calcext:value-type="float">
            <text:p>22.27333</text:p>
          </table:table-cell>
          <table:table-cell office:value-type="float" office:value="22.27" calcext:value-type="float">
            <text:p>22.27</text:p>
          </table:table-cell>
          <table:table-cell office:value-type="float" office:value="20028" calcext:value-type="float">
            <text:p>20028</text:p>
          </table:table-cell>
          <table:table-cell office:value-type="float" office:value="1874512" calcext:value-type="float">
            <text:p>1874512</text:p>
          </table:table-cell>
          <table:table-cell table:formula="of:=[Sheet3.E97]-[Sheet3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9-s977952308c1574937.ukp</text:p>
          </table:table-cell>
          <table:table-cell office:value-type="float" office:value="1.56283" calcext:value-type="float">
            <text:p>1.56283</text:p>
          </table:table-cell>
          <table:table-cell office:value-type="float" office:value="1.62" calcext:value-type="float">
            <text:p>1.62</text:p>
          </table:table-cell>
          <table:table-cell office:value-type="float" office:value="43552" calcext:value-type="float">
            <text:p>43552</text:p>
          </table:table-cell>
          <table:table-cell office:value-type="float" office:value="2023786" calcext:value-type="float">
            <text:p>2023786</text:p>
          </table:table-cell>
          <table:table-cell office:value-type="float" office:value="23.06333" calcext:value-type="float">
            <text:p>23.06333</text:p>
          </table:table-cell>
          <table:table-cell office:value-type="float" office:value="23.05" calcext:value-type="float">
            <text:p>23.05</text:p>
          </table:table-cell>
          <table:table-cell office:value-type="float" office:value="19720" calcext:value-type="float">
            <text:p>19720</text:p>
          </table:table-cell>
          <table:table-cell office:value-type="float" office:value="2023786" calcext:value-type="float">
            <text:p>2023786</text:p>
          </table:table-cell>
          <table:table-cell table:formula="of:=[Sheet3.E98]-[Sheet3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3-s955524903c1557446.ukp</text:p>
          </table:table-cell>
          <table:table-cell office:value-type="float" office:value="1.82712" calcext:value-type="float">
            <text:p>1.82712</text:p>
          </table:table-cell>
          <table:table-cell office:value-type="float" office:value="1.88" calcext:value-type="float">
            <text:p>1.88</text:p>
          </table:table-cell>
          <table:table-cell office:value-type="float" office:value="43312" calcext:value-type="float">
            <text:p>43312</text:p>
          </table:table-cell>
          <table:table-cell office:value-type="float" office:value="2000716" calcext:value-type="float">
            <text:p>2000716</text:p>
          </table:table-cell>
          <table:table-cell office:value-type="float" office:value="23.36" calcext:value-type="float">
            <text:p>23.36</text:p>
          </table:table-cell>
          <table:table-cell office:value-type="float" office:value="23.35" calcext:value-type="float">
            <text:p>23.35</text:p>
          </table:table-cell>
          <table:table-cell office:value-type="float" office:value="21528" calcext:value-type="float">
            <text:p>21528</text:p>
          </table:table-cell>
          <table:table-cell office:value-type="float" office:value="2000716" calcext:value-type="float">
            <text:p>2000716</text:p>
          </table:table-cell>
          <table:table-cell table:formula="of:=[Sheet3.E99]-[Sheet3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1-s945974533c1241558.ukp</text:p>
          </table:table-cell>
          <table:table-cell office:value-type="float" office:value="1.65847" calcext:value-type="float">
            <text:p>1.65847</text:p>
          </table:table-cell>
          <table:table-cell office:value-type="float" office:value="1.7" calcext:value-type="float">
            <text:p>1.7</text:p>
          </table:table-cell>
          <table:table-cell office:value-type="float" office:value="38392" calcext:value-type="float">
            <text:p>38392</text:p>
          </table:table-cell>
          <table:table-cell office:value-type="float" office:value="1584146" calcext:value-type="float">
            <text:p>1584146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5" calcext:value-type="float">
            <text:p>24.15</text:p>
          </table:table-cell>
          <table:table-cell office:value-type="float" office:value="19176" calcext:value-type="float">
            <text:p>19176</text:p>
          </table:table-cell>
          <table:table-cell office:value-type="float" office:value="1584146" calcext:value-type="float">
            <text:p>1584146</text:p>
          </table:table-cell>
          <table:table-cell table:formula="of:=[Sheet3.E100]-[Sheet3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8-s988774221c1804063.ukp</text:p>
          </table:table-cell>
          <table:table-cell office:value-type="float" office:value="1.53038" calcext:value-type="float">
            <text:p>1.53038</text:p>
          </table:table-cell>
          <table:table-cell office:value-type="float" office:value="1.58" calcext:value-type="float">
            <text:p>1.58</text:p>
          </table:table-cell>
          <table:table-cell office:value-type="float" office:value="47108" calcext:value-type="float">
            <text:p>47108</text:p>
          </table:table-cell>
          <table:table-cell office:value-type="float" office:value="2307782" calcext:value-type="float">
            <text:p>2307782</text:p>
          </table:table-cell>
          <table:table-cell office:value-type="float" office:value="25.22" calcext:value-type="float">
            <text:p>25.22</text:p>
          </table:table-cell>
          <table:table-cell office:value-type="float" office:value="25.24" calcext:value-type="float">
            <text:p>25.24</text:p>
          </table:table-cell>
          <table:table-cell office:value-type="float" office:value="19052" calcext:value-type="float">
            <text:p>19052</text:p>
          </table:table-cell>
          <table:table-cell office:value-type="float" office:value="2307782" calcext:value-type="float">
            <text:p>2307782</text:p>
          </table:table-cell>
          <table:table-cell table:formula="of:=[Sheet3.E101]-[Sheet3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4-s146571312c1427459.ukp</text:p>
          </table:table-cell>
          <table:table-cell office:value-type="float" office:value="1.55572" calcext:value-type="float">
            <text:p>1.55572</text:p>
          </table:table-cell>
          <table:table-cell office:value-type="float" office:value="1.6" calcext:value-type="float">
            <text:p>1.6</text:p>
          </table:table-cell>
          <table:table-cell office:value-type="float" office:value="41084" calcext:value-type="float">
            <text:p>41084</text:p>
          </table:table-cell>
          <table:table-cell office:value-type="float" office:value="1834056" calcext:value-type="float">
            <text:p>1834056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22012" calcext:value-type="float">
            <text:p>22012</text:p>
          </table:table-cell>
          <table:table-cell office:value-type="float" office:value="1834056" calcext:value-type="float">
            <text:p>1834056</text:p>
          </table:table-cell>
          <table:table-cell table:formula="of:=[Sheet3.E102]-[Sheet3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3-s917541816c1507409.ukp</text:p>
          </table:table-cell>
          <table:table-cell office:value-type="float" office:value="1.6814" calcext:value-type="float">
            <text:p>1.6814</text:p>
          </table:table-cell>
          <table:table-cell office:value-type="float" office:value="2.01" calcext:value-type="float">
            <text:p>2.01</text:p>
          </table:table-cell>
          <table:table-cell office:value-type="float" office:value="42504" calcext:value-type="float">
            <text:p>42504</text:p>
          </table:table-cell>
          <table:table-cell office:value-type="float" office:value="1928172" calcext:value-type="float">
            <text:p>1928172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20764" calcext:value-type="float">
            <text:p>20764</text:p>
          </table:table-cell>
          <table:table-cell office:value-type="float" office:value="1928172" calcext:value-type="float">
            <text:p>1928172</text:p>
          </table:table-cell>
          <table:table-cell table:formula="of:=[Sheet3.E103]-[Sheet3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5-s664964299c1087365.ukp</text:p>
          </table:table-cell>
          <table:table-cell office:value-type="float" office:value="1.68968" calcext:value-type="float">
            <text:p>1.68968</text:p>
          </table:table-cell>
          <table:table-cell office:value-type="float" office:value="1.74" calcext:value-type="float">
            <text:p>1.74</text:p>
          </table:table-cell>
          <table:table-cell office:value-type="float" office:value="36012" calcext:value-type="float">
            <text:p>36012</text:p>
          </table:table-cell>
          <table:table-cell office:value-type="float" office:value="1392975" calcext:value-type="float">
            <text:p>1392975</text:p>
          </table:table-cell>
          <table:table-cell table:number-columns-repeated="2" office:value-type="float" office:value="26.11" calcext:value-type="float">
            <text:p>26.11</text:p>
          </table:table-cell>
          <table:table-cell office:value-type="float" office:value="19380" calcext:value-type="float">
            <text:p>19380</text:p>
          </table:table-cell>
          <table:table-cell office:value-type="float" office:value="1392975" calcext:value-type="float">
            <text:p>1392975</text:p>
          </table:table-cell>
          <table:table-cell table:formula="of:=[Sheet3.E104]-[Sheet3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8-s397831828c1338008.ukp</text:p>
          </table:table-cell>
          <table:table-cell office:value-type="float" office:value="1.40599" calcext:value-type="float">
            <text:p>1.40599</text:p>
          </table:table-cell>
          <table:table-cell office:value-type="float" office:value="1.45" calcext:value-type="float">
            <text:p>1.4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1723" calcext:value-type="float">
            <text:p>1711723</text:p>
          </table:table-cell>
          <table:table-cell office:value-type="float" office:value="26.11333" calcext:value-type="float">
            <text:p>26.11333</text:p>
          </table:table-cell>
          <table:table-cell office:value-type="float" office:value="26.12" calcext:value-type="float">
            <text:p>26.12</text:p>
          </table:table-cell>
          <table:table-cell office:value-type="float" office:value="21252" calcext:value-type="float">
            <text:p>21252</text:p>
          </table:table-cell>
          <table:table-cell office:value-type="float" office:value="1711723" calcext:value-type="float">
            <text:p>1711723</text:p>
          </table:table-cell>
          <table:table-cell table:formula="of:=[Sheet3.E105]-[Sheet3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6-s405621139c1401964.ukp</text:p>
          </table:table-cell>
          <table:table-cell office:value-type="float" office:value="1.37502" calcext:value-type="float">
            <text:p>1.37502</text:p>
          </table:table-cell>
          <table:table-cell office:value-type="float" office:value="1.42" calcext:value-type="float">
            <text:p>1.42</text:p>
          </table:table-cell>
          <table:table-cell office:value-type="float" office:value="40808" calcext:value-type="float">
            <text:p>40808</text:p>
          </table:table-cell>
          <table:table-cell office:value-type="float" office:value="1787284" calcext:value-type="float">
            <text:p>1787284</text:p>
          </table:table-cell>
          <table:table-cell office:value-type="float" office:value="26.18333" calcext:value-type="float">
            <text:p>26.18333</text:p>
          </table:table-cell>
          <table:table-cell office:value-type="float" office:value="26.18" calcext:value-type="float">
            <text:p>26.18</text:p>
          </table:table-cell>
          <table:table-cell office:value-type="float" office:value="21568" calcext:value-type="float">
            <text:p>21568</text:p>
          </table:table-cell>
          <table:table-cell office:value-type="float" office:value="1787284" calcext:value-type="float">
            <text:p>1787284</text:p>
          </table:table-cell>
          <table:table-cell table:formula="of:=[Sheet3.E106]-[Sheet3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5-s152642710c1287618.ukp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1.29" calcext:value-type="float">
            <text:p>1.29</text:p>
          </table:table-cell>
          <table:table-cell office:value-type="float" office:value="39228" calcext:value-type="float">
            <text:p>39228</text:p>
          </table:table-cell>
          <table:table-cell office:value-type="float" office:value="1656838" calcext:value-type="float">
            <text:p>1656838</text:p>
          </table:table-cell>
          <table:table-cell office:value-type="float" office:value="26.22666" calcext:value-type="float">
            <text:p>26.22666</text:p>
          </table:table-cell>
          <table:table-cell office:value-type="float" office:value="26.22" calcext:value-type="float">
            <text:p>26.22</text:p>
          </table:table-cell>
          <table:table-cell office:value-type="float" office:value="19772" calcext:value-type="float">
            <text:p>19772</text:p>
          </table:table-cell>
          <table:table-cell office:value-type="float" office:value="1656838" calcext:value-type="float">
            <text:p>1656838</text:p>
          </table:table-cell>
          <table:table-cell table:formula="of:=[Sheet3.E107]-[Sheet3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4-s981619751c1449657.ukp</text:p>
          </table:table-cell>
          <table:table-cell office:value-type="float" office:value="1.45193" calcext:value-type="float">
            <text:p>1.45193</text:p>
          </table:table-cell>
          <table:table-cell office:value-type="float" office:value="1.5" calcext:value-type="float">
            <text:p>1.5</text:p>
          </table:table-cell>
          <table:table-cell office:value-type="float" office:value="41656" calcext:value-type="float">
            <text:p>41656</text:p>
          </table:table-cell>
          <table:table-cell office:value-type="float" office:value="1864046" calcext:value-type="float">
            <text:p>1864046</text:p>
          </table:table-cell>
          <table:table-cell office:value-type="float" office:value="26.30666" calcext:value-type="float">
            <text:p>26.30666</text:p>
          </table:table-cell>
          <table:table-cell office:value-type="float" office:value="26.31" calcext:value-type="float">
            <text:p>26.31</text:p>
          </table:table-cell>
          <table:table-cell office:value-type="float" office:value="19792" calcext:value-type="float">
            <text:p>19792</text:p>
          </table:table-cell>
          <table:table-cell office:value-type="float" office:value="1864046" calcext:value-type="float">
            <text:p>1864046</text:p>
          </table:table-cell>
          <table:table-cell table:formula="of:=[Sheet3.E108]-[Sheet3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1-s211003750c1454557.ukp</text:p>
          </table:table-cell>
          <table:table-cell office:value-type="float" office:value="1.58061" calcext:value-type="float">
            <text:p>1.58061</text:p>
          </table:table-cell>
          <table:table-cell office:value-type="float" office:value="1.63" calcext:value-type="float">
            <text:p>1.63</text:p>
          </table:table-cell>
          <table:table-cell office:value-type="float" office:value="41648" calcext:value-type="float">
            <text:p>41648</text:p>
          </table:table-cell>
          <table:table-cell office:value-type="float" office:value="1869071" calcext:value-type="float">
            <text:p>1869071</text:p>
          </table:table-cell>
          <table:table-cell table:number-columns-repeated="2" office:value-type="float" office:value="26.67" calcext:value-type="float">
            <text:p>26.67</text:p>
          </table:table-cell>
          <table:table-cell office:value-type="float" office:value="19032" calcext:value-type="float">
            <text:p>19032</text:p>
          </table:table-cell>
          <table:table-cell office:value-type="float" office:value="1869071" calcext:value-type="float">
            <text:p>1869071</text:p>
          </table:table-cell>
          <table:table-cell table:formula="of:=[Sheet3.E109]-[Sheet3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3-s898011697c1461384.ukp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1.17" calcext:value-type="float">
            <text:p>1.17</text:p>
          </table:table-cell>
          <table:table-cell office:value-type="float" office:value="41776" calcext:value-type="float">
            <text:p>41776</text:p>
          </table:table-cell>
          <table:table-cell office:value-type="float" office:value="1866053" calcext:value-type="float">
            <text:p>1866053</text:p>
          </table:table-cell>
          <table:table-cell office:value-type="float" office:value="26.91666" calcext:value-type="float">
            <text:p>26.91666</text:p>
          </table:table-cell>
          <table:table-cell office:value-type="float" office:value="26.91" calcext:value-type="float">
            <text:p>26.91</text:p>
          </table:table-cell>
          <table:table-cell office:value-type="float" office:value="19680" calcext:value-type="float">
            <text:p>19680</text:p>
          </table:table-cell>
          <table:table-cell office:value-type="float" office:value="1866053" calcext:value-type="float">
            <text:p>1866053</text:p>
          </table:table-cell>
          <table:table-cell table:formula="of:=[Sheet3.E110]-[Sheet3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7-s998577081c1500555.ukp</text:p>
          </table:table-cell>
          <table:table-cell office:value-type="float" office:value="1.391" calcext:value-type="float">
            <text:p>1.391</text:p>
          </table:table-cell>
          <table:table-cell office:value-type="float" office:value="1.44" calcext:value-type="float">
            <text:p>1.44</text:p>
          </table:table-cell>
          <table:table-cell office:value-type="float" office:value="42524" calcext:value-type="float">
            <text:p>42524</text:p>
          </table:table-cell>
          <table:table-cell office:value-type="float" office:value="1914517" calcext:value-type="float">
            <text:p>191451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96" calcext:value-type="float">
            <text:p>26.96</text:p>
          </table:table-cell>
          <table:table-cell office:value-type="float" office:value="20316" calcext:value-type="float">
            <text:p>20316</text:p>
          </table:table-cell>
          <table:table-cell office:value-type="float" office:value="1914517" calcext:value-type="float">
            <text:p>1914517</text:p>
          </table:table-cell>
          <table:table-cell table:formula="of:=[Sheet3.E111]-[Sheet3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-s135458708c1411727.ukp</text:p>
          </table:table-cell>
          <table:table-cell office:value-type="float" office:value="1.59288" calcext:value-type="float">
            <text:p>1.59288</text:p>
          </table:table-cell>
          <table:table-cell office:value-type="float" office:value="1.65" calcext:value-type="float">
            <text:p>1.65</text:p>
          </table:table-cell>
          <table:table-cell office:value-type="float" office:value="41148" calcext:value-type="float">
            <text:p>41148</text:p>
          </table:table-cell>
          <table:table-cell office:value-type="float" office:value="1815354" calcext:value-type="float">
            <text:p>1815354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5" calcext:value-type="float">
            <text:p>27.85</text:p>
          </table:table-cell>
          <table:table-cell office:value-type="float" office:value="21568" calcext:value-type="float">
            <text:p>21568</text:p>
          </table:table-cell>
          <table:table-cell office:value-type="float" office:value="1815354" calcext:value-type="float">
            <text:p>1815354</text:p>
          </table:table-cell>
          <table:table-cell table:formula="of:=[Sheet3.E112]-[Sheet3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5-s344310712c1599774.ukp</text:p>
          </table:table-cell>
          <table:table-cell office:value-type="float" office:value="1.47154" calcext:value-type="float">
            <text:p>1.47154</text:p>
          </table:table-cell>
          <table:table-cell office:value-type="float" office:value="1.53" calcext:value-type="float">
            <text:p>1.53</text:p>
          </table:table-cell>
          <table:table-cell office:value-type="float" office:value="43968" calcext:value-type="float">
            <text:p>43968</text:p>
          </table:table-cell>
          <table:table-cell office:value-type="float" office:value="2041987" calcext:value-type="float">
            <text:p>2041987</text:p>
          </table:table-cell>
          <table:table-cell office:value-type="float" office:value="27.99666" calcext:value-type="float">
            <text:p>27.99666</text:p>
          </table:table-cell>
          <table:table-cell office:value-type="float" office:value="27.99" calcext:value-type="float">
            <text:p>27.99</text:p>
          </table:table-cell>
          <table:table-cell office:value-type="float" office:value="21796" calcext:value-type="float">
            <text:p>21796</text:p>
          </table:table-cell>
          <table:table-cell office:value-type="float" office:value="2041987" calcext:value-type="float">
            <text:p>2041987</text:p>
          </table:table-cell>
          <table:table-cell table:formula="of:=[Sheet3.E113]-[Sheet3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-s463795034c1376516.ukp</text:p>
          </table:table-cell>
          <table:table-cell office:value-type="float" office:value="1.34847" calcext:value-type="float">
            <text:p>1.34847</text:p>
          </table:table-cell>
          <table:table-cell office:value-type="float" office:value="1.4" calcext:value-type="float">
            <text:p>1.4</text:p>
          </table:table-cell>
          <table:table-cell office:value-type="float" office:value="40488" calcext:value-type="float">
            <text:p>4048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68" calcext:value-type="float">
            <text:p>28.68</text:p>
          </table:table-cell>
          <table:table-cell office:value-type="float" office:value="21128" calcext:value-type="float">
            <text:p>21128</text:p>
          </table:table-cell>
          <table:table-cell office:value-type="float" office:value="1765896" calcext:value-type="float">
            <text:p>1765896</text:p>
          </table:table-cell>
          <table:table-cell table:formula="of:=[Sheet3.E114]-[Sheet3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5-s419785115c1627187.ukp</text:p>
          </table:table-cell>
          <table:table-cell office:value-type="float" office:value="2.34742" calcext:value-type="float">
            <text:p>2.34742</text:p>
          </table:table-cell>
          <table:table-cell office:value-type="float" office:value="2.41" calcext:value-type="float">
            <text:p>2.41</text:p>
          </table:table-cell>
          <table:table-cell office:value-type="float" office:value="44324" calcext:value-type="float">
            <text:p>44324</text:p>
          </table:table-cell>
          <table:table-cell office:value-type="float" office:value="2088818" calcext:value-type="float">
            <text:p>2088818</text:p>
          </table:table-cell>
          <table:table-cell office:value-type="float" office:value="28.78" calcext:value-type="float">
            <text:p>28.78</text:p>
          </table:table-cell>
          <table:table-cell office:value-type="float" office:value="28.77" calcext:value-type="float">
            <text:p>28.77</text:p>
          </table:table-cell>
          <table:table-cell office:value-type="float" office:value="19104" calcext:value-type="float">
            <text:p>19104</text:p>
          </table:table-cell>
          <table:table-cell office:value-type="float" office:value="2088818" calcext:value-type="float">
            <text:p>2088818</text:p>
          </table:table-cell>
          <table:table-cell table:formula="of:=[Sheet3.E115]-[Sheet3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6-s661392405c1116962.ukp</text:p>
          </table:table-cell>
          <table:table-cell office:value-type="float" office:value="1.42322" calcext:value-type="float">
            <text:p>1.42322</text:p>
          </table:table-cell>
          <table:table-cell office:value-type="float" office:value="1.47" calcext:value-type="float">
            <text:p>1.47</text:p>
          </table:table-cell>
          <table:table-cell office:value-type="float" office:value="36436" calcext:value-type="float">
            <text:p>36436</text:p>
          </table:table-cell>
          <table:table-cell office:value-type="float" office:value="1438301" calcext:value-type="float">
            <text:p>1438301</text:p>
          </table:table-cell>
          <table:table-cell office:value-type="float" office:value="28.88666" calcext:value-type="float">
            <text:p>28.88666</text:p>
          </table:table-cell>
          <table:table-cell office:value-type="float" office:value="28.88" calcext:value-type="float">
            <text:p>28.88</text:p>
          </table:table-cell>
          <table:table-cell office:value-type="float" office:value="21088" calcext:value-type="float">
            <text:p>21088</text:p>
          </table:table-cell>
          <table:table-cell office:value-type="float" office:value="1438301" calcext:value-type="float">
            <text:p>1438301</text:p>
          </table:table-cell>
          <table:table-cell table:formula="of:=[Sheet3.E116]-[Sheet3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8-s19360487c1026799.ukp</text:p>
          </table:table-cell>
          <table:table-cell office:value-type="float" office:value="1.32743" calcext:value-type="float">
            <text:p>1.32743</text:p>
          </table:table-cell>
          <table:table-cell office:value-type="float" office:value="1.37" calcext:value-type="float">
            <text:p>1.37</text:p>
          </table:table-cell>
          <table:table-cell office:value-type="float" office:value="35000" calcext:value-type="float">
            <text:p>35000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28.95333" calcext:value-type="float">
            <text:p>28.95333</text:p>
          </table:table-cell>
          <table:table-cell office:value-type="float" office:value="28.93" calcext:value-type="float">
            <text:p>28.93</text:p>
          </table:table-cell>
          <table:table-cell office:value-type="float" office:value="19348" calcext:value-type="float">
            <text:p>19348</text:p>
          </table:table-cell>
          <table:table-cell office:value-type="float" office:value="1313352" calcext:value-type="float">
            <text:p>1313352</text:p>
          </table:table-cell>
          <table:table-cell table:formula="of:=[Sheet3.E117]-[Sheet3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5-s802259763c1938380.ukp</text:p>
          </table:table-cell>
          <table:table-cell office:value-type="float" office:value="1.58498" calcext:value-type="float">
            <text:p>1.58498</text:p>
          </table:table-cell>
          <table:table-cell office:value-type="float" office:value="1.63" calcext:value-type="float">
            <text:p>1.63</text:p>
          </table:table-cell>
          <table:table-cell office:value-type="float" office:value="49416" calcext:value-type="float">
            <text:p>49416</text:p>
          </table:table-cell>
          <table:table-cell office:value-type="float" office:value="2502016" calcext:value-type="float">
            <text:p>2502016</text:p>
          </table:table-cell>
          <table:table-cell office:value-type="float" office:value="29.31666" calcext:value-type="float">
            <text:p>29.31666</text:p>
          </table:table-cell>
          <table:table-cell office:value-type="float" office:value="29.3" calcext:value-type="float">
            <text:p>29.3</text:p>
          </table:table-cell>
          <table:table-cell office:value-type="float" office:value="20712" calcext:value-type="float">
            <text:p>20712</text:p>
          </table:table-cell>
          <table:table-cell office:value-type="float" office:value="2502016" calcext:value-type="float">
            <text:p>2502016</text:p>
          </table:table-cell>
          <table:table-cell table:formula="of:=[Sheet3.E118]-[Sheet3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3-s362367963c1211137.ukp</text:p>
          </table:table-cell>
          <table:table-cell office:value-type="float" office:value="1.19793" calcext:value-type="float">
            <text:p>1.19793</text:p>
          </table:table-cell>
          <table:table-cell office:value-type="float" office:value="1.24" calcext:value-type="float">
            <text:p>1.24</text:p>
          </table:table-cell>
          <table:table-cell office:value-type="float" office:value="37896" calcext:value-type="float">
            <text:p>37896</text:p>
          </table:table-cell>
          <table:table-cell office:value-type="float" office:value="1552575" calcext:value-type="float">
            <text:p>1552575</text:p>
          </table:table-cell>
          <table:table-cell table:number-columns-repeated="2" office:value-type="float" office:value="30.02" calcext:value-type="float">
            <text:p>30.02</text:p>
          </table:table-cell>
          <table:table-cell office:value-type="float" office:value="20284" calcext:value-type="float">
            <text:p>20284</text:p>
          </table:table-cell>
          <table:table-cell office:value-type="float" office:value="1552575" calcext:value-type="float">
            <text:p>1552575</text:p>
          </table:table-cell>
          <table:table-cell table:formula="of:=[Sheet3.E119]-[Sheet3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0-s53290165c1262796.ukp</text:p>
          </table:table-cell>
          <table:table-cell office:value-type="float" office:value="1.38052" calcext:value-type="float">
            <text:p>1.38052</text:p>
          </table:table-cell>
          <table:table-cell office:value-type="float" office:value="1.43" calcext:value-type="float">
            <text:p>1.43</text:p>
          </table:table-cell>
          <table:table-cell office:value-type="float" office:value="38724" calcext:value-type="float">
            <text:p>38724</text:p>
          </table:table-cell>
          <table:table-cell office:value-type="float" office:value="1617445" calcext:value-type="float">
            <text:p>1617445</text:p>
          </table:table-cell>
          <table:table-cell office:value-type="float" office:value="30.17333" calcext:value-type="float">
            <text:p>30.17333</text:p>
          </table:table-cell>
          <table:table-cell office:value-type="float" office:value="30.17" calcext:value-type="float">
            <text:p>30.17</text:p>
          </table:table-cell>
          <table:table-cell office:value-type="float" office:value="20896" calcext:value-type="float">
            <text:p>20896</text:p>
          </table:table-cell>
          <table:table-cell office:value-type="float" office:value="1617445" calcext:value-type="float">
            <text:p>1617445</text:p>
          </table:table-cell>
          <table:table-cell table:formula="of:=[Sheet3.E120]-[Sheet3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8-s678444546c1152528.ukp</text:p>
          </table:table-cell>
          <table:table-cell office:value-type="float" office:value="1.81724" calcext:value-type="float">
            <text:p>1.81724</text:p>
          </table:table-cell>
          <table:table-cell office:value-type="float" office:value="1.86" calcext:value-type="float">
            <text:p>1.86</text:p>
          </table:table-cell>
          <table:table-cell office:value-type="float" office:value="36812" calcext:value-type="float">
            <text:p>36812</text:p>
          </table:table-cell>
          <table:table-cell office:value-type="float" office:value="1476577" calcext:value-type="float">
            <text:p>1476577</text:p>
          </table:table-cell>
          <table:table-cell office:value-type="float" office:value="30.24" calcext:value-type="float">
            <text:p>30.24</text:p>
          </table:table-cell>
          <table:table-cell office:value-type="float" office:value="30.23" calcext:value-type="float">
            <text:p>30.23</text:p>
          </table:table-cell>
          <table:table-cell office:value-type="float" office:value="19004" calcext:value-type="float">
            <text:p>19004</text:p>
          </table:table-cell>
          <table:table-cell office:value-type="float" office:value="1476577" calcext:value-type="float">
            <text:p>1476577</text:p>
          </table:table-cell>
          <table:table-cell table:formula="of:=[Sheet3.E121]-[Sheet3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2-s731025097c1051774.ukp</text:p>
          </table:table-cell>
          <table:table-cell office:value-type="float" office:value="1.09395" calcext:value-type="float">
            <text:p>1.09395</text:p>
          </table:table-cell>
          <table:table-cell office:value-type="float" office:value="1.14" calcext:value-type="float">
            <text:p>1.14</text:p>
          </table:table-cell>
          <table:table-cell office:value-type="float" office:value="35540" calcext:value-type="float">
            <text:p>35540</text:p>
          </table:table-cell>
          <table:table-cell office:value-type="float" office:value="1339633" calcext:value-type="float">
            <text:p>1339633</text:p>
          </table:table-cell>
          <table:table-cell office:value-type="float" office:value="30.77" calcext:value-type="float">
            <text:p>30.77</text:p>
          </table:table-cell>
          <table:table-cell office:value-type="float" office:value="30.76" calcext:value-type="float">
            <text:p>30.76</text:p>
          </table:table-cell>
          <table:table-cell office:value-type="float" office:value="19440" calcext:value-type="float">
            <text:p>19440</text:p>
          </table:table-cell>
          <table:table-cell office:value-type="float" office:value="1339633" calcext:value-type="float">
            <text:p>1339633</text:p>
          </table:table-cell>
          <table:table-cell table:formula="of:=[Sheet3.E122]-[Sheet3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5-s995770624c1634233.ukp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1.25" calcext:value-type="float">
            <text:p>1.25</text:p>
          </table:table-cell>
          <table:table-cell office:value-type="float" office:value="44484" calcext:value-type="float">
            <text:p>44484</text:p>
          </table:table-cell>
          <table:table-cell office:value-type="float" office:value="2085793" calcext:value-type="float">
            <text:p>2085793</text:p>
          </table:table-cell>
          <table:table-cell office:value-type="float" office:value="31.24666" calcext:value-type="float">
            <text:p>31.24666</text:p>
          </table:table-cell>
          <table:table-cell office:value-type="float" office:value="31.24" calcext:value-type="float">
            <text:p>31.24</text:p>
          </table:table-cell>
          <table:table-cell office:value-type="float" office:value="21304" calcext:value-type="float">
            <text:p>21304</text:p>
          </table:table-cell>
          <table:table-cell office:value-type="float" office:value="2085793" calcext:value-type="float">
            <text:p>2085793</text:p>
          </table:table-cell>
          <table:table-cell table:formula="of:=[Sheet3.E123]-[Sheet3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3-s915027660c1358566.ukp</text:p>
          </table:table-cell>
          <table:table-cell office:value-type="float" office:value="1.60008" calcext:value-type="float">
            <text:p>1.60008</text:p>
          </table:table-cell>
          <table:table-cell office:value-type="float" office:value="1.65" calcext:value-type="float">
            <text:p>1.65</text:p>
          </table:table-cell>
          <table:table-cell office:value-type="float" office:value="40168" calcext:value-type="float">
            <text:p>40168</text:p>
          </table:table-cell>
          <table:table-cell office:value-type="float" office:value="1738483" calcext:value-type="float">
            <text:p>1738483</text:p>
          </table:table-cell>
          <table:table-cell office:value-type="float" office:value="31.26333" calcext:value-type="float">
            <text:p>31.26333</text:p>
          </table:table-cell>
          <table:table-cell office:value-type="float" office:value="31.26" calcext:value-type="float">
            <text:p>31.26</text:p>
          </table:table-cell>
          <table:table-cell office:value-type="float" office:value="19580" calcext:value-type="float">
            <text:p>19580</text:p>
          </table:table-cell>
          <table:table-cell office:value-type="float" office:value="1738483" calcext:value-type="float">
            <text:p>1738483</text:p>
          </table:table-cell>
          <table:table-cell table:formula="of:=[Sheet3.E124]-[Sheet3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8-s865461609c1233835.ukp</text:p>
          </table:table-cell>
          <table:table-cell office:value-type="float" office:value="1.52046" calcext:value-type="float">
            <text:p>1.52046</text:p>
          </table:table-cell>
          <table:table-cell office:value-type="float" office:value="1.57" calcext:value-type="float">
            <text:p>1.57</text:p>
          </table:table-cell>
          <table:table-cell office:value-type="float" office:value="38256" calcext:value-type="float">
            <text:p>38256</text:p>
          </table:table-cell>
          <table:table-cell office:value-type="float" office:value="1578298" calcext:value-type="float">
            <text:p>1578298</text:p>
          </table:table-cell>
          <table:table-cell office:value-type="float" office:value="31.40666" calcext:value-type="float">
            <text:p>31.40666</text:p>
          </table:table-cell>
          <table:table-cell office:value-type="float" office:value="31.4" calcext:value-type="float">
            <text:p>31.4</text:p>
          </table:table-cell>
          <table:table-cell office:value-type="float" office:value="20624" calcext:value-type="float">
            <text:p>20624</text:p>
          </table:table-cell>
          <table:table-cell office:value-type="float" office:value="1578298" calcext:value-type="float">
            <text:p>1578298</text:p>
          </table:table-cell>
          <table:table-cell table:formula="of:=[Sheet3.E125]-[Sheet3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7-s389788488c1551240.ukp</text:p>
          </table:table-cell>
          <table:table-cell office:value-type="float" office:value="2.65863" calcext:value-type="float">
            <text:p>2.65863</text:p>
          </table:table-cell>
          <table:table-cell office:value-type="float" office:value="2.73" calcext:value-type="float">
            <text:p>2.73</text:p>
          </table:table-cell>
          <table:table-cell office:value-type="float" office:value="43224" calcext:value-type="float">
            <text:p>43224</text:p>
          </table:table-cell>
          <table:table-cell office:value-type="float" office:value="1984104" calcext:value-type="float">
            <text:p>1984104</text:p>
          </table:table-cell>
          <table:table-cell office:value-type="float" office:value="31.46666" calcext:value-type="float">
            <text:p>31.46666</text:p>
          </table:table-cell>
          <table:table-cell office:value-type="float" office:value="31.47" calcext:value-type="float">
            <text:p>31.47</text:p>
          </table:table-cell>
          <table:table-cell office:value-type="float" office:value="18832" calcext:value-type="float">
            <text:p>18832</text:p>
          </table:table-cell>
          <table:table-cell office:value-type="float" office:value="1984104" calcext:value-type="float">
            <text:p>1984104</text:p>
          </table:table-cell>
          <table:table-cell table:formula="of:=[Sheet3.E126]-[Sheet3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0-s810086031c1546141.ukp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" calcext:value-type="float">
            <text:p>1.2</text:p>
          </table:table-cell>
          <table:table-cell office:value-type="float" office:value="43168" calcext:value-type="float">
            <text:p>43168</text:p>
          </table:table-cell>
          <table:table-cell office:value-type="float" office:value="1965553" calcext:value-type="float">
            <text:p>1965553</text:p>
          </table:table-cell>
          <table:table-cell office:value-type="float" office:value="31.74333" calcext:value-type="float">
            <text:p>31.74333</text:p>
          </table:table-cell>
          <table:table-cell office:value-type="float" office:value="31.73" calcext:value-type="float">
            <text:p>31.73</text:p>
          </table:table-cell>
          <table:table-cell office:value-type="float" office:value="22100" calcext:value-type="float">
            <text:p>22100</text:p>
          </table:table-cell>
          <table:table-cell office:value-type="float" office:value="1965553" calcext:value-type="float">
            <text:p>1965553</text:p>
          </table:table-cell>
          <table:table-cell table:formula="of:=[Sheet3.E127]-[Sheet3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0-s155213243c1302296.ukp</text:p>
          </table:table-cell>
          <table:table-cell office:value-type="float" office:value="1.17867" calcext:value-type="float">
            <text:p>1.17867</text:p>
          </table:table-cell>
          <table:table-cell office:value-type="float" office:value="1.4" calcext:value-type="float">
            <text:p>1.4</text:p>
          </table:table-cell>
          <table:table-cell office:value-type="float" office:value="39472" calcext:value-type="float">
            <text:p>39472</text:p>
          </table:table-cell>
          <table:table-cell office:value-type="float" office:value="1669053" calcext:value-type="float">
            <text:p>1669053</text:p>
          </table:table-cell>
          <table:table-cell office:value-type="float" office:value="32.92666" calcext:value-type="float">
            <text:p>32.92666</text:p>
          </table:table-cell>
          <table:table-cell office:value-type="float" office:value="32.92" calcext:value-type="float">
            <text:p>32.92</text:p>
          </table:table-cell>
          <table:table-cell office:value-type="float" office:value="21236" calcext:value-type="float">
            <text:p>21236</text:p>
          </table:table-cell>
          <table:table-cell office:value-type="float" office:value="1669053" calcext:value-type="float">
            <text:p>1669053</text:p>
          </table:table-cell>
          <table:table-cell table:formula="of:=[Sheet3.E128]-[Sheet3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6-s11639593c1278571.ukp</text:p>
          </table:table-cell>
          <table:table-cell office:value-type="float" office:value="1.89814" calcext:value-type="float">
            <text:p>1.89814</text:p>
          </table:table-cell>
          <table:table-cell office:value-type="float" office:value="1.94" calcext:value-type="float">
            <text:p>1.94</text:p>
          </table:table-cell>
          <table:table-cell office:value-type="float" office:value="38912" calcext:value-type="float">
            <text:p>38912</text:p>
          </table:table-cell>
          <table:table-cell office:value-type="float" office:value="1637021" calcext:value-type="float">
            <text:p>1637021</text:p>
          </table:table-cell>
          <table:table-cell office:value-type="float" office:value="33.21333" calcext:value-type="float">
            <text:p>33.21333</text:p>
          </table:table-cell>
          <table:table-cell office:value-type="float" office:value="33.2" calcext:value-type="float">
            <text:p>33.2</text:p>
          </table:table-cell>
          <table:table-cell office:value-type="float" office:value="19336" calcext:value-type="float">
            <text:p>19336</text:p>
          </table:table-cell>
          <table:table-cell office:value-type="float" office:value="1637021" calcext:value-type="float">
            <text:p>1637021</text:p>
          </table:table-cell>
          <table:table-cell table:formula="of:=[Sheet3.E129]-[Sheet3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5-s609893802c1577168.ukp</text:p>
          </table:table-cell>
          <table:table-cell office:value-type="float" office:value="2.07087" calcext:value-type="float">
            <text:p>2.07087</text:p>
          </table:table-cell>
          <table:table-cell office:value-type="float" office:value="2.14" calcext:value-type="float">
            <text:p>2.14</text:p>
          </table:table-cell>
          <table:table-cell office:value-type="float" office:value="43668" calcext:value-type="float">
            <text:p>43668</text:p>
          </table:table-cell>
          <table:table-cell office:value-type="float" office:value="2013610" calcext:value-type="float">
            <text:p>2013610</text:p>
          </table:table-cell>
          <table:table-cell office:value-type="float" office:value="33.26666" calcext:value-type="float">
            <text:p>33.26666</text:p>
          </table:table-cell>
          <table:table-cell office:value-type="float" office:value="33.25" calcext:value-type="float">
            <text:p>33.25</text:p>
          </table:table-cell>
          <table:table-cell office:value-type="float" office:value="21480" calcext:value-type="float">
            <text:p>21480</text:p>
          </table:table-cell>
          <table:table-cell office:value-type="float" office:value="2013610" calcext:value-type="float">
            <text:p>2013610</text:p>
          </table:table-cell>
          <table:table-cell table:formula="of:=[Sheet3.E130]-[Sheet3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3-s512984724c1600843.ukp</text:p>
          </table:table-cell>
          <table:table-cell office:value-type="float" office:value="2.02923" calcext:value-type="float">
            <text:p>2.02923</text:p>
          </table:table-cell>
          <table:table-cell office:value-type="float" office:value="2.08" calcext:value-type="float">
            <text:p>2.08</text:p>
          </table:table-cell>
          <table:table-cell office:value-type="float" office:value="43908" calcext:value-type="float">
            <text:p>43908</text:p>
          </table:table-cell>
          <table:table-cell office:value-type="float" office:value="2042578" calcext:value-type="float">
            <text:p>2042578</text:p>
          </table:table-cell>
          <table:table-cell office:value-type="float" office:value="33.55333" calcext:value-type="float">
            <text:p>33.55333</text:p>
          </table:table-cell>
          <table:table-cell office:value-type="float" office:value="33.56" calcext:value-type="float">
            <text:p>33.56</text:p>
          </table:table-cell>
          <table:table-cell office:value-type="float" office:value="22248" calcext:value-type="float">
            <text:p>22248</text:p>
          </table:table-cell>
          <table:table-cell office:value-type="float" office:value="2042578" calcext:value-type="float">
            <text:p>2042578</text:p>
          </table:table-cell>
          <table:table-cell table:formula="of:=[Sheet3.E131]-[Sheet3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4-s512463211c1276908.ukp</text:p>
          </table:table-cell>
          <table:table-cell office:value-type="float" office:value="1.92275" calcext:value-type="float">
            <text:p>1.92275</text:p>
          </table:table-cell>
          <table:table-cell office:value-type="float" office:value="1.97" calcext:value-type="float">
            <text:p>1.97</text:p>
          </table:table-cell>
          <table:table-cell office:value-type="float" office:value="38932" calcext:value-type="float">
            <text:p>38932</text:p>
          </table:table-cell>
          <table:table-cell office:value-type="float" office:value="1643863" calcext:value-type="float">
            <text:p>1643863</text:p>
          </table:table-cell>
          <table:table-cell office:value-type="float" office:value="33.60333" calcext:value-type="float">
            <text:p>33.60333</text:p>
          </table:table-cell>
          <table:table-cell office:value-type="float" office:value="33.59" calcext:value-type="float">
            <text:p>33.59</text:p>
          </table:table-cell>
          <table:table-cell office:value-type="float" office:value="20720" calcext:value-type="float">
            <text:p>20720</text:p>
          </table:table-cell>
          <table:table-cell office:value-type="float" office:value="1643863" calcext:value-type="float">
            <text:p>1643863</text:p>
          </table:table-cell>
          <table:table-cell table:formula="of:=[Sheet3.E132]-[Sheet3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8-s633218386c1369500.ukp</text:p>
          </table:table-cell>
          <table:table-cell office:value-type="float" office:value="1.24796" calcext:value-type="float">
            <text:p>1.24796</text:p>
          </table:table-cell>
          <table:table-cell office:value-type="float" office:value="1.29" calcext:value-type="float">
            <text:p>1.29</text:p>
          </table:table-cell>
          <table:table-cell office:value-type="float" office:value="40448" calcext:value-type="float">
            <text:p>40448</text:p>
          </table:table-cell>
          <table:table-cell office:value-type="float" office:value="1740605" calcext:value-type="float">
            <text:p>1740605</text:p>
          </table:table-cell>
          <table:table-cell office:value-type="float" office:value="33.79333" calcext:value-type="float">
            <text:p>33.79333</text:p>
          </table:table-cell>
          <table:table-cell office:value-type="float" office:value="33.79" calcext:value-type="float">
            <text:p>33.79</text:p>
          </table:table-cell>
          <table:table-cell office:value-type="float" office:value="23088" calcext:value-type="float">
            <text:p>23088</text:p>
          </table:table-cell>
          <table:table-cell office:value-type="float" office:value="1740605" calcext:value-type="float">
            <text:p>1740605</text:p>
          </table:table-cell>
          <table:table-cell table:formula="of:=[Sheet3.E133]-[Sheet3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-s855531081c1465391.ukp</text:p>
          </table:table-cell>
          <table:table-cell office:value-type="float" office:value="2.10666" calcext:value-type="float">
            <text:p>2.10666</text:p>
          </table:table-cell>
          <table:table-cell office:value-type="float" office:value="2.32" calcext:value-type="float">
            <text:p>2.32</text:p>
          </table:table-cell>
          <table:table-cell office:value-type="float" office:value="41876" calcext:value-type="float">
            <text:p>41876</text:p>
          </table:table-cell>
          <table:table-cell office:value-type="float" office:value="1878777" calcext:value-type="float">
            <text:p>1878777</text:p>
          </table:table-cell>
          <table:table-cell office:value-type="float" office:value="34.26333" calcext:value-type="float">
            <text:p>34.26333</text:p>
          </table:table-cell>
          <table:table-cell office:value-type="float" office:value="34.26" calcext:value-type="float">
            <text:p>34.26</text:p>
          </table:table-cell>
          <table:table-cell office:value-type="float" office:value="22252" calcext:value-type="float">
            <text:p>22252</text:p>
          </table:table-cell>
          <table:table-cell office:value-type="float" office:value="1878777" calcext:value-type="float">
            <text:p>1878777</text:p>
          </table:table-cell>
          <table:table-cell table:formula="of:=[Sheet3.E134]-[Sheet3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-s774727805c1128316.ukp</text:p>
          </table:table-cell>
          <table:table-cell office:value-type="float" office:value="1.02912" calcext:value-type="float">
            <text:p>1.02912</text:p>
          </table:table-cell>
          <table:table-cell office:value-type="float" office:value="1.08" calcext:value-type="float">
            <text:p>1.08</text:p>
          </table:table-cell>
          <table:table-cell office:value-type="float" office:value="36460" calcext:value-type="float">
            <text:p>36460</text:p>
          </table:table-cell>
          <table:table-cell office:value-type="float" office:value="1438367" calcext:value-type="float">
            <text:p>1438367</text:p>
          </table:table-cell>
          <table:table-cell office:value-type="float" office:value="34.77333" calcext:value-type="float">
            <text:p>34.77333</text:p>
          </table:table-cell>
          <table:table-cell office:value-type="float" office:value="34.76" calcext:value-type="float">
            <text:p>34.76</text:p>
          </table:table-cell>
          <table:table-cell office:value-type="float" office:value="21448" calcext:value-type="float">
            <text:p>21448</text:p>
          </table:table-cell>
          <table:table-cell office:value-type="float" office:value="1438367" calcext:value-type="float">
            <text:p>1438367</text:p>
          </table:table-cell>
          <table:table-cell table:formula="of:=[Sheet3.E135]-[Sheet3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6-s207893161c1106990.ukp</text:p>
          </table:table-cell>
          <table:table-cell office:value-type="float" office:value="1.4308" calcext:value-type="float">
            <text:p>1.4308</text:p>
          </table:table-cell>
          <table:table-cell office:value-type="float" office:value="1.5" calcext:value-type="float">
            <text:p>1.5</text:p>
          </table:table-cell>
          <table:table-cell office:value-type="float" office:value="36252" calcext:value-type="float">
            <text:p>36252</text:p>
          </table:table-cell>
          <table:table-cell office:value-type="float" office:value="1422082" calcext:value-type="float">
            <text:p>1422082</text:p>
          </table:table-cell>
          <table:table-cell office:value-type="float" office:value="34.93" calcext:value-type="float">
            <text:p>34.93</text:p>
          </table:table-cell>
          <table:table-cell office:value-type="float" office:value="34.92" calcext:value-type="float">
            <text:p>34.92</text:p>
          </table:table-cell>
          <table:table-cell office:value-type="float" office:value="21220" calcext:value-type="float">
            <text:p>21220</text:p>
          </table:table-cell>
          <table:table-cell office:value-type="float" office:value="1422082" calcext:value-type="float">
            <text:p>1422082</text:p>
          </table:table-cell>
          <table:table-cell table:formula="of:=[Sheet3.E136]-[Sheet3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3-s217583718c1439577.ukp</text:p>
          </table:table-cell>
          <table:table-cell office:value-type="float" office:value="1.30648" calcext:value-type="float">
            <text:p>1.30648</text:p>
          </table:table-cell>
          <table:table-cell office:value-type="float" office:value="1.35" calcext:value-type="float">
            <text:p>1.35</text:p>
          </table:table-cell>
          <table:table-cell office:value-type="float" office:value="41476" calcext:value-type="float">
            <text:p>41476</text:p>
          </table:table-cell>
          <table:table-cell office:value-type="float" office:value="1844760" calcext:value-type="float">
            <text:p>1844760</text:p>
          </table:table-cell>
          <table:table-cell office:value-type="float" office:value="35.70333" calcext:value-type="float">
            <text:p>35.70333</text:p>
          </table:table-cell>
          <table:table-cell office:value-type="float" office:value="35.68" calcext:value-type="float">
            <text:p>35.68</text:p>
          </table:table-cell>
          <table:table-cell office:value-type="float" office:value="22252" calcext:value-type="float">
            <text:p>22252</text:p>
          </table:table-cell>
          <table:table-cell office:value-type="float" office:value="1844760" calcext:value-type="float">
            <text:p>1844760</text:p>
          </table:table-cell>
          <table:table-cell table:formula="of:=[Sheet3.E137]-[Sheet3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33-s731218263c1046919.ukp</text:p>
          </table:table-cell>
          <table:table-cell office:value-type="float" office:value="1.29325" calcext:value-type="float">
            <text:p>1.29325</text:p>
          </table:table-cell>
          <table:table-cell office:value-type="float" office:value="1.34" calcext:value-type="float">
            <text:p>1.34</text:p>
          </table:table-cell>
          <table:table-cell office:value-type="float" office:value="35308" calcext:value-type="float">
            <text:p>35308</text:p>
          </table:table-cell>
          <table:table-cell office:value-type="float" office:value="1334722" calcext:value-type="float">
            <text:p>1334722</text:p>
          </table:table-cell>
          <table:table-cell office:value-type="float" office:value="35.81666" calcext:value-type="float">
            <text:p>35.81666</text:p>
          </table:table-cell>
          <table:table-cell office:value-type="float" office:value="35.8" calcext:value-type="float">
            <text:p>35.8</text:p>
          </table:table-cell>
          <table:table-cell office:value-type="float" office:value="23452" calcext:value-type="float">
            <text:p>23452</text:p>
          </table:table-cell>
          <table:table-cell office:value-type="float" office:value="1334722" calcext:value-type="float">
            <text:p>1334722</text:p>
          </table:table-cell>
          <table:table-cell table:formula="of:=[Sheet3.E138]-[Sheet3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6-s764445182c1340663.ukp</text:p>
          </table:table-cell>
          <table:table-cell office:value-type="float" office:value="1.48116" calcext:value-type="float">
            <text:p>1.48116</text:p>
          </table:table-cell>
          <table:table-cell office:value-type="float" office:value="1.53" calcext:value-type="float">
            <text:p>1.53</text:p>
          </table:table-cell>
          <table:table-cell office:value-type="float" office:value="39904" calcext:value-type="float">
            <text:p>39904</text:p>
          </table:table-cell>
          <table:table-cell office:value-type="float" office:value="1713186" calcext:value-type="float">
            <text:p>1713186</text:p>
          </table:table-cell>
          <table:table-cell office:value-type="float" office:value="36.52666" calcext:value-type="float">
            <text:p>36.52666</text:p>
          </table:table-cell>
          <table:table-cell office:value-type="float" office:value="36.51" calcext:value-type="float">
            <text:p>36.51</text:p>
          </table:table-cell>
          <table:table-cell office:value-type="float" office:value="20860" calcext:value-type="float">
            <text:p>20860</text:p>
          </table:table-cell>
          <table:table-cell office:value-type="float" office:value="1713186" calcext:value-type="float">
            <text:p>1713186</text:p>
          </table:table-cell>
          <table:table-cell table:formula="of:=[Sheet3.E139]-[Sheet3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-s618866736c1081259.ukp</text:p>
          </table:table-cell>
          <table:table-cell office:value-type="float" office:value="1.25045" calcext:value-type="float">
            <text:p>1.25045</text:p>
          </table:table-cell>
          <table:table-cell office:value-type="float" office:value="1.31" calcext:value-type="float">
            <text:p>1.31</text:p>
          </table:table-cell>
          <table:table-cell office:value-type="float" office:value="35824" calcext:value-type="float">
            <text:p>35824</text:p>
          </table:table-cell>
          <table:table-cell office:value-type="float" office:value="1375802" calcext:value-type="float">
            <text:p>1375802</text:p>
          </table:table-cell>
          <table:table-cell office:value-type="float" office:value="39.28333" calcext:value-type="float">
            <text:p>39.28333</text:p>
          </table:table-cell>
          <table:table-cell office:value-type="float" office:value="39.27" calcext:value-type="float">
            <text:p>39.27</text:p>
          </table:table-cell>
          <table:table-cell office:value-type="float" office:value="21192" calcext:value-type="float">
            <text:p>21192</text:p>
          </table:table-cell>
          <table:table-cell office:value-type="float" office:value="1375802" calcext:value-type="float">
            <text:p>1375802</text:p>
          </table:table-cell>
          <table:table-cell table:formula="of:=[Sheet3.E140]-[Sheet3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0-s972099972c1534114.ukp</text:p>
          </table:table-cell>
          <table:table-cell office:value-type="float" office:value="2.22953" calcext:value-type="float">
            <text:p>2.22953</text:p>
          </table:table-cell>
          <table:table-cell office:value-type="float" office:value="2.29" calcext:value-type="float">
            <text:p>2.29</text:p>
          </table:table-cell>
          <table:table-cell office:value-type="float" office:value="42892" calcext:value-type="float">
            <text:p>42892</text:p>
          </table:table-cell>
          <table:table-cell office:value-type="float" office:value="1964449" calcext:value-type="float">
            <text:p>1964449</text:p>
          </table:table-cell>
          <table:table-cell office:value-type="float" office:value="39.34666" calcext:value-type="float">
            <text:p>39.34666</text:p>
          </table:table-cell>
          <table:table-cell office:value-type="float" office:value="39.32" calcext:value-type="float">
            <text:p>39.32</text:p>
          </table:table-cell>
          <table:table-cell office:value-type="float" office:value="21628" calcext:value-type="float">
            <text:p>21628</text:p>
          </table:table-cell>
          <table:table-cell office:value-type="float" office:value="1964449" calcext:value-type="float">
            <text:p>1964449</text:p>
          </table:table-cell>
          <table:table-cell table:formula="of:=[Sheet3.E141]-[Sheet3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4-s90959982c1094083.ukp</text:p>
          </table:table-cell>
          <table:table-cell office:value-type="float" office:value="0.960877" calcext:value-type="float">
            <text:p>0.960877</text:p>
          </table:table-cell>
          <table:table-cell office:value-type="float" office:value="1.01" calcext:value-type="float">
            <text:p>1.01</text:p>
          </table:table-cell>
          <table:table-cell office:value-type="float" office:value="36124" calcext:value-type="float">
            <text:p>36124</text:p>
          </table:table-cell>
          <table:table-cell office:value-type="float" office:value="1390220" calcext:value-type="float">
            <text:p>1390220</text:p>
          </table:table-cell>
          <table:table-cell office:value-type="float" office:value="39.49333" calcext:value-type="float">
            <text:p>39.49333</text:p>
          </table:table-cell>
          <table:table-cell office:value-type="float" office:value="39.48" calcext:value-type="float">
            <text:p>39.48</text:p>
          </table:table-cell>
          <table:table-cell office:value-type="float" office:value="24120" calcext:value-type="float">
            <text:p>24120</text:p>
          </table:table-cell>
          <table:table-cell office:value-type="float" office:value="1390220" calcext:value-type="float">
            <text:p>1390220</text:p>
          </table:table-cell>
          <table:table-cell table:formula="of:=[Sheet3.E142]-[Sheet3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8-s364656855c1288769.ukp</text:p>
          </table:table-cell>
          <table:table-cell office:value-type="float" office:value="1.50299" calcext:value-type="float">
            <text:p>1.50299</text:p>
          </table:table-cell>
          <table:table-cell office:value-type="float" office:value="1.55" calcext:value-type="float">
            <text:p>1.55</text:p>
          </table:table-cell>
          <table:table-cell office:value-type="float" office:value="39112" calcext:value-type="float">
            <text:p>39112</text:p>
          </table:table-cell>
          <table:table-cell office:value-type="float" office:value="1640815" calcext:value-type="float">
            <text:p>1640815</text:p>
          </table:table-cell>
          <table:table-cell office:value-type="float" office:value="39.80333" calcext:value-type="float">
            <text:p>39.80333</text:p>
          </table:table-cell>
          <table:table-cell office:value-type="float" office:value="39.78" calcext:value-type="float">
            <text:p>39.78</text:p>
          </table:table-cell>
          <table:table-cell office:value-type="float" office:value="19628" calcext:value-type="float">
            <text:p>19628</text:p>
          </table:table-cell>
          <table:table-cell office:value-type="float" office:value="1640815" calcext:value-type="float">
            <text:p>1640815</text:p>
          </table:table-cell>
          <table:table-cell table:formula="of:=[Sheet3.E143]-[Sheet3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5-s324200696c1239535.ukp</text:p>
          </table:table-cell>
          <table:table-cell office:value-type="float" office:value="1.6992" calcext:value-type="float">
            <text:p>1.6992</text:p>
          </table:table-cell>
          <table:table-cell office:value-type="float" office:value="1.75" calcext:value-type="float">
            <text:p>1.75</text:p>
          </table:table-cell>
          <table:table-cell office:value-type="float" office:value="38480" calcext:value-type="float">
            <text:p>38480</text:p>
          </table:table-cell>
          <table:table-cell office:value-type="float" office:value="1595529" calcext:value-type="float">
            <text:p>1595529</text:p>
          </table:table-cell>
          <table:table-cell office:value-type="float" office:value="39.86666" calcext:value-type="float">
            <text:p>39.86666</text:p>
          </table:table-cell>
          <table:table-cell office:value-type="float" office:value="39.84" calcext:value-type="float">
            <text:p>39.84</text:p>
          </table:table-cell>
          <table:table-cell office:value-type="float" office:value="21804" calcext:value-type="float">
            <text:p>21804</text:p>
          </table:table-cell>
          <table:table-cell office:value-type="float" office:value="1595529" calcext:value-type="float">
            <text:p>1595529</text:p>
          </table:table-cell>
          <table:table-cell table:formula="of:=[Sheet3.E144]-[Sheet3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0-s305421952c1047166.ukp</text:p>
          </table:table-cell>
          <table:table-cell office:value-type="float" office:value="1.39178" calcext:value-type="float">
            <text:p>1.39178</text:p>
          </table:table-cell>
          <table:table-cell office:value-type="float" office:value="1.73" calcext:value-type="float">
            <text:p>1.73</text:p>
          </table:table-cell>
          <table:table-cell office:value-type="float" office:value="35392" calcext:value-type="float">
            <text:p>35392</text:p>
          </table:table-cell>
          <table:table-cell office:value-type="float" office:value="1333890" calcext:value-type="float">
            <text:p>1333890</text:p>
          </table:table-cell>
          <table:table-cell office:value-type="float" office:value="40.15333" calcext:value-type="float">
            <text:p>40.15333</text:p>
          </table:table-cell>
          <table:table-cell office:value-type="float" office:value="40.13" calcext:value-type="float">
            <text:p>40.13</text:p>
          </table:table-cell>
          <table:table-cell office:value-type="float" office:value="21240" calcext:value-type="float">
            <text:p>21240</text:p>
          </table:table-cell>
          <table:table-cell office:value-type="float" office:value="1333890" calcext:value-type="float">
            <text:p>1333890</text:p>
          </table:table-cell>
          <table:table-cell table:formula="of:=[Sheet3.E145]-[Sheet3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1-s403017354c1323223.ukp</text:p>
          </table:table-cell>
          <table:table-cell office:value-type="float" office:value="1.49731" calcext:value-type="float">
            <text:p>1.49731</text:p>
          </table:table-cell>
          <table:table-cell office:value-type="float" office:value="1.54" calcext:value-type="float">
            <text:p>1.54</text:p>
          </table:table-cell>
          <table:table-cell office:value-type="float" office:value="39668" calcext:value-type="float">
            <text:p>39668</text:p>
          </table:table-cell>
          <table:table-cell office:value-type="float" office:value="1694404" calcext:value-type="float">
            <text:p>1694404</text:p>
          </table:table-cell>
          <table:table-cell office:value-type="float" office:value="40.58333" calcext:value-type="float">
            <text:p>40.58333</text:p>
          </table:table-cell>
          <table:table-cell office:value-type="float" office:value="40.58" calcext:value-type="float">
            <text:p>40.58</text:p>
          </table:table-cell>
          <table:table-cell office:value-type="float" office:value="21360" calcext:value-type="float">
            <text:p>21360</text:p>
          </table:table-cell>
          <table:table-cell office:value-type="float" office:value="1694404" calcext:value-type="float">
            <text:p>1694404</text:p>
          </table:table-cell>
          <table:table-cell table:formula="of:=[Sheet3.E146]-[Sheet3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7-s301097953c1221119.ukp</text:p>
          </table:table-cell>
          <table:table-cell office:value-type="float" office:value="1.36145" calcext:value-type="float">
            <text:p>1.36145</text:p>
          </table:table-cell>
          <table:table-cell office:value-type="float" office:value="1.41" calcext:value-type="float">
            <text:p>1.41</text:p>
          </table:table-cell>
          <table:table-cell office:value-type="float" office:value="38152" calcext:value-type="float">
            <text:p>38152</text:p>
          </table:table-cell>
          <table:table-cell office:value-type="float" office:value="1564507" calcext:value-type="float">
            <text:p>1564507</text:p>
          </table:table-cell>
          <table:table-cell office:value-type="float" office:value="42.18" calcext:value-type="float">
            <text:p>42.18</text:p>
          </table:table-cell>
          <table:table-cell office:value-type="float" office:value="42.16" calcext:value-type="float">
            <text:p>42.16</text:p>
          </table:table-cell>
          <table:table-cell office:value-type="float" office:value="22136" calcext:value-type="float">
            <text:p>22136</text:p>
          </table:table-cell>
          <table:table-cell office:value-type="float" office:value="1564507" calcext:value-type="float">
            <text:p>1564507</text:p>
          </table:table-cell>
          <table:table-cell table:formula="of:=[Sheet3.E147]-[Sheet3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1-s311293941c1052140.ukp</text:p>
          </table:table-cell>
          <table:table-cell office:value-type="float" office:value="1.28359" calcext:value-type="float">
            <text:p>1.28359</text:p>
          </table:table-cell>
          <table:table-cell office:value-type="float" office:value="1.33" calcext:value-type="float">
            <text:p>1.33</text:p>
          </table:table-cell>
          <table:table-cell office:value-type="float" office:value="35288" calcext:value-type="float">
            <text:p>35288</text:p>
          </table:table-cell>
          <table:table-cell office:value-type="float" office:value="1347563" calcext:value-type="float">
            <text:p>1347563</text:p>
          </table:table-cell>
          <table:table-cell office:value-type="float" office:value="42.70333" calcext:value-type="float">
            <text:p>42.70333</text:p>
          </table:table-cell>
          <table:table-cell office:value-type="float" office:value="42.68" calcext:value-type="float">
            <text:p>42.68</text:p>
          </table:table-cell>
          <table:table-cell office:value-type="float" office:value="19376" calcext:value-type="float">
            <text:p>19376</text:p>
          </table:table-cell>
          <table:table-cell office:value-type="float" office:value="1347563" calcext:value-type="float">
            <text:p>1347563</text:p>
          </table:table-cell>
          <table:table-cell table:formula="of:=[Sheet3.E148]-[Sheet3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8-s551593996c1341341.ukp</text:p>
          </table:table-cell>
          <table:table-cell office:value-type="float" office:value="1.48895" calcext:value-type="float">
            <text:p>1.48895</text:p>
          </table:table-cell>
          <table:table-cell office:value-type="float" office:value="1.55" calcext:value-type="float">
            <text:p>1.55</text:p>
          </table:table-cell>
          <table:table-cell office:value-type="float" office:value="39936" calcext:value-type="float">
            <text:p>39936</text:p>
          </table:table-cell>
          <table:table-cell office:value-type="float" office:value="1715663" calcext:value-type="float">
            <text:p>1715663</text:p>
          </table:table-cell>
          <table:table-cell office:value-type="float" office:value="42.77666" calcext:value-type="float">
            <text:p>42.77666</text:p>
          </table:table-cell>
          <table:table-cell office:value-type="float" office:value="42.76" calcext:value-type="float">
            <text:p>42.76</text:p>
          </table:table-cell>
          <table:table-cell office:value-type="float" office:value="20432" calcext:value-type="float">
            <text:p>20432</text:p>
          </table:table-cell>
          <table:table-cell office:value-type="float" office:value="1715663" calcext:value-type="float">
            <text:p>1715663</text:p>
          </table:table-cell>
          <table:table-cell table:formula="of:=[Sheet3.E149]-[Sheet3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4-s506110575c1126951.ukp</text:p>
          </table:table-cell>
          <table:table-cell office:value-type="float" office:value="2.20475" calcext:value-type="float">
            <text:p>2.20475</text:p>
          </table:table-cell>
          <table:table-cell office:value-type="float" office:value="2.26" calcext:value-type="float">
            <text:p>2.26</text:p>
          </table:table-cell>
          <table:table-cell office:value-type="float" office:value="36616" calcext:value-type="float">
            <text:p>36616</text:p>
          </table:table-cell>
          <table:table-cell office:value-type="float" office:value="1434679" calcext:value-type="float">
            <text:p>1434679</text:p>
          </table:table-cell>
          <table:table-cell office:value-type="float" office:value="42.83" calcext:value-type="float">
            <text:p>42.83</text:p>
          </table:table-cell>
          <table:table-cell office:value-type="float" office:value="42.82" calcext:value-type="float">
            <text:p>42.82</text:p>
          </table:table-cell>
          <table:table-cell office:value-type="float" office:value="18872" calcext:value-type="float">
            <text:p>18872</text:p>
          </table:table-cell>
          <table:table-cell office:value-type="float" office:value="1434679" calcext:value-type="float">
            <text:p>1434679</text:p>
          </table:table-cell>
          <table:table-cell table:formula="of:=[Sheet3.E150]-[Sheet3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7-s617392218c1422393.ukp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1.31" calcext:value-type="float">
            <text:p>1.31</text:p>
          </table:table-cell>
          <table:table-cell office:value-type="float" office:value="41208" calcext:value-type="float">
            <text:p>41208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43.64666" calcext:value-type="float">
            <text:p>43.64666</text:p>
          </table:table-cell>
          <table:table-cell office:value-type="float" office:value="43.62" calcext:value-type="float">
            <text:p>43.62</text:p>
          </table:table-cell>
          <table:table-cell office:value-type="float" office:value="22540" calcext:value-type="float">
            <text:p>22540</text:p>
          </table:table-cell>
          <table:table-cell office:value-type="float" office:value="1813604" calcext:value-type="float">
            <text:p>1813604</text:p>
          </table:table-cell>
          <table:table-cell table:formula="of:=[Sheet3.E151]-[Sheet3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2-s117967725c1099389.ukp</text:p>
          </table:table-cell>
          <table:table-cell office:value-type="float" office:value="1.55866" calcext:value-type="float">
            <text:p>1.55866</text:p>
          </table:table-cell>
          <table:table-cell office:value-type="float" office:value="1.61" calcext:value-type="float">
            <text:p>1.61</text:p>
          </table:table-cell>
          <table:table-cell office:value-type="float" office:value="36152" calcext:value-type="float">
            <text:p>36152</text:p>
          </table:table-cell>
          <table:table-cell office:value-type="float" office:value="1407447" calcext:value-type="float">
            <text:p>1407447</text:p>
          </table:table-cell>
          <table:table-cell office:value-type="float" office:value="44.06999" calcext:value-type="float">
            <text:p>44.06999</text:p>
          </table:table-cell>
          <table:table-cell office:value-type="float" office:value="44.06" calcext:value-type="float">
            <text:p>44.06</text:p>
          </table:table-cell>
          <table:table-cell office:value-type="float" office:value="23700" calcext:value-type="float">
            <text:p>23700</text:p>
          </table:table-cell>
          <table:table-cell office:value-type="float" office:value="1407447" calcext:value-type="float">
            <text:p>1407447</text:p>
          </table:table-cell>
          <table:table-cell table:formula="of:=[Sheet3.E152]-[Sheet3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1-s879272876c1412754.ukp</text:p>
          </table:table-cell>
          <table:table-cell office:value-type="float" office:value="1.31539" calcext:value-type="float">
            <text:p>1.31539</text:p>
          </table:table-cell>
          <table:table-cell office:value-type="float" office:value="1.36" calcext:value-type="float">
            <text:p>1.36</text:p>
          </table:table-cell>
          <table:table-cell office:value-type="float" office:value="41092" calcext:value-type="float">
            <text:p>41092</text:p>
          </table:table-cell>
          <table:table-cell office:value-type="float" office:value="1808916" calcext:value-type="float">
            <text:p>1808916</text:p>
          </table:table-cell>
          <table:table-cell office:value-type="float" office:value="44.67333" calcext:value-type="float">
            <text:p>44.67333</text:p>
          </table:table-cell>
          <table:table-cell office:value-type="float" office:value="44.67" calcext:value-type="float">
            <text:p>44.67</text:p>
          </table:table-cell>
          <table:table-cell office:value-type="float" office:value="20056" calcext:value-type="float">
            <text:p>20056</text:p>
          </table:table-cell>
          <table:table-cell office:value-type="float" office:value="1808916" calcext:value-type="float">
            <text:p>1808916</text:p>
          </table:table-cell>
          <table:table-cell table:formula="of:=[Sheet3.E153]-[Sheet3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4-s37069295c1111294.ukp</text:p>
          </table:table-cell>
          <table:table-cell office:value-type="float" office:value="1.54091" calcext:value-type="float">
            <text:p>1.54091</text:p>
          </table:table-cell>
          <table:table-cell office:value-type="float" office:value="1.59" calcext:value-type="float">
            <text:p>1.59</text:p>
          </table:table-cell>
          <table:table-cell office:value-type="float" office:value="36360" calcext:value-type="float">
            <text:p>36360</text:p>
          </table:table-cell>
          <table:table-cell office:value-type="float" office:value="1427701" calcext:value-type="float">
            <text:p>1427701</text:p>
          </table:table-cell>
          <table:table-cell office:value-type="float" office:value="44.90666" calcext:value-type="float">
            <text:p>44.90666</text:p>
          </table:table-cell>
          <table:table-cell office:value-type="float" office:value="44.89" calcext:value-type="float">
            <text:p>44.89</text:p>
          </table:table-cell>
          <table:table-cell office:value-type="float" office:value="21148" calcext:value-type="float">
            <text:p>21148</text:p>
          </table:table-cell>
          <table:table-cell office:value-type="float" office:value="1427701" calcext:value-type="float">
            <text:p>1427701</text:p>
          </table:table-cell>
          <table:table-cell table:formula="of:=[Sheet3.E154]-[Sheet3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7-s676454610c1172391.ukp</text:p>
          </table:table-cell>
          <table:table-cell office:value-type="float" office:value="1.58535" calcext:value-type="float">
            <text:p>1.58535</text:p>
          </table:table-cell>
          <table:table-cell office:value-type="float" office:value="1.63" calcext:value-type="float">
            <text:p>1.63</text:p>
          </table:table-cell>
          <table:table-cell office:value-type="float" office:value="37376" calcext:value-type="float">
            <text:p>37376</text:p>
          </table:table-cell>
          <table:table-cell office:value-type="float" office:value="1499668" calcext:value-type="float">
            <text:p>1499668</text:p>
          </table:table-cell>
          <table:table-cell office:value-type="float" office:value="45.61666" calcext:value-type="float">
            <text:p>45.61666</text:p>
          </table:table-cell>
          <table:table-cell office:value-type="float" office:value="45.6" calcext:value-type="float">
            <text:p>45.6</text:p>
          </table:table-cell>
          <table:table-cell office:value-type="float" office:value="21140" calcext:value-type="float">
            <text:p>21140</text:p>
          </table:table-cell>
          <table:table-cell office:value-type="float" office:value="1499668" calcext:value-type="float">
            <text:p>1499668</text:p>
          </table:table-cell>
          <table:table-cell table:formula="of:=[Sheet3.E155]-[Sheet3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0-s342094980c1124357.ukp</text:p>
          </table:table-cell>
          <table:table-cell office:value-type="float" office:value="1.35851" calcext:value-type="float">
            <text:p>1.35851</text:p>
          </table:table-cell>
          <table:table-cell office:value-type="float" office:value="1.4" calcext:value-type="float">
            <text:p>1.4</text:p>
          </table:table-cell>
          <table:table-cell office:value-type="float" office:value="36584" calcext:value-type="float">
            <text:p>36584</text:p>
          </table:table-cell>
          <table:table-cell office:value-type="float" office:value="1449125" calcext:value-type="float">
            <text:p>1449125</text:p>
          </table:table-cell>
          <table:table-cell office:value-type="float" office:value="47.11666" calcext:value-type="float">
            <text:p>47.11666</text:p>
          </table:table-cell>
          <table:table-cell office:value-type="float" office:value="47.1" calcext:value-type="float">
            <text:p>47.1</text:p>
          </table:table-cell>
          <table:table-cell office:value-type="float" office:value="23336" calcext:value-type="float">
            <text:p>23336</text:p>
          </table:table-cell>
          <table:table-cell office:value-type="float" office:value="1449125" calcext:value-type="float">
            <text:p>1449125</text:p>
          </table:table-cell>
          <table:table-cell table:formula="of:=[Sheet3.E156]-[Sheet3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2-s366491978c1077092.ukp</text:p>
          </table:table-cell>
          <table:table-cell office:value-type="float" office:value="1.62736" calcext:value-type="float">
            <text:p>1.62736</text:p>
          </table:table-cell>
          <table:table-cell office:value-type="float" office:value="1.67" calcext:value-type="float">
            <text:p>1.67</text:p>
          </table:table-cell>
          <table:table-cell office:value-type="float" office:value="35864" calcext:value-type="float">
            <text:p>35864</text:p>
          </table:table-cell>
          <table:table-cell office:value-type="float" office:value="1376373" calcext:value-type="float">
            <text:p>1376373</text:p>
          </table:table-cell>
          <table:table-cell office:value-type="float" office:value="47.95999" calcext:value-type="float">
            <text:p>47.95999</text:p>
          </table:table-cell>
          <table:table-cell office:value-type="float" office:value="47.94" calcext:value-type="float">
            <text:p>47.94</text:p>
          </table:table-cell>
          <table:table-cell office:value-type="float" office:value="21428" calcext:value-type="float">
            <text:p>21428</text:p>
          </table:table-cell>
          <table:table-cell office:value-type="float" office:value="1376373" calcext:value-type="float">
            <text:p>1376373</text:p>
          </table:table-cell>
          <table:table-cell table:formula="of:=[Sheet3.E157]-[Sheet3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9-s832538455c1329948.ukp</text:p>
          </table:table-cell>
          <table:table-cell office:value-type="float" office:value="1.6422" calcext:value-type="float">
            <text:p>1.6422</text:p>
          </table:table-cell>
          <table:table-cell office:value-type="float" office:value="1.7" calcext:value-type="float">
            <text:p>1.7</text:p>
          </table:table-cell>
          <table:table-cell office:value-type="float" office:value="39624" calcext:value-type="float">
            <text:p>39624</text:p>
          </table:table-cell>
          <table:table-cell office:value-type="float" office:value="1710072" calcext:value-type="float">
            <text:p>1710072</text:p>
          </table:table-cell>
          <table:table-cell office:value-type="float" office:value="48.04333" calcext:value-type="float">
            <text:p>48.04333</text:p>
          </table:table-cell>
          <table:table-cell office:value-type="float" office:value="48.02" calcext:value-type="float">
            <text:p>48.02</text:p>
          </table:table-cell>
          <table:table-cell office:value-type="float" office:value="22544" calcext:value-type="float">
            <text:p>22544</text:p>
          </table:table-cell>
          <table:table-cell office:value-type="float" office:value="1710072" calcext:value-type="float">
            <text:p>1710072</text:p>
          </table:table-cell>
          <table:table-cell table:formula="of:=[Sheet3.E158]-[Sheet3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2-s637657677c1234918.ukp</text:p>
          </table:table-cell>
          <table:table-cell office:value-type="float" office:value="1.70738" calcext:value-type="float">
            <text:p>1.70738</text:p>
          </table:table-cell>
          <table:table-cell office:value-type="float" office:value="1.77" calcext:value-type="float">
            <text:p>1.77</text:p>
          </table:table-cell>
          <table:table-cell office:value-type="float" office:value="38200" calcext:value-type="float">
            <text:p>38200</text:p>
          </table:table-cell>
          <table:table-cell office:value-type="float" office:value="1588427" calcext:value-type="float">
            <text:p>1588427</text:p>
          </table:table-cell>
          <table:table-cell office:value-type="float" office:value="48.36" calcext:value-type="float">
            <text:p>48.36</text:p>
          </table:table-cell>
          <table:table-cell office:value-type="float" office:value="48.34" calcext:value-type="float">
            <text:p>48.34</text:p>
          </table:table-cell>
          <table:table-cell office:value-type="float" office:value="21436" calcext:value-type="float">
            <text:p>21436</text:p>
          </table:table-cell>
          <table:table-cell office:value-type="float" office:value="1588427" calcext:value-type="float">
            <text:p>1588427</text:p>
          </table:table-cell>
          <table:table-cell table:formula="of:=[Sheet3.E159]-[Sheet3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03-s743151267c1174380.ukp</text:p>
          </table:table-cell>
          <table:table-cell office:value-type="float" office:value="1.12735" calcext:value-type="float">
            <text:p>1.12735</text:p>
          </table:table-cell>
          <table:table-cell office:value-type="float" office:value="1.17" calcext:value-type="float">
            <text:p>1.17</text:p>
          </table:table-cell>
          <table:table-cell office:value-type="float" office:value="37304" calcext:value-type="float">
            <text:p>37304</text:p>
          </table:table-cell>
          <table:table-cell office:value-type="float" office:value="1506662" calcext:value-type="float">
            <text:p>1506662</text:p>
          </table:table-cell>
          <table:table-cell office:value-type="float" office:value="48.74" calcext:value-type="float">
            <text:p>48.74</text:p>
          </table:table-cell>
          <table:table-cell office:value-type="float" office:value="48.71" calcext:value-type="float">
            <text:p>48.71</text:p>
          </table:table-cell>
          <table:table-cell office:value-type="float" office:value="21500" calcext:value-type="float">
            <text:p>21500</text:p>
          </table:table-cell>
          <table:table-cell office:value-type="float" office:value="1506662" calcext:value-type="float">
            <text:p>1506662</text:p>
          </table:table-cell>
          <table:table-cell table:formula="of:=[Sheet3.E160]-[Sheet3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7-s352626512c1027793.ukp</text:p>
          </table:table-cell>
          <table:table-cell office:value-type="float" office:value="1.45249" calcext:value-type="float">
            <text:p>1.45249</text:p>
          </table:table-cell>
          <table:table-cell office:value-type="float" office:value="1.5" calcext:value-type="float">
            <text:p>1.5</text:p>
          </table:table-cell>
          <table:table-cell office:value-type="float" office:value="34920" calcext:value-type="float">
            <text:p>34920</text:p>
          </table:table-cell>
          <table:table-cell office:value-type="float" office:value="1306614" calcext:value-type="float">
            <text:p>1306614</text:p>
          </table:table-cell>
          <table:table-cell office:value-type="float" office:value="48.76" calcext:value-type="float">
            <text:p>48.76</text:p>
          </table:table-cell>
          <table:table-cell office:value-type="float" office:value="48.74" calcext:value-type="float">
            <text:p>48.74</text:p>
          </table:table-cell>
          <table:table-cell office:value-type="float" office:value="21492" calcext:value-type="float">
            <text:p>21492</text:p>
          </table:table-cell>
          <table:table-cell office:value-type="float" office:value="1306614" calcext:value-type="float">
            <text:p>1306614</text:p>
          </table:table-cell>
          <table:table-cell table:formula="of:=[Sheet3.E161]-[Sheet3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0-s271358749c1470317.ukp</text:p>
          </table:table-cell>
          <table:table-cell office:value-type="float" office:value="1.79133" calcext:value-type="float">
            <text:p>1.79133</text:p>
          </table:table-cell>
          <table:table-cell office:value-type="float" office:value="1.85" calcext:value-type="float">
            <text:p>1.85</text:p>
          </table:table-cell>
          <table:table-cell office:value-type="float" office:value="41920" calcext:value-type="float">
            <text:p>41920</text:p>
          </table:table-cell>
          <table:table-cell office:value-type="float" office:value="1888292" calcext:value-type="float">
            <text:p>1888292</text:p>
          </table:table-cell>
          <table:table-cell office:value-type="float" office:value="49.70666" calcext:value-type="float">
            <text:p>49.70666</text:p>
          </table:table-cell>
          <table:table-cell office:value-type="float" office:value="49.68" calcext:value-type="float">
            <text:p>49.68</text:p>
          </table:table-cell>
          <table:table-cell office:value-type="float" office:value="22288" calcext:value-type="float">
            <text:p>22288</text:p>
          </table:table-cell>
          <table:table-cell office:value-type="float" office:value="1888292" calcext:value-type="float">
            <text:p>1888292</text:p>
          </table:table-cell>
          <table:table-cell table:formula="of:=[Sheet3.E162]-[Sheet3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5-s161344243c1048427.ukp</text:p>
          </table:table-cell>
          <table:table-cell office:value-type="float" office:value="1.39053" calcext:value-type="float">
            <text:p>1.39053</text:p>
          </table:table-cell>
          <table:table-cell office:value-type="float" office:value="1.44" calcext:value-type="float">
            <text:p>1.44</text:p>
          </table:table-cell>
          <table:table-cell office:value-type="float" office:value="35360" calcext:value-type="float">
            <text:p>35360</text:p>
          </table:table-cell>
          <table:table-cell office:value-type="float" office:value="1343116" calcext:value-type="float">
            <text:p>1343116</text:p>
          </table:table-cell>
          <table:table-cell office:value-type="float" office:value="49.77666" calcext:value-type="float">
            <text:p>49.77666</text:p>
          </table:table-cell>
          <table:table-cell office:value-type="float" office:value="49.75" calcext:value-type="float">
            <text:p>49.75</text:p>
          </table:table-cell>
          <table:table-cell office:value-type="float" office:value="23380" calcext:value-type="float">
            <text:p>23380</text:p>
          </table:table-cell>
          <table:table-cell office:value-type="float" office:value="1343116" calcext:value-type="float">
            <text:p>1343116</text:p>
          </table:table-cell>
          <table:table-cell table:formula="of:=[Sheet3.E163]-[Sheet3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1-s918482572c1155174.ukp</text:p>
          </table:table-cell>
          <table:table-cell office:value-type="float" office:value="1.40526" calcext:value-type="float">
            <text:p>1.40526</text:p>
          </table:table-cell>
          <table:table-cell office:value-type="float" office:value="1.46" calcext:value-type="float">
            <text:p>1.46</text:p>
          </table:table-cell>
          <table:table-cell office:value-type="float" office:value="37028" calcext:value-type="float">
            <text:p>37028</text:p>
          </table:table-cell>
          <table:table-cell office:value-type="float" office:value="1482934" calcext:value-type="float">
            <text:p>1482934</text:p>
          </table:table-cell>
          <table:table-cell office:value-type="float" office:value="49.89666" calcext:value-type="float">
            <text:p>49.89666</text:p>
          </table:table-cell>
          <table:table-cell office:value-type="float" office:value="49.87" calcext:value-type="float">
            <text:p>49.87</text:p>
          </table:table-cell>
          <table:table-cell office:value-type="float" office:value="23260" calcext:value-type="float">
            <text:p>23260</text:p>
          </table:table-cell>
          <table:table-cell office:value-type="float" office:value="1482934" calcext:value-type="float">
            <text:p>1482934</text:p>
          </table:table-cell>
          <table:table-cell table:formula="of:=[Sheet3.E164]-[Sheet3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7-s945306385c1090323.ukp</text:p>
          </table:table-cell>
          <table:table-cell office:value-type="float" office:value="1.68517" calcext:value-type="float">
            <text:p>1.68517</text:p>
          </table:table-cell>
          <table:table-cell office:value-type="float" office:value="1.74" calcext:value-type="float">
            <text:p>1.74</text:p>
          </table:table-cell>
          <table:table-cell office:value-type="float" office:value="36132" calcext:value-type="float">
            <text:p>36132</text:p>
          </table:table-cell>
          <table:table-cell office:value-type="float" office:value="1392312" calcext:value-type="float">
            <text:p>1392312</text:p>
          </table:table-cell>
          <table:table-cell office:value-type="float" office:value="50.65" calcext:value-type="float">
            <text:p>50.65</text:p>
          </table:table-cell>
          <table:table-cell office:value-type="float" office:value="50.63" calcext:value-type="float">
            <text:p>50.63</text:p>
          </table:table-cell>
          <table:table-cell office:value-type="float" office:value="23428" calcext:value-type="float">
            <text:p>23428</text:p>
          </table:table-cell>
          <table:table-cell office:value-type="float" office:value="1392312" calcext:value-type="float">
            <text:p>1392312</text:p>
          </table:table-cell>
          <table:table-cell table:formula="of:=[Sheet3.E165]-[Sheet3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6-s698894093c1222826.ukp</text:p>
          </table:table-cell>
          <table:table-cell office:value-type="float" office:value="1.38493" calcext:value-type="float">
            <text:p>1.38493</text:p>
          </table:table-cell>
          <table:table-cell office:value-type="float" office:value="1.44" calcext:value-type="float">
            <text:p>1.44</text:p>
          </table:table-cell>
          <table:table-cell office:value-type="float" office:value="38148" calcext:value-type="float">
            <text:p>38148</text:p>
          </table:table-cell>
          <table:table-cell office:value-type="float" office:value="1551253" calcext:value-type="float">
            <text:p>1551253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1" calcext:value-type="float">
            <text:p>51.71</text:p>
          </table:table-cell>
          <table:table-cell office:value-type="float" office:value="23280" calcext:value-type="float">
            <text:p>23280</text:p>
          </table:table-cell>
          <table:table-cell office:value-type="float" office:value="1551253" calcext:value-type="float">
            <text:p>1551253</text:p>
          </table:table-cell>
          <table:table-cell table:formula="of:=[Sheet3.E166]-[Sheet3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2-s604095046c1307739.ukp</text:p>
          </table:table-cell>
          <table:table-cell office:value-type="float" office:value="1.46354" calcext:value-type="float">
            <text:p>1.46354</text:p>
          </table:table-cell>
          <table:table-cell office:value-type="float" office:value="1.53" calcext:value-type="float">
            <text:p>1.53</text:p>
          </table:table-cell>
          <table:table-cell office:value-type="float" office:value="39212" calcext:value-type="float">
            <text:p>39212</text:p>
          </table:table-cell>
          <table:table-cell office:value-type="float" office:value="1666840" calcext:value-type="float">
            <text:p>1666840</text:p>
          </table:table-cell>
          <table:table-cell office:value-type="float" office:value="51.77666" calcext:value-type="float">
            <text:p>51.77666</text:p>
          </table:table-cell>
          <table:table-cell office:value-type="float" office:value="51.77" calcext:value-type="float">
            <text:p>51.77</text:p>
          </table:table-cell>
          <table:table-cell office:value-type="float" office:value="25056" calcext:value-type="float">
            <text:p>25056</text:p>
          </table:table-cell>
          <table:table-cell office:value-type="float" office:value="1666840" calcext:value-type="float">
            <text:p>1666840</text:p>
          </table:table-cell>
          <table:table-cell table:formula="of:=[Sheet3.E167]-[Sheet3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9-s923188628c1155607.ukp</text:p>
          </table:table-cell>
          <table:table-cell office:value-type="float" office:value="1.53362" calcext:value-type="float">
            <text:p>1.53362</text:p>
          </table:table-cell>
          <table:table-cell office:value-type="float" office:value="1.58" calcext:value-type="float">
            <text:p>1.58</text:p>
          </table:table-cell>
          <table:table-cell office:value-type="float" office:value="37056" calcext:value-type="float">
            <text:p>37056</text:p>
          </table:table-cell>
          <table:table-cell office:value-type="float" office:value="1473041" calcext:value-type="float">
            <text:p>1473041</text:p>
          </table:table-cell>
          <table:table-cell office:value-type="float" office:value="51.83" calcext:value-type="float">
            <text:p>51.83</text:p>
          </table:table-cell>
          <table:table-cell office:value-type="float" office:value="51.82" calcext:value-type="float">
            <text:p>51.82</text:p>
          </table:table-cell>
          <table:table-cell office:value-type="float" office:value="21272" calcext:value-type="float">
            <text:p>21272</text:p>
          </table:table-cell>
          <table:table-cell office:value-type="float" office:value="1473041" calcext:value-type="float">
            <text:p>1473041</text:p>
          </table:table-cell>
          <table:table-cell table:formula="of:=[Sheet3.E168]-[Sheet3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2-s57171364c1383811.ukp</text:p>
          </table:table-cell>
          <table:table-cell office:value-type="float" office:value="1.75808" calcext:value-type="float">
            <text:p>1.75808</text:p>
          </table:table-cell>
          <table:table-cell office:value-type="float" office:value="1.82" calcext:value-type="float">
            <text:p>1.82</text:p>
          </table:table-cell>
          <table:table-cell office:value-type="float" office:value="40632" calcext:value-type="float">
            <text:p>40632</text:p>
          </table:table-cell>
          <table:table-cell office:value-type="float" office:value="1753692" calcext:value-type="float">
            <text:p>1753692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21756" calcext:value-type="float">
            <text:p>21756</text:p>
          </table:table-cell>
          <table:table-cell office:value-type="float" office:value="1753692" calcext:value-type="float">
            <text:p>1753692</text:p>
          </table:table-cell>
          <table:table-cell table:formula="of:=[Sheet3.E169]-[Sheet3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9-s198519773c1042180.ukp</text:p>
          </table:table-cell>
          <table:table-cell office:value-type="float" office:value="1.51024" calcext:value-type="float">
            <text:p>1.51024</text:p>
          </table:table-cell>
          <table:table-cell office:value-type="float" office:value="1.58" calcext:value-type="float">
            <text:p>1.58</text:p>
          </table:table-cell>
          <table:table-cell office:value-type="float" office:value="35332" calcext:value-type="float">
            <text:p>35332</text:p>
          </table:table-cell>
          <table:table-cell office:value-type="float" office:value="1323685" calcext:value-type="float">
            <text:p>1323685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9" calcext:value-type="float">
            <text:p>52.69</text:p>
          </table:table-cell>
          <table:table-cell office:value-type="float" office:value="21060" calcext:value-type="float">
            <text:p>21060</text:p>
          </table:table-cell>
          <table:table-cell office:value-type="float" office:value="1323685" calcext:value-type="float">
            <text:p>1323685</text:p>
          </table:table-cell>
          <table:table-cell table:formula="of:=[Sheet3.E170]-[Sheet3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3-s104835463c1137779.ukp</text:p>
          </table:table-cell>
          <table:table-cell office:value-type="float" office:value="1.63371" calcext:value-type="float">
            <text:p>1.63371</text:p>
          </table:table-cell>
          <table:table-cell office:value-type="float" office:value="1.68" calcext:value-type="float">
            <text:p>1.68</text:p>
          </table:table-cell>
          <table:table-cell office:value-type="float" office:value="36744" calcext:value-type="float">
            <text:p>36744</text:p>
          </table:table-cell>
          <table:table-cell office:value-type="float" office:value="1458017" calcext:value-type="float">
            <text:p>1458017</text:p>
          </table:table-cell>
          <table:table-cell office:value-type="float" office:value="53.22" calcext:value-type="float">
            <text:p>53.22</text:p>
          </table:table-cell>
          <table:table-cell office:value-type="float" office:value="53.19" calcext:value-type="float">
            <text:p>53.19</text:p>
          </table:table-cell>
          <table:table-cell office:value-type="float" office:value="21224" calcext:value-type="float">
            <text:p>21224</text:p>
          </table:table-cell>
          <table:table-cell office:value-type="float" office:value="1458017" calcext:value-type="float">
            <text:p>1458017</text:p>
          </table:table-cell>
          <table:table-cell table:formula="of:=[Sheet3.E171]-[Sheet3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21-s115726845c1267790.ukp</text:p>
          </table:table-cell>
          <table:table-cell office:value-type="float" office:value="1.79542" calcext:value-type="float">
            <text:p>1.79542</text:p>
          </table:table-cell>
          <table:table-cell office:value-type="float" office:value="1.84" calcext:value-type="float">
            <text:p>1.84</text:p>
          </table:table-cell>
          <table:table-cell office:value-type="float" office:value="38900" calcext:value-type="float">
            <text:p>38900</text:p>
          </table:table-cell>
          <table:table-cell office:value-type="float" office:value="1617838" calcext:value-type="float">
            <text:p>1617838</text:p>
          </table:table-cell>
          <table:table-cell office:value-type="float" office:value="55.01999" calcext:value-type="float">
            <text:p>55.01999</text:p>
          </table:table-cell>
          <table:table-cell office:value-type="float" office:value="55" calcext:value-type="float">
            <text:p>55</text:p>
          </table:table-cell>
          <table:table-cell office:value-type="float" office:value="23004" calcext:value-type="float">
            <text:p>23004</text:p>
          </table:table-cell>
          <table:table-cell office:value-type="float" office:value="1617838" calcext:value-type="float">
            <text:p>1617838</text:p>
          </table:table-cell>
          <table:table-cell table:formula="of:=[Sheet3.E172]-[Sheet3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0-s139860385c1033411.ukp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1.64" calcext:value-type="float">
            <text:p>1.64</text:p>
          </table:table-cell>
          <table:table-cell office:value-type="float" office:value="35128" calcext:value-type="float">
            <text:p>35128</text:p>
          </table:table-cell>
          <table:table-cell office:value-type="float" office:value="1320654" calcext:value-type="float">
            <text:p>1320654</text:p>
          </table:table-cell>
          <table:table-cell office:value-type="float" office:value="55.71333" calcext:value-type="float">
            <text:p>55.71333</text:p>
          </table:table-cell>
          <table:table-cell office:value-type="float" office:value="55.69" calcext:value-type="float">
            <text:p>55.69</text:p>
          </table:table-cell>
          <table:table-cell office:value-type="float" office:value="21324" calcext:value-type="float">
            <text:p>21324</text:p>
          </table:table-cell>
          <table:table-cell office:value-type="float" office:value="1320654" calcext:value-type="float">
            <text:p>1320654</text:p>
          </table:table-cell>
          <table:table-cell table:formula="of:=[Sheet3.E173]-[Sheet3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9-s905865785c1150444.ukp</text:p>
          </table:table-cell>
          <table:table-cell office:value-type="float" office:value="1.6754" calcext:value-type="float">
            <text:p>1.6754</text:p>
          </table:table-cell>
          <table:table-cell office:value-type="float" office:value="1.72" calcext:value-type="float">
            <text:p>1.72</text:p>
          </table:table-cell>
          <table:table-cell office:value-type="float" office:value="36944" calcext:value-type="float">
            <text:p>36944</text:p>
          </table:table-cell>
          <table:table-cell office:value-type="float" office:value="1476387" calcext:value-type="float">
            <text:p>1476387</text:p>
          </table:table-cell>
          <table:table-cell office:value-type="float" office:value="56.13666" calcext:value-type="float">
            <text:p>56.13666</text:p>
          </table:table-cell>
          <table:table-cell office:value-type="float" office:value="56.13" calcext:value-type="float">
            <text:p>56.13</text:p>
          </table:table-cell>
          <table:table-cell office:value-type="float" office:value="23404" calcext:value-type="float">
            <text:p>23404</text:p>
          </table:table-cell>
          <table:table-cell office:value-type="float" office:value="1476387" calcext:value-type="float">
            <text:p>1476387</text:p>
          </table:table-cell>
          <table:table-cell table:formula="of:=[Sheet3.E174]-[Sheet3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9-s956890340c1988643.ukp</text:p>
          </table:table-cell>
          <table:table-cell office:value-type="float" office:value="1.71587" calcext:value-type="float">
            <text:p>1.71587</text:p>
          </table:table-cell>
          <table:table-cell office:value-type="float" office:value="1.76" calcext:value-type="float">
            <text:p>1.76</text:p>
          </table:table-cell>
          <table:table-cell office:value-type="float" office:value="49920" calcext:value-type="float">
            <text:p>49920</text:p>
          </table:table-cell>
          <table:table-cell office:value-type="float" office:value="2559048" calcext:value-type="float">
            <text:p>2559048</text:p>
          </table:table-cell>
          <table:table-cell office:value-type="float" office:value="56.86666" calcext:value-type="float">
            <text:p>56.86666</text:p>
          </table:table-cell>
          <table:table-cell office:value-type="float" office:value="56.85" calcext:value-type="float">
            <text:p>56.85</text:p>
          </table:table-cell>
          <table:table-cell office:value-type="float" office:value="23660" calcext:value-type="float">
            <text:p>23660</text:p>
          </table:table-cell>
          <table:table-cell office:value-type="float" office:value="2559048" calcext:value-type="float">
            <text:p>2559048</text:p>
          </table:table-cell>
          <table:table-cell table:formula="of:=[Sheet3.E175]-[Sheet3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0-s818489023c1188312.ukp</text:p>
          </table:table-cell>
          <table:table-cell office:value-type="float" office:value="1.74806" calcext:value-type="float">
            <text:p>1.74806</text:p>
          </table:table-cell>
          <table:table-cell office:value-type="float" office:value="1.85" calcext:value-type="float">
            <text:p>1.85</text:p>
          </table:table-cell>
          <table:table-cell office:value-type="float" office:value="37652" calcext:value-type="float">
            <text:p>37652</text:p>
          </table:table-cell>
          <table:table-cell office:value-type="float" office:value="1524716" calcext:value-type="float">
            <text:p>1524716</text:p>
          </table:table-cell>
          <table:table-cell office:value-type="float" office:value="57.05333" calcext:value-type="float">
            <text:p>57.05333</text:p>
          </table:table-cell>
          <table:table-cell office:value-type="float" office:value="57.01" calcext:value-type="float">
            <text:p>57.01</text:p>
          </table:table-cell>
          <table:table-cell office:value-type="float" office:value="23544" calcext:value-type="float">
            <text:p>23544</text:p>
          </table:table-cell>
          <table:table-cell office:value-type="float" office:value="1524716" calcext:value-type="float">
            <text:p>1524716</text:p>
          </table:table-cell>
          <table:table-cell table:formula="of:=[Sheet3.E176]-[Sheet3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69-s179141282c1295615.ukp</text:p>
          </table:table-cell>
          <table:table-cell office:value-type="float" office:value="1.35999" calcext:value-type="float">
            <text:p>1.35999</text:p>
          </table:table-cell>
          <table:table-cell office:value-type="float" office:value="1.41" calcext:value-type="float">
            <text:p>1.41</text:p>
          </table:table-cell>
          <table:table-cell office:value-type="float" office:value="39220" calcext:value-type="float">
            <text:p>39220</text:p>
          </table:table-cell>
          <table:table-cell office:value-type="float" office:value="1656436" calcext:value-type="float">
            <text:p>1656436</text:p>
          </table:table-cell>
          <table:table-cell office:value-type="float" office:value="57.59333" calcext:value-type="float">
            <text:p>57.59333</text:p>
          </table:table-cell>
          <table:table-cell office:value-type="float" office:value="57.56" calcext:value-type="float">
            <text:p>57.56</text:p>
          </table:table-cell>
          <table:table-cell office:value-type="float" office:value="24244" calcext:value-type="float">
            <text:p>24244</text:p>
          </table:table-cell>
          <table:table-cell office:value-type="float" office:value="1656436" calcext:value-type="float">
            <text:p>1656436</text:p>
          </table:table-cell>
          <table:table-cell table:formula="of:=[Sheet3.E177]-[Sheet3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7-s414892754c1072316.ukp</text:p>
          </table:table-cell>
          <table:table-cell office:value-type="float" office:value="2.4983" calcext:value-type="float">
            <text:p>2.4983</text:p>
          </table:table-cell>
          <table:table-cell office:value-type="float" office:value="2.56" calcext:value-type="float">
            <text:p>2.56</text:p>
          </table:table-cell>
          <table:table-cell office:value-type="float" office:value="35540" calcext:value-type="float">
            <text:p>35540</text:p>
          </table:table-cell>
          <table:table-cell office:value-type="float" office:value="1369353" calcext:value-type="float">
            <text:p>1369353</text:p>
          </table:table-cell>
          <table:table-cell office:value-type="float" office:value="59.38333" calcext:value-type="float">
            <text:p>59.38333</text:p>
          </table:table-cell>
          <table:table-cell office:value-type="float" office:value="59.36" calcext:value-type="float">
            <text:p>59.36</text:p>
          </table:table-cell>
          <table:table-cell office:value-type="float" office:value="21576" calcext:value-type="float">
            <text:p>21576</text:p>
          </table:table-cell>
          <table:table-cell office:value-type="float" office:value="1369353" calcext:value-type="float">
            <text:p>1369353</text:p>
          </table:table-cell>
          <table:table-cell table:formula="of:=[Sheet3.E178]-[Sheet3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1-s329274243c1102068.ukp</text:p>
          </table:table-cell>
          <table:table-cell office:value-type="float" office:value="1.64702" calcext:value-type="float">
            <text:p>1.64702</text:p>
          </table:table-cell>
          <table:table-cell office:value-type="float" office:value="1.71" calcext:value-type="float">
            <text:p>1.71</text:p>
          </table:table-cell>
          <table:table-cell office:value-type="float" office:value="36076" calcext:value-type="float">
            <text:p>36076</text:p>
          </table:table-cell>
          <table:table-cell office:value-type="float" office:value="1410411" calcext:value-type="float">
            <text:p>1410411</text:p>
          </table:table-cell>
          <table:table-cell office:value-type="float" office:value="60.21666" calcext:value-type="float">
            <text:p>60.21666</text:p>
          </table:table-cell>
          <table:table-cell office:value-type="float" office:value="60.2" calcext:value-type="float">
            <text:p>60.2</text:p>
          </table:table-cell>
          <table:table-cell office:value-type="float" office:value="26188" calcext:value-type="float">
            <text:p>26188</text:p>
          </table:table-cell>
          <table:table-cell office:value-type="float" office:value="1410411" calcext:value-type="float">
            <text:p>1410411</text:p>
          </table:table-cell>
          <table:table-cell table:formula="of:=[Sheet3.E179]-[Sheet3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27-s583556376c1492654.ukp</text:p>
          </table:table-cell>
          <table:table-cell office:value-type="float" office:value="1.36949" calcext:value-type="float">
            <text:p>1.36949</text:p>
          </table:table-cell>
          <table:table-cell office:value-type="float" office:value="1.42" calcext:value-type="float">
            <text:p>1.42</text:p>
          </table:table-cell>
          <table:table-cell office:value-type="float" office:value="42220" calcext:value-type="float">
            <text:p>42220</text:p>
          </table:table-cell>
          <table:table-cell office:value-type="float" office:value="1906101" calcext:value-type="float">
            <text:p>1906101</text:p>
          </table:table-cell>
          <table:table-cell office:value-type="float" office:value="60.55333" calcext:value-type="float">
            <text:p>60.55333</text:p>
          </table:table-cell>
          <table:table-cell office:value-type="float" office:value="60.52" calcext:value-type="float">
            <text:p>60.52</text:p>
          </table:table-cell>
          <table:table-cell office:value-type="float" office:value="25980" calcext:value-type="float">
            <text:p>25980</text:p>
          </table:table-cell>
          <table:table-cell office:value-type="float" office:value="1906101" calcext:value-type="float">
            <text:p>1906101</text:p>
          </table:table-cell>
          <table:table-cell table:formula="of:=[Sheet3.E180]-[Sheet3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6-s689366126c1159250.ukp</text:p>
          </table:table-cell>
          <table:table-cell office:value-type="float" office:value="1.63519" calcext:value-type="float">
            <text:p>1.63519</text:p>
          </table:table-cell>
          <table:table-cell office:value-type="float" office:value="1.69" calcext:value-type="float">
            <text:p>1.69</text:p>
          </table:table-cell>
          <table:table-cell office:value-type="float" office:value="37204" calcext:value-type="float">
            <text:p>37204</text:p>
          </table:table-cell>
          <table:table-cell office:value-type="float" office:value="1486861" calcext:value-type="float">
            <text:p>1486861</text:p>
          </table:table-cell>
          <table:table-cell office:value-type="float" office:value="60.77666" calcext:value-type="float">
            <text:p>60.77666</text:p>
          </table:table-cell>
          <table:table-cell office:value-type="float" office:value="60.76" calcext:value-type="float">
            <text:p>60.76</text:p>
          </table:table-cell>
          <table:table-cell office:value-type="float" office:value="23740" calcext:value-type="float">
            <text:p>23740</text:p>
          </table:table-cell>
          <table:table-cell office:value-type="float" office:value="1486861" calcext:value-type="float">
            <text:p>1486861</text:p>
          </table:table-cell>
          <table:table-cell table:formula="of:=[Sheet3.E181]-[Sheet3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0-s677916848c1284544.ukp</text:p>
          </table:table-cell>
          <table:table-cell office:value-type="float" office:value="1.12473" calcext:value-type="float">
            <text:p>1.12473</text:p>
          </table:table-cell>
          <table:table-cell office:value-type="float" office:value="1.17" calcext:value-type="float">
            <text:p>1.17</text:p>
          </table:table-cell>
          <table:table-cell office:value-type="float" office:value="39160" calcext:value-type="float">
            <text:p>39160</text:p>
          </table:table-cell>
          <table:table-cell office:value-type="float" office:value="1632907" calcext:value-type="float">
            <text:p>1632907</text:p>
          </table:table-cell>
          <table:table-cell office:value-type="float" office:value="62.22666" calcext:value-type="float">
            <text:p>62.22666</text:p>
          </table:table-cell>
          <table:table-cell office:value-type="float" office:value="62.2" calcext:value-type="float">
            <text:p>62.2</text:p>
          </table:table-cell>
          <table:table-cell office:value-type="float" office:value="24076" calcext:value-type="float">
            <text:p>24076</text:p>
          </table:table-cell>
          <table:table-cell office:value-type="float" office:value="1632907" calcext:value-type="float">
            <text:p>1632907</text:p>
          </table:table-cell>
          <table:table-cell table:formula="of:=[Sheet3.E182]-[Sheet3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9-s399496341c1053313.ukp</text:p>
          </table:table-cell>
          <table:table-cell office:value-type="float" office:value="1.49871" calcext:value-type="float">
            <text:p>1.49871</text:p>
          </table:table-cell>
          <table:table-cell office:value-type="float" office:value="1.54" calcext:value-type="float">
            <text:p>1.54</text:p>
          </table:table-cell>
          <table:table-cell office:value-type="float" office:value="35444" calcext:value-type="float">
            <text:p>35444</text:p>
          </table:table-cell>
          <table:table-cell office:value-type="float" office:value="1340533" calcext:value-type="float">
            <text:p>1340533</text:p>
          </table:table-cell>
          <table:table-cell office:value-type="float" office:value="62.39666" calcext:value-type="float">
            <text:p>62.39666</text:p>
          </table:table-cell>
          <table:table-cell office:value-type="float" office:value="62.37" calcext:value-type="float">
            <text:p>62.37</text:p>
          </table:table-cell>
          <table:table-cell office:value-type="float" office:value="23544" calcext:value-type="float">
            <text:p>23544</text:p>
          </table:table-cell>
          <table:table-cell office:value-type="float" office:value="1340533" calcext:value-type="float">
            <text:p>1340533</text:p>
          </table:table-cell>
          <table:table-cell table:formula="of:=[Sheet3.E183]-[Sheet3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7-s989083921c1973332.ukp</text:p>
          </table:table-cell>
          <table:table-cell office:value-type="float" office:value="1.58374" calcext:value-type="float">
            <text:p>1.58374</text:p>
          </table:table-cell>
          <table:table-cell office:value-type="float" office:value="1.63" calcext:value-type="float">
            <text:p>1.63</text:p>
          </table:table-cell>
          <table:table-cell office:value-type="float" office:value="49868" calcext:value-type="float">
            <text:p>49868</text:p>
          </table:table-cell>
          <table:table-cell office:value-type="float" office:value="2527277" calcext:value-type="float">
            <text:p>2527277</text:p>
          </table:table-cell>
          <table:table-cell office:value-type="float" office:value="62.98333" calcext:value-type="float">
            <text:p>62.98333</text:p>
          </table:table-cell>
          <table:table-cell office:value-type="float" office:value="62.96" calcext:value-type="float">
            <text:p>62.96</text:p>
          </table:table-cell>
          <table:table-cell office:value-type="float" office:value="26376" calcext:value-type="float">
            <text:p>26376</text:p>
          </table:table-cell>
          <table:table-cell office:value-type="float" office:value="2527277" calcext:value-type="float">
            <text:p>2527277</text:p>
          </table:table-cell>
          <table:table-cell table:formula="of:=[Sheet3.E184]-[Sheet3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94-s659711563c1076379.ukp</text:p>
          </table:table-cell>
          <table:table-cell office:value-type="float" office:value="1.75823" calcext:value-type="float">
            <text:p>1.75823</text:p>
          </table:table-cell>
          <table:table-cell office:value-type="float" office:value="1.81" calcext:value-type="float">
            <text:p>1.81</text:p>
          </table:table-cell>
          <table:table-cell office:value-type="float" office:value="35840" calcext:value-type="float">
            <text:p>35840</text:p>
          </table:table-cell>
          <table:table-cell office:value-type="float" office:value="1382938" calcext:value-type="float">
            <text:p>1382938</text:p>
          </table:table-cell>
          <table:table-cell office:value-type="float" office:value="63.28999" calcext:value-type="float">
            <text:p>63.28999</text:p>
          </table:table-cell>
          <table:table-cell office:value-type="float" office:value="63.26" calcext:value-type="float">
            <text:p>63.26</text:p>
          </table:table-cell>
          <table:table-cell office:value-type="float" office:value="23448" calcext:value-type="float">
            <text:p>23448</text:p>
          </table:table-cell>
          <table:table-cell office:value-type="float" office:value="1382938" calcext:value-type="float">
            <text:p>1382938</text:p>
          </table:table-cell>
          <table:table-cell table:formula="of:=[Sheet3.E185]-[Sheet3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2-s692706651c1125100.ukp</text:p>
          </table:table-cell>
          <table:table-cell office:value-type="float" office:value="1.93195" calcext:value-type="float">
            <text:p>1.93195</text:p>
          </table:table-cell>
          <table:table-cell office:value-type="float" office:value="1.98" calcext:value-type="float">
            <text:p>1.98</text:p>
          </table:table-cell>
          <table:table-cell office:value-type="float" office:value="36424" calcext:value-type="float">
            <text:p>36424</text:p>
          </table:table-cell>
          <table:table-cell office:value-type="float" office:value="1447074" calcext:value-type="float">
            <text:p>1447074</text:p>
          </table:table-cell>
          <table:table-cell office:value-type="float" office:value="63.64333" calcext:value-type="float">
            <text:p>63.64333</text:p>
          </table:table-cell>
          <table:table-cell office:value-type="float" office:value="63.61" calcext:value-type="float">
            <text:p>63.61</text:p>
          </table:table-cell>
          <table:table-cell office:value-type="float" office:value="21416" calcext:value-type="float">
            <text:p>21416</text:p>
          </table:table-cell>
          <table:table-cell office:value-type="float" office:value="1447074" calcext:value-type="float">
            <text:p>1447074</text:p>
          </table:table-cell>
          <table:table-cell table:formula="of:=[Sheet3.E186]-[Sheet3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8-s193021599c1031203.ukp</text:p>
          </table:table-cell>
          <table:table-cell office:value-type="float" office:value="1.23164" calcext:value-type="float">
            <text:p>1.23164</text:p>
          </table:table-cell>
          <table:table-cell office:value-type="float" office:value="1.29" calcext:value-type="float">
            <text:p>1.29</text:p>
          </table:table-cell>
          <table:table-cell office:value-type="float" office:value="35052" calcext:value-type="float">
            <text:p>35052</text:p>
          </table:table-cell>
          <table:table-cell office:value-type="float" office:value="1319695" calcext:value-type="float">
            <text:p>1319695</text:p>
          </table:table-cell>
          <table:table-cell office:value-type="float" office:value="65.22666" calcext:value-type="float">
            <text:p>65.22666</text:p>
          </table:table-cell>
          <table:table-cell office:value-type="float" office:value="65.19" calcext:value-type="float">
            <text:p>65.19</text:p>
          </table:table-cell>
          <table:table-cell office:value-type="float" office:value="23884" calcext:value-type="float">
            <text:p>23884</text:p>
          </table:table-cell>
          <table:table-cell office:value-type="float" office:value="1319695" calcext:value-type="float">
            <text:p>1319695</text:p>
          </table:table-cell>
          <table:table-cell table:formula="of:=[Sheet3.E187]-[Sheet3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3-s603562343c1262362.ukp</text:p>
          </table:table-cell>
          <table:table-cell office:value-type="float" office:value="1.48556" calcext:value-type="float">
            <text:p>1.48556</text:p>
          </table:table-cell>
          <table:table-cell office:value-type="float" office:value="1.55" calcext:value-type="float">
            <text:p>1.55</text:p>
          </table:table-cell>
          <table:table-cell office:value-type="float" office:value="38704" calcext:value-type="float">
            <text:p>38704</text:p>
          </table:table-cell>
          <table:table-cell office:value-type="float" office:value="1605500" calcext:value-type="float">
            <text:p>1605500</text:p>
          </table:table-cell>
          <table:table-cell office:value-type="float" office:value="65.29999" calcext:value-type="float">
            <text:p>65.29999</text:p>
          </table:table-cell>
          <table:table-cell office:value-type="float" office:value="65.26" calcext:value-type="float">
            <text:p>65.26</text:p>
          </table:table-cell>
          <table:table-cell office:value-type="float" office:value="21704" calcext:value-type="float">
            <text:p>21704</text:p>
          </table:table-cell>
          <table:table-cell office:value-type="float" office:value="1605500" calcext:value-type="float">
            <text:p>1605500</text:p>
          </table:table-cell>
          <table:table-cell table:formula="of:=[Sheet3.E188]-[Sheet3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4-s661561692c1118363.ukp</text:p>
          </table:table-cell>
          <table:table-cell office:value-type="float" office:value="2.99285" calcext:value-type="float">
            <text:p>2.99285</text:p>
          </table:table-cell>
          <table:table-cell office:value-type="float" office:value="3.07" calcext:value-type="float">
            <text:p>3.07</text:p>
          </table:table-cell>
          <table:table-cell office:value-type="float" office:value="36476" calcext:value-type="float">
            <text:p>36476</text:p>
          </table:table-cell>
          <table:table-cell office:value-type="float" office:value="1429011" calcext:value-type="float">
            <text:p>1429011</text:p>
          </table:table-cell>
          <table:table-cell office:value-type="float" office:value="66.67999" calcext:value-type="float">
            <text:p>66.67999</text:p>
          </table:table-cell>
          <table:table-cell office:value-type="float" office:value="66.64" calcext:value-type="float">
            <text:p>66.64</text:p>
          </table:table-cell>
          <table:table-cell office:value-type="float" office:value="21196" calcext:value-type="float">
            <text:p>21196</text:p>
          </table:table-cell>
          <table:table-cell office:value-type="float" office:value="1429011" calcext:value-type="float">
            <text:p>1429011</text:p>
          </table:table-cell>
          <table:table-cell table:formula="of:=[Sheet3.E189]-[Sheet3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5-s6971566c1397322.ukp</text:p>
          </table:table-cell>
          <table:table-cell office:value-type="float" office:value="1.70116" calcext:value-type="float">
            <text:p>1.70116</text:p>
          </table:table-cell>
          <table:table-cell office:value-type="float" office:value="1.75" calcext:value-type="float">
            <text:p>1.75</text:p>
          </table:table-cell>
          <table:table-cell office:value-type="float" office:value="40776" calcext:value-type="float">
            <text:p>40776</text:p>
          </table:table-cell>
          <table:table-cell office:value-type="float" office:value="1785253" calcext:value-type="float">
            <text:p>1785253</text:p>
          </table:table-cell>
          <table:table-cell office:value-type="float" office:value="67.09666" calcext:value-type="float">
            <text:p>67.09666</text:p>
          </table:table-cell>
          <table:table-cell office:value-type="float" office:value="67.07" calcext:value-type="float">
            <text:p>67.07</text:p>
          </table:table-cell>
          <table:table-cell office:value-type="float" office:value="23748" calcext:value-type="float">
            <text:p>23748</text:p>
          </table:table-cell>
          <table:table-cell office:value-type="float" office:value="1785253" calcext:value-type="float">
            <text:p>1785253</text:p>
          </table:table-cell>
          <table:table-cell table:formula="of:=[Sheet3.E190]-[Sheet3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68-s178912779c1812511.ukp</text:p>
          </table:table-cell>
          <table:table-cell office:value-type="float" office:value="2.14667" calcext:value-type="float">
            <text:p>2.14667</text:p>
          </table:table-cell>
          <table:table-cell office:value-type="float" office:value="2.19" calcext:value-type="float">
            <text:p>2.19</text:p>
          </table:table-cell>
          <table:table-cell office:value-type="float" office:value="47280" calcext:value-type="float">
            <text:p>47280</text:p>
          </table:table-cell>
          <table:table-cell office:value-type="float" office:value="2327988" calcext:value-type="float">
            <text:p>2327988</text:p>
          </table:table-cell>
          <table:table-cell office:value-type="float" office:value="67.19333" calcext:value-type="float">
            <text:p>67.19333</text:p>
          </table:table-cell>
          <table:table-cell office:value-type="float" office:value="67.18" calcext:value-type="float">
            <text:p>67.18</text:p>
          </table:table-cell>
          <table:table-cell office:value-type="float" office:value="23260" calcext:value-type="float">
            <text:p>23260</text:p>
          </table:table-cell>
          <table:table-cell office:value-type="float" office:value="2327988" calcext:value-type="float">
            <text:p>2327988</text:p>
          </table:table-cell>
          <table:table-cell table:formula="of:=[Sheet3.E191]-[Sheet3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3-s582917646c1120755.ukp</text:p>
          </table:table-cell>
          <table:table-cell office:value-type="float" office:value="2.33697" calcext:value-type="float">
            <text:p>2.33697</text:p>
          </table:table-cell>
          <table:table-cell office:value-type="float" office:value="2.4" calcext:value-type="float">
            <text:p>2.4</text:p>
          </table:table-cell>
          <table:table-cell office:value-type="float" office:value="36448" calcext:value-type="float">
            <text:p>36448</text:p>
          </table:table-cell>
          <table:table-cell office:value-type="float" office:value="1441003" calcext:value-type="float">
            <text:p>1441003</text:p>
          </table:table-cell>
          <table:table-cell office:value-type="float" office:value="69.32666" calcext:value-type="float">
            <text:p>69.32666</text:p>
          </table:table-cell>
          <table:table-cell office:value-type="float" office:value="69.3" calcext:value-type="float">
            <text:p>69.3</text:p>
          </table:table-cell>
          <table:table-cell office:value-type="float" office:value="23548" calcext:value-type="float">
            <text:p>23548</text:p>
          </table:table-cell>
          <table:table-cell office:value-type="float" office:value="1441003" calcext:value-type="float">
            <text:p>1441003</text:p>
          </table:table-cell>
          <table:table-cell table:formula="of:=[Sheet3.E192]-[Sheet3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11-s259905739c1892653.ukp</text:p>
          </table:table-cell>
          <table:table-cell office:value-type="float" office:value="1.85452" calcext:value-type="float">
            <text:p>1.85452</text:p>
          </table:table-cell>
          <table:table-cell office:value-type="float" office:value="1.9" calcext:value-type="float">
            <text:p>1.9</text:p>
          </table:table-cell>
          <table:table-cell office:value-type="float" office:value="48624" calcext:value-type="float">
            <text:p>48624</text:p>
          </table:table-cell>
          <table:table-cell office:value-type="float" office:value="2425514" calcext:value-type="float">
            <text:p>2425514</text:p>
          </table:table-cell>
          <table:table-cell office:value-type="float" office:value="70.04333" calcext:value-type="float">
            <text:p>70.04333</text:p>
          </table:table-cell>
          <table:table-cell office:value-type="float" office:value="69.99" calcext:value-type="float">
            <text:p>69.99</text:p>
          </table:table-cell>
          <table:table-cell office:value-type="float" office:value="25444" calcext:value-type="float">
            <text:p>25444</text:p>
          </table:table-cell>
          <table:table-cell office:value-type="float" office:value="2425514" calcext:value-type="float">
            <text:p>2425514</text:p>
          </table:table-cell>
          <table:table-cell table:formula="of:=[Sheet3.E193]-[Sheet3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51-s362775446c1057374.ukp</text:p>
          </table:table-cell>
          <table:table-cell office:value-type="float" office:value="1.59991" calcext:value-type="float">
            <text:p>1.59991</text:p>
          </table:table-cell>
          <table:table-cell office:value-type="float" office:value="1.66" calcext:value-type="float">
            <text:p>1.66</text:p>
          </table:table-cell>
          <table:table-cell office:value-type="float" office:value="35648" calcext:value-type="float">
            <text:p>35648</text:p>
          </table:table-cell>
          <table:table-cell office:value-type="float" office:value="1359830" calcext:value-type="float">
            <text:p>1359830</text:p>
          </table:table-cell>
          <table:table-cell office:value-type="float" office:value="70.16999" calcext:value-type="float">
            <text:p>70.16999</text:p>
          </table:table-cell>
          <table:table-cell office:value-type="float" office:value="70.13" calcext:value-type="float">
            <text:p>70.13</text:p>
          </table:table-cell>
          <table:table-cell office:value-type="float" office:value="23592" calcext:value-type="float">
            <text:p>23592</text:p>
          </table:table-cell>
          <table:table-cell office:value-type="float" office:value="1359830" calcext:value-type="float">
            <text:p>1359830</text:p>
          </table:table-cell>
          <table:table-cell table:formula="of:=[Sheet3.E194]-[Sheet3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8-s965728206c1175276.ukp</text:p>
          </table:table-cell>
          <table:table-cell office:value-type="float" office:value="2.11377" calcext:value-type="float">
            <text:p>2.11377</text:p>
          </table:table-cell>
          <table:table-cell office:value-type="float" office:value="2.17" calcext:value-type="float">
            <text:p>2.17</text:p>
          </table:table-cell>
          <table:table-cell office:value-type="float" office:value="37308" calcext:value-type="float">
            <text:p>37308</text:p>
          </table:table-cell>
          <table:table-cell office:value-type="float" office:value="1502785" calcext:value-type="float">
            <text:p>1502785</text:p>
          </table:table-cell>
          <table:table-cell office:value-type="float" office:value="71.22333" calcext:value-type="float">
            <text:p>71.22333</text:p>
          </table:table-cell>
          <table:table-cell office:value-type="float" office:value="71.2" calcext:value-type="float">
            <text:p>71.2</text:p>
          </table:table-cell>
          <table:table-cell office:value-type="float" office:value="23460" calcext:value-type="float">
            <text:p>23460</text:p>
          </table:table-cell>
          <table:table-cell office:value-type="float" office:value="1502785" calcext:value-type="float">
            <text:p>1502785</text:p>
          </table:table-cell>
          <table:table-cell table:formula="of:=[Sheet3.E195]-[Sheet3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94-s611662245c1962448.ukp</text:p>
          </table:table-cell>
          <table:table-cell office:value-type="float" office:value="1.81329" calcext:value-type="float">
            <text:p>1.81329</text:p>
          </table:table-cell>
          <table:table-cell office:value-type="float" office:value="1.87" calcext:value-type="float">
            <text:p>1.87</text:p>
          </table:table-cell>
          <table:table-cell office:value-type="float" office:value="49536" calcext:value-type="float">
            <text:p>49536</text:p>
          </table:table-cell>
          <table:table-cell office:value-type="float" office:value="2533193" calcext:value-type="float">
            <text:p>2533193</text:p>
          </table:table-cell>
          <table:table-cell office:value-type="float" office:value="72.69999" calcext:value-type="float">
            <text:p>72.69999</text:p>
          </table:table-cell>
          <table:table-cell office:value-type="float" office:value="72.65" calcext:value-type="float">
            <text:p>72.65</text:p>
          </table:table-cell>
          <table:table-cell office:value-type="float" office:value="25680" calcext:value-type="float">
            <text:p>25680</text:p>
          </table:table-cell>
          <table:table-cell office:value-type="float" office:value="2533193" calcext:value-type="float">
            <text:p>2533193</text:p>
          </table:table-cell>
          <table:table-cell table:formula="of:=[Sheet3.E196]-[Sheet3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141-s586185750c1932042.ukp</text:p>
          </table:table-cell>
          <table:table-cell office:value-type="float" office:value="1.84104" calcext:value-type="float">
            <text:p>1.84104</text:p>
          </table:table-cell>
          <table:table-cell office:value-type="float" office:value="1.89" calcext:value-type="float">
            <text:p>1.89</text:p>
          </table:table-cell>
          <table:table-cell office:value-type="float" office:value="48976" calcext:value-type="float">
            <text:p>48976</text:p>
          </table:table-cell>
          <table:table-cell office:value-type="float" office:value="2468358" calcext:value-type="float">
            <text:p>2468358</text:p>
          </table:table-cell>
          <table:table-cell office:value-type="float" office:value="74.31333" calcext:value-type="float">
            <text:p>74.31333</text:p>
          </table:table-cell>
          <table:table-cell office:value-type="float" office:value="74.27" calcext:value-type="float">
            <text:p>74.27</text:p>
          </table:table-cell>
          <table:table-cell office:value-type="float" office:value="26912" calcext:value-type="float">
            <text:p>26912</text:p>
          </table:table-cell>
          <table:table-cell office:value-type="float" office:value="2468358" calcext:value-type="float">
            <text:p>2468358</text:p>
          </table:table-cell>
          <table:table-cell table:formula="of:=[Sheet3.E197]-[Sheet3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2-s931292384c1982486.ukp</text:p>
          </table:table-cell>
          <table:table-cell office:value-type="float" office:value="1.78807" calcext:value-type="float">
            <text:p>1.78807</text:p>
          </table:table-cell>
          <table:table-cell office:value-type="float" office:value="1.84" calcext:value-type="float">
            <text:p>1.84</text:p>
          </table:table-cell>
          <table:table-cell office:value-type="float" office:value="49924" calcext:value-type="float">
            <text:p>49924</text:p>
          </table:table-cell>
          <table:table-cell office:value-type="float" office:value="2539119" calcext:value-type="float">
            <text:p>2539119</text:p>
          </table:table-cell>
          <table:table-cell office:value-type="float" office:value="79.80333" calcext:value-type="float">
            <text:p>79.80333</text:p>
          </table:table-cell>
          <table:table-cell office:value-type="float" office:value="79.77" calcext:value-type="float">
            <text:p>79.77</text:p>
          </table:table-cell>
          <table:table-cell office:value-type="float" office:value="27224" calcext:value-type="float">
            <text:p>27224</text:p>
          </table:table-cell>
          <table:table-cell office:value-type="float" office:value="2539119" calcext:value-type="float">
            <text:p>2539119</text:p>
          </table:table-cell>
          <table:table-cell table:formula="of:=[Sheet3.E198]-[Sheet3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83-s653138835c1034820.ukp</text:p>
          </table:table-cell>
          <table:table-cell office:value-type="float" office:value="1.92839" calcext:value-type="float">
            <text:p>1.92839</text:p>
          </table:table-cell>
          <table:table-cell office:value-type="float" office:value="1.99" calcext:value-type="float">
            <text:p>1.99</text:p>
          </table:table-cell>
          <table:table-cell office:value-type="float" office:value="35076" calcext:value-type="float">
            <text:p>35076</text:p>
          </table:table-cell>
          <table:table-cell office:value-type="float" office:value="1321569" calcext:value-type="float">
            <text:p>1321569</text:p>
          </table:table-cell>
          <table:table-cell office:value-type="float" office:value="84.22333" calcext:value-type="float">
            <text:p>84.22333</text:p>
          </table:table-cell>
          <table:table-cell office:value-type="float" office:value="84.16" calcext:value-type="float">
            <text:p>84.16</text:p>
          </table:table-cell>
          <table:table-cell office:value-type="float" office:value="21724" calcext:value-type="float">
            <text:p>21724</text:p>
          </table:table-cell>
          <table:table-cell office:value-type="float" office:value="1321569" calcext:value-type="float">
            <text:p>1321569</text:p>
          </table:table-cell>
          <table:table-cell table:formula="of:=[Sheet3.E199]-[Sheet3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79-s16986492c1977203.ukp</text:p>
          </table:table-cell>
          <table:table-cell office:value-type="float" office:value="1.78147" calcext:value-type="float">
            <text:p>1.78147</text:p>
          </table:table-cell>
          <table:table-cell office:value-type="float" office:value="1.83" calcext:value-type="float">
            <text:p>1.83</text:p>
          </table:table-cell>
          <table:table-cell office:value-type="float" office:value="49840" calcext:value-type="float">
            <text:p>49840</text:p>
          </table:table-cell>
          <table:table-cell office:value-type="float" office:value="2549056" calcext:value-type="float">
            <text:p>2549056</text:p>
          </table:table-cell>
          <table:table-cell office:value-type="float" office:value="96.52999" calcext:value-type="float">
            <text:p>96.52999</text:p>
          </table:table-cell>
          <table:table-cell office:value-type="float" office:value="96.51" calcext:value-type="float">
            <text:p>96.51</text:p>
          </table:table-cell>
          <table:table-cell office:value-type="float" office:value="27444" calcext:value-type="float">
            <text:p>27444</text:p>
          </table:table-cell>
          <table:table-cell office:value-type="float" office:value="2549056" calcext:value-type="float">
            <text:p>2549056</text:p>
          </table:table-cell>
          <table:table-cell table:formula="of:=[Sheet3.E200]-[Sheet3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20000wmin50000-41-s447231691c1951922.ukp</text:p>
          </table:table-cell>
          <table:table-cell office:value-type="float" office:value="2.20174" calcext:value-type="float">
            <text:p>2.20174</text:p>
          </table:table-cell>
          <table:table-cell office:value-type="float" office:value="2.25" calcext:value-type="float">
            <text:p>2.25</text:p>
          </table:table-cell>
          <table:table-cell office:value-type="float" office:value="49656" calcext:value-type="float">
            <text:p>49656</text:p>
          </table:table-cell>
          <table:table-cell office:value-type="float" office:value="2506989" calcext:value-type="float">
            <text:p>2506989</text:p>
          </table:table-cell>
          <table:table-cell office:value-type="float" office:value="100.95999" calcext:value-type="float">
            <text:p>100.95999</text:p>
          </table:table-cell>
          <table:table-cell office:value-type="float" office:value="100.92" calcext:value-type="float">
            <text:p>100.92</text:p>
          </table:table-cell>
          <table:table-cell office:value-type="float" office:value="29828" calcext:value-type="float">
            <text:p>29828</text:p>
          </table:table-cell>
          <table:table-cell office:value-type="float" office:value="2506989" calcext:value-type="float">
            <text:p>2506989</text:p>
          </table:table-cell>
          <table:table-cell table:formula="of:=[Sheet3.E201]-[Sheet3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318.726667" calcext:value-type="float">
            <text:p>318.726667</text:p>
          </table:table-cell>
          <table:table-cell table:formula="of:=SUM([.C2:.C201])" office:value-type="float" office:value="330.18" calcext:value-type="float">
            <text:p>330.18</text:p>
          </table:table-cell>
          <table:table-cell table:formula="of:=SUM([.D2:.D201])" office:value-type="float" office:value="8456560" calcext:value-type="float">
            <text:p>8456560</text:p>
          </table:table-cell>
          <table:table-cell/>
          <table:table-cell table:formula="of:=SUM([.F2:.F201])" office:value-type="float" office:value="5535.59949" calcext:value-type="float">
            <text:p>5535.59949</text:p>
          </table:table-cell>
          <table:table-cell table:formula="of:=SUM([.G2:.G201])" office:value-type="float" office:value="5533.84" calcext:value-type="float">
            <text:p>5533.84</text:p>
          </table:table-cell>
          <table:table-cell table:formula="of:=SUM([.H2:.H201])" office:value-type="float" office:value="3673992" calcext:value-type="float">
            <text:p>3673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style-name="ce1" table:formula="of:=[.B202]/200" office:value-type="float" office:value="1.593633335" calcext:value-type="float">
            <text:p>1.59</text:p>
          </table:table-cell>
          <table:table-cell table:formula="of:=[.C202]/200" office:value-type="float" office:value="1.6509" calcext:value-type="float">
            <text:p>1.6509</text:p>
          </table:table-cell>
          <table:table-cell table:formula="of:=[.D202]/200" office:value-type="float" office:value="42282.8" calcext:value-type="float">
            <text:p>42282.8</text:p>
          </table:table-cell>
          <table:table-cell/>
          <table:table-cell table:style-name="ce1" table:formula="of:=[.F202]/200" office:value-type="float" office:value="27.67799745" calcext:value-type="float">
            <text:p>27.68</text:p>
          </table:table-cell>
          <table:table-cell table:formula="of:=[.G202]/200" office:value-type="float" office:value="27.6692" calcext:value-type="float">
            <text:p>27.6692</text:p>
          </table:table-cell>
          <table:table-cell table:formula="of:=[.H202]/200" office:value-type="float" office:value="18369.96" calcext:value-type="float">
            <text:p>1836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01])" office:value-type="float" office:value="0.323835813826243" calcext:value-type="float">
            <text:p>0.32</text:p>
          </table:table-cell>
          <table:table-cell table:formula="of:=STDEV([.C2:.C201])" office:value-type="float" office:value="0.327314625890149" calcext:value-type="float">
            <text:p>0.3273146259</text:p>
          </table:table-cell>
          <table:table-cell table:formula="of:=STDEV([.D2:.D201])" office:value-type="float" office:value="4534.28420217907" calcext:value-type="float">
            <text:p>4534.2842021791</text:p>
          </table:table-cell>
          <table:table-cell/>
          <table:table-cell table:style-name="ce1" table:formula="of:=STDEV([.F2:.F201])" office:value-type="float" office:value="22.7853373598765" calcext:value-type="float">
            <text:p>22.79</text:p>
          </table:table-cell>
          <table:table-cell table:formula="of:=STDEV([.G2:.G201])" office:value-type="float" office:value="22.7738772011678" calcext:value-type="float">
            <text:p>22.7738772012</text:p>
          </table:table-cell>
          <table:table-cell table:formula="of:=STDEV([.H2:.H201])" office:value-type="float" office:value="4876.82997771686" calcext:value-type="float">
            <text:p>4876.829977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201])" office:value-type="float" office:value="0.960877" calcext:value-type="float">
            <text:p>0.96</text:p>
          </table:table-cell>
          <table:table-cell table:formula="of:=MIN([.C2:.C201])" office:value-type="float" office:value="1.01" calcext:value-type="float">
            <text:p>1.01</text:p>
          </table:table-cell>
          <table:table-cell table:formula="of:=MIN([.D2:.D201])" office:value-type="float" office:value="34920" calcext:value-type="float">
            <text:p>34920</text:p>
          </table:table-cell>
          <table:table-cell/>
          <table:table-cell table:style-name="ce1" table:formula="of:=MIN([.F2:.F201])" office:value-type="float" office:value="0.02" calcext:value-type="float">
            <text:p>0.02</text:p>
          </table:table-cell>
          <table:table-cell table:formula="of:=MIN([.G2:.G201])" office:value-type="float" office:value="0.02" calcext:value-type="float">
            <text:p>0.02</text:p>
          </table:table-cell>
          <table:table-cell table:formula="of:=MIN([.H2:.H201])" office:value-type="float" office:value="8040" calcext:value-type="float">
            <text:p>8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201])" office:value-type="float" office:value="2.99285" calcext:value-type="float">
            <text:p>2.99</text:p>
          </table:table-cell>
          <table:table-cell table:formula="of:=MAX([.C2:.C201])" office:value-type="float" office:value="3.07" calcext:value-type="float">
            <text:p>3.07</text:p>
          </table:table-cell>
          <table:table-cell table:formula="of:=MAX([.D2:.D201])" office:value-type="float" office:value="50240" calcext:value-type="float">
            <text:p>50240</text:p>
          </table:table-cell>
          <table:table-cell/>
          <table:table-cell table:style-name="ce1" table:formula="of:=MAX([.F2:.F201])" office:value-type="float" office:value="100.95999" calcext:value-type="float">
            <text:p>100.96</text:p>
          </table:table-cell>
          <table:table-cell table:formula="of:=MAX([.G2:.G201])" office:value-type="float" office:value="100.92" calcext:value-type="float">
            <text:p>100.92</text:p>
          </table:table-cell>
          <table:table-cell table:formula="of:=MAX([.H2:.H201])" office:value-type="float" office:value="29828" calcext:value-type="float">
            <text:p>29828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59.99mm" svg:height="89.99mm" svg:x="248.36mm" svg:y="4.53mm">
            <draw:object draw:notify-on-update-of-ranges="Sheet4.B1:Sheet4.B1 Sheet4.B2:Sheet4.B201 Sheet4.F1:Sheet4.F1 Sheet4.F2:Sheet4.F2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50000wmin20000-50-s818489023c1628893.ukp</text:p>
          </table:table-cell>
          <table:table-cell office:value-type="float" office:value="10.7577" calcext:value-type="float">
            <text:p>10.7577</text:p>
          </table:table-cell>
          <table:table-cell office:value-type="float" office:value="10.95" calcext:value-type="float">
            <text:p>10.95</text:p>
          </table:table-cell>
          <table:table-cell office:value-type="float" office:value="45944" calcext:value-type="float">
            <text:p>45944</text:p>
          </table:table-cell>
          <table:table-cell office:value-type="float" office:value="4917839" calcext:value-type="float">
            <text:p>491783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20" calcext:value-type="float">
            <text:p>12120</text:p>
          </table:table-cell>
          <table:table-cell office:value-type="float" office:value="4917839" calcext:value-type="float">
            <text:p>4917839</text:p>
          </table:table-cell>
          <table:table-cell table:formula="of:=[Sheet4.E2]-[Sheet4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2-s319663318c1899788.ukp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1.32" calcext:value-type="float">
            <text:p>11.32</text:p>
          </table:table-cell>
          <table:table-cell office:value-type="float" office:value="50292" calcext:value-type="float">
            <text:p>50292</text:p>
          </table:table-cell>
          <table:table-cell office:value-type="float" office:value="5744658" calcext:value-type="float">
            <text:p>574465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12424" calcext:value-type="float">
            <text:p>12424</text:p>
          </table:table-cell>
          <table:table-cell office:value-type="float" office:value="5744658" calcext:value-type="float">
            <text:p>5744658</text:p>
          </table:table-cell>
          <table:table-cell table:formula="of:=[Sheet4.E3]-[Sheet4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2-s604095046c1660715.ukp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39" calcext:value-type="float">
            <text:p>10.39</text:p>
          </table:table-cell>
          <table:table-cell office:value-type="float" office:value="46432" calcext:value-type="float">
            <text:p>46432</text:p>
          </table:table-cell>
          <table:table-cell office:value-type="float" office:value="5032706" calcext:value-type="float">
            <text:p>50327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12544" calcext:value-type="float">
            <text:p>12544</text:p>
          </table:table-cell>
          <table:table-cell office:value-type="float" office:value="5032706" calcext:value-type="float">
            <text:p>5032706</text:p>
          </table:table-cell>
          <table:table-cell table:formula="of:=[Sheet4.E4]-[Sheet4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8-s193021599c1719691.ukp</text:p>
          </table:table-cell>
          <table:table-cell office:value-type="float" office:value="11.494" calcext:value-type="float">
            <text:p>11.494</text:p>
          </table:table-cell>
          <table:table-cell office:value-type="float" office:value="11.63" calcext:value-type="float">
            <text:p>11.63</text:p>
          </table:table-cell>
          <table:table-cell office:value-type="float" office:value="47600" calcext:value-type="float">
            <text:p>47600</text:p>
          </table:table-cell>
          <table:table-cell office:value-type="float" office:value="5188639" calcext:value-type="float">
            <text:p>5188639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4" calcext:value-type="float">
            <text:p>0.14</text:p>
          </table:table-cell>
          <table:table-cell office:value-type="float" office:value="14556" calcext:value-type="float">
            <text:p>14556</text:p>
          </table:table-cell>
          <table:table-cell office:value-type="float" office:value="5188639" calcext:value-type="float">
            <text:p>5188639</text:p>
          </table:table-cell>
          <table:table-cell table:formula="of:=[Sheet4.E5]-[Sheet4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9-s345268953c1716265.ukp</text:p>
          </table:table-cell>
          <table:table-cell office:value-type="float" office:value="10.8587" calcext:value-type="float">
            <text:p>10.8587</text:p>
          </table:table-cell>
          <table:table-cell office:value-type="float" office:value="11.05" calcext:value-type="float">
            <text:p>11.05</text:p>
          </table:table-cell>
          <table:table-cell office:value-type="float" office:value="47288" calcext:value-type="float">
            <text:p>47288</text:p>
          </table:table-cell>
          <table:table-cell office:value-type="float" office:value="5193750" calcext:value-type="float">
            <text:p>5193750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4996" calcext:value-type="float">
            <text:p>14996</text:p>
          </table:table-cell>
          <table:table-cell office:value-type="float" office:value="5193750" calcext:value-type="float">
            <text:p>5193750</text:p>
          </table:table-cell>
          <table:table-cell table:formula="of:=[Sheet4.E6]-[Sheet4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6-s207893161c1758833.ukp</text:p>
          </table:table-cell>
          <table:table-cell office:value-type="float" office:value="9.76802" calcext:value-type="float">
            <text:p>9.76802</text:p>
          </table:table-cell>
          <table:table-cell office:value-type="float" office:value="9.9" calcext:value-type="float">
            <text:p>9.9</text:p>
          </table:table-cell>
          <table:table-cell office:value-type="float" office:value="47940" calcext:value-type="float">
            <text:p>47940</text:p>
          </table:table-cell>
          <table:table-cell office:value-type="float" office:value="5320351" calcext:value-type="float">
            <text:p>532035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13004" calcext:value-type="float">
            <text:p>13004</text:p>
          </table:table-cell>
          <table:table-cell office:value-type="float" office:value="5320351" calcext:value-type="float">
            <text:p>5320351</text:p>
          </table:table-cell>
          <table:table-cell table:formula="of:=[Sheet4.E7]-[Sheet4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5-s664964299c1705072.ukp</text:p>
          </table:table-cell>
          <table:table-cell office:value-type="float" office:value="9.74877" calcext:value-type="float">
            <text:p>9.74877</text:p>
          </table:table-cell>
          <table:table-cell office:value-type="float" office:value="9.86" calcext:value-type="float">
            <text:p>9.86</text:p>
          </table:table-cell>
          <table:table-cell office:value-type="float" office:value="47160" calcext:value-type="float">
            <text:p>47160</text:p>
          </table:table-cell>
          <table:table-cell office:value-type="float" office:value="5147693" calcext:value-type="float">
            <text:p>514769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16160" calcext:value-type="float">
            <text:p>16160</text:p>
          </table:table-cell>
          <table:table-cell office:value-type="float" office:value="5147693" calcext:value-type="float">
            <text:p>5147693</text:p>
          </table:table-cell>
          <table:table-cell table:formula="of:=[Sheet4.E8]-[Sheet4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3-s582917646c1829290.ukp</text:p>
          </table:table-cell>
          <table:table-cell office:value-type="float" office:value="10.1738" calcext:value-type="float">
            <text:p>10.1738</text:p>
          </table:table-cell>
          <table:table-cell office:value-type="float" office:value="10.33" calcext:value-type="float">
            <text:p>10.33</text:p>
          </table:table-cell>
          <table:table-cell office:value-type="float" office:value="49248" calcext:value-type="float">
            <text:p>49248</text:p>
          </table:table-cell>
          <table:table-cell office:value-type="float" office:value="5545420" calcext:value-type="float">
            <text:p>5545420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4" calcext:value-type="float">
            <text:p>0.4</text:p>
          </table:table-cell>
          <table:table-cell office:value-type="float" office:value="15700" calcext:value-type="float">
            <text:p>15700</text:p>
          </table:table-cell>
          <table:table-cell office:value-type="float" office:value="5545420" calcext:value-type="float">
            <text:p>5545420</text:p>
          </table:table-cell>
          <table:table-cell table:formula="of:=[Sheet4.E9]-[Sheet4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8-s767427324c1750101.ukp</text:p>
          </table:table-cell>
          <table:table-cell office:value-type="float" office:value="9.28692" calcext:value-type="float">
            <text:p>9.28692</text:p>
          </table:table-cell>
          <table:table-cell office:value-type="float" office:value="9.41" calcext:value-type="float">
            <text:p>9.41</text:p>
          </table:table-cell>
          <table:table-cell office:value-type="float" office:value="47900" calcext:value-type="float">
            <text:p>47900</text:p>
          </table:table-cell>
          <table:table-cell office:value-type="float" office:value="5318091" calcext:value-type="float">
            <text:p>5318091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15784" calcext:value-type="float">
            <text:p>15784</text:p>
          </table:table-cell>
          <table:table-cell office:value-type="float" office:value="5318091" calcext:value-type="float">
            <text:p>5318091</text:p>
          </table:table-cell>
          <table:table-cell table:formula="of:=[Sheet4.E10]-[Sheet4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1-s611080474c1706034.ukp</text:p>
          </table:table-cell>
          <table:table-cell office:value-type="float" office:value="8.90773" calcext:value-type="float">
            <text:p>8.90773</text:p>
          </table:table-cell>
          <table:table-cell office:value-type="float" office:value="9.05" calcext:value-type="float">
            <text:p>9.05</text:p>
          </table:table-cell>
          <table:table-cell office:value-type="float" office:value="47348" calcext:value-type="float">
            <text:p>47348</text:p>
          </table:table-cell>
          <table:table-cell office:value-type="float" office:value="5148476" calcext:value-type="float">
            <text:p>514847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7" calcext:value-type="float">
            <text:p>0.47</text:p>
          </table:table-cell>
          <table:table-cell office:value-type="float" office:value="15740" calcext:value-type="float">
            <text:p>15740</text:p>
          </table:table-cell>
          <table:table-cell office:value-type="float" office:value="5148476" calcext:value-type="float">
            <text:p>5148476</text:p>
          </table:table-cell>
          <table:table-cell table:formula="of:=[Sheet4.E11]-[Sheet4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4-s506110575c1852067.ukp</text:p>
          </table:table-cell>
          <table:table-cell office:value-type="float" office:value="9.02728" calcext:value-type="float">
            <text:p>9.02728</text:p>
          </table:table-cell>
          <table:table-cell office:value-type="float" office:value="9.18" calcext:value-type="float">
            <text:p>9.18</text:p>
          </table:table-cell>
          <table:table-cell office:value-type="float" office:value="49404" calcext:value-type="float">
            <text:p>49404</text:p>
          </table:table-cell>
          <table:table-cell office:value-type="float" office:value="5629581" calcext:value-type="float">
            <text:p>5629581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76" calcext:value-type="float">
            <text:p>0.76</text:p>
          </table:table-cell>
          <table:table-cell office:value-type="float" office:value="15720" calcext:value-type="float">
            <text:p>15720</text:p>
          </table:table-cell>
          <table:table-cell office:value-type="float" office:value="5629581" calcext:value-type="float">
            <text:p>5629581</text:p>
          </table:table-cell>
          <table:table-cell table:formula="of:=[Sheet4.E12]-[Sheet4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3-s285045789c1892360.ukp</text:p>
          </table:table-cell>
          <table:table-cell office:value-type="float" office:value="9.37569" calcext:value-type="float">
            <text:p>9.37569</text:p>
          </table:table-cell>
          <table:table-cell office:value-type="float" office:value="9.66" calcext:value-type="float">
            <text:p>9.66</text:p>
          </table:table-cell>
          <table:table-cell office:value-type="float" office:value="50296" calcext:value-type="float">
            <text:p>50296</text:p>
          </table:table-cell>
          <table:table-cell office:value-type="float" office:value="5716637" calcext:value-type="float">
            <text:p>5716637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02" calcext:value-type="float">
            <text:p>1.02</text:p>
          </table:table-cell>
          <table:table-cell office:value-type="float" office:value="15736" calcext:value-type="float">
            <text:p>15736</text:p>
          </table:table-cell>
          <table:table-cell office:value-type="float" office:value="5716637" calcext:value-type="float">
            <text:p>5716637</text:p>
          </table:table-cell>
          <table:table-cell table:formula="of:=[Sheet4.E13]-[Sheet4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1-s219788524c1733550.ukp</text:p>
          </table:table-cell>
          <table:table-cell office:value-type="float" office:value="10.9367" calcext:value-type="float">
            <text:p>10.9367</text:p>
          </table:table-cell>
          <table:table-cell office:value-type="float" office:value="11.07" calcext:value-type="float">
            <text:p>11.07</text:p>
          </table:table-cell>
          <table:table-cell office:value-type="float" office:value="47788" calcext:value-type="float">
            <text:p>47788</text:p>
          </table:table-cell>
          <table:table-cell office:value-type="float" office:value="5239498" calcext:value-type="float">
            <text:p>5239498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6" calcext:value-type="float">
            <text:p>1.46</text:p>
          </table:table-cell>
          <table:table-cell office:value-type="float" office:value="14348" calcext:value-type="float">
            <text:p>14348</text:p>
          </table:table-cell>
          <table:table-cell office:value-type="float" office:value="5239498" calcext:value-type="float">
            <text:p>5239498</text:p>
          </table:table-cell>
          <table:table-cell table:formula="of:=[Sheet4.E14]-[Sheet4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4-s146571312c1721931.ukp</text:p>
          </table:table-cell>
          <table:table-cell office:value-type="float" office:value="12.212" calcext:value-type="float">
            <text:p>12.212</text:p>
          </table:table-cell>
          <table:table-cell office:value-type="float" office:value="12.36" calcext:value-type="float">
            <text:p>12.36</text:p>
          </table:table-cell>
          <table:table-cell office:value-type="float" office:value="47668" calcext:value-type="float">
            <text:p>47668</text:p>
          </table:table-cell>
          <table:table-cell office:value-type="float" office:value="5220335" calcext:value-type="float">
            <text:p>5220335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4432" calcext:value-type="float">
            <text:p>14432</text:p>
          </table:table-cell>
          <table:table-cell office:value-type="float" office:value="5220335" calcext:value-type="float">
            <text:p>5220335</text:p>
          </table:table-cell>
          <table:table-cell table:formula="of:=[Sheet4.E15]-[Sheet4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3-s512984724c1790143.ukp</text:p>
          </table:table-cell>
          <table:table-cell office:value-type="float" office:value="10.4897" calcext:value-type="float">
            <text:p>10.4897</text:p>
          </table:table-cell>
          <table:table-cell office:value-type="float" office:value="10.62" calcext:value-type="float">
            <text:p>10.62</text:p>
          </table:table-cell>
          <table:table-cell office:value-type="float" office:value="48684" calcext:value-type="float">
            <text:p>48684</text:p>
          </table:table-cell>
          <table:table-cell office:value-type="float" office:value="5416233" calcext:value-type="float">
            <text:p>5416233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396" calcext:value-type="float">
            <text:p>14396</text:p>
          </table:table-cell>
          <table:table-cell office:value-type="float" office:value="5416233" calcext:value-type="float">
            <text:p>5416233</text:p>
          </table:table-cell>
          <table:table-cell table:formula="of:=[Sheet4.E16]-[Sheet4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4-s193169413c1671826.ukp</text:p>
          </table:table-cell>
          <table:table-cell office:value-type="float" office:value="9.15363" calcext:value-type="float">
            <text:p>9.15363</text:p>
          </table:table-cell>
          <table:table-cell office:value-type="float" office:value="9.29" calcext:value-type="float">
            <text:p>9.29</text:p>
          </table:table-cell>
          <table:table-cell office:value-type="float" office:value="46560" calcext:value-type="float">
            <text:p>46560</text:p>
          </table:table-cell>
          <table:table-cell office:value-type="float" office:value="5046174" calcext:value-type="float">
            <text:p>5046174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4448" calcext:value-type="float">
            <text:p>14448</text:p>
          </table:table-cell>
          <table:table-cell office:value-type="float" office:value="5046174" calcext:value-type="float">
            <text:p>5046174</text:p>
          </table:table-cell>
          <table:table-cell table:formula="of:=[Sheet4.E17]-[Sheet4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3-s217583718c1683897.ukp</text:p>
          </table:table-cell>
          <table:table-cell office:value-type="float" office:value="8.96813" calcext:value-type="float">
            <text:p>8.96813</text:p>
          </table:table-cell>
          <table:table-cell office:value-type="float" office:value="9.08" calcext:value-type="float">
            <text:p>9.08</text:p>
          </table:table-cell>
          <table:table-cell office:value-type="float" office:value="46908" calcext:value-type="float">
            <text:p>46908</text:p>
          </table:table-cell>
          <table:table-cell office:value-type="float" office:value="5085298" calcext:value-type="float">
            <text:p>5085298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4272" calcext:value-type="float">
            <text:p>14272</text:p>
          </table:table-cell>
          <table:table-cell office:value-type="float" office:value="5085298" calcext:value-type="float">
            <text:p>5085298</text:p>
          </table:table-cell>
          <table:table-cell table:formula="of:=[Sheet4.E18]-[Sheet4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8-s397831828c1748679.ukp</text:p>
          </table:table-cell>
          <table:table-cell office:value-type="float" office:value="14.9801" calcext:value-type="float">
            <text:p>14.9801</text:p>
          </table:table-cell>
          <table:table-cell office:value-type="float" office:value="15.13" calcext:value-type="float">
            <text:p>15.13</text:p>
          </table:table-cell>
          <table:table-cell office:value-type="float" office:value="47772" calcext:value-type="float">
            <text:p>47772</text:p>
          </table:table-cell>
          <table:table-cell office:value-type="float" office:value="5277705" calcext:value-type="float">
            <text:p>5277705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8" calcext:value-type="float">
            <text:p>2.98</text:p>
          </table:table-cell>
          <table:table-cell office:value-type="float" office:value="14452" calcext:value-type="float">
            <text:p>14452</text:p>
          </table:table-cell>
          <table:table-cell office:value-type="float" office:value="5277705" calcext:value-type="float">
            <text:p>5277705</text:p>
          </table:table-cell>
          <table:table-cell table:formula="of:=[Sheet4.E19]-[Sheet4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7-s559438974c1682902.ukp</text:p>
          </table:table-cell>
          <table:table-cell office:value-type="float" office:value="9.80771" calcext:value-type="float">
            <text:p>9.80771</text:p>
          </table:table-cell>
          <table:table-cell office:value-type="float" office:value="9.92" calcext:value-type="float">
            <text:p>9.92</text:p>
          </table:table-cell>
          <table:table-cell office:value-type="float" office:value="46876" calcext:value-type="float">
            <text:p>46876</text:p>
          </table:table-cell>
          <table:table-cell office:value-type="float" office:value="5090853" calcext:value-type="float">
            <text:p>5090853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3.03" calcext:value-type="float">
            <text:p>3.03</text:p>
          </table:table-cell>
          <table:table-cell office:value-type="float" office:value="14576" calcext:value-type="float">
            <text:p>14576</text:p>
          </table:table-cell>
          <table:table-cell office:value-type="float" office:value="5090853" calcext:value-type="float">
            <text:p>5090853</text:p>
          </table:table-cell>
          <table:table-cell table:formula="of:=[Sheet4.E20]-[Sheet4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5-s419785115c1880526.ukp</text:p>
          </table:table-cell>
          <table:table-cell office:value-type="float" office:value="13.9225" calcext:value-type="float">
            <text:p>13.9225</text:p>
          </table:table-cell>
          <table:table-cell office:value-type="float" office:value="14.06" calcext:value-type="float">
            <text:p>14.06</text:p>
          </table:table-cell>
          <table:table-cell office:value-type="float" office:value="49992" calcext:value-type="float">
            <text:p>49992</text:p>
          </table:table-cell>
          <table:table-cell office:value-type="float" office:value="5701780" calcext:value-type="float">
            <text:p>5701780</text:p>
          </table:table-cell>
          <table:table-cell office:value-type="float" office:value="4.23" calcext:value-type="float">
            <text:p>4.23</text:p>
          </table:table-cell>
          <table:table-cell office:value-type="float" office:value="4.24" calcext:value-type="float">
            <text:p>4.24</text:p>
          </table:table-cell>
          <table:table-cell office:value-type="float" office:value="15444" calcext:value-type="float">
            <text:p>15444</text:p>
          </table:table-cell>
          <table:table-cell office:value-type="float" office:value="5701780" calcext:value-type="float">
            <text:p>5701780</text:p>
          </table:table-cell>
          <table:table-cell table:formula="of:=[Sheet4.E21]-[Sheet4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-s855531081c1791319.ukp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12.36" calcext:value-type="float">
            <text:p>12.36</text:p>
          </table:table-cell>
          <table:table-cell office:value-type="float" office:value="48544" calcext:value-type="float">
            <text:p>48544</text:p>
          </table:table-cell>
          <table:table-cell office:value-type="float" office:value="5409208" calcext:value-type="float">
            <text:p>5409208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4.6" calcext:value-type="float">
            <text:p>4.6</text:p>
          </table:table-cell>
          <table:table-cell office:value-type="float" office:value="15640" calcext:value-type="float">
            <text:p>15640</text:p>
          </table:table-cell>
          <table:table-cell office:value-type="float" office:value="5409208" calcext:value-type="float">
            <text:p>5409208</text:p>
          </table:table-cell>
          <table:table-cell table:formula="of:=[Sheet4.E22]-[Sheet4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3-s917541816c1775018.ukp</text:p>
          </table:table-cell>
          <table:table-cell office:value-type="float" office:value="10.0042" calcext:value-type="float">
            <text:p>10.0042</text:p>
          </table:table-cell>
          <table:table-cell office:value-type="float" office:value="10.15" calcext:value-type="float">
            <text:p>10.15</text:p>
          </table:table-cell>
          <table:table-cell office:value-type="float" office:value="48328" calcext:value-type="float">
            <text:p>48328</text:p>
          </table:table-cell>
          <table:table-cell office:value-type="float" office:value="5388951" calcext:value-type="float">
            <text:p>5388951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2" calcext:value-type="float">
            <text:p>5.12</text:p>
          </table:table-cell>
          <table:table-cell office:value-type="float" office:value="15608" calcext:value-type="float">
            <text:p>15608</text:p>
          </table:table-cell>
          <table:table-cell office:value-type="float" office:value="5388951" calcext:value-type="float">
            <text:p>5388951</text:p>
          </table:table-cell>
          <table:table-cell table:formula="of:=[Sheet4.E23]-[Sheet4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4-s90959982c1861478.ukp</text:p>
          </table:table-cell>
          <table:table-cell office:value-type="float" office:value="11.0709" calcext:value-type="float">
            <text:p>11.0709</text:p>
          </table:table-cell>
          <table:table-cell office:value-type="float" office:value="11.21" calcext:value-type="float">
            <text:p>11.21</text:p>
          </table:table-cell>
          <table:table-cell office:value-type="float" office:value="49668" calcext:value-type="float">
            <text:p>49668</text:p>
          </table:table-cell>
          <table:table-cell office:value-type="float" office:value="5662177" calcext:value-type="float">
            <text:p>5662177</text:p>
          </table:table-cell>
          <table:table-cell office:value-type="float" office:value="5.38" calcext:value-type="float">
            <text:p>5.38</text:p>
          </table:table-cell>
          <table:table-cell office:value-type="float" office:value="5.4" calcext:value-type="float">
            <text:p>5.4</text:p>
          </table:table-cell>
          <table:table-cell office:value-type="float" office:value="15732" calcext:value-type="float">
            <text:p>15732</text:p>
          </table:table-cell>
          <table:table-cell office:value-type="float" office:value="5662177" calcext:value-type="float">
            <text:p>5662177</text:p>
          </table:table-cell>
          <table:table-cell table:formula="of:=[Sheet4.E24]-[Sheet4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6-s925211847c1864548.ukp</text:p>
          </table:table-cell>
          <table:table-cell office:value-type="float" office:value="13.0216" calcext:value-type="float">
            <text:p>13.0216</text:p>
          </table:table-cell>
          <table:table-cell office:value-type="float" office:value="13.16" calcext:value-type="float">
            <text:p>13.16</text:p>
          </table:table-cell>
          <table:table-cell office:value-type="float" office:value="49720" calcext:value-type="float">
            <text:p>49720</text:p>
          </table:table-cell>
          <table:table-cell office:value-type="float" office:value="5648836" calcext:value-type="float">
            <text:p>5648836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4" calcext:value-type="float">
            <text:p>6.34</text:p>
          </table:table-cell>
          <table:table-cell office:value-type="float" office:value="15932" calcext:value-type="float">
            <text:p>15932</text:p>
          </table:table-cell>
          <table:table-cell office:value-type="float" office:value="5648836" calcext:value-type="float">
            <text:p>5648836</text:p>
          </table:table-cell>
          <table:table-cell table:formula="of:=[Sheet4.E25]-[Sheet4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9-s509888126c1753551.ukp</text:p>
          </table:table-cell>
          <table:table-cell office:value-type="float" office:value="9.80883" calcext:value-type="float">
            <text:p>9.80883</text:p>
          </table:table-cell>
          <table:table-cell office:value-type="float" office:value="9.95" calcext:value-type="float">
            <text:p>9.95</text:p>
          </table:table-cell>
          <table:table-cell office:value-type="float" office:value="47908" calcext:value-type="float">
            <text:p>47908</text:p>
          </table:table-cell>
          <table:table-cell office:value-type="float" office:value="5320941" calcext:value-type="float">
            <text:p>5320941</text:p>
          </table:table-cell>
          <table:table-cell office:value-type="float" office:value="7.00333" calcext:value-type="float">
            <text:p>7.00333</text:p>
          </table:table-cell>
          <table:table-cell office:value-type="float" office:value="7.02" calcext:value-type="float">
            <text:p>7.02</text:p>
          </table:table-cell>
          <table:table-cell office:value-type="float" office:value="16124" calcext:value-type="float">
            <text:p>16124</text:p>
          </table:table-cell>
          <table:table-cell office:value-type="float" office:value="5320941" calcext:value-type="float">
            <text:p>5320941</text:p>
          </table:table-cell>
          <table:table-cell table:formula="of:=[Sheet4.E26]-[Sheet4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-s774727805c1737310.ukp</text:p>
          </table:table-cell>
          <table:table-cell office:value-type="float" office:value="8.9481" calcext:value-type="float">
            <text:p>8.9481</text:p>
          </table:table-cell>
          <table:table-cell office:value-type="float" office:value="9.09" calcext:value-type="float">
            <text:p>9.09</text:p>
          </table:table-cell>
          <table:table-cell office:value-type="float" office:value="47868" calcext:value-type="float">
            <text:p>47868</text:p>
          </table:table-cell>
          <table:table-cell office:value-type="float" office:value="5266508" calcext:value-type="float">
            <text:p>5266508</text:p>
          </table:table-cell>
          <table:table-cell office:value-type="float" office:value="7.05333" calcext:value-type="float">
            <text:p>7.05333</text:p>
          </table:table-cell>
          <table:table-cell office:value-type="float" office:value="7.06" calcext:value-type="float">
            <text:p>7.06</text:p>
          </table:table-cell>
          <table:table-cell office:value-type="float" office:value="15536" calcext:value-type="float">
            <text:p>15536</text:p>
          </table:table-cell>
          <table:table-cell office:value-type="float" office:value="5266508" calcext:value-type="float">
            <text:p>5266508</text:p>
          </table:table-cell>
          <table:table-cell table:formula="of:=[Sheet4.E27]-[Sheet4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0-s582600153c1805082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2" calcext:value-type="float">
            <text:p>10.02</text:p>
          </table:table-cell>
          <table:table-cell office:value-type="float" office:value="48768" calcext:value-type="float">
            <text:p>48768</text:p>
          </table:table-cell>
          <table:table-cell office:value-type="float" office:value="5446152" calcext:value-type="float">
            <text:p>5446152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8.24" calcext:value-type="float">
            <text:p>8.24</text:p>
          </table:table-cell>
          <table:table-cell office:value-type="float" office:value="17352" calcext:value-type="float">
            <text:p>17352</text:p>
          </table:table-cell>
          <table:table-cell office:value-type="float" office:value="5446152" calcext:value-type="float">
            <text:p>5446152</text:p>
          </table:table-cell>
          <table:table-cell table:formula="of:=[Sheet4.E28]-[Sheet4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4-s661561692c1681311.ukp</text:p>
          </table:table-cell>
          <table:table-cell office:value-type="float" office:value="12.7792" calcext:value-type="float">
            <text:p>12.7792</text:p>
          </table:table-cell>
          <table:table-cell office:value-type="float" office:value="12.9" calcext:value-type="float">
            <text:p>12.9</text:p>
          </table:table-cell>
          <table:table-cell office:value-type="float" office:value="46892" calcext:value-type="float">
            <text:p>46892</text:p>
          </table:table-cell>
          <table:table-cell office:value-type="float" office:value="5062901" calcext:value-type="float">
            <text:p>5062901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14236" calcext:value-type="float">
            <text:p>14236</text:p>
          </table:table-cell>
          <table:table-cell office:value-type="float" office:value="5062901" calcext:value-type="float">
            <text:p>5062901</text:p>
          </table:table-cell>
          <table:table-cell table:formula="of:=[Sheet4.E29]-[Sheet4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3-s362367963c1767800.ukp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2" calcext:value-type="float">
            <text:p>12</text:p>
          </table:table-cell>
          <table:table-cell office:value-type="float" office:value="48244" calcext:value-type="float">
            <text:p>48244</text:p>
          </table:table-cell>
          <table:table-cell office:value-type="float" office:value="5329609" calcext:value-type="float">
            <text:p>5329609</text:p>
          </table:table-cell>
          <table:table-cell office:value-type="float" office:value="8.74333" calcext:value-type="float">
            <text:p>8.74333</text:p>
          </table:table-cell>
          <table:table-cell office:value-type="float" office:value="8.76" calcext:value-type="float">
            <text:p>8.76</text:p>
          </table:table-cell>
          <table:table-cell office:value-type="float" office:value="16120" calcext:value-type="float">
            <text:p>16120</text:p>
          </table:table-cell>
          <table:table-cell office:value-type="float" office:value="5329609" calcext:value-type="float">
            <text:p>5329609</text:p>
          </table:table-cell>
          <table:table-cell table:formula="of:=[Sheet4.E30]-[Sheet4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0-s305421952c1833682.ukp</text:p>
          </table:table-cell>
          <table:table-cell office:value-type="float" office:value="8.98449" calcext:value-type="float">
            <text:p>8.98449</text:p>
          </table:table-cell>
          <table:table-cell office:value-type="float" office:value="9.14" calcext:value-type="float">
            <text:p>9.14</text:p>
          </table:table-cell>
          <table:table-cell office:value-type="float" office:value="49188" calcext:value-type="float">
            <text:p>49188</text:p>
          </table:table-cell>
          <table:table-cell office:value-type="float" office:value="5550356" calcext:value-type="float">
            <text:p>5550356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7592" calcext:value-type="float">
            <text:p>17592</text:p>
          </table:table-cell>
          <table:table-cell office:value-type="float" office:value="5550356" calcext:value-type="float">
            <text:p>5550356</text:p>
          </table:table-cell>
          <table:table-cell table:formula="of:=[Sheet4.E31]-[Sheet4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3-s653138835c1760249.ukp</text:p>
          </table:table-cell>
          <table:table-cell office:value-type="float" office:value="11.6511" calcext:value-type="float">
            <text:p>11.6511</text:p>
          </table:table-cell>
          <table:table-cell office:value-type="float" office:value="11.79" calcext:value-type="float">
            <text:p>11.79</text:p>
          </table:table-cell>
          <table:table-cell office:value-type="float" office:value="48316" calcext:value-type="float">
            <text:p>48316</text:p>
          </table:table-cell>
          <table:table-cell office:value-type="float" office:value="5314374" calcext:value-type="float">
            <text:p>5314374</text:p>
          </table:table-cell>
          <table:table-cell office:value-type="float" office:value="9.25333" calcext:value-type="float">
            <text:p>9.25333</text:p>
          </table:table-cell>
          <table:table-cell office:value-type="float" office:value="9.26" calcext:value-type="float">
            <text:p>9.26</text:p>
          </table:table-cell>
          <table:table-cell office:value-type="float" office:value="15984" calcext:value-type="float">
            <text:p>15984</text:p>
          </table:table-cell>
          <table:table-cell office:value-type="float" office:value="5314374" calcext:value-type="float">
            <text:p>5314374</text:p>
          </table:table-cell>
          <table:table-cell table:formula="of:=[Sheet4.E32]-[Sheet4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0-s251424367c1781640.ukp</text:p>
          </table:table-cell>
          <table:table-cell office:value-type="float" office:value="11.1099" calcext:value-type="float">
            <text:p>11.1099</text:p>
          </table:table-cell>
          <table:table-cell office:value-type="float" office:value="11.23" calcext:value-type="float">
            <text:p>11.23</text:p>
          </table:table-cell>
          <table:table-cell office:value-type="float" office:value="48536" calcext:value-type="float">
            <text:p>48536</text:p>
          </table:table-cell>
          <table:table-cell office:value-type="float" office:value="5384537" calcext:value-type="float">
            <text:p>5384537</text:p>
          </table:table-cell>
          <table:table-cell office:value-type="float" office:value="9.74667" calcext:value-type="float">
            <text:p>9.74667</text:p>
          </table:table-cell>
          <table:table-cell office:value-type="float" office:value="9.75" calcext:value-type="float">
            <text:p>9.75</text:p>
          </table:table-cell>
          <table:table-cell office:value-type="float" office:value="17044" calcext:value-type="float">
            <text:p>17044</text:p>
          </table:table-cell>
          <table:table-cell office:value-type="float" office:value="5384537" calcext:value-type="float">
            <text:p>5384537</text:p>
          </table:table-cell>
          <table:table-cell table:formula="of:=[Sheet4.E33]-[Sheet4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6-s764445182c1859917.ukp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10.5" calcext:value-type="float">
            <text:p>10.5</text:p>
          </table:table-cell>
          <table:table-cell office:value-type="float" office:value="49768" calcext:value-type="float">
            <text:p>49768</text:p>
          </table:table-cell>
          <table:table-cell office:value-type="float" office:value="5628943" calcext:value-type="float">
            <text:p>5628943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2" calcext:value-type="float">
            <text:p>10.22</text:p>
          </table:table-cell>
          <table:table-cell office:value-type="float" office:value="17152" calcext:value-type="float">
            <text:p>17152</text:p>
          </table:table-cell>
          <table:table-cell office:value-type="float" office:value="5628943" calcext:value-type="float">
            <text:p>5628943</text:p>
          </table:table-cell>
          <table:table-cell table:formula="of:=[Sheet4.E34]-[Sheet4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9-s785559520c1727794.ukp</text:p>
          </table:table-cell>
          <table:table-cell office:value-type="float" office:value="11.4335" calcext:value-type="float">
            <text:p>11.4335</text:p>
          </table:table-cell>
          <table:table-cell office:value-type="float" office:value="11.56" calcext:value-type="float">
            <text:p>11.56</text:p>
          </table:table-cell>
          <table:table-cell office:value-type="float" office:value="47452" calcext:value-type="float">
            <text:p>47452</text:p>
          </table:table-cell>
          <table:table-cell office:value-type="float" office:value="5223551" calcext:value-type="float">
            <text:p>5223551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7752" calcext:value-type="float">
            <text:p>17752</text:p>
          </table:table-cell>
          <table:table-cell office:value-type="float" office:value="5223551" calcext:value-type="float">
            <text:p>5223551</text:p>
          </table:table-cell>
          <table:table-cell table:formula="of:=[Sheet4.E35]-[Sheet4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1-s403017354c1815855.ukp</text:p>
          </table:table-cell>
          <table:table-cell office:value-type="float" office:value="9.38248" calcext:value-type="float">
            <text:p>9.38248</text:p>
          </table:table-cell>
          <table:table-cell office:value-type="float" office:value="9.51" calcext:value-type="float">
            <text:p>9.51</text:p>
          </table:table-cell>
          <table:table-cell office:value-type="float" office:value="49076" calcext:value-type="float">
            <text:p>49076</text:p>
          </table:table-cell>
          <table:table-cell office:value-type="float" office:value="5506303" calcext:value-type="float">
            <text:p>5506303</text:p>
          </table:table-cell>
          <table:table-cell office:value-type="float" office:value="13.52333" calcext:value-type="float">
            <text:p>13.52333</text:p>
          </table:table-cell>
          <table:table-cell office:value-type="float" office:value="13.54" calcext:value-type="float">
            <text:p>13.54</text:p>
          </table:table-cell>
          <table:table-cell office:value-type="float" office:value="19692" calcext:value-type="float">
            <text:p>19692</text:p>
          </table:table-cell>
          <table:table-cell office:value-type="float" office:value="5506303" calcext:value-type="float">
            <text:p>5506303</text:p>
          </table:table-cell>
          <table:table-cell table:formula="of:=[Sheet4.E36]-[Sheet4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1-s259905739c1786644.ukp</text:p>
          </table:table-cell>
          <table:table-cell office:value-type="float" office:value="8.81818" calcext:value-type="float">
            <text:p>8.81818</text:p>
          </table:table-cell>
          <table:table-cell office:value-type="float" office:value="9.18" calcext:value-type="float">
            <text:p>9.18</text:p>
          </table:table-cell>
          <table:table-cell office:value-type="float" office:value="48548" calcext:value-type="float">
            <text:p>48548</text:p>
          </table:table-cell>
          <table:table-cell office:value-type="float" office:value="5411740" calcext:value-type="float">
            <text:p>5411740</text:p>
          </table:table-cell>
          <table:table-cell office:value-type="float" office:value="14.05333" calcext:value-type="float">
            <text:p>14.05333</text:p>
          </table:table-cell>
          <table:table-cell office:value-type="float" office:value="14.06" calcext:value-type="float">
            <text:p>14.06</text:p>
          </table:table-cell>
          <table:table-cell office:value-type="float" office:value="19684" calcext:value-type="float">
            <text:p>19684</text:p>
          </table:table-cell>
          <table:table-cell office:value-type="float" office:value="5411740" calcext:value-type="float">
            <text:p>5411740</text:p>
          </table:table-cell>
          <table:table-cell table:formula="of:=[Sheet4.E37]-[Sheet4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0-s677916848c1791253.ukp</text:p>
          </table:table-cell>
          <table:table-cell office:value-type="float" office:value="11.5846" calcext:value-type="float">
            <text:p>11.5846</text:p>
          </table:table-cell>
          <table:table-cell office:value-type="float" office:value="11.72" calcext:value-type="float">
            <text:p>11.72</text:p>
          </table:table-cell>
          <table:table-cell office:value-type="float" office:value="48588" calcext:value-type="float">
            <text:p>48588</text:p>
          </table:table-cell>
          <table:table-cell office:value-type="float" office:value="5421250" calcext:value-type="float">
            <text:p>5421250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9" calcext:value-type="float">
            <text:p>14.59</text:p>
          </table:table-cell>
          <table:table-cell office:value-type="float" office:value="17828" calcext:value-type="float">
            <text:p>17828</text:p>
          </table:table-cell>
          <table:table-cell office:value-type="float" office:value="5421250" calcext:value-type="float">
            <text:p>5421250</text:p>
          </table:table-cell>
          <table:table-cell table:formula="of:=[Sheet4.E38]-[Sheet4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1-s362775446c1717059.ukp</text:p>
          </table:table-cell>
          <table:table-cell office:value-type="float" office:value="10.5794" calcext:value-type="float">
            <text:p>10.5794</text:p>
          </table:table-cell>
          <table:table-cell office:value-type="float" office:value="10.7" calcext:value-type="float">
            <text:p>10.7</text:p>
          </table:table-cell>
          <table:table-cell office:value-type="float" office:value="47632" calcext:value-type="float">
            <text:p>47632</text:p>
          </table:table-cell>
          <table:table-cell office:value-type="float" office:value="5179617" calcext:value-type="float">
            <text:p>5179617</text:p>
          </table:table-cell>
          <table:table-cell office:value-type="float" office:value="15.3" calcext:value-type="float">
            <text:p>15.3</text:p>
          </table:table-cell>
          <table:table-cell office:value-type="float" office:value="15.31" calcext:value-type="float">
            <text:p>15.31</text:p>
          </table:table-cell>
          <table:table-cell office:value-type="float" office:value="17752" calcext:value-type="float">
            <text:p>17752</text:p>
          </table:table-cell>
          <table:table-cell office:value-type="float" office:value="5179617" calcext:value-type="float">
            <text:p>5179617</text:p>
          </table:table-cell>
          <table:table-cell table:formula="of:=[Sheet4.E39]-[Sheet4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0-s810086031c1684696.ukp</text:p>
          </table:table-cell>
          <table:table-cell office:value-type="float" office:value="9.95978" calcext:value-type="float">
            <text:p>9.95978</text:p>
          </table:table-cell>
          <table:table-cell office:value-type="float" office:value="10.1" calcext:value-type="float">
            <text:p>10.1</text:p>
          </table:table-cell>
          <table:table-cell office:value-type="float" office:value="46768" calcext:value-type="float">
            <text:p>46768</text:p>
          </table:table-cell>
          <table:table-cell office:value-type="float" office:value="5089605" calcext:value-type="float">
            <text:p>5089605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19408" calcext:value-type="float">
            <text:p>19408</text:p>
          </table:table-cell>
          <table:table-cell office:value-type="float" office:value="5089605" calcext:value-type="float">
            <text:p>5089605</text:p>
          </table:table-cell>
          <table:table-cell table:formula="of:=[Sheet4.E40]-[Sheet4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3-s490853988c1794567.ukp</text:p>
          </table:table-cell>
          <table:table-cell office:value-type="float" office:value="10.8375" calcext:value-type="float">
            <text:p>10.8375</text:p>
          </table:table-cell>
          <table:table-cell office:value-type="float" office:value="10.96" calcext:value-type="float">
            <text:p>10.96</text:p>
          </table:table-cell>
          <table:table-cell office:value-type="float" office:value="48632" calcext:value-type="float">
            <text:p>48632</text:p>
          </table:table-cell>
          <table:table-cell office:value-type="float" office:value="5457074" calcext:value-type="float">
            <text:p>5457074</text:p>
          </table:table-cell>
          <table:table-cell office:value-type="float" office:value="15.70667" calcext:value-type="float">
            <text:p>15.70667</text:p>
          </table:table-cell>
          <table:table-cell office:value-type="float" office:value="15.72" calcext:value-type="float">
            <text:p>15.72</text:p>
          </table:table-cell>
          <table:table-cell office:value-type="float" office:value="17740" calcext:value-type="float">
            <text:p>17740</text:p>
          </table:table-cell>
          <table:table-cell office:value-type="float" office:value="5457074" calcext:value-type="float">
            <text:p>5457074</text:p>
          </table:table-cell>
          <table:table-cell table:formula="of:=[Sheet4.E41]-[Sheet4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5-s342662718c1791900.ukp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1.14" calcext:value-type="float">
            <text:p>11.14</text:p>
          </table:table-cell>
          <table:table-cell office:value-type="float" office:value="48808" calcext:value-type="float">
            <text:p>48808</text:p>
          </table:table-cell>
          <table:table-cell office:value-type="float" office:value="5418450" calcext:value-type="float">
            <text:p>5418450</text:p>
          </table:table-cell>
          <table:table-cell office:value-type="float" office:value="16.22667" calcext:value-type="float">
            <text:p>16.22667</text:p>
          </table:table-cell>
          <table:table-cell office:value-type="float" office:value="16.24" calcext:value-type="float">
            <text:p>16.24</text:p>
          </table:table-cell>
          <table:table-cell office:value-type="float" office:value="19692" calcext:value-type="float">
            <text:p>19692</text:p>
          </table:table-cell>
          <table:table-cell office:value-type="float" office:value="5418450" calcext:value-type="float">
            <text:p>5418450</text:p>
          </table:table-cell>
          <table:table-cell table:formula="of:=[Sheet4.E42]-[Sheet4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4-s512463211c1837476.ukp</text:p>
          </table:table-cell>
          <table:table-cell office:value-type="float" office:value="9.46053" calcext:value-type="float">
            <text:p>9.46053</text:p>
          </table:table-cell>
          <table:table-cell office:value-type="float" office:value="9.74" calcext:value-type="float">
            <text:p>9.74</text:p>
          </table:table-cell>
          <table:table-cell office:value-type="float" office:value="49492" calcext:value-type="float">
            <text:p>49492</text:p>
          </table:table-cell>
          <table:table-cell office:value-type="float" office:value="5544940" calcext:value-type="float">
            <text:p>554494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29" calcext:value-type="float">
            <text:p>17.29</text:p>
          </table:table-cell>
          <table:table-cell office:value-type="float" office:value="19984" calcext:value-type="float">
            <text:p>19984</text:p>
          </table:table-cell>
          <table:table-cell office:value-type="float" office:value="5544940" calcext:value-type="float">
            <text:p>5544940</text:p>
          </table:table-cell>
          <table:table-cell table:formula="of:=[Sheet4.E43]-[Sheet4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1-s918482572c1649912.ukp</text:p>
          </table:table-cell>
          <table:table-cell office:value-type="float" office:value="8.96245" calcext:value-type="float">
            <text:p>8.96245</text:p>
          </table:table-cell>
          <table:table-cell office:value-type="float" office:value="9.09" calcext:value-type="float">
            <text:p>9.09</text:p>
          </table:table-cell>
          <table:table-cell office:value-type="float" office:value="46136" calcext:value-type="float">
            <text:p>46136</text:p>
          </table:table-cell>
          <table:table-cell office:value-type="float" office:value="4978411" calcext:value-type="float">
            <text:p>4978411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4" calcext:value-type="float">
            <text:p>20.44</text:p>
          </table:table-cell>
          <table:table-cell office:value-type="float" office:value="17556" calcext:value-type="float">
            <text:p>17556</text:p>
          </table:table-cell>
          <table:table-cell office:value-type="float" office:value="4978411" calcext:value-type="float">
            <text:p>4978411</text:p>
          </table:table-cell>
          <table:table-cell table:formula="of:=[Sheet4.E44]-[Sheet4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8-s551593996c1838167.ukp</text:p>
          </table:table-cell>
          <table:table-cell office:value-type="float" office:value="10.7354" calcext:value-type="float">
            <text:p>10.7354</text:p>
          </table:table-cell>
          <table:table-cell office:value-type="float" office:value="11.02" calcext:value-type="float">
            <text:p>11.02</text:p>
          </table:table-cell>
          <table:table-cell office:value-type="float" office:value="49328" calcext:value-type="float">
            <text:p>49328</text:p>
          </table:table-cell>
          <table:table-cell office:value-type="float" office:value="5555969" calcext:value-type="float">
            <text:p>5555969</text:p>
          </table:table-cell>
          <table:table-cell office:value-type="float" office:value="20.46333" calcext:value-type="float">
            <text:p>20.46333</text:p>
          </table:table-cell>
          <table:table-cell office:value-type="float" office:value="20.47" calcext:value-type="float">
            <text:p>20.47</text:p>
          </table:table-cell>
          <table:table-cell office:value-type="float" office:value="21648" calcext:value-type="float">
            <text:p>21648</text:p>
          </table:table-cell>
          <table:table-cell office:value-type="float" office:value="5555969" calcext:value-type="float">
            <text:p>5555969</text:p>
          </table:table-cell>
          <table:table-cell table:formula="of:=[Sheet4.E45]-[Sheet4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2-s351421871c1784152.ukp</text:p>
          </table:table-cell>
          <table:table-cell office:value-type="float" office:value="8.4814" calcext:value-type="float">
            <text:p>8.4814</text:p>
          </table:table-cell>
          <table:table-cell office:value-type="float" office:value="8.6" calcext:value-type="float">
            <text:p>8.6</text:p>
          </table:table-cell>
          <table:table-cell office:value-type="float" office:value="48360" calcext:value-type="float">
            <text:p>48360</text:p>
          </table:table-cell>
          <table:table-cell office:value-type="float" office:value="5392356" calcext:value-type="float">
            <text:p>5392356</text:p>
          </table:table-cell>
          <table:table-cell office:value-type="float" office:value="20.49333" calcext:value-type="float">
            <text:p>20.49333</text:p>
          </table:table-cell>
          <table:table-cell office:value-type="float" office:value="20.5" calcext:value-type="float">
            <text:p>20.5</text:p>
          </table:table-cell>
          <table:table-cell office:value-type="float" office:value="19676" calcext:value-type="float">
            <text:p>19676</text:p>
          </table:table-cell>
          <table:table-cell office:value-type="float" office:value="5392356" calcext:value-type="float">
            <text:p>5392356</text:p>
          </table:table-cell>
          <table:table-cell table:formula="of:=[Sheet4.E46]-[Sheet4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4-s207123742c1802639.ukp</text:p>
          </table:table-cell>
          <table:table-cell office:value-type="float" office:value="9.80919" calcext:value-type="float">
            <text:p>9.80919</text:p>
          </table:table-cell>
          <table:table-cell office:value-type="float" office:value="9.93" calcext:value-type="float">
            <text:p>9.93</text:p>
          </table:table-cell>
          <table:table-cell office:value-type="float" office:value="48620" calcext:value-type="float">
            <text:p>48620</text:p>
          </table:table-cell>
          <table:table-cell office:value-type="float" office:value="5455948" calcext:value-type="float">
            <text:p>5455948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19492" calcext:value-type="float">
            <text:p>19492</text:p>
          </table:table-cell>
          <table:table-cell office:value-type="float" office:value="5455948" calcext:value-type="float">
            <text:p>5455948</text:p>
          </table:table-cell>
          <table:table-cell table:formula="of:=[Sheet4.E47]-[Sheet4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6-s689366126c1832326.ukp</text:p>
          </table:table-cell>
          <table:table-cell office:value-type="float" office:value="13.1691" calcext:value-type="float">
            <text:p>13.1691</text:p>
          </table:table-cell>
          <table:table-cell office:value-type="float" office:value="13.29" calcext:value-type="float">
            <text:p>13.29</text:p>
          </table:table-cell>
          <table:table-cell office:value-type="float" office:value="49328" calcext:value-type="float">
            <text:p>49328</text:p>
          </table:table-cell>
          <table:table-cell office:value-type="float" office:value="5540129" calcext:value-type="float">
            <text:p>5540129</text:p>
          </table:table-cell>
          <table:table-cell office:value-type="float" office:value="21.56" calcext:value-type="float">
            <text:p>21.56</text:p>
          </table:table-cell>
          <table:table-cell office:value-type="float" office:value="21.57" calcext:value-type="float">
            <text:p>21.57</text:p>
          </table:table-cell>
          <table:table-cell office:value-type="float" office:value="20776" calcext:value-type="float">
            <text:p>20776</text:p>
          </table:table-cell>
          <table:table-cell office:value-type="float" office:value="5540129" calcext:value-type="float">
            <text:p>5540129</text:p>
          </table:table-cell>
          <table:table-cell table:formula="of:=[Sheet4.E48]-[Sheet4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8-s752268543c1666901.ukp</text:p>
          </table:table-cell>
          <table:table-cell office:value-type="float" office:value="10.5589" calcext:value-type="float">
            <text:p>10.5589</text:p>
          </table:table-cell>
          <table:table-cell office:value-type="float" office:value="10.69" calcext:value-type="float">
            <text:p>10.69</text:p>
          </table:table-cell>
          <table:table-cell office:value-type="float" office:value="46572" calcext:value-type="float">
            <text:p>46572</text:p>
          </table:table-cell>
          <table:table-cell office:value-type="float" office:value="5036582" calcext:value-type="float">
            <text:p>5036582</text:p>
          </table:table-cell>
          <table:table-cell office:value-type="float" office:value="22.24667" calcext:value-type="float">
            <text:p>22.24667</text:p>
          </table:table-cell>
          <table:table-cell office:value-type="float" office:value="22.25" calcext:value-type="float">
            <text:p>22.25</text:p>
          </table:table-cell>
          <table:table-cell office:value-type="float" office:value="17944" calcext:value-type="float">
            <text:p>17944</text:p>
          </table:table-cell>
          <table:table-cell office:value-type="float" office:value="5036582" calcext:value-type="float">
            <text:p>5036582</text:p>
          </table:table-cell>
          <table:table-cell table:formula="of:=[Sheet4.E49]-[Sheet4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-s351997719c1668209.ukp</text:p>
          </table:table-cell>
          <table:table-cell office:value-type="float" office:value="9.65642" calcext:value-type="float">
            <text:p>9.65642</text:p>
          </table:table-cell>
          <table:table-cell office:value-type="float" office:value="9.79" calcext:value-type="float">
            <text:p>9.79</text:p>
          </table:table-cell>
          <table:table-cell office:value-type="float" office:value="46816" calcext:value-type="float">
            <text:p>46816</text:p>
          </table:table-cell>
          <table:table-cell office:value-type="float" office:value="5036221" calcext:value-type="float">
            <text:p>5036221</text:p>
          </table:table-cell>
          <table:table-cell office:value-type="float" office:value="22.38" calcext:value-type="float">
            <text:p>22.38</text:p>
          </table:table-cell>
          <table:table-cell office:value-type="float" office:value="22.39" calcext:value-type="float">
            <text:p>22.39</text:p>
          </table:table-cell>
          <table:table-cell office:value-type="float" office:value="19236" calcext:value-type="float">
            <text:p>19236</text:p>
          </table:table-cell>
          <table:table-cell office:value-type="float" office:value="5036221" calcext:value-type="float">
            <text:p>5036221</text:p>
          </table:table-cell>
          <table:table-cell table:formula="of:=[Sheet4.E50]-[Sheet4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-s577782098c1718268.ukp</text:p>
          </table:table-cell>
          <table:table-cell office:value-type="float" office:value="9.95515" calcext:value-type="float">
            <text:p>9.95515</text:p>
          </table:table-cell>
          <table:table-cell office:value-type="float" office:value="10.08" calcext:value-type="float">
            <text:p>10.08</text:p>
          </table:table-cell>
          <table:table-cell office:value-type="float" office:value="47428" calcext:value-type="float">
            <text:p>47428</text:p>
          </table:table-cell>
          <table:table-cell office:value-type="float" office:value="5192016" calcext:value-type="float">
            <text:p>5192016</text:p>
          </table:table-cell>
          <table:table-cell table:number-columns-repeated="2" office:value-type="float" office:value="23.86" calcext:value-type="float">
            <text:p>23.86</text:p>
          </table:table-cell>
          <table:table-cell office:value-type="float" office:value="20436" calcext:value-type="float">
            <text:p>20436</text:p>
          </table:table-cell>
          <table:table-cell office:value-type="float" office:value="5192016" calcext:value-type="float">
            <text:p>5192016</text:p>
          </table:table-cell>
          <table:table-cell table:formula="of:=[Sheet4.E51]-[Sheet4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1-s586185750c1808596.ukp</text:p>
          </table:table-cell>
          <table:table-cell office:value-type="float" office:value="12.6606" calcext:value-type="float">
            <text:p>12.6606</text:p>
          </table:table-cell>
          <table:table-cell office:value-type="float" office:value="12.79" calcext:value-type="float">
            <text:p>12.79</text:p>
          </table:table-cell>
          <table:table-cell office:value-type="float" office:value="48672" calcext:value-type="float">
            <text:p>48672</text:p>
          </table:table-cell>
          <table:table-cell office:value-type="float" office:value="5464571" calcext:value-type="float">
            <text:p>5464571</text:p>
          </table:table-cell>
          <table:table-cell office:value-type="float" office:value="23.86667" calcext:value-type="float">
            <text:p>23.86667</text:p>
          </table:table-cell>
          <table:table-cell office:value-type="float" office:value="23.87" calcext:value-type="float">
            <text:p>23.87</text:p>
          </table:table-cell>
          <table:table-cell office:value-type="float" office:value="19916" calcext:value-type="float">
            <text:p>19916</text:p>
          </table:table-cell>
          <table:table-cell office:value-type="float" office:value="5464571" calcext:value-type="float">
            <text:p>5464571</text:p>
          </table:table-cell>
          <table:table-cell table:formula="of:=[Sheet4.E52]-[Sheet4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8-s948885877c1792337.ukp</text:p>
          </table:table-cell>
          <table:table-cell office:value-type="float" office:value="10.3127" calcext:value-type="float">
            <text:p>10.3127</text:p>
          </table:table-cell>
          <table:table-cell office:value-type="float" office:value="10.45" calcext:value-type="float">
            <text:p>10.45</text:p>
          </table:table-cell>
          <table:table-cell office:value-type="float" office:value="48572" calcext:value-type="float">
            <text:p>48572</text:p>
          </table:table-cell>
          <table:table-cell office:value-type="float" office:value="5424008" calcext:value-type="float">
            <text:p>5424008</text:p>
          </table:table-cell>
          <table:table-cell office:value-type="float" office:value="25.36667" calcext:value-type="float">
            <text:p>25.36667</text:p>
          </table:table-cell>
          <table:table-cell office:value-type="float" office:value="25.37" calcext:value-type="float">
            <text:p>25.37</text:p>
          </table:table-cell>
          <table:table-cell office:value-type="float" office:value="21856" calcext:value-type="float">
            <text:p>21856</text:p>
          </table:table-cell>
          <table:table-cell office:value-type="float" office:value="5424008" calcext:value-type="float">
            <text:p>5424008</text:p>
          </table:table-cell>
          <table:table-cell table:formula="of:=[Sheet4.E53]-[Sheet4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9-s16986492c1828891.ukp</text:p>
          </table:table-cell>
          <table:table-cell office:value-type="float" office:value="10.9379" calcext:value-type="float">
            <text:p>10.9379</text:p>
          </table:table-cell>
          <table:table-cell office:value-type="float" office:value="11.05" calcext:value-type="float">
            <text:p>11.05</text:p>
          </table:table-cell>
          <table:table-cell office:value-type="float" office:value="49168" calcext:value-type="float">
            <text:p>49168</text:p>
          </table:table-cell>
          <table:table-cell office:value-type="float" office:value="5530387" calcext:value-type="float">
            <text:p>5530387</text:p>
          </table:table-cell>
          <table:table-cell table:number-columns-repeated="2" office:value-type="float" office:value="25.97" calcext:value-type="float">
            <text:p>25.97</text:p>
          </table:table-cell>
          <table:table-cell office:value-type="float" office:value="22848" calcext:value-type="float">
            <text:p>22848</text:p>
          </table:table-cell>
          <table:table-cell office:value-type="float" office:value="5530387" calcext:value-type="float">
            <text:p>5530387</text:p>
          </table:table-cell>
          <table:table-cell table:formula="of:=[Sheet4.E54]-[Sheet4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5-s344310712c1508521.ukp</text:p>
          </table:table-cell>
          <table:table-cell office:value-type="float" office:value="9.21036" calcext:value-type="float">
            <text:p>9.21036</text:p>
          </table:table-cell>
          <table:table-cell office:value-type="float" office:value="9.34" calcext:value-type="float">
            <text:p>9.34</text:p>
          </table:table-cell>
          <table:table-cell office:value-type="float" office:value="44236" calcext:value-type="float">
            <text:p>44236</text:p>
          </table:table-cell>
          <table:table-cell office:value-type="float" office:value="4568410" calcext:value-type="float">
            <text:p>4568410</text:p>
          </table:table-cell>
          <table:table-cell office:value-type="float" office:value="26.88666" calcext:value-type="float">
            <text:p>26.88666</text:p>
          </table:table-cell>
          <table:table-cell office:value-type="float" office:value="26.89" calcext:value-type="float">
            <text:p>26.89</text:p>
          </table:table-cell>
          <table:table-cell office:value-type="float" office:value="22184" calcext:value-type="float">
            <text:p>22184</text:p>
          </table:table-cell>
          <table:table-cell office:value-type="float" office:value="4568410" calcext:value-type="float">
            <text:p>4568410</text:p>
          </table:table-cell>
          <table:table-cell table:formula="of:=[Sheet4.E55]-[Sheet4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5-s522080131c1646295.ukp</text:p>
          </table:table-cell>
          <table:table-cell office:value-type="float" office:value="9.0693" calcext:value-type="float">
            <text:p>9.0693</text:p>
          </table:table-cell>
          <table:table-cell office:value-type="float" office:value="9.2" calcext:value-type="float">
            <text:p>9.2</text:p>
          </table:table-cell>
          <table:table-cell office:value-type="float" office:value="46220" calcext:value-type="float">
            <text:p>46220</text:p>
          </table:table-cell>
          <table:table-cell office:value-type="float" office:value="4963391" calcext:value-type="float">
            <text:p>4963391</text:p>
          </table:table-cell>
          <table:table-cell office:value-type="float" office:value="27.04666" calcext:value-type="float">
            <text:p>27.04666</text:p>
          </table:table-cell>
          <table:table-cell office:value-type="float" office:value="27.06" calcext:value-type="float">
            <text:p>27.06</text:p>
          </table:table-cell>
          <table:table-cell office:value-type="float" office:value="17848" calcext:value-type="float">
            <text:p>17848</text:p>
          </table:table-cell>
          <table:table-cell office:value-type="float" office:value="4963391" calcext:value-type="float">
            <text:p>4963391</text:p>
          </table:table-cell>
          <table:table-cell table:formula="of:=[Sheet4.E56]-[Sheet4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5-s452751349c1866491.ukp</text:p>
          </table:table-cell>
          <table:table-cell office:value-type="float" office:value="9.48346" calcext:value-type="float">
            <text:p>9.48346</text:p>
          </table:table-cell>
          <table:table-cell office:value-type="float" office:value="9.6" calcext:value-type="float">
            <text:p>9.6</text:p>
          </table:table-cell>
          <table:table-cell office:value-type="float" office:value="49856" calcext:value-type="float">
            <text:p>49856</text:p>
          </table:table-cell>
          <table:table-cell office:value-type="float" office:value="5625671" calcext:value-type="float">
            <text:p>5625671</text:p>
          </table:table-cell>
          <table:table-cell office:value-type="float" office:value="28.60333" calcext:value-type="float">
            <text:p>28.60333</text:p>
          </table:table-cell>
          <table:table-cell office:value-type="float" office:value="28.6" calcext:value-type="float">
            <text:p>28.6</text:p>
          </table:table-cell>
          <table:table-cell office:value-type="float" office:value="23576" calcext:value-type="float">
            <text:p>23576</text:p>
          </table:table-cell>
          <table:table-cell office:value-type="float" office:value="5625671" calcext:value-type="float">
            <text:p>5625671</text:p>
          </table:table-cell>
          <table:table-cell table:formula="of:=[Sheet4.E57]-[Sheet4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-s135458708c1922678.ukp</text:p>
          </table:table-cell>
          <table:table-cell office:value-type="float" office:value="10.0808" calcext:value-type="float">
            <text:p>10.0808</text:p>
          </table:table-cell>
          <table:table-cell office:value-type="float" office:value="10.22" calcext:value-type="float">
            <text:p>10.22</text:p>
          </table:table-cell>
          <table:table-cell office:value-type="float" office:value="50680" calcext:value-type="float">
            <text:p>50680</text:p>
          </table:table-cell>
          <table:table-cell office:value-type="float" office:value="5809649" calcext:value-type="float">
            <text:p>5809649</text:p>
          </table:table-cell>
          <table:table-cell office:value-type="float" office:value="29.38666" calcext:value-type="float">
            <text:p>29.38666</text:p>
          </table:table-cell>
          <table:table-cell office:value-type="float" office:value="29.39" calcext:value-type="float">
            <text:p>29.39</text:p>
          </table:table-cell>
          <table:table-cell office:value-type="float" office:value="20764" calcext:value-type="float">
            <text:p>20764</text:p>
          </table:table-cell>
          <table:table-cell office:value-type="float" office:value="5809649" calcext:value-type="float">
            <text:p>5809649</text:p>
          </table:table-cell>
          <table:table-cell table:formula="of:=[Sheet4.E58]-[Sheet4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2-s731025097c1734427.ukp</text:p>
          </table:table-cell>
          <table:table-cell office:value-type="float" office:value="11.6507" calcext:value-type="float">
            <text:p>11.6507</text:p>
          </table:table-cell>
          <table:table-cell office:value-type="float" office:value="11.85" calcext:value-type="float">
            <text:p>11.85</text:p>
          </table:table-cell>
          <table:table-cell office:value-type="float" office:value="47564" calcext:value-type="float">
            <text:p>47564</text:p>
          </table:table-cell>
          <table:table-cell office:value-type="float" office:value="5244592" calcext:value-type="float">
            <text:p>5244592</text:p>
          </table:table-cell>
          <table:table-cell office:value-type="float" office:value="30.52666" calcext:value-type="float">
            <text:p>30.52666</text:p>
          </table:table-cell>
          <table:table-cell office:value-type="float" office:value="30.52" calcext:value-type="float">
            <text:p>30.52</text:p>
          </table:table-cell>
          <table:table-cell office:value-type="float" office:value="19540" calcext:value-type="float">
            <text:p>19540</text:p>
          </table:table-cell>
          <table:table-cell office:value-type="float" office:value="5244592" calcext:value-type="float">
            <text:p>5244592</text:p>
          </table:table-cell>
          <table:table-cell table:formula="of:=[Sheet4.E59]-[Sheet4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-s577520629c1493710.ukp</text:p>
          </table:table-cell>
          <table:table-cell office:value-type="float" office:value="8.49715" calcext:value-type="float">
            <text:p>8.49715</text:p>
          </table:table-cell>
          <table:table-cell office:value-type="float" office:value="8.64" calcext:value-type="float">
            <text:p>8.64</text:p>
          </table:table-cell>
          <table:table-cell office:value-type="float" office:value="44096" calcext:value-type="float">
            <text:p>44096</text:p>
          </table:table-cell>
          <table:table-cell office:value-type="float" office:value="4507855" calcext:value-type="float">
            <text:p>4507855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21440" calcext:value-type="float">
            <text:p>21440</text:p>
          </table:table-cell>
          <table:table-cell office:value-type="float" office:value="4507855" calcext:value-type="float">
            <text:p>4507855</text:p>
          </table:table-cell>
          <table:table-cell table:formula="of:=[Sheet4.E60]-[Sheet4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0-s467683630c1746191.ukp</text:p>
          </table:table-cell>
          <table:table-cell office:value-type="float" office:value="11.2383" calcext:value-type="float">
            <text:p>11.2383</text:p>
          </table:table-cell>
          <table:table-cell office:value-type="float" office:value="11.35" calcext:value-type="float">
            <text:p>11.35</text:p>
          </table:table-cell>
          <table:table-cell office:value-type="float" office:value="47976" calcext:value-type="float">
            <text:p>47976</text:p>
          </table:table-cell>
          <table:table-cell office:value-type="float" office:value="5291045" calcext:value-type="float">
            <text:p>5291045</text:p>
          </table:table-cell>
          <table:table-cell office:value-type="float" office:value="33.92" calcext:value-type="float">
            <text:p>33.92</text:p>
          </table:table-cell>
          <table:table-cell office:value-type="float" office:value="33.91" calcext:value-type="float">
            <text:p>33.91</text:p>
          </table:table-cell>
          <table:table-cell office:value-type="float" office:value="21280" calcext:value-type="float">
            <text:p>21280</text:p>
          </table:table-cell>
          <table:table-cell office:value-type="float" office:value="5291045" calcext:value-type="float">
            <text:p>5291045</text:p>
          </table:table-cell>
          <table:table-cell table:formula="of:=[Sheet4.E61]-[Sheet4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6-s885510405c1865617.ukp</text:p>
          </table:table-cell>
          <table:table-cell office:value-type="float" office:value="11.7373" calcext:value-type="float">
            <text:p>11.7373</text:p>
          </table:table-cell>
          <table:table-cell office:value-type="float" office:value="11.87" calcext:value-type="float">
            <text:p>11.87</text:p>
          </table:table-cell>
          <table:table-cell office:value-type="float" office:value="49756" calcext:value-type="float">
            <text:p>49756</text:p>
          </table:table-cell>
          <table:table-cell office:value-type="float" office:value="5639926" calcext:value-type="float">
            <text:p>5639926</text:p>
          </table:table-cell>
          <table:table-cell office:value-type="float" office:value="34.98666" calcext:value-type="float">
            <text:p>34.98666</text:p>
          </table:table-cell>
          <table:table-cell office:value-type="float" office:value="34.98" calcext:value-type="float">
            <text:p>34.98</text:p>
          </table:table-cell>
          <table:table-cell office:value-type="float" office:value="25072" calcext:value-type="float">
            <text:p>25072</text:p>
          </table:table-cell>
          <table:table-cell office:value-type="float" office:value="5639926" calcext:value-type="float">
            <text:p>5639926</text:p>
          </table:table-cell>
          <table:table-cell table:formula="of:=[Sheet4.E62]-[Sheet4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5-s802259763c1859860.ukp</text:p>
          </table:table-cell>
          <table:table-cell office:value-type="float" office:value="10.8013" calcext:value-type="float">
            <text:p>10.8013</text:p>
          </table:table-cell>
          <table:table-cell office:value-type="float" office:value="10.93" calcext:value-type="float">
            <text:p>10.93</text:p>
          </table:table-cell>
          <table:table-cell office:value-type="float" office:value="49796" calcext:value-type="float">
            <text:p>49796</text:p>
          </table:table-cell>
          <table:table-cell office:value-type="float" office:value="5596229" calcext:value-type="float">
            <text:p>5596229</text:p>
          </table:table-cell>
          <table:table-cell office:value-type="float" office:value="35.27333" calcext:value-type="float">
            <text:p>35.27333</text:p>
          </table:table-cell>
          <table:table-cell office:value-type="float" office:value="35.29" calcext:value-type="float">
            <text:p>35.29</text:p>
          </table:table-cell>
          <table:table-cell office:value-type="float" office:value="22112" calcext:value-type="float">
            <text:p>22112</text:p>
          </table:table-cell>
          <table:table-cell office:value-type="float" office:value="5596229" calcext:value-type="float">
            <text:p>5596229</text:p>
          </table:table-cell>
          <table:table-cell table:formula="of:=[Sheet4.E63]-[Sheet4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-s684448574c1772748.ukp</text:p>
          </table:table-cell>
          <table:table-cell office:value-type="float" office:value="11.5598" calcext:value-type="float">
            <text:p>11.5598</text:p>
          </table:table-cell>
          <table:table-cell office:value-type="float" office:value="11.7" calcext:value-type="float">
            <text:p>11.7</text:p>
          </table:table-cell>
          <table:table-cell office:value-type="float" office:value="48396" calcext:value-type="float">
            <text:p>48396</text:p>
          </table:table-cell>
          <table:table-cell office:value-type="float" office:value="5370245" calcext:value-type="float">
            <text:p>5370245</text:p>
          </table:table-cell>
          <table:table-cell office:value-type="float" office:value="35.51666" calcext:value-type="float">
            <text:p>35.51666</text:p>
          </table:table-cell>
          <table:table-cell office:value-type="float" office:value="35.52" calcext:value-type="float">
            <text:p>35.52</text:p>
          </table:table-cell>
          <table:table-cell office:value-type="float" office:value="19644" calcext:value-type="float">
            <text:p>19644</text:p>
          </table:table-cell>
          <table:table-cell office:value-type="float" office:value="5370245" calcext:value-type="float">
            <text:p>5370245</text:p>
          </table:table-cell>
          <table:table-cell table:formula="of:=[Sheet4.E64]-[Sheet4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6-s180237460c1628661.ukp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2.6" calcext:value-type="float">
            <text:p>12.6</text:p>
          </table:table-cell>
          <table:table-cell office:value-type="float" office:value="46052" calcext:value-type="float">
            <text:p>46052</text:p>
          </table:table-cell>
          <table:table-cell office:value-type="float" office:value="4935703" calcext:value-type="float">
            <text:p>4935703</text:p>
          </table:table-cell>
          <table:table-cell office:value-type="float" office:value="35.78666" calcext:value-type="float">
            <text:p>35.78666</text:p>
          </table:table-cell>
          <table:table-cell office:value-type="float" office:value="35.77" calcext:value-type="float">
            <text:p>35.77</text:p>
          </table:table-cell>
          <table:table-cell office:value-type="float" office:value="22492" calcext:value-type="float">
            <text:p>22492</text:p>
          </table:table-cell>
          <table:table-cell office:value-type="float" office:value="4935703" calcext:value-type="float">
            <text:p>4935703</text:p>
          </table:table-cell>
          <table:table-cell table:formula="of:=[Sheet4.E65]-[Sheet4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0-s342094980c1801899.ukp</text:p>
          </table:table-cell>
          <table:table-cell office:value-type="float" office:value="9.86335" calcext:value-type="float">
            <text:p>9.86335</text:p>
          </table:table-cell>
          <table:table-cell office:value-type="float" office:value="10.01" calcext:value-type="float">
            <text:p>10.01</text:p>
          </table:table-cell>
          <table:table-cell office:value-type="float" office:value="48884" calcext:value-type="float">
            <text:p>48884</text:p>
          </table:table-cell>
          <table:table-cell office:value-type="float" office:value="5441598" calcext:value-type="float">
            <text:p>5441598</text:p>
          </table:table-cell>
          <table:table-cell office:value-type="float" office:value="37.03" calcext:value-type="float">
            <text:p>37.03</text:p>
          </table:table-cell>
          <table:table-cell office:value-type="float" office:value="37.02" calcext:value-type="float">
            <text:p>37.02</text:p>
          </table:table-cell>
          <table:table-cell office:value-type="float" office:value="22916" calcext:value-type="float">
            <text:p>22916</text:p>
          </table:table-cell>
          <table:table-cell office:value-type="float" office:value="5441598" calcext:value-type="float">
            <text:p>5441598</text:p>
          </table:table-cell>
          <table:table-cell table:formula="of:=[Sheet4.E66]-[Sheet4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7-s583556376c1670601.ukp</text:p>
          </table:table-cell>
          <table:table-cell office:value-type="float" office:value="11.2387" calcext:value-type="float">
            <text:p>11.2387</text:p>
          </table:table-cell>
          <table:table-cell office:value-type="float" office:value="11.35" calcext:value-type="float">
            <text:p>11.35</text:p>
          </table:table-cell>
          <table:table-cell office:value-type="float" office:value="46820" calcext:value-type="float">
            <text:p>46820</text:p>
          </table:table-cell>
          <table:table-cell office:value-type="float" office:value="5086244" calcext:value-type="float">
            <text:p>5086244</text:p>
          </table:table-cell>
          <table:table-cell table:number-columns-repeated="2" office:value-type="float" office:value="37.42" calcext:value-type="float">
            <text:p>37.42</text:p>
          </table:table-cell>
          <table:table-cell office:value-type="float" office:value="24280" calcext:value-type="float">
            <text:p>24280</text:p>
          </table:table-cell>
          <table:table-cell office:value-type="float" office:value="5086244" calcext:value-type="float">
            <text:p>5086244</text:p>
          </table:table-cell>
          <table:table-cell table:formula="of:=[Sheet4.E67]-[Sheet4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4-s264578645c1665196.ukp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9" calcext:value-type="float">
            <text:p>10.49</text:p>
          </table:table-cell>
          <table:table-cell office:value-type="float" office:value="46620" calcext:value-type="float">
            <text:p>46620</text:p>
          </table:table-cell>
          <table:table-cell office:value-type="float" office:value="5048251" calcext:value-type="float">
            <text:p>5048251</text:p>
          </table:table-cell>
          <table:table-cell office:value-type="float" office:value="42.53333" calcext:value-type="float">
            <text:p>42.53333</text:p>
          </table:table-cell>
          <table:table-cell office:value-type="float" office:value="42.53" calcext:value-type="float">
            <text:p>42.53</text:p>
          </table:table-cell>
          <table:table-cell office:value-type="float" office:value="23048" calcext:value-type="float">
            <text:p>23048</text:p>
          </table:table-cell>
          <table:table-cell office:value-type="float" office:value="5048251" calcext:value-type="float">
            <text:p>5048251</text:p>
          </table:table-cell>
          <table:table-cell table:formula="of:=[Sheet4.E68]-[Sheet4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7-s31387311c1500717.ukp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10.38" calcext:value-type="float">
            <text:p>10.38</text:p>
          </table:table-cell>
          <table:table-cell office:value-type="float" office:value="44120" calcext:value-type="float">
            <text:p>44120</text:p>
          </table:table-cell>
          <table:table-cell office:value-type="float" office:value="4527904" calcext:value-type="float">
            <text:p>4527904</text:p>
          </table:table-cell>
          <table:table-cell office:value-type="float" office:value="46.85333" calcext:value-type="float">
            <text:p>46.85333</text:p>
          </table:table-cell>
          <table:table-cell office:value-type="float" office:value="46.84" calcext:value-type="float">
            <text:p>46.84</text:p>
          </table:table-cell>
          <table:table-cell office:value-type="float" office:value="21700" calcext:value-type="float">
            <text:p>21700</text:p>
          </table:table-cell>
          <table:table-cell office:value-type="float" office:value="4527904" calcext:value-type="float">
            <text:p>4527904</text:p>
          </table:table-cell>
          <table:table-cell table:formula="of:=[Sheet4.E69]-[Sheet4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-s273864349c1759284.ukp</text:p>
          </table:table-cell>
          <table:table-cell office:value-type="float" office:value="11.6953" calcext:value-type="float">
            <text:p>11.6953</text:p>
          </table:table-cell>
          <table:table-cell office:value-type="float" office:value="11.83" calcext:value-type="float">
            <text:p>11.83</text:p>
          </table:table-cell>
          <table:table-cell office:value-type="float" office:value="47952" calcext:value-type="float">
            <text:p>47952</text:p>
          </table:table-cell>
          <table:table-cell office:value-type="float" office:value="5309486" calcext:value-type="float">
            <text:p>5309486</text:p>
          </table:table-cell>
          <table:table-cell office:value-type="float" office:value="47.21666" calcext:value-type="float">
            <text:p>47.21666</text:p>
          </table:table-cell>
          <table:table-cell office:value-type="float" office:value="47.2" calcext:value-type="float">
            <text:p>47.2</text:p>
          </table:table-cell>
          <table:table-cell office:value-type="float" office:value="22068" calcext:value-type="float">
            <text:p>22068</text:p>
          </table:table-cell>
          <table:table-cell office:value-type="float" office:value="5309486" calcext:value-type="float">
            <text:p>5309486</text:p>
          </table:table-cell>
          <table:table-cell table:formula="of:=[Sheet4.E70]-[Sheet4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-s260379653c1879272.ukp</text:p>
          </table:table-cell>
          <table:table-cell office:value-type="float" office:value="9.49529" calcext:value-type="float">
            <text:p>9.49529</text:p>
          </table:table-cell>
          <table:table-cell office:value-type="float" office:value="9.62" calcext:value-type="float">
            <text:p>9.62</text:p>
          </table:table-cell>
          <table:table-cell office:value-type="float" office:value="49936" calcext:value-type="float">
            <text:p>49936</text:p>
          </table:table-cell>
          <table:table-cell office:value-type="float" office:value="5659819" calcext:value-type="float">
            <text:p>5659819</text:p>
          </table:table-cell>
          <table:table-cell office:value-type="float" office:value="48.26666" calcext:value-type="float">
            <text:p>48.26666</text:p>
          </table:table-cell>
          <table:table-cell office:value-type="float" office:value="48.25" calcext:value-type="float">
            <text:p>48.25</text:p>
          </table:table-cell>
          <table:table-cell office:value-type="float" office:value="24196" calcext:value-type="float">
            <text:p>24196</text:p>
          </table:table-cell>
          <table:table-cell office:value-type="float" office:value="5659819" calcext:value-type="float">
            <text:p>5659819</text:p>
          </table:table-cell>
          <table:table-cell table:formula="of:=[Sheet4.E71]-[Sheet4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9-s956890340c1857737.ukp</text:p>
          </table:table-cell>
          <table:table-cell office:value-type="float" office:value="14.0091" calcext:value-type="float">
            <text:p>14.0091</text:p>
          </table:table-cell>
          <table:table-cell office:value-type="float" office:value="14.14" calcext:value-type="float">
            <text:p>14.14</text:p>
          </table:table-cell>
          <table:table-cell office:value-type="float" office:value="49712" calcext:value-type="float">
            <text:p>49712</text:p>
          </table:table-cell>
          <table:table-cell office:value-type="float" office:value="5608946" calcext:value-type="float">
            <text:p>5608946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48.83" calcext:value-type="float">
            <text:p>48.83</text:p>
          </table:table-cell>
          <table:table-cell office:value-type="float" office:value="24040" calcext:value-type="float">
            <text:p>24040</text:p>
          </table:table-cell>
          <table:table-cell office:value-type="float" office:value="5608946" calcext:value-type="float">
            <text:p>5608946</text:p>
          </table:table-cell>
          <table:table-cell table:formula="of:=[Sheet4.E72]-[Sheet4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0-s155213243c1921419.ukp</text:p>
          </table:table-cell>
          <table:table-cell office:value-type="float" office:value="9.90583" calcext:value-type="float">
            <text:p>9.90583</text:p>
          </table:table-cell>
          <table:table-cell office:value-type="float" office:value="10.05" calcext:value-type="float">
            <text:p>10.05</text:p>
          </table:table-cell>
          <table:table-cell office:value-type="float" office:value="50632" calcext:value-type="float">
            <text:p>50632</text:p>
          </table:table-cell>
          <table:table-cell office:value-type="float" office:value="5785685" calcext:value-type="float">
            <text:p>5785685</text:p>
          </table:table-cell>
          <table:table-cell office:value-type="float" office:value="50.99666" calcext:value-type="float">
            <text:p>50.99666</text:p>
          </table:table-cell>
          <table:table-cell office:value-type="float" office:value="50.97" calcext:value-type="float">
            <text:p>50.97</text:p>
          </table:table-cell>
          <table:table-cell office:value-type="float" office:value="24704" calcext:value-type="float">
            <text:p>24704</text:p>
          </table:table-cell>
          <table:table-cell office:value-type="float" office:value="5785685" calcext:value-type="float">
            <text:p>5785685</text:p>
          </table:table-cell>
          <table:table-cell table:formula="of:=[Sheet4.E73]-[Sheet4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9-s923188628c1632432.ukp</text:p>
          </table:table-cell>
          <table:table-cell office:value-type="float" office:value="9.94518" calcext:value-type="float">
            <text:p>9.94518</text:p>
          </table:table-cell>
          <table:table-cell office:value-type="float" office:value="10.08" calcext:value-type="float">
            <text:p>10.08</text:p>
          </table:table-cell>
          <table:table-cell office:value-type="float" office:value="46092" calcext:value-type="float">
            <text:p>46092</text:p>
          </table:table-cell>
          <table:table-cell office:value-type="float" office:value="4927745" calcext:value-type="float">
            <text:p>4927745</text:p>
          </table:table-cell>
          <table:table-cell office:value-type="float" office:value="51.03666" calcext:value-type="float">
            <text:p>51.03666</text:p>
          </table:table-cell>
          <table:table-cell office:value-type="float" office:value="51.03" calcext:value-type="float">
            <text:p>51.03</text:p>
          </table:table-cell>
          <table:table-cell office:value-type="float" office:value="29248" calcext:value-type="float">
            <text:p>29248</text:p>
          </table:table-cell>
          <table:table-cell office:value-type="float" office:value="4927745" calcext:value-type="float">
            <text:p>4927745</text:p>
          </table:table-cell>
          <table:table-cell table:formula="of:=[Sheet4.E74]-[Sheet4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8-s343653884c1808168.ukp</text:p>
          </table:table-cell>
          <table:table-cell office:value-type="float" office:value="10.1255" calcext:value-type="float">
            <text:p>10.1255</text:p>
          </table:table-cell>
          <table:table-cell office:value-type="float" office:value="10.27" calcext:value-type="float">
            <text:p>10.27</text:p>
          </table:table-cell>
          <table:table-cell office:value-type="float" office:value="48852" calcext:value-type="float">
            <text:p>48852</text:p>
          </table:table-cell>
          <table:table-cell office:value-type="float" office:value="5485430" calcext:value-type="float">
            <text:p>5485430</text:p>
          </table:table-cell>
          <table:table-cell office:value-type="float" office:value="51.77999" calcext:value-type="float">
            <text:p>51.77999</text:p>
          </table:table-cell>
          <table:table-cell office:value-type="float" office:value="51.77" calcext:value-type="float">
            <text:p>51.77</text:p>
          </table:table-cell>
          <table:table-cell office:value-type="float" office:value="27796" calcext:value-type="float">
            <text:p>27796</text:p>
          </table:table-cell>
          <table:table-cell office:value-type="float" office:value="5485430" calcext:value-type="float">
            <text:p>5485430</text:p>
          </table:table-cell>
          <table:table-cell table:formula="of:=[Sheet4.E75]-[Sheet4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-s908468142c1516079.ukp</text:p>
          </table:table-cell>
          <table:table-cell office:value-type="float" office:value="10.332" calcext:value-type="float">
            <text:p>10.332</text:p>
          </table:table-cell>
          <table:table-cell office:value-type="float" office:value="10.54" calcext:value-type="float">
            <text:p>10.54</text:p>
          </table:table-cell>
          <table:table-cell office:value-type="float" office:value="44308" calcext:value-type="float">
            <text:p>44308</text:p>
          </table:table-cell>
          <table:table-cell office:value-type="float" office:value="4576635" calcext:value-type="float">
            <text:p>4576635</text:p>
          </table:table-cell>
          <table:table-cell office:value-type="float" office:value="52.01666" calcext:value-type="float">
            <text:p>52.01666</text:p>
          </table:table-cell>
          <table:table-cell office:value-type="float" office:value="52" calcext:value-type="float">
            <text:p>52</text:p>
          </table:table-cell>
          <table:table-cell office:value-type="float" office:value="23968" calcext:value-type="float">
            <text:p>23968</text:p>
          </table:table-cell>
          <table:table-cell office:value-type="float" office:value="4576635" calcext:value-type="float">
            <text:p>4576635</text:p>
          </table:table-cell>
          <table:table-cell table:formula="of:=[Sheet4.E76]-[Sheet4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9-s676563793c1885467.ukp</text:p>
          </table:table-cell>
          <table:table-cell office:value-type="float" office:value="8.86148" calcext:value-type="float">
            <text:p>8.86148</text:p>
          </table:table-cell>
          <table:table-cell office:value-type="float" office:value="8.98" calcext:value-type="float">
            <text:p>8.98</text:p>
          </table:table-cell>
          <table:table-cell office:value-type="float" office:value="50056" calcext:value-type="float">
            <text:p>50056</text:p>
          </table:table-cell>
          <table:table-cell office:value-type="float" office:value="5695472" calcext:value-type="float">
            <text:p>5695472</text:p>
          </table:table-cell>
          <table:table-cell office:value-type="float" office:value="53.12333" calcext:value-type="float">
            <text:p>53.12333</text:p>
          </table:table-cell>
          <table:table-cell office:value-type="float" office:value="53.11" calcext:value-type="float">
            <text:p>53.11</text:p>
          </table:table-cell>
          <table:table-cell office:value-type="float" office:value="24440" calcext:value-type="float">
            <text:p>24440</text:p>
          </table:table-cell>
          <table:table-cell office:value-type="float" office:value="5695472" calcext:value-type="float">
            <text:p>5695472</text:p>
          </table:table-cell>
          <table:table-cell table:formula="of:=[Sheet4.E77]-[Sheet4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8-s633218386c1882045.ukp</text:p>
          </table:table-cell>
          <table:table-cell office:value-type="float" office:value="9.34738" calcext:value-type="float">
            <text:p>9.34738</text:p>
          </table:table-cell>
          <table:table-cell office:value-type="float" office:value="9.49" calcext:value-type="float">
            <text:p>9.49</text:p>
          </table:table-cell>
          <table:table-cell office:value-type="float" office:value="50148" calcext:value-type="float">
            <text:p>50148</text:p>
          </table:table-cell>
          <table:table-cell office:value-type="float" office:value="5667160" calcext:value-type="float">
            <text:p>5667160</text:p>
          </table:table-cell>
          <table:table-cell office:value-type="float" office:value="53.55333" calcext:value-type="float">
            <text:p>53.55333</text:p>
          </table:table-cell>
          <table:table-cell office:value-type="float" office:value="53.53" calcext:value-type="float">
            <text:p>53.53</text:p>
          </table:table-cell>
          <table:table-cell office:value-type="float" office:value="26336" calcext:value-type="float">
            <text:p>26336</text:p>
          </table:table-cell>
          <table:table-cell office:value-type="float" office:value="5667160" calcext:value-type="float">
            <text:p>5667160</text:p>
          </table:table-cell>
          <table:table-cell table:formula="of:=[Sheet4.E78]-[Sheet4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7-s676454610c1588106.ukp</text:p>
          </table:table-cell>
          <table:table-cell office:value-type="float" office:value="8.91071" calcext:value-type="float">
            <text:p>8.91071</text:p>
          </table:table-cell>
          <table:table-cell office:value-type="float" office:value="9.04" calcext:value-type="float">
            <text:p>9.04</text:p>
          </table:table-cell>
          <table:table-cell office:value-type="float" office:value="45488" calcext:value-type="float">
            <text:p>45488</text:p>
          </table:table-cell>
          <table:table-cell office:value-type="float" office:value="4785647" calcext:value-type="float">
            <text:p>4785647</text:p>
          </table:table-cell>
          <table:table-cell office:value-type="float" office:value="54.17333" calcext:value-type="float">
            <text:p>54.17333</text:p>
          </table:table-cell>
          <table:table-cell office:value-type="float" office:value="54.16" calcext:value-type="float">
            <text:p>54.16</text:p>
          </table:table-cell>
          <table:table-cell office:value-type="float" office:value="23948" calcext:value-type="float">
            <text:p>23948</text:p>
          </table:table-cell>
          <table:table-cell office:value-type="float" office:value="4785647" calcext:value-type="float">
            <text:p>4785647</text:p>
          </table:table-cell>
          <table:table-cell table:formula="of:=[Sheet4.E79]-[Sheet4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7-s207178132c1718032.ukp</text:p>
          </table:table-cell>
          <table:table-cell office:value-type="float" office:value="10.8583" calcext:value-type="float">
            <text:p>10.8583</text:p>
          </table:table-cell>
          <table:table-cell office:value-type="float" office:value="10.97" calcext:value-type="float">
            <text:p>10.97</text:p>
          </table:table-cell>
          <table:table-cell office:value-type="float" office:value="47400" calcext:value-type="float">
            <text:p>47400</text:p>
          </table:table-cell>
          <table:table-cell office:value-type="float" office:value="5187137" calcext:value-type="float">
            <text:p>5187137</text:p>
          </table:table-cell>
          <table:table-cell office:value-type="float" office:value="54.84999" calcext:value-type="float">
            <text:p>54.84999</text:p>
          </table:table-cell>
          <table:table-cell office:value-type="float" office:value="54.83" calcext:value-type="float">
            <text:p>54.83</text:p>
          </table:table-cell>
          <table:table-cell office:value-type="float" office:value="25760" calcext:value-type="float">
            <text:p>25760</text:p>
          </table:table-cell>
          <table:table-cell office:value-type="float" office:value="5187137" calcext:value-type="float">
            <text:p>5187137</text:p>
          </table:table-cell>
          <table:table-cell table:formula="of:=[Sheet4.E80]-[Sheet4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7-s607801339c1839898.ukp</text:p>
          </table:table-cell>
          <table:table-cell office:value-type="float" office:value="10.0175" calcext:value-type="float">
            <text:p>10.0175</text:p>
          </table:table-cell>
          <table:table-cell office:value-type="float" office:value="10.16" calcext:value-type="float">
            <text:p>10.16</text:p>
          </table:table-cell>
          <table:table-cell office:value-type="float" office:value="49376" calcext:value-type="float">
            <text:p>49376</text:p>
          </table:table-cell>
          <table:table-cell office:value-type="float" office:value="5577798" calcext:value-type="float">
            <text:p>5577798</text:p>
          </table:table-cell>
          <table:table-cell office:value-type="float" office:value="55.97999" calcext:value-type="float">
            <text:p>55.97999</text:p>
          </table:table-cell>
          <table:table-cell office:value-type="float" office:value="55.97" calcext:value-type="float">
            <text:p>55.97</text:p>
          </table:table-cell>
          <table:table-cell office:value-type="float" office:value="24808" calcext:value-type="float">
            <text:p>24808</text:p>
          </table:table-cell>
          <table:table-cell office:value-type="float" office:value="5577798" calcext:value-type="float">
            <text:p>5577798</text:p>
          </table:table-cell>
          <table:table-cell table:formula="of:=[Sheet4.E81]-[Sheet4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9-s832538455c1885270.ukp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0.32" calcext:value-type="float">
            <text:p>10.32</text:p>
          </table:table-cell>
          <table:table-cell office:value-type="float" office:value="49956" calcext:value-type="float">
            <text:p>49956</text:p>
          </table:table-cell>
          <table:table-cell office:value-type="float" office:value="5696669" calcext:value-type="float">
            <text:p>5696669</text:p>
          </table:table-cell>
          <table:table-cell office:value-type="float" office:value="56.23" calcext:value-type="float">
            <text:p>56.23</text:p>
          </table:table-cell>
          <table:table-cell office:value-type="float" office:value="56.22" calcext:value-type="float">
            <text:p>56.22</text:p>
          </table:table-cell>
          <table:table-cell office:value-type="float" office:value="24396" calcext:value-type="float">
            <text:p>24396</text:p>
          </table:table-cell>
          <table:table-cell office:value-type="float" office:value="5696669" calcext:value-type="float">
            <text:p>5696669</text:p>
          </table:table-cell>
          <table:table-cell table:formula="of:=[Sheet4.E82]-[Sheet4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0-s139860385c1654159.ukp</text:p>
          </table:table-cell>
          <table:table-cell office:value-type="float" office:value="14.7984" calcext:value-type="float">
            <text:p>14.7984</text:p>
          </table:table-cell>
          <table:table-cell office:value-type="float" office:value="14.93" calcext:value-type="float">
            <text:p>14.93</text:p>
          </table:table-cell>
          <table:table-cell office:value-type="float" office:value="46484" calcext:value-type="float">
            <text:p>46484</text:p>
          </table:table-cell>
          <table:table-cell office:value-type="float" office:value="5001160" calcext:value-type="float">
            <text:p>5001160</text:p>
          </table:table-cell>
          <table:table-cell office:value-type="float" office:value="59.93666" calcext:value-type="float">
            <text:p>59.93666</text:p>
          </table:table-cell>
          <table:table-cell office:value-type="float" office:value="59.92" calcext:value-type="float">
            <text:p>59.92</text:p>
          </table:table-cell>
          <table:table-cell office:value-type="float" office:value="21264" calcext:value-type="float">
            <text:p>21264</text:p>
          </table:table-cell>
          <table:table-cell office:value-type="float" office:value="5001160" calcext:value-type="float">
            <text:p>5001160</text:p>
          </table:table-cell>
          <table:table-cell table:formula="of:=[Sheet4.E83]-[Sheet4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7-s389788488c1542674.ukp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14.85" calcext:value-type="float">
            <text:p>14.85</text:p>
          </table:table-cell>
          <table:table-cell office:value-type="float" office:value="44692" calcext:value-type="float">
            <text:p>44692</text:p>
          </table:table-cell>
          <table:table-cell office:value-type="float" office:value="4696103" calcext:value-type="float">
            <text:p>4696103</text:p>
          </table:table-cell>
          <table:table-cell office:value-type="float" office:value="62.75666" calcext:value-type="float">
            <text:p>62.75666</text:p>
          </table:table-cell>
          <table:table-cell office:value-type="float" office:value="62.75" calcext:value-type="float">
            <text:p>62.75</text:p>
          </table:table-cell>
          <table:table-cell office:value-type="float" office:value="25612" calcext:value-type="float">
            <text:p>25612</text:p>
          </table:table-cell>
          <table:table-cell office:value-type="float" office:value="4696103" calcext:value-type="float">
            <text:p>4696103</text:p>
          </table:table-cell>
          <table:table-cell table:formula="of:=[Sheet4.E84]-[Sheet4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8-s115731280c1476738.ukp</text:p>
          </table:table-cell>
          <table:table-cell office:value-type="float" office:value="8.36473" calcext:value-type="float">
            <text:p>8.36473</text:p>
          </table:table-cell>
          <table:table-cell office:value-type="float" office:value="8.49" calcext:value-type="float">
            <text:p>8.49</text:p>
          </table:table-cell>
          <table:table-cell office:value-type="float" office:value="43760" calcext:value-type="float">
            <text:p>43760</text:p>
          </table:table-cell>
          <table:table-cell office:value-type="float" office:value="4453520" calcext:value-type="float">
            <text:p>4453520</text:p>
          </table:table-cell>
          <table:table-cell office:value-type="float" office:value="63.43333" calcext:value-type="float">
            <text:p>63.43333</text:p>
          </table:table-cell>
          <table:table-cell office:value-type="float" office:value="63.43" calcext:value-type="float">
            <text:p>63.43</text:p>
          </table:table-cell>
          <table:table-cell office:value-type="float" office:value="28060" calcext:value-type="float">
            <text:p>28060</text:p>
          </table:table-cell>
          <table:table-cell office:value-type="float" office:value="4453520" calcext:value-type="float">
            <text:p>4453520</text:p>
          </table:table-cell>
          <table:table-cell table:formula="of:=[Sheet4.E85]-[Sheet4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3-s743151267c1560616.ukp</text:p>
          </table:table-cell>
          <table:table-cell office:value-type="float" office:value="9.9351" calcext:value-type="float">
            <text:p>9.9351</text:p>
          </table:table-cell>
          <table:table-cell office:value-type="float" office:value="10.05" calcext:value-type="float">
            <text:p>10.05</text:p>
          </table:table-cell>
          <table:table-cell office:value-type="float" office:value="45164" calcext:value-type="float">
            <text:p>45164</text:p>
          </table:table-cell>
          <table:table-cell office:value-type="float" office:value="4728571" calcext:value-type="float">
            <text:p>4728571</text:p>
          </table:table-cell>
          <table:table-cell office:value-type="float" office:value="66.37333" calcext:value-type="float">
            <text:p>66.37333</text:p>
          </table:table-cell>
          <table:table-cell office:value-type="float" office:value="66.35" calcext:value-type="float">
            <text:p>66.35</text:p>
          </table:table-cell>
          <table:table-cell office:value-type="float" office:value="26492" calcext:value-type="float">
            <text:p>26492</text:p>
          </table:table-cell>
          <table:table-cell office:value-type="float" office:value="4728571" calcext:value-type="float">
            <text:p>4728571</text:p>
          </table:table-cell>
          <table:table-cell table:formula="of:=[Sheet4.E86]-[Sheet4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2-s316472754c1050804.ukp</text:p>
          </table:table-cell>
          <table:table-cell office:value-type="float" office:value="11.1083" calcext:value-type="float">
            <text:p>11.1083</text:p>
          </table:table-cell>
          <table:table-cell office:value-type="float" office:value="11.37" calcext:value-type="float">
            <text:p>11.37</text:p>
          </table:table-cell>
          <table:table-cell office:value-type="float" office:value="36824" calcext:value-type="float">
            <text:p>36824</text:p>
          </table:table-cell>
          <table:table-cell office:value-type="float" office:value="3177062" calcext:value-type="float">
            <text:p>3177062</text:p>
          </table:table-cell>
          <table:table-cell office:value-type="float" office:value="69.93333" calcext:value-type="float">
            <text:p>69.93333</text:p>
          </table:table-cell>
          <table:table-cell office:value-type="float" office:value="69.91" calcext:value-type="float">
            <text:p>69.91</text:p>
          </table:table-cell>
          <table:table-cell office:value-type="float" office:value="21948" calcext:value-type="float">
            <text:p>21948</text:p>
          </table:table-cell>
          <table:table-cell office:value-type="float" office:value="3177062" calcext:value-type="float">
            <text:p>3177062</text:p>
          </table:table-cell>
          <table:table-cell table:formula="of:=[Sheet4.E87]-[Sheet4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6-s698894093c1913587.ukp</text:p>
          </table:table-cell>
          <table:table-cell office:value-type="float" office:value="9.1917" calcext:value-type="float">
            <text:p>9.1917</text:p>
          </table:table-cell>
          <table:table-cell office:value-type="float" office:value="9.31" calcext:value-type="float">
            <text:p>9.31</text:p>
          </table:table-cell>
          <table:table-cell office:value-type="float" office:value="50460" calcext:value-type="float">
            <text:p>50460</text:p>
          </table:table-cell>
          <table:table-cell office:value-type="float" office:value="5782087" calcext:value-type="float">
            <text:p>5782087</text:p>
          </table:table-cell>
          <table:table-cell office:value-type="float" office:value="70.80666" calcext:value-type="float">
            <text:p>70.80666</text:p>
          </table:table-cell>
          <table:table-cell office:value-type="float" office:value="70.78" calcext:value-type="float">
            <text:p>70.78</text:p>
          </table:table-cell>
          <table:table-cell office:value-type="float" office:value="25692" calcext:value-type="float">
            <text:p>25692</text:p>
          </table:table-cell>
          <table:table-cell office:value-type="float" office:value="5782087" calcext:value-type="float">
            <text:p>5782087</text:p>
          </table:table-cell>
          <table:table-cell table:formula="of:=[Sheet4.E88]-[Sheet4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4-s611662245c1619800.ukp</text:p>
          </table:table-cell>
          <table:table-cell office:value-type="float" office:value="9.75116" calcext:value-type="float">
            <text:p>9.75116</text:p>
          </table:table-cell>
          <table:table-cell office:value-type="float" office:value="9.87" calcext:value-type="float">
            <text:p>9.87</text:p>
          </table:table-cell>
          <table:table-cell office:value-type="float" office:value="46100" calcext:value-type="float">
            <text:p>46100</text:p>
          </table:table-cell>
          <table:table-cell office:value-type="float" office:value="4888469" calcext:value-type="float">
            <text:p>4888469</text:p>
          </table:table-cell>
          <table:table-cell office:value-type="float" office:value="74.26999" calcext:value-type="float">
            <text:p>74.26999</text:p>
          </table:table-cell>
          <table:table-cell office:value-type="float" office:value="74.26" calcext:value-type="float">
            <text:p>74.26</text:p>
          </table:table-cell>
          <table:table-cell office:value-type="float" office:value="31904" calcext:value-type="float">
            <text:p>31904</text:p>
          </table:table-cell>
          <table:table-cell office:value-type="float" office:value="4888469" calcext:value-type="float">
            <text:p>4888469</text:p>
          </table:table-cell>
          <table:table-cell table:formula="of:=[Sheet4.E89]-[Sheet4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-s999292130c1645290.ukp</text:p>
          </table:table-cell>
          <table:table-cell office:value-type="float" office:value="9.0276" calcext:value-type="float">
            <text:p>9.0276</text:p>
          </table:table-cell>
          <table:table-cell office:value-type="float" office:value="9.17" calcext:value-type="float">
            <text:p>9.17</text:p>
          </table:table-cell>
          <table:table-cell office:value-type="float" office:value="46340" calcext:value-type="float">
            <text:p>46340</text:p>
          </table:table-cell>
          <table:table-cell office:value-type="float" office:value="4974999" calcext:value-type="float">
            <text:p>4974999</text:p>
          </table:table-cell>
          <table:table-cell office:value-type="float" office:value="88.45666" calcext:value-type="float">
            <text:p>88.45666</text:p>
          </table:table-cell>
          <table:table-cell office:value-type="float" office:value="88.42" calcext:value-type="float">
            <text:p>88.42</text:p>
          </table:table-cell>
          <table:table-cell office:value-type="float" office:value="30704" calcext:value-type="float">
            <text:p>30704</text:p>
          </table:table-cell>
          <table:table-cell office:value-type="float" office:value="4974999" calcext:value-type="float">
            <text:p>4974999</text:p>
          </table:table-cell>
          <table:table-cell table:formula="of:=[Sheet4.E90]-[Sheet4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-s618866736c1469822.ukp</text:p>
          </table:table-cell>
          <table:table-cell office:value-type="float" office:value="9.30455" calcext:value-type="float">
            <text:p>9.30455</text:p>
          </table:table-cell>
          <table:table-cell office:value-type="float" office:value="9.44" calcext:value-type="float">
            <text:p>9.44</text:p>
          </table:table-cell>
          <table:table-cell office:value-type="float" office:value="43488" calcext:value-type="float">
            <text:p>43488</text:p>
          </table:table-cell>
          <table:table-cell office:value-type="float" office:value="4420307" calcext:value-type="float">
            <text:p>4420307</text:p>
          </table:table-cell>
          <table:table-cell office:value-type="float" office:value="92.14999" calcext:value-type="float">
            <text:p>92.14999</text:p>
          </table:table-cell>
          <table:table-cell office:value-type="float" office:value="92.12" calcext:value-type="float">
            <text:p>92.12</text:p>
          </table:table-cell>
          <table:table-cell office:value-type="float" office:value="28104" calcext:value-type="float">
            <text:p>28104</text:p>
          </table:table-cell>
          <table:table-cell office:value-type="float" office:value="4420307" calcext:value-type="float">
            <text:p>4420307</text:p>
          </table:table-cell>
          <table:table-cell table:formula="of:=[Sheet4.E91]-[Sheet4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2-s323499100c1470900.ukp</text:p>
          </table:table-cell>
          <table:table-cell office:value-type="float" office:value="10.3188" calcext:value-type="float">
            <text:p>10.3188</text:p>
          </table:table-cell>
          <table:table-cell office:value-type="float" office:value="10.48" calcext:value-type="float">
            <text:p>10.48</text:p>
          </table:table-cell>
          <table:table-cell office:value-type="float" office:value="43584" calcext:value-type="float">
            <text:p>43584</text:p>
          </table:table-cell>
          <table:table-cell office:value-type="float" office:value="4474778" calcext:value-type="float">
            <text:p>4474778</text:p>
          </table:table-cell>
          <table:table-cell office:value-type="float" office:value="94.74999" calcext:value-type="float">
            <text:p>94.74999</text:p>
          </table:table-cell>
          <table:table-cell office:value-type="float" office:value="94.73" calcext:value-type="float">
            <text:p>94.73</text:p>
          </table:table-cell>
          <table:table-cell office:value-type="float" office:value="28092" calcext:value-type="float">
            <text:p>28092</text:p>
          </table:table-cell>
          <table:table-cell office:value-type="float" office:value="4474778" calcext:value-type="float">
            <text:p>4474778</text:p>
          </table:table-cell>
          <table:table-cell table:formula="of:=[Sheet4.E92]-[Sheet4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9-s977952308c1516191.ukp</text:p>
          </table:table-cell>
          <table:table-cell office:value-type="float" office:value="9.43682" calcext:value-type="float">
            <text:p>9.43682</text:p>
          </table:table-cell>
          <table:table-cell office:value-type="float" office:value="9.57" calcext:value-type="float">
            <text:p>9.57</text:p>
          </table:table-cell>
          <table:table-cell office:value-type="float" office:value="44476" calcext:value-type="float">
            <text:p>44476</text:p>
          </table:table-cell>
          <table:table-cell office:value-type="float" office:value="4572024" calcext:value-type="float">
            <text:p>4572024</text:p>
          </table:table-cell>
          <table:table-cell office:value-type="float" office:value="98.07666" calcext:value-type="float">
            <text:p>98.07666</text:p>
          </table:table-cell>
          <table:table-cell office:value-type="float" office:value="98.03" calcext:value-type="float">
            <text:p>98.03</text:p>
          </table:table-cell>
          <table:table-cell office:value-type="float" office:value="29672" calcext:value-type="float">
            <text:p>29672</text:p>
          </table:table-cell>
          <table:table-cell office:value-type="float" office:value="4572024" calcext:value-type="float">
            <text:p>4572024</text:p>
          </table:table-cell>
          <table:table-cell table:formula="of:=[Sheet4.E93]-[Sheet4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-s364656855c1564883.ukp</text:p>
          </table:table-cell>
          <table:table-cell office:value-type="float" office:value="9.31572" calcext:value-type="float">
            <text:p>9.31572</text:p>
          </table:table-cell>
          <table:table-cell office:value-type="float" office:value="9.45" calcext:value-type="float">
            <text:p>9.45</text:p>
          </table:table-cell>
          <table:table-cell office:value-type="float" office:value="44820" calcext:value-type="float">
            <text:p>44820</text:p>
          </table:table-cell>
          <table:table-cell office:value-type="float" office:value="4713341" calcext:value-type="float">
            <text:p>4713341</text:p>
          </table:table-cell>
          <table:table-cell office:value-type="float" office:value="99.50332" calcext:value-type="float">
            <text:p>99.50332</text:p>
          </table:table-cell>
          <table:table-cell office:value-type="float" office:value="99.46" calcext:value-type="float">
            <text:p>99.46</text:p>
          </table:table-cell>
          <table:table-cell office:value-type="float" office:value="27052" calcext:value-type="float">
            <text:p>27052</text:p>
          </table:table-cell>
          <table:table-cell office:value-type="float" office:value="4713341" calcext:value-type="float">
            <text:p>4713341</text:p>
          </table:table-cell>
          <table:table-cell table:formula="of:=[Sheet4.E94]-[Sheet4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4-s659711563c1459660.ukp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10.79" calcext:value-type="float">
            <text:p>10.79</text:p>
          </table:table-cell>
          <table:table-cell office:value-type="float" office:value="43408" calcext:value-type="float">
            <text:p>43408</text:p>
          </table:table-cell>
          <table:table-cell office:value-type="float" office:value="4403642" calcext:value-type="float">
            <text:p>4403642</text:p>
          </table:table-cell>
          <table:table-cell office:value-type="float" office:value="101.65332" calcext:value-type="float">
            <text:p>101.65332</text:p>
          </table:table-cell>
          <table:table-cell office:value-type="float" office:value="101.6" calcext:value-type="float">
            <text:p>101.6</text:p>
          </table:table-cell>
          <table:table-cell office:value-type="float" office:value="27368" calcext:value-type="float">
            <text:p>27368</text:p>
          </table:table-cell>
          <table:table-cell office:value-type="float" office:value="4403642" calcext:value-type="float">
            <text:p>4403642</text:p>
          </table:table-cell>
          <table:table-cell table:formula="of:=[Sheet4.E95]-[Sheet4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6-s405621139c1871751.ukp</text:p>
          </table:table-cell>
          <table:table-cell office:value-type="float" office:value="9.36666" calcext:value-type="float">
            <text:p>9.36666</text:p>
          </table:table-cell>
          <table:table-cell office:value-type="float" office:value="9.52" calcext:value-type="float">
            <text:p>9.52</text:p>
          </table:table-cell>
          <table:table-cell office:value-type="float" office:value="49784" calcext:value-type="float">
            <text:p>49784</text:p>
          </table:table-cell>
          <table:table-cell office:value-type="float" office:value="5681815" calcext:value-type="float">
            <text:p>5681815</text:p>
          </table:table-cell>
          <table:table-cell office:value-type="float" office:value="103.16332" calcext:value-type="float">
            <text:p>103.16332</text:p>
          </table:table-cell>
          <table:table-cell office:value-type="float" office:value="103.11" calcext:value-type="float">
            <text:p>103.11</text:p>
          </table:table-cell>
          <table:table-cell office:value-type="float" office:value="30000" calcext:value-type="float">
            <text:p>30000</text:p>
          </table:table-cell>
          <table:table-cell office:value-type="float" office:value="5681815" calcext:value-type="float">
            <text:p>5681815</text:p>
          </table:table-cell>
          <table:table-cell table:formula="of:=[Sheet4.E96]-[Sheet4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1-s311293941c1543686.ukp</text:p>
          </table:table-cell>
          <table:table-cell office:value-type="float" office:value="9.2398" calcext:value-type="float">
            <text:p>9.2398</text:p>
          </table:table-cell>
          <table:table-cell office:value-type="float" office:value="9.36" calcext:value-type="float">
            <text:p>9.36</text:p>
          </table:table-cell>
          <table:table-cell office:value-type="float" office:value="44604" calcext:value-type="float">
            <text:p>44604</text:p>
          </table:table-cell>
          <table:table-cell office:value-type="float" office:value="4658992" calcext:value-type="float">
            <text:p>4658992</text:p>
          </table:table-cell>
          <table:table-cell office:value-type="float" office:value="105.61999" calcext:value-type="float">
            <text:p>105.61999</text:p>
          </table:table-cell>
          <table:table-cell office:value-type="float" office:value="105.57" calcext:value-type="float">
            <text:p>105.57</text:p>
          </table:table-cell>
          <table:table-cell office:value-type="float" office:value="28112" calcext:value-type="float">
            <text:p>28112</text:p>
          </table:table-cell>
          <table:table-cell office:value-type="float" office:value="4658992" calcext:value-type="float">
            <text:p>4658992</text:p>
          </table:table-cell>
          <table:table-cell table:formula="of:=[Sheet4.E97]-[Sheet4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7-s352626512c1877833.ukp</text:p>
          </table:table-cell>
          <table:table-cell office:value-type="float" office:value="9.981" calcext:value-type="float">
            <text:p>9.981</text:p>
          </table:table-cell>
          <table:table-cell office:value-type="float" office:value="10.12" calcext:value-type="float">
            <text:p>10.12</text:p>
          </table:table-cell>
          <table:table-cell office:value-type="float" office:value="50024" calcext:value-type="float">
            <text:p>50024</text:p>
          </table:table-cell>
          <table:table-cell office:value-type="float" office:value="5669234" calcext:value-type="float">
            <text:p>5669234</text:p>
          </table:table-cell>
          <table:table-cell office:value-type="float" office:value="111.64332" calcext:value-type="float">
            <text:p>111.64332</text:p>
          </table:table-cell>
          <table:table-cell office:value-type="float" office:value="111.6" calcext:value-type="float">
            <text:p>111.6</text:p>
          </table:table-cell>
          <table:table-cell office:value-type="float" office:value="31180" calcext:value-type="float">
            <text:p>31180</text:p>
          </table:table-cell>
          <table:table-cell office:value-type="float" office:value="5669234" calcext:value-type="float">
            <text:p>5669234</text:p>
          </table:table-cell>
          <table:table-cell table:formula="of:=[Sheet4.E98]-[Sheet4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2-s637657677c1492341.ukp</text:p>
          </table:table-cell>
          <table:table-cell office:value-type="float" office:value="8.78104" calcext:value-type="float">
            <text:p>8.78104</text:p>
          </table:table-cell>
          <table:table-cell office:value-type="float" office:value="8.9" calcext:value-type="float">
            <text:p>8.9</text:p>
          </table:table-cell>
          <table:table-cell office:value-type="float" office:value="43884" calcext:value-type="float">
            <text:p>43884</text:p>
          </table:table-cell>
          <table:table-cell office:value-type="float" office:value="4502320" calcext:value-type="float">
            <text:p>4502320</text:p>
          </table:table-cell>
          <table:table-cell office:value-type="float" office:value="117.21999" calcext:value-type="float">
            <text:p>117.21999</text:p>
          </table:table-cell>
          <table:table-cell office:value-type="float" office:value="117.18" calcext:value-type="float">
            <text:p>117.18</text:p>
          </table:table-cell>
          <table:table-cell office:value-type="float" office:value="28140" calcext:value-type="float">
            <text:p>28140</text:p>
          </table:table-cell>
          <table:table-cell office:value-type="float" office:value="4502320" calcext:value-type="float">
            <text:p>4502320</text:p>
          </table:table-cell>
          <table:table-cell table:formula="of:=[Sheet4.E99]-[Sheet4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5-s248156760c1509156.ukp</text:p>
          </table:table-cell>
          <table:table-cell office:value-type="float" office:value="10.6961" calcext:value-type="float">
            <text:p>10.6961</text:p>
          </table:table-cell>
          <table:table-cell office:value-type="float" office:value="10.82" calcext:value-type="float">
            <text:p>10.82</text:p>
          </table:table-cell>
          <table:table-cell office:value-type="float" office:value="44216" calcext:value-type="float">
            <text:p>44216</text:p>
          </table:table-cell>
          <table:table-cell office:value-type="float" office:value="4558766" calcext:value-type="float">
            <text:p>4558766</text:p>
          </table:table-cell>
          <table:table-cell office:value-type="float" office:value="130.40999" calcext:value-type="float">
            <text:p>130.40999</text:p>
          </table:table-cell>
          <table:table-cell office:value-type="float" office:value="130.34" calcext:value-type="float">
            <text:p>130.34</text:p>
          </table:table-cell>
          <table:table-cell office:value-type="float" office:value="28016" calcext:value-type="float">
            <text:p>28016</text:p>
          </table:table-cell>
          <table:table-cell office:value-type="float" office:value="4558766" calcext:value-type="float">
            <text:p>4558766</text:p>
          </table:table-cell>
          <table:table-cell table:formula="of:=[Sheet4.E100]-[Sheet4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2-s931292384c1699090.ukp</text:p>
          </table:table-cell>
          <table:table-cell office:value-type="float" office:value="9.02951" calcext:value-type="float">
            <text:p>9.02951</text:p>
          </table:table-cell>
          <table:table-cell office:value-type="float" office:value="9.17" calcext:value-type="float">
            <text:p>9.17</text:p>
          </table:table-cell>
          <table:table-cell office:value-type="float" office:value="47028" calcext:value-type="float">
            <text:p>47028</text:p>
          </table:table-cell>
          <table:table-cell office:value-type="float" office:value="5125952" calcext:value-type="float">
            <text:p>5125952</text:p>
          </table:table-cell>
          <table:table-cell office:value-type="float" office:value="134.89332" calcext:value-type="float">
            <text:p>134.89332</text:p>
          </table:table-cell>
          <table:table-cell office:value-type="float" office:value="134.83" calcext:value-type="float">
            <text:p>134.83</text:p>
          </table:table-cell>
          <table:table-cell office:value-type="float" office:value="37348" calcext:value-type="float">
            <text:p>37348</text:p>
          </table:table-cell>
          <table:table-cell office:value-type="float" office:value="5125952" calcext:value-type="float">
            <text:p>5125952</text:p>
          </table:table-cell>
          <table:table-cell table:formula="of:=[Sheet4.E101]-[Sheet4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0-s430006297c1431009.ukp</text:p>
          </table:table-cell>
          <table:table-cell office:value-type="float" office:value="9.007" calcext:value-type="float">
            <text:p>9.007</text:p>
          </table:table-cell>
          <table:table-cell office:value-type="float" office:value="9.13" calcext:value-type="float">
            <text:p>9.13</text:p>
          </table:table-cell>
          <table:table-cell office:value-type="float" office:value="42932" calcext:value-type="float">
            <text:p>42932</text:p>
          </table:table-cell>
          <table:table-cell office:value-type="float" office:value="4326216" calcext:value-type="float">
            <text:p>4326216</text:p>
          </table:table-cell>
          <table:table-cell office:value-type="float" office:value="144.68665" calcext:value-type="float">
            <text:p>144.6866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0388" calcext:value-type="float">
            <text:p>30388</text:p>
          </table:table-cell>
          <table:table-cell office:value-type="float" office:value="4326216" calcext:value-type="float">
            <text:p>4326216</text:p>
          </table:table-cell>
          <table:table-cell table:formula="of:=[Sheet4.E102]-[Sheet4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1-s329274243c1316858.ukp</text:p>
          </table:table-cell>
          <table:table-cell office:value-type="float" office:value="9.64555" calcext:value-type="float">
            <text:p>9.64555</text:p>
          </table:table-cell>
          <table:table-cell office:value-type="float" office:value="9.78" calcext:value-type="float">
            <text:p>9.78</text:p>
          </table:table-cell>
          <table:table-cell office:value-type="float" office:value="41124" calcext:value-type="float">
            <text:p>41124</text:p>
          </table:table-cell>
          <table:table-cell office:value-type="float" office:value="3958353" calcext:value-type="float">
            <text:p>3958353</text:p>
          </table:table-cell>
          <table:table-cell office:value-type="float" office:value="158.14999" calcext:value-type="float">
            <text:p>158.14999</text:p>
          </table:table-cell>
          <table:table-cell office:value-type="float" office:value="158.06" calcext:value-type="float">
            <text:p>158.06</text:p>
          </table:table-cell>
          <table:table-cell office:value-type="float" office:value="35856" calcext:value-type="float">
            <text:p>35856</text:p>
          </table:table-cell>
          <table:table-cell office:value-type="float" office:value="3958353" calcext:value-type="float">
            <text:p>3958353</text:p>
          </table:table-cell>
          <table:table-cell table:formula="of:=[Sheet4.E103]-[Sheet4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8-s904998016c1554542.ukp</text:p>
          </table:table-cell>
          <table:table-cell office:value-type="float" office:value="8.6809" calcext:value-type="float">
            <text:p>8.6809</text:p>
          </table:table-cell>
          <table:table-cell office:value-type="float" office:value="8.8" calcext:value-type="float">
            <text:p>8.8</text:p>
          </table:table-cell>
          <table:table-cell office:value-type="float" office:value="44700" calcext:value-type="float">
            <text:p>44700</text:p>
          </table:table-cell>
          <table:table-cell office:value-type="float" office:value="4683861" calcext:value-type="float">
            <text:p>4683861</text:p>
          </table:table-cell>
          <table:table-cell office:value-type="float" office:value="158.76665" calcext:value-type="float">
            <text:p>158.76665</text:p>
          </table:table-cell>
          <table:table-cell office:value-type="float" office:value="158.69" calcext:value-type="float">
            <text:p>158.69</text:p>
          </table:table-cell>
          <table:table-cell office:value-type="float" office:value="35572" calcext:value-type="float">
            <text:p>35572</text:p>
          </table:table-cell>
          <table:table-cell office:value-type="float" office:value="4683861" calcext:value-type="float">
            <text:p>4683861</text:p>
          </table:table-cell>
          <table:table-cell table:formula="of:=[Sheet4.E104]-[Sheet4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9-s905865785c1675850.ukp</text:p>
          </table:table-cell>
          <table:table-cell office:value-type="float" office:value="10.2791" calcext:value-type="float">
            <text:p>10.2791</text:p>
          </table:table-cell>
          <table:table-cell office:value-type="float" office:value="10.41" calcext:value-type="float">
            <text:p>10.41</text:p>
          </table:table-cell>
          <table:table-cell office:value-type="float" office:value="46764" calcext:value-type="float">
            <text:p>46764</text:p>
          </table:table-cell>
          <table:table-cell office:value-type="float" office:value="5048418" calcext:value-type="float">
            <text:p>5048418</text:p>
          </table:table-cell>
          <table:table-cell office:value-type="float" office:value="160.06998" calcext:value-type="float">
            <text:p>160.06998</text:p>
          </table:table-cell>
          <table:table-cell office:value-type="float" office:value="160.15" calcext:value-type="float">
            <text:p>160.15</text:p>
          </table:table-cell>
          <table:table-cell office:value-type="float" office:value="34180" calcext:value-type="float">
            <text:p>34180</text:p>
          </table:table-cell>
          <table:table-cell office:value-type="float" office:value="5048418" calcext:value-type="float">
            <text:p>5048418</text:p>
          </table:table-cell>
          <table:table-cell table:formula="of:=[Sheet4.E105]-[Sheet4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6-s88272139c1177060.ukp</text:p>
          </table:table-cell>
          <table:table-cell office:value-type="float" office:value="9.52215" calcext:value-type="float">
            <text:p>9.52215</text:p>
          </table:table-cell>
          <table:table-cell office:value-type="float" office:value="9.81" calcext:value-type="float">
            <text:p>9.81</text:p>
          </table:table-cell>
          <table:table-cell office:value-type="float" office:value="39156" calcext:value-type="float">
            <text:p>39156</text:p>
          </table:table-cell>
          <table:table-cell office:value-type="float" office:value="3553628" calcext:value-type="float">
            <text:p>3553628</text:p>
          </table:table-cell>
          <table:table-cell office:value-type="float" office:value="160.54665" calcext:value-type="float">
            <text:p>160.54665</text:p>
          </table:table-cell>
          <table:table-cell office:value-type="float" office:value="160.46" calcext:value-type="float">
            <text:p>160.46</text:p>
          </table:table-cell>
          <table:table-cell office:value-type="float" office:value="37936" calcext:value-type="float">
            <text:p>37936</text:p>
          </table:table-cell>
          <table:table-cell office:value-type="float" office:value="3553628" calcext:value-type="float">
            <text:p>3553628</text:p>
          </table:table-cell>
          <table:table-cell table:formula="of:=[Sheet4.E106]-[Sheet4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6-s661392405c1518352.ukp</text:p>
          </table:table-cell>
          <table:table-cell office:value-type="float" office:value="10.3187" calcext:value-type="float">
            <text:p>10.3187</text:p>
          </table:table-cell>
          <table:table-cell office:value-type="float" office:value="10.45" calcext:value-type="float">
            <text:p>10.45</text:p>
          </table:table-cell>
          <table:table-cell office:value-type="float" office:value="44260" calcext:value-type="float">
            <text:p>44260</text:p>
          </table:table-cell>
          <table:table-cell office:value-type="float" office:value="4562837" calcext:value-type="float">
            <text:p>4562837</text:p>
          </table:table-cell>
          <table:table-cell office:value-type="float" office:value="162.10998" calcext:value-type="float">
            <text:p>162.10998</text:p>
          </table:table-cell>
          <table:table-cell office:value-type="float" office:value="162.01" calcext:value-type="float">
            <text:p>162.01</text:p>
          </table:table-cell>
          <table:table-cell office:value-type="float" office:value="31140" calcext:value-type="float">
            <text:p>31140</text:p>
          </table:table-cell>
          <table:table-cell office:value-type="float" office:value="4562837" calcext:value-type="float">
            <text:p>4562837</text:p>
          </table:table-cell>
          <table:table-cell table:formula="of:=[Sheet4.E107]-[Sheet4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-s451986827c1683740.ukp</text:p>
          </table:table-cell>
          <table:table-cell office:value-type="float" office:value="8.98245" calcext:value-type="float">
            <text:p>8.98245</text:p>
          </table:table-cell>
          <table:table-cell office:value-type="float" office:value="9.12" calcext:value-type="float">
            <text:p>9.12</text:p>
          </table:table-cell>
          <table:table-cell office:value-type="float" office:value="46984" calcext:value-type="float">
            <text:p>46984</text:p>
          </table:table-cell>
          <table:table-cell office:value-type="float" office:value="5088917" calcext:value-type="float">
            <text:p>5088917</text:p>
          </table:table-cell>
          <table:table-cell office:value-type="float" office:value="167.98998" calcext:value-type="float">
            <text:p>167.98998</text:p>
          </table:table-cell>
          <table:table-cell office:value-type="float" office:value="167.9" calcext:value-type="float">
            <text:p>167.9</text:p>
          </table:table-cell>
          <table:table-cell office:value-type="float" office:value="35052" calcext:value-type="float">
            <text:p>35052</text:p>
          </table:table-cell>
          <table:table-cell office:value-type="float" office:value="5088917" calcext:value-type="float">
            <text:p>5088917</text:p>
          </table:table-cell>
          <table:table-cell table:formula="of:=[Sheet4.E108]-[Sheet4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4-s37069295c1594027.ukp</text:p>
          </table:table-cell>
          <table:table-cell office:value-type="float" office:value="9.49592" calcext:value-type="float">
            <text:p>9.49592</text:p>
          </table:table-cell>
          <table:table-cell office:value-type="float" office:value="9.63" calcext:value-type="float">
            <text:p>9.63</text:p>
          </table:table-cell>
          <table:table-cell office:value-type="float" office:value="45644" calcext:value-type="float">
            <text:p>45644</text:p>
          </table:table-cell>
          <table:table-cell office:value-type="float" office:value="4795778" calcext:value-type="float">
            <text:p>4795778</text:p>
          </table:table-cell>
          <table:table-cell office:value-type="float" office:value="168.68332" calcext:value-type="float">
            <text:p>168.68332</text:p>
          </table:table-cell>
          <table:table-cell office:value-type="float" office:value="168.63" calcext:value-type="float">
            <text:p>168.63</text:p>
          </table:table-cell>
          <table:table-cell office:value-type="float" office:value="40388" calcext:value-type="float">
            <text:p>40388</text:p>
          </table:table-cell>
          <table:table-cell office:value-type="float" office:value="4795778" calcext:value-type="float">
            <text:p>4795778</text:p>
          </table:table-cell>
          <table:table-cell table:formula="of:=[Sheet4.E109]-[Sheet4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4-s685047257c1339353.ukp</text:p>
          </table:table-cell>
          <table:table-cell office:value-type="float" office:value="10.5215" calcext:value-type="float">
            <text:p>10.5215</text:p>
          </table:table-cell>
          <table:table-cell office:value-type="float" office:value="10.65" calcext:value-type="float">
            <text:p>10.65</text:p>
          </table:table-cell>
          <table:table-cell office:value-type="float" office:value="41720" calcext:value-type="float">
            <text:p>41720</text:p>
          </table:table-cell>
          <table:table-cell office:value-type="float" office:value="4018976" calcext:value-type="float">
            <text:p>4018976</text:p>
          </table:table-cell>
          <table:table-cell office:value-type="float" office:value="171.16998" calcext:value-type="float">
            <text:p>171.16998</text:p>
          </table:table-cell>
          <table:table-cell office:value-type="float" office:value="171.06" calcext:value-type="float">
            <text:p>171.06</text:p>
          </table:table-cell>
          <table:table-cell office:value-type="float" office:value="35272" calcext:value-type="float">
            <text:p>35272</text:p>
          </table:table-cell>
          <table:table-cell office:value-type="float" office:value="4018976" calcext:value-type="float">
            <text:p>4018976</text:p>
          </table:table-cell>
          <table:table-cell table:formula="of:=[Sheet4.E110]-[Sheet4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3-s955524903c1294794.ukp</text:p>
          </table:table-cell>
          <table:table-cell office:value-type="float" office:value="9.62584" calcext:value-type="float">
            <text:p>9.62584</text:p>
          </table:table-cell>
          <table:table-cell office:value-type="float" office:value="9.76" calcext:value-type="float">
            <text:p>9.76</text:p>
          </table:table-cell>
          <table:table-cell office:value-type="float" office:value="40928" calcext:value-type="float">
            <text:p>40928</text:p>
          </table:table-cell>
          <table:table-cell office:value-type="float" office:value="3890405" calcext:value-type="float">
            <text:p>3890405</text:p>
          </table:table-cell>
          <table:table-cell office:value-type="float" office:value="181.74332" calcext:value-type="float">
            <text:p>181.74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6692" calcext:value-type="float">
            <text:p>36692</text:p>
          </table:table-cell>
          <table:table-cell office:value-type="float" office:value="3890405" calcext:value-type="float">
            <text:p>3890405</text:p>
          </table:table-cell>
          <table:table-cell table:formula="of:=[Sheet4.E111]-[Sheet4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6-s11639593c1589912.ukp</text:p>
          </table:table-cell>
          <table:table-cell office:value-type="float" office:value="9.25947" calcext:value-type="float">
            <text:p>9.25947</text:p>
          </table:table-cell>
          <table:table-cell office:value-type="float" office:value="9.4" calcext:value-type="float">
            <text:p>9.4</text:p>
          </table:table-cell>
          <table:table-cell office:value-type="float" office:value="45216" calcext:value-type="float">
            <text:p>45216</text:p>
          </table:table-cell>
          <table:table-cell office:value-type="float" office:value="4793362" calcext:value-type="float">
            <text:p>4793362</text:p>
          </table:table-cell>
          <table:table-cell office:value-type="float" office:value="181.76332" calcext:value-type="float">
            <text:p>181.76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4084" calcext:value-type="float">
            <text:p>34084</text:p>
          </table:table-cell>
          <table:table-cell office:value-type="float" office:value="4793362" calcext:value-type="float">
            <text:p>4793362</text:p>
          </table:table-cell>
          <table:table-cell table:formula="of:=[Sheet4.E112]-[Sheet4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6-s32492284c1414745.ukp</text:p>
          </table:table-cell>
          <table:table-cell office:value-type="float" office:value="9.38747" calcext:value-type="float">
            <text:p>9.38747</text:p>
          </table:table-cell>
          <table:table-cell office:value-type="float" office:value="9.52" calcext:value-type="float">
            <text:p>9.52</text:p>
          </table:table-cell>
          <table:table-cell office:value-type="float" office:value="42652" calcext:value-type="float">
            <text:p>42652</text:p>
          </table:table-cell>
          <table:table-cell office:value-type="float" office:value="4278957" calcext:value-type="float">
            <text:p>4278957</text:p>
          </table:table-cell>
          <table:table-cell office:value-type="float" office:value="184.01665" calcext:value-type="float">
            <text:p>184.01665</text:p>
          </table:table-cell>
          <table:table-cell office:value-type="float" office:value="183.91" calcext:value-type="float">
            <text:p>183.91</text:p>
          </table:table-cell>
          <table:table-cell office:value-type="float" office:value="35948" calcext:value-type="float">
            <text:p>35948</text:p>
          </table:table-cell>
          <table:table-cell office:value-type="float" office:value="4278957" calcext:value-type="float">
            <text:p>4278957</text:p>
          </table:table-cell>
          <table:table-cell table:formula="of:=[Sheet4.E113]-[Sheet4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6-s562370200c1574025.ukp</text:p>
          </table:table-cell>
          <table:table-cell office:value-type="float" office:value="9.30025" calcext:value-type="float">
            <text:p>9.30025</text:p>
          </table:table-cell>
          <table:table-cell office:value-type="float" office:value="9.42" calcext:value-type="float">
            <text:p>9.42</text:p>
          </table:table-cell>
          <table:table-cell office:value-type="float" office:value="45300" calcext:value-type="float">
            <text:p>45300</text:p>
          </table:table-cell>
          <table:table-cell office:value-type="float" office:value="4773885" calcext:value-type="float">
            <text:p>4773885</text:p>
          </table:table-cell>
          <table:table-cell office:value-type="float" office:value="188.07332" calcext:value-type="float">
            <text:p>188.07332</text:p>
          </table:table-cell>
          <table:table-cell office:value-type="float" office:value="187.96" calcext:value-type="float">
            <text:p>187.96</text:p>
          </table:table-cell>
          <table:table-cell office:value-type="float" office:value="40488" calcext:value-type="float">
            <text:p>40488</text:p>
          </table:table-cell>
          <table:table-cell office:value-type="float" office:value="4773885" calcext:value-type="float">
            <text:p>4773885</text:p>
          </table:table-cell>
          <table:table-cell table:formula="of:=[Sheet4.E114]-[Sheet4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1-s447231691c1342027.ukp</text:p>
          </table:table-cell>
          <table:table-cell office:value-type="float" office:value="10.2931" calcext:value-type="float">
            <text:p>10.2931</text:p>
          </table:table-cell>
          <table:table-cell office:value-type="float" office:value="10.42" calcext:value-type="float">
            <text:p>10.42</text:p>
          </table:table-cell>
          <table:table-cell office:value-type="float" office:value="41744" calcext:value-type="float">
            <text:p>41744</text:p>
          </table:table-cell>
          <table:table-cell office:value-type="float" office:value="4044292" calcext:value-type="float">
            <text:p>4044292</text:p>
          </table:table-cell>
          <table:table-cell office:value-type="float" office:value="193.32665" calcext:value-type="float">
            <text:p>193.32665</text:p>
          </table:table-cell>
          <table:table-cell office:value-type="float" office:value="193.22" calcext:value-type="float">
            <text:p>193.22</text:p>
          </table:table-cell>
          <table:table-cell office:value-type="float" office:value="35992" calcext:value-type="float">
            <text:p>35992</text:p>
          </table:table-cell>
          <table:table-cell office:value-type="float" office:value="4044292" calcext:value-type="float">
            <text:p>4044292</text:p>
          </table:table-cell>
          <table:table-cell table:formula="of:=[Sheet4.E115]-[Sheet4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9-s399496341c1277769.ukp</text:p>
          </table:table-cell>
          <table:table-cell office:value-type="float" office:value="9.55176" calcext:value-type="float">
            <text:p>9.55176</text:p>
          </table:table-cell>
          <table:table-cell office:value-type="float" office:value="9.71" calcext:value-type="float">
            <text:p>9.71</text:p>
          </table:table-cell>
          <table:table-cell office:value-type="float" office:value="40644" calcext:value-type="float">
            <text:p>40644</text:p>
          </table:table-cell>
          <table:table-cell office:value-type="float" office:value="3847428" calcext:value-type="float">
            <text:p>3847428</text:p>
          </table:table-cell>
          <table:table-cell office:value-type="float" office:value="194.13665" calcext:value-type="float">
            <text:p>194.13665</text:p>
          </table:table-cell>
          <table:table-cell office:value-type="float" office:value="194.04" calcext:value-type="float">
            <text:p>194.04</text:p>
          </table:table-cell>
          <table:table-cell office:value-type="float" office:value="41424" calcext:value-type="float">
            <text:p>41424</text:p>
          </table:table-cell>
          <table:table-cell office:value-type="float" office:value="3847428" calcext:value-type="float">
            <text:p>3847428</text:p>
          </table:table-cell>
          <table:table-cell table:formula="of:=[Sheet4.E116]-[Sheet4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-s414892754c1296479.ukp</text:p>
          </table:table-cell>
          <table:table-cell office:value-type="float" office:value="11.9184" calcext:value-type="float">
            <text:p>11.9184</text:p>
          </table:table-cell>
          <table:table-cell office:value-type="float" office:value="12.04" calcext:value-type="float">
            <text:p>12.04</text:p>
          </table:table-cell>
          <table:table-cell office:value-type="float" office:value="41004" calcext:value-type="float">
            <text:p>41004</text:p>
          </table:table-cell>
          <table:table-cell office:value-type="float" office:value="3906383" calcext:value-type="float">
            <text:p>3906383</text:p>
          </table:table-cell>
          <table:table-cell office:value-type="float" office:value="199.97331" calcext:value-type="float">
            <text:p>199.97331</text:p>
          </table:table-cell>
          <table:table-cell office:value-type="float" office:value="199.87" calcext:value-type="float">
            <text:p>199.87</text:p>
          </table:table-cell>
          <table:table-cell office:value-type="float" office:value="31720" calcext:value-type="float">
            <text:p>31720</text:p>
          </table:table-cell>
          <table:table-cell office:value-type="float" office:value="3906383" calcext:value-type="float">
            <text:p>3906383</text:p>
          </table:table-cell>
          <table:table-cell table:formula="of:=[Sheet4.E117]-[Sheet4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4-s34442418c1185129.ukp</text:p>
          </table:table-cell>
          <table:table-cell office:value-type="float" office:value="10.2815" calcext:value-type="float">
            <text:p>10.2815</text:p>
          </table:table-cell>
          <table:table-cell office:value-type="float" office:value="10.43" calcext:value-type="float">
            <text:p>10.43</text:p>
          </table:table-cell>
          <table:table-cell office:value-type="float" office:value="39236" calcext:value-type="float">
            <text:p>39236</text:p>
          </table:table-cell>
          <table:table-cell office:value-type="float" office:value="3568772" calcext:value-type="float">
            <text:p>3568772</text:p>
          </table:table-cell>
          <table:table-cell office:value-type="float" office:value="206.10331" calcext:value-type="float">
            <text:p>206.10331</text:p>
          </table:table-cell>
          <table:table-cell office:value-type="float" office:value="205.97" calcext:value-type="float">
            <text:p>205.97</text:p>
          </table:table-cell>
          <table:table-cell office:value-type="float" office:value="34664" calcext:value-type="float">
            <text:p>34664</text:p>
          </table:table-cell>
          <table:table-cell office:value-type="float" office:value="3568772" calcext:value-type="float">
            <text:p>3568772</text:p>
          </table:table-cell>
          <table:table-cell table:formula="of:=[Sheet4.E118]-[Sheet4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-s720843886c1219357.ukp</text:p>
          </table:table-cell>
          <table:table-cell office:value-type="float" office:value="8.80905" calcext:value-type="float">
            <text:p>8.80905</text:p>
          </table:table-cell>
          <table:table-cell office:value-type="float" office:value="8.97" calcext:value-type="float">
            <text:p>8.97</text:p>
          </table:table-cell>
          <table:table-cell office:value-type="float" office:value="39596" calcext:value-type="float">
            <text:p>39596</text:p>
          </table:table-cell>
          <table:table-cell office:value-type="float" office:value="3671202" calcext:value-type="float">
            <text:p>3671202</text:p>
          </table:table-cell>
          <table:table-cell office:value-type="float" office:value="213.90331" calcext:value-type="float">
            <text:p>213.90331</text:p>
          </table:table-cell>
          <table:table-cell office:value-type="float" office:value="213.78" calcext:value-type="float">
            <text:p>213.78</text:p>
          </table:table-cell>
          <table:table-cell office:value-type="float" office:value="44076" calcext:value-type="float">
            <text:p>44076</text:p>
          </table:table-cell>
          <table:table-cell office:value-type="float" office:value="3671202" calcext:value-type="float">
            <text:p>3671202</text:p>
          </table:table-cell>
          <table:table-cell table:formula="of:=[Sheet4.E119]-[Sheet4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7-s301097953c1172820.ukp</text:p>
          </table:table-cell>
          <table:table-cell office:value-type="float" office:value="10.2112" calcext:value-type="float">
            <text:p>10.2112</text:p>
          </table:table-cell>
          <table:table-cell office:value-type="float" office:value="10.34" calcext:value-type="float">
            <text:p>10.34</text:p>
          </table:table-cell>
          <table:table-cell office:value-type="float" office:value="39052" calcext:value-type="float">
            <text:p>39052</text:p>
          </table:table-cell>
          <table:table-cell office:value-type="float" office:value="3536850" calcext:value-type="float">
            <text:p>3536850</text:p>
          </table:table-cell>
          <table:table-cell office:value-type="float" office:value="216.29665" calcext:value-type="float">
            <text:p>216.29665</text:p>
          </table:table-cell>
          <table:table-cell office:value-type="float" office:value="216.18" calcext:value-type="float">
            <text:p>216.18</text:p>
          </table:table-cell>
          <table:table-cell office:value-type="float" office:value="35708" calcext:value-type="float">
            <text:p>35708</text:p>
          </table:table-cell>
          <table:table-cell office:value-type="float" office:value="3536850" calcext:value-type="float">
            <text:p>3536850</text:p>
          </table:table-cell>
          <table:table-cell table:formula="of:=[Sheet4.E120]-[Sheet4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5-s11371460c1292625.ukp</text:p>
          </table:table-cell>
          <table:table-cell office:value-type="float" office:value="9.57644" calcext:value-type="float">
            <text:p>9.57644</text:p>
          </table:table-cell>
          <table:table-cell office:value-type="float" office:value="9.7" calcext:value-type="float">
            <text:p>9.7</text:p>
          </table:table-cell>
          <table:table-cell office:value-type="float" office:value="40932" calcext:value-type="float">
            <text:p>40932</text:p>
          </table:table-cell>
          <table:table-cell office:value-type="float" office:value="3903093" calcext:value-type="float">
            <text:p>3903093</text:p>
          </table:table-cell>
          <table:table-cell office:value-type="float" office:value="220.62664" calcext:value-type="float">
            <text:p>220.62664</text:p>
          </table:table-cell>
          <table:table-cell office:value-type="float" office:value="220.51" calcext:value-type="float">
            <text:p>220.51</text:p>
          </table:table-cell>
          <table:table-cell office:value-type="float" office:value="38592" calcext:value-type="float">
            <text:p>38592</text:p>
          </table:table-cell>
          <table:table-cell office:value-type="float" office:value="3903093" calcext:value-type="float">
            <text:p>3903093</text:p>
          </table:table-cell>
          <table:table-cell table:formula="of:=[Sheet4.E121]-[Sheet4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2-s127422697c1212998.ukp</text:p>
          </table:table-cell>
          <table:table-cell office:value-type="float" office:value="10.9539" calcext:value-type="float">
            <text:p>10.9539</text:p>
          </table:table-cell>
          <table:table-cell office:value-type="float" office:value="11.09" calcext:value-type="float">
            <text:p>11.09</text:p>
          </table:table-cell>
          <table:table-cell office:value-type="float" office:value="39528" calcext:value-type="float">
            <text:p>39528</text:p>
          </table:table-cell>
          <table:table-cell office:value-type="float" office:value="3647654" calcext:value-type="float">
            <text:p>3647654</text:p>
          </table:table-cell>
          <table:table-cell office:value-type="float" office:value="227.12331" calcext:value-type="float">
            <text:p>227.12331</text:p>
          </table:table-cell>
          <table:table-cell office:value-type="float" office:value="227" calcext:value-type="float">
            <text:p>227</text:p>
          </table:table-cell>
          <table:table-cell office:value-type="float" office:value="37660" calcext:value-type="float">
            <text:p>37660</text:p>
          </table:table-cell>
          <table:table-cell office:value-type="float" office:value="3647654" calcext:value-type="float">
            <text:p>3647654</text:p>
          </table:table-cell>
          <table:table-cell table:formula="of:=[Sheet4.E122]-[Sheet4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9-s507400487c1522008.ukp</text:p>
          </table:table-cell>
          <table:table-cell office:value-type="float" office:value="9.61983" calcext:value-type="float">
            <text:p>9.61983</text:p>
          </table:table-cell>
          <table:table-cell office:value-type="float" office:value="9.74" calcext:value-type="float">
            <text:p>9.74</text:p>
          </table:table-cell>
          <table:table-cell office:value-type="float" office:value="44508" calcext:value-type="float">
            <text:p>44508</text:p>
          </table:table-cell>
          <table:table-cell office:value-type="float" office:value="4596211" calcext:value-type="float">
            <text:p>4596211</text:p>
          </table:table-cell>
          <table:table-cell office:value-type="float" office:value="229.59998" calcext:value-type="float">
            <text:p>229.59998</text:p>
          </table:table-cell>
          <table:table-cell office:value-type="float" office:value="229.46" calcext:value-type="float">
            <text:p>229.46</text:p>
          </table:table-cell>
          <table:table-cell office:value-type="float" office:value="39904" calcext:value-type="float">
            <text:p>39904</text:p>
          </table:table-cell>
          <table:table-cell office:value-type="float" office:value="4596211" calcext:value-type="float">
            <text:p>4596211</text:p>
          </table:table-cell>
          <table:table-cell table:formula="of:=[Sheet4.E123]-[Sheet4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3-s104835463c1223551.ukp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10.81" calcext:value-type="float">
            <text:p>10.81</text:p>
          </table:table-cell>
          <table:table-cell office:value-type="float" office:value="39788" calcext:value-type="float">
            <text:p>39788</text:p>
          </table:table-cell>
          <table:table-cell office:value-type="float" office:value="3690452" calcext:value-type="float">
            <text:p>3690452</text:p>
          </table:table-cell>
          <table:table-cell office:value-type="float" office:value="233.43664" calcext:value-type="float">
            <text:p>233.43664</text:p>
          </table:table-cell>
          <table:table-cell office:value-type="float" office:value="233.31" calcext:value-type="float">
            <text:p>233.31</text:p>
          </table:table-cell>
          <table:table-cell office:value-type="float" office:value="39300" calcext:value-type="float">
            <text:p>39300</text:p>
          </table:table-cell>
          <table:table-cell office:value-type="float" office:value="3690452" calcext:value-type="float">
            <text:p>3690452</text:p>
          </table:table-cell>
          <table:table-cell table:formula="of:=[Sheet4.E124]-[Sheet4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7-s617392218c1334410.ukp</text:p>
          </table:table-cell>
          <table:table-cell office:value-type="float" office:value="8.55903" calcext:value-type="float">
            <text:p>8.55903</text:p>
          </table:table-cell>
          <table:table-cell office:value-type="float" office:value="8.71" calcext:value-type="float">
            <text:p>8.71</text:p>
          </table:table-cell>
          <table:table-cell office:value-type="float" office:value="41352" calcext:value-type="float">
            <text:p>41352</text:p>
          </table:table-cell>
          <table:table-cell office:value-type="float" office:value="3991013" calcext:value-type="float">
            <text:p>3991013</text:p>
          </table:table-cell>
          <table:table-cell office:value-type="float" office:value="235.92331" calcext:value-type="float">
            <text:p>235.92331</text:p>
          </table:table-cell>
          <table:table-cell office:value-type="float" office:value="235.78" calcext:value-type="float">
            <text:p>235.78</text:p>
          </table:table-cell>
          <table:table-cell office:value-type="float" office:value="46064" calcext:value-type="float">
            <text:p>46064</text:p>
          </table:table-cell>
          <table:table-cell office:value-type="float" office:value="3991013" calcext:value-type="float">
            <text:p>3991013</text:p>
          </table:table-cell>
          <table:table-cell table:formula="of:=[Sheet4.E125]-[Sheet4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6-s760619917c1306781.ukp</text:p>
          </table:table-cell>
          <table:table-cell office:value-type="float" office:value="8.98605" calcext:value-type="float">
            <text:p>8.98605</text:p>
          </table:table-cell>
          <table:table-cell office:value-type="float" office:value="9.13" calcext:value-type="float">
            <text:p>9.13</text:p>
          </table:table-cell>
          <table:table-cell office:value-type="float" office:value="40996" calcext:value-type="float">
            <text:p>40996</text:p>
          </table:table-cell>
          <table:table-cell office:value-type="float" office:value="3937495" calcext:value-type="float">
            <text:p>3937495</text:p>
          </table:table-cell>
          <table:table-cell office:value-type="float" office:value="236.77664" calcext:value-type="float">
            <text:p>236.77664</text:p>
          </table:table-cell>
          <table:table-cell office:value-type="float" office:value="236.63" calcext:value-type="float">
            <text:p>236.63</text:p>
          </table:table-cell>
          <table:table-cell office:value-type="float" office:value="44128" calcext:value-type="float">
            <text:p>44128</text:p>
          </table:table-cell>
          <table:table-cell office:value-type="float" office:value="3937495" calcext:value-type="float">
            <text:p>3937495</text:p>
          </table:table-cell>
          <table:table-cell table:formula="of:=[Sheet4.E126]-[Sheet4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8-s988774221c1371468.ukp</text:p>
          </table:table-cell>
          <table:table-cell office:value-type="float" office:value="9.23939" calcext:value-type="float">
            <text:p>9.23939</text:p>
          </table:table-cell>
          <table:table-cell office:value-type="float" office:value="9.36" calcext:value-type="float">
            <text:p>9.36</text:p>
          </table:table-cell>
          <table:table-cell office:value-type="float" office:value="42176" calcext:value-type="float">
            <text:p>42176</text:p>
          </table:table-cell>
          <table:table-cell office:value-type="float" office:value="4137853" calcext:value-type="float">
            <text:p>4137853</text:p>
          </table:table-cell>
          <table:table-cell office:value-type="float" office:value="236.78998" calcext:value-type="float">
            <text:p>236.78998</text:p>
          </table:table-cell>
          <table:table-cell office:value-type="float" office:value="236.64" calcext:value-type="float">
            <text:p>236.64</text:p>
          </table:table-cell>
          <table:table-cell office:value-type="float" office:value="35768" calcext:value-type="float">
            <text:p>35768</text:p>
          </table:table-cell>
          <table:table-cell office:value-type="float" office:value="4137853" calcext:value-type="float">
            <text:p>4137853</text:p>
          </table:table-cell>
          <table:table-cell table:formula="of:=[Sheet4.E127]-[Sheet4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7-s998577081c1187478.ukp</text:p>
          </table:table-cell>
          <table:table-cell office:value-type="float" office:value="11.0514" calcext:value-type="float">
            <text:p>11.0514</text:p>
          </table:table-cell>
          <table:table-cell office:value-type="float" office:value="11.19" calcext:value-type="float">
            <text:p>11.19</text:p>
          </table:table-cell>
          <table:table-cell office:value-type="float" office:value="39180" calcext:value-type="float">
            <text:p>39180</text:p>
          </table:table-cell>
          <table:table-cell office:value-type="float" office:value="3583189" calcext:value-type="float">
            <text:p>3583189</text:p>
          </table:table-cell>
          <table:table-cell office:value-type="float" office:value="242.53998" calcext:value-type="float">
            <text:p>242.53998</text:p>
          </table:table-cell>
          <table:table-cell office:value-type="float" office:value="242.41" calcext:value-type="float">
            <text:p>242.41</text:p>
          </table:table-cell>
          <table:table-cell office:value-type="float" office:value="40940" calcext:value-type="float">
            <text:p>40940</text:p>
          </table:table-cell>
          <table:table-cell office:value-type="float" office:value="3583189" calcext:value-type="float">
            <text:p>3583189</text:p>
          </table:table-cell>
          <table:table-cell table:formula="of:=[Sheet4.E128]-[Sheet4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5-s568312405c1126439.ukp</text:p>
          </table:table-cell>
          <table:table-cell office:value-type="float" office:value="8.6082" calcext:value-type="float">
            <text:p>8.6082</text:p>
          </table:table-cell>
          <table:table-cell office:value-type="float" office:value="8.74" calcext:value-type="float">
            <text:p>8.74</text:p>
          </table:table-cell>
          <table:table-cell office:value-type="float" office:value="38292" calcext:value-type="float">
            <text:p>38292</text:p>
          </table:table-cell>
          <table:table-cell office:value-type="float" office:value="3389113" calcext:value-type="float">
            <text:p>3389113</text:p>
          </table:table-cell>
          <table:table-cell office:value-type="float" office:value="246.61331" calcext:value-type="float">
            <text:p>246.61331</text:p>
          </table:table-cell>
          <table:table-cell office:value-type="float" office:value="246.62" calcext:value-type="float">
            <text:p>246.62</text:p>
          </table:table-cell>
          <table:table-cell office:value-type="float" office:value="42672" calcext:value-type="float">
            <text:p>42672</text:p>
          </table:table-cell>
          <table:table-cell office:value-type="float" office:value="3389113" calcext:value-type="float">
            <text:p>3389113</text:p>
          </table:table-cell>
          <table:table-cell table:formula="of:=[Sheet4.E129]-[Sheet4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8-s87557726c1285467.ukp</text:p>
          </table:table-cell>
          <table:table-cell office:value-type="float" office:value="10.4563" calcext:value-type="float">
            <text:p>10.4563</text:p>
          </table:table-cell>
          <table:table-cell office:value-type="float" office:value="10.58" calcext:value-type="float">
            <text:p>10.58</text:p>
          </table:table-cell>
          <table:table-cell office:value-type="float" office:value="40656" calcext:value-type="float">
            <text:p>40656</text:p>
          </table:table-cell>
          <table:table-cell office:value-type="float" office:value="3875857" calcext:value-type="float">
            <text:p>3875857</text:p>
          </table:table-cell>
          <table:table-cell office:value-type="float" office:value="251.94997" calcext:value-type="float">
            <text:p>251.94997</text:p>
          </table:table-cell>
          <table:table-cell office:value-type="float" office:value="251.96" calcext:value-type="float">
            <text:p>251.96</text:p>
          </table:table-cell>
          <table:table-cell office:value-type="float" office:value="41708" calcext:value-type="float">
            <text:p>41708</text:p>
          </table:table-cell>
          <table:table-cell office:value-type="float" office:value="3875857" calcext:value-type="float">
            <text:p>3875857</text:p>
          </table:table-cell>
          <table:table-cell table:formula="of:=[Sheet4.E130]-[Sheet4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9-s179141282c1374017.ukp</text:p>
          </table:table-cell>
          <table:table-cell office:value-type="float" office:value="9.89844" calcext:value-type="float">
            <text:p>9.89844</text:p>
          </table:table-cell>
          <table:table-cell office:value-type="float" office:value="10.04" calcext:value-type="float">
            <text:p>10.04</text:p>
          </table:table-cell>
          <table:table-cell office:value-type="float" office:value="42216" calcext:value-type="float">
            <text:p>42216</text:p>
          </table:table-cell>
          <table:table-cell office:value-type="float" office:value="4167076" calcext:value-type="float">
            <text:p>4167076</text:p>
          </table:table-cell>
          <table:table-cell office:value-type="float" office:value="253.91664" calcext:value-type="float">
            <text:p>253.91664</text:p>
          </table:table-cell>
          <table:table-cell office:value-type="float" office:value="253.77" calcext:value-type="float">
            <text:p>253.77</text:p>
          </table:table-cell>
          <table:table-cell office:value-type="float" office:value="41512" calcext:value-type="float">
            <text:p>41512</text:p>
          </table:table-cell>
          <table:table-cell office:value-type="float" office:value="4167076" calcext:value-type="float">
            <text:p>4167076</text:p>
          </table:table-cell>
          <table:table-cell table:formula="of:=[Sheet4.E131]-[Sheet4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4-s359051238c1574253.ukp</text:p>
          </table:table-cell>
          <table:table-cell office:value-type="float" office:value="9.47897" calcext:value-type="float">
            <text:p>9.47897</text:p>
          </table:table-cell>
          <table:table-cell office:value-type="float" office:value="9.61" calcext:value-type="float">
            <text:p>9.61</text:p>
          </table:table-cell>
          <table:table-cell office:value-type="float" office:value="45268" calcext:value-type="float">
            <text:p>45268</text:p>
          </table:table-cell>
          <table:table-cell office:value-type="float" office:value="4760618" calcext:value-type="float">
            <text:p>4760618</text:p>
          </table:table-cell>
          <table:table-cell office:value-type="float" office:value="255.08997" calcext:value-type="float">
            <text:p>255.08997</text:p>
          </table:table-cell>
          <table:table-cell office:value-type="float" office:value="254.92" calcext:value-type="float">
            <text:p>254.92</text:p>
          </table:table-cell>
          <table:table-cell office:value-type="float" office:value="41396" calcext:value-type="float">
            <text:p>41396</text:p>
          </table:table-cell>
          <table:table-cell office:value-type="float" office:value="4760618" calcext:value-type="float">
            <text:p>4760618</text:p>
          </table:table-cell>
          <table:table-cell table:formula="of:=[Sheet4.E132]-[Sheet4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7-s989083921c1429622.ukp</text:p>
          </table:table-cell>
          <table:table-cell office:value-type="float" office:value="9.76693" calcext:value-type="float">
            <text:p>9.76693</text:p>
          </table:table-cell>
          <table:table-cell office:value-type="float" office:value="9.9" calcext:value-type="float">
            <text:p>9.9</text:p>
          </table:table-cell>
          <table:table-cell office:value-type="float" office:value="42968" calcext:value-type="float">
            <text:p>42968</text:p>
          </table:table-cell>
          <table:table-cell office:value-type="float" office:value="4311419" calcext:value-type="float">
            <text:p>4311419</text:p>
          </table:table-cell>
          <table:table-cell office:value-type="float" office:value="256.17664" calcext:value-type="float">
            <text:p>256.17664</text:p>
          </table:table-cell>
          <table:table-cell office:value-type="float" office:value="256.02" calcext:value-type="float">
            <text:p>256.02</text:p>
          </table:table-cell>
          <table:table-cell office:value-type="float" office:value="41052" calcext:value-type="float">
            <text:p>41052</text:p>
          </table:table-cell>
          <table:table-cell office:value-type="float" office:value="4311419" calcext:value-type="float">
            <text:p>4311419</text:p>
          </table:table-cell>
          <table:table-cell table:formula="of:=[Sheet4.E133]-[Sheet4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1-s211003750c1186420.ukp</text:p>
          </table:table-cell>
          <table:table-cell office:value-type="float" office:value="10.3166" calcext:value-type="float">
            <text:p>10.3166</text:p>
          </table:table-cell>
          <table:table-cell office:value-type="float" office:value="10.45" calcext:value-type="float">
            <text:p>10.45</text:p>
          </table:table-cell>
          <table:table-cell office:value-type="float" office:value="39280" calcext:value-type="float">
            <text:p>39280</text:p>
          </table:table-cell>
          <table:table-cell office:value-type="float" office:value="3577773" calcext:value-type="float">
            <text:p>3577773</text:p>
          </table:table-cell>
          <table:table-cell office:value-type="float" office:value="267.70331" calcext:value-type="float">
            <text:p>267.70331</text:p>
          </table:table-cell>
          <table:table-cell office:value-type="float" office:value="267.55" calcext:value-type="float">
            <text:p>267.55</text:p>
          </table:table-cell>
          <table:table-cell office:value-type="float" office:value="36572" calcext:value-type="float">
            <text:p>36572</text:p>
          </table:table-cell>
          <table:table-cell office:value-type="float" office:value="3577773" calcext:value-type="float">
            <text:p>3577773</text:p>
          </table:table-cell>
          <table:table-cell table:formula="of:=[Sheet4.E134]-[Sheet4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8-s678444546c1117457.ukp</text:p>
          </table:table-cell>
          <table:table-cell office:value-type="float" office:value="8.63924" calcext:value-type="float">
            <text:p>8.63924</text:p>
          </table:table-cell>
          <table:table-cell office:value-type="float" office:value="8.76" calcext:value-type="float">
            <text:p>8.76</text:p>
          </table:table-cell>
          <table:table-cell office:value-type="float" office:value="38108" calcext:value-type="float">
            <text:p>38108</text:p>
          </table:table-cell>
          <table:table-cell office:value-type="float" office:value="3341456" calcext:value-type="float">
            <text:p>3341456</text:p>
          </table:table-cell>
          <table:table-cell office:value-type="float" office:value="268.52997" calcext:value-type="float">
            <text:p>268.52997</text:p>
          </table:table-cell>
          <table:table-cell office:value-type="float" office:value="268.37" calcext:value-type="float">
            <text:p>268.37</text:p>
          </table:table-cell>
          <table:table-cell office:value-type="float" office:value="40732" calcext:value-type="float">
            <text:p>40732</text:p>
          </table:table-cell>
          <table:table-cell office:value-type="float" office:value="3341456" calcext:value-type="float">
            <text:p>3341456</text:p>
          </table:table-cell>
          <table:table-cell table:formula="of:=[Sheet4.E135]-[Sheet4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62-s666650214c1562554.ukp</text:p>
          </table:table-cell>
          <table:table-cell office:value-type="float" office:value="12.7287" calcext:value-type="float">
            <text:p>12.7287</text:p>
          </table:table-cell>
          <table:table-cell office:value-type="float" office:value="12.86" calcext:value-type="float">
            <text:p>12.86</text:p>
          </table:table-cell>
          <table:table-cell office:value-type="float" office:value="45188" calcext:value-type="float">
            <text:p>45188</text:p>
          </table:table-cell>
          <table:table-cell office:value-type="float" office:value="4711811" calcext:value-type="float">
            <text:p>4711811</text:p>
          </table:table-cell>
          <table:table-cell office:value-type="float" office:value="272.93331" calcext:value-type="float">
            <text:p>272.93331</text:p>
          </table:table-cell>
          <table:table-cell office:value-type="float" office:value="272.76" calcext:value-type="float">
            <text:p>272.76</text:p>
          </table:table-cell>
          <table:table-cell office:value-type="float" office:value="42096" calcext:value-type="float">
            <text:p>42096</text:p>
          </table:table-cell>
          <table:table-cell office:value-type="float" office:value="4711811" calcext:value-type="float">
            <text:p>4711811</text:p>
          </table:table-cell>
          <table:table-cell table:formula="of:=[Sheet4.E136]-[Sheet4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1-s115726845c1162419.ukp</text:p>
          </table:table-cell>
          <table:table-cell office:value-type="float" office:value="11.3075" calcext:value-type="float">
            <text:p>11.3075</text:p>
          </table:table-cell>
          <table:table-cell office:value-type="float" office:value="11.44" calcext:value-type="float">
            <text:p>11.44</text:p>
          </table:table-cell>
          <table:table-cell office:value-type="float" office:value="38880" calcext:value-type="float">
            <text:p>38880</text:p>
          </table:table-cell>
          <table:table-cell office:value-type="float" office:value="3498499" calcext:value-type="float">
            <text:p>3498499</text:p>
          </table:table-cell>
          <table:table-cell office:value-type="float" office:value="286.35664" calcext:value-type="float">
            <text:p>286.35664</text:p>
          </table:table-cell>
          <table:table-cell office:value-type="float" office:value="286.19" calcext:value-type="float">
            <text:p>286.19</text:p>
          </table:table-cell>
          <table:table-cell office:value-type="float" office:value="42060" calcext:value-type="float">
            <text:p>42060</text:p>
          </table:table-cell>
          <table:table-cell office:value-type="float" office:value="3498499" calcext:value-type="float">
            <text:p>3498499</text:p>
          </table:table-cell>
          <table:table-cell table:formula="of:=[Sheet4.E137]-[Sheet4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4-s345851317c1317467.ukp</text:p>
          </table:table-cell>
          <table:table-cell office:value-type="float" office:value="8.66239" calcext:value-type="float">
            <text:p>8.66239</text:p>
          </table:table-cell>
          <table:table-cell office:value-type="float" office:value="8.8" calcext:value-type="float">
            <text:p>8.8</text:p>
          </table:table-cell>
          <table:table-cell office:value-type="float" office:value="41168" calcext:value-type="float">
            <text:p>41168</text:p>
          </table:table-cell>
          <table:table-cell office:value-type="float" office:value="3970976" calcext:value-type="float">
            <text:p>3970976</text:p>
          </table:table-cell>
          <table:table-cell office:value-type="float" office:value="291.75331" calcext:value-type="float">
            <text:p>291.75331</text:p>
          </table:table-cell>
          <table:table-cell office:value-type="float" office:value="291.59" calcext:value-type="float">
            <text:p>291.59</text:p>
          </table:table-cell>
          <table:table-cell office:value-type="float" office:value="41556" calcext:value-type="float">
            <text:p>41556</text:p>
          </table:table-cell>
          <table:table-cell office:value-type="float" office:value="3970976" calcext:value-type="float">
            <text:p>3970976</text:p>
          </table:table-cell>
          <table:table-cell table:formula="of:=[Sheet4.E138]-[Sheet4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7-s277361362c1385020.ukp</text:p>
          </table:table-cell>
          <table:table-cell office:value-type="float" office:value="10.3961" calcext:value-type="float">
            <text:p>10.3961</text:p>
          </table:table-cell>
          <table:table-cell office:value-type="float" office:value="10.53" calcext:value-type="float">
            <text:p>10.53</text:p>
          </table:table-cell>
          <table:table-cell office:value-type="float" office:value="42280" calcext:value-type="float">
            <text:p>42280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309.16997" calcext:value-type="float">
            <text:p>309.16997</text:p>
          </table:table-cell>
          <table:table-cell office:value-type="float" office:value="308.99" calcext:value-type="float">
            <text:p>308.99</text:p>
          </table:table-cell>
          <table:table-cell office:value-type="float" office:value="43052" calcext:value-type="float">
            <text:p>43052</text:p>
          </table:table-cell>
          <table:table-cell office:value-type="float" office:value="4153950" calcext:value-type="float">
            <text:p>4153950</text:p>
          </table:table-cell>
          <table:table-cell table:formula="of:=[Sheet4.E139]-[Sheet4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6-s100860099c1274846.ukp</text:p>
          </table:table-cell>
          <table:table-cell office:value-type="float" office:value="11.6271" calcext:value-type="float">
            <text:p>11.6271</text:p>
          </table:table-cell>
          <table:table-cell office:value-type="float" office:value="11.84" calcext:value-type="float">
            <text:p>11.84</text:p>
          </table:table-cell>
          <table:table-cell office:value-type="float" office:value="40344" calcext:value-type="float">
            <text:p>40344</text:p>
          </table:table-cell>
          <table:table-cell office:value-type="float" office:value="3821836" calcext:value-type="float">
            <text:p>3821836</text:p>
          </table:table-cell>
          <table:table-cell office:value-type="float" office:value="332.69663" calcext:value-type="float">
            <text:p>332.69663</text:p>
          </table:table-cell>
          <table:table-cell office:value-type="float" office:value="332.47" calcext:value-type="float">
            <text:p>332.47</text:p>
          </table:table-cell>
          <table:table-cell office:value-type="float" office:value="42064" calcext:value-type="float">
            <text:p>42064</text:p>
          </table:table-cell>
          <table:table-cell office:value-type="float" office:value="3821836" calcext:value-type="float">
            <text:p>3821836</text:p>
          </table:table-cell>
          <table:table-cell table:formula="of:=[Sheet4.E140]-[Sheet4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0-s245781550c1990034.ukp</text:p>
          </table:table-cell>
          <table:table-cell office:value-type="float" office:value="8.85469" calcext:value-type="float">
            <text:p>8.85469</text:p>
          </table:table-cell>
          <table:table-cell office:value-type="float" office:value="9.15" calcext:value-type="float">
            <text:p>9.15</text:p>
          </table:table-cell>
          <table:table-cell office:value-type="float" office:value="51724" calcext:value-type="float">
            <text:p>51724</text:p>
          </table:table-cell>
          <table:table-cell office:value-type="float" office:value="5989202" calcext:value-type="float">
            <text:p>5989202</text:p>
          </table:table-cell>
          <table:table-cell office:value-type="float" office:value="335.68663" calcext:value-type="float">
            <text:p>335.68663</text:p>
          </table:table-cell>
          <table:table-cell office:value-type="float" office:value="335.46" calcext:value-type="float">
            <text:p>335.46</text:p>
          </table:table-cell>
          <table:table-cell office:value-type="float" office:value="48216" calcext:value-type="float">
            <text:p>48216</text:p>
          </table:table-cell>
          <table:table-cell office:value-type="float" office:value="5989202" calcext:value-type="float">
            <text:p>5989202</text:p>
          </table:table-cell>
          <table:table-cell table:formula="of:=[Sheet4.E141]-[Sheet4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1-s945974533c1294842.ukp</text:p>
          </table:table-cell>
          <table:table-cell office:value-type="float" office:value="8.49012" calcext:value-type="float">
            <text:p>8.49012</text:p>
          </table:table-cell>
          <table:table-cell office:value-type="float" office:value="8.62" calcext:value-type="float">
            <text:p>8.62</text:p>
          </table:table-cell>
          <table:table-cell office:value-type="float" office:value="40800" calcext:value-type="float">
            <text:p>40800</text:p>
          </table:table-cell>
          <table:table-cell office:value-type="float" office:value="3896826" calcext:value-type="float">
            <text:p>3896826</text:p>
          </table:table-cell>
          <table:table-cell office:value-type="float" office:value="343.0633" calcext:value-type="float">
            <text:p>343.0633</text:p>
          </table:table-cell>
          <table:table-cell office:value-type="float" office:value="342.86" calcext:value-type="float">
            <text:p>342.86</text:p>
          </table:table-cell>
          <table:table-cell office:value-type="float" office:value="48396" calcext:value-type="float">
            <text:p>48396</text:p>
          </table:table-cell>
          <table:table-cell office:value-type="float" office:value="3896826" calcext:value-type="float">
            <text:p>3896826</text:p>
          </table:table-cell>
          <table:table-cell table:formula="of:=[Sheet4.E142]-[Sheet4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8-s965728206c1237842.ukp</text:p>
          </table:table-cell>
          <table:table-cell office:value-type="float" office:value="11.3338" calcext:value-type="float">
            <text:p>11.3338</text:p>
          </table:table-cell>
          <table:table-cell office:value-type="float" office:value="11.46" calcext:value-type="float">
            <text:p>11.46</text:p>
          </table:table-cell>
          <table:table-cell office:value-type="float" office:value="39912" calcext:value-type="float">
            <text:p>39912</text:p>
          </table:table-cell>
          <table:table-cell office:value-type="float" office:value="3718902" calcext:value-type="float">
            <text:p>3718902</text:p>
          </table:table-cell>
          <table:table-cell office:value-type="float" office:value="343.14997" calcext:value-type="float">
            <text:p>343.14997</text:p>
          </table:table-cell>
          <table:table-cell office:value-type="float" office:value="342.91" calcext:value-type="float">
            <text:p>342.91</text:p>
          </table:table-cell>
          <table:table-cell office:value-type="float" office:value="46152" calcext:value-type="float">
            <text:p>46152</text:p>
          </table:table-cell>
          <table:table-cell office:value-type="float" office:value="3718902" calcext:value-type="float">
            <text:p>3718902</text:p>
          </table:table-cell>
          <table:table-cell table:formula="of:=[Sheet4.E143]-[Sheet4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20-s53290165c1304509.ukp</text:p>
          </table:table-cell>
          <table:table-cell office:value-type="float" office:value="7.90792" calcext:value-type="float">
            <text:p>7.90792</text:p>
          </table:table-cell>
          <table:table-cell office:value-type="float" office:value="8.04" calcext:value-type="float">
            <text:p>8.04</text:p>
          </table:table-cell>
          <table:table-cell office:value-type="float" office:value="40956" calcext:value-type="float">
            <text:p>40956</text:p>
          </table:table-cell>
          <table:table-cell office:value-type="float" office:value="3908095" calcext:value-type="float">
            <text:p>3908095</text:p>
          </table:table-cell>
          <table:table-cell office:value-type="float" office:value="347.16997" calcext:value-type="float">
            <text:p>347.16997</text:p>
          </table:table-cell>
          <table:table-cell office:value-type="float" office:value="346.93" calcext:value-type="float">
            <text:p>346.93</text:p>
          </table:table-cell>
          <table:table-cell office:value-type="float" office:value="50868" calcext:value-type="float">
            <text:p>50868</text:p>
          </table:table-cell>
          <table:table-cell office:value-type="float" office:value="3908095" calcext:value-type="float">
            <text:p>3908095</text:p>
          </table:table-cell>
          <table:table-cell table:formula="of:=[Sheet4.E144]-[Sheet4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3-s731218263c1057822.ukp</text:p>
          </table:table-cell>
          <table:table-cell office:value-type="float" office:value="10.4542" calcext:value-type="float">
            <text:p>10.4542</text:p>
          </table:table-cell>
          <table:table-cell office:value-type="float" office:value="10.58" calcext:value-type="float">
            <text:p>10.58</text:p>
          </table:table-cell>
          <table:table-cell office:value-type="float" office:value="37052" calcext:value-type="float">
            <text:p>37052</text:p>
          </table:table-cell>
          <table:table-cell office:value-type="float" office:value="3173089" calcext:value-type="float">
            <text:p>3173089</text:p>
          </table:table-cell>
          <table:table-cell office:value-type="float" office:value="348.18663" calcext:value-type="float">
            <text:p>348.18663</text:p>
          </table:table-cell>
          <table:table-cell office:value-type="float" office:value="347.95" calcext:value-type="float">
            <text:p>347.95</text:p>
          </table:table-cell>
          <table:table-cell office:value-type="float" office:value="40296" calcext:value-type="float">
            <text:p>40296</text:p>
          </table:table-cell>
          <table:table-cell office:value-type="float" office:value="3173089" calcext:value-type="float">
            <text:p>3173089</text:p>
          </table:table-cell>
          <table:table-cell table:formula="of:=[Sheet4.E145]-[Sheet4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2-s870038921c1303950.ukp</text:p>
          </table:table-cell>
          <table:table-cell office:value-type="float" office:value="9.99967" calcext:value-type="float">
            <text:p>9.99967</text:p>
          </table:table-cell>
          <table:table-cell office:value-type="float" office:value="10.14" calcext:value-type="float">
            <text:p>10.14</text:p>
          </table:table-cell>
          <table:table-cell office:value-type="float" office:value="41124" calcext:value-type="float">
            <text:p>41124</text:p>
          </table:table-cell>
          <table:table-cell office:value-type="float" office:value="3908367" calcext:value-type="float">
            <text:p>3908367</text:p>
          </table:table-cell>
          <table:table-cell office:value-type="float" office:value="351.28663" calcext:value-type="float">
            <text:p>351.28663</text:p>
          </table:table-cell>
          <table:table-cell office:value-type="float" office:value="351.07" calcext:value-type="float">
            <text:p>351.07</text:p>
          </table:table-cell>
          <table:table-cell office:value-type="float" office:value="48408" calcext:value-type="float">
            <text:p>48408</text:p>
          </table:table-cell>
          <table:table-cell office:value-type="float" office:value="3908367" calcext:value-type="float">
            <text:p>3908367</text:p>
          </table:table-cell>
          <table:table-cell table:formula="of:=[Sheet4.E146]-[Sheet4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1-s879272876c1510009.ukp</text:p>
          </table:table-cell>
          <table:table-cell office:value-type="float" office:value="10.5362" calcext:value-type="float">
            <text:p>10.5362</text:p>
          </table:table-cell>
          <table:table-cell office:value-type="float" office:value="10.65" calcext:value-type="float">
            <text:p>10.65</text:p>
          </table:table-cell>
          <table:table-cell office:value-type="float" office:value="44128" calcext:value-type="float">
            <text:p>44128</text:p>
          </table:table-cell>
          <table:table-cell office:value-type="float" office:value="4552957" calcext:value-type="float">
            <text:p>4552957</text:p>
          </table:table-cell>
          <table:table-cell office:value-type="float" office:value="351.72663" calcext:value-type="float">
            <text:p>351.72663</text:p>
          </table:table-cell>
          <table:table-cell office:value-type="float" office:value="351.48" calcext:value-type="float">
            <text:p>351.48</text:p>
          </table:table-cell>
          <table:table-cell office:value-type="float" office:value="50852" calcext:value-type="float">
            <text:p>50852</text:p>
          </table:table-cell>
          <table:table-cell office:value-type="float" office:value="4552957" calcext:value-type="float">
            <text:p>4552957</text:p>
          </table:table-cell>
          <table:table-cell table:formula="of:=[Sheet4.E147]-[Sheet4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0-s824350602c1144033.ukp</text:p>
          </table:table-cell>
          <table:table-cell office:value-type="float" office:value="9.54948" calcext:value-type="float">
            <text:p>9.54948</text:p>
          </table:table-cell>
          <table:table-cell office:value-type="float" office:value="9.7" calcext:value-type="float">
            <text:p>9.7</text:p>
          </table:table-cell>
          <table:table-cell office:value-type="float" office:value="38632" calcext:value-type="float">
            <text:p>38632</text:p>
          </table:table-cell>
          <table:table-cell office:value-type="float" office:value="3449315" calcext:value-type="float">
            <text:p>3449315</text:p>
          </table:table-cell>
          <table:table-cell office:value-type="float" office:value="358.60663" calcext:value-type="float">
            <text:p>358.60663</text:p>
          </table:table-cell>
          <table:table-cell office:value-type="float" office:value="358.37" calcext:value-type="float">
            <text:p>358.37</text:p>
          </table:table-cell>
          <table:table-cell office:value-type="float" office:value="43880" calcext:value-type="float">
            <text:p>43880</text:p>
          </table:table-cell>
          <table:table-cell office:value-type="float" office:value="3449315" calcext:value-type="float">
            <text:p>3449315</text:p>
          </table:table-cell>
          <table:table-cell table:formula="of:=[Sheet4.E148]-[Sheet4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2-s692706651c1276856.ukp</text:p>
          </table:table-cell>
          <table:table-cell office:value-type="float" office:value="9.11972" calcext:value-type="float">
            <text:p>9.11972</text:p>
          </table:table-cell>
          <table:table-cell office:value-type="float" office:value="9.26" calcext:value-type="float">
            <text:p>9.26</text:p>
          </table:table-cell>
          <table:table-cell office:value-type="float" office:value="40560" calcext:value-type="float">
            <text:p>40560</text:p>
          </table:table-cell>
          <table:table-cell office:value-type="float" office:value="3864381" calcext:value-type="float">
            <text:p>3864381</text:p>
          </table:table-cell>
          <table:table-cell office:value-type="float" office:value="364.5033" calcext:value-type="float">
            <text:p>364.5033</text:p>
          </table:table-cell>
          <table:table-cell office:value-type="float" office:value="364.28" calcext:value-type="float">
            <text:p>364.28</text:p>
          </table:table-cell>
          <table:table-cell office:value-type="float" office:value="44600" calcext:value-type="float">
            <text:p>44600</text:p>
          </table:table-cell>
          <table:table-cell office:value-type="float" office:value="3864381" calcext:value-type="float">
            <text:p>3864381</text:p>
          </table:table-cell>
          <table:table-cell table:formula="of:=[Sheet4.E149]-[Sheet4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4-s208479215c1282861.ukp</text:p>
          </table:table-cell>
          <table:table-cell office:value-type="float" office:value="9.87733" calcext:value-type="float">
            <text:p>9.87733</text:p>
          </table:table-cell>
          <table:table-cell office:value-type="float" office:value="10.01" calcext:value-type="float">
            <text:p>10.01</text:p>
          </table:table-cell>
          <table:table-cell office:value-type="float" office:value="40404" calcext:value-type="float">
            <text:p>40404</text:p>
          </table:table-cell>
          <table:table-cell office:value-type="float" office:value="3876804" calcext:value-type="float">
            <text:p>3876804</text:p>
          </table:table-cell>
          <table:table-cell office:value-type="float" office:value="366.2033" calcext:value-type="float">
            <text:p>366.2033</text:p>
          </table:table-cell>
          <table:table-cell office:value-type="float" office:value="366.12" calcext:value-type="float">
            <text:p>366.12</text:p>
          </table:table-cell>
          <table:table-cell office:value-type="float" office:value="45496" calcext:value-type="float">
            <text:p>45496</text:p>
          </table:table-cell>
          <table:table-cell office:value-type="float" office:value="3876804" calcext:value-type="float">
            <text:p>3876804</text:p>
          </table:table-cell>
          <table:table-cell table:formula="of:=[Sheet4.E150]-[Sheet4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5-s957468776c1359135.ukp</text:p>
          </table:table-cell>
          <table:table-cell office:value-type="float" office:value="11.9754" calcext:value-type="float">
            <text:p>11.9754</text:p>
          </table:table-cell>
          <table:table-cell office:value-type="float" office:value="12.1" calcext:value-type="float">
            <text:p>12.1</text:p>
          </table:table-cell>
          <table:table-cell office:value-type="float" office:value="41692" calcext:value-type="float">
            <text:p>41692</text:p>
          </table:table-cell>
          <table:table-cell office:value-type="float" office:value="4096620" calcext:value-type="float">
            <text:p>4096620</text:p>
          </table:table-cell>
          <table:table-cell office:value-type="float" office:value="368.7733" calcext:value-type="float">
            <text:p>368.7733</text:p>
          </table:table-cell>
          <table:table-cell office:value-type="float" office:value="368.51" calcext:value-type="float">
            <text:p>368.51</text:p>
          </table:table-cell>
          <table:table-cell office:value-type="float" office:value="48572" calcext:value-type="float">
            <text:p>48572</text:p>
          </table:table-cell>
          <table:table-cell office:value-type="float" office:value="4096620" calcext:value-type="float">
            <text:p>4096620</text:p>
          </table:table-cell>
          <table:table-cell table:formula="of:=[Sheet4.E151]-[Sheet4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1-s219535324c1166941.ukp</text:p>
          </table:table-cell>
          <table:table-cell office:value-type="float" office:value="8.82118" calcext:value-type="float">
            <text:p>8.82118</text:p>
          </table:table-cell>
          <table:table-cell office:value-type="float" office:value="8.97" calcext:value-type="float">
            <text:p>8.97</text:p>
          </table:table-cell>
          <table:table-cell office:value-type="float" office:value="38768" calcext:value-type="float">
            <text:p>38768</text:p>
          </table:table-cell>
          <table:table-cell office:value-type="float" office:value="3505846" calcext:value-type="float">
            <text:p>3505846</text:p>
          </table:table-cell>
          <table:table-cell office:value-type="float" office:value="371.97996" calcext:value-type="float">
            <text:p>371.97996</text:p>
          </table:table-cell>
          <table:table-cell office:value-type="float" office:value="371.74" calcext:value-type="float">
            <text:p>371.74</text:p>
          </table:table-cell>
          <table:table-cell office:value-type="float" office:value="39420" calcext:value-type="float">
            <text:p>39420</text:p>
          </table:table-cell>
          <table:table-cell office:value-type="float" office:value="3505846" calcext:value-type="float">
            <text:p>3505846</text:p>
          </table:table-cell>
          <table:table-cell table:formula="of:=[Sheet4.E152]-[Sheet4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2-s57171364c1308116.ukp</text:p>
          </table:table-cell>
          <table:table-cell office:value-type="float" office:value="10.3474" calcext:value-type="float">
            <text:p>10.3474</text:p>
          </table:table-cell>
          <table:table-cell office:value-type="float" office:value="10.65" calcext:value-type="float">
            <text:p>10.65</text:p>
          </table:table-cell>
          <table:table-cell office:value-type="float" office:value="41180" calcext:value-type="float">
            <text:p>41180</text:p>
          </table:table-cell>
          <table:table-cell office:value-type="float" office:value="3935915" calcext:value-type="float">
            <text:p>3935915</text:p>
          </table:table-cell>
          <table:table-cell office:value-type="float" office:value="378.90663" calcext:value-type="float">
            <text:p>378.90663</text:p>
          </table:table-cell>
          <table:table-cell office:value-type="float" office:value="378.65" calcext:value-type="float">
            <text:p>378.65</text:p>
          </table:table-cell>
          <table:table-cell office:value-type="float" office:value="47676" calcext:value-type="float">
            <text:p>47676</text:p>
          </table:table-cell>
          <table:table-cell office:value-type="float" office:value="3935915" calcext:value-type="float">
            <text:p>3935915</text:p>
          </table:table-cell>
          <table:table-cell table:formula="of:=[Sheet4.E153]-[Sheet4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5-s6971566c1331979.ukp</text:p>
          </table:table-cell>
          <table:table-cell office:value-type="float" office:value="8.68367" calcext:value-type="float">
            <text:p>8.68367</text:p>
          </table:table-cell>
          <table:table-cell office:value-type="float" office:value="8.84" calcext:value-type="float">
            <text:p>8.84</text:p>
          </table:table-cell>
          <table:table-cell office:value-type="float" office:value="41568" calcext:value-type="float">
            <text:p>41568</text:p>
          </table:table-cell>
          <table:table-cell office:value-type="float" office:value="4003845" calcext:value-type="float">
            <text:p>4003845</text:p>
          </table:table-cell>
          <table:table-cell office:value-type="float" office:value="380.92996" calcext:value-type="float">
            <text:p>380.92996</text:p>
          </table:table-cell>
          <table:table-cell office:value-type="float" office:value="380.7" calcext:value-type="float">
            <text:p>380.7</text:p>
          </table:table-cell>
          <table:table-cell office:value-type="float" office:value="50036" calcext:value-type="float">
            <text:p>50036</text:p>
          </table:table-cell>
          <table:table-cell office:value-type="float" office:value="4003845" calcext:value-type="float">
            <text:p>4003845</text:p>
          </table:table-cell>
          <table:table-cell table:formula="of:=[Sheet4.E154]-[Sheet4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0-s481113297c1511246.ukp</text:p>
          </table:table-cell>
          <table:table-cell office:value-type="float" office:value="10.394" calcext:value-type="float">
            <text:p>10.394</text:p>
          </table:table-cell>
          <table:table-cell office:value-type="float" office:value="10.53" calcext:value-type="float">
            <text:p>10.53</text:p>
          </table:table-cell>
          <table:table-cell office:value-type="float" office:value="44260" calcext:value-type="float">
            <text:p>44260</text:p>
          </table:table-cell>
          <table:table-cell office:value-type="float" office:value="4548155" calcext:value-type="float">
            <text:p>4548155</text:p>
          </table:table-cell>
          <table:table-cell office:value-type="float" office:value="383.17996" calcext:value-type="float">
            <text:p>383.17996</text:p>
          </table:table-cell>
          <table:table-cell office:value-type="float" office:value="382.93" calcext:value-type="float">
            <text:p>382.93</text:p>
          </table:table-cell>
          <table:table-cell office:value-type="float" office:value="47388" calcext:value-type="float">
            <text:p>47388</text:p>
          </table:table-cell>
          <table:table-cell office:value-type="float" office:value="4548155" calcext:value-type="float">
            <text:p>4548155</text:p>
          </table:table-cell>
          <table:table-cell table:formula="of:=[Sheet4.E155]-[Sheet4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3-s327529482c1215934.ukp</text:p>
          </table:table-cell>
          <table:table-cell office:value-type="float" office:value="9.37707" calcext:value-type="float">
            <text:p>9.37707</text:p>
          </table:table-cell>
          <table:table-cell office:value-type="float" office:value="9.51" calcext:value-type="float">
            <text:p>9.51</text:p>
          </table:table-cell>
          <table:table-cell office:value-type="float" office:value="39640" calcext:value-type="float">
            <text:p>39640</text:p>
          </table:table-cell>
          <table:table-cell office:value-type="float" office:value="3643331" calcext:value-type="float">
            <text:p>3643331</text:p>
          </table:table-cell>
          <table:table-cell office:value-type="float" office:value="385.3233" calcext:value-type="float">
            <text:p>385.3233</text:p>
          </table:table-cell>
          <table:table-cell office:value-type="float" office:value="385.08" calcext:value-type="float">
            <text:p>385.08</text:p>
          </table:table-cell>
          <table:table-cell office:value-type="float" office:value="50944" calcext:value-type="float">
            <text:p>50944</text:p>
          </table:table-cell>
          <table:table-cell office:value-type="float" office:value="3643331" calcext:value-type="float">
            <text:p>3643331</text:p>
          </table:table-cell>
          <table:table-cell table:formula="of:=[Sheet4.E156]-[Sheet4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3-s47721841c1341145.ukp</text:p>
          </table:table-cell>
          <table:table-cell office:value-type="float" office:value="8.53973" calcext:value-type="float">
            <text:p>8.53973</text:p>
          </table:table-cell>
          <table:table-cell office:value-type="float" office:value="8.66" calcext:value-type="float">
            <text:p>8.66</text:p>
          </table:table-cell>
          <table:table-cell office:value-type="float" office:value="41552" calcext:value-type="float">
            <text:p>41552</text:p>
          </table:table-cell>
          <table:table-cell office:value-type="float" office:value="4044376" calcext:value-type="float">
            <text:p>4044376</text:p>
          </table:table-cell>
          <table:table-cell office:value-type="float" office:value="386.23663" calcext:value-type="float">
            <text:p>386.23663</text:p>
          </table:table-cell>
          <table:table-cell office:value-type="float" office:value="386" calcext:value-type="float">
            <text:p>386</text:p>
          </table:table-cell>
          <table:table-cell office:value-type="float" office:value="41708" calcext:value-type="float">
            <text:p>41708</text:p>
          </table:table-cell>
          <table:table-cell office:value-type="float" office:value="4044376" calcext:value-type="float">
            <text:p>4044376</text:p>
          </table:table-cell>
          <table:table-cell table:formula="of:=[Sheet4.E157]-[Sheet4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3-s898011697c1400387.ukp</text:p>
          </table:table-cell>
          <table:table-cell office:value-type="float" office:value="8.77245" calcext:value-type="float">
            <text:p>8.77245</text:p>
          </table:table-cell>
          <table:table-cell office:value-type="float" office:value="8.89" calcext:value-type="float">
            <text:p>8.89</text:p>
          </table:table-cell>
          <table:table-cell office:value-type="float" office:value="42652" calcext:value-type="float">
            <text:p>42652</text:p>
          </table:table-cell>
          <table:table-cell office:value-type="float" office:value="4207207" calcext:value-type="float">
            <text:p>4207207</text:p>
          </table:table-cell>
          <table:table-cell office:value-type="float" office:value="404.34329" calcext:value-type="float">
            <text:p>404.34329</text:p>
          </table:table-cell>
          <table:table-cell office:value-type="float" office:value="404.08" calcext:value-type="float">
            <text:p>404.08</text:p>
          </table:table-cell>
          <table:table-cell office:value-type="float" office:value="46416" calcext:value-type="float">
            <text:p>46416</text:p>
          </table:table-cell>
          <table:table-cell office:value-type="float" office:value="4207207" calcext:value-type="float">
            <text:p>4207207</text:p>
          </table:table-cell>
          <table:table-cell table:formula="of:=[Sheet4.E158]-[Sheet4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2-s913132733c1372451.ukp</text:p>
          </table:table-cell>
          <table:table-cell office:value-type="float" office:value="10.1522" calcext:value-type="float">
            <text:p>10.1522</text:p>
          </table:table-cell>
          <table:table-cell office:value-type="float" office:value="10.27" calcext:value-type="float">
            <text:p>10.27</text:p>
          </table:table-cell>
          <table:table-cell office:value-type="float" office:value="42048" calcext:value-type="float">
            <text:p>42048</text:p>
          </table:table-cell>
          <table:table-cell office:value-type="float" office:value="4153260" calcext:value-type="float">
            <text:p>4153260</text:p>
          </table:table-cell>
          <table:table-cell office:value-type="float" office:value="404.89329" calcext:value-type="float">
            <text:p>404.89329</text:p>
          </table:table-cell>
          <table:table-cell office:value-type="float" office:value="404.64" calcext:value-type="float">
            <text:p>404.64</text:p>
          </table:table-cell>
          <table:table-cell office:value-type="float" office:value="54208" calcext:value-type="float">
            <text:p>54208</text:p>
          </table:table-cell>
          <table:table-cell office:value-type="float" office:value="4153260" calcext:value-type="float">
            <text:p>4153260</text:p>
          </table:table-cell>
          <table:table-cell table:formula="of:=[Sheet4.E159]-[Sheet4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59-s198519773c1963585.ukp</text:p>
          </table:table-cell>
          <table:table-cell office:value-type="float" office:value="10.3015" calcext:value-type="float">
            <text:p>10.3015</text:p>
          </table:table-cell>
          <table:table-cell office:value-type="float" office:value="10.47" calcext:value-type="float">
            <text:p>10.47</text:p>
          </table:table-cell>
          <table:table-cell office:value-type="float" office:value="51252" calcext:value-type="float">
            <text:p>51252</text:p>
          </table:table-cell>
          <table:table-cell office:value-type="float" office:value="5944358" calcext:value-type="float">
            <text:p>5944358</text:p>
          </table:table-cell>
          <table:table-cell office:value-type="float" office:value="417.41329" calcext:value-type="float">
            <text:p>417.41329</text:p>
          </table:table-cell>
          <table:table-cell office:value-type="float" office:value="417.14" calcext:value-type="float">
            <text:p>417.14</text:p>
          </table:table-cell>
          <table:table-cell office:value-type="float" office:value="52144" calcext:value-type="float">
            <text:p>52144</text:p>
          </table:table-cell>
          <table:table-cell office:value-type="float" office:value="5944358" calcext:value-type="float">
            <text:p>5944358</text:p>
          </table:table-cell>
          <table:table-cell table:formula="of:=[Sheet4.E160]-[Sheet4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5-s995770624c1387312.ukp</text:p>
          </table:table-cell>
          <table:table-cell office:value-type="float" office:value="10.9101" calcext:value-type="float">
            <text:p>10.9101</text:p>
          </table:table-cell>
          <table:table-cell office:value-type="float" office:value="11.04" calcext:value-type="float">
            <text:p>11.04</text:p>
          </table:table-cell>
          <table:table-cell office:value-type="float" office:value="42328" calcext:value-type="float">
            <text:p>42328</text:p>
          </table:table-cell>
          <table:table-cell office:value-type="float" office:value="4204422" calcext:value-type="float">
            <text:p>4204422</text:p>
          </table:table-cell>
          <table:table-cell office:value-type="float" office:value="420.02996" calcext:value-type="float">
            <text:p>420.02996</text:p>
          </table:table-cell>
          <table:table-cell office:value-type="float" office:value="419.76" calcext:value-type="float">
            <text:p>419.76</text:p>
          </table:table-cell>
          <table:table-cell office:value-type="float" office:value="46220" calcext:value-type="float">
            <text:p>46220</text:p>
          </table:table-cell>
          <table:table-cell office:value-type="float" office:value="4204422" calcext:value-type="float">
            <text:p>4204422</text:p>
          </table:table-cell>
          <table:table-cell table:formula="of:=[Sheet4.E161]-[Sheet4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7-s945306385c1343923.ukp</text:p>
          </table:table-cell>
          <table:table-cell office:value-type="float" office:value="13.4994" calcext:value-type="float">
            <text:p>13.4994</text:p>
          </table:table-cell>
          <table:table-cell office:value-type="float" office:value="13.62" calcext:value-type="float">
            <text:p>13.62</text:p>
          </table:table-cell>
          <table:table-cell office:value-type="float" office:value="41384" calcext:value-type="float">
            <text:p>41384</text:p>
          </table:table-cell>
          <table:table-cell office:value-type="float" office:value="4068052" calcext:value-type="float">
            <text:p>4068052</text:p>
          </table:table-cell>
          <table:table-cell office:value-type="float" office:value="422.78996" calcext:value-type="float">
            <text:p>422.78996</text:p>
          </table:table-cell>
          <table:table-cell office:value-type="float" office:value="422.5" calcext:value-type="float">
            <text:p>422.5</text:p>
          </table:table-cell>
          <table:table-cell office:value-type="float" office:value="49192" calcext:value-type="float">
            <text:p>49192</text:p>
          </table:table-cell>
          <table:table-cell office:value-type="float" office:value="4068052" calcext:value-type="float">
            <text:p>4068052</text:p>
          </table:table-cell>
          <table:table-cell table:formula="of:=[Sheet4.E162]-[Sheet4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8-s753852548c1350534.ukp</text:p>
          </table:table-cell>
          <table:table-cell office:value-type="float" office:value="11.0491" calcext:value-type="float">
            <text:p>11.0491</text:p>
          </table:table-cell>
          <table:table-cell office:value-type="float" office:value="11.18" calcext:value-type="float">
            <text:p>11.18</text:p>
          </table:table-cell>
          <table:table-cell office:value-type="float" office:value="41628" calcext:value-type="float">
            <text:p>41628</text:p>
          </table:table-cell>
          <table:table-cell office:value-type="float" office:value="4067817" calcext:value-type="float">
            <text:p>4067817</text:p>
          </table:table-cell>
          <table:table-cell office:value-type="float" office:value="432.19662" calcext:value-type="float">
            <text:p>432.19662</text:p>
          </table:table-cell>
          <table:table-cell office:value-type="float" office:value="431.93" calcext:value-type="float">
            <text:p>431.93</text:p>
          </table:table-cell>
          <table:table-cell office:value-type="float" office:value="54348" calcext:value-type="float">
            <text:p>54348</text:p>
          </table:table-cell>
          <table:table-cell office:value-type="float" office:value="4067817" calcext:value-type="float">
            <text:p>4067817</text:p>
          </table:table-cell>
          <table:table-cell table:formula="of:=[Sheet4.E163]-[Sheet4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6-s894606712c1121210.ukp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10.26" calcext:value-type="float">
            <text:p>10.26</text:p>
          </table:table-cell>
          <table:table-cell office:value-type="float" office:value="38088" calcext:value-type="float">
            <text:p>38088</text:p>
          </table:table-cell>
          <table:table-cell office:value-type="float" office:value="3373454" calcext:value-type="float">
            <text:p>3373454</text:p>
          </table:table-cell>
          <table:table-cell office:value-type="float" office:value="432.38662" calcext:value-type="float">
            <text:p>432.38662</text:p>
          </table:table-cell>
          <table:table-cell office:value-type="float" office:value="432.09" calcext:value-type="float">
            <text:p>432.09</text:p>
          </table:table-cell>
          <table:table-cell office:value-type="float" office:value="47620" calcext:value-type="float">
            <text:p>47620</text:p>
          </table:table-cell>
          <table:table-cell office:value-type="float" office:value="3373454" calcext:value-type="float">
            <text:p>3373454</text:p>
          </table:table-cell>
          <table:table-cell table:formula="of:=[Sheet4.E164]-[Sheet4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5-s324200696c1124061.ukp</text:p>
          </table:table-cell>
          <table:table-cell office:value-type="float" office:value="8.52544" calcext:value-type="float">
            <text:p>8.52544</text:p>
          </table:table-cell>
          <table:table-cell office:value-type="float" office:value="8.64" calcext:value-type="float">
            <text:p>8.64</text:p>
          </table:table-cell>
          <table:table-cell office:value-type="float" office:value="38156" calcext:value-type="float">
            <text:p>38156</text:p>
          </table:table-cell>
          <table:table-cell office:value-type="float" office:value="3383751" calcext:value-type="float">
            <text:p>3383751</text:p>
          </table:table-cell>
          <table:table-cell office:value-type="float" office:value="432.76996" calcext:value-type="float">
            <text:p>432.76996</text:p>
          </table:table-cell>
          <table:table-cell office:value-type="float" office:value="432.48" calcext:value-type="float">
            <text:p>432.48</text:p>
          </table:table-cell>
          <table:table-cell office:value-type="float" office:value="43268" calcext:value-type="float">
            <text:p>43268</text:p>
          </table:table-cell>
          <table:table-cell office:value-type="float" office:value="3383751" calcext:value-type="float">
            <text:p>3383751</text:p>
          </table:table-cell>
          <table:table-cell table:formula="of:=[Sheet4.E165]-[Sheet4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0-s653992306c1250851.ukp</text:p>
          </table:table-cell>
          <table:table-cell office:value-type="float" office:value="9.8793" calcext:value-type="float">
            <text:p>9.8793</text:p>
          </table:table-cell>
          <table:table-cell office:value-type="float" office:value="10.01" calcext:value-type="float">
            <text:p>10.01</text:p>
          </table:table-cell>
          <table:table-cell office:value-type="float" office:value="40096" calcext:value-type="float">
            <text:p>40096</text:p>
          </table:table-cell>
          <table:table-cell office:value-type="float" office:value="3781294" calcext:value-type="float">
            <text:p>3781294</text:p>
          </table:table-cell>
          <table:table-cell office:value-type="float" office:value="434.68662" calcext:value-type="float">
            <text:p>434.68662</text:p>
          </table:table-cell>
          <table:table-cell office:value-type="float" office:value="434.42" calcext:value-type="float">
            <text:p>434.42</text:p>
          </table:table-cell>
          <table:table-cell office:value-type="float" office:value="51176" calcext:value-type="float">
            <text:p>51176</text:p>
          </table:table-cell>
          <table:table-cell office:value-type="float" office:value="3781294" calcext:value-type="float">
            <text:p>3781294</text:p>
          </table:table-cell>
          <table:table-cell table:formula="of:=[Sheet4.E166]-[Sheet4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7-s943590714c1136886.ukp</text:p>
          </table:table-cell>
          <table:table-cell office:value-type="float" office:value="9.52969" calcext:value-type="float">
            <text:p>9.52969</text:p>
          </table:table-cell>
          <table:table-cell office:value-type="float" office:value="9.65" calcext:value-type="float">
            <text:p>9.65</text:p>
          </table:table-cell>
          <table:table-cell office:value-type="float" office:value="38224" calcext:value-type="float">
            <text:p>38224</text:p>
          </table:table-cell>
          <table:table-cell office:value-type="float" office:value="3423879" calcext:value-type="float">
            <text:p>3423879</text:p>
          </table:table-cell>
          <table:table-cell office:value-type="float" office:value="437.12329" calcext:value-type="float">
            <text:p>437.12329</text:p>
          </table:table-cell>
          <table:table-cell office:value-type="float" office:value="436.84" calcext:value-type="float">
            <text:p>436.84</text:p>
          </table:table-cell>
          <table:table-cell office:value-type="float" office:value="53164" calcext:value-type="float">
            <text:p>53164</text:p>
          </table:table-cell>
          <table:table-cell office:value-type="float" office:value="3423879" calcext:value-type="float">
            <text:p>3423879</text:p>
          </table:table-cell>
          <table:table-cell table:formula="of:=[Sheet4.E167]-[Sheet4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1-s161938540c1412688.ukp</text:p>
          </table:table-cell>
          <table:table-cell office:value-type="float" office:value="9.59842" calcext:value-type="float">
            <text:p>9.59842</text:p>
          </table:table-cell>
          <table:table-cell office:value-type="float" office:value="9.77" calcext:value-type="float">
            <text:p>9.77</text:p>
          </table:table-cell>
          <table:table-cell office:value-type="float" office:value="42808" calcext:value-type="float">
            <text:p>42808</text:p>
          </table:table-cell>
          <table:table-cell office:value-type="float" office:value="4257982" calcext:value-type="float">
            <text:p>4257982</text:p>
          </table:table-cell>
          <table:table-cell office:value-type="float" office:value="438.64329" calcext:value-type="float">
            <text:p>438.64329</text:p>
          </table:table-cell>
          <table:table-cell office:value-type="float" office:value="438.33" calcext:value-type="float">
            <text:p>438.33</text:p>
          </table:table-cell>
          <table:table-cell office:value-type="float" office:value="47204" calcext:value-type="float">
            <text:p>47204</text:p>
          </table:table-cell>
          <table:table-cell office:value-type="float" office:value="4257982" calcext:value-type="float">
            <text:p>4257982</text:p>
          </table:table-cell>
          <table:table-cell table:formula="of:=[Sheet4.E168]-[Sheet4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9-s543190476c1437885.ukp</text:p>
          </table:table-cell>
          <table:table-cell office:value-type="float" office:value="9.98836" calcext:value-type="float">
            <text:p>9.98836</text:p>
          </table:table-cell>
          <table:table-cell office:value-type="float" office:value="10.11" calcext:value-type="float">
            <text:p>10.11</text:p>
          </table:table-cell>
          <table:table-cell office:value-type="float" office:value="43028" calcext:value-type="float">
            <text:p>43028</text:p>
          </table:table-cell>
          <table:table-cell office:value-type="float" office:value="4328184" calcext:value-type="float">
            <text:p>4328184</text:p>
          </table:table-cell>
          <table:table-cell office:value-type="float" office:value="443.55662" calcext:value-type="float">
            <text:p>443.55662</text:p>
          </table:table-cell>
          <table:table-cell office:value-type="float" office:value="443.27" calcext:value-type="float">
            <text:p>443.27</text:p>
          </table:table-cell>
          <table:table-cell office:value-type="float" office:value="53664" calcext:value-type="float">
            <text:p>53664</text:p>
          </table:table-cell>
          <table:table-cell office:value-type="float" office:value="4328184" calcext:value-type="float">
            <text:p>4328184</text:p>
          </table:table-cell>
          <table:table-cell table:formula="of:=[Sheet4.E169]-[Sheet4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9-s291809797c1407069.ukp</text:p>
          </table:table-cell>
          <table:table-cell office:value-type="float" office:value="9.0436" calcext:value-type="float">
            <text:p>9.0436</text:p>
          </table:table-cell>
          <table:table-cell office:value-type="float" office:value="9.17" calcext:value-type="float">
            <text:p>9.17</text:p>
          </table:table-cell>
          <table:table-cell office:value-type="float" office:value="42580" calcext:value-type="float">
            <text:p>42580</text:p>
          </table:table-cell>
          <table:table-cell office:value-type="float" office:value="4237014" calcext:value-type="float">
            <text:p>4237014</text:p>
          </table:table-cell>
          <table:table-cell office:value-type="float" office:value="443.82662" calcext:value-type="float">
            <text:p>443.82662</text:p>
          </table:table-cell>
          <table:table-cell office:value-type="float" office:value="443.51" calcext:value-type="float">
            <text:p>443.51</text:p>
          </table:table-cell>
          <table:table-cell office:value-type="float" office:value="50624" calcext:value-type="float">
            <text:p>50624</text:p>
          </table:table-cell>
          <table:table-cell office:value-type="float" office:value="4237014" calcext:value-type="float">
            <text:p>4237014</text:p>
          </table:table-cell>
          <table:table-cell table:formula="of:=[Sheet4.E170]-[Sheet4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2-s117967725c1121559.ukp</text:p>
          </table:table-cell>
          <table:table-cell office:value-type="float" office:value="10.3246" calcext:value-type="float">
            <text:p>10.3246</text:p>
          </table:table-cell>
          <table:table-cell office:value-type="float" office:value="10.46" calcext:value-type="float">
            <text:p>10.46</text:p>
          </table:table-cell>
          <table:table-cell office:value-type="float" office:value="38124" calcext:value-type="float">
            <text:p>38124</text:p>
          </table:table-cell>
          <table:table-cell office:value-type="float" office:value="3373819" calcext:value-type="float">
            <text:p>3373819</text:p>
          </table:table-cell>
          <table:table-cell office:value-type="float" office:value="445.97662" calcext:value-type="float">
            <text:p>445.97662</text:p>
          </table:table-cell>
          <table:table-cell office:value-type="float" office:value="445.69" calcext:value-type="float">
            <text:p>445.69</text:p>
          </table:table-cell>
          <table:table-cell office:value-type="float" office:value="47736" calcext:value-type="float">
            <text:p>47736</text:p>
          </table:table-cell>
          <table:table-cell office:value-type="float" office:value="3373819" calcext:value-type="float">
            <text:p>3373819</text:p>
          </table:table-cell>
          <table:table-cell table:formula="of:=[Sheet4.E171]-[Sheet4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7-s468933413c1124507.ukp</text:p>
          </table:table-cell>
          <table:table-cell office:value-type="float" office:value="11.949" calcext:value-type="float">
            <text:p>11.949</text:p>
          </table:table-cell>
          <table:table-cell office:value-type="float" office:value="12.08" calcext:value-type="float">
            <text:p>12.08</text:p>
          </table:table-cell>
          <table:table-cell office:value-type="float" office:value="38368" calcext:value-type="float">
            <text:p>38368</text:p>
          </table:table-cell>
          <table:table-cell office:value-type="float" office:value="3380079" calcext:value-type="float">
            <text:p>3380079</text:p>
          </table:table-cell>
          <table:table-cell office:value-type="float" office:value="452.64662" calcext:value-type="float">
            <text:p>452.64662</text:p>
          </table:table-cell>
          <table:table-cell office:value-type="float" office:value="452.37" calcext:value-type="float">
            <text:p>452.37</text:p>
          </table:table-cell>
          <table:table-cell office:value-type="float" office:value="59812" calcext:value-type="float">
            <text:p>59812</text:p>
          </table:table-cell>
          <table:table-cell office:value-type="float" office:value="3380079" calcext:value-type="float">
            <text:p>3380079</text:p>
          </table:table-cell>
          <table:table-cell table:formula="of:=[Sheet4.E172]-[Sheet4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7-s405400535c1354156.ukp</text:p>
          </table:table-cell>
          <table:table-cell office:value-type="float" office:value="11.2548" calcext:value-type="float">
            <text:p>11.2548</text:p>
          </table:table-cell>
          <table:table-cell office:value-type="float" office:value="11.39" calcext:value-type="float">
            <text:p>11.39</text:p>
          </table:table-cell>
          <table:table-cell office:value-type="float" office:value="41708" calcext:value-type="float">
            <text:p>41708</text:p>
          </table:table-cell>
          <table:table-cell office:value-type="float" office:value="4074011" calcext:value-type="float">
            <text:p>4074011</text:p>
          </table:table-cell>
          <table:table-cell office:value-type="float" office:value="452.98329" calcext:value-type="float">
            <text:p>452.98329</text:p>
          </table:table-cell>
          <table:table-cell office:value-type="float" office:value="452.67" calcext:value-type="float">
            <text:p>452.67</text:p>
          </table:table-cell>
          <table:table-cell office:value-type="float" office:value="55440" calcext:value-type="float">
            <text:p>55440</text:p>
          </table:table-cell>
          <table:table-cell office:value-type="float" office:value="4074011" calcext:value-type="float">
            <text:p>4074011</text:p>
          </table:table-cell>
          <table:table-cell table:formula="of:=[Sheet4.E173]-[Sheet4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2-s463795034c1454414.ukp</text:p>
          </table:table-cell>
          <table:table-cell office:value-type="float" office:value="8.46427" calcext:value-type="float">
            <text:p>8.46427</text:p>
          </table:table-cell>
          <table:table-cell office:value-type="float" office:value="8.61" calcext:value-type="float">
            <text:p>8.61</text:p>
          </table:table-cell>
          <table:table-cell office:value-type="float" office:value="43348" calcext:value-type="float">
            <text:p>43348</text:p>
          </table:table-cell>
          <table:table-cell office:value-type="float" office:value="4387033" calcext:value-type="float">
            <text:p>4387033</text:p>
          </table:table-cell>
          <table:table-cell office:value-type="float" office:value="468.06329" calcext:value-type="float">
            <text:p>468.06329</text:p>
          </table:table-cell>
          <table:table-cell office:value-type="float" office:value="467.76" calcext:value-type="float">
            <text:p>467.76</text:p>
          </table:table-cell>
          <table:table-cell office:value-type="float" office:value="43600" calcext:value-type="float">
            <text:p>43600</text:p>
          </table:table-cell>
          <table:table-cell office:value-type="float" office:value="4387033" calcext:value-type="float">
            <text:p>4387033</text:p>
          </table:table-cell>
          <table:table-cell table:formula="of:=[Sheet4.E174]-[Sheet4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0-s972099972c1118941.ukp</text:p>
          </table:table-cell>
          <table:table-cell office:value-type="float" office:value="8.6479" calcext:value-type="float">
            <text:p>8.6479</text:p>
          </table:table-cell>
          <table:table-cell office:value-type="float" office:value="8.78" calcext:value-type="float">
            <text:p>8.78</text:p>
          </table:table-cell>
          <table:table-cell office:value-type="float" office:value="38008" calcext:value-type="float">
            <text:p>38008</text:p>
          </table:table-cell>
          <table:table-cell office:value-type="float" office:value="3363363" calcext:value-type="float">
            <text:p>3363363</text:p>
          </table:table-cell>
          <table:table-cell office:value-type="float" office:value="470.90662" calcext:value-type="float">
            <text:p>470.90662</text:p>
          </table:table-cell>
          <table:table-cell office:value-type="float" office:value="470.59" calcext:value-type="float">
            <text:p>470.59</text:p>
          </table:table-cell>
          <table:table-cell office:value-type="float" office:value="60888" calcext:value-type="float">
            <text:p>60888</text:p>
          </table:table-cell>
          <table:table-cell office:value-type="float" office:value="3363363" calcext:value-type="float">
            <text:p>3363363</text:p>
          </table:table-cell>
          <table:table-cell table:formula="of:=[Sheet4.E175]-[Sheet4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8-s178912779c1365922.ukp</text:p>
          </table:table-cell>
          <table:table-cell office:value-type="float" office:value="9.15372" calcext:value-type="float">
            <text:p>9.15372</text:p>
          </table:table-cell>
          <table:table-cell office:value-type="float" office:value="9.36" calcext:value-type="float">
            <text:p>9.36</text:p>
          </table:table-cell>
          <table:table-cell office:value-type="float" office:value="41968" calcext:value-type="float">
            <text:p>41968</text:p>
          </table:table-cell>
          <table:table-cell office:value-type="float" office:value="4114842" calcext:value-type="float">
            <text:p>4114842</text:p>
          </table:table-cell>
          <table:table-cell office:value-type="float" office:value="481.42329" calcext:value-type="float">
            <text:p>481.42329</text:p>
          </table:table-cell>
          <table:table-cell office:value-type="float" office:value="481.08" calcext:value-type="float">
            <text:p>481.08</text:p>
          </table:table-cell>
          <table:table-cell office:value-type="float" office:value="51512" calcext:value-type="float">
            <text:p>51512</text:p>
          </table:table-cell>
          <table:table-cell office:value-type="float" office:value="4114842" calcext:value-type="float">
            <text:p>4114842</text:p>
          </table:table-cell>
          <table:table-cell table:formula="of:=[Sheet4.E176]-[Sheet4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9-s586663876c1432971.ukp</text:p>
          </table:table-cell>
          <table:table-cell office:value-type="float" office:value="8.85455" calcext:value-type="float">
            <text:p>8.85455</text:p>
          </table:table-cell>
          <table:table-cell office:value-type="float" office:value="8.99" calcext:value-type="float">
            <text:p>8.99</text:p>
          </table:table-cell>
          <table:table-cell office:value-type="float" office:value="42812" calcext:value-type="float">
            <text:p>42812</text:p>
          </table:table-cell>
          <table:table-cell office:value-type="float" office:value="4308797" calcext:value-type="float">
            <text:p>4308797</text:p>
          </table:table-cell>
          <table:table-cell office:value-type="float" office:value="508.99995" calcext:value-type="float">
            <text:p>508.99995</text:p>
          </table:table-cell>
          <table:table-cell office:value-type="float" office:value="508.67" calcext:value-type="float">
            <text:p>508.67</text:p>
          </table:table-cell>
          <table:table-cell office:value-type="float" office:value="53416" calcext:value-type="float">
            <text:p>53416</text:p>
          </table:table-cell>
          <table:table-cell office:value-type="float" office:value="4308797" calcext:value-type="float">
            <text:p>4308797</text:p>
          </table:table-cell>
          <table:table-cell table:formula="of:=[Sheet4.E177]-[Sheet4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44-s255129796c1363463.ukp</text:p>
          </table:table-cell>
          <table:table-cell office:value-type="float" office:value="11.3002" calcext:value-type="float">
            <text:p>11.3002</text:p>
          </table:table-cell>
          <table:table-cell office:value-type="float" office:value="11.42" calcext:value-type="float">
            <text:p>11.42</text:p>
          </table:table-cell>
          <table:table-cell office:value-type="float" office:value="41824" calcext:value-type="float">
            <text:p>41824</text:p>
          </table:table-cell>
          <table:table-cell office:value-type="float" office:value="4114890" calcext:value-type="float">
            <text:p>4114890</text:p>
          </table:table-cell>
          <table:table-cell office:value-type="float" office:value="510.99662" calcext:value-type="float">
            <text:p>510.99662</text:p>
          </table:table-cell>
          <table:table-cell office:value-type="float" office:value="510.66" calcext:value-type="float">
            <text:p>510.66</text:p>
          </table:table-cell>
          <table:table-cell office:value-type="float" office:value="50660" calcext:value-type="float">
            <text:p>50660</text:p>
          </table:table-cell>
          <table:table-cell office:value-type="float" office:value="4114890" calcext:value-type="float">
            <text:p>4114890</text:p>
          </table:table-cell>
          <table:table-cell table:formula="of:=[Sheet4.E178]-[Sheet4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-s161344243c1346441.ukp</text:p>
          </table:table-cell>
          <table:table-cell office:value-type="float" office:value="9.17712" calcext:value-type="float">
            <text:p>9.17712</text:p>
          </table:table-cell>
          <table:table-cell office:value-type="float" office:value="9.32" calcext:value-type="float">
            <text:p>9.32</text:p>
          </table:table-cell>
          <table:table-cell office:value-type="float" office:value="41772" calcext:value-type="float">
            <text:p>41772</text:p>
          </table:table-cell>
          <table:table-cell office:value-type="float" office:value="4047634" calcext:value-type="float">
            <text:p>4047634</text:p>
          </table:table-cell>
          <table:table-cell office:value-type="float" office:value="515.96328" calcext:value-type="float">
            <text:p>515.96328</text:p>
          </table:table-cell>
          <table:table-cell office:value-type="float" office:value="515.6" calcext:value-type="float">
            <text:p>515.6</text:p>
          </table:table-cell>
          <table:table-cell office:value-type="float" office:value="55168" calcext:value-type="float">
            <text:p>55168</text:p>
          </table:table-cell>
          <table:table-cell office:value-type="float" office:value="4047634" calcext:value-type="float">
            <text:p>4047634</text:p>
          </table:table-cell>
          <table:table-cell table:formula="of:=[Sheet4.E179]-[Sheet4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4-s981619751c1275575.ukp</text:p>
          </table:table-cell>
          <table:table-cell office:value-type="float" office:value="10.3473" calcext:value-type="float">
            <text:p>10.3473</text:p>
          </table:table-cell>
          <table:table-cell office:value-type="float" office:value="10.47" calcext:value-type="float">
            <text:p>10.47</text:p>
          </table:table-cell>
          <table:table-cell office:value-type="float" office:value="40652" calcext:value-type="float">
            <text:p>40652</text:p>
          </table:table-cell>
          <table:table-cell office:value-type="float" office:value="3842475" calcext:value-type="float">
            <text:p>3842475</text:p>
          </table:table-cell>
          <table:table-cell office:value-type="float" office:value="533.37328" calcext:value-type="float">
            <text:p>533.37328</text:p>
          </table:table-cell>
          <table:table-cell office:value-type="float" office:value="533.13" calcext:value-type="float">
            <text:p>533.13</text:p>
          </table:table-cell>
          <table:table-cell office:value-type="float" office:value="47136" calcext:value-type="float">
            <text:p>47136</text:p>
          </table:table-cell>
          <table:table-cell office:value-type="float" office:value="3842475" calcext:value-type="float">
            <text:p>3842475</text:p>
          </table:table-cell>
          <table:table-cell table:formula="of:=[Sheet4.E180]-[Sheet4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2-s218633345c1078405.ukp</text:p>
          </table:table-cell>
          <table:table-cell office:value-type="float" office:value="11.3472" calcext:value-type="float">
            <text:p>11.3472</text:p>
          </table:table-cell>
          <table:table-cell office:value-type="float" office:value="11.48" calcext:value-type="float">
            <text:p>11.48</text:p>
          </table:table-cell>
          <table:table-cell office:value-type="float" office:value="37628" calcext:value-type="float">
            <text:p>37628</text:p>
          </table:table-cell>
          <table:table-cell office:value-type="float" office:value="3253675" calcext:value-type="float">
            <text:p>3253675</text:p>
          </table:table-cell>
          <table:table-cell office:value-type="float" office:value="540.75328" calcext:value-type="float">
            <text:p>540.75328</text:p>
          </table:table-cell>
          <table:table-cell office:value-type="float" office:value="540.4" calcext:value-type="float">
            <text:p>540.4</text:p>
          </table:table-cell>
          <table:table-cell office:value-type="float" office:value="62848" calcext:value-type="float">
            <text:p>62848</text:p>
          </table:table-cell>
          <table:table-cell office:value-type="float" office:value="3253675" calcext:value-type="float">
            <text:p>3253675</text:p>
          </table:table-cell>
          <table:table-cell table:formula="of:=[Sheet4.E181]-[Sheet4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3-s915027660c1157104.ukp</text:p>
          </table:table-cell>
          <table:table-cell office:value-type="float" office:value="11.1628" calcext:value-type="float">
            <text:p>11.1628</text:p>
          </table:table-cell>
          <table:table-cell office:value-type="float" office:value="11.3" calcext:value-type="float">
            <text:p>11.3</text:p>
          </table:table-cell>
          <table:table-cell office:value-type="float" office:value="38636" calcext:value-type="float">
            <text:p>38636</text:p>
          </table:table-cell>
          <table:table-cell office:value-type="float" office:value="3478984" calcext:value-type="float">
            <text:p>3478984</text:p>
          </table:table-cell>
          <table:table-cell office:value-type="float" office:value="543.94661" calcext:value-type="float">
            <text:p>543.94661</text:p>
          </table:table-cell>
          <table:table-cell office:value-type="float" office:value="543.59" calcext:value-type="float">
            <text:p>543.59</text:p>
          </table:table-cell>
          <table:table-cell office:value-type="float" office:value="57968" calcext:value-type="float">
            <text:p>57968</text:p>
          </table:table-cell>
          <table:table-cell office:value-type="float" office:value="3478984" calcext:value-type="float">
            <text:p>3478984</text:p>
          </table:table-cell>
          <table:table-cell table:formula="of:=[Sheet4.E182]-[Sheet4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1-s791104459c1370617.ukp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9.06" calcext:value-type="float">
            <text:p>9.06</text:p>
          </table:table-cell>
          <table:table-cell office:value-type="float" office:value="42040" calcext:value-type="float">
            <text:p>42040</text:p>
          </table:table-cell>
          <table:table-cell office:value-type="float" office:value="4137737" calcext:value-type="float">
            <text:p>4137737</text:p>
          </table:table-cell>
          <table:table-cell office:value-type="float" office:value="546.79328" calcext:value-type="float">
            <text:p>546.79328</text:p>
          </table:table-cell>
          <table:table-cell office:value-type="float" office:value="546.42" calcext:value-type="float">
            <text:p>546.42</text:p>
          </table:table-cell>
          <table:table-cell office:value-type="float" office:value="56824" calcext:value-type="float">
            <text:p>56824</text:p>
          </table:table-cell>
          <table:table-cell office:value-type="float" office:value="4137737" calcext:value-type="float">
            <text:p>4137737</text:p>
          </table:table-cell>
          <table:table-cell table:formula="of:=[Sheet4.E183]-[Sheet4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3-s603562343c1357468.ukp</text:p>
          </table:table-cell>
          <table:table-cell office:value-type="float" office:value="9.16476" calcext:value-type="float">
            <text:p>9.16476</text:p>
          </table:table-cell>
          <table:table-cell office:value-type="float" office:value="9.39" calcext:value-type="float">
            <text:p>9.39</text:p>
          </table:table-cell>
          <table:table-cell office:value-type="float" office:value="41936" calcext:value-type="float">
            <text:p>41936</text:p>
          </table:table-cell>
          <table:table-cell office:value-type="float" office:value="4091479" calcext:value-type="float">
            <text:p>4091479</text:p>
          </table:table-cell>
          <table:table-cell office:value-type="float" office:value="549.84328" calcext:value-type="float">
            <text:p>549.84328</text:p>
          </table:table-cell>
          <table:table-cell office:value-type="float" office:value="549.5" calcext:value-type="float">
            <text:p>549.5</text:p>
          </table:table-cell>
          <table:table-cell office:value-type="float" office:value="58564" calcext:value-type="float">
            <text:p>58564</text:p>
          </table:table-cell>
          <table:table-cell office:value-type="float" office:value="4091479" calcext:value-type="float">
            <text:p>4091479</text:p>
          </table:table-cell>
          <table:table-cell table:formula="of:=[Sheet4.E184]-[Sheet4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95-s515702491c1397428.ukp</text:p>
          </table:table-cell>
          <table:table-cell office:value-type="float" office:value="9.6991" calcext:value-type="float">
            <text:p>9.6991</text:p>
          </table:table-cell>
          <table:table-cell office:value-type="float" office:value="9.82" calcext:value-type="float">
            <text:p>9.82</text:p>
          </table:table-cell>
          <table:table-cell office:value-type="float" office:value="42408" calcext:value-type="float">
            <text:p>42408</text:p>
          </table:table-cell>
          <table:table-cell office:value-type="float" office:value="4203869" calcext:value-type="float">
            <text:p>4203869</text:p>
          </table:table-cell>
          <table:table-cell office:value-type="float" office:value="561.09661" calcext:value-type="float">
            <text:p>561.09661</text:p>
          </table:table-cell>
          <table:table-cell office:value-type="float" office:value="560.72" calcext:value-type="float">
            <text:p>560.72</text:p>
          </table:table-cell>
          <table:table-cell office:value-type="float" office:value="50048" calcext:value-type="float">
            <text:p>50048</text:p>
          </table:table-cell>
          <table:table-cell office:value-type="float" office:value="4203869" calcext:value-type="float">
            <text:p>4203869</text:p>
          </table:table-cell>
          <table:table-cell table:formula="of:=[Sheet4.E185]-[Sheet4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0-s483963863c1120598.ukp</text:p>
          </table:table-cell>
          <table:table-cell office:value-type="float" office:value="11.3202" calcext:value-type="float">
            <text:p>11.3202</text:p>
          </table:table-cell>
          <table:table-cell office:value-type="float" office:value="11.45" calcext:value-type="float">
            <text:p>11.45</text:p>
          </table:table-cell>
          <table:table-cell office:value-type="float" office:value="38048" calcext:value-type="float">
            <text:p>38048</text:p>
          </table:table-cell>
          <table:table-cell office:value-type="float" office:value="3361276" calcext:value-type="float">
            <text:p>3361276</text:p>
          </table:table-cell>
          <table:table-cell office:value-type="float" office:value="569.69661" calcext:value-type="float">
            <text:p>569.69661</text:p>
          </table:table-cell>
          <table:table-cell office:value-type="float" office:value="569.32" calcext:value-type="float">
            <text:p>569.32</text:p>
          </table:table-cell>
          <table:table-cell office:value-type="float" office:value="48204" calcext:value-type="float">
            <text:p>48204</text:p>
          </table:table-cell>
          <table:table-cell office:value-type="float" office:value="3361276" calcext:value-type="float">
            <text:p>3361276</text:p>
          </table:table-cell>
          <table:table-cell table:formula="of:=[Sheet4.E186]-[Sheet4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92-s604520447c1443632.ukp</text:p>
          </table:table-cell>
          <table:table-cell office:value-type="float" office:value="12.0037" calcext:value-type="float">
            <text:p>12.0037</text:p>
          </table:table-cell>
          <table:table-cell office:value-type="float" office:value="12.13" calcext:value-type="float">
            <text:p>12.13</text:p>
          </table:table-cell>
          <table:table-cell office:value-type="float" office:value="43168" calcext:value-type="float">
            <text:p>43168</text:p>
          </table:table-cell>
          <table:table-cell office:value-type="float" office:value="4350865" calcext:value-type="float">
            <text:p>4350865</text:p>
          </table:table-cell>
          <table:table-cell office:value-type="float" office:value="578.30328" calcext:value-type="float">
            <text:p>578.30328</text:p>
          </table:table-cell>
          <table:table-cell office:value-type="float" office:value="577.92" calcext:value-type="float">
            <text:p>577.92</text:p>
          </table:table-cell>
          <table:table-cell office:value-type="float" office:value="53728" calcext:value-type="float">
            <text:p>53728</text:p>
          </table:table-cell>
          <table:table-cell office:value-type="float" office:value="4350865" calcext:value-type="float">
            <text:p>4350865</text:p>
          </table:table-cell>
          <table:table-cell table:formula="of:=[Sheet4.E187]-[Sheet4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7-s852514704c1119161.ukp</text:p>
          </table:table-cell>
          <table:table-cell office:value-type="float" office:value="9.19831" calcext:value-type="float">
            <text:p>9.19831</text:p>
          </table:table-cell>
          <table:table-cell office:value-type="float" office:value="9.34" calcext:value-type="float">
            <text:p>9.34</text:p>
          </table:table-cell>
          <table:table-cell office:value-type="float" office:value="38136" calcext:value-type="float">
            <text:p>38136</text:p>
          </table:table-cell>
          <table:table-cell office:value-type="float" office:value="3356903" calcext:value-type="float">
            <text:p>3356903</text:p>
          </table:table-cell>
          <table:table-cell office:value-type="float" office:value="581.52328" calcext:value-type="float">
            <text:p>581.52328</text:p>
          </table:table-cell>
          <table:table-cell office:value-type="float" office:value="581.15" calcext:value-type="float">
            <text:p>581.15</text:p>
          </table:table-cell>
          <table:table-cell office:value-type="float" office:value="49540" calcext:value-type="float">
            <text:p>49540</text:p>
          </table:table-cell>
          <table:table-cell office:value-type="float" office:value="3356903" calcext:value-type="float">
            <text:p>3356903</text:p>
          </table:table-cell>
          <table:table-cell table:formula="of:=[Sheet4.E188]-[Sheet4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31-s367303549c1249067.ukp</text:p>
          </table:table-cell>
          <table:table-cell office:value-type="float" office:value="9.55338" calcext:value-type="float">
            <text:p>9.55338</text:p>
          </table:table-cell>
          <table:table-cell office:value-type="float" office:value="9.69" calcext:value-type="float">
            <text:p>9.69</text:p>
          </table:table-cell>
          <table:table-cell office:value-type="float" office:value="39908" calcext:value-type="float">
            <text:p>39908</text:p>
          </table:table-cell>
          <table:table-cell office:value-type="float" office:value="3729386" calcext:value-type="float">
            <text:p>3729386</text:p>
          </table:table-cell>
          <table:table-cell office:value-type="float" office:value="584.01661" calcext:value-type="float">
            <text:p>584.01661</text:p>
          </table:table-cell>
          <table:table-cell office:value-type="float" office:value="583.62" calcext:value-type="float">
            <text:p>583.62</text:p>
          </table:table-cell>
          <table:table-cell office:value-type="float" office:value="53720" calcext:value-type="float">
            <text:p>53720</text:p>
          </table:table-cell>
          <table:table-cell office:value-type="float" office:value="3729386" calcext:value-type="float">
            <text:p>3729386</text:p>
          </table:table-cell>
          <table:table-cell table:formula="of:=[Sheet4.E189]-[Sheet4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18-s19360487c1059295.ukp</text:p>
          </table:table-cell>
          <table:table-cell office:value-type="float" office:value="10.2736" calcext:value-type="float">
            <text:p>10.2736</text:p>
          </table:table-cell>
          <table:table-cell office:value-type="float" office:value="10.42" calcext:value-type="float">
            <text:p>10.42</text:p>
          </table:table-cell>
          <table:table-cell office:value-type="float" office:value="37068" calcext:value-type="float">
            <text:p>37068</text:p>
          </table:table-cell>
          <table:table-cell office:value-type="float" office:value="3175840" calcext:value-type="float">
            <text:p>3175840</text:p>
          </table:table-cell>
          <table:table-cell office:value-type="float" office:value="595.38994" calcext:value-type="float">
            <text:p>595.38994</text:p>
          </table:table-cell>
          <table:table-cell office:value-type="float" office:value="594.98" calcext:value-type="float">
            <text:p>594.98</text:p>
          </table:table-cell>
          <table:table-cell office:value-type="float" office:value="47060" calcext:value-type="float">
            <text:p>47060</text:p>
          </table:table-cell>
          <table:table-cell office:value-type="float" office:value="3175840" calcext:value-type="float">
            <text:p>3175840</text:p>
          </table:table-cell>
          <table:table-cell table:formula="of:=[Sheet4.E190]-[Sheet4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85-s609893802c1076370.ukp</text:p>
          </table:table-cell>
          <table:table-cell office:value-type="float" office:value="9.99442" calcext:value-type="float">
            <text:p>9.99442</text:p>
          </table:table-cell>
          <table:table-cell office:value-type="float" office:value="10.11" calcext:value-type="float">
            <text:p>10.11</text:p>
          </table:table-cell>
          <table:table-cell office:value-type="float" office:value="37348" calcext:value-type="float">
            <text:p>37348</text:p>
          </table:table-cell>
          <table:table-cell office:value-type="float" office:value="3233107" calcext:value-type="float">
            <text:p>3233107</text:p>
          </table:table-cell>
          <table:table-cell office:value-type="float" office:value="599.20327" calcext:value-type="float">
            <text:p>599.20327</text:p>
          </table:table-cell>
          <table:table-cell office:value-type="float" office:value="598.83" calcext:value-type="float">
            <text:p>598.83</text:p>
          </table:table-cell>
          <table:table-cell office:value-type="float" office:value="49824" calcext:value-type="float">
            <text:p>49824</text:p>
          </table:table-cell>
          <table:table-cell office:value-type="float" office:value="3233107" calcext:value-type="float">
            <text:p>3233107</text:p>
          </table:table-cell>
          <table:table-cell table:formula="of:=[Sheet4.E191]-[Sheet4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70-s271358749c1913342.ukp</text:p>
          </table:table-cell>
          <table:table-cell office:value-type="float" office:value="9.8874" calcext:value-type="float">
            <text:p>9.8874</text:p>
          </table:table-cell>
          <table:table-cell office:value-type="float" office:value="10.01" calcext:value-type="float">
            <text:p>10.01</text:p>
          </table:table-cell>
          <table:table-cell office:value-type="float" office:value="50592" calcext:value-type="float">
            <text:p>50592</text:p>
          </table:table-cell>
          <table:table-cell office:value-type="float" office:value="5803078" calcext:value-type="float">
            <text:p>5803078</text:p>
          </table:table-cell>
          <table:table-cell office:value-type="float" office:value="605.13327" calcext:value-type="float">
            <text:p>605.13327</text:p>
          </table:table-cell>
          <table:table-cell office:value-type="float" office:value="604.73" calcext:value-type="float">
            <text:p>604.73</text:p>
          </table:table-cell>
          <table:table-cell office:value-type="float" office:value="56600" calcext:value-type="float">
            <text:p>56600</text:p>
          </table:table-cell>
          <table:table-cell office:value-type="float" office:value="5803078" calcext:value-type="float">
            <text:p>5803078</text:p>
          </table:table-cell>
          <table:table-cell table:formula="of:=[Sheet4.E192]-[Sheet4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6-s335197937c1960694.ukp</text:p>
          </table:table-cell>
          <table:table-cell office:value-type="float" office:value="9.825" calcext:value-type="float">
            <text:p>9.825</text:p>
          </table:table-cell>
          <table:table-cell office:value-type="float" office:value="9.94" calcext:value-type="float">
            <text:p>9.94</text:p>
          </table:table-cell>
          <table:table-cell office:value-type="float" office:value="51256" calcext:value-type="float">
            <text:p>51256</text:p>
          </table:table-cell>
          <table:table-cell office:value-type="float" office:value="5923606" calcext:value-type="float">
            <text:p>5923606</text:p>
          </table:table-cell>
          <table:table-cell office:value-type="float" office:value="613.67661" calcext:value-type="float">
            <text:p>613.67661</text:p>
          </table:table-cell>
          <table:table-cell office:value-type="float" office:value="613.29" calcext:value-type="float">
            <text:p>613.29</text:p>
          </table:table-cell>
          <table:table-cell office:value-type="float" office:value="55824" calcext:value-type="float">
            <text:p>55824</text:p>
          </table:table-cell>
          <table:table-cell office:value-type="float" office:value="5923606" calcext:value-type="float">
            <text:p>5923606</text:p>
          </table:table-cell>
          <table:table-cell table:formula="of:=[Sheet4.E193]-[Sheet4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8-s865461609c1069655.ukp</text:p>
          </table:table-cell>
          <table:table-cell office:value-type="float" office:value="9.53903" calcext:value-type="float">
            <text:p>9.53903</text:p>
          </table:table-cell>
          <table:table-cell office:value-type="float" office:value="9.67" calcext:value-type="float">
            <text:p>9.67</text:p>
          </table:table-cell>
          <table:table-cell office:value-type="float" office:value="37424" calcext:value-type="float">
            <text:p>37424</text:p>
          </table:table-cell>
          <table:table-cell office:value-type="float" office:value="3188466" calcext:value-type="float">
            <text:p>3188466</text:p>
          </table:table-cell>
          <table:table-cell office:value-type="float" office:value="614.55661" calcext:value-type="float">
            <text:p>614.55661</text:p>
          </table:table-cell>
          <table:table-cell office:value-type="float" office:value="614.16" calcext:value-type="float">
            <text:p>614.16</text:p>
          </table:table-cell>
          <table:table-cell office:value-type="float" office:value="54528" calcext:value-type="float">
            <text:p>54528</text:p>
          </table:table-cell>
          <table:table-cell office:value-type="float" office:value="3188466" calcext:value-type="float">
            <text:p>3188466</text:p>
          </table:table-cell>
          <table:table-cell table:formula="of:=[Sheet4.E194]-[Sheet4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05-s723015531c1066735.ukp</text:p>
          </table:table-cell>
          <table:table-cell office:value-type="float" office:value="8.69296" calcext:value-type="float">
            <text:p>8.69296</text:p>
          </table:table-cell>
          <table:table-cell office:value-type="float" office:value="8.81" calcext:value-type="float">
            <text:p>8.81</text:p>
          </table:table-cell>
          <table:table-cell office:value-type="float" office:value="37376" calcext:value-type="float">
            <text:p>37376</text:p>
          </table:table-cell>
          <table:table-cell office:value-type="float" office:value="3207143" calcext:value-type="float">
            <text:p>3207143</text:p>
          </table:table-cell>
          <table:table-cell office:value-type="float" office:value="641.29327" calcext:value-type="float">
            <text:p>641.29327</text:p>
          </table:table-cell>
          <table:table-cell office:value-type="float" office:value="640.86" calcext:value-type="float">
            <text:p>640.86</text:p>
          </table:table-cell>
          <table:table-cell office:value-type="float" office:value="51208" calcext:value-type="float">
            <text:p>51208</text:p>
          </table:table-cell>
          <table:table-cell office:value-type="float" office:value="3207143" calcext:value-type="float">
            <text:p>3207143</text:p>
          </table:table-cell>
          <table:table-cell table:formula="of:=[Sheet4.E195]-[Sheet4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79-s916911562c1178635.ukp</text:p>
          </table:table-cell>
          <table:table-cell office:value-type="float" office:value="10.9475" calcext:value-type="float">
            <text:p>10.9475</text:p>
          </table:table-cell>
          <table:table-cell office:value-type="float" office:value="11.07" calcext:value-type="float">
            <text:p>11.07</text:p>
          </table:table-cell>
          <table:table-cell office:value-type="float" office:value="39144" calcext:value-type="float">
            <text:p>39144</text:p>
          </table:table-cell>
          <table:table-cell office:value-type="float" office:value="3550441" calcext:value-type="float">
            <text:p>3550441</text:p>
          </table:table-cell>
          <table:table-cell office:value-type="float" office:value="663.64993" calcext:value-type="float">
            <text:p>663.64993</text:p>
          </table:table-cell>
          <table:table-cell office:value-type="float" office:value="663.48" calcext:value-type="float">
            <text:p>663.48</text:p>
          </table:table-cell>
          <table:table-cell office:value-type="float" office:value="59740" calcext:value-type="float">
            <text:p>59740</text:p>
          </table:table-cell>
          <table:table-cell office:value-type="float" office:value="3550441" calcext:value-type="float">
            <text:p>3550441</text:p>
          </table:table-cell>
          <table:table-cell table:formula="of:=[Sheet4.E196]-[Sheet4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63-s100579595c1905262.ukp</text:p>
          </table:table-cell>
          <table:table-cell office:value-type="float" office:value="9.82407" calcext:value-type="float">
            <text:p>9.82407</text:p>
          </table:table-cell>
          <table:table-cell office:value-type="float" office:value="9.96" calcext:value-type="float">
            <text:p>9.96</text:p>
          </table:table-cell>
          <table:table-cell office:value-type="float" office:value="50408" calcext:value-type="float">
            <text:p>50408</text:p>
          </table:table-cell>
          <table:table-cell office:value-type="float" office:value="5762035" calcext:value-type="float">
            <text:p>5762035</text:p>
          </table:table-cell>
          <table:table-cell office:value-type="float" office:value="674.67327" calcext:value-type="float">
            <text:p>674.67327</text:p>
          </table:table-cell>
          <table:table-cell office:value-type="float" office:value="674.2" calcext:value-type="float">
            <text:p>674.2</text:p>
          </table:table-cell>
          <table:table-cell office:value-type="float" office:value="61068" calcext:value-type="float">
            <text:p>61068</text:p>
          </table:table-cell>
          <table:table-cell office:value-type="float" office:value="5762035" calcext:value-type="float">
            <text:p>5762035</text:p>
          </table:table-cell>
          <table:table-cell table:formula="of:=[Sheet4.E197]-[Sheet4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6-s616010305c1984529.ukp</text:p>
          </table:table-cell>
          <table:table-cell office:value-type="float" office:value="9.37212" calcext:value-type="float">
            <text:p>9.37212</text:p>
          </table:table-cell>
          <table:table-cell office:value-type="float" office:value="9.5" calcext:value-type="float">
            <text:p>9.5</text:p>
          </table:table-cell>
          <table:table-cell office:value-type="float" office:value="51568" calcext:value-type="float">
            <text:p>51568</text:p>
          </table:table-cell>
          <table:table-cell office:value-type="float" office:value="5994234" calcext:value-type="float">
            <text:p>5994234</text:p>
          </table:table-cell>
          <table:table-cell office:value-type="float" office:value="703.99993" calcext:value-type="float">
            <text:p>703.99993</text:p>
          </table:table-cell>
          <table:table-cell office:value-type="float" office:value="703.55" calcext:value-type="float">
            <text:p>703.55</text:p>
          </table:table-cell>
          <table:table-cell office:value-type="float" office:value="55516" calcext:value-type="float">
            <text:p>55516</text:p>
          </table:table-cell>
          <table:table-cell office:value-type="float" office:value="5994234" calcext:value-type="float">
            <text:p>5994234</text:p>
          </table:table-cell>
          <table:table-cell table:formula="of:=[Sheet4.E198]-[Sheet4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52-s366491978c1931956.ukp</text:p>
          </table:table-cell>
          <table:table-cell office:value-type="float" office:value="11.6138" calcext:value-type="float">
            <text:p>11.6138</text:p>
          </table:table-cell>
          <table:table-cell office:value-type="float" office:value="11.82" calcext:value-type="float">
            <text:p>11.82</text:p>
          </table:table-cell>
          <table:table-cell office:value-type="float" office:value="50744" calcext:value-type="float">
            <text:p>50744</text:p>
          </table:table-cell>
          <table:table-cell office:value-type="float" office:value="5837206" calcext:value-type="float">
            <text:p>5837206</text:p>
          </table:table-cell>
          <table:table-cell office:value-type="float" office:value="746.88659" calcext:value-type="float">
            <text:p>746.88659</text:p>
          </table:table-cell>
          <table:table-cell office:value-type="float" office:value="746.35" calcext:value-type="float">
            <text:p>746.35</text:p>
          </table:table-cell>
          <table:table-cell office:value-type="float" office:value="59872" calcext:value-type="float">
            <text:p>59872</text:p>
          </table:table-cell>
          <table:table-cell office:value-type="float" office:value="5837206" calcext:value-type="float">
            <text:p>5837206</text:p>
          </table:table-cell>
          <table:table-cell table:formula="of:=[Sheet4.E199]-[Sheet4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43-s343141202c1981234.ukp</text:p>
          </table:table-cell>
          <table:table-cell office:value-type="float" office:value="12.1754" calcext:value-type="float">
            <text:p>12.1754</text:p>
          </table:table-cell>
          <table:table-cell office:value-type="float" office:value="12.37" calcext:value-type="float">
            <text:p>12.37</text:p>
          </table:table-cell>
          <table:table-cell office:value-type="float" office:value="51676" calcext:value-type="float">
            <text:p>51676</text:p>
          </table:table-cell>
          <table:table-cell office:value-type="float" office:value="6008924" calcext:value-type="float">
            <text:p>6008924</text:p>
          </table:table-cell>
          <table:table-cell office:value-type="float" office:value="801.40992" calcext:value-type="float">
            <text:p>801.40992</text:p>
          </table:table-cell>
          <table:table-cell office:value-type="float" office:value="800.87" calcext:value-type="float">
            <text:p>800.87</text:p>
          </table:table-cell>
          <table:table-cell office:value-type="float" office:value="58448" calcext:value-type="float">
            <text:p>58448</text:p>
          </table:table-cell>
          <table:table-cell office:value-type="float" office:value="6008924" calcext:value-type="float">
            <text:p>6008924</text:p>
          </table:table-cell>
          <table:table-cell table:formula="of:=[Sheet4.E200]-[Sheet4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20000-185-s152642710c1960781.ukp</text:p>
          </table:table-cell>
          <table:table-cell office:value-type="float" office:value="9.04826" calcext:value-type="float">
            <text:p>9.04826</text:p>
          </table:table-cell>
          <table:table-cell office:value-type="float" office:value="9.18" calcext:value-type="float">
            <text:p>9.18</text:p>
          </table:table-cell>
          <table:table-cell office:value-type="float" office:value="51348" calcext:value-type="float">
            <text:p>51348</text:p>
          </table:table-cell>
          <table:table-cell office:value-type="float" office:value="5903915" calcext:value-type="float">
            <text:p>5903915</text:p>
          </table:table-cell>
          <table:table-cell office:value-type="float" office:value="828.89325" calcext:value-type="float">
            <text:p>828.89325</text:p>
          </table:table-cell>
          <table:table-cell office:value-type="float" office:value="828.28" calcext:value-type="float">
            <text:p>828.28</text:p>
          </table:table-cell>
          <table:table-cell office:value-type="float" office:value="65976" calcext:value-type="float">
            <text:p>65976</text:p>
          </table:table-cell>
          <table:table-cell office:value-type="float" office:value="5903915" calcext:value-type="float">
            <text:p>5903915</text:p>
          </table:table-cell>
          <table:table-cell table:formula="of:=[Sheet4.E201]-[Sheet4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2039.34895" calcext:value-type="float">
            <text:p>2039.34895</text:p>
          </table:table-cell>
          <table:table-cell table:formula="of:=SUM([.C2:.C201])" office:value-type="float" office:value="2068.25" calcext:value-type="float">
            <text:p>2068.25</text:p>
          </table:table-cell>
          <table:table-cell table:formula="of:=SUM([.D2:.D201])" office:value-type="float" office:value="8951396" calcext:value-type="float">
            <text:p>8951396</text:p>
          </table:table-cell>
          <table:table-cell/>
          <table:table-cell table:formula="of:=SUM([.F2:.F201])" office:value-type="float" office:value="41722.80588" calcext:value-type="float">
            <text:p>41722.80588</text:p>
          </table:table-cell>
          <table:table-cell table:formula="of:=SUM([.G2:.G201])" office:value-type="float" office:value="41698.84" calcext:value-type="float">
            <text:p>41698.84</text:p>
          </table:table-cell>
          <table:table-cell table:formula="of:=SUM([.H2:.H201])" office:value-type="float" office:value="6720224" calcext:value-type="float">
            <text:p>672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style-name="ce1" table:formula="of:=[.B202]/200" office:value-type="float" office:value="10.19674475" calcext:value-type="float">
            <text:p>10.20</text:p>
          </table:table-cell>
          <table:table-cell table:formula="of:=[.C202]/200" office:value-type="float" office:value="10.34125" calcext:value-type="float">
            <text:p>10.34125</text:p>
          </table:table-cell>
          <table:table-cell table:formula="of:=[.D202]/200" office:value-type="float" office:value="44756.98" calcext:value-type="float">
            <text:p>44756.98</text:p>
          </table:table-cell>
          <table:table-cell/>
          <table:table-cell table:style-name="ce1" table:formula="of:=[.F202]/200" office:value-type="float" office:value="208.6140294" calcext:value-type="float">
            <text:p>208.61</text:p>
          </table:table-cell>
          <table:table-cell table:formula="of:=[.G202]/200" office:value-type="float" office:value="208.4942" calcext:value-type="float">
            <text:p>208.4942</text:p>
          </table:table-cell>
          <table:table-cell table:formula="of:=[.H202]/200" office:value-type="float" office:value="33601.12" calcext:value-type="float">
            <text:p>3360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01])" office:value-type="float" office:value="1.28326386760535" calcext:value-type="float">
            <text:p>1.28</text:p>
          </table:table-cell>
          <table:table-cell table:formula="of:=STDEV([.C2:.C201])" office:value-type="float" office:value="1.28331932109647" calcext:value-type="float">
            <text:p>1.2833193211</text:p>
          </table:table-cell>
          <table:table-cell table:formula="of:=STDEV([.D2:.D201])" office:value-type="float" office:value="4115.40168815565" calcext:value-type="float">
            <text:p>4115.4016881557</text:p>
          </table:table-cell>
          <table:table-cell/>
          <table:table-cell table:style-name="ce1" table:formula="of:=STDEV([.F2:.F201])" office:value-type="float" office:value="210.718204006074" calcext:value-type="float">
            <text:p>210.72</text:p>
          </table:table-cell>
          <table:table-cell table:formula="of:=STDEV([.G2:.G201])" office:value-type="float" office:value="210.574296243755" calcext:value-type="float">
            <text:p>210.5742962438</text:p>
          </table:table-cell>
          <table:table-cell table:formula="of:=STDEV([.H2:.H201])" office:value-type="float" office:value="14513.8983990965" calcext:value-type="float">
            <text:p>14513.8983990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201])" office:value-type="float" office:value="7.90792" calcext:value-type="float">
            <text:p>7.91</text:p>
          </table:table-cell>
          <table:table-cell table:formula="of:=MIN([.C2:.C201])" office:value-type="float" office:value="8.04" calcext:value-type="float">
            <text:p>8.04</text:p>
          </table:table-cell>
          <table:table-cell table:formula="of:=MIN([.D2:.D201])" office:value-type="float" office:value="36824" calcext:value-type="float">
            <text:p>36824</text:p>
          </table:table-cell>
          <table:table-cell/>
          <table:table-cell table:style-name="ce1" table:formula="of:=MIN([.F2:.F201])" office:value-type="float" office:value="0.03333" calcext:value-type="float">
            <text:p>0.03</text:p>
          </table:table-cell>
          <table:table-cell table:formula="of:=MIN([.G2:.G201])" office:value-type="float" office:value="0.04" calcext:value-type="float">
            <text:p>0.04</text:p>
          </table:table-cell>
          <table:table-cell table:formula="of:=MIN([.H2:.H201])" office:value-type="float" office:value="12120" calcext:value-type="float">
            <text:p>12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201])" office:value-type="float" office:value="14.9801" calcext:value-type="float">
            <text:p>14.98</text:p>
          </table:table-cell>
          <table:table-cell table:formula="of:=MAX([.C2:.C201])" office:value-type="float" office:value="15.13" calcext:value-type="float">
            <text:p>15.13</text:p>
          </table:table-cell>
          <table:table-cell table:formula="of:=MAX([.D2:.D201])" office:value-type="float" office:value="51724" calcext:value-type="float">
            <text:p>51724</text:p>
          </table:table-cell>
          <table:table-cell/>
          <table:table-cell table:style-name="ce1" table:formula="of:=MAX([.F2:.F201])" office:value-type="float" office:value="828.89325" calcext:value-type="float">
            <text:p>828.89</text:p>
          </table:table-cell>
          <table:table-cell table:formula="of:=MAX([.G2:.G201])" office:value-type="float" office:value="828.28" calcext:value-type="float">
            <text:p>828.28</text:p>
          </table:table-cell>
          <table:table-cell table:formula="of:=MAX([.H2:.H201])" office:value-type="float" office:value="65976" calcext:value-type="float">
            <text:p>65976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159.99mm" svg:height="89.99mm" svg:x="248.36mm" svg:y="4.53mm">
            <draw:object draw:notify-on-update-of-ranges="Sheet5.B1:Sheet5.B1 Sheet5.B2:Sheet5.B201 Sheet5.F1:Sheet5.F1 Sheet5.F2:Sheet5.F20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nsds2_n50000wmin50000-155-s995770624c1968439.ukp</text:p>
          </table:table-cell>
          <table:table-cell office:value-type="float" office:value="9.18784" calcext:value-type="float">
            <text:p>9.18784</text:p>
          </table:table-cell>
          <table:table-cell office:value-type="float" office:value="9.32" calcext:value-type="float">
            <text:p>9.32</text:p>
          </table:table-cell>
          <table:table-cell office:value-type="float" office:value="50664" calcext:value-type="float">
            <text:p>50664</text:p>
          </table:table-cell>
          <table:table-cell office:value-type="float" office:value="6018163" calcext:value-type="float">
            <text:p>6018163</text:p>
          </table:table-cell>
          <table:table-cell office:value-type="float" office:value="2.65" calcext:value-type="float">
            <text:p>2.65</text:p>
          </table:table-cell>
          <table:table-cell office:value-type="float" office:value="2.67" calcext:value-type="float">
            <text:p>2.67</text:p>
          </table:table-cell>
          <table:table-cell office:value-type="float" office:value="14492" calcext:value-type="float">
            <text:p>14492</text:p>
          </table:table-cell>
          <table:table-cell office:value-type="float" office:value="6018163" calcext:value-type="float">
            <text:p>6018163</text:p>
          </table:table-cell>
          <table:table-cell table:formula="of:=[Sheet5.E2]-[Sheet5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0-s483963863c1986038.ukp</text:p>
          </table:table-cell>
          <table:table-cell office:value-type="float" office:value="6.72601" calcext:value-type="float">
            <text:p>6.72601</text:p>
          </table:table-cell>
          <table:table-cell office:value-type="float" office:value="6.93" calcext:value-type="float">
            <text:p>6.93</text:p>
          </table:table-cell>
          <table:table-cell office:value-type="float" office:value="51112" calcext:value-type="float">
            <text:p>51112</text:p>
          </table:table-cell>
          <table:table-cell office:value-type="float" office:value="6030942" calcext:value-type="float">
            <text:p>6030942</text:p>
          </table:table-cell>
          <table:table-cell office:value-type="float" office:value="2.89333" calcext:value-type="float">
            <text:p>2.89333</text:p>
          </table:table-cell>
          <table:table-cell office:value-type="float" office:value="2.9" calcext:value-type="float">
            <text:p>2.9</text:p>
          </table:table-cell>
          <table:table-cell office:value-type="float" office:value="14452" calcext:value-type="float">
            <text:p>14452</text:p>
          </table:table-cell>
          <table:table-cell office:value-type="float" office:value="6030942" calcext:value-type="float">
            <text:p>6030942</text:p>
          </table:table-cell>
          <table:table-cell table:formula="of:=[Sheet5.E3]-[Sheet5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7-s943590714c1993775.ukp</text:p>
          </table:table-cell>
          <table:table-cell office:value-type="float" office:value="8.26011" calcext:value-type="float">
            <text:p>8.26011</text:p>
          </table:table-cell>
          <table:table-cell office:value-type="float" office:value="8.39" calcext:value-type="float">
            <text:p>8.39</text:p>
          </table:table-cell>
          <table:table-cell office:value-type="float" office:value="51376" calcext:value-type="float">
            <text:p>51376</text:p>
          </table:table-cell>
          <table:table-cell office:value-type="float" office:value="6073336" calcext:value-type="float">
            <text:p>6073336</text:p>
          </table:table-cell>
          <table:table-cell office:value-type="float" office:value="3.89" calcext:value-type="float">
            <text:p>3.89</text:p>
          </table:table-cell>
          <table:table-cell office:value-type="float" office:value="3.9" calcext:value-type="float">
            <text:p>3.9</text:p>
          </table:table-cell>
          <table:table-cell office:value-type="float" office:value="15732" calcext:value-type="float">
            <text:p>15732</text:p>
          </table:table-cell>
          <table:table-cell office:value-type="float" office:value="6073336" calcext:value-type="float">
            <text:p>6073336</text:p>
          </table:table-cell>
          <table:table-cell table:formula="of:=[Sheet5.E4]-[Sheet5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9-s179141282c1991813.ukp</text:p>
          </table:table-cell>
          <table:table-cell office:value-type="float" office:value="8.26402" calcext:value-type="float">
            <text:p>8.26402</text:p>
          </table:table-cell>
          <table:table-cell office:value-type="float" office:value="8.38" calcext:value-type="float">
            <text:p>8.38</text:p>
          </table:table-cell>
          <table:table-cell office:value-type="float" office:value="51388" calcext:value-type="float">
            <text:p>51388</text:p>
          </table:table-cell>
          <table:table-cell office:value-type="float" office:value="6092540" calcext:value-type="float">
            <text:p>6092540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4.32" calcext:value-type="float">
            <text:p>4.32</text:p>
          </table:table-cell>
          <table:table-cell office:value-type="float" office:value="15668" calcext:value-type="float">
            <text:p>15668</text:p>
          </table:table-cell>
          <table:table-cell office:value-type="float" office:value="6092540" calcext:value-type="float">
            <text:p>6092540</text:p>
          </table:table-cell>
          <table:table-cell table:formula="of:=[Sheet5.E5]-[Sheet5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8-s904998016c1990074.ukp</text:p>
          </table:table-cell>
          <table:table-cell office:value-type="float" office:value="8.21266" calcext:value-type="float">
            <text:p>8.21266</text:p>
          </table:table-cell>
          <table:table-cell office:value-type="float" office:value="8.33" calcext:value-type="float">
            <text:p>8.33</text:p>
          </table:table-cell>
          <table:table-cell office:value-type="float" office:value="51208" calcext:value-type="float">
            <text:p>51208</text:p>
          </table:table-cell>
          <table:table-cell office:value-type="float" office:value="6051465" calcext:value-type="float">
            <text:p>6051465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15888" calcext:value-type="float">
            <text:p>15888</text:p>
          </table:table-cell>
          <table:table-cell office:value-type="float" office:value="6051465" calcext:value-type="float">
            <text:p>6051465</text:p>
          </table:table-cell>
          <table:table-cell table:formula="of:=[Sheet5.E6]-[Sheet5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9-s832538455c1972129.ukp</text:p>
          </table:table-cell>
          <table:table-cell office:value-type="float" office:value="5.86361" calcext:value-type="float">
            <text:p>5.86361</text:p>
          </table:table-cell>
          <table:table-cell office:value-type="float" office:value="5.98" calcext:value-type="float">
            <text:p>5.98</text:p>
          </table:table-cell>
          <table:table-cell office:value-type="float" office:value="51160" calcext:value-type="float">
            <text:p>51160</text:p>
          </table:table-cell>
          <table:table-cell office:value-type="float" office:value="5999373" calcext:value-type="float">
            <text:p>5999373</text:p>
          </table:table-cell>
          <table:table-cell office:value-type="float" office:value="5.92333" calcext:value-type="float">
            <text:p>5.92333</text:p>
          </table:table-cell>
          <table:table-cell office:value-type="float" office:value="5.93" calcext:value-type="float">
            <text:p>5.93</text:p>
          </table:table-cell>
          <table:table-cell office:value-type="float" office:value="16108" calcext:value-type="float">
            <text:p>16108</text:p>
          </table:table-cell>
          <table:table-cell office:value-type="float" office:value="5999373" calcext:value-type="float">
            <text:p>5999373</text:p>
          </table:table-cell>
          <table:table-cell table:formula="of:=[Sheet5.E7]-[Sheet5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7-s405400535c1966876.ukp</text:p>
          </table:table-cell>
          <table:table-cell office:value-type="float" office:value="6.53814" calcext:value-type="float">
            <text:p>6.53814</text:p>
          </table:table-cell>
          <table:table-cell office:value-type="float" office:value="6.66" calcext:value-type="float">
            <text:p>6.66</text:p>
          </table:table-cell>
          <table:table-cell office:value-type="float" office:value="50964" calcext:value-type="float">
            <text:p>50964</text:p>
          </table:table-cell>
          <table:table-cell office:value-type="float" office:value="5975878" calcext:value-type="float">
            <text:p>5975878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560" calcext:value-type="float">
            <text:p>17560</text:p>
          </table:table-cell>
          <table:table-cell office:value-type="float" office:value="5975878" calcext:value-type="float">
            <text:p>5975878</text:p>
          </table:table-cell>
          <table:table-cell table:formula="of:=[Sheet5.E8]-[Sheet5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1-s211003750c1958298.ukp</text:p>
          </table:table-cell>
          <table:table-cell office:value-type="float" office:value="7.12726" calcext:value-type="float">
            <text:p>7.12726</text:p>
          </table:table-cell>
          <table:table-cell office:value-type="float" office:value="7.24" calcext:value-type="float">
            <text:p>7.24</text:p>
          </table:table-cell>
          <table:table-cell office:value-type="float" office:value="50756" calcext:value-type="float">
            <text:p>50756</text:p>
          </table:table-cell>
          <table:table-cell office:value-type="float" office:value="5962258" calcext:value-type="float">
            <text:p>5962258</text:p>
          </table:table-cell>
          <table:table-cell office:value-type="float" office:value="6.90333" calcext:value-type="float">
            <text:p>6.90333</text:p>
          </table:table-cell>
          <table:table-cell office:value-type="float" office:value="6.91" calcext:value-type="float">
            <text:p>6.91</text:p>
          </table:table-cell>
          <table:table-cell office:value-type="float" office:value="17704" calcext:value-type="float">
            <text:p>17704</text:p>
          </table:table-cell>
          <table:table-cell office:value-type="float" office:value="5962258" calcext:value-type="float">
            <text:p>5962258</text:p>
          </table:table-cell>
          <table:table-cell table:formula="of:=[Sheet5.E9]-[Sheet5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-s908468142c1956620.ukp</text:p>
          </table:table-cell>
          <table:table-cell office:value-type="float" office:value="7.64748" calcext:value-type="float">
            <text:p>7.64748</text:p>
          </table:table-cell>
          <table:table-cell office:value-type="float" office:value="7.77" calcext:value-type="float">
            <text:p>7.77</text:p>
          </table:table-cell>
          <table:table-cell office:value-type="float" office:value="50580" calcext:value-type="float">
            <text:p>50580</text:p>
          </table:table-cell>
          <table:table-cell office:value-type="float" office:value="5945352" calcext:value-type="float">
            <text:p>5945352</text:p>
          </table:table-cell>
          <table:table-cell office:value-type="float" office:value="7.67667" calcext:value-type="float">
            <text:p>7.67667</text:p>
          </table:table-cell>
          <table:table-cell office:value-type="float" office:value="7.68" calcext:value-type="float">
            <text:p>7.68</text:p>
          </table:table-cell>
          <table:table-cell office:value-type="float" office:value="17664" calcext:value-type="float">
            <text:p>17664</text:p>
          </table:table-cell>
          <table:table-cell office:value-type="float" office:value="5945352" calcext:value-type="float">
            <text:p>5945352</text:p>
          </table:table-cell>
          <table:table-cell table:formula="of:=[Sheet5.E10]-[Sheet5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3-s327529482c1055607.ukp</text:p>
          </table:table-cell>
          <table:table-cell office:value-type="float" office:value="5.96172" calcext:value-type="float">
            <text:p>5.96172</text:p>
          </table:table-cell>
          <table:table-cell office:value-type="float" office:value="6.07" calcext:value-type="float">
            <text:p>6.07</text:p>
          </table:table-cell>
          <table:table-cell office:value-type="float" office:value="36672" calcext:value-type="float">
            <text:p>36672</text:p>
          </table:table-cell>
          <table:table-cell office:value-type="float" office:value="3182773" calcext:value-type="float">
            <text:p>3182773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7.93" calcext:value-type="float">
            <text:p>7.93</text:p>
          </table:table-cell>
          <table:table-cell office:value-type="float" office:value="14592" calcext:value-type="float">
            <text:p>14592</text:p>
          </table:table-cell>
          <table:table-cell office:value-type="float" office:value="3182773" calcext:value-type="float">
            <text:p>3182773</text:p>
          </table:table-cell>
          <table:table-cell table:formula="of:=[Sheet5.E11]-[Sheet5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0-s972099972c1955629.ukp</text:p>
          </table:table-cell>
          <table:table-cell office:value-type="float" office:value="5.58985" calcext:value-type="float">
            <text:p>5.58985</text:p>
          </table:table-cell>
          <table:table-cell office:value-type="float" office:value="5.72" calcext:value-type="float">
            <text:p>5.72</text:p>
          </table:table-cell>
          <table:table-cell office:value-type="float" office:value="50852" calcext:value-type="float">
            <text:p>50852</text:p>
          </table:table-cell>
          <table:table-cell office:value-type="float" office:value="5953127" calcext:value-type="float">
            <text:p>5953127</text:p>
          </table:table-cell>
          <table:table-cell office:value-type="float" office:value="7.97" calcext:value-type="float">
            <text:p>7.97</text:p>
          </table:table-cell>
          <table:table-cell office:value-type="float" office:value="7.98" calcext:value-type="float">
            <text:p>7.98</text:p>
          </table:table-cell>
          <table:table-cell office:value-type="float" office:value="17656" calcext:value-type="float">
            <text:p>17656</text:p>
          </table:table-cell>
          <table:table-cell office:value-type="float" office:value="5953127" calcext:value-type="float">
            <text:p>5953127</text:p>
          </table:table-cell>
          <table:table-cell table:formula="of:=[Sheet5.E12]-[Sheet5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5-s515702491c1954823.ukp</text:p>
          </table:table-cell>
          <table:table-cell office:value-type="float" office:value="7.15679" calcext:value-type="float">
            <text:p>7.15679</text:p>
          </table:table-cell>
          <table:table-cell office:value-type="float" office:value="7.55" calcext:value-type="float">
            <text:p>7.55</text:p>
          </table:table-cell>
          <table:table-cell office:value-type="float" office:value="50520" calcext:value-type="float">
            <text:p>50520</text:p>
          </table:table-cell>
          <table:table-cell office:value-type="float" office:value="5931811" calcext:value-type="float">
            <text:p>5931811</text:p>
          </table:table-cell>
          <table:table-cell office:value-type="float" office:value="8.35667" calcext:value-type="float">
            <text:p>8.35667</text:p>
          </table:table-cell>
          <table:table-cell office:value-type="float" office:value="8.36" calcext:value-type="float">
            <text:p>8.36</text:p>
          </table:table-cell>
          <table:table-cell office:value-type="float" office:value="17836" calcext:value-type="float">
            <text:p>17836</text:p>
          </table:table-cell>
          <table:table-cell office:value-type="float" office:value="5931811" calcext:value-type="float">
            <text:p>5931811</text:p>
          </table:table-cell>
          <table:table-cell table:formula="of:=[Sheet5.E13]-[Sheet5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-s273864349c1970782.ukp</text:p>
          </table:table-cell>
          <table:table-cell office:value-type="float" office:value="7.06721" calcext:value-type="float">
            <text:p>7.06721</text:p>
          </table:table-cell>
          <table:table-cell office:value-type="float" office:value="7.26" calcext:value-type="float">
            <text:p>7.26</text:p>
          </table:table-cell>
          <table:table-cell office:value-type="float" office:value="50972" calcext:value-type="float">
            <text:p>50972</text:p>
          </table:table-cell>
          <table:table-cell office:value-type="float" office:value="5989405" calcext:value-type="float">
            <text:p>5989405</text:p>
          </table:table-cell>
          <table:table-cell office:value-type="float" office:value="8.43333" calcext:value-type="float">
            <text:p>8.43333</text:p>
          </table:table-cell>
          <table:table-cell office:value-type="float" office:value="8.44" calcext:value-type="float">
            <text:p>8.44</text:p>
          </table:table-cell>
          <table:table-cell office:value-type="float" office:value="17368" calcext:value-type="float">
            <text:p>17368</text:p>
          </table:table-cell>
          <table:table-cell office:value-type="float" office:value="5989405" calcext:value-type="float">
            <text:p>5989405</text:p>
          </table:table-cell>
          <table:table-cell table:formula="of:=[Sheet5.E14]-[Sheet5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8-s865461609c1944509.ukp</text:p>
          </table:table-cell>
          <table:table-cell office:value-type="float" office:value="5.76043" calcext:value-type="float">
            <text:p>5.76043</text:p>
          </table:table-cell>
          <table:table-cell office:value-type="float" office:value="6.16" calcext:value-type="float">
            <text:p>6.16</text:p>
          </table:table-cell>
          <table:table-cell office:value-type="float" office:value="50456" calcext:value-type="float">
            <text:p>50456</text:p>
          </table:table-cell>
          <table:table-cell office:value-type="float" office:value="5881153" calcext:value-type="float">
            <text:p>5881153</text:p>
          </table:table-cell>
          <table:table-cell office:value-type="float" office:value="9.49" calcext:value-type="float">
            <text:p>9.49</text:p>
          </table:table-cell>
          <table:table-cell office:value-type="float" office:value="9.5" calcext:value-type="float">
            <text:p>9.5</text:p>
          </table:table-cell>
          <table:table-cell office:value-type="float" office:value="19640" calcext:value-type="float">
            <text:p>19640</text:p>
          </table:table-cell>
          <table:table-cell office:value-type="float" office:value="5881153" calcext:value-type="float">
            <text:p>5881153</text:p>
          </table:table-cell>
          <table:table-cell table:formula="of:=[Sheet5.E15]-[Sheet5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8-s965728206c1940571.ukp</text:p>
          </table:table-cell>
          <table:table-cell office:value-type="float" office:value="6.91912" calcext:value-type="float">
            <text:p>6.91912</text:p>
          </table:table-cell>
          <table:table-cell office:value-type="float" office:value="7.06" calcext:value-type="float">
            <text:p>7.06</text:p>
          </table:table-cell>
          <table:table-cell office:value-type="float" office:value="50372" calcext:value-type="float">
            <text:p>50372</text:p>
          </table:table-cell>
          <table:table-cell office:value-type="float" office:value="5888634" calcext:value-type="float">
            <text:p>5888634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17896" calcext:value-type="float">
            <text:p>17896</text:p>
          </table:table-cell>
          <table:table-cell office:value-type="float" office:value="5888634" calcext:value-type="float">
            <text:p>5888634</text:p>
          </table:table-cell>
          <table:table-cell table:formula="of:=[Sheet5.E16]-[Sheet5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6-s207893161c1937199.ukp</text:p>
          </table:table-cell>
          <table:table-cell office:value-type="float" office:value="6.08676" calcext:value-type="float">
            <text:p>6.08676</text:p>
          </table:table-cell>
          <table:table-cell office:value-type="float" office:value="6.2" calcext:value-type="float">
            <text:p>6.2</text:p>
          </table:table-cell>
          <table:table-cell office:value-type="float" office:value="50268" calcext:value-type="float">
            <text:p>50268</text:p>
          </table:table-cell>
          <table:table-cell office:value-type="float" office:value="5893690" calcext:value-type="float">
            <text:p>5893690</text:p>
          </table:table-cell>
          <table:table-cell table:number-columns-repeated="2" office:value-type="float" office:value="10.59" calcext:value-type="float">
            <text:p>10.59</text:p>
          </table:table-cell>
          <table:table-cell office:value-type="float" office:value="19088" calcext:value-type="float">
            <text:p>19088</text:p>
          </table:table-cell>
          <table:table-cell office:value-type="float" office:value="5893690" calcext:value-type="float">
            <text:p>5893690</text:p>
          </table:table-cell>
          <table:table-cell table:formula="of:=[Sheet5.E17]-[Sheet5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2-s117967725c1941864.ukp</text:p>
          </table:table-cell>
          <table:table-cell office:value-type="float" office:value="9.0936" calcext:value-type="float">
            <text:p>9.0936</text:p>
          </table:table-cell>
          <table:table-cell office:value-type="float" office:value="9.22" calcext:value-type="float">
            <text:p>9.22</text:p>
          </table:table-cell>
          <table:table-cell office:value-type="float" office:value="50480" calcext:value-type="float">
            <text:p>50480</text:p>
          </table:table-cell>
          <table:table-cell office:value-type="float" office:value="5900754" calcext:value-type="float">
            <text:p>5900754</text:p>
          </table:table-cell>
          <table:table-cell office:value-type="float" office:value="11.39333" calcext:value-type="float">
            <text:p>11.39333</text:p>
          </table:table-cell>
          <table:table-cell office:value-type="float" office:value="11.41" calcext:value-type="float">
            <text:p>11.41</text:p>
          </table:table-cell>
          <table:table-cell office:value-type="float" office:value="19484" calcext:value-type="float">
            <text:p>19484</text:p>
          </table:table-cell>
          <table:table-cell office:value-type="float" office:value="5900754" calcext:value-type="float">
            <text:p>5900754</text:p>
          </table:table-cell>
          <table:table-cell table:formula="of:=[Sheet5.E18]-[Sheet5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2-s931292384c1928871.ukp</text:p>
          </table:table-cell>
          <table:table-cell office:value-type="float" office:value="5.82443" calcext:value-type="float">
            <text:p>5.82443</text:p>
          </table:table-cell>
          <table:table-cell office:value-type="float" office:value="5.96" calcext:value-type="float">
            <text:p>5.96</text:p>
          </table:table-cell>
          <table:table-cell office:value-type="float" office:value="50272" calcext:value-type="float">
            <text:p>50272</text:p>
          </table:table-cell>
          <table:table-cell office:value-type="float" office:value="5861906" calcext:value-type="float">
            <text:p>586190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19540" calcext:value-type="float">
            <text:p>19540</text:p>
          </table:table-cell>
          <table:table-cell office:value-type="float" office:value="5861906" calcext:value-type="float">
            <text:p>5861906</text:p>
          </table:table-cell>
          <table:table-cell table:formula="of:=[Sheet5.E19]-[Sheet5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3-s917541816c1915753.ukp</text:p>
          </table:table-cell>
          <table:table-cell office:value-type="float" office:value="6.96729" calcext:value-type="float">
            <text:p>6.96729</text:p>
          </table:table-cell>
          <table:table-cell office:value-type="float" office:value="7.11" calcext:value-type="float">
            <text:p>7.11</text:p>
          </table:table-cell>
          <table:table-cell office:value-type="float" office:value="50164" calcext:value-type="float">
            <text:p>50164</text:p>
          </table:table-cell>
          <table:table-cell office:value-type="float" office:value="5844051" calcext:value-type="float">
            <text:p>5844051</text:p>
          </table:table-cell>
          <table:table-cell office:value-type="float" office:value="13.18667" calcext:value-type="float">
            <text:p>13.18667</text:p>
          </table:table-cell>
          <table:table-cell office:value-type="float" office:value="13.19" calcext:value-type="float">
            <text:p>13.19</text:p>
          </table:table-cell>
          <table:table-cell office:value-type="float" office:value="19676" calcext:value-type="float">
            <text:p>19676</text:p>
          </table:table-cell>
          <table:table-cell office:value-type="float" office:value="5844051" calcext:value-type="float">
            <text:p>5844051</text:p>
          </table:table-cell>
          <table:table-cell table:formula="of:=[Sheet5.E20]-[Sheet5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5-s6971566c1939219.ukp</text:p>
          </table:table-cell>
          <table:table-cell office:value-type="float" office:value="5.40543" calcext:value-type="float">
            <text:p>5.40543</text:p>
          </table:table-cell>
          <table:table-cell office:value-type="float" office:value="5.54" calcext:value-type="float">
            <text:p>5.54</text:p>
          </table:table-cell>
          <table:table-cell office:value-type="float" office:value="50480" calcext:value-type="float">
            <text:p>50480</text:p>
          </table:table-cell>
          <table:table-cell office:value-type="float" office:value="5889968" calcext:value-type="float">
            <text:p>5889968</text:p>
          </table:table-cell>
          <table:table-cell office:value-type="float" office:value="13.47" calcext:value-type="float">
            <text:p>13.47</text:p>
          </table:table-cell>
          <table:table-cell office:value-type="float" office:value="13.48" calcext:value-type="float">
            <text:p>13.48</text:p>
          </table:table-cell>
          <table:table-cell office:value-type="float" office:value="19664" calcext:value-type="float">
            <text:p>19664</text:p>
          </table:table-cell>
          <table:table-cell office:value-type="float" office:value="5889968" calcext:value-type="float">
            <text:p>5889968</text:p>
          </table:table-cell>
          <table:table-cell table:formula="of:=[Sheet5.E21]-[Sheet5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2-s913132733c1928098.ukp</text:p>
          </table:table-cell>
          <table:table-cell office:value-type="float" office:value="8.79877" calcext:value-type="float">
            <text:p>8.79877</text:p>
          </table:table-cell>
          <table:table-cell office:value-type="float" office:value="8.94" calcext:value-type="float">
            <text:p>8.94</text:p>
          </table:table-cell>
          <table:table-cell office:value-type="float" office:value="50368" calcext:value-type="float">
            <text:p>50368</text:p>
          </table:table-cell>
          <table:table-cell office:value-type="float" office:value="5873909" calcext:value-type="float">
            <text:p>5873909</text:p>
          </table:table-cell>
          <table:table-cell office:value-type="float" office:value="13.68" calcext:value-type="float">
            <text:p>13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9688" calcext:value-type="float">
            <text:p>19688</text:p>
          </table:table-cell>
          <table:table-cell office:value-type="float" office:value="5873909" calcext:value-type="float">
            <text:p>5873909</text:p>
          </table:table-cell>
          <table:table-cell table:formula="of:=[Sheet5.E22]-[Sheet5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2-s323499100c1904117.ukp</text:p>
          </table:table-cell>
          <table:table-cell office:value-type="float" office:value="7.40813" calcext:value-type="float">
            <text:p>7.40813</text:p>
          </table:table-cell>
          <table:table-cell office:value-type="float" office:value="7.52" calcext:value-type="float">
            <text:p>7.52</text:p>
          </table:table-cell>
          <table:table-cell office:value-type="float" office:value="49804" calcext:value-type="float">
            <text:p>49804</text:p>
          </table:table-cell>
          <table:table-cell office:value-type="float" office:value="5827884" calcext:value-type="float">
            <text:p>5827884</text:p>
          </table:table-cell>
          <table:table-cell office:value-type="float" office:value="13.70667" calcext:value-type="float">
            <text:p>13.70667</text:p>
          </table:table-cell>
          <table:table-cell office:value-type="float" office:value="13.72" calcext:value-type="float">
            <text:p>13.72</text:p>
          </table:table-cell>
          <table:table-cell office:value-type="float" office:value="19852" calcext:value-type="float">
            <text:p>19852</text:p>
          </table:table-cell>
          <table:table-cell office:value-type="float" office:value="5827884" calcext:value-type="float">
            <text:p>5827884</text:p>
          </table:table-cell>
          <table:table-cell table:formula="of:=[Sheet5.E23]-[Sheet5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7-s945306385c1874745.ukp</text:p>
          </table:table-cell>
          <table:table-cell office:value-type="float" office:value="7.58369" calcext:value-type="float">
            <text:p>7.58369</text:p>
          </table:table-cell>
          <table:table-cell office:value-type="float" office:value="7.71" calcext:value-type="float">
            <text:p>7.71</text:p>
          </table:table-cell>
          <table:table-cell office:value-type="float" office:value="49164" calcext:value-type="float">
            <text:p>49164</text:p>
          </table:table-cell>
          <table:table-cell office:value-type="float" office:value="5719935" calcext:value-type="float">
            <text:p>5719935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7" calcext:value-type="float">
            <text:p>14.97</text:p>
          </table:table-cell>
          <table:table-cell office:value-type="float" office:value="21420" calcext:value-type="float">
            <text:p>21420</text:p>
          </table:table-cell>
          <table:table-cell office:value-type="float" office:value="5719935" calcext:value-type="float">
            <text:p>5719935</text:p>
          </table:table-cell>
          <table:table-cell table:formula="of:=[Sheet5.E24]-[Sheet5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4-s685047257c1910506.ukp</text:p>
          </table:table-cell>
          <table:table-cell office:value-type="float" office:value="5.80258" calcext:value-type="float">
            <text:p>5.80258</text:p>
          </table:table-cell>
          <table:table-cell office:value-type="float" office:value="6.16" calcext:value-type="float">
            <text:p>6.16</text:p>
          </table:table-cell>
          <table:table-cell office:value-type="float" office:value="50096" calcext:value-type="float">
            <text:p>50096</text:p>
          </table:table-cell>
          <table:table-cell office:value-type="float" office:value="5787224" calcext:value-type="float">
            <text:p>5787224</text:p>
          </table:table-cell>
          <table:table-cell office:value-type="float" office:value="16.01333" calcext:value-type="float">
            <text:p>16.01333</text:p>
          </table:table-cell>
          <table:table-cell office:value-type="float" office:value="16.02" calcext:value-type="float">
            <text:p>16.02</text:p>
          </table:table-cell>
          <table:table-cell office:value-type="float" office:value="20580" calcext:value-type="float">
            <text:p>20580</text:p>
          </table:table-cell>
          <table:table-cell office:value-type="float" office:value="5787224" calcext:value-type="float">
            <text:p>5787224</text:p>
          </table:table-cell>
          <table:table-cell table:formula="of:=[Sheet5.E25]-[Sheet5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9-s785559520c1891422.ukp</text:p>
          </table:table-cell>
          <table:table-cell office:value-type="float" office:value="7.47639" calcext:value-type="float">
            <text:p>7.47639</text:p>
          </table:table-cell>
          <table:table-cell office:value-type="float" office:value="7.61" calcext:value-type="float">
            <text:p>7.61</text:p>
          </table:table-cell>
          <table:table-cell office:value-type="float" office:value="49592" calcext:value-type="float">
            <text:p>49592</text:p>
          </table:table-cell>
          <table:table-cell office:value-type="float" office:value="5744147" calcext:value-type="float">
            <text:p>5744147</text:p>
          </table:table-cell>
          <table:table-cell office:value-type="float" office:value="16.59333" calcext:value-type="float">
            <text:p>16.59333</text:p>
          </table:table-cell>
          <table:table-cell office:value-type="float" office:value="16.63" calcext:value-type="float">
            <text:p>16.63</text:p>
          </table:table-cell>
          <table:table-cell office:value-type="float" office:value="20356" calcext:value-type="float">
            <text:p>20356</text:p>
          </table:table-cell>
          <table:table-cell office:value-type="float" office:value="5744147" calcext:value-type="float">
            <text:p>5744147</text:p>
          </table:table-cell>
          <table:table-cell table:formula="of:=[Sheet5.E26]-[Sheet5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4-s359051238c1907077.ukp</text:p>
          </table:table-cell>
          <table:table-cell office:value-type="float" office:value="7.28157" calcext:value-type="float">
            <text:p>7.28157</text:p>
          </table:table-cell>
          <table:table-cell office:value-type="float" office:value="7.39" calcext:value-type="float">
            <text:p>7.39</text:p>
          </table:table-cell>
          <table:table-cell office:value-type="float" office:value="49792" calcext:value-type="float">
            <text:p>49792</text:p>
          </table:table-cell>
          <table:table-cell office:value-type="float" office:value="5811271" calcext:value-type="float">
            <text:p>5811271</text:p>
          </table:table-cell>
          <table:table-cell table:number-columns-repeated="2" office:value-type="float" office:value="16.74" calcext:value-type="float">
            <text:p>16.74</text:p>
          </table:table-cell>
          <table:table-cell office:value-type="float" office:value="20860" calcext:value-type="float">
            <text:p>20860</text:p>
          </table:table-cell>
          <table:table-cell office:value-type="float" office:value="5811271" calcext:value-type="float">
            <text:p>5811271</text:p>
          </table:table-cell>
          <table:table-cell table:formula="of:=[Sheet5.E27]-[Sheet5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2-s637657677c1926700.ukp</text:p>
          </table:table-cell>
          <table:table-cell office:value-type="float" office:value="7.74007" calcext:value-type="float">
            <text:p>7.74007</text:p>
          </table:table-cell>
          <table:table-cell office:value-type="float" office:value="7.86" calcext:value-type="float">
            <text:p>7.86</text:p>
          </table:table-cell>
          <table:table-cell office:value-type="float" office:value="50120" calcext:value-type="float">
            <text:p>50120</text:p>
          </table:table-cell>
          <table:table-cell office:value-type="float" office:value="5862027" calcext:value-type="float">
            <text:p>5862027</text:p>
          </table:table-cell>
          <table:table-cell office:value-type="float" office:value="17.59333" calcext:value-type="float">
            <text:p>17.59333</text:p>
          </table:table-cell>
          <table:table-cell office:value-type="float" office:value="17.61" calcext:value-type="float">
            <text:p>17.61</text:p>
          </table:table-cell>
          <table:table-cell office:value-type="float" office:value="19992" calcext:value-type="float">
            <text:p>19992</text:p>
          </table:table-cell>
          <table:table-cell office:value-type="float" office:value="5862027" calcext:value-type="float">
            <text:p>5862027</text:p>
          </table:table-cell>
          <table:table-cell table:formula="of:=[Sheet5.E28]-[Sheet5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5-s802259763c1923117.ukp</text:p>
          </table:table-cell>
          <table:table-cell office:value-type="float" office:value="11.7807" calcext:value-type="float">
            <text:p>11.7807</text:p>
          </table:table-cell>
          <table:table-cell office:value-type="float" office:value="11.97" calcext:value-type="float">
            <text:p>11.97</text:p>
          </table:table-cell>
          <table:table-cell office:value-type="float" office:value="50056" calcext:value-type="float">
            <text:p>50056</text:p>
          </table:table-cell>
          <table:table-cell office:value-type="float" office:value="5818276" calcext:value-type="float">
            <text:p>5818276</text:p>
          </table:table-cell>
          <table:table-cell office:value-type="float" office:value="17.87333" calcext:value-type="float">
            <text:p>17.87333</text:p>
          </table:table-cell>
          <table:table-cell office:value-type="float" office:value="17.88" calcext:value-type="float">
            <text:p>17.88</text:p>
          </table:table-cell>
          <table:table-cell office:value-type="float" office:value="19640" calcext:value-type="float">
            <text:p>19640</text:p>
          </table:table-cell>
          <table:table-cell office:value-type="float" office:value="5818276" calcext:value-type="float">
            <text:p>5818276</text:p>
          </table:table-cell>
          <table:table-cell table:formula="of:=[Sheet5.E29]-[Sheet5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3-s653138835c1887143.ukp</text:p>
          </table:table-cell>
          <table:table-cell office:value-type="float" office:value="6.85194" calcext:value-type="float">
            <text:p>6.85194</text:p>
          </table:table-cell>
          <table:table-cell office:value-type="float" office:value="6.98" calcext:value-type="float">
            <text:p>6.98</text:p>
          </table:table-cell>
          <table:table-cell office:value-type="float" office:value="49476" calcext:value-type="float">
            <text:p>49476</text:p>
          </table:table-cell>
          <table:table-cell office:value-type="float" office:value="5721480" calcext:value-type="float">
            <text:p>5721480</text:p>
          </table:table-cell>
          <table:table-cell office:value-type="float" office:value="17.98333" calcext:value-type="float">
            <text:p>17.98333</text:p>
          </table:table-cell>
          <table:table-cell office:value-type="float" office:value="18" calcext:value-type="float">
            <text:p>18</text:p>
          </table:table-cell>
          <table:table-cell office:value-type="float" office:value="22736" calcext:value-type="float">
            <text:p>22736</text:p>
          </table:table-cell>
          <table:table-cell office:value-type="float" office:value="5721480" calcext:value-type="float">
            <text:p>5721480</text:p>
          </table:table-cell>
          <table:table-cell table:formula="of:=[Sheet5.E30]-[Sheet5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5-s664964299c1881901.ukp</text:p>
          </table:table-cell>
          <table:table-cell office:value-type="float" office:value="8.55333" calcext:value-type="float">
            <text:p>8.55333</text:p>
          </table:table-cell>
          <table:table-cell office:value-type="float" office:value="8.71" calcext:value-type="float">
            <text:p>8.71</text:p>
          </table:table-cell>
          <table:table-cell office:value-type="float" office:value="49728" calcext:value-type="float">
            <text:p>49728</text:p>
          </table:table-cell>
          <table:table-cell office:value-type="float" office:value="5706878" calcext:value-type="float">
            <text:p>5706878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7" calcext:value-type="float">
            <text:p>19.7</text:p>
          </table:table-cell>
          <table:table-cell office:value-type="float" office:value="23624" calcext:value-type="float">
            <text:p>23624</text:p>
          </table:table-cell>
          <table:table-cell office:value-type="float" office:value="5706878" calcext:value-type="float">
            <text:p>5706878</text:p>
          </table:table-cell>
          <table:table-cell table:formula="of:=[Sheet5.E31]-[Sheet5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1-s586185750c1925039.ukp</text:p>
          </table:table-cell>
          <table:table-cell office:value-type="float" office:value="9.26212" calcext:value-type="float">
            <text:p>9.26212</text:p>
          </table:table-cell>
          <table:table-cell office:value-type="float" office:value="9.46" calcext:value-type="float">
            <text:p>9.46</text:p>
          </table:table-cell>
          <table:table-cell office:value-type="float" office:value="50228" calcext:value-type="float">
            <text:p>50228</text:p>
          </table:table-cell>
          <table:table-cell office:value-type="float" office:value="5844209" calcext:value-type="float">
            <text:p>5844209</text:p>
          </table:table-cell>
          <table:table-cell office:value-type="float" office:value="19.73333" calcext:value-type="float">
            <text:p>19.73333</text:p>
          </table:table-cell>
          <table:table-cell office:value-type="float" office:value="19.74" calcext:value-type="float">
            <text:p>19.74</text:p>
          </table:table-cell>
          <table:table-cell office:value-type="float" office:value="20344" calcext:value-type="float">
            <text:p>20344</text:p>
          </table:table-cell>
          <table:table-cell office:value-type="float" office:value="5844209" calcext:value-type="float">
            <text:p>5844209</text:p>
          </table:table-cell>
          <table:table-cell table:formula="of:=[Sheet5.E32]-[Sheet5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6-s100860099c1885004.ukp</text:p>
          </table:table-cell>
          <table:table-cell office:value-type="float" office:value="6.66988" calcext:value-type="float">
            <text:p>6.66988</text:p>
          </table:table-cell>
          <table:table-cell office:value-type="float" office:value="7.02" calcext:value-type="float">
            <text:p>7.02</text:p>
          </table:table-cell>
          <table:table-cell office:value-type="float" office:value="49792" calcext:value-type="float">
            <text:p>49792</text:p>
          </table:table-cell>
          <table:table-cell office:value-type="float" office:value="5704360" calcext:value-type="float">
            <text:p>5704360</text:p>
          </table:table-cell>
          <table:table-cell office:value-type="float" office:value="20.07333" calcext:value-type="float">
            <text:p>20.07333</text:p>
          </table:table-cell>
          <table:table-cell office:value-type="float" office:value="20.08" calcext:value-type="float">
            <text:p>20.08</text:p>
          </table:table-cell>
          <table:table-cell office:value-type="float" office:value="23832" calcext:value-type="float">
            <text:p>23832</text:p>
          </table:table-cell>
          <table:table-cell office:value-type="float" office:value="5704360" calcext:value-type="float">
            <text:p>5704360</text:p>
          </table:table-cell>
          <table:table-cell table:formula="of:=[Sheet5.E33]-[Sheet5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7-s207178132c1934170.ukp</text:p>
          </table:table-cell>
          <table:table-cell office:value-type="float" office:value="8.32" calcext:value-type="float">
            <text:p>8.32</text:p>
          </table:table-cell>
          <table:table-cell office:value-type="float" office:value="8.44" calcext:value-type="float">
            <text:p>8.44</text:p>
          </table:table-cell>
          <table:table-cell office:value-type="float" office:value="50092" calcext:value-type="float">
            <text:p>50092</text:p>
          </table:table-cell>
          <table:table-cell office:value-type="float" office:value="5874686" calcext:value-type="float">
            <text:p>5874686</text:p>
          </table:table-cell>
          <table:table-cell office:value-type="float" office:value="20.84333" calcext:value-type="float">
            <text:p>20.84333</text:p>
          </table:table-cell>
          <table:table-cell office:value-type="float" office:value="20.85" calcext:value-type="float">
            <text:p>20.85</text:p>
          </table:table-cell>
          <table:table-cell office:value-type="float" office:value="19704" calcext:value-type="float">
            <text:p>19704</text:p>
          </table:table-cell>
          <table:table-cell office:value-type="float" office:value="5874686" calcext:value-type="float">
            <text:p>5874686</text:p>
          </table:table-cell>
          <table:table-cell table:formula="of:=[Sheet5.E34]-[Sheet5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9-s345268953c1879060.ukp</text:p>
          </table:table-cell>
          <table:table-cell office:value-type="float" office:value="5.7358" calcext:value-type="float">
            <text:p>5.7358</text:p>
          </table:table-cell>
          <table:table-cell office:value-type="float" office:value="5.91" calcext:value-type="float">
            <text:p>5.91</text:p>
          </table:table-cell>
          <table:table-cell office:value-type="float" office:value="49580" calcext:value-type="float">
            <text:p>49580</text:p>
          </table:table-cell>
          <table:table-cell office:value-type="float" office:value="5711033" calcext:value-type="float">
            <text:p>5711033</text:p>
          </table:table-cell>
          <table:table-cell table:number-columns-repeated="2" office:value-type="float" office:value="21.42" calcext:value-type="float">
            <text:p>21.42</text:p>
          </table:table-cell>
          <table:table-cell office:value-type="float" office:value="26300" calcext:value-type="float">
            <text:p>26300</text:p>
          </table:table-cell>
          <table:table-cell office:value-type="float" office:value="5711033" calcext:value-type="float">
            <text:p>5711033</text:p>
          </table:table-cell>
          <table:table-cell table:formula="of:=[Sheet5.E35]-[Sheet5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4-s34442418c1895016.ukp</text:p>
          </table:table-cell>
          <table:table-cell office:value-type="float" office:value="7.54238" calcext:value-type="float">
            <text:p>7.54238</text:p>
          </table:table-cell>
          <table:table-cell office:value-type="float" office:value="7.65" calcext:value-type="float">
            <text:p>7.65</text:p>
          </table:table-cell>
          <table:table-cell office:value-type="float" office:value="49832" calcext:value-type="float">
            <text:p>49832</text:p>
          </table:table-cell>
          <table:table-cell office:value-type="float" office:value="5754388" calcext:value-type="float">
            <text:p>5754388</text:p>
          </table:table-cell>
          <table:table-cell office:value-type="float" office:value="21.83333" calcext:value-type="float">
            <text:p>21.83333</text:p>
          </table:table-cell>
          <table:table-cell office:value-type="float" office:value="21.83" calcext:value-type="float">
            <text:p>21.83</text:p>
          </table:table-cell>
          <table:table-cell office:value-type="float" office:value="21104" calcext:value-type="float">
            <text:p>21104</text:p>
          </table:table-cell>
          <table:table-cell office:value-type="float" office:value="5754388" calcext:value-type="float">
            <text:p>5754388</text:p>
          </table:table-cell>
          <table:table-cell table:formula="of:=[Sheet5.E36]-[Sheet5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8-s87557726c1848306.ukp</text:p>
          </table:table-cell>
          <table:table-cell office:value-type="float" office:value="6.53144" calcext:value-type="float">
            <text:p>6.53144</text:p>
          </table:table-cell>
          <table:table-cell office:value-type="float" office:value="6.64" calcext:value-type="float">
            <text:p>6.64</text:p>
          </table:table-cell>
          <table:table-cell office:value-type="float" office:value="48908" calcext:value-type="float">
            <text:p>48908</text:p>
          </table:table-cell>
          <table:table-cell office:value-type="float" office:value="5613361" calcext:value-type="float">
            <text:p>5613361</text:p>
          </table:table-cell>
          <table:table-cell office:value-type="float" office:value="25.91" calcext:value-type="float">
            <text:p>25.91</text:p>
          </table:table-cell>
          <table:table-cell office:value-type="float" office:value="25.92" calcext:value-type="float">
            <text:p>25.92</text:p>
          </table:table-cell>
          <table:table-cell office:value-type="float" office:value="23932" calcext:value-type="float">
            <text:p>23932</text:p>
          </table:table-cell>
          <table:table-cell office:value-type="float" office:value="5613361" calcext:value-type="float">
            <text:p>5613361</text:p>
          </table:table-cell>
          <table:table-cell table:formula="of:=[Sheet5.E37]-[Sheet5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8-s551593996c1861688.ukp</text:p>
          </table:table-cell>
          <table:table-cell office:value-type="float" office:value="7.85484" calcext:value-type="float">
            <text:p>7.85484</text:p>
          </table:table-cell>
          <table:table-cell office:value-type="float" office:value="7.97" calcext:value-type="float">
            <text:p>7.97</text:p>
          </table:table-cell>
          <table:table-cell office:value-type="float" office:value="49312" calcext:value-type="float">
            <text:p>49312</text:p>
          </table:table-cell>
          <table:table-cell office:value-type="float" office:value="5651535" calcext:value-type="float">
            <text:p>5651535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1" calcext:value-type="float">
            <text:p>26.61</text:p>
          </table:table-cell>
          <table:table-cell office:value-type="float" office:value="22380" calcext:value-type="float">
            <text:p>22380</text:p>
          </table:table-cell>
          <table:table-cell office:value-type="float" office:value="5651535" calcext:value-type="float">
            <text:p>5651535</text:p>
          </table:table-cell>
          <table:table-cell table:formula="of:=[Sheet5.E38]-[Sheet5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0-s818489023c1859030.ukp</text:p>
          </table:table-cell>
          <table:table-cell office:value-type="float" office:value="7.92661" calcext:value-type="float">
            <text:p>7.92661</text:p>
          </table:table-cell>
          <table:table-cell office:value-type="float" office:value="8.04" calcext:value-type="float">
            <text:p>8.04</text:p>
          </table:table-cell>
          <table:table-cell office:value-type="float" office:value="49144" calcext:value-type="float">
            <text:p>49144</text:p>
          </table:table-cell>
          <table:table-cell office:value-type="float" office:value="5633786" calcext:value-type="float">
            <text:p>5633786</text:p>
          </table:table-cell>
          <table:table-cell office:value-type="float" office:value="29.76333" calcext:value-type="float">
            <text:p>29.76333</text:p>
          </table:table-cell>
          <table:table-cell office:value-type="float" office:value="29.76" calcext:value-type="float">
            <text:p>29.76</text:p>
          </table:table-cell>
          <table:table-cell office:value-type="float" office:value="23404" calcext:value-type="float">
            <text:p>23404</text:p>
          </table:table-cell>
          <table:table-cell office:value-type="float" office:value="5633786" calcext:value-type="float">
            <text:p>5633786</text:p>
          </table:table-cell>
          <table:table-cell table:formula="of:=[Sheet5.E39]-[Sheet5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2-s218633345c1843191.ukp</text:p>
          </table:table-cell>
          <table:table-cell office:value-type="float" office:value="7.43746" calcext:value-type="float">
            <text:p>7.43746</text:p>
          </table:table-cell>
          <table:table-cell office:value-type="float" office:value="7.82" calcext:value-type="float">
            <text:p>7.82</text:p>
          </table:table-cell>
          <table:table-cell office:value-type="float" office:value="49036" calcext:value-type="float">
            <text:p>49036</text:p>
          </table:table-cell>
          <table:table-cell office:value-type="float" office:value="5610504" calcext:value-type="float">
            <text:p>5610504</text:p>
          </table:table-cell>
          <table:table-cell office:value-type="float" office:value="31.50666" calcext:value-type="float">
            <text:p>31.50666</text:p>
          </table:table-cell>
          <table:table-cell office:value-type="float" office:value="31.51" calcext:value-type="float">
            <text:p>31.51</text:p>
          </table:table-cell>
          <table:table-cell office:value-type="float" office:value="23420" calcext:value-type="float">
            <text:p>23420</text:p>
          </table:table-cell>
          <table:table-cell office:value-type="float" office:value="5610504" calcext:value-type="float">
            <text:p>5610504</text:p>
          </table:table-cell>
          <table:table-cell table:formula="of:=[Sheet5.E40]-[Sheet5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9-s956890340c1829250.ukp</text:p>
          </table:table-cell>
          <table:table-cell office:value-type="float" office:value="7.50617" calcext:value-type="float">
            <text:p>7.50617</text:p>
          </table:table-cell>
          <table:table-cell office:value-type="float" office:value="7.62" calcext:value-type="float">
            <text:p>7.62</text:p>
          </table:table-cell>
          <table:table-cell office:value-type="float" office:value="48616" calcext:value-type="float">
            <text:p>48616</text:p>
          </table:table-cell>
          <table:table-cell office:value-type="float" office:value="5542805" calcext:value-type="float">
            <text:p>5542805</text:p>
          </table:table-cell>
          <table:table-cell office:value-type="float" office:value="36.43666" calcext:value-type="float">
            <text:p>36.43666</text:p>
          </table:table-cell>
          <table:table-cell office:value-type="float" office:value="36.44" calcext:value-type="float">
            <text:p>36.44</text:p>
          </table:table-cell>
          <table:table-cell office:value-type="float" office:value="26488" calcext:value-type="float">
            <text:p>26488</text:p>
          </table:table-cell>
          <table:table-cell office:value-type="float" office:value="5542805" calcext:value-type="float">
            <text:p>5542805</text:p>
          </table:table-cell>
          <table:table-cell table:formula="of:=[Sheet5.E41]-[Sheet5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-s720843886c1834312.ukp</text:p>
          </table:table-cell>
          <table:table-cell office:value-type="float" office:value="6.08183" calcext:value-type="float">
            <text:p>6.08183</text:p>
          </table:table-cell>
          <table:table-cell office:value-type="float" office:value="6.57" calcext:value-type="float">
            <text:p>6.57</text:p>
          </table:table-cell>
          <table:table-cell office:value-type="float" office:value="48740" calcext:value-type="float">
            <text:p>48740</text:p>
          </table:table-cell>
          <table:table-cell office:value-type="float" office:value="5570079" calcext:value-type="float">
            <text:p>5570079</text:p>
          </table:table-cell>
          <table:table-cell office:value-type="float" office:value="37.68333" calcext:value-type="float">
            <text:p>37.68333</text:p>
          </table:table-cell>
          <table:table-cell office:value-type="float" office:value="37.67" calcext:value-type="float">
            <text:p>37.67</text:p>
          </table:table-cell>
          <table:table-cell office:value-type="float" office:value="26524" calcext:value-type="float">
            <text:p>26524</text:p>
          </table:table-cell>
          <table:table-cell office:value-type="float" office:value="5570079" calcext:value-type="float">
            <text:p>5570079</text:p>
          </table:table-cell>
          <table:table-cell table:formula="of:=[Sheet5.E42]-[Sheet5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1-s329274243c1817277.ukp</text:p>
          </table:table-cell>
          <table:table-cell office:value-type="float" office:value="5.70171" calcext:value-type="float">
            <text:p>5.70171</text:p>
          </table:table-cell>
          <table:table-cell office:value-type="float" office:value="5.81" calcext:value-type="float">
            <text:p>5.81</text:p>
          </table:table-cell>
          <table:table-cell office:value-type="float" office:value="48568" calcext:value-type="float">
            <text:p>48568</text:p>
          </table:table-cell>
          <table:table-cell office:value-type="float" office:value="5503460" calcext:value-type="float">
            <text:p>5503460</text:p>
          </table:table-cell>
          <table:table-cell office:value-type="float" office:value="38.09333" calcext:value-type="float">
            <text:p>38.09333</text:p>
          </table:table-cell>
          <table:table-cell office:value-type="float" office:value="38.09" calcext:value-type="float">
            <text:p>38.09</text:p>
          </table:table-cell>
          <table:table-cell office:value-type="float" office:value="28092" calcext:value-type="float">
            <text:p>28092</text:p>
          </table:table-cell>
          <table:table-cell office:value-type="float" office:value="5503460" calcext:value-type="float">
            <text:p>5503460</text:p>
          </table:table-cell>
          <table:table-cell table:formula="of:=[Sheet5.E43]-[Sheet5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6-s760619917c1836582.ukp</text:p>
          </table:table-cell>
          <table:table-cell office:value-type="float" office:value="6.12916" calcext:value-type="float">
            <text:p>6.12916</text:p>
          </table:table-cell>
          <table:table-cell office:value-type="float" office:value="6.26" calcext:value-type="float">
            <text:p>6.26</text:p>
          </table:table-cell>
          <table:table-cell office:value-type="float" office:value="48736" calcext:value-type="float">
            <text:p>48736</text:p>
          </table:table-cell>
          <table:table-cell office:value-type="float" office:value="5578183" calcext:value-type="float">
            <text:p>5578183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6" calcext:value-type="float">
            <text:p>38.56</text:p>
          </table:table-cell>
          <table:table-cell office:value-type="float" office:value="24888" calcext:value-type="float">
            <text:p>24888</text:p>
          </table:table-cell>
          <table:table-cell office:value-type="float" office:value="5578183" calcext:value-type="float">
            <text:p>5578183</text:p>
          </table:table-cell>
          <table:table-cell table:formula="of:=[Sheet5.E44]-[Sheet5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9-s905865785c1801895.ukp</text:p>
          </table:table-cell>
          <table:table-cell office:value-type="float" office:value="4.94123" calcext:value-type="float">
            <text:p>4.94123</text:p>
          </table:table-cell>
          <table:table-cell office:value-type="float" office:value="5.11" calcext:value-type="float">
            <text:p>5.11</text:p>
          </table:table-cell>
          <table:table-cell office:value-type="float" office:value="48220" calcext:value-type="float">
            <text:p>48220</text:p>
          </table:table-cell>
          <table:table-cell office:value-type="float" office:value="5449526" calcext:value-type="float">
            <text:p>5449526</text:p>
          </table:table-cell>
          <table:table-cell office:value-type="float" office:value="39.27666" calcext:value-type="float">
            <text:p>39.27666</text:p>
          </table:table-cell>
          <table:table-cell office:value-type="float" office:value="39.28" calcext:value-type="float">
            <text:p>39.28</text:p>
          </table:table-cell>
          <table:table-cell office:value-type="float" office:value="28064" calcext:value-type="float">
            <text:p>28064</text:p>
          </table:table-cell>
          <table:table-cell office:value-type="float" office:value="5449526" calcext:value-type="float">
            <text:p>5449526</text:p>
          </table:table-cell>
          <table:table-cell table:formula="of:=[Sheet5.E45]-[Sheet5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7-s617392218c1820735.ukp</text:p>
          </table:table-cell>
          <table:table-cell office:value-type="float" office:value="6.27143" calcext:value-type="float">
            <text:p>6.27143</text:p>
          </table:table-cell>
          <table:table-cell office:value-type="float" office:value="6.38" calcext:value-type="float">
            <text:p>6.38</text:p>
          </table:table-cell>
          <table:table-cell office:value-type="float" office:value="48524" calcext:value-type="float">
            <text:p>48524</text:p>
          </table:table-cell>
          <table:table-cell office:value-type="float" office:value="5489020" calcext:value-type="float">
            <text:p>5489020</text:p>
          </table:table-cell>
          <table:table-cell office:value-type="float" office:value="40.97333" calcext:value-type="float">
            <text:p>40.97333</text:p>
          </table:table-cell>
          <table:table-cell office:value-type="float" office:value="40.97" calcext:value-type="float">
            <text:p>40.97</text:p>
          </table:table-cell>
          <table:table-cell office:value-type="float" office:value="25176" calcext:value-type="float">
            <text:p>25176</text:p>
          </table:table-cell>
          <table:table-cell office:value-type="float" office:value="5489020" calcext:value-type="float">
            <text:p>5489020</text:p>
          </table:table-cell>
          <table:table-cell table:formula="of:=[Sheet5.E46]-[Sheet5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6-s616010305c1797255.ukp</text:p>
          </table:table-cell>
          <table:table-cell office:value-type="float" office:value="6.3263" calcext:value-type="float">
            <text:p>6.3263</text:p>
          </table:table-cell>
          <table:table-cell office:value-type="float" office:value="6.44" calcext:value-type="float">
            <text:p>6.44</text:p>
          </table:table-cell>
          <table:table-cell office:value-type="float" office:value="48276" calcext:value-type="float">
            <text:p>48276</text:p>
          </table:table-cell>
          <table:table-cell office:value-type="float" office:value="5447460" calcext:value-type="float">
            <text:p>5447460</text:p>
          </table:table-cell>
          <table:table-cell office:value-type="float" office:value="42.68333" calcext:value-type="float">
            <text:p>42.68333</text:p>
          </table:table-cell>
          <table:table-cell office:value-type="float" office:value="42.67" calcext:value-type="float">
            <text:p>42.67</text:p>
          </table:table-cell>
          <table:table-cell office:value-type="float" office:value="27580" calcext:value-type="float">
            <text:p>27580</text:p>
          </table:table-cell>
          <table:table-cell office:value-type="float" office:value="5447460" calcext:value-type="float">
            <text:p>5447460</text:p>
          </table:table-cell>
          <table:table-cell table:formula="of:=[Sheet5.E47]-[Sheet5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0-s467683630c1826003.ukp</text:p>
          </table:table-cell>
          <table:table-cell office:value-type="float" office:value="6.657" calcext:value-type="float">
            <text:p>6.657</text:p>
          </table:table-cell>
          <table:table-cell office:value-type="float" office:value="6.78" calcext:value-type="float">
            <text:p>6.78</text:p>
          </table:table-cell>
          <table:table-cell office:value-type="float" office:value="48784" calcext:value-type="float">
            <text:p>48784</text:p>
          </table:table-cell>
          <table:table-cell office:value-type="float" office:value="5552827" calcext:value-type="float">
            <text:p>5552827</text:p>
          </table:table-cell>
          <table:table-cell office:value-type="float" office:value="44.16" calcext:value-type="float">
            <text:p>44.16</text:p>
          </table:table-cell>
          <table:table-cell office:value-type="float" office:value="44.17" calcext:value-type="float">
            <text:p>44.17</text:p>
          </table:table-cell>
          <table:table-cell office:value-type="float" office:value="26436" calcext:value-type="float">
            <text:p>26436</text:p>
          </table:table-cell>
          <table:table-cell office:value-type="float" office:value="5552827" calcext:value-type="float">
            <text:p>5552827</text:p>
          </table:table-cell>
          <table:table-cell table:formula="of:=[Sheet5.E48]-[Sheet5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9-s509888126c1770066.ukp</text:p>
          </table:table-cell>
          <table:table-cell office:value-type="float" office:value="8.02285" calcext:value-type="float">
            <text:p>8.02285</text:p>
          </table:table-cell>
          <table:table-cell office:value-type="float" office:value="8.38" calcext:value-type="float">
            <text:p>8.38</text:p>
          </table:table-cell>
          <table:table-cell office:value-type="float" office:value="47700" calcext:value-type="float">
            <text:p>47700</text:p>
          </table:table-cell>
          <table:table-cell office:value-type="float" office:value="5383028" calcext:value-type="float">
            <text:p>5383028</text:p>
          </table:table-cell>
          <table:table-cell office:value-type="float" office:value="45.47" calcext:value-type="float">
            <text:p>45.47</text:p>
          </table:table-cell>
          <table:table-cell office:value-type="float" office:value="45.45" calcext:value-type="float">
            <text:p>45.45</text:p>
          </table:table-cell>
          <table:table-cell office:value-type="float" office:value="26188" calcext:value-type="float">
            <text:p>26188</text:p>
          </table:table-cell>
          <table:table-cell office:value-type="float" office:value="5383028" calcext:value-type="float">
            <text:p>5383028</text:p>
          </table:table-cell>
          <table:table-cell table:formula="of:=[Sheet5.E49]-[Sheet5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3-s915027660c1806147.ukp</text:p>
          </table:table-cell>
          <table:table-cell office:value-type="float" office:value="6.14705" calcext:value-type="float">
            <text:p>6.14705</text:p>
          </table:table-cell>
          <table:table-cell office:value-type="float" office:value="6.26" calcext:value-type="float">
            <text:p>6.26</text:p>
          </table:table-cell>
          <table:table-cell office:value-type="float" office:value="48356" calcext:value-type="float">
            <text:p>48356</text:p>
          </table:table-cell>
          <table:table-cell office:value-type="float" office:value="5470153" calcext:value-type="float">
            <text:p>5470153</text:p>
          </table:table-cell>
          <table:table-cell office:value-type="float" office:value="48.39666" calcext:value-type="float">
            <text:p>48.39666</text:p>
          </table:table-cell>
          <table:table-cell office:value-type="float" office:value="48.39" calcext:value-type="float">
            <text:p>48.39</text:p>
          </table:table-cell>
          <table:table-cell office:value-type="float" office:value="28116" calcext:value-type="float">
            <text:p>28116</text:p>
          </table:table-cell>
          <table:table-cell office:value-type="float" office:value="5470153" calcext:value-type="float">
            <text:p>5470153</text:p>
          </table:table-cell>
          <table:table-cell table:formula="of:=[Sheet5.E50]-[Sheet5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-s577520629c1811012.ukp</text:p>
          </table:table-cell>
          <table:table-cell office:value-type="float" office:value="8.17465" calcext:value-type="float">
            <text:p>8.17465</text:p>
          </table:table-cell>
          <table:table-cell office:value-type="float" office:value="8.36" calcext:value-type="float">
            <text:p>8.36</text:p>
          </table:table-cell>
          <table:table-cell office:value-type="float" office:value="48572" calcext:value-type="float">
            <text:p>48572</text:p>
          </table:table-cell>
          <table:table-cell office:value-type="float" office:value="5490122" calcext:value-type="float">
            <text:p>5490122</text:p>
          </table:table-cell>
          <table:table-cell office:value-type="float" office:value="49.83666" calcext:value-type="float">
            <text:p>49.83666</text:p>
          </table:table-cell>
          <table:table-cell office:value-type="float" office:value="49.83" calcext:value-type="float">
            <text:p>49.83</text:p>
          </table:table-cell>
          <table:table-cell office:value-type="float" office:value="24676" calcext:value-type="float">
            <text:p>24676</text:p>
          </table:table-cell>
          <table:table-cell office:value-type="float" office:value="5490122" calcext:value-type="float">
            <text:p>5490122</text:p>
          </table:table-cell>
          <table:table-cell table:formula="of:=[Sheet5.E51]-[Sheet5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0-s653992306c1793626.ukp</text:p>
          </table:table-cell>
          <table:table-cell office:value-type="float" office:value="7.2448" calcext:value-type="float">
            <text:p>7.2448</text:p>
          </table:table-cell>
          <table:table-cell office:value-type="float" office:value="7.36" calcext:value-type="float">
            <text:p>7.36</text:p>
          </table:table-cell>
          <table:table-cell office:value-type="float" office:value="48164" calcext:value-type="float">
            <text:p>48164</text:p>
          </table:table-cell>
          <table:table-cell office:value-type="float" office:value="5460866" calcext:value-type="float">
            <text:p>5460866</text:p>
          </table:table-cell>
          <table:table-cell office:value-type="float" office:value="51.99999" calcext:value-type="float">
            <text:p>51.99999</text:p>
          </table:table-cell>
          <table:table-cell office:value-type="float" office:value="51.99" calcext:value-type="float">
            <text:p>51.99</text:p>
          </table:table-cell>
          <table:table-cell office:value-type="float" office:value="27508" calcext:value-type="float">
            <text:p>27508</text:p>
          </table:table-cell>
          <table:table-cell office:value-type="float" office:value="5460866" calcext:value-type="float">
            <text:p>5460866</text:p>
          </table:table-cell>
          <table:table-cell table:formula="of:=[Sheet5.E52]-[Sheet5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5-s522080131c1779899.ukp</text:p>
          </table:table-cell>
          <table:table-cell office:value-type="float" office:value="7.88176" calcext:value-type="float">
            <text:p>7.88176</text:p>
          </table:table-cell>
          <table:table-cell office:value-type="float" office:value="7.99" calcext:value-type="float">
            <text:p>7.99</text:p>
          </table:table-cell>
          <table:table-cell office:value-type="float" office:value="48024" calcext:value-type="float">
            <text:p>48024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53.25333" calcext:value-type="float">
            <text:p>53.25333</text:p>
          </table:table-cell>
          <table:table-cell office:value-type="float" office:value="53.23" calcext:value-type="float">
            <text:p>53.23</text:p>
          </table:table-cell>
          <table:table-cell office:value-type="float" office:value="30136" calcext:value-type="float">
            <text:p>30136</text:p>
          </table:table-cell>
          <table:table-cell office:value-type="float" office:value="5381685" calcext:value-type="float">
            <text:p>5381685</text:p>
          </table:table-cell>
          <table:table-cell table:formula="of:=[Sheet5.E53]-[Sheet5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-s135458708c1790901.ukp</text:p>
          </table:table-cell>
          <table:table-cell office:value-type="float" office:value="5.76666" calcext:value-type="float">
            <text:p>5.76666</text:p>
          </table:table-cell>
          <table:table-cell office:value-type="float" office:value="5.89" calcext:value-type="float">
            <text:p>5.89</text:p>
          </table:table-cell>
          <table:table-cell office:value-type="float" office:value="48168" calcext:value-type="float">
            <text:p>48168</text:p>
          </table:table-cell>
          <table:table-cell office:value-type="float" office:value="5426893" calcext:value-type="float">
            <text:p>5426893</text:p>
          </table:table-cell>
          <table:table-cell office:value-type="float" office:value="53.29333" calcext:value-type="float">
            <text:p>53.29333</text:p>
          </table:table-cell>
          <table:table-cell office:value-type="float" office:value="53.27" calcext:value-type="float">
            <text:p>53.27</text:p>
          </table:table-cell>
          <table:table-cell office:value-type="float" office:value="26620" calcext:value-type="float">
            <text:p>26620</text:p>
          </table:table-cell>
          <table:table-cell office:value-type="float" office:value="5426893" calcext:value-type="float">
            <text:p>5426893</text:p>
          </table:table-cell>
          <table:table-cell table:formula="of:=[Sheet5.E54]-[Sheet5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0-s430006297c1836320.ukp</text:p>
          </table:table-cell>
          <table:table-cell office:value-type="float" office:value="9.18469" calcext:value-type="float">
            <text:p>9.18469</text:p>
          </table:table-cell>
          <table:table-cell office:value-type="float" office:value="9.32" calcext:value-type="float">
            <text:p>9.32</text:p>
          </table:table-cell>
          <table:table-cell office:value-type="float" office:value="48872" calcext:value-type="float">
            <text:p>48872</text:p>
          </table:table-cell>
          <table:table-cell office:value-type="float" office:value="5590584" calcext:value-type="float">
            <text:p>5590584</text:p>
          </table:table-cell>
          <table:table-cell office:value-type="float" office:value="53.99666" calcext:value-type="float">
            <text:p>53.99666</text:p>
          </table:table-cell>
          <table:table-cell office:value-type="float" office:value="53.99" calcext:value-type="float">
            <text:p>53.99</text:p>
          </table:table-cell>
          <table:table-cell office:value-type="float" office:value="26060" calcext:value-type="float">
            <text:p>26060</text:p>
          </table:table-cell>
          <table:table-cell office:value-type="float" office:value="5590584" calcext:value-type="float">
            <text:p>5590584</text:p>
          </table:table-cell>
          <table:table-cell table:formula="of:=[Sheet5.E55]-[Sheet5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0-s53290165c1831682.ukp</text:p>
          </table:table-cell>
          <table:table-cell office:value-type="float" office:value="7.74233" calcext:value-type="float">
            <text:p>7.74233</text:p>
          </table:table-cell>
          <table:table-cell office:value-type="float" office:value="7.88" calcext:value-type="float">
            <text:p>7.88</text:p>
          </table:table-cell>
          <table:table-cell office:value-type="float" office:value="48860" calcext:value-type="float">
            <text:p>48860</text:p>
          </table:table-cell>
          <table:table-cell office:value-type="float" office:value="5534471" calcext:value-type="float">
            <text:p>5534471</text:p>
          </table:table-cell>
          <table:table-cell office:value-type="float" office:value="56.27666" calcext:value-type="float">
            <text:p>56.27666</text:p>
          </table:table-cell>
          <table:table-cell office:value-type="float" office:value="56.26" calcext:value-type="float">
            <text:p>56.26</text:p>
          </table:table-cell>
          <table:table-cell office:value-type="float" office:value="26312" calcext:value-type="float">
            <text:p>26312</text:p>
          </table:table-cell>
          <table:table-cell office:value-type="float" office:value="5534471" calcext:value-type="float">
            <text:p>5534471</text:p>
          </table:table-cell>
          <table:table-cell table:formula="of:=[Sheet5.E56]-[Sheet5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5-s957468776c1759906.ukp</text:p>
          </table:table-cell>
          <table:table-cell office:value-type="float" office:value="6.0244" calcext:value-type="float">
            <text:p>6.0244</text:p>
          </table:table-cell>
          <table:table-cell office:value-type="float" office:value="6.14" calcext:value-type="float">
            <text:p>6.14</text:p>
          </table:table-cell>
          <table:table-cell office:value-type="float" office:value="47668" calcext:value-type="float">
            <text:p>47668</text:p>
          </table:table-cell>
          <table:table-cell office:value-type="float" office:value="5337805" calcext:value-type="float">
            <text:p>5337805</text:p>
          </table:table-cell>
          <table:table-cell office:value-type="float" office:value="61.15999" calcext:value-type="float">
            <text:p>61.159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428" calcext:value-type="float">
            <text:p>27428</text:p>
          </table:table-cell>
          <table:table-cell office:value-type="float" office:value="5337805" calcext:value-type="float">
            <text:p>5337805</text:p>
          </table:table-cell>
          <table:table-cell table:formula="of:=[Sheet5.E57]-[Sheet5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4-s661561692c1725449.ukp</text:p>
          </table:table-cell>
          <table:table-cell office:value-type="float" office:value="5.942" calcext:value-type="float">
            <text:p>5.942</text:p>
          </table:table-cell>
          <table:table-cell office:value-type="float" office:value="6.05" calcext:value-type="float">
            <text:p>6.05</text:p>
          </table:table-cell>
          <table:table-cell office:value-type="float" office:value="46900" calcext:value-type="float">
            <text:p>46900</text:p>
          </table:table-cell>
          <table:table-cell office:value-type="float" office:value="5206125" calcext:value-type="float">
            <text:p>5206125</text:p>
          </table:table-cell>
          <table:table-cell office:value-type="float" office:value="68.98333" calcext:value-type="float">
            <text:p>68.98333</text:p>
          </table:table-cell>
          <table:table-cell office:value-type="float" office:value="68.98" calcext:value-type="float">
            <text:p>68.98</text:p>
          </table:table-cell>
          <table:table-cell office:value-type="float" office:value="34432" calcext:value-type="float">
            <text:p>34432</text:p>
          </table:table-cell>
          <table:table-cell office:value-type="float" office:value="5206125" calcext:value-type="float">
            <text:p>5206125</text:p>
          </table:table-cell>
          <table:table-cell table:formula="of:=[Sheet5.E58]-[Sheet5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2-s731025097c1746932.ukp</text:p>
          </table:table-cell>
          <table:table-cell office:value-type="float" office:value="4.61855" calcext:value-type="float">
            <text:p>4.61855</text:p>
          </table:table-cell>
          <table:table-cell office:value-type="float" office:value="4.73" calcext:value-type="float">
            <text:p>4.73</text:p>
          </table:table-cell>
          <table:table-cell office:value-type="float" office:value="47288" calcext:value-type="float">
            <text:p>47288</text:p>
          </table:table-cell>
          <table:table-cell office:value-type="float" office:value="5291652" calcext:value-type="float">
            <text:p>5291652</text:p>
          </table:table-cell>
          <table:table-cell office:value-type="float" office:value="70.66333" calcext:value-type="float">
            <text:p>70.66333</text:p>
          </table:table-cell>
          <table:table-cell office:value-type="float" office:value="70.63" calcext:value-type="float">
            <text:p>70.63</text:p>
          </table:table-cell>
          <table:table-cell office:value-type="float" office:value="27016" calcext:value-type="float">
            <text:p>27016</text:p>
          </table:table-cell>
          <table:table-cell office:value-type="float" office:value="5291652" calcext:value-type="float">
            <text:p>5291652</text:p>
          </table:table-cell>
          <table:table-cell table:formula="of:=[Sheet5.E59]-[Sheet5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5-s419785115c1703623.ukp</text:p>
          </table:table-cell>
          <table:table-cell office:value-type="float" office:value="6.27935" calcext:value-type="float">
            <text:p>6.27935</text:p>
          </table:table-cell>
          <table:table-cell office:value-type="float" office:value="6.39" calcext:value-type="float">
            <text:p>6.39</text:p>
          </table:table-cell>
          <table:table-cell office:value-type="float" office:value="46580" calcext:value-type="float">
            <text:p>46580</text:p>
          </table:table-cell>
          <table:table-cell office:value-type="float" office:value="5171656" calcext:value-type="float">
            <text:p>5171656</text:p>
          </table:table-cell>
          <table:table-cell office:value-type="float" office:value="76.09333" calcext:value-type="float">
            <text:p>76.09333</text:p>
          </table:table-cell>
          <table:table-cell office:value-type="float" office:value="76.08" calcext:value-type="float">
            <text:p>76.08</text:p>
          </table:table-cell>
          <table:table-cell office:value-type="float" office:value="36140" calcext:value-type="float">
            <text:p>36140</text:p>
          </table:table-cell>
          <table:table-cell office:value-type="float" office:value="5171656" calcext:value-type="float">
            <text:p>5171656</text:p>
          </table:table-cell>
          <table:table-cell table:formula="of:=[Sheet5.E60]-[Sheet5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0-s824350602c1740612.ukp</text:p>
          </table:table-cell>
          <table:table-cell office:value-type="float" office:value="8.00361" calcext:value-type="float">
            <text:p>8.00361</text:p>
          </table:table-cell>
          <table:table-cell office:value-type="float" office:value="8.36" calcext:value-type="float">
            <text:p>8.36</text:p>
          </table:table-cell>
          <table:table-cell office:value-type="float" office:value="47240" calcext:value-type="float">
            <text:p>47240</text:p>
          </table:table-cell>
          <table:table-cell office:value-type="float" office:value="5283542" calcext:value-type="float">
            <text:p>5283542</text:p>
          </table:table-cell>
          <table:table-cell office:value-type="float" office:value="78.79999" calcext:value-type="float">
            <text:p>78.79999</text:p>
          </table:table-cell>
          <table:table-cell office:value-type="float" office:value="78.77" calcext:value-type="float">
            <text:p>78.77</text:p>
          </table:table-cell>
          <table:table-cell office:value-type="float" office:value="35076" calcext:value-type="float">
            <text:p>35076</text:p>
          </table:table-cell>
          <table:table-cell office:value-type="float" office:value="5283542" calcext:value-type="float">
            <text:p>5283542</text:p>
          </table:table-cell>
          <table:table-cell table:formula="of:=[Sheet5.E61]-[Sheet5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4-s659711563c1737566.ukp</text:p>
          </table:table-cell>
          <table:table-cell office:value-type="float" office:value="6.78562" calcext:value-type="float">
            <text:p>6.78562</text:p>
          </table:table-cell>
          <table:table-cell office:value-type="float" office:value="6.9" calcext:value-type="float">
            <text:p>6.9</text:p>
          </table:table-cell>
          <table:table-cell office:value-type="float" office:value="47292" calcext:value-type="float">
            <text:p>47292</text:p>
          </table:table-cell>
          <table:table-cell office:value-type="float" office:value="5259980" calcext:value-type="float">
            <text:p>5259980</text:p>
          </table:table-cell>
          <table:table-cell office:value-type="float" office:value="79.64666" calcext:value-type="float">
            <text:p>79.64666</text:p>
          </table:table-cell>
          <table:table-cell office:value-type="float" office:value="79.61" calcext:value-type="float">
            <text:p>79.61</text:p>
          </table:table-cell>
          <table:table-cell office:value-type="float" office:value="34568" calcext:value-type="float">
            <text:p>34568</text:p>
          </table:table-cell>
          <table:table-cell office:value-type="float" office:value="5259980" calcext:value-type="float">
            <text:p>5259980</text:p>
          </table:table-cell>
          <table:table-cell table:formula="of:=[Sheet5.E62]-[Sheet5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8-s397831828c1761639.ukp</text:p>
          </table:table-cell>
          <table:table-cell office:value-type="float" office:value="8.09714" calcext:value-type="float">
            <text:p>8.09714</text:p>
          </table:table-cell>
          <table:table-cell office:value-type="float" office:value="8.21" calcext:value-type="float">
            <text:p>8.21</text:p>
          </table:table-cell>
          <table:table-cell office:value-type="float" office:value="47872" calcext:value-type="float">
            <text:p>47872</text:p>
          </table:table-cell>
          <table:table-cell office:value-type="float" office:value="5325749" calcext:value-type="float">
            <text:p>5325749</text:p>
          </table:table-cell>
          <table:table-cell office:value-type="float" office:value="81.71999" calcext:value-type="float">
            <text:p>81.71999</text:p>
          </table:table-cell>
          <table:table-cell office:value-type="float" office:value="81.68" calcext:value-type="float">
            <text:p>81.68</text:p>
          </table:table-cell>
          <table:table-cell office:value-type="float" office:value="31900" calcext:value-type="float">
            <text:p>31900</text:p>
          </table:table-cell>
          <table:table-cell office:value-type="float" office:value="5325749" calcext:value-type="float">
            <text:p>5325749</text:p>
          </table:table-cell>
          <table:table-cell table:formula="of:=[Sheet5.E63]-[Sheet5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-s351997719c1737764.ukp</text:p>
          </table:table-cell>
          <table:table-cell office:value-type="float" office:value="5.98695" calcext:value-type="float">
            <text:p>5.98695</text:p>
          </table:table-cell>
          <table:table-cell office:value-type="float" office:value="6.14" calcext:value-type="float">
            <text:p>6.14</text:p>
          </table:table-cell>
          <table:table-cell office:value-type="float" office:value="47268" calcext:value-type="float">
            <text:p>47268</text:p>
          </table:table-cell>
          <table:table-cell office:value-type="float" office:value="5257172" calcext:value-type="float">
            <text:p>5257172</text:p>
          </table:table-cell>
          <table:table-cell office:value-type="float" office:value="85.88999" calcext:value-type="float">
            <text:p>85.88999</text:p>
          </table:table-cell>
          <table:table-cell office:value-type="float" office:value="85.86" calcext:value-type="float">
            <text:p>85.86</text:p>
          </table:table-cell>
          <table:table-cell office:value-type="float" office:value="30228" calcext:value-type="float">
            <text:p>30228</text:p>
          </table:table-cell>
          <table:table-cell office:value-type="float" office:value="5257172" calcext:value-type="float">
            <text:p>5257172</text:p>
          </table:table-cell>
          <table:table-cell table:formula="of:=[Sheet5.E64]-[Sheet5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4-s981619751c1772861.ukp</text:p>
          </table:table-cell>
          <table:table-cell office:value-type="float" office:value="8.32212" calcext:value-type="float">
            <text:p>8.32212</text:p>
          </table:table-cell>
          <table:table-cell office:value-type="float" office:value="8.44" calcext:value-type="float">
            <text:p>8.44</text:p>
          </table:table-cell>
          <table:table-cell office:value-type="float" office:value="47828" calcext:value-type="float">
            <text:p>47828</text:p>
          </table:table-cell>
          <table:table-cell office:value-type="float" office:value="5372834" calcext:value-type="float">
            <text:p>5372834</text:p>
          </table:table-cell>
          <table:table-cell office:value-type="float" office:value="86.18666" calcext:value-type="float">
            <text:p>86.18666</text:p>
          </table:table-cell>
          <table:table-cell office:value-type="float" office:value="86.16" calcext:value-type="float">
            <text:p>86.16</text:p>
          </table:table-cell>
          <table:table-cell office:value-type="float" office:value="28128" calcext:value-type="float">
            <text:p>28128</text:p>
          </table:table-cell>
          <table:table-cell office:value-type="float" office:value="5372834" calcext:value-type="float">
            <text:p>5372834</text:p>
          </table:table-cell>
          <table:table-cell table:formula="of:=[Sheet5.E65]-[Sheet5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9-s543190476c1741570.ukp</text:p>
          </table:table-cell>
          <table:table-cell office:value-type="float" office:value="5.94731" calcext:value-type="float">
            <text:p>5.94731</text:p>
          </table:table-cell>
          <table:table-cell office:value-type="float" office:value="6.06" calcext:value-type="float">
            <text:p>6.06</text:p>
          </table:table-cell>
          <table:table-cell office:value-type="float" office:value="47144" calcext:value-type="float">
            <text:p>47144</text:p>
          </table:table-cell>
          <table:table-cell office:value-type="float" office:value="5262940" calcext:value-type="float">
            <text:p>5262940</text:p>
          </table:table-cell>
          <table:table-cell office:value-type="float" office:value="87.10333" calcext:value-type="float">
            <text:p>87.10333</text:p>
          </table:table-cell>
          <table:table-cell office:value-type="float" office:value="87.06" calcext:value-type="float">
            <text:p>87.06</text:p>
          </table:table-cell>
          <table:table-cell office:value-type="float" office:value="33968" calcext:value-type="float">
            <text:p>33968</text:p>
          </table:table-cell>
          <table:table-cell office:value-type="float" office:value="5262940" calcext:value-type="float">
            <text:p>5262940</text:p>
          </table:table-cell>
          <table:table-cell table:formula="of:=[Sheet5.E66]-[Sheet5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7-s989083921c1704577.ukp</text:p>
          </table:table-cell>
          <table:table-cell office:value-type="float" office:value="6.72711" calcext:value-type="float">
            <text:p>6.72711</text:p>
          </table:table-cell>
          <table:table-cell office:value-type="float" office:value="6.85" calcext:value-type="float">
            <text:p>6.85</text:p>
          </table:table-cell>
          <table:table-cell office:value-type="float" office:value="46892" calcext:value-type="float">
            <text:p>46892</text:p>
          </table:table-cell>
          <table:table-cell office:value-type="float" office:value="5160716" calcext:value-type="float">
            <text:p>5160716</text:p>
          </table:table-cell>
          <table:table-cell office:value-type="float" office:value="90.30666" calcext:value-type="float">
            <text:p>90.30666</text:p>
          </table:table-cell>
          <table:table-cell office:value-type="float" office:value="90.27" calcext:value-type="float">
            <text:p>90.27</text:p>
          </table:table-cell>
          <table:table-cell office:value-type="float" office:value="30584" calcext:value-type="float">
            <text:p>30584</text:p>
          </table:table-cell>
          <table:table-cell office:value-type="float" office:value="5160716" calcext:value-type="float">
            <text:p>5160716</text:p>
          </table:table-cell>
          <table:table-cell table:formula="of:=[Sheet5.E67]-[Sheet5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2-s57171364c1778708.ukp</text:p>
          </table:table-cell>
          <table:table-cell office:value-type="float" office:value="9.05044" calcext:value-type="float">
            <text:p>9.05044</text:p>
          </table:table-cell>
          <table:table-cell office:value-type="float" office:value="9.19" calcext:value-type="float">
            <text:p>9.19</text:p>
          </table:table-cell>
          <table:table-cell office:value-type="float" office:value="47920" calcext:value-type="float">
            <text:p>47920</text:p>
          </table:table-cell>
          <table:table-cell office:value-type="float" office:value="5388737" calcext:value-type="float">
            <text:p>5388737</text:p>
          </table:table-cell>
          <table:table-cell office:value-type="float" office:value="90.32332" calcext:value-type="float">
            <text:p>90.32332</text:p>
          </table:table-cell>
          <table:table-cell office:value-type="float" office:value="90.27" calcext:value-type="float">
            <text:p>90.27</text:p>
          </table:table-cell>
          <table:table-cell office:value-type="float" office:value="26172" calcext:value-type="float">
            <text:p>26172</text:p>
          </table:table-cell>
          <table:table-cell office:value-type="float" office:value="5388737" calcext:value-type="float">
            <text:p>5388737</text:p>
          </table:table-cell>
          <table:table-cell table:formula="of:=[Sheet5.E68]-[Sheet5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2-s366491978c1717385.ukp</text:p>
          </table:table-cell>
          <table:table-cell office:value-type="float" office:value="8.18669" calcext:value-type="float">
            <text:p>8.18669</text:p>
          </table:table-cell>
          <table:table-cell office:value-type="float" office:value="8.3" calcext:value-type="float">
            <text:p>8.3</text:p>
          </table:table-cell>
          <table:table-cell office:value-type="float" office:value="47040" calcext:value-type="float">
            <text:p>47040</text:p>
          </table:table-cell>
          <table:table-cell office:value-type="float" office:value="5199291" calcext:value-type="float">
            <text:p>5199291</text:p>
          </table:table-cell>
          <table:table-cell office:value-type="float" office:value="95.29332" calcext:value-type="float">
            <text:p>95.29332</text:p>
          </table:table-cell>
          <table:table-cell office:value-type="float" office:value="95.23" calcext:value-type="float">
            <text:p>95.23</text:p>
          </table:table-cell>
          <table:table-cell office:value-type="float" office:value="34800" calcext:value-type="float">
            <text:p>34800</text:p>
          </table:table-cell>
          <table:table-cell office:value-type="float" office:value="5199291" calcext:value-type="float">
            <text:p>5199291</text:p>
          </table:table-cell>
          <table:table-cell table:formula="of:=[Sheet5.E69]-[Sheet5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1-s311293941c1708024.ukp</text:p>
          </table:table-cell>
          <table:table-cell office:value-type="float" office:value="6.36434" calcext:value-type="float">
            <text:p>6.36434</text:p>
          </table:table-cell>
          <table:table-cell office:value-type="float" office:value="6.51" calcext:value-type="float">
            <text:p>6.51</text:p>
          </table:table-cell>
          <table:table-cell office:value-type="float" office:value="46976" calcext:value-type="float">
            <text:p>46976</text:p>
          </table:table-cell>
          <table:table-cell office:value-type="float" office:value="5172136" calcext:value-type="float">
            <text:p>5172136</text:p>
          </table:table-cell>
          <table:table-cell office:value-type="float" office:value="95.50332" calcext:value-type="float">
            <text:p>95.50332</text:p>
          </table:table-cell>
          <table:table-cell office:value-type="float" office:value="95.47" calcext:value-type="float">
            <text:p>95.47</text:p>
          </table:table-cell>
          <table:table-cell office:value-type="float" office:value="32964" calcext:value-type="float">
            <text:p>32964</text:p>
          </table:table-cell>
          <table:table-cell office:value-type="float" office:value="5172136" calcext:value-type="float">
            <text:p>5172136</text:p>
          </table:table-cell>
          <table:table-cell table:formula="of:=[Sheet5.E70]-[Sheet5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3-s100579595c1731060.ukp</text:p>
          </table:table-cell>
          <table:table-cell office:value-type="float" office:value="8.85012" calcext:value-type="float">
            <text:p>8.85012</text:p>
          </table:table-cell>
          <table:table-cell office:value-type="float" office:value="8.96" calcext:value-type="float">
            <text:p>8.96</text:p>
          </table:table-cell>
          <table:table-cell office:value-type="float" office:value="47352" calcext:value-type="float">
            <text:p>47352</text:p>
          </table:table-cell>
          <table:table-cell office:value-type="float" office:value="5248411" calcext:value-type="float">
            <text:p>5248411</text:p>
          </table:table-cell>
          <table:table-cell office:value-type="float" office:value="97.19332" calcext:value-type="float">
            <text:p>97.19332</text:p>
          </table:table-cell>
          <table:table-cell office:value-type="float" office:value="97.15" calcext:value-type="float">
            <text:p>97.15</text:p>
          </table:table-cell>
          <table:table-cell office:value-type="float" office:value="31880" calcext:value-type="float">
            <text:p>31880</text:p>
          </table:table-cell>
          <table:table-cell office:value-type="float" office:value="5248411" calcext:value-type="float">
            <text:p>5248411</text:p>
          </table:table-cell>
          <table:table-cell table:formula="of:=[Sheet5.E71]-[Sheet5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0-s342094980c1723343.ukp</text:p>
          </table:table-cell>
          <table:table-cell office:value-type="float" office:value="7.1296" calcext:value-type="float">
            <text:p>7.1296</text:p>
          </table:table-cell>
          <table:table-cell office:value-type="float" office:value="7.24" calcext:value-type="float">
            <text:p>7.24</text:p>
          </table:table-cell>
          <table:table-cell office:value-type="float" office:value="47180" calcext:value-type="float">
            <text:p>47180</text:p>
          </table:table-cell>
          <table:table-cell office:value-type="float" office:value="5214675" calcext:value-type="float">
            <text:p>5214675</text:p>
          </table:table-cell>
          <table:table-cell office:value-type="float" office:value="98.58666" calcext:value-type="float">
            <text:p>98.58666</text:p>
          </table:table-cell>
          <table:table-cell office:value-type="float" office:value="98.54" calcext:value-type="float">
            <text:p>98.54</text:p>
          </table:table-cell>
          <table:table-cell office:value-type="float" office:value="28452" calcext:value-type="float">
            <text:p>28452</text:p>
          </table:table-cell>
          <table:table-cell office:value-type="float" office:value="5214675" calcext:value-type="float">
            <text:p>5214675</text:p>
          </table:table-cell>
          <table:table-cell table:formula="of:=[Sheet5.E72]-[Sheet5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6-s661392405c1710624.ukp</text:p>
          </table:table-cell>
          <table:table-cell office:value-type="float" office:value="6.61422" calcext:value-type="float">
            <text:p>6.61422</text:p>
          </table:table-cell>
          <table:table-cell office:value-type="float" office:value="6.73" calcext:value-type="float">
            <text:p>6.73</text:p>
          </table:table-cell>
          <table:table-cell office:value-type="float" office:value="46896" calcext:value-type="float">
            <text:p>46896</text:p>
          </table:table-cell>
          <table:table-cell office:value-type="float" office:value="5156094" calcext:value-type="float">
            <text:p>5156094</text:p>
          </table:table-cell>
          <table:table-cell office:value-type="float" office:value="104.67332" calcext:value-type="float">
            <text:p>104.67332</text:p>
          </table:table-cell>
          <table:table-cell office:value-type="float" office:value="104.63" calcext:value-type="float">
            <text:p>104.63</text:p>
          </table:table-cell>
          <table:table-cell office:value-type="float" office:value="36340" calcext:value-type="float">
            <text:p>36340</text:p>
          </table:table-cell>
          <table:table-cell office:value-type="float" office:value="5156094" calcext:value-type="float">
            <text:p>5156094</text:p>
          </table:table-cell>
          <table:table-cell table:formula="of:=[Sheet5.E73]-[Sheet5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9-s977952308c1703551.ukp</text:p>
          </table:table-cell>
          <table:table-cell office:value-type="float" office:value="8.22882" calcext:value-type="float">
            <text:p>8.22882</text:p>
          </table:table-cell>
          <table:table-cell office:value-type="float" office:value="8.35" calcext:value-type="float">
            <text:p>8.35</text:p>
          </table:table-cell>
          <table:table-cell office:value-type="float" office:value="46752" calcext:value-type="float">
            <text:p>46752</text:p>
          </table:table-cell>
          <table:table-cell office:value-type="float" office:value="5152015" calcext:value-type="float">
            <text:p>5152015</text:p>
          </table:table-cell>
          <table:table-cell office:value-type="float" office:value="107.02666" calcext:value-type="float">
            <text:p>107.02666</text:p>
          </table:table-cell>
          <table:table-cell office:value-type="float" office:value="107" calcext:value-type="float">
            <text:p>107</text:p>
          </table:table-cell>
          <table:table-cell office:value-type="float" office:value="38112" calcext:value-type="float">
            <text:p>38112</text:p>
          </table:table-cell>
          <table:table-cell office:value-type="float" office:value="5152015" calcext:value-type="float">
            <text:p>5152015</text:p>
          </table:table-cell>
          <table:table-cell table:formula="of:=[Sheet5.E74]-[Sheet5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7-s583556376c1736605.ukp</text:p>
          </table:table-cell>
          <table:table-cell office:value-type="float" office:value="8.39089" calcext:value-type="float">
            <text:p>8.39089</text:p>
          </table:table-cell>
          <table:table-cell office:value-type="float" office:value="8.54" calcext:value-type="float">
            <text:p>8.54</text:p>
          </table:table-cell>
          <table:table-cell office:value-type="float" office:value="47412" calcext:value-type="float">
            <text:p>47412</text:p>
          </table:table-cell>
          <table:table-cell office:value-type="float" office:value="5297467" calcext:value-type="float">
            <text:p>5297467</text:p>
          </table:table-cell>
          <table:table-cell office:value-type="float" office:value="107.77666" calcext:value-type="float">
            <text:p>107.77666</text:p>
          </table:table-cell>
          <table:table-cell office:value-type="float" office:value="107.72" calcext:value-type="float">
            <text:p>107.72</text:p>
          </table:table-cell>
          <table:table-cell office:value-type="float" office:value="28556" calcext:value-type="float">
            <text:p>28556</text:p>
          </table:table-cell>
          <table:table-cell office:value-type="float" office:value="5297467" calcext:value-type="float">
            <text:p>5297467</text:p>
          </table:table-cell>
          <table:table-cell table:formula="of:=[Sheet5.E75]-[Sheet5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9-s16986492c1633454.ukp</text:p>
          </table:table-cell>
          <table:table-cell office:value-type="float" office:value="7.45806" calcext:value-type="float">
            <text:p>7.45806</text:p>
          </table:table-cell>
          <table:table-cell office:value-type="float" office:value="7.66" calcext:value-type="float">
            <text:p>7.66</text:p>
          </table:table-cell>
          <table:table-cell office:value-type="float" office:value="45780" calcext:value-type="float">
            <text:p>45780</text:p>
          </table:table-cell>
          <table:table-cell office:value-type="float" office:value="4939242" calcext:value-type="float">
            <text:p>4939242</text:p>
          </table:table-cell>
          <table:table-cell office:value-type="float" office:value="111.42332" calcext:value-type="float">
            <text:p>111.42332</text:p>
          </table:table-cell>
          <table:table-cell office:value-type="float" office:value="111.43" calcext:value-type="float">
            <text:p>111.43</text:p>
          </table:table-cell>
          <table:table-cell office:value-type="float" office:value="37340" calcext:value-type="float">
            <text:p>37340</text:p>
          </table:table-cell>
          <table:table-cell office:value-type="float" office:value="4939242" calcext:value-type="float">
            <text:p>4939242</text:p>
          </table:table-cell>
          <table:table-cell table:formula="of:=[Sheet5.E76]-[Sheet5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8-s633218386c1738971.ukp</text:p>
          </table:table-cell>
          <table:table-cell office:value-type="float" office:value="6.23837" calcext:value-type="float">
            <text:p>6.23837</text:p>
          </table:table-cell>
          <table:table-cell office:value-type="float" office:value="6.35" calcext:value-type="float">
            <text:p>6.35</text:p>
          </table:table-cell>
          <table:table-cell office:value-type="float" office:value="47340" calcext:value-type="float">
            <text:p>47340</text:p>
          </table:table-cell>
          <table:table-cell office:value-type="float" office:value="5244578" calcext:value-type="float">
            <text:p>5244578</text:p>
          </table:table-cell>
          <table:table-cell office:value-type="float" office:value="111.88332" calcext:value-type="float">
            <text:p>111.88332</text:p>
          </table:table-cell>
          <table:table-cell office:value-type="float" office:value="111.82" calcext:value-type="float">
            <text:p>111.82</text:p>
          </table:table-cell>
          <table:table-cell office:value-type="float" office:value="31860" calcext:value-type="float">
            <text:p>31860</text:p>
          </table:table-cell>
          <table:table-cell office:value-type="float" office:value="5244578" calcext:value-type="float">
            <text:p>5244578</text:p>
          </table:table-cell>
          <table:table-cell table:formula="of:=[Sheet5.E77]-[Sheet5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8-s343653884c1657107.ukp</text:p>
          </table:table-cell>
          <table:table-cell office:value-type="float" office:value="7.42566" calcext:value-type="float">
            <text:p>7.42566</text:p>
          </table:table-cell>
          <table:table-cell office:value-type="float" office:value="7.54" calcext:value-type="float">
            <text:p>7.54</text:p>
          </table:table-cell>
          <table:table-cell office:value-type="float" office:value="46064" calcext:value-type="float">
            <text:p>46064</text:p>
          </table:table-cell>
          <table:table-cell office:value-type="float" office:value="5027652" calcext:value-type="float">
            <text:p>5027652</text:p>
          </table:table-cell>
          <table:table-cell office:value-type="float" office:value="113.78332" calcext:value-type="float">
            <text:p>113.78332</text:p>
          </table:table-cell>
          <table:table-cell office:value-type="float" office:value="113.71" calcext:value-type="float">
            <text:p>113.71</text:p>
          </table:table-cell>
          <table:table-cell office:value-type="float" office:value="35964" calcext:value-type="float">
            <text:p>35964</text:p>
          </table:table-cell>
          <table:table-cell office:value-type="float" office:value="5027652" calcext:value-type="float">
            <text:p>5027652</text:p>
          </table:table-cell>
          <table:table-cell table:formula="of:=[Sheet5.E78]-[Sheet5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5-s324200696c1663465.ukp</text:p>
          </table:table-cell>
          <table:table-cell office:value-type="float" office:value="5.96946" calcext:value-type="float">
            <text:p>5.96946</text:p>
          </table:table-cell>
          <table:table-cell office:value-type="float" office:value="6.32" calcext:value-type="float">
            <text:p>6.32</text:p>
          </table:table-cell>
          <table:table-cell office:value-type="float" office:value="46048" calcext:value-type="float">
            <text:p>46048</text:p>
          </table:table-cell>
          <table:table-cell office:value-type="float" office:value="5043127" calcext:value-type="float">
            <text:p>5043127</text:p>
          </table:table-cell>
          <table:table-cell office:value-type="float" office:value="116.43999" calcext:value-type="float">
            <text:p>116.43999</text:p>
          </table:table-cell>
          <table:table-cell office:value-type="float" office:value="116.38" calcext:value-type="float">
            <text:p>116.38</text:p>
          </table:table-cell>
          <table:table-cell office:value-type="float" office:value="36732" calcext:value-type="float">
            <text:p>36732</text:p>
          </table:table-cell>
          <table:table-cell office:value-type="float" office:value="5043127" calcext:value-type="float">
            <text:p>5043127</text:p>
          </table:table-cell>
          <table:table-cell table:formula="of:=[Sheet5.E79]-[Sheet5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8-s948885877c1694873.ukp</text:p>
          </table:table-cell>
          <table:table-cell office:value-type="float" office:value="8.99992" calcext:value-type="float">
            <text:p>8.99992</text:p>
          </table:table-cell>
          <table:table-cell office:value-type="float" office:value="9.19" calcext:value-type="float">
            <text:p>9.19</text:p>
          </table:table-cell>
          <table:table-cell office:value-type="float" office:value="46420" calcext:value-type="float">
            <text:p>46420</text:p>
          </table:table-cell>
          <table:table-cell office:value-type="float" office:value="5134184" calcext:value-type="float">
            <text:p>5134184</text:p>
          </table:table-cell>
          <table:table-cell office:value-type="float" office:value="119.00332" calcext:value-type="float">
            <text:p>119.00332</text:p>
          </table:table-cell>
          <table:table-cell office:value-type="float" office:value="118.96" calcext:value-type="float">
            <text:p>118.96</text:p>
          </table:table-cell>
          <table:table-cell office:value-type="float" office:value="35500" calcext:value-type="float">
            <text:p>35500</text:p>
          </table:table-cell>
          <table:table-cell office:value-type="float" office:value="5134184" calcext:value-type="float">
            <text:p>5134184</text:p>
          </table:table-cell>
          <table:table-cell table:formula="of:=[Sheet5.E80]-[Sheet5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8-s988774221c1657653.ukp</text:p>
          </table:table-cell>
          <table:table-cell office:value-type="float" office:value="6.18772" calcext:value-type="float">
            <text:p>6.18772</text:p>
          </table:table-cell>
          <table:table-cell office:value-type="float" office:value="6.6" calcext:value-type="float">
            <text:p>6.6</text:p>
          </table:table-cell>
          <table:table-cell office:value-type="float" office:value="46008" calcext:value-type="float">
            <text:p>46008</text:p>
          </table:table-cell>
          <table:table-cell office:value-type="float" office:value="5022577" calcext:value-type="float">
            <text:p>5022577</text:p>
          </table:table-cell>
          <table:table-cell office:value-type="float" office:value="119.90666" calcext:value-type="float">
            <text:p>119.90666</text:p>
          </table:table-cell>
          <table:table-cell office:value-type="float" office:value="119.85" calcext:value-type="float">
            <text:p>119.85</text:p>
          </table:table-cell>
          <table:table-cell office:value-type="float" office:value="35940" calcext:value-type="float">
            <text:p>35940</text:p>
          </table:table-cell>
          <table:table-cell office:value-type="float" office:value="5022577" calcext:value-type="float">
            <text:p>5022577</text:p>
          </table:table-cell>
          <table:table-cell table:formula="of:=[Sheet5.E81]-[Sheet5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2-s604095046c1066549.ukp</text:p>
          </table:table-cell>
          <table:table-cell office:value-type="float" office:value="7.03805" calcext:value-type="float">
            <text:p>7.03805</text:p>
          </table:table-cell>
          <table:table-cell office:value-type="float" office:value="7.16" calcext:value-type="float">
            <text:p>7.16</text:p>
          </table:table-cell>
          <table:table-cell office:value-type="float" office:value="36832" calcext:value-type="float">
            <text:p>36832</text:p>
          </table:table-cell>
          <table:table-cell office:value-type="float" office:value="3208443" calcext:value-type="float">
            <text:p>3208443</text:p>
          </table:table-cell>
          <table:table-cell office:value-type="float" office:value="120.55999" calcext:value-type="float">
            <text:p>120.55999</text:p>
          </table:table-cell>
          <table:table-cell office:value-type="float" office:value="120.51" calcext:value-type="float">
            <text:p>120.51</text:p>
          </table:table-cell>
          <table:table-cell office:value-type="float" office:value="32444" calcext:value-type="float">
            <text:p>32444</text:p>
          </table:table-cell>
          <table:table-cell office:value-type="float" office:value="3208443" calcext:value-type="float">
            <text:p>3208443</text:p>
          </table:table-cell>
          <table:table-cell table:formula="of:=[Sheet5.E82]-[Sheet5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8-s193021599c1683953.ukp</text:p>
          </table:table-cell>
          <table:table-cell office:value-type="float" office:value="7.44616" calcext:value-type="float">
            <text:p>7.44616</text:p>
          </table:table-cell>
          <table:table-cell office:value-type="float" office:value="7.57" calcext:value-type="float">
            <text:p>7.57</text:p>
          </table:table-cell>
          <table:table-cell office:value-type="float" office:value="46528" calcext:value-type="float">
            <text:p>46528</text:p>
          </table:table-cell>
          <table:table-cell office:value-type="float" office:value="5080121" calcext:value-type="float">
            <text:p>5080121</text:p>
          </table:table-cell>
          <table:table-cell office:value-type="float" office:value="129.92332" calcext:value-type="float">
            <text:p>129.92332</text:p>
          </table:table-cell>
          <table:table-cell office:value-type="float" office:value="129.85" calcext:value-type="float">
            <text:p>129.85</text:p>
          </table:table-cell>
          <table:table-cell office:value-type="float" office:value="38076" calcext:value-type="float">
            <text:p>38076</text:p>
          </table:table-cell>
          <table:table-cell office:value-type="float" office:value="5080121" calcext:value-type="float">
            <text:p>5080121</text:p>
          </table:table-cell>
          <table:table-cell table:formula="of:=[Sheet5.E83]-[Sheet5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4-s37069295c1705264.ukp</text:p>
          </table:table-cell>
          <table:table-cell office:value-type="float" office:value="7.84419" calcext:value-type="float">
            <text:p>7.84419</text:p>
          </table:table-cell>
          <table:table-cell office:value-type="float" office:value="7.97" calcext:value-type="float">
            <text:p>7.97</text:p>
          </table:table-cell>
          <table:table-cell office:value-type="float" office:value="46744" calcext:value-type="float">
            <text:p>46744</text:p>
          </table:table-cell>
          <table:table-cell office:value-type="float" office:value="5145522" calcext:value-type="float">
            <text:p>5145522</text:p>
          </table:table-cell>
          <table:table-cell office:value-type="float" office:value="129.97999" calcext:value-type="float">
            <text:p>129.9799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4408" calcext:value-type="float">
            <text:p>34408</text:p>
          </table:table-cell>
          <table:table-cell office:value-type="float" office:value="5145522" calcext:value-type="float">
            <text:p>5145522</text:p>
          </table:table-cell>
          <table:table-cell table:formula="of:=[Sheet5.E84]-[Sheet5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5-s11371460c1712788.ukp</text:p>
          </table:table-cell>
          <table:table-cell office:value-type="float" office:value="9.24147" calcext:value-type="float">
            <text:p>9.24147</text:p>
          </table:table-cell>
          <table:table-cell office:value-type="float" office:value="9.36" calcext:value-type="float">
            <text:p>9.36</text:p>
          </table:table-cell>
          <table:table-cell office:value-type="float" office:value="46896" calcext:value-type="float">
            <text:p>46896</text:p>
          </table:table-cell>
          <table:table-cell office:value-type="float" office:value="5193771" calcext:value-type="float">
            <text:p>5193771</text:p>
          </table:table-cell>
          <table:table-cell office:value-type="float" office:value="131.85999" calcext:value-type="float">
            <text:p>131.85999</text:p>
          </table:table-cell>
          <table:table-cell office:value-type="float" office:value="131.8" calcext:value-type="float">
            <text:p>131.8</text:p>
          </table:table-cell>
          <table:table-cell office:value-type="float" office:value="36412" calcext:value-type="float">
            <text:p>36412</text:p>
          </table:table-cell>
          <table:table-cell office:value-type="float" office:value="5193771" calcext:value-type="float">
            <text:p>5193771</text:p>
          </table:table-cell>
          <table:table-cell table:formula="of:=[Sheet5.E85]-[Sheet5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5-s344310712c1683052.ukp</text:p>
          </table:table-cell>
          <table:table-cell office:value-type="float" office:value="7.97104" calcext:value-type="float">
            <text:p>7.97104</text:p>
          </table:table-cell>
          <table:table-cell office:value-type="float" office:value="8.08" calcext:value-type="float">
            <text:p>8.08</text:p>
          </table:table-cell>
          <table:table-cell office:value-type="float" office:value="46540" calcext:value-type="float">
            <text:p>46540</text:p>
          </table:table-cell>
          <table:table-cell office:value-type="float" office:value="5104516" calcext:value-type="float">
            <text:p>5104516</text:p>
          </table:table-cell>
          <table:table-cell office:value-type="float" office:value="136.26999" calcext:value-type="float">
            <text:p>136.26999</text:p>
          </table:table-cell>
          <table:table-cell office:value-type="float" office:value="136.21" calcext:value-type="float">
            <text:p>136.21</text:p>
          </table:table-cell>
          <table:table-cell office:value-type="float" office:value="39004" calcext:value-type="float">
            <text:p>39004</text:p>
          </table:table-cell>
          <table:table-cell office:value-type="float" office:value="5104516" calcext:value-type="float">
            <text:p>5104516</text:p>
          </table:table-cell>
          <table:table-cell table:formula="of:=[Sheet5.E86]-[Sheet5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6-s335197937c1680650.ukp</text:p>
          </table:table-cell>
          <table:table-cell office:value-type="float" office:value="8.18846" calcext:value-type="float">
            <text:p>8.18846</text:p>
          </table:table-cell>
          <table:table-cell office:value-type="float" office:value="8.3" calcext:value-type="float">
            <text:p>8.3</text:p>
          </table:table-cell>
          <table:table-cell office:value-type="float" office:value="46428" calcext:value-type="float">
            <text:p>46428</text:p>
          </table:table-cell>
          <table:table-cell office:value-type="float" office:value="5083260" calcext:value-type="float">
            <text:p>5083260</text:p>
          </table:table-cell>
          <table:table-cell office:value-type="float" office:value="141.87665" calcext:value-type="float">
            <text:p>141.87665</text:p>
          </table:table-cell>
          <table:table-cell office:value-type="float" office:value="141.81" calcext:value-type="float">
            <text:p>141.81</text:p>
          </table:table-cell>
          <table:table-cell office:value-type="float" office:value="36524" calcext:value-type="float">
            <text:p>36524</text:p>
          </table:table-cell>
          <table:table-cell office:value-type="float" office:value="5083260" calcext:value-type="float">
            <text:p>5083260</text:p>
          </table:table-cell>
          <table:table-cell table:formula="of:=[Sheet5.E87]-[Sheet5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1-s611080474c1685870.ukp</text:p>
          </table:table-cell>
          <table:table-cell office:value-type="float" office:value="6.40999" calcext:value-type="float">
            <text:p>6.40999</text:p>
          </table:table-cell>
          <table:table-cell office:value-type="float" office:value="6.56" calcext:value-type="float">
            <text:p>6.56</text:p>
          </table:table-cell>
          <table:table-cell office:value-type="float" office:value="46692" calcext:value-type="float">
            <text:p>46692</text:p>
          </table:table-cell>
          <table:table-cell office:value-type="float" office:value="5086307" calcext:value-type="float">
            <text:p>5086307</text:p>
          </table:table-cell>
          <table:table-cell office:value-type="float" office:value="144.43332" calcext:value-type="float">
            <text:p>144.43332</text:p>
          </table:table-cell>
          <table:table-cell office:value-type="float" office:value="144.35" calcext:value-type="float">
            <text:p>144.35</text:p>
          </table:table-cell>
          <table:table-cell office:value-type="float" office:value="36964" calcext:value-type="float">
            <text:p>36964</text:p>
          </table:table-cell>
          <table:table-cell office:value-type="float" office:value="5086307" calcext:value-type="float">
            <text:p>5086307</text:p>
          </table:table-cell>
          <table:table-cell table:formula="of:=[Sheet5.E88]-[Sheet5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4-s193169413c1666059.ukp</text:p>
          </table:table-cell>
          <table:table-cell office:value-type="float" office:value="8.91961" calcext:value-type="float">
            <text:p>8.91961</text:p>
          </table:table-cell>
          <table:table-cell office:value-type="float" office:value="9.05" calcext:value-type="float">
            <text:p>9.05</text:p>
          </table:table-cell>
          <table:table-cell office:value-type="float" office:value="46212" calcext:value-type="float">
            <text:p>46212</text:p>
          </table:table-cell>
          <table:table-cell office:value-type="float" office:value="5026831" calcext:value-type="float">
            <text:p>5026831</text:p>
          </table:table-cell>
          <table:table-cell office:value-type="float" office:value="149.37332" calcext:value-type="float">
            <text:p>149.37332</text:p>
          </table:table-cell>
          <table:table-cell office:value-type="float" office:value="149.29" calcext:value-type="float">
            <text:p>149.29</text:p>
          </table:table-cell>
          <table:table-cell office:value-type="float" office:value="35788" calcext:value-type="float">
            <text:p>35788</text:p>
          </table:table-cell>
          <table:table-cell office:value-type="float" office:value="5026831" calcext:value-type="float">
            <text:p>5026831</text:p>
          </table:table-cell>
          <table:table-cell table:formula="of:=[Sheet5.E89]-[Sheet5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3-s955524903c1596348.ukp</text:p>
          </table:table-cell>
          <table:table-cell office:value-type="float" office:value="5.8657" calcext:value-type="float">
            <text:p>5.8657</text:p>
          </table:table-cell>
          <table:table-cell office:value-type="float" office:value="5.98" calcext:value-type="float">
            <text:p>5.98</text:p>
          </table:table-cell>
          <table:table-cell office:value-type="float" office:value="45024" calcext:value-type="float">
            <text:p>45024</text:p>
          </table:table-cell>
          <table:table-cell office:value-type="float" office:value="4803992" calcext:value-type="float">
            <text:p>4803992</text:p>
          </table:table-cell>
          <table:table-cell office:value-type="float" office:value="152.27332" calcext:value-type="float">
            <text:p>152.27332</text:p>
          </table:table-cell>
          <table:table-cell office:value-type="float" office:value="152.19" calcext:value-type="float">
            <text:p>152.19</text:p>
          </table:table-cell>
          <table:table-cell office:value-type="float" office:value="37584" calcext:value-type="float">
            <text:p>37584</text:p>
          </table:table-cell>
          <table:table-cell office:value-type="float" office:value="4803992" calcext:value-type="float">
            <text:p>4803992</text:p>
          </table:table-cell>
          <table:table-cell table:formula="of:=[Sheet5.E90]-[Sheet5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7-s676454610c1667472.ukp</text:p>
          </table:table-cell>
          <table:table-cell office:value-type="float" office:value="9.85312" calcext:value-type="float">
            <text:p>9.85312</text:p>
          </table:table-cell>
          <table:table-cell office:value-type="float" office:value="9.99" calcext:value-type="float">
            <text:p>9.99</text:p>
          </table:table-cell>
          <table:table-cell office:value-type="float" office:value="46124" calcext:value-type="float">
            <text:p>46124</text:p>
          </table:table-cell>
          <table:table-cell office:value-type="float" office:value="5032882" calcext:value-type="float">
            <text:p>5032882</text:p>
          </table:table-cell>
          <table:table-cell office:value-type="float" office:value="163.99998" calcext:value-type="float">
            <text:p>163.99998</text:p>
          </table:table-cell>
          <table:table-cell office:value-type="float" office:value="163.91" calcext:value-type="float">
            <text:p>163.91</text:p>
          </table:table-cell>
          <table:table-cell office:value-type="float" office:value="34620" calcext:value-type="float">
            <text:p>34620</text:p>
          </table:table-cell>
          <table:table-cell office:value-type="float" office:value="5032882" calcext:value-type="float">
            <text:p>5032882</text:p>
          </table:table-cell>
          <table:table-cell table:formula="of:=[Sheet5.E91]-[Sheet5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2-s127422697c1661008.ukp</text:p>
          </table:table-cell>
          <table:table-cell office:value-type="float" office:value="8.27702" calcext:value-type="float">
            <text:p>8.27702</text:p>
          </table:table-cell>
          <table:table-cell office:value-type="float" office:value="8.54" calcext:value-type="float">
            <text:p>8.54</text:p>
          </table:table-cell>
          <table:table-cell office:value-type="float" office:value="46016" calcext:value-type="float">
            <text:p>46016</text:p>
          </table:table-cell>
          <table:table-cell office:value-type="float" office:value="5013238" calcext:value-type="float">
            <text:p>5013238</text:p>
          </table:table-cell>
          <table:table-cell office:value-type="float" office:value="164.28332" calcext:value-type="float">
            <text:p>164.28332</text:p>
          </table:table-cell>
          <table:table-cell office:value-type="float" office:value="164.2" calcext:value-type="float">
            <text:p>164.2</text:p>
          </table:table-cell>
          <table:table-cell office:value-type="float" office:value="39632" calcext:value-type="float">
            <text:p>39632</text:p>
          </table:table-cell>
          <table:table-cell office:value-type="float" office:value="5013238" calcext:value-type="float">
            <text:p>5013238</text:p>
          </table:table-cell>
          <table:table-cell table:formula="of:=[Sheet5.E92]-[Sheet5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7-s468933413c1652347.ukp</text:p>
          </table:table-cell>
          <table:table-cell office:value-type="float" office:value="7.18374" calcext:value-type="float">
            <text:p>7.18374</text:p>
          </table:table-cell>
          <table:table-cell office:value-type="float" office:value="7.31" calcext:value-type="float">
            <text:p>7.31</text:p>
          </table:table-cell>
          <table:table-cell office:value-type="float" office:value="45804" calcext:value-type="float">
            <text:p>45804</text:p>
          </table:table-cell>
          <table:table-cell office:value-type="float" office:value="4998447" calcext:value-type="float">
            <text:p>4998447</text:p>
          </table:table-cell>
          <table:table-cell office:value-type="float" office:value="174.87332" calcext:value-type="float">
            <text:p>174.87332</text:p>
          </table:table-cell>
          <table:table-cell office:value-type="float" office:value="174.77" calcext:value-type="float">
            <text:p>174.77</text:p>
          </table:table-cell>
          <table:table-cell office:value-type="float" office:value="40420" calcext:value-type="float">
            <text:p>40420</text:p>
          </table:table-cell>
          <table:table-cell office:value-type="float" office:value="4998447" calcext:value-type="float">
            <text:p>4998447</text:p>
          </table:table-cell>
          <table:table-cell table:formula="of:=[Sheet5.E93]-[Sheet5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3-s512984724c1573094.ukp</text:p>
          </table:table-cell>
          <table:table-cell office:value-type="float" office:value="6.69328" calcext:value-type="float">
            <text:p>6.69328</text:p>
          </table:table-cell>
          <table:table-cell office:value-type="float" office:value="6.83" calcext:value-type="float">
            <text:p>6.83</text:p>
          </table:table-cell>
          <table:table-cell office:value-type="float" office:value="44760" calcext:value-type="float">
            <text:p>44760</text:p>
          </table:table-cell>
          <table:table-cell office:value-type="float" office:value="4747387" calcext:value-type="float">
            <text:p>4747387</text:p>
          </table:table-cell>
          <table:table-cell office:value-type="float" office:value="175.34332" calcext:value-type="float">
            <text:p>175.34332</text:p>
          </table:table-cell>
          <table:table-cell office:value-type="float" office:value="175.27" calcext:value-type="float">
            <text:p>175.27</text:p>
          </table:table-cell>
          <table:table-cell office:value-type="float" office:value="48020" calcext:value-type="float">
            <text:p>48020</text:p>
          </table:table-cell>
          <table:table-cell office:value-type="float" office:value="4747387" calcext:value-type="float">
            <text:p>4747387</text:p>
          </table:table-cell>
          <table:table-cell table:formula="of:=[Sheet5.E94]-[Sheet5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8-s753852548c1612443.ukp</text:p>
          </table:table-cell>
          <table:table-cell office:value-type="float" office:value="7.47115" calcext:value-type="float">
            <text:p>7.47115</text:p>
          </table:table-cell>
          <table:table-cell office:value-type="float" office:value="7.65" calcext:value-type="float">
            <text:p>7.65</text:p>
          </table:table-cell>
          <table:table-cell office:value-type="float" office:value="45296" calcext:value-type="float">
            <text:p>45296</text:p>
          </table:table-cell>
          <table:table-cell office:value-type="float" office:value="4868517" calcext:value-type="float">
            <text:p>4868517</text:p>
          </table:table-cell>
          <table:table-cell office:value-type="float" office:value="176.28332" calcext:value-type="float">
            <text:p>176.28332</text:p>
          </table:table-cell>
          <table:table-cell office:value-type="float" office:value="176.19" calcext:value-type="float">
            <text:p>176.19</text:p>
          </table:table-cell>
          <table:table-cell office:value-type="float" office:value="47396" calcext:value-type="float">
            <text:p>47396</text:p>
          </table:table-cell>
          <table:table-cell office:value-type="float" office:value="4868517" calcext:value-type="float">
            <text:p>4868517</text:p>
          </table:table-cell>
          <table:table-cell table:formula="of:=[Sheet5.E95]-[Sheet5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-s774727805c1638836.ukp</text:p>
          </table:table-cell>
          <table:table-cell office:value-type="float" office:value="6.13512" calcext:value-type="float">
            <text:p>6.13512</text:p>
          </table:table-cell>
          <table:table-cell office:value-type="float" office:value="6.26" calcext:value-type="float">
            <text:p>6.26</text:p>
          </table:table-cell>
          <table:table-cell office:value-type="float" office:value="45740" calcext:value-type="float">
            <text:p>45740</text:p>
          </table:table-cell>
          <table:table-cell office:value-type="float" office:value="4959578" calcext:value-type="float">
            <text:p>4959578</text:p>
          </table:table-cell>
          <table:table-cell office:value-type="float" office:value="176.36665" calcext:value-type="float">
            <text:p>176.366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41624" calcext:value-type="float">
            <text:p>41624</text:p>
          </table:table-cell>
          <table:table-cell office:value-type="float" office:value="4959578" calcext:value-type="float">
            <text:p>4959578</text:p>
          </table:table-cell>
          <table:table-cell table:formula="of:=[Sheet5.E96]-[Sheet5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0-s251424367c1607708.ukp</text:p>
          </table:table-cell>
          <table:table-cell office:value-type="float" office:value="6.12967" calcext:value-type="float">
            <text:p>6.12967</text:p>
          </table:table-cell>
          <table:table-cell office:value-type="float" office:value="6.24" calcext:value-type="float">
            <text:p>6.24</text:p>
          </table:table-cell>
          <table:table-cell office:value-type="float" office:value="45392" calcext:value-type="float">
            <text:p>45392</text:p>
          </table:table-cell>
          <table:table-cell office:value-type="float" office:value="4851478" calcext:value-type="float">
            <text:p>4851478</text:p>
          </table:table-cell>
          <table:table-cell office:value-type="float" office:value="183.37665" calcext:value-type="float">
            <text:p>183.37665</text:p>
          </table:table-cell>
          <table:table-cell office:value-type="float" office:value="183.29" calcext:value-type="float">
            <text:p>183.29</text:p>
          </table:table-cell>
          <table:table-cell office:value-type="float" office:value="37620" calcext:value-type="float">
            <text:p>37620</text:p>
          </table:table-cell>
          <table:table-cell office:value-type="float" office:value="4851478" calcext:value-type="float">
            <text:p>4851478</text:p>
          </table:table-cell>
          <table:table-cell table:formula="of:=[Sheet5.E97]-[Sheet5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5-s152642710c1605504.ukp</text:p>
          </table:table-cell>
          <table:table-cell office:value-type="float" office:value="6.16878" calcext:value-type="float">
            <text:p>6.16878</text:p>
          </table:table-cell>
          <table:table-cell office:value-type="float" office:value="6.28" calcext:value-type="float">
            <text:p>6.28</text:p>
          </table:table-cell>
          <table:table-cell office:value-type="float" office:value="45300" calcext:value-type="float">
            <text:p>45300</text:p>
          </table:table-cell>
          <table:table-cell office:value-type="float" office:value="4828321" calcext:value-type="float">
            <text:p>4828321</text:p>
          </table:table-cell>
          <table:table-cell office:value-type="float" office:value="188.16998" calcext:value-type="float">
            <text:p>188.16998</text:p>
          </table:table-cell>
          <table:table-cell office:value-type="float" office:value="188.06" calcext:value-type="float">
            <text:p>188.06</text:p>
          </table:table-cell>
          <table:table-cell office:value-type="float" office:value="40028" calcext:value-type="float">
            <text:p>40028</text:p>
          </table:table-cell>
          <table:table-cell office:value-type="float" office:value="4828321" calcext:value-type="float">
            <text:p>4828321</text:p>
          </table:table-cell>
          <table:table-cell table:formula="of:=[Sheet5.E98]-[Sheet5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2-s692706651c1523440.ukp</text:p>
          </table:table-cell>
          <table:table-cell office:value-type="float" office:value="6.49769" calcext:value-type="float">
            <text:p>6.49769</text:p>
          </table:table-cell>
          <table:table-cell office:value-type="float" office:value="6.62" calcext:value-type="float">
            <text:p>6.62</text:p>
          </table:table-cell>
          <table:table-cell office:value-type="float" office:value="44064" calcext:value-type="float">
            <text:p>44064</text:p>
          </table:table-cell>
          <table:table-cell office:value-type="float" office:value="4609994" calcext:value-type="float">
            <text:p>4609994</text:p>
          </table:table-cell>
          <table:table-cell office:value-type="float" office:value="195.25331" calcext:value-type="float">
            <text:p>195.25331</text:p>
          </table:table-cell>
          <table:table-cell office:value-type="float" office:value="195.17" calcext:value-type="float">
            <text:p>195.17</text:p>
          </table:table-cell>
          <table:table-cell office:value-type="float" office:value="46168" calcext:value-type="float">
            <text:p>46168</text:p>
          </table:table-cell>
          <table:table-cell office:value-type="float" office:value="4609994" calcext:value-type="float">
            <text:p>4609994</text:p>
          </table:table-cell>
          <table:table-cell table:formula="of:=[Sheet5.E99]-[Sheet5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1-s447231691c1648147.ukp</text:p>
          </table:table-cell>
          <table:table-cell office:value-type="float" office:value="8.79269" calcext:value-type="float">
            <text:p>8.79269</text:p>
          </table:table-cell>
          <table:table-cell office:value-type="float" office:value="8.92" calcext:value-type="float">
            <text:p>8.92</text:p>
          </table:table-cell>
          <table:table-cell office:value-type="float" office:value="45828" calcext:value-type="float">
            <text:p>45828</text:p>
          </table:table-cell>
          <table:table-cell office:value-type="float" office:value="4977133" calcext:value-type="float">
            <text:p>4977133</text:p>
          </table:table-cell>
          <table:table-cell office:value-type="float" office:value="198.25998" calcext:value-type="float">
            <text:p>198.25998</text:p>
          </table:table-cell>
          <table:table-cell office:value-type="float" office:value="198.17" calcext:value-type="float">
            <text:p>198.17</text:p>
          </table:table-cell>
          <table:table-cell office:value-type="float" office:value="41424" calcext:value-type="float">
            <text:p>41424</text:p>
          </table:table-cell>
          <table:table-cell office:value-type="float" office:value="4977133" calcext:value-type="float">
            <text:p>4977133</text:p>
          </table:table-cell>
          <table:table-cell table:formula="of:=[Sheet5.E100]-[Sheet5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1-s161938540c1071297.ukp</text:p>
          </table:table-cell>
          <table:table-cell office:value-type="float" office:value="5.69987" calcext:value-type="float">
            <text:p>5.69987</text:p>
          </table:table-cell>
          <table:table-cell office:value-type="float" office:value="5.81" calcext:value-type="float">
            <text:p>5.81</text:p>
          </table:table-cell>
          <table:table-cell office:value-type="float" office:value="36900" calcext:value-type="float">
            <text:p>36900</text:p>
          </table:table-cell>
          <table:table-cell office:value-type="float" office:value="3197958" calcext:value-type="float">
            <text:p>3197958</text:p>
          </table:table-cell>
          <table:table-cell office:value-type="float" office:value="208.37998" calcext:value-type="float">
            <text:p>208.37998</text:p>
          </table:table-cell>
          <table:table-cell office:value-type="float" office:value="208.32" calcext:value-type="float">
            <text:p>208.32</text:p>
          </table:table-cell>
          <table:table-cell office:value-type="float" office:value="40428" calcext:value-type="float">
            <text:p>40428</text:p>
          </table:table-cell>
          <table:table-cell office:value-type="float" office:value="3197958" calcext:value-type="float">
            <text:p>3197958</text:p>
          </table:table-cell>
          <table:table-cell table:formula="of:=[Sheet5.E101]-[Sheet5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4-s611662245c1505907.ukp</text:p>
          </table:table-cell>
          <table:table-cell office:value-type="float" office:value="4.81953" calcext:value-type="float">
            <text:p>4.81953</text:p>
          </table:table-cell>
          <table:table-cell office:value-type="float" office:value="4.94" calcext:value-type="float">
            <text:p>4.94</text:p>
          </table:table-cell>
          <table:table-cell office:value-type="float" office:value="43620" calcext:value-type="float">
            <text:p>43620</text:p>
          </table:table-cell>
          <table:table-cell office:value-type="float" office:value="4531588" calcext:value-type="float">
            <text:p>4531588</text:p>
          </table:table-cell>
          <table:table-cell office:value-type="float" office:value="210.14665" calcext:value-type="float">
            <text:p>210.14665</text:p>
          </table:table-cell>
          <table:table-cell office:value-type="float" office:value="210.05" calcext:value-type="float">
            <text:p>210.05</text:p>
          </table:table-cell>
          <table:table-cell office:value-type="float" office:value="46544" calcext:value-type="float">
            <text:p>46544</text:p>
          </table:table-cell>
          <table:table-cell office:value-type="float" office:value="4531588" calcext:value-type="float">
            <text:p>4531588</text:p>
          </table:table-cell>
          <table:table-cell table:formula="of:=[Sheet5.E102]-[Sheet5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1-s403017354c1574848.ukp</text:p>
          </table:table-cell>
          <table:table-cell office:value-type="float" office:value="7.48971" calcext:value-type="float">
            <text:p>7.48971</text:p>
          </table:table-cell>
          <table:table-cell office:value-type="float" office:value="7.61" calcext:value-type="float">
            <text:p>7.61</text:p>
          </table:table-cell>
          <table:table-cell office:value-type="float" office:value="44716" calcext:value-type="float">
            <text:p>44716</text:p>
          </table:table-cell>
          <table:table-cell office:value-type="float" office:value="4764826" calcext:value-type="float">
            <text:p>4764826</text:p>
          </table:table-cell>
          <table:table-cell office:value-type="float" office:value="211.61998" calcext:value-type="float">
            <text:p>211.61998</text:p>
          </table:table-cell>
          <table:table-cell office:value-type="float" office:value="211.49" calcext:value-type="float">
            <text:p>211.49</text:p>
          </table:table-cell>
          <table:table-cell office:value-type="float" office:value="44016" calcext:value-type="float">
            <text:p>44016</text:p>
          </table:table-cell>
          <table:table-cell office:value-type="float" office:value="4764826" calcext:value-type="float">
            <text:p>4764826</text:p>
          </table:table-cell>
          <table:table-cell table:formula="of:=[Sheet5.E103]-[Sheet5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7-s852514704c1577913.ukp</text:p>
          </table:table-cell>
          <table:table-cell office:value-type="float" office:value="6.61912" calcext:value-type="float">
            <text:p>6.61912</text:p>
          </table:table-cell>
          <table:table-cell office:value-type="float" office:value="6.73" calcext:value-type="float">
            <text:p>6.73</text:p>
          </table:table-cell>
          <table:table-cell office:value-type="float" office:value="44648" calcext:value-type="float">
            <text:p>44648</text:p>
          </table:table-cell>
          <table:table-cell office:value-type="float" office:value="4759686" calcext:value-type="float">
            <text:p>4759686</text:p>
          </table:table-cell>
          <table:table-cell office:value-type="float" office:value="216.42331" calcext:value-type="float">
            <text:p>216.42331</text:p>
          </table:table-cell>
          <table:table-cell office:value-type="float" office:value="216.29" calcext:value-type="float">
            <text:p>216.29</text:p>
          </table:table-cell>
          <table:table-cell office:value-type="float" office:value="41936" calcext:value-type="float">
            <text:p>41936</text:p>
          </table:table-cell>
          <table:table-cell office:value-type="float" office:value="4759686" calcext:value-type="float">
            <text:p>4759686</text:p>
          </table:table-cell>
          <table:table-cell table:formula="of:=[Sheet5.E104]-[Sheet5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8-s178912779c1587922.ukp</text:p>
          </table:table-cell>
          <table:table-cell office:value-type="float" office:value="7.50713" calcext:value-type="float">
            <text:p>7.50713</text:p>
          </table:table-cell>
          <table:table-cell office:value-type="float" office:value="7.63" calcext:value-type="float">
            <text:p>7.63</text:p>
          </table:table-cell>
          <table:table-cell office:value-type="float" office:value="44996" calcext:value-type="float">
            <text:p>44996</text:p>
          </table:table-cell>
          <table:table-cell office:value-type="float" office:value="4793129" calcext:value-type="float">
            <text:p>4793129</text:p>
          </table:table-cell>
          <table:table-cell office:value-type="float" office:value="216.46331" calcext:value-type="float">
            <text:p>216.46331</text:p>
          </table:table-cell>
          <table:table-cell office:value-type="float" office:value="216.34" calcext:value-type="float">
            <text:p>216.34</text:p>
          </table:table-cell>
          <table:table-cell office:value-type="float" office:value="47476" calcext:value-type="float">
            <text:p>47476</text:p>
          </table:table-cell>
          <table:table-cell office:value-type="float" office:value="4793129" calcext:value-type="float">
            <text:p>4793129</text:p>
          </table:table-cell>
          <table:table-cell table:formula="of:=[Sheet5.E105]-[Sheet5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1-s115726845c1555680.ukp</text:p>
          </table:table-cell>
          <table:table-cell office:value-type="float" office:value="7.75202" calcext:value-type="float">
            <text:p>7.75202</text:p>
          </table:table-cell>
          <table:table-cell office:value-type="float" office:value="7.86" calcext:value-type="float">
            <text:p>7.86</text:p>
          </table:table-cell>
          <table:table-cell office:value-type="float" office:value="44256" calcext:value-type="float">
            <text:p>44256</text:p>
          </table:table-cell>
          <table:table-cell office:value-type="float" office:value="4686013" calcext:value-type="float">
            <text:p>4686013</text:p>
          </table:table-cell>
          <table:table-cell office:value-type="float" office:value="219.42331" calcext:value-type="float">
            <text:p>219.42331</text:p>
          </table:table-cell>
          <table:table-cell office:value-type="float" office:value="219.3" calcext:value-type="float">
            <text:p>219.3</text:p>
          </table:table-cell>
          <table:table-cell office:value-type="float" office:value="43904" calcext:value-type="float">
            <text:p>43904</text:p>
          </table:table-cell>
          <table:table-cell office:value-type="float" office:value="4686013" calcext:value-type="float">
            <text:p>4686013</text:p>
          </table:table-cell>
          <table:table-cell table:formula="of:=[Sheet5.E106]-[Sheet5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0-s271358749c1597428.ukp</text:p>
          </table:table-cell>
          <table:table-cell office:value-type="float" office:value="8.07864" calcext:value-type="float">
            <text:p>8.07864</text:p>
          </table:table-cell>
          <table:table-cell office:value-type="float" office:value="8.19" calcext:value-type="float">
            <text:p>8.19</text:p>
          </table:table-cell>
          <table:table-cell office:value-type="float" office:value="45104" calcext:value-type="float">
            <text:p>45104</text:p>
          </table:table-cell>
          <table:table-cell office:value-type="float" office:value="4840525" calcext:value-type="float">
            <text:p>4840525</text:p>
          </table:table-cell>
          <table:table-cell office:value-type="float" office:value="221.01665" calcext:value-type="float">
            <text:p>221.01665</text:p>
          </table:table-cell>
          <table:table-cell office:value-type="float" office:value="220.88" calcext:value-type="float">
            <text:p>220.88</text:p>
          </table:table-cell>
          <table:table-cell office:value-type="float" office:value="46348" calcext:value-type="float">
            <text:p>46348</text:p>
          </table:table-cell>
          <table:table-cell office:value-type="float" office:value="4840525" calcext:value-type="float">
            <text:p>4840525</text:p>
          </table:table-cell>
          <table:table-cell table:formula="of:=[Sheet5.E107]-[Sheet5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1-s918482572c1558514.ukp</text:p>
          </table:table-cell>
          <table:table-cell office:value-type="float" office:value="7.5202" calcext:value-type="float">
            <text:p>7.5202</text:p>
          </table:table-cell>
          <table:table-cell office:value-type="float" office:value="7.66" calcext:value-type="float">
            <text:p>7.66</text:p>
          </table:table-cell>
          <table:table-cell office:value-type="float" office:value="44348" calcext:value-type="float">
            <text:p>44348</text:p>
          </table:table-cell>
          <table:table-cell office:value-type="float" office:value="4689338" calcext:value-type="float">
            <text:p>4689338</text:p>
          </table:table-cell>
          <table:table-cell office:value-type="float" office:value="222.49998" calcext:value-type="float">
            <text:p>222.49998</text:p>
          </table:table-cell>
          <table:table-cell office:value-type="float" office:value="222.37" calcext:value-type="float">
            <text:p>222.37</text:p>
          </table:table-cell>
          <table:table-cell office:value-type="float" office:value="42340" calcext:value-type="float">
            <text:p>42340</text:p>
          </table:table-cell>
          <table:table-cell office:value-type="float" office:value="4689338" calcext:value-type="float">
            <text:p>4689338</text:p>
          </table:table-cell>
          <table:table-cell table:formula="of:=[Sheet5.E108]-[Sheet5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1-s945974533c1526716.ukp</text:p>
          </table:table-cell>
          <table:table-cell office:value-type="float" office:value="5.25152" calcext:value-type="float">
            <text:p>5.25152</text:p>
          </table:table-cell>
          <table:table-cell office:value-type="float" office:value="5.36" calcext:value-type="float">
            <text:p>5.36</text:p>
          </table:table-cell>
          <table:table-cell office:value-type="float" office:value="43996" calcext:value-type="float">
            <text:p>43996</text:p>
          </table:table-cell>
          <table:table-cell office:value-type="float" office:value="4601351" calcext:value-type="float">
            <text:p>4601351</text:p>
          </table:table-cell>
          <table:table-cell office:value-type="float" office:value="227.95331" calcext:value-type="float">
            <text:p>227.95331</text:p>
          </table:table-cell>
          <table:table-cell office:value-type="float" office:value="227.82" calcext:value-type="float">
            <text:p>227.82</text:p>
          </table:table-cell>
          <table:table-cell office:value-type="float" office:value="45852" calcext:value-type="float">
            <text:p>45852</text:p>
          </table:table-cell>
          <table:table-cell office:value-type="float" office:value="4601351" calcext:value-type="float">
            <text:p>4601351</text:p>
          </table:table-cell>
          <table:table-cell table:formula="of:=[Sheet5.E109]-[Sheet5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8-s752268543c1570154.ukp</text:p>
          </table:table-cell>
          <table:table-cell office:value-type="float" office:value="6.08308" calcext:value-type="float">
            <text:p>6.08308</text:p>
          </table:table-cell>
          <table:table-cell office:value-type="float" office:value="6.44" calcext:value-type="float">
            <text:p>6.44</text:p>
          </table:table-cell>
          <table:table-cell office:value-type="float" office:value="44432" calcext:value-type="float">
            <text:p>44432</text:p>
          </table:table-cell>
          <table:table-cell office:value-type="float" office:value="4732335" calcext:value-type="float">
            <text:p>4732335</text:p>
          </table:table-cell>
          <table:table-cell office:value-type="float" office:value="231.73331" calcext:value-type="float">
            <text:p>231.73331</text:p>
          </table:table-cell>
          <table:table-cell office:value-type="float" office:value="231.6" calcext:value-type="float">
            <text:p>231.6</text:p>
          </table:table-cell>
          <table:table-cell office:value-type="float" office:value="43368" calcext:value-type="float">
            <text:p>43368</text:p>
          </table:table-cell>
          <table:table-cell office:value-type="float" office:value="4732335" calcext:value-type="float">
            <text:p>4732335</text:p>
          </table:table-cell>
          <table:table-cell table:formula="of:=[Sheet5.E110]-[Sheet5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6-s925211847c1448382.ukp</text:p>
          </table:table-cell>
          <table:table-cell office:value-type="float" office:value="5.14888" calcext:value-type="float">
            <text:p>5.14888</text:p>
          </table:table-cell>
          <table:table-cell office:value-type="float" office:value="5.26" calcext:value-type="float">
            <text:p>5.26</text:p>
          </table:table-cell>
          <table:table-cell office:value-type="float" office:value="42628" calcext:value-type="float">
            <text:p>42628</text:p>
          </table:table-cell>
          <table:table-cell office:value-type="float" office:value="4360395" calcext:value-type="float">
            <text:p>4360395</text:p>
          </table:table-cell>
          <table:table-cell office:value-type="float" office:value="233.39664" calcext:value-type="float">
            <text:p>233.39664</text:p>
          </table:table-cell>
          <table:table-cell office:value-type="float" office:value="233.3" calcext:value-type="float">
            <text:p>233.3</text:p>
          </table:table-cell>
          <table:table-cell office:value-type="float" office:value="50936" calcext:value-type="float">
            <text:p>50936</text:p>
          </table:table-cell>
          <table:table-cell office:value-type="float" office:value="4360395" calcext:value-type="float">
            <text:p>4360395</text:p>
          </table:table-cell>
          <table:table-cell table:formula="of:=[Sheet5.E111]-[Sheet5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7-s31387311c1583866.ukp</text:p>
          </table:table-cell>
          <table:table-cell office:value-type="float" office:value="7.73293" calcext:value-type="float">
            <text:p>7.73293</text:p>
          </table:table-cell>
          <table:table-cell office:value-type="float" office:value="7.85" calcext:value-type="float">
            <text:p>7.85</text:p>
          </table:table-cell>
          <table:table-cell office:value-type="float" office:value="44988" calcext:value-type="float">
            <text:p>44988</text:p>
          </table:table-cell>
          <table:table-cell office:value-type="float" office:value="4778941" calcext:value-type="float">
            <text:p>4778941</text:p>
          </table:table-cell>
          <table:table-cell office:value-type="float" office:value="237.21664" calcext:value-type="float">
            <text:p>237.21664</text:p>
          </table:table-cell>
          <table:table-cell office:value-type="float" office:value="237.08" calcext:value-type="float">
            <text:p>237.08</text:p>
          </table:table-cell>
          <table:table-cell office:value-type="float" office:value="43624" calcext:value-type="float">
            <text:p>43624</text:p>
          </table:table-cell>
          <table:table-cell office:value-type="float" office:value="4778941" calcext:value-type="float">
            <text:p>4778941</text:p>
          </table:table-cell>
          <table:table-cell table:formula="of:=[Sheet5.E112]-[Sheet5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6-s764445182c1554487.ukp</text:p>
          </table:table-cell>
          <table:table-cell office:value-type="float" office:value="5.79823" calcext:value-type="float">
            <text:p>5.79823</text:p>
          </table:table-cell>
          <table:table-cell office:value-type="float" office:value="5.91" calcext:value-type="float">
            <text:p>5.91</text:p>
          </table:table-cell>
          <table:table-cell office:value-type="float" office:value="44480" calcext:value-type="float">
            <text:p>44480</text:p>
          </table:table-cell>
          <table:table-cell office:value-type="float" office:value="4689886" calcext:value-type="float">
            <text:p>4689886</text:p>
          </table:table-cell>
          <table:table-cell office:value-type="float" office:value="244.62664" calcext:value-type="float">
            <text:p>244.62664</text:p>
          </table:table-cell>
          <table:table-cell office:value-type="float" office:value="244.46" calcext:value-type="float">
            <text:p>244.46</text:p>
          </table:table-cell>
          <table:table-cell office:value-type="float" office:value="48780" calcext:value-type="float">
            <text:p>48780</text:p>
          </table:table-cell>
          <table:table-cell office:value-type="float" office:value="4689886" calcext:value-type="float">
            <text:p>4689886</text:p>
          </table:table-cell>
          <table:table-cell table:formula="of:=[Sheet5.E113]-[Sheet5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4-s146571312c1527612.ukp</text:p>
          </table:table-cell>
          <table:table-cell office:value-type="float" office:value="5.53448" calcext:value-type="float">
            <text:p>5.53448</text:p>
          </table:table-cell>
          <table:table-cell office:value-type="float" office:value="5.65" calcext:value-type="float">
            <text:p>5.65</text:p>
          </table:table-cell>
          <table:table-cell office:value-type="float" office:value="44012" calcext:value-type="float">
            <text:p>44012</text:p>
          </table:table-cell>
          <table:table-cell office:value-type="float" office:value="4608692" calcext:value-type="float">
            <text:p>4608692</text:p>
          </table:table-cell>
          <table:table-cell office:value-type="float" office:value="246.99664" calcext:value-type="float">
            <text:p>246.99664</text:p>
          </table:table-cell>
          <table:table-cell office:value-type="float" office:value="246.85" calcext:value-type="float">
            <text:p>246.85</text:p>
          </table:table-cell>
          <table:table-cell office:value-type="float" office:value="42700" calcext:value-type="float">
            <text:p>42700</text:p>
          </table:table-cell>
          <table:table-cell office:value-type="float" office:value="4608692" calcext:value-type="float">
            <text:p>4608692</text:p>
          </table:table-cell>
          <table:table-cell table:formula="of:=[Sheet5.E114]-[Sheet5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9-s923188628c1583118.ukp</text:p>
          </table:table-cell>
          <table:table-cell office:value-type="float" office:value="7.87522" calcext:value-type="float">
            <text:p>7.87522</text:p>
          </table:table-cell>
          <table:table-cell office:value-type="float" office:value="8.02" calcext:value-type="float">
            <text:p>8.02</text:p>
          </table:table-cell>
          <table:table-cell office:value-type="float" office:value="44916" calcext:value-type="float">
            <text:p>44916</text:p>
          </table:table-cell>
          <table:table-cell office:value-type="float" office:value="4770692" calcext:value-type="float">
            <text:p>4770692</text:p>
          </table:table-cell>
          <table:table-cell office:value-type="float" office:value="256.62664" calcext:value-type="float">
            <text:p>256.62664</text:p>
          </table:table-cell>
          <table:table-cell office:value-type="float" office:value="256.47" calcext:value-type="float">
            <text:p>256.47</text:p>
          </table:table-cell>
          <table:table-cell office:value-type="float" office:value="41860" calcext:value-type="float">
            <text:p>41860</text:p>
          </table:table-cell>
          <table:table-cell office:value-type="float" office:value="4770692" calcext:value-type="float">
            <text:p>4770692</text:p>
          </table:table-cell>
          <table:table-cell table:formula="of:=[Sheet5.E115]-[Sheet5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5-s609893802c1351938.ukp</text:p>
          </table:table-cell>
          <table:table-cell office:value-type="float" office:value="6.49351" calcext:value-type="float">
            <text:p>6.49351</text:p>
          </table:table-cell>
          <table:table-cell office:value-type="float" office:value="6.6" calcext:value-type="float">
            <text:p>6.6</text:p>
          </table:table-cell>
          <table:table-cell office:value-type="float" office:value="41296" calcext:value-type="float">
            <text:p>41296</text:p>
          </table:table-cell>
          <table:table-cell office:value-type="float" office:value="4053099" calcext:value-type="float">
            <text:p>4053099</text:p>
          </table:table-cell>
          <table:table-cell office:value-type="float" office:value="261.47331" calcext:value-type="float">
            <text:p>261.47331</text:p>
          </table:table-cell>
          <table:table-cell office:value-type="float" office:value="261.36" calcext:value-type="float">
            <text:p>261.36</text:p>
          </table:table-cell>
          <table:table-cell office:value-type="float" office:value="52212" calcext:value-type="float">
            <text:p>52212</text:p>
          </table:table-cell>
          <table:table-cell office:value-type="float" office:value="4053099" calcext:value-type="float">
            <text:p>4053099</text:p>
          </table:table-cell>
          <table:table-cell table:formula="of:=[Sheet5.E116]-[Sheet5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6-s689366126c1412984.ukp</text:p>
          </table:table-cell>
          <table:table-cell office:value-type="float" office:value="4.48846" calcext:value-type="float">
            <text:p>4.48846</text:p>
          </table:table-cell>
          <table:table-cell office:value-type="float" office:value="4.61" calcext:value-type="float">
            <text:p>4.61</text:p>
          </table:table-cell>
          <table:table-cell office:value-type="float" office:value="42144" calcext:value-type="float">
            <text:p>42144</text:p>
          </table:table-cell>
          <table:table-cell office:value-type="float" office:value="4241206" calcext:value-type="float">
            <text:p>4241206</text:p>
          </table:table-cell>
          <table:table-cell office:value-type="float" office:value="263.59664" calcext:value-type="float">
            <text:p>263.59664</text:p>
          </table:table-cell>
          <table:table-cell office:value-type="float" office:value="263.48" calcext:value-type="float">
            <text:p>263.48</text:p>
          </table:table-cell>
          <table:table-cell office:value-type="float" office:value="53540" calcext:value-type="float">
            <text:p>53540</text:p>
          </table:table-cell>
          <table:table-cell office:value-type="float" office:value="4241206" calcext:value-type="float">
            <text:p>4241206</text:p>
          </table:table-cell>
          <table:table-cell table:formula="of:=[Sheet5.E117]-[Sheet5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3-s731218263c1569635.ukp</text:p>
          </table:table-cell>
          <table:table-cell office:value-type="float" office:value="6.05877" calcext:value-type="float">
            <text:p>6.05877</text:p>
          </table:table-cell>
          <table:table-cell office:value-type="float" office:value="6.17" calcext:value-type="float">
            <text:p>6.17</text:p>
          </table:table-cell>
          <table:table-cell office:value-type="float" office:value="44640" calcext:value-type="float">
            <text:p>44640</text:p>
          </table:table-cell>
          <table:table-cell office:value-type="float" office:value="4728336" calcext:value-type="float">
            <text:p>4728336</text:p>
          </table:table-cell>
          <table:table-cell office:value-type="float" office:value="267.41664" calcext:value-type="float">
            <text:p>267.41664</text:p>
          </table:table-cell>
          <table:table-cell office:value-type="float" office:value="267.25" calcext:value-type="float">
            <text:p>267.25</text:p>
          </table:table-cell>
          <table:table-cell office:value-type="float" office:value="41208" calcext:value-type="float">
            <text:p>41208</text:p>
          </table:table-cell>
          <table:table-cell office:value-type="float" office:value="4728336" calcext:value-type="float">
            <text:p>4728336</text:p>
          </table:table-cell>
          <table:table-cell table:formula="of:=[Sheet5.E118]-[Sheet5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-s684448574c1397683.ukp</text:p>
          </table:table-cell>
          <table:table-cell office:value-type="float" office:value="6.93859" calcext:value-type="float">
            <text:p>6.93859</text:p>
          </table:table-cell>
          <table:table-cell office:value-type="float" office:value="7.14" calcext:value-type="float">
            <text:p>7.14</text:p>
          </table:table-cell>
          <table:table-cell office:value-type="float" office:value="41944" calcext:value-type="float">
            <text:p>41944</text:p>
          </table:table-cell>
          <table:table-cell office:value-type="float" office:value="4201816" calcext:value-type="float">
            <text:p>4201816</text:p>
          </table:table-cell>
          <table:table-cell office:value-type="float" office:value="267.51997" calcext:value-type="float">
            <text:p>267.51997</text:p>
          </table:table-cell>
          <table:table-cell office:value-type="float" office:value="267.42" calcext:value-type="float">
            <text:p>267.42</text:p>
          </table:table-cell>
          <table:table-cell office:value-type="float" office:value="53424" calcext:value-type="float">
            <text:p>53424</text:p>
          </table:table-cell>
          <table:table-cell office:value-type="float" office:value="4201816" calcext:value-type="float">
            <text:p>4201816</text:p>
          </table:table-cell>
          <table:table-cell table:formula="of:=[Sheet5.E119]-[Sheet5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2-s604520447c1398376.ukp</text:p>
          </table:table-cell>
          <table:table-cell office:value-type="float" office:value="6.19112" calcext:value-type="float">
            <text:p>6.19112</text:p>
          </table:table-cell>
          <table:table-cell office:value-type="float" office:value="6.32" calcext:value-type="float">
            <text:p>6.32</text:p>
          </table:table-cell>
          <table:table-cell office:value-type="float" office:value="41788" calcext:value-type="float">
            <text:p>41788</text:p>
          </table:table-cell>
          <table:table-cell office:value-type="float" office:value="4192460" calcext:value-type="float">
            <text:p>4192460</text:p>
          </table:table-cell>
          <table:table-cell office:value-type="float" office:value="268.33997" calcext:value-type="float">
            <text:p>268.33997</text:p>
          </table:table-cell>
          <table:table-cell office:value-type="float" office:value="268.23" calcext:value-type="float">
            <text:p>268.23</text:p>
          </table:table-cell>
          <table:table-cell office:value-type="float" office:value="53608" calcext:value-type="float">
            <text:p>53608</text:p>
          </table:table-cell>
          <table:table-cell office:value-type="float" office:value="4192460" calcext:value-type="float">
            <text:p>4192460</text:p>
          </table:table-cell>
          <table:table-cell table:formula="of:=[Sheet5.E120]-[Sheet5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4-s506110575c1514867.ukp</text:p>
          </table:table-cell>
          <table:table-cell office:value-type="float" office:value="5.50324" calcext:value-type="float">
            <text:p>5.50324</text:p>
          </table:table-cell>
          <table:table-cell office:value-type="float" office:value="5.9" calcext:value-type="float">
            <text:p>5.9</text:p>
          </table:table-cell>
          <table:table-cell office:value-type="float" office:value="43892" calcext:value-type="float">
            <text:p>43892</text:p>
          </table:table-cell>
          <table:table-cell office:value-type="float" office:value="4581884" calcext:value-type="float">
            <text:p>4581884</text:p>
          </table:table-cell>
          <table:table-cell office:value-type="float" office:value="273.63664" calcext:value-type="float">
            <text:p>273.63664</text:p>
          </table:table-cell>
          <table:table-cell office:value-type="float" office:value="273.47" calcext:value-type="float">
            <text:p>273.47</text:p>
          </table:table-cell>
          <table:table-cell office:value-type="float" office:value="46728" calcext:value-type="float">
            <text:p>46728</text:p>
          </table:table-cell>
          <table:table-cell office:value-type="float" office:value="4581884" calcext:value-type="float">
            <text:p>4581884</text:p>
          </table:table-cell>
          <table:table-cell table:formula="of:=[Sheet5.E121]-[Sheet5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-s364656855c1491886.ukp</text:p>
          </table:table-cell>
          <table:table-cell office:value-type="float" office:value="6.00882" calcext:value-type="float">
            <text:p>6.00882</text:p>
          </table:table-cell>
          <table:table-cell office:value-type="float" office:value="6.2" calcext:value-type="float">
            <text:p>6.2</text:p>
          </table:table-cell>
          <table:table-cell office:value-type="float" office:value="43612" calcext:value-type="float">
            <text:p>43612</text:p>
          </table:table-cell>
          <table:table-cell office:value-type="float" office:value="4477572" calcext:value-type="float">
            <text:p>4477572</text:p>
          </table:table-cell>
          <table:table-cell office:value-type="float" office:value="274.73331" calcext:value-type="float">
            <text:p>274.73331</text:p>
          </table:table-cell>
          <table:table-cell office:value-type="float" office:value="274.55" calcext:value-type="float">
            <text:p>274.55</text:p>
          </table:table-cell>
          <table:table-cell office:value-type="float" office:value="47900" calcext:value-type="float">
            <text:p>47900</text:p>
          </table:table-cell>
          <table:table-cell office:value-type="float" office:value="4477572" calcext:value-type="float">
            <text:p>4477572</text:p>
          </table:table-cell>
          <table:table-cell table:formula="of:=[Sheet5.E122]-[Sheet5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7-s352626512c1504585.ukp</text:p>
          </table:table-cell>
          <table:table-cell office:value-type="float" office:value="7.69683" calcext:value-type="float">
            <text:p>7.69683</text:p>
          </table:table-cell>
          <table:table-cell office:value-type="float" office:value="7.81" calcext:value-type="float">
            <text:p>7.81</text:p>
          </table:table-cell>
          <table:table-cell office:value-type="float" office:value="43396" calcext:value-type="float">
            <text:p>43396</text:p>
          </table:table-cell>
          <table:table-cell office:value-type="float" office:value="4527965" calcext:value-type="float">
            <text:p>4527965</text:p>
          </table:table-cell>
          <table:table-cell office:value-type="float" office:value="277.15331" calcext:value-type="float">
            <text:p>277.153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41812" calcext:value-type="float">
            <text:p>41812</text:p>
          </table:table-cell>
          <table:table-cell office:value-type="float" office:value="4527965" calcext:value-type="float">
            <text:p>4527965</text:p>
          </table:table-cell>
          <table:table-cell table:formula="of:=[Sheet5.E123]-[Sheet5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7-s559438974c1462198.ukp</text:p>
          </table:table-cell>
          <table:table-cell office:value-type="float" office:value="5.76372" calcext:value-type="float">
            <text:p>5.76372</text:p>
          </table:table-cell>
          <table:table-cell office:value-type="float" office:value="6.13" calcext:value-type="float">
            <text:p>6.13</text:p>
          </table:table-cell>
          <table:table-cell office:value-type="float" office:value="42960" calcext:value-type="float">
            <text:p>42960</text:p>
          </table:table-cell>
          <table:table-cell office:value-type="float" office:value="4395229" calcext:value-type="float">
            <text:p>4395229</text:p>
          </table:table-cell>
          <table:table-cell office:value-type="float" office:value="291.73997" calcext:value-type="float">
            <text:p>291.73997</text:p>
          </table:table-cell>
          <table:table-cell office:value-type="float" office:value="291.55" calcext:value-type="float">
            <text:p>291.55</text:p>
          </table:table-cell>
          <table:table-cell office:value-type="float" office:value="46912" calcext:value-type="float">
            <text:p>46912</text:p>
          </table:table-cell>
          <table:table-cell office:value-type="float" office:value="4395229" calcext:value-type="float">
            <text:p>4395229</text:p>
          </table:table-cell>
          <table:table-cell table:formula="of:=[Sheet5.E124]-[Sheet5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6-s88272139c1487240.ukp</text:p>
          </table:table-cell>
          <table:table-cell office:value-type="float" office:value="7.87887" calcext:value-type="float">
            <text:p>7.87887</text:p>
          </table:table-cell>
          <table:table-cell office:value-type="float" office:value="8.01" calcext:value-type="float">
            <text:p>8.01</text:p>
          </table:table-cell>
          <table:table-cell office:value-type="float" office:value="43364" calcext:value-type="float">
            <text:p>43364</text:p>
          </table:table-cell>
          <table:table-cell office:value-type="float" office:value="4487408" calcext:value-type="float">
            <text:p>4487408</text:p>
          </table:table-cell>
          <table:table-cell office:value-type="float" office:value="294.3633" calcext:value-type="float">
            <text:p>294.3633</text:p>
          </table:table-cell>
          <table:table-cell office:value-type="float" office:value="294.19" calcext:value-type="float">
            <text:p>294.19</text:p>
          </table:table-cell>
          <table:table-cell office:value-type="float" office:value="41336" calcext:value-type="float">
            <text:p>41336</text:p>
          </table:table-cell>
          <table:table-cell office:value-type="float" office:value="4487408" calcext:value-type="float">
            <text:p>4487408</text:p>
          </table:table-cell>
          <table:table-cell table:formula="of:=[Sheet5.E125]-[Sheet5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0-s245781550c1569117.ukp</text:p>
          </table:table-cell>
          <table:table-cell office:value-type="float" office:value="7.60693" calcext:value-type="float">
            <text:p>7.60693</text:p>
          </table:table-cell>
          <table:table-cell office:value-type="float" office:value="8.09" calcext:value-type="float">
            <text:p>8.09</text:p>
          </table:table-cell>
          <table:table-cell office:value-type="float" office:value="44656" calcext:value-type="float">
            <text:p>44656</text:p>
          </table:table-cell>
          <table:table-cell office:value-type="float" office:value="4713022" calcext:value-type="float">
            <text:p>4713022</text:p>
          </table:table-cell>
          <table:table-cell office:value-type="float" office:value="295.71664" calcext:value-type="float">
            <text:p>295.71664</text:p>
          </table:table-cell>
          <table:table-cell office:value-type="float" office:value="295.52" calcext:value-type="float">
            <text:p>295.52</text:p>
          </table:table-cell>
          <table:table-cell office:value-type="float" office:value="40916" calcext:value-type="float">
            <text:p>40916</text:p>
          </table:table-cell>
          <table:table-cell office:value-type="float" office:value="4713022" calcext:value-type="float">
            <text:p>4713022</text:p>
          </table:table-cell>
          <table:table-cell table:formula="of:=[Sheet5.E126]-[Sheet5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3-s898011697c1487691.ukp</text:p>
          </table:table-cell>
          <table:table-cell office:value-type="float" office:value="5.37216" calcext:value-type="float">
            <text:p>5.37216</text:p>
          </table:table-cell>
          <table:table-cell office:value-type="float" office:value="5.49" calcext:value-type="float">
            <text:p>5.49</text:p>
          </table:table-cell>
          <table:table-cell office:value-type="float" office:value="43524" calcext:value-type="float">
            <text:p>43524</text:p>
          </table:table-cell>
          <table:table-cell office:value-type="float" office:value="4464551" calcext:value-type="float">
            <text:p>4464551</text:p>
          </table:table-cell>
          <table:table-cell office:value-type="float" office:value="301.98664" calcext:value-type="float">
            <text:p>301.98664</text:p>
          </table:table-cell>
          <table:table-cell office:value-type="float" office:value="301.79" calcext:value-type="float">
            <text:p>301.79</text:p>
          </table:table-cell>
          <table:table-cell office:value-type="float" office:value="43452" calcext:value-type="float">
            <text:p>43452</text:p>
          </table:table-cell>
          <table:table-cell office:value-type="float" office:value="4464551" calcext:value-type="float">
            <text:p>4464551</text:p>
          </table:table-cell>
          <table:table-cell table:formula="of:=[Sheet5.E127]-[Sheet5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4-s512463211c1492155.ukp</text:p>
          </table:table-cell>
          <table:table-cell office:value-type="float" office:value="6.88586" calcext:value-type="float">
            <text:p>6.88586</text:p>
          </table:table-cell>
          <table:table-cell office:value-type="float" office:value="7" calcext:value-type="float">
            <text:p>7</text:p>
          </table:table-cell>
          <table:table-cell office:value-type="float" office:value="43600" calcext:value-type="float">
            <text:p>43600</text:p>
          </table:table-cell>
          <table:table-cell office:value-type="float" office:value="4485919" calcext:value-type="float">
            <text:p>4485919</text:p>
          </table:table-cell>
          <table:table-cell office:value-type="float" office:value="303.4333" calcext:value-type="float">
            <text:p>303.4333</text:p>
          </table:table-cell>
          <table:table-cell office:value-type="float" office:value="303.23" calcext:value-type="float">
            <text:p>303.23</text:p>
          </table:table-cell>
          <table:table-cell office:value-type="float" office:value="48492" calcext:value-type="float">
            <text:p>48492</text:p>
          </table:table-cell>
          <table:table-cell office:value-type="float" office:value="4485919" calcext:value-type="float">
            <text:p>4485919</text:p>
          </table:table-cell>
          <table:table-cell table:formula="of:=[Sheet5.E128]-[Sheet5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3-s104835463c1424773.ukp</text:p>
          </table:table-cell>
          <table:table-cell office:value-type="float" office:value="6.96651" calcext:value-type="float">
            <text:p>6.96651</text:p>
          </table:table-cell>
          <table:table-cell office:value-type="float" office:value="7.08" calcext:value-type="float">
            <text:p>7.08</text:p>
          </table:table-cell>
          <table:table-cell office:value-type="float" office:value="42280" calcext:value-type="float">
            <text:p>42280</text:p>
          </table:table-cell>
          <table:table-cell office:value-type="float" office:value="4283985" calcext:value-type="float">
            <text:p>4283985</text:p>
          </table:table-cell>
          <table:table-cell office:value-type="float" office:value="312.41997" calcext:value-type="float">
            <text:p>312.41997</text:p>
          </table:table-cell>
          <table:table-cell office:value-type="float" office:value="312.23" calcext:value-type="float">
            <text:p>312.23</text:p>
          </table:table-cell>
          <table:table-cell office:value-type="float" office:value="48736" calcext:value-type="float">
            <text:p>48736</text:p>
          </table:table-cell>
          <table:table-cell office:value-type="float" office:value="4283985" calcext:value-type="float">
            <text:p>4283985</text:p>
          </table:table-cell>
          <table:table-cell table:formula="of:=[Sheet5.E129]-[Sheet5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7-s389788488c1300582.ukp</text:p>
          </table:table-cell>
          <table:table-cell office:value-type="float" office:value="6.37788" calcext:value-type="float">
            <text:p>6.37788</text:p>
          </table:table-cell>
          <table:table-cell office:value-type="float" office:value="6.49" calcext:value-type="float">
            <text:p>6.49</text:p>
          </table:table-cell>
          <table:table-cell office:value-type="float" office:value="40488" calcext:value-type="float">
            <text:p>40488</text:p>
          </table:table-cell>
          <table:table-cell office:value-type="float" office:value="3918774" calcext:value-type="float">
            <text:p>3918774</text:p>
          </table:table-cell>
          <table:table-cell office:value-type="float" office:value="315.13997" calcext:value-type="float">
            <text:p>315.13997</text:p>
          </table:table-cell>
          <table:table-cell office:value-type="float" office:value="315.01" calcext:value-type="float">
            <text:p>315.01</text:p>
          </table:table-cell>
          <table:table-cell office:value-type="float" office:value="48220" calcext:value-type="float">
            <text:p>48220</text:p>
          </table:table-cell>
          <table:table-cell office:value-type="float" office:value="3918774" calcext:value-type="float">
            <text:p>3918774</text:p>
          </table:table-cell>
          <table:table-cell table:formula="of:=[Sheet5.E130]-[Sheet5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-s618866736c1395411.ukp</text:p>
          </table:table-cell>
          <table:table-cell office:value-type="float" office:value="4.97144" calcext:value-type="float">
            <text:p>4.97144</text:p>
          </table:table-cell>
          <table:table-cell office:value-type="float" office:value="5.44" calcext:value-type="float">
            <text:p>5.44</text:p>
          </table:table-cell>
          <table:table-cell office:value-type="float" office:value="41744" calcext:value-type="float">
            <text:p>41744</text:p>
          </table:table-cell>
          <table:table-cell office:value-type="float" office:value="4170261" calcext:value-type="float">
            <text:p>4170261</text:p>
          </table:table-cell>
          <table:table-cell office:value-type="float" office:value="318.16663" calcext:value-type="float">
            <text:p>318.16663</text:p>
          </table:table-cell>
          <table:table-cell office:value-type="float" office:value="317.96" calcext:value-type="float">
            <text:p>317.96</text:p>
          </table:table-cell>
          <table:table-cell office:value-type="float" office:value="46884" calcext:value-type="float">
            <text:p>46884</text:p>
          </table:table-cell>
          <table:table-cell office:value-type="float" office:value="4170261" calcext:value-type="float">
            <text:p>4170261</text:p>
          </table:table-cell>
          <table:table-cell table:formula="of:=[Sheet5.E131]-[Sheet5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9-s198519773c1448324.ukp</text:p>
          </table:table-cell>
          <table:table-cell office:value-type="float" office:value="6.75534" calcext:value-type="float">
            <text:p>6.75534</text:p>
          </table:table-cell>
          <table:table-cell office:value-type="float" office:value="6.87" calcext:value-type="float">
            <text:p>6.87</text:p>
          </table:table-cell>
          <table:table-cell office:value-type="float" office:value="42728" calcext:value-type="float">
            <text:p>42728</text:p>
          </table:table-cell>
          <table:table-cell office:value-type="float" office:value="4365456" calcext:value-type="float">
            <text:p>4365456</text:p>
          </table:table-cell>
          <table:table-cell office:value-type="float" office:value="320.5733" calcext:value-type="float">
            <text:p>320.5733</text:p>
          </table:table-cell>
          <table:table-cell office:value-type="float" office:value="320.36" calcext:value-type="float">
            <text:p>320.36</text:p>
          </table:table-cell>
          <table:table-cell office:value-type="float" office:value="51216" calcext:value-type="float">
            <text:p>51216</text:p>
          </table:table-cell>
          <table:table-cell office:value-type="float" office:value="4365456" calcext:value-type="float">
            <text:p>4365456</text:p>
          </table:table-cell>
          <table:table-cell table:formula="of:=[Sheet5.E132]-[Sheet5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1-s362775446c1475582.ukp</text:p>
          </table:table-cell>
          <table:table-cell office:value-type="float" office:value="7.92222" calcext:value-type="float">
            <text:p>7.92222</text:p>
          </table:table-cell>
          <table:table-cell office:value-type="float" office:value="8.04" calcext:value-type="float">
            <text:p>8.04</text:p>
          </table:table-cell>
          <table:table-cell office:value-type="float" office:value="43096" calcext:value-type="float">
            <text:p>43096</text:p>
          </table:table-cell>
          <table:table-cell office:value-type="float" office:value="4429446" calcext:value-type="float">
            <text:p>4429446</text:p>
          </table:table-cell>
          <table:table-cell office:value-type="float" office:value="327.24997" calcext:value-type="float">
            <text:p>327.24997</text:p>
          </table:table-cell>
          <table:table-cell office:value-type="float" office:value="327.06" calcext:value-type="float">
            <text:p>327.06</text:p>
          </table:table-cell>
          <table:table-cell office:value-type="float" office:value="44088" calcext:value-type="float">
            <text:p>44088</text:p>
          </table:table-cell>
          <table:table-cell office:value-type="float" office:value="4429446" calcext:value-type="float">
            <text:p>4429446</text:p>
          </table:table-cell>
          <table:table-cell table:formula="of:=[Sheet5.E133]-[Sheet5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0-s139860385c1507701.ukp</text:p>
          </table:table-cell>
          <table:table-cell office:value-type="float" office:value="6.32998" calcext:value-type="float">
            <text:p>6.32998</text:p>
          </table:table-cell>
          <table:table-cell office:value-type="float" office:value="6.46" calcext:value-type="float">
            <text:p>6.46</text:p>
          </table:table-cell>
          <table:table-cell office:value-type="float" office:value="43796" calcext:value-type="float">
            <text:p>43796</text:p>
          </table:table-cell>
          <table:table-cell office:value-type="float" office:value="4536028" calcext:value-type="float">
            <text:p>4536028</text:p>
          </table:table-cell>
          <table:table-cell office:value-type="float" office:value="332.96663" calcext:value-type="float">
            <text:p>332.96663</text:p>
          </table:table-cell>
          <table:table-cell office:value-type="float" office:value="332.75" calcext:value-type="float">
            <text:p>332.75</text:p>
          </table:table-cell>
          <table:table-cell office:value-type="float" office:value="41352" calcext:value-type="float">
            <text:p>41352</text:p>
          </table:table-cell>
          <table:table-cell office:value-type="float" office:value="4536028" calcext:value-type="float">
            <text:p>4536028</text:p>
          </table:table-cell>
          <table:table-cell table:formula="of:=[Sheet5.E134]-[Sheet5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4-s255129796c1451827.ukp</text:p>
          </table:table-cell>
          <table:table-cell office:value-type="float" office:value="6.76337" calcext:value-type="float">
            <text:p>6.76337</text:p>
          </table:table-cell>
          <table:table-cell office:value-type="float" office:value="7.23" calcext:value-type="float">
            <text:p>7.23</text:p>
          </table:table-cell>
          <table:table-cell office:value-type="float" office:value="42820" calcext:value-type="float">
            <text:p>42820</text:p>
          </table:table-cell>
          <table:table-cell office:value-type="float" office:value="4376001" calcext:value-type="float">
            <text:p>4376001</text:p>
          </table:table-cell>
          <table:table-cell office:value-type="float" office:value="338.27663" calcext:value-type="float">
            <text:p>338.27663</text:p>
          </table:table-cell>
          <table:table-cell office:value-type="float" office:value="338.07" calcext:value-type="float">
            <text:p>338.07</text:p>
          </table:table-cell>
          <table:table-cell office:value-type="float" office:value="50124" calcext:value-type="float">
            <text:p>50124</text:p>
          </table:table-cell>
          <table:table-cell office:value-type="float" office:value="4376001" calcext:value-type="float">
            <text:p>4376001</text:p>
          </table:table-cell>
          <table:table-cell table:formula="of:=[Sheet5.E135]-[Sheet5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9-s676563793c1487829.ukp</text:p>
          </table:table-cell>
          <table:table-cell office:value-type="float" office:value="6.43308" calcext:value-type="float">
            <text:p>6.43308</text:p>
          </table:table-cell>
          <table:table-cell office:value-type="float" office:value="6.55" calcext:value-type="float">
            <text:p>6.55</text:p>
          </table:table-cell>
          <table:table-cell office:value-type="float" office:value="43588" calcext:value-type="float">
            <text:p>43588</text:p>
          </table:table-cell>
          <table:table-cell office:value-type="float" office:value="4472241" calcext:value-type="float">
            <text:p>4472241</text:p>
          </table:table-cell>
          <table:table-cell office:value-type="float" office:value="344.1733" calcext:value-type="float">
            <text:p>344.1733</text:p>
          </table:table-cell>
          <table:table-cell office:value-type="float" office:value="343.94" calcext:value-type="float">
            <text:p>343.94</text:p>
          </table:table-cell>
          <table:table-cell office:value-type="float" office:value="50196" calcext:value-type="float">
            <text:p>50196</text:p>
          </table:table-cell>
          <table:table-cell office:value-type="float" office:value="4472241" calcext:value-type="float">
            <text:p>4472241</text:p>
          </table:table-cell>
          <table:table-cell table:formula="of:=[Sheet5.E136]-[Sheet5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5-s248156760c1341378.ukp</text:p>
          </table:table-cell>
          <table:table-cell office:value-type="float" office:value="5.22396" calcext:value-type="float">
            <text:p>5.22396</text:p>
          </table:table-cell>
          <table:table-cell office:value-type="float" office:value="5.58" calcext:value-type="float">
            <text:p>5.58</text:p>
          </table:table-cell>
          <table:table-cell office:value-type="float" office:value="41032" calcext:value-type="float">
            <text:p>41032</text:p>
          </table:table-cell>
          <table:table-cell office:value-type="float" office:value="4017557" calcext:value-type="float">
            <text:p>4017557</text:p>
          </table:table-cell>
          <table:table-cell office:value-type="float" office:value="348.2433" calcext:value-type="float">
            <text:p>348.2433</text:p>
          </table:table-cell>
          <table:table-cell office:value-type="float" office:value="348.03" calcext:value-type="float">
            <text:p>348.03</text:p>
          </table:table-cell>
          <table:table-cell office:value-type="float" office:value="52000" calcext:value-type="float">
            <text:p>52000</text:p>
          </table:table-cell>
          <table:table-cell office:value-type="float" office:value="4017557" calcext:value-type="float">
            <text:p>4017557</text:p>
          </table:table-cell>
          <table:table-cell table:formula="of:=[Sheet5.E137]-[Sheet5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-s260379653c1520334.ukp</text:p>
          </table:table-cell>
          <table:table-cell office:value-type="float" office:value="8.62636" calcext:value-type="float">
            <text:p>8.62636</text:p>
          </table:table-cell>
          <table:table-cell office:value-type="float" office:value="8.83" calcext:value-type="float">
            <text:p>8.83</text:p>
          </table:table-cell>
          <table:table-cell office:value-type="float" office:value="43900" calcext:value-type="float">
            <text:p>43900</text:p>
          </table:table-cell>
          <table:table-cell office:value-type="float" office:value="4560690" calcext:value-type="float">
            <text:p>4560690</text:p>
          </table:table-cell>
          <table:table-cell office:value-type="float" office:value="353.2633" calcext:value-type="float">
            <text:p>353.2633</text:p>
          </table:table-cell>
          <table:table-cell office:value-type="float" office:value="353.04" calcext:value-type="float">
            <text:p>353.04</text:p>
          </table:table-cell>
          <table:table-cell office:value-type="float" office:value="43612" calcext:value-type="float">
            <text:p>43612</text:p>
          </table:table-cell>
          <table:table-cell office:value-type="float" office:value="4560690" calcext:value-type="float">
            <text:p>4560690</text:p>
          </table:table-cell>
          <table:table-cell table:formula="of:=[Sheet5.E138]-[Sheet5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5-s452751349c1460704.ukp</text:p>
          </table:table-cell>
          <table:table-cell office:value-type="float" office:value="6.53657" calcext:value-type="float">
            <text:p>6.53657</text:p>
          </table:table-cell>
          <table:table-cell office:value-type="float" office:value="6.67" calcext:value-type="float">
            <text:p>6.67</text:p>
          </table:table-cell>
          <table:table-cell office:value-type="float" office:value="42992" calcext:value-type="float">
            <text:p>42992</text:p>
          </table:table-cell>
          <table:table-cell office:value-type="float" office:value="4381558" calcext:value-type="float">
            <text:p>4381558</text:p>
          </table:table-cell>
          <table:table-cell office:value-type="float" office:value="354.22663" calcext:value-type="float">
            <text:p>354.22663</text:p>
          </table:table-cell>
          <table:table-cell office:value-type="float" office:value="354" calcext:value-type="float">
            <text:p>354</text:p>
          </table:table-cell>
          <table:table-cell office:value-type="float" office:value="47624" calcext:value-type="float">
            <text:p>47624</text:p>
          </table:table-cell>
          <table:table-cell office:value-type="float" office:value="4381558" calcext:value-type="float">
            <text:p>4381558</text:p>
          </table:table-cell>
          <table:table-cell table:formula="of:=[Sheet5.E139]-[Sheet5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8-s767427324c1083167.ukp</text:p>
          </table:table-cell>
          <table:table-cell office:value-type="float" office:value="6.92856" calcext:value-type="float">
            <text:p>6.92856</text:p>
          </table:table-cell>
          <table:table-cell office:value-type="float" office:value="7.04" calcext:value-type="float">
            <text:p>7.04</text:p>
          </table:table-cell>
          <table:table-cell office:value-type="float" office:value="37004" calcext:value-type="float">
            <text:p>37004</text:p>
          </table:table-cell>
          <table:table-cell office:value-type="float" office:value="3224664" calcext:value-type="float">
            <text:p>3224664</text:p>
          </table:table-cell>
          <table:table-cell office:value-type="float" office:value="357.48663" calcext:value-type="float">
            <text:p>357.48663</text:p>
          </table:table-cell>
          <table:table-cell office:value-type="float" office:value="357.33" calcext:value-type="float">
            <text:p>357.33</text:p>
          </table:table-cell>
          <table:table-cell office:value-type="float" office:value="52112" calcext:value-type="float">
            <text:p>52112</text:p>
          </table:table-cell>
          <table:table-cell office:value-type="float" office:value="3224664" calcext:value-type="float">
            <text:p>3224664</text:p>
          </table:table-cell>
          <table:table-cell table:formula="of:=[Sheet5.E140]-[Sheet5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0-s481113297c1411262.ukp</text:p>
          </table:table-cell>
          <table:table-cell office:value-type="float" office:value="7.70765" calcext:value-type="float">
            <text:p>7.70765</text:p>
          </table:table-cell>
          <table:table-cell office:value-type="float" office:value="7.89" calcext:value-type="float">
            <text:p>7.89</text:p>
          </table:table-cell>
          <table:table-cell office:value-type="float" office:value="42292" calcext:value-type="float">
            <text:p>42292</text:p>
          </table:table-cell>
          <table:table-cell office:value-type="float" office:value="4223474" calcext:value-type="float">
            <text:p>4223474</text:p>
          </table:table-cell>
          <table:table-cell office:value-type="float" office:value="359.9133" calcext:value-type="float">
            <text:p>359.9133</text:p>
          </table:table-cell>
          <table:table-cell office:value-type="float" office:value="359.69" calcext:value-type="float">
            <text:p>359.69</text:p>
          </table:table-cell>
          <table:table-cell office:value-type="float" office:value="48612" calcext:value-type="float">
            <text:p>48612</text:p>
          </table:table-cell>
          <table:table-cell office:value-type="float" office:value="4223474" calcext:value-type="float">
            <text:p>4223474</text:p>
          </table:table-cell>
          <table:table-cell table:formula="of:=[Sheet5.E141]-[Sheet5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8-s855531081c1092800.ukp</text:p>
          </table:table-cell>
          <table:table-cell office:value-type="float" office:value="5.39431" calcext:value-type="float">
            <text:p>5.39431</text:p>
          </table:table-cell>
          <table:table-cell office:value-type="float" office:value="5.58" calcext:value-type="float">
            <text:p>5.58</text:p>
          </table:table-cell>
          <table:table-cell office:value-type="float" office:value="37080" calcext:value-type="float">
            <text:p>37080</text:p>
          </table:table-cell>
          <table:table-cell office:value-type="float" office:value="3234838" calcext:value-type="float">
            <text:p>3234838</text:p>
          </table:table-cell>
          <table:table-cell office:value-type="float" office:value="363.29996" calcext:value-type="float">
            <text:p>363.29996</text:p>
          </table:table-cell>
          <table:table-cell office:value-type="float" office:value="363.12" calcext:value-type="float">
            <text:p>363.12</text:p>
          </table:table-cell>
          <table:table-cell office:value-type="float" office:value="57288" calcext:value-type="float">
            <text:p>57288</text:p>
          </table:table-cell>
          <table:table-cell office:value-type="float" office:value="3234838" calcext:value-type="float">
            <text:p>3234838</text:p>
          </table:table-cell>
          <table:table-cell table:formula="of:=[Sheet5.E142]-[Sheet5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-s451986827c1235104.ukp</text:p>
          </table:table-cell>
          <table:table-cell office:value-type="float" office:value="4.45765" calcext:value-type="float">
            <text:p>4.45765</text:p>
          </table:table-cell>
          <table:table-cell office:value-type="float" office:value="4.59" calcext:value-type="float">
            <text:p>4.59</text:p>
          </table:table-cell>
          <table:table-cell office:value-type="float" office:value="39460" calcext:value-type="float">
            <text:p>39460</text:p>
          </table:table-cell>
          <table:table-cell office:value-type="float" office:value="3679672" calcext:value-type="float">
            <text:p>3679672</text:p>
          </table:table-cell>
          <table:table-cell office:value-type="float" office:value="366.75996" calcext:value-type="float">
            <text:p>366.75996</text:p>
          </table:table-cell>
          <table:table-cell office:value-type="float" office:value="366.56" calcext:value-type="float">
            <text:p>366.56</text:p>
          </table:table-cell>
          <table:table-cell office:value-type="float" office:value="52388" calcext:value-type="float">
            <text:p>52388</text:p>
          </table:table-cell>
          <table:table-cell office:value-type="float" office:value="3679672" calcext:value-type="float">
            <text:p>3679672</text:p>
          </table:table-cell>
          <table:table-cell table:formula="of:=[Sheet5.E143]-[Sheet5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0-s155213243c1070927.ukp</text:p>
          </table:table-cell>
          <table:table-cell office:value-type="float" office:value="8.48971" calcext:value-type="float">
            <text:p>8.48971</text:p>
          </table:table-cell>
          <table:table-cell office:value-type="float" office:value="8.63" calcext:value-type="float">
            <text:p>8.63</text:p>
          </table:table-cell>
          <table:table-cell office:value-type="float" office:value="36688" calcext:value-type="float">
            <text:p>36688</text:p>
          </table:table-cell>
          <table:table-cell office:value-type="float" office:value="3186893" calcext:value-type="float">
            <text:p>3186893</text:p>
          </table:table-cell>
          <table:table-cell office:value-type="float" office:value="381.42663" calcext:value-type="float">
            <text:p>381.42663</text:p>
          </table:table-cell>
          <table:table-cell office:value-type="float" office:value="381.18" calcext:value-type="float">
            <text:p>381.18</text:p>
          </table:table-cell>
          <table:table-cell office:value-type="float" office:value="37984" calcext:value-type="float">
            <text:p>37984</text:p>
          </table:table-cell>
          <table:table-cell office:value-type="float" office:value="3186893" calcext:value-type="float">
            <text:p>3186893</text:p>
          </table:table-cell>
          <table:table-cell table:formula="of:=[Sheet5.E144]-[Sheet5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91-s219788524c1178643.ukp</text:p>
          </table:table-cell>
          <table:table-cell office:value-type="float" office:value="4.59758" calcext:value-type="float">
            <text:p>4.59758</text:p>
          </table:table-cell>
          <table:table-cell office:value-type="float" office:value="4.7" calcext:value-type="float">
            <text:p>4.7</text:p>
          </table:table-cell>
          <table:table-cell office:value-type="float" office:value="38520" calcext:value-type="float">
            <text:p>38520</text:p>
          </table:table-cell>
          <table:table-cell office:value-type="float" office:value="3498003" calcext:value-type="float">
            <text:p>3498003</text:p>
          </table:table-cell>
          <table:table-cell office:value-type="float" office:value="382.33996" calcext:value-type="float">
            <text:p>382.33996</text:p>
          </table:table-cell>
          <table:table-cell office:value-type="float" office:value="382.17" calcext:value-type="float">
            <text:p>382.17</text:p>
          </table:table-cell>
          <table:table-cell office:value-type="float" office:value="58468" calcext:value-type="float">
            <text:p>58468</text:p>
          </table:table-cell>
          <table:table-cell office:value-type="float" office:value="3498003" calcext:value-type="float">
            <text:p>3498003</text:p>
          </table:table-cell>
          <table:table-cell table:formula="of:=[Sheet5.E145]-[Sheet5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5-s568312405c1292526.ukp</text:p>
          </table:table-cell>
          <table:table-cell office:value-type="float" office:value="5.74668" calcext:value-type="float">
            <text:p>5.74668</text:p>
          </table:table-cell>
          <table:table-cell office:value-type="float" office:value="5.86" calcext:value-type="float">
            <text:p>5.86</text:p>
          </table:table-cell>
          <table:table-cell office:value-type="float" office:value="40464" calcext:value-type="float">
            <text:p>40464</text:p>
          </table:table-cell>
          <table:table-cell office:value-type="float" office:value="3861473" calcext:value-type="float">
            <text:p>3861473</text:p>
          </table:table-cell>
          <table:table-cell office:value-type="float" office:value="386.7733" calcext:value-type="float">
            <text:p>386.7733</text:p>
          </table:table-cell>
          <table:table-cell office:value-type="float" office:value="386.51" calcext:value-type="float">
            <text:p>386.51</text:p>
          </table:table-cell>
          <table:table-cell office:value-type="float" office:value="55516" calcext:value-type="float">
            <text:p>55516</text:p>
          </table:table-cell>
          <table:table-cell office:value-type="float" office:value="3861473" calcext:value-type="float">
            <text:p>3861473</text:p>
          </table:table-cell>
          <table:table-cell table:formula="of:=[Sheet5.E146]-[Sheet5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6-s894606712c1077587.ukp</text:p>
          </table:table-cell>
          <table:table-cell office:value-type="float" office:value="4.96889" calcext:value-type="float">
            <text:p>4.96889</text:p>
          </table:table-cell>
          <table:table-cell office:value-type="float" office:value="5.08" calcext:value-type="float">
            <text:p>5.08</text:p>
          </table:table-cell>
          <table:table-cell office:value-type="float" office:value="36888" calcext:value-type="float">
            <text:p>36888</text:p>
          </table:table-cell>
          <table:table-cell office:value-type="float" office:value="3208407" calcext:value-type="float">
            <text:p>3208407</text:p>
          </table:table-cell>
          <table:table-cell office:value-type="float" office:value="388.67329" calcext:value-type="float">
            <text:p>388.67329</text:p>
          </table:table-cell>
          <table:table-cell office:value-type="float" office:value="388.42" calcext:value-type="float">
            <text:p>388.42</text:p>
          </table:table-cell>
          <table:table-cell office:value-type="float" office:value="41016" calcext:value-type="float">
            <text:p>41016</text:p>
          </table:table-cell>
          <table:table-cell office:value-type="float" office:value="3208407" calcext:value-type="float">
            <text:p>3208407</text:p>
          </table:table-cell>
          <table:table-cell table:formula="of:=[Sheet5.E147]-[Sheet5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9-s291809797c1457462.ukp</text:p>
          </table:table-cell>
          <table:table-cell office:value-type="float" office:value="7.64984" calcext:value-type="float">
            <text:p>7.64984</text:p>
          </table:table-cell>
          <table:table-cell office:value-type="float" office:value="8.04" calcext:value-type="float">
            <text:p>8.04</text:p>
          </table:table-cell>
          <table:table-cell office:value-type="float" office:value="42904" calcext:value-type="float">
            <text:p>42904</text:p>
          </table:table-cell>
          <table:table-cell office:value-type="float" office:value="4379990" calcext:value-type="float">
            <text:p>4379990</text:p>
          </table:table-cell>
          <table:table-cell office:value-type="float" office:value="390.88663" calcext:value-type="float">
            <text:p>390.88663</text:p>
          </table:table-cell>
          <table:table-cell office:value-type="float" office:value="390.62" calcext:value-type="float">
            <text:p>390.62</text:p>
          </table:table-cell>
          <table:table-cell office:value-type="float" office:value="47344" calcext:value-type="float">
            <text:p>47344</text:p>
          </table:table-cell>
          <table:table-cell office:value-type="float" office:value="4379990" calcext:value-type="float">
            <text:p>4379990</text:p>
          </table:table-cell>
          <table:table-cell table:formula="of:=[Sheet5.E148]-[Sheet5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4-s264578645c1278054.ukp</text:p>
          </table:table-cell>
          <table:table-cell office:value-type="float" office:value="5.81919" calcext:value-type="float">
            <text:p>5.81919</text:p>
          </table:table-cell>
          <table:table-cell office:value-type="float" office:value="5.95" calcext:value-type="float">
            <text:p>5.95</text:p>
          </table:table-cell>
          <table:table-cell office:value-type="float" office:value="40064" calcext:value-type="float">
            <text:p>40064</text:p>
          </table:table-cell>
          <table:table-cell office:value-type="float" office:value="3830175" calcext:value-type="float">
            <text:p>3830175</text:p>
          </table:table-cell>
          <table:table-cell office:value-type="float" office:value="413.69663" calcext:value-type="float">
            <text:p>413.69663</text:p>
          </table:table-cell>
          <table:table-cell office:value-type="float" office:value="413.41" calcext:value-type="float">
            <text:p>413.41</text:p>
          </table:table-cell>
          <table:table-cell office:value-type="float" office:value="53372" calcext:value-type="float">
            <text:p>53372</text:p>
          </table:table-cell>
          <table:table-cell office:value-type="float" office:value="3830175" calcext:value-type="float">
            <text:p>3830175</text:p>
          </table:table-cell>
          <table:table-cell table:formula="of:=[Sheet5.E149]-[Sheet5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2-s319663318c1399313.ukp</text:p>
          </table:table-cell>
          <table:table-cell office:value-type="float" office:value="7.29232" calcext:value-type="float">
            <text:p>7.29232</text:p>
          </table:table-cell>
          <table:table-cell office:value-type="float" office:value="7.41" calcext:value-type="float">
            <text:p>7.41</text:p>
          </table:table-cell>
          <table:table-cell office:value-type="float" office:value="42092" calcext:value-type="float">
            <text:p>42092</text:p>
          </table:table-cell>
          <table:table-cell office:value-type="float" office:value="4196738" calcext:value-type="float">
            <text:p>4196738</text:p>
          </table:table-cell>
          <table:table-cell office:value-type="float" office:value="420.63329" calcext:value-type="float">
            <text:p>420.63329</text:p>
          </table:table-cell>
          <table:table-cell office:value-type="float" office:value="420.35" calcext:value-type="float">
            <text:p>420.35</text:p>
          </table:table-cell>
          <table:table-cell office:value-type="float" office:value="52368" calcext:value-type="float">
            <text:p>52368</text:p>
          </table:table-cell>
          <table:table-cell office:value-type="float" office:value="4196738" calcext:value-type="float">
            <text:p>4196738</text:p>
          </table:table-cell>
          <table:table-cell table:formula="of:=[Sheet5.E150]-[Sheet5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2-s666650214c1109425.ukp</text:p>
          </table:table-cell>
          <table:table-cell office:value-type="float" office:value="5.20111" calcext:value-type="float">
            <text:p>5.20111</text:p>
          </table:table-cell>
          <table:table-cell office:value-type="float" office:value="5.31" calcext:value-type="float">
            <text:p>5.31</text:p>
          </table:table-cell>
          <table:table-cell office:value-type="float" office:value="37316" calcext:value-type="float">
            <text:p>37316</text:p>
          </table:table-cell>
          <table:table-cell office:value-type="float" office:value="3286578" calcext:value-type="float">
            <text:p>3286578</text:p>
          </table:table-cell>
          <table:table-cell office:value-type="float" office:value="423.38996" calcext:value-type="float">
            <text:p>423.38996</text:p>
          </table:table-cell>
          <table:table-cell office:value-type="float" office:value="423.12" calcext:value-type="float">
            <text:p>423.12</text:p>
          </table:table-cell>
          <table:table-cell office:value-type="float" office:value="59144" calcext:value-type="float">
            <text:p>59144</text:p>
          </table:table-cell>
          <table:table-cell office:value-type="float" office:value="3286578" calcext:value-type="float">
            <text:p>3286578</text:p>
          </table:table-cell>
          <table:table-cell table:formula="of:=[Sheet5.E151]-[Sheet5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0-s582600153c1294224.ukp</text:p>
          </table:table-cell>
          <table:table-cell office:value-type="float" office:value="5.59741" calcext:value-type="float">
            <text:p>5.59741</text:p>
          </table:table-cell>
          <table:table-cell office:value-type="float" office:value="5.71" calcext:value-type="float">
            <text:p>5.71</text:p>
          </table:table-cell>
          <table:table-cell office:value-type="float" office:value="40312" calcext:value-type="float">
            <text:p>40312</text:p>
          </table:table-cell>
          <table:table-cell office:value-type="float" office:value="3858077" calcext:value-type="float">
            <text:p>3858077</text:p>
          </table:table-cell>
          <table:table-cell office:value-type="float" office:value="423.95996" calcext:value-type="float">
            <text:p>423.95996</text:p>
          </table:table-cell>
          <table:table-cell office:value-type="float" office:value="423.69" calcext:value-type="float">
            <text:p>423.69</text:p>
          </table:table-cell>
          <table:table-cell office:value-type="float" office:value="52888" calcext:value-type="float">
            <text:p>52888</text:p>
          </table:table-cell>
          <table:table-cell office:value-type="float" office:value="3858077" calcext:value-type="float">
            <text:p>3858077</text:p>
          </table:table-cell>
          <table:table-cell table:formula="of:=[Sheet5.E152]-[Sheet5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4-s207123742c1384075.ukp</text:p>
          </table:table-cell>
          <table:table-cell office:value-type="float" office:value="7.12319" calcext:value-type="float">
            <text:p>7.12319</text:p>
          </table:table-cell>
          <table:table-cell office:value-type="float" office:value="7.24" calcext:value-type="float">
            <text:p>7.24</text:p>
          </table:table-cell>
          <table:table-cell office:value-type="float" office:value="41616" calcext:value-type="float">
            <text:p>41616</text:p>
          </table:table-cell>
          <table:table-cell office:value-type="float" office:value="4155825" calcext:value-type="float">
            <text:p>4155825</text:p>
          </table:table-cell>
          <table:table-cell office:value-type="float" office:value="424.23329" calcext:value-type="float">
            <text:p>424.23329</text:p>
          </table:table-cell>
          <table:table-cell office:value-type="float" office:value="423.93" calcext:value-type="float">
            <text:p>423.93</text:p>
          </table:table-cell>
          <table:table-cell office:value-type="float" office:value="51852" calcext:value-type="float">
            <text:p>51852</text:p>
          </table:table-cell>
          <table:table-cell office:value-type="float" office:value="4155825" calcext:value-type="float">
            <text:p>4155825</text:p>
          </table:table-cell>
          <table:table-cell table:formula="of:=[Sheet5.E153]-[Sheet5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6-s11639593c1264149.ukp</text:p>
          </table:table-cell>
          <table:table-cell office:value-type="float" office:value="5.37114" calcext:value-type="float">
            <text:p>5.37114</text:p>
          </table:table-cell>
          <table:table-cell office:value-type="float" office:value="5.48" calcext:value-type="float">
            <text:p>5.48</text:p>
          </table:table-cell>
          <table:table-cell office:value-type="float" office:value="39788" calcext:value-type="float">
            <text:p>39788</text:p>
          </table:table-cell>
          <table:table-cell office:value-type="float" office:value="3766817" calcext:value-type="float">
            <text:p>3766817</text:p>
          </table:table-cell>
          <table:table-cell office:value-type="float" office:value="425.98996" calcext:value-type="float">
            <text:p>425.98996</text:p>
          </table:table-cell>
          <table:table-cell office:value-type="float" office:value="425.71" calcext:value-type="float">
            <text:p>425.71</text:p>
          </table:table-cell>
          <table:table-cell office:value-type="float" office:value="53752" calcext:value-type="float">
            <text:p>53752</text:p>
          </table:table-cell>
          <table:table-cell office:value-type="float" office:value="3766817" calcext:value-type="float">
            <text:p>3766817</text:p>
          </table:table-cell>
          <table:table-cell table:formula="of:=[Sheet5.E154]-[Sheet5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5-s723015531c1399641.ukp</text:p>
          </table:table-cell>
          <table:table-cell office:value-type="float" office:value="7.0656" calcext:value-type="float">
            <text:p>7.0656</text:p>
          </table:table-cell>
          <table:table-cell office:value-type="float" office:value="7.46" calcext:value-type="float">
            <text:p>7.46</text:p>
          </table:table-cell>
          <table:table-cell office:value-type="float" office:value="41972" calcext:value-type="float">
            <text:p>41972</text:p>
          </table:table-cell>
          <table:table-cell office:value-type="float" office:value="4211059" calcext:value-type="float">
            <text:p>4211059</text:p>
          </table:table-cell>
          <table:table-cell office:value-type="float" office:value="429.73662" calcext:value-type="float">
            <text:p>429.73662</text:p>
          </table:table-cell>
          <table:table-cell office:value-type="float" office:value="429.45" calcext:value-type="float">
            <text:p>429.45</text:p>
          </table:table-cell>
          <table:table-cell office:value-type="float" office:value="48460" calcext:value-type="float">
            <text:p>48460</text:p>
          </table:table-cell>
          <table:table-cell office:value-type="float" office:value="4211059" calcext:value-type="float">
            <text:p>4211059</text:p>
          </table:table-cell>
          <table:table-cell table:formula="of:=[Sheet5.E155]-[Sheet5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3-s582917646c1369464.ukp</text:p>
          </table:table-cell>
          <table:table-cell office:value-type="float" office:value="6.87437" calcext:value-type="float">
            <text:p>6.87437</text:p>
          </table:table-cell>
          <table:table-cell office:value-type="float" office:value="6.99" calcext:value-type="float">
            <text:p>6.99</text:p>
          </table:table-cell>
          <table:table-cell office:value-type="float" office:value="41364" calcext:value-type="float">
            <text:p>41364</text:p>
          </table:table-cell>
          <table:table-cell office:value-type="float" office:value="4120764" calcext:value-type="float">
            <text:p>4120764</text:p>
          </table:table-cell>
          <table:table-cell office:value-type="float" office:value="431.68996" calcext:value-type="float">
            <text:p>431.68996</text:p>
          </table:table-cell>
          <table:table-cell office:value-type="float" office:value="431.38" calcext:value-type="float">
            <text:p>431.38</text:p>
          </table:table-cell>
          <table:table-cell office:value-type="float" office:value="53856" calcext:value-type="float">
            <text:p>53856</text:p>
          </table:table-cell>
          <table:table-cell office:value-type="float" office:value="4120764" calcext:value-type="float">
            <text:p>4120764</text:p>
          </table:table-cell>
          <table:table-cell table:formula="of:=[Sheet5.E156]-[Sheet5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3-s743151267c1423973.ukp</text:p>
          </table:table-cell>
          <table:table-cell office:value-type="float" office:value="6.38004" calcext:value-type="float">
            <text:p>6.38004</text:p>
          </table:table-cell>
          <table:table-cell office:value-type="float" office:value="6.5" calcext:value-type="float">
            <text:p>6.5</text:p>
          </table:table-cell>
          <table:table-cell office:value-type="float" office:value="42412" calcext:value-type="float">
            <text:p>42412</text:p>
          </table:table-cell>
          <table:table-cell office:value-type="float" office:value="4288588" calcext:value-type="float">
            <text:p>4288588</text:p>
          </table:table-cell>
          <table:table-cell office:value-type="float" office:value="437.51996" calcext:value-type="float">
            <text:p>437.51996</text:p>
          </table:table-cell>
          <table:table-cell office:value-type="float" office:value="437.21" calcext:value-type="float">
            <text:p>437.21</text:p>
          </table:table-cell>
          <table:table-cell office:value-type="float" office:value="54864" calcext:value-type="float">
            <text:p>54864</text:p>
          </table:table-cell>
          <table:table-cell office:value-type="float" office:value="4288588" calcext:value-type="float">
            <text:p>4288588</text:p>
          </table:table-cell>
          <table:table-cell table:formula="of:=[Sheet5.E157]-[Sheet5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-s414892754c1268196.ukp</text:p>
          </table:table-cell>
          <table:table-cell office:value-type="float" office:value="5.0787" calcext:value-type="float">
            <text:p>5.0787</text:p>
          </table:table-cell>
          <table:table-cell office:value-type="float" office:value="5.57" calcext:value-type="float">
            <text:p>5.57</text:p>
          </table:table-cell>
          <table:table-cell office:value-type="float" office:value="40056" calcext:value-type="float">
            <text:p>40056</text:p>
          </table:table-cell>
          <table:table-cell office:value-type="float" office:value="3788329" calcext:value-type="float">
            <text:p>3788329</text:p>
          </table:table-cell>
          <table:table-cell office:value-type="float" office:value="437.54996" calcext:value-type="float">
            <text:p>437.54996</text:p>
          </table:table-cell>
          <table:table-cell office:value-type="float" office:value="437.26" calcext:value-type="float">
            <text:p>437.26</text:p>
          </table:table-cell>
          <table:table-cell office:value-type="float" office:value="49544" calcext:value-type="float">
            <text:p>49544</text:p>
          </table:table-cell>
          <table:table-cell office:value-type="float" office:value="3788329" calcext:value-type="float">
            <text:p>3788329</text:p>
          </table:table-cell>
          <table:table-cell table:formula="of:=[Sheet5.E158]-[Sheet5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9-s586663876c1358828.ukp</text:p>
          </table:table-cell>
          <table:table-cell office:value-type="float" office:value="5.55951" calcext:value-type="float">
            <text:p>5.55951</text:p>
          </table:table-cell>
          <table:table-cell office:value-type="float" office:value="5.69" calcext:value-type="float">
            <text:p>5.69</text:p>
          </table:table-cell>
          <table:table-cell office:value-type="float" office:value="41332" calcext:value-type="float">
            <text:p>41332</text:p>
          </table:table-cell>
          <table:table-cell office:value-type="float" office:value="4068377" calcext:value-type="float">
            <text:p>4068377</text:p>
          </table:table-cell>
          <table:table-cell office:value-type="float" office:value="438.68329" calcext:value-type="float">
            <text:p>438.68329</text:p>
          </table:table-cell>
          <table:table-cell office:value-type="float" office:value="438.39" calcext:value-type="float">
            <text:p>438.39</text:p>
          </table:table-cell>
          <table:table-cell office:value-type="float" office:value="53112" calcext:value-type="float">
            <text:p>53112</text:p>
          </table:table-cell>
          <table:table-cell office:value-type="float" office:value="4068377" calcext:value-type="float">
            <text:p>4068377</text:p>
          </table:table-cell>
          <table:table-cell table:formula="of:=[Sheet5.E159]-[Sheet5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9-s399496341c1229097.ukp</text:p>
          </table:table-cell>
          <table:table-cell office:value-type="float" office:value="6.05139" calcext:value-type="float">
            <text:p>6.05139</text:p>
          </table:table-cell>
          <table:table-cell office:value-type="float" office:value="6.16" calcext:value-type="float">
            <text:p>6.16</text:p>
          </table:table-cell>
          <table:table-cell office:value-type="float" office:value="39168" calcext:value-type="float">
            <text:p>39168</text:p>
          </table:table-cell>
          <table:table-cell office:value-type="float" office:value="3662471" calcext:value-type="float">
            <text:p>3662471</text:p>
          </table:table-cell>
          <table:table-cell office:value-type="float" office:value="438.87996" calcext:value-type="float">
            <text:p>438.87996</text:p>
          </table:table-cell>
          <table:table-cell office:value-type="float" office:value="438.58" calcext:value-type="float">
            <text:p>438.58</text:p>
          </table:table-cell>
          <table:table-cell office:value-type="float" office:value="62484" calcext:value-type="float">
            <text:p>62484</text:p>
          </table:table-cell>
          <table:table-cell office:value-type="float" office:value="3662471" calcext:value-type="float">
            <text:p>3662471</text:p>
          </table:table-cell>
          <table:table-cell table:formula="of:=[Sheet5.E160]-[Sheet5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8-s115731280c1079942.ukp</text:p>
          </table:table-cell>
          <table:table-cell office:value-type="float" office:value="6.31195" calcext:value-type="float">
            <text:p>6.31195</text:p>
          </table:table-cell>
          <table:table-cell office:value-type="float" office:value="6.42" calcext:value-type="float">
            <text:p>6.42</text:p>
          </table:table-cell>
          <table:table-cell office:value-type="float" office:value="36908" calcext:value-type="float">
            <text:p>36908</text:p>
          </table:table-cell>
          <table:table-cell office:value-type="float" office:value="3195873" calcext:value-type="float">
            <text:p>3195873</text:p>
          </table:table-cell>
          <table:table-cell office:value-type="float" office:value="439.57329" calcext:value-type="float">
            <text:p>439.57329</text:p>
          </table:table-cell>
          <table:table-cell office:value-type="float" office:value="439.27" calcext:value-type="float">
            <text:p>439.27</text:p>
          </table:table-cell>
          <table:table-cell office:value-type="float" office:value="42912" calcext:value-type="float">
            <text:p>42912</text:p>
          </table:table-cell>
          <table:table-cell office:value-type="float" office:value="3195873" calcext:value-type="float">
            <text:p>3195873</text:p>
          </table:table-cell>
          <table:table-cell table:formula="of:=[Sheet5.E161]-[Sheet5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91-s791104459c1215868.ukp</text:p>
          </table:table-cell>
          <table:table-cell office:value-type="float" office:value="4.86691" calcext:value-type="float">
            <text:p>4.86691</text:p>
          </table:table-cell>
          <table:table-cell office:value-type="float" office:value="4.98" calcext:value-type="float">
            <text:p>4.98</text:p>
          </table:table-cell>
          <table:table-cell office:value-type="float" office:value="39228" calcext:value-type="float">
            <text:p>39228</text:p>
          </table:table-cell>
          <table:table-cell office:value-type="float" office:value="3630097" calcext:value-type="float">
            <text:p>3630097</text:p>
          </table:table-cell>
          <table:table-cell office:value-type="float" office:value="441.75996" calcext:value-type="float">
            <text:p>441.75996</text:p>
          </table:table-cell>
          <table:table-cell office:value-type="float" office:value="441.44" calcext:value-type="float">
            <text:p>441.44</text:p>
          </table:table-cell>
          <table:table-cell office:value-type="float" office:value="55988" calcext:value-type="float">
            <text:p>55988</text:p>
          </table:table-cell>
          <table:table-cell office:value-type="float" office:value="3630097" calcext:value-type="float">
            <text:p>3630097</text:p>
          </table:table-cell>
          <table:table-cell table:formula="of:=[Sheet5.E162]-[Sheet5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0-s810086031c1242628.ukp</text:p>
          </table:table-cell>
          <table:table-cell office:value-type="float" office:value="5.67539" calcext:value-type="float">
            <text:p>5.67539</text:p>
          </table:table-cell>
          <table:table-cell office:value-type="float" office:value="5.79" calcext:value-type="float">
            <text:p>5.79</text:p>
          </table:table-cell>
          <table:table-cell office:value-type="float" office:value="39488" calcext:value-type="float">
            <text:p>39488</text:p>
          </table:table-cell>
          <table:table-cell office:value-type="float" office:value="3704393" calcext:value-type="float">
            <text:p>3704393</text:p>
          </table:table-cell>
          <table:table-cell office:value-type="float" office:value="450.40996" calcext:value-type="float">
            <text:p>450.40996</text:p>
          </table:table-cell>
          <table:table-cell office:value-type="float" office:value="450.09" calcext:value-type="float">
            <text:p>450.09</text:p>
          </table:table-cell>
          <table:table-cell office:value-type="float" office:value="55636" calcext:value-type="float">
            <text:p>55636</text:p>
          </table:table-cell>
          <table:table-cell office:value-type="float" office:value="3704393" calcext:value-type="float">
            <text:p>3704393</text:p>
          </table:table-cell>
          <table:table-cell table:formula="of:=[Sheet5.E163]-[Sheet5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-s603562343c1370625.ukp</text:p>
          </table:table-cell>
          <table:table-cell office:value-type="float" office:value="6.03141" calcext:value-type="float">
            <text:p>6.03141</text:p>
          </table:table-cell>
          <table:table-cell office:value-type="float" office:value="6.16" calcext:value-type="float">
            <text:p>6.16</text:p>
          </table:table-cell>
          <table:table-cell office:value-type="float" office:value="41452" calcext:value-type="float">
            <text:p>41452</text:p>
          </table:table-cell>
          <table:table-cell office:value-type="float" office:value="4111810" calcext:value-type="float">
            <text:p>4111810</text:p>
          </table:table-cell>
          <table:table-cell office:value-type="float" office:value="453.27996" calcext:value-type="float">
            <text:p>453.27996</text:p>
          </table:table-cell>
          <table:table-cell office:value-type="float" office:value="452.98" calcext:value-type="float">
            <text:p>452.98</text:p>
          </table:table-cell>
          <table:table-cell office:value-type="float" office:value="48620" calcext:value-type="float">
            <text:p>48620</text:p>
          </table:table-cell>
          <table:table-cell office:value-type="float" office:value="4111810" calcext:value-type="float">
            <text:p>4111810</text:p>
          </table:table-cell>
          <table:table-cell table:formula="of:=[Sheet5.E164]-[Sheet5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1-s219535324c1223585.ukp</text:p>
          </table:table-cell>
          <table:table-cell office:value-type="float" office:value="8.75195" calcext:value-type="float">
            <text:p>8.75195</text:p>
          </table:table-cell>
          <table:table-cell office:value-type="float" office:value="8.87" calcext:value-type="float">
            <text:p>8.87</text:p>
          </table:table-cell>
          <table:table-cell office:value-type="float" office:value="39352" calcext:value-type="float">
            <text:p>39352</text:p>
          </table:table-cell>
          <table:table-cell office:value-type="float" office:value="3646685" calcext:value-type="float">
            <text:p>3646685</text:p>
          </table:table-cell>
          <table:table-cell office:value-type="float" office:value="454.74662" calcext:value-type="float">
            <text:p>454.74662</text:p>
          </table:table-cell>
          <table:table-cell office:value-type="float" office:value="454.46" calcext:value-type="float">
            <text:p>454.46</text:p>
          </table:table-cell>
          <table:table-cell office:value-type="float" office:value="56600" calcext:value-type="float">
            <text:p>56600</text:p>
          </table:table-cell>
          <table:table-cell office:value-type="float" office:value="3646685" calcext:value-type="float">
            <text:p>3646685</text:p>
          </table:table-cell>
          <table:table-cell table:formula="of:=[Sheet5.E165]-[Sheet5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2-s463795034c1101005.ukp</text:p>
          </table:table-cell>
          <table:table-cell office:value-type="float" office:value="4.80409" calcext:value-type="float">
            <text:p>4.80409</text:p>
          </table:table-cell>
          <table:table-cell office:value-type="float" office:value="5.21" calcext:value-type="float">
            <text:p>5.21</text:p>
          </table:table-cell>
          <table:table-cell office:value-type="float" office:value="37412" calcext:value-type="float">
            <text:p>37412</text:p>
          </table:table-cell>
          <table:table-cell office:value-type="float" office:value="3259733" calcext:value-type="float">
            <text:p>3259733</text:p>
          </table:table-cell>
          <table:table-cell office:value-type="float" office:value="459.33662" calcext:value-type="float">
            <text:p>459.33662</text:p>
          </table:table-cell>
          <table:table-cell office:value-type="float" office:value="459.01" calcext:value-type="float">
            <text:p>459.01</text:p>
          </table:table-cell>
          <table:table-cell office:value-type="float" office:value="50720" calcext:value-type="float">
            <text:p>50720</text:p>
          </table:table-cell>
          <table:table-cell office:value-type="float" office:value="3259733" calcext:value-type="float">
            <text:p>3259733</text:p>
          </table:table-cell>
          <table:table-cell table:formula="of:=[Sheet5.E166]-[Sheet5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2-s870038921c1199985.ukp</text:p>
          </table:table-cell>
          <table:table-cell office:value-type="float" office:value="6.23616" calcext:value-type="float">
            <text:p>6.23616</text:p>
          </table:table-cell>
          <table:table-cell office:value-type="float" office:value="6.35" calcext:value-type="float">
            <text:p>6.35</text:p>
          </table:table-cell>
          <table:table-cell office:value-type="float" office:value="39008" calcext:value-type="float">
            <text:p>39008</text:p>
          </table:table-cell>
          <table:table-cell office:value-type="float" office:value="3554229" calcext:value-type="float">
            <text:p>3554229</text:p>
          </table:table-cell>
          <table:table-cell office:value-type="float" office:value="461.28662" calcext:value-type="float">
            <text:p>461.28662</text:p>
          </table:table-cell>
          <table:table-cell office:value-type="float" office:value="460.98" calcext:value-type="float">
            <text:p>460.98</text:p>
          </table:table-cell>
          <table:table-cell office:value-type="float" office:value="57204" calcext:value-type="float">
            <text:p>57204</text:p>
          </table:table-cell>
          <table:table-cell office:value-type="float" office:value="3554229" calcext:value-type="float">
            <text:p>3554229</text:p>
          </table:table-cell>
          <table:table-cell table:formula="of:=[Sheet5.E167]-[Sheet5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3-s362367963c1219946.ukp</text:p>
          </table:table-cell>
          <table:table-cell office:value-type="float" office:value="5.68275" calcext:value-type="float">
            <text:p>5.68275</text:p>
          </table:table-cell>
          <table:table-cell office:value-type="float" office:value="5.8" calcext:value-type="float">
            <text:p>5.8</text:p>
          </table:table-cell>
          <table:table-cell office:value-type="float" office:value="39268" calcext:value-type="float">
            <text:p>39268</text:p>
          </table:table-cell>
          <table:table-cell office:value-type="float" office:value="3623873" calcext:value-type="float">
            <text:p>3623873</text:p>
          </table:table-cell>
          <table:table-cell office:value-type="float" office:value="461.64995" calcext:value-type="float">
            <text:p>461.64995</text:p>
          </table:table-cell>
          <table:table-cell office:value-type="float" office:value="461.31" calcext:value-type="float">
            <text:p>461.31</text:p>
          </table:table-cell>
          <table:table-cell office:value-type="float" office:value="60920" calcext:value-type="float">
            <text:p>60920</text:p>
          </table:table-cell>
          <table:table-cell office:value-type="float" office:value="3623873" calcext:value-type="float">
            <text:p>3623873</text:p>
          </table:table-cell>
          <table:table-cell table:formula="of:=[Sheet5.E168]-[Sheet5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7-s301097953c1105643.ukp</text:p>
          </table:table-cell>
          <table:table-cell office:value-type="float" office:value="5.26161" calcext:value-type="float">
            <text:p>5.26161</text:p>
          </table:table-cell>
          <table:table-cell office:value-type="float" office:value="5.37" calcext:value-type="float">
            <text:p>5.37</text:p>
          </table:table-cell>
          <table:table-cell office:value-type="float" office:value="37580" calcext:value-type="float">
            <text:p>37580</text:p>
          </table:table-cell>
          <table:table-cell office:value-type="float" office:value="3277743" calcext:value-type="float">
            <text:p>3277743</text:p>
          </table:table-cell>
          <table:table-cell office:value-type="float" office:value="464.04995" calcext:value-type="float">
            <text:p>464.04995</text:p>
          </table:table-cell>
          <table:table-cell office:value-type="float" office:value="463.73" calcext:value-type="float">
            <text:p>463.73</text:p>
          </table:table-cell>
          <table:table-cell office:value-type="float" office:value="53508" calcext:value-type="float">
            <text:p>53508</text:p>
          </table:table-cell>
          <table:table-cell office:value-type="float" office:value="3277743" calcext:value-type="float">
            <text:p>3277743</text:p>
          </table:table-cell>
          <table:table-cell table:formula="of:=[Sheet5.E169]-[Sheet5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1-s879272876c1075219.ukp</text:p>
          </table:table-cell>
          <table:table-cell office:value-type="float" office:value="8.27557" calcext:value-type="float">
            <text:p>8.27557</text:p>
          </table:table-cell>
          <table:table-cell office:value-type="float" office:value="8.41" calcext:value-type="float">
            <text:p>8.41</text:p>
          </table:table-cell>
          <table:table-cell office:value-type="float" office:value="36896" calcext:value-type="float">
            <text:p>36896</text:p>
          </table:table-cell>
          <table:table-cell office:value-type="float" office:value="3194207" calcext:value-type="float">
            <text:p>3194207</text:p>
          </table:table-cell>
          <table:table-cell office:value-type="float" office:value="469.46662" calcext:value-type="float">
            <text:p>469.46662</text:p>
          </table:table-cell>
          <table:table-cell office:value-type="float" office:value="469.15" calcext:value-type="float">
            <text:p>469.15</text:p>
          </table:table-cell>
          <table:table-cell office:value-type="float" office:value="42412" calcext:value-type="float">
            <text:p>42412</text:p>
          </table:table-cell>
          <table:table-cell office:value-type="float" office:value="3194207" calcext:value-type="float">
            <text:p>3194207</text:p>
          </table:table-cell>
          <table:table-cell table:formula="of:=[Sheet5.E170]-[Sheet5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7-s607801339c1264854.ukp</text:p>
          </table:table-cell>
          <table:table-cell office:value-type="float" office:value="5.75356" calcext:value-type="float">
            <text:p>5.75356</text:p>
          </table:table-cell>
          <table:table-cell office:value-type="float" office:value="6.14" calcext:value-type="float">
            <text:p>6.14</text:p>
          </table:table-cell>
          <table:table-cell office:value-type="float" office:value="39964" calcext:value-type="float">
            <text:p>39964</text:p>
          </table:table-cell>
          <table:table-cell office:value-type="float" office:value="3785704" calcext:value-type="float">
            <text:p>3785704</text:p>
          </table:table-cell>
          <table:table-cell office:value-type="float" office:value="471.47995" calcext:value-type="float">
            <text:p>471.47995</text:p>
          </table:table-cell>
          <table:table-cell office:value-type="float" office:value="471.16" calcext:value-type="float">
            <text:p>471.16</text:p>
          </table:table-cell>
          <table:table-cell office:value-type="float" office:value="54260" calcext:value-type="float">
            <text:p>54260</text:p>
          </table:table-cell>
          <table:table-cell office:value-type="float" office:value="3785704" calcext:value-type="float">
            <text:p>3785704</text:p>
          </table:table-cell>
          <table:table-cell table:formula="of:=[Sheet5.E171]-[Sheet5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4-s345851317c1373891.ukp</text:p>
          </table:table-cell>
          <table:table-cell office:value-type="float" office:value="9.86008" calcext:value-type="float">
            <text:p>9.86008</text:p>
          </table:table-cell>
          <table:table-cell office:value-type="float" office:value="9.99" calcext:value-type="float">
            <text:p>9.99</text:p>
          </table:table-cell>
          <table:table-cell office:value-type="float" office:value="41520" calcext:value-type="float">
            <text:p>41520</text:p>
          </table:table-cell>
          <table:table-cell office:value-type="float" office:value="4119886" calcext:value-type="float">
            <text:p>4119886</text:p>
          </table:table-cell>
          <table:table-cell office:value-type="float" office:value="475.88662" calcext:value-type="float">
            <text:p>475.88662</text:p>
          </table:table-cell>
          <table:table-cell office:value-type="float" office:value="475.57" calcext:value-type="float">
            <text:p>475.57</text:p>
          </table:table-cell>
          <table:table-cell office:value-type="float" office:value="51072" calcext:value-type="float">
            <text:p>51072</text:p>
          </table:table-cell>
          <table:table-cell office:value-type="float" office:value="4119886" calcext:value-type="float">
            <text:p>4119886</text:p>
          </table:table-cell>
          <table:table-cell table:formula="of:=[Sheet5.E172]-[Sheet5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3-s47721841c1326555.ukp</text:p>
          </table:table-cell>
          <table:table-cell office:value-type="float" office:value="6.97875" calcext:value-type="float">
            <text:p>6.97875</text:p>
          </table:table-cell>
          <table:table-cell office:value-type="float" office:value="7.37" calcext:value-type="float">
            <text:p>7.37</text:p>
          </table:table-cell>
          <table:table-cell office:value-type="float" office:value="40908" calcext:value-type="float">
            <text:p>40908</text:p>
          </table:table-cell>
          <table:table-cell office:value-type="float" office:value="3976127" calcext:value-type="float">
            <text:p>3976127</text:p>
          </table:table-cell>
          <table:table-cell office:value-type="float" office:value="478.53662" calcext:value-type="float">
            <text:p>478.53662</text:p>
          </table:table-cell>
          <table:table-cell office:value-type="float" office:value="478.19" calcext:value-type="float">
            <text:p>478.19</text:p>
          </table:table-cell>
          <table:table-cell office:value-type="float" office:value="59184" calcext:value-type="float">
            <text:p>59184</text:p>
          </table:table-cell>
          <table:table-cell office:value-type="float" office:value="3976127" calcext:value-type="float">
            <text:p>3976127</text:p>
          </table:table-cell>
          <table:table-cell table:formula="of:=[Sheet5.E173]-[Sheet5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-s161344243c1096797.ukp</text:p>
          </table:table-cell>
          <table:table-cell office:value-type="float" office:value="5.27267" calcext:value-type="float">
            <text:p>5.27267</text:p>
          </table:table-cell>
          <table:table-cell office:value-type="float" office:value="5.72" calcext:value-type="float">
            <text:p>5.72</text:p>
          </table:table-cell>
          <table:table-cell office:value-type="float" office:value="37192" calcext:value-type="float">
            <text:p>37192</text:p>
          </table:table-cell>
          <table:table-cell office:value-type="float" office:value="3240873" calcext:value-type="float">
            <text:p>3240873</text:p>
          </table:table-cell>
          <table:table-cell office:value-type="float" office:value="479.43329" calcext:value-type="float">
            <text:p>479.43329</text:p>
          </table:table-cell>
          <table:table-cell office:value-type="float" office:value="479.11" calcext:value-type="float">
            <text:p>479.11</text:p>
          </table:table-cell>
          <table:table-cell office:value-type="float" office:value="51024" calcext:value-type="float">
            <text:p>51024</text:p>
          </table:table-cell>
          <table:table-cell office:value-type="float" office:value="3240873" calcext:value-type="float">
            <text:p>3240873</text:p>
          </table:table-cell>
          <table:table-cell table:formula="of:=[Sheet5.E174]-[Sheet5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87-s277361362c1140199.ukp</text:p>
          </table:table-cell>
          <table:table-cell office:value-type="float" office:value="5.40809" calcext:value-type="float">
            <text:p>5.40809</text:p>
          </table:table-cell>
          <table:table-cell office:value-type="float" office:value="5.52" calcext:value-type="float">
            <text:p>5.52</text:p>
          </table:table-cell>
          <table:table-cell office:value-type="float" office:value="38108" calcext:value-type="float">
            <text:p>38108</text:p>
          </table:table-cell>
          <table:table-cell office:value-type="float" office:value="3365912" calcext:value-type="float">
            <text:p>3365912</text:p>
          </table:table-cell>
          <table:table-cell office:value-type="float" office:value="489.44995" calcext:value-type="float">
            <text:p>489.44995</text:p>
          </table:table-cell>
          <table:table-cell office:value-type="float" office:value="489.13" calcext:value-type="float">
            <text:p>489.13</text:p>
          </table:table-cell>
          <table:table-cell office:value-type="float" office:value="52464" calcext:value-type="float">
            <text:p>52464</text:p>
          </table:table-cell>
          <table:table-cell office:value-type="float" office:value="3365912" calcext:value-type="float">
            <text:p>3365912</text:p>
          </table:table-cell>
          <table:table-cell table:formula="of:=[Sheet5.E175]-[Sheet5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5-s999292130c1082699.ukp</text:p>
          </table:table-cell>
          <table:table-cell office:value-type="float" office:value="5.57101" calcext:value-type="float">
            <text:p>5.57101</text:p>
          </table:table-cell>
          <table:table-cell office:value-type="float" office:value="5.71" calcext:value-type="float">
            <text:p>5.71</text:p>
          </table:table-cell>
          <table:table-cell office:value-type="float" office:value="37048" calcext:value-type="float">
            <text:p>37048</text:p>
          </table:table-cell>
          <table:table-cell office:value-type="float" office:value="3208928" calcext:value-type="float">
            <text:p>3208928</text:p>
          </table:table-cell>
          <table:table-cell office:value-type="float" office:value="492.93329" calcext:value-type="float">
            <text:p>492.93329</text:p>
          </table:table-cell>
          <table:table-cell office:value-type="float" office:value="492.6" calcext:value-type="float">
            <text:p>492.6</text:p>
          </table:table-cell>
          <table:table-cell office:value-type="float" office:value="51848" calcext:value-type="float">
            <text:p>51848</text:p>
          </table:table-cell>
          <table:table-cell office:value-type="float" office:value="3208928" calcext:value-type="float">
            <text:p>3208928</text:p>
          </table:table-cell>
          <table:table-cell table:formula="of:=[Sheet5.E176]-[Sheet5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43-s343141202c1392767.ukp</text:p>
          </table:table-cell>
          <table:table-cell office:value-type="float" office:value="9.17682" calcext:value-type="float">
            <text:p>9.17682</text:p>
          </table:table-cell>
          <table:table-cell office:value-type="float" office:value="9.41" calcext:value-type="float">
            <text:p>9.41</text:p>
          </table:table-cell>
          <table:table-cell office:value-type="float" office:value="41784" calcext:value-type="float">
            <text:p>41784</text:p>
          </table:table-cell>
          <table:table-cell office:value-type="float" office:value="4196592" calcext:value-type="float">
            <text:p>4196592</text:p>
          </table:table-cell>
          <table:table-cell office:value-type="float" office:value="494.97328" calcext:value-type="float">
            <text:p>494.97328</text:p>
          </table:table-cell>
          <table:table-cell office:value-type="float" office:value="494.66" calcext:value-type="float">
            <text:p>494.66</text:p>
          </table:table-cell>
          <table:table-cell office:value-type="float" office:value="49928" calcext:value-type="float">
            <text:p>49928</text:p>
          </table:table-cell>
          <table:table-cell office:value-type="float" office:value="4196592" calcext:value-type="float">
            <text:p>4196592</text:p>
          </table:table-cell>
          <table:table-cell table:formula="of:=[Sheet5.E177]-[Sheet5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56-s180237460c1091135.ukp</text:p>
          </table:table-cell>
          <table:table-cell office:value-type="float" office:value="5.70292" calcext:value-type="float">
            <text:p>5.70292</text:p>
          </table:table-cell>
          <table:table-cell office:value-type="float" office:value="5.85" calcext:value-type="float">
            <text:p>5.85</text:p>
          </table:table-cell>
          <table:table-cell office:value-type="float" office:value="37172" calcext:value-type="float">
            <text:p>37172</text:p>
          </table:table-cell>
          <table:table-cell office:value-type="float" office:value="3241000" calcext:value-type="float">
            <text:p>3241000</text:p>
          </table:table-cell>
          <table:table-cell office:value-type="float" office:value="495.42328" calcext:value-type="float">
            <text:p>495.42328</text:p>
          </table:table-cell>
          <table:table-cell office:value-type="float" office:value="495.08" calcext:value-type="float">
            <text:p>495.08</text:p>
          </table:table-cell>
          <table:table-cell office:value-type="float" office:value="55248" calcext:value-type="float">
            <text:p>55248</text:p>
          </table:table-cell>
          <table:table-cell office:value-type="float" office:value="3241000" calcext:value-type="float">
            <text:p>3241000</text:p>
          </table:table-cell>
          <table:table-cell table:formula="of:=[Sheet5.E178]-[Sheet5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8-s19360487c1260793.ukp</text:p>
          </table:table-cell>
          <table:table-cell office:value-type="float" office:value="6.99239" calcext:value-type="float">
            <text:p>6.99239</text:p>
          </table:table-cell>
          <table:table-cell office:value-type="float" office:value="7.11" calcext:value-type="float">
            <text:p>7.11</text:p>
          </table:table-cell>
          <table:table-cell office:value-type="float" office:value="39696" calcext:value-type="float">
            <text:p>39696</text:p>
          </table:table-cell>
          <table:table-cell office:value-type="float" office:value="3758815" calcext:value-type="float">
            <text:p>3758815</text:p>
          </table:table-cell>
          <table:table-cell office:value-type="float" office:value="495.79328" calcext:value-type="float">
            <text:p>495.79328</text:p>
          </table:table-cell>
          <table:table-cell office:value-type="float" office:value="495.45" calcext:value-type="float">
            <text:p>495.45</text:p>
          </table:table-cell>
          <table:table-cell office:value-type="float" office:value="50016" calcext:value-type="float">
            <text:p>50016</text:p>
          </table:table-cell>
          <table:table-cell office:value-type="float" office:value="3758815" calcext:value-type="float">
            <text:p>3758815</text:p>
          </table:table-cell>
          <table:table-cell table:formula="of:=[Sheet5.E179]-[Sheet5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6-s698894093c1087619.ukp</text:p>
          </table:table-cell>
          <table:table-cell office:value-type="float" office:value="6.81615" calcext:value-type="float">
            <text:p>6.81615</text:p>
          </table:table-cell>
          <table:table-cell office:value-type="float" office:value="6.95" calcext:value-type="float">
            <text:p>6.95</text:p>
          </table:table-cell>
          <table:table-cell office:value-type="float" office:value="37168" calcext:value-type="float">
            <text:p>37168</text:p>
          </table:table-cell>
          <table:table-cell office:value-type="float" office:value="3214544" calcext:value-type="float">
            <text:p>3214544</text:p>
          </table:table-cell>
          <table:table-cell office:value-type="float" office:value="498.71328" calcext:value-type="float">
            <text:p>498.71328</text:p>
          </table:table-cell>
          <table:table-cell office:value-type="float" office:value="498.38" calcext:value-type="float">
            <text:p>498.38</text:p>
          </table:table-cell>
          <table:table-cell office:value-type="float" office:value="49004" calcext:value-type="float">
            <text:p>49004</text:p>
          </table:table-cell>
          <table:table-cell office:value-type="float" office:value="3214544" calcext:value-type="float">
            <text:p>3214544</text:p>
          </table:table-cell>
          <table:table-cell table:formula="of:=[Sheet5.E180]-[Sheet5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3-s217583718c1309370.ukp</text:p>
          </table:table-cell>
          <table:table-cell office:value-type="float" office:value="6.8683" calcext:value-type="float">
            <text:p>6.8683</text:p>
          </table:table-cell>
          <table:table-cell office:value-type="float" office:value="7.24" calcext:value-type="float">
            <text:p>7.24</text:p>
          </table:table-cell>
          <table:table-cell office:value-type="float" office:value="40656" calcext:value-type="float">
            <text:p>40656</text:p>
          </table:table-cell>
          <table:table-cell office:value-type="float" office:value="3909383" calcext:value-type="float">
            <text:p>3909383</text:p>
          </table:table-cell>
          <table:table-cell office:value-type="float" office:value="499.01328" calcext:value-type="float">
            <text:p>499.01328</text:p>
          </table:table-cell>
          <table:table-cell office:value-type="float" office:value="498.67" calcext:value-type="float">
            <text:p>498.67</text:p>
          </table:table-cell>
          <table:table-cell office:value-type="float" office:value="59016" calcext:value-type="float">
            <text:p>59016</text:p>
          </table:table-cell>
          <table:table-cell office:value-type="float" office:value="3909383" calcext:value-type="float">
            <text:p>3909383</text:p>
          </table:table-cell>
          <table:table-cell table:formula="of:=[Sheet5.E181]-[Sheet5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64-s90959982c1128617.ukp</text:p>
          </table:table-cell>
          <table:table-cell office:value-type="float" office:value="5.94148" calcext:value-type="float">
            <text:p>5.94148</text:p>
          </table:table-cell>
          <table:table-cell office:value-type="float" office:value="6.31" calcext:value-type="float">
            <text:p>6.31</text:p>
          </table:table-cell>
          <table:table-cell office:value-type="float" office:value="37796" calcext:value-type="float">
            <text:p>37796</text:p>
          </table:table-cell>
          <table:table-cell office:value-type="float" office:value="3365439" calcext:value-type="float">
            <text:p>3365439</text:p>
          </table:table-cell>
          <table:table-cell office:value-type="float" office:value="500.90328" calcext:value-type="float">
            <text:p>500.90328</text:p>
          </table:table-cell>
          <table:table-cell office:value-type="float" office:value="500.54" calcext:value-type="float">
            <text:p>500.54</text:p>
          </table:table-cell>
          <table:table-cell office:value-type="float" office:value="52428" calcext:value-type="float">
            <text:p>52428</text:p>
          </table:table-cell>
          <table:table-cell office:value-type="float" office:value="3365439" calcext:value-type="float">
            <text:p>3365439</text:p>
          </table:table-cell>
          <table:table-cell table:formula="of:=[Sheet5.E182]-[Sheet5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30-s677916848c1138464.ukp</text:p>
          </table:table-cell>
          <table:table-cell office:value-type="float" office:value="5.85443" calcext:value-type="float">
            <text:p>5.85443</text:p>
          </table:table-cell>
          <table:table-cell office:value-type="float" office:value="5.97" calcext:value-type="float">
            <text:p>5.97</text:p>
          </table:table-cell>
          <table:table-cell office:value-type="float" office:value="37780" calcext:value-type="float">
            <text:p>37780</text:p>
          </table:table-cell>
          <table:table-cell office:value-type="float" office:value="3380140" calcext:value-type="float">
            <text:p>3380140</text:p>
          </table:table-cell>
          <table:table-cell office:value-type="float" office:value="505.35995" calcext:value-type="float">
            <text:p>505.35995</text:p>
          </table:table-cell>
          <table:table-cell office:value-type="float" office:value="505.02" calcext:value-type="float">
            <text:p>505.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80140" calcext:value-type="float">
            <text:p>3380140</text:p>
          </table:table-cell>
          <table:table-cell table:formula="of:=[Sheet5.E183]-[Sheet5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79-s916911562c1086171.ukp</text:p>
          </table:table-cell>
          <table:table-cell office:value-type="float" office:value="4.87786" calcext:value-type="float">
            <text:p>4.87786</text:p>
          </table:table-cell>
          <table:table-cell office:value-type="float" office:value="4.99" calcext:value-type="float">
            <text:p>4.99</text:p>
          </table:table-cell>
          <table:table-cell office:value-type="float" office:value="37088" calcext:value-type="float">
            <text:p>37088</text:p>
          </table:table-cell>
          <table:table-cell office:value-type="float" office:value="3219507" calcext:value-type="float">
            <text:p>3219507</text:p>
          </table:table-cell>
          <table:table-cell office:value-type="float" office:value="506.18328" calcext:value-type="float">
            <text:p>506.18328</text:p>
          </table:table-cell>
          <table:table-cell office:value-type="float" office:value="505.85" calcext:value-type="float">
            <text:p>505.85</text:p>
          </table:table-cell>
          <table:table-cell office:value-type="float" office:value="50916" calcext:value-type="float">
            <text:p>50916</text:p>
          </table:table-cell>
          <table:table-cell office:value-type="float" office:value="3219507" calcext:value-type="float">
            <text:p>3219507</text:p>
          </table:table-cell>
          <table:table-cell table:formula="of:=[Sheet5.E184]-[Sheet5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8-s678444546c1316905.ukp</text:p>
          </table:table-cell>
          <table:table-cell office:value-type="float" office:value="8.4477" calcext:value-type="float">
            <text:p>8.4477</text:p>
          </table:table-cell>
          <table:table-cell office:value-type="float" office:value="8.84" calcext:value-type="float">
            <text:p>8.84</text:p>
          </table:table-cell>
          <table:table-cell office:value-type="float" office:value="40756" calcext:value-type="float">
            <text:p>40756</text:p>
          </table:table-cell>
          <table:table-cell office:value-type="float" office:value="3917239" calcext:value-type="float">
            <text:p>3917239</text:p>
          </table:table-cell>
          <table:table-cell office:value-type="float" office:value="507.69995" calcext:value-type="float">
            <text:p>507.69995</text:p>
          </table:table-cell>
          <table:table-cell office:value-type="float" office:value="507.36" calcext:value-type="float">
            <text:p>507.36</text:p>
          </table:table-cell>
          <table:table-cell office:value-type="float" office:value="45512" calcext:value-type="float">
            <text:p>45512</text:p>
          </table:table-cell>
          <table:table-cell office:value-type="float" office:value="3917239" calcext:value-type="float">
            <text:p>3917239</text:p>
          </table:table-cell>
          <table:table-cell table:formula="of:=[Sheet5.E185]-[Sheet5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66-s562370200c1257276.ukp</text:p>
          </table:table-cell>
          <table:table-cell office:value-type="float" office:value="6.53822" calcext:value-type="float">
            <text:p>6.53822</text:p>
          </table:table-cell>
          <table:table-cell office:value-type="float" office:value="6.68" calcext:value-type="float">
            <text:p>6.68</text:p>
          </table:table-cell>
          <table:table-cell office:value-type="float" office:value="39828" calcext:value-type="float">
            <text:p>39828</text:p>
          </table:table-cell>
          <table:table-cell office:value-type="float" office:value="3772008" calcext:value-type="float">
            <text:p>3772008</text:p>
          </table:table-cell>
          <table:table-cell office:value-type="float" office:value="509.74662" calcext:value-type="float">
            <text:p>509.74662</text:p>
          </table:table-cell>
          <table:table-cell office:value-type="float" office:value="509.42" calcext:value-type="float">
            <text:p>509.42</text:p>
          </table:table-cell>
          <table:table-cell office:value-type="float" office:value="58860" calcext:value-type="float">
            <text:p>58860</text:p>
          </table:table-cell>
          <table:table-cell office:value-type="float" office:value="3772008" calcext:value-type="float">
            <text:p>3772008</text:p>
          </table:table-cell>
          <table:table-cell table:formula="of:=[Sheet5.E186]-[Sheet5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6-s405621139c1265615.ukp</text:p>
          </table:table-cell>
          <table:table-cell office:value-type="float" office:value="8.21469" calcext:value-type="float">
            <text:p>8.21469</text:p>
          </table:table-cell>
          <table:table-cell office:value-type="float" office:value="8.59" calcext:value-type="float">
            <text:p>8.59</text:p>
          </table:table-cell>
          <table:table-cell office:value-type="float" office:value="39828" calcext:value-type="float">
            <text:p>39828</text:p>
          </table:table-cell>
          <table:table-cell office:value-type="float" office:value="3801207" calcext:value-type="float">
            <text:p>3801207</text:p>
          </table:table-cell>
          <table:table-cell office:value-type="float" office:value="512.53662" calcext:value-type="float">
            <text:p>512.53662</text:p>
          </table:table-cell>
          <table:table-cell office:value-type="float" office:value="512.19" calcext:value-type="float">
            <text:p>512.19</text:p>
          </table:table-cell>
          <table:table-cell office:value-type="float" office:value="50564" calcext:value-type="float">
            <text:p>50564</text:p>
          </table:table-cell>
          <table:table-cell office:value-type="float" office:value="3801207" calcext:value-type="float">
            <text:p>3801207</text:p>
          </table:table-cell>
          <table:table-cell table:formula="of:=[Sheet5.E187]-[Sheet5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2-s351421871c1282410.ukp</text:p>
          </table:table-cell>
          <table:table-cell office:value-type="float" office:value="6.6551" calcext:value-type="float">
            <text:p>6.6551</text:p>
          </table:table-cell>
          <table:table-cell office:value-type="float" office:value="6.77" calcext:value-type="float">
            <text:p>6.77</text:p>
          </table:table-cell>
          <table:table-cell office:value-type="float" office:value="40324" calcext:value-type="float">
            <text:p>40324</text:p>
          </table:table-cell>
          <table:table-cell office:value-type="float" office:value="3830624" calcext:value-type="float">
            <text:p>3830624</text:p>
          </table:table-cell>
          <table:table-cell office:value-type="float" office:value="514.74662" calcext:value-type="float">
            <text:p>514.74662</text:p>
          </table:table-cell>
          <table:table-cell office:value-type="float" office:value="514.41" calcext:value-type="float">
            <text:p>514.41</text:p>
          </table:table-cell>
          <table:table-cell office:value-type="float" office:value="53652" calcext:value-type="float">
            <text:p>53652</text:p>
          </table:table-cell>
          <table:table-cell office:value-type="float" office:value="3830624" calcext:value-type="float">
            <text:p>3830624</text:p>
          </table:table-cell>
          <table:table-cell table:formula="of:=[Sheet5.E188]-[Sheet5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4-s208479215c1253064.ukp</text:p>
          </table:table-cell>
          <table:table-cell office:value-type="float" office:value="5.75982" calcext:value-type="float">
            <text:p>5.75982</text:p>
          </table:table-cell>
          <table:table-cell office:value-type="float" office:value="5.87" calcext:value-type="float">
            <text:p>5.87</text:p>
          </table:table-cell>
          <table:table-cell office:value-type="float" office:value="39820" calcext:value-type="float">
            <text:p>39820</text:p>
          </table:table-cell>
          <table:table-cell office:value-type="float" office:value="3753820" calcext:value-type="float">
            <text:p>3753820</text:p>
          </table:table-cell>
          <table:table-cell office:value-type="float" office:value="522.48662" calcext:value-type="float">
            <text:p>522.48662</text:p>
          </table:table-cell>
          <table:table-cell office:value-type="float" office:value="522.12" calcext:value-type="float">
            <text:p>522.12</text:p>
          </table:table-cell>
          <table:table-cell office:value-type="float" office:value="54556" calcext:value-type="float">
            <text:p>54556</text:p>
          </table:table-cell>
          <table:table-cell office:value-type="float" office:value="3753820" calcext:value-type="float">
            <text:p>3753820</text:p>
          </table:table-cell>
          <table:table-cell table:formula="of:=[Sheet5.E189]-[Sheet5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43-s490853988c1231133.ukp</text:p>
          </table:table-cell>
          <table:table-cell office:value-type="float" office:value="7.40201" calcext:value-type="float">
            <text:p>7.40201</text:p>
          </table:table-cell>
          <table:table-cell office:value-type="float" office:value="7.53" calcext:value-type="float">
            <text:p>7.53</text:p>
          </table:table-cell>
          <table:table-cell office:value-type="float" office:value="39472" calcext:value-type="float">
            <text:p>39472</text:p>
          </table:table-cell>
          <table:table-cell office:value-type="float" office:value="3687150" calcext:value-type="float">
            <text:p>3687150</text:p>
          </table:table-cell>
          <table:table-cell office:value-type="float" office:value="525.21995" calcext:value-type="float">
            <text:p>525.21995</text:p>
          </table:table-cell>
          <table:table-cell office:value-type="float" office:value="524.86" calcext:value-type="float">
            <text:p>524.86</text:p>
          </table:table-cell>
          <table:table-cell office:value-type="float" office:value="50772" calcext:value-type="float">
            <text:p>50772</text:p>
          </table:table-cell>
          <table:table-cell office:value-type="float" office:value="3687150" calcext:value-type="float">
            <text:p>3687150</text:p>
          </table:table-cell>
          <table:table-cell table:formula="of:=[Sheet5.E190]-[Sheet5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73-s285045789c1082461.ukp</text:p>
          </table:table-cell>
          <table:table-cell office:value-type="float" office:value="6.27687" calcext:value-type="float">
            <text:p>6.27687</text:p>
          </table:table-cell>
          <table:table-cell office:value-type="float" office:value="6.39" calcext:value-type="float">
            <text:p>6.39</text:p>
          </table:table-cell>
          <table:table-cell office:value-type="float" office:value="37116" calcext:value-type="float">
            <text:p>37116</text:p>
          </table:table-cell>
          <table:table-cell office:value-type="float" office:value="3201007" calcext:value-type="float">
            <text:p>3201007</text:p>
          </table:table-cell>
          <table:table-cell office:value-type="float" office:value="528.59328" calcext:value-type="float">
            <text:p>528.59328</text:p>
          </table:table-cell>
          <table:table-cell office:value-type="float" office:value="528.27" calcext:value-type="float">
            <text:p>528.27</text:p>
          </table:table-cell>
          <table:table-cell office:value-type="float" office:value="45700" calcext:value-type="float">
            <text:p>45700</text:p>
          </table:table-cell>
          <table:table-cell office:value-type="float" office:value="3201007" calcext:value-type="float">
            <text:p>3201007</text:p>
          </table:table-cell>
          <table:table-cell table:formula="of:=[Sheet5.E191]-[Sheet5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1-s367303549c1089092.ukp</text:p>
          </table:table-cell>
          <table:table-cell office:value-type="float" office:value="5.99522" calcext:value-type="float">
            <text:p>5.99522</text:p>
          </table:table-cell>
          <table:table-cell office:value-type="float" office:value="6.35" calcext:value-type="float">
            <text:p>6.35</text:p>
          </table:table-cell>
          <table:table-cell office:value-type="float" office:value="37324" calcext:value-type="float">
            <text:p>37324</text:p>
          </table:table-cell>
          <table:table-cell office:value-type="float" office:value="3200330" calcext:value-type="float">
            <text:p>3200330</text:p>
          </table:table-cell>
          <table:table-cell office:value-type="float" office:value="534.58328" calcext:value-type="float">
            <text:p>534.58328</text:p>
          </table:table-cell>
          <table:table-cell office:value-type="float" office:value="534.21" calcext:value-type="float">
            <text:p>534.21</text:p>
          </table:table-cell>
          <table:table-cell office:value-type="float" office:value="49608" calcext:value-type="float">
            <text:p>49608</text:p>
          </table:table-cell>
          <table:table-cell office:value-type="float" office:value="3200330" calcext:value-type="float">
            <text:p>3200330</text:p>
          </table:table-cell>
          <table:table-cell table:formula="of:=[Sheet5.E192]-[Sheet5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9-s507400487c1217026.ukp</text:p>
          </table:table-cell>
          <table:table-cell office:value-type="float" office:value="6.579" calcext:value-type="float">
            <text:p>6.579</text:p>
          </table:table-cell>
          <table:table-cell office:value-type="float" office:value="6.69" calcext:value-type="float">
            <text:p>6.69</text:p>
          </table:table-cell>
          <table:table-cell office:value-type="float" office:value="39084" calcext:value-type="float">
            <text:p>39084</text:p>
          </table:table-cell>
          <table:table-cell office:value-type="float" office:value="3630556" calcext:value-type="float">
            <text:p>3630556</text:p>
          </table:table-cell>
          <table:table-cell office:value-type="float" office:value="539.89661" calcext:value-type="float">
            <text:p>539.89661</text:p>
          </table:table-cell>
          <table:table-cell office:value-type="float" office:value="539.54" calcext:value-type="float">
            <text:p>539.54</text:p>
          </table:table-cell>
          <table:table-cell office:value-type="float" office:value="52440" calcext:value-type="float">
            <text:p>52440</text:p>
          </table:table-cell>
          <table:table-cell office:value-type="float" office:value="3630556" calcext:value-type="float">
            <text:p>3630556</text:p>
          </table:table-cell>
          <table:table-cell table:formula="of:=[Sheet5.E193]-[Sheet5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6-s885510405c1093219.ukp</text:p>
          </table:table-cell>
          <table:table-cell office:value-type="float" office:value="6.09386" calcext:value-type="float">
            <text:p>6.09386</text:p>
          </table:table-cell>
          <table:table-cell office:value-type="float" office:value="6.21" calcext:value-type="float">
            <text:p>6.21</text:p>
          </table:table-cell>
          <table:table-cell office:value-type="float" office:value="37164" calcext:value-type="float">
            <text:p>37164</text:p>
          </table:table-cell>
          <table:table-cell office:value-type="float" office:value="3237554" calcext:value-type="float">
            <text:p>3237554</text:p>
          </table:table-cell>
          <table:table-cell office:value-type="float" office:value="548.76661" calcext:value-type="float">
            <text:p>548.76661</text:p>
          </table:table-cell>
          <table:table-cell office:value-type="float" office:value="548.41" calcext:value-type="float">
            <text:p>548.41</text:p>
          </table:table-cell>
          <table:table-cell office:value-type="float" office:value="51100" calcext:value-type="float">
            <text:p>51100</text:p>
          </table:table-cell>
          <table:table-cell office:value-type="float" office:value="3237554" calcext:value-type="float">
            <text:p>3237554</text:p>
          </table:table-cell>
          <table:table-cell table:formula="of:=[Sheet5.E194]-[Sheet5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-s577782098c1211849.ukp</text:p>
          </table:table-cell>
          <table:table-cell office:value-type="float" office:value="8.81047" calcext:value-type="float">
            <text:p>8.81047</text:p>
          </table:table-cell>
          <table:table-cell office:value-type="float" office:value="9.01" calcext:value-type="float">
            <text:p>9.01</text:p>
          </table:table-cell>
          <table:table-cell office:value-type="float" office:value="39040" calcext:value-type="float">
            <text:p>39040</text:p>
          </table:table-cell>
          <table:table-cell office:value-type="float" office:value="3607834" calcext:value-type="float">
            <text:p>3607834</text:p>
          </table:table-cell>
          <table:table-cell office:value-type="float" office:value="556.93994" calcext:value-type="float">
            <text:p>556.93994</text:p>
          </table:table-cell>
          <table:table-cell office:value-type="float" office:value="556.59" calcext:value-type="float">
            <text:p>556.59</text:p>
          </table:table-cell>
          <table:table-cell office:value-type="float" office:value="51640" calcext:value-type="float">
            <text:p>51640</text:p>
          </table:table-cell>
          <table:table-cell office:value-type="float" office:value="3607834" calcext:value-type="float">
            <text:p>3607834</text:p>
          </table:table-cell>
          <table:table-cell table:formula="of:=[Sheet5.E195]-[Sheet5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37-s998577081c1088514.ukp</text:p>
          </table:table-cell>
          <table:table-cell office:value-type="float" office:value="7.19288" calcext:value-type="float">
            <text:p>7.19288</text:p>
          </table:table-cell>
          <table:table-cell office:value-type="float" office:value="7.38" calcext:value-type="float">
            <text:p>7.38</text:p>
          </table:table-cell>
          <table:table-cell office:value-type="float" office:value="37044" calcext:value-type="float">
            <text:p>37044</text:p>
          </table:table-cell>
          <table:table-cell office:value-type="float" office:value="3242540" calcext:value-type="float">
            <text:p>3242540</text:p>
          </table:table-cell>
          <table:table-cell office:value-type="float" office:value="564.59994" calcext:value-type="float">
            <text:p>564.59994</text:p>
          </table:table-cell>
          <table:table-cell office:value-type="float" office:value="564.23" calcext:value-type="float">
            <text:p>564.23</text:p>
          </table:table-cell>
          <table:table-cell office:value-type="float" office:value="51224" calcext:value-type="float">
            <text:p>51224</text:p>
          </table:table-cell>
          <table:table-cell office:value-type="float" office:value="3242540" calcext:value-type="float">
            <text:p>3242540</text:p>
          </table:table-cell>
          <table:table-cell table:formula="of:=[Sheet5.E196]-[Sheet5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25-s342662718c1176150.ukp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7.09" calcext:value-type="float">
            <text:p>7.09</text:p>
          </table:table-cell>
          <table:table-cell office:value-type="float" office:value="38336" calcext:value-type="float">
            <text:p>38336</text:p>
          </table:table-cell>
          <table:table-cell office:value-type="float" office:value="3503683" calcext:value-type="float">
            <text:p>3503683</text:p>
          </table:table-cell>
          <table:table-cell office:value-type="float" office:value="575.28994" calcext:value-type="float">
            <text:p>575.28994</text:p>
          </table:table-cell>
          <table:table-cell office:value-type="float" office:value="574.89" calcext:value-type="float">
            <text:p>574.89</text:p>
          </table:table-cell>
          <table:table-cell office:value-type="float" office:value="58324" calcext:value-type="float">
            <text:p>58324</text:p>
          </table:table-cell>
          <table:table-cell office:value-type="float" office:value="3503683" calcext:value-type="float">
            <text:p>3503683</text:p>
          </table:table-cell>
          <table:table-cell table:formula="of:=[Sheet5.E197]-[Sheet5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11-s259905739c1088107.ukp</text:p>
          </table:table-cell>
          <table:table-cell office:value-type="float" office:value="6.72284" calcext:value-type="float">
            <text:p>6.72284</text:p>
          </table:table-cell>
          <table:table-cell office:value-type="float" office:value="6.84" calcext:value-type="float">
            <text:p>6.84</text:p>
          </table:table-cell>
          <table:table-cell office:value-type="float" office:value="37248" calcext:value-type="float">
            <text:p>37248</text:p>
          </table:table-cell>
          <table:table-cell office:value-type="float" office:value="3224114" calcext:value-type="float">
            <text:p>3224114</text:p>
          </table:table-cell>
          <table:table-cell office:value-type="float" office:value="576.49661" calcext:value-type="float">
            <text:p>576.49661</text:p>
          </table:table-cell>
          <table:table-cell office:value-type="float" office:value="576.09" calcext:value-type="float">
            <text:p>576.09</text:p>
          </table:table-cell>
          <table:table-cell office:value-type="float" office:value="51796" calcext:value-type="float">
            <text:p>51796</text:p>
          </table:table-cell>
          <table:table-cell office:value-type="float" office:value="3224114" calcext:value-type="float">
            <text:p>3224114</text:p>
          </table:table-cell>
          <table:table-cell table:formula="of:=[Sheet5.E198]-[Sheet5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2-s316472754c1155251.ukp</text:p>
          </table:table-cell>
          <table:table-cell office:value-type="float" office:value="6.96778" calcext:value-type="float">
            <text:p>6.96778</text:p>
          </table:table-cell>
          <table:table-cell office:value-type="float" office:value="7.16" calcext:value-type="float">
            <text:p>7.16</text:p>
          </table:table-cell>
          <table:table-cell office:value-type="float" office:value="38184" calcext:value-type="float">
            <text:p>38184</text:p>
          </table:table-cell>
          <table:table-cell office:value-type="float" office:value="3438890" calcext:value-type="float">
            <text:p>3438890</text:p>
          </table:table-cell>
          <table:table-cell office:value-type="float" office:value="581.62994" calcext:value-type="float">
            <text:p>581.62994</text:p>
          </table:table-cell>
          <table:table-cell office:value-type="float" office:value="581.22" calcext:value-type="float">
            <text:p>581.22</text:p>
          </table:table-cell>
          <table:table-cell office:value-type="float" office:value="63640" calcext:value-type="float">
            <text:p>63640</text:p>
          </table:table-cell>
          <table:table-cell office:value-type="float" office:value="3438890" calcext:value-type="float">
            <text:p>3438890</text:p>
          </table:table-cell>
          <table:table-cell table:formula="of:=[Sheet5.E199]-[Sheet5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6-s32492284c1085001.ukp</text:p>
          </table:table-cell>
          <table:table-cell office:value-type="float" office:value="6.61602" calcext:value-type="float">
            <text:p>6.61602</text:p>
          </table:table-cell>
          <table:table-cell office:value-type="float" office:value="6.73" calcext:value-type="float">
            <text:p>6.73</text:p>
          </table:table-cell>
          <table:table-cell office:value-type="float" office:value="37068" calcext:value-type="float">
            <text:p>37068</text:p>
          </table:table-cell>
          <table:table-cell office:value-type="float" office:value="3220150" calcext:value-type="float">
            <text:p>3220150</text:p>
          </table:table-cell>
          <table:table-cell office:value-type="float" office:value="601.66994" calcext:value-type="float">
            <text:p>601.66994</text:p>
          </table:table-cell>
          <table:table-cell office:value-type="float" office:value="601.27" calcext:value-type="float">
            <text:p>601.27</text:p>
          </table:table-cell>
          <table:table-cell office:value-type="float" office:value="52752" calcext:value-type="float">
            <text:p>52752</text:p>
          </table:table-cell>
          <table:table-cell office:value-type="float" office:value="3220150" calcext:value-type="float">
            <text:p>3220150</text:p>
          </table:table-cell>
          <table:table-cell table:formula="of:=[Sheet5.E200]-[Sheet5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ds2_n50000wmin50000-100-s305421952c1090580.ukp</text:p>
          </table:table-cell>
          <table:table-cell office:value-type="float" office:value="7.4192" calcext:value-type="float">
            <text:p>7.4192</text:p>
          </table:table-cell>
          <table:table-cell office:value-type="float" office:value="7.56" calcext:value-type="float">
            <text:p>7.56</text:p>
          </table:table-cell>
          <table:table-cell office:value-type="float" office:value="37160" calcext:value-type="float">
            <text:p>37160</text:p>
          </table:table-cell>
          <table:table-cell office:value-type="float" office:value="3229061" calcext:value-type="float">
            <text:p>3229061</text:p>
          </table:table-cell>
          <table:table-cell office:value-type="float" office:value="682.95327" calcext:value-type="float">
            <text:p>682.95327</text:p>
          </table:table-cell>
          <table:table-cell office:value-type="float" office:value="682.49" calcext:value-type="float">
            <text:p>682.49</text:p>
          </table:table-cell>
          <table:table-cell office:value-type="float" office:value="51096" calcext:value-type="float">
            <text:p>51096</text:p>
          </table:table-cell>
          <table:table-cell office:value-type="float" office:value="3229061" calcext:value-type="float">
            <text:p>3229061</text:p>
          </table:table-cell>
          <table:table-cell table:formula="of:=[Sheet5.E201]-[Sheet5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1])" office:value-type="float" office:value="1371.6539" calcext:value-type="float">
            <text:p>1371.6539</text:p>
          </table:table-cell>
          <table:table-cell table:formula="of:=SUM([.C2:.C201])" office:value-type="float" office:value="1405.32" calcext:value-type="float">
            <text:p>1405.32</text:p>
          </table:table-cell>
          <table:table-cell table:formula="of:=SUM([.D2:.D201])" office:value-type="float" office:value="8868776" calcext:value-type="float">
            <text:p>8868776</text:p>
          </table:table-cell>
          <table:table-cell/>
          <table:table-cell table:formula="of:=SUM([.F2:.F201])" office:value-type="float" office:value="46716.67539" calcext:value-type="float">
            <text:p>46716.67539</text:p>
          </table:table-cell>
          <table:table-cell table:formula="of:=SUM([.G2:.G201])" office:value-type="float" office:value="46688.55" calcext:value-type="float">
            <text:p>46688.55</text:p>
          </table:table-cell>
          <table:table-cell table:formula="of:=SUM([.H2:.H201])" office:value-type="float" office:value="7810268" calcext:value-type="float">
            <text:p>7810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200</text:p>
          </table:table-cell>
          <table:table-cell table:style-name="ce1" table:formula="of:=[.B202]/200" office:value-type="float" office:value="6.8582695" calcext:value-type="float">
            <text:p>6.86</text:p>
          </table:table-cell>
          <table:table-cell table:formula="of:=[.C202]/200" office:value-type="float" office:value="7.0266" calcext:value-type="float">
            <text:p>7.0266</text:p>
          </table:table-cell>
          <table:table-cell table:formula="of:=[.D202]/200" office:value-type="float" office:value="44343.88" calcext:value-type="float">
            <text:p>44343.88</text:p>
          </table:table-cell>
          <table:table-cell/>
          <table:table-cell table:style-name="ce1" table:formula="of:=[.F202]/200" office:value-type="float" office:value="233.58337695" calcext:value-type="float">
            <text:p>233.58</text:p>
          </table:table-cell>
          <table:table-cell table:formula="of:=[.G202]/200" office:value-type="float" office:value="233.44275" calcext:value-type="float">
            <text:p>233.44275</text:p>
          </table:table-cell>
          <table:table-cell table:formula="of:=[.H202]/200" office:value-type="float" office:value="39051.34" calcext:value-type="float">
            <text:p>3905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201])" office:value-type="float" office:value="1.23323666315656" calcext:value-type="float">
            <text:p>1.23</text:p>
          </table:table-cell>
          <table:table-cell table:formula="of:=STDEV([.C2:.C201])" office:value-type="float" office:value="1.23073064869948" calcext:value-type="float">
            <text:p>1.2307306487</text:p>
          </table:table-cell>
          <table:table-cell table:formula="of:=STDEV([.D2:.D201])" office:value-type="float" office:value="4478.47127381116" calcext:value-type="float">
            <text:p>4478.4712738112</text:p>
          </table:table-cell>
          <table:table-cell/>
          <table:table-cell table:style-name="ce1" table:formula="of:=STDEV([.F2:.F201])" office:value-type="float" office:value="187.905020949979" calcext:value-type="float">
            <text:p>187.91</text:p>
          </table:table-cell>
          <table:table-cell table:formula="of:=STDEV([.G2:.G201])" office:value-type="float" office:value="187.77086247314" calcext:value-type="float">
            <text:p>187.7708624731</text:p>
          </table:table-cell>
          <table:table-cell table:formula="of:=STDEV([.H2:.H201])" office:value-type="float" office:value="13154.6446422058" calcext:value-type="float">
            <text:p>13154.644642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201])" office:value-type="float" office:value="4.45765" calcext:value-type="float">
            <text:p>4.46</text:p>
          </table:table-cell>
          <table:table-cell table:formula="of:=MIN([.C2:.C201])" office:value-type="float" office:value="4.59" calcext:value-type="float">
            <text:p>4.59</text:p>
          </table:table-cell>
          <table:table-cell table:formula="of:=MIN([.D2:.D201])" office:value-type="float" office:value="36672" calcext:value-type="float">
            <text:p>36672</text:p>
          </table:table-cell>
          <table:table-cell/>
          <table:table-cell table:style-name="ce1" table:formula="of:=MIN([.F2:.F201])" office:value-type="float" office:value="2.65" calcext:value-type="float">
            <text:p>2.65</text:p>
          </table:table-cell>
          <table:table-cell table:formula="of:=MIN([.G2:.G201])" office:value-type="float" office:value="2.67" calcext:value-type="float">
            <text:p>2.67</text:p>
          </table:table-cell>
          <table:table-cell table:formula="of:=MIN([.H2:.H201])" office:value-type="float" office:value="14452" calcext:value-type="float">
            <text:p>14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201])" office:value-type="float" office:value="11.7807" calcext:value-type="float">
            <text:p>11.78</text:p>
          </table:table-cell>
          <table:table-cell table:formula="of:=MAX([.C2:.C201])" office:value-type="float" office:value="11.97" calcext:value-type="float">
            <text:p>11.97</text:p>
          </table:table-cell>
          <table:table-cell table:formula="of:=MAX([.D2:.D201])" office:value-type="float" office:value="51388" calcext:value-type="float">
            <text:p>51388</text:p>
          </table:table-cell>
          <table:table-cell/>
          <table:table-cell table:style-name="ce1" table:formula="of:=MAX([.F2:.F201])" office:value-type="float" office:value="682.95327" calcext:value-type="float">
            <text:p>682.95</text:p>
          </table:table-cell>
          <table:table-cell table:formula="of:=MAX([.G2:.G201])" office:value-type="float" office:value="682.49" calcext:value-type="float">
            <text:p>682.49</text:p>
          </table:table-cell>
          <table:table-cell table:formula="of:=MAX([.H2:.H201])" office:value-type="float" office:value="63640" calcext:value-type="float">
            <text:p>636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J801">
          <table:sort>
            <table:sort-by table:field-number="5" table:data-type="automatic"/>
          </table:sort>
        </table:database-range>
        <table:database-range table:name="__Anonymous_Sheet_DB__1" table:target-range-address="Sheet2.A1:Sheet2.J501">
          <table:sort>
            <table:sort-by table:field-number="5" table:data-type="automatic"/>
          </table:sort>
        </table:database-range>
        <table:database-range table:name="__Anonymous_Sheet_DB__2" table:target-range-address="Sheet3.A1:Sheet3.J201">
          <table:sort>
            <table:sort-by table:field-number="5" table:data-type="automatic"/>
          </table:sort>
        </table:database-range>
        <table:database-range table:name="__Anonymous_Sheet_DB__3" table:target-range-address="Sheet4.A1:Sheet4.J201">
          <table:sort>
            <table:sort-by table:field-number="5" table:data-type="automatic"/>
          </table:sort>
        </table:database-range>
        <table:database-range table:name="__Anonymous_Sheet_DB__4" table:target-range-address="Sheet5.A1:Sheet5.J2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16:24:12.470546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5:06:05.508376499</meta:creation-date>
    <dc:date>2016-01-17T16:33:32.778053429</dc:date>
    <meta:editing-duration>PT34M13S</meta:editing-duration>
    <meta:editing-cycles>5</meta:editing-cycles>
    <meta:generator>LibreOffice/4.4.7.2$Linux_X86_64 LibreOffice_project/40m0$Build-2</meta:generator>
    <meta:document-statistic meta:table-count="5" meta:cell-count="162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801 Sheet1.F1:Sheet1.F8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01" chart:label-cell-address="Sheet1.B1:Sheet1.B1" chart:class="chart:line">
            <chart:data-point chart:repeated="800"/>
          </chart:series>
          <chart:series chart:style-name="ch7" chart:values-cell-range-address="Sheet1.F2:Sheet1.F801" chart:label-cell-address="Sheet1.F1:Sheet1.F1" chart:class="chart:line">
            <chart:data-point chart:repeated="8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122">
                <text:p>1.68122</text:p>
                <draw:g>
                  <svg:desc>Sheet1.B2:Sheet1.B801</svg:desc>
                </draw:g>
              </table:table-cell>
              <table:table-cell office:value-type="float" office:value="0.01">
                <text:p>0.01</text:p>
                <draw:g>
                  <svg:desc>Sheet1.F2:Sheet1.F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769">
                <text:p>1.537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875">
                <text:p>1.648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567">
                <text:p>1.565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977">
                <text:p>1.2897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642">
                <text:p>1.3664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6406">
                <text:p>1.3640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548">
                <text:p>1.6654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042">
                <text:p>1.34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577">
                <text:p>10.757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891">
                <text:p>2.0289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">
                <text:p>1.2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4524">
                <text:p>1.845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5737">
                <text:p>2.057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8436">
                <text:p>1.2843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888">
                <text:p>11.18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5489">
                <text:p>1.4548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07">
                <text:p>1.3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943">
                <text:p>1.8594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39">
                <text:p>10.239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649">
                <text:p>1.1964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528">
                <text:p>1.2452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0317">
                <text:p>1.10317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8127">
                <text:p>1.781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577">
                <text:p>1.17577</text:p>
              </table:table-cell>
              <table:table-cell office:value-type="float" office:value="0.09667">
                <text:p>0.0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2602">
                <text:p>0.902602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535">
                <text:p>1.54535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953">
                <text:p>1.13953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94">
                <text:p>11.494</text:p>
              </table:table-cell>
              <table:table-cell office:value-type="float" office:value="0.12333">
                <text:p>0.12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438">
                <text:p>1.26438</text:p>
              </table:table-cell>
              <table:table-cell office:value-type="float" office:value="0.12667">
                <text:p>0.12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6586">
                <text:p>2.3658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587">
                <text:p>10.858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9673">
                <text:p>1.79673</text:p>
              </table:table-cell>
              <table:table-cell office:value-type="float" office:value="0.14667">
                <text:p>0.14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1833">
                <text:p>1.51833</text:p>
              </table:table-cell>
              <table:table-cell office:value-type="float" office:value="0.15667">
                <text:p>0.15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215">
                <text:p>1.49215</text:p>
              </table:table-cell>
              <table:table-cell office:value-type="float" office:value="0.22667">
                <text:p>0.22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104">
                <text:p>1.451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76802">
                <text:p>9.768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285">
                <text:p>1.262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9045">
                <text:p>0.549045</text:p>
              </table:table-cell>
              <table:table-cell office:value-type="float" office:value="0.26667">
                <text:p>0.2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4719">
                <text:p>1.847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145">
                <text:p>1.82145</text:p>
              </table:table-cell>
              <table:table-cell office:value-type="float" office:value="0.27667">
                <text:p>0.27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74877">
                <text:p>9.748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484">
                <text:p>1.534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7586">
                <text:p>2.27586</text:p>
              </table:table-cell>
              <table:table-cell office:value-type="float" office:value="0.37333">
                <text:p>0.37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1738">
                <text:p>10.1738</text:p>
              </table:table-cell>
              <table:table-cell office:value-type="float" office:value="0.38333">
                <text:p>0.38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779">
                <text:p>2.0277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8692">
                <text:p>9.286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4698">
                <text:p>1.74698</text:p>
              </table:table-cell>
              <table:table-cell office:value-type="float" office:value="0.45667">
                <text:p>0.45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0773">
                <text:p>8.90773</text:p>
              </table:table-cell>
              <table:table-cell office:value-type="float" office:value="0.46667">
                <text:p>0.4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226">
                <text:p>1.26226</text:p>
              </table:table-cell>
              <table:table-cell office:value-type="float" office:value="0.48333">
                <text:p>0.48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2155">
                <text:p>0.8621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5435">
                <text:p>1.854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216">
                <text:p>1.762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6173">
                <text:p>1.26173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6227">
                <text:p>0.776227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135">
                <text:p>1.4135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5638">
                <text:p>1.256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7158">
                <text:p>1.57158</text:p>
              </table:table-cell>
              <table:table-cell office:value-type="float" office:value="0.61333">
                <text:p>0.61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1931">
                <text:p>1.51931</text:p>
              </table:table-cell>
              <table:table-cell office:value-type="float" office:value="0.66667">
                <text:p>0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2728">
                <text:p>9.02728</text:p>
              </table:table-cell>
              <table:table-cell office:value-type="float" office:value="0.74667">
                <text:p>0.74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8243">
                <text:p>2.28243</text:p>
              </table:table-cell>
              <table:table-cell office:value-type="float" office:value="0.80333">
                <text:p>0.80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5421">
                <text:p>1.65421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5356">
                <text:p>1.35356</text:p>
              </table:table-cell>
              <table:table-cell office:value-type="float" office:value="0.87333">
                <text:p>0.87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003">
                <text:p>1.580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7522">
                <text:p>1.27522</text:p>
              </table:table-cell>
              <table:table-cell office:value-type="float" office:value="0.88667">
                <text:p>0.8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503">
                <text:p>1.515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361">
                <text:p>1.53361</text:p>
              </table:table-cell>
              <table:table-cell office:value-type="float" office:value="0.91333">
                <text:p>0.91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518">
                <text:p>1.2551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37569">
                <text:p>9.37569</text:p>
              </table:table-cell>
              <table:table-cell office:value-type="float" office:value="1.00667">
                <text:p>1.00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6857">
                <text:p>1.36857</text:p>
              </table:table-cell>
              <table:table-cell office:value-type="float" office:value="1.02333">
                <text:p>1.02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9885">
                <text:p>0.779885</text:p>
              </table:table-cell>
              <table:table-cell office:value-type="float" office:value="1.16667">
                <text:p>1.1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4704">
                <text:p>1.04704</text:p>
              </table:table-cell>
              <table:table-cell office:value-type="float" office:value="1.19333">
                <text:p>1.19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245">
                <text:p>1.692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8112">
                <text:p>1.381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5553">
                <text:p>1.4555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6732">
                <text:p>0.59673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133">
                <text:p>1.213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1473">
                <text:p>1.31473</text:p>
              </table:table-cell>
              <table:table-cell office:value-type="float" office:value="1.44333">
                <text:p>1.44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367">
                <text:p>10.9367</text:p>
              </table:table-cell>
              <table:table-cell office:value-type="float" office:value="1.44667">
                <text:p>1.44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0824">
                <text:p>1.6082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2345">
                <text:p>1.6234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3">
                <text:p>0.75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3946">
                <text:p>1.3394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82">
                <text:p>1.7068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212">
                <text:p>12.2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5801">
                <text:p>1.3580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3197">
                <text:p>1.7319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0125">
                <text:p>1.30125</text:p>
              </table:table-cell>
              <table:table-cell office:value-type="float" office:value="1.92667">
                <text:p>1.92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943">
                <text:p>1.4094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897">
                <text:p>10.48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926">
                <text:p>1.16926</text:p>
              </table:table-cell>
              <table:table-cell office:value-type="float" office:value="2.00333">
                <text:p>2.00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4277">
                <text:p>1.34277</text:p>
              </table:table-cell>
              <table:table-cell office:value-type="float" office:value="2.02333">
                <text:p>2.02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287">
                <text:p>1.50287</text:p>
              </table:table-cell>
              <table:table-cell office:value-type="float" office:value="2.04667">
                <text:p>2.0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15363">
                <text:p>9.15363</text:p>
              </table:table-cell>
              <table:table-cell office:value-type="float" office:value="2.05667">
                <text:p>2.05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96813">
                <text:p>8.96813</text:p>
              </table:table-cell>
              <table:table-cell office:value-type="float" office:value="2.17667">
                <text:p>2.17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14">
                <text:p>1.321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8022">
                <text:p>1.1802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4906">
                <text:p>1.5490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3938">
                <text:p>1.13938</text:p>
              </table:table-cell>
              <table:table-cell office:value-type="float" office:value="2.62667">
                <text:p>2.62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18784">
                <text:p>9.1878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5768">
                <text:p>1.35768</text:p>
              </table:table-cell>
              <table:table-cell office:value-type="float" office:value="2.67667">
                <text:p>2.67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372">
                <text:p>1.57372</text:p>
              </table:table-cell>
              <table:table-cell office:value-type="float" office:value="2.70667">
                <text:p>2.70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338">
                <text:p>2.02338</text:p>
              </table:table-cell>
              <table:table-cell office:value-type="float" office:value="2.76667">
                <text:p>2.7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025">
                <text:p>0.842025</text:p>
              </table:table-cell>
              <table:table-cell office:value-type="float" office:value="2.80667">
                <text:p>2.80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2601">
                <text:p>6.72601</text:p>
              </table:table-cell>
              <table:table-cell office:value-type="float" office:value="2.89333">
                <text:p>2.89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7192">
                <text:p>1.57192</text:p>
              </table:table-cell>
              <table:table-cell office:value-type="float" office:value="2.90333">
                <text:p>2.90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91427">
                <text:p>0.691427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9801">
                <text:p>14.9801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6015">
                <text:p>1.1601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0771">
                <text:p>9.80771</text:p>
              </table:table-cell>
              <table:table-cell office:value-type="float" office:value="3.01333">
                <text:p>3.01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8232">
                <text:p>1.48232</text:p>
              </table:table-cell>
              <table:table-cell office:value-type="float" office:value="3.02333">
                <text:p>3.02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3978">
                <text:p>0.76397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174">
                <text:p>1.217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0635">
                <text:p>1.60635</text:p>
              </table:table-cell>
              <table:table-cell office:value-type="float" office:value="3.22667">
                <text:p>3.22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4901">
                <text:p>1.6490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1612">
                <text:p>1.21612</text:p>
              </table:table-cell>
              <table:table-cell office:value-type="float" office:value="3.25333">
                <text:p>3.25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12862">
                <text:p>2.12862</text:p>
              </table:table-cell>
              <table:table-cell office:value-type="float" office:value="3.28333">
                <text:p>3.28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9331">
                <text:p>1.993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1738">
                <text:p>1.217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2111">
                <text:p>1.52111</text:p>
              </table:table-cell>
              <table:table-cell office:value-type="float" office:value="3.52667">
                <text:p>3.52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2287">
                <text:p>1.52287</text:p>
              </table:table-cell>
              <table:table-cell office:value-type="float" office:value="3.73667">
                <text:p>3.73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8098">
                <text:p>1.58098</text:p>
              </table:table-cell>
              <table:table-cell office:value-type="float" office:value="3.83333">
                <text:p>3.8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1453">
                <text:p>1.71453</text:p>
              </table:table-cell>
              <table:table-cell office:value-type="float" office:value="3.87667">
                <text:p>3.87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26011">
                <text:p>8.2601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685">
                <text:p>1.4685</text:p>
              </table:table-cell>
              <table:table-cell office:value-type="float" office:value="3.93333">
                <text:p>3.9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925">
                <text:p>1.8925</text:p>
              </table:table-cell>
              <table:table-cell office:value-type="float" office:value="3.93667">
                <text:p>3.93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5214">
                <text:p>1.35214</text:p>
              </table:table-cell>
              <table:table-cell office:value-type="float" office:value="4.11333">
                <text:p>4.11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9225">
                <text:p>13.922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2571">
                <text:p>1.42571</text:p>
              </table:table-cell>
              <table:table-cell office:value-type="float" office:value="4.30333">
                <text:p>4.30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26402">
                <text:p>8.26402</text:p>
              </table:table-cell>
              <table:table-cell office:value-type="float" office:value="4.30667">
                <text:p>4.30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4054">
                <text:p>1.2405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2287">
                <text:p>12.2287</text:p>
              </table:table-cell>
              <table:table-cell office:value-type="float" office:value="4.58333">
                <text:p>4.58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937">
                <text:p>1.42937</text:p>
              </table:table-cell>
              <table:table-cell office:value-type="float" office:value="4.76333">
                <text:p>4.7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4202">
                <text:p>1.44202</text:p>
              </table:table-cell>
              <table:table-cell office:value-type="float" office:value="4.82667">
                <text:p>4.82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0868">
                <text:p>1.60868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3454">
                <text:p>1.63454</text:p>
              </table:table-cell>
              <table:table-cell office:value-type="float" office:value="5.02333">
                <text:p>5.02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21266">
                <text:p>8.2126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0042">
                <text:p>10.0042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1158">
                <text:p>1.71158</text:p>
              </table:table-cell>
              <table:table-cell office:value-type="float" office:value="5.15667">
                <text:p>5.15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27">
                <text:p>1.3927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6536">
                <text:p>1.36536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7312">
                <text:p>1.6731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4681">
                <text:p>1.74681</text:p>
              </table:table-cell>
              <table:table-cell office:value-type="float" office:value="5.29333">
                <text:p>5.2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0088">
                <text:p>2.70088</text:p>
              </table:table-cell>
              <table:table-cell office:value-type="float" office:value="5.33667">
                <text:p>5.33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15873">
                <text:p>0.815873</text:p>
              </table:table-cell>
              <table:table-cell office:value-type="float" office:value="5.34667">
                <text:p>5.34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0709">
                <text:p>11.070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3637">
                <text:p>1.83637</text:p>
              </table:table-cell>
              <table:table-cell office:value-type="float" office:value="5.41667">
                <text:p>5.41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8011">
                <text:p>1.68011</text:p>
              </table:table-cell>
              <table:table-cell office:value-type="float" office:value="5.84333">
                <text:p>5.84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751">
                <text:p>1.48751</text:p>
              </table:table-cell>
              <table:table-cell office:value-type="float" office:value="5.90667">
                <text:p>5.90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86361">
                <text:p>5.86361</text:p>
              </table:table-cell>
              <table:table-cell office:value-type="float" office:value="5.92333">
                <text:p>5.92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3814">
                <text:p>6.53814</text:p>
              </table:table-cell>
              <table:table-cell office:value-type="float" office:value="5.96667">
                <text:p>5.9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46884">
                <text:p>1.46884</text:p>
              </table:table-cell>
              <table:table-cell office:value-type="float" office:value="6.04333">
                <text:p>6.04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7166">
                <text:p>2.17166</text:p>
              </table:table-cell>
              <table:table-cell office:value-type="float" office:value="6.05667">
                <text:p>6.05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71">
                <text:p>1.571</text:p>
              </table:table-cell>
              <table:table-cell office:value-type="float" office:value="6.31667">
                <text:p>6.31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0216">
                <text:p>13.0216</text:p>
              </table:table-cell>
              <table:table-cell office:value-type="float" office:value="6.32333">
                <text:p>6.3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3847">
                <text:p>1.33847</text:p>
              </table:table-cell>
              <table:table-cell office:value-type="float" office:value="6.52333">
                <text:p>6.52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074">
                <text:p>1.57074</text:p>
              </table:table-cell>
              <table:table-cell office:value-type="float" office:value="6.54333">
                <text:p>6.54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0829">
                <text:p>1.90829</text:p>
              </table:table-cell>
              <table:table-cell office:value-type="float" office:value="6.63667">
                <text:p>6.63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439">
                <text:p>1.25439</text:p>
              </table:table-cell>
              <table:table-cell office:value-type="float" office:value="6.86333">
                <text:p>6.86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2726">
                <text:p>7.12726</text:p>
              </table:table-cell>
              <table:table-cell office:value-type="float" office:value="6.90333">
                <text:p>6.90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80883">
                <text:p>9.80883</text:p>
              </table:table-cell>
              <table:table-cell office:value-type="float" office:value="7.00333">
                <text:p>7.00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9481">
                <text:p>8.9481</text:p>
              </table:table-cell>
              <table:table-cell office:value-type="float" office:value="7.05333">
                <text:p>7.05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7713">
                <text:p>1.27713</text:p>
              </table:table-cell>
              <table:table-cell office:value-type="float" office:value="7.57333">
                <text:p>7.57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9756">
                <text:p>1.397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3069">
                <text:p>1.7306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4748">
                <text:p>7.64748</text:p>
              </table:table-cell>
              <table:table-cell office:value-type="float" office:value="7.67667">
                <text:p>7.67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4898">
                <text:p>1.24898</text:p>
              </table:table-cell>
              <table:table-cell office:value-type="float" office:value="7.72667">
                <text:p>7.72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3515">
                <text:p>2.03515</text:p>
              </table:table-cell>
              <table:table-cell office:value-type="float" office:value="7.83333">
                <text:p>7.8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4266">
                <text:p>1.24266</text:p>
              </table:table-cell>
              <table:table-cell office:value-type="float" office:value="7.83667">
                <text:p>7.83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3173">
                <text:p>1.83173</text:p>
              </table:table-cell>
              <table:table-cell office:value-type="float" office:value="7.88667">
                <text:p>7.88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6172">
                <text:p>5.96172</text:p>
              </table:table-cell>
              <table:table-cell office:value-type="float" office:value="7.91667">
                <text:p>7.91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4943">
                <text:p>1.4494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8985">
                <text:p>5.5898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76">
                <text:p>1.77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4988">
                <text:p>1.3498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87733">
                <text:p>9.87733</text:p>
              </table:table-cell>
              <table:table-cell office:value-type="float" office:value="8.22333">
                <text:p>8.22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15679">
                <text:p>7.15679</text:p>
              </table:table-cell>
              <table:table-cell office:value-type="float" office:value="8.35667">
                <text:p>8.35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3134">
                <text:p>1.13134</text:p>
              </table:table-cell>
              <table:table-cell office:value-type="float" office:value="8.40333">
                <text:p>8.40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06721">
                <text:p>7.06721</text:p>
              </table:table-cell>
              <table:table-cell office:value-type="float" office:value="8.43333">
                <text:p>8.4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5688">
                <text:p>1.45688</text:p>
              </table:table-cell>
              <table:table-cell office:value-type="float" office:value="8.51333">
                <text:p>8.51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3044">
                <text:p>1.53044</text:p>
              </table:table-cell>
              <table:table-cell office:value-type="float" office:value="8.58667">
                <text:p>8.58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7792">
                <text:p>12.779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7944">
                <text:p>11.7944</text:p>
              </table:table-cell>
              <table:table-cell office:value-type="float" office:value="8.74333">
                <text:p>8.74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98449">
                <text:p>8.984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7606">
                <text:p>1.8760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7127">
                <text:p>1.57127</text:p>
              </table:table-cell>
              <table:table-cell office:value-type="float" office:value="8.88333">
                <text:p>8.88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1932">
                <text:p>1.2193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1984">
                <text:p>1.61984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5719">
                <text:p>1.25719</text:p>
              </table:table-cell>
              <table:table-cell office:value-type="float" office:value="9.11667">
                <text:p>9.11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9115">
                <text:p>1.39115</text:p>
              </table:table-cell>
              <table:table-cell office:value-type="float" office:value="9.19333">
                <text:p>9.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8828">
                <text:p>1.38828</text:p>
              </table:table-cell>
              <table:table-cell office:value-type="float" office:value="9.20333">
                <text:p>9.20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6511">
                <text:p>11.6511</text:p>
              </table:table-cell>
              <table:table-cell office:value-type="float" office:value="9.25333">
                <text:p>9.25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4191">
                <text:p>1.74191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6043">
                <text:p>5.76043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7852">
                <text:p>1.47852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5473">
                <text:p>2.15473</text:p>
              </table:table-cell>
              <table:table-cell office:value-type="float" office:value="9.56667">
                <text:p>9.5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4389">
                <text:p>1.44389</text:p>
              </table:table-cell>
              <table:table-cell office:value-type="float" office:value="9.73667">
                <text:p>9.73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1099">
                <text:p>11.1099</text:p>
              </table:table-cell>
              <table:table-cell office:value-type="float" office:value="9.74667">
                <text:p>9.74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2989">
                <text:p>2.42989</text:p>
              </table:table-cell>
              <table:table-cell office:value-type="float" office:value="9.88667">
                <text:p>9.88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4597">
                <text:p>1.34597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6926">
                <text:p>1.5692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3891">
                <text:p>1.43891</text:p>
              </table:table-cell>
              <table:table-cell office:value-type="float" office:value="10.18666">
                <text:p>10.18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0532">
                <text:p>1.6053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2134">
                <text:p>10.213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9194">
                <text:p>1.29194</text:p>
              </table:table-cell>
              <table:table-cell office:value-type="float" office:value="10.24333">
                <text:p>10.24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1912">
                <text:p>6.91912</text:p>
              </table:table-cell>
              <table:table-cell office:value-type="float" office:value="10.33333">
                <text:p>10.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4408">
                <text:p>1.54408</text:p>
              </table:table-cell>
              <table:table-cell office:value-type="float" office:value="10.50666">
                <text:p>10.506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08676">
                <text:p>6.0867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5628">
                <text:p>1.25628</text:p>
              </table:table-cell>
              <table:table-cell office:value-type="float" office:value="10.78333">
                <text:p>10.78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0383">
                <text:p>1.50383</text:p>
              </table:table-cell>
              <table:table-cell office:value-type="float" office:value="10.83666">
                <text:p>10.836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4335">
                <text:p>11.433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0936">
                <text:p>9.0936</text:p>
              </table:table-cell>
              <table:table-cell office:value-type="float" office:value="11.39333">
                <text:p>11.39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4076">
                <text:p>1.34076</text:p>
              </table:table-cell>
              <table:table-cell office:value-type="float" office:value="11.55667">
                <text:p>11.55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963">
                <text:p>1.3963</text:p>
              </table:table-cell>
              <table:table-cell office:value-type="float" office:value="11.64667">
                <text:p>11.64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82443">
                <text:p>5.82443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6182">
                <text:p>1.36182</text:p>
              </table:table-cell>
              <table:table-cell office:value-type="float" office:value="11.82333">
                <text:p>11.82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2174">
                <text:p>1.32174</text:p>
              </table:table-cell>
              <table:table-cell office:value-type="float" office:value="11.91667">
                <text:p>11.91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4393">
                <text:p>1.7439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8893">
                <text:p>1.28893</text:p>
              </table:table-cell>
              <table:table-cell office:value-type="float" office:value="11.94667">
                <text:p>11.94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893">
                <text:p>1.5893</text:p>
              </table:table-cell>
              <table:table-cell office:value-type="float" office:value="12.03667">
                <text:p>12.03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9549">
                <text:p>1.79549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8923">
                <text:p>1.48923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0543">
                <text:p>1.50543</text:p>
              </table:table-cell>
              <table:table-cell office:value-type="float" office:value="12.44667">
                <text:p>12.44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5068">
                <text:p>1.25068</text:p>
              </table:table-cell>
              <table:table-cell office:value-type="float" office:value="12.45333">
                <text:p>12.4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77051">
                <text:p>2.77051</text:p>
              </table:table-cell>
              <table:table-cell office:value-type="float" office:value="12.60333">
                <text:p>12.60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352">
                <text:p>1.35352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2406">
                <text:p>1.42406</text:p>
              </table:table-cell>
              <table:table-cell office:value-type="float" office:value="12.71667">
                <text:p>12.71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0649">
                <text:p>1.60649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6715">
                <text:p>1.067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9445">
                <text:p>1.3944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7814">
                <text:p>1.27814</text:p>
              </table:table-cell>
              <table:table-cell office:value-type="float" office:value="13.06667">
                <text:p>13.0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96729">
                <text:p>6.96729</text:p>
              </table:table-cell>
              <table:table-cell office:value-type="float" office:value="13.18667">
                <text:p>13.18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6695">
                <text:p>1.5669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6938">
                <text:p>1.76938</text:p>
              </table:table-cell>
              <table:table-cell office:value-type="float" office:value="13.46333">
                <text:p>13.46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40543">
                <text:p>5.40543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38248">
                <text:p>9.38248</text:p>
              </table:table-cell>
              <table:table-cell office:value-type="float" office:value="13.52333">
                <text:p>13.52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2504">
                <text:p>1.62504</text:p>
              </table:table-cell>
              <table:table-cell office:value-type="float" office:value="13.52666">
                <text:p>13.526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5315">
                <text:p>1.65315</text:p>
              </table:table-cell>
              <table:table-cell office:value-type="float" office:value="13.59666">
                <text:p>13.596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1499">
                <text:p>0.991499</text:p>
              </table:table-cell>
              <table:table-cell office:value-type="float" office:value="13.67333">
                <text:p>13.67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79877">
                <text:p>8.7987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40813">
                <text:p>7.40813</text:p>
              </table:table-cell>
              <table:table-cell office:value-type="float" office:value="13.70667">
                <text:p>13.70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1818">
                <text:p>8.81818</text:p>
              </table:table-cell>
              <table:table-cell office:value-type="float" office:value="14.05333">
                <text:p>14.05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9511">
                <text:p>1.79511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671">
                <text:p>1.3671</text:p>
              </table:table-cell>
              <table:table-cell office:value-type="float" office:value="14.21333">
                <text:p>14.21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8844">
                <text:p>1.08844</text:p>
              </table:table-cell>
              <table:table-cell office:value-type="float" office:value="14.27667">
                <text:p>14.27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1348">
                <text:p>1.81348</text:p>
              </table:table-cell>
              <table:table-cell office:value-type="float" office:value="14.30667">
                <text:p>14.30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2761">
                <text:p>1.42761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453">
                <text:p>1.9453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2127">
                <text:p>1.52127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5846">
                <text:p>11.584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7735">
                <text:p>1.47735</text:p>
              </table:table-cell>
              <table:table-cell office:value-type="float" office:value="14.60333">
                <text:p>14.60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6053">
                <text:p>1.16053</text:p>
              </table:table-cell>
              <table:table-cell office:value-type="float" office:value="14.71333">
                <text:p>14.71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58369">
                <text:p>7.58369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5794">
                <text:p>10.579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95978">
                <text:p>9.95978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9936">
                <text:p>1.0993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9757">
                <text:p>1.59757</text:p>
              </table:table-cell>
              <table:table-cell office:value-type="float" office:value="15.42333">
                <text:p>15.42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8375">
                <text:p>10.8375</text:p>
              </table:table-cell>
              <table:table-cell office:value-type="float" office:value="15.70667">
                <text:p>15.70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9855">
                <text:p>1.09855</text:p>
              </table:table-cell>
              <table:table-cell office:value-type="float" office:value="15.76666">
                <text:p>15.766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896">
                <text:p>1.8896</text:p>
              </table:table-cell>
              <table:table-cell office:value-type="float" office:value="15.84666">
                <text:p>15.846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0258">
                <text:p>5.80258</text:p>
              </table:table-cell>
              <table:table-cell office:value-type="float" office:value="16.01333">
                <text:p>16.01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2678">
                <text:p>1.42678</text:p>
              </table:table-cell>
              <table:table-cell office:value-type="float" office:value="16.04333">
                <text:p>16.04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6588">
                <text:p>1.76588</text:p>
              </table:table-cell>
              <table:table-cell office:value-type="float" office:value="16.19333">
                <text:p>16.19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6699">
                <text:p>10.6699</text:p>
              </table:table-cell>
              <table:table-cell office:value-type="float" office:value="16.22667">
                <text:p>16.22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04817">
                <text:p>2.04817</text:p>
              </table:table-cell>
              <table:table-cell office:value-type="float" office:value="16.24333">
                <text:p>16.24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47639">
                <text:p>7.47639</text:p>
              </table:table-cell>
              <table:table-cell office:value-type="float" office:value="16.59333">
                <text:p>16.59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8157">
                <text:p>7.28157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3558">
                <text:p>1.93558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9143">
                <text:p>1.2914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0759">
                <text:p>1.20759</text:p>
              </table:table-cell>
              <table:table-cell office:value-type="float" office:value="17.00333">
                <text:p>17.00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9763">
                <text:p>2.29763</text:p>
              </table:table-cell>
              <table:table-cell office:value-type="float" office:value="17.19666">
                <text:p>17.196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46053">
                <text:p>9.46053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4006">
                <text:p>1.74006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1425">
                <text:p>1.21425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462">
                <text:p>1.2462</text:p>
              </table:table-cell>
              <table:table-cell office:value-type="float" office:value="17.38666">
                <text:p>17.386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8996">
                <text:p>1.68996</text:p>
              </table:table-cell>
              <table:table-cell office:value-type="float" office:value="17.44333">
                <text:p>17.44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0866">
                <text:p>1.20866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4007">
                <text:p>7.74007</text:p>
              </table:table-cell>
              <table:table-cell office:value-type="float" office:value="17.59333">
                <text:p>17.59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8688">
                <text:p>1.48688</text:p>
              </table:table-cell>
              <table:table-cell office:value-type="float" office:value="17.78666">
                <text:p>17.78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5672">
                <text:p>1.65672</text:p>
              </table:table-cell>
              <table:table-cell office:value-type="float" office:value="17.86666">
                <text:p>17.866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7807">
                <text:p>11.7807</text:p>
              </table:table-cell>
              <table:table-cell office:value-type="float" office:value="17.87333">
                <text:p>17.87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85194">
                <text:p>6.85194</text:p>
              </table:table-cell>
              <table:table-cell office:value-type="float" office:value="17.98333">
                <text:p>17.98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7636">
                <text:p>1.67636</text:p>
              </table:table-cell>
              <table:table-cell office:value-type="float" office:value="18.41333">
                <text:p>18.41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4319">
                <text:p>1.34319</text:p>
              </table:table-cell>
              <table:table-cell office:value-type="float" office:value="18.59666">
                <text:p>18.596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5802">
                <text:p>1.35802</text:p>
              </table:table-cell>
              <table:table-cell office:value-type="float" office:value="18.60333">
                <text:p>18.60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1077">
                <text:p>1.61077</text:p>
              </table:table-cell>
              <table:table-cell office:value-type="float" office:value="18.92666">
                <text:p>18.926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3123">
                <text:p>1.03123</text:p>
              </table:table-cell>
              <table:table-cell office:value-type="float" office:value="19.02333">
                <text:p>19.02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4962">
                <text:p>1.14962</text:p>
              </table:table-cell>
              <table:table-cell office:value-type="float" office:value="19.20333">
                <text:p>19.20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6756">
                <text:p>1.16756</text:p>
              </table:table-cell>
              <table:table-cell office:value-type="float" office:value="19.51666">
                <text:p>19.516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3977">
                <text:p>1.23977</text:p>
              </table:table-cell>
              <table:table-cell office:value-type="float" office:value="19.56666">
                <text:p>19.566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55333">
                <text:p>8.55333</text:p>
              </table:table-cell>
              <table:table-cell office:value-type="float" office:value="19.68666">
                <text:p>19.686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0477">
                <text:p>1.30477</text:p>
              </table:table-cell>
              <table:table-cell office:value-type="float" office:value="19.72333">
                <text:p>19.72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744">
                <text:p>1.2744</text:p>
              </table:table-cell>
              <table:table-cell office:value-type="float" office:value="19.72666">
                <text:p>19.726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6896">
                <text:p>1.46896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26212">
                <text:p>9.26212</text:p>
              </table:table-cell>
              <table:table-cell office:value-type="float" office:value="19.73333">
                <text:p>19.7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5405">
                <text:p>1.55405</text:p>
              </table:table-cell>
              <table:table-cell office:value-type="float" office:value="19.92666">
                <text:p>19.92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66988">
                <text:p>6.66988</text:p>
              </table:table-cell>
              <table:table-cell office:value-type="float" office:value="20.07333">
                <text:p>20.07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9299">
                <text:p>1.19299</text:p>
              </table:table-cell>
              <table:table-cell office:value-type="float" office:value="20.23333">
                <text:p>20.2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96245">
                <text:p>8.96245</text:p>
              </table:table-cell>
              <table:table-cell office:value-type="float" office:value="20.44333">
                <text:p>20.44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7354">
                <text:p>10.7354</text:p>
              </table:table-cell>
              <table:table-cell office:value-type="float" office:value="20.46333">
                <text:p>20.46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4814">
                <text:p>8.4814</text:p>
              </table:table-cell>
              <table:table-cell office:value-type="float" office:value="20.49333">
                <text:p>20.49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6676">
                <text:p>1.1667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359">
                <text:p>1.7359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7356">
                <text:p>1.37356</text:p>
              </table:table-cell>
              <table:table-cell office:value-type="float" office:value="20.68333">
                <text:p>20.68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80919">
                <text:p>9.80919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32">
                <text:p>8.32</text:p>
              </table:table-cell>
              <table:table-cell office:value-type="float" office:value="20.84333">
                <text:p>20.84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7731">
                <text:p>1.4773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7358">
                <text:p>5.7358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9001">
                <text:p>1.49001</text:p>
              </table:table-cell>
              <table:table-cell office:value-type="float" office:value="21.42666">
                <text:p>21.426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4569">
                <text:p>1.74569</text:p>
              </table:table-cell>
              <table:table-cell office:value-type="float" office:value="21.49666">
                <text:p>21.496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1691">
                <text:p>13.1691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54238">
                <text:p>7.54238</text:p>
              </table:table-cell>
              <table:table-cell office:value-type="float" office:value="21.83333">
                <text:p>21.8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0309">
                <text:p>1.30309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67676">
                <text:p>1.67676</text:p>
              </table:table-cell>
              <table:table-cell office:value-type="float" office:value="22.10666">
                <text:p>22.10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589">
                <text:p>10.5589</text:p>
              </table:table-cell>
              <table:table-cell office:value-type="float" office:value="22.24667">
                <text:p>22.24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3389">
                <text:p>1.03389</text:p>
              </table:table-cell>
              <table:table-cell office:value-type="float" office:value="22.27333">
                <text:p>22.27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65642">
                <text:p>9.65642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01323">
                <text:p>2.01323</text:p>
              </table:table-cell>
              <table:table-cell office:value-type="float" office:value="22.98333">
                <text:p>22.98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6283">
                <text:p>1.56283</text:p>
              </table:table-cell>
              <table:table-cell office:value-type="float" office:value="23.06333">
                <text:p>23.06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517">
                <text:p>1.2517</text:p>
              </table:table-cell>
              <table:table-cell office:value-type="float" office:value="23.19333">
                <text:p>23.19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0577">
                <text:p>1.5057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2712">
                <text:p>1.82712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4553">
                <text:p>1.74553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95515">
                <text:p>9.95515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6606">
                <text:p>12.6606</text:p>
              </table:table-cell>
              <table:table-cell office:value-type="float" office:value="23.86667">
                <text:p>23.8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1616">
                <text:p>1.41616</text:p>
              </table:table-cell>
              <table:table-cell office:value-type="float" office:value="23.88666">
                <text:p>23.886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5847">
                <text:p>1.65847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3038">
                <text:p>1.53038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5572">
                <text:p>1.55572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3127">
                <text:p>10.3127</text:p>
              </table:table-cell>
              <table:table-cell office:value-type="float" office:value="25.36667">
                <text:p>25.3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3144">
                <text:p>6.53144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6814">
                <text:p>1.6814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379">
                <text:p>10.9379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68968">
                <text:p>1.6896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0599">
                <text:p>1.40599</text:p>
              </table:table-cell>
              <table:table-cell office:value-type="float" office:value="26.11333">
                <text:p>26.11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7502">
                <text:p>1.37502</text:p>
              </table:table-cell>
              <table:table-cell office:value-type="float" office:value="26.18333">
                <text:p>26.18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4841">
                <text:p>1.24841</text:p>
              </table:table-cell>
              <table:table-cell office:value-type="float" office:value="26.22666">
                <text:p>26.226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5193">
                <text:p>1.45193</text:p>
              </table:table-cell>
              <table:table-cell office:value-type="float" office:value="26.30666">
                <text:p>26.306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6867">
                <text:p>1.46867</text:p>
              </table:table-cell>
              <table:table-cell office:value-type="float" office:value="26.44666">
                <text:p>26.446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2963">
                <text:p>1.22963</text:p>
              </table:table-cell>
              <table:table-cell office:value-type="float" office:value="26.52333">
                <text:p>26.52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4163">
                <text:p>1.34163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5484">
                <text:p>7.8548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8061">
                <text:p>1.58061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21036">
                <text:p>9.21036</text:p>
              </table:table-cell>
              <table:table-cell office:value-type="float" office:value="26.88666">
                <text:p>26.886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2519">
                <text:p>1.12519</text:p>
              </table:table-cell>
              <table:table-cell office:value-type="float" office:value="26.91666">
                <text:p>26.916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91">
                <text:p>1.391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0693">
                <text:p>9.0693</text:p>
              </table:table-cell>
              <table:table-cell office:value-type="float" office:value="27.04666">
                <text:p>27.046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781">
                <text:p>1.63781</text:p>
              </table:table-cell>
              <table:table-cell office:value-type="float" office:value="27.70333">
                <text:p>27.7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9288">
                <text:p>1.59288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7154">
                <text:p>1.47154</text:p>
              </table:table-cell>
              <table:table-cell office:value-type="float" office:value="27.99666">
                <text:p>27.996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02906">
                <text:p>2.02906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48346">
                <text:p>9.48346</text:p>
              </table:table-cell>
              <table:table-cell office:value-type="float" office:value="28.60333">
                <text:p>28.6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4879">
                <text:p>1.44879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4847">
                <text:p>1.34847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2179">
                <text:p>1.92179</text:p>
              </table:table-cell>
              <table:table-cell office:value-type="float" office:value="28.73666">
                <text:p>28.736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34742">
                <text:p>2.34742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2322">
                <text:p>1.42322</text:p>
              </table:table-cell>
              <table:table-cell office:value-type="float" office:value="28.88666">
                <text:p>28.886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2743">
                <text:p>1.32743</text:p>
              </table:table-cell>
              <table:table-cell office:value-type="float" office:value="28.95333">
                <text:p>28.95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23366">
                <text:p>1.23366</text:p>
              </table:table-cell>
              <table:table-cell office:value-type="float" office:value="29.09333">
                <text:p>29.09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8498">
                <text:p>1.58498</text:p>
              </table:table-cell>
              <table:table-cell office:value-type="float" office:value="29.31666">
                <text:p>29.316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0808">
                <text:p>10.0808</text:p>
              </table:table-cell>
              <table:table-cell office:value-type="float" office:value="29.38666">
                <text:p>29.386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0451">
                <text:p>1.20451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92661">
                <text:p>7.92661</text:p>
              </table:table-cell>
              <table:table-cell office:value-type="float" office:value="29.76333">
                <text:p>29.76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30116">
                <text:p>1.30116</text:p>
              </table:table-cell>
              <table:table-cell office:value-type="float" office:value="29.99333">
                <text:p>29.99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19793">
                <text:p>1.1979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8052">
                <text:p>1.38052</text:p>
              </table:table-cell>
              <table:table-cell office:value-type="float" office:value="30.17333">
                <text:p>30.17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1724">
                <text:p>1.81724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6507">
                <text:p>11.6507</text:p>
              </table:table-cell>
              <table:table-cell office:value-type="float" office:value="30.52666">
                <text:p>30.526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9395">
                <text:p>1.09395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20762">
                <text:p>1.20762</text:p>
              </table:table-cell>
              <table:table-cell office:value-type="float" office:value="31.24666">
                <text:p>31.246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60008">
                <text:p>1.60008</text:p>
              </table:table-cell>
              <table:table-cell office:value-type="float" office:value="31.26333">
                <text:p>31.26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2046">
                <text:p>1.52046</text:p>
              </table:table-cell>
              <table:table-cell office:value-type="float" office:value="31.40666">
                <text:p>31.406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5863">
                <text:p>2.65863</text:p>
              </table:table-cell>
              <table:table-cell office:value-type="float" office:value="31.46666">
                <text:p>31.466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3746">
                <text:p>7.43746</text:p>
              </table:table-cell>
              <table:table-cell office:value-type="float" office:value="31.50666">
                <text:p>31.506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5472">
                <text:p>1.15472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49715">
                <text:p>8.4971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5516">
                <text:p>1.15516</text:p>
              </table:table-cell>
              <table:table-cell office:value-type="float" office:value="31.74333">
                <text:p>31.74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7976">
                <text:p>1.3797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45554">
                <text:p>1.4555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4714">
                <text:p>1.54714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834">
                <text:p>1.5834</text:p>
              </table:table-cell>
              <table:table-cell office:value-type="float" office:value="32.26333">
                <text:p>32.26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7867">
                <text:p>1.17867</text:p>
              </table:table-cell>
              <table:table-cell office:value-type="float" office:value="32.92666">
                <text:p>32.926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41141">
                <text:p>1.41141</text:p>
              </table:table-cell>
              <table:table-cell office:value-type="float" office:value="32.94666">
                <text:p>32.946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89814">
                <text:p>1.89814</text:p>
              </table:table-cell>
              <table:table-cell office:value-type="float" office:value="33.21333">
                <text:p>33.21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07087">
                <text:p>2.07087</text:p>
              </table:table-cell>
              <table:table-cell office:value-type="float" office:value="33.26666">
                <text:p>33.266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9165">
                <text:p>1.39165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02923">
                <text:p>2.02923</text:p>
              </table:table-cell>
              <table:table-cell office:value-type="float" office:value="33.55333">
                <text:p>33.55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2275">
                <text:p>1.92275</text:p>
              </table:table-cell>
              <table:table-cell office:value-type="float" office:value="33.60333">
                <text:p>33.6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4796">
                <text:p>1.24796</text:p>
              </table:table-cell>
              <table:table-cell office:value-type="float" office:value="33.79333">
                <text:p>33.79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.2383">
                <text:p>11.2383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0666">
                <text:p>2.10666</text:p>
              </table:table-cell>
              <table:table-cell office:value-type="float" office:value="34.26333">
                <text:p>34.26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5902">
                <text:p>1.259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67224">
                <text:p>1.67224</text:p>
              </table:table-cell>
              <table:table-cell office:value-type="float" office:value="34.30666">
                <text:p>34.30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2617">
                <text:p>1.42617</text:p>
              </table:table-cell>
              <table:table-cell office:value-type="float" office:value="34.52666">
                <text:p>34.526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2912">
                <text:p>1.02912</text:p>
              </table:table-cell>
              <table:table-cell office:value-type="float" office:value="34.77333">
                <text:p>34.77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1233">
                <text:p>1.21233</text:p>
              </table:table-cell>
              <table:table-cell office:value-type="float" office:value="34.81333">
                <text:p>34.81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4308">
                <text:p>1.4308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373">
                <text:p>11.7373</text:p>
              </table:table-cell>
              <table:table-cell office:value-type="float" office:value="34.98666">
                <text:p>34.98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8013">
                <text:p>10.8013</text:p>
              </table:table-cell>
              <table:table-cell office:value-type="float" office:value="35.27333">
                <text:p>35.27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5598">
                <text:p>11.5598</text:p>
              </table:table-cell>
              <table:table-cell office:value-type="float" office:value="35.51666">
                <text:p>35.516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30648">
                <text:p>1.30648</text:p>
              </table:table-cell>
              <table:table-cell office:value-type="float" office:value="35.70333">
                <text:p>35.703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4657">
                <text:p>12.4657</text:p>
              </table:table-cell>
              <table:table-cell office:value-type="float" office:value="35.78666">
                <text:p>35.786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9325">
                <text:p>1.29325</text:p>
              </table:table-cell>
              <table:table-cell office:value-type="float" office:value="35.81666">
                <text:p>35.816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2392">
                <text:p>1.32392</text:p>
              </table:table-cell>
              <table:table-cell office:value-type="float" office:value="36.14333">
                <text:p>36.14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11135">
                <text:p>1.11135</text:p>
              </table:table-cell>
              <table:table-cell office:value-type="float" office:value="36.17333">
                <text:p>36.17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50617">
                <text:p>7.50617</text:p>
              </table:table-cell>
              <table:table-cell office:value-type="float" office:value="36.43666">
                <text:p>36.436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6613">
                <text:p>1.36613</text:p>
              </table:table-cell>
              <table:table-cell office:value-type="float" office:value="36.49666">
                <text:p>36.496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48116">
                <text:p>1.48116</text:p>
              </table:table-cell>
              <table:table-cell office:value-type="float" office:value="36.52666">
                <text:p>36.526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2284">
                <text:p>1.42284</text:p>
              </table:table-cell>
              <table:table-cell office:value-type="float" office:value="36.70333">
                <text:p>36.70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64894">
                <text:p>1.64894</text:p>
              </table:table-cell>
              <table:table-cell office:value-type="float" office:value="36.81333">
                <text:p>36.81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86335">
                <text:p>9.86335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2199">
                <text:p>1.2219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2387">
                <text:p>11.2387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08183">
                <text:p>6.08183</text:p>
              </table:table-cell>
              <table:table-cell office:value-type="float" office:value="37.68333">
                <text:p>37.68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6019">
                <text:p>1.26019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70171">
                <text:p>5.70171</text:p>
              </table:table-cell>
              <table:table-cell office:value-type="float" office:value="38.09333">
                <text:p>38.093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12916">
                <text:p>6.12916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1806">
                <text:p>1.1806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94123">
                <text:p>4.94123</text:p>
              </table:table-cell>
              <table:table-cell office:value-type="float" office:value="39.27666">
                <text:p>39.276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5045">
                <text:p>1.25045</text:p>
              </table:table-cell>
              <table:table-cell office:value-type="float" office:value="39.28333">
                <text:p>39.28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22953">
                <text:p>2.22953</text:p>
              </table:table-cell>
              <table:table-cell office:value-type="float" office:value="39.34666">
                <text:p>39.34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144">
                <text:p>1.38144</text:p>
              </table:table-cell>
              <table:table-cell office:value-type="float" office:value="39.41333">
                <text:p>39.41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60877">
                <text:p>0.960877</text:p>
              </table:table-cell>
              <table:table-cell office:value-type="float" office:value="39.49333">
                <text:p>39.49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44463">
                <text:p>1.44463</text:p>
              </table:table-cell>
              <table:table-cell office:value-type="float" office:value="39.76333">
                <text:p>39.76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0299">
                <text:p>1.50299</text:p>
              </table:table-cell>
              <table:table-cell office:value-type="float" office:value="39.80333">
                <text:p>39.80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6992">
                <text:p>1.6992</text:p>
              </table:table-cell>
              <table:table-cell office:value-type="float" office:value="39.86666">
                <text:p>39.866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6573">
                <text:p>1.06573</text:p>
              </table:table-cell>
              <table:table-cell office:value-type="float" office:value="39.97666">
                <text:p>39.976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9178">
                <text:p>1.39178</text:p>
              </table:table-cell>
              <table:table-cell office:value-type="float" office:value="40.15333">
                <text:p>40.15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7483">
                <text:p>1.37483</text:p>
              </table:table-cell>
              <table:table-cell office:value-type="float" office:value="40.22">
                <text:p>40.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9731">
                <text:p>1.49731</text:p>
              </table:table-cell>
              <table:table-cell office:value-type="float" office:value="40.58333">
                <text:p>40.58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66358">
                <text:p>1.66358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27143">
                <text:p>6.27143</text:p>
              </table:table-cell>
              <table:table-cell office:value-type="float" office:value="40.97333">
                <text:p>40.97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43815">
                <text:p>0.943815</text:p>
              </table:table-cell>
              <table:table-cell office:value-type="float" office:value="41.69666">
                <text:p>41.696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6145">
                <text:p>1.36145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37">
                <text:p>10.37</text:p>
              </table:table-cell>
              <table:table-cell office:value-type="float" office:value="42.53333">
                <text:p>42.53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1784">
                <text:p>1.3178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3263">
                <text:p>6.3263</text:p>
              </table:table-cell>
              <table:table-cell office:value-type="float" office:value="42.68333">
                <text:p>42.68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8359">
                <text:p>1.28359</text:p>
              </table:table-cell>
              <table:table-cell office:value-type="float" office:value="42.70333">
                <text:p>42.70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8895">
                <text:p>1.48895</text:p>
              </table:table-cell>
              <table:table-cell office:value-type="float" office:value="42.77666">
                <text:p>42.776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20475">
                <text:p>2.20475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6815">
                <text:p>1.26815</text:p>
              </table:table-cell>
              <table:table-cell office:value-type="float" office:value="43.64666">
                <text:p>43.646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37109">
                <text:p>1.37109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5866">
                <text:p>1.55866</text:p>
              </table:table-cell>
              <table:table-cell office:value-type="float" office:value="44.06999">
                <text:p>44.069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2093">
                <text:p>1.52093</text:p>
              </table:table-cell>
              <table:table-cell office:value-type="float" office:value="44.07666">
                <text:p>44.076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657">
                <text:p>6.657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8195">
                <text:p>1.38195</text:p>
              </table:table-cell>
              <table:table-cell office:value-type="float" office:value="44.36666">
                <text:p>44.366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1539">
                <text:p>1.31539</text:p>
              </table:table-cell>
              <table:table-cell office:value-type="float" office:value="44.67333">
                <text:p>44.673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4091">
                <text:p>1.54091</text:p>
              </table:table-cell>
              <table:table-cell office:value-type="float" office:value="44.90666">
                <text:p>44.906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02285">
                <text:p>8.02285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8535">
                <text:p>1.58535</text:p>
              </table:table-cell>
              <table:table-cell office:value-type="float" office:value="45.61666">
                <text:p>45.61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4491">
                <text:p>1.74491</text:p>
              </table:table-cell>
              <table:table-cell office:value-type="float" office:value="46.16333">
                <text:p>46.16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2437">
                <text:p>10.2437</text:p>
              </table:table-cell>
              <table:table-cell office:value-type="float" office:value="46.85333">
                <text:p>46.85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5851">
                <text:p>1.35851</text:p>
              </table:table-cell>
              <table:table-cell office:value-type="float" office:value="47.11666">
                <text:p>47.116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6953">
                <text:p>11.6953</text:p>
              </table:table-cell>
              <table:table-cell office:value-type="float" office:value="47.21666">
                <text:p>47.216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8587">
                <text:p>1.58587</text:p>
              </table:table-cell>
              <table:table-cell office:value-type="float" office:value="47.59333">
                <text:p>47.59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736">
                <text:p>1.62736</text:p>
              </table:table-cell>
              <table:table-cell office:value-type="float" office:value="47.95999">
                <text:p>47.959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422">
                <text:p>1.6422</text:p>
              </table:table-cell>
              <table:table-cell office:value-type="float" office:value="48.04333">
                <text:p>48.04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49529">
                <text:p>9.49529</text:p>
              </table:table-cell>
              <table:table-cell office:value-type="float" office:value="48.26666">
                <text:p>48.266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70738">
                <text:p>1.70738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14705">
                <text:p>6.14705</text:p>
              </table:table-cell>
              <table:table-cell office:value-type="float" office:value="48.39666">
                <text:p>48.396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7335">
                <text:p>1.67335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37453">
                <text:p>1.37453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9026">
                <text:p>1.39026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2735">
                <text:p>1.12735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5249">
                <text:p>1.4524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.0091">
                <text:p>14.0091</text:p>
              </table:table-cell>
              <table:table-cell office:value-type="float" office:value="48.83333">
                <text:p>48.8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2562">
                <text:p>1.22562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82">
                <text:p>1.1682</text:p>
              </table:table-cell>
              <table:table-cell office:value-type="float" office:value="48.96333">
                <text:p>48.96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0675">
                <text:p>1.40675</text:p>
              </table:table-cell>
              <table:table-cell office:value-type="float" office:value="49.17333">
                <text:p>49.17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60735">
                <text:p>1.60735</text:p>
              </table:table-cell>
              <table:table-cell office:value-type="float" office:value="49.70333">
                <text:p>49.70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79133">
                <text:p>1.79133</text:p>
              </table:table-cell>
              <table:table-cell office:value-type="float" office:value="49.70666">
                <text:p>49.706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9053">
                <text:p>1.39053</text:p>
              </table:table-cell>
              <table:table-cell office:value-type="float" office:value="49.77666">
                <text:p>49.776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17465">
                <text:p>8.17465</text:p>
              </table:table-cell>
              <table:table-cell office:value-type="float" office:value="49.83666">
                <text:p>49.836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0526">
                <text:p>1.40526</text:p>
              </table:table-cell>
              <table:table-cell office:value-type="float" office:value="49.89666">
                <text:p>49.896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31039">
                <text:p>1.31039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68517">
                <text:p>1.68517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3854">
                <text:p>1.23854</text:p>
              </table:table-cell>
              <table:table-cell office:value-type="float" office:value="50.81333">
                <text:p>50.81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1548">
                <text:p>1.71548</text:p>
              </table:table-cell>
              <table:table-cell office:value-type="float" office:value="50.86666">
                <text:p>50.866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90583">
                <text:p>9.90583</text:p>
              </table:table-cell>
              <table:table-cell office:value-type="float" office:value="50.99666">
                <text:p>50.996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94518">
                <text:p>9.94518</text:p>
              </table:table-cell>
              <table:table-cell office:value-type="float" office:value="51.03666">
                <text:p>51.036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8493">
                <text:p>1.38493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46354">
                <text:p>1.46354</text:p>
              </table:table-cell>
              <table:table-cell office:value-type="float" office:value="51.77666">
                <text:p>51.776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1255">
                <text:p>10.1255</text:p>
              </table:table-cell>
              <table:table-cell office:value-type="float" office:value="51.77999">
                <text:p>51.77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3362">
                <text:p>1.53362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2448">
                <text:p>7.2448</text:p>
              </table:table-cell>
              <table:table-cell office:value-type="float" office:value="51.99999">
                <text:p>51.999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5808">
                <text:p>1.758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332">
                <text:p>10.332</text:p>
              </table:table-cell>
              <table:table-cell office:value-type="float" office:value="52.01666">
                <text:p>52.016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1024">
                <text:p>1.51024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86148">
                <text:p>8.86148</text:p>
              </table:table-cell>
              <table:table-cell office:value-type="float" office:value="53.12333">
                <text:p>53.12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63371">
                <text:p>1.63371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88176">
                <text:p>7.88176</text:p>
              </table:table-cell>
              <table:table-cell office:value-type="float" office:value="53.25333">
                <text:p>53.25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76666">
                <text:p>5.76666</text:p>
              </table:table-cell>
              <table:table-cell office:value-type="float" office:value="53.29333">
                <text:p>53.29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34738">
                <text:p>9.34738</text:p>
              </table:table-cell>
              <table:table-cell office:value-type="float" office:value="53.55333">
                <text:p>53.55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18469">
                <text:p>9.18469</text:p>
              </table:table-cell>
              <table:table-cell office:value-type="float" office:value="53.99666">
                <text:p>53.996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91071">
                <text:p>8.91071</text:p>
              </table:table-cell>
              <table:table-cell office:value-type="float" office:value="54.17333">
                <text:p>54.17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3619">
                <text:p>1.53619</text:p>
              </table:table-cell>
              <table:table-cell office:value-type="float" office:value="54.61999">
                <text:p>54.619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8583">
                <text:p>10.8583</text:p>
              </table:table-cell>
              <table:table-cell office:value-type="float" office:value="54.84999">
                <text:p>54.84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79542">
                <text:p>1.79542</text:p>
              </table:table-cell>
              <table:table-cell office:value-type="float" office:value="55.01999">
                <text:p>55.019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60338">
                <text:p>1.60338</text:p>
              </table:table-cell>
              <table:table-cell office:value-type="float" office:value="55.11666">
                <text:p>55.11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9102">
                <text:p>1.59102</text:p>
              </table:table-cell>
              <table:table-cell office:value-type="float" office:value="55.71333">
                <text:p>55.713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16157">
                <text:p>1.16157</text:p>
              </table:table-cell>
              <table:table-cell office:value-type="float" office:value="55.74999">
                <text:p>55.74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175">
                <text:p>10.0175</text:p>
              </table:table-cell>
              <table:table-cell office:value-type="float" office:value="55.97999">
                <text:p>55.97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754">
                <text:p>1.6754</text:p>
              </table:table-cell>
              <table:table-cell office:value-type="float" office:value="56.13666">
                <text:p>56.136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1961">
                <text:p>10.1961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74233">
                <text:p>7.74233</text:p>
              </table:table-cell>
              <table:table-cell office:value-type="float" office:value="56.27666">
                <text:p>56.276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71587">
                <text:p>1.71587</text:p>
              </table:table-cell>
              <table:table-cell office:value-type="float" office:value="56.86666">
                <text:p>56.866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74806">
                <text:p>1.74806</text:p>
              </table:table-cell>
              <table:table-cell office:value-type="float" office:value="57.05333">
                <text:p>57.05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5999">
                <text:p>1.35999</text:p>
              </table:table-cell>
              <table:table-cell office:value-type="float" office:value="57.59333">
                <text:p>57.59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71036">
                <text:p>1.71036</text:p>
              </table:table-cell>
              <table:table-cell office:value-type="float" office:value="58.20999">
                <text:p>58.209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63937">
                <text:p>1.63937</text:p>
              </table:table-cell>
              <table:table-cell office:value-type="float" office:value="58.73666">
                <text:p>58.736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4983">
                <text:p>2.4983</text:p>
              </table:table-cell>
              <table:table-cell office:value-type="float" office:value="59.38333">
                <text:p>59.38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7984">
                <text:p>14.7984</text:p>
              </table:table-cell>
              <table:table-cell office:value-type="float" office:value="59.93666">
                <text:p>59.936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4702">
                <text:p>1.64702</text:p>
              </table:table-cell>
              <table:table-cell office:value-type="float" office:value="60.21666">
                <text:p>60.2166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6949">
                <text:p>1.36949</text:p>
              </table:table-cell>
              <table:table-cell office:value-type="float" office:value="60.55333">
                <text:p>60.55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7778">
                <text:p>1.27778</text:p>
              </table:table-cell>
              <table:table-cell office:value-type="float" office:value="60.64999">
                <text:p>60.649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19">
                <text:p>1.63519</text:p>
              </table:table-cell>
              <table:table-cell office:value-type="float" office:value="60.77666">
                <text:p>60.776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0244">
                <text:p>6.0244</text:p>
              </table:table-cell>
              <table:table-cell office:value-type="float" office:value="61.15999">
                <text:p>61.15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12473">
                <text:p>1.12473</text:p>
              </table:table-cell>
              <table:table-cell office:value-type="float" office:value="62.22666">
                <text:p>62.226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49871">
                <text:p>1.49871</text:p>
              </table:table-cell>
              <table:table-cell office:value-type="float" office:value="62.39666">
                <text:p>62.396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.7312">
                <text:p>14.7312</text:p>
              </table:table-cell>
              <table:table-cell office:value-type="float" office:value="62.75666">
                <text:p>62.756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8374">
                <text:p>1.58374</text:p>
              </table:table-cell>
              <table:table-cell office:value-type="float" office:value="62.98333">
                <text:p>62.98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5823">
                <text:p>1.75823</text:p>
              </table:table-cell>
              <table:table-cell office:value-type="float" office:value="63.28999">
                <text:p>63.289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36473">
                <text:p>8.36473</text:p>
              </table:table-cell>
              <table:table-cell office:value-type="float" office:value="63.43333">
                <text:p>63.4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3195">
                <text:p>1.93195</text:p>
              </table:table-cell>
              <table:table-cell office:value-type="float" office:value="63.64333">
                <text:p>63.64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6677">
                <text:p>1.76677</text:p>
              </table:table-cell>
              <table:table-cell office:value-type="float" office:value="63.96333">
                <text:p>63.963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3164">
                <text:p>1.23164</text:p>
              </table:table-cell>
              <table:table-cell office:value-type="float" office:value="65.22666">
                <text:p>65.22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8556">
                <text:p>1.48556</text:p>
              </table:table-cell>
              <table:table-cell office:value-type="float" office:value="65.29999">
                <text:p>65.299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9351">
                <text:p>9.9351</text:p>
              </table:table-cell>
              <table:table-cell office:value-type="float" office:value="66.37333">
                <text:p>66.373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99285">
                <text:p>2.99285</text:p>
              </table:table-cell>
              <table:table-cell office:value-type="float" office:value="66.67999">
                <text:p>66.679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116">
                <text:p>1.70116</text:p>
              </table:table-cell>
              <table:table-cell office:value-type="float" office:value="67.09666">
                <text:p>67.096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14667">
                <text:p>2.14667</text:p>
              </table:table-cell>
              <table:table-cell office:value-type="float" office:value="67.19333">
                <text:p>67.19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942">
                <text:p>5.942</text:p>
              </table:table-cell>
              <table:table-cell office:value-type="float" office:value="68.98333">
                <text:p>68.98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33697">
                <text:p>2.33697</text:p>
              </table:table-cell>
              <table:table-cell office:value-type="float" office:value="69.32666">
                <text:p>69.326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1083">
                <text:p>11.1083</text:p>
              </table:table-cell>
              <table:table-cell office:value-type="float" office:value="69.93333">
                <text:p>69.9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5452">
                <text:p>1.85452</text:p>
              </table:table-cell>
              <table:table-cell office:value-type="float" office:value="70.04333">
                <text:p>70.04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59991">
                <text:p>1.59991</text:p>
              </table:table-cell>
              <table:table-cell office:value-type="float" office:value="70.16999">
                <text:p>70.169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61855">
                <text:p>4.61855</text:p>
              </table:table-cell>
              <table:table-cell office:value-type="float" office:value="70.66333">
                <text:p>70.663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1917">
                <text:p>9.1917</text:p>
              </table:table-cell>
              <table:table-cell office:value-type="float" office:value="70.80666">
                <text:p>70.806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11377">
                <text:p>2.11377</text:p>
              </table:table-cell>
              <table:table-cell office:value-type="float" office:value="71.22333">
                <text:p>71.223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81329">
                <text:p>1.81329</text:p>
              </table:table-cell>
              <table:table-cell office:value-type="float" office:value="72.69999">
                <text:p>72.699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75116">
                <text:p>9.75116</text:p>
              </table:table-cell>
              <table:table-cell office:value-type="float" office:value="74.26999">
                <text:p>74.269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84104">
                <text:p>1.84104</text:p>
              </table:table-cell>
              <table:table-cell office:value-type="float" office:value="74.31333">
                <text:p>74.31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27935">
                <text:p>6.27935</text:p>
              </table:table-cell>
              <table:table-cell office:value-type="float" office:value="76.09333">
                <text:p>76.09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.00361">
                <text:p>8.00361</text:p>
              </table:table-cell>
              <table:table-cell office:value-type="float" office:value="78.79999">
                <text:p>78.7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78562">
                <text:p>6.78562</text:p>
              </table:table-cell>
              <table:table-cell office:value-type="float" office:value="79.64666">
                <text:p>79.646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8807">
                <text:p>1.78807</text:p>
              </table:table-cell>
              <table:table-cell office:value-type="float" office:value="79.80333">
                <text:p>79.80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09714">
                <text:p>8.09714</text:p>
              </table:table-cell>
              <table:table-cell office:value-type="float" office:value="81.71999">
                <text:p>81.719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2839">
                <text:p>1.92839</text:p>
              </table:table-cell>
              <table:table-cell office:value-type="float" office:value="84.22333">
                <text:p>84.22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98695">
                <text:p>5.98695</text:p>
              </table:table-cell>
              <table:table-cell office:value-type="float" office:value="85.88999">
                <text:p>85.889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32212">
                <text:p>8.32212</text:p>
              </table:table-cell>
              <table:table-cell office:value-type="float" office:value="86.18666">
                <text:p>86.186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94731">
                <text:p>5.94731</text:p>
              </table:table-cell>
              <table:table-cell office:value-type="float" office:value="87.10333">
                <text:p>87.10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0276">
                <text:p>9.0276</text:p>
              </table:table-cell>
              <table:table-cell office:value-type="float" office:value="88.45666">
                <text:p>88.45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72711">
                <text:p>6.72711</text:p>
              </table:table-cell>
              <table:table-cell office:value-type="float" office:value="90.30666">
                <text:p>90.306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.05044">
                <text:p>9.05044</text:p>
              </table:table-cell>
              <table:table-cell office:value-type="float" office:value="90.32332">
                <text:p>90.323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30455">
                <text:p>9.30455</text:p>
              </table:table-cell>
              <table:table-cell office:value-type="float" office:value="92.14999">
                <text:p>92.149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3188">
                <text:p>10.3188</text:p>
              </table:table-cell>
              <table:table-cell office:value-type="float" office:value="94.74999">
                <text:p>94.74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18669">
                <text:p>8.18669</text:p>
              </table:table-cell>
              <table:table-cell office:value-type="float" office:value="95.29332">
                <text:p>95.293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36434">
                <text:p>6.36434</text:p>
              </table:table-cell>
              <table:table-cell office:value-type="float" office:value="95.50332">
                <text:p>95.503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8147">
                <text:p>1.78147</text:p>
              </table:table-cell>
              <table:table-cell office:value-type="float" office:value="96.52999">
                <text:p>96.52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85012">
                <text:p>8.85012</text:p>
              </table:table-cell>
              <table:table-cell office:value-type="float" office:value="97.19332">
                <text:p>97.193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.43682">
                <text:p>9.43682</text:p>
              </table:table-cell>
              <table:table-cell office:value-type="float" office:value="98.07666">
                <text:p>98.076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.1296">
                <text:p>7.1296</text:p>
              </table:table-cell>
              <table:table-cell office:value-type="float" office:value="98.58666">
                <text:p>98.586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.31572">
                <text:p>9.31572</text:p>
              </table:table-cell>
              <table:table-cell office:value-type="float" office:value="99.50332">
                <text:p>99.503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20174">
                <text:p>2.20174</text:p>
              </table:table-cell>
              <table:table-cell office:value-type="float" office:value="100.95999">
                <text:p>100.959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6521">
                <text:p>10.6521</text:p>
              </table:table-cell>
              <table:table-cell office:value-type="float" office:value="101.65332">
                <text:p>101.65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.36666">
                <text:p>9.36666</text:p>
              </table:table-cell>
              <table:table-cell office:value-type="float" office:value="103.16332">
                <text:p>103.163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1422">
                <text:p>6.61422</text:p>
              </table:table-cell>
              <table:table-cell office:value-type="float" office:value="104.67332">
                <text:p>104.67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2398">
                <text:p>9.2398</text:p>
              </table:table-cell>
              <table:table-cell office:value-type="float" office:value="105.61999">
                <text:p>105.619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22882">
                <text:p>8.22882</text:p>
              </table:table-cell>
              <table:table-cell office:value-type="float" office:value="107.02666">
                <text:p>107.026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39089">
                <text:p>8.39089</text:p>
              </table:table-cell>
              <table:table-cell office:value-type="float" office:value="107.77666">
                <text:p>107.776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45806">
                <text:p>7.45806</text:p>
              </table:table-cell>
              <table:table-cell office:value-type="float" office:value="111.42332">
                <text:p>111.423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981">
                <text:p>9.981</text:p>
              </table:table-cell>
              <table:table-cell office:value-type="float" office:value="111.64332">
                <text:p>111.643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23837">
                <text:p>6.23837</text:p>
              </table:table-cell>
              <table:table-cell office:value-type="float" office:value="111.88332">
                <text:p>111.883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42566">
                <text:p>7.42566</text:p>
              </table:table-cell>
              <table:table-cell office:value-type="float" office:value="113.78332">
                <text:p>113.783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96946">
                <text:p>5.96946</text:p>
              </table:table-cell>
              <table:table-cell office:value-type="float" office:value="116.43999">
                <text:p>116.439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78104">
                <text:p>8.78104</text:p>
              </table:table-cell>
              <table:table-cell office:value-type="float" office:value="117.21999">
                <text:p>117.219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99992">
                <text:p>8.99992</text:p>
              </table:table-cell>
              <table:table-cell office:value-type="float" office:value="119.00332">
                <text:p>119.003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18772">
                <text:p>6.18772</text:p>
              </table:table-cell>
              <table:table-cell office:value-type="float" office:value="119.90666">
                <text:p>119.906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03805">
                <text:p>7.03805</text:p>
              </table:table-cell>
              <table:table-cell office:value-type="float" office:value="120.55999">
                <text:p>120.559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44616">
                <text:p>7.44616</text:p>
              </table:table-cell>
              <table:table-cell office:value-type="float" office:value="129.92332">
                <text:p>129.923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84419">
                <text:p>7.84419</text:p>
              </table:table-cell>
              <table:table-cell office:value-type="float" office:value="129.97999">
                <text:p>129.97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.6961">
                <text:p>10.6961</text:p>
              </table:table-cell>
              <table:table-cell office:value-type="float" office:value="130.40999">
                <text:p>130.409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24147">
                <text:p>9.24147</text:p>
              </table:table-cell>
              <table:table-cell office:value-type="float" office:value="131.85999">
                <text:p>131.85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02951">
                <text:p>9.02951</text:p>
              </table:table-cell>
              <table:table-cell office:value-type="float" office:value="134.89332">
                <text:p>134.893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.97104">
                <text:p>7.97104</text:p>
              </table:table-cell>
              <table:table-cell office:value-type="float" office:value="136.26999">
                <text:p>136.269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18846">
                <text:p>8.18846</text:p>
              </table:table-cell>
              <table:table-cell office:value-type="float" office:value="141.87665">
                <text:p>141.876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40999">
                <text:p>6.40999</text:p>
              </table:table-cell>
              <table:table-cell office:value-type="float" office:value="144.43332">
                <text:p>144.433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007">
                <text:p>9.007</text:p>
              </table:table-cell>
              <table:table-cell office:value-type="float" office:value="144.68665">
                <text:p>144.686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.91961">
                <text:p>8.91961</text:p>
              </table:table-cell>
              <table:table-cell office:value-type="float" office:value="149.37332">
                <text:p>149.37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657">
                <text:p>5.8657</text:p>
              </table:table-cell>
              <table:table-cell office:value-type="float" office:value="152.27332">
                <text:p>152.273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64555">
                <text:p>9.64555</text:p>
              </table:table-cell>
              <table:table-cell office:value-type="float" office:value="158.14999">
                <text:p>158.14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6809">
                <text:p>8.6809</text:p>
              </table:table-cell>
              <table:table-cell office:value-type="float" office:value="158.76665">
                <text:p>158.766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2791">
                <text:p>10.2791</text:p>
              </table:table-cell>
              <table:table-cell office:value-type="float" office:value="160.06998">
                <text:p>160.069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52215">
                <text:p>9.52215</text:p>
              </table:table-cell>
              <table:table-cell office:value-type="float" office:value="160.54665">
                <text:p>160.546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.3187">
                <text:p>10.3187</text:p>
              </table:table-cell>
              <table:table-cell office:value-type="float" office:value="162.10998">
                <text:p>162.109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85312">
                <text:p>9.85312</text:p>
              </table:table-cell>
              <table:table-cell office:value-type="float" office:value="163.99998">
                <text:p>163.999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27702">
                <text:p>8.27702</text:p>
              </table:table-cell>
              <table:table-cell office:value-type="float" office:value="164.28332">
                <text:p>164.28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98245">
                <text:p>8.98245</text:p>
              </table:table-cell>
              <table:table-cell office:value-type="float" office:value="167.98998">
                <text:p>167.989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49592">
                <text:p>9.49592</text:p>
              </table:table-cell>
              <table:table-cell office:value-type="float" office:value="168.68332">
                <text:p>168.683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5215">
                <text:p>10.5215</text:p>
              </table:table-cell>
              <table:table-cell office:value-type="float" office:value="171.16998">
                <text:p>171.169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18374">
                <text:p>7.18374</text:p>
              </table:table-cell>
              <table:table-cell office:value-type="float" office:value="174.87332">
                <text:p>174.87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69328">
                <text:p>6.69328</text:p>
              </table:table-cell>
              <table:table-cell office:value-type="float" office:value="175.34332">
                <text:p>175.343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.47115">
                <text:p>7.47115</text:p>
              </table:table-cell>
              <table:table-cell office:value-type="float" office:value="176.28332">
                <text:p>176.283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512">
                <text:p>6.13512</text:p>
              </table:table-cell>
              <table:table-cell office:value-type="float" office:value="176.36665">
                <text:p>176.366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62584">
                <text:p>9.62584</text:p>
              </table:table-cell>
              <table:table-cell office:value-type="float" office:value="181.74332">
                <text:p>181.743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25947">
                <text:p>9.25947</text:p>
              </table:table-cell>
              <table:table-cell office:value-type="float" office:value="181.76332">
                <text:p>181.763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2967">
                <text:p>6.12967</text:p>
              </table:table-cell>
              <table:table-cell office:value-type="float" office:value="183.37665">
                <text:p>183.376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.38747">
                <text:p>9.38747</text:p>
              </table:table-cell>
              <table:table-cell office:value-type="float" office:value="184.01665">
                <text:p>184.016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30025">
                <text:p>9.30025</text:p>
              </table:table-cell>
              <table:table-cell office:value-type="float" office:value="188.07332">
                <text:p>188.073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6878">
                <text:p>6.16878</text:p>
              </table:table-cell>
              <table:table-cell office:value-type="float" office:value="188.16998">
                <text:p>188.169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931">
                <text:p>10.2931</text:p>
              </table:table-cell>
              <table:table-cell office:value-type="float" office:value="193.32665">
                <text:p>193.326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5176">
                <text:p>9.55176</text:p>
              </table:table-cell>
              <table:table-cell office:value-type="float" office:value="194.13665">
                <text:p>194.136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49769">
                <text:p>6.49769</text:p>
              </table:table-cell>
              <table:table-cell office:value-type="float" office:value="195.25331">
                <text:p>195.253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.79269">
                <text:p>8.79269</text:p>
              </table:table-cell>
              <table:table-cell office:value-type="float" office:value="198.25998">
                <text:p>198.259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9184">
                <text:p>11.9184</text:p>
              </table:table-cell>
              <table:table-cell office:value-type="float" office:value="199.97331">
                <text:p>199.973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2815">
                <text:p>10.2815</text:p>
              </table:table-cell>
              <table:table-cell office:value-type="float" office:value="206.10331">
                <text:p>206.103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69987">
                <text:p>5.69987</text:p>
              </table:table-cell>
              <table:table-cell office:value-type="float" office:value="208.37998">
                <text:p>208.37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81953">
                <text:p>4.81953</text:p>
              </table:table-cell>
              <table:table-cell office:value-type="float" office:value="210.14665">
                <text:p>210.146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48971">
                <text:p>7.48971</text:p>
              </table:table-cell>
              <table:table-cell office:value-type="float" office:value="211.61998">
                <text:p>211.619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.80905">
                <text:p>8.80905</text:p>
              </table:table-cell>
              <table:table-cell office:value-type="float" office:value="213.90331">
                <text:p>213.903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112">
                <text:p>10.2112</text:p>
              </table:table-cell>
              <table:table-cell office:value-type="float" office:value="216.29665">
                <text:p>216.296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61912">
                <text:p>6.61912</text:p>
              </table:table-cell>
              <table:table-cell office:value-type="float" office:value="216.42331">
                <text:p>216.423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50713">
                <text:p>7.50713</text:p>
              </table:table-cell>
              <table:table-cell office:value-type="float" office:value="216.46331">
                <text:p>216.463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.75202">
                <text:p>7.75202</text:p>
              </table:table-cell>
              <table:table-cell office:value-type="float" office:value="219.42331">
                <text:p>219.423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57644">
                <text:p>9.57644</text:p>
              </table:table-cell>
              <table:table-cell office:value-type="float" office:value="220.62664">
                <text:p>220.626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.07864">
                <text:p>8.07864</text:p>
              </table:table-cell>
              <table:table-cell office:value-type="float" office:value="221.01665">
                <text:p>221.01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5202">
                <text:p>7.5202</text:p>
              </table:table-cell>
              <table:table-cell office:value-type="float" office:value="222.49998">
                <text:p>222.499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9539">
                <text:p>10.9539</text:p>
              </table:table-cell>
              <table:table-cell office:value-type="float" office:value="227.12331">
                <text:p>227.123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25152">
                <text:p>5.25152</text:p>
              </table:table-cell>
              <table:table-cell office:value-type="float" office:value="227.95331">
                <text:p>227.953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.61983">
                <text:p>9.61983</text:p>
              </table:table-cell>
              <table:table-cell office:value-type="float" office:value="229.59998">
                <text:p>229.599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08308">
                <text:p>6.08308</text:p>
              </table:table-cell>
              <table:table-cell office:value-type="float" office:value="231.73331">
                <text:p>231.733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14888">
                <text:p>5.14888</text:p>
              </table:table-cell>
              <table:table-cell office:value-type="float" office:value="233.39664">
                <text:p>233.39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6706">
                <text:p>10.6706</text:p>
              </table:table-cell>
              <table:table-cell office:value-type="float" office:value="233.43664">
                <text:p>233.436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.55903">
                <text:p>8.55903</text:p>
              </table:table-cell>
              <table:table-cell office:value-type="float" office:value="235.92331">
                <text:p>235.923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.98605">
                <text:p>8.98605</text:p>
              </table:table-cell>
              <table:table-cell office:value-type="float" office:value="236.77664">
                <text:p>236.776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23939">
                <text:p>9.23939</text:p>
              </table:table-cell>
              <table:table-cell office:value-type="float" office:value="236.78998">
                <text:p>236.789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73293">
                <text:p>7.73293</text:p>
              </table:table-cell>
              <table:table-cell office:value-type="float" office:value="237.21664">
                <text:p>237.216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0514">
                <text:p>11.0514</text:p>
              </table:table-cell>
              <table:table-cell office:value-type="float" office:value="242.53998">
                <text:p>242.539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79823">
                <text:p>5.79823</text:p>
              </table:table-cell>
              <table:table-cell office:value-type="float" office:value="244.62664">
                <text:p>244.6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.6082">
                <text:p>8.6082</text:p>
              </table:table-cell>
              <table:table-cell office:value-type="float" office:value="246.61331">
                <text:p>246.61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53448">
                <text:p>5.53448</text:p>
              </table:table-cell>
              <table:table-cell office:value-type="float" office:value="246.99664">
                <text:p>246.996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4563">
                <text:p>10.4563</text:p>
              </table:table-cell>
              <table:table-cell office:value-type="float" office:value="251.94997">
                <text:p>251.949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89844">
                <text:p>9.89844</text:p>
              </table:table-cell>
              <table:table-cell office:value-type="float" office:value="253.91664">
                <text:p>253.916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.47897">
                <text:p>9.47897</text:p>
              </table:table-cell>
              <table:table-cell office:value-type="float" office:value="255.08997">
                <text:p>255.089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.76693">
                <text:p>9.76693</text:p>
              </table:table-cell>
              <table:table-cell office:value-type="float" office:value="256.17664">
                <text:p>256.176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87522">
                <text:p>7.87522</text:p>
              </table:table-cell>
              <table:table-cell office:value-type="float" office:value="256.62664">
                <text:p>256.626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9351">
                <text:p>6.49351</text:p>
              </table:table-cell>
              <table:table-cell office:value-type="float" office:value="261.47331">
                <text:p>261.473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.48846">
                <text:p>4.48846</text:p>
              </table:table-cell>
              <table:table-cell office:value-type="float" office:value="263.59664">
                <text:p>263.596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05877">
                <text:p>6.05877</text:p>
              </table:table-cell>
              <table:table-cell office:value-type="float" office:value="267.41664">
                <text:p>267.416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93859">
                <text:p>6.93859</text:p>
              </table:table-cell>
              <table:table-cell office:value-type="float" office:value="267.51997">
                <text:p>267.519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3166">
                <text:p>10.3166</text:p>
              </table:table-cell>
              <table:table-cell office:value-type="float" office:value="267.70331">
                <text:p>267.703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19112">
                <text:p>6.19112</text:p>
              </table:table-cell>
              <table:table-cell office:value-type="float" office:value="268.33997">
                <text:p>268.339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.63924">
                <text:p>8.63924</text:p>
              </table:table-cell>
              <table:table-cell office:value-type="float" office:value="268.52997">
                <text:p>268.529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7287">
                <text:p>12.7287</text:p>
              </table:table-cell>
              <table:table-cell office:value-type="float" office:value="272.93331">
                <text:p>272.933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50324">
                <text:p>5.50324</text:p>
              </table:table-cell>
              <table:table-cell office:value-type="float" office:value="273.63664">
                <text:p>273.636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00882">
                <text:p>6.00882</text:p>
              </table:table-cell>
              <table:table-cell office:value-type="float" office:value="274.73331">
                <text:p>274.733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69683">
                <text:p>7.69683</text:p>
              </table:table-cell>
              <table:table-cell office:value-type="float" office:value="277.15331">
                <text:p>277.153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3075">
                <text:p>11.3075</text:p>
              </table:table-cell>
              <table:table-cell office:value-type="float" office:value="286.35664">
                <text:p>286.356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76372">
                <text:p>5.76372</text:p>
              </table:table-cell>
              <table:table-cell office:value-type="float" office:value="291.73997">
                <text:p>291.739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.66239">
                <text:p>8.66239</text:p>
              </table:table-cell>
              <table:table-cell office:value-type="float" office:value="291.75331">
                <text:p>291.753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87887">
                <text:p>7.87887</text:p>
              </table:table-cell>
              <table:table-cell office:value-type="float" office:value="294.3633">
                <text:p>294.3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60693">
                <text:p>7.60693</text:p>
              </table:table-cell>
              <table:table-cell office:value-type="float" office:value="295.71664">
                <text:p>295.716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.37216">
                <text:p>5.37216</text:p>
              </table:table-cell>
              <table:table-cell office:value-type="float" office:value="301.98664">
                <text:p>301.986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88586">
                <text:p>6.88586</text:p>
              </table:table-cell>
              <table:table-cell office:value-type="float" office:value="303.4333">
                <text:p>303.4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3961">
                <text:p>10.3961</text:p>
              </table:table-cell>
              <table:table-cell office:value-type="float" office:value="309.16997">
                <text:p>309.169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96651">
                <text:p>6.96651</text:p>
              </table:table-cell>
              <table:table-cell office:value-type="float" office:value="312.41997">
                <text:p>312.419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37788">
                <text:p>6.37788</text:p>
              </table:table-cell>
              <table:table-cell office:value-type="float" office:value="315.13997">
                <text:p>315.139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97144">
                <text:p>4.97144</text:p>
              </table:table-cell>
              <table:table-cell office:value-type="float" office:value="318.16663">
                <text:p>318.166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5534">
                <text:p>6.75534</text:p>
              </table:table-cell>
              <table:table-cell office:value-type="float" office:value="320.5733">
                <text:p>320.57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.92222">
                <text:p>7.92222</text:p>
              </table:table-cell>
              <table:table-cell office:value-type="float" office:value="327.24997">
                <text:p>327.249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6271">
                <text:p>11.6271</text:p>
              </table:table-cell>
              <table:table-cell office:value-type="float" office:value="332.69663">
                <text:p>332.696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32998">
                <text:p>6.32998</text:p>
              </table:table-cell>
              <table:table-cell office:value-type="float" office:value="332.96663">
                <text:p>332.966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.85469">
                <text:p>8.85469</text:p>
              </table:table-cell>
              <table:table-cell office:value-type="float" office:value="335.68663">
                <text:p>335.686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6337">
                <text:p>6.76337</text:p>
              </table:table-cell>
              <table:table-cell office:value-type="float" office:value="338.27663">
                <text:p>338.276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49012">
                <text:p>8.49012</text:p>
              </table:table-cell>
              <table:table-cell office:value-type="float" office:value="343.0633">
                <text:p>343.06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3338">
                <text:p>11.3338</text:p>
              </table:table-cell>
              <table:table-cell office:value-type="float" office:value="343.14997">
                <text:p>343.149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43308">
                <text:p>6.43308</text:p>
              </table:table-cell>
              <table:table-cell office:value-type="float" office:value="344.1733">
                <text:p>344.17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.90792">
                <text:p>7.90792</text:p>
              </table:table-cell>
              <table:table-cell office:value-type="float" office:value="347.16997">
                <text:p>347.169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4542">
                <text:p>10.4542</text:p>
              </table:table-cell>
              <table:table-cell office:value-type="float" office:value="348.18663">
                <text:p>348.186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22396">
                <text:p>5.22396</text:p>
              </table:table-cell>
              <table:table-cell office:value-type="float" office:value="348.2433">
                <text:p>348.24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.99967">
                <text:p>9.99967</text:p>
              </table:table-cell>
              <table:table-cell office:value-type="float" office:value="351.28663">
                <text:p>351.286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5362">
                <text:p>10.5362</text:p>
              </table:table-cell>
              <table:table-cell office:value-type="float" office:value="351.72663">
                <text:p>351.726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.62636">
                <text:p>8.62636</text:p>
              </table:table-cell>
              <table:table-cell office:value-type="float" office:value="353.2633">
                <text:p>353.26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53657">
                <text:p>6.53657</text:p>
              </table:table-cell>
              <table:table-cell office:value-type="float" office:value="354.22663">
                <text:p>354.226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2856">
                <text:p>6.92856</text:p>
              </table:table-cell>
              <table:table-cell office:value-type="float" office:value="357.48663">
                <text:p>357.486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.54948">
                <text:p>9.54948</text:p>
              </table:table-cell>
              <table:table-cell office:value-type="float" office:value="358.60663">
                <text:p>358.606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.70765">
                <text:p>7.70765</text:p>
              </table:table-cell>
              <table:table-cell office:value-type="float" office:value="359.9133">
                <text:p>359.91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.39431">
                <text:p>5.39431</text:p>
              </table:table-cell>
              <table:table-cell office:value-type="float" office:value="363.29996">
                <text:p>363.299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.11972">
                <text:p>9.11972</text:p>
              </table:table-cell>
              <table:table-cell office:value-type="float" office:value="364.5033">
                <text:p>364.50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.87733">
                <text:p>9.87733</text:p>
              </table:table-cell>
              <table:table-cell office:value-type="float" office:value="366.2033">
                <text:p>366.20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45765">
                <text:p>4.45765</text:p>
              </table:table-cell>
              <table:table-cell office:value-type="float" office:value="366.75996">
                <text:p>366.759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9754">
                <text:p>11.9754</text:p>
              </table:table-cell>
              <table:table-cell office:value-type="float" office:value="368.7733">
                <text:p>368.77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.82118">
                <text:p>8.82118</text:p>
              </table:table-cell>
              <table:table-cell office:value-type="float" office:value="371.97996">
                <text:p>371.979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3474">
                <text:p>10.3474</text:p>
              </table:table-cell>
              <table:table-cell office:value-type="float" office:value="378.90663">
                <text:p>378.906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.68367">
                <text:p>8.68367</text:p>
              </table:table-cell>
              <table:table-cell office:value-type="float" office:value="380.92996">
                <text:p>380.929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.48971">
                <text:p>8.48971</text:p>
              </table:table-cell>
              <table:table-cell office:value-type="float" office:value="381.42663">
                <text:p>381.426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59758">
                <text:p>4.59758</text:p>
              </table:table-cell>
              <table:table-cell office:value-type="float" office:value="382.33996">
                <text:p>382.339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394">
                <text:p>10.394</text:p>
              </table:table-cell>
              <table:table-cell office:value-type="float" office:value="383.17996">
                <text:p>383.179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.37707">
                <text:p>9.37707</text:p>
              </table:table-cell>
              <table:table-cell office:value-type="float" office:value="385.3233">
                <text:p>385.32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.53973">
                <text:p>8.53973</text:p>
              </table:table-cell>
              <table:table-cell office:value-type="float" office:value="386.23663">
                <text:p>386.236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74668">
                <text:p>5.74668</text:p>
              </table:table-cell>
              <table:table-cell office:value-type="float" office:value="386.7733">
                <text:p>386.77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96889">
                <text:p>4.96889</text:p>
              </table:table-cell>
              <table:table-cell office:value-type="float" office:value="388.67329">
                <text:p>388.673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64984">
                <text:p>7.64984</text:p>
              </table:table-cell>
              <table:table-cell office:value-type="float" office:value="390.88663">
                <text:p>390.886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.77245">
                <text:p>8.77245</text:p>
              </table:table-cell>
              <table:table-cell office:value-type="float" office:value="404.34329">
                <text:p>404.343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1522">
                <text:p>10.1522</text:p>
              </table:table-cell>
              <table:table-cell office:value-type="float" office:value="404.89329">
                <text:p>404.893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81919">
                <text:p>5.81919</text:p>
              </table:table-cell>
              <table:table-cell office:value-type="float" office:value="413.69663">
                <text:p>413.696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.3015">
                <text:p>10.3015</text:p>
              </table:table-cell>
              <table:table-cell office:value-type="float" office:value="417.41329">
                <text:p>417.413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9101">
                <text:p>10.9101</text:p>
              </table:table-cell>
              <table:table-cell office:value-type="float" office:value="420.02996">
                <text:p>420.02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29232">
                <text:p>7.29232</text:p>
              </table:table-cell>
              <table:table-cell office:value-type="float" office:value="420.63329">
                <text:p>420.633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.4994">
                <text:p>13.4994</text:p>
              </table:table-cell>
              <table:table-cell office:value-type="float" office:value="422.78996">
                <text:p>422.789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20111">
                <text:p>5.20111</text:p>
              </table:table-cell>
              <table:table-cell office:value-type="float" office:value="423.38996">
                <text:p>423.389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59741">
                <text:p>5.59741</text:p>
              </table:table-cell>
              <table:table-cell office:value-type="float" office:value="423.95996">
                <text:p>423.959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319">
                <text:p>7.12319</text:p>
              </table:table-cell>
              <table:table-cell office:value-type="float" office:value="424.23329">
                <text:p>424.233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37114">
                <text:p>5.37114</text:p>
              </table:table-cell>
              <table:table-cell office:value-type="float" office:value="425.98996">
                <text:p>425.989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0656">
                <text:p>7.0656</text:p>
              </table:table-cell>
              <table:table-cell office:value-type="float" office:value="429.73662">
                <text:p>429.736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87437">
                <text:p>6.87437</text:p>
              </table:table-cell>
              <table:table-cell office:value-type="float" office:value="431.68996">
                <text:p>431.689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0491">
                <text:p>11.0491</text:p>
              </table:table-cell>
              <table:table-cell office:value-type="float" office:value="432.19662">
                <text:p>432.196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1474">
                <text:p>10.1474</text:p>
              </table:table-cell>
              <table:table-cell office:value-type="float" office:value="432.38662">
                <text:p>432.386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.52544">
                <text:p>8.52544</text:p>
              </table:table-cell>
              <table:table-cell office:value-type="float" office:value="432.76996">
                <text:p>432.769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.8793">
                <text:p>9.8793</text:p>
              </table:table-cell>
              <table:table-cell office:value-type="float" office:value="434.68662">
                <text:p>434.686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.52969">
                <text:p>9.52969</text:p>
              </table:table-cell>
              <table:table-cell office:value-type="float" office:value="437.12329">
                <text:p>437.123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38004">
                <text:p>6.38004</text:p>
              </table:table-cell>
              <table:table-cell office:value-type="float" office:value="437.51996">
                <text:p>437.519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0787">
                <text:p>5.0787</text:p>
              </table:table-cell>
              <table:table-cell office:value-type="float" office:value="437.54996">
                <text:p>437.549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.59842">
                <text:p>9.59842</text:p>
              </table:table-cell>
              <table:table-cell office:value-type="float" office:value="438.64329">
                <text:p>438.643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55951">
                <text:p>5.55951</text:p>
              </table:table-cell>
              <table:table-cell office:value-type="float" office:value="438.68329">
                <text:p>438.683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.05139">
                <text:p>6.05139</text:p>
              </table:table-cell>
              <table:table-cell office:value-type="float" office:value="438.87996">
                <text:p>438.879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31195">
                <text:p>6.31195</text:p>
              </table:table-cell>
              <table:table-cell office:value-type="float" office:value="439.57329">
                <text:p>439.573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86691">
                <text:p>4.86691</text:p>
              </table:table-cell>
              <table:table-cell office:value-type="float" office:value="441.75996">
                <text:p>441.759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.98836">
                <text:p>9.98836</text:p>
              </table:table-cell>
              <table:table-cell office:value-type="float" office:value="443.55662">
                <text:p>443.556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0436">
                <text:p>9.0436</text:p>
              </table:table-cell>
              <table:table-cell office:value-type="float" office:value="443.82662">
                <text:p>443.826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3246">
                <text:p>10.3246</text:p>
              </table:table-cell>
              <table:table-cell office:value-type="float" office:value="445.97662">
                <text:p>445.976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67539">
                <text:p>5.67539</text:p>
              </table:table-cell>
              <table:table-cell office:value-type="float" office:value="450.40996">
                <text:p>450.409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949">
                <text:p>11.949</text:p>
              </table:table-cell>
              <table:table-cell office:value-type="float" office:value="452.64662">
                <text:p>452.646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2548">
                <text:p>11.2548</text:p>
              </table:table-cell>
              <table:table-cell office:value-type="float" office:value="452.98329">
                <text:p>452.983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03141">
                <text:p>6.03141</text:p>
              </table:table-cell>
              <table:table-cell office:value-type="float" office:value="453.27996">
                <text:p>453.279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.75195">
                <text:p>8.75195</text:p>
              </table:table-cell>
              <table:table-cell office:value-type="float" office:value="454.74662">
                <text:p>454.746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80409">
                <text:p>4.80409</text:p>
              </table:table-cell>
              <table:table-cell office:value-type="float" office:value="459.33662">
                <text:p>459.336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23616">
                <text:p>6.23616</text:p>
              </table:table-cell>
              <table:table-cell office:value-type="float" office:value="461.28662">
                <text:p>461.286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68275">
                <text:p>5.68275</text:p>
              </table:table-cell>
              <table:table-cell office:value-type="float" office:value="461.64995">
                <text:p>461.649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26161">
                <text:p>5.26161</text:p>
              </table:table-cell>
              <table:table-cell office:value-type="float" office:value="464.04995">
                <text:p>464.049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.46427">
                <text:p>8.46427</text:p>
              </table:table-cell>
              <table:table-cell office:value-type="float" office:value="468.06329">
                <text:p>468.063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.27557">
                <text:p>8.27557</text:p>
              </table:table-cell>
              <table:table-cell office:value-type="float" office:value="469.46662">
                <text:p>469.466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.6479">
                <text:p>8.6479</text:p>
              </table:table-cell>
              <table:table-cell office:value-type="float" office:value="470.90662">
                <text:p>470.906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.75356">
                <text:p>5.75356</text:p>
              </table:table-cell>
              <table:table-cell office:value-type="float" office:value="471.47995">
                <text:p>471.479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86008">
                <text:p>9.86008</text:p>
              </table:table-cell>
              <table:table-cell office:value-type="float" office:value="475.88662">
                <text:p>475.886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97875">
                <text:p>6.97875</text:p>
              </table:table-cell>
              <table:table-cell office:value-type="float" office:value="478.53662">
                <text:p>478.536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27267">
                <text:p>5.27267</text:p>
              </table:table-cell>
              <table:table-cell office:value-type="float" office:value="479.43329">
                <text:p>479.433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15372">
                <text:p>9.15372</text:p>
              </table:table-cell>
              <table:table-cell office:value-type="float" office:value="481.42329">
                <text:p>481.423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40809">
                <text:p>5.40809</text:p>
              </table:table-cell>
              <table:table-cell office:value-type="float" office:value="489.44995">
                <text:p>489.449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57101">
                <text:p>5.57101</text:p>
              </table:table-cell>
              <table:table-cell office:value-type="float" office:value="492.93329">
                <text:p>492.933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17682">
                <text:p>9.17682</text:p>
              </table:table-cell>
              <table:table-cell office:value-type="float" office:value="494.97328">
                <text:p>494.973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.70292">
                <text:p>5.70292</text:p>
              </table:table-cell>
              <table:table-cell office:value-type="float" office:value="495.42328">
                <text:p>495.423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9239">
                <text:p>6.99239</text:p>
              </table:table-cell>
              <table:table-cell office:value-type="float" office:value="495.79328">
                <text:p>495.793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81615">
                <text:p>6.81615</text:p>
              </table:table-cell>
              <table:table-cell office:value-type="float" office:value="498.71328">
                <text:p>498.713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8683">
                <text:p>6.8683</text:p>
              </table:table-cell>
              <table:table-cell office:value-type="float" office:value="499.01328">
                <text:p>499.0132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.94148">
                <text:p>5.94148</text:p>
              </table:table-cell>
              <table:table-cell office:value-type="float" office:value="500.90328">
                <text:p>500.903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85443">
                <text:p>5.85443</text:p>
              </table:table-cell>
              <table:table-cell office:value-type="float" office:value="505.35995">
                <text:p>505.359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87786">
                <text:p>4.87786</text:p>
              </table:table-cell>
              <table:table-cell office:value-type="float" office:value="506.18328">
                <text:p>506.183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.4477">
                <text:p>8.4477</text:p>
              </table:table-cell>
              <table:table-cell office:value-type="float" office:value="507.69995">
                <text:p>507.699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.85455">
                <text:p>8.85455</text:p>
              </table:table-cell>
              <table:table-cell office:value-type="float" office:value="508.99995">
                <text:p>508.999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53822">
                <text:p>6.53822</text:p>
              </table:table-cell>
              <table:table-cell office:value-type="float" office:value="509.74662">
                <text:p>509.74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3002">
                <text:p>11.3002</text:p>
              </table:table-cell>
              <table:table-cell office:value-type="float" office:value="510.99662">
                <text:p>510.99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.21469">
                <text:p>8.21469</text:p>
              </table:table-cell>
              <table:table-cell office:value-type="float" office:value="512.53662">
                <text:p>512.536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.6551">
                <text:p>6.6551</text:p>
              </table:table-cell>
              <table:table-cell office:value-type="float" office:value="514.74662">
                <text:p>514.746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.17712">
                <text:p>9.17712</text:p>
              </table:table-cell>
              <table:table-cell office:value-type="float" office:value="515.96328">
                <text:p>515.963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.75982">
                <text:p>5.75982</text:p>
              </table:table-cell>
              <table:table-cell office:value-type="float" office:value="522.48662">
                <text:p>522.486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40201">
                <text:p>7.40201</text:p>
              </table:table-cell>
              <table:table-cell office:value-type="float" office:value="525.21995">
                <text:p>525.219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27687">
                <text:p>6.27687</text:p>
              </table:table-cell>
              <table:table-cell office:value-type="float" office:value="528.59328">
                <text:p>528.593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3473">
                <text:p>10.3473</text:p>
              </table:table-cell>
              <table:table-cell office:value-type="float" office:value="533.37328">
                <text:p>533.373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99522">
                <text:p>5.99522</text:p>
              </table:table-cell>
              <table:table-cell office:value-type="float" office:value="534.58328">
                <text:p>534.583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579">
                <text:p>6.579</text:p>
              </table:table-cell>
              <table:table-cell office:value-type="float" office:value="539.89661">
                <text:p>539.896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.3472">
                <text:p>11.3472</text:p>
              </table:table-cell>
              <table:table-cell office:value-type="float" office:value="540.75328">
                <text:p>540.753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1628">
                <text:p>11.1628</text:p>
              </table:table-cell>
              <table:table-cell office:value-type="float" office:value="543.94661">
                <text:p>543.946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.94553">
                <text:p>8.94553</text:p>
              </table:table-cell>
              <table:table-cell office:value-type="float" office:value="546.79328">
                <text:p>546.793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09386">
                <text:p>6.09386</text:p>
              </table:table-cell>
              <table:table-cell office:value-type="float" office:value="548.76661">
                <text:p>548.7666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.16476">
                <text:p>9.16476</text:p>
              </table:table-cell>
              <table:table-cell office:value-type="float" office:value="549.84328">
                <text:p>549.843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.81047">
                <text:p>8.81047</text:p>
              </table:table-cell>
              <table:table-cell office:value-type="float" office:value="556.93994">
                <text:p>556.939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.6991">
                <text:p>9.6991</text:p>
              </table:table-cell>
              <table:table-cell office:value-type="float" office:value="561.09661">
                <text:p>561.096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19288">
                <text:p>7.19288</text:p>
              </table:table-cell>
              <table:table-cell office:value-type="float" office:value="564.59994">
                <text:p>564.599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3202">
                <text:p>11.3202</text:p>
              </table:table-cell>
              <table:table-cell office:value-type="float" office:value="569.69661">
                <text:p>569.696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97845">
                <text:p>6.97845</text:p>
              </table:table-cell>
              <table:table-cell office:value-type="float" office:value="575.28994">
                <text:p>575.289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72284">
                <text:p>6.72284</text:p>
              </table:table-cell>
              <table:table-cell office:value-type="float" office:value="576.49661">
                <text:p>576.496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0037">
                <text:p>12.0037</text:p>
              </table:table-cell>
              <table:table-cell office:value-type="float" office:value="578.30328">
                <text:p>578.303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.19831">
                <text:p>9.19831</text:p>
              </table:table-cell>
              <table:table-cell office:value-type="float" office:value="581.52328">
                <text:p>581.5232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96778">
                <text:p>6.96778</text:p>
              </table:table-cell>
              <table:table-cell office:value-type="float" office:value="581.62994">
                <text:p>581.629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.55338">
                <text:p>9.55338</text:p>
              </table:table-cell>
              <table:table-cell office:value-type="float" office:value="584.01661">
                <text:p>584.016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2736">
                <text:p>10.2736</text:p>
              </table:table-cell>
              <table:table-cell office:value-type="float" office:value="595.38994">
                <text:p>595.389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.99442">
                <text:p>9.99442</text:p>
              </table:table-cell>
              <table:table-cell office:value-type="float" office:value="599.20327">
                <text:p>599.203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61602">
                <text:p>6.61602</text:p>
              </table:table-cell>
              <table:table-cell office:value-type="float" office:value="601.66994">
                <text:p>601.669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.8874">
                <text:p>9.8874</text:p>
              </table:table-cell>
              <table:table-cell office:value-type="float" office:value="605.13327">
                <text:p>605.133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.825">
                <text:p>9.825</text:p>
              </table:table-cell>
              <table:table-cell office:value-type="float" office:value="613.67661">
                <text:p>613.676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.53903">
                <text:p>9.53903</text:p>
              </table:table-cell>
              <table:table-cell office:value-type="float" office:value="614.55661">
                <text:p>614.556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69296">
                <text:p>8.69296</text:p>
              </table:table-cell>
              <table:table-cell office:value-type="float" office:value="641.29327">
                <text:p>641.293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.9475">
                <text:p>10.9475</text:p>
              </table:table-cell>
              <table:table-cell office:value-type="float" office:value="663.64993">
                <text:p>663.649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.82407">
                <text:p>9.82407</text:p>
              </table:table-cell>
              <table:table-cell office:value-type="float" office:value="674.67327">
                <text:p>674.67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4192">
                <text:p>7.4192</text:p>
              </table:table-cell>
              <table:table-cell office:value-type="float" office:value="682.95327">
                <text:p>682.953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37212">
                <text:p>9.37212</text:p>
              </table:table-cell>
              <table:table-cell office:value-type="float" office:value="703.99993">
                <text:p>703.999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.6138">
                <text:p>11.6138</text:p>
              </table:table-cell>
              <table:table-cell office:value-type="float" office:value="746.88659">
                <text:p>746.886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1754">
                <text:p>12.1754</text:p>
              </table:table-cell>
              <table:table-cell office:value-type="float" office:value="801.40992">
                <text:p>801.409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.04826">
                <text:p>9.04826</text:p>
              </table:table-cell>
              <table:table-cell office:value-type="float" office:value="828.89325">
                <text:p>828.89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2.B1:Sheet2.B201 Sheet2.F1:Sheet2.F201" chart:data-source-has-labels="row" svg:x="0.32cm" svg:y="0.18cm" svg:width="10.081cm" svg:height="8.64cm">
          <chartooo:coordinate-region svg:x="0.941cm" svg:y="0.301cm" svg:width="9.4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01" chart:label-cell-address="Sheet2.B1:Sheet2.B1" chart:class="chart:line">
            <chart:data-point chart:repeated="200"/>
          </chart:series>
          <chart:series chart:style-name="ch7" chart:values-cell-range-address="Sheet2.F2:Sheet2.F201" chart:label-cell-address="Sheet2.F1:Sheet2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2.B1:Sheet2.B1</svg:desc>
                </draw:g>
              </table:table-cell>
              <table:table-cell office:value-type="string">
                <text:p>Pyasukp Internal Time (second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122">
                <text:p>1.68122</text:p>
                <draw:g>
                  <svg:desc>Sheet2.B2:Sheet2.B201</svg:desc>
                </draw:g>
              </table:table-cell>
              <table:table-cell office:value-type="float" office:value="0.01">
                <text:p>0.01</text:p>
                <draw:g>
                  <svg:desc>Sheet2.F2:Sheet2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769">
                <text:p>1.537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875">
                <text:p>1.648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977">
                <text:p>1.2897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642">
                <text:p>1.3664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6406">
                <text:p>1.3640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548">
                <text:p>1.6654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4042">
                <text:p>1.34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1">
                <text:p>1.2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007">
                <text:p>1.3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9649">
                <text:p>1.1964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317">
                <text:p>1.10317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127">
                <text:p>1.781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577">
                <text:p>1.17577</text:p>
              </table:table-cell>
              <table:table-cell office:value-type="float" office:value="0.09667">
                <text:p>0.0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2602">
                <text:p>0.902602</text:p>
              </table:table-cell>
              <table:table-cell office:value-type="float" office:value="0.11333">
                <text:p>0.11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535">
                <text:p>1.54535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38">
                <text:p>1.26438</text:p>
              </table:table-cell>
              <table:table-cell office:value-type="float" office:value="0.12667">
                <text:p>0.12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6586">
                <text:p>2.3658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673">
                <text:p>1.79673</text:p>
              </table:table-cell>
              <table:table-cell office:value-type="float" office:value="0.14667">
                <text:p>0.14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104">
                <text:p>1.451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285">
                <text:p>1.262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9045">
                <text:p>0.549045</text:p>
              </table:table-cell>
              <table:table-cell office:value-type="float" office:value="0.26667">
                <text:p>0.2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719">
                <text:p>1.847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3484">
                <text:p>1.534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4698">
                <text:p>1.74698</text:p>
              </table:table-cell>
              <table:table-cell office:value-type="float" office:value="0.45667">
                <text:p>0.45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226">
                <text:p>1.26226</text:p>
              </table:table-cell>
              <table:table-cell office:value-type="float" office:value="0.48333">
                <text:p>0.48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2155">
                <text:p>0.8621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173">
                <text:p>1.26173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6227">
                <text:p>0.776227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35">
                <text:p>1.4135</text:p>
              </table:table-cell>
              <table:table-cell office:value-type="float" office:value="0.55667">
                <text:p>0.55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158">
                <text:p>1.57158</text:p>
              </table:table-cell>
              <table:table-cell office:value-type="float" office:value="0.61333">
                <text:p>0.61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8243">
                <text:p>2.28243</text:p>
              </table:table-cell>
              <table:table-cell office:value-type="float" office:value="0.80333">
                <text:p>0.80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522">
                <text:p>1.27522</text:p>
              </table:table-cell>
              <table:table-cell office:value-type="float" office:value="0.88667">
                <text:p>0.88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518">
                <text:p>1.2551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857">
                <text:p>1.36857</text:p>
              </table:table-cell>
              <table:table-cell office:value-type="float" office:value="1.02333">
                <text:p>1.02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9885">
                <text:p>0.779885</text:p>
              </table:table-cell>
              <table:table-cell office:value-type="float" office:value="1.16667">
                <text:p>1.1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704">
                <text:p>1.04704</text:p>
              </table:table-cell>
              <table:table-cell office:value-type="float" office:value="1.19333">
                <text:p>1.19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8112">
                <text:p>1.381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5553">
                <text:p>1.4555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6732">
                <text:p>0.59673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1473">
                <text:p>1.31473</text:p>
              </table:table-cell>
              <table:table-cell office:value-type="float" office:value="1.44333">
                <text:p>1.44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0824">
                <text:p>1.6082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345">
                <text:p>1.6234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3">
                <text:p>0.75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5801">
                <text:p>1.35801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125">
                <text:p>1.30125</text:p>
              </table:table-cell>
              <table:table-cell office:value-type="float" office:value="1.92667">
                <text:p>1.92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0943">
                <text:p>1.4094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6926">
                <text:p>1.16926</text:p>
              </table:table-cell>
              <table:table-cell office:value-type="float" office:value="2.00333">
                <text:p>2.00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277">
                <text:p>1.34277</text:p>
              </table:table-cell>
              <table:table-cell office:value-type="float" office:value="2.02333">
                <text:p>2.02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287">
                <text:p>1.50287</text:p>
              </table:table-cell>
              <table:table-cell office:value-type="float" office:value="2.04667">
                <text:p>2.04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022">
                <text:p>1.1802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768">
                <text:p>1.35768</text:p>
              </table:table-cell>
              <table:table-cell office:value-type="float" office:value="2.67667">
                <text:p>2.67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7372">
                <text:p>1.57372</text:p>
              </table:table-cell>
              <table:table-cell office:value-type="float" office:value="2.70667">
                <text:p>2.70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2025">
                <text:p>0.842025</text:p>
              </table:table-cell>
              <table:table-cell office:value-type="float" office:value="2.80667">
                <text:p>2.80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192">
                <text:p>1.57192</text:p>
              </table:table-cell>
              <table:table-cell office:value-type="float" office:value="2.90333">
                <text:p>2.90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1427">
                <text:p>0.691427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015">
                <text:p>1.1601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3978">
                <text:p>0.76397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74">
                <text:p>1.217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35">
                <text:p>1.60635</text:p>
              </table:table-cell>
              <table:table-cell office:value-type="float" office:value="3.22667">
                <text:p>3.22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612">
                <text:p>1.21612</text:p>
              </table:table-cell>
              <table:table-cell office:value-type="float" office:value="3.25333">
                <text:p>3.25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9331">
                <text:p>1.9933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1738">
                <text:p>1.2173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2111">
                <text:p>1.52111</text:p>
              </table:table-cell>
              <table:table-cell office:value-type="float" office:value="3.52667">
                <text:p>3.52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2287">
                <text:p>1.52287</text:p>
              </table:table-cell>
              <table:table-cell office:value-type="float" office:value="3.73667">
                <text:p>3.73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098">
                <text:p>1.58098</text:p>
              </table:table-cell>
              <table:table-cell office:value-type="float" office:value="3.83333">
                <text:p>3.8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054">
                <text:p>1.2405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937">
                <text:p>1.42937</text:p>
              </table:table-cell>
              <table:table-cell office:value-type="float" office:value="4.76333">
                <text:p>4.76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202">
                <text:p>1.44202</text:p>
              </table:table-cell>
              <table:table-cell office:value-type="float" office:value="4.82667">
                <text:p>4.82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868">
                <text:p>1.60868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3454">
                <text:p>1.63454</text:p>
              </table:table-cell>
              <table:table-cell office:value-type="float" office:value="5.02333">
                <text:p>5.02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6536">
                <text:p>1.36536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7312">
                <text:p>1.6731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4681">
                <text:p>1.74681</text:p>
              </table:table-cell>
              <table:table-cell office:value-type="float" office:value="5.29333">
                <text:p>5.29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5873">
                <text:p>0.815873</text:p>
              </table:table-cell>
              <table:table-cell office:value-type="float" office:value="5.34667">
                <text:p>5.34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637">
                <text:p>1.83637</text:p>
              </table:table-cell>
              <table:table-cell office:value-type="float" office:value="5.41667">
                <text:p>5.41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8011">
                <text:p>1.68011</text:p>
              </table:table-cell>
              <table:table-cell office:value-type="float" office:value="5.84333">
                <text:p>5.84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166">
                <text:p>2.17166</text:p>
              </table:table-cell>
              <table:table-cell office:value-type="float" office:value="6.05667">
                <text:p>6.05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7074">
                <text:p>1.57074</text:p>
              </table:table-cell>
              <table:table-cell office:value-type="float" office:value="6.54333">
                <text:p>6.5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7713">
                <text:p>1.27713</text:p>
              </table:table-cell>
              <table:table-cell office:value-type="float" office:value="7.57333">
                <text:p>7.57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3069">
                <text:p>1.7306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4898">
                <text:p>1.24898</text:p>
              </table:table-cell>
              <table:table-cell office:value-type="float" office:value="7.72667">
                <text:p>7.72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515">
                <text:p>2.03515</text:p>
              </table:table-cell>
              <table:table-cell office:value-type="float" office:value="7.83333">
                <text:p>7.8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4266">
                <text:p>1.24266</text:p>
              </table:table-cell>
              <table:table-cell office:value-type="float" office:value="7.83667">
                <text:p>7.83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4943">
                <text:p>1.44943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3134">
                <text:p>1.13134</text:p>
              </table:table-cell>
              <table:table-cell office:value-type="float" office:value="8.40333">
                <text:p>8.40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5688">
                <text:p>1.45688</text:p>
              </table:table-cell>
              <table:table-cell office:value-type="float" office:value="8.51333">
                <text:p>8.51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7606">
                <text:p>1.8760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1932">
                <text:p>1.2193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1984">
                <text:p>1.61984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719">
                <text:p>1.25719</text:p>
              </table:table-cell>
              <table:table-cell office:value-type="float" office:value="9.11667">
                <text:p>9.11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115">
                <text:p>1.39115</text:p>
              </table:table-cell>
              <table:table-cell office:value-type="float" office:value="9.19333">
                <text:p>9.19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828">
                <text:p>1.38828</text:p>
              </table:table-cell>
              <table:table-cell office:value-type="float" office:value="9.20333">
                <text:p>9.20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4191">
                <text:p>1.74191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389">
                <text:p>1.44389</text:p>
              </table:table-cell>
              <table:table-cell office:value-type="float" office:value="9.73667">
                <text:p>9.73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2989">
                <text:p>2.42989</text:p>
              </table:table-cell>
              <table:table-cell office:value-type="float" office:value="9.88667">
                <text:p>9.88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4597">
                <text:p>1.34597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6926">
                <text:p>1.5692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3891">
                <text:p>1.43891</text:p>
              </table:table-cell>
              <table:table-cell office:value-type="float" office:value="10.18666">
                <text:p>10.18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194">
                <text:p>1.29194</text:p>
              </table:table-cell>
              <table:table-cell office:value-type="float" office:value="10.24333">
                <text:p>10.24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4408">
                <text:p>1.54408</text:p>
              </table:table-cell>
              <table:table-cell office:value-type="float" office:value="10.50666">
                <text:p>10.50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0383">
                <text:p>1.50383</text:p>
              </table:table-cell>
              <table:table-cell office:value-type="float" office:value="10.83666">
                <text:p>10.836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963">
                <text:p>1.3963</text:p>
              </table:table-cell>
              <table:table-cell office:value-type="float" office:value="11.64667">
                <text:p>11.6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8893">
                <text:p>1.28893</text:p>
              </table:table-cell>
              <table:table-cell office:value-type="float" office:value="11.94667">
                <text:p>11.94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9549">
                <text:p>1.79549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8923">
                <text:p>1.48923</text:p>
              </table:table-cell>
              <table:table-cell office:value-type="float" office:value="12.28333">
                <text:p>12.28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051">
                <text:p>2.77051</text:p>
              </table:table-cell>
              <table:table-cell office:value-type="float" office:value="12.60333">
                <text:p>12.6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5352">
                <text:p>1.35352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6715">
                <text:p>1.067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9445">
                <text:p>1.3944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6695">
                <text:p>1.56695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1499">
                <text:p>0.991499</text:p>
              </table:table-cell>
              <table:table-cell office:value-type="float" office:value="13.67333">
                <text:p>13.67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671">
                <text:p>1.3671</text:p>
              </table:table-cell>
              <table:table-cell office:value-type="float" office:value="14.21333">
                <text:p>14.21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2761">
                <text:p>1.42761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2127">
                <text:p>1.52127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7735">
                <text:p>1.47735</text:p>
              </table:table-cell>
              <table:table-cell office:value-type="float" office:value="14.60333">
                <text:p>14.60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053">
                <text:p>1.16053</text:p>
              </table:table-cell>
              <table:table-cell office:value-type="float" office:value="14.71333">
                <text:p>14.71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9936">
                <text:p>1.0993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757">
                <text:p>1.59757</text:p>
              </table:table-cell>
              <table:table-cell office:value-type="float" office:value="15.42333">
                <text:p>15.42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9855">
                <text:p>1.09855</text:p>
              </table:table-cell>
              <table:table-cell office:value-type="float" office:value="15.76666">
                <text:p>15.766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2678">
                <text:p>1.42678</text:p>
              </table:table-cell>
              <table:table-cell office:value-type="float" office:value="16.04333">
                <text:p>16.04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9763">
                <text:p>2.29763</text:p>
              </table:table-cell>
              <table:table-cell office:value-type="float" office:value="17.19666">
                <text:p>17.19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4006">
                <text:p>1.74006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1425">
                <text:p>1.21425</text:p>
              </table:table-cell>
              <table:table-cell office:value-type="float" office:value="17.36666">
                <text:p>17.36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62">
                <text:p>1.2462</text:p>
              </table:table-cell>
              <table:table-cell office:value-type="float" office:value="17.38666">
                <text:p>17.38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0866">
                <text:p>1.20866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8688">
                <text:p>1.48688</text:p>
              </table:table-cell>
              <table:table-cell office:value-type="float" office:value="17.78666">
                <text:p>17.78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5802">
                <text:p>1.35802</text:p>
              </table:table-cell>
              <table:table-cell office:value-type="float" office:value="18.60333">
                <text:p>18.60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1077">
                <text:p>1.61077</text:p>
              </table:table-cell>
              <table:table-cell office:value-type="float" office:value="18.92666">
                <text:p>18.92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4962">
                <text:p>1.14962</text:p>
              </table:table-cell>
              <table:table-cell office:value-type="float" office:value="19.20333">
                <text:p>19.20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6756">
                <text:p>1.16756</text:p>
              </table:table-cell>
              <table:table-cell office:value-type="float" office:value="19.51666">
                <text:p>19.516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0477">
                <text:p>1.30477</text:p>
              </table:table-cell>
              <table:table-cell office:value-type="float" office:value="19.72333">
                <text:p>19.7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9299">
                <text:p>1.19299</text:p>
              </table:table-cell>
              <table:table-cell office:value-type="float" office:value="20.23333">
                <text:p>20.2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359">
                <text:p>1.7359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7356">
                <text:p>1.37356</text:p>
              </table:table-cell>
              <table:table-cell office:value-type="float" office:value="20.68333">
                <text:p>20.68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7731">
                <text:p>1.4773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0309">
                <text:p>1.30309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01323">
                <text:p>2.01323</text:p>
              </table:table-cell>
              <table:table-cell office:value-type="float" office:value="22.98333">
                <text:p>22.98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517">
                <text:p>1.2517</text:p>
              </table:table-cell>
              <table:table-cell office:value-type="float" office:value="23.19333">
                <text:p>23.19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0577">
                <text:p>1.5057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4553">
                <text:p>1.74553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616">
                <text:p>1.41616</text:p>
              </table:table-cell>
              <table:table-cell office:value-type="float" office:value="23.88666">
                <text:p>23.88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6867">
                <text:p>1.46867</text:p>
              </table:table-cell>
              <table:table-cell office:value-type="float" office:value="26.44666">
                <text:p>26.44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2963">
                <text:p>1.22963</text:p>
              </table:table-cell>
              <table:table-cell office:value-type="float" office:value="26.52333">
                <text:p>26.52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4163">
                <text:p>1.34163</text:p>
              </table:table-cell>
              <table:table-cell office:value-type="float" office:value="26.59">
                <text:p>26.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3781">
                <text:p>1.63781</text:p>
              </table:table-cell>
              <table:table-cell office:value-type="float" office:value="27.70333">
                <text:p>27.70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2906">
                <text:p>2.02906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4879">
                <text:p>1.44879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2179">
                <text:p>1.92179</text:p>
              </table:table-cell>
              <table:table-cell office:value-type="float" office:value="28.73666">
                <text:p>28.73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3366">
                <text:p>1.23366</text:p>
              </table:table-cell>
              <table:table-cell office:value-type="float" office:value="29.09333">
                <text:p>29.09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0451">
                <text:p>1.20451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0116">
                <text:p>1.30116</text:p>
              </table:table-cell>
              <table:table-cell office:value-type="float" office:value="29.99333">
                <text:p>29.99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5472">
                <text:p>1.15472</text:p>
              </table:table-cell>
              <table:table-cell office:value-type="float" office:value="31.67">
                <text:p>31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7976">
                <text:p>1.3797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5554">
                <text:p>1.4555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714">
                <text:p>1.54714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34">
                <text:p>1.5834</text:p>
              </table:table-cell>
              <table:table-cell office:value-type="float" office:value="32.26333">
                <text:p>32.26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1141">
                <text:p>1.41141</text:p>
              </table:table-cell>
              <table:table-cell office:value-type="float" office:value="32.94666">
                <text:p>32.94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9165">
                <text:p>1.39165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5902">
                <text:p>1.259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7224">
                <text:p>1.67224</text:p>
              </table:table-cell>
              <table:table-cell office:value-type="float" office:value="34.30666">
                <text:p>34.30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2617">
                <text:p>1.42617</text:p>
              </table:table-cell>
              <table:table-cell office:value-type="float" office:value="34.52666">
                <text:p>34.52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1233">
                <text:p>1.21233</text:p>
              </table:table-cell>
              <table:table-cell office:value-type="float" office:value="34.81333">
                <text:p>34.81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2392">
                <text:p>1.32392</text:p>
              </table:table-cell>
              <table:table-cell office:value-type="float" office:value="36.14333">
                <text:p>36.14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1135">
                <text:p>1.11135</text:p>
              </table:table-cell>
              <table:table-cell office:value-type="float" office:value="36.17333">
                <text:p>36.17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6613">
                <text:p>1.36613</text:p>
              </table:table-cell>
              <table:table-cell office:value-type="float" office:value="36.49666">
                <text:p>36.49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2284">
                <text:p>1.42284</text:p>
              </table:table-cell>
              <table:table-cell office:value-type="float" office:value="36.70333">
                <text:p>36.70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4894">
                <text:p>1.64894</text:p>
              </table:table-cell>
              <table:table-cell office:value-type="float" office:value="36.81333">
                <text:p>36.81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2199">
                <text:p>1.2219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6019">
                <text:p>1.26019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806">
                <text:p>1.1806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8144">
                <text:p>1.38144</text:p>
              </table:table-cell>
              <table:table-cell office:value-type="float" office:value="39.41333">
                <text:p>39.41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4463">
                <text:p>1.44463</text:p>
              </table:table-cell>
              <table:table-cell office:value-type="float" office:value="39.76333">
                <text:p>39.76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6573">
                <text:p>1.06573</text:p>
              </table:table-cell>
              <table:table-cell office:value-type="float" office:value="39.97666">
                <text:p>39.97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7483">
                <text:p>1.37483</text:p>
              </table:table-cell>
              <table:table-cell office:value-type="float" office:value="40.22">
                <text:p>40.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6358">
                <text:p>1.66358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43815">
                <text:p>0.943815</text:p>
              </table:table-cell>
              <table:table-cell office:value-type="float" office:value="41.69666">
                <text:p>41.69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1784">
                <text:p>1.31784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7109">
                <text:p>1.37109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2093">
                <text:p>1.52093</text:p>
              </table:table-cell>
              <table:table-cell office:value-type="float" office:value="44.07666">
                <text:p>44.07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8195">
                <text:p>1.38195</text:p>
              </table:table-cell>
              <table:table-cell office:value-type="float" office:value="44.36666">
                <text:p>44.36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4491">
                <text:p>1.74491</text:p>
              </table:table-cell>
              <table:table-cell office:value-type="float" office:value="46.16333">
                <text:p>46.16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587">
                <text:p>1.58587</text:p>
              </table:table-cell>
              <table:table-cell office:value-type="float" office:value="47.59333">
                <text:p>47.59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7335">
                <text:p>1.67335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7453">
                <text:p>1.37453</text:p>
              </table:table-cell>
              <table:table-cell office:value-type="float" office:value="48.55">
                <text:p>48.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9026">
                <text:p>1.39026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2562">
                <text:p>1.22562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682">
                <text:p>1.1682</text:p>
              </table:table-cell>
              <table:table-cell office:value-type="float" office:value="48.96333">
                <text:p>48.96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0675">
                <text:p>1.40675</text:p>
              </table:table-cell>
              <table:table-cell office:value-type="float" office:value="49.17333">
                <text:p>49.17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0735">
                <text:p>1.60735</text:p>
              </table:table-cell>
              <table:table-cell office:value-type="float" office:value="49.70333">
                <text:p>49.70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1039">
                <text:p>1.31039</text:p>
              </table:table-cell>
              <table:table-cell office:value-type="float" office:value="50.17">
                <text:p>50.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3854">
                <text:p>1.23854</text:p>
              </table:table-cell>
              <table:table-cell office:value-type="float" office:value="50.81333">
                <text:p>50.81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1548">
                <text:p>1.71548</text:p>
              </table:table-cell>
              <table:table-cell office:value-type="float" office:value="50.86666">
                <text:p>50.86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3619">
                <text:p>1.53619</text:p>
              </table:table-cell>
              <table:table-cell office:value-type="float" office:value="54.61999">
                <text:p>54.61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0338">
                <text:p>1.60338</text:p>
              </table:table-cell>
              <table:table-cell office:value-type="float" office:value="55.11666">
                <text:p>55.116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6157">
                <text:p>1.16157</text:p>
              </table:table-cell>
              <table:table-cell office:value-type="float" office:value="55.74999">
                <text:p>55.74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1036">
                <text:p>1.71036</text:p>
              </table:table-cell>
              <table:table-cell office:value-type="float" office:value="58.20999">
                <text:p>58.20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3937">
                <text:p>1.63937</text:p>
              </table:table-cell>
              <table:table-cell office:value-type="float" office:value="58.73666">
                <text:p>58.73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7778">
                <text:p>1.27778</text:p>
              </table:table-cell>
              <table:table-cell office:value-type="float" office:value="60.64999">
                <text:p>60.64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6677">
                <text:p>1.76677</text:p>
              </table:table-cell>
              <table:table-cell office:value-type="float" office:value="63.96333">
                <text:p>63.96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3.B1:Sheet3.B201 Sheet3.F1:Sheet3.F2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201" chart:label-cell-address="Sheet3.B1:Sheet3.B1" chart:class="chart:line">
            <chart:data-point chart:repeated="200"/>
          </chart:series>
          <chart:series chart:style-name="ch7" chart:values-cell-range-address="Sheet3.F2:Sheet3.F201" chart:label-cell-address="Sheet3.F1:Sheet3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3.B1:Sheet3.B1</svg:desc>
                </draw:g>
              </table:table-cell>
              <table:table-cell office:value-type="string">
                <text:p>Pyasukp Internal Time (seconds)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6567">
                <text:p>1.56567</text:p>
                <draw:g>
                  <svg:desc>Sheet3.B2:Sheet3.B201</svg:desc>
                </draw:g>
              </table:table-cell>
              <table:table-cell office:value-type="float" office:value="0.02">
                <text:p>0.02</text:p>
                <draw:g>
                  <svg:desc>Sheet3.F2:Sheet3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891">
                <text:p>2.0289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524">
                <text:p>1.845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5737">
                <text:p>2.057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436">
                <text:p>1.2843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489">
                <text:p>1.4548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943">
                <text:p>1.8594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4528">
                <text:p>1.2452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953">
                <text:p>1.13953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833">
                <text:p>1.51833</text:p>
              </table:table-cell>
              <table:table-cell office:value-type="float" office:value="0.15667">
                <text:p>0.1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215">
                <text:p>1.49215</text:p>
              </table:table-cell>
              <table:table-cell office:value-type="float" office:value="0.22667">
                <text:p>0.22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145">
                <text:p>1.82145</text:p>
              </table:table-cell>
              <table:table-cell office:value-type="float" office:value="0.27667">
                <text:p>0.27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7586">
                <text:p>2.27586</text:p>
              </table:table-cell>
              <table:table-cell office:value-type="float" office:value="0.37333">
                <text:p>0.3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779">
                <text:p>2.0277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5435">
                <text:p>1.8543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6216">
                <text:p>1.7621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5638">
                <text:p>1.256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1931">
                <text:p>1.51931</text:p>
              </table:table-cell>
              <table:table-cell office:value-type="float" office:value="0.66667">
                <text:p>0.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5421">
                <text:p>1.65421</text:p>
              </table:table-cell>
              <table:table-cell office:value-type="float" office:value="0.82333">
                <text:p>0.82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5356">
                <text:p>1.35356</text:p>
              </table:table-cell>
              <table:table-cell office:value-type="float" office:value="0.87333">
                <text:p>0.87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003">
                <text:p>1.580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1503">
                <text:p>1.515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361">
                <text:p>1.53361</text:p>
              </table:table-cell>
              <table:table-cell office:value-type="float" office:value="0.91333">
                <text:p>0.91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245">
                <text:p>1.692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133">
                <text:p>1.213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946">
                <text:p>1.3394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0682">
                <text:p>1.70682</text:p>
              </table:table-cell>
              <table:table-cell office:value-type="float" office:value="1.63333">
                <text:p>1.6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3197">
                <text:p>1.7319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14">
                <text:p>1.321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4906">
                <text:p>1.5490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3938">
                <text:p>1.13938</text:p>
              </table:table-cell>
              <table:table-cell office:value-type="float" office:value="2.62667">
                <text:p>2.62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2338">
                <text:p>2.02338</text:p>
              </table:table-cell>
              <table:table-cell office:value-type="float" office:value="2.76667">
                <text:p>2.7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8232">
                <text:p>1.48232</text:p>
              </table:table-cell>
              <table:table-cell office:value-type="float" office:value="3.02333">
                <text:p>3.02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901">
                <text:p>1.6490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862">
                <text:p>2.12862</text:p>
              </table:table-cell>
              <table:table-cell office:value-type="float" office:value="3.28333">
                <text:p>3.28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453">
                <text:p>1.71453</text:p>
              </table:table-cell>
              <table:table-cell office:value-type="float" office:value="3.87667">
                <text:p>3.87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685">
                <text:p>1.4685</text:p>
              </table:table-cell>
              <table:table-cell office:value-type="float" office:value="3.93333">
                <text:p>3.9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25">
                <text:p>1.8925</text:p>
              </table:table-cell>
              <table:table-cell office:value-type="float" office:value="3.93667">
                <text:p>3.93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5214">
                <text:p>1.35214</text:p>
              </table:table-cell>
              <table:table-cell office:value-type="float" office:value="4.11333">
                <text:p>4.1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2571">
                <text:p>1.42571</text:p>
              </table:table-cell>
              <table:table-cell office:value-type="float" office:value="4.30333">
                <text:p>4.30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1158">
                <text:p>1.71158</text:p>
              </table:table-cell>
              <table:table-cell office:value-type="float" office:value="5.15667">
                <text:p>5.15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927">
                <text:p>1.3927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0088">
                <text:p>2.70088</text:p>
              </table:table-cell>
              <table:table-cell office:value-type="float" office:value="5.33667">
                <text:p>5.33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751">
                <text:p>1.48751</text:p>
              </table:table-cell>
              <table:table-cell office:value-type="float" office:value="5.90667">
                <text:p>5.9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6884">
                <text:p>1.46884</text:p>
              </table:table-cell>
              <table:table-cell office:value-type="float" office:value="6.04333">
                <text:p>6.04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71">
                <text:p>1.571</text:p>
              </table:table-cell>
              <table:table-cell office:value-type="float" office:value="6.31667">
                <text:p>6.31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3847">
                <text:p>1.33847</text:p>
              </table:table-cell>
              <table:table-cell office:value-type="float" office:value="6.52333">
                <text:p>6.52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829">
                <text:p>1.90829</text:p>
              </table:table-cell>
              <table:table-cell office:value-type="float" office:value="6.63667">
                <text:p>6.63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439">
                <text:p>1.25439</text:p>
              </table:table-cell>
              <table:table-cell office:value-type="float" office:value="6.86333">
                <text:p>6.86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9756">
                <text:p>1.397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3173">
                <text:p>1.83173</text:p>
              </table:table-cell>
              <table:table-cell office:value-type="float" office:value="7.88667">
                <text:p>7.8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6">
                <text:p>1.77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988">
                <text:p>1.3498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3044">
                <text:p>1.53044</text:p>
              </table:table-cell>
              <table:table-cell office:value-type="float" office:value="8.58667">
                <text:p>8.58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7127">
                <text:p>1.57127</text:p>
              </table:table-cell>
              <table:table-cell office:value-type="float" office:value="8.88333">
                <text:p>8.88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7852">
                <text:p>1.47852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473">
                <text:p>2.15473</text:p>
              </table:table-cell>
              <table:table-cell office:value-type="float" office:value="9.56667">
                <text:p>9.5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0532">
                <text:p>1.6053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628">
                <text:p>1.25628</text:p>
              </table:table-cell>
              <table:table-cell office:value-type="float" office:value="10.78333">
                <text:p>10.78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076">
                <text:p>1.34076</text:p>
              </table:table-cell>
              <table:table-cell office:value-type="float" office:value="11.55667">
                <text:p>11.55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6182">
                <text:p>1.36182</text:p>
              </table:table-cell>
              <table:table-cell office:value-type="float" office:value="11.82333">
                <text:p>11.82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174">
                <text:p>1.32174</text:p>
              </table:table-cell>
              <table:table-cell office:value-type="float" office:value="11.91667">
                <text:p>11.91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393">
                <text:p>1.74393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93">
                <text:p>1.5893</text:p>
              </table:table-cell>
              <table:table-cell office:value-type="float" office:value="12.03667">
                <text:p>12.03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543">
                <text:p>1.50543</text:p>
              </table:table-cell>
              <table:table-cell office:value-type="float" office:value="12.44667">
                <text:p>12.4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068">
                <text:p>1.25068</text:p>
              </table:table-cell>
              <table:table-cell office:value-type="float" office:value="12.45333">
                <text:p>12.45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2406">
                <text:p>1.42406</text:p>
              </table:table-cell>
              <table:table-cell office:value-type="float" office:value="12.71667">
                <text:p>12.71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0649">
                <text:p>1.60649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7814">
                <text:p>1.27814</text:p>
              </table:table-cell>
              <table:table-cell office:value-type="float" office:value="13.06667">
                <text:p>13.0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6938">
                <text:p>1.76938</text:p>
              </table:table-cell>
              <table:table-cell office:value-type="float" office:value="13.46333">
                <text:p>13.46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2504">
                <text:p>1.62504</text:p>
              </table:table-cell>
              <table:table-cell office:value-type="float" office:value="13.52666">
                <text:p>13.52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5315">
                <text:p>1.65315</text:p>
              </table:table-cell>
              <table:table-cell office:value-type="float" office:value="13.59666">
                <text:p>13.59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9511">
                <text:p>1.79511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844">
                <text:p>1.08844</text:p>
              </table:table-cell>
              <table:table-cell office:value-type="float" office:value="14.27667">
                <text:p>14.27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1348">
                <text:p>1.81348</text:p>
              </table:table-cell>
              <table:table-cell office:value-type="float" office:value="14.30667">
                <text:p>14.30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453">
                <text:p>1.9453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96">
                <text:p>1.8896</text:p>
              </table:table-cell>
              <table:table-cell office:value-type="float" office:value="15.84666">
                <text:p>15.84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6588">
                <text:p>1.76588</text:p>
              </table:table-cell>
              <table:table-cell office:value-type="float" office:value="16.19333">
                <text:p>16.19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4817">
                <text:p>2.04817</text:p>
              </table:table-cell>
              <table:table-cell office:value-type="float" office:value="16.24333">
                <text:p>16.2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3558">
                <text:p>1.93558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9143">
                <text:p>1.2914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0759">
                <text:p>1.20759</text:p>
              </table:table-cell>
              <table:table-cell office:value-type="float" office:value="17.00333">
                <text:p>17.00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8996">
                <text:p>1.68996</text:p>
              </table:table-cell>
              <table:table-cell office:value-type="float" office:value="17.44333">
                <text:p>17.44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5672">
                <text:p>1.65672</text:p>
              </table:table-cell>
              <table:table-cell office:value-type="float" office:value="17.86666">
                <text:p>17.86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636">
                <text:p>1.67636</text:p>
              </table:table-cell>
              <table:table-cell office:value-type="float" office:value="18.41333">
                <text:p>18.41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4319">
                <text:p>1.34319</text:p>
              </table:table-cell>
              <table:table-cell office:value-type="float" office:value="18.59666">
                <text:p>18.59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123">
                <text:p>1.03123</text:p>
              </table:table-cell>
              <table:table-cell office:value-type="float" office:value="19.02333">
                <text:p>19.02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977">
                <text:p>1.23977</text:p>
              </table:table-cell>
              <table:table-cell office:value-type="float" office:value="19.56666">
                <text:p>19.566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744">
                <text:p>1.2744</text:p>
              </table:table-cell>
              <table:table-cell office:value-type="float" office:value="19.72666">
                <text:p>19.72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6896">
                <text:p>1.46896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5405">
                <text:p>1.55405</text:p>
              </table:table-cell>
              <table:table-cell office:value-type="float" office:value="19.92666">
                <text:p>19.92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676">
                <text:p>1.1667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9001">
                <text:p>1.49001</text:p>
              </table:table-cell>
              <table:table-cell office:value-type="float" office:value="21.42666">
                <text:p>21.42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4569">
                <text:p>1.74569</text:p>
              </table:table-cell>
              <table:table-cell office:value-type="float" office:value="21.49666">
                <text:p>21.49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7676">
                <text:p>1.67676</text:p>
              </table:table-cell>
              <table:table-cell office:value-type="float" office:value="22.10666">
                <text:p>22.10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3389">
                <text:p>1.03389</text:p>
              </table:table-cell>
              <table:table-cell office:value-type="float" office:value="22.27333">
                <text:p>22.27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6283">
                <text:p>1.56283</text:p>
              </table:table-cell>
              <table:table-cell office:value-type="float" office:value="23.06333">
                <text:p>23.06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2712">
                <text:p>1.82712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5847">
                <text:p>1.65847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038">
                <text:p>1.53038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572">
                <text:p>1.55572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814">
                <text:p>1.6814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8968">
                <text:p>1.6896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0599">
                <text:p>1.40599</text:p>
              </table:table-cell>
              <table:table-cell office:value-type="float" office:value="26.11333">
                <text:p>26.11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7502">
                <text:p>1.37502</text:p>
              </table:table-cell>
              <table:table-cell office:value-type="float" office:value="26.18333">
                <text:p>26.18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4841">
                <text:p>1.24841</text:p>
              </table:table-cell>
              <table:table-cell office:value-type="float" office:value="26.22666">
                <text:p>26.226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5193">
                <text:p>1.45193</text:p>
              </table:table-cell>
              <table:table-cell office:value-type="float" office:value="26.30666">
                <text:p>26.30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8061">
                <text:p>1.58061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2519">
                <text:p>1.12519</text:p>
              </table:table-cell>
              <table:table-cell office:value-type="float" office:value="26.91666">
                <text:p>26.916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91">
                <text:p>1.391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9288">
                <text:p>1.59288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7154">
                <text:p>1.47154</text:p>
              </table:table-cell>
              <table:table-cell office:value-type="float" office:value="27.99666">
                <text:p>27.99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4847">
                <text:p>1.34847</text:p>
              </table:table-cell>
              <table:table-cell office:value-type="float" office:value="28.69333">
                <text:p>28.69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4742">
                <text:p>2.34742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2322">
                <text:p>1.42322</text:p>
              </table:table-cell>
              <table:table-cell office:value-type="float" office:value="28.88666">
                <text:p>28.88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743">
                <text:p>1.32743</text:p>
              </table:table-cell>
              <table:table-cell office:value-type="float" office:value="28.95333">
                <text:p>28.95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8498">
                <text:p>1.58498</text:p>
              </table:table-cell>
              <table:table-cell office:value-type="float" office:value="29.31666">
                <text:p>29.316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9793">
                <text:p>1.1979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8052">
                <text:p>1.38052</text:p>
              </table:table-cell>
              <table:table-cell office:value-type="float" office:value="30.17333">
                <text:p>30.17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1724">
                <text:p>1.81724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9395">
                <text:p>1.09395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762">
                <text:p>1.20762</text:p>
              </table:table-cell>
              <table:table-cell office:value-type="float" office:value="31.24666">
                <text:p>31.24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0008">
                <text:p>1.60008</text:p>
              </table:table-cell>
              <table:table-cell office:value-type="float" office:value="31.26333">
                <text:p>31.26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2046">
                <text:p>1.52046</text:p>
              </table:table-cell>
              <table:table-cell office:value-type="float" office:value="31.40666">
                <text:p>31.40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65863">
                <text:p>2.65863</text:p>
              </table:table-cell>
              <table:table-cell office:value-type="float" office:value="31.46666">
                <text:p>31.46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5516">
                <text:p>1.15516</text:p>
              </table:table-cell>
              <table:table-cell office:value-type="float" office:value="31.74333">
                <text:p>31.7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7867">
                <text:p>1.17867</text:p>
              </table:table-cell>
              <table:table-cell office:value-type="float" office:value="32.92666">
                <text:p>32.926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9814">
                <text:p>1.89814</text:p>
              </table:table-cell>
              <table:table-cell office:value-type="float" office:value="33.21333">
                <text:p>33.21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7087">
                <text:p>2.07087</text:p>
              </table:table-cell>
              <table:table-cell office:value-type="float" office:value="33.26666">
                <text:p>33.26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2923">
                <text:p>2.02923</text:p>
              </table:table-cell>
              <table:table-cell office:value-type="float" office:value="33.55333">
                <text:p>33.55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2275">
                <text:p>1.92275</text:p>
              </table:table-cell>
              <table:table-cell office:value-type="float" office:value="33.60333">
                <text:p>33.60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4796">
                <text:p>1.24796</text:p>
              </table:table-cell>
              <table:table-cell office:value-type="float" office:value="33.79333">
                <text:p>33.79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666">
                <text:p>2.10666</text:p>
              </table:table-cell>
              <table:table-cell office:value-type="float" office:value="34.26333">
                <text:p>34.2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2912">
                <text:p>1.02912</text:p>
              </table:table-cell>
              <table:table-cell office:value-type="float" office:value="34.77333">
                <text:p>34.77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308">
                <text:p>1.4308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0648">
                <text:p>1.30648</text:p>
              </table:table-cell>
              <table:table-cell office:value-type="float" office:value="35.70333">
                <text:p>35.70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9325">
                <text:p>1.29325</text:p>
              </table:table-cell>
              <table:table-cell office:value-type="float" office:value="35.81666">
                <text:p>35.81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116">
                <text:p>1.48116</text:p>
              </table:table-cell>
              <table:table-cell office:value-type="float" office:value="36.52666">
                <text:p>36.526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5045">
                <text:p>1.25045</text:p>
              </table:table-cell>
              <table:table-cell office:value-type="float" office:value="39.28333">
                <text:p>39.28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2953">
                <text:p>2.22953</text:p>
              </table:table-cell>
              <table:table-cell office:value-type="float" office:value="39.34666">
                <text:p>39.346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0877">
                <text:p>0.960877</text:p>
              </table:table-cell>
              <table:table-cell office:value-type="float" office:value="39.49333">
                <text:p>39.49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0299">
                <text:p>1.50299</text:p>
              </table:table-cell>
              <table:table-cell office:value-type="float" office:value="39.80333">
                <text:p>39.80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2">
                <text:p>1.6992</text:p>
              </table:table-cell>
              <table:table-cell office:value-type="float" office:value="39.86666">
                <text:p>39.86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9178">
                <text:p>1.39178</text:p>
              </table:table-cell>
              <table:table-cell office:value-type="float" office:value="40.15333">
                <text:p>40.15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9731">
                <text:p>1.49731</text:p>
              </table:table-cell>
              <table:table-cell office:value-type="float" office:value="40.58333">
                <text:p>40.58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6145">
                <text:p>1.36145</text:p>
              </table:table-cell>
              <table:table-cell office:value-type="float" office:value="42.18">
                <text:p>42.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8359">
                <text:p>1.28359</text:p>
              </table:table-cell>
              <table:table-cell office:value-type="float" office:value="42.70333">
                <text:p>42.70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895">
                <text:p>1.48895</text:p>
              </table:table-cell>
              <table:table-cell office:value-type="float" office:value="42.77666">
                <text:p>42.776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20475">
                <text:p>2.20475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815">
                <text:p>1.26815</text:p>
              </table:table-cell>
              <table:table-cell office:value-type="float" office:value="43.64666">
                <text:p>43.64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5866">
                <text:p>1.55866</text:p>
              </table:table-cell>
              <table:table-cell office:value-type="float" office:value="44.06999">
                <text:p>44.06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1539">
                <text:p>1.31539</text:p>
              </table:table-cell>
              <table:table-cell office:value-type="float" office:value="44.67333">
                <text:p>44.67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4091">
                <text:p>1.54091</text:p>
              </table:table-cell>
              <table:table-cell office:value-type="float" office:value="44.90666">
                <text:p>44.90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8535">
                <text:p>1.58535</text:p>
              </table:table-cell>
              <table:table-cell office:value-type="float" office:value="45.61666">
                <text:p>45.61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5851">
                <text:p>1.35851</text:p>
              </table:table-cell>
              <table:table-cell office:value-type="float" office:value="47.11666">
                <text:p>47.11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2736">
                <text:p>1.62736</text:p>
              </table:table-cell>
              <table:table-cell office:value-type="float" office:value="47.95999">
                <text:p>47.95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22">
                <text:p>1.6422</text:p>
              </table:table-cell>
              <table:table-cell office:value-type="float" office:value="48.04333">
                <text:p>48.04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0738">
                <text:p>1.70738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2735">
                <text:p>1.12735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5249">
                <text:p>1.4524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9133">
                <text:p>1.79133</text:p>
              </table:table-cell>
              <table:table-cell office:value-type="float" office:value="49.70666">
                <text:p>49.70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9053">
                <text:p>1.39053</text:p>
              </table:table-cell>
              <table:table-cell office:value-type="float" office:value="49.77666">
                <text:p>49.77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0526">
                <text:p>1.40526</text:p>
              </table:table-cell>
              <table:table-cell office:value-type="float" office:value="49.89666">
                <text:p>49.89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8517">
                <text:p>1.68517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8493">
                <text:p>1.38493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6354">
                <text:p>1.46354</text:p>
              </table:table-cell>
              <table:table-cell office:value-type="float" office:value="51.77666">
                <text:p>51.776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3362">
                <text:p>1.53362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5808">
                <text:p>1.758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1024">
                <text:p>1.51024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3371">
                <text:p>1.63371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9542">
                <text:p>1.79542</text:p>
              </table:table-cell>
              <table:table-cell office:value-type="float" office:value="55.01999">
                <text:p>55.01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102">
                <text:p>1.59102</text:p>
              </table:table-cell>
              <table:table-cell office:value-type="float" office:value="55.71333">
                <text:p>55.71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754">
                <text:p>1.6754</text:p>
              </table:table-cell>
              <table:table-cell office:value-type="float" office:value="56.13666">
                <text:p>56.136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1587">
                <text:p>1.71587</text:p>
              </table:table-cell>
              <table:table-cell office:value-type="float" office:value="56.86666">
                <text:p>56.866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806">
                <text:p>1.74806</text:p>
              </table:table-cell>
              <table:table-cell office:value-type="float" office:value="57.05333">
                <text:p>57.05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5999">
                <text:p>1.35999</text:p>
              </table:table-cell>
              <table:table-cell office:value-type="float" office:value="57.59333">
                <text:p>57.59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983">
                <text:p>2.4983</text:p>
              </table:table-cell>
              <table:table-cell office:value-type="float" office:value="59.38333">
                <text:p>59.38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4702">
                <text:p>1.64702</text:p>
              </table:table-cell>
              <table:table-cell office:value-type="float" office:value="60.21666">
                <text:p>60.216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6949">
                <text:p>1.36949</text:p>
              </table:table-cell>
              <table:table-cell office:value-type="float" office:value="60.55333">
                <text:p>60.55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3519">
                <text:p>1.63519</text:p>
              </table:table-cell>
              <table:table-cell office:value-type="float" office:value="60.77666">
                <text:p>60.776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473">
                <text:p>1.12473</text:p>
              </table:table-cell>
              <table:table-cell office:value-type="float" office:value="62.22666">
                <text:p>62.22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9871">
                <text:p>1.49871</text:p>
              </table:table-cell>
              <table:table-cell office:value-type="float" office:value="62.39666">
                <text:p>62.396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8374">
                <text:p>1.58374</text:p>
              </table:table-cell>
              <table:table-cell office:value-type="float" office:value="62.98333">
                <text:p>62.98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5823">
                <text:p>1.75823</text:p>
              </table:table-cell>
              <table:table-cell office:value-type="float" office:value="63.28999">
                <text:p>63.28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3195">
                <text:p>1.93195</text:p>
              </table:table-cell>
              <table:table-cell office:value-type="float" office:value="63.64333">
                <text:p>63.64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3164">
                <text:p>1.23164</text:p>
              </table:table-cell>
              <table:table-cell office:value-type="float" office:value="65.22666">
                <text:p>65.226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8556">
                <text:p>1.48556</text:p>
              </table:table-cell>
              <table:table-cell office:value-type="float" office:value="65.29999">
                <text:p>65.29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9285">
                <text:p>2.99285</text:p>
              </table:table-cell>
              <table:table-cell office:value-type="float" office:value="66.67999">
                <text:p>66.679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0116">
                <text:p>1.70116</text:p>
              </table:table-cell>
              <table:table-cell office:value-type="float" office:value="67.09666">
                <text:p>67.096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4667">
                <text:p>2.14667</text:p>
              </table:table-cell>
              <table:table-cell office:value-type="float" office:value="67.19333">
                <text:p>67.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33697">
                <text:p>2.33697</text:p>
              </table:table-cell>
              <table:table-cell office:value-type="float" office:value="69.32666">
                <text:p>69.326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85452">
                <text:p>1.85452</text:p>
              </table:table-cell>
              <table:table-cell office:value-type="float" office:value="70.04333">
                <text:p>70.04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991">
                <text:p>1.59991</text:p>
              </table:table-cell>
              <table:table-cell office:value-type="float" office:value="70.16999">
                <text:p>70.16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1377">
                <text:p>2.11377</text:p>
              </table:table-cell>
              <table:table-cell office:value-type="float" office:value="71.22333">
                <text:p>71.22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1329">
                <text:p>1.81329</text:p>
              </table:table-cell>
              <table:table-cell office:value-type="float" office:value="72.69999">
                <text:p>72.6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4104">
                <text:p>1.84104</text:p>
              </table:table-cell>
              <table:table-cell office:value-type="float" office:value="74.31333">
                <text:p>74.31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8807">
                <text:p>1.78807</text:p>
              </table:table-cell>
              <table:table-cell office:value-type="float" office:value="79.80333">
                <text:p>79.80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2839">
                <text:p>1.92839</text:p>
              </table:table-cell>
              <table:table-cell office:value-type="float" office:value="84.22333">
                <text:p>84.2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8147">
                <text:p>1.78147</text:p>
              </table:table-cell>
              <table:table-cell office:value-type="float" office:value="96.52999">
                <text:p>96.52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0174">
                <text:p>2.20174</text:p>
              </table:table-cell>
              <table:table-cell office:value-type="float" office:value="100.95999">
                <text:p>100.95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4.B1:Sheet4.B201 Sheet4.F1:Sheet4.F2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201" chart:label-cell-address="Sheet4.B1:Sheet4.B1" chart:class="chart:line">
            <chart:data-point chart:repeated="200"/>
          </chart:series>
          <chart:series chart:style-name="ch7" chart:values-cell-range-address="Sheet4.F2:Sheet4.F201" chart:label-cell-address="Sheet4.F1:Sheet4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4.B1:Sheet4.B1</svg:desc>
                </draw:g>
              </table:table-cell>
              <table:table-cell office:value-type="string">
                <text:p>Pyasukp Internal Time (seconds)</text:p>
                <draw:g>
                  <svg:desc>Sheet4.F1:Sheet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577">
                <text:p>10.7577</text:p>
                <draw:g>
                  <svg:desc>Sheet4.B2:Sheet4.B201</svg:desc>
                </draw:g>
              </table:table-cell>
              <table:table-cell office:value-type="float" office:value="0.03333">
                <text:p>0.03333</text:p>
                <draw:g>
                  <svg:desc>Sheet4.F2:Sheet4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888">
                <text:p>11.18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39">
                <text:p>10.239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94">
                <text:p>11.494</text:p>
              </table:table-cell>
              <table:table-cell office:value-type="float" office:value="0.12333">
                <text:p>0.12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587">
                <text:p>10.858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6802">
                <text:p>9.768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4877">
                <text:p>9.7487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38">
                <text:p>10.1738</text:p>
              </table:table-cell>
              <table:table-cell office:value-type="float" office:value="0.38333">
                <text:p>0.38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8692">
                <text:p>9.286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0773">
                <text:p>8.90773</text:p>
              </table:table-cell>
              <table:table-cell office:value-type="float" office:value="0.46667">
                <text:p>0.4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2728">
                <text:p>9.02728</text:p>
              </table:table-cell>
              <table:table-cell office:value-type="float" office:value="0.74667">
                <text:p>0.74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7569">
                <text:p>9.37569</text:p>
              </table:table-cell>
              <table:table-cell office:value-type="float" office:value="1.00667">
                <text:p>1.00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67">
                <text:p>10.9367</text:p>
              </table:table-cell>
              <table:table-cell office:value-type="float" office:value="1.44667">
                <text:p>1.44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12">
                <text:p>12.2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897">
                <text:p>10.489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5363">
                <text:p>9.15363</text:p>
              </table:table-cell>
              <table:table-cell office:value-type="float" office:value="2.05667">
                <text:p>2.05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6813">
                <text:p>8.96813</text:p>
              </table:table-cell>
              <table:table-cell office:value-type="float" office:value="2.17667">
                <text:p>2.17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9801">
                <text:p>14.9801</text:p>
              </table:table-cell>
              <table:table-cell office:value-type="float" office:value="2.96667">
                <text:p>2.9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80771">
                <text:p>9.80771</text:p>
              </table:table-cell>
              <table:table-cell office:value-type="float" office:value="3.01333">
                <text:p>3.01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225">
                <text:p>13.922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287">
                <text:p>12.2287</text:p>
              </table:table-cell>
              <table:table-cell office:value-type="float" office:value="4.58333">
                <text:p>4.58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0042">
                <text:p>10.0042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709">
                <text:p>11.070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0216">
                <text:p>13.0216</text:p>
              </table:table-cell>
              <table:table-cell office:value-type="float" office:value="6.32333">
                <text:p>6.3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0883">
                <text:p>9.80883</text:p>
              </table:table-cell>
              <table:table-cell office:value-type="float" office:value="7.00333">
                <text:p>7.00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9481">
                <text:p>8.9481</text:p>
              </table:table-cell>
              <table:table-cell office:value-type="float" office:value="7.05333">
                <text:p>7.05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7733">
                <text:p>9.87733</text:p>
              </table:table-cell>
              <table:table-cell office:value-type="float" office:value="8.22333">
                <text:p>8.22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792">
                <text:p>12.779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944">
                <text:p>11.7944</text:p>
              </table:table-cell>
              <table:table-cell office:value-type="float" office:value="8.74333">
                <text:p>8.74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98449">
                <text:p>8.984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6511">
                <text:p>11.6511</text:p>
              </table:table-cell>
              <table:table-cell office:value-type="float" office:value="9.25333">
                <text:p>9.2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1099">
                <text:p>11.1099</text:p>
              </table:table-cell>
              <table:table-cell office:value-type="float" office:value="9.74667">
                <text:p>9.74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134">
                <text:p>10.2134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335">
                <text:p>11.433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8248">
                <text:p>9.38248</text:p>
              </table:table-cell>
              <table:table-cell office:value-type="float" office:value="13.52333">
                <text:p>13.52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1818">
                <text:p>8.81818</text:p>
              </table:table-cell>
              <table:table-cell office:value-type="float" office:value="14.05333">
                <text:p>14.05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846">
                <text:p>11.584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5794">
                <text:p>10.579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95978">
                <text:p>9.95978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8375">
                <text:p>10.8375</text:p>
              </table:table-cell>
              <table:table-cell office:value-type="float" office:value="15.70667">
                <text:p>15.70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6699">
                <text:p>10.6699</text:p>
              </table:table-cell>
              <table:table-cell office:value-type="float" office:value="16.22667">
                <text:p>16.22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46053">
                <text:p>9.46053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96245">
                <text:p>8.96245</text:p>
              </table:table-cell>
              <table:table-cell office:value-type="float" office:value="20.44333">
                <text:p>20.44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354">
                <text:p>10.7354</text:p>
              </table:table-cell>
              <table:table-cell office:value-type="float" office:value="20.46333">
                <text:p>20.46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4814">
                <text:p>8.4814</text:p>
              </table:table-cell>
              <table:table-cell office:value-type="float" office:value="20.49333">
                <text:p>20.4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80919">
                <text:p>9.80919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1691">
                <text:p>13.1691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5589">
                <text:p>10.5589</text:p>
              </table:table-cell>
              <table:table-cell office:value-type="float" office:value="22.24667">
                <text:p>22.24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5642">
                <text:p>9.65642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95515">
                <text:p>9.95515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606">
                <text:p>12.6606</text:p>
              </table:table-cell>
              <table:table-cell office:value-type="float" office:value="23.86667">
                <text:p>23.8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3127">
                <text:p>10.3127</text:p>
              </table:table-cell>
              <table:table-cell office:value-type="float" office:value="25.36667">
                <text:p>25.3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379">
                <text:p>10.9379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1036">
                <text:p>9.21036</text:p>
              </table:table-cell>
              <table:table-cell office:value-type="float" office:value="26.88666">
                <text:p>26.88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693">
                <text:p>9.0693</text:p>
              </table:table-cell>
              <table:table-cell office:value-type="float" office:value="27.04666">
                <text:p>27.04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8346">
                <text:p>9.48346</text:p>
              </table:table-cell>
              <table:table-cell office:value-type="float" office:value="28.60333">
                <text:p>28.60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808">
                <text:p>10.0808</text:p>
              </table:table-cell>
              <table:table-cell office:value-type="float" office:value="29.38666">
                <text:p>29.38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507">
                <text:p>11.6507</text:p>
              </table:table-cell>
              <table:table-cell office:value-type="float" office:value="30.52666">
                <text:p>30.52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49715">
                <text:p>8.4971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2383">
                <text:p>11.2383</text:p>
              </table:table-cell>
              <table:table-cell office:value-type="float" office:value="33.92">
                <text:p>33.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373">
                <text:p>11.7373</text:p>
              </table:table-cell>
              <table:table-cell office:value-type="float" office:value="34.98666">
                <text:p>34.98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8013">
                <text:p>10.8013</text:p>
              </table:table-cell>
              <table:table-cell office:value-type="float" office:value="35.27333">
                <text:p>35.27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5598">
                <text:p>11.5598</text:p>
              </table:table-cell>
              <table:table-cell office:value-type="float" office:value="35.51666">
                <text:p>35.51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4657">
                <text:p>12.4657</text:p>
              </table:table-cell>
              <table:table-cell office:value-type="float" office:value="35.78666">
                <text:p>35.78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6335">
                <text:p>9.86335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2387">
                <text:p>11.2387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37">
                <text:p>10.37</text:p>
              </table:table-cell>
              <table:table-cell office:value-type="float" office:value="42.53333">
                <text:p>42.5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437">
                <text:p>10.2437</text:p>
              </table:table-cell>
              <table:table-cell office:value-type="float" office:value="46.85333">
                <text:p>46.8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6953">
                <text:p>11.6953</text:p>
              </table:table-cell>
              <table:table-cell office:value-type="float" office:value="47.21666">
                <text:p>47.21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49529">
                <text:p>9.49529</text:p>
              </table:table-cell>
              <table:table-cell office:value-type="float" office:value="48.26666">
                <text:p>48.26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091">
                <text:p>14.0091</text:p>
              </table:table-cell>
              <table:table-cell office:value-type="float" office:value="48.83333">
                <text:p>48.8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90583">
                <text:p>9.90583</text:p>
              </table:table-cell>
              <table:table-cell office:value-type="float" office:value="50.99666">
                <text:p>50.99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4518">
                <text:p>9.94518</text:p>
              </table:table-cell>
              <table:table-cell office:value-type="float" office:value="51.03666">
                <text:p>51.03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1255">
                <text:p>10.1255</text:p>
              </table:table-cell>
              <table:table-cell office:value-type="float" office:value="51.77999">
                <text:p>51.77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32">
                <text:p>10.332</text:p>
              </table:table-cell>
              <table:table-cell office:value-type="float" office:value="52.01666">
                <text:p>52.01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86148">
                <text:p>8.86148</text:p>
              </table:table-cell>
              <table:table-cell office:value-type="float" office:value="53.12333">
                <text:p>53.12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34738">
                <text:p>9.34738</text:p>
              </table:table-cell>
              <table:table-cell office:value-type="float" office:value="53.55333">
                <text:p>53.55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1071">
                <text:p>8.91071</text:p>
              </table:table-cell>
              <table:table-cell office:value-type="float" office:value="54.17333">
                <text:p>54.17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8583">
                <text:p>10.8583</text:p>
              </table:table-cell>
              <table:table-cell office:value-type="float" office:value="54.84999">
                <text:p>54.84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175">
                <text:p>10.0175</text:p>
              </table:table-cell>
              <table:table-cell office:value-type="float" office:value="55.97999">
                <text:p>55.97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1961">
                <text:p>10.1961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7984">
                <text:p>14.7984</text:p>
              </table:table-cell>
              <table:table-cell office:value-type="float" office:value="59.93666">
                <text:p>59.93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7312">
                <text:p>14.7312</text:p>
              </table:table-cell>
              <table:table-cell office:value-type="float" office:value="62.75666">
                <text:p>62.75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6473">
                <text:p>8.36473</text:p>
              </table:table-cell>
              <table:table-cell office:value-type="float" office:value="63.43333">
                <text:p>63.4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351">
                <text:p>9.9351</text:p>
              </table:table-cell>
              <table:table-cell office:value-type="float" office:value="66.37333">
                <text:p>66.37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1083">
                <text:p>11.1083</text:p>
              </table:table-cell>
              <table:table-cell office:value-type="float" office:value="69.93333">
                <text:p>69.9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917">
                <text:p>9.1917</text:p>
              </table:table-cell>
              <table:table-cell office:value-type="float" office:value="70.80666">
                <text:p>70.80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5116">
                <text:p>9.75116</text:p>
              </table:table-cell>
              <table:table-cell office:value-type="float" office:value="74.26999">
                <text:p>74.26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0276">
                <text:p>9.0276</text:p>
              </table:table-cell>
              <table:table-cell office:value-type="float" office:value="88.45666">
                <text:p>88.45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30455">
                <text:p>9.30455</text:p>
              </table:table-cell>
              <table:table-cell office:value-type="float" office:value="92.14999">
                <text:p>92.14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3188">
                <text:p>10.3188</text:p>
              </table:table-cell>
              <table:table-cell office:value-type="float" office:value="94.74999">
                <text:p>94.74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43682">
                <text:p>9.43682</text:p>
              </table:table-cell>
              <table:table-cell office:value-type="float" office:value="98.07666">
                <text:p>98.07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1572">
                <text:p>9.31572</text:p>
              </table:table-cell>
              <table:table-cell office:value-type="float" office:value="99.50332">
                <text:p>99.50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521">
                <text:p>10.6521</text:p>
              </table:table-cell>
              <table:table-cell office:value-type="float" office:value="101.65332">
                <text:p>101.65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6666">
                <text:p>9.36666</text:p>
              </table:table-cell>
              <table:table-cell office:value-type="float" office:value="103.16332">
                <text:p>103.16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398">
                <text:p>9.2398</text:p>
              </table:table-cell>
              <table:table-cell office:value-type="float" office:value="105.61999">
                <text:p>105.61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81">
                <text:p>9.981</text:p>
              </table:table-cell>
              <table:table-cell office:value-type="float" office:value="111.64332">
                <text:p>111.64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78104">
                <text:p>8.78104</text:p>
              </table:table-cell>
              <table:table-cell office:value-type="float" office:value="117.21999">
                <text:p>117.21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961">
                <text:p>10.6961</text:p>
              </table:table-cell>
              <table:table-cell office:value-type="float" office:value="130.40999">
                <text:p>130.40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02951">
                <text:p>9.02951</text:p>
              </table:table-cell>
              <table:table-cell office:value-type="float" office:value="134.89332">
                <text:p>134.893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007">
                <text:p>9.007</text:p>
              </table:table-cell>
              <table:table-cell office:value-type="float" office:value="144.68665">
                <text:p>144.686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64555">
                <text:p>9.64555</text:p>
              </table:table-cell>
              <table:table-cell office:value-type="float" office:value="158.14999">
                <text:p>158.14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809">
                <text:p>8.6809</text:p>
              </table:table-cell>
              <table:table-cell office:value-type="float" office:value="158.76665">
                <text:p>158.766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791">
                <text:p>10.2791</text:p>
              </table:table-cell>
              <table:table-cell office:value-type="float" office:value="160.06998">
                <text:p>160.06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2215">
                <text:p>9.52215</text:p>
              </table:table-cell>
              <table:table-cell office:value-type="float" office:value="160.54665">
                <text:p>160.546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187">
                <text:p>10.3187</text:p>
              </table:table-cell>
              <table:table-cell office:value-type="float" office:value="162.10998">
                <text:p>162.10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8245">
                <text:p>8.98245</text:p>
              </table:table-cell>
              <table:table-cell office:value-type="float" office:value="167.98998">
                <text:p>167.98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49592">
                <text:p>9.49592</text:p>
              </table:table-cell>
              <table:table-cell office:value-type="float" office:value="168.68332">
                <text:p>168.68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5215">
                <text:p>10.5215</text:p>
              </table:table-cell>
              <table:table-cell office:value-type="float" office:value="171.16998">
                <text:p>171.16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62584">
                <text:p>9.62584</text:p>
              </table:table-cell>
              <table:table-cell office:value-type="float" office:value="181.74332">
                <text:p>181.74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25947">
                <text:p>9.25947</text:p>
              </table:table-cell>
              <table:table-cell office:value-type="float" office:value="181.76332">
                <text:p>181.76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38747">
                <text:p>9.38747</text:p>
              </table:table-cell>
              <table:table-cell office:value-type="float" office:value="184.01665">
                <text:p>184.016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30025">
                <text:p>9.30025</text:p>
              </table:table-cell>
              <table:table-cell office:value-type="float" office:value="188.07332">
                <text:p>188.07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2931">
                <text:p>10.2931</text:p>
              </table:table-cell>
              <table:table-cell office:value-type="float" office:value="193.32665">
                <text:p>193.32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55176">
                <text:p>9.55176</text:p>
              </table:table-cell>
              <table:table-cell office:value-type="float" office:value="194.13665">
                <text:p>194.13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9184">
                <text:p>11.9184</text:p>
              </table:table-cell>
              <table:table-cell office:value-type="float" office:value="199.97331">
                <text:p>199.973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2815">
                <text:p>10.2815</text:p>
              </table:table-cell>
              <table:table-cell office:value-type="float" office:value="206.10331">
                <text:p>206.10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80905">
                <text:p>8.80905</text:p>
              </table:table-cell>
              <table:table-cell office:value-type="float" office:value="213.90331">
                <text:p>213.903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2112">
                <text:p>10.2112</text:p>
              </table:table-cell>
              <table:table-cell office:value-type="float" office:value="216.29665">
                <text:p>216.296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57644">
                <text:p>9.57644</text:p>
              </table:table-cell>
              <table:table-cell office:value-type="float" office:value="220.62664">
                <text:p>220.62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9539">
                <text:p>10.9539</text:p>
              </table:table-cell>
              <table:table-cell office:value-type="float" office:value="227.12331">
                <text:p>227.12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61983">
                <text:p>9.61983</text:p>
              </table:table-cell>
              <table:table-cell office:value-type="float" office:value="229.59998">
                <text:p>229.59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6706">
                <text:p>10.6706</text:p>
              </table:table-cell>
              <table:table-cell office:value-type="float" office:value="233.43664">
                <text:p>233.43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5903">
                <text:p>8.55903</text:p>
              </table:table-cell>
              <table:table-cell office:value-type="float" office:value="235.92331">
                <text:p>235.92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98605">
                <text:p>8.98605</text:p>
              </table:table-cell>
              <table:table-cell office:value-type="float" office:value="236.77664">
                <text:p>236.77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23939">
                <text:p>9.23939</text:p>
              </table:table-cell>
              <table:table-cell office:value-type="float" office:value="236.78998">
                <text:p>236.78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0514">
                <text:p>11.0514</text:p>
              </table:table-cell>
              <table:table-cell office:value-type="float" office:value="242.53998">
                <text:p>242.53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6082">
                <text:p>8.6082</text:p>
              </table:table-cell>
              <table:table-cell office:value-type="float" office:value="246.61331">
                <text:p>246.61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4563">
                <text:p>10.4563</text:p>
              </table:table-cell>
              <table:table-cell office:value-type="float" office:value="251.94997">
                <text:p>251.949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89844">
                <text:p>9.89844</text:p>
              </table:table-cell>
              <table:table-cell office:value-type="float" office:value="253.91664">
                <text:p>253.916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47897">
                <text:p>9.47897</text:p>
              </table:table-cell>
              <table:table-cell office:value-type="float" office:value="255.08997">
                <text:p>255.08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76693">
                <text:p>9.76693</text:p>
              </table:table-cell>
              <table:table-cell office:value-type="float" office:value="256.17664">
                <text:p>256.17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3166">
                <text:p>10.3166</text:p>
              </table:table-cell>
              <table:table-cell office:value-type="float" office:value="267.70331">
                <text:p>267.703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63924">
                <text:p>8.63924</text:p>
              </table:table-cell>
              <table:table-cell office:value-type="float" office:value="268.52997">
                <text:p>268.52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7287">
                <text:p>12.7287</text:p>
              </table:table-cell>
              <table:table-cell office:value-type="float" office:value="272.93331">
                <text:p>272.93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3075">
                <text:p>11.3075</text:p>
              </table:table-cell>
              <table:table-cell office:value-type="float" office:value="286.35664">
                <text:p>286.35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66239">
                <text:p>8.66239</text:p>
              </table:table-cell>
              <table:table-cell office:value-type="float" office:value="291.75331">
                <text:p>291.753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3961">
                <text:p>10.3961</text:p>
              </table:table-cell>
              <table:table-cell office:value-type="float" office:value="309.16997">
                <text:p>309.169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6271">
                <text:p>11.6271</text:p>
              </table:table-cell>
              <table:table-cell office:value-type="float" office:value="332.69663">
                <text:p>332.69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85469">
                <text:p>8.85469</text:p>
              </table:table-cell>
              <table:table-cell office:value-type="float" office:value="335.68663">
                <text:p>335.68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49012">
                <text:p>8.49012</text:p>
              </table:table-cell>
              <table:table-cell office:value-type="float" office:value="343.0633">
                <text:p>343.06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3338">
                <text:p>11.3338</text:p>
              </table:table-cell>
              <table:table-cell office:value-type="float" office:value="343.14997">
                <text:p>343.149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90792">
                <text:p>7.90792</text:p>
              </table:table-cell>
              <table:table-cell office:value-type="float" office:value="347.16997">
                <text:p>347.16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4542">
                <text:p>10.4542</text:p>
              </table:table-cell>
              <table:table-cell office:value-type="float" office:value="348.18663">
                <text:p>348.18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9967">
                <text:p>9.99967</text:p>
              </table:table-cell>
              <table:table-cell office:value-type="float" office:value="351.28663">
                <text:p>351.28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362">
                <text:p>10.5362</text:p>
              </table:table-cell>
              <table:table-cell office:value-type="float" office:value="351.72663">
                <text:p>351.72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54948">
                <text:p>9.54948</text:p>
              </table:table-cell>
              <table:table-cell office:value-type="float" office:value="358.60663">
                <text:p>358.60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1972">
                <text:p>9.11972</text:p>
              </table:table-cell>
              <table:table-cell office:value-type="float" office:value="364.5033">
                <text:p>364.50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87733">
                <text:p>9.87733</text:p>
              </table:table-cell>
              <table:table-cell office:value-type="float" office:value="366.2033">
                <text:p>366.2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9754">
                <text:p>11.9754</text:p>
              </table:table-cell>
              <table:table-cell office:value-type="float" office:value="368.7733">
                <text:p>368.7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2118">
                <text:p>8.82118</text:p>
              </table:table-cell>
              <table:table-cell office:value-type="float" office:value="371.97996">
                <text:p>371.97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3474">
                <text:p>10.3474</text:p>
              </table:table-cell>
              <table:table-cell office:value-type="float" office:value="378.90663">
                <text:p>378.90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8367">
                <text:p>8.68367</text:p>
              </table:table-cell>
              <table:table-cell office:value-type="float" office:value="380.92996">
                <text:p>380.92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394">
                <text:p>10.394</text:p>
              </table:table-cell>
              <table:table-cell office:value-type="float" office:value="383.17996">
                <text:p>383.17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37707">
                <text:p>9.37707</text:p>
              </table:table-cell>
              <table:table-cell office:value-type="float" office:value="385.3233">
                <text:p>385.32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53973">
                <text:p>8.53973</text:p>
              </table:table-cell>
              <table:table-cell office:value-type="float" office:value="386.23663">
                <text:p>386.23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77245">
                <text:p>8.77245</text:p>
              </table:table-cell>
              <table:table-cell office:value-type="float" office:value="404.34329">
                <text:p>404.343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1522">
                <text:p>10.1522</text:p>
              </table:table-cell>
              <table:table-cell office:value-type="float" office:value="404.89329">
                <text:p>404.89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3015">
                <text:p>10.3015</text:p>
              </table:table-cell>
              <table:table-cell office:value-type="float" office:value="417.41329">
                <text:p>417.41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9101">
                <text:p>10.9101</text:p>
              </table:table-cell>
              <table:table-cell office:value-type="float" office:value="420.02996">
                <text:p>420.029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4994">
                <text:p>13.4994</text:p>
              </table:table-cell>
              <table:table-cell office:value-type="float" office:value="422.78996">
                <text:p>422.78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0491">
                <text:p>11.0491</text:p>
              </table:table-cell>
              <table:table-cell office:value-type="float" office:value="432.19662">
                <text:p>432.19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474">
                <text:p>10.1474</text:p>
              </table:table-cell>
              <table:table-cell office:value-type="float" office:value="432.38662">
                <text:p>432.38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52544">
                <text:p>8.52544</text:p>
              </table:table-cell>
              <table:table-cell office:value-type="float" office:value="432.76996">
                <text:p>432.769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793">
                <text:p>9.8793</text:p>
              </table:table-cell>
              <table:table-cell office:value-type="float" office:value="434.68662">
                <text:p>434.686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52969">
                <text:p>9.52969</text:p>
              </table:table-cell>
              <table:table-cell office:value-type="float" office:value="437.12329">
                <text:p>437.123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9842">
                <text:p>9.59842</text:p>
              </table:table-cell>
              <table:table-cell office:value-type="float" office:value="438.64329">
                <text:p>438.643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98836">
                <text:p>9.98836</text:p>
              </table:table-cell>
              <table:table-cell office:value-type="float" office:value="443.55662">
                <text:p>443.556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0436">
                <text:p>9.0436</text:p>
              </table:table-cell>
              <table:table-cell office:value-type="float" office:value="443.82662">
                <text:p>443.82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3246">
                <text:p>10.3246</text:p>
              </table:table-cell>
              <table:table-cell office:value-type="float" office:value="445.97662">
                <text:p>445.976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949">
                <text:p>11.949</text:p>
              </table:table-cell>
              <table:table-cell office:value-type="float" office:value="452.64662">
                <text:p>452.646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548">
                <text:p>11.2548</text:p>
              </table:table-cell>
              <table:table-cell office:value-type="float" office:value="452.98329">
                <text:p>452.9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46427">
                <text:p>8.46427</text:p>
              </table:table-cell>
              <table:table-cell office:value-type="float" office:value="468.06329">
                <text:p>468.06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79">
                <text:p>8.6479</text:p>
              </table:table-cell>
              <table:table-cell office:value-type="float" office:value="470.90662">
                <text:p>470.90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15372">
                <text:p>9.15372</text:p>
              </table:table-cell>
              <table:table-cell office:value-type="float" office:value="481.42329">
                <text:p>481.42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5455">
                <text:p>8.85455</text:p>
              </table:table-cell>
              <table:table-cell office:value-type="float" office:value="508.99995">
                <text:p>508.99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3002">
                <text:p>11.3002</text:p>
              </table:table-cell>
              <table:table-cell office:value-type="float" office:value="510.99662">
                <text:p>510.996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17712">
                <text:p>9.17712</text:p>
              </table:table-cell>
              <table:table-cell office:value-type="float" office:value="515.96328">
                <text:p>515.96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3473">
                <text:p>10.3473</text:p>
              </table:table-cell>
              <table:table-cell office:value-type="float" office:value="533.37328">
                <text:p>533.37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3472">
                <text:p>11.3472</text:p>
              </table:table-cell>
              <table:table-cell office:value-type="float" office:value="540.75328">
                <text:p>540.75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1628">
                <text:p>11.1628</text:p>
              </table:table-cell>
              <table:table-cell office:value-type="float" office:value="543.94661">
                <text:p>543.946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94553">
                <text:p>8.94553</text:p>
              </table:table-cell>
              <table:table-cell office:value-type="float" office:value="546.79328">
                <text:p>546.793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6476">
                <text:p>9.16476</text:p>
              </table:table-cell>
              <table:table-cell office:value-type="float" office:value="549.84328">
                <text:p>549.84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6991">
                <text:p>9.6991</text:p>
              </table:table-cell>
              <table:table-cell office:value-type="float" office:value="561.09661">
                <text:p>561.096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3202">
                <text:p>11.3202</text:p>
              </table:table-cell>
              <table:table-cell office:value-type="float" office:value="569.69661">
                <text:p>569.69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0037">
                <text:p>12.0037</text:p>
              </table:table-cell>
              <table:table-cell office:value-type="float" office:value="578.30328">
                <text:p>578.30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19831">
                <text:p>9.19831</text:p>
              </table:table-cell>
              <table:table-cell office:value-type="float" office:value="581.52328">
                <text:p>581.523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55338">
                <text:p>9.55338</text:p>
              </table:table-cell>
              <table:table-cell office:value-type="float" office:value="584.01661">
                <text:p>584.016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2736">
                <text:p>10.2736</text:p>
              </table:table-cell>
              <table:table-cell office:value-type="float" office:value="595.38994">
                <text:p>595.389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99442">
                <text:p>9.99442</text:p>
              </table:table-cell>
              <table:table-cell office:value-type="float" office:value="599.20327">
                <text:p>599.203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8874">
                <text:p>9.8874</text:p>
              </table:table-cell>
              <table:table-cell office:value-type="float" office:value="605.13327">
                <text:p>605.13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825">
                <text:p>9.825</text:p>
              </table:table-cell>
              <table:table-cell office:value-type="float" office:value="613.67661">
                <text:p>613.676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3903">
                <text:p>9.53903</text:p>
              </table:table-cell>
              <table:table-cell office:value-type="float" office:value="614.55661">
                <text:p>614.55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9296">
                <text:p>8.69296</text:p>
              </table:table-cell>
              <table:table-cell office:value-type="float" office:value="641.29327">
                <text:p>641.29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9475">
                <text:p>10.9475</text:p>
              </table:table-cell>
              <table:table-cell office:value-type="float" office:value="663.64993">
                <text:p>663.64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82407">
                <text:p>9.82407</text:p>
              </table:table-cell>
              <table:table-cell office:value-type="float" office:value="674.67327">
                <text:p>674.67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37212">
                <text:p>9.37212</text:p>
              </table:table-cell>
              <table:table-cell office:value-type="float" office:value="703.99993">
                <text:p>703.999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6138">
                <text:p>11.6138</text:p>
              </table:table-cell>
              <table:table-cell office:value-type="float" office:value="746.88659">
                <text:p>746.886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1754">
                <text:p>12.1754</text:p>
              </table:table-cell>
              <table:table-cell office:value-type="float" office:value="801.40992">
                <text:p>801.40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826">
                <text:p>9.04826</text:p>
              </table:table-cell>
              <table:table-cell office:value-type="float" office:value="828.89325">
                <text:p>828.89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5.B1:Sheet5.B201 Sheet5.F1:Sheet5.F2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201" chart:label-cell-address="Sheet5.B1:Sheet5.B1" chart:class="chart:line">
            <chart:data-point chart:repeated="200"/>
          </chart:series>
          <chart:series chart:style-name="ch7" chart:values-cell-range-address="Sheet5.F2:Sheet5.F201" chart:label-cell-address="Sheet5.F1:Sheet5.F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5.B1:Sheet5.B1</svg:desc>
                </draw:g>
              </table:table-cell>
              <table:table-cell office:value-type="string">
                <text:p>Pyasukp Internal Time (seconds)</text:p>
                <draw:g>
                  <svg:desc>Sheet5.F1:Sheet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8784">
                <text:p>9.18784</text:p>
                <draw:g>
                  <svg:desc>Sheet5.B2:Sheet5.B201</svg:desc>
                </draw:g>
              </table:table-cell>
              <table:table-cell office:value-type="float" office:value="2.65">
                <text:p>2.65</text:p>
                <draw:g>
                  <svg:desc>Sheet5.F2:Sheet5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2601">
                <text:p>6.72601</text:p>
              </table:table-cell>
              <table:table-cell office:value-type="float" office:value="2.89333">
                <text:p>2.89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6011">
                <text:p>8.2601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6402">
                <text:p>8.26402</text:p>
              </table:table-cell>
              <table:table-cell office:value-type="float" office:value="4.30667">
                <text:p>4.30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1266">
                <text:p>8.2126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6361">
                <text:p>5.86361</text:p>
              </table:table-cell>
              <table:table-cell office:value-type="float" office:value="5.92333">
                <text:p>5.9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3814">
                <text:p>6.53814</text:p>
              </table:table-cell>
              <table:table-cell office:value-type="float" office:value="5.96667">
                <text:p>5.9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2726">
                <text:p>7.12726</text:p>
              </table:table-cell>
              <table:table-cell office:value-type="float" office:value="6.90333">
                <text:p>6.9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4748">
                <text:p>7.64748</text:p>
              </table:table-cell>
              <table:table-cell office:value-type="float" office:value="7.67667">
                <text:p>7.67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6172">
                <text:p>5.96172</text:p>
              </table:table-cell>
              <table:table-cell office:value-type="float" office:value="7.91667">
                <text:p>7.9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8985">
                <text:p>5.5898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5679">
                <text:p>7.15679</text:p>
              </table:table-cell>
              <table:table-cell office:value-type="float" office:value="8.35667">
                <text:p>8.35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06721">
                <text:p>7.06721</text:p>
              </table:table-cell>
              <table:table-cell office:value-type="float" office:value="8.43333">
                <text:p>8.4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6043">
                <text:p>5.76043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1912">
                <text:p>6.91912</text:p>
              </table:table-cell>
              <table:table-cell office:value-type="float" office:value="10.33333">
                <text:p>10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8676">
                <text:p>6.0867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936">
                <text:p>9.0936</text:p>
              </table:table-cell>
              <table:table-cell office:value-type="float" office:value="11.39333">
                <text:p>11.39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2443">
                <text:p>5.82443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96729">
                <text:p>6.96729</text:p>
              </table:table-cell>
              <table:table-cell office:value-type="float" office:value="13.18667">
                <text:p>13.18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0543">
                <text:p>5.40543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9877">
                <text:p>8.7987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813">
                <text:p>7.40813</text:p>
              </table:table-cell>
              <table:table-cell office:value-type="float" office:value="13.70667">
                <text:p>13.70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8369">
                <text:p>7.58369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0258">
                <text:p>5.80258</text:p>
              </table:table-cell>
              <table:table-cell office:value-type="float" office:value="16.01333">
                <text:p>16.01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7639">
                <text:p>7.47639</text:p>
              </table:table-cell>
              <table:table-cell office:value-type="float" office:value="16.59333">
                <text:p>16.59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8157">
                <text:p>7.28157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4007">
                <text:p>7.74007</text:p>
              </table:table-cell>
              <table:table-cell office:value-type="float" office:value="17.59333">
                <text:p>17.59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807">
                <text:p>11.7807</text:p>
              </table:table-cell>
              <table:table-cell office:value-type="float" office:value="17.87333">
                <text:p>17.87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5194">
                <text:p>6.85194</text:p>
              </table:table-cell>
              <table:table-cell office:value-type="float" office:value="17.98333">
                <text:p>17.9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55333">
                <text:p>8.55333</text:p>
              </table:table-cell>
              <table:table-cell office:value-type="float" office:value="19.68666">
                <text:p>19.68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26212">
                <text:p>9.26212</text:p>
              </table:table-cell>
              <table:table-cell office:value-type="float" office:value="19.73333">
                <text:p>19.7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6988">
                <text:p>6.66988</text:p>
              </table:table-cell>
              <table:table-cell office:value-type="float" office:value="20.07333">
                <text:p>20.07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32">
                <text:p>8.32</text:p>
              </table:table-cell>
              <table:table-cell office:value-type="float" office:value="20.84333">
                <text:p>20.84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358">
                <text:p>5.7358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54238">
                <text:p>7.54238</text:p>
              </table:table-cell>
              <table:table-cell office:value-type="float" office:value="21.83333">
                <text:p>21.8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3144">
                <text:p>6.53144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5484">
                <text:p>7.85484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2661">
                <text:p>7.92661</text:p>
              </table:table-cell>
              <table:table-cell office:value-type="float" office:value="29.76333">
                <text:p>29.76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746">
                <text:p>7.43746</text:p>
              </table:table-cell>
              <table:table-cell office:value-type="float" office:value="31.50666">
                <text:p>31.50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0617">
                <text:p>7.50617</text:p>
              </table:table-cell>
              <table:table-cell office:value-type="float" office:value="36.43666">
                <text:p>36.43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8183">
                <text:p>6.08183</text:p>
              </table:table-cell>
              <table:table-cell office:value-type="float" office:value="37.68333">
                <text:p>37.68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0171">
                <text:p>5.70171</text:p>
              </table:table-cell>
              <table:table-cell office:value-type="float" office:value="38.09333">
                <text:p>38.09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12916">
                <text:p>6.12916</text:p>
              </table:table-cell>
              <table:table-cell office:value-type="float" office:value="38.58">
                <text:p>38.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4123">
                <text:p>4.94123</text:p>
              </table:table-cell>
              <table:table-cell office:value-type="float" office:value="39.27666">
                <text:p>39.27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7143">
                <text:p>6.27143</text:p>
              </table:table-cell>
              <table:table-cell office:value-type="float" office:value="40.97333">
                <text:p>40.97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3263">
                <text:p>6.3263</text:p>
              </table:table-cell>
              <table:table-cell office:value-type="float" office:value="42.68333">
                <text:p>42.68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57">
                <text:p>6.657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02285">
                <text:p>8.02285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14705">
                <text:p>6.14705</text:p>
              </table:table-cell>
              <table:table-cell office:value-type="float" office:value="48.39666">
                <text:p>48.39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7465">
                <text:p>8.17465</text:p>
              </table:table-cell>
              <table:table-cell office:value-type="float" office:value="49.83666">
                <text:p>49.83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2448">
                <text:p>7.2448</text:p>
              </table:table-cell>
              <table:table-cell office:value-type="float" office:value="51.99999">
                <text:p>51.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8176">
                <text:p>7.88176</text:p>
              </table:table-cell>
              <table:table-cell office:value-type="float" office:value="53.25333">
                <text:p>53.25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6666">
                <text:p>5.76666</text:p>
              </table:table-cell>
              <table:table-cell office:value-type="float" office:value="53.29333">
                <text:p>53.29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18469">
                <text:p>9.18469</text:p>
              </table:table-cell>
              <table:table-cell office:value-type="float" office:value="53.99666">
                <text:p>53.99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74233">
                <text:p>7.74233</text:p>
              </table:table-cell>
              <table:table-cell office:value-type="float" office:value="56.27666">
                <text:p>56.27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244">
                <text:p>6.0244</text:p>
              </table:table-cell>
              <table:table-cell office:value-type="float" office:value="61.15999">
                <text:p>61.15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42">
                <text:p>5.942</text:p>
              </table:table-cell>
              <table:table-cell office:value-type="float" office:value="68.98333">
                <text:p>68.98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1855">
                <text:p>4.61855</text:p>
              </table:table-cell>
              <table:table-cell office:value-type="float" office:value="70.66333">
                <text:p>70.66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7935">
                <text:p>6.27935</text:p>
              </table:table-cell>
              <table:table-cell office:value-type="float" office:value="76.09333">
                <text:p>76.0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00361">
                <text:p>8.00361</text:p>
              </table:table-cell>
              <table:table-cell office:value-type="float" office:value="78.79999">
                <text:p>78.7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8562">
                <text:p>6.78562</text:p>
              </table:table-cell>
              <table:table-cell office:value-type="float" office:value="79.64666">
                <text:p>79.64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09714">
                <text:p>8.09714</text:p>
              </table:table-cell>
              <table:table-cell office:value-type="float" office:value="81.71999">
                <text:p>81.71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98695">
                <text:p>5.98695</text:p>
              </table:table-cell>
              <table:table-cell office:value-type="float" office:value="85.88999">
                <text:p>85.88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32212">
                <text:p>8.32212</text:p>
              </table:table-cell>
              <table:table-cell office:value-type="float" office:value="86.18666">
                <text:p>86.18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4731">
                <text:p>5.94731</text:p>
              </table:table-cell>
              <table:table-cell office:value-type="float" office:value="87.10333">
                <text:p>87.10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2711">
                <text:p>6.72711</text:p>
              </table:table-cell>
              <table:table-cell office:value-type="float" office:value="90.30666">
                <text:p>90.30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05044">
                <text:p>9.05044</text:p>
              </table:table-cell>
              <table:table-cell office:value-type="float" office:value="90.32332">
                <text:p>90.3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8669">
                <text:p>8.18669</text:p>
              </table:table-cell>
              <table:table-cell office:value-type="float" office:value="95.29332">
                <text:p>95.29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6434">
                <text:p>6.36434</text:p>
              </table:table-cell>
              <table:table-cell office:value-type="float" office:value="95.50332">
                <text:p>95.50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85012">
                <text:p>8.85012</text:p>
              </table:table-cell>
              <table:table-cell office:value-type="float" office:value="97.19332">
                <text:p>97.19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296">
                <text:p>7.1296</text:p>
              </table:table-cell>
              <table:table-cell office:value-type="float" office:value="98.58666">
                <text:p>98.58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1422">
                <text:p>6.61422</text:p>
              </table:table-cell>
              <table:table-cell office:value-type="float" office:value="104.67332">
                <text:p>104.67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2882">
                <text:p>8.22882</text:p>
              </table:table-cell>
              <table:table-cell office:value-type="float" office:value="107.02666">
                <text:p>107.02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9089">
                <text:p>8.39089</text:p>
              </table:table-cell>
              <table:table-cell office:value-type="float" office:value="107.77666">
                <text:p>107.77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5806">
                <text:p>7.45806</text:p>
              </table:table-cell>
              <table:table-cell office:value-type="float" office:value="111.42332">
                <text:p>111.42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3837">
                <text:p>6.23837</text:p>
              </table:table-cell>
              <table:table-cell office:value-type="float" office:value="111.88332">
                <text:p>111.88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42566">
                <text:p>7.42566</text:p>
              </table:table-cell>
              <table:table-cell office:value-type="float" office:value="113.78332">
                <text:p>113.78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6946">
                <text:p>5.96946</text:p>
              </table:table-cell>
              <table:table-cell office:value-type="float" office:value="116.43999">
                <text:p>116.43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99992">
                <text:p>8.99992</text:p>
              </table:table-cell>
              <table:table-cell office:value-type="float" office:value="119.00332">
                <text:p>119.00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8772">
                <text:p>6.18772</text:p>
              </table:table-cell>
              <table:table-cell office:value-type="float" office:value="119.90666">
                <text:p>119.90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03805">
                <text:p>7.03805</text:p>
              </table:table-cell>
              <table:table-cell office:value-type="float" office:value="120.55999">
                <text:p>120.55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4616">
                <text:p>7.44616</text:p>
              </table:table-cell>
              <table:table-cell office:value-type="float" office:value="129.92332">
                <text:p>129.92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4419">
                <text:p>7.84419</text:p>
              </table:table-cell>
              <table:table-cell office:value-type="float" office:value="129.97999">
                <text:p>129.97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4147">
                <text:p>9.24147</text:p>
              </table:table-cell>
              <table:table-cell office:value-type="float" office:value="131.85999">
                <text:p>131.85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7104">
                <text:p>7.97104</text:p>
              </table:table-cell>
              <table:table-cell office:value-type="float" office:value="136.26999">
                <text:p>136.26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8846">
                <text:p>8.18846</text:p>
              </table:table-cell>
              <table:table-cell office:value-type="float" office:value="141.87665">
                <text:p>141.87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0999">
                <text:p>6.40999</text:p>
              </table:table-cell>
              <table:table-cell office:value-type="float" office:value="144.43332">
                <text:p>144.43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1961">
                <text:p>8.91961</text:p>
              </table:table-cell>
              <table:table-cell office:value-type="float" office:value="149.37332">
                <text:p>149.37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657">
                <text:p>5.8657</text:p>
              </table:table-cell>
              <table:table-cell office:value-type="float" office:value="152.27332">
                <text:p>152.27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85312">
                <text:p>9.85312</text:p>
              </table:table-cell>
              <table:table-cell office:value-type="float" office:value="163.99998">
                <text:p>163.9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27702">
                <text:p>8.27702</text:p>
              </table:table-cell>
              <table:table-cell office:value-type="float" office:value="164.28332">
                <text:p>164.28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8374">
                <text:p>7.18374</text:p>
              </table:table-cell>
              <table:table-cell office:value-type="float" office:value="174.87332">
                <text:p>174.87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69328">
                <text:p>6.69328</text:p>
              </table:table-cell>
              <table:table-cell office:value-type="float" office:value="175.34332">
                <text:p>175.34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7115">
                <text:p>7.47115</text:p>
              </table:table-cell>
              <table:table-cell office:value-type="float" office:value="176.28332">
                <text:p>176.28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13512">
                <text:p>6.13512</text:p>
              </table:table-cell>
              <table:table-cell office:value-type="float" office:value="176.36665">
                <text:p>176.366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2967">
                <text:p>6.12967</text:p>
              </table:table-cell>
              <table:table-cell office:value-type="float" office:value="183.37665">
                <text:p>183.376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16878">
                <text:p>6.16878</text:p>
              </table:table-cell>
              <table:table-cell office:value-type="float" office:value="188.16998">
                <text:p>188.16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49769">
                <text:p>6.49769</text:p>
              </table:table-cell>
              <table:table-cell office:value-type="float" office:value="195.25331">
                <text:p>195.25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79269">
                <text:p>8.79269</text:p>
              </table:table-cell>
              <table:table-cell office:value-type="float" office:value="198.25998">
                <text:p>198.25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9987">
                <text:p>5.69987</text:p>
              </table:table-cell>
              <table:table-cell office:value-type="float" office:value="208.37998">
                <text:p>208.37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1953">
                <text:p>4.81953</text:p>
              </table:table-cell>
              <table:table-cell office:value-type="float" office:value="210.14665">
                <text:p>210.146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48971">
                <text:p>7.48971</text:p>
              </table:table-cell>
              <table:table-cell office:value-type="float" office:value="211.61998">
                <text:p>211.61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61912">
                <text:p>6.61912</text:p>
              </table:table-cell>
              <table:table-cell office:value-type="float" office:value="216.42331">
                <text:p>216.423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50713">
                <text:p>7.50713</text:p>
              </table:table-cell>
              <table:table-cell office:value-type="float" office:value="216.46331">
                <text:p>216.46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75202">
                <text:p>7.75202</text:p>
              </table:table-cell>
              <table:table-cell office:value-type="float" office:value="219.42331">
                <text:p>219.423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7864">
                <text:p>8.07864</text:p>
              </table:table-cell>
              <table:table-cell office:value-type="float" office:value="221.01665">
                <text:p>221.01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5202">
                <text:p>7.5202</text:p>
              </table:table-cell>
              <table:table-cell office:value-type="float" office:value="222.49998">
                <text:p>222.4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5152">
                <text:p>5.25152</text:p>
              </table:table-cell>
              <table:table-cell office:value-type="float" office:value="227.95331">
                <text:p>227.95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8308">
                <text:p>6.08308</text:p>
              </table:table-cell>
              <table:table-cell office:value-type="float" office:value="231.73331">
                <text:p>231.73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4888">
                <text:p>5.14888</text:p>
              </table:table-cell>
              <table:table-cell office:value-type="float" office:value="233.39664">
                <text:p>233.396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73293">
                <text:p>7.73293</text:p>
              </table:table-cell>
              <table:table-cell office:value-type="float" office:value="237.21664">
                <text:p>237.216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9823">
                <text:p>5.79823</text:p>
              </table:table-cell>
              <table:table-cell office:value-type="float" office:value="244.62664">
                <text:p>244.626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3448">
                <text:p>5.53448</text:p>
              </table:table-cell>
              <table:table-cell office:value-type="float" office:value="246.99664">
                <text:p>246.996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7522">
                <text:p>7.87522</text:p>
              </table:table-cell>
              <table:table-cell office:value-type="float" office:value="256.62664">
                <text:p>256.626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49351">
                <text:p>6.49351</text:p>
              </table:table-cell>
              <table:table-cell office:value-type="float" office:value="261.47331">
                <text:p>261.47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8846">
                <text:p>4.48846</text:p>
              </table:table-cell>
              <table:table-cell office:value-type="float" office:value="263.59664">
                <text:p>263.5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05877">
                <text:p>6.05877</text:p>
              </table:table-cell>
              <table:table-cell office:value-type="float" office:value="267.41664">
                <text:p>267.41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3859">
                <text:p>6.93859</text:p>
              </table:table-cell>
              <table:table-cell office:value-type="float" office:value="267.51997">
                <text:p>267.519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9112">
                <text:p>6.19112</text:p>
              </table:table-cell>
              <table:table-cell office:value-type="float" office:value="268.33997">
                <text:p>268.33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324">
                <text:p>5.50324</text:p>
              </table:table-cell>
              <table:table-cell office:value-type="float" office:value="273.63664">
                <text:p>273.63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0882">
                <text:p>6.00882</text:p>
              </table:table-cell>
              <table:table-cell office:value-type="float" office:value="274.73331">
                <text:p>274.73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9683">
                <text:p>7.69683</text:p>
              </table:table-cell>
              <table:table-cell office:value-type="float" office:value="277.15331">
                <text:p>277.15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6372">
                <text:p>5.76372</text:p>
              </table:table-cell>
              <table:table-cell office:value-type="float" office:value="291.73997">
                <text:p>291.739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7887">
                <text:p>7.87887</text:p>
              </table:table-cell>
              <table:table-cell office:value-type="float" office:value="294.3633">
                <text:p>294.36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60693">
                <text:p>7.60693</text:p>
              </table:table-cell>
              <table:table-cell office:value-type="float" office:value="295.71664">
                <text:p>295.71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7216">
                <text:p>5.37216</text:p>
              </table:table-cell>
              <table:table-cell office:value-type="float" office:value="301.98664">
                <text:p>301.986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8586">
                <text:p>6.88586</text:p>
              </table:table-cell>
              <table:table-cell office:value-type="float" office:value="303.4333">
                <text:p>303.4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6651">
                <text:p>6.96651</text:p>
              </table:table-cell>
              <table:table-cell office:value-type="float" office:value="312.41997">
                <text:p>312.41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7788">
                <text:p>6.37788</text:p>
              </table:table-cell>
              <table:table-cell office:value-type="float" office:value="315.13997">
                <text:p>315.139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97144">
                <text:p>4.97144</text:p>
              </table:table-cell>
              <table:table-cell office:value-type="float" office:value="318.16663">
                <text:p>318.16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5534">
                <text:p>6.75534</text:p>
              </table:table-cell>
              <table:table-cell office:value-type="float" office:value="320.5733">
                <text:p>320.57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2222">
                <text:p>7.92222</text:p>
              </table:table-cell>
              <table:table-cell office:value-type="float" office:value="327.24997">
                <text:p>327.249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32998">
                <text:p>6.32998</text:p>
              </table:table-cell>
              <table:table-cell office:value-type="float" office:value="332.96663">
                <text:p>332.96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6337">
                <text:p>6.76337</text:p>
              </table:table-cell>
              <table:table-cell office:value-type="float" office:value="338.27663">
                <text:p>338.27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43308">
                <text:p>6.43308</text:p>
              </table:table-cell>
              <table:table-cell office:value-type="float" office:value="344.1733">
                <text:p>344.17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22396">
                <text:p>5.22396</text:p>
              </table:table-cell>
              <table:table-cell office:value-type="float" office:value="348.2433">
                <text:p>348.24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62636">
                <text:p>8.62636</text:p>
              </table:table-cell>
              <table:table-cell office:value-type="float" office:value="353.2633">
                <text:p>353.26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53657">
                <text:p>6.53657</text:p>
              </table:table-cell>
              <table:table-cell office:value-type="float" office:value="354.22663">
                <text:p>354.22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2856">
                <text:p>6.92856</text:p>
              </table:table-cell>
              <table:table-cell office:value-type="float" office:value="357.48663">
                <text:p>357.48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70765">
                <text:p>7.70765</text:p>
              </table:table-cell>
              <table:table-cell office:value-type="float" office:value="359.9133">
                <text:p>359.9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9431">
                <text:p>5.39431</text:p>
              </table:table-cell>
              <table:table-cell office:value-type="float" office:value="363.29996">
                <text:p>363.2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5765">
                <text:p>4.45765</text:p>
              </table:table-cell>
              <table:table-cell office:value-type="float" office:value="366.75996">
                <text:p>366.75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48971">
                <text:p>8.48971</text:p>
              </table:table-cell>
              <table:table-cell office:value-type="float" office:value="381.42663">
                <text:p>381.42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9758">
                <text:p>4.59758</text:p>
              </table:table-cell>
              <table:table-cell office:value-type="float" office:value="382.33996">
                <text:p>382.339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4668">
                <text:p>5.74668</text:p>
              </table:table-cell>
              <table:table-cell office:value-type="float" office:value="386.7733">
                <text:p>386.7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6889">
                <text:p>4.96889</text:p>
              </table:table-cell>
              <table:table-cell office:value-type="float" office:value="388.67329">
                <text:p>388.67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64984">
                <text:p>7.64984</text:p>
              </table:table-cell>
              <table:table-cell office:value-type="float" office:value="390.88663">
                <text:p>390.88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1919">
                <text:p>5.81919</text:p>
              </table:table-cell>
              <table:table-cell office:value-type="float" office:value="413.69663">
                <text:p>413.69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9232">
                <text:p>7.29232</text:p>
              </table:table-cell>
              <table:table-cell office:value-type="float" office:value="420.63329">
                <text:p>420.633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0111">
                <text:p>5.20111</text:p>
              </table:table-cell>
              <table:table-cell office:value-type="float" office:value="423.38996">
                <text:p>423.38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9741">
                <text:p>5.59741</text:p>
              </table:table-cell>
              <table:table-cell office:value-type="float" office:value="423.95996">
                <text:p>423.959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12319">
                <text:p>7.12319</text:p>
              </table:table-cell>
              <table:table-cell office:value-type="float" office:value="424.23329">
                <text:p>424.233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7114">
                <text:p>5.37114</text:p>
              </table:table-cell>
              <table:table-cell office:value-type="float" office:value="425.98996">
                <text:p>425.98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656">
                <text:p>7.0656</text:p>
              </table:table-cell>
              <table:table-cell office:value-type="float" office:value="429.73662">
                <text:p>429.73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7437">
                <text:p>6.87437</text:p>
              </table:table-cell>
              <table:table-cell office:value-type="float" office:value="431.68996">
                <text:p>431.68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38004">
                <text:p>6.38004</text:p>
              </table:table-cell>
              <table:table-cell office:value-type="float" office:value="437.51996">
                <text:p>437.519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0787">
                <text:p>5.0787</text:p>
              </table:table-cell>
              <table:table-cell office:value-type="float" office:value="437.54996">
                <text:p>437.549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5951">
                <text:p>5.55951</text:p>
              </table:table-cell>
              <table:table-cell office:value-type="float" office:value="438.68329">
                <text:p>438.68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05139">
                <text:p>6.05139</text:p>
              </table:table-cell>
              <table:table-cell office:value-type="float" office:value="438.87996">
                <text:p>438.87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1195">
                <text:p>6.31195</text:p>
              </table:table-cell>
              <table:table-cell office:value-type="float" office:value="439.57329">
                <text:p>439.57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86691">
                <text:p>4.86691</text:p>
              </table:table-cell>
              <table:table-cell office:value-type="float" office:value="441.75996">
                <text:p>441.75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7539">
                <text:p>5.67539</text:p>
              </table:table-cell>
              <table:table-cell office:value-type="float" office:value="450.40996">
                <text:p>450.409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3141">
                <text:p>6.03141</text:p>
              </table:table-cell>
              <table:table-cell office:value-type="float" office:value="453.27996">
                <text:p>453.27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75195">
                <text:p>8.75195</text:p>
              </table:table-cell>
              <table:table-cell office:value-type="float" office:value="454.74662">
                <text:p>454.746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80409">
                <text:p>4.80409</text:p>
              </table:table-cell>
              <table:table-cell office:value-type="float" office:value="459.33662">
                <text:p>459.336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3616">
                <text:p>6.23616</text:p>
              </table:table-cell>
              <table:table-cell office:value-type="float" office:value="461.28662">
                <text:p>461.286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68275">
                <text:p>5.68275</text:p>
              </table:table-cell>
              <table:table-cell office:value-type="float" office:value="461.64995">
                <text:p>461.64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6161">
                <text:p>5.26161</text:p>
              </table:table-cell>
              <table:table-cell office:value-type="float" office:value="464.04995">
                <text:p>464.04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27557">
                <text:p>8.27557</text:p>
              </table:table-cell>
              <table:table-cell office:value-type="float" office:value="469.46662">
                <text:p>469.46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75356">
                <text:p>5.75356</text:p>
              </table:table-cell>
              <table:table-cell office:value-type="float" office:value="471.47995">
                <text:p>471.479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86008">
                <text:p>9.86008</text:p>
              </table:table-cell>
              <table:table-cell office:value-type="float" office:value="475.88662">
                <text:p>475.886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97875">
                <text:p>6.97875</text:p>
              </table:table-cell>
              <table:table-cell office:value-type="float" office:value="478.53662">
                <text:p>478.53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7267">
                <text:p>5.27267</text:p>
              </table:table-cell>
              <table:table-cell office:value-type="float" office:value="479.43329">
                <text:p>479.43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40809">
                <text:p>5.40809</text:p>
              </table:table-cell>
              <table:table-cell office:value-type="float" office:value="489.44995">
                <text:p>489.449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57101">
                <text:p>5.57101</text:p>
              </table:table-cell>
              <table:table-cell office:value-type="float" office:value="492.93329">
                <text:p>492.93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7682">
                <text:p>9.17682</text:p>
              </table:table-cell>
              <table:table-cell office:value-type="float" office:value="494.97328">
                <text:p>494.973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70292">
                <text:p>5.70292</text:p>
              </table:table-cell>
              <table:table-cell office:value-type="float" office:value="495.42328">
                <text:p>495.42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9239">
                <text:p>6.99239</text:p>
              </table:table-cell>
              <table:table-cell office:value-type="float" office:value="495.79328">
                <text:p>495.79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1615">
                <text:p>6.81615</text:p>
              </table:table-cell>
              <table:table-cell office:value-type="float" office:value="498.71328">
                <text:p>498.71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683">
                <text:p>6.8683</text:p>
              </table:table-cell>
              <table:table-cell office:value-type="float" office:value="499.01328">
                <text:p>499.01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94148">
                <text:p>5.94148</text:p>
              </table:table-cell>
              <table:table-cell office:value-type="float" office:value="500.90328">
                <text:p>500.903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85443">
                <text:p>5.85443</text:p>
              </table:table-cell>
              <table:table-cell office:value-type="float" office:value="505.35995">
                <text:p>505.35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87786">
                <text:p>4.87786</text:p>
              </table:table-cell>
              <table:table-cell office:value-type="float" office:value="506.18328">
                <text:p>506.18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477">
                <text:p>8.4477</text:p>
              </table:table-cell>
              <table:table-cell office:value-type="float" office:value="507.69995">
                <text:p>507.69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53822">
                <text:p>6.53822</text:p>
              </table:table-cell>
              <table:table-cell office:value-type="float" office:value="509.74662">
                <text:p>509.74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1469">
                <text:p>8.21469</text:p>
              </table:table-cell>
              <table:table-cell office:value-type="float" office:value="512.53662">
                <text:p>512.53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6551">
                <text:p>6.6551</text:p>
              </table:table-cell>
              <table:table-cell office:value-type="float" office:value="514.74662">
                <text:p>514.74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75982">
                <text:p>5.75982</text:p>
              </table:table-cell>
              <table:table-cell office:value-type="float" office:value="522.48662">
                <text:p>522.48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40201">
                <text:p>7.40201</text:p>
              </table:table-cell>
              <table:table-cell office:value-type="float" office:value="525.21995">
                <text:p>525.21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27687">
                <text:p>6.27687</text:p>
              </table:table-cell>
              <table:table-cell office:value-type="float" office:value="528.59328">
                <text:p>528.593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99522">
                <text:p>5.99522</text:p>
              </table:table-cell>
              <table:table-cell office:value-type="float" office:value="534.58328">
                <text:p>534.58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79">
                <text:p>6.579</text:p>
              </table:table-cell>
              <table:table-cell office:value-type="float" office:value="539.89661">
                <text:p>539.896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09386">
                <text:p>6.09386</text:p>
              </table:table-cell>
              <table:table-cell office:value-type="float" office:value="548.76661">
                <text:p>548.76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81047">
                <text:p>8.81047</text:p>
              </table:table-cell>
              <table:table-cell office:value-type="float" office:value="556.93994">
                <text:p>556.939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9288">
                <text:p>7.19288</text:p>
              </table:table-cell>
              <table:table-cell office:value-type="float" office:value="564.59994">
                <text:p>564.59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97845">
                <text:p>6.97845</text:p>
              </table:table-cell>
              <table:table-cell office:value-type="float" office:value="575.28994">
                <text:p>575.289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72284">
                <text:p>6.72284</text:p>
              </table:table-cell>
              <table:table-cell office:value-type="float" office:value="576.49661">
                <text:p>576.496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96778">
                <text:p>6.96778</text:p>
              </table:table-cell>
              <table:table-cell office:value-type="float" office:value="581.62994">
                <text:p>581.62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1602">
                <text:p>6.61602</text:p>
              </table:table-cell>
              <table:table-cell office:value-type="float" office:value="601.66994">
                <text:p>601.669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192">
                <text:p>7.4192</text:p>
              </table:table-cell>
              <table:table-cell office:value-type="float" office:value="682.95327">
                <text:p>682.953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